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dwaita Sans" svg:font-family="'Adwaita Sans'" style:font-family-generic="system" style:font-pitch="variable"/>
    <style:font-face style:name="FreeSans" svg:font-family="FreeSans" style:font-family-generic="system" style:font-pitch="variable"/>
    <style:font-face style:name="FreeSerif" svg:font-family="FreeSerif" style:font-family-generic="roman" style:font-pitch="variable"/>
    <style:font-face style:name="Helvetica" svg:font-family="Helvetica"/>
    <style:font-face style:name="Liberation Sans" svg:font-family="'Liberation Sans'" style:font-family-generic="roman" style:font-pitch="variable"/>
    <style:font-face style:name="Noto Sans" svg:font-family="'Noto Sans'" style:font-family-generic="roman" style:font-pitch="variable"/>
  </office:font-face-decls>
  <office:automatic-styles>
    <style:style style:name="dp1" style:family="drawing-page"/>
    <style:style style:name="gr1" style:family="graphic" style:parent-style-name="standard">
      <style:graphic-properties draw:stroke="solid" svg:stroke-width="0.029cm" svg:stroke-color="#000000" draw:stroke-linejoin="round" svg:stroke-linecap="round" draw:fill="none" fo:padding-top="0.014cm" fo:padding-bottom="0.014cm" fo:padding-left="0.014cm" fo:padding-right="0.014cm" loext:decorative="false"/>
    </style:style>
    <style:style style:name="gr2" style:family="graphic" style:parent-style-name="standard">
      <style:graphic-properties draw:stroke="solid" svg:stroke-width="0.02cm" svg:stroke-color="#000000" draw:stroke-linejoin="round" svg:stroke-linecap="round" draw:fill="none" fo:padding-top="0.01cm" fo:padding-bottom="0.01cm" fo:padding-left="0.01cm" fo:padding-right="0.01cm" loext:decorative="false"/>
    </style:style>
    <style:style style:name="gr3" style:family="graphic" style:parent-style-name="standard">
      <style:graphic-properties draw:stroke="solid" svg:stroke-width="0.025cm" svg:stroke-color="#000000" draw:stroke-linejoin="round" svg:stroke-linecap="round" draw:fill="none" fo:padding-top="0.012cm" fo:padding-bottom="0.012cm" fo:padding-left="0.012cm" fo:padding-right="0.012cm" loext:decorative="false"/>
    </style:style>
    <style:style style:name="gr4" style:family="graphic" style:parent-style-name="standard">
      <style:graphic-properties draw:stroke="solid" svg:stroke-width="0.21cm" svg:stroke-color="#000000" draw:stroke-linejoin="round" svg:stroke-linecap="round" draw:fill="none" fo:padding-top="0.105cm" fo:padding-bottom="0.105cm" fo:padding-left="0.105cm" fo:padding-right="0.105cm" loext:decorative="false"/>
    </style:style>
    <style:style style:name="gr5" style:family="graphic" style:parent-style-name="standard">
      <style:graphic-properties draw:stroke="solid" svg:stroke-width="0.12cm" svg:stroke-color="#000000" draw:stroke-linejoin="round" svg:stroke-linecap="round" draw:fill="none" fo:padding-top="0.06cm" fo:padding-bottom="0.06cm" fo:padding-left="0.06cm" fo:padding-right="0.06cm" loext:decorative="false"/>
    </style:style>
    <style:style style:name="gr6" style:family="graphic" style:parent-style-name="standard">
      <style:graphic-properties draw:stroke="solid" svg:stroke-width="0cm" svg:stroke-color="#000000" draw:stroke-linejoin="round" svg:stroke-linecap="round" draw:fill="solid" draw:fill-color="#000000" loext:decorative="false"/>
    </style:style>
    <style:style style:name="gr7" style:family="graphic" style:parent-style-name="standard">
      <style:graphic-properties draw:stroke="solid" svg:stroke-width="0.159cm" svg:stroke-color="#000000" draw:stroke-linejoin="round" svg:stroke-linecap="round" draw:fill="none" fo:padding-top="0.079cm" fo:padding-bottom="0.079cm" fo:padding-left="0.079cm" fo:padding-right="0.079cm" loext:decorative="false"/>
    </style:style>
    <style:style style:name="gr8" style:family="graphic" style:parent-style-name="standard">
      <style:graphic-properties draw:stroke="solid" svg:stroke-width="0.184cm" svg:stroke-color="#000000" draw:stroke-linejoin="round" svg:stroke-linecap="round" draw:fill="none" fo:padding-top="0.092cm" fo:padding-bottom="0.092cm" fo:padding-left="0.092cm" fo:padding-right="0.092cm" loext:decorative="false"/>
    </style:style>
    <style:style style:name="gr9" style:family="graphic" style:parent-style-name="standard">
      <style:graphic-properties draw:stroke="solid" svg:stroke-width="0.189cm" svg:stroke-color="#000000" draw:stroke-linejoin="round" svg:stroke-linecap="round" draw:fill="none" fo:padding-top="0.094cm" fo:padding-bottom="0.094cm" fo:padding-left="0.094cm" fo:padding-right="0.094cm" loext:decorative="false"/>
    </style:style>
    <style:style style:name="gr10" style:family="graphic" style:parent-style-name="standard">
      <style:graphic-properties draw:stroke="solid" svg:stroke-width="0.149cm" svg:stroke-color="#000000" draw:stroke-linejoin="round" svg:stroke-linecap="round" draw:fill="none" fo:padding-top="0.074cm" fo:padding-bottom="0.074cm" fo:padding-left="0.074cm" fo:padding-right="0.074cm" loext:decorative="false"/>
    </style:style>
    <style:style style:name="gr11" style:family="graphic" style:parent-style-name="standard">
      <style:graphic-properties draw:stroke="solid" svg:stroke-width="0.169cm" svg:stroke-color="#000000" draw:stroke-linejoin="round" svg:stroke-linecap="round" draw:fill="none" fo:padding-top="0.084cm" fo:padding-bottom="0.084cm" fo:padding-left="0.084cm" fo:padding-right="0.084cm" loext:decorative="false"/>
    </style:style>
    <style:style style:name="gr12" style:family="graphic" style:parent-style-name="standard">
      <style:graphic-properties draw:stroke="solid" svg:stroke-width="0.08cm" svg:stroke-color="#000000" draw:stroke-linejoin="round" svg:stroke-linecap="round" draw:fill="none" fo:padding-top="0.04cm" fo:padding-bottom="0.04cm" fo:padding-left="0.04cm" fo:padding-right="0.04cm" loext:decorative="false"/>
    </style:style>
    <style:style style:name="gr13" style:family="graphic" style:parent-style-name="standard">
      <style:graphic-properties draw:stroke="solid" svg:stroke-width="0.049cm" svg:stroke-color="#000000" draw:stroke-linejoin="round" svg:stroke-linecap="round" draw:fill="none" fo:padding-top="0.024cm" fo:padding-bottom="0.024cm" fo:padding-left="0.024cm" fo:padding-right="0.024cm" loext:decorative="false"/>
    </style:style>
    <style:style style:name="gr14" style:family="graphic" style:parent-style-name="standard">
      <style:graphic-properties draw:stroke="none" draw:fill="solid" draw:fill-color="#000000" loext:decorative="false"/>
    </style:style>
    <style:style style:name="gr15" style:family="graphic" style:parent-style-name="standard">
      <style:graphic-properties draw:stroke="solid" svg:stroke-width="0cm" svg:stroke-color="#ffffff" draw:stroke-linejoin="round" svg:stroke-linecap="round" draw:fill="solid" draw:fill-color="#ffffff" loext:decorative="false"/>
    </style:style>
    <style:style style:name="gr16" style:family="graphic" style:parent-style-name="standard">
      <style:graphic-properties draw:stroke="solid" svg:stroke-width="0.004cm" svg:stroke-color="#000000" draw:stroke-linejoin="round" svg:stroke-linecap="round" draw:fill="none" fo:padding-top="0.002cm" fo:padding-bottom="0.002cm" fo:padding-left="0.002cm" fo:padding-right="0.002cm" loext:decorative="false"/>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Predeterminado">
        <draw:line draw:style-name="gr1" draw:text-style-name="P1" draw:layer="layout" svg:x1="4.384cm" svg:y1="4.742cm" svg:x2="4.366cm" svg:y2="4.749cm">
          <text:p/>
        </draw:line>
        <draw:line draw:style-name="gr1" draw:text-style-name="P1" draw:layer="layout" svg:x1="4.366cm" svg:y1="4.748cm" svg:x2="4.337cm" svg:y2="4.748cm">
          <text:p/>
        </draw:line>
        <draw:line draw:style-name="gr1" draw:text-style-name="P1" draw:layer="layout" svg:x1="4.338cm" svg:y1="4.749cm" svg:x2="4.326cm" svg:y2="4.742cm">
          <text:p/>
        </draw:line>
        <draw:line draw:style-name="gr1" draw:text-style-name="P1" draw:layer="layout" svg:x1="4.327cm" svg:y1="4.743cm" svg:x2="4.32cm" svg:y2="4.737cm">
          <text:p/>
        </draw:line>
        <draw:line draw:style-name="gr1" draw:text-style-name="P1" draw:layer="layout" svg:x1="4.321cm" svg:y1="4.738cm" svg:x2="4.314cm" svg:y2="4.725cm">
          <text:p/>
        </draw:line>
        <draw:line draw:style-name="gr1" draw:text-style-name="P1" draw:layer="layout" svg:x1="4.314cm" svg:y1="4.725cm" svg:x2="4.314cm" svg:y2="4.714cm">
          <text:p/>
        </draw:line>
        <draw:line draw:style-name="gr1" draw:text-style-name="P1" draw:layer="layout" svg:x1="4.314cm" svg:y1="4.715cm" svg:x2="4.321cm" svg:y2="4.702cm">
          <text:p/>
        </draw:line>
        <draw:line draw:style-name="gr1" draw:text-style-name="P1" draw:layer="layout" svg:x1="4.32cm" svg:y1="4.703cm" svg:x2="4.327cm" svg:y2="4.697cm">
          <text:p/>
        </draw:line>
        <draw:line draw:style-name="gr1" draw:text-style-name="P1" draw:layer="layout" svg:x1="4.326cm" svg:y1="4.698cm" svg:x2="4.338cm" svg:y2="4.691cm">
          <text:p/>
        </draw:line>
        <draw:line draw:style-name="gr1" draw:text-style-name="P1" draw:layer="layout" svg:x1="4.337cm" svg:y1="4.692cm" svg:x2="4.361cm" svg:y2="4.685cm">
          <text:p/>
        </draw:line>
        <draw:line draw:style-name="gr1" draw:text-style-name="P1" draw:layer="layout" svg:x1="4.36cm" svg:y1="4.686cm" svg:x2="4.373cm" svg:y2="4.68cm">
          <text:p/>
        </draw:line>
        <draw:line draw:style-name="gr1" draw:text-style-name="P1" draw:layer="layout" svg:x1="4.372cm" svg:y1="4.681cm" svg:x2="4.378cm" svg:y2="4.674cm">
          <text:p/>
        </draw:line>
        <draw:line draw:style-name="gr1" draw:text-style-name="P1" draw:layer="layout" svg:x1="4.377cm" svg:y1="4.675cm" svg:x2="4.384cm" svg:y2="4.662cm">
          <text:p/>
        </draw:line>
        <draw:line draw:style-name="gr1" draw:text-style-name="P1" draw:layer="layout" svg:x1="4.383cm" svg:y1="4.662cm" svg:x2="4.383cm" svg:y2="4.651cm">
          <text:p/>
        </draw:line>
        <draw:line draw:style-name="gr1" draw:text-style-name="P1" draw:layer="layout" svg:x1="4.384cm" svg:y1="4.652cm" svg:x2="4.377cm" svg:y2="4.64cm">
          <text:p/>
        </draw:line>
        <draw:line draw:style-name="gr1" draw:text-style-name="P1" draw:layer="layout" svg:x1="4.378cm" svg:y1="4.641cm" svg:x2="4.372cm" svg:y2="4.634cm">
          <text:p/>
        </draw:line>
        <draw:line draw:style-name="gr1" draw:text-style-name="P1" draw:layer="layout" svg:x1="4.373cm" svg:y1="4.636cm" svg:x2="4.36cm" svg:y2="4.628cm">
          <text:p/>
        </draw:line>
        <draw:line draw:style-name="gr1" draw:text-style-name="P1" draw:layer="layout" svg:x1="4.36cm" svg:y1="4.628cm" svg:x2="4.332cm" svg:y2="4.628cm">
          <text:p/>
        </draw:line>
        <draw:line draw:style-name="gr1" draw:text-style-name="P1" draw:layer="layout" svg:x1="4.333cm" svg:y1="4.628cm" svg:x2="4.314cm" svg:y2="4.636cm">
          <text:p/>
        </draw:line>
        <draw:line draw:style-name="gr1" draw:text-style-name="P1" draw:layer="layout" svg:x1="4.275cm" svg:y1="4.628cm" svg:x2="4.246cm" svg:y2="4.749cm">
          <text:p/>
        </draw:line>
        <draw:line draw:style-name="gr1" draw:text-style-name="P1" draw:layer="layout" svg:x1="4.247cm" svg:y1="4.749cm" svg:x2="4.223cm" svg:y2="4.662cm">
          <text:p/>
        </draw:line>
        <draw:line draw:style-name="gr1" draw:text-style-name="P1" draw:layer="layout" svg:x1="4.224cm" svg:y1="4.662cm" svg:x2="4.2cm" svg:y2="4.749cm">
          <text:p/>
        </draw:line>
        <draw:line draw:style-name="gr1" draw:text-style-name="P1" draw:layer="layout" svg:x1="4.201cm" svg:y1="4.749cm" svg:x2="4.172cm" svg:y2="4.628cm">
          <text:p/>
        </draw:line>
        <draw:line draw:style-name="gr1" draw:text-style-name="P1" draw:layer="layout" svg:x1="4.063cm" svg:y1="4.748cm" svg:x2="4.132cm" svg:y2="4.748cm">
          <text:p/>
        </draw:line>
        <draw:line draw:style-name="gr1" draw:text-style-name="P1" draw:layer="layout" svg:x1="4.097cm" svg:y1="4.748cm" svg:x2="4.097cm" svg:y2="4.628cm">
          <text:p/>
        </draw:line>
        <draw:line draw:style-name="gr1" draw:text-style-name="P1" draw:layer="layout" svg:x1="4.097cm" svg:y1="4.628cm" svg:x2="4.11cm" svg:y2="4.646cm">
          <text:p/>
        </draw:line>
        <draw:line draw:style-name="gr1" draw:text-style-name="P1" draw:layer="layout" svg:x1="4.109cm" svg:y1="4.645cm" svg:x2="4.121cm" svg:y2="4.658cm">
          <text:p/>
        </draw:line>
        <draw:line draw:style-name="gr1" draw:text-style-name="P1" draw:layer="layout" svg:x1="4.12cm" svg:y1="4.657cm" svg:x2="4.133cm" svg:y2="4.663cm">
          <text:p/>
        </draw:line>
        <draw:polygon draw:style-name="gr2" draw:text-style-name="P1" draw:layer="layout" svg:width="0.426cm" svg:height="0.289cm" svg:x="4.01cm" svg:y="4.534cm" svg:viewBox="0 0 427 290" draw:points="0,0 427,0 427,290 0,290">
          <text:p/>
        </draw:polygon>
        <draw:line draw:style-name="gr1" draw:text-style-name="P1" draw:layer="layout" svg:x1="2.776cm" svg:y1="4.338cm" svg:x2="2.776cm" svg:y2="4.418cm">
          <text:p/>
        </draw:line>
        <draw:line draw:style-name="gr1" draw:text-style-name="P1" draw:layer="layout" svg:x1="2.805cm" svg:y1="4.292cm" svg:x2="2.834cm" svg:y2="4.379cm">
          <text:p/>
        </draw:line>
        <draw:line draw:style-name="gr1" draw:text-style-name="P1" draw:layer="layout" svg:x1="2.833cm" svg:y1="4.378cm" svg:x2="2.759cm" svg:y2="4.378cm">
          <text:p/>
        </draw:line>
        <draw:line draw:style-name="gr1" draw:text-style-name="P1" draw:layer="layout" svg:x1="2.725cm" svg:y1="4.298cm" svg:x2="2.645cm" svg:y2="4.298cm">
          <text:p/>
        </draw:line>
        <draw:line draw:style-name="gr1" draw:text-style-name="P1" draw:layer="layout" svg:x1="2.645cm" svg:y1="4.298cm" svg:x2="2.697cm" svg:y2="4.419cm">
          <text:p/>
        </draw:line>
        <draw:line draw:style-name="gr1" draw:text-style-name="P1" draw:layer="layout" svg:x1="2.576cm" svg:y1="4.298cm" svg:x2="2.565cm" svg:y2="4.298cm">
          <text:p/>
        </draw:line>
        <draw:line draw:style-name="gr1" draw:text-style-name="P1" draw:layer="layout" svg:x1="2.566cm" svg:y1="4.298cm" svg:x2="2.553cm" svg:y2="4.306cm">
          <text:p/>
        </draw:line>
        <draw:line draw:style-name="gr1" draw:text-style-name="P1" draw:layer="layout" svg:x1="2.554cm" svg:y1="4.304cm" svg:x2="2.547cm" svg:y2="4.311cm">
          <text:p/>
        </draw:line>
        <draw:line draw:style-name="gr1" draw:text-style-name="P1" draw:layer="layout" svg:x1="2.548cm" svg:y1="4.31cm" svg:x2="2.542cm" svg:y2="4.322cm">
          <text:p/>
        </draw:line>
        <draw:line draw:style-name="gr1" draw:text-style-name="P1" draw:layer="layout" svg:x1="2.544cm" svg:y1="4.321cm" svg:x2="2.536cm" svg:y2="4.345cm">
          <text:p/>
        </draw:line>
        <draw:line draw:style-name="gr1" draw:text-style-name="P1" draw:layer="layout" svg:x1="2.536cm" svg:y1="4.344cm" svg:x2="2.536cm" svg:y2="4.372cm">
          <text:p/>
        </draw:line>
        <draw:line draw:style-name="gr1" draw:text-style-name="P1" draw:layer="layout" svg:x1="2.536cm" svg:y1="4.372cm" svg:x2="2.544cm" svg:y2="4.396cm">
          <text:p/>
        </draw:line>
        <draw:line draw:style-name="gr1" draw:text-style-name="P1" draw:layer="layout" svg:x1="2.542cm" svg:y1="4.395cm" svg:x2="2.548cm" svg:y2="4.408cm">
          <text:p/>
        </draw:line>
        <draw:line draw:style-name="gr1" draw:text-style-name="P1" draw:layer="layout" svg:x1="2.547cm" svg:y1="4.407cm" svg:x2="2.554cm" svg:y2="4.413cm">
          <text:p/>
        </draw:line>
        <draw:line draw:style-name="gr1" draw:text-style-name="P1" draw:layer="layout" svg:x1="2.553cm" svg:y1="4.412cm" svg:x2="2.566cm" svg:y2="4.419cm">
          <text:p/>
        </draw:line>
        <draw:line draw:style-name="gr1" draw:text-style-name="P1" draw:layer="layout" svg:x1="2.565cm" svg:y1="4.418cm" svg:x2="2.576cm" svg:y2="4.418cm">
          <text:p/>
        </draw:line>
        <draw:line draw:style-name="gr1" draw:text-style-name="P1" draw:layer="layout" svg:x1="2.576cm" svg:y1="4.419cm" svg:x2="2.588cm" svg:y2="4.412cm">
          <text:p/>
        </draw:line>
        <draw:line draw:style-name="gr1" draw:text-style-name="P1" draw:layer="layout" svg:x1="2.587cm" svg:y1="4.413cm" svg:x2="2.594cm" svg:y2="4.407cm">
          <text:p/>
        </draw:line>
        <draw:line draw:style-name="gr1" draw:text-style-name="P1" draw:layer="layout" svg:x1="2.593cm" svg:y1="4.408cm" svg:x2="2.6cm" svg:y2="4.395cm">
          <text:p/>
        </draw:line>
        <draw:line draw:style-name="gr1" draw:text-style-name="P1" draw:layer="layout" svg:x1="2.599cm" svg:y1="4.396cm" svg:x2="2.606cm" svg:y2="4.372cm">
          <text:p/>
        </draw:line>
        <draw:line draw:style-name="gr1" draw:text-style-name="P1" draw:layer="layout" svg:x1="2.605cm" svg:y1="4.372cm" svg:x2="2.605cm" svg:y2="4.344cm">
          <text:p/>
        </draw:line>
        <draw:line draw:style-name="gr1" draw:text-style-name="P1" draw:layer="layout" svg:x1="2.606cm" svg:y1="4.345cm" svg:x2="2.599cm" svg:y2="4.321cm">
          <text:p/>
        </draw:line>
        <draw:line draw:style-name="gr1" draw:text-style-name="P1" draw:layer="layout" svg:x1="2.6cm" svg:y1="4.322cm" svg:x2="2.593cm" svg:y2="4.31cm">
          <text:p/>
        </draw:line>
        <draw:line draw:style-name="gr1" draw:text-style-name="P1" draw:layer="layout" svg:x1="2.594cm" svg:y1="4.311cm" svg:x2="2.587cm" svg:y2="4.304cm">
          <text:p/>
        </draw:line>
        <draw:line draw:style-name="gr1" draw:text-style-name="P1" draw:layer="layout" svg:x1="2.588cm" svg:y1="4.306cm" svg:x2="2.576cm" svg:y2="4.298cm">
          <text:p/>
        </draw:line>
        <draw:line draw:style-name="gr1" draw:text-style-name="P1" draw:layer="layout" svg:x1="2.467cm" svg:y1="4.419cm" svg:x2="2.48cm" svg:y2="4.412cm">
          <text:p/>
        </draw:line>
        <draw:line draw:style-name="gr1" draw:text-style-name="P1" draw:layer="layout" svg:x1="2.479cm" svg:y1="4.413cm" svg:x2="2.486cm" svg:y2="4.407cm">
          <text:p/>
        </draw:line>
        <draw:line draw:style-name="gr1" draw:text-style-name="P1" draw:layer="layout" svg:x1="2.485cm" svg:y1="4.408cm" svg:x2="2.491cm" svg:y2="4.395cm">
          <text:p/>
        </draw:line>
        <draw:line draw:style-name="gr1" draw:text-style-name="P1" draw:layer="layout" svg:x1="2.49cm" svg:y1="4.395cm" svg:x2="2.49cm" svg:y2="4.361cm">
          <text:p/>
        </draw:line>
        <draw:line draw:style-name="gr1" draw:text-style-name="P1" draw:layer="layout" svg:x1="2.491cm" svg:y1="4.362cm" svg:x2="2.485cm" svg:y2="4.35cm">
          <text:p/>
        </draw:line>
        <draw:line draw:style-name="gr1" draw:text-style-name="P1" draw:layer="layout" svg:x1="2.486cm" svg:y1="4.351cm" svg:x2="2.479cm" svg:y2="4.344cm">
          <text:p/>
        </draw:line>
        <draw:line draw:style-name="gr1" draw:text-style-name="P1" draw:layer="layout" svg:x1="2.48cm" svg:y1="4.346cm" svg:x2="2.467cm" svg:y2="4.338cm">
          <text:p/>
        </draw:line>
        <draw:line draw:style-name="gr1" draw:text-style-name="P1" draw:layer="layout" svg:x1="2.467cm" svg:y1="4.338cm" svg:x2="2.45cm" svg:y2="4.338cm">
          <text:p/>
        </draw:line>
        <draw:line draw:style-name="gr1" draw:text-style-name="P1" draw:layer="layout" svg:x1="2.451cm" svg:y1="4.338cm" svg:x2="2.439cm" svg:y2="4.346cm">
          <text:p/>
        </draw:line>
        <draw:line draw:style-name="gr1" draw:text-style-name="P1" draw:layer="layout" svg:x1="2.44cm" svg:y1="4.344cm" svg:x2="2.433cm" svg:y2="4.351cm">
          <text:p/>
        </draw:line>
        <draw:line draw:style-name="gr1" draw:text-style-name="P1" draw:layer="layout" svg:x1="2.434cm" svg:y1="4.35cm" svg:x2="2.427cm" svg:y2="4.362cm">
          <text:p/>
        </draw:line>
        <draw:line draw:style-name="gr1" draw:text-style-name="P1" draw:layer="layout" svg:x1="2.427cm" svg:y1="4.361cm" svg:x2="2.427cm" svg:y2="4.395cm">
          <text:p/>
        </draw:line>
        <draw:line draw:style-name="gr1" draw:text-style-name="P1" draw:layer="layout" svg:x1="2.427cm" svg:y1="4.395cm" svg:x2="2.434cm" svg:y2="4.408cm">
          <text:p/>
        </draw:line>
        <draw:line draw:style-name="gr1" draw:text-style-name="P1" draw:layer="layout" svg:x1="2.433cm" svg:y1="4.407cm" svg:x2="2.44cm" svg:y2="4.413cm">
          <text:p/>
        </draw:line>
        <draw:line draw:style-name="gr1" draw:text-style-name="P1" draw:layer="layout" svg:x1="2.439cm" svg:y1="4.412cm" svg:x2="2.451cm" svg:y2="4.419cm">
          <text:p/>
        </draw:line>
        <draw:line draw:style-name="gr1" draw:text-style-name="P1" draw:layer="layout" svg:x1="2.45cm" svg:y1="4.418cm" svg:x2="2.467cm" svg:y2="4.418cm">
          <text:p/>
        </draw:line>
        <draw:line draw:style-name="gr1" draw:text-style-name="P1" draw:layer="layout" svg:x1="2.376cm" svg:y1="4.418cm" svg:x2="2.376cm" svg:y2="4.298cm">
          <text:p/>
        </draw:line>
        <draw:line draw:style-name="gr1" draw:text-style-name="P1" draw:layer="layout" svg:x1="2.325cm" svg:y1="4.418cm" svg:x2="2.325cm" svg:y2="4.355cm">
          <text:p/>
        </draw:line>
        <draw:line draw:style-name="gr1" draw:text-style-name="P1" draw:layer="layout" svg:x1="2.325cm" svg:y1="4.356cm" svg:x2="2.331cm" svg:y2="4.344cm">
          <text:p/>
        </draw:line>
        <draw:line draw:style-name="gr1" draw:text-style-name="P1" draw:layer="layout" svg:x1="2.33cm" svg:y1="4.346cm" svg:x2="2.343cm" svg:y2="4.338cm">
          <text:p/>
        </draw:line>
        <draw:line draw:style-name="gr1" draw:text-style-name="P1" draw:layer="layout" svg:x1="2.342cm" svg:y1="4.338cm" svg:x2="2.359cm" svg:y2="4.338cm">
          <text:p/>
        </draw:line>
        <draw:line draw:style-name="gr1" draw:text-style-name="P1" draw:layer="layout" svg:x1="2.359cm" svg:y1="4.338cm" svg:x2="2.371cm" svg:y2="4.346cm">
          <text:p/>
        </draw:line>
        <draw:line draw:style-name="gr1" draw:text-style-name="P1" draw:layer="layout" svg:x1="2.37cm" svg:y1="4.344cm" svg:x2="2.377cm" svg:y2="4.351cm">
          <text:p/>
        </draw:line>
        <draw:line draw:style-name="gr1" draw:text-style-name="P1" draw:layer="layout" svg:x1="2.267cm" svg:y1="4.418cm" svg:x2="2.267cm" svg:y2="4.338cm">
          <text:p/>
        </draw:line>
        <draw:line draw:style-name="gr1" draw:text-style-name="P1" draw:layer="layout" svg:x1="2.268cm" svg:y1="4.351cm" svg:x2="2.262cm" svg:y2="4.344cm">
          <text:p/>
        </draw:line>
        <draw:line draw:style-name="gr1" draw:text-style-name="P1" draw:layer="layout" svg:x1="2.263cm" svg:y1="4.346cm" svg:x2="2.25cm" svg:y2="4.338cm">
          <text:p/>
        </draw:line>
        <draw:line draw:style-name="gr1" draw:text-style-name="P1" draw:layer="layout" svg:x1="2.25cm" svg:y1="4.338cm" svg:x2="2.233cm" svg:y2="4.338cm">
          <text:p/>
        </draw:line>
        <draw:line draw:style-name="gr1" draw:text-style-name="P1" draw:layer="layout" svg:x1="2.234cm" svg:y1="4.338cm" svg:x2="2.222cm" svg:y2="4.346cm">
          <text:p/>
        </draw:line>
        <draw:line draw:style-name="gr1" draw:text-style-name="P1" draw:layer="layout" svg:x1="2.224cm" svg:y1="4.344cm" svg:x2="2.216cm" svg:y2="4.356cm">
          <text:p/>
        </draw:line>
        <draw:line draw:style-name="gr1" draw:text-style-name="P1" draw:layer="layout" svg:x1="2.216cm" svg:y1="4.355cm" svg:x2="2.216cm" svg:y2="4.418cm">
          <text:p/>
        </draw:line>
        <draw:line draw:style-name="gr1" draw:text-style-name="P1" draw:layer="layout" svg:x1="2.217cm" svg:y1="4.356cm" svg:x2="2.21cm" svg:y2="4.344cm">
          <text:p/>
        </draw:line>
        <draw:line draw:style-name="gr1" draw:text-style-name="P1" draw:layer="layout" svg:x1="2.211cm" svg:y1="4.346cm" svg:x2="2.199cm" svg:y2="4.338cm">
          <text:p/>
        </draw:line>
        <draw:line draw:style-name="gr1" draw:text-style-name="P1" draw:layer="layout" svg:x1="2.199cm" svg:y1="4.338cm" svg:x2="2.182cm" svg:y2="4.338cm">
          <text:p/>
        </draw:line>
        <draw:line draw:style-name="gr1" draw:text-style-name="P1" draw:layer="layout" svg:x1="2.183cm" svg:y1="4.338cm" svg:x2="2.17cm" svg:y2="4.346cm">
          <text:p/>
        </draw:line>
        <draw:line draw:style-name="gr1" draw:text-style-name="P1" draw:layer="layout" svg:x1="2.171cm" svg:y1="4.344cm" svg:x2="2.165cm" svg:y2="4.356cm">
          <text:p/>
        </draw:line>
        <draw:line draw:style-name="gr1" draw:text-style-name="P1" draw:layer="layout" svg:x1="2.165cm" svg:y1="4.355cm" svg:x2="2.165cm" svg:y2="4.418cm">
          <text:p/>
        </draw:line>
        <draw:polygon draw:style-name="gr2" draw:text-style-name="P1" draw:layer="layout" svg:width="0.774cm" svg:height="0.289cm" svg:x="2.109cm" svg:y="4.204cm" svg:viewBox="0 0 775 290" draw:points="0,0 775,0 775,290 0,290">
          <text:p/>
        </draw:polygon>
        <draw:line draw:style-name="gr1" draw:text-style-name="P1" draw:layer="layout" svg:x1="2.514cm" svg:y1="5.812cm" svg:x2="2.514cm" svg:y2="5.852cm">
          <text:p/>
        </draw:line>
        <draw:line draw:style-name="gr1" draw:text-style-name="P1" draw:layer="layout" svg:x1="2.451cm" svg:y1="5.852cm" svg:x2="2.571cm" svg:y2="5.852cm">
          <text:p/>
        </draw:line>
        <draw:line draw:style-name="gr1" draw:text-style-name="P1" draw:layer="layout" svg:x1="2.571cm" svg:y1="5.852cm" svg:x2="2.571cm" svg:y2="5.795cm">
          <text:p/>
        </draw:line>
        <draw:line draw:style-name="gr1" draw:text-style-name="P1" draw:layer="layout" svg:x1="2.464cm" svg:y1="5.751cm" svg:x2="2.457cm" svg:y2="5.743cm">
          <text:p/>
        </draw:line>
        <draw:line draw:style-name="gr1" draw:text-style-name="P1" draw:layer="layout" svg:x1="2.459cm" svg:y1="5.743cm" svg:x2="2.451cm" svg:y2="5.751cm">
          <text:p/>
        </draw:line>
        <draw:line draw:style-name="gr1" draw:text-style-name="P1" draw:layer="layout" svg:x1="2.451cm" svg:y1="5.749cm" svg:x2="2.459cm" svg:y2="5.756cm">
          <text:p/>
        </draw:line>
        <draw:line draw:style-name="gr1" draw:text-style-name="P1" draw:layer="layout" svg:x1="2.457cm" svg:y1="5.756cm" svg:x2="2.464cm" svg:y2="5.749cm">
          <text:p/>
        </draw:line>
        <draw:line draw:style-name="gr1" draw:text-style-name="P1" draw:layer="layout" svg:x1="2.463cm" svg:y1="5.749cm" svg:x2="2.451cm" svg:y2="5.749cm">
          <text:p/>
        </draw:line>
        <draw:line draw:style-name="gr1" draw:text-style-name="P1" draw:layer="layout" svg:x1="2.486cm" svg:y1="5.698cm" svg:x2="2.486cm" svg:y2="5.64cm">
          <text:p/>
        </draw:line>
        <draw:line draw:style-name="gr1" draw:text-style-name="P1" draw:layer="layout" svg:x1="2.451cm" svg:y1="5.71cm" svg:x2="2.572cm" svg:y2="5.669cm">
          <text:p/>
        </draw:line>
        <draw:line draw:style-name="gr1" draw:text-style-name="P1" draw:layer="layout" svg:x1="2.572cm" svg:y1="5.67cm" svg:x2="2.451cm" svg:y2="5.629cm">
          <text:p/>
        </draw:line>
        <draw:line draw:style-name="gr1" draw:text-style-name="P1" draw:layer="layout" svg:x1="2.464cm" svg:y1="5.591cm" svg:x2="2.457cm" svg:y2="5.583cm">
          <text:p/>
        </draw:line>
        <draw:line draw:style-name="gr1" draw:text-style-name="P1" draw:layer="layout" svg:x1="2.459cm" svg:y1="5.583cm" svg:x2="2.451cm" svg:y2="5.591cm">
          <text:p/>
        </draw:line>
        <draw:line draw:style-name="gr1" draw:text-style-name="P1" draw:layer="layout" svg:x1="2.451cm" svg:y1="5.589cm" svg:x2="2.459cm" svg:y2="5.596cm">
          <text:p/>
        </draw:line>
        <draw:line draw:style-name="gr1" draw:text-style-name="P1" draw:layer="layout" svg:x1="2.457cm" svg:y1="5.596cm" svg:x2="2.464cm" svg:y2="5.589cm">
          <text:p/>
        </draw:line>
        <draw:line draw:style-name="gr1" draw:text-style-name="P1" draw:layer="layout" svg:x1="2.463cm" svg:y1="5.589cm" svg:x2="2.451cm" svg:y2="5.589cm">
          <text:p/>
        </draw:line>
        <draw:line draw:style-name="gr1" draw:text-style-name="P1" draw:layer="layout" svg:x1="2.372cm" svg:y1="5.895cm" svg:x2="2.379cm" svg:y2="5.907cm">
          <text:p/>
        </draw:line>
        <draw:line draw:style-name="gr1" draw:text-style-name="P1" draw:layer="layout" svg:x1="2.378cm" svg:y1="5.906cm" svg:x2="2.378cm" svg:y2="5.923cm">
          <text:p/>
        </draw:line>
        <draw:line draw:style-name="gr1" draw:text-style-name="P1" draw:layer="layout" svg:x1="2.379cm" svg:y1="5.923cm" svg:x2="2.372cm" svg:y2="5.943cm">
          <text:p/>
        </draw:line>
        <draw:line draw:style-name="gr1" draw:text-style-name="P1" draw:layer="layout" svg:x1="2.373cm" svg:y1="5.941cm" svg:x2="2.361cm" svg:y2="5.953cm">
          <text:p/>
        </draw:line>
        <draw:line draw:style-name="gr1" draw:text-style-name="P1" draw:layer="layout" svg:x1="2.362cm" svg:y1="5.952cm" svg:x2="2.35cm" svg:y2="5.959cm">
          <text:p/>
        </draw:line>
        <draw:line draw:style-name="gr1" draw:text-style-name="P1" draw:layer="layout" svg:x1="2.351cm" svg:y1="5.958cm" svg:x2="2.327cm" svg:y2="5.964cm">
          <text:p/>
        </draw:line>
        <draw:line draw:style-name="gr1" draw:text-style-name="P1" draw:layer="layout" svg:x1="2.327cm" svg:y1="5.963cm" svg:x2="2.31cm" svg:y2="5.963cm">
          <text:p/>
        </draw:line>
        <draw:line draw:style-name="gr1" draw:text-style-name="P1" draw:layer="layout" svg:x1="2.311cm" svg:y1="5.964cm" svg:x2="2.287cm" svg:y2="5.958cm">
          <text:p/>
        </draw:line>
        <draw:line draw:style-name="gr1" draw:text-style-name="P1" draw:layer="layout" svg:x1="2.288cm" svg:y1="5.959cm" svg:x2="2.275cm" svg:y2="5.952cm">
          <text:p/>
        </draw:line>
        <draw:line draw:style-name="gr1" draw:text-style-name="P1" draw:layer="layout" svg:x1="2.276cm" svg:y1="5.953cm" svg:x2="2.264cm" svg:y2="5.941cm">
          <text:p/>
        </draw:line>
        <draw:line draw:style-name="gr1" draw:text-style-name="P1" draw:layer="layout" svg:x1="2.265cm" svg:y1="5.943cm" svg:x2="2.258cm" svg:y2="5.923cm">
          <text:p/>
        </draw:line>
        <draw:line draw:style-name="gr1" draw:text-style-name="P1" draw:layer="layout" svg:x1="2.258cm" svg:y1="5.923cm" svg:x2="2.258cm" svg:y2="5.912cm">
          <text:p/>
        </draw:line>
        <draw:line draw:style-name="gr1" draw:text-style-name="P1" draw:layer="layout" svg:x1="2.258cm" svg:y1="5.913cm" svg:x2="2.265cm" svg:y2="5.895cm">
          <text:p/>
        </draw:line>
        <draw:line draw:style-name="gr1" draw:text-style-name="P1" draw:layer="layout" svg:x1="2.264cm" svg:y1="5.896cm" svg:x2="2.271cm" svg:y2="5.889cm">
          <text:p/>
        </draw:line>
        <draw:line draw:style-name="gr1" draw:text-style-name="P1" draw:layer="layout" svg:x1="2.27cm" svg:y1="5.889cm" svg:x2="2.31cm" svg:y2="5.889cm">
          <text:p/>
        </draw:line>
        <draw:line draw:style-name="gr1" draw:text-style-name="P1" draw:layer="layout" svg:x1="2.31cm" svg:y1="5.889cm" svg:x2="2.31cm" svg:y2="5.912cm">
          <text:p/>
        </draw:line>
        <draw:line draw:style-name="gr1" draw:text-style-name="P1" draw:layer="layout" svg:x1="2.271cm" svg:y1="5.839cm" svg:x2="2.264cm" svg:y2="5.832cm">
          <text:p/>
        </draw:line>
        <draw:line draw:style-name="gr1" draw:text-style-name="P1" draw:layer="layout" svg:x1="2.265cm" svg:y1="5.832cm" svg:x2="2.258cm" svg:y2="5.839cm">
          <text:p/>
        </draw:line>
        <draw:line draw:style-name="gr1" draw:text-style-name="P1" draw:layer="layout" svg:x1="2.258cm" svg:y1="5.838cm" svg:x2="2.265cm" svg:y2="5.844cm">
          <text:p/>
        </draw:line>
        <draw:line draw:style-name="gr1" draw:text-style-name="P1" draw:layer="layout" svg:x1="2.264cm" svg:y1="5.844cm" svg:x2="2.271cm" svg:y2="5.838cm">
          <text:p/>
        </draw:line>
        <draw:line draw:style-name="gr1" draw:text-style-name="P1" draw:layer="layout" svg:x1="2.27cm" svg:y1="5.838cm" svg:x2="2.258cm" svg:y2="5.838cm">
          <text:p/>
        </draw:line>
        <draw:line draw:style-name="gr1" draw:text-style-name="P1" draw:layer="layout" svg:x1="2.258cm" svg:y1="5.712cm" svg:x2="2.316cm" svg:y2="5.753cm">
          <text:p/>
        </draw:line>
        <draw:line draw:style-name="gr1" draw:text-style-name="P1" draw:layer="layout" svg:x1="2.258cm" svg:y1="5.78cm" svg:x2="2.378cm" svg:y2="5.78cm">
          <text:p/>
        </draw:line>
        <draw:line draw:style-name="gr1" draw:text-style-name="P1" draw:layer="layout" svg:x1="2.378cm" svg:y1="5.78cm" svg:x2="2.378cm" svg:y2="5.735cm">
          <text:p/>
        </draw:line>
        <draw:line draw:style-name="gr1" draw:text-style-name="P1" draw:layer="layout" svg:x1="2.379cm" svg:y1="5.736cm" svg:x2="2.372cm" svg:y2="5.723cm">
          <text:p/>
        </draw:line>
        <draw:line draw:style-name="gr1" draw:text-style-name="P1" draw:layer="layout" svg:x1="2.373cm" svg:y1="5.724cm" svg:x2="2.367cm" svg:y2="5.718cm">
          <text:p/>
        </draw:line>
        <draw:line draw:style-name="gr1" draw:text-style-name="P1" draw:layer="layout" svg:x1="2.368cm" svg:y1="5.719cm" svg:x2="2.355cm" svg:y2="5.712cm">
          <text:p/>
        </draw:line>
        <draw:line draw:style-name="gr1" draw:text-style-name="P1" draw:layer="layout" svg:x1="2.355cm" svg:y1="5.712cm" svg:x2="2.338cm" svg:y2="5.712cm">
          <text:p/>
        </draw:line>
        <draw:line draw:style-name="gr1" draw:text-style-name="P1" draw:layer="layout" svg:x1="2.339cm" svg:y1="5.712cm" svg:x2="2.327cm" svg:y2="5.719cm">
          <text:p/>
        </draw:line>
        <draw:line draw:style-name="gr1" draw:text-style-name="P1" draw:layer="layout" svg:x1="2.329cm" svg:y1="5.718cm" svg:x2="2.321cm" svg:y2="5.724cm">
          <text:p/>
        </draw:line>
        <draw:line draw:style-name="gr1" draw:text-style-name="P1" draw:layer="layout" svg:x1="2.322cm" svg:y1="5.723cm" svg:x2="2.315cm" svg:y2="5.736cm">
          <text:p/>
        </draw:line>
        <draw:line draw:style-name="gr1" draw:text-style-name="P1" draw:layer="layout" svg:x1="2.315cm" svg:y1="5.735cm" svg:x2="2.315cm" svg:y2="5.78cm">
          <text:p/>
        </draw:line>
        <draw:line draw:style-name="gr1" draw:text-style-name="P1" draw:layer="layout" svg:x1="2.271cm" svg:y1="5.661cm" svg:x2="2.264cm" svg:y2="5.655cm">
          <text:p/>
        </draw:line>
        <draw:line draw:style-name="gr1" draw:text-style-name="P1" draw:layer="layout" svg:x1="2.265cm" svg:y1="5.655cm" svg:x2="2.258cm" svg:y2="5.661cm">
          <text:p/>
        </draw:line>
        <draw:line draw:style-name="gr1" draw:text-style-name="P1" draw:layer="layout" svg:x1="2.258cm" svg:y1="5.66cm" svg:x2="2.265cm" svg:y2="5.667cm">
          <text:p/>
        </draw:line>
        <draw:line draw:style-name="gr1" draw:text-style-name="P1" draw:layer="layout" svg:x1="2.264cm" svg:y1="5.667cm" svg:x2="2.271cm" svg:y2="5.66cm">
          <text:p/>
        </draw:line>
        <draw:line draw:style-name="gr1" draw:text-style-name="P1" draw:layer="layout" svg:x1="2.27cm" svg:y1="5.66cm" svg:x2="2.258cm" svg:y2="5.66cm">
          <text:p/>
        </draw:line>
        <draw:line draw:style-name="gr1" draw:text-style-name="P1" draw:layer="layout" svg:x1="2.258cm" svg:y1="5.603cm" svg:x2="2.378cm" svg:y2="5.603cm">
          <text:p/>
        </draw:line>
        <draw:line draw:style-name="gr1" draw:text-style-name="P1" draw:layer="layout" svg:x1="2.378cm" svg:y1="5.603cm" svg:x2="2.378cm" svg:y2="5.558cm">
          <text:p/>
        </draw:line>
        <draw:line draw:style-name="gr1" draw:text-style-name="P1" draw:layer="layout" svg:x1="2.379cm" svg:y1="5.56cm" svg:x2="2.372cm" svg:y2="5.546cm">
          <text:p/>
        </draw:line>
        <draw:line draw:style-name="gr1" draw:text-style-name="P1" draw:layer="layout" svg:x1="2.373cm" svg:y1="5.547cm" svg:x2="2.367cm" svg:y2="5.54cm">
          <text:p/>
        </draw:line>
        <draw:line draw:style-name="gr1" draw:text-style-name="P1" draw:layer="layout" svg:x1="2.368cm" svg:y1="5.541cm" svg:x2="2.355cm" svg:y2="5.535cm">
          <text:p/>
        </draw:line>
        <draw:line draw:style-name="gr1" draw:text-style-name="P1" draw:layer="layout" svg:x1="2.355cm" svg:y1="5.535cm" svg:x2="2.338cm" svg:y2="5.535cm">
          <text:p/>
        </draw:line>
        <draw:line draw:style-name="gr1" draw:text-style-name="P1" draw:layer="layout" svg:x1="2.339cm" svg:y1="5.535cm" svg:x2="2.327cm" svg:y2="5.541cm">
          <text:p/>
        </draw:line>
        <draw:line draw:style-name="gr1" draw:text-style-name="P1" draw:layer="layout" svg:x1="2.329cm" svg:y1="5.54cm" svg:x2="2.321cm" svg:y2="5.547cm">
          <text:p/>
        </draw:line>
        <draw:line draw:style-name="gr1" draw:text-style-name="P1" draw:layer="layout" svg:x1="2.322cm" svg:y1="5.546cm" svg:x2="2.315cm" svg:y2="5.56cm">
          <text:p/>
        </draw:line>
        <draw:line draw:style-name="gr1" draw:text-style-name="P1" draw:layer="layout" svg:x1="2.315cm" svg:y1="5.558cm" svg:x2="2.315cm" svg:y2="5.603cm">
          <text:p/>
        </draw:line>
        <draw:line draw:style-name="gr1" draw:text-style-name="P1" draw:layer="layout" svg:x1="2.271cm" svg:y1="5.484cm" svg:x2="2.264cm" svg:y2="5.478cm">
          <text:p/>
        </draw:line>
        <draw:line draw:style-name="gr1" draw:text-style-name="P1" draw:layer="layout" svg:x1="2.265cm" svg:y1="5.478cm" svg:x2="2.258cm" svg:y2="5.484cm">
          <text:p/>
        </draw:line>
        <draw:line draw:style-name="gr1" draw:text-style-name="P1" draw:layer="layout" svg:x1="2.258cm" svg:y1="5.483cm" svg:x2="2.265cm" svg:y2="5.491cm">
          <text:p/>
        </draw:line>
        <draw:line draw:style-name="gr1" draw:text-style-name="P1" draw:layer="layout" svg:x1="2.264cm" svg:y1="5.491cm" svg:x2="2.271cm" svg:y2="5.483cm">
          <text:p/>
        </draw:line>
        <draw:line draw:style-name="gr1" draw:text-style-name="P1" draw:layer="layout" svg:x1="2.27cm" svg:y1="5.483cm" svg:x2="2.258cm" svg:y2="5.483cm">
          <text:p/>
        </draw:line>
        <draw:polygon draw:style-name="gr2" draw:text-style-name="P1" draw:layer="layout" svg:width="0.573cm" svg:height="0.789cm" svg:x="2.093cm" svg:y="5.326cm" svg:viewBox="0 0 574 790" draw:points="0,0 574,0 574,790 0,790">
          <text:p/>
        </draw:polygon>
        <draw:line draw:style-name="gr1" draw:text-style-name="P1" draw:layer="layout" svg:x1="3.007cm" svg:y1="2.982cm" svg:x2="3.076cm" svg:y2="2.982cm">
          <text:p/>
        </draw:line>
        <draw:line draw:style-name="gr1" draw:text-style-name="P1" draw:layer="layout" svg:x1="3.041cm" svg:y1="2.982cm" svg:x2="3.041cm" svg:y2="2.862cm">
          <text:p/>
        </draw:line>
        <draw:line draw:style-name="gr1" draw:text-style-name="P1" draw:layer="layout" svg:x1="3.041cm" svg:y1="2.862cm" svg:x2="3.054cm" svg:y2="2.88cm">
          <text:p/>
        </draw:line>
        <draw:line draw:style-name="gr1" draw:text-style-name="P1" draw:layer="layout" svg:x1="3.053cm" svg:y1="2.879cm" svg:x2="3.065cm" svg:y2="2.891cm">
          <text:p/>
        </draw:line>
        <draw:line draw:style-name="gr1" draw:text-style-name="P1" draw:layer="layout" svg:x1="3.064cm" svg:y1="2.89cm" svg:x2="3.077cm" svg:y2="2.897cm">
          <text:p/>
        </draw:line>
        <draw:line draw:style-name="gr1" draw:text-style-name="P1" draw:layer="layout" svg:x1="2.933cm" svg:y1="2.862cm" svg:x2="2.921cm" svg:y2="2.862cm">
          <text:p/>
        </draw:line>
        <draw:line draw:style-name="gr1" draw:text-style-name="P1" draw:layer="layout" svg:x1="2.922cm" svg:y1="2.862cm" svg:x2="2.91cm" svg:y2="2.868cm">
          <text:p/>
        </draw:line>
        <draw:line draw:style-name="gr1" draw:text-style-name="P1" draw:layer="layout" svg:x1="2.911cm" svg:y1="2.867cm" svg:x2="2.904cm" svg:y2="2.874cm">
          <text:p/>
        </draw:line>
        <draw:line draw:style-name="gr1" draw:text-style-name="P1" draw:layer="layout" svg:x1="2.905cm" svg:y1="2.873cm" svg:x2="2.899cm" svg:y2="2.887cm">
          <text:p/>
        </draw:line>
        <draw:line draw:style-name="gr1" draw:text-style-name="P1" draw:layer="layout" svg:x1="2.9cm" svg:y1="2.885cm" svg:x2="2.893cm" svg:y2="2.908cm">
          <text:p/>
        </draw:line>
        <draw:line draw:style-name="gr1" draw:text-style-name="P1" draw:layer="layout" svg:x1="2.893cm" svg:y1="2.907cm" svg:x2="2.893cm" svg:y2="2.936cm">
          <text:p/>
        </draw:line>
        <draw:line draw:style-name="gr1" draw:text-style-name="P1" draw:layer="layout" svg:x1="2.893cm" svg:y1="2.936cm" svg:x2="2.9cm" svg:y2="2.96cm">
          <text:p/>
        </draw:line>
        <draw:line draw:style-name="gr1" draw:text-style-name="P1" draw:layer="layout" svg:x1="2.899cm" svg:y1="2.959cm" svg:x2="2.905cm" svg:y2="2.971cm">
          <text:p/>
        </draw:line>
        <draw:line draw:style-name="gr1" draw:text-style-name="P1" draw:layer="layout" svg:x1="2.904cm" svg:y1="2.97cm" svg:x2="2.911cm" svg:y2="2.977cm">
          <text:p/>
        </draw:line>
        <draw:line draw:style-name="gr1" draw:text-style-name="P1" draw:layer="layout" svg:x1="2.91cm" svg:y1="2.976cm" svg:x2="2.922cm" svg:y2="2.983cm">
          <text:p/>
        </draw:line>
        <draw:line draw:style-name="gr1" draw:text-style-name="P1" draw:layer="layout" svg:x1="2.921cm" svg:y1="2.982cm" svg:x2="2.933cm" svg:y2="2.982cm">
          <text:p/>
        </draw:line>
        <draw:line draw:style-name="gr1" draw:text-style-name="P1" draw:layer="layout" svg:x1="2.933cm" svg:y1="2.983cm" svg:x2="2.945cm" svg:y2="2.976cm">
          <text:p/>
        </draw:line>
        <draw:line draw:style-name="gr1" draw:text-style-name="P1" draw:layer="layout" svg:x1="2.944cm" svg:y1="2.977cm" svg:x2="2.951cm" svg:y2="2.97cm">
          <text:p/>
        </draw:line>
        <draw:line draw:style-name="gr1" draw:text-style-name="P1" draw:layer="layout" svg:x1="2.95cm" svg:y1="2.971cm" svg:x2="2.957cm" svg:y2="2.959cm">
          <text:p/>
        </draw:line>
        <draw:line draw:style-name="gr1" draw:text-style-name="P1" draw:layer="layout" svg:x1="2.956cm" svg:y1="2.96cm" svg:x2="2.962cm" svg:y2="2.936cm">
          <text:p/>
        </draw:line>
        <draw:line draw:style-name="gr1" draw:text-style-name="P1" draw:layer="layout" svg:x1="2.961cm" svg:y1="2.936cm" svg:x2="2.961cm" svg:y2="2.907cm">
          <text:p/>
        </draw:line>
        <draw:line draw:style-name="gr1" draw:text-style-name="P1" draw:layer="layout" svg:x1="2.962cm" svg:y1="2.908cm" svg:x2="2.956cm" svg:y2="2.885cm">
          <text:p/>
        </draw:line>
        <draw:line draw:style-name="gr1" draw:text-style-name="P1" draw:layer="layout" svg:x1="2.957cm" svg:y1="2.887cm" svg:x2="2.95cm" svg:y2="2.873cm">
          <text:p/>
        </draw:line>
        <draw:line draw:style-name="gr1" draw:text-style-name="P1" draw:layer="layout" svg:x1="2.951cm" svg:y1="2.874cm" svg:x2="2.944cm" svg:y2="2.867cm">
          <text:p/>
        </draw:line>
        <draw:line draw:style-name="gr1" draw:text-style-name="P1" draw:layer="layout" svg:x1="2.945cm" svg:y1="2.868cm" svg:x2="2.933cm" svg:y2="2.862cm">
          <text:p/>
        </draw:line>
        <draw:line draw:style-name="gr1" draw:text-style-name="P1" draw:layer="layout" svg:x1="2.819cm" svg:y1="2.862cm" svg:x2="2.807cm" svg:y2="2.862cm">
          <text:p/>
        </draw:line>
        <draw:line draw:style-name="gr1" draw:text-style-name="P1" draw:layer="layout" svg:x1="2.808cm" svg:y1="2.862cm" svg:x2="2.796cm" svg:y2="2.868cm">
          <text:p/>
        </draw:line>
        <draw:line draw:style-name="gr1" draw:text-style-name="P1" draw:layer="layout" svg:x1="2.797cm" svg:y1="2.867cm" svg:x2="2.79cm" svg:y2="2.874cm">
          <text:p/>
        </draw:line>
        <draw:line draw:style-name="gr1" draw:text-style-name="P1" draw:layer="layout" svg:x1="2.791cm" svg:y1="2.873cm" svg:x2="2.784cm" svg:y2="2.887cm">
          <text:p/>
        </draw:line>
        <draw:line draw:style-name="gr1" draw:text-style-name="P1" draw:layer="layout" svg:x1="2.785cm" svg:y1="2.885cm" svg:x2="2.779cm" svg:y2="2.908cm">
          <text:p/>
        </draw:line>
        <draw:line draw:style-name="gr1" draw:text-style-name="P1" draw:layer="layout" svg:x1="2.779cm" svg:y1="2.907cm" svg:x2="2.779cm" svg:y2="2.936cm">
          <text:p/>
        </draw:line>
        <draw:line draw:style-name="gr1" draw:text-style-name="P1" draw:layer="layout" svg:x1="2.779cm" svg:y1="2.936cm" svg:x2="2.785cm" svg:y2="2.96cm">
          <text:p/>
        </draw:line>
        <draw:line draw:style-name="gr1" draw:text-style-name="P1" draw:layer="layout" svg:x1="2.784cm" svg:y1="2.959cm" svg:x2="2.791cm" svg:y2="2.971cm">
          <text:p/>
        </draw:line>
        <draw:line draw:style-name="gr1" draw:text-style-name="P1" draw:layer="layout" svg:x1="2.79cm" svg:y1="2.97cm" svg:x2="2.797cm" svg:y2="2.977cm">
          <text:p/>
        </draw:line>
        <draw:line draw:style-name="gr1" draw:text-style-name="P1" draw:layer="layout" svg:x1="2.796cm" svg:y1="2.976cm" svg:x2="2.808cm" svg:y2="2.983cm">
          <text:p/>
        </draw:line>
        <draw:line draw:style-name="gr1" draw:text-style-name="P1" draw:layer="layout" svg:x1="2.807cm" svg:y1="2.982cm" svg:x2="2.819cm" svg:y2="2.982cm">
          <text:p/>
        </draw:line>
        <draw:line draw:style-name="gr1" draw:text-style-name="P1" draw:layer="layout" svg:x1="2.819cm" svg:y1="2.983cm" svg:x2="2.831cm" svg:y2="2.976cm">
          <text:p/>
        </draw:line>
        <draw:line draw:style-name="gr1" draw:text-style-name="P1" draw:layer="layout" svg:x1="2.83cm" svg:y1="2.977cm" svg:x2="2.837cm" svg:y2="2.97cm">
          <text:p/>
        </draw:line>
        <draw:line draw:style-name="gr1" draw:text-style-name="P1" draw:layer="layout" svg:x1="2.836cm" svg:y1="2.971cm" svg:x2="2.842cm" svg:y2="2.959cm">
          <text:p/>
        </draw:line>
        <draw:line draw:style-name="gr1" draw:text-style-name="P1" draw:layer="layout" svg:x1="2.841cm" svg:y1="2.96cm" svg:x2="2.849cm" svg:y2="2.936cm">
          <text:p/>
        </draw:line>
        <draw:line draw:style-name="gr1" draw:text-style-name="P1" draw:layer="layout" svg:x1="2.847cm" svg:y1="2.936cm" svg:x2="2.847cm" svg:y2="2.907cm">
          <text:p/>
        </draw:line>
        <draw:line draw:style-name="gr1" draw:text-style-name="P1" draw:layer="layout" svg:x1="2.849cm" svg:y1="2.908cm" svg:x2="2.841cm" svg:y2="2.885cm">
          <text:p/>
        </draw:line>
        <draw:line draw:style-name="gr1" draw:text-style-name="P1" draw:layer="layout" svg:x1="2.842cm" svg:y1="2.887cm" svg:x2="2.836cm" svg:y2="2.873cm">
          <text:p/>
        </draw:line>
        <draw:line draw:style-name="gr1" draw:text-style-name="P1" draw:layer="layout" svg:x1="2.837cm" svg:y1="2.874cm" svg:x2="2.83cm" svg:y2="2.867cm">
          <text:p/>
        </draw:line>
        <draw:line draw:style-name="gr1" draw:text-style-name="P1" draw:layer="layout" svg:x1="2.831cm" svg:y1="2.868cm" svg:x2="2.819cm" svg:y2="2.862cm">
          <text:p/>
        </draw:line>
        <draw:line draw:style-name="gr1" draw:text-style-name="P1" draw:layer="layout" svg:x1="2.676cm" svg:y1="2.902cm" svg:x2="2.676cm" svg:y2="2.982cm">
          <text:p/>
        </draw:line>
        <draw:line draw:style-name="gr1" draw:text-style-name="P1" draw:layer="layout" svg:x1="2.727cm" svg:y1="2.902cm" svg:x2="2.727cm" svg:y2="2.965cm">
          <text:p/>
        </draw:line>
        <draw:line draw:style-name="gr1" draw:text-style-name="P1" draw:layer="layout" svg:x1="2.729cm" svg:y1="2.965cm" svg:x2="2.721cm" svg:y2="2.977cm">
          <text:p/>
        </draw:line>
        <draw:line draw:style-name="gr1" draw:text-style-name="P1" draw:layer="layout" svg:x1="2.722cm" svg:y1="2.976cm" svg:x2="2.71cm" svg:y2="2.983cm">
          <text:p/>
        </draw:line>
        <draw:line draw:style-name="gr1" draw:text-style-name="P1" draw:layer="layout" svg:x1="2.71cm" svg:y1="2.982cm" svg:x2="2.693cm" svg:y2="2.982cm">
          <text:p/>
        </draw:line>
        <draw:line draw:style-name="gr1" draw:text-style-name="P1" draw:layer="layout" svg:x1="2.694cm" svg:y1="2.983cm" svg:x2="2.681cm" svg:y2="2.976cm">
          <text:p/>
        </draw:line>
        <draw:line draw:style-name="gr1" draw:text-style-name="P1" draw:layer="layout" svg:x1="2.682cm" svg:y1="2.977cm" svg:x2="2.676cm" svg:y2="2.97cm">
          <text:p/>
        </draw:line>
        <draw:line draw:style-name="gr1" draw:text-style-name="P1" draw:layer="layout" svg:x1="2.579cm" svg:y1="2.919cm" svg:x2="2.619cm" svg:y2="2.919cm">
          <text:p/>
        </draw:line>
        <draw:line draw:style-name="gr1" draw:text-style-name="P1" draw:layer="layout" svg:x1="2.619cm" svg:y1="2.982cm" svg:x2="2.619cm" svg:y2="2.862cm">
          <text:p/>
        </draw:line>
        <draw:line draw:style-name="gr1" draw:text-style-name="P1" draw:layer="layout" svg:x1="2.619cm" svg:y1="2.862cm" svg:x2="2.562cm" svg:y2="2.862cm">
          <text:p/>
        </draw:line>
        <draw:polygon draw:style-name="gr2" draw:text-style-name="P1" draw:layer="layout" svg:width="0.604cm" svg:height="0.29cm" svg:x="2.519cm" svg:y="2.767cm" svg:viewBox="0 0 605 291" draw:points="0,0 605,0 605,291 0,291">
          <text:p/>
        </draw:polygon>
        <draw:line draw:style-name="gr1" draw:text-style-name="P1" draw:layer="layout" svg:x1="3.079cm" svg:y1="6.033cm" svg:x2="3.079cm" svg:y2="6.148cm">
          <text:p/>
        </draw:line>
        <draw:polygon draw:style-name="gr2" draw:text-style-name="P1" draw:layer="layout" svg:width="0.351cm" svg:height="0.206cm" svg:x="2.868cm" svg:y="5.988cm" svg:viewBox="0 0 352 207" draw:points="0,0 352,0 352,207 0,207">
          <text:p/>
        </draw:polygon>
        <draw:line draw:style-name="gr1" draw:text-style-name="P1" draw:layer="layout" svg:x1="3.514cm" svg:y1="5.172cm" svg:x2="3.514cm" svg:y2="5.24cm">
          <text:p/>
        </draw:line>
        <draw:line draw:style-name="gr1" draw:text-style-name="P1" draw:layer="layout" svg:x1="3.514cm" svg:y1="5.206cm" svg:x2="3.634cm" svg:y2="5.206cm">
          <text:p/>
        </draw:line>
        <draw:line draw:style-name="gr1" draw:text-style-name="P1" draw:layer="layout" svg:x1="3.635cm" svg:y1="5.206cm" svg:x2="3.617cm" svg:y2="5.218cm">
          <text:p/>
        </draw:line>
        <draw:line draw:style-name="gr1" draw:text-style-name="P1" draw:layer="layout" svg:x1="3.618cm" svg:y1="5.217cm" svg:x2="3.606cm" svg:y2="5.23cm">
          <text:p/>
        </draw:line>
        <draw:line draw:style-name="gr1" draw:text-style-name="P1" draw:layer="layout" svg:x1="3.607cm" svg:y1="5.229cm" svg:x2="3.6cm" svg:y2="5.241cm">
          <text:p/>
        </draw:line>
        <draw:line draw:style-name="gr1" draw:text-style-name="P1" draw:layer="layout" svg:x1="3.634cm" svg:y1="5.097cm" svg:x2="3.634cm" svg:y2="5.086cm">
          <text:p/>
        </draw:line>
        <draw:line draw:style-name="gr1" draw:text-style-name="P1" draw:layer="layout" svg:x1="3.635cm" svg:y1="5.087cm" svg:x2="3.629cm" svg:y2="5.074cm">
          <text:p/>
        </draw:line>
        <draw:line draw:style-name="gr1" draw:text-style-name="P1" draw:layer="layout" svg:x1="3.63cm" svg:y1="5.075cm" svg:x2="3.623cm" svg:y2="5.069cm">
          <text:p/>
        </draw:line>
        <draw:line draw:style-name="gr1" draw:text-style-name="P1" draw:layer="layout" svg:x1="3.624cm" svg:y1="5.071cm" svg:x2="3.611cm" svg:y2="5.063cm">
          <text:p/>
        </draw:line>
        <draw:line draw:style-name="gr1" draw:text-style-name="P1" draw:layer="layout" svg:x1="3.612cm" svg:y1="5.064cm" svg:x2="3.589cm" svg:y2="5.057cm">
          <text:p/>
        </draw:line>
        <draw:line draw:style-name="gr1" draw:text-style-name="P1" draw:layer="layout" svg:x1="3.589cm" svg:y1="5.057cm" svg:x2="3.56cm" svg:y2="5.057cm">
          <text:p/>
        </draw:line>
        <draw:line draw:style-name="gr1" draw:text-style-name="P1" draw:layer="layout" svg:x1="3.561cm" svg:y1="5.057cm" svg:x2="3.537cm" svg:y2="5.064cm">
          <text:p/>
        </draw:line>
        <draw:line draw:style-name="gr1" draw:text-style-name="P1" draw:layer="layout" svg:x1="3.538cm" svg:y1="5.063cm" svg:x2="3.526cm" svg:y2="5.071cm">
          <text:p/>
        </draw:line>
        <draw:line draw:style-name="gr1" draw:text-style-name="P1" draw:layer="layout" svg:x1="3.527cm" svg:y1="5.069cm" svg:x2="3.52cm" svg:y2="5.075cm">
          <text:p/>
        </draw:line>
        <draw:line draw:style-name="gr1" draw:text-style-name="P1" draw:layer="layout" svg:x1="3.521cm" svg:y1="5.074cm" svg:x2="3.514cm" svg:y2="5.087cm">
          <text:p/>
        </draw:line>
        <draw:line draw:style-name="gr1" draw:text-style-name="P1" draw:layer="layout" svg:x1="3.514cm" svg:y1="5.086cm" svg:x2="3.514cm" svg:y2="5.097cm">
          <text:p/>
        </draw:line>
        <draw:line draw:style-name="gr1" draw:text-style-name="P1" draw:layer="layout" svg:x1="3.514cm" svg:y1="5.097cm" svg:x2="3.521cm" svg:y2="5.11cm">
          <text:p/>
        </draw:line>
        <draw:line draw:style-name="gr1" draw:text-style-name="P1" draw:layer="layout" svg:x1="3.52cm" svg:y1="5.109cm" svg:x2="3.527cm" svg:y2="5.115cm">
          <text:p/>
        </draw:line>
        <draw:line draw:style-name="gr1" draw:text-style-name="P1" draw:layer="layout" svg:x1="3.526cm" svg:y1="5.114cm" svg:x2="3.538cm" svg:y2="5.121cm">
          <text:p/>
        </draw:line>
        <draw:line draw:style-name="gr1" draw:text-style-name="P1" draw:layer="layout" svg:x1="3.537cm" svg:y1="5.12cm" svg:x2="3.561cm" svg:y2="5.127cm">
          <text:p/>
        </draw:line>
        <draw:line draw:style-name="gr1" draw:text-style-name="P1" draw:layer="layout" svg:x1="3.56cm" svg:y1="5.126cm" svg:x2="3.589cm" svg:y2="5.126cm">
          <text:p/>
        </draw:line>
        <draw:line draw:style-name="gr1" draw:text-style-name="P1" draw:layer="layout" svg:x1="3.589cm" svg:y1="5.127cm" svg:x2="3.612cm" svg:y2="5.12cm">
          <text:p/>
        </draw:line>
        <draw:line draw:style-name="gr1" draw:text-style-name="P1" draw:layer="layout" svg:x1="3.611cm" svg:y1="5.121cm" svg:x2="3.624cm" svg:y2="5.114cm">
          <text:p/>
        </draw:line>
        <draw:line draw:style-name="gr1" draw:text-style-name="P1" draw:layer="layout" svg:x1="3.623cm" svg:y1="5.115cm" svg:x2="3.63cm" svg:y2="5.109cm">
          <text:p/>
        </draw:line>
        <draw:line draw:style-name="gr1" draw:text-style-name="P1" draw:layer="layout" svg:x1="3.629cm" svg:y1="5.11cm" svg:x2="3.635cm" svg:y2="5.097cm">
          <text:p/>
        </draw:line>
        <draw:line draw:style-name="gr1" draw:text-style-name="P1" draw:layer="layout" svg:x1="3.594cm" svg:y1="4.954cm" svg:x2="3.514cm" svg:y2="4.954cm">
          <text:p/>
        </draw:line>
        <draw:line draw:style-name="gr1" draw:text-style-name="P1" draw:layer="layout" svg:x1="3.594cm" svg:y1="5.006cm" svg:x2="3.531cm" svg:y2="5.006cm">
          <text:p/>
        </draw:line>
        <draw:line draw:style-name="gr1" draw:text-style-name="P1" draw:layer="layout" svg:x1="3.532cm" svg:y1="5.007cm" svg:x2="3.52cm" svg:y2="5cm">
          <text:p/>
        </draw:line>
        <draw:line draw:style-name="gr1" draw:text-style-name="P1" draw:layer="layout" svg:x1="3.521cm" svg:y1="5.001cm" svg:x2="3.514cm" svg:y2="4.989cm">
          <text:p/>
        </draw:line>
        <draw:line draw:style-name="gr1" draw:text-style-name="P1" draw:layer="layout" svg:x1="3.514cm" svg:y1="4.989cm" svg:x2="3.514cm" svg:y2="4.972cm">
          <text:p/>
        </draw:line>
        <draw:line draw:style-name="gr1" draw:text-style-name="P1" draw:layer="layout" svg:x1="3.514cm" svg:y1="4.973cm" svg:x2="3.521cm" svg:y2="4.96cm">
          <text:p/>
        </draw:line>
        <draw:line draw:style-name="gr1" draw:text-style-name="P1" draw:layer="layout" svg:x1="3.52cm" svg:y1="4.961cm" svg:x2="3.527cm" svg:y2="4.954cm">
          <text:p/>
        </draw:line>
        <draw:line draw:style-name="gr1" draw:text-style-name="P1" draw:layer="layout" svg:x1="3.577cm" svg:y1="4.857cm" svg:x2="3.577cm" svg:y2="4.897cm">
          <text:p/>
        </draw:line>
        <draw:line draw:style-name="gr1" draw:text-style-name="P1" draw:layer="layout" svg:x1="3.514cm" svg:y1="4.897cm" svg:x2="3.634cm" svg:y2="4.897cm">
          <text:p/>
        </draw:line>
        <draw:line draw:style-name="gr1" draw:text-style-name="P1" draw:layer="layout" svg:x1="3.634cm" svg:y1="4.897cm" svg:x2="3.634cm" svg:y2="4.84cm">
          <text:p/>
        </draw:line>
        <draw:polygon draw:style-name="gr2" draw:text-style-name="P1" draw:layer="layout" svg:width="0.29cm" svg:height="0.468cm" svg:x="3.439cm" svg:y="4.809cm" svg:viewBox="0 0 291 469" draw:points="0,0 291,0 291,469 0,469">
          <text:p/>
        </draw:polygon>
        <draw:line draw:style-name="gr1" draw:text-style-name="P1" draw:layer="layout" svg:x1="4.359cm" svg:y1="6.053cm" svg:x2="4.359cm" svg:y2="6.168cm">
          <text:p/>
        </draw:line>
        <draw:line draw:style-name="gr1" draw:text-style-name="P1" draw:layer="layout" svg:x1="4.417cm" svg:y1="6.111cm" svg:x2="4.302cm" svg:y2="6.111cm">
          <text:p/>
        </draw:line>
        <draw:polygon draw:style-name="gr2" draw:text-style-name="P1" draw:layer="layout" svg:width="0.352cm" svg:height="0.205cm" svg:x="4.148cm" svg:y="6.008cm" svg:viewBox="0 0 353 206" draw:points="0,0 353,0 353,206 0,206">
          <text:p/>
        </draw:polygon>
        <draw:line draw:style-name="gr3" draw:text-style-name="P1" draw:layer="layout" svg:x1="5.177cm" svg:y1="2.47cm" svg:x2="5.158cm" svg:y2="2.47cm">
          <text:p/>
        </draw:line>
        <draw:line draw:style-name="gr3" draw:text-style-name="P1" draw:layer="layout" svg:x1="5.159cm" svg:y1="2.47cm" svg:x2="5.149cm" svg:y2="2.476cm">
          <text:p/>
        </draw:line>
        <draw:line draw:style-name="gr3" draw:text-style-name="P1" draw:layer="layout" svg:x1="5.15cm" svg:y1="2.475cm" svg:x2="5.139cm" svg:y2="2.485cm">
          <text:p/>
        </draw:line>
        <draw:line draw:style-name="gr3" draw:text-style-name="P1" draw:layer="layout" svg:x1="5.14cm" svg:y1="2.484cm" svg:x2="5.135cm" svg:y2="2.504cm">
          <text:p/>
        </draw:line>
        <draw:line draw:style-name="gr3" draw:text-style-name="P1" draw:layer="layout" svg:x1="5.135cm" svg:y1="2.503cm" svg:x2="5.135cm" svg:y2="2.537cm">
          <text:p/>
        </draw:line>
        <draw:line draw:style-name="gr3" draw:text-style-name="P1" draw:layer="layout" svg:x1="5.135cm" svg:y1="2.537cm" svg:x2="5.14cm" svg:y2="2.557cm">
          <text:p/>
        </draw:line>
        <draw:line draw:style-name="gr3" draw:text-style-name="P1" draw:layer="layout" svg:x1="5.139cm" svg:y1="2.556cm" svg:x2="5.15cm" svg:y2="2.566cm">
          <text:p/>
        </draw:line>
        <draw:line draw:style-name="gr3" draw:text-style-name="P1" draw:layer="layout" svg:x1="5.149cm" svg:y1="2.565cm" svg:x2="5.159cm" svg:y2="2.571cm">
          <text:p/>
        </draw:line>
        <draw:line draw:style-name="gr3" draw:text-style-name="P1" draw:layer="layout" svg:x1="5.158cm" svg:y1="2.57cm" svg:x2="5.177cm" svg:y2="2.57cm">
          <text:p/>
        </draw:line>
        <draw:line draw:style-name="gr3" draw:text-style-name="P1" draw:layer="layout" svg:x1="5.177cm" svg:y1="2.571cm" svg:x2="5.188cm" svg:y2="2.565cm">
          <text:p/>
        </draw:line>
        <draw:line draw:style-name="gr3" draw:text-style-name="P1" draw:layer="layout" svg:x1="5.187cm" svg:y1="2.566cm" svg:x2="5.198cm" svg:y2="2.556cm">
          <text:p/>
        </draw:line>
        <draw:line draw:style-name="gr3" draw:text-style-name="P1" draw:layer="layout" svg:x1="5.197cm" svg:y1="2.557cm" svg:x2="5.202cm" svg:y2="2.537cm">
          <text:p/>
        </draw:line>
        <draw:line draw:style-name="gr3" draw:text-style-name="P1" draw:layer="layout" svg:x1="5.201cm" svg:y1="2.537cm" svg:x2="5.201cm" svg:y2="2.503cm">
          <text:p/>
        </draw:line>
        <draw:line draw:style-name="gr3" draw:text-style-name="P1" draw:layer="layout" svg:x1="5.202cm" svg:y1="2.504cm" svg:x2="5.197cm" svg:y2="2.484cm">
          <text:p/>
        </draw:line>
        <draw:line draw:style-name="gr3" draw:text-style-name="P1" draw:layer="layout" svg:x1="5.198cm" svg:y1="2.485cm" svg:x2="5.187cm" svg:y2="2.475cm">
          <text:p/>
        </draw:line>
        <draw:line draw:style-name="gr3" draw:text-style-name="P1" draw:layer="layout" svg:x1="5.188cm" svg:y1="2.476cm" svg:x2="5.177cm" svg:y2="2.47cm">
          <text:p/>
        </draw:line>
        <draw:line draw:style-name="gr3" draw:text-style-name="P1" draw:layer="layout" svg:x1="5.092cm" svg:y1="2.47cm" svg:x2="5.092cm" svg:y2="2.551cm">
          <text:p/>
        </draw:line>
        <draw:line draw:style-name="gr3" draw:text-style-name="P1" draw:layer="layout" svg:x1="5.093cm" svg:y1="2.551cm" svg:x2="5.087cm" svg:y2="2.561cm">
          <text:p/>
        </draw:line>
        <draw:line draw:style-name="gr3" draw:text-style-name="P1" draw:layer="layout" svg:x1="5.089cm" svg:y1="2.56cm" svg:x2="5.082cm" svg:y2="2.567cm">
          <text:p/>
        </draw:line>
        <draw:line draw:style-name="gr3" draw:text-style-name="P1" draw:layer="layout" svg:x1="5.083cm" svg:y1="2.565cm" svg:x2="5.073cm" svg:y2="2.571cm">
          <text:p/>
        </draw:line>
        <draw:line draw:style-name="gr3" draw:text-style-name="P1" draw:layer="layout" svg:x1="5.073cm" svg:y1="2.57cm" svg:x2="5.054cm" svg:y2="2.57cm">
          <text:p/>
        </draw:line>
        <draw:line draw:style-name="gr3" draw:text-style-name="P1" draw:layer="layout" svg:x1="5.055cm" svg:y1="2.571cm" svg:x2="5.044cm" svg:y2="2.565cm">
          <text:p/>
        </draw:line>
        <draw:line draw:style-name="gr3" draw:text-style-name="P1" draw:layer="layout" svg:x1="5.045cm" svg:y1="2.567cm" svg:x2="5.039cm" svg:y2="2.56cm">
          <text:p/>
        </draw:line>
        <draw:line draw:style-name="gr3" draw:text-style-name="P1" draw:layer="layout" svg:x1="5.04cm" svg:y1="2.561cm" svg:x2="5.035cm" svg:y2="2.551cm">
          <text:p/>
        </draw:line>
        <draw:line draw:style-name="gr3" draw:text-style-name="P1" draw:layer="layout" svg:x1="5.035cm" svg:y1="2.551cm" svg:x2="5.035cm" svg:y2="2.47cm">
          <text:p/>
        </draw:line>
        <draw:line draw:style-name="gr3" draw:text-style-name="P1" draw:layer="layout" svg:x1="5.001cm" svg:y1="2.47cm" svg:x2="4.944cm" svg:y2="2.47cm">
          <text:p/>
        </draw:line>
        <draw:line draw:style-name="gr3" draw:text-style-name="P1" draw:layer="layout" svg:x1="4.973cm" svg:y1="2.57cm" svg:x2="4.973cm" svg:y2="2.47cm">
          <text:p/>
        </draw:line>
        <draw:line draw:style-name="gr3" draw:text-style-name="P1" draw:layer="layout" svg:x1="5.301cm" svg:y1="2.631cm" svg:x2="5.349cm" svg:y2="2.631cm">
          <text:p/>
        </draw:line>
        <draw:line draw:style-name="gr3" draw:text-style-name="P1" draw:layer="layout" svg:x1="5.349cm" svg:y1="2.631cm" svg:x2="5.355cm" svg:y2="2.68cm">
          <text:p/>
        </draw:line>
        <draw:line draw:style-name="gr3" draw:text-style-name="P1" draw:layer="layout" svg:x1="5.355cm" svg:y1="2.68cm" svg:x2="5.349cm" svg:y2="2.674cm">
          <text:p/>
        </draw:line>
        <draw:line draw:style-name="gr3" draw:text-style-name="P1" draw:layer="layout" svg:x1="5.35cm" svg:y1="2.675cm" svg:x2="5.339cm" svg:y2="2.669cm">
          <text:p/>
        </draw:line>
        <draw:line draw:style-name="gr3" draw:text-style-name="P1" draw:layer="layout" svg:x1="5.339cm" svg:y1="2.669cm" svg:x2="5.316cm" svg:y2="2.669cm">
          <text:p/>
        </draw:line>
        <draw:line draw:style-name="gr3" draw:text-style-name="P1" draw:layer="layout" svg:x1="5.317cm" svg:y1="2.669cm" svg:x2="5.306cm" svg:y2="2.675cm">
          <text:p/>
        </draw:line>
        <draw:line draw:style-name="gr3" draw:text-style-name="P1" draw:layer="layout" svg:x1="5.307cm" svg:y1="2.674cm" svg:x2="5.301cm" svg:y2="2.68cm">
          <text:p/>
        </draw:line>
        <draw:line draw:style-name="gr3" draw:text-style-name="P1" draw:layer="layout" svg:x1="5.302cm" svg:y1="2.679cm" svg:x2="5.297cm" svg:y2="2.689cm">
          <text:p/>
        </draw:line>
        <draw:line draw:style-name="gr3" draw:text-style-name="P1" draw:layer="layout" svg:x1="5.297cm" svg:y1="2.688cm" svg:x2="5.297cm" svg:y2="2.712cm">
          <text:p/>
        </draw:line>
        <draw:line draw:style-name="gr3" draw:text-style-name="P1" draw:layer="layout" svg:x1="5.297cm" svg:y1="2.712cm" svg:x2="5.302cm" svg:y2="2.722cm">
          <text:p/>
        </draw:line>
        <draw:line draw:style-name="gr3" draw:text-style-name="P1" draw:layer="layout" svg:x1="5.301cm" svg:y1="2.721cm" svg:x2="5.307cm" svg:y2="2.727cm">
          <text:p/>
        </draw:line>
        <draw:line draw:style-name="gr3" draw:text-style-name="P1" draw:layer="layout" svg:x1="5.306cm" svg:y1="2.726cm" svg:x2="5.317cm" svg:y2="2.732cm">
          <text:p/>
        </draw:line>
        <draw:line draw:style-name="gr3" draw:text-style-name="P1" draw:layer="layout" svg:x1="5.316cm" svg:y1="2.731cm" svg:x2="5.339cm" svg:y2="2.731cm">
          <text:p/>
        </draw:line>
        <draw:line draw:style-name="gr3" draw:text-style-name="P1" draw:layer="layout" svg:x1="5.339cm" svg:y1="2.732cm" svg:x2="5.35cm" svg:y2="2.726cm">
          <text:p/>
        </draw:line>
        <draw:line draw:style-name="gr3" draw:text-style-name="P1" draw:layer="layout" svg:x1="5.349cm" svg:y1="2.727cm" svg:x2="5.355cm" svg:y2="2.721cm">
          <text:p/>
        </draw:line>
        <draw:line draw:style-name="gr3" draw:text-style-name="P1" draw:layer="layout" svg:x1="5.269cm" svg:y1="2.631cm" svg:x2="5.235cm" svg:y2="2.732cm">
          <text:p/>
        </draw:line>
        <draw:line draw:style-name="gr3" draw:text-style-name="P1" draw:layer="layout" svg:x1="5.236cm" svg:y1="2.732cm" svg:x2="5.201cm" svg:y2="2.631cm">
          <text:p/>
        </draw:line>
        <draw:line draw:style-name="gr3" draw:text-style-name="P1" draw:layer="layout" svg:x1="5.097cm" svg:y1="2.626cm" svg:x2="5.183cm" svg:y2="2.756cm">
          <text:p/>
        </draw:line>
        <draw:line draw:style-name="gr3" draw:text-style-name="P1" draw:layer="layout" svg:x1="5.011cm" svg:y1="2.637cm" svg:x2="5.021cm" svg:y2="2.631cm">
          <text:p/>
        </draw:line>
        <draw:line draw:style-name="gr3" draw:text-style-name="P1" draw:layer="layout" svg:x1="5.02cm" svg:y1="2.631cm" svg:x2="5.035cm" svg:y2="2.631cm">
          <text:p/>
        </draw:line>
        <draw:line draw:style-name="gr3" draw:text-style-name="P1" draw:layer="layout" svg:x1="5.035cm" svg:y1="2.631cm" svg:x2="5.05cm" svg:y2="2.637cm">
          <text:p/>
        </draw:line>
        <draw:line draw:style-name="gr3" draw:text-style-name="P1" draw:layer="layout" svg:x1="5.049cm" svg:y1="2.636cm" svg:x2="5.059cm" svg:y2="2.646cm">
          <text:p/>
        </draw:line>
        <draw:line draw:style-name="gr3" draw:text-style-name="P1" draw:layer="layout" svg:x1="5.058cm" svg:y1="2.645cm" svg:x2="5.065cm" svg:y2="2.656cm">
          <text:p/>
        </draw:line>
        <draw:line draw:style-name="gr3" draw:text-style-name="P1" draw:layer="layout" svg:x1="5.063cm" svg:y1="2.655cm" svg:x2="5.069cm" svg:y2="2.675cm">
          <text:p/>
        </draw:line>
        <draw:line draw:style-name="gr3" draw:text-style-name="P1" draw:layer="layout" svg:x1="5.068cm" svg:y1="2.674cm" svg:x2="5.068cm" svg:y2="2.688cm">
          <text:p/>
        </draw:line>
        <draw:line draw:style-name="gr3" draw:text-style-name="P1" draw:layer="layout" svg:x1="5.069cm" svg:y1="2.688cm" svg:x2="5.063cm" svg:y2="2.708cm">
          <text:p/>
        </draw:line>
        <draw:line draw:style-name="gr3" draw:text-style-name="P1" draw:layer="layout" svg:x1="5.065cm" svg:y1="2.707cm" svg:x2="5.058cm" svg:y2="2.718cm">
          <text:p/>
        </draw:line>
        <draw:line draw:style-name="gr3" draw:text-style-name="P1" draw:layer="layout" svg:x1="5.059cm" svg:y1="2.717cm" svg:x2="5.049cm" svg:y2="2.727cm">
          <text:p/>
        </draw:line>
        <draw:line draw:style-name="gr3" draw:text-style-name="P1" draw:layer="layout" svg:x1="5.05cm" svg:y1="2.726cm" svg:x2="5.035cm" svg:y2="2.732cm">
          <text:p/>
        </draw:line>
        <draw:line draw:style-name="gr3" draw:text-style-name="P1" draw:layer="layout" svg:x1="5.035cm" svg:y1="2.731cm" svg:x2="5.025cm" svg:y2="2.731cm">
          <text:p/>
        </draw:line>
        <draw:line draw:style-name="gr3" draw:text-style-name="P1" draw:layer="layout" svg:x1="5.026cm" svg:y1="2.732cm" svg:x2="5.011cm" svg:y2="2.726cm">
          <text:p/>
        </draw:line>
        <draw:line draw:style-name="gr3" draw:text-style-name="P1" draw:layer="layout" svg:x1="5.013cm" svg:y1="2.727cm" svg:x2="5.006cm" svg:y2="2.721cm">
          <text:p/>
        </draw:line>
        <draw:line draw:style-name="gr3" draw:text-style-name="P1" draw:layer="layout" svg:x1="5.006cm" svg:y1="2.721cm" svg:x2="5.006cm" svg:y2="2.688cm">
          <text:p/>
        </draw:line>
        <draw:line draw:style-name="gr3" draw:text-style-name="P1" draw:layer="layout" svg:x1="5.006cm" svg:y1="2.688cm" svg:x2="5.025cm" svg:y2="2.688cm">
          <text:p/>
        </draw:line>
        <draw:line draw:style-name="gr3" draw:text-style-name="P1" draw:layer="layout" svg:x1="4.963cm" svg:y1="2.731cm" svg:x2="4.963cm" svg:y2="2.631cm">
          <text:p/>
        </draw:line>
        <draw:line draw:style-name="gr3" draw:text-style-name="P1" draw:layer="layout" svg:x1="4.964cm" svg:y1="2.631cm" svg:x2="4.906cm" svg:y2="2.732cm">
          <text:p/>
        </draw:line>
        <draw:line draw:style-name="gr3" draw:text-style-name="P1" draw:layer="layout" svg:x1="4.906cm" svg:y1="2.731cm" svg:x2="4.906cm" svg:y2="2.631cm">
          <text:p/>
        </draw:line>
        <draw:line draw:style-name="gr3" draw:text-style-name="P1" draw:layer="layout" svg:x1="4.858cm" svg:y1="2.731cm" svg:x2="4.858cm" svg:y2="2.631cm">
          <text:p/>
        </draw:line>
        <draw:line draw:style-name="gr3" draw:text-style-name="P1" draw:layer="layout" svg:x1="4.858cm" svg:y1="2.631cm" svg:x2="4.835cm" svg:y2="2.631cm">
          <text:p/>
        </draw:line>
        <draw:line draw:style-name="gr3" draw:text-style-name="P1" draw:layer="layout" svg:x1="4.836cm" svg:y1="2.631cm" svg:x2="4.82cm" svg:y2="2.637cm">
          <text:p/>
        </draw:line>
        <draw:line draw:style-name="gr3" draw:text-style-name="P1" draw:layer="layout" svg:x1="4.821cm" svg:y1="2.636cm" svg:x2="4.811cm" svg:y2="2.646cm">
          <text:p/>
        </draw:line>
        <draw:line draw:style-name="gr3" draw:text-style-name="P1" draw:layer="layout" svg:x1="4.813cm" svg:y1="2.645cm" svg:x2="4.806cm" svg:y2="2.656cm">
          <text:p/>
        </draw:line>
        <draw:line draw:style-name="gr3" draw:text-style-name="P1" draw:layer="layout" svg:x1="4.807cm" svg:y1="2.655cm" svg:x2="4.801cm" svg:y2="2.675cm">
          <text:p/>
        </draw:line>
        <draw:line draw:style-name="gr3" draw:text-style-name="P1" draw:layer="layout" svg:x1="4.801cm" svg:y1="2.674cm" svg:x2="4.801cm" svg:y2="2.688cm">
          <text:p/>
        </draw:line>
        <draw:line draw:style-name="gr3" draw:text-style-name="P1" draw:layer="layout" svg:x1="4.801cm" svg:y1="2.688cm" svg:x2="4.807cm" svg:y2="2.708cm">
          <text:p/>
        </draw:line>
        <draw:line draw:style-name="gr3" draw:text-style-name="P1" draw:layer="layout" svg:x1="4.806cm" svg:y1="2.707cm" svg:x2="4.813cm" svg:y2="2.718cm">
          <text:p/>
        </draw:line>
        <draw:line draw:style-name="gr3" draw:text-style-name="P1" draw:layer="layout" svg:x1="4.811cm" svg:y1="2.717cm" svg:x2="4.821cm" svg:y2="2.727cm">
          <text:p/>
        </draw:line>
        <draw:line draw:style-name="gr3" draw:text-style-name="P1" draw:layer="layout" svg:x1="4.82cm" svg:y1="2.726cm" svg:x2="4.836cm" svg:y2="2.732cm">
          <text:p/>
        </draw:line>
        <draw:line draw:style-name="gr3" draw:text-style-name="P1" draw:layer="layout" svg:x1="4.835cm" svg:y1="2.731cm" svg:x2="4.858cm" svg:y2="2.731cm">
          <text:p/>
        </draw:line>
        <draw:polygon draw:style-name="gr2" draw:text-style-name="P1" draw:layer="layout" svg:width="0.735cm" svg:height="0.413cm" svg:x="4.71cm" svg:y="2.392cm" svg:viewBox="0 0 736 414" draw:points="0,0 736,0 736,414 0,414">
          <text:p/>
        </draw:polygon>
        <draw:line draw:style-name="gr4" draw:text-style-name="P1" draw:layer="layout" svg:x1="5.182cm" svg:y1="3.034cm" svg:x2="5.131cm" svg:y2="3.034cm">
          <text:p/>
        </draw:line>
        <draw:line draw:style-name="gr4" draw:text-style-name="P1" draw:layer="layout" svg:x1="5.182cm" svg:y1="3.288cm" svg:x2="5.131cm" svg:y2="3.288cm">
          <text:p/>
        </draw:line>
        <draw:line draw:style-name="gr5" draw:text-style-name="P1" draw:layer="layout" svg:x1="3.269cm" svg:y1="5.125cm" svg:x2="3.269cm" svg:y2="5.015cm">
          <text:p/>
        </draw:line>
        <draw:path draw:style-name="gr6" draw:text-style-name="P2" draw:layer="layout" svg:width="0.2cm" svg:height="0.2cm" svg:x="2.968cm" svg:y="4.97cm" svg:viewBox="0 0 201 201" svg:d="M0 101c0-56 45-101 101-101s100 45 100 101-44 100-100 100-101-44-101-100z">
          <text:p/>
        </draw:path>
        <draw:line draw:style-name="gr7" draw:text-style-name="P1" draw:layer="layout" svg:x1="3.123cm" svg:y1="3.472cm" svg:x2="3.033cm" svg:y2="3.472cm">
          <text:p/>
        </draw:line>
        <draw:line draw:style-name="gr7" draw:text-style-name="P1" draw:layer="layout" svg:x1="3.123cm" svg:y1="3.672cm" svg:x2="3.033cm" svg:y2="3.672cm">
          <text:p/>
        </draw:line>
        <draw:line draw:style-name="gr8" draw:text-style-name="P1" draw:layer="layout" svg:x1="2.291cm" svg:y1="3.443cm" svg:x2="2.291cm" svg:y2="3.498cm">
          <text:p/>
        </draw:line>
        <draw:path draw:style-name="gr6" draw:text-style-name="P2" draw:layer="layout" svg:width="0.24cm" svg:height="0.24cm" svg:x="2.425cm" svg:y="3.351cm" svg:viewBox="0 0 241 241" svg:d="M0 119c0-66 54-119 121-119 66 0 120 53 120 119 0 68-54 122-120 122-67 0-121-54-121-122z">
          <text:p/>
        </draw:path>
        <draw:path draw:style-name="gr6" draw:text-style-name="P2" draw:layer="layout" svg:width="0.3cm" svg:height="0.3cm" svg:x="2.144cm" svg:y="3.805cm" svg:viewBox="0 0 301 301" svg:d="M0 152c0-83 68-152 151-152s150 69 150 152c0 82-67 149-150 149s-151-67-151-149z">
          <text:p/>
        </draw:path>
        <draw:path draw:style-name="gr6" draw:text-style-name="P2" draw:layer="layout" svg:width="0.3cm" svg:height="0.3cm" svg:x="2.144cm" svg:y="4.567cm" svg:viewBox="0 0 301 301" svg:d="M0 152c0-84 68-152 151-152s150 68 150 152c0 82-67 149-150 149s-151-67-151-149z">
          <text:p/>
        </draw:path>
        <draw:line draw:style-name="gr4" draw:text-style-name="P1" draw:layer="layout" svg:x1="3.875cm" svg:y1="2.883cm" svg:x2="3.875cm" svg:y2="2.902cm">
          <text:p/>
        </draw:line>
        <draw:line draw:style-name="gr4" draw:text-style-name="P1" draw:layer="layout" svg:x1="4.129cm" svg:y1="2.883cm" svg:x2="4.129cm" svg:y2="2.902cm">
          <text:p/>
        </draw:line>
        <draw:line draw:style-name="gr4" draw:text-style-name="P1" draw:layer="layout" svg:x1="4.383cm" svg:y1="2.883cm" svg:x2="4.383cm" svg:y2="2.902cm">
          <text:p/>
        </draw:line>
        <draw:line draw:style-name="gr9" draw:text-style-name="P1" draw:layer="layout" svg:x1="4.147cm" svg:y1="5.119cm" svg:x2="4.147cm" svg:y2="5.28cm">
          <text:p/>
        </draw:line>
        <draw:line draw:style-name="gr9" draw:text-style-name="P1" draw:layer="layout" svg:x1="4.968cm" svg:y1="5.119cm" svg:x2="4.968cm" svg:y2="5.28cm">
          <text:p/>
        </draw:line>
        <draw:line draw:style-name="gr10" draw:text-style-name="P1" draw:layer="layout" svg:x1="4.358cm" svg:y1="5.149cm" svg:x2="4.358cm" svg:y2="5.25cm">
          <text:p/>
        </draw:line>
        <draw:line draw:style-name="gr11" draw:text-style-name="P1" draw:layer="layout" svg:x1="4.557cm" svg:y1="5.159cm" svg:x2="4.557cm" svg:y2="5.24cm">
          <text:p/>
        </draw:line>
        <draw:line draw:style-name="gr10" draw:text-style-name="P1" draw:layer="layout" svg:x1="4.757cm" svg:y1="5.149cm" svg:x2="4.757cm" svg:y2="5.25cm">
          <text:p/>
        </draw:line>
        <draw:path draw:style-name="gr6" draw:text-style-name="P2" draw:layer="layout" svg:width="0.3cm" svg:height="0.3cm" svg:x="4.206cm" svg:y="5.607cm" svg:viewBox="0 0 301 301" svg:d="M0 152c0-83 68-152 151-152s150 69 150 152c0 82-67 149-150 149s-151-67-151-149z">
          <text:p/>
        </draw:path>
        <draw:path draw:style-name="gr6" draw:text-style-name="P2" draw:layer="layout" svg:width="0.3cm" svg:height="0.3cm" svg:x="2.919cm" svg:y="5.607cm" svg:viewBox="0 0 301 301" svg:d="M0 152c0-83 67-152 149-152 83 0 152 69 152 152 0 82-69 149-152 149-82 0-149-67-149-149z">
          <text:p/>
        </draw:path>
        <draw:line draw:style-name="gr12" draw:text-style-name="P1" draw:layer="layout" svg:x1="4.129cm" svg:y1="2.893cm" svg:x2="4.129cm" svg:y2="3.071cm">
          <text:p/>
        </draw:line>
        <draw:line draw:style-name="gr12" draw:text-style-name="P1" draw:layer="layout" svg:x1="4.127cm" svg:y1="3.076cm" svg:x2="4.13cm" svg:y2="3.071cm">
          <text:p/>
        </draw:line>
        <draw:line draw:style-name="gr12" draw:text-style-name="P1" draw:layer="layout" svg:x1="5.157cm" svg:y1="3.856cm" svg:x2="5.157cm" svg:y2="3.288cm">
          <text:p/>
        </draw:line>
        <draw:line draw:style-name="gr12" draw:text-style-name="P1" draw:layer="layout" svg:x1="4.129cm" svg:y1="3.071cm" svg:x2="4.129cm" svg:y2="3.114cm">
          <text:p/>
        </draw:line>
        <draw:line draw:style-name="gr13" draw:text-style-name="P1" draw:layer="layout" svg:x1="3.08cm" svg:y1="5.061cm" svg:x2="3.068cm" svg:y2="5.071cm">
          <text:p/>
        </draw:line>
        <draw:line draw:style-name="gr12" draw:text-style-name="P1" draw:layer="layout" svg:x1="3.069cm" svg:y1="5.778cm" svg:x2="3.069cm" svg:y2="5.071cm">
          <text:p/>
        </draw:line>
        <draw:line draw:style-name="gr12" draw:text-style-name="P1" draw:layer="layout" svg:x1="4.234cm" svg:y1="3.997cm" svg:x2="5.016cm" svg:y2="3.997cm">
          <text:p/>
        </draw:line>
        <draw:line draw:style-name="gr13" draw:text-style-name="P1" draw:layer="layout" svg:x1="2.295cm" svg:y1="4.718cm" svg:x2="2.295cm" svg:y2="4.999cm">
          <text:p/>
        </draw:line>
        <draw:line draw:style-name="gr12" draw:text-style-name="P1" draw:layer="layout" svg:x1="3.796cm" svg:y1="2.584cm" svg:x2="3.613cm" svg:y2="2.768cm">
          <text:p/>
        </draw:line>
        <draw:line draw:style-name="gr12" draw:text-style-name="P1" draw:layer="layout" svg:x1="3.613cm" svg:y1="3.563cm" svg:x2="3.613cm" svg:y2="2.767cm">
          <text:p/>
        </draw:line>
        <draw:line draw:style-name="gr13" draw:text-style-name="P1" draw:layer="layout" svg:x1="2.366cm" svg:y1="5.07cm" svg:x2="3.068cm" svg:y2="5.07cm">
          <text:p/>
        </draw:line>
        <draw:line draw:style-name="gr12" draw:text-style-name="P1" draw:layer="layout" svg:x1="3.504cm" svg:y1="3.673cm" svg:x2="3.614cm" svg:y2="3.563cm">
          <text:p/>
        </draw:line>
        <draw:line draw:style-name="gr12" draw:text-style-name="P1" draw:layer="layout" svg:x1="3.079cm" svg:y1="3.672cm" svg:x2="3.079cm" svg:y2="5.061cm">
          <text:p/>
        </draw:line>
        <draw:line draw:style-name="gr12" draw:text-style-name="P1" draw:layer="layout" svg:x1="3.993cm" svg:y1="2.584cm" svg:x2="3.795cm" svg:y2="2.584cm">
          <text:p/>
        </draw:line>
        <draw:line draw:style-name="gr12" draw:text-style-name="P1" draw:layer="layout" svg:x1="3.482cm" svg:y1="3.672cm" svg:x2="3.079cm" svg:y2="3.672cm">
          <text:p/>
        </draw:line>
        <draw:line draw:style-name="gr12" draw:text-style-name="P1" draw:layer="layout" svg:x1="4.129cm" svg:y1="2.893cm" svg:x2="4.129cm" svg:y2="2.72cm">
          <text:p/>
        </draw:line>
        <draw:line draw:style-name="gr12" draw:text-style-name="P1" draw:layer="layout" svg:x1="3.483cm" svg:y1="3.672cm" svg:x2="3.482cm" svg:y2="3.672cm">
          <text:p/>
        </draw:line>
        <draw:line draw:style-name="gr13" draw:text-style-name="P1" draw:layer="layout" svg:x1="3.068cm" svg:y1="3.683cm" svg:x2="3.08cm" svg:y2="3.672cm">
          <text:p/>
        </draw:line>
        <draw:line draw:style-name="gr13" draw:text-style-name="P1" draw:layer="layout" svg:x1="2.295cm" svg:y1="4.999cm" svg:x2="2.367cm" svg:y2="5.071cm">
          <text:p/>
        </draw:line>
        <draw:line draw:style-name="gr12" draw:text-style-name="P1" draw:layer="layout" svg:x1="4.127cm" svg:y1="3.889cm" svg:x2="4.127cm" svg:y2="3.074cm">
          <text:p/>
        </draw:line>
        <draw:line draw:style-name="gr12" draw:text-style-name="P1" draw:layer="layout" svg:x1="5.016cm" svg:y1="3.998cm" svg:x2="5.158cm" svg:y2="3.856cm">
          <text:p/>
        </draw:line>
        <draw:line draw:style-name="gr12" draw:text-style-name="P1" draw:layer="layout" svg:x1="3.504cm" svg:y1="3.672cm" svg:x2="3.483cm" svg:y2="3.672cm">
          <text:p/>
        </draw:line>
        <draw:line draw:style-name="gr12" draw:text-style-name="P1" draw:layer="layout" svg:x1="3.069cm" svg:y1="5.071cm" svg:x2="3.068cm" svg:y2="5.07cm">
          <text:p/>
        </draw:line>
        <draw:line draw:style-name="gr12" draw:text-style-name="P1" draw:layer="layout" svg:x1="4.127cm" svg:y1="3.889cm" svg:x2="4.235cm" svg:y2="3.998cm">
          <text:p/>
        </draw:line>
        <draw:line draw:style-name="gr12" draw:text-style-name="P1" draw:layer="layout" svg:x1="4.13cm" svg:y1="2.721cm" svg:x2="3.993cm" svg:y2="2.584cm">
          <text:p/>
        </draw:line>
        <draw:line draw:style-name="gr13" draw:text-style-name="P1" draw:layer="layout" svg:x1="4.357cm" svg:y1="5.196cm" svg:x2="4.363cm" svg:y2="5.19cm">
          <text:p/>
        </draw:line>
        <draw:line draw:style-name="gr12" draw:text-style-name="P1" draw:layer="layout" svg:x1="4.357cm" svg:y1="5.778cm" svg:x2="4.357cm" svg:y2="5.195cm">
          <text:p/>
        </draw:line>
        <draw:line draw:style-name="gr12" draw:text-style-name="P1" draw:layer="layout" svg:x1="4.454cm" svg:y1="4.155cm" svg:x2="4.492cm" svg:y2="4.192cm">
          <text:p/>
        </draw:line>
        <draw:line draw:style-name="gr12" draw:text-style-name="P1" draw:layer="layout" svg:x1="4.563cm" svg:y1="4.262cm" svg:x2="4.563cm" svg:y2="5.195cm">
          <text:p/>
        </draw:line>
        <draw:line draw:style-name="gr12" draw:text-style-name="P1" draw:layer="layout" svg:x1="3.763cm" svg:y1="4.156cm" svg:x2="3.873cm" svg:y2="4.046cm">
          <text:p/>
        </draw:line>
        <draw:line draw:style-name="gr12" draw:text-style-name="P1" draw:layer="layout" svg:x1="3.873cm" svg:y1="4.143cm" svg:x2="3.873cm" svg:y2="2.894cm">
          <text:p/>
        </draw:line>
        <draw:line draw:style-name="gr12" draw:text-style-name="P1" draw:layer="layout" svg:x1="3.376cm" svg:y1="4.155cm" svg:x2="3.814cm" svg:y2="4.155cm">
          <text:p/>
        </draw:line>
        <draw:line draw:style-name="gr12" draw:text-style-name="P1" draw:layer="layout" svg:x1="3.873cm" svg:y1="2.895cm" svg:x2="3.876cm" svg:y2="2.893cm">
          <text:p/>
        </draw:line>
        <draw:line draw:style-name="gr12" draw:text-style-name="P1" draw:layer="layout" svg:x1="3.269cm" svg:y1="4.263cm" svg:x2="3.377cm" svg:y2="4.155cm">
          <text:p/>
        </draw:line>
        <draw:line draw:style-name="gr12" draw:text-style-name="P1" draw:layer="layout" svg:x1="4.564cm" svg:y1="5.195cm" svg:x2="4.557cm" svg:y2="5.2cm">
          <text:p/>
        </draw:line>
        <draw:line draw:style-name="gr12" draw:text-style-name="P1" draw:layer="layout" svg:x1="3.982cm" svg:y1="4.156cm" svg:x2="3.874cm" svg:y2="4.046cm">
          <text:p/>
        </draw:line>
        <draw:line draw:style-name="gr12" draw:text-style-name="P1" draw:layer="layout" svg:x1="3.861cm" svg:y1="4.155cm" svg:x2="4.454cm" svg:y2="4.155cm">
          <text:p/>
        </draw:line>
        <draw:line draw:style-name="gr12" draw:text-style-name="P1" draw:layer="layout" svg:x1="3.814cm" svg:y1="4.155cm" svg:x2="3.861cm" svg:y2="4.155cm">
          <text:p/>
        </draw:line>
        <draw:line draw:style-name="gr12" draw:text-style-name="P1" draw:layer="layout" svg:x1="3.861cm" svg:y1="4.156cm" svg:x2="3.874cm" svg:y2="4.143cm">
          <text:p/>
        </draw:line>
        <draw:line draw:style-name="gr12" draw:text-style-name="P1" draw:layer="layout" svg:x1="4.491cm" svg:y1="4.191cm" svg:x2="4.564cm" svg:y2="4.263cm">
          <text:p/>
        </draw:line>
        <draw:line draw:style-name="gr12" draw:text-style-name="P1" draw:layer="layout" svg:x1="3.269cm" svg:y1="5.07cm" svg:x2="3.269cm" svg:y2="4.262cm">
          <text:p/>
        </draw:line>
        <draw:line draw:style-name="gr12" draw:text-style-name="P1" draw:layer="layout" svg:x1="4.383cm" svg:y1="2.893cm" svg:x2="4.383cm" svg:y2="2.712cm">
          <text:p/>
        </draw:line>
        <draw:line draw:style-name="gr12" draw:text-style-name="P1" draw:layer="layout" svg:x1="3.455cm" svg:y1="3.363cm" svg:x2="3.346cm" svg:y2="3.473cm">
          <text:p/>
        </draw:line>
        <draw:line draw:style-name="gr12" draw:text-style-name="P1" draw:layer="layout" svg:x1="4.092cm" svg:y1="2.423cm" svg:x2="3.739cm" svg:y2="2.423cm">
          <text:p/>
        </draw:line>
        <draw:line draw:style-name="gr13" draw:text-style-name="P1" draw:layer="layout" svg:x1="2.545cm" svg:y1="3.471cm" svg:x2="3.077cm" svg:y2="3.471cm">
          <text:p/>
        </draw:line>
        <draw:line draw:style-name="gr13" draw:text-style-name="P1" draw:layer="layout" svg:x1="3.077cm" svg:y1="3.471cm" svg:x2="3.081cm" svg:y2="3.473cm">
          <text:p/>
        </draw:line>
        <draw:line draw:style-name="gr12" draw:text-style-name="P1" draw:layer="layout" svg:x1="4.383cm" svg:y1="2.893cm" svg:x2="4.674cm" svg:y2="2.893cm">
          <text:p/>
        </draw:line>
        <draw:line draw:style-name="gr12" draw:text-style-name="P1" draw:layer="layout" svg:x1="4.384cm" svg:y1="2.713cm" svg:x2="4.092cm" svg:y2="2.423cm">
          <text:p/>
        </draw:line>
        <draw:line draw:style-name="gr12" draw:text-style-name="P1" draw:layer="layout" svg:x1="3.346cm" svg:y1="3.472cm" svg:x2="3.079cm" svg:y2="3.472cm">
          <text:p/>
        </draw:line>
        <draw:line draw:style-name="gr12" draw:text-style-name="P1" draw:layer="layout" svg:x1="3.454cm" svg:y1="3.363cm" svg:x2="3.454cm" svg:y2="2.707cm">
          <text:p/>
        </draw:line>
        <draw:polyline draw:style-name="gr12" draw:text-style-name="P1" draw:layer="layout" svg:width="0cm" svg:height="0cm" svg:x="3.454cm" svg:y="2.707cm" svg:viewBox="0 0 0 0" draw:points="0,0">
          <text:p/>
        </draw:polyline>
        <draw:line draw:style-name="gr12" draw:text-style-name="P1" draw:layer="layout" svg:x1="4.674cm" svg:y1="2.893cm" svg:x2="4.815cm" svg:y2="3.035cm">
          <text:p/>
        </draw:line>
        <draw:line draw:style-name="gr12" draw:text-style-name="P1" draw:layer="layout" svg:x1="3.454cm" svg:y1="2.708cm" svg:x2="3.74cm" svg:y2="2.423cm">
          <text:p/>
        </draw:line>
        <draw:line draw:style-name="gr12" draw:text-style-name="P1" draw:layer="layout" svg:x1="4.814cm" svg:y1="3.034cm" svg:x2="5.157cm" svg:y2="3.034cm">
          <text:p/>
        </draw:line>
        <draw:line draw:style-name="gr13" draw:text-style-name="P1" draw:layer="layout" svg:x1="3.084cm" svg:y1="3.477cm" svg:x2="3.079cm" svg:y2="3.472cm">
          <text:p/>
        </draw:line>
        <draw:line draw:style-name="gr13" draw:text-style-name="P1" draw:layer="layout" svg:x1="2.295cm" svg:y1="3.956cm" svg:x2="2.295cm" svg:y2="3.474cm">
          <text:p/>
        </draw:line>
        <draw:line draw:style-name="gr13" draw:text-style-name="P1" draw:layer="layout" svg:x1="2.296cm" svg:y1="3.475cm" svg:x2="2.291cm" svg:y2="3.471cm">
          <text:p/>
        </draw:line>
        <draw:polygon draw:style-name="gr14" draw:text-style-name="P2" draw:layer="layout" svg:width="0.229cm" svg:height="0.107cm" svg:x="3.799cm" svg:y="2.675cm" svg:viewBox="0 0 230 108" draw:points="157,2 162,5 224,66 225,68 227,70 228,72 229,74 229,76 230,78 230,81 230,83 229,85 229,87 228,89 227,91 224,95 218,102 210,107 201,108 192,105 188,102 177,89 170,85 157,75 151,72 135,64 112,56 91,53 88,52 63,52 60,53 39,56 26,61 17,61 9,58 3,52 0,43 1,35 6,28 28,5 35,1 42,0 148,0">
          <text:p/>
        </draw:polygon>
        <draw:polygon draw:style-name="gr14" draw:text-style-name="P2" draw:layer="layout" svg:width="0.467cm" svg:height="0.443cm" svg:x="4.184cm" svg:y="2.359cm" svg:viewBox="0 0 468 444" draw:points="457,2 464,7 468,15 468,24 467,25 467,425 465,433 460,440 452,444 448,444 342,444 333,442 327,437 326,436 317,423 300,406 297,404 291,398 289,389 289,388 289,346 287,340 286,335 285,328 283,323 283,322 278,312 268,297 263,291 256,285 6,34 1,26 0,17 3,9 9,3 18,0 20,0 448,0">
          <text:p/>
        </draw:polygon>
        <draw:polygon draw:style-name="gr14" draw:text-style-name="P2" draw:layer="layout" svg:width="0.258cm" svg:height="0.078cm" svg:x="4.801cm" svg:y="2.865cm" svg:viewBox="0 0 259 79" draw:points="242,0 244,0 246,1 248,2 250,3 252,4 253,6 255,7 256,9 257,12 258,13 258,15 258,18 259,20 258,22 258,24 257,26 257,29 255,30 255,32 251,36 250,36 244,40 230,50 213,67 211,70 205,77 196,79 195,79 59,79 50,77 45,74 6,34 1,26 0,17 3,9 9,3 18,0 20,0 239,0">
          <text:p/>
        </draw:polygon>
        <draw:polygon draw:style-name="gr14" draw:text-style-name="P2" draw:layer="layout" svg:width="0.133cm" svg:height="0.131cm" svg:x="3.389cm" svg:y="3.451cm" svg:viewBox="0 0 134 132" draw:points="125,3 131,9 134,19 134,21 134,68 132,77 129,82 83,126 76,131 69,132 20,132 11,130 4,125 0,117 0,108 4,100 9,96 11,94 14,92 99,6 107,1 117,0">
          <text:p/>
        </draw:polygon>
        <draw:polygon draw:style-name="gr14" draw:text-style-name="P2" draw:layer="layout" svg:width="0.849cm" svg:height="0.924cm" svg:x="4.217cm" svg:y="2.983cm" svg:viewBox="0 0 850 925" draw:points="420,2 425,5 541,120 543,122 556,130 564,134 572,137 590,142 779,142 783,142 786,143 787,143 788,144 794,148 795,149 797,153 809,165 810,165 812,168 814,172 814,173 814,177 815,181 813,185 812,189 812,190 811,190 809,193 797,204 783,224 772,246 764,269 760,293 760,318 764,342 772,365 775,371 783,387 795,403 797,407 814,424 834,438 840,441 846,447 850,455 850,459 850,829 848,838 845,843 768,920 761,924 754,925 63,925 54,923 49,920 5,876 1,869 0,862 0,152 0,149 1,144 2,140 2,80 2,56 2,52 3,49 3,48 4,47 8,41 9,40 13,38 25,26 25,25 28,23 32,21 33,21 37,21 41,20 45,22 49,23 50,23 50,24 53,26 64,38 84,52 106,63 129,71 153,75 178,75 202,71 225,63 247,52 267,38 284,21 293,8 300,2 308,0 309,0 411,0">
          <text:p/>
        </draw:polygon>
        <draw:polygon draw:style-name="gr14" draw:text-style-name="P2" draw:layer="layout" svg:width="0.183cm" svg:height="1.061cm" svg:x="3.963cm" svg:y="3.003cm" svg:viewBox="0 0 184 1062" draw:points="41,0 42,0 45,2 49,3 50,3 50,4 53,6 64,18 67,20 68,20 70,23 73,26 73,27 74,31 75,35 75,36 75,50 75,53 73,61 73,62 73,896 77,914 80,922 84,930 87,934 95,945 148,998 178,1028 183,1036 184,1045 181,1053 175,1059 166,1062 164,1062 64,1062 55,1060 50,1057 5,1012 1,1005 0,998 0,37 0,34 1,30 1,29 2,29 6,23 7,22 13,18 25,6 25,5 29,3 32,1 33,1 37,1">
          <text:p/>
        </draw:polygon>
        <draw:polygon draw:style-name="gr14" draw:text-style-name="P2" draw:layer="layout" svg:width="0.613cm" svg:height="1.237cm" svg:x="3.169cm" svg:y="2.97cm" svg:viewBox="0 0 614 1238" draw:points="567,4 572,10 574,14 588,35 605,52 606,52 612,59 614,68 614,1031 612,1040 609,1045 564,1090 557,1094 550,1095 200,1095 182,1099 171,1104 167,1105 166,1106 162,1108 151,1116 34,1232 26,1237 17,1238 9,1235 3,1229 0,1220 0,1218 0,838 2,830 7,823 10,821 23,814 39,802 43,799 50,794 57,793 323,793 324,793 325,793 328,793 345,793 363,789 371,786 379,782 388,776 394,772 514,652 518,646 524,637 527,630 531,621 534,607 535,603 535,20 537,11 542,4 550,0 559,0">
          <text:p/>
        </draw:polygon>
        <draw:polygon draw:style-name="gr14" draw:text-style-name="P2" draw:layer="layout" svg:width="0.618cm" svg:height="1.449cm" svg:x="2.37cm" svg:y="3.546cm" svg:viewBox="0 0 619 1450" draw:points="551,1 555,1 555,2 559,4 562,7 563,7 565,11 567,13 568,14 569,17 571,20 571,21 572,22 572,25 572,28 572,29 572,30 570,34 569,37 569,38 568,38 567,40 565,42 553,58 544,76 538,96 534,116 534,136 538,157 544,176 553,194 557,199 565,211 580,225 596,237 609,244 615,249 619,257 619,261 619,1388 617,1397 612,1404 611,1404 602,1411 585,1428 581,1433 575,1442 568,1448 559,1450 558,1450 35,1450 32,1450 28,1449 27,1449 26,1448 21,1445 5,1429 1,1422 0,1415 0,1371 2,1363 7,1356 12,1353 13,1352 36,1339 57,1323 75,1305 91,1284 104,1261 114,1237 121,1212 125,1186 125,1159 121,1133 114,1108 104,1084 91,1061 75,1040 71,1032 72,1023 75,1015 83,1010 91,1008 522,1008 538,1004 551,996 563,985 570,971 575,956 575,651 570,636 563,622 551,610 538,602 522,598 66,598 58,596 51,590 47,582 47,574 51,566 54,562 57,560 75,542 91,521 104,498 114,474 121,449 125,423 125,396 121,370 114,345 104,321 91,298 75,277 57,259 41,247 36,243 13,230 12,229 5,224 0,216 0,211 0,81 0,78 1,74 1,73 2,73 6,67 7,66 14,61 29,46 32,44 36,42 37,41 41,41 45,41 49,42 53,44 54,44 56,46 63,53 80,66 100,77 120,86 142,92 161,94 164,95 186,95 208,92 230,86 250,77 270,66 287,53 303,37 317,19 322,9 328,3 337,0 340,0 547,0">
          <text:p/>
        </draw:polygon>
        <draw:polygon draw:style-name="gr14" draw:text-style-name="P2" draw:layer="layout" svg:width="1.033cm" svg:height="3.412cm" svg:x="4.447cm" svg:y="2.864cm" svg:viewBox="0 0 1034 3413" draw:points="1026,3 1032,10 1034,18 1034,19 1034,3394 1032,3402 1026,3409 1018,3413 1014,3413 120,3413 111,3411 104,3406 101,3398 101,3389 103,3384 104,3381 108,3374 113,3358 113,3137 108,3122 101,3108 89,3097 76,3089 60,3085 49,3085 40,3083 33,3077 29,3069 29,3060 33,3052 37,3049 42,3045 60,3027 76,3006 89,2983 99,2959 106,2934 110,2908 110,2881 106,2855 99,2830 89,2806 76,2783 60,2762 42,2744 30,2735 21,2728 10,2722 4,2716 0,2707 0,2704 0,2502 2,2494 8,2487 16,2483 24,2483 32,2486 40,2492 59,2502 79,2508 100,2512 121,2512 142,2508 162,2502 181,2492 198,2480 198,2479 199,2479 206,2475 215,2474 223,2477 227,2479 229,2482 242,2491 244,2493 245,2493 262,2502 281,2508 301,2512 320,2512 340,2508 360,2502 377,2493 386,2491 395,2493 402,2498 402,2499 411,2511 427,2527 445,2541 466,2551 488,2558 510,2562 533,2562 555,2558 577,2551 598,2541 616,2527 632,2511 646,2493 656,2472 663,2450 667,2428 667,2245 663,2223 656,2201 646,2180 632,2162 616,2146 598,2132 577,2122 555,2115 533,2111 510,2111 488,2115 466,2122 445,2132 427,2146 411,2162 402,2174 396,2179 387,2182 378,2180 377,2180 360,2171 340,2165 320,2161 301,2161 281,2165 262,2171 260,2172 245,2180 237,2185 229,2189 220,2188 212,2184 207,2177 206,2169 206,1390 205,1384 204,1381 202,1372 195,1356 185,1341 181,1337 173,1329 102,1258 97,1250 96,1241 99,1233 105,1227 114,1224 116,1224 578,1224 596,1220 604,1217 612,1213 621,1207 627,1203 780,1050 785,1043 790,1035 794,1027 797,1019 800,1003 801,1001 801,577 803,568 808,561 811,559 817,556 837,542 854,525 868,505 879,483 887,460 891,436 891,411 887,387 879,364 868,342 854,322 842,311 837,303 836,294 839,286 842,282 854,271 868,251 879,229 887,206 891,182 891,157 887,133 879,110 877,106 868,88 854,68 837,51 831,47 817,37 816,37 810,30 808,21 810,13 815,5 823,1 828,1 1006,1 1009,0 1018,0">
          <text:p/>
        </draw:polygon>
        <draw:polygon draw:style-name="gr14" draw:text-style-name="P2" draw:layer="layout" svg:width="1.313cm" svg:height="2.031cm" svg:x="3.159cm" svg:y="4.245cm" svg:viewBox="0 0 1314 2032" draw:points="1260,2 1265,5 1309,49 1313,56 1314,63 1314,211 1312,219 1307,226 1299,230 1290,230 1289,230 1285,229 860,229 845,229 829,233 816,241 804,252 797,266 792,281 792,586 797,601 804,615 816,626 829,634 845,638 1285,638 1289,637 1298,637 1306,640 1312,647 1314,655 1314,656 1314,795 1312,803 1307,810 1299,814 1290,814 1282,810 1281,809 1270,801 1265,798 1260,795 1248,789 1229,783 1209,779 1190,779 1170,783 1151,789 1134,798 1125,800 1116,798 1109,793 1109,792 1100,780 1084,764 1066,750 1045,740 1023,733 1001,729 978,729 956,733 934,740 913,750 895,764 879,780 865,798 855,819 848,841 844,863 844,1046 848,1068 855,1091 865,1112 879,1130 895,1146 913,1160 934,1170 956,1177 978,1181 1001,1181 1023,1177 1045,1170 1066,1160 1077,1151 1085,1147 1094,1148 1102,1152 1107,1159 1109,1167 1109,1323 1107,1331 1101,1338 1099,1340 1087,1347 1066,1363 1048,1381 1032,1402 1019,1425 1009,1449 1002,1474 998,1500 998,1527 1002,1553 1009,1578 1019,1602 1032,1625 1046,1643 1048,1646 1066,1664 1071,1668 1077,1675 1079,1683 1077,1692 1072,1699 1064,1703 1059,1704 983,1704 967,1708 954,1716 942,1727 934,1741 930,1756 930,1977 934,1993 940,2003 943,2011 942,2020 937,2027 929,2032 923,2032 111,2032 102,2030 95,2025 91,2017 91,2008 95,2000 97,1999 96,1998 102,1993 109,1986 116,1973 121,1957 121,1736 116,1721 109,1707 97,1696 84,1688 68,1684 59,1681 53,1674 50,1666 52,1657 56,1650 60,1646 76,1625 89,1602 99,1578 106,1553 110,1527 110,1500 106,1474 99,1449 89,1425 76,1402 60,1381 42,1363 30,1354 21,1347 10,1341 4,1335 0,1326 0,1323 0,975 2,966 8,959 16,955 24,955 32,959 34,961 38,964 52,975 67,982 84,988 101,991 118,991 135,988 152,982 167,975 179,966 181,964 186,959 194,954 203,953 211,956 217,963 220,971 220,973 220,1040 225,1055 232,1069 244,1080 257,1089 273,1093 578,1093 594,1089 607,1080 619,1069 626,1055 631,1040 631,556 626,541 619,527 607,516 594,508 578,504 288,504 273,504 257,508 244,516 234,526 226,531 217,532 209,529 203,523 200,514 200,512 200,63 202,54 205,49 249,5 256,1 263,0 597,0 614,0 648,0 695,0 815,0 832,0 1251,0">
          <text:p/>
        </draw:polygon>
        <draw:polygon draw:style-name="gr14" draw:text-style-name="P2" draw:layer="layout" svg:width="1.706cm" svg:height="3.917cm" svg:x="1.94cm" svg:y="2.359cm" svg:viewBox="0 0 1707 3918" draw:points="1697,2 1704,7 1707,15 1707,24 1704,32 1702,34 1445,290 1435,305 1429,321 1425,339 1425,357 1425,358 1425,360 1425,959 1423,968 1420,973 1375,1017 1368,1022 1361,1023 1287,1023 1278,1021 1273,1017 1269,1014 1253,1002 1234,993 1215,986 1196,983 1195,983 1084,983 1083,983 1064,986 1045,993 1026,1002 1010,1014 995,1029 989,1034 980,1036 979,1036 771,1036 762,1034 755,1029 753,1027 748,1017 746,1014 736,1002 734,999 717,983 700,970 680,959 670,954 660,950 638,944 616,941 594,941 572,944 550,950 530,959 510,970 493,983 486,990 479,994 470,995 462,992 458,990 444,975 433,967 426,962 406,952 384,945 362,941 340,941 318,945 296,952 276,962 258,975 242,991 229,1009 219,1029 212,1051 208,1073 208,1150 212,1172 219,1194 229,1214 235,1221 242,1232 258,1248 271,1257 277,1264 279,1272 279,1273 279,1398 277,1406 272,1413 267,1416 266,1417 256,1422 243,1430 222,1446 204,1464 188,1485 175,1508 165,1532 158,1557 154,1583 154,1610 158,1636 163,1655 165,1661 175,1685 188,1708 194,1716 204,1729 222,1747 225,1749 231,1756 233,1765 231,1773 226,1780 218,1784 213,1785 161,1785 145,1789 132,1797 120,1808 113,1822 108,1837 108,2142 113,2157 120,2171 132,2182 145,2190 161,2194 176,2194 188,2194 197,2196 204,2202 208,2210 208,2218 204,2226 191,2243 188,2247 175,2270 165,2294 158,2319 154,2345 154,2372 157,2394 158,2398 162,2415 165,2423 175,2447 188,2470 189,2472 204,2491 222,2509 226,2512 243,2525 266,2538 267,2539 274,2544 279,2552 279,2557 279,2648 282,2662 288,2676 291,2681 296,2688 378,2770 382,2773 390,2778 392,2779 400,2782 404,2784 415,2786 416,2786 418,2787 433,2787 988,2787 997,2789 1004,2794 1005,2795 1015,2809 1032,2826 1032,2827 1038,2833 1040,2841 1040,2842 1040,3208 1038,3216 1032,3223 1030,3225 1018,3232 997,3248 979,3266 963,3287 950,3310 940,3334 933,3359 929,3385 929,3412 933,3438 940,3463 950,3487 963,3510 977,3528 979,3531 983,3535 988,3542 989,3551 986,3559 979,3566 971,3569 969,3569 922,3569 906,3573 893,3581 881,3592 873,3606 869,3621 869,3843 873,3859 881,3872 893,3884 893,3885 897,3890 899,3898 898,3907 892,3914 884,3918 879,3918 20,3918 11,3916 4,3911 1,3903 0,3899 0,2960 93,2960 93,3764 97,3780 105,3793 116,3805 130,3812 145,3817 734,3817 750,3812 763,3805 775,3793 782,3780 787,3764 787,2960 782,2944 775,2931 763,2919 750,2912 734,2907 161,2907 145,2907 130,2912 116,2919 105,2931 97,2944 93,2960 0,2960 0,401 519,401 519,705 524,721 531,734 543,746 556,753 572,758 1192,758 1208,753 1221,746 1233,734 1240,721 1245,705 1245,401 1244,399 1241,387 1240,385 1233,372 1221,360 1208,353 1192,348 587,348 572,348 556,353 543,360 531,372 524,385 519,401 0,401 0,19 2,11 8,4 16,0 20,0 1688,0">
          <text:p/>
        </draw:polygon>
        <draw:path draw:style-name="gr15" draw:text-style-name="P3" draw:layer="layout" svg:width="0.1cm" svg:height="0.1cm" svg:x="5.106cm" svg:y="2.984cm" svg:viewBox="0 0 101 101" svg:d="M0 49c0-27 23-49 52-49 27 0 49 22 49 49 0 28-22 52-49 52-29 0-52-24-52-52z">
          <text:p/>
        </draw:path>
        <draw:path draw:style-name="gr15" draw:text-style-name="P3" draw:layer="layout" svg:width="0.1cm" svg:height="0.1cm" svg:x="5.106cm" svg:y="3.238cm" svg:viewBox="0 0 101 101" svg:d="M0 50c0-28 23-50 52-50 27 0 49 22 49 50s-22 51-49 51c-29 0-52-23-52-51z">
          <text:p/>
        </draw:path>
        <draw:path draw:style-name="gr15" draw:text-style-name="P3" draw:layer="layout" svg:width="0.1cm" svg:height="0.1cm" svg:x="3.219cm" svg:y="5.021cm" svg:viewBox="0 0 101 101" svg:d="M0 50c0-28 22-50 50-50s51 22 51 50-23 51-51 51-50-23-50-51z">
          <text:p/>
        </draw:path>
        <draw:path draw:style-name="gr15" draw:text-style-name="P3" draw:layer="layout" svg:width="0.1cm" svg:height="0.1cm" svg:x="3.019cm" svg:y="5.021cm" svg:viewBox="0 0 101 101" svg:d="M0 50c0-28 22-50 50-50s51 22 51 50-23 51-51 51-50-23-50-51z">
          <text:p/>
        </draw:path>
        <draw:path draw:style-name="gr15" draw:text-style-name="P3" draw:layer="layout" svg:width="0.1cm" svg:height="0.1cm" svg:x="3.028cm" svg:y="3.422cm" svg:viewBox="0 0 101 101" svg:d="M0 51c0-28 23-51 52-51 27 0 49 23 49 51s-22 50-49 50c-29 0-52-22-52-50z">
          <text:p/>
        </draw:path>
        <draw:path draw:style-name="gr15" draw:text-style-name="P3" draw:layer="layout" svg:width="0.1cm" svg:height="0.1cm" svg:x="3.028cm" svg:y="3.622cm" svg:viewBox="0 0 101 101" svg:d="M0 51c0-28 23-51 52-51 27 0 49 23 49 51s-22 50-49 50c-29 0-52-22-52-50z">
          <text:p/>
        </draw:path>
        <draw:path draw:style-name="gr15" draw:text-style-name="P3" draw:layer="layout" svg:width="0.1cm" svg:height="0.1cm" svg:x="2.241cm" svg:y="3.421cm" svg:viewBox="0 0 101 101" svg:d="M0 50c0-28 22-50 50-50s51 22 51 50-23 51-51 51-50-23-50-51z">
          <text:p/>
        </draw:path>
        <draw:path draw:style-name="gr15" draw:text-style-name="P3" draw:layer="layout" svg:width="0.1cm" svg:height="0.1cm" svg:x="2.495cm" svg:y="3.421cm" svg:viewBox="0 0 101 101" svg:d="M0 50c0-28 22-50 51-50 28 0 50 22 50 50s-22 51-50 51c-29 0-51-23-51-51z">
          <text:p/>
        </draw:path>
        <draw:path draw:style-name="gr15" draw:text-style-name="P3" draw:layer="layout" svg:width="0.1cm" svg:height="0.1cm" svg:x="2.244cm" svg:y="3.905cm" svg:viewBox="0 0 101 101" svg:d="M0 51c0-28 24-51 52-51 27 0 49 23 49 51s-22 50-49 50c-28 0-52-22-52-50z">
          <text:p/>
        </draw:path>
        <draw:path draw:style-name="gr15" draw:text-style-name="P3" draw:layer="layout" svg:width="0.1cm" svg:height="0.1cm" svg:x="2.244cm" svg:y="4.667cm" svg:viewBox="0 0 101 101" svg:d="M0 51c0-28 24-51 52-51 27 0 49 23 49 51 0 27-22 50-49 50-28 0-52-23-52-50z">
          <text:p/>
        </draw:path>
        <draw:path draw:style-name="gr15" draw:text-style-name="P3" draw:layer="layout" svg:width="0.1cm" svg:height="0.1cm" svg:x="3.824cm" svg:y="2.843cm" svg:viewBox="0 0 101 101" svg:d="M0 50c0-28 23-50 52-50 27 0 49 22 49 50s-22 51-49 51c-29 0-52-23-52-51z">
          <text:p/>
        </draw:path>
        <draw:path draw:style-name="gr15" draw:text-style-name="P3" draw:layer="layout" svg:width="0.1cm" svg:height="0.1cm" svg:x="4.078cm" svg:y="2.843cm" svg:viewBox="0 0 101 101" svg:d="M0 50c0-28 23-50 51-50s50 22 50 50-22 51-50 51-51-23-51-51z">
          <text:p/>
        </draw:path>
        <draw:path draw:style-name="gr15" draw:text-style-name="P3" draw:layer="layout" svg:width="0.1cm" svg:height="0.1cm" svg:x="4.332cm" svg:y="2.843cm" svg:viewBox="0 0 101 101" svg:d="M0 50c0-28 24-50 52-50 27 0 49 22 49 50s-22 51-49 51c-28 0-52-23-52-51z">
          <text:p/>
        </draw:path>
        <draw:path draw:style-name="gr15" draw:text-style-name="P3" draw:layer="layout" svg:width="0.1cm" svg:height="0.101cm" svg:x="4.097cm" svg:y="5.15cm" svg:viewBox="0 0 101 102" svg:d="M0 50c0-27 23-50 52-50 27 0 49 23 49 50 0 28-22 52-49 52-29 0-52-24-52-52z">
          <text:p/>
        </draw:path>
        <draw:path draw:style-name="gr15" draw:text-style-name="P3" draw:layer="layout" svg:width="0.1cm" svg:height="0.101cm" svg:x="4.918cm" svg:y="5.15cm" svg:viewBox="0 0 101 102" svg:d="M0 50c0-27 23-50 50-50 28 0 51 23 51 50 0 28-23 52-51 52-27 0-50-24-50-52z">
          <text:p/>
        </draw:path>
        <draw:path draw:style-name="gr15" draw:text-style-name="P3" draw:layer="layout" svg:width="0.1cm" svg:height="0.101cm" svg:x="4.308cm" svg:y="5.15cm" svg:viewBox="0 0 101 102" svg:d="M0 50c0-27 22-50 50-50s51 23 51 50c0 28-23 52-51 52s-50-24-50-52z">
          <text:p/>
        </draw:path>
        <draw:path draw:style-name="gr15" draw:text-style-name="P3" draw:layer="layout" svg:width="0.1cm" svg:height="0.101cm" svg:x="4.508cm" svg:y="5.15cm" svg:viewBox="0 0 101 102" svg:d="M0 50c0-27 22-50 50-50s51 23 51 50c0 28-23 52-51 52s-50-24-50-52z">
          <text:p/>
        </draw:path>
        <draw:path draw:style-name="gr15" draw:text-style-name="P3" draw:layer="layout" svg:width="0.1cm" svg:height="0.101cm" svg:x="4.708cm" svg:y="5.15cm" svg:viewBox="0 0 101 102" svg:d="M0 50c0-27 22-50 50-50s51 23 51 50c0 28-23 52-51 52s-50-24-50-52z">
          <text:p/>
        </draw:path>
        <draw:path draw:style-name="gr15" draw:text-style-name="P3" draw:layer="layout" svg:width="0.1cm" svg:height="0.1cm" svg:x="4.306cm" svg:y="5.707cm" svg:viewBox="0 0 101 101" svg:d="M0 52c0-29 23-52 52-52 27 0 49 23 49 52 0 27-22 49-49 49-29 0-52-22-52-49z">
          <text:p/>
        </draw:path>
        <draw:path draw:style-name="gr15" draw:text-style-name="P3" draw:layer="layout" svg:width="0.1cm" svg:height="0.1cm" svg:x="3.019cm" svg:y="5.707cm" svg:viewBox="0 0 101 101" svg:d="M0 52c0-29 22-52 50-52s51 23 51 52c0 27-23 49-51 49s-50-22-50-49z">
          <text:p/>
        </draw:path>
        <draw:line draw:style-name="gr4" draw:text-style-name="P1" draw:layer="layout" svg:x1="5.182cm" svg:y1="3.034cm" svg:x2="5.131cm" svg:y2="3.034cm">
          <text:p/>
        </draw:line>
        <draw:line draw:style-name="gr4" draw:text-style-name="P1" draw:layer="layout" svg:x1="5.182cm" svg:y1="3.288cm" svg:x2="5.131cm" svg:y2="3.288cm">
          <text:p/>
        </draw:line>
        <draw:line draw:style-name="gr5" draw:text-style-name="P1" draw:layer="layout" svg:x1="3.269cm" svg:y1="5.125cm" svg:x2="3.269cm" svg:y2="5.015cm">
          <text:p/>
        </draw:line>
        <draw:path draw:style-name="gr6" draw:text-style-name="P2" draw:layer="layout" svg:width="0.2cm" svg:height="0.2cm" svg:x="2.968cm" svg:y="4.97cm" svg:viewBox="0 0 201 201" svg:d="M0 101c0-56 45-101 101-101s100 45 100 101-44 100-100 100-101-44-101-100z">
          <text:p/>
        </draw:path>
        <draw:line draw:style-name="gr7" draw:text-style-name="P1" draw:layer="layout" svg:x1="3.123cm" svg:y1="3.472cm" svg:x2="3.033cm" svg:y2="3.472cm">
          <text:p/>
        </draw:line>
        <draw:line draw:style-name="gr7" draw:text-style-name="P1" draw:layer="layout" svg:x1="3.123cm" svg:y1="3.672cm" svg:x2="3.033cm" svg:y2="3.672cm">
          <text:p/>
        </draw:line>
        <draw:line draw:style-name="gr8" draw:text-style-name="P1" draw:layer="layout" svg:x1="2.291cm" svg:y1="3.443cm" svg:x2="2.291cm" svg:y2="3.498cm">
          <text:p/>
        </draw:line>
        <draw:path draw:style-name="gr6" draw:text-style-name="P2" draw:layer="layout" svg:width="0.24cm" svg:height="0.24cm" svg:x="2.425cm" svg:y="3.351cm" svg:viewBox="0 0 241 241" svg:d="M0 119c0-66 54-119 121-119 66 0 120 53 120 119 0 68-54 122-120 122-67 0-121-54-121-122z">
          <text:p/>
        </draw:path>
        <draw:path draw:style-name="gr6" draw:text-style-name="P2" draw:layer="layout" svg:width="0.3cm" svg:height="0.3cm" svg:x="2.144cm" svg:y="3.805cm" svg:viewBox="0 0 301 301" svg:d="M0 152c0-83 68-152 151-152s150 69 150 152c0 82-67 149-150 149s-151-67-151-149z">
          <text:p/>
        </draw:path>
        <draw:path draw:style-name="gr6" draw:text-style-name="P2" draw:layer="layout" svg:width="0.3cm" svg:height="0.3cm" svg:x="2.144cm" svg:y="4.567cm" svg:viewBox="0 0 301 301" svg:d="M0 152c0-84 68-152 151-152s150 68 150 152c0 82-67 149-150 149s-151-67-151-149z">
          <text:p/>
        </draw:path>
        <draw:line draw:style-name="gr4" draw:text-style-name="P1" draw:layer="layout" svg:x1="3.875cm" svg:y1="2.883cm" svg:x2="3.875cm" svg:y2="2.902cm">
          <text:p/>
        </draw:line>
        <draw:line draw:style-name="gr4" draw:text-style-name="P1" draw:layer="layout" svg:x1="4.129cm" svg:y1="2.883cm" svg:x2="4.129cm" svg:y2="2.902cm">
          <text:p/>
        </draw:line>
        <draw:line draw:style-name="gr4" draw:text-style-name="P1" draw:layer="layout" svg:x1="4.383cm" svg:y1="2.883cm" svg:x2="4.383cm" svg:y2="2.902cm">
          <text:p/>
        </draw:line>
        <draw:line draw:style-name="gr9" draw:text-style-name="P1" draw:layer="layout" svg:x1="4.147cm" svg:y1="5.119cm" svg:x2="4.147cm" svg:y2="5.28cm">
          <text:p/>
        </draw:line>
        <draw:line draw:style-name="gr9" draw:text-style-name="P1" draw:layer="layout" svg:x1="4.968cm" svg:y1="5.119cm" svg:x2="4.968cm" svg:y2="5.28cm">
          <text:p/>
        </draw:line>
        <draw:line draw:style-name="gr10" draw:text-style-name="P1" draw:layer="layout" svg:x1="4.358cm" svg:y1="5.149cm" svg:x2="4.358cm" svg:y2="5.25cm">
          <text:p/>
        </draw:line>
        <draw:line draw:style-name="gr11" draw:text-style-name="P1" draw:layer="layout" svg:x1="4.557cm" svg:y1="5.159cm" svg:x2="4.557cm" svg:y2="5.24cm">
          <text:p/>
        </draw:line>
        <draw:line draw:style-name="gr10" draw:text-style-name="P1" draw:layer="layout" svg:x1="4.757cm" svg:y1="5.149cm" svg:x2="4.757cm" svg:y2="5.25cm">
          <text:p/>
        </draw:line>
        <draw:path draw:style-name="gr6" draw:text-style-name="P2" draw:layer="layout" svg:width="0.3cm" svg:height="0.3cm" svg:x="4.206cm" svg:y="5.607cm" svg:viewBox="0 0 301 301" svg:d="M0 152c0-83 68-152 151-152s150 69 150 152c0 82-67 149-150 149s-151-67-151-149z">
          <text:p/>
        </draw:path>
        <draw:path draw:style-name="gr6" draw:text-style-name="P2" draw:layer="layout" svg:width="0.3cm" svg:height="0.3cm" svg:x="2.919cm" svg:y="5.607cm" svg:viewBox="0 0 301 301" svg:d="M0 152c0-83 67-152 149-152 83 0 152 69 152 152 0 82-69 149-152 149-82 0-149-67-149-149z">
          <text:p/>
        </draw:path>
        <draw:path draw:style-name="gr6" draw:text-style-name="P2" draw:layer="layout" svg:width="0.1cm" svg:height="0.1cm" svg:x="5.106cm" svg:y="2.984cm" svg:viewBox="0 0 101 101" svg:d="M0 49c0-27 23-49 52-49 27 0 49 22 49 49 0 28-22 52-49 52-29 0-52-24-52-52z">
          <text:p/>
        </draw:path>
        <draw:path draw:style-name="gr6" draw:text-style-name="P2" draw:layer="layout" svg:width="0.1cm" svg:height="0.1cm" svg:x="5.106cm" svg:y="3.238cm" svg:viewBox="0 0 101 101" svg:d="M0 50c0-28 23-50 52-50 27 0 49 22 49 50s-22 51-49 51c-29 0-52-23-52-51z">
          <text:p/>
        </draw:path>
        <draw:path draw:style-name="gr6" draw:text-style-name="P2" draw:layer="layout" svg:width="0.1cm" svg:height="0.1cm" svg:x="3.219cm" svg:y="5.021cm" svg:viewBox="0 0 101 101" svg:d="M0 50c0-28 22-50 50-50s51 22 51 50-23 51-51 51-50-23-50-51z">
          <text:p/>
        </draw:path>
        <draw:path draw:style-name="gr6" draw:text-style-name="P2" draw:layer="layout" svg:width="0.1cm" svg:height="0.1cm" svg:x="3.019cm" svg:y="5.021cm" svg:viewBox="0 0 101 101" svg:d="M0 50c0-28 22-50 50-50s51 22 51 50-23 51-51 51-50-23-50-51z">
          <text:p/>
        </draw:path>
        <draw:path draw:style-name="gr6" draw:text-style-name="P2" draw:layer="layout" svg:width="0.1cm" svg:height="0.1cm" svg:x="3.028cm" svg:y="3.422cm" svg:viewBox="0 0 101 101" svg:d="M0 51c0-28 23-51 52-51 27 0 49 23 49 51s-22 50-49 50c-29 0-52-22-52-50z">
          <text:p/>
        </draw:path>
        <draw:path draw:style-name="gr6" draw:text-style-name="P2" draw:layer="layout" svg:width="0.1cm" svg:height="0.1cm" svg:x="3.028cm" svg:y="3.622cm" svg:viewBox="0 0 101 101" svg:d="M0 51c0-28 23-51 52-51 27 0 49 23 49 51s-22 50-49 50c-29 0-52-22-52-50z">
          <text:p/>
        </draw:path>
        <draw:path draw:style-name="gr6" draw:text-style-name="P2" draw:layer="layout" svg:width="0.1cm" svg:height="0.1cm" svg:x="2.241cm" svg:y="3.421cm" svg:viewBox="0 0 101 101" svg:d="M0 50c0-28 22-50 50-50s51 22 51 50-23 51-51 51-50-23-50-51z">
          <text:p/>
        </draw:path>
        <draw:path draw:style-name="gr6" draw:text-style-name="P2" draw:layer="layout" svg:width="0.1cm" svg:height="0.1cm" svg:x="2.495cm" svg:y="3.421cm" svg:viewBox="0 0 101 101" svg:d="M0 50c0-28 22-50 51-50 28 0 50 22 50 50s-22 51-50 51c-29 0-51-23-51-51z">
          <text:p/>
        </draw:path>
        <draw:path draw:style-name="gr6" draw:text-style-name="P2" draw:layer="layout" svg:width="0.1cm" svg:height="0.1cm" svg:x="2.244cm" svg:y="3.905cm" svg:viewBox="0 0 101 101" svg:d="M0 51c0-28 24-51 52-51 27 0 49 23 49 51s-22 50-49 50c-28 0-52-22-52-50z">
          <text:p/>
        </draw:path>
        <draw:path draw:style-name="gr6" draw:text-style-name="P2" draw:layer="layout" svg:width="0.1cm" svg:height="0.1cm" svg:x="2.244cm" svg:y="4.667cm" svg:viewBox="0 0 101 101" svg:d="M0 51c0-28 24-51 52-51 27 0 49 23 49 51 0 27-22 50-49 50-28 0-52-23-52-50z">
          <text:p/>
        </draw:path>
        <draw:path draw:style-name="gr6" draw:text-style-name="P2" draw:layer="layout" svg:width="0.1cm" svg:height="0.1cm" svg:x="3.824cm" svg:y="2.843cm" svg:viewBox="0 0 101 101" svg:d="M0 50c0-28 23-50 52-50 27 0 49 22 49 50s-22 51-49 51c-29 0-52-23-52-51z">
          <text:p/>
        </draw:path>
        <draw:path draw:style-name="gr6" draw:text-style-name="P2" draw:layer="layout" svg:width="0.1cm" svg:height="0.1cm" svg:x="4.078cm" svg:y="2.843cm" svg:viewBox="0 0 101 101" svg:d="M0 50c0-28 23-50 51-50s50 22 50 50-22 51-50 51-51-23-51-51z">
          <text:p/>
        </draw:path>
        <draw:path draw:style-name="gr6" draw:text-style-name="P2" draw:layer="layout" svg:width="0.1cm" svg:height="0.1cm" svg:x="4.332cm" svg:y="2.843cm" svg:viewBox="0 0 101 101" svg:d="M0 50c0-28 24-50 52-50 27 0 49 22 49 50s-22 51-49 51c-28 0-52-23-52-51z">
          <text:p/>
        </draw:path>
        <draw:path draw:style-name="gr6" draw:text-style-name="P2" draw:layer="layout" svg:width="0.1cm" svg:height="0.101cm" svg:x="4.097cm" svg:y="5.15cm" svg:viewBox="0 0 101 102" svg:d="M0 50c0-27 23-50 52-50 27 0 49 23 49 50 0 28-22 52-49 52-29 0-52-24-52-52z">
          <text:p/>
        </draw:path>
        <draw:path draw:style-name="gr6" draw:text-style-name="P2" draw:layer="layout" svg:width="0.1cm" svg:height="0.101cm" svg:x="4.918cm" svg:y="5.15cm" svg:viewBox="0 0 101 102" svg:d="M0 50c0-27 23-50 50-50 28 0 51 23 51 50 0 28-23 52-51 52-27 0-50-24-50-52z">
          <text:p/>
        </draw:path>
        <draw:path draw:style-name="gr6" draw:text-style-name="P2" draw:layer="layout" svg:width="0.1cm" svg:height="0.101cm" svg:x="4.308cm" svg:y="5.15cm" svg:viewBox="0 0 101 102" svg:d="M0 50c0-27 22-50 50-50s51 23 51 50c0 28-23 52-51 52s-50-24-50-52z">
          <text:p/>
        </draw:path>
        <draw:path draw:style-name="gr6" draw:text-style-name="P2" draw:layer="layout" svg:width="0.1cm" svg:height="0.101cm" svg:x="4.508cm" svg:y="5.15cm" svg:viewBox="0 0 101 102" svg:d="M0 50c0-27 22-50 50-50s51 23 51 50c0 28-23 52-51 52s-50-24-50-52z">
          <text:p/>
        </draw:path>
        <draw:path draw:style-name="gr6" draw:text-style-name="P2" draw:layer="layout" svg:width="0.1cm" svg:height="0.101cm" svg:x="4.708cm" svg:y="5.15cm" svg:viewBox="0 0 101 102" svg:d="M0 50c0-27 22-50 50-50s51 23 51 50c0 28-23 52-51 52s-50-24-50-52z">
          <text:p/>
        </draw:path>
        <draw:path draw:style-name="gr6" draw:text-style-name="P2" draw:layer="layout" svg:width="0.1cm" svg:height="0.1cm" svg:x="4.306cm" svg:y="5.707cm" svg:viewBox="0 0 101 101" svg:d="M0 52c0-29 23-52 52-52 27 0 49 23 49 52 0 27-22 49-49 49-29 0-52-22-52-49z">
          <text:p/>
        </draw:path>
        <draw:path draw:style-name="gr6" draw:text-style-name="P2" draw:layer="layout" svg:width="0.1cm" svg:height="0.1cm" svg:x="3.019cm" svg:y="5.707cm" svg:viewBox="0 0 101 101" svg:d="M0 52c0-29 22-52 50-52s51 23 51 52c0 27-23 49-51 49s-50-22-50-49z">
          <text:p/>
        </draw:path>
        <draw:path draw:style-name="gr6" draw:text-style-name="P2" draw:layer="layout" svg:width="0.1cm" svg:height="0.1cm" svg:x="5.106cm" svg:y="2.984cm" svg:viewBox="0 0 101 101" svg:d="M0 49c0-27 23-49 52-49 27 0 49 22 49 49 0 28-22 52-49 52-29 0-52-24-52-52z">
          <text:p/>
        </draw:path>
        <draw:path draw:style-name="gr6" draw:text-style-name="P2" draw:layer="layout" svg:width="0.1cm" svg:height="0.1cm" svg:x="5.106cm" svg:y="3.238cm" svg:viewBox="0 0 101 101" svg:d="M0 50c0-28 23-50 52-50 27 0 49 22 49 50s-22 51-49 51c-29 0-52-23-52-51z">
          <text:p/>
        </draw:path>
        <draw:path draw:style-name="gr6" draw:text-style-name="P2" draw:layer="layout" svg:width="0.1cm" svg:height="0.1cm" svg:x="3.219cm" svg:y="5.021cm" svg:viewBox="0 0 101 101" svg:d="M0 50c0-28 22-50 50-50s51 22 51 50-23 51-51 51-50-23-50-51z">
          <text:p/>
        </draw:path>
        <draw:path draw:style-name="gr6" draw:text-style-name="P2" draw:layer="layout" svg:width="0.1cm" svg:height="0.1cm" svg:x="3.019cm" svg:y="5.021cm" svg:viewBox="0 0 101 101" svg:d="M0 50c0-28 22-50 50-50s51 22 51 50-23 51-51 51-50-23-50-51z">
          <text:p/>
        </draw:path>
        <draw:path draw:style-name="gr6" draw:text-style-name="P2" draw:layer="layout" svg:width="0.1cm" svg:height="0.1cm" svg:x="3.028cm" svg:y="3.422cm" svg:viewBox="0 0 101 101" svg:d="M0 51c0-28 23-51 52-51 27 0 49 23 49 51s-22 50-49 50c-29 0-52-22-52-50z">
          <text:p/>
        </draw:path>
        <draw:path draw:style-name="gr6" draw:text-style-name="P2" draw:layer="layout" svg:width="0.1cm" svg:height="0.1cm" svg:x="3.028cm" svg:y="3.622cm" svg:viewBox="0 0 101 101" svg:d="M0 51c0-28 23-51 52-51 27 0 49 23 49 51s-22 50-49 50c-29 0-52-22-52-50z">
          <text:p/>
        </draw:path>
        <draw:path draw:style-name="gr6" draw:text-style-name="P2" draw:layer="layout" svg:width="0.1cm" svg:height="0.1cm" svg:x="2.241cm" svg:y="3.421cm" svg:viewBox="0 0 101 101" svg:d="M0 50c0-28 22-50 50-50s51 22 51 50-23 51-51 51-50-23-50-51z">
          <text:p/>
        </draw:path>
        <draw:path draw:style-name="gr6" draw:text-style-name="P2" draw:layer="layout" svg:width="0.1cm" svg:height="0.1cm" svg:x="2.495cm" svg:y="3.421cm" svg:viewBox="0 0 101 101" svg:d="M0 50c0-28 22-50 51-50 28 0 50 22 50 50s-22 51-50 51c-29 0-51-23-51-51z">
          <text:p/>
        </draw:path>
        <draw:path draw:style-name="gr6" draw:text-style-name="P2" draw:layer="layout" svg:width="0.1cm" svg:height="0.1cm" svg:x="2.244cm" svg:y="3.905cm" svg:viewBox="0 0 101 101" svg:d="M0 51c0-28 24-51 52-51 27 0 49 23 49 51s-22 50-49 50c-28 0-52-22-52-50z">
          <text:p/>
        </draw:path>
        <draw:path draw:style-name="gr6" draw:text-style-name="P2" draw:layer="layout" svg:width="0.1cm" svg:height="0.1cm" svg:x="2.244cm" svg:y="4.667cm" svg:viewBox="0 0 101 101" svg:d="M0 51c0-28 24-51 52-51 27 0 49 23 49 51 0 27-22 50-49 50-28 0-52-23-52-50z">
          <text:p/>
        </draw:path>
        <draw:path draw:style-name="gr6" draw:text-style-name="P2" draw:layer="layout" svg:width="0.1cm" svg:height="0.1cm" svg:x="3.824cm" svg:y="2.843cm" svg:viewBox="0 0 101 101" svg:d="M0 50c0-28 23-50 52-50 27 0 49 22 49 50s-22 51-49 51c-29 0-52-23-52-51z">
          <text:p/>
        </draw:path>
        <draw:path draw:style-name="gr6" draw:text-style-name="P2" draw:layer="layout" svg:width="0.1cm" svg:height="0.1cm" svg:x="4.078cm" svg:y="2.843cm" svg:viewBox="0 0 101 101" svg:d="M0 50c0-28 23-50 51-50s50 22 50 50-22 51-50 51-51-23-51-51z">
          <text:p/>
        </draw:path>
        <draw:path draw:style-name="gr6" draw:text-style-name="P2" draw:layer="layout" svg:width="0.1cm" svg:height="0.1cm" svg:x="4.332cm" svg:y="2.843cm" svg:viewBox="0 0 101 101" svg:d="M0 50c0-28 24-50 52-50 27 0 49 22 49 50s-22 51-49 51c-28 0-52-23-52-51z">
          <text:p/>
        </draw:path>
        <draw:path draw:style-name="gr6" draw:text-style-name="P2" draw:layer="layout" svg:width="0.1cm" svg:height="0.101cm" svg:x="4.097cm" svg:y="5.15cm" svg:viewBox="0 0 101 102" svg:d="M0 50c0-27 23-50 52-50 27 0 49 23 49 50 0 28-22 52-49 52-29 0-52-24-52-52z">
          <text:p/>
        </draw:path>
        <draw:path draw:style-name="gr6" draw:text-style-name="P2" draw:layer="layout" svg:width="0.1cm" svg:height="0.101cm" svg:x="4.918cm" svg:y="5.15cm" svg:viewBox="0 0 101 102" svg:d="M0 50c0-27 23-50 50-50 28 0 51 23 51 50 0 28-23 52-51 52-27 0-50-24-50-52z">
          <text:p/>
        </draw:path>
        <draw:path draw:style-name="gr6" draw:text-style-name="P2" draw:layer="layout" svg:width="0.1cm" svg:height="0.101cm" svg:x="4.308cm" svg:y="5.15cm" svg:viewBox="0 0 101 102" svg:d="M0 50c0-27 22-50 50-50s51 23 51 50c0 28-23 52-51 52s-50-24-50-52z">
          <text:p/>
        </draw:path>
        <draw:path draw:style-name="gr6" draw:text-style-name="P2" draw:layer="layout" svg:width="0.1cm" svg:height="0.101cm" svg:x="4.508cm" svg:y="5.15cm" svg:viewBox="0 0 101 102" svg:d="M0 50c0-27 22-50 50-50s51 23 51 50c0 28-23 52-51 52s-50-24-50-52z">
          <text:p/>
        </draw:path>
        <draw:path draw:style-name="gr6" draw:text-style-name="P2" draw:layer="layout" svg:width="0.1cm" svg:height="0.101cm" svg:x="4.708cm" svg:y="5.15cm" svg:viewBox="0 0 101 102" svg:d="M0 50c0-27 22-50 50-50s51 23 51 50c0 28-23 52-51 52s-50-24-50-52z">
          <text:p/>
        </draw:path>
        <draw:path draw:style-name="gr6" draw:text-style-name="P2" draw:layer="layout" svg:width="0.1cm" svg:height="0.1cm" svg:x="4.306cm" svg:y="5.707cm" svg:viewBox="0 0 101 101" svg:d="M0 52c0-29 23-52 52-52 27 0 49 23 49 52 0 27-22 49-49 49-29 0-52-22-52-49z">
          <text:p/>
        </draw:path>
        <draw:path draw:style-name="gr6" draw:text-style-name="P2" draw:layer="layout" svg:width="0.1cm" svg:height="0.1cm" svg:x="3.019cm" svg:y="5.707cm" svg:viewBox="0 0 101 101" svg:d="M0 52c0-29 22-52 50-52s51 23 51 52c0 27-23 49-51 49s-50-22-50-49z">
          <text:p/>
        </draw:path>
        <draw:path draw:style-name="gr6" draw:text-style-name="P2" draw:layer="layout" svg:width="0.1cm" svg:height="0.1cm" svg:x="5.106cm" svg:y="2.984cm" svg:viewBox="0 0 101 101" svg:d="M0 49c0-27 23-49 52-49 27 0 49 22 49 49 0 28-22 52-49 52-29 0-52-24-52-52z">
          <text:p/>
        </draw:path>
        <draw:path draw:style-name="gr6" draw:text-style-name="P2" draw:layer="layout" svg:width="0.1cm" svg:height="0.1cm" svg:x="5.106cm" svg:y="3.238cm" svg:viewBox="0 0 101 101" svg:d="M0 50c0-28 23-50 52-50 27 0 49 22 49 50s-22 51-49 51c-29 0-52-23-52-51z">
          <text:p/>
        </draw:path>
        <draw:path draw:style-name="gr6" draw:text-style-name="P2" draw:layer="layout" svg:width="0.1cm" svg:height="0.1cm" svg:x="3.219cm" svg:y="5.021cm" svg:viewBox="0 0 101 101" svg:d="M0 50c0-28 22-50 50-50s51 22 51 50-23 51-51 51-50-23-50-51z">
          <text:p/>
        </draw:path>
        <draw:path draw:style-name="gr6" draw:text-style-name="P2" draw:layer="layout" svg:width="0.1cm" svg:height="0.1cm" svg:x="3.019cm" svg:y="5.021cm" svg:viewBox="0 0 101 101" svg:d="M0 50c0-28 22-50 50-50s51 22 51 50-23 51-51 51-50-23-50-51z">
          <text:p/>
        </draw:path>
        <draw:path draw:style-name="gr6" draw:text-style-name="P2" draw:layer="layout" svg:width="0.1cm" svg:height="0.1cm" svg:x="3.028cm" svg:y="3.422cm" svg:viewBox="0 0 101 101" svg:d="M0 51c0-28 23-51 52-51 27 0 49 23 49 51s-22 50-49 50c-29 0-52-22-52-50z">
          <text:p/>
        </draw:path>
        <draw:path draw:style-name="gr6" draw:text-style-name="P2" draw:layer="layout" svg:width="0.1cm" svg:height="0.1cm" svg:x="3.028cm" svg:y="3.622cm" svg:viewBox="0 0 101 101" svg:d="M0 51c0-28 23-51 52-51 27 0 49 23 49 51s-22 50-49 50c-29 0-52-22-52-50z">
          <text:p/>
        </draw:path>
        <draw:path draw:style-name="gr6" draw:text-style-name="P2" draw:layer="layout" svg:width="0.1cm" svg:height="0.1cm" svg:x="2.241cm" svg:y="3.421cm" svg:viewBox="0 0 101 101" svg:d="M0 50c0-28 22-50 50-50s51 22 51 50-23 51-51 51-50-23-50-51z">
          <text:p/>
        </draw:path>
        <draw:path draw:style-name="gr6" draw:text-style-name="P2" draw:layer="layout" svg:width="0.1cm" svg:height="0.1cm" svg:x="2.495cm" svg:y="3.421cm" svg:viewBox="0 0 101 101" svg:d="M0 50c0-28 22-50 51-50 28 0 50 22 50 50s-22 51-50 51c-29 0-51-23-51-51z">
          <text:p/>
        </draw:path>
        <draw:path draw:style-name="gr6" draw:text-style-name="P2" draw:layer="layout" svg:width="0.1cm" svg:height="0.1cm" svg:x="2.244cm" svg:y="3.905cm" svg:viewBox="0 0 101 101" svg:d="M0 51c0-28 24-51 52-51 27 0 49 23 49 51s-22 50-49 50c-28 0-52-22-52-50z">
          <text:p/>
        </draw:path>
        <draw:path draw:style-name="gr6" draw:text-style-name="P2" draw:layer="layout" svg:width="0.1cm" svg:height="0.1cm" svg:x="2.244cm" svg:y="4.667cm" svg:viewBox="0 0 101 101" svg:d="M0 51c0-28 24-51 52-51 27 0 49 23 49 51 0 27-22 50-49 50-28 0-52-23-52-50z">
          <text:p/>
        </draw:path>
        <draw:path draw:style-name="gr6" draw:text-style-name="P2" draw:layer="layout" svg:width="0.1cm" svg:height="0.1cm" svg:x="3.824cm" svg:y="2.843cm" svg:viewBox="0 0 101 101" svg:d="M0 50c0-28 23-50 52-50 27 0 49 22 49 50s-22 51-49 51c-29 0-52-23-52-51z">
          <text:p/>
        </draw:path>
        <draw:path draw:style-name="gr6" draw:text-style-name="P2" draw:layer="layout" svg:width="0.1cm" svg:height="0.1cm" svg:x="4.078cm" svg:y="2.843cm" svg:viewBox="0 0 101 101" svg:d="M0 50c0-28 23-50 51-50s50 22 50 50-22 51-50 51-51-23-51-51z">
          <text:p/>
        </draw:path>
        <draw:path draw:style-name="gr6" draw:text-style-name="P2" draw:layer="layout" svg:width="0.1cm" svg:height="0.1cm" svg:x="4.332cm" svg:y="2.843cm" svg:viewBox="0 0 101 101" svg:d="M0 50c0-28 24-50 52-50 27 0 49 22 49 50s-22 51-49 51c-28 0-52-23-52-51z">
          <text:p/>
        </draw:path>
        <draw:path draw:style-name="gr6" draw:text-style-name="P2" draw:layer="layout" svg:width="0.1cm" svg:height="0.101cm" svg:x="4.097cm" svg:y="5.15cm" svg:viewBox="0 0 101 102" svg:d="M0 50c0-27 23-50 52-50 27 0 49 23 49 50 0 28-22 52-49 52-29 0-52-24-52-52z">
          <text:p/>
        </draw:path>
        <draw:path draw:style-name="gr6" draw:text-style-name="P2" draw:layer="layout" svg:width="0.1cm" svg:height="0.101cm" svg:x="4.918cm" svg:y="5.15cm" svg:viewBox="0 0 101 102" svg:d="M0 50c0-27 23-50 50-50 28 0 51 23 51 50 0 28-23 52-51 52-27 0-50-24-50-52z">
          <text:p/>
        </draw:path>
        <draw:path draw:style-name="gr6" draw:text-style-name="P2" draw:layer="layout" svg:width="0.1cm" svg:height="0.101cm" svg:x="4.308cm" svg:y="5.15cm" svg:viewBox="0 0 101 102" svg:d="M0 50c0-27 22-50 50-50s51 23 51 50c0 28-23 52-51 52s-50-24-50-52z">
          <text:p/>
        </draw:path>
        <draw:path draw:style-name="gr6" draw:text-style-name="P2" draw:layer="layout" svg:width="0.1cm" svg:height="0.101cm" svg:x="4.508cm" svg:y="5.15cm" svg:viewBox="0 0 101 102" svg:d="M0 50c0-27 22-50 50-50s51 23 51 50c0 28-23 52-51 52s-50-24-50-52z">
          <text:p/>
        </draw:path>
        <draw:path draw:style-name="gr6" draw:text-style-name="P2" draw:layer="layout" svg:width="0.1cm" svg:height="0.101cm" svg:x="4.708cm" svg:y="5.15cm" svg:viewBox="0 0 101 102" svg:d="M0 50c0-27 22-50 50-50s51 23 51 50c0 28-23 52-51 52s-50-24-50-52z">
          <text:p/>
        </draw:path>
        <draw:path draw:style-name="gr6" draw:text-style-name="P2" draw:layer="layout" svg:width="0.1cm" svg:height="0.1cm" svg:x="4.306cm" svg:y="5.707cm" svg:viewBox="0 0 101 101" svg:d="M0 52c0-29 23-52 52-52 27 0 49 23 49 52 0 27-22 49-49 49-29 0-52-22-52-49z">
          <text:p/>
        </draw:path>
        <draw:path draw:style-name="gr6" draw:text-style-name="P2" draw:layer="layout" svg:width="0.1cm" svg:height="0.1cm" svg:x="3.019cm" svg:y="5.707cm" svg:viewBox="0 0 101 101" svg:d="M0 52c0-29 22-52 50-52s51 23 51 52c0 27-23 49-51 49s-50-22-50-49z">
          <text:p/>
        </draw:path>
        <draw:path draw:style-name="gr6" draw:text-style-name="P2" draw:layer="layout" svg:width="0.1cm" svg:height="0.1cm" svg:x="5.106cm" svg:y="2.984cm" svg:viewBox="0 0 101 101" svg:d="M0 49c0-27 23-49 52-49 27 0 49 22 49 49 0 28-22 52-49 52-29 0-52-24-52-52z">
          <text:p/>
        </draw:path>
        <draw:path draw:style-name="gr6" draw:text-style-name="P2" draw:layer="layout" svg:width="0.1cm" svg:height="0.1cm" svg:x="5.106cm" svg:y="3.238cm" svg:viewBox="0 0 101 101" svg:d="M0 50c0-28 23-50 52-50 27 0 49 22 49 50s-22 51-49 51c-29 0-52-23-52-51z">
          <text:p/>
        </draw:path>
        <draw:path draw:style-name="gr6" draw:text-style-name="P2" draw:layer="layout" svg:width="0.1cm" svg:height="0.1cm" svg:x="3.219cm" svg:y="5.021cm" svg:viewBox="0 0 101 101" svg:d="M0 50c0-28 22-50 50-50s51 22 51 50-23 51-51 51-50-23-50-51z">
          <text:p/>
        </draw:path>
        <draw:path draw:style-name="gr6" draw:text-style-name="P2" draw:layer="layout" svg:width="0.1cm" svg:height="0.1cm" svg:x="3.019cm" svg:y="5.021cm" svg:viewBox="0 0 101 101" svg:d="M0 50c0-28 22-50 50-50s51 22 51 50-23 51-51 51-50-23-50-51z">
          <text:p/>
        </draw:path>
        <draw:path draw:style-name="gr6" draw:text-style-name="P2" draw:layer="layout" svg:width="0.1cm" svg:height="0.1cm" svg:x="3.028cm" svg:y="3.422cm" svg:viewBox="0 0 101 101" svg:d="M0 51c0-28 23-51 52-51 27 0 49 23 49 51s-22 50-49 50c-29 0-52-22-52-50z">
          <text:p/>
        </draw:path>
        <draw:path draw:style-name="gr6" draw:text-style-name="P2" draw:layer="layout" svg:width="0.1cm" svg:height="0.1cm" svg:x="3.028cm" svg:y="3.622cm" svg:viewBox="0 0 101 101" svg:d="M0 51c0-28 23-51 52-51 27 0 49 23 49 51s-22 50-49 50c-29 0-52-22-52-50z">
          <text:p/>
        </draw:path>
        <draw:path draw:style-name="gr6" draw:text-style-name="P2" draw:layer="layout" svg:width="0.1cm" svg:height="0.1cm" svg:x="2.241cm" svg:y="3.421cm" svg:viewBox="0 0 101 101" svg:d="M0 50c0-28 22-50 50-50s51 22 51 50-23 51-51 51-50-23-50-51z">
          <text:p/>
        </draw:path>
        <draw:path draw:style-name="gr6" draw:text-style-name="P2" draw:layer="layout" svg:width="0.1cm" svg:height="0.1cm" svg:x="2.495cm" svg:y="3.421cm" svg:viewBox="0 0 101 101" svg:d="M0 50c0-28 22-50 51-50 28 0 50 22 50 50s-22 51-50 51c-29 0-51-23-51-51z">
          <text:p/>
        </draw:path>
        <draw:path draw:style-name="gr6" draw:text-style-name="P2" draw:layer="layout" svg:width="0.1cm" svg:height="0.1cm" svg:x="2.244cm" svg:y="3.905cm" svg:viewBox="0 0 101 101" svg:d="M0 51c0-28 24-51 52-51 27 0 49 23 49 51s-22 50-49 50c-28 0-52-22-52-50z">
          <text:p/>
        </draw:path>
        <draw:path draw:style-name="gr6" draw:text-style-name="P2" draw:layer="layout" svg:width="0.1cm" svg:height="0.1cm" svg:x="2.244cm" svg:y="4.667cm" svg:viewBox="0 0 101 101" svg:d="M0 51c0-28 24-51 52-51 27 0 49 23 49 51 0 27-22 50-49 50-28 0-52-23-52-50z">
          <text:p/>
        </draw:path>
        <draw:path draw:style-name="gr6" draw:text-style-name="P2" draw:layer="layout" svg:width="0.1cm" svg:height="0.1cm" svg:x="3.824cm" svg:y="2.843cm" svg:viewBox="0 0 101 101" svg:d="M0 50c0-28 23-50 52-50 27 0 49 22 49 50s-22 51-49 51c-29 0-52-23-52-51z">
          <text:p/>
        </draw:path>
        <draw:path draw:style-name="gr6" draw:text-style-name="P2" draw:layer="layout" svg:width="0.1cm" svg:height="0.1cm" svg:x="4.078cm" svg:y="2.843cm" svg:viewBox="0 0 101 101" svg:d="M0 50c0-28 23-50 51-50s50 22 50 50-22 51-50 51-51-23-51-51z">
          <text:p/>
        </draw:path>
        <draw:path draw:style-name="gr6" draw:text-style-name="P2" draw:layer="layout" svg:width="0.1cm" svg:height="0.1cm" svg:x="4.332cm" svg:y="2.843cm" svg:viewBox="0 0 101 101" svg:d="M0 50c0-28 24-50 52-50 27 0 49 22 49 50s-22 51-49 51c-28 0-52-23-52-51z">
          <text:p/>
        </draw:path>
        <draw:path draw:style-name="gr6" draw:text-style-name="P2" draw:layer="layout" svg:width="0.1cm" svg:height="0.101cm" svg:x="4.097cm" svg:y="5.15cm" svg:viewBox="0 0 101 102" svg:d="M0 50c0-27 23-50 52-50 27 0 49 23 49 50 0 28-22 52-49 52-29 0-52-24-52-52z">
          <text:p/>
        </draw:path>
        <draw:path draw:style-name="gr6" draw:text-style-name="P2" draw:layer="layout" svg:width="0.1cm" svg:height="0.101cm" svg:x="4.918cm" svg:y="5.15cm" svg:viewBox="0 0 101 102" svg:d="M0 50c0-27 23-50 50-50 28 0 51 23 51 50 0 28-23 52-51 52-27 0-50-24-50-52z">
          <text:p/>
        </draw:path>
        <draw:path draw:style-name="gr6" draw:text-style-name="P2" draw:layer="layout" svg:width="0.1cm" svg:height="0.101cm" svg:x="4.308cm" svg:y="5.15cm" svg:viewBox="0 0 101 102" svg:d="M0 50c0-27 22-50 50-50s51 23 51 50c0 28-23 52-51 52s-50-24-50-52z">
          <text:p/>
        </draw:path>
        <draw:path draw:style-name="gr6" draw:text-style-name="P2" draw:layer="layout" svg:width="0.1cm" svg:height="0.101cm" svg:x="4.508cm" svg:y="5.15cm" svg:viewBox="0 0 101 102" svg:d="M0 50c0-27 22-50 50-50s51 23 51 50c0 28-23 52-51 52s-50-24-50-52z">
          <text:p/>
        </draw:path>
        <draw:path draw:style-name="gr6" draw:text-style-name="P2" draw:layer="layout" svg:width="0.1cm" svg:height="0.101cm" svg:x="4.708cm" svg:y="5.15cm" svg:viewBox="0 0 101 102" svg:d="M0 50c0-27 22-50 50-50s51 23 51 50c0 28-23 52-51 52s-50-24-50-52z">
          <text:p/>
        </draw:path>
        <draw:path draw:style-name="gr6" draw:text-style-name="P2" draw:layer="layout" svg:width="0.1cm" svg:height="0.1cm" svg:x="4.306cm" svg:y="5.707cm" svg:viewBox="0 0 101 101" svg:d="M0 52c0-29 23-52 52-52 27 0 49 23 49 52 0 27-22 49-49 49-29 0-52-22-52-49z">
          <text:p/>
        </draw:path>
        <draw:path draw:style-name="gr6" draw:text-style-name="P2" draw:layer="layout" svg:width="0.1cm" svg:height="0.1cm" svg:x="3.019cm" svg:y="5.707cm" svg:viewBox="0 0 101 101" svg:d="M0 52c0-29 22-52 50-52s51 23 51 52c0 27-23 49-51 49s-50-22-50-49z">
          <text:p/>
        </draw:path>
        <draw:path draw:style-name="gr6" draw:text-style-name="P2" draw:layer="layout" svg:width="0.1cm" svg:height="0.1cm" svg:x="5.106cm" svg:y="2.984cm" svg:viewBox="0 0 101 101" svg:d="M0 49c0-27 23-49 52-49 27 0 49 22 49 49 0 28-22 52-49 52-29 0-52-24-52-52z">
          <text:p/>
        </draw:path>
        <draw:path draw:style-name="gr6" draw:text-style-name="P2" draw:layer="layout" svg:width="0.1cm" svg:height="0.1cm" svg:x="5.106cm" svg:y="3.238cm" svg:viewBox="0 0 101 101" svg:d="M0 50c0-28 23-50 52-50 27 0 49 22 49 50s-22 51-49 51c-29 0-52-23-52-51z">
          <text:p/>
        </draw:path>
        <draw:path draw:style-name="gr6" draw:text-style-name="P2" draw:layer="layout" svg:width="0.1cm" svg:height="0.1cm" svg:x="3.219cm" svg:y="5.021cm" svg:viewBox="0 0 101 101" svg:d="M0 50c0-28 22-50 50-50s51 22 51 50-23 51-51 51-50-23-50-51z">
          <text:p/>
        </draw:path>
        <draw:path draw:style-name="gr6" draw:text-style-name="P2" draw:layer="layout" svg:width="0.1cm" svg:height="0.1cm" svg:x="3.019cm" svg:y="5.021cm" svg:viewBox="0 0 101 101" svg:d="M0 50c0-28 22-50 50-50s51 22 51 50-23 51-51 51-50-23-50-51z">
          <text:p/>
        </draw:path>
        <draw:path draw:style-name="gr6" draw:text-style-name="P2" draw:layer="layout" svg:width="0.1cm" svg:height="0.1cm" svg:x="3.028cm" svg:y="3.422cm" svg:viewBox="0 0 101 101" svg:d="M0 51c0-28 23-51 52-51 27 0 49 23 49 51s-22 50-49 50c-29 0-52-22-52-50z">
          <text:p/>
        </draw:path>
        <draw:path draw:style-name="gr6" draw:text-style-name="P2" draw:layer="layout" svg:width="0.1cm" svg:height="0.1cm" svg:x="3.028cm" svg:y="3.622cm" svg:viewBox="0 0 101 101" svg:d="M0 51c0-28 23-51 52-51 27 0 49 23 49 51s-22 50-49 50c-29 0-52-22-52-50z">
          <text:p/>
        </draw:path>
        <draw:path draw:style-name="gr6" draw:text-style-name="P2" draw:layer="layout" svg:width="0.1cm" svg:height="0.1cm" svg:x="2.241cm" svg:y="3.421cm" svg:viewBox="0 0 101 101" svg:d="M0 50c0-28 22-50 50-50s51 22 51 50-23 51-51 51-50-23-50-51z">
          <text:p/>
        </draw:path>
        <draw:path draw:style-name="gr6" draw:text-style-name="P2" draw:layer="layout" svg:width="0.1cm" svg:height="0.1cm" svg:x="2.495cm" svg:y="3.421cm" svg:viewBox="0 0 101 101" svg:d="M0 50c0-28 22-50 51-50 28 0 50 22 50 50s-22 51-50 51c-29 0-51-23-51-51z">
          <text:p/>
        </draw:path>
        <draw:path draw:style-name="gr6" draw:text-style-name="P2" draw:layer="layout" svg:width="0.1cm" svg:height="0.1cm" svg:x="2.244cm" svg:y="3.905cm" svg:viewBox="0 0 101 101" svg:d="M0 51c0-28 24-51 52-51 27 0 49 23 49 51s-22 50-49 50c-28 0-52-22-52-50z">
          <text:p/>
        </draw:path>
        <draw:path draw:style-name="gr6" draw:text-style-name="P2" draw:layer="layout" svg:width="0.1cm" svg:height="0.1cm" svg:x="2.244cm" svg:y="4.667cm" svg:viewBox="0 0 101 101" svg:d="M0 51c0-28 24-51 52-51 27 0 49 23 49 51 0 27-22 50-49 50-28 0-52-23-52-50z">
          <text:p/>
        </draw:path>
        <draw:path draw:style-name="gr6" draw:text-style-name="P2" draw:layer="layout" svg:width="0.1cm" svg:height="0.1cm" svg:x="3.824cm" svg:y="2.843cm" svg:viewBox="0 0 101 101" svg:d="M0 50c0-28 23-50 52-50 27 0 49 22 49 50s-22 51-49 51c-29 0-52-23-52-51z">
          <text:p/>
        </draw:path>
        <draw:path draw:style-name="gr6" draw:text-style-name="P2" draw:layer="layout" svg:width="0.1cm" svg:height="0.1cm" svg:x="4.078cm" svg:y="2.843cm" svg:viewBox="0 0 101 101" svg:d="M0 50c0-28 23-50 51-50s50 22 50 50-22 51-50 51-51-23-51-51z">
          <text:p/>
        </draw:path>
        <draw:path draw:style-name="gr6" draw:text-style-name="P2" draw:layer="layout" svg:width="0.1cm" svg:height="0.1cm" svg:x="4.332cm" svg:y="2.843cm" svg:viewBox="0 0 101 101" svg:d="M0 50c0-28 24-50 52-50 27 0 49 22 49 50s-22 51-49 51c-28 0-52-23-52-51z">
          <text:p/>
        </draw:path>
        <draw:path draw:style-name="gr6" draw:text-style-name="P2" draw:layer="layout" svg:width="0.1cm" svg:height="0.101cm" svg:x="4.097cm" svg:y="5.15cm" svg:viewBox="0 0 101 102" svg:d="M0 50c0-27 23-50 52-50 27 0 49 23 49 50 0 28-22 52-49 52-29 0-52-24-52-52z">
          <text:p/>
        </draw:path>
        <draw:path draw:style-name="gr6" draw:text-style-name="P2" draw:layer="layout" svg:width="0.1cm" svg:height="0.101cm" svg:x="4.918cm" svg:y="5.15cm" svg:viewBox="0 0 101 102" svg:d="M0 50c0-27 23-50 50-50 28 0 51 23 51 50 0 28-23 52-51 52-27 0-50-24-50-52z">
          <text:p/>
        </draw:path>
        <draw:path draw:style-name="gr6" draw:text-style-name="P2" draw:layer="layout" svg:width="0.1cm" svg:height="0.101cm" svg:x="4.308cm" svg:y="5.15cm" svg:viewBox="0 0 101 102" svg:d="M0 50c0-27 22-50 50-50s51 23 51 50c0 28-23 52-51 52s-50-24-50-52z">
          <text:p/>
        </draw:path>
        <draw:path draw:style-name="gr6" draw:text-style-name="P2" draw:layer="layout" svg:width="0.1cm" svg:height="0.101cm" svg:x="4.508cm" svg:y="5.15cm" svg:viewBox="0 0 101 102" svg:d="M0 50c0-27 22-50 50-50s51 23 51 50c0 28-23 52-51 52s-50-24-50-52z">
          <text:p/>
        </draw:path>
        <draw:path draw:style-name="gr6" draw:text-style-name="P2" draw:layer="layout" svg:width="0.1cm" svg:height="0.101cm" svg:x="4.708cm" svg:y="5.15cm" svg:viewBox="0 0 101 102" svg:d="M0 50c0-27 22-50 50-50s51 23 51 50c0 28-23 52-51 52s-50-24-50-52z">
          <text:p/>
        </draw:path>
        <draw:path draw:style-name="gr6" draw:text-style-name="P2" draw:layer="layout" svg:width="0.1cm" svg:height="0.1cm" svg:x="4.306cm" svg:y="5.707cm" svg:viewBox="0 0 101 101" svg:d="M0 52c0-29 23-52 52-52 27 0 49 23 49 52 0 27-22 49-49 49-29 0-52-22-52-49z">
          <text:p/>
        </draw:path>
        <draw:path draw:style-name="gr6" draw:text-style-name="P2" draw:layer="layout" svg:width="0.1cm" svg:height="0.1cm" svg:x="3.019cm" svg:y="5.707cm" svg:viewBox="0 0 101 101" svg:d="M0 52c0-29 22-52 50-52s51 23 51 52c0 27-23 49-51 49s-50-22-50-49z">
          <text:p/>
        </draw:path>
        <draw:line draw:style-name="gr16" draw:text-style-name="P1" draw:layer="layout" svg:x1="1.89cm" svg:y1="2.827cm" svg:x2="1.89cm" svg:y2="2.308cm">
          <text:p/>
        </draw:line>
        <draw:line draw:style-name="gr16" draw:text-style-name="P1" draw:layer="layout" svg:x1="5.53cm" svg:y1="6.326cm" svg:x2="5.53cm" svg:y2="2.827cm">
          <text:p/>
        </draw:line>
        <draw:line draw:style-name="gr16" draw:text-style-name="P1" draw:layer="layout" svg:x1="1.89cm" svg:y1="2.827cm" svg:x2="1.89cm" svg:y2="6.326cm">
          <text:p/>
        </draw:line>
        <draw:line draw:style-name="gr16" draw:text-style-name="P1" draw:layer="layout" svg:x1="5.53cm" svg:y1="2.827cm" svg:x2="5.53cm" svg:y2="2.308cm">
          <text:p/>
        </draw:line>
        <draw:line draw:style-name="gr16" draw:text-style-name="P1" draw:layer="layout" svg:x1="5.53cm" svg:y1="6.326cm" svg:x2="1.89cm" svg:y2="6.326cm">
          <text:p/>
        </draw:line>
        <draw:line draw:style-name="gr16" draw:text-style-name="P1" draw:layer="layout" svg:x1="1.89cm" svg:y1="2.308cm" svg:x2="5.53cm" svg:y2="2.308cm">
          <text:p/>
        </draw:line>
        <draw:path draw:style-name="gr6" draw:text-style-name="P2" draw:layer="layout" svg:width="0.1cm" svg:height="0.1cm" svg:x="5.106cm" svg:y="2.984cm" svg:viewBox="0 0 101 101" svg:d="M0 49c0-27 23-49 52-49 27 0 49 22 49 49 0 28-22 52-49 52-29 0-52-24-52-52z">
          <text:p/>
        </draw:path>
        <draw:path draw:style-name="gr6" draw:text-style-name="P2" draw:layer="layout" svg:width="0.1cm" svg:height="0.1cm" svg:x="5.106cm" svg:y="3.238cm" svg:viewBox="0 0 101 101" svg:d="M0 50c0-28 23-50 52-50 27 0 49 22 49 50s-22 51-49 51c-29 0-52-23-52-51z">
          <text:p/>
        </draw:path>
        <draw:path draw:style-name="gr6" draw:text-style-name="P2" draw:layer="layout" svg:width="0.1cm" svg:height="0.1cm" svg:x="3.219cm" svg:y="5.021cm" svg:viewBox="0 0 101 101" svg:d="M0 50c0-28 22-50 50-50s51 22 51 50-23 51-51 51-50-23-50-51z">
          <text:p/>
        </draw:path>
        <draw:path draw:style-name="gr6" draw:text-style-name="P2" draw:layer="layout" svg:width="0.1cm" svg:height="0.1cm" svg:x="3.019cm" svg:y="5.021cm" svg:viewBox="0 0 101 101" svg:d="M0 50c0-28 22-50 50-50s51 22 51 50-23 51-51 51-50-23-50-51z">
          <text:p/>
        </draw:path>
        <draw:path draw:style-name="gr6" draw:text-style-name="P2" draw:layer="layout" svg:width="0.1cm" svg:height="0.1cm" svg:x="3.028cm" svg:y="3.422cm" svg:viewBox="0 0 101 101" svg:d="M0 51c0-28 23-51 52-51 27 0 49 23 49 51s-22 50-49 50c-29 0-52-22-52-50z">
          <text:p/>
        </draw:path>
        <draw:path draw:style-name="gr6" draw:text-style-name="P2" draw:layer="layout" svg:width="0.1cm" svg:height="0.1cm" svg:x="3.028cm" svg:y="3.622cm" svg:viewBox="0 0 101 101" svg:d="M0 51c0-28 23-51 52-51 27 0 49 23 49 51s-22 50-49 50c-29 0-52-22-52-50z">
          <text:p/>
        </draw:path>
        <draw:path draw:style-name="gr6" draw:text-style-name="P2" draw:layer="layout" svg:width="0.1cm" svg:height="0.1cm" svg:x="2.241cm" svg:y="3.421cm" svg:viewBox="0 0 101 101" svg:d="M0 50c0-28 22-50 50-50s51 22 51 50-23 51-51 51-50-23-50-51z">
          <text:p/>
        </draw:path>
        <draw:path draw:style-name="gr6" draw:text-style-name="P2" draw:layer="layout" svg:width="0.1cm" svg:height="0.1cm" svg:x="2.495cm" svg:y="3.421cm" svg:viewBox="0 0 101 101" svg:d="M0 50c0-28 22-50 51-50 28 0 50 22 50 50s-22 51-50 51c-29 0-51-23-51-51z">
          <text:p/>
        </draw:path>
        <draw:path draw:style-name="gr6" draw:text-style-name="P2" draw:layer="layout" svg:width="0.1cm" svg:height="0.1cm" svg:x="2.244cm" svg:y="3.905cm" svg:viewBox="0 0 101 101" svg:d="M0 51c0-28 24-51 52-51 27 0 49 23 49 51s-22 50-49 50c-28 0-52-22-52-50z">
          <text:p/>
        </draw:path>
        <draw:path draw:style-name="gr6" draw:text-style-name="P2" draw:layer="layout" svg:width="0.1cm" svg:height="0.1cm" svg:x="2.244cm" svg:y="4.667cm" svg:viewBox="0 0 101 101" svg:d="M0 51c0-28 24-51 52-51 27 0 49 23 49 51 0 27-22 50-49 50-28 0-52-23-52-50z">
          <text:p/>
        </draw:path>
        <draw:path draw:style-name="gr6" draw:text-style-name="P2" draw:layer="layout" svg:width="0.1cm" svg:height="0.1cm" svg:x="3.824cm" svg:y="2.843cm" svg:viewBox="0 0 101 101" svg:d="M0 50c0-28 23-50 52-50 27 0 49 22 49 50s-22 51-49 51c-29 0-52-23-52-51z">
          <text:p/>
        </draw:path>
        <draw:path draw:style-name="gr6" draw:text-style-name="P2" draw:layer="layout" svg:width="0.1cm" svg:height="0.1cm" svg:x="4.078cm" svg:y="2.843cm" svg:viewBox="0 0 101 101" svg:d="M0 50c0-28 23-50 51-50s50 22 50 50-22 51-50 51-51-23-51-51z">
          <text:p/>
        </draw:path>
        <draw:path draw:style-name="gr6" draw:text-style-name="P2" draw:layer="layout" svg:width="0.1cm" svg:height="0.1cm" svg:x="4.332cm" svg:y="2.843cm" svg:viewBox="0 0 101 101" svg:d="M0 50c0-28 24-50 52-50 27 0 49 22 49 50s-22 51-49 51c-28 0-52-23-52-51z">
          <text:p/>
        </draw:path>
        <draw:path draw:style-name="gr6" draw:text-style-name="P2" draw:layer="layout" svg:width="0.1cm" svg:height="0.101cm" svg:x="4.097cm" svg:y="5.15cm" svg:viewBox="0 0 101 102" svg:d="M0 50c0-27 23-50 52-50 27 0 49 23 49 50 0 28-22 52-49 52-29 0-52-24-52-52z">
          <text:p/>
        </draw:path>
        <draw:path draw:style-name="gr6" draw:text-style-name="P2" draw:layer="layout" svg:width="0.1cm" svg:height="0.101cm" svg:x="4.918cm" svg:y="5.15cm" svg:viewBox="0 0 101 102" svg:d="M0 50c0-27 23-50 50-50 28 0 51 23 51 50 0 28-23 52-51 52-27 0-50-24-50-52z">
          <text:p/>
        </draw:path>
        <draw:path draw:style-name="gr6" draw:text-style-name="P2" draw:layer="layout" svg:width="0.1cm" svg:height="0.101cm" svg:x="4.308cm" svg:y="5.15cm" svg:viewBox="0 0 101 102" svg:d="M0 50c0-27 22-50 50-50s51 23 51 50c0 28-23 52-51 52s-50-24-50-52z">
          <text:p/>
        </draw:path>
        <draw:path draw:style-name="gr6" draw:text-style-name="P2" draw:layer="layout" svg:width="0.1cm" svg:height="0.101cm" svg:x="4.508cm" svg:y="5.15cm" svg:viewBox="0 0 101 102" svg:d="M0 50c0-27 22-50 50-50s51 23 51 50c0 28-23 52-51 52s-50-24-50-52z">
          <text:p/>
        </draw:path>
        <draw:path draw:style-name="gr6" draw:text-style-name="P2" draw:layer="layout" svg:width="0.1cm" svg:height="0.101cm" svg:x="4.708cm" svg:y="5.15cm" svg:viewBox="0 0 101 102" svg:d="M0 50c0-27 22-50 50-50s51 23 51 50c0 28-23 52-51 52s-50-24-50-52z">
          <text:p/>
        </draw:path>
        <draw:path draw:style-name="gr6" draw:text-style-name="P2" draw:layer="layout" svg:width="0.1cm" svg:height="0.1cm" svg:x="4.306cm" svg:y="5.707cm" svg:viewBox="0 0 101 101" svg:d="M0 52c0-29 23-52 52-52 27 0 49 23 49 52 0 27-22 49-49 49-29 0-52-22-52-49z">
          <text:p/>
        </draw:path>
        <draw:path draw:style-name="gr6" draw:text-style-name="P2" draw:layer="layout" svg:width="0.1cm" svg:height="0.1cm" svg:x="3.019cm" svg:y="5.707cm" svg:viewBox="0 0 101 101" svg:d="M0 52c0-29 22-52 50-52s51 23 51 52c0 27-23 49-51 49s-50-22-50-49z">
          <text:p/>
        </draw:path>
        <draw:path draw:style-name="gr15" draw:text-style-name="P3" draw:layer="layout" svg:width="0.1cm" svg:height="0.1cm" svg:x="5.106cm" svg:y="2.984cm" svg:viewBox="0 0 101 101" svg:d="M0 49c0-27 23-49 52-49 27 0 49 22 49 49 0 28-22 52-49 52-29 0-52-24-52-52z">
          <text:p/>
        </draw:path>
        <draw:path draw:style-name="gr15" draw:text-style-name="P3" draw:layer="layout" svg:width="0.1cm" svg:height="0.1cm" svg:x="5.106cm" svg:y="3.238cm" svg:viewBox="0 0 101 101" svg:d="M0 50c0-28 23-50 52-50 27 0 49 22 49 50s-22 51-49 51c-29 0-52-23-52-51z">
          <text:p/>
        </draw:path>
        <draw:path draw:style-name="gr15" draw:text-style-name="P3" draw:layer="layout" svg:width="0.1cm" svg:height="0.1cm" svg:x="3.219cm" svg:y="5.021cm" svg:viewBox="0 0 101 101" svg:d="M0 50c0-28 22-50 50-50s51 22 51 50-23 51-51 51-50-23-50-51z">
          <text:p/>
        </draw:path>
        <draw:path draw:style-name="gr15" draw:text-style-name="P3" draw:layer="layout" svg:width="0.1cm" svg:height="0.1cm" svg:x="3.019cm" svg:y="5.021cm" svg:viewBox="0 0 101 101" svg:d="M0 50c0-28 22-50 50-50s51 22 51 50-23 51-51 51-50-23-50-51z">
          <text:p/>
        </draw:path>
        <draw:path draw:style-name="gr15" draw:text-style-name="P3" draw:layer="layout" svg:width="0.1cm" svg:height="0.1cm" svg:x="3.028cm" svg:y="3.422cm" svg:viewBox="0 0 101 101" svg:d="M0 51c0-28 23-51 52-51 27 0 49 23 49 51s-22 50-49 50c-29 0-52-22-52-50z">
          <text:p/>
        </draw:path>
        <draw:path draw:style-name="gr15" draw:text-style-name="P3" draw:layer="layout" svg:width="0.1cm" svg:height="0.1cm" svg:x="3.028cm" svg:y="3.622cm" svg:viewBox="0 0 101 101" svg:d="M0 51c0-28 23-51 52-51 27 0 49 23 49 51s-22 50-49 50c-29 0-52-22-52-50z">
          <text:p/>
        </draw:path>
        <draw:path draw:style-name="gr15" draw:text-style-name="P3" draw:layer="layout" svg:width="0.1cm" svg:height="0.1cm" svg:x="2.241cm" svg:y="3.421cm" svg:viewBox="0 0 101 101" svg:d="M0 50c0-28 22-50 50-50s51 22 51 50-23 51-51 51-50-23-50-51z">
          <text:p/>
        </draw:path>
        <draw:path draw:style-name="gr15" draw:text-style-name="P3" draw:layer="layout" svg:width="0.1cm" svg:height="0.1cm" svg:x="2.495cm" svg:y="3.421cm" svg:viewBox="0 0 101 101" svg:d="M0 50c0-28 22-50 51-50 28 0 50 22 50 50s-22 51-50 51c-29 0-51-23-51-51z">
          <text:p/>
        </draw:path>
        <draw:path draw:style-name="gr15" draw:text-style-name="P3" draw:layer="layout" svg:width="0.1cm" svg:height="0.1cm" svg:x="2.244cm" svg:y="3.905cm" svg:viewBox="0 0 101 101" svg:d="M0 51c0-28 24-51 52-51 27 0 49 23 49 51s-22 50-49 50c-28 0-52-22-52-50z">
          <text:p/>
        </draw:path>
        <draw:path draw:style-name="gr15" draw:text-style-name="P3" draw:layer="layout" svg:width="0.1cm" svg:height="0.1cm" svg:x="2.244cm" svg:y="4.667cm" svg:viewBox="0 0 101 101" svg:d="M0 51c0-28 24-51 52-51 27 0 49 23 49 51 0 27-22 50-49 50-28 0-52-23-52-50z">
          <text:p/>
        </draw:path>
        <draw:path draw:style-name="gr15" draw:text-style-name="P3" draw:layer="layout" svg:width="0.1cm" svg:height="0.1cm" svg:x="3.824cm" svg:y="2.843cm" svg:viewBox="0 0 101 101" svg:d="M0 50c0-28 23-50 52-50 27 0 49 22 49 50s-22 51-49 51c-29 0-52-23-52-51z">
          <text:p/>
        </draw:path>
        <draw:path draw:style-name="gr15" draw:text-style-name="P3" draw:layer="layout" svg:width="0.1cm" svg:height="0.1cm" svg:x="4.078cm" svg:y="2.843cm" svg:viewBox="0 0 101 101" svg:d="M0 50c0-28 23-50 51-50s50 22 50 50-22 51-50 51-51-23-51-51z">
          <text:p/>
        </draw:path>
        <draw:path draw:style-name="gr15" draw:text-style-name="P3" draw:layer="layout" svg:width="0.1cm" svg:height="0.1cm" svg:x="4.332cm" svg:y="2.843cm" svg:viewBox="0 0 101 101" svg:d="M0 50c0-28 24-50 52-50 27 0 49 22 49 50s-22 51-49 51c-28 0-52-23-52-51z">
          <text:p/>
        </draw:path>
        <draw:path draw:style-name="gr15" draw:text-style-name="P3" draw:layer="layout" svg:width="0.1cm" svg:height="0.101cm" svg:x="4.097cm" svg:y="5.15cm" svg:viewBox="0 0 101 102" svg:d="M0 50c0-27 23-50 52-50 27 0 49 23 49 50 0 28-22 52-49 52-29 0-52-24-52-52z">
          <text:p/>
        </draw:path>
        <draw:path draw:style-name="gr15" draw:text-style-name="P3" draw:layer="layout" svg:width="0.1cm" svg:height="0.101cm" svg:x="4.918cm" svg:y="5.15cm" svg:viewBox="0 0 101 102" svg:d="M0 50c0-27 23-50 50-50 28 0 51 23 51 50 0 28-23 52-51 52-27 0-50-24-50-52z">
          <text:p/>
        </draw:path>
        <draw:path draw:style-name="gr15" draw:text-style-name="P3" draw:layer="layout" svg:width="0.1cm" svg:height="0.101cm" svg:x="4.308cm" svg:y="5.15cm" svg:viewBox="0 0 101 102" svg:d="M0 50c0-27 22-50 50-50s51 23 51 50c0 28-23 52-51 52s-50-24-50-52z">
          <text:p/>
        </draw:path>
        <draw:path draw:style-name="gr15" draw:text-style-name="P3" draw:layer="layout" svg:width="0.1cm" svg:height="0.101cm" svg:x="4.508cm" svg:y="5.15cm" svg:viewBox="0 0 101 102" svg:d="M0 50c0-27 22-50 50-50s51 23 51 50c0 28-23 52-51 52s-50-24-50-52z">
          <text:p/>
        </draw:path>
        <draw:path draw:style-name="gr15" draw:text-style-name="P3" draw:layer="layout" svg:width="0.1cm" svg:height="0.101cm" svg:x="4.708cm" svg:y="5.15cm" svg:viewBox="0 0 101 102" svg:d="M0 50c0-27 22-50 50-50s51 23 51 50c0 28-23 52-51 52s-50-24-50-52z">
          <text:p/>
        </draw:path>
        <draw:path draw:style-name="gr15" draw:text-style-name="P3" draw:layer="layout" svg:width="0.1cm" svg:height="0.1cm" svg:x="4.306cm" svg:y="5.707cm" svg:viewBox="0 0 101 101" svg:d="M0 52c0-29 23-52 52-52 27 0 49 23 49 52 0 27-22 49-49 49-29 0-52-22-52-49z">
          <text:p/>
        </draw:path>
        <draw:path draw:style-name="gr15" draw:text-style-name="P3" draw:layer="layout" svg:width="0.1cm" svg:height="0.1cm" svg:x="3.019cm" svg:y="5.707cm" svg:viewBox="0 0 101 101" svg:d="M0 52c0-29 22-52 50-52s51 23 51 52c0 27-23 49-51 49s-50-22-50-49z">
          <text:p/>
        </draw:path>
        <draw:line draw:style-name="gr1" draw:text-style-name="P1" draw:layer="layout" svg:x1="10.663cm" svg:y1="4.729cm" svg:x2="10.645cm" svg:y2="4.736cm">
          <text:p/>
        </draw:line>
        <draw:line draw:style-name="gr1" draw:text-style-name="P1" draw:layer="layout" svg:x1="10.645cm" svg:y1="4.735cm" svg:x2="10.616cm" svg:y2="4.735cm">
          <text:p/>
        </draw:line>
        <draw:line draw:style-name="gr1" draw:text-style-name="P1" draw:layer="layout" svg:x1="10.617cm" svg:y1="4.736cm" svg:x2="10.605cm" svg:y2="4.729cm">
          <text:p/>
        </draw:line>
        <draw:line draw:style-name="gr1" draw:text-style-name="P1" draw:layer="layout" svg:x1="10.606cm" svg:y1="4.73cm" svg:x2="10.599cm" svg:y2="4.724cm">
          <text:p/>
        </draw:line>
        <draw:line draw:style-name="gr1" draw:text-style-name="P1" draw:layer="layout" svg:x1="10.6cm" svg:y1="4.725cm" svg:x2="10.593cm" svg:y2="4.712cm">
          <text:p/>
        </draw:line>
        <draw:line draw:style-name="gr1" draw:text-style-name="P1" draw:layer="layout" svg:x1="10.593cm" svg:y1="4.712cm" svg:x2="10.593cm" svg:y2="4.701cm">
          <text:p/>
        </draw:line>
        <draw:line draw:style-name="gr1" draw:text-style-name="P1" draw:layer="layout" svg:x1="10.593cm" svg:y1="4.702cm" svg:x2="10.6cm" svg:y2="4.689cm">
          <text:p/>
        </draw:line>
        <draw:line draw:style-name="gr1" draw:text-style-name="P1" draw:layer="layout" svg:x1="10.599cm" svg:y1="4.69cm" svg:x2="10.606cm" svg:y2="4.684cm">
          <text:p/>
        </draw:line>
        <draw:line draw:style-name="gr1" draw:text-style-name="P1" draw:layer="layout" svg:x1="10.605cm" svg:y1="4.685cm" svg:x2="10.617cm" svg:y2="4.678cm">
          <text:p/>
        </draw:line>
        <draw:line draw:style-name="gr1" draw:text-style-name="P1" draw:layer="layout" svg:x1="10.616cm" svg:y1="4.679cm" svg:x2="10.64cm" svg:y2="4.672cm">
          <text:p/>
        </draw:line>
        <draw:line draw:style-name="gr1" draw:text-style-name="P1" draw:layer="layout" svg:x1="10.639cm" svg:y1="4.673cm" svg:x2="10.652cm" svg:y2="4.667cm">
          <text:p/>
        </draw:line>
        <draw:line draw:style-name="gr1" draw:text-style-name="P1" draw:layer="layout" svg:x1="10.651cm" svg:y1="4.668cm" svg:x2="10.657cm" svg:y2="4.661cm">
          <text:p/>
        </draw:line>
        <draw:line draw:style-name="gr1" draw:text-style-name="P1" draw:layer="layout" svg:x1="10.656cm" svg:y1="4.662cm" svg:x2="10.663cm" svg:y2="4.649cm">
          <text:p/>
        </draw:line>
        <draw:line draw:style-name="gr1" draw:text-style-name="P1" draw:layer="layout" svg:x1="10.662cm" svg:y1="4.649cm" svg:x2="10.662cm" svg:y2="4.638cm">
          <text:p/>
        </draw:line>
        <draw:line draw:style-name="gr1" draw:text-style-name="P1" draw:layer="layout" svg:x1="10.663cm" svg:y1="4.639cm" svg:x2="10.656cm" svg:y2="4.627cm">
          <text:p/>
        </draw:line>
        <draw:line draw:style-name="gr1" draw:text-style-name="P1" draw:layer="layout" svg:x1="10.657cm" svg:y1="4.628cm" svg:x2="10.651cm" svg:y2="4.621cm">
          <text:p/>
        </draw:line>
        <draw:line draw:style-name="gr1" draw:text-style-name="P1" draw:layer="layout" svg:x1="10.652cm" svg:y1="4.623cm" svg:x2="10.639cm" svg:y2="4.615cm">
          <text:p/>
        </draw:line>
        <draw:line draw:style-name="gr1" draw:text-style-name="P1" draw:layer="layout" svg:x1="10.639cm" svg:y1="4.615cm" svg:x2="10.611cm" svg:y2="4.615cm">
          <text:p/>
        </draw:line>
        <draw:line draw:style-name="gr1" draw:text-style-name="P1" draw:layer="layout" svg:x1="10.612cm" svg:y1="4.615cm" svg:x2="10.593cm" svg:y2="4.623cm">
          <text:p/>
        </draw:line>
        <draw:line draw:style-name="gr1" draw:text-style-name="P1" draw:layer="layout" svg:x1="10.554cm" svg:y1="4.615cm" svg:x2="10.525cm" svg:y2="4.736cm">
          <text:p/>
        </draw:line>
        <draw:line draw:style-name="gr1" draw:text-style-name="P1" draw:layer="layout" svg:x1="10.526cm" svg:y1="4.736cm" svg:x2="10.502cm" svg:y2="4.649cm">
          <text:p/>
        </draw:line>
        <draw:line draw:style-name="gr1" draw:text-style-name="P1" draw:layer="layout" svg:x1="10.503cm" svg:y1="4.649cm" svg:x2="10.479cm" svg:y2="4.736cm">
          <text:p/>
        </draw:line>
        <draw:line draw:style-name="gr1" draw:text-style-name="P1" draw:layer="layout" svg:x1="10.48cm" svg:y1="4.736cm" svg:x2="10.451cm" svg:y2="4.615cm">
          <text:p/>
        </draw:line>
        <draw:line draw:style-name="gr1" draw:text-style-name="P1" draw:layer="layout" svg:x1="10.342cm" svg:y1="4.735cm" svg:x2="10.411cm" svg:y2="4.735cm">
          <text:p/>
        </draw:line>
        <draw:line draw:style-name="gr1" draw:text-style-name="P1" draw:layer="layout" svg:x1="10.376cm" svg:y1="4.735cm" svg:x2="10.376cm" svg:y2="4.615cm">
          <text:p/>
        </draw:line>
        <draw:line draw:style-name="gr1" draw:text-style-name="P1" draw:layer="layout" svg:x1="10.376cm" svg:y1="4.615cm" svg:x2="10.389cm" svg:y2="4.633cm">
          <text:p/>
        </draw:line>
        <draw:line draw:style-name="gr1" draw:text-style-name="P1" draw:layer="layout" svg:x1="10.388cm" svg:y1="4.632cm" svg:x2="10.4cm" svg:y2="4.645cm">
          <text:p/>
        </draw:line>
        <draw:line draw:style-name="gr1" draw:text-style-name="P1" draw:layer="layout" svg:x1="10.399cm" svg:y1="4.644cm" svg:x2="10.412cm" svg:y2="4.65cm">
          <text:p/>
        </draw:line>
        <draw:polygon draw:style-name="gr2" draw:text-style-name="P1" draw:layer="layout" svg:width="0.426cm" svg:height="0.289cm" svg:x="10.289cm" svg:y="4.521cm" svg:viewBox="0 0 427 290" draw:points="0,0 427,0 427,290 0,290">
          <text:p/>
        </draw:polygon>
        <draw:line draw:style-name="gr1" draw:text-style-name="P1" draw:layer="layout" svg:x1="9.055cm" svg:y1="4.325cm" svg:x2="9.055cm" svg:y2="4.405cm">
          <text:p/>
        </draw:line>
        <draw:line draw:style-name="gr1" draw:text-style-name="P1" draw:layer="layout" svg:x1="9.084cm" svg:y1="4.279cm" svg:x2="9.113cm" svg:y2="4.366cm">
          <text:p/>
        </draw:line>
        <draw:line draw:style-name="gr1" draw:text-style-name="P1" draw:layer="layout" svg:x1="9.112cm" svg:y1="4.365cm" svg:x2="9.038cm" svg:y2="4.365cm">
          <text:p/>
        </draw:line>
        <draw:line draw:style-name="gr1" draw:text-style-name="P1" draw:layer="layout" svg:x1="9.004cm" svg:y1="4.285cm" svg:x2="8.924cm" svg:y2="4.285cm">
          <text:p/>
        </draw:line>
        <draw:line draw:style-name="gr1" draw:text-style-name="P1" draw:layer="layout" svg:x1="8.924cm" svg:y1="4.285cm" svg:x2="8.976cm" svg:y2="4.406cm">
          <text:p/>
        </draw:line>
        <draw:line draw:style-name="gr1" draw:text-style-name="P1" draw:layer="layout" svg:x1="8.855cm" svg:y1="4.285cm" svg:x2="8.844cm" svg:y2="4.285cm">
          <text:p/>
        </draw:line>
        <draw:line draw:style-name="gr1" draw:text-style-name="P1" draw:layer="layout" svg:x1="8.845cm" svg:y1="4.285cm" svg:x2="8.832cm" svg:y2="4.293cm">
          <text:p/>
        </draw:line>
        <draw:line draw:style-name="gr1" draw:text-style-name="P1" draw:layer="layout" svg:x1="8.833cm" svg:y1="4.291cm" svg:x2="8.826cm" svg:y2="4.298cm">
          <text:p/>
        </draw:line>
        <draw:line draw:style-name="gr1" draw:text-style-name="P1" draw:layer="layout" svg:x1="8.827cm" svg:y1="4.297cm" svg:x2="8.821cm" svg:y2="4.309cm">
          <text:p/>
        </draw:line>
        <draw:line draw:style-name="gr1" draw:text-style-name="P1" draw:layer="layout" svg:x1="8.823cm" svg:y1="4.308cm" svg:x2="8.815cm" svg:y2="4.332cm">
          <text:p/>
        </draw:line>
        <draw:line draw:style-name="gr1" draw:text-style-name="P1" draw:layer="layout" svg:x1="8.815cm" svg:y1="4.331cm" svg:x2="8.815cm" svg:y2="4.359cm">
          <text:p/>
        </draw:line>
        <draw:line draw:style-name="gr1" draw:text-style-name="P1" draw:layer="layout" svg:x1="8.815cm" svg:y1="4.359cm" svg:x2="8.823cm" svg:y2="4.383cm">
          <text:p/>
        </draw:line>
        <draw:line draw:style-name="gr1" draw:text-style-name="P1" draw:layer="layout" svg:x1="8.821cm" svg:y1="4.382cm" svg:x2="8.827cm" svg:y2="4.395cm">
          <text:p/>
        </draw:line>
        <draw:line draw:style-name="gr1" draw:text-style-name="P1" draw:layer="layout" svg:x1="8.826cm" svg:y1="4.394cm" svg:x2="8.833cm" svg:y2="4.4cm">
          <text:p/>
        </draw:line>
        <draw:line draw:style-name="gr1" draw:text-style-name="P1" draw:layer="layout" svg:x1="8.832cm" svg:y1="4.399cm" svg:x2="8.845cm" svg:y2="4.406cm">
          <text:p/>
        </draw:line>
        <draw:line draw:style-name="gr1" draw:text-style-name="P1" draw:layer="layout" svg:x1="8.844cm" svg:y1="4.405cm" svg:x2="8.855cm" svg:y2="4.405cm">
          <text:p/>
        </draw:line>
        <draw:line draw:style-name="gr1" draw:text-style-name="P1" draw:layer="layout" svg:x1="8.855cm" svg:y1="4.406cm" svg:x2="8.867cm" svg:y2="4.399cm">
          <text:p/>
        </draw:line>
        <draw:line draw:style-name="gr1" draw:text-style-name="P1" draw:layer="layout" svg:x1="8.866cm" svg:y1="4.4cm" svg:x2="8.873cm" svg:y2="4.394cm">
          <text:p/>
        </draw:line>
        <draw:line draw:style-name="gr1" draw:text-style-name="P1" draw:layer="layout" svg:x1="8.872cm" svg:y1="4.395cm" svg:x2="8.879cm" svg:y2="4.382cm">
          <text:p/>
        </draw:line>
        <draw:line draw:style-name="gr1" draw:text-style-name="P1" draw:layer="layout" svg:x1="8.878cm" svg:y1="4.383cm" svg:x2="8.885cm" svg:y2="4.359cm">
          <text:p/>
        </draw:line>
        <draw:line draw:style-name="gr1" draw:text-style-name="P1" draw:layer="layout" svg:x1="8.884cm" svg:y1="4.359cm" svg:x2="8.884cm" svg:y2="4.331cm">
          <text:p/>
        </draw:line>
        <draw:line draw:style-name="gr1" draw:text-style-name="P1" draw:layer="layout" svg:x1="8.885cm" svg:y1="4.332cm" svg:x2="8.878cm" svg:y2="4.308cm">
          <text:p/>
        </draw:line>
        <draw:line draw:style-name="gr1" draw:text-style-name="P1" draw:layer="layout" svg:x1="8.879cm" svg:y1="4.309cm" svg:x2="8.872cm" svg:y2="4.297cm">
          <text:p/>
        </draw:line>
        <draw:line draw:style-name="gr1" draw:text-style-name="P1" draw:layer="layout" svg:x1="8.873cm" svg:y1="4.298cm" svg:x2="8.866cm" svg:y2="4.291cm">
          <text:p/>
        </draw:line>
        <draw:line draw:style-name="gr1" draw:text-style-name="P1" draw:layer="layout" svg:x1="8.867cm" svg:y1="4.293cm" svg:x2="8.855cm" svg:y2="4.285cm">
          <text:p/>
        </draw:line>
        <draw:line draw:style-name="gr1" draw:text-style-name="P1" draw:layer="layout" svg:x1="8.746cm" svg:y1="4.406cm" svg:x2="8.759cm" svg:y2="4.399cm">
          <text:p/>
        </draw:line>
        <draw:line draw:style-name="gr1" draw:text-style-name="P1" draw:layer="layout" svg:x1="8.758cm" svg:y1="4.4cm" svg:x2="8.765cm" svg:y2="4.394cm">
          <text:p/>
        </draw:line>
        <draw:line draw:style-name="gr1" draw:text-style-name="P1" draw:layer="layout" svg:x1="8.764cm" svg:y1="4.395cm" svg:x2="8.77cm" svg:y2="4.382cm">
          <text:p/>
        </draw:line>
        <draw:line draw:style-name="gr1" draw:text-style-name="P1" draw:layer="layout" svg:x1="8.769cm" svg:y1="4.382cm" svg:x2="8.769cm" svg:y2="4.348cm">
          <text:p/>
        </draw:line>
        <draw:line draw:style-name="gr1" draw:text-style-name="P1" draw:layer="layout" svg:x1="8.77cm" svg:y1="4.349cm" svg:x2="8.764cm" svg:y2="4.337cm">
          <text:p/>
        </draw:line>
        <draw:line draw:style-name="gr1" draw:text-style-name="P1" draw:layer="layout" svg:x1="8.765cm" svg:y1="4.338cm" svg:x2="8.758cm" svg:y2="4.331cm">
          <text:p/>
        </draw:line>
        <draw:line draw:style-name="gr1" draw:text-style-name="P1" draw:layer="layout" svg:x1="8.759cm" svg:y1="4.333cm" svg:x2="8.746cm" svg:y2="4.325cm">
          <text:p/>
        </draw:line>
        <draw:line draw:style-name="gr1" draw:text-style-name="P1" draw:layer="layout" svg:x1="8.746cm" svg:y1="4.325cm" svg:x2="8.729cm" svg:y2="4.325cm">
          <text:p/>
        </draw:line>
        <draw:line draw:style-name="gr1" draw:text-style-name="P1" draw:layer="layout" svg:x1="8.73cm" svg:y1="4.325cm" svg:x2="8.718cm" svg:y2="4.333cm">
          <text:p/>
        </draw:line>
        <draw:line draw:style-name="gr1" draw:text-style-name="P1" draw:layer="layout" svg:x1="8.719cm" svg:y1="4.331cm" svg:x2="8.712cm" svg:y2="4.338cm">
          <text:p/>
        </draw:line>
        <draw:line draw:style-name="gr1" draw:text-style-name="P1" draw:layer="layout" svg:x1="8.713cm" svg:y1="4.337cm" svg:x2="8.706cm" svg:y2="4.349cm">
          <text:p/>
        </draw:line>
        <draw:line draw:style-name="gr1" draw:text-style-name="P1" draw:layer="layout" svg:x1="8.706cm" svg:y1="4.348cm" svg:x2="8.706cm" svg:y2="4.382cm">
          <text:p/>
        </draw:line>
        <draw:line draw:style-name="gr1" draw:text-style-name="P1" draw:layer="layout" svg:x1="8.706cm" svg:y1="4.382cm" svg:x2="8.713cm" svg:y2="4.395cm">
          <text:p/>
        </draw:line>
        <draw:line draw:style-name="gr1" draw:text-style-name="P1" draw:layer="layout" svg:x1="8.712cm" svg:y1="4.394cm" svg:x2="8.719cm" svg:y2="4.4cm">
          <text:p/>
        </draw:line>
        <draw:line draw:style-name="gr1" draw:text-style-name="P1" draw:layer="layout" svg:x1="8.718cm" svg:y1="4.399cm" svg:x2="8.73cm" svg:y2="4.406cm">
          <text:p/>
        </draw:line>
        <draw:line draw:style-name="gr1" draw:text-style-name="P1" draw:layer="layout" svg:x1="8.729cm" svg:y1="4.405cm" svg:x2="8.746cm" svg:y2="4.405cm">
          <text:p/>
        </draw:line>
        <draw:line draw:style-name="gr1" draw:text-style-name="P1" draw:layer="layout" svg:x1="8.655cm" svg:y1="4.405cm" svg:x2="8.655cm" svg:y2="4.285cm">
          <text:p/>
        </draw:line>
        <draw:line draw:style-name="gr1" draw:text-style-name="P1" draw:layer="layout" svg:x1="8.604cm" svg:y1="4.405cm" svg:x2="8.604cm" svg:y2="4.342cm">
          <text:p/>
        </draw:line>
        <draw:line draw:style-name="gr1" draw:text-style-name="P1" draw:layer="layout" svg:x1="8.604cm" svg:y1="4.343cm" svg:x2="8.61cm" svg:y2="4.331cm">
          <text:p/>
        </draw:line>
        <draw:line draw:style-name="gr1" draw:text-style-name="P1" draw:layer="layout" svg:x1="8.609cm" svg:y1="4.333cm" svg:x2="8.622cm" svg:y2="4.325cm">
          <text:p/>
        </draw:line>
        <draw:line draw:style-name="gr1" draw:text-style-name="P1" draw:layer="layout" svg:x1="8.621cm" svg:y1="4.325cm" svg:x2="8.638cm" svg:y2="4.325cm">
          <text:p/>
        </draw:line>
        <draw:line draw:style-name="gr1" draw:text-style-name="P1" draw:layer="layout" svg:x1="8.638cm" svg:y1="4.325cm" svg:x2="8.65cm" svg:y2="4.333cm">
          <text:p/>
        </draw:line>
        <draw:line draw:style-name="gr1" draw:text-style-name="P1" draw:layer="layout" svg:x1="8.649cm" svg:y1="4.331cm" svg:x2="8.656cm" svg:y2="4.338cm">
          <text:p/>
        </draw:line>
        <draw:line draw:style-name="gr1" draw:text-style-name="P1" draw:layer="layout" svg:x1="8.546cm" svg:y1="4.405cm" svg:x2="8.546cm" svg:y2="4.325cm">
          <text:p/>
        </draw:line>
        <draw:line draw:style-name="gr1" draw:text-style-name="P1" draw:layer="layout" svg:x1="8.547cm" svg:y1="4.338cm" svg:x2="8.541cm" svg:y2="4.331cm">
          <text:p/>
        </draw:line>
        <draw:line draw:style-name="gr1" draw:text-style-name="P1" draw:layer="layout" svg:x1="8.542cm" svg:y1="4.333cm" svg:x2="8.529cm" svg:y2="4.325cm">
          <text:p/>
        </draw:line>
        <draw:line draw:style-name="gr1" draw:text-style-name="P1" draw:layer="layout" svg:x1="8.529cm" svg:y1="4.325cm" svg:x2="8.512cm" svg:y2="4.325cm">
          <text:p/>
        </draw:line>
        <draw:line draw:style-name="gr1" draw:text-style-name="P1" draw:layer="layout" svg:x1="8.513cm" svg:y1="4.325cm" svg:x2="8.501cm" svg:y2="4.333cm">
          <text:p/>
        </draw:line>
        <draw:line draw:style-name="gr1" draw:text-style-name="P1" draw:layer="layout" svg:x1="8.503cm" svg:y1="4.331cm" svg:x2="8.495cm" svg:y2="4.343cm">
          <text:p/>
        </draw:line>
        <draw:line draw:style-name="gr1" draw:text-style-name="P1" draw:layer="layout" svg:x1="8.495cm" svg:y1="4.342cm" svg:x2="8.495cm" svg:y2="4.405cm">
          <text:p/>
        </draw:line>
        <draw:line draw:style-name="gr1" draw:text-style-name="P1" draw:layer="layout" svg:x1="8.496cm" svg:y1="4.343cm" svg:x2="8.489cm" svg:y2="4.331cm">
          <text:p/>
        </draw:line>
        <draw:line draw:style-name="gr1" draw:text-style-name="P1" draw:layer="layout" svg:x1="8.49cm" svg:y1="4.333cm" svg:x2="8.478cm" svg:y2="4.325cm">
          <text:p/>
        </draw:line>
        <draw:line draw:style-name="gr1" draw:text-style-name="P1" draw:layer="layout" svg:x1="8.478cm" svg:y1="4.325cm" svg:x2="8.461cm" svg:y2="4.325cm">
          <text:p/>
        </draw:line>
        <draw:line draw:style-name="gr1" draw:text-style-name="P1" draw:layer="layout" svg:x1="8.462cm" svg:y1="4.325cm" svg:x2="8.449cm" svg:y2="4.333cm">
          <text:p/>
        </draw:line>
        <draw:line draw:style-name="gr1" draw:text-style-name="P1" draw:layer="layout" svg:x1="8.45cm" svg:y1="4.331cm" svg:x2="8.444cm" svg:y2="4.343cm">
          <text:p/>
        </draw:line>
        <draw:line draw:style-name="gr1" draw:text-style-name="P1" draw:layer="layout" svg:x1="8.444cm" svg:y1="4.342cm" svg:x2="8.444cm" svg:y2="4.405cm">
          <text:p/>
        </draw:line>
        <draw:polygon draw:style-name="gr2" draw:text-style-name="P1" draw:layer="layout" svg:width="0.774cm" svg:height="0.289cm" svg:x="8.388cm" svg:y="4.191cm" svg:viewBox="0 0 775 290" draw:points="0,0 775,0 775,290 0,290">
          <text:p/>
        </draw:polygon>
        <draw:line draw:style-name="gr1" draw:text-style-name="P1" draw:layer="layout" svg:x1="8.793cm" svg:y1="5.799cm" svg:x2="8.793cm" svg:y2="5.839cm">
          <text:p/>
        </draw:line>
        <draw:line draw:style-name="gr1" draw:text-style-name="P1" draw:layer="layout" svg:x1="8.73cm" svg:y1="5.839cm" svg:x2="8.85cm" svg:y2="5.839cm">
          <text:p/>
        </draw:line>
        <draw:line draw:style-name="gr1" draw:text-style-name="P1" draw:layer="layout" svg:x1="8.85cm" svg:y1="5.839cm" svg:x2="8.85cm" svg:y2="5.782cm">
          <text:p/>
        </draw:line>
        <draw:line draw:style-name="gr1" draw:text-style-name="P1" draw:layer="layout" svg:x1="8.743cm" svg:y1="5.738cm" svg:x2="8.736cm" svg:y2="5.73cm">
          <text:p/>
        </draw:line>
        <draw:line draw:style-name="gr1" draw:text-style-name="P1" draw:layer="layout" svg:x1="8.738cm" svg:y1="5.73cm" svg:x2="8.73cm" svg:y2="5.738cm">
          <text:p/>
        </draw:line>
        <draw:line draw:style-name="gr1" draw:text-style-name="P1" draw:layer="layout" svg:x1="8.73cm" svg:y1="5.736cm" svg:x2="8.738cm" svg:y2="5.743cm">
          <text:p/>
        </draw:line>
        <draw:line draw:style-name="gr1" draw:text-style-name="P1" draw:layer="layout" svg:x1="8.736cm" svg:y1="5.743cm" svg:x2="8.743cm" svg:y2="5.736cm">
          <text:p/>
        </draw:line>
        <draw:line draw:style-name="gr1" draw:text-style-name="P1" draw:layer="layout" svg:x1="8.742cm" svg:y1="5.736cm" svg:x2="8.73cm" svg:y2="5.736cm">
          <text:p/>
        </draw:line>
        <draw:line draw:style-name="gr1" draw:text-style-name="P1" draw:layer="layout" svg:x1="8.765cm" svg:y1="5.685cm" svg:x2="8.765cm" svg:y2="5.627cm">
          <text:p/>
        </draw:line>
        <draw:line draw:style-name="gr1" draw:text-style-name="P1" draw:layer="layout" svg:x1="8.73cm" svg:y1="5.697cm" svg:x2="8.851cm" svg:y2="5.656cm">
          <text:p/>
        </draw:line>
        <draw:line draw:style-name="gr1" draw:text-style-name="P1" draw:layer="layout" svg:x1="8.851cm" svg:y1="5.657cm" svg:x2="8.73cm" svg:y2="5.616cm">
          <text:p/>
        </draw:line>
        <draw:line draw:style-name="gr1" draw:text-style-name="P1" draw:layer="layout" svg:x1="8.743cm" svg:y1="5.578cm" svg:x2="8.736cm" svg:y2="5.57cm">
          <text:p/>
        </draw:line>
        <draw:line draw:style-name="gr1" draw:text-style-name="P1" draw:layer="layout" svg:x1="8.738cm" svg:y1="5.57cm" svg:x2="8.73cm" svg:y2="5.578cm">
          <text:p/>
        </draw:line>
        <draw:line draw:style-name="gr1" draw:text-style-name="P1" draw:layer="layout" svg:x1="8.73cm" svg:y1="5.576cm" svg:x2="8.738cm" svg:y2="5.583cm">
          <text:p/>
        </draw:line>
        <draw:line draw:style-name="gr1" draw:text-style-name="P1" draw:layer="layout" svg:x1="8.736cm" svg:y1="5.583cm" svg:x2="8.743cm" svg:y2="5.576cm">
          <text:p/>
        </draw:line>
        <draw:line draw:style-name="gr1" draw:text-style-name="P1" draw:layer="layout" svg:x1="8.742cm" svg:y1="5.576cm" svg:x2="8.73cm" svg:y2="5.576cm">
          <text:p/>
        </draw:line>
        <draw:line draw:style-name="gr1" draw:text-style-name="P1" draw:layer="layout" svg:x1="8.651cm" svg:y1="5.882cm" svg:x2="8.658cm" svg:y2="5.894cm">
          <text:p/>
        </draw:line>
        <draw:line draw:style-name="gr1" draw:text-style-name="P1" draw:layer="layout" svg:x1="8.657cm" svg:y1="5.893cm" svg:x2="8.657cm" svg:y2="5.91cm">
          <text:p/>
        </draw:line>
        <draw:line draw:style-name="gr1" draw:text-style-name="P1" draw:layer="layout" svg:x1="8.658cm" svg:y1="5.91cm" svg:x2="8.651cm" svg:y2="5.93cm">
          <text:p/>
        </draw:line>
        <draw:line draw:style-name="gr1" draw:text-style-name="P1" draw:layer="layout" svg:x1="8.652cm" svg:y1="5.928cm" svg:x2="8.64cm" svg:y2="5.94cm">
          <text:p/>
        </draw:line>
        <draw:line draw:style-name="gr1" draw:text-style-name="P1" draw:layer="layout" svg:x1="8.641cm" svg:y1="5.939cm" svg:x2="8.629cm" svg:y2="5.946cm">
          <text:p/>
        </draw:line>
        <draw:line draw:style-name="gr1" draw:text-style-name="P1" draw:layer="layout" svg:x1="8.63cm" svg:y1="5.945cm" svg:x2="8.606cm" svg:y2="5.951cm">
          <text:p/>
        </draw:line>
        <draw:line draw:style-name="gr1" draw:text-style-name="P1" draw:layer="layout" svg:x1="8.606cm" svg:y1="5.95cm" svg:x2="8.589cm" svg:y2="5.95cm">
          <text:p/>
        </draw:line>
        <draw:line draw:style-name="gr1" draw:text-style-name="P1" draw:layer="layout" svg:x1="8.59cm" svg:y1="5.951cm" svg:x2="8.566cm" svg:y2="5.945cm">
          <text:p/>
        </draw:line>
        <draw:line draw:style-name="gr1" draw:text-style-name="P1" draw:layer="layout" svg:x1="8.567cm" svg:y1="5.946cm" svg:x2="8.554cm" svg:y2="5.939cm">
          <text:p/>
        </draw:line>
        <draw:line draw:style-name="gr1" draw:text-style-name="P1" draw:layer="layout" svg:x1="8.555cm" svg:y1="5.94cm" svg:x2="8.543cm" svg:y2="5.928cm">
          <text:p/>
        </draw:line>
        <draw:line draw:style-name="gr1" draw:text-style-name="P1" draw:layer="layout" svg:x1="8.544cm" svg:y1="5.93cm" svg:x2="8.537cm" svg:y2="5.91cm">
          <text:p/>
        </draw:line>
        <draw:line draw:style-name="gr1" draw:text-style-name="P1" draw:layer="layout" svg:x1="8.537cm" svg:y1="5.91cm" svg:x2="8.537cm" svg:y2="5.899cm">
          <text:p/>
        </draw:line>
        <draw:line draw:style-name="gr1" draw:text-style-name="P1" draw:layer="layout" svg:x1="8.537cm" svg:y1="5.9cm" svg:x2="8.544cm" svg:y2="5.882cm">
          <text:p/>
        </draw:line>
        <draw:line draw:style-name="gr1" draw:text-style-name="P1" draw:layer="layout" svg:x1="8.543cm" svg:y1="5.883cm" svg:x2="8.55cm" svg:y2="5.876cm">
          <text:p/>
        </draw:line>
        <draw:line draw:style-name="gr1" draw:text-style-name="P1" draw:layer="layout" svg:x1="8.549cm" svg:y1="5.876cm" svg:x2="8.589cm" svg:y2="5.876cm">
          <text:p/>
        </draw:line>
        <draw:line draw:style-name="gr1" draw:text-style-name="P1" draw:layer="layout" svg:x1="8.589cm" svg:y1="5.876cm" svg:x2="8.589cm" svg:y2="5.899cm">
          <text:p/>
        </draw:line>
        <draw:line draw:style-name="gr1" draw:text-style-name="P1" draw:layer="layout" svg:x1="8.55cm" svg:y1="5.826cm" svg:x2="8.543cm" svg:y2="5.819cm">
          <text:p/>
        </draw:line>
        <draw:line draw:style-name="gr1" draw:text-style-name="P1" draw:layer="layout" svg:x1="8.544cm" svg:y1="5.819cm" svg:x2="8.537cm" svg:y2="5.826cm">
          <text:p/>
        </draw:line>
        <draw:line draw:style-name="gr1" draw:text-style-name="P1" draw:layer="layout" svg:x1="8.537cm" svg:y1="5.825cm" svg:x2="8.544cm" svg:y2="5.831cm">
          <text:p/>
        </draw:line>
        <draw:line draw:style-name="gr1" draw:text-style-name="P1" draw:layer="layout" svg:x1="8.543cm" svg:y1="5.831cm" svg:x2="8.55cm" svg:y2="5.825cm">
          <text:p/>
        </draw:line>
        <draw:line draw:style-name="gr1" draw:text-style-name="P1" draw:layer="layout" svg:x1="8.549cm" svg:y1="5.825cm" svg:x2="8.537cm" svg:y2="5.825cm">
          <text:p/>
        </draw:line>
        <draw:line draw:style-name="gr1" draw:text-style-name="P1" draw:layer="layout" svg:x1="8.537cm" svg:y1="5.699cm" svg:x2="8.595cm" svg:y2="5.74cm">
          <text:p/>
        </draw:line>
        <draw:line draw:style-name="gr1" draw:text-style-name="P1" draw:layer="layout" svg:x1="8.537cm" svg:y1="5.767cm" svg:x2="8.657cm" svg:y2="5.767cm">
          <text:p/>
        </draw:line>
        <draw:line draw:style-name="gr1" draw:text-style-name="P1" draw:layer="layout" svg:x1="8.657cm" svg:y1="5.767cm" svg:x2="8.657cm" svg:y2="5.722cm">
          <text:p/>
        </draw:line>
        <draw:line draw:style-name="gr1" draw:text-style-name="P1" draw:layer="layout" svg:x1="8.658cm" svg:y1="5.723cm" svg:x2="8.651cm" svg:y2="5.71cm">
          <text:p/>
        </draw:line>
        <draw:line draw:style-name="gr1" draw:text-style-name="P1" draw:layer="layout" svg:x1="8.652cm" svg:y1="5.711cm" svg:x2="8.646cm" svg:y2="5.705cm">
          <text:p/>
        </draw:line>
        <draw:line draw:style-name="gr1" draw:text-style-name="P1" draw:layer="layout" svg:x1="8.647cm" svg:y1="5.706cm" svg:x2="8.634cm" svg:y2="5.699cm">
          <text:p/>
        </draw:line>
        <draw:line draw:style-name="gr1" draw:text-style-name="P1" draw:layer="layout" svg:x1="8.634cm" svg:y1="5.699cm" svg:x2="8.617cm" svg:y2="5.699cm">
          <text:p/>
        </draw:line>
        <draw:line draw:style-name="gr1" draw:text-style-name="P1" draw:layer="layout" svg:x1="8.618cm" svg:y1="5.699cm" svg:x2="8.606cm" svg:y2="5.706cm">
          <text:p/>
        </draw:line>
        <draw:line draw:style-name="gr1" draw:text-style-name="P1" draw:layer="layout" svg:x1="8.608cm" svg:y1="5.705cm" svg:x2="8.6cm" svg:y2="5.711cm">
          <text:p/>
        </draw:line>
        <draw:line draw:style-name="gr1" draw:text-style-name="P1" draw:layer="layout" svg:x1="8.601cm" svg:y1="5.71cm" svg:x2="8.594cm" svg:y2="5.723cm">
          <text:p/>
        </draw:line>
        <draw:line draw:style-name="gr1" draw:text-style-name="P1" draw:layer="layout" svg:x1="8.594cm" svg:y1="5.722cm" svg:x2="8.594cm" svg:y2="5.767cm">
          <text:p/>
        </draw:line>
        <draw:line draw:style-name="gr1" draw:text-style-name="P1" draw:layer="layout" svg:x1="8.55cm" svg:y1="5.648cm" svg:x2="8.543cm" svg:y2="5.642cm">
          <text:p/>
        </draw:line>
        <draw:line draw:style-name="gr1" draw:text-style-name="P1" draw:layer="layout" svg:x1="8.544cm" svg:y1="5.642cm" svg:x2="8.537cm" svg:y2="5.648cm">
          <text:p/>
        </draw:line>
        <draw:line draw:style-name="gr1" draw:text-style-name="P1" draw:layer="layout" svg:x1="8.537cm" svg:y1="5.647cm" svg:x2="8.544cm" svg:y2="5.654cm">
          <text:p/>
        </draw:line>
        <draw:line draw:style-name="gr1" draw:text-style-name="P1" draw:layer="layout" svg:x1="8.543cm" svg:y1="5.654cm" svg:x2="8.55cm" svg:y2="5.647cm">
          <text:p/>
        </draw:line>
        <draw:line draw:style-name="gr1" draw:text-style-name="P1" draw:layer="layout" svg:x1="8.549cm" svg:y1="5.647cm" svg:x2="8.537cm" svg:y2="5.647cm">
          <text:p/>
        </draw:line>
        <draw:line draw:style-name="gr1" draw:text-style-name="P1" draw:layer="layout" svg:x1="8.537cm" svg:y1="5.59cm" svg:x2="8.657cm" svg:y2="5.59cm">
          <text:p/>
        </draw:line>
        <draw:line draw:style-name="gr1" draw:text-style-name="P1" draw:layer="layout" svg:x1="8.657cm" svg:y1="5.59cm" svg:x2="8.657cm" svg:y2="5.545cm">
          <text:p/>
        </draw:line>
        <draw:line draw:style-name="gr1" draw:text-style-name="P1" draw:layer="layout" svg:x1="8.658cm" svg:y1="5.547cm" svg:x2="8.651cm" svg:y2="5.533cm">
          <text:p/>
        </draw:line>
        <draw:line draw:style-name="gr1" draw:text-style-name="P1" draw:layer="layout" svg:x1="8.652cm" svg:y1="5.534cm" svg:x2="8.646cm" svg:y2="5.527cm">
          <text:p/>
        </draw:line>
        <draw:line draw:style-name="gr1" draw:text-style-name="P1" draw:layer="layout" svg:x1="8.647cm" svg:y1="5.528cm" svg:x2="8.634cm" svg:y2="5.522cm">
          <text:p/>
        </draw:line>
        <draw:line draw:style-name="gr1" draw:text-style-name="P1" draw:layer="layout" svg:x1="8.634cm" svg:y1="5.522cm" svg:x2="8.617cm" svg:y2="5.522cm">
          <text:p/>
        </draw:line>
        <draw:line draw:style-name="gr1" draw:text-style-name="P1" draw:layer="layout" svg:x1="8.618cm" svg:y1="5.522cm" svg:x2="8.606cm" svg:y2="5.528cm">
          <text:p/>
        </draw:line>
        <draw:line draw:style-name="gr1" draw:text-style-name="P1" draw:layer="layout" svg:x1="8.608cm" svg:y1="5.527cm" svg:x2="8.6cm" svg:y2="5.534cm">
          <text:p/>
        </draw:line>
        <draw:line draw:style-name="gr1" draw:text-style-name="P1" draw:layer="layout" svg:x1="8.601cm" svg:y1="5.533cm" svg:x2="8.594cm" svg:y2="5.547cm">
          <text:p/>
        </draw:line>
        <draw:line draw:style-name="gr1" draw:text-style-name="P1" draw:layer="layout" svg:x1="8.594cm" svg:y1="5.545cm" svg:x2="8.594cm" svg:y2="5.59cm">
          <text:p/>
        </draw:line>
        <draw:line draw:style-name="gr1" draw:text-style-name="P1" draw:layer="layout" svg:x1="8.55cm" svg:y1="5.471cm" svg:x2="8.543cm" svg:y2="5.465cm">
          <text:p/>
        </draw:line>
        <draw:line draw:style-name="gr1" draw:text-style-name="P1" draw:layer="layout" svg:x1="8.544cm" svg:y1="5.465cm" svg:x2="8.537cm" svg:y2="5.471cm">
          <text:p/>
        </draw:line>
        <draw:line draw:style-name="gr1" draw:text-style-name="P1" draw:layer="layout" svg:x1="8.537cm" svg:y1="5.47cm" svg:x2="8.544cm" svg:y2="5.478cm">
          <text:p/>
        </draw:line>
        <draw:line draw:style-name="gr1" draw:text-style-name="P1" draw:layer="layout" svg:x1="8.543cm" svg:y1="5.478cm" svg:x2="8.55cm" svg:y2="5.47cm">
          <text:p/>
        </draw:line>
        <draw:line draw:style-name="gr1" draw:text-style-name="P1" draw:layer="layout" svg:x1="8.549cm" svg:y1="5.47cm" svg:x2="8.537cm" svg:y2="5.47cm">
          <text:p/>
        </draw:line>
        <draw:polygon draw:style-name="gr2" draw:text-style-name="P1" draw:layer="layout" svg:width="0.573cm" svg:height="0.789cm" svg:x="8.372cm" svg:y="5.313cm" svg:viewBox="0 0 574 790" draw:points="0,0 574,0 574,790 0,790">
          <text:p/>
        </draw:polygon>
        <draw:line draw:style-name="gr1" draw:text-style-name="P1" draw:layer="layout" svg:x1="9.286cm" svg:y1="2.969cm" svg:x2="9.355cm" svg:y2="2.969cm">
          <text:p/>
        </draw:line>
        <draw:line draw:style-name="gr1" draw:text-style-name="P1" draw:layer="layout" svg:x1="9.32cm" svg:y1="2.969cm" svg:x2="9.32cm" svg:y2="2.849cm">
          <text:p/>
        </draw:line>
        <draw:line draw:style-name="gr1" draw:text-style-name="P1" draw:layer="layout" svg:x1="9.32cm" svg:y1="2.849cm" svg:x2="9.333cm" svg:y2="2.867cm">
          <text:p/>
        </draw:line>
        <draw:line draw:style-name="gr1" draw:text-style-name="P1" draw:layer="layout" svg:x1="9.332cm" svg:y1="2.866cm" svg:x2="9.344cm" svg:y2="2.878cm">
          <text:p/>
        </draw:line>
        <draw:line draw:style-name="gr1" draw:text-style-name="P1" draw:layer="layout" svg:x1="9.343cm" svg:y1="2.877cm" svg:x2="9.356cm" svg:y2="2.884cm">
          <text:p/>
        </draw:line>
        <draw:line draw:style-name="gr1" draw:text-style-name="P1" draw:layer="layout" svg:x1="9.212cm" svg:y1="2.849cm" svg:x2="9.2cm" svg:y2="2.849cm">
          <text:p/>
        </draw:line>
        <draw:line draw:style-name="gr1" draw:text-style-name="P1" draw:layer="layout" svg:x1="9.201cm" svg:y1="2.849cm" svg:x2="9.189cm" svg:y2="2.855cm">
          <text:p/>
        </draw:line>
        <draw:line draw:style-name="gr1" draw:text-style-name="P1" draw:layer="layout" svg:x1="9.19cm" svg:y1="2.854cm" svg:x2="9.183cm" svg:y2="2.861cm">
          <text:p/>
        </draw:line>
        <draw:line draw:style-name="gr1" draw:text-style-name="P1" draw:layer="layout" svg:x1="9.184cm" svg:y1="2.86cm" svg:x2="9.178cm" svg:y2="2.874cm">
          <text:p/>
        </draw:line>
        <draw:line draw:style-name="gr1" draw:text-style-name="P1" draw:layer="layout" svg:x1="9.179cm" svg:y1="2.872cm" svg:x2="9.172cm" svg:y2="2.895cm">
          <text:p/>
        </draw:line>
        <draw:line draw:style-name="gr1" draw:text-style-name="P1" draw:layer="layout" svg:x1="9.172cm" svg:y1="2.894cm" svg:x2="9.172cm" svg:y2="2.923cm">
          <text:p/>
        </draw:line>
        <draw:line draw:style-name="gr1" draw:text-style-name="P1" draw:layer="layout" svg:x1="9.172cm" svg:y1="2.923cm" svg:x2="9.179cm" svg:y2="2.947cm">
          <text:p/>
        </draw:line>
        <draw:line draw:style-name="gr1" draw:text-style-name="P1" draw:layer="layout" svg:x1="9.178cm" svg:y1="2.946cm" svg:x2="9.184cm" svg:y2="2.958cm">
          <text:p/>
        </draw:line>
        <draw:line draw:style-name="gr1" draw:text-style-name="P1" draw:layer="layout" svg:x1="9.183cm" svg:y1="2.957cm" svg:x2="9.19cm" svg:y2="2.964cm">
          <text:p/>
        </draw:line>
        <draw:line draw:style-name="gr1" draw:text-style-name="P1" draw:layer="layout" svg:x1="9.189cm" svg:y1="2.963cm" svg:x2="9.201cm" svg:y2="2.97cm">
          <text:p/>
        </draw:line>
        <draw:line draw:style-name="gr1" draw:text-style-name="P1" draw:layer="layout" svg:x1="9.2cm" svg:y1="2.969cm" svg:x2="9.212cm" svg:y2="2.969cm">
          <text:p/>
        </draw:line>
        <draw:line draw:style-name="gr1" draw:text-style-name="P1" draw:layer="layout" svg:x1="9.212cm" svg:y1="2.97cm" svg:x2="9.224cm" svg:y2="2.963cm">
          <text:p/>
        </draw:line>
        <draw:line draw:style-name="gr1" draw:text-style-name="P1" draw:layer="layout" svg:x1="9.223cm" svg:y1="2.964cm" svg:x2="9.23cm" svg:y2="2.957cm">
          <text:p/>
        </draw:line>
        <draw:line draw:style-name="gr1" draw:text-style-name="P1" draw:layer="layout" svg:x1="9.229cm" svg:y1="2.958cm" svg:x2="9.236cm" svg:y2="2.946cm">
          <text:p/>
        </draw:line>
        <draw:line draw:style-name="gr1" draw:text-style-name="P1" draw:layer="layout" svg:x1="9.235cm" svg:y1="2.947cm" svg:x2="9.241cm" svg:y2="2.923cm">
          <text:p/>
        </draw:line>
        <draw:line draw:style-name="gr1" draw:text-style-name="P1" draw:layer="layout" svg:x1="9.24cm" svg:y1="2.923cm" svg:x2="9.24cm" svg:y2="2.894cm">
          <text:p/>
        </draw:line>
        <draw:line draw:style-name="gr1" draw:text-style-name="P1" draw:layer="layout" svg:x1="9.241cm" svg:y1="2.895cm" svg:x2="9.235cm" svg:y2="2.872cm">
          <text:p/>
        </draw:line>
        <draw:line draw:style-name="gr1" draw:text-style-name="P1" draw:layer="layout" svg:x1="9.236cm" svg:y1="2.874cm" svg:x2="9.229cm" svg:y2="2.86cm">
          <text:p/>
        </draw:line>
        <draw:line draw:style-name="gr1" draw:text-style-name="P1" draw:layer="layout" svg:x1="9.23cm" svg:y1="2.861cm" svg:x2="9.223cm" svg:y2="2.854cm">
          <text:p/>
        </draw:line>
        <draw:line draw:style-name="gr1" draw:text-style-name="P1" draw:layer="layout" svg:x1="9.224cm" svg:y1="2.855cm" svg:x2="9.212cm" svg:y2="2.849cm">
          <text:p/>
        </draw:line>
        <draw:line draw:style-name="gr1" draw:text-style-name="P1" draw:layer="layout" svg:x1="9.098cm" svg:y1="2.849cm" svg:x2="9.086cm" svg:y2="2.849cm">
          <text:p/>
        </draw:line>
        <draw:line draw:style-name="gr1" draw:text-style-name="P1" draw:layer="layout" svg:x1="9.087cm" svg:y1="2.849cm" svg:x2="9.075cm" svg:y2="2.855cm">
          <text:p/>
        </draw:line>
        <draw:line draw:style-name="gr1" draw:text-style-name="P1" draw:layer="layout" svg:x1="9.076cm" svg:y1="2.854cm" svg:x2="9.069cm" svg:y2="2.861cm">
          <text:p/>
        </draw:line>
        <draw:line draw:style-name="gr1" draw:text-style-name="P1" draw:layer="layout" svg:x1="9.07cm" svg:y1="2.86cm" svg:x2="9.063cm" svg:y2="2.874cm">
          <text:p/>
        </draw:line>
        <draw:line draw:style-name="gr1" draw:text-style-name="P1" draw:layer="layout" svg:x1="9.064cm" svg:y1="2.872cm" svg:x2="9.058cm" svg:y2="2.895cm">
          <text:p/>
        </draw:line>
        <draw:line draw:style-name="gr1" draw:text-style-name="P1" draw:layer="layout" svg:x1="9.058cm" svg:y1="2.894cm" svg:x2="9.058cm" svg:y2="2.923cm">
          <text:p/>
        </draw:line>
        <draw:line draw:style-name="gr1" draw:text-style-name="P1" draw:layer="layout" svg:x1="9.058cm" svg:y1="2.923cm" svg:x2="9.064cm" svg:y2="2.947cm">
          <text:p/>
        </draw:line>
        <draw:line draw:style-name="gr1" draw:text-style-name="P1" draw:layer="layout" svg:x1="9.063cm" svg:y1="2.946cm" svg:x2="9.07cm" svg:y2="2.958cm">
          <text:p/>
        </draw:line>
        <draw:line draw:style-name="gr1" draw:text-style-name="P1" draw:layer="layout" svg:x1="9.069cm" svg:y1="2.957cm" svg:x2="9.076cm" svg:y2="2.964cm">
          <text:p/>
        </draw:line>
        <draw:line draw:style-name="gr1" draw:text-style-name="P1" draw:layer="layout" svg:x1="9.075cm" svg:y1="2.963cm" svg:x2="9.087cm" svg:y2="2.97cm">
          <text:p/>
        </draw:line>
        <draw:line draw:style-name="gr1" draw:text-style-name="P1" draw:layer="layout" svg:x1="9.086cm" svg:y1="2.969cm" svg:x2="9.098cm" svg:y2="2.969cm">
          <text:p/>
        </draw:line>
        <draw:line draw:style-name="gr1" draw:text-style-name="P1" draw:layer="layout" svg:x1="9.098cm" svg:y1="2.97cm" svg:x2="9.11cm" svg:y2="2.963cm">
          <text:p/>
        </draw:line>
        <draw:line draw:style-name="gr1" draw:text-style-name="P1" draw:layer="layout" svg:x1="9.109cm" svg:y1="2.964cm" svg:x2="9.116cm" svg:y2="2.957cm">
          <text:p/>
        </draw:line>
        <draw:line draw:style-name="gr1" draw:text-style-name="P1" draw:layer="layout" svg:x1="9.115cm" svg:y1="2.958cm" svg:x2="9.121cm" svg:y2="2.946cm">
          <text:p/>
        </draw:line>
        <draw:line draw:style-name="gr1" draw:text-style-name="P1" draw:layer="layout" svg:x1="9.12cm" svg:y1="2.947cm" svg:x2="9.128cm" svg:y2="2.923cm">
          <text:p/>
        </draw:line>
        <draw:line draw:style-name="gr1" draw:text-style-name="P1" draw:layer="layout" svg:x1="9.126cm" svg:y1="2.923cm" svg:x2="9.126cm" svg:y2="2.894cm">
          <text:p/>
        </draw:line>
        <draw:line draw:style-name="gr1" draw:text-style-name="P1" draw:layer="layout" svg:x1="9.128cm" svg:y1="2.895cm" svg:x2="9.12cm" svg:y2="2.872cm">
          <text:p/>
        </draw:line>
        <draw:line draw:style-name="gr1" draw:text-style-name="P1" draw:layer="layout" svg:x1="9.121cm" svg:y1="2.874cm" svg:x2="9.115cm" svg:y2="2.86cm">
          <text:p/>
        </draw:line>
        <draw:line draw:style-name="gr1" draw:text-style-name="P1" draw:layer="layout" svg:x1="9.116cm" svg:y1="2.861cm" svg:x2="9.109cm" svg:y2="2.854cm">
          <text:p/>
        </draw:line>
        <draw:line draw:style-name="gr1" draw:text-style-name="P1" draw:layer="layout" svg:x1="9.11cm" svg:y1="2.855cm" svg:x2="9.098cm" svg:y2="2.849cm">
          <text:p/>
        </draw:line>
        <draw:line draw:style-name="gr1" draw:text-style-name="P1" draw:layer="layout" svg:x1="8.955cm" svg:y1="2.889cm" svg:x2="8.955cm" svg:y2="2.969cm">
          <text:p/>
        </draw:line>
        <draw:line draw:style-name="gr1" draw:text-style-name="P1" draw:layer="layout" svg:x1="9.006cm" svg:y1="2.889cm" svg:x2="9.006cm" svg:y2="2.952cm">
          <text:p/>
        </draw:line>
        <draw:line draw:style-name="gr1" draw:text-style-name="P1" draw:layer="layout" svg:x1="9.008cm" svg:y1="2.952cm" svg:x2="9cm" svg:y2="2.964cm">
          <text:p/>
        </draw:line>
        <draw:line draw:style-name="gr1" draw:text-style-name="P1" draw:layer="layout" svg:x1="9.001cm" svg:y1="2.963cm" svg:x2="8.989cm" svg:y2="2.97cm">
          <text:p/>
        </draw:line>
        <draw:line draw:style-name="gr1" draw:text-style-name="P1" draw:layer="layout" svg:x1="8.989cm" svg:y1="2.969cm" svg:x2="8.972cm" svg:y2="2.969cm">
          <text:p/>
        </draw:line>
        <draw:line draw:style-name="gr1" draw:text-style-name="P1" draw:layer="layout" svg:x1="8.973cm" svg:y1="2.97cm" svg:x2="8.96cm" svg:y2="2.963cm">
          <text:p/>
        </draw:line>
        <draw:line draw:style-name="gr1" draw:text-style-name="P1" draw:layer="layout" svg:x1="8.961cm" svg:y1="2.964cm" svg:x2="8.955cm" svg:y2="2.957cm">
          <text:p/>
        </draw:line>
        <draw:line draw:style-name="gr1" draw:text-style-name="P1" draw:layer="layout" svg:x1="8.858cm" svg:y1="2.906cm" svg:x2="8.898cm" svg:y2="2.906cm">
          <text:p/>
        </draw:line>
        <draw:line draw:style-name="gr1" draw:text-style-name="P1" draw:layer="layout" svg:x1="8.898cm" svg:y1="2.969cm" svg:x2="8.898cm" svg:y2="2.849cm">
          <text:p/>
        </draw:line>
        <draw:line draw:style-name="gr1" draw:text-style-name="P1" draw:layer="layout" svg:x1="8.898cm" svg:y1="2.849cm" svg:x2="8.841cm" svg:y2="2.849cm">
          <text:p/>
        </draw:line>
        <draw:polygon draw:style-name="gr2" draw:text-style-name="P1" draw:layer="layout" svg:width="0.604cm" svg:height="0.29cm" svg:x="8.798cm" svg:y="2.754cm" svg:viewBox="0 0 605 291" draw:points="0,0 605,0 605,291 0,291">
          <text:p/>
        </draw:polygon>
        <draw:line draw:style-name="gr1" draw:text-style-name="P1" draw:layer="layout" svg:x1="9.358cm" svg:y1="6.02cm" svg:x2="9.358cm" svg:y2="6.135cm">
          <text:p/>
        </draw:line>
        <draw:polygon draw:style-name="gr2" draw:text-style-name="P1" draw:layer="layout" svg:width="0.351cm" svg:height="0.206cm" svg:x="9.147cm" svg:y="5.975cm" svg:viewBox="0 0 352 207" draw:points="0,0 352,0 352,207 0,207">
          <text:p/>
        </draw:polygon>
        <draw:line draw:style-name="gr1" draw:text-style-name="P1" draw:layer="layout" svg:x1="9.793cm" svg:y1="5.159cm" svg:x2="9.793cm" svg:y2="5.227cm">
          <text:p/>
        </draw:line>
        <draw:line draw:style-name="gr1" draw:text-style-name="P1" draw:layer="layout" svg:x1="9.793cm" svg:y1="5.193cm" svg:x2="9.913cm" svg:y2="5.193cm">
          <text:p/>
        </draw:line>
        <draw:line draw:style-name="gr1" draw:text-style-name="P1" draw:layer="layout" svg:x1="9.914cm" svg:y1="5.193cm" svg:x2="9.896cm" svg:y2="5.205cm">
          <text:p/>
        </draw:line>
        <draw:line draw:style-name="gr1" draw:text-style-name="P1" draw:layer="layout" svg:x1="9.897cm" svg:y1="5.204cm" svg:x2="9.885cm" svg:y2="5.217cm">
          <text:p/>
        </draw:line>
        <draw:line draw:style-name="gr1" draw:text-style-name="P1" draw:layer="layout" svg:x1="9.886cm" svg:y1="5.216cm" svg:x2="9.879cm" svg:y2="5.228cm">
          <text:p/>
        </draw:line>
        <draw:line draw:style-name="gr1" draw:text-style-name="P1" draw:layer="layout" svg:x1="9.913cm" svg:y1="5.084cm" svg:x2="9.913cm" svg:y2="5.073cm">
          <text:p/>
        </draw:line>
        <draw:line draw:style-name="gr1" draw:text-style-name="P1" draw:layer="layout" svg:x1="9.914cm" svg:y1="5.074cm" svg:x2="9.908cm" svg:y2="5.061cm">
          <text:p/>
        </draw:line>
        <draw:line draw:style-name="gr1" draw:text-style-name="P1" draw:layer="layout" svg:x1="9.909cm" svg:y1="5.062cm" svg:x2="9.902cm" svg:y2="5.056cm">
          <text:p/>
        </draw:line>
        <draw:line draw:style-name="gr1" draw:text-style-name="P1" draw:layer="layout" svg:x1="9.903cm" svg:y1="5.058cm" svg:x2="9.89cm" svg:y2="5.05cm">
          <text:p/>
        </draw:line>
        <draw:line draw:style-name="gr1" draw:text-style-name="P1" draw:layer="layout" svg:x1="9.891cm" svg:y1="5.051cm" svg:x2="9.868cm" svg:y2="5.044cm">
          <text:p/>
        </draw:line>
        <draw:line draw:style-name="gr1" draw:text-style-name="P1" draw:layer="layout" svg:x1="9.868cm" svg:y1="5.044cm" svg:x2="9.839cm" svg:y2="5.044cm">
          <text:p/>
        </draw:line>
        <draw:line draw:style-name="gr1" draw:text-style-name="P1" draw:layer="layout" svg:x1="9.84cm" svg:y1="5.044cm" svg:x2="9.816cm" svg:y2="5.051cm">
          <text:p/>
        </draw:line>
        <draw:line draw:style-name="gr1" draw:text-style-name="P1" draw:layer="layout" svg:x1="9.817cm" svg:y1="5.05cm" svg:x2="9.805cm" svg:y2="5.058cm">
          <text:p/>
        </draw:line>
        <draw:line draw:style-name="gr1" draw:text-style-name="P1" draw:layer="layout" svg:x1="9.806cm" svg:y1="5.056cm" svg:x2="9.799cm" svg:y2="5.062cm">
          <text:p/>
        </draw:line>
        <draw:line draw:style-name="gr1" draw:text-style-name="P1" draw:layer="layout" svg:x1="9.8cm" svg:y1="5.061cm" svg:x2="9.793cm" svg:y2="5.074cm">
          <text:p/>
        </draw:line>
        <draw:line draw:style-name="gr1" draw:text-style-name="P1" draw:layer="layout" svg:x1="9.793cm" svg:y1="5.073cm" svg:x2="9.793cm" svg:y2="5.084cm">
          <text:p/>
        </draw:line>
        <draw:line draw:style-name="gr1" draw:text-style-name="P1" draw:layer="layout" svg:x1="9.793cm" svg:y1="5.084cm" svg:x2="9.8cm" svg:y2="5.097cm">
          <text:p/>
        </draw:line>
        <draw:line draw:style-name="gr1" draw:text-style-name="P1" draw:layer="layout" svg:x1="9.799cm" svg:y1="5.096cm" svg:x2="9.806cm" svg:y2="5.102cm">
          <text:p/>
        </draw:line>
        <draw:line draw:style-name="gr1" draw:text-style-name="P1" draw:layer="layout" svg:x1="9.805cm" svg:y1="5.101cm" svg:x2="9.817cm" svg:y2="5.108cm">
          <text:p/>
        </draw:line>
        <draw:line draw:style-name="gr1" draw:text-style-name="P1" draw:layer="layout" svg:x1="9.816cm" svg:y1="5.107cm" svg:x2="9.84cm" svg:y2="5.114cm">
          <text:p/>
        </draw:line>
        <draw:line draw:style-name="gr1" draw:text-style-name="P1" draw:layer="layout" svg:x1="9.839cm" svg:y1="5.113cm" svg:x2="9.868cm" svg:y2="5.113cm">
          <text:p/>
        </draw:line>
        <draw:line draw:style-name="gr1" draw:text-style-name="P1" draw:layer="layout" svg:x1="9.868cm" svg:y1="5.114cm" svg:x2="9.891cm" svg:y2="5.107cm">
          <text:p/>
        </draw:line>
        <draw:line draw:style-name="gr1" draw:text-style-name="P1" draw:layer="layout" svg:x1="9.89cm" svg:y1="5.108cm" svg:x2="9.903cm" svg:y2="5.101cm">
          <text:p/>
        </draw:line>
        <draw:line draw:style-name="gr1" draw:text-style-name="P1" draw:layer="layout" svg:x1="9.902cm" svg:y1="5.102cm" svg:x2="9.909cm" svg:y2="5.096cm">
          <text:p/>
        </draw:line>
        <draw:line draw:style-name="gr1" draw:text-style-name="P1" draw:layer="layout" svg:x1="9.908cm" svg:y1="5.097cm" svg:x2="9.914cm" svg:y2="5.084cm">
          <text:p/>
        </draw:line>
        <draw:line draw:style-name="gr1" draw:text-style-name="P1" draw:layer="layout" svg:x1="9.873cm" svg:y1="4.941cm" svg:x2="9.793cm" svg:y2="4.941cm">
          <text:p/>
        </draw:line>
        <draw:line draw:style-name="gr1" draw:text-style-name="P1" draw:layer="layout" svg:x1="9.873cm" svg:y1="4.993cm" svg:x2="9.81cm" svg:y2="4.993cm">
          <text:p/>
        </draw:line>
        <draw:line draw:style-name="gr1" draw:text-style-name="P1" draw:layer="layout" svg:x1="9.811cm" svg:y1="4.994cm" svg:x2="9.799cm" svg:y2="4.987cm">
          <text:p/>
        </draw:line>
        <draw:line draw:style-name="gr1" draw:text-style-name="P1" draw:layer="layout" svg:x1="9.8cm" svg:y1="4.988cm" svg:x2="9.793cm" svg:y2="4.976cm">
          <text:p/>
        </draw:line>
        <draw:line draw:style-name="gr1" draw:text-style-name="P1" draw:layer="layout" svg:x1="9.793cm" svg:y1="4.976cm" svg:x2="9.793cm" svg:y2="4.959cm">
          <text:p/>
        </draw:line>
        <draw:line draw:style-name="gr1" draw:text-style-name="P1" draw:layer="layout" svg:x1="9.793cm" svg:y1="4.96cm" svg:x2="9.8cm" svg:y2="4.947cm">
          <text:p/>
        </draw:line>
        <draw:line draw:style-name="gr1" draw:text-style-name="P1" draw:layer="layout" svg:x1="9.799cm" svg:y1="4.948cm" svg:x2="9.806cm" svg:y2="4.941cm">
          <text:p/>
        </draw:line>
        <draw:line draw:style-name="gr1" draw:text-style-name="P1" draw:layer="layout" svg:x1="9.856cm" svg:y1="4.844cm" svg:x2="9.856cm" svg:y2="4.884cm">
          <text:p/>
        </draw:line>
        <draw:line draw:style-name="gr1" draw:text-style-name="P1" draw:layer="layout" svg:x1="9.793cm" svg:y1="4.884cm" svg:x2="9.913cm" svg:y2="4.884cm">
          <text:p/>
        </draw:line>
        <draw:line draw:style-name="gr1" draw:text-style-name="P1" draw:layer="layout" svg:x1="9.913cm" svg:y1="4.884cm" svg:x2="9.913cm" svg:y2="4.827cm">
          <text:p/>
        </draw:line>
        <draw:polygon draw:style-name="gr2" draw:text-style-name="P1" draw:layer="layout" svg:width="0.29cm" svg:height="0.468cm" svg:x="9.718cm" svg:y="4.796cm" svg:viewBox="0 0 291 469" draw:points="0,0 291,0 291,469 0,469">
          <text:p/>
        </draw:polygon>
        <draw:line draw:style-name="gr1" draw:text-style-name="P1" draw:layer="layout" svg:x1="10.638cm" svg:y1="6.04cm" svg:x2="10.638cm" svg:y2="6.155cm">
          <text:p/>
        </draw:line>
        <draw:line draw:style-name="gr1" draw:text-style-name="P1" draw:layer="layout" svg:x1="10.696cm" svg:y1="6.098cm" svg:x2="10.581cm" svg:y2="6.098cm">
          <text:p/>
        </draw:line>
        <draw:polygon draw:style-name="gr2" draw:text-style-name="P1" draw:layer="layout" svg:width="0.352cm" svg:height="0.205cm" svg:x="10.427cm" svg:y="5.995cm" svg:viewBox="0 0 353 206" draw:points="0,0 353,0 353,206 0,206">
          <text:p/>
        </draw:polygon>
        <draw:line draw:style-name="gr3" draw:text-style-name="P1" draw:layer="layout" svg:x1="11.456cm" svg:y1="2.457cm" svg:x2="11.437cm" svg:y2="2.457cm">
          <text:p/>
        </draw:line>
        <draw:line draw:style-name="gr3" draw:text-style-name="P1" draw:layer="layout" svg:x1="11.438cm" svg:y1="2.457cm" svg:x2="11.428cm" svg:y2="2.463cm">
          <text:p/>
        </draw:line>
        <draw:line draw:style-name="gr3" draw:text-style-name="P1" draw:layer="layout" svg:x1="11.429cm" svg:y1="2.462cm" svg:x2="11.418cm" svg:y2="2.472cm">
          <text:p/>
        </draw:line>
        <draw:line draw:style-name="gr3" draw:text-style-name="P1" draw:layer="layout" svg:x1="11.419cm" svg:y1="2.471cm" svg:x2="11.414cm" svg:y2="2.491cm">
          <text:p/>
        </draw:line>
        <draw:line draw:style-name="gr3" draw:text-style-name="P1" draw:layer="layout" svg:x1="11.414cm" svg:y1="2.49cm" svg:x2="11.414cm" svg:y2="2.524cm">
          <text:p/>
        </draw:line>
        <draw:line draw:style-name="gr3" draw:text-style-name="P1" draw:layer="layout" svg:x1="11.414cm" svg:y1="2.524cm" svg:x2="11.419cm" svg:y2="2.544cm">
          <text:p/>
        </draw:line>
        <draw:line draw:style-name="gr3" draw:text-style-name="P1" draw:layer="layout" svg:x1="11.418cm" svg:y1="2.543cm" svg:x2="11.429cm" svg:y2="2.553cm">
          <text:p/>
        </draw:line>
        <draw:line draw:style-name="gr3" draw:text-style-name="P1" draw:layer="layout" svg:x1="11.428cm" svg:y1="2.552cm" svg:x2="11.438cm" svg:y2="2.558cm">
          <text:p/>
        </draw:line>
        <draw:line draw:style-name="gr3" draw:text-style-name="P1" draw:layer="layout" svg:x1="11.437cm" svg:y1="2.557cm" svg:x2="11.456cm" svg:y2="2.557cm">
          <text:p/>
        </draw:line>
        <draw:line draw:style-name="gr3" draw:text-style-name="P1" draw:layer="layout" svg:x1="11.456cm" svg:y1="2.558cm" svg:x2="11.467cm" svg:y2="2.552cm">
          <text:p/>
        </draw:line>
        <draw:line draw:style-name="gr3" draw:text-style-name="P1" draw:layer="layout" svg:x1="11.466cm" svg:y1="2.553cm" svg:x2="11.477cm" svg:y2="2.543cm">
          <text:p/>
        </draw:line>
        <draw:line draw:style-name="gr3" draw:text-style-name="P1" draw:layer="layout" svg:x1="11.476cm" svg:y1="2.544cm" svg:x2="11.481cm" svg:y2="2.524cm">
          <text:p/>
        </draw:line>
        <draw:line draw:style-name="gr3" draw:text-style-name="P1" draw:layer="layout" svg:x1="11.48cm" svg:y1="2.524cm" svg:x2="11.48cm" svg:y2="2.49cm">
          <text:p/>
        </draw:line>
        <draw:line draw:style-name="gr3" draw:text-style-name="P1" draw:layer="layout" svg:x1="11.481cm" svg:y1="2.491cm" svg:x2="11.476cm" svg:y2="2.471cm">
          <text:p/>
        </draw:line>
        <draw:line draw:style-name="gr3" draw:text-style-name="P1" draw:layer="layout" svg:x1="11.477cm" svg:y1="2.472cm" svg:x2="11.466cm" svg:y2="2.462cm">
          <text:p/>
        </draw:line>
        <draw:line draw:style-name="gr3" draw:text-style-name="P1" draw:layer="layout" svg:x1="11.467cm" svg:y1="2.463cm" svg:x2="11.456cm" svg:y2="2.457cm">
          <text:p/>
        </draw:line>
        <draw:line draw:style-name="gr3" draw:text-style-name="P1" draw:layer="layout" svg:x1="11.371cm" svg:y1="2.457cm" svg:x2="11.371cm" svg:y2="2.538cm">
          <text:p/>
        </draw:line>
        <draw:line draw:style-name="gr3" draw:text-style-name="P1" draw:layer="layout" svg:x1="11.372cm" svg:y1="2.538cm" svg:x2="11.366cm" svg:y2="2.548cm">
          <text:p/>
        </draw:line>
        <draw:line draw:style-name="gr3" draw:text-style-name="P1" draw:layer="layout" svg:x1="11.368cm" svg:y1="2.547cm" svg:x2="11.361cm" svg:y2="2.554cm">
          <text:p/>
        </draw:line>
        <draw:line draw:style-name="gr3" draw:text-style-name="P1" draw:layer="layout" svg:x1="11.362cm" svg:y1="2.552cm" svg:x2="11.352cm" svg:y2="2.558cm">
          <text:p/>
        </draw:line>
        <draw:line draw:style-name="gr3" draw:text-style-name="P1" draw:layer="layout" svg:x1="11.352cm" svg:y1="2.557cm" svg:x2="11.333cm" svg:y2="2.557cm">
          <text:p/>
        </draw:line>
        <draw:line draw:style-name="gr3" draw:text-style-name="P1" draw:layer="layout" svg:x1="11.334cm" svg:y1="2.558cm" svg:x2="11.323cm" svg:y2="2.552cm">
          <text:p/>
        </draw:line>
        <draw:line draw:style-name="gr3" draw:text-style-name="P1" draw:layer="layout" svg:x1="11.324cm" svg:y1="2.554cm" svg:x2="11.318cm" svg:y2="2.547cm">
          <text:p/>
        </draw:line>
        <draw:line draw:style-name="gr3" draw:text-style-name="P1" draw:layer="layout" svg:x1="11.319cm" svg:y1="2.548cm" svg:x2="11.314cm" svg:y2="2.538cm">
          <text:p/>
        </draw:line>
        <draw:line draw:style-name="gr3" draw:text-style-name="P1" draw:layer="layout" svg:x1="11.314cm" svg:y1="2.538cm" svg:x2="11.314cm" svg:y2="2.457cm">
          <text:p/>
        </draw:line>
        <draw:line draw:style-name="gr3" draw:text-style-name="P1" draw:layer="layout" svg:x1="11.28cm" svg:y1="2.457cm" svg:x2="11.223cm" svg:y2="2.457cm">
          <text:p/>
        </draw:line>
        <draw:line draw:style-name="gr3" draw:text-style-name="P1" draw:layer="layout" svg:x1="11.252cm" svg:y1="2.557cm" svg:x2="11.252cm" svg:y2="2.457cm">
          <text:p/>
        </draw:line>
        <draw:line draw:style-name="gr3" draw:text-style-name="P1" draw:layer="layout" svg:x1="11.58cm" svg:y1="2.618cm" svg:x2="11.628cm" svg:y2="2.618cm">
          <text:p/>
        </draw:line>
        <draw:line draw:style-name="gr3" draw:text-style-name="P1" draw:layer="layout" svg:x1="11.628cm" svg:y1="2.618cm" svg:x2="11.634cm" svg:y2="2.667cm">
          <text:p/>
        </draw:line>
        <draw:line draw:style-name="gr3" draw:text-style-name="P1" draw:layer="layout" svg:x1="11.634cm" svg:y1="2.667cm" svg:x2="11.628cm" svg:y2="2.661cm">
          <text:p/>
        </draw:line>
        <draw:line draw:style-name="gr3" draw:text-style-name="P1" draw:layer="layout" svg:x1="11.629cm" svg:y1="2.662cm" svg:x2="11.618cm" svg:y2="2.656cm">
          <text:p/>
        </draw:line>
        <draw:line draw:style-name="gr3" draw:text-style-name="P1" draw:layer="layout" svg:x1="11.618cm" svg:y1="2.656cm" svg:x2="11.595cm" svg:y2="2.656cm">
          <text:p/>
        </draw:line>
        <draw:line draw:style-name="gr3" draw:text-style-name="P1" draw:layer="layout" svg:x1="11.596cm" svg:y1="2.656cm" svg:x2="11.585cm" svg:y2="2.662cm">
          <text:p/>
        </draw:line>
        <draw:line draw:style-name="gr3" draw:text-style-name="P1" draw:layer="layout" svg:x1="11.586cm" svg:y1="2.661cm" svg:x2="11.58cm" svg:y2="2.667cm">
          <text:p/>
        </draw:line>
        <draw:line draw:style-name="gr3" draw:text-style-name="P1" draw:layer="layout" svg:x1="11.581cm" svg:y1="2.666cm" svg:x2="11.576cm" svg:y2="2.676cm">
          <text:p/>
        </draw:line>
        <draw:line draw:style-name="gr3" draw:text-style-name="P1" draw:layer="layout" svg:x1="11.576cm" svg:y1="2.675cm" svg:x2="11.576cm" svg:y2="2.699cm">
          <text:p/>
        </draw:line>
        <draw:line draw:style-name="gr3" draw:text-style-name="P1" draw:layer="layout" svg:x1="11.576cm" svg:y1="2.699cm" svg:x2="11.581cm" svg:y2="2.709cm">
          <text:p/>
        </draw:line>
        <draw:line draw:style-name="gr3" draw:text-style-name="P1" draw:layer="layout" svg:x1="11.58cm" svg:y1="2.708cm" svg:x2="11.586cm" svg:y2="2.714cm">
          <text:p/>
        </draw:line>
        <draw:line draw:style-name="gr3" draw:text-style-name="P1" draw:layer="layout" svg:x1="11.585cm" svg:y1="2.713cm" svg:x2="11.596cm" svg:y2="2.719cm">
          <text:p/>
        </draw:line>
        <draw:line draw:style-name="gr3" draw:text-style-name="P1" draw:layer="layout" svg:x1="11.595cm" svg:y1="2.718cm" svg:x2="11.618cm" svg:y2="2.718cm">
          <text:p/>
        </draw:line>
        <draw:line draw:style-name="gr3" draw:text-style-name="P1" draw:layer="layout" svg:x1="11.618cm" svg:y1="2.719cm" svg:x2="11.629cm" svg:y2="2.713cm">
          <text:p/>
        </draw:line>
        <draw:line draw:style-name="gr3" draw:text-style-name="P1" draw:layer="layout" svg:x1="11.628cm" svg:y1="2.714cm" svg:x2="11.634cm" svg:y2="2.708cm">
          <text:p/>
        </draw:line>
        <draw:line draw:style-name="gr3" draw:text-style-name="P1" draw:layer="layout" svg:x1="11.548cm" svg:y1="2.618cm" svg:x2="11.514cm" svg:y2="2.719cm">
          <text:p/>
        </draw:line>
        <draw:line draw:style-name="gr3" draw:text-style-name="P1" draw:layer="layout" svg:x1="11.515cm" svg:y1="2.719cm" svg:x2="11.48cm" svg:y2="2.618cm">
          <text:p/>
        </draw:line>
        <draw:line draw:style-name="gr3" draw:text-style-name="P1" draw:layer="layout" svg:x1="11.376cm" svg:y1="2.613cm" svg:x2="11.462cm" svg:y2="2.743cm">
          <text:p/>
        </draw:line>
        <draw:line draw:style-name="gr3" draw:text-style-name="P1" draw:layer="layout" svg:x1="11.29cm" svg:y1="2.624cm" svg:x2="11.3cm" svg:y2="2.618cm">
          <text:p/>
        </draw:line>
        <draw:line draw:style-name="gr3" draw:text-style-name="P1" draw:layer="layout" svg:x1="11.299cm" svg:y1="2.618cm" svg:x2="11.314cm" svg:y2="2.618cm">
          <text:p/>
        </draw:line>
        <draw:line draw:style-name="gr3" draw:text-style-name="P1" draw:layer="layout" svg:x1="11.314cm" svg:y1="2.618cm" svg:x2="11.329cm" svg:y2="2.624cm">
          <text:p/>
        </draw:line>
        <draw:line draw:style-name="gr3" draw:text-style-name="P1" draw:layer="layout" svg:x1="11.328cm" svg:y1="2.623cm" svg:x2="11.338cm" svg:y2="2.633cm">
          <text:p/>
        </draw:line>
        <draw:line draw:style-name="gr3" draw:text-style-name="P1" draw:layer="layout" svg:x1="11.337cm" svg:y1="2.632cm" svg:x2="11.344cm" svg:y2="2.643cm">
          <text:p/>
        </draw:line>
        <draw:line draw:style-name="gr3" draw:text-style-name="P1" draw:layer="layout" svg:x1="11.342cm" svg:y1="2.642cm" svg:x2="11.348cm" svg:y2="2.662cm">
          <text:p/>
        </draw:line>
        <draw:line draw:style-name="gr3" draw:text-style-name="P1" draw:layer="layout" svg:x1="11.347cm" svg:y1="2.661cm" svg:x2="11.347cm" svg:y2="2.675cm">
          <text:p/>
        </draw:line>
        <draw:line draw:style-name="gr3" draw:text-style-name="P1" draw:layer="layout" svg:x1="11.348cm" svg:y1="2.675cm" svg:x2="11.342cm" svg:y2="2.695cm">
          <text:p/>
        </draw:line>
        <draw:line draw:style-name="gr3" draw:text-style-name="P1" draw:layer="layout" svg:x1="11.344cm" svg:y1="2.694cm" svg:x2="11.337cm" svg:y2="2.705cm">
          <text:p/>
        </draw:line>
        <draw:line draw:style-name="gr3" draw:text-style-name="P1" draw:layer="layout" svg:x1="11.338cm" svg:y1="2.704cm" svg:x2="11.328cm" svg:y2="2.714cm">
          <text:p/>
        </draw:line>
        <draw:line draw:style-name="gr3" draw:text-style-name="P1" draw:layer="layout" svg:x1="11.329cm" svg:y1="2.713cm" svg:x2="11.314cm" svg:y2="2.719cm">
          <text:p/>
        </draw:line>
        <draw:line draw:style-name="gr3" draw:text-style-name="P1" draw:layer="layout" svg:x1="11.314cm" svg:y1="2.718cm" svg:x2="11.304cm" svg:y2="2.718cm">
          <text:p/>
        </draw:line>
        <draw:line draw:style-name="gr3" draw:text-style-name="P1" draw:layer="layout" svg:x1="11.305cm" svg:y1="2.719cm" svg:x2="11.29cm" svg:y2="2.713cm">
          <text:p/>
        </draw:line>
        <draw:line draw:style-name="gr3" draw:text-style-name="P1" draw:layer="layout" svg:x1="11.292cm" svg:y1="2.714cm" svg:x2="11.285cm" svg:y2="2.708cm">
          <text:p/>
        </draw:line>
        <draw:line draw:style-name="gr3" draw:text-style-name="P1" draw:layer="layout" svg:x1="11.285cm" svg:y1="2.708cm" svg:x2="11.285cm" svg:y2="2.675cm">
          <text:p/>
        </draw:line>
        <draw:line draw:style-name="gr3" draw:text-style-name="P1" draw:layer="layout" svg:x1="11.285cm" svg:y1="2.675cm" svg:x2="11.304cm" svg:y2="2.675cm">
          <text:p/>
        </draw:line>
        <draw:line draw:style-name="gr3" draw:text-style-name="P1" draw:layer="layout" svg:x1="11.242cm" svg:y1="2.718cm" svg:x2="11.242cm" svg:y2="2.618cm">
          <text:p/>
        </draw:line>
        <draw:line draw:style-name="gr3" draw:text-style-name="P1" draw:layer="layout" svg:x1="11.243cm" svg:y1="2.618cm" svg:x2="11.185cm" svg:y2="2.719cm">
          <text:p/>
        </draw:line>
        <draw:line draw:style-name="gr3" draw:text-style-name="P1" draw:layer="layout" svg:x1="11.185cm" svg:y1="2.718cm" svg:x2="11.185cm" svg:y2="2.618cm">
          <text:p/>
        </draw:line>
        <draw:line draw:style-name="gr3" draw:text-style-name="P1" draw:layer="layout" svg:x1="11.137cm" svg:y1="2.718cm" svg:x2="11.137cm" svg:y2="2.618cm">
          <text:p/>
        </draw:line>
        <draw:line draw:style-name="gr3" draw:text-style-name="P1" draw:layer="layout" svg:x1="11.137cm" svg:y1="2.618cm" svg:x2="11.114cm" svg:y2="2.618cm">
          <text:p/>
        </draw:line>
        <draw:line draw:style-name="gr3" draw:text-style-name="P1" draw:layer="layout" svg:x1="11.115cm" svg:y1="2.618cm" svg:x2="11.099cm" svg:y2="2.624cm">
          <text:p/>
        </draw:line>
        <draw:line draw:style-name="gr3" draw:text-style-name="P1" draw:layer="layout" svg:x1="11.1cm" svg:y1="2.623cm" svg:x2="11.09cm" svg:y2="2.633cm">
          <text:p/>
        </draw:line>
        <draw:line draw:style-name="gr3" draw:text-style-name="P1" draw:layer="layout" svg:x1="11.092cm" svg:y1="2.632cm" svg:x2="11.085cm" svg:y2="2.643cm">
          <text:p/>
        </draw:line>
        <draw:line draw:style-name="gr3" draw:text-style-name="P1" draw:layer="layout" svg:x1="11.086cm" svg:y1="2.642cm" svg:x2="11.08cm" svg:y2="2.662cm">
          <text:p/>
        </draw:line>
        <draw:line draw:style-name="gr3" draw:text-style-name="P1" draw:layer="layout" svg:x1="11.08cm" svg:y1="2.661cm" svg:x2="11.08cm" svg:y2="2.675cm">
          <text:p/>
        </draw:line>
        <draw:line draw:style-name="gr3" draw:text-style-name="P1" draw:layer="layout" svg:x1="11.08cm" svg:y1="2.675cm" svg:x2="11.086cm" svg:y2="2.695cm">
          <text:p/>
        </draw:line>
        <draw:line draw:style-name="gr3" draw:text-style-name="P1" draw:layer="layout" svg:x1="11.085cm" svg:y1="2.694cm" svg:x2="11.092cm" svg:y2="2.705cm">
          <text:p/>
        </draw:line>
        <draw:line draw:style-name="gr3" draw:text-style-name="P1" draw:layer="layout" svg:x1="11.09cm" svg:y1="2.704cm" svg:x2="11.1cm" svg:y2="2.714cm">
          <text:p/>
        </draw:line>
        <draw:line draw:style-name="gr3" draw:text-style-name="P1" draw:layer="layout" svg:x1="11.099cm" svg:y1="2.713cm" svg:x2="11.115cm" svg:y2="2.719cm">
          <text:p/>
        </draw:line>
        <draw:line draw:style-name="gr3" draw:text-style-name="P1" draw:layer="layout" svg:x1="11.114cm" svg:y1="2.718cm" svg:x2="11.137cm" svg:y2="2.718cm">
          <text:p/>
        </draw:line>
        <draw:polygon draw:style-name="gr2" draw:text-style-name="P1" draw:layer="layout" svg:width="0.735cm" svg:height="0.413cm" svg:x="10.989cm" svg:y="2.379cm" svg:viewBox="0 0 736 414" draw:points="0,0 736,0 736,414 0,414">
          <text:p/>
        </draw:polygon>
        <draw:line draw:style-name="gr4" draw:text-style-name="P1" draw:layer="layout" svg:x1="11.461cm" svg:y1="3.021cm" svg:x2="11.41cm" svg:y2="3.021cm">
          <text:p/>
        </draw:line>
        <draw:line draw:style-name="gr4" draw:text-style-name="P1" draw:layer="layout" svg:x1="11.461cm" svg:y1="3.275cm" svg:x2="11.41cm" svg:y2="3.275cm">
          <text:p/>
        </draw:line>
        <draw:line draw:style-name="gr5" draw:text-style-name="P1" draw:layer="layout" svg:x1="9.548cm" svg:y1="5.112cm" svg:x2="9.548cm" svg:y2="5.002cm">
          <text:p/>
        </draw:line>
        <draw:path draw:style-name="gr6" draw:text-style-name="P2" draw:layer="layout" svg:width="0.2cm" svg:height="0.2cm" svg:x="9.247cm" svg:y="4.957cm" svg:viewBox="0 0 201 201" svg:d="M0 101c0-56 45-101 101-101s100 45 100 101-44 100-100 100-101-44-101-100z">
          <text:p/>
        </draw:path>
        <draw:line draw:style-name="gr7" draw:text-style-name="P1" draw:layer="layout" svg:x1="9.402cm" svg:y1="3.459cm" svg:x2="9.312cm" svg:y2="3.459cm">
          <text:p/>
        </draw:line>
        <draw:line draw:style-name="gr7" draw:text-style-name="P1" draw:layer="layout" svg:x1="9.402cm" svg:y1="3.659cm" svg:x2="9.312cm" svg:y2="3.659cm">
          <text:p/>
        </draw:line>
        <draw:line draw:style-name="gr8" draw:text-style-name="P1" draw:layer="layout" svg:x1="8.57cm" svg:y1="3.43cm" svg:x2="8.57cm" svg:y2="3.485cm">
          <text:p/>
        </draw:line>
        <draw:path draw:style-name="gr6" draw:text-style-name="P2" draw:layer="layout" svg:width="0.24cm" svg:height="0.24cm" svg:x="8.704cm" svg:y="3.338cm" svg:viewBox="0 0 241 241" svg:d="M0 119c0-66 54-119 121-119 66 0 120 53 120 119 0 68-54 122-120 122-67 0-121-54-121-122z">
          <text:p/>
        </draw:path>
        <draw:path draw:style-name="gr6" draw:text-style-name="P2" draw:layer="layout" svg:width="0.3cm" svg:height="0.3cm" svg:x="8.423cm" svg:y="3.792cm" svg:viewBox="0 0 301 301" svg:d="M0 152c0-83 68-152 151-152s150 69 150 152c0 82-67 149-150 149s-151-67-151-149z">
          <text:p/>
        </draw:path>
        <draw:path draw:style-name="gr6" draw:text-style-name="P2" draw:layer="layout" svg:width="0.3cm" svg:height="0.3cm" svg:x="8.423cm" svg:y="4.554cm" svg:viewBox="0 0 301 301" svg:d="M0 152c0-84 68-152 151-152s150 68 150 152c0 82-67 149-150 149s-151-67-151-149z">
          <text:p/>
        </draw:path>
        <draw:line draw:style-name="gr4" draw:text-style-name="P1" draw:layer="layout" svg:x1="10.154cm" svg:y1="2.87cm" svg:x2="10.154cm" svg:y2="2.889cm">
          <text:p/>
        </draw:line>
        <draw:line draw:style-name="gr4" draw:text-style-name="P1" draw:layer="layout" svg:x1="10.408cm" svg:y1="2.87cm" svg:x2="10.408cm" svg:y2="2.889cm">
          <text:p/>
        </draw:line>
        <draw:line draw:style-name="gr4" draw:text-style-name="P1" draw:layer="layout" svg:x1="10.662cm" svg:y1="2.87cm" svg:x2="10.662cm" svg:y2="2.889cm">
          <text:p/>
        </draw:line>
        <draw:line draw:style-name="gr9" draw:text-style-name="P1" draw:layer="layout" svg:x1="10.426cm" svg:y1="5.106cm" svg:x2="10.426cm" svg:y2="5.267cm">
          <text:p/>
        </draw:line>
        <draw:line draw:style-name="gr9" draw:text-style-name="P1" draw:layer="layout" svg:x1="11.247cm" svg:y1="5.106cm" svg:x2="11.247cm" svg:y2="5.267cm">
          <text:p/>
        </draw:line>
        <draw:line draw:style-name="gr10" draw:text-style-name="P1" draw:layer="layout" svg:x1="10.637cm" svg:y1="5.136cm" svg:x2="10.637cm" svg:y2="5.237cm">
          <text:p/>
        </draw:line>
        <draw:line draw:style-name="gr11" draw:text-style-name="P1" draw:layer="layout" svg:x1="10.836cm" svg:y1="5.146cm" svg:x2="10.836cm" svg:y2="5.227cm">
          <text:p/>
        </draw:line>
        <draw:line draw:style-name="gr10" draw:text-style-name="P1" draw:layer="layout" svg:x1="11.036cm" svg:y1="5.136cm" svg:x2="11.036cm" svg:y2="5.237cm">
          <text:p/>
        </draw:line>
        <draw:path draw:style-name="gr6" draw:text-style-name="P2" draw:layer="layout" svg:width="0.3cm" svg:height="0.3cm" svg:x="10.485cm" svg:y="5.594cm" svg:viewBox="0 0 301 301" svg:d="M0 152c0-83 68-152 151-152s150 69 150 152c0 82-67 149-150 149s-151-67-151-149z">
          <text:p/>
        </draw:path>
        <draw:path draw:style-name="gr6" draw:text-style-name="P2" draw:layer="layout" svg:width="0.3cm" svg:height="0.3cm" svg:x="9.198cm" svg:y="5.594cm" svg:viewBox="0 0 301 301" svg:d="M0 152c0-83 67-152 149-152 83 0 152 69 152 152 0 82-69 149-152 149-82 0-149-67-149-149z">
          <text:p/>
        </draw:path>
        <draw:line draw:style-name="gr12" draw:text-style-name="P1" draw:layer="layout" svg:x1="10.408cm" svg:y1="2.88cm" svg:x2="10.408cm" svg:y2="3.058cm">
          <text:p/>
        </draw:line>
        <draw:line draw:style-name="gr12" draw:text-style-name="P1" draw:layer="layout" svg:x1="10.406cm" svg:y1="3.063cm" svg:x2="10.409cm" svg:y2="3.058cm">
          <text:p/>
        </draw:line>
        <draw:line draw:style-name="gr12" draw:text-style-name="P1" draw:layer="layout" svg:x1="11.436cm" svg:y1="3.843cm" svg:x2="11.436cm" svg:y2="3.275cm">
          <text:p/>
        </draw:line>
        <draw:line draw:style-name="gr12" draw:text-style-name="P1" draw:layer="layout" svg:x1="10.408cm" svg:y1="3.058cm" svg:x2="10.408cm" svg:y2="3.101cm">
          <text:p/>
        </draw:line>
        <draw:line draw:style-name="gr13" draw:text-style-name="P1" draw:layer="layout" svg:x1="9.359cm" svg:y1="5.048cm" svg:x2="9.347cm" svg:y2="5.058cm">
          <text:p/>
        </draw:line>
        <draw:line draw:style-name="gr12" draw:text-style-name="P1" draw:layer="layout" svg:x1="9.348cm" svg:y1="5.765cm" svg:x2="9.348cm" svg:y2="5.058cm">
          <text:p/>
        </draw:line>
        <draw:line draw:style-name="gr12" draw:text-style-name="P1" draw:layer="layout" svg:x1="10.513cm" svg:y1="3.984cm" svg:x2="11.295cm" svg:y2="3.984cm">
          <text:p/>
        </draw:line>
        <draw:line draw:style-name="gr13" draw:text-style-name="P1" draw:layer="layout" svg:x1="8.574cm" svg:y1="4.705cm" svg:x2="8.574cm" svg:y2="4.986cm">
          <text:p/>
        </draw:line>
        <draw:line draw:style-name="gr12" draw:text-style-name="P1" draw:layer="layout" svg:x1="10.075cm" svg:y1="2.571cm" svg:x2="9.892cm" svg:y2="2.755cm">
          <text:p/>
        </draw:line>
        <draw:line draw:style-name="gr12" draw:text-style-name="P1" draw:layer="layout" svg:x1="9.892cm" svg:y1="3.55cm" svg:x2="9.892cm" svg:y2="2.754cm">
          <text:p/>
        </draw:line>
        <draw:line draw:style-name="gr13" draw:text-style-name="P1" draw:layer="layout" svg:x1="8.645cm" svg:y1="5.057cm" svg:x2="9.347cm" svg:y2="5.057cm">
          <text:p/>
        </draw:line>
        <draw:line draw:style-name="gr12" draw:text-style-name="P1" draw:layer="layout" svg:x1="9.783cm" svg:y1="3.66cm" svg:x2="9.893cm" svg:y2="3.55cm">
          <text:p/>
        </draw:line>
        <draw:line draw:style-name="gr12" draw:text-style-name="P1" draw:layer="layout" svg:x1="9.358cm" svg:y1="3.659cm" svg:x2="9.358cm" svg:y2="5.048cm">
          <text:p/>
        </draw:line>
        <draw:line draw:style-name="gr12" draw:text-style-name="P1" draw:layer="layout" svg:x1="10.272cm" svg:y1="2.571cm" svg:x2="10.074cm" svg:y2="2.571cm">
          <text:p/>
        </draw:line>
        <draw:line draw:style-name="gr12" draw:text-style-name="P1" draw:layer="layout" svg:x1="9.761cm" svg:y1="3.659cm" svg:x2="9.358cm" svg:y2="3.659cm">
          <text:p/>
        </draw:line>
        <draw:line draw:style-name="gr12" draw:text-style-name="P1" draw:layer="layout" svg:x1="10.408cm" svg:y1="2.88cm" svg:x2="10.408cm" svg:y2="2.707cm">
          <text:p/>
        </draw:line>
        <draw:line draw:style-name="gr12" draw:text-style-name="P1" draw:layer="layout" svg:x1="9.762cm" svg:y1="3.659cm" svg:x2="9.761cm" svg:y2="3.659cm">
          <text:p/>
        </draw:line>
        <draw:line draw:style-name="gr13" draw:text-style-name="P1" draw:layer="layout" svg:x1="9.347cm" svg:y1="3.67cm" svg:x2="9.359cm" svg:y2="3.659cm">
          <text:p/>
        </draw:line>
        <draw:line draw:style-name="gr13" draw:text-style-name="P1" draw:layer="layout" svg:x1="8.574cm" svg:y1="4.986cm" svg:x2="8.646cm" svg:y2="5.058cm">
          <text:p/>
        </draw:line>
        <draw:line draw:style-name="gr12" draw:text-style-name="P1" draw:layer="layout" svg:x1="10.406cm" svg:y1="3.876cm" svg:x2="10.406cm" svg:y2="3.061cm">
          <text:p/>
        </draw:line>
        <draw:line draw:style-name="gr12" draw:text-style-name="P1" draw:layer="layout" svg:x1="11.295cm" svg:y1="3.985cm" svg:x2="11.437cm" svg:y2="3.843cm">
          <text:p/>
        </draw:line>
        <draw:line draw:style-name="gr12" draw:text-style-name="P1" draw:layer="layout" svg:x1="9.783cm" svg:y1="3.659cm" svg:x2="9.762cm" svg:y2="3.659cm">
          <text:p/>
        </draw:line>
        <draw:line draw:style-name="gr12" draw:text-style-name="P1" draw:layer="layout" svg:x1="9.348cm" svg:y1="5.058cm" svg:x2="9.347cm" svg:y2="5.057cm">
          <text:p/>
        </draw:line>
        <draw:line draw:style-name="gr12" draw:text-style-name="P1" draw:layer="layout" svg:x1="10.406cm" svg:y1="3.876cm" svg:x2="10.514cm" svg:y2="3.985cm">
          <text:p/>
        </draw:line>
        <draw:line draw:style-name="gr12" draw:text-style-name="P1" draw:layer="layout" svg:x1="10.409cm" svg:y1="2.708cm" svg:x2="10.272cm" svg:y2="2.571cm">
          <text:p/>
        </draw:line>
        <draw:line draw:style-name="gr13" draw:text-style-name="P1" draw:layer="layout" svg:x1="10.636cm" svg:y1="5.183cm" svg:x2="10.642cm" svg:y2="5.177cm">
          <text:p/>
        </draw:line>
        <draw:line draw:style-name="gr12" draw:text-style-name="P1" draw:layer="layout" svg:x1="10.636cm" svg:y1="5.765cm" svg:x2="10.636cm" svg:y2="5.182cm">
          <text:p/>
        </draw:line>
        <draw:line draw:style-name="gr12" draw:text-style-name="P1" draw:layer="layout" svg:x1="10.733cm" svg:y1="4.142cm" svg:x2="10.771cm" svg:y2="4.179cm">
          <text:p/>
        </draw:line>
        <draw:line draw:style-name="gr12" draw:text-style-name="P1" draw:layer="layout" svg:x1="10.842cm" svg:y1="4.249cm" svg:x2="10.842cm" svg:y2="5.182cm">
          <text:p/>
        </draw:line>
        <draw:line draw:style-name="gr12" draw:text-style-name="P1" draw:layer="layout" svg:x1="10.042cm" svg:y1="4.143cm" svg:x2="10.152cm" svg:y2="4.033cm">
          <text:p/>
        </draw:line>
        <draw:line draw:style-name="gr12" draw:text-style-name="P1" draw:layer="layout" svg:x1="10.152cm" svg:y1="4.13cm" svg:x2="10.152cm" svg:y2="2.881cm">
          <text:p/>
        </draw:line>
        <draw:line draw:style-name="gr12" draw:text-style-name="P1" draw:layer="layout" svg:x1="9.655cm" svg:y1="4.142cm" svg:x2="10.093cm" svg:y2="4.142cm">
          <text:p/>
        </draw:line>
        <draw:line draw:style-name="gr12" draw:text-style-name="P1" draw:layer="layout" svg:x1="10.152cm" svg:y1="2.882cm" svg:x2="10.155cm" svg:y2="2.88cm">
          <text:p/>
        </draw:line>
        <draw:line draw:style-name="gr12" draw:text-style-name="P1" draw:layer="layout" svg:x1="9.548cm" svg:y1="4.25cm" svg:x2="9.656cm" svg:y2="4.142cm">
          <text:p/>
        </draw:line>
        <draw:line draw:style-name="gr12" draw:text-style-name="P1" draw:layer="layout" svg:x1="10.843cm" svg:y1="5.182cm" svg:x2="10.836cm" svg:y2="5.187cm">
          <text:p/>
        </draw:line>
        <draw:line draw:style-name="gr12" draw:text-style-name="P1" draw:layer="layout" svg:x1="10.261cm" svg:y1="4.143cm" svg:x2="10.153cm" svg:y2="4.033cm">
          <text:p/>
        </draw:line>
        <draw:line draw:style-name="gr12" draw:text-style-name="P1" draw:layer="layout" svg:x1="10.14cm" svg:y1="4.142cm" svg:x2="10.733cm" svg:y2="4.142cm">
          <text:p/>
        </draw:line>
        <draw:line draw:style-name="gr12" draw:text-style-name="P1" draw:layer="layout" svg:x1="10.093cm" svg:y1="4.142cm" svg:x2="10.14cm" svg:y2="4.142cm">
          <text:p/>
        </draw:line>
        <draw:line draw:style-name="gr12" draw:text-style-name="P1" draw:layer="layout" svg:x1="10.14cm" svg:y1="4.143cm" svg:x2="10.153cm" svg:y2="4.13cm">
          <text:p/>
        </draw:line>
        <draw:line draw:style-name="gr12" draw:text-style-name="P1" draw:layer="layout" svg:x1="10.77cm" svg:y1="4.178cm" svg:x2="10.843cm" svg:y2="4.25cm">
          <text:p/>
        </draw:line>
        <draw:line draw:style-name="gr12" draw:text-style-name="P1" draw:layer="layout" svg:x1="9.548cm" svg:y1="5.057cm" svg:x2="9.548cm" svg:y2="4.249cm">
          <text:p/>
        </draw:line>
        <draw:line draw:style-name="gr12" draw:text-style-name="P1" draw:layer="layout" svg:x1="10.662cm" svg:y1="2.88cm" svg:x2="10.662cm" svg:y2="2.699cm">
          <text:p/>
        </draw:line>
        <draw:line draw:style-name="gr12" draw:text-style-name="P1" draw:layer="layout" svg:x1="9.734cm" svg:y1="3.35cm" svg:x2="9.625cm" svg:y2="3.46cm">
          <text:p/>
        </draw:line>
        <draw:line draw:style-name="gr12" draw:text-style-name="P1" draw:layer="layout" svg:x1="10.371cm" svg:y1="2.41cm" svg:x2="10.018cm" svg:y2="2.41cm">
          <text:p/>
        </draw:line>
        <draw:line draw:style-name="gr13" draw:text-style-name="P1" draw:layer="layout" svg:x1="8.824cm" svg:y1="3.458cm" svg:x2="9.356cm" svg:y2="3.458cm">
          <text:p/>
        </draw:line>
        <draw:line draw:style-name="gr13" draw:text-style-name="P1" draw:layer="layout" svg:x1="9.356cm" svg:y1="3.458cm" svg:x2="9.36cm" svg:y2="3.46cm">
          <text:p/>
        </draw:line>
        <draw:line draw:style-name="gr12" draw:text-style-name="P1" draw:layer="layout" svg:x1="10.662cm" svg:y1="2.88cm" svg:x2="10.953cm" svg:y2="2.88cm">
          <text:p/>
        </draw:line>
        <draw:line draw:style-name="gr12" draw:text-style-name="P1" draw:layer="layout" svg:x1="10.663cm" svg:y1="2.7cm" svg:x2="10.371cm" svg:y2="2.41cm">
          <text:p/>
        </draw:line>
        <draw:line draw:style-name="gr12" draw:text-style-name="P1" draw:layer="layout" svg:x1="9.625cm" svg:y1="3.459cm" svg:x2="9.358cm" svg:y2="3.459cm">
          <text:p/>
        </draw:line>
        <draw:line draw:style-name="gr12" draw:text-style-name="P1" draw:layer="layout" svg:x1="9.733cm" svg:y1="3.35cm" svg:x2="9.733cm" svg:y2="2.694cm">
          <text:p/>
        </draw:line>
        <draw:polyline draw:style-name="gr12" draw:text-style-name="P1" draw:layer="layout" svg:width="0cm" svg:height="0cm" svg:x="9.733cm" svg:y="2.694cm" svg:viewBox="0 0 0 0" draw:points="0,0">
          <text:p/>
        </draw:polyline>
        <draw:line draw:style-name="gr12" draw:text-style-name="P1" draw:layer="layout" svg:x1="10.953cm" svg:y1="2.88cm" svg:x2="11.094cm" svg:y2="3.022cm">
          <text:p/>
        </draw:line>
        <draw:line draw:style-name="gr12" draw:text-style-name="P1" draw:layer="layout" svg:x1="9.733cm" svg:y1="2.695cm" svg:x2="10.019cm" svg:y2="2.41cm">
          <text:p/>
        </draw:line>
        <draw:line draw:style-name="gr12" draw:text-style-name="P1" draw:layer="layout" svg:x1="11.093cm" svg:y1="3.021cm" svg:x2="11.436cm" svg:y2="3.021cm">
          <text:p/>
        </draw:line>
        <draw:line draw:style-name="gr13" draw:text-style-name="P1" draw:layer="layout" svg:x1="9.363cm" svg:y1="3.464cm" svg:x2="9.358cm" svg:y2="3.459cm">
          <text:p/>
        </draw:line>
        <draw:line draw:style-name="gr13" draw:text-style-name="P1" draw:layer="layout" svg:x1="8.574cm" svg:y1="3.943cm" svg:x2="8.574cm" svg:y2="3.461cm">
          <text:p/>
        </draw:line>
        <draw:line draw:style-name="gr13" draw:text-style-name="P1" draw:layer="layout" svg:x1="8.575cm" svg:y1="3.462cm" svg:x2="8.57cm" svg:y2="3.458cm">
          <text:p/>
        </draw:line>
        <draw:polygon draw:style-name="gr14" draw:text-style-name="P2" draw:layer="layout" svg:width="0.229cm" svg:height="0.107cm" svg:x="10.078cm" svg:y="2.662cm" svg:viewBox="0 0 230 108" draw:points="157,2 162,5 224,66 225,68 227,70 228,72 229,74 229,76 230,78 230,81 230,83 229,85 229,87 228,89 227,91 224,95 218,102 210,107 201,108 192,105 188,102 177,89 170,85 157,75 151,72 135,64 112,56 91,53 88,52 63,52 60,53 39,56 26,61 17,61 9,58 3,52 0,43 1,35 6,28 28,5 35,1 42,0 148,0">
          <text:p/>
        </draw:polygon>
        <draw:polygon draw:style-name="gr14" draw:text-style-name="P2" draw:layer="layout" svg:width="0.467cm" svg:height="0.443cm" svg:x="10.463cm" svg:y="2.346cm" svg:viewBox="0 0 468 444" draw:points="457,2 464,7 468,15 468,24 467,25 467,425 465,433 460,440 452,444 448,444 342,444 333,442 327,437 326,436 317,423 300,406 297,404 291,398 289,389 289,388 289,346 287,340 286,335 285,328 283,323 283,322 278,312 268,297 263,291 256,285 6,34 1,26 0,17 3,9 9,3 18,0 20,0 448,0">
          <text:p/>
        </draw:polygon>
        <draw:polygon draw:style-name="gr14" draw:text-style-name="P2" draw:layer="layout" svg:width="0.258cm" svg:height="0.078cm" svg:x="11.08cm" svg:y="2.852cm" svg:viewBox="0 0 259 79" draw:points="242,0 244,0 246,1 248,2 250,3 252,4 253,6 255,7 256,9 257,12 258,13 258,15 258,18 259,20 258,22 258,24 257,26 257,29 255,30 255,32 251,36 250,36 244,40 230,50 213,67 211,70 205,77 196,79 195,79 59,79 50,77 45,74 6,34 1,26 0,17 3,9 9,3 18,0 20,0 239,0">
          <text:p/>
        </draw:polygon>
        <draw:polygon draw:style-name="gr14" draw:text-style-name="P2" draw:layer="layout" svg:width="0.133cm" svg:height="0.131cm" svg:x="9.668cm" svg:y="3.438cm" svg:viewBox="0 0 134 132" draw:points="125,3 131,9 134,19 134,21 134,68 132,77 129,82 83,126 76,131 69,132 20,132 11,130 4,125 0,117 0,108 4,100 9,96 11,94 14,92 99,6 107,1 117,0">
          <text:p/>
        </draw:polygon>
        <draw:polygon draw:style-name="gr14" draw:text-style-name="P2" draw:layer="layout" svg:width="0.849cm" svg:height="0.924cm" svg:x="10.496cm" svg:y="2.97cm" svg:viewBox="0 0 850 925" draw:points="420,2 425,5 541,120 543,122 556,130 564,134 572,137 590,142 779,142 783,142 786,143 787,143 788,144 794,148 795,149 797,153 809,165 810,165 812,168 814,172 814,173 814,177 815,181 813,185 812,189 812,190 811,190 809,193 797,204 783,224 772,246 764,269 760,293 760,318 764,342 772,365 775,371 783,387 795,403 797,407 814,424 834,438 840,441 846,447 850,455 850,459 850,829 848,838 845,843 768,920 761,924 754,925 63,925 54,923 49,920 5,876 1,869 0,862 0,152 0,149 1,144 2,140 2,80 2,56 2,52 3,49 3,48 4,47 8,41 9,40 13,38 25,26 25,25 28,23 32,21 33,21 37,21 41,20 45,22 49,23 50,23 50,24 53,26 64,38 84,52 106,63 129,71 153,75 178,75 202,71 225,63 247,52 267,38 284,21 293,8 300,2 308,0 309,0 411,0">
          <text:p/>
        </draw:polygon>
        <draw:polygon draw:style-name="gr14" draw:text-style-name="P2" draw:layer="layout" svg:width="0.183cm" svg:height="1.061cm" svg:x="10.242cm" svg:y="2.99cm" svg:viewBox="0 0 184 1062" draw:points="41,0 42,0 45,2 49,3 50,3 50,4 53,6 64,18 67,20 68,20 70,23 73,26 73,27 74,31 75,35 75,36 75,50 75,53 73,61 73,62 73,896 77,914 80,922 84,930 87,934 95,945 148,998 178,1028 183,1036 184,1045 181,1053 175,1059 166,1062 164,1062 64,1062 55,1060 50,1057 5,1012 1,1005 0,998 0,37 0,34 1,30 1,29 2,29 6,23 7,22 13,18 25,6 25,5 29,3 32,1 33,1 37,1">
          <text:p/>
        </draw:polygon>
        <draw:polygon draw:style-name="gr14" draw:text-style-name="P2" draw:layer="layout" svg:width="0.613cm" svg:height="1.237cm" svg:x="9.448cm" svg:y="2.957cm" svg:viewBox="0 0 614 1238" draw:points="567,4 572,10 574,14 588,35 605,52 606,52 612,59 614,68 614,1031 612,1040 609,1045 564,1090 557,1094 550,1095 200,1095 182,1099 171,1104 167,1105 166,1106 162,1108 151,1116 34,1232 26,1237 17,1238 9,1235 3,1229 0,1220 0,1218 0,838 2,830 7,823 10,821 23,814 39,802 43,799 50,794 57,793 323,793 324,793 325,793 328,793 345,793 363,789 371,786 379,782 388,776 394,772 514,652 518,646 524,637 527,630 531,621 534,607 535,603 535,20 537,11 542,4 550,0 559,0">
          <text:p/>
        </draw:polygon>
        <draw:polygon draw:style-name="gr14" draw:text-style-name="P2" draw:layer="layout" svg:width="0.618cm" svg:height="1.449cm" svg:x="8.649cm" svg:y="3.533cm" svg:viewBox="0 0 619 1450" draw:points="551,1 555,1 555,2 559,4 562,7 563,7 565,11 567,13 568,14 569,17 571,20 571,21 572,22 572,25 572,28 572,29 572,30 570,34 569,37 569,38 568,38 567,40 565,42 553,58 544,76 538,96 534,116 534,136 538,157 544,176 553,194 557,199 565,211 580,225 596,237 609,244 615,249 619,257 619,261 619,1388 617,1397 612,1404 611,1404 602,1411 585,1428 581,1433 575,1442 568,1448 559,1450 558,1450 35,1450 32,1450 28,1449 27,1449 26,1448 21,1445 5,1429 1,1422 0,1415 0,1371 2,1363 7,1356 12,1353 13,1352 36,1339 57,1323 75,1305 91,1284 104,1261 114,1237 121,1212 125,1186 125,1159 121,1133 114,1108 104,1084 91,1061 75,1040 71,1032 72,1023 75,1015 83,1010 91,1008 522,1008 538,1004 551,996 563,985 570,971 575,956 575,651 570,636 563,622 551,610 538,602 522,598 66,598 58,596 51,590 47,582 47,574 51,566 54,562 57,560 75,542 91,521 104,498 114,474 121,449 125,423 125,396 121,370 114,345 104,321 91,298 75,277 57,259 41,247 36,243 13,230 12,229 5,224 0,216 0,211 0,81 0,78 1,74 1,73 2,73 6,67 7,66 14,61 29,46 32,44 36,42 37,41 41,41 45,41 49,42 53,44 54,44 56,46 63,53 80,66 100,77 120,86 142,92 161,94 164,95 186,95 208,92 230,86 250,77 270,66 287,53 303,37 317,19 322,9 328,3 337,0 340,0 547,0">
          <text:p/>
        </draw:polygon>
        <draw:polygon draw:style-name="gr14" draw:text-style-name="P2" draw:layer="layout" svg:width="1.033cm" svg:height="3.412cm" svg:x="10.726cm" svg:y="2.851cm" svg:viewBox="0 0 1034 3413" draw:points="1026,3 1032,10 1034,18 1034,19 1034,3394 1032,3402 1026,3409 1018,3413 1014,3413 120,3413 111,3411 104,3406 101,3398 101,3389 103,3384 104,3381 108,3374 113,3358 113,3137 108,3122 101,3108 89,3097 76,3089 60,3085 49,3085 40,3083 33,3077 29,3069 29,3060 33,3052 37,3049 42,3045 60,3027 76,3006 89,2983 99,2959 106,2934 110,2908 110,2881 106,2855 99,2830 89,2806 76,2783 60,2762 42,2744 30,2735 21,2728 10,2722 4,2716 0,2707 0,2704 0,2502 2,2494 8,2487 16,2483 24,2483 32,2486 40,2492 59,2502 79,2508 100,2512 121,2512 142,2508 162,2502 181,2492 198,2480 198,2479 199,2479 206,2475 215,2474 223,2477 227,2479 229,2482 242,2491 244,2493 245,2493 262,2502 281,2508 301,2512 320,2512 340,2508 360,2502 377,2493 386,2491 395,2493 402,2498 402,2499 411,2511 427,2527 445,2541 466,2551 488,2558 510,2562 533,2562 555,2558 577,2551 598,2541 616,2527 632,2511 646,2493 656,2472 663,2450 667,2428 667,2245 663,2223 656,2201 646,2180 632,2162 616,2146 598,2132 577,2122 555,2115 533,2111 510,2111 488,2115 466,2122 445,2132 427,2146 411,2162 402,2174 396,2179 387,2182 378,2180 377,2180 360,2171 340,2165 320,2161 301,2161 281,2165 262,2171 260,2172 245,2180 237,2185 229,2189 220,2188 212,2184 207,2177 206,2169 206,1390 205,1384 204,1381 202,1372 195,1356 185,1341 181,1337 173,1329 102,1258 97,1250 96,1241 99,1233 105,1227 114,1224 116,1224 578,1224 596,1220 604,1217 612,1213 621,1207 627,1203 780,1050 785,1043 790,1035 794,1027 797,1019 800,1003 801,1001 801,577 803,568 808,561 811,559 817,556 837,542 854,525 868,505 879,483 887,460 891,436 891,411 887,387 879,364 868,342 854,322 842,311 837,303 836,294 839,286 842,282 854,271 868,251 879,229 887,206 891,182 891,157 887,133 879,110 877,106 868,88 854,68 837,51 831,47 817,37 816,37 810,30 808,21 810,13 815,5 823,1 828,1 1006,1 1009,0 1018,0">
          <text:p/>
        </draw:polygon>
        <draw:polygon draw:style-name="gr14" draw:text-style-name="P2" draw:layer="layout" svg:width="1.313cm" svg:height="2.031cm" svg:x="9.438cm" svg:y="4.232cm" svg:viewBox="0 0 1314 2032" draw:points="1260,2 1265,5 1309,49 1313,56 1314,63 1314,211 1312,219 1307,226 1299,230 1290,230 1289,230 1285,229 860,229 845,229 829,233 816,241 804,252 797,266 792,281 792,586 797,601 804,615 816,626 829,634 845,638 1285,638 1289,637 1298,637 1306,640 1312,647 1314,655 1314,656 1314,795 1312,803 1307,810 1299,814 1290,814 1282,810 1281,809 1270,801 1265,798 1260,795 1248,789 1229,783 1209,779 1190,779 1170,783 1151,789 1134,798 1125,800 1116,798 1109,793 1109,792 1100,780 1084,764 1066,750 1045,740 1023,733 1001,729 978,729 956,733 934,740 913,750 895,764 879,780 865,798 855,819 848,841 844,863 844,1046 848,1068 855,1091 865,1112 879,1130 895,1146 913,1160 934,1170 956,1177 978,1181 1001,1181 1023,1177 1045,1170 1066,1160 1077,1151 1085,1147 1094,1148 1102,1152 1107,1159 1109,1167 1109,1323 1107,1331 1101,1338 1099,1340 1087,1347 1066,1363 1048,1381 1032,1402 1019,1425 1009,1449 1002,1474 998,1500 998,1527 1002,1553 1009,1578 1019,1602 1032,1625 1046,1643 1048,1646 1066,1664 1071,1668 1077,1675 1079,1683 1077,1692 1072,1699 1064,1703 1059,1704 983,1704 967,1708 954,1716 942,1727 934,1741 930,1756 930,1977 934,1993 940,2003 943,2011 942,2020 937,2027 929,2032 923,2032 111,2032 102,2030 95,2025 91,2017 91,2008 95,2000 97,1999 96,1998 102,1993 109,1986 116,1973 121,1957 121,1736 116,1721 109,1707 97,1696 84,1688 68,1684 59,1681 53,1674 50,1666 52,1657 56,1650 60,1646 76,1625 89,1602 99,1578 106,1553 110,1527 110,1500 106,1474 99,1449 89,1425 76,1402 60,1381 42,1363 30,1354 21,1347 10,1341 4,1335 0,1326 0,1323 0,975 2,966 8,959 16,955 24,955 32,959 34,961 38,964 52,975 67,982 84,988 101,991 118,991 135,988 152,982 167,975 179,966 181,964 186,959 194,954 203,953 211,956 217,963 220,971 220,973 220,1040 225,1055 232,1069 244,1080 257,1089 273,1093 578,1093 594,1089 607,1080 619,1069 626,1055 631,1040 631,556 626,541 619,527 607,516 594,508 578,504 288,504 273,504 257,508 244,516 234,526 226,531 217,532 209,529 203,523 200,514 200,512 200,63 202,54 205,49 249,5 256,1 263,0 597,0 614,0 648,0 695,0 815,0 832,0 1251,0">
          <text:p/>
        </draw:polygon>
        <draw:polygon draw:style-name="gr14" draw:text-style-name="P2" draw:layer="layout" svg:width="1.706cm" svg:height="3.917cm" svg:x="8.219cm" svg:y="2.346cm" svg:viewBox="0 0 1707 3918" draw:points="1697,2 1704,7 1707,15 1707,24 1704,32 1702,34 1445,290 1435,305 1429,321 1425,339 1425,357 1425,358 1425,360 1425,959 1423,968 1420,973 1375,1017 1368,1022 1361,1023 1287,1023 1278,1021 1273,1017 1269,1014 1253,1002 1234,993 1215,986 1196,983 1195,983 1084,983 1083,983 1064,986 1045,993 1026,1002 1010,1014 995,1029 989,1034 980,1036 979,1036 771,1036 762,1034 755,1029 753,1027 748,1017 746,1014 736,1002 734,999 717,983 700,970 680,959 670,954 660,950 638,944 616,941 594,941 572,944 550,950 530,959 510,970 493,983 486,990 479,994 470,995 462,992 458,990 444,975 433,967 426,962 406,952 384,945 362,941 340,941 318,945 296,952 276,962 258,975 242,991 229,1009 219,1029 212,1051 208,1073 208,1150 212,1172 219,1194 229,1214 235,1221 242,1232 258,1248 271,1257 277,1264 279,1272 279,1273 279,1398 277,1406 272,1413 267,1416 266,1417 256,1422 243,1430 222,1446 204,1464 188,1485 175,1508 165,1532 158,1557 154,1583 154,1610 158,1636 163,1655 165,1661 175,1685 188,1708 194,1716 204,1729 222,1747 225,1749 231,1756 233,1765 231,1773 226,1780 218,1784 213,1785 161,1785 145,1789 132,1797 120,1808 113,1822 108,1837 108,2142 113,2157 120,2171 132,2182 145,2190 161,2194 176,2194 188,2194 197,2196 204,2202 208,2210 208,2218 204,2226 191,2243 188,2247 175,2270 165,2294 158,2319 154,2345 154,2372 157,2394 158,2398 162,2415 165,2423 175,2447 188,2470 189,2472 204,2491 222,2509 226,2512 243,2525 266,2538 267,2539 274,2544 279,2552 279,2557 279,2648 282,2662 288,2676 291,2681 296,2688 378,2770 382,2773 390,2778 392,2779 400,2782 404,2784 415,2786 416,2786 418,2787 433,2787 988,2787 997,2789 1004,2794 1005,2795 1015,2809 1032,2826 1032,2827 1038,2833 1040,2841 1040,2842 1040,3208 1038,3216 1032,3223 1030,3225 1018,3232 997,3248 979,3266 963,3287 950,3310 940,3334 933,3359 929,3385 929,3412 933,3438 940,3463 950,3487 963,3510 977,3528 979,3531 983,3535 988,3542 989,3551 986,3559 979,3566 971,3569 969,3569 922,3569 906,3573 893,3581 881,3592 873,3606 869,3621 869,3843 873,3859 881,3872 893,3884 893,3885 897,3890 899,3898 898,3907 892,3914 884,3918 879,3918 20,3918 11,3916 4,3911 1,3903 0,3899 0,2960 93,2960 93,3764 97,3780 105,3793 116,3805 130,3812 145,3817 734,3817 750,3812 763,3805 775,3793 782,3780 787,3764 787,2960 782,2944 775,2931 763,2919 750,2912 734,2907 161,2907 145,2907 130,2912 116,2919 105,2931 97,2944 93,2960 0,2960 0,401 519,401 519,705 524,721 531,734 543,746 556,753 572,758 1192,758 1208,753 1221,746 1233,734 1240,721 1245,705 1245,401 1244,399 1241,387 1240,385 1233,372 1221,360 1208,353 1192,348 587,348 572,348 556,353 543,360 531,372 524,385 519,401 0,401 0,19 2,11 8,4 16,0 20,0 1688,0">
          <text:p/>
        </draw:polygon>
        <draw:path draw:style-name="gr15" draw:text-style-name="P3" draw:layer="layout" svg:width="0.1cm" svg:height="0.1cm" svg:x="11.385cm" svg:y="2.971cm" svg:viewBox="0 0 101 101" svg:d="M0 49c0-27 23-49 52-49 27 0 49 22 49 49 0 28-22 52-49 52-29 0-52-24-52-52z">
          <text:p/>
        </draw:path>
        <draw:path draw:style-name="gr15" draw:text-style-name="P3" draw:layer="layout" svg:width="0.1cm" svg:height="0.1cm" svg:x="11.385cm" svg:y="3.225cm" svg:viewBox="0 0 101 101" svg:d="M0 50c0-28 23-50 52-50 27 0 49 22 49 50s-22 51-49 51c-29 0-52-23-52-51z">
          <text:p/>
        </draw:path>
        <draw:path draw:style-name="gr15" draw:text-style-name="P3" draw:layer="layout" svg:width="0.1cm" svg:height="0.1cm" svg:x="9.498cm" svg:y="5.008cm" svg:viewBox="0 0 101 101" svg:d="M0 50c0-28 22-50 50-50s51 22 51 50-23 51-51 51-50-23-50-51z">
          <text:p/>
        </draw:path>
        <draw:path draw:style-name="gr15" draw:text-style-name="P3" draw:layer="layout" svg:width="0.1cm" svg:height="0.1cm" svg:x="9.298cm" svg:y="5.008cm" svg:viewBox="0 0 101 101" svg:d="M0 50c0-28 22-50 50-50s51 22 51 50-23 51-51 51-50-23-50-51z">
          <text:p/>
        </draw:path>
        <draw:path draw:style-name="gr15" draw:text-style-name="P3" draw:layer="layout" svg:width="0.1cm" svg:height="0.1cm" svg:x="9.307cm" svg:y="3.409cm" svg:viewBox="0 0 101 101" svg:d="M0 51c0-28 23-51 52-51 27 0 49 23 49 51s-22 50-49 50c-29 0-52-22-52-50z">
          <text:p/>
        </draw:path>
        <draw:path draw:style-name="gr15" draw:text-style-name="P3" draw:layer="layout" svg:width="0.1cm" svg:height="0.1cm" svg:x="9.307cm" svg:y="3.609cm" svg:viewBox="0 0 101 101" svg:d="M0 51c0-28 23-51 52-51 27 0 49 23 49 51s-22 50-49 50c-29 0-52-22-52-50z">
          <text:p/>
        </draw:path>
        <draw:path draw:style-name="gr15" draw:text-style-name="P3" draw:layer="layout" svg:width="0.1cm" svg:height="0.1cm" svg:x="8.52cm" svg:y="3.408cm" svg:viewBox="0 0 101 101" svg:d="M0 50c0-28 22-50 50-50s51 22 51 50-23 51-51 51-50-23-50-51z">
          <text:p/>
        </draw:path>
        <draw:path draw:style-name="gr15" draw:text-style-name="P3" draw:layer="layout" svg:width="0.1cm" svg:height="0.1cm" svg:x="8.774cm" svg:y="3.408cm" svg:viewBox="0 0 101 101" svg:d="M0 50c0-28 22-50 51-50 28 0 50 22 50 50s-22 51-50 51c-29 0-51-23-51-51z">
          <text:p/>
        </draw:path>
        <draw:path draw:style-name="gr15" draw:text-style-name="P3" draw:layer="layout" svg:width="0.1cm" svg:height="0.1cm" svg:x="8.523cm" svg:y="3.892cm" svg:viewBox="0 0 101 101" svg:d="M0 51c0-28 24-51 52-51 27 0 49 23 49 51s-22 50-49 50c-28 0-52-22-52-50z">
          <text:p/>
        </draw:path>
        <draw:path draw:style-name="gr15" draw:text-style-name="P3" draw:layer="layout" svg:width="0.1cm" svg:height="0.1cm" svg:x="8.523cm" svg:y="4.654cm" svg:viewBox="0 0 101 101" svg:d="M0 51c0-28 24-51 52-51 27 0 49 23 49 51 0 27-22 50-49 50-28 0-52-23-52-50z">
          <text:p/>
        </draw:path>
        <draw:path draw:style-name="gr15" draw:text-style-name="P3" draw:layer="layout" svg:width="0.1cm" svg:height="0.1cm" svg:x="10.103cm" svg:y="2.83cm" svg:viewBox="0 0 101 101" svg:d="M0 50c0-28 23-50 52-50 27 0 49 22 49 50s-22 51-49 51c-29 0-52-23-52-51z">
          <text:p/>
        </draw:path>
        <draw:path draw:style-name="gr15" draw:text-style-name="P3" draw:layer="layout" svg:width="0.1cm" svg:height="0.1cm" svg:x="10.357cm" svg:y="2.83cm" svg:viewBox="0 0 101 101" svg:d="M0 50c0-28 23-50 51-50s50 22 50 50-22 51-50 51-51-23-51-51z">
          <text:p/>
        </draw:path>
        <draw:path draw:style-name="gr15" draw:text-style-name="P3" draw:layer="layout" svg:width="0.1cm" svg:height="0.1cm" svg:x="10.611cm" svg:y="2.83cm" svg:viewBox="0 0 101 101" svg:d="M0 50c0-28 24-50 52-50 27 0 49 22 49 50s-22 51-49 51c-28 0-52-23-52-51z">
          <text:p/>
        </draw:path>
        <draw:path draw:style-name="gr15" draw:text-style-name="P3" draw:layer="layout" svg:width="0.1cm" svg:height="0.101cm" svg:x="10.376cm" svg:y="5.137cm" svg:viewBox="0 0 101 102" svg:d="M0 50c0-27 23-50 52-50 27 0 49 23 49 50 0 28-22 52-49 52-29 0-52-24-52-52z">
          <text:p/>
        </draw:path>
        <draw:path draw:style-name="gr15" draw:text-style-name="P3" draw:layer="layout" svg:width="0.1cm" svg:height="0.101cm" svg:x="11.197cm" svg:y="5.137cm" svg:viewBox="0 0 101 102" svg:d="M0 50c0-27 23-50 50-50 28 0 51 23 51 50 0 28-23 52-51 52-27 0-50-24-50-52z">
          <text:p/>
        </draw:path>
        <draw:path draw:style-name="gr15" draw:text-style-name="P3" draw:layer="layout" svg:width="0.1cm" svg:height="0.101cm" svg:x="10.587cm" svg:y="5.137cm" svg:viewBox="0 0 101 102" svg:d="M0 50c0-27 22-50 50-50s51 23 51 50c0 28-23 52-51 52s-50-24-50-52z">
          <text:p/>
        </draw:path>
        <draw:path draw:style-name="gr15" draw:text-style-name="P3" draw:layer="layout" svg:width="0.1cm" svg:height="0.101cm" svg:x="10.787cm" svg:y="5.137cm" svg:viewBox="0 0 101 102" svg:d="M0 50c0-27 22-50 50-50s51 23 51 50c0 28-23 52-51 52s-50-24-50-52z">
          <text:p/>
        </draw:path>
        <draw:path draw:style-name="gr15" draw:text-style-name="P3" draw:layer="layout" svg:width="0.1cm" svg:height="0.101cm" svg:x="10.987cm" svg:y="5.137cm" svg:viewBox="0 0 101 102" svg:d="M0 50c0-27 22-50 50-50s51 23 51 50c0 28-23 52-51 52s-50-24-50-52z">
          <text:p/>
        </draw:path>
        <draw:path draw:style-name="gr15" draw:text-style-name="P3" draw:layer="layout" svg:width="0.1cm" svg:height="0.1cm" svg:x="10.585cm" svg:y="5.694cm" svg:viewBox="0 0 101 101" svg:d="M0 52c0-29 23-52 52-52 27 0 49 23 49 52 0 27-22 49-49 49-29 0-52-22-52-49z">
          <text:p/>
        </draw:path>
        <draw:path draw:style-name="gr15" draw:text-style-name="P3" draw:layer="layout" svg:width="0.1cm" svg:height="0.1cm" svg:x="9.298cm" svg:y="5.694cm" svg:viewBox="0 0 101 101" svg:d="M0 52c0-29 22-52 50-52s51 23 51 52c0 27-23 49-51 49s-50-22-50-49z">
          <text:p/>
        </draw:path>
        <draw:line draw:style-name="gr4" draw:text-style-name="P1" draw:layer="layout" svg:x1="11.461cm" svg:y1="3.021cm" svg:x2="11.41cm" svg:y2="3.021cm">
          <text:p/>
        </draw:line>
        <draw:line draw:style-name="gr4" draw:text-style-name="P1" draw:layer="layout" svg:x1="11.461cm" svg:y1="3.275cm" svg:x2="11.41cm" svg:y2="3.275cm">
          <text:p/>
        </draw:line>
        <draw:line draw:style-name="gr5" draw:text-style-name="P1" draw:layer="layout" svg:x1="9.548cm" svg:y1="5.112cm" svg:x2="9.548cm" svg:y2="5.002cm">
          <text:p/>
        </draw:line>
        <draw:path draw:style-name="gr6" draw:text-style-name="P2" draw:layer="layout" svg:width="0.2cm" svg:height="0.2cm" svg:x="9.247cm" svg:y="4.957cm" svg:viewBox="0 0 201 201" svg:d="M0 101c0-56 45-101 101-101s100 45 100 101-44 100-100 100-101-44-101-100z">
          <text:p/>
        </draw:path>
        <draw:line draw:style-name="gr7" draw:text-style-name="P1" draw:layer="layout" svg:x1="9.402cm" svg:y1="3.459cm" svg:x2="9.312cm" svg:y2="3.459cm">
          <text:p/>
        </draw:line>
        <draw:line draw:style-name="gr7" draw:text-style-name="P1" draw:layer="layout" svg:x1="9.402cm" svg:y1="3.659cm" svg:x2="9.312cm" svg:y2="3.659cm">
          <text:p/>
        </draw:line>
        <draw:line draw:style-name="gr8" draw:text-style-name="P1" draw:layer="layout" svg:x1="8.57cm" svg:y1="3.43cm" svg:x2="8.57cm" svg:y2="3.485cm">
          <text:p/>
        </draw:line>
        <draw:path draw:style-name="gr6" draw:text-style-name="P2" draw:layer="layout" svg:width="0.24cm" svg:height="0.24cm" svg:x="8.704cm" svg:y="3.338cm" svg:viewBox="0 0 241 241" svg:d="M0 119c0-66 54-119 121-119 66 0 120 53 120 119 0 68-54 122-120 122-67 0-121-54-121-122z">
          <text:p/>
        </draw:path>
        <draw:path draw:style-name="gr6" draw:text-style-name="P2" draw:layer="layout" svg:width="0.3cm" svg:height="0.3cm" svg:x="8.423cm" svg:y="3.792cm" svg:viewBox="0 0 301 301" svg:d="M0 152c0-83 68-152 151-152s150 69 150 152c0 82-67 149-150 149s-151-67-151-149z">
          <text:p/>
        </draw:path>
        <draw:path draw:style-name="gr6" draw:text-style-name="P2" draw:layer="layout" svg:width="0.3cm" svg:height="0.3cm" svg:x="8.423cm" svg:y="4.554cm" svg:viewBox="0 0 301 301" svg:d="M0 152c0-84 68-152 151-152s150 68 150 152c0 82-67 149-150 149s-151-67-151-149z">
          <text:p/>
        </draw:path>
        <draw:line draw:style-name="gr4" draw:text-style-name="P1" draw:layer="layout" svg:x1="10.154cm" svg:y1="2.87cm" svg:x2="10.154cm" svg:y2="2.889cm">
          <text:p/>
        </draw:line>
        <draw:line draw:style-name="gr4" draw:text-style-name="P1" draw:layer="layout" svg:x1="10.408cm" svg:y1="2.87cm" svg:x2="10.408cm" svg:y2="2.889cm">
          <text:p/>
        </draw:line>
        <draw:line draw:style-name="gr4" draw:text-style-name="P1" draw:layer="layout" svg:x1="10.662cm" svg:y1="2.87cm" svg:x2="10.662cm" svg:y2="2.889cm">
          <text:p/>
        </draw:line>
        <draw:line draw:style-name="gr9" draw:text-style-name="P1" draw:layer="layout" svg:x1="10.426cm" svg:y1="5.106cm" svg:x2="10.426cm" svg:y2="5.267cm">
          <text:p/>
        </draw:line>
        <draw:line draw:style-name="gr9" draw:text-style-name="P1" draw:layer="layout" svg:x1="11.247cm" svg:y1="5.106cm" svg:x2="11.247cm" svg:y2="5.267cm">
          <text:p/>
        </draw:line>
        <draw:line draw:style-name="gr10" draw:text-style-name="P1" draw:layer="layout" svg:x1="10.637cm" svg:y1="5.136cm" svg:x2="10.637cm" svg:y2="5.237cm">
          <text:p/>
        </draw:line>
        <draw:line draw:style-name="gr11" draw:text-style-name="P1" draw:layer="layout" svg:x1="10.836cm" svg:y1="5.146cm" svg:x2="10.836cm" svg:y2="5.227cm">
          <text:p/>
        </draw:line>
        <draw:line draw:style-name="gr10" draw:text-style-name="P1" draw:layer="layout" svg:x1="11.036cm" svg:y1="5.136cm" svg:x2="11.036cm" svg:y2="5.237cm">
          <text:p/>
        </draw:line>
        <draw:path draw:style-name="gr6" draw:text-style-name="P2" draw:layer="layout" svg:width="0.3cm" svg:height="0.3cm" svg:x="10.485cm" svg:y="5.594cm" svg:viewBox="0 0 301 301" svg:d="M0 152c0-83 68-152 151-152s150 69 150 152c0 82-67 149-150 149s-151-67-151-149z">
          <text:p/>
        </draw:path>
        <draw:path draw:style-name="gr6" draw:text-style-name="P2" draw:layer="layout" svg:width="0.3cm" svg:height="0.3cm" svg:x="9.198cm" svg:y="5.594cm" svg:viewBox="0 0 301 301" svg:d="M0 152c0-83 67-152 149-152 83 0 152 69 152 152 0 82-69 149-152 149-82 0-149-67-149-149z">
          <text:p/>
        </draw:path>
        <draw:path draw:style-name="gr6" draw:text-style-name="P2" draw:layer="layout" svg:width="0.1cm" svg:height="0.1cm" svg:x="11.385cm" svg:y="2.971cm" svg:viewBox="0 0 101 101" svg:d="M0 49c0-27 23-49 52-49 27 0 49 22 49 49 0 28-22 52-49 52-29 0-52-24-52-52z">
          <text:p/>
        </draw:path>
        <draw:path draw:style-name="gr6" draw:text-style-name="P2" draw:layer="layout" svg:width="0.1cm" svg:height="0.1cm" svg:x="11.385cm" svg:y="3.225cm" svg:viewBox="0 0 101 101" svg:d="M0 50c0-28 23-50 52-50 27 0 49 22 49 50s-22 51-49 51c-29 0-52-23-52-51z">
          <text:p/>
        </draw:path>
        <draw:path draw:style-name="gr6" draw:text-style-name="P2" draw:layer="layout" svg:width="0.1cm" svg:height="0.1cm" svg:x="9.498cm" svg:y="5.008cm" svg:viewBox="0 0 101 101" svg:d="M0 50c0-28 22-50 50-50s51 22 51 50-23 51-51 51-50-23-50-51z">
          <text:p/>
        </draw:path>
        <draw:path draw:style-name="gr6" draw:text-style-name="P2" draw:layer="layout" svg:width="0.1cm" svg:height="0.1cm" svg:x="9.298cm" svg:y="5.008cm" svg:viewBox="0 0 101 101" svg:d="M0 50c0-28 22-50 50-50s51 22 51 50-23 51-51 51-50-23-50-51z">
          <text:p/>
        </draw:path>
        <draw:path draw:style-name="gr6" draw:text-style-name="P2" draw:layer="layout" svg:width="0.1cm" svg:height="0.1cm" svg:x="9.307cm" svg:y="3.409cm" svg:viewBox="0 0 101 101" svg:d="M0 51c0-28 23-51 52-51 27 0 49 23 49 51s-22 50-49 50c-29 0-52-22-52-50z">
          <text:p/>
        </draw:path>
        <draw:path draw:style-name="gr6" draw:text-style-name="P2" draw:layer="layout" svg:width="0.1cm" svg:height="0.1cm" svg:x="9.307cm" svg:y="3.609cm" svg:viewBox="0 0 101 101" svg:d="M0 51c0-28 23-51 52-51 27 0 49 23 49 51s-22 50-49 50c-29 0-52-22-52-50z">
          <text:p/>
        </draw:path>
        <draw:path draw:style-name="gr6" draw:text-style-name="P2" draw:layer="layout" svg:width="0.1cm" svg:height="0.1cm" svg:x="8.52cm" svg:y="3.408cm" svg:viewBox="0 0 101 101" svg:d="M0 50c0-28 22-50 50-50s51 22 51 50-23 51-51 51-50-23-50-51z">
          <text:p/>
        </draw:path>
        <draw:path draw:style-name="gr6" draw:text-style-name="P2" draw:layer="layout" svg:width="0.1cm" svg:height="0.1cm" svg:x="8.774cm" svg:y="3.408cm" svg:viewBox="0 0 101 101" svg:d="M0 50c0-28 22-50 51-50 28 0 50 22 50 50s-22 51-50 51c-29 0-51-23-51-51z">
          <text:p/>
        </draw:path>
        <draw:path draw:style-name="gr6" draw:text-style-name="P2" draw:layer="layout" svg:width="0.1cm" svg:height="0.1cm" svg:x="8.523cm" svg:y="3.892cm" svg:viewBox="0 0 101 101" svg:d="M0 51c0-28 24-51 52-51 27 0 49 23 49 51s-22 50-49 50c-28 0-52-22-52-50z">
          <text:p/>
        </draw:path>
        <draw:path draw:style-name="gr6" draw:text-style-name="P2" draw:layer="layout" svg:width="0.1cm" svg:height="0.1cm" svg:x="8.523cm" svg:y="4.654cm" svg:viewBox="0 0 101 101" svg:d="M0 51c0-28 24-51 52-51 27 0 49 23 49 51 0 27-22 50-49 50-28 0-52-23-52-50z">
          <text:p/>
        </draw:path>
        <draw:path draw:style-name="gr6" draw:text-style-name="P2" draw:layer="layout" svg:width="0.1cm" svg:height="0.1cm" svg:x="10.103cm" svg:y="2.83cm" svg:viewBox="0 0 101 101" svg:d="M0 50c0-28 23-50 52-50 27 0 49 22 49 50s-22 51-49 51c-29 0-52-23-52-51z">
          <text:p/>
        </draw:path>
        <draw:path draw:style-name="gr6" draw:text-style-name="P2" draw:layer="layout" svg:width="0.1cm" svg:height="0.1cm" svg:x="10.357cm" svg:y="2.83cm" svg:viewBox="0 0 101 101" svg:d="M0 50c0-28 23-50 51-50s50 22 50 50-22 51-50 51-51-23-51-51z">
          <text:p/>
        </draw:path>
        <draw:path draw:style-name="gr6" draw:text-style-name="P2" draw:layer="layout" svg:width="0.1cm" svg:height="0.1cm" svg:x="10.611cm" svg:y="2.83cm" svg:viewBox="0 0 101 101" svg:d="M0 50c0-28 24-50 52-50 27 0 49 22 49 50s-22 51-49 51c-28 0-52-23-52-51z">
          <text:p/>
        </draw:path>
        <draw:path draw:style-name="gr6" draw:text-style-name="P2" draw:layer="layout" svg:width="0.1cm" svg:height="0.101cm" svg:x="10.376cm" svg:y="5.137cm" svg:viewBox="0 0 101 102" svg:d="M0 50c0-27 23-50 52-50 27 0 49 23 49 50 0 28-22 52-49 52-29 0-52-24-52-52z">
          <text:p/>
        </draw:path>
        <draw:path draw:style-name="gr6" draw:text-style-name="P2" draw:layer="layout" svg:width="0.1cm" svg:height="0.101cm" svg:x="11.197cm" svg:y="5.137cm" svg:viewBox="0 0 101 102" svg:d="M0 50c0-27 23-50 50-50 28 0 51 23 51 50 0 28-23 52-51 52-27 0-50-24-50-52z">
          <text:p/>
        </draw:path>
        <draw:path draw:style-name="gr6" draw:text-style-name="P2" draw:layer="layout" svg:width="0.1cm" svg:height="0.101cm" svg:x="10.587cm" svg:y="5.137cm" svg:viewBox="0 0 101 102" svg:d="M0 50c0-27 22-50 50-50s51 23 51 50c0 28-23 52-51 52s-50-24-50-52z">
          <text:p/>
        </draw:path>
        <draw:path draw:style-name="gr6" draw:text-style-name="P2" draw:layer="layout" svg:width="0.1cm" svg:height="0.101cm" svg:x="10.787cm" svg:y="5.137cm" svg:viewBox="0 0 101 102" svg:d="M0 50c0-27 22-50 50-50s51 23 51 50c0 28-23 52-51 52s-50-24-50-52z">
          <text:p/>
        </draw:path>
        <draw:path draw:style-name="gr6" draw:text-style-name="P2" draw:layer="layout" svg:width="0.1cm" svg:height="0.101cm" svg:x="10.987cm" svg:y="5.137cm" svg:viewBox="0 0 101 102" svg:d="M0 50c0-27 22-50 50-50s51 23 51 50c0 28-23 52-51 52s-50-24-50-52z">
          <text:p/>
        </draw:path>
        <draw:path draw:style-name="gr6" draw:text-style-name="P2" draw:layer="layout" svg:width="0.1cm" svg:height="0.1cm" svg:x="10.585cm" svg:y="5.694cm" svg:viewBox="0 0 101 101" svg:d="M0 52c0-29 23-52 52-52 27 0 49 23 49 52 0 27-22 49-49 49-29 0-52-22-52-49z">
          <text:p/>
        </draw:path>
        <draw:path draw:style-name="gr6" draw:text-style-name="P2" draw:layer="layout" svg:width="0.1cm" svg:height="0.1cm" svg:x="9.298cm" svg:y="5.694cm" svg:viewBox="0 0 101 101" svg:d="M0 52c0-29 22-52 50-52s51 23 51 52c0 27-23 49-51 49s-50-22-50-49z">
          <text:p/>
        </draw:path>
        <draw:path draw:style-name="gr6" draw:text-style-name="P2" draw:layer="layout" svg:width="0.1cm" svg:height="0.1cm" svg:x="11.385cm" svg:y="2.971cm" svg:viewBox="0 0 101 101" svg:d="M0 49c0-27 23-49 52-49 27 0 49 22 49 49 0 28-22 52-49 52-29 0-52-24-52-52z">
          <text:p/>
        </draw:path>
        <draw:path draw:style-name="gr6" draw:text-style-name="P2" draw:layer="layout" svg:width="0.1cm" svg:height="0.1cm" svg:x="11.385cm" svg:y="3.225cm" svg:viewBox="0 0 101 101" svg:d="M0 50c0-28 23-50 52-50 27 0 49 22 49 50s-22 51-49 51c-29 0-52-23-52-51z">
          <text:p/>
        </draw:path>
        <draw:path draw:style-name="gr6" draw:text-style-name="P2" draw:layer="layout" svg:width="0.1cm" svg:height="0.1cm" svg:x="9.498cm" svg:y="5.008cm" svg:viewBox="0 0 101 101" svg:d="M0 50c0-28 22-50 50-50s51 22 51 50-23 51-51 51-50-23-50-51z">
          <text:p/>
        </draw:path>
        <draw:path draw:style-name="gr6" draw:text-style-name="P2" draw:layer="layout" svg:width="0.1cm" svg:height="0.1cm" svg:x="9.298cm" svg:y="5.008cm" svg:viewBox="0 0 101 101" svg:d="M0 50c0-28 22-50 50-50s51 22 51 50-23 51-51 51-50-23-50-51z">
          <text:p/>
        </draw:path>
        <draw:path draw:style-name="gr6" draw:text-style-name="P2" draw:layer="layout" svg:width="0.1cm" svg:height="0.1cm" svg:x="9.307cm" svg:y="3.409cm" svg:viewBox="0 0 101 101" svg:d="M0 51c0-28 23-51 52-51 27 0 49 23 49 51s-22 50-49 50c-29 0-52-22-52-50z">
          <text:p/>
        </draw:path>
        <draw:path draw:style-name="gr6" draw:text-style-name="P2" draw:layer="layout" svg:width="0.1cm" svg:height="0.1cm" svg:x="9.307cm" svg:y="3.609cm" svg:viewBox="0 0 101 101" svg:d="M0 51c0-28 23-51 52-51 27 0 49 23 49 51s-22 50-49 50c-29 0-52-22-52-50z">
          <text:p/>
        </draw:path>
        <draw:path draw:style-name="gr6" draw:text-style-name="P2" draw:layer="layout" svg:width="0.1cm" svg:height="0.1cm" svg:x="8.52cm" svg:y="3.408cm" svg:viewBox="0 0 101 101" svg:d="M0 50c0-28 22-50 50-50s51 22 51 50-23 51-51 51-50-23-50-51z">
          <text:p/>
        </draw:path>
        <draw:path draw:style-name="gr6" draw:text-style-name="P2" draw:layer="layout" svg:width="0.1cm" svg:height="0.1cm" svg:x="8.774cm" svg:y="3.408cm" svg:viewBox="0 0 101 101" svg:d="M0 50c0-28 22-50 51-50 28 0 50 22 50 50s-22 51-50 51c-29 0-51-23-51-51z">
          <text:p/>
        </draw:path>
        <draw:path draw:style-name="gr6" draw:text-style-name="P2" draw:layer="layout" svg:width="0.1cm" svg:height="0.1cm" svg:x="8.523cm" svg:y="3.892cm" svg:viewBox="0 0 101 101" svg:d="M0 51c0-28 24-51 52-51 27 0 49 23 49 51s-22 50-49 50c-28 0-52-22-52-50z">
          <text:p/>
        </draw:path>
        <draw:path draw:style-name="gr6" draw:text-style-name="P2" draw:layer="layout" svg:width="0.1cm" svg:height="0.1cm" svg:x="8.523cm" svg:y="4.654cm" svg:viewBox="0 0 101 101" svg:d="M0 51c0-28 24-51 52-51 27 0 49 23 49 51 0 27-22 50-49 50-28 0-52-23-52-50z">
          <text:p/>
        </draw:path>
        <draw:path draw:style-name="gr6" draw:text-style-name="P2" draw:layer="layout" svg:width="0.1cm" svg:height="0.1cm" svg:x="10.103cm" svg:y="2.83cm" svg:viewBox="0 0 101 101" svg:d="M0 50c0-28 23-50 52-50 27 0 49 22 49 50s-22 51-49 51c-29 0-52-23-52-51z">
          <text:p/>
        </draw:path>
        <draw:path draw:style-name="gr6" draw:text-style-name="P2" draw:layer="layout" svg:width="0.1cm" svg:height="0.1cm" svg:x="10.357cm" svg:y="2.83cm" svg:viewBox="0 0 101 101" svg:d="M0 50c0-28 23-50 51-50s50 22 50 50-22 51-50 51-51-23-51-51z">
          <text:p/>
        </draw:path>
        <draw:path draw:style-name="gr6" draw:text-style-name="P2" draw:layer="layout" svg:width="0.1cm" svg:height="0.1cm" svg:x="10.611cm" svg:y="2.83cm" svg:viewBox="0 0 101 101" svg:d="M0 50c0-28 24-50 52-50 27 0 49 22 49 50s-22 51-49 51c-28 0-52-23-52-51z">
          <text:p/>
        </draw:path>
        <draw:path draw:style-name="gr6" draw:text-style-name="P2" draw:layer="layout" svg:width="0.1cm" svg:height="0.101cm" svg:x="10.376cm" svg:y="5.137cm" svg:viewBox="0 0 101 102" svg:d="M0 50c0-27 23-50 52-50 27 0 49 23 49 50 0 28-22 52-49 52-29 0-52-24-52-52z">
          <text:p/>
        </draw:path>
        <draw:path draw:style-name="gr6" draw:text-style-name="P2" draw:layer="layout" svg:width="0.1cm" svg:height="0.101cm" svg:x="11.197cm" svg:y="5.137cm" svg:viewBox="0 0 101 102" svg:d="M0 50c0-27 23-50 50-50 28 0 51 23 51 50 0 28-23 52-51 52-27 0-50-24-50-52z">
          <text:p/>
        </draw:path>
        <draw:path draw:style-name="gr6" draw:text-style-name="P2" draw:layer="layout" svg:width="0.1cm" svg:height="0.101cm" svg:x="10.587cm" svg:y="5.137cm" svg:viewBox="0 0 101 102" svg:d="M0 50c0-27 22-50 50-50s51 23 51 50c0 28-23 52-51 52s-50-24-50-52z">
          <text:p/>
        </draw:path>
        <draw:path draw:style-name="gr6" draw:text-style-name="P2" draw:layer="layout" svg:width="0.1cm" svg:height="0.101cm" svg:x="10.787cm" svg:y="5.137cm" svg:viewBox="0 0 101 102" svg:d="M0 50c0-27 22-50 50-50s51 23 51 50c0 28-23 52-51 52s-50-24-50-52z">
          <text:p/>
        </draw:path>
        <draw:path draw:style-name="gr6" draw:text-style-name="P2" draw:layer="layout" svg:width="0.1cm" svg:height="0.101cm" svg:x="10.987cm" svg:y="5.137cm" svg:viewBox="0 0 101 102" svg:d="M0 50c0-27 22-50 50-50s51 23 51 50c0 28-23 52-51 52s-50-24-50-52z">
          <text:p/>
        </draw:path>
        <draw:path draw:style-name="gr6" draw:text-style-name="P2" draw:layer="layout" svg:width="0.1cm" svg:height="0.1cm" svg:x="10.585cm" svg:y="5.694cm" svg:viewBox="0 0 101 101" svg:d="M0 52c0-29 23-52 52-52 27 0 49 23 49 52 0 27-22 49-49 49-29 0-52-22-52-49z">
          <text:p/>
        </draw:path>
        <draw:path draw:style-name="gr6" draw:text-style-name="P2" draw:layer="layout" svg:width="0.1cm" svg:height="0.1cm" svg:x="9.298cm" svg:y="5.694cm" svg:viewBox="0 0 101 101" svg:d="M0 52c0-29 22-52 50-52s51 23 51 52c0 27-23 49-51 49s-50-22-50-49z">
          <text:p/>
        </draw:path>
        <draw:path draw:style-name="gr6" draw:text-style-name="P2" draw:layer="layout" svg:width="0.1cm" svg:height="0.1cm" svg:x="11.385cm" svg:y="2.971cm" svg:viewBox="0 0 101 101" svg:d="M0 49c0-27 23-49 52-49 27 0 49 22 49 49 0 28-22 52-49 52-29 0-52-24-52-52z">
          <text:p/>
        </draw:path>
        <draw:path draw:style-name="gr6" draw:text-style-name="P2" draw:layer="layout" svg:width="0.1cm" svg:height="0.1cm" svg:x="11.385cm" svg:y="3.225cm" svg:viewBox="0 0 101 101" svg:d="M0 50c0-28 23-50 52-50 27 0 49 22 49 50s-22 51-49 51c-29 0-52-23-52-51z">
          <text:p/>
        </draw:path>
        <draw:path draw:style-name="gr6" draw:text-style-name="P2" draw:layer="layout" svg:width="0.1cm" svg:height="0.1cm" svg:x="9.498cm" svg:y="5.008cm" svg:viewBox="0 0 101 101" svg:d="M0 50c0-28 22-50 50-50s51 22 51 50-23 51-51 51-50-23-50-51z">
          <text:p/>
        </draw:path>
        <draw:path draw:style-name="gr6" draw:text-style-name="P2" draw:layer="layout" svg:width="0.1cm" svg:height="0.1cm" svg:x="9.298cm" svg:y="5.008cm" svg:viewBox="0 0 101 101" svg:d="M0 50c0-28 22-50 50-50s51 22 51 50-23 51-51 51-50-23-50-51z">
          <text:p/>
        </draw:path>
        <draw:path draw:style-name="gr6" draw:text-style-name="P2" draw:layer="layout" svg:width="0.1cm" svg:height="0.1cm" svg:x="9.307cm" svg:y="3.409cm" svg:viewBox="0 0 101 101" svg:d="M0 51c0-28 23-51 52-51 27 0 49 23 49 51s-22 50-49 50c-29 0-52-22-52-50z">
          <text:p/>
        </draw:path>
        <draw:path draw:style-name="gr6" draw:text-style-name="P2" draw:layer="layout" svg:width="0.1cm" svg:height="0.1cm" svg:x="9.307cm" svg:y="3.609cm" svg:viewBox="0 0 101 101" svg:d="M0 51c0-28 23-51 52-51 27 0 49 23 49 51s-22 50-49 50c-29 0-52-22-52-50z">
          <text:p/>
        </draw:path>
        <draw:path draw:style-name="gr6" draw:text-style-name="P2" draw:layer="layout" svg:width="0.1cm" svg:height="0.1cm" svg:x="8.52cm" svg:y="3.408cm" svg:viewBox="0 0 101 101" svg:d="M0 50c0-28 22-50 50-50s51 22 51 50-23 51-51 51-50-23-50-51z">
          <text:p/>
        </draw:path>
        <draw:path draw:style-name="gr6" draw:text-style-name="P2" draw:layer="layout" svg:width="0.1cm" svg:height="0.1cm" svg:x="8.774cm" svg:y="3.408cm" svg:viewBox="0 0 101 101" svg:d="M0 50c0-28 22-50 51-50 28 0 50 22 50 50s-22 51-50 51c-29 0-51-23-51-51z">
          <text:p/>
        </draw:path>
        <draw:path draw:style-name="gr6" draw:text-style-name="P2" draw:layer="layout" svg:width="0.1cm" svg:height="0.1cm" svg:x="8.523cm" svg:y="3.892cm" svg:viewBox="0 0 101 101" svg:d="M0 51c0-28 24-51 52-51 27 0 49 23 49 51s-22 50-49 50c-28 0-52-22-52-50z">
          <text:p/>
        </draw:path>
        <draw:path draw:style-name="gr6" draw:text-style-name="P2" draw:layer="layout" svg:width="0.1cm" svg:height="0.1cm" svg:x="8.523cm" svg:y="4.654cm" svg:viewBox="0 0 101 101" svg:d="M0 51c0-28 24-51 52-51 27 0 49 23 49 51 0 27-22 50-49 50-28 0-52-23-52-50z">
          <text:p/>
        </draw:path>
        <draw:path draw:style-name="gr6" draw:text-style-name="P2" draw:layer="layout" svg:width="0.1cm" svg:height="0.1cm" svg:x="10.103cm" svg:y="2.83cm" svg:viewBox="0 0 101 101" svg:d="M0 50c0-28 23-50 52-50 27 0 49 22 49 50s-22 51-49 51c-29 0-52-23-52-51z">
          <text:p/>
        </draw:path>
        <draw:path draw:style-name="gr6" draw:text-style-name="P2" draw:layer="layout" svg:width="0.1cm" svg:height="0.1cm" svg:x="10.357cm" svg:y="2.83cm" svg:viewBox="0 0 101 101" svg:d="M0 50c0-28 23-50 51-50s50 22 50 50-22 51-50 51-51-23-51-51z">
          <text:p/>
        </draw:path>
        <draw:path draw:style-name="gr6" draw:text-style-name="P2" draw:layer="layout" svg:width="0.1cm" svg:height="0.1cm" svg:x="10.611cm" svg:y="2.83cm" svg:viewBox="0 0 101 101" svg:d="M0 50c0-28 24-50 52-50 27 0 49 22 49 50s-22 51-49 51c-28 0-52-23-52-51z">
          <text:p/>
        </draw:path>
        <draw:path draw:style-name="gr6" draw:text-style-name="P2" draw:layer="layout" svg:width="0.1cm" svg:height="0.101cm" svg:x="10.376cm" svg:y="5.137cm" svg:viewBox="0 0 101 102" svg:d="M0 50c0-27 23-50 52-50 27 0 49 23 49 50 0 28-22 52-49 52-29 0-52-24-52-52z">
          <text:p/>
        </draw:path>
        <draw:path draw:style-name="gr6" draw:text-style-name="P2" draw:layer="layout" svg:width="0.1cm" svg:height="0.101cm" svg:x="11.197cm" svg:y="5.137cm" svg:viewBox="0 0 101 102" svg:d="M0 50c0-27 23-50 50-50 28 0 51 23 51 50 0 28-23 52-51 52-27 0-50-24-50-52z">
          <text:p/>
        </draw:path>
        <draw:path draw:style-name="gr6" draw:text-style-name="P2" draw:layer="layout" svg:width="0.1cm" svg:height="0.101cm" svg:x="10.587cm" svg:y="5.137cm" svg:viewBox="0 0 101 102" svg:d="M0 50c0-27 22-50 50-50s51 23 51 50c0 28-23 52-51 52s-50-24-50-52z">
          <text:p/>
        </draw:path>
        <draw:path draw:style-name="gr6" draw:text-style-name="P2" draw:layer="layout" svg:width="0.1cm" svg:height="0.101cm" svg:x="10.787cm" svg:y="5.137cm" svg:viewBox="0 0 101 102" svg:d="M0 50c0-27 22-50 50-50s51 23 51 50c0 28-23 52-51 52s-50-24-50-52z">
          <text:p/>
        </draw:path>
        <draw:path draw:style-name="gr6" draw:text-style-name="P2" draw:layer="layout" svg:width="0.1cm" svg:height="0.101cm" svg:x="10.987cm" svg:y="5.137cm" svg:viewBox="0 0 101 102" svg:d="M0 50c0-27 22-50 50-50s51 23 51 50c0 28-23 52-51 52s-50-24-50-52z">
          <text:p/>
        </draw:path>
        <draw:path draw:style-name="gr6" draw:text-style-name="P2" draw:layer="layout" svg:width="0.1cm" svg:height="0.1cm" svg:x="10.585cm" svg:y="5.694cm" svg:viewBox="0 0 101 101" svg:d="M0 52c0-29 23-52 52-52 27 0 49 23 49 52 0 27-22 49-49 49-29 0-52-22-52-49z">
          <text:p/>
        </draw:path>
        <draw:path draw:style-name="gr6" draw:text-style-name="P2" draw:layer="layout" svg:width="0.1cm" svg:height="0.1cm" svg:x="9.298cm" svg:y="5.694cm" svg:viewBox="0 0 101 101" svg:d="M0 52c0-29 22-52 50-52s51 23 51 52c0 27-23 49-51 49s-50-22-50-49z">
          <text:p/>
        </draw:path>
        <draw:path draw:style-name="gr6" draw:text-style-name="P2" draw:layer="layout" svg:width="0.1cm" svg:height="0.1cm" svg:x="11.385cm" svg:y="2.971cm" svg:viewBox="0 0 101 101" svg:d="M0 49c0-27 23-49 52-49 27 0 49 22 49 49 0 28-22 52-49 52-29 0-52-24-52-52z">
          <text:p/>
        </draw:path>
        <draw:path draw:style-name="gr6" draw:text-style-name="P2" draw:layer="layout" svg:width="0.1cm" svg:height="0.1cm" svg:x="11.385cm" svg:y="3.225cm" svg:viewBox="0 0 101 101" svg:d="M0 50c0-28 23-50 52-50 27 0 49 22 49 50s-22 51-49 51c-29 0-52-23-52-51z">
          <text:p/>
        </draw:path>
        <draw:path draw:style-name="gr6" draw:text-style-name="P2" draw:layer="layout" svg:width="0.1cm" svg:height="0.1cm" svg:x="9.498cm" svg:y="5.008cm" svg:viewBox="0 0 101 101" svg:d="M0 50c0-28 22-50 50-50s51 22 51 50-23 51-51 51-50-23-50-51z">
          <text:p/>
        </draw:path>
        <draw:path draw:style-name="gr6" draw:text-style-name="P2" draw:layer="layout" svg:width="0.1cm" svg:height="0.1cm" svg:x="9.298cm" svg:y="5.008cm" svg:viewBox="0 0 101 101" svg:d="M0 50c0-28 22-50 50-50s51 22 51 50-23 51-51 51-50-23-50-51z">
          <text:p/>
        </draw:path>
        <draw:path draw:style-name="gr6" draw:text-style-name="P2" draw:layer="layout" svg:width="0.1cm" svg:height="0.1cm" svg:x="9.307cm" svg:y="3.409cm" svg:viewBox="0 0 101 101" svg:d="M0 51c0-28 23-51 52-51 27 0 49 23 49 51s-22 50-49 50c-29 0-52-22-52-50z">
          <text:p/>
        </draw:path>
        <draw:path draw:style-name="gr6" draw:text-style-name="P2" draw:layer="layout" svg:width="0.1cm" svg:height="0.1cm" svg:x="9.307cm" svg:y="3.609cm" svg:viewBox="0 0 101 101" svg:d="M0 51c0-28 23-51 52-51 27 0 49 23 49 51s-22 50-49 50c-29 0-52-22-52-50z">
          <text:p/>
        </draw:path>
        <draw:path draw:style-name="gr6" draw:text-style-name="P2" draw:layer="layout" svg:width="0.1cm" svg:height="0.1cm" svg:x="8.52cm" svg:y="3.408cm" svg:viewBox="0 0 101 101" svg:d="M0 50c0-28 22-50 50-50s51 22 51 50-23 51-51 51-50-23-50-51z">
          <text:p/>
        </draw:path>
        <draw:path draw:style-name="gr6" draw:text-style-name="P2" draw:layer="layout" svg:width="0.1cm" svg:height="0.1cm" svg:x="8.774cm" svg:y="3.408cm" svg:viewBox="0 0 101 101" svg:d="M0 50c0-28 22-50 51-50 28 0 50 22 50 50s-22 51-50 51c-29 0-51-23-51-51z">
          <text:p/>
        </draw:path>
        <draw:path draw:style-name="gr6" draw:text-style-name="P2" draw:layer="layout" svg:width="0.1cm" svg:height="0.1cm" svg:x="8.523cm" svg:y="3.892cm" svg:viewBox="0 0 101 101" svg:d="M0 51c0-28 24-51 52-51 27 0 49 23 49 51s-22 50-49 50c-28 0-52-22-52-50z">
          <text:p/>
        </draw:path>
        <draw:path draw:style-name="gr6" draw:text-style-name="P2" draw:layer="layout" svg:width="0.1cm" svg:height="0.1cm" svg:x="8.523cm" svg:y="4.654cm" svg:viewBox="0 0 101 101" svg:d="M0 51c0-28 24-51 52-51 27 0 49 23 49 51 0 27-22 50-49 50-28 0-52-23-52-50z">
          <text:p/>
        </draw:path>
        <draw:path draw:style-name="gr6" draw:text-style-name="P2" draw:layer="layout" svg:width="0.1cm" svg:height="0.1cm" svg:x="10.103cm" svg:y="2.83cm" svg:viewBox="0 0 101 101" svg:d="M0 50c0-28 23-50 52-50 27 0 49 22 49 50s-22 51-49 51c-29 0-52-23-52-51z">
          <text:p/>
        </draw:path>
        <draw:path draw:style-name="gr6" draw:text-style-name="P2" draw:layer="layout" svg:width="0.1cm" svg:height="0.1cm" svg:x="10.357cm" svg:y="2.83cm" svg:viewBox="0 0 101 101" svg:d="M0 50c0-28 23-50 51-50s50 22 50 50-22 51-50 51-51-23-51-51z">
          <text:p/>
        </draw:path>
        <draw:path draw:style-name="gr6" draw:text-style-name="P2" draw:layer="layout" svg:width="0.1cm" svg:height="0.1cm" svg:x="10.611cm" svg:y="2.83cm" svg:viewBox="0 0 101 101" svg:d="M0 50c0-28 24-50 52-50 27 0 49 22 49 50s-22 51-49 51c-28 0-52-23-52-51z">
          <text:p/>
        </draw:path>
        <draw:path draw:style-name="gr6" draw:text-style-name="P2" draw:layer="layout" svg:width="0.1cm" svg:height="0.101cm" svg:x="10.376cm" svg:y="5.137cm" svg:viewBox="0 0 101 102" svg:d="M0 50c0-27 23-50 52-50 27 0 49 23 49 50 0 28-22 52-49 52-29 0-52-24-52-52z">
          <text:p/>
        </draw:path>
        <draw:path draw:style-name="gr6" draw:text-style-name="P2" draw:layer="layout" svg:width="0.1cm" svg:height="0.101cm" svg:x="11.197cm" svg:y="5.137cm" svg:viewBox="0 0 101 102" svg:d="M0 50c0-27 23-50 50-50 28 0 51 23 51 50 0 28-23 52-51 52-27 0-50-24-50-52z">
          <text:p/>
        </draw:path>
        <draw:path draw:style-name="gr6" draw:text-style-name="P2" draw:layer="layout" svg:width="0.1cm" svg:height="0.101cm" svg:x="10.587cm" svg:y="5.137cm" svg:viewBox="0 0 101 102" svg:d="M0 50c0-27 22-50 50-50s51 23 51 50c0 28-23 52-51 52s-50-24-50-52z">
          <text:p/>
        </draw:path>
        <draw:path draw:style-name="gr6" draw:text-style-name="P2" draw:layer="layout" svg:width="0.1cm" svg:height="0.101cm" svg:x="10.787cm" svg:y="5.137cm" svg:viewBox="0 0 101 102" svg:d="M0 50c0-27 22-50 50-50s51 23 51 50c0 28-23 52-51 52s-50-24-50-52z">
          <text:p/>
        </draw:path>
        <draw:path draw:style-name="gr6" draw:text-style-name="P2" draw:layer="layout" svg:width="0.1cm" svg:height="0.101cm" svg:x="10.987cm" svg:y="5.137cm" svg:viewBox="0 0 101 102" svg:d="M0 50c0-27 22-50 50-50s51 23 51 50c0 28-23 52-51 52s-50-24-50-52z">
          <text:p/>
        </draw:path>
        <draw:path draw:style-name="gr6" draw:text-style-name="P2" draw:layer="layout" svg:width="0.1cm" svg:height="0.1cm" svg:x="10.585cm" svg:y="5.694cm" svg:viewBox="0 0 101 101" svg:d="M0 52c0-29 23-52 52-52 27 0 49 23 49 52 0 27-22 49-49 49-29 0-52-22-52-49z">
          <text:p/>
        </draw:path>
        <draw:path draw:style-name="gr6" draw:text-style-name="P2" draw:layer="layout" svg:width="0.1cm" svg:height="0.1cm" svg:x="9.298cm" svg:y="5.694cm" svg:viewBox="0 0 101 101" svg:d="M0 52c0-29 22-52 50-52s51 23 51 52c0 27-23 49-51 49s-50-22-50-49z">
          <text:p/>
        </draw:path>
        <draw:path draw:style-name="gr6" draw:text-style-name="P2" draw:layer="layout" svg:width="0.1cm" svg:height="0.1cm" svg:x="11.385cm" svg:y="2.971cm" svg:viewBox="0 0 101 101" svg:d="M0 49c0-27 23-49 52-49 27 0 49 22 49 49 0 28-22 52-49 52-29 0-52-24-52-52z">
          <text:p/>
        </draw:path>
        <draw:path draw:style-name="gr6" draw:text-style-name="P2" draw:layer="layout" svg:width="0.1cm" svg:height="0.1cm" svg:x="11.385cm" svg:y="3.225cm" svg:viewBox="0 0 101 101" svg:d="M0 50c0-28 23-50 52-50 27 0 49 22 49 50s-22 51-49 51c-29 0-52-23-52-51z">
          <text:p/>
        </draw:path>
        <draw:path draw:style-name="gr6" draw:text-style-name="P2" draw:layer="layout" svg:width="0.1cm" svg:height="0.1cm" svg:x="9.498cm" svg:y="5.008cm" svg:viewBox="0 0 101 101" svg:d="M0 50c0-28 22-50 50-50s51 22 51 50-23 51-51 51-50-23-50-51z">
          <text:p/>
        </draw:path>
        <draw:path draw:style-name="gr6" draw:text-style-name="P2" draw:layer="layout" svg:width="0.1cm" svg:height="0.1cm" svg:x="9.298cm" svg:y="5.008cm" svg:viewBox="0 0 101 101" svg:d="M0 50c0-28 22-50 50-50s51 22 51 50-23 51-51 51-50-23-50-51z">
          <text:p/>
        </draw:path>
        <draw:path draw:style-name="gr6" draw:text-style-name="P2" draw:layer="layout" svg:width="0.1cm" svg:height="0.1cm" svg:x="9.307cm" svg:y="3.409cm" svg:viewBox="0 0 101 101" svg:d="M0 51c0-28 23-51 52-51 27 0 49 23 49 51s-22 50-49 50c-29 0-52-22-52-50z">
          <text:p/>
        </draw:path>
        <draw:path draw:style-name="gr6" draw:text-style-name="P2" draw:layer="layout" svg:width="0.1cm" svg:height="0.1cm" svg:x="9.307cm" svg:y="3.609cm" svg:viewBox="0 0 101 101" svg:d="M0 51c0-28 23-51 52-51 27 0 49 23 49 51s-22 50-49 50c-29 0-52-22-52-50z">
          <text:p/>
        </draw:path>
        <draw:path draw:style-name="gr6" draw:text-style-name="P2" draw:layer="layout" svg:width="0.1cm" svg:height="0.1cm" svg:x="8.52cm" svg:y="3.408cm" svg:viewBox="0 0 101 101" svg:d="M0 50c0-28 22-50 50-50s51 22 51 50-23 51-51 51-50-23-50-51z">
          <text:p/>
        </draw:path>
        <draw:path draw:style-name="gr6" draw:text-style-name="P2" draw:layer="layout" svg:width="0.1cm" svg:height="0.1cm" svg:x="8.774cm" svg:y="3.408cm" svg:viewBox="0 0 101 101" svg:d="M0 50c0-28 22-50 51-50 28 0 50 22 50 50s-22 51-50 51c-29 0-51-23-51-51z">
          <text:p/>
        </draw:path>
        <draw:path draw:style-name="gr6" draw:text-style-name="P2" draw:layer="layout" svg:width="0.1cm" svg:height="0.1cm" svg:x="8.523cm" svg:y="3.892cm" svg:viewBox="0 0 101 101" svg:d="M0 51c0-28 24-51 52-51 27 0 49 23 49 51s-22 50-49 50c-28 0-52-22-52-50z">
          <text:p/>
        </draw:path>
        <draw:path draw:style-name="gr6" draw:text-style-name="P2" draw:layer="layout" svg:width="0.1cm" svg:height="0.1cm" svg:x="8.523cm" svg:y="4.654cm" svg:viewBox="0 0 101 101" svg:d="M0 51c0-28 24-51 52-51 27 0 49 23 49 51 0 27-22 50-49 50-28 0-52-23-52-50z">
          <text:p/>
        </draw:path>
        <draw:path draw:style-name="gr6" draw:text-style-name="P2" draw:layer="layout" svg:width="0.1cm" svg:height="0.1cm" svg:x="10.103cm" svg:y="2.83cm" svg:viewBox="0 0 101 101" svg:d="M0 50c0-28 23-50 52-50 27 0 49 22 49 50s-22 51-49 51c-29 0-52-23-52-51z">
          <text:p/>
        </draw:path>
        <draw:path draw:style-name="gr6" draw:text-style-name="P2" draw:layer="layout" svg:width="0.1cm" svg:height="0.1cm" svg:x="10.357cm" svg:y="2.83cm" svg:viewBox="0 0 101 101" svg:d="M0 50c0-28 23-50 51-50s50 22 50 50-22 51-50 51-51-23-51-51z">
          <text:p/>
        </draw:path>
        <draw:path draw:style-name="gr6" draw:text-style-name="P2" draw:layer="layout" svg:width="0.1cm" svg:height="0.1cm" svg:x="10.611cm" svg:y="2.83cm" svg:viewBox="0 0 101 101" svg:d="M0 50c0-28 24-50 52-50 27 0 49 22 49 50s-22 51-49 51c-28 0-52-23-52-51z">
          <text:p/>
        </draw:path>
        <draw:path draw:style-name="gr6" draw:text-style-name="P2" draw:layer="layout" svg:width="0.1cm" svg:height="0.101cm" svg:x="10.376cm" svg:y="5.137cm" svg:viewBox="0 0 101 102" svg:d="M0 50c0-27 23-50 52-50 27 0 49 23 49 50 0 28-22 52-49 52-29 0-52-24-52-52z">
          <text:p/>
        </draw:path>
        <draw:path draw:style-name="gr6" draw:text-style-name="P2" draw:layer="layout" svg:width="0.1cm" svg:height="0.101cm" svg:x="11.197cm" svg:y="5.137cm" svg:viewBox="0 0 101 102" svg:d="M0 50c0-27 23-50 50-50 28 0 51 23 51 50 0 28-23 52-51 52-27 0-50-24-50-52z">
          <text:p/>
        </draw:path>
        <draw:path draw:style-name="gr6" draw:text-style-name="P2" draw:layer="layout" svg:width="0.1cm" svg:height="0.101cm" svg:x="10.587cm" svg:y="5.137cm" svg:viewBox="0 0 101 102" svg:d="M0 50c0-27 22-50 50-50s51 23 51 50c0 28-23 52-51 52s-50-24-50-52z">
          <text:p/>
        </draw:path>
        <draw:path draw:style-name="gr6" draw:text-style-name="P2" draw:layer="layout" svg:width="0.1cm" svg:height="0.101cm" svg:x="10.787cm" svg:y="5.137cm" svg:viewBox="0 0 101 102" svg:d="M0 50c0-27 22-50 50-50s51 23 51 50c0 28-23 52-51 52s-50-24-50-52z">
          <text:p/>
        </draw:path>
        <draw:path draw:style-name="gr6" draw:text-style-name="P2" draw:layer="layout" svg:width="0.1cm" svg:height="0.101cm" svg:x="10.987cm" svg:y="5.137cm" svg:viewBox="0 0 101 102" svg:d="M0 50c0-27 22-50 50-50s51 23 51 50c0 28-23 52-51 52s-50-24-50-52z">
          <text:p/>
        </draw:path>
        <draw:path draw:style-name="gr6" draw:text-style-name="P2" draw:layer="layout" svg:width="0.1cm" svg:height="0.1cm" svg:x="10.585cm" svg:y="5.694cm" svg:viewBox="0 0 101 101" svg:d="M0 52c0-29 23-52 52-52 27 0 49 23 49 52 0 27-22 49-49 49-29 0-52-22-52-49z">
          <text:p/>
        </draw:path>
        <draw:path draw:style-name="gr6" draw:text-style-name="P2" draw:layer="layout" svg:width="0.1cm" svg:height="0.1cm" svg:x="9.298cm" svg:y="5.694cm" svg:viewBox="0 0 101 101" svg:d="M0 52c0-29 22-52 50-52s51 23 51 52c0 27-23 49-51 49s-50-22-50-49z">
          <text:p/>
        </draw:path>
        <draw:line draw:style-name="gr16" draw:text-style-name="P1" draw:layer="layout" svg:x1="8.169cm" svg:y1="2.814cm" svg:x2="8.169cm" svg:y2="2.295cm">
          <text:p/>
        </draw:line>
        <draw:line draw:style-name="gr16" draw:text-style-name="P1" draw:layer="layout" svg:x1="11.809cm" svg:y1="6.313cm" svg:x2="11.809cm" svg:y2="2.814cm">
          <text:p/>
        </draw:line>
        <draw:line draw:style-name="gr16" draw:text-style-name="P1" draw:layer="layout" svg:x1="8.169cm" svg:y1="2.814cm" svg:x2="8.169cm" svg:y2="6.313cm">
          <text:p/>
        </draw:line>
        <draw:line draw:style-name="gr16" draw:text-style-name="P1" draw:layer="layout" svg:x1="11.809cm" svg:y1="2.814cm" svg:x2="11.809cm" svg:y2="2.295cm">
          <text:p/>
        </draw:line>
        <draw:line draw:style-name="gr16" draw:text-style-name="P1" draw:layer="layout" svg:x1="11.809cm" svg:y1="6.313cm" svg:x2="8.169cm" svg:y2="6.313cm">
          <text:p/>
        </draw:line>
        <draw:line draw:style-name="gr16" draw:text-style-name="P1" draw:layer="layout" svg:x1="8.169cm" svg:y1="2.295cm" svg:x2="11.809cm" svg:y2="2.295cm">
          <text:p/>
        </draw:line>
        <draw:path draw:style-name="gr6" draw:text-style-name="P2" draw:layer="layout" svg:width="0.1cm" svg:height="0.1cm" svg:x="11.385cm" svg:y="2.971cm" svg:viewBox="0 0 101 101" svg:d="M0 49c0-27 23-49 52-49 27 0 49 22 49 49 0 28-22 52-49 52-29 0-52-24-52-52z">
          <text:p/>
        </draw:path>
        <draw:path draw:style-name="gr6" draw:text-style-name="P2" draw:layer="layout" svg:width="0.1cm" svg:height="0.1cm" svg:x="11.385cm" svg:y="3.225cm" svg:viewBox="0 0 101 101" svg:d="M0 50c0-28 23-50 52-50 27 0 49 22 49 50s-22 51-49 51c-29 0-52-23-52-51z">
          <text:p/>
        </draw:path>
        <draw:path draw:style-name="gr6" draw:text-style-name="P2" draw:layer="layout" svg:width="0.1cm" svg:height="0.1cm" svg:x="9.498cm" svg:y="5.008cm" svg:viewBox="0 0 101 101" svg:d="M0 50c0-28 22-50 50-50s51 22 51 50-23 51-51 51-50-23-50-51z">
          <text:p/>
        </draw:path>
        <draw:path draw:style-name="gr6" draw:text-style-name="P2" draw:layer="layout" svg:width="0.1cm" svg:height="0.1cm" svg:x="9.298cm" svg:y="5.008cm" svg:viewBox="0 0 101 101" svg:d="M0 50c0-28 22-50 50-50s51 22 51 50-23 51-51 51-50-23-50-51z">
          <text:p/>
        </draw:path>
        <draw:path draw:style-name="gr6" draw:text-style-name="P2" draw:layer="layout" svg:width="0.1cm" svg:height="0.1cm" svg:x="9.307cm" svg:y="3.409cm" svg:viewBox="0 0 101 101" svg:d="M0 51c0-28 23-51 52-51 27 0 49 23 49 51s-22 50-49 50c-29 0-52-22-52-50z">
          <text:p/>
        </draw:path>
        <draw:path draw:style-name="gr6" draw:text-style-name="P2" draw:layer="layout" svg:width="0.1cm" svg:height="0.1cm" svg:x="9.307cm" svg:y="3.609cm" svg:viewBox="0 0 101 101" svg:d="M0 51c0-28 23-51 52-51 27 0 49 23 49 51s-22 50-49 50c-29 0-52-22-52-50z">
          <text:p/>
        </draw:path>
        <draw:path draw:style-name="gr6" draw:text-style-name="P2" draw:layer="layout" svg:width="0.1cm" svg:height="0.1cm" svg:x="8.52cm" svg:y="3.408cm" svg:viewBox="0 0 101 101" svg:d="M0 50c0-28 22-50 50-50s51 22 51 50-23 51-51 51-50-23-50-51z">
          <text:p/>
        </draw:path>
        <draw:path draw:style-name="gr6" draw:text-style-name="P2" draw:layer="layout" svg:width="0.1cm" svg:height="0.1cm" svg:x="8.774cm" svg:y="3.408cm" svg:viewBox="0 0 101 101" svg:d="M0 50c0-28 22-50 51-50 28 0 50 22 50 50s-22 51-50 51c-29 0-51-23-51-51z">
          <text:p/>
        </draw:path>
        <draw:path draw:style-name="gr6" draw:text-style-name="P2" draw:layer="layout" svg:width="0.1cm" svg:height="0.1cm" svg:x="8.523cm" svg:y="3.892cm" svg:viewBox="0 0 101 101" svg:d="M0 51c0-28 24-51 52-51 27 0 49 23 49 51s-22 50-49 50c-28 0-52-22-52-50z">
          <text:p/>
        </draw:path>
        <draw:path draw:style-name="gr6" draw:text-style-name="P2" draw:layer="layout" svg:width="0.1cm" svg:height="0.1cm" svg:x="8.523cm" svg:y="4.654cm" svg:viewBox="0 0 101 101" svg:d="M0 51c0-28 24-51 52-51 27 0 49 23 49 51 0 27-22 50-49 50-28 0-52-23-52-50z">
          <text:p/>
        </draw:path>
        <draw:path draw:style-name="gr6" draw:text-style-name="P2" draw:layer="layout" svg:width="0.1cm" svg:height="0.1cm" svg:x="10.103cm" svg:y="2.83cm" svg:viewBox="0 0 101 101" svg:d="M0 50c0-28 23-50 52-50 27 0 49 22 49 50s-22 51-49 51c-29 0-52-23-52-51z">
          <text:p/>
        </draw:path>
        <draw:path draw:style-name="gr6" draw:text-style-name="P2" draw:layer="layout" svg:width="0.1cm" svg:height="0.1cm" svg:x="10.357cm" svg:y="2.83cm" svg:viewBox="0 0 101 101" svg:d="M0 50c0-28 23-50 51-50s50 22 50 50-22 51-50 51-51-23-51-51z">
          <text:p/>
        </draw:path>
        <draw:path draw:style-name="gr6" draw:text-style-name="P2" draw:layer="layout" svg:width="0.1cm" svg:height="0.1cm" svg:x="10.611cm" svg:y="2.83cm" svg:viewBox="0 0 101 101" svg:d="M0 50c0-28 24-50 52-50 27 0 49 22 49 50s-22 51-49 51c-28 0-52-23-52-51z">
          <text:p/>
        </draw:path>
        <draw:path draw:style-name="gr6" draw:text-style-name="P2" draw:layer="layout" svg:width="0.1cm" svg:height="0.101cm" svg:x="10.376cm" svg:y="5.137cm" svg:viewBox="0 0 101 102" svg:d="M0 50c0-27 23-50 52-50 27 0 49 23 49 50 0 28-22 52-49 52-29 0-52-24-52-52z">
          <text:p/>
        </draw:path>
        <draw:path draw:style-name="gr6" draw:text-style-name="P2" draw:layer="layout" svg:width="0.1cm" svg:height="0.101cm" svg:x="11.197cm" svg:y="5.137cm" svg:viewBox="0 0 101 102" svg:d="M0 50c0-27 23-50 50-50 28 0 51 23 51 50 0 28-23 52-51 52-27 0-50-24-50-52z">
          <text:p/>
        </draw:path>
        <draw:path draw:style-name="gr6" draw:text-style-name="P2" draw:layer="layout" svg:width="0.1cm" svg:height="0.101cm" svg:x="10.587cm" svg:y="5.137cm" svg:viewBox="0 0 101 102" svg:d="M0 50c0-27 22-50 50-50s51 23 51 50c0 28-23 52-51 52s-50-24-50-52z">
          <text:p/>
        </draw:path>
        <draw:path draw:style-name="gr6" draw:text-style-name="P2" draw:layer="layout" svg:width="0.1cm" svg:height="0.101cm" svg:x="10.787cm" svg:y="5.137cm" svg:viewBox="0 0 101 102" svg:d="M0 50c0-27 22-50 50-50s51 23 51 50c0 28-23 52-51 52s-50-24-50-52z">
          <text:p/>
        </draw:path>
        <draw:path draw:style-name="gr6" draw:text-style-name="P2" draw:layer="layout" svg:width="0.1cm" svg:height="0.101cm" svg:x="10.987cm" svg:y="5.137cm" svg:viewBox="0 0 101 102" svg:d="M0 50c0-27 22-50 50-50s51 23 51 50c0 28-23 52-51 52s-50-24-50-52z">
          <text:p/>
        </draw:path>
        <draw:path draw:style-name="gr6" draw:text-style-name="P2" draw:layer="layout" svg:width="0.1cm" svg:height="0.1cm" svg:x="10.585cm" svg:y="5.694cm" svg:viewBox="0 0 101 101" svg:d="M0 52c0-29 23-52 52-52 27 0 49 23 49 52 0 27-22 49-49 49-29 0-52-22-52-49z">
          <text:p/>
        </draw:path>
        <draw:path draw:style-name="gr6" draw:text-style-name="P2" draw:layer="layout" svg:width="0.1cm" svg:height="0.1cm" svg:x="9.298cm" svg:y="5.694cm" svg:viewBox="0 0 101 101" svg:d="M0 52c0-29 22-52 50-52s51 23 51 52c0 27-23 49-51 49s-50-22-50-49z">
          <text:p/>
        </draw:path>
        <draw:path draw:style-name="gr15" draw:text-style-name="P3" draw:layer="layout" svg:width="0.1cm" svg:height="0.1cm" svg:x="11.385cm" svg:y="2.971cm" svg:viewBox="0 0 101 101" svg:d="M0 49c0-27 23-49 52-49 27 0 49 22 49 49 0 28-22 52-49 52-29 0-52-24-52-52z">
          <text:p/>
        </draw:path>
        <draw:path draw:style-name="gr15" draw:text-style-name="P3" draw:layer="layout" svg:width="0.1cm" svg:height="0.1cm" svg:x="11.385cm" svg:y="3.225cm" svg:viewBox="0 0 101 101" svg:d="M0 50c0-28 23-50 52-50 27 0 49 22 49 50s-22 51-49 51c-29 0-52-23-52-51z">
          <text:p/>
        </draw:path>
        <draw:path draw:style-name="gr15" draw:text-style-name="P3" draw:layer="layout" svg:width="0.1cm" svg:height="0.1cm" svg:x="9.498cm" svg:y="5.008cm" svg:viewBox="0 0 101 101" svg:d="M0 50c0-28 22-50 50-50s51 22 51 50-23 51-51 51-50-23-50-51z">
          <text:p/>
        </draw:path>
        <draw:path draw:style-name="gr15" draw:text-style-name="P3" draw:layer="layout" svg:width="0.1cm" svg:height="0.1cm" svg:x="9.298cm" svg:y="5.008cm" svg:viewBox="0 0 101 101" svg:d="M0 50c0-28 22-50 50-50s51 22 51 50-23 51-51 51-50-23-50-51z">
          <text:p/>
        </draw:path>
        <draw:path draw:style-name="gr15" draw:text-style-name="P3" draw:layer="layout" svg:width="0.1cm" svg:height="0.1cm" svg:x="9.307cm" svg:y="3.409cm" svg:viewBox="0 0 101 101" svg:d="M0 51c0-28 23-51 52-51 27 0 49 23 49 51s-22 50-49 50c-29 0-52-22-52-50z">
          <text:p/>
        </draw:path>
        <draw:path draw:style-name="gr15" draw:text-style-name="P3" draw:layer="layout" svg:width="0.1cm" svg:height="0.1cm" svg:x="9.307cm" svg:y="3.609cm" svg:viewBox="0 0 101 101" svg:d="M0 51c0-28 23-51 52-51 27 0 49 23 49 51s-22 50-49 50c-29 0-52-22-52-50z">
          <text:p/>
        </draw:path>
        <draw:path draw:style-name="gr15" draw:text-style-name="P3" draw:layer="layout" svg:width="0.1cm" svg:height="0.1cm" svg:x="8.52cm" svg:y="3.408cm" svg:viewBox="0 0 101 101" svg:d="M0 50c0-28 22-50 50-50s51 22 51 50-23 51-51 51-50-23-50-51z">
          <text:p/>
        </draw:path>
        <draw:path draw:style-name="gr15" draw:text-style-name="P3" draw:layer="layout" svg:width="0.1cm" svg:height="0.1cm" svg:x="8.774cm" svg:y="3.408cm" svg:viewBox="0 0 101 101" svg:d="M0 50c0-28 22-50 51-50 28 0 50 22 50 50s-22 51-50 51c-29 0-51-23-51-51z">
          <text:p/>
        </draw:path>
        <draw:path draw:style-name="gr15" draw:text-style-name="P3" draw:layer="layout" svg:width="0.1cm" svg:height="0.1cm" svg:x="8.523cm" svg:y="3.892cm" svg:viewBox="0 0 101 101" svg:d="M0 51c0-28 24-51 52-51 27 0 49 23 49 51s-22 50-49 50c-28 0-52-22-52-50z">
          <text:p/>
        </draw:path>
        <draw:path draw:style-name="gr15" draw:text-style-name="P3" draw:layer="layout" svg:width="0.1cm" svg:height="0.1cm" svg:x="8.523cm" svg:y="4.654cm" svg:viewBox="0 0 101 101" svg:d="M0 51c0-28 24-51 52-51 27 0 49 23 49 51 0 27-22 50-49 50-28 0-52-23-52-50z">
          <text:p/>
        </draw:path>
        <draw:path draw:style-name="gr15" draw:text-style-name="P3" draw:layer="layout" svg:width="0.1cm" svg:height="0.1cm" svg:x="10.103cm" svg:y="2.83cm" svg:viewBox="0 0 101 101" svg:d="M0 50c0-28 23-50 52-50 27 0 49 22 49 50s-22 51-49 51c-29 0-52-23-52-51z">
          <text:p/>
        </draw:path>
        <draw:path draw:style-name="gr15" draw:text-style-name="P3" draw:layer="layout" svg:width="0.1cm" svg:height="0.1cm" svg:x="10.357cm" svg:y="2.83cm" svg:viewBox="0 0 101 101" svg:d="M0 50c0-28 23-50 51-50s50 22 50 50-22 51-50 51-51-23-51-51z">
          <text:p/>
        </draw:path>
        <draw:path draw:style-name="gr15" draw:text-style-name="P3" draw:layer="layout" svg:width="0.1cm" svg:height="0.1cm" svg:x="10.611cm" svg:y="2.83cm" svg:viewBox="0 0 101 101" svg:d="M0 50c0-28 24-50 52-50 27 0 49 22 49 50s-22 51-49 51c-28 0-52-23-52-51z">
          <text:p/>
        </draw:path>
        <draw:path draw:style-name="gr15" draw:text-style-name="P3" draw:layer="layout" svg:width="0.1cm" svg:height="0.101cm" svg:x="10.376cm" svg:y="5.137cm" svg:viewBox="0 0 101 102" svg:d="M0 50c0-27 23-50 52-50 27 0 49 23 49 50 0 28-22 52-49 52-29 0-52-24-52-52z">
          <text:p/>
        </draw:path>
        <draw:path draw:style-name="gr15" draw:text-style-name="P3" draw:layer="layout" svg:width="0.1cm" svg:height="0.101cm" svg:x="11.197cm" svg:y="5.137cm" svg:viewBox="0 0 101 102" svg:d="M0 50c0-27 23-50 50-50 28 0 51 23 51 50 0 28-23 52-51 52-27 0-50-24-50-52z">
          <text:p/>
        </draw:path>
        <draw:path draw:style-name="gr15" draw:text-style-name="P3" draw:layer="layout" svg:width="0.1cm" svg:height="0.101cm" svg:x="10.587cm" svg:y="5.137cm" svg:viewBox="0 0 101 102" svg:d="M0 50c0-27 22-50 50-50s51 23 51 50c0 28-23 52-51 52s-50-24-50-52z">
          <text:p/>
        </draw:path>
        <draw:path draw:style-name="gr15" draw:text-style-name="P3" draw:layer="layout" svg:width="0.1cm" svg:height="0.101cm" svg:x="10.787cm" svg:y="5.137cm" svg:viewBox="0 0 101 102" svg:d="M0 50c0-27 22-50 50-50s51 23 51 50c0 28-23 52-51 52s-50-24-50-52z">
          <text:p/>
        </draw:path>
        <draw:path draw:style-name="gr15" draw:text-style-name="P3" draw:layer="layout" svg:width="0.1cm" svg:height="0.101cm" svg:x="10.987cm" svg:y="5.137cm" svg:viewBox="0 0 101 102" svg:d="M0 50c0-27 22-50 50-50s51 23 51 50c0 28-23 52-51 52s-50-24-50-52z">
          <text:p/>
        </draw:path>
        <draw:path draw:style-name="gr15" draw:text-style-name="P3" draw:layer="layout" svg:width="0.1cm" svg:height="0.1cm" svg:x="10.585cm" svg:y="5.694cm" svg:viewBox="0 0 101 101" svg:d="M0 52c0-29 23-52 52-52 27 0 49 23 49 52 0 27-22 49-49 49-29 0-52-22-52-49z">
          <text:p/>
        </draw:path>
        <draw:path draw:style-name="gr15" draw:text-style-name="P3" draw:layer="layout" svg:width="0.1cm" svg:height="0.1cm" svg:x="9.298cm" svg:y="5.694cm" svg:viewBox="0 0 101 101" svg:d="M0 52c0-29 22-52 50-52s51 23 51 52c0 27-23 49-51 49s-50-22-50-49z">
          <text:p/>
        </draw:path>
        <draw:line draw:style-name="gr1" draw:text-style-name="P1" draw:layer="layout" svg:x1="17.104cm" svg:y1="4.666cm" svg:x2="17.086cm" svg:y2="4.673cm">
          <text:p/>
        </draw:line>
        <draw:line draw:style-name="gr1" draw:text-style-name="P1" draw:layer="layout" svg:x1="17.086cm" svg:y1="4.672cm" svg:x2="17.057cm" svg:y2="4.672cm">
          <text:p/>
        </draw:line>
        <draw:line draw:style-name="gr1" draw:text-style-name="P1" draw:layer="layout" svg:x1="17.058cm" svg:y1="4.673cm" svg:x2="17.046cm" svg:y2="4.666cm">
          <text:p/>
        </draw:line>
        <draw:line draw:style-name="gr1" draw:text-style-name="P1" draw:layer="layout" svg:x1="17.047cm" svg:y1="4.667cm" svg:x2="17.04cm" svg:y2="4.661cm">
          <text:p/>
        </draw:line>
        <draw:line draw:style-name="gr1" draw:text-style-name="P1" draw:layer="layout" svg:x1="17.041cm" svg:y1="4.662cm" svg:x2="17.034cm" svg:y2="4.649cm">
          <text:p/>
        </draw:line>
        <draw:line draw:style-name="gr1" draw:text-style-name="P1" draw:layer="layout" svg:x1="17.034cm" svg:y1="4.649cm" svg:x2="17.034cm" svg:y2="4.638cm">
          <text:p/>
        </draw:line>
        <draw:line draw:style-name="gr1" draw:text-style-name="P1" draw:layer="layout" svg:x1="17.034cm" svg:y1="4.639cm" svg:x2="17.041cm" svg:y2="4.626cm">
          <text:p/>
        </draw:line>
        <draw:line draw:style-name="gr1" draw:text-style-name="P1" draw:layer="layout" svg:x1="17.04cm" svg:y1="4.627cm" svg:x2="17.047cm" svg:y2="4.621cm">
          <text:p/>
        </draw:line>
        <draw:line draw:style-name="gr1" draw:text-style-name="P1" draw:layer="layout" svg:x1="17.046cm" svg:y1="4.622cm" svg:x2="17.058cm" svg:y2="4.615cm">
          <text:p/>
        </draw:line>
        <draw:line draw:style-name="gr1" draw:text-style-name="P1" draw:layer="layout" svg:x1="17.057cm" svg:y1="4.616cm" svg:x2="17.081cm" svg:y2="4.609cm">
          <text:p/>
        </draw:line>
        <draw:line draw:style-name="gr1" draw:text-style-name="P1" draw:layer="layout" svg:x1="17.08cm" svg:y1="4.61cm" svg:x2="17.093cm" svg:y2="4.604cm">
          <text:p/>
        </draw:line>
        <draw:line draw:style-name="gr1" draw:text-style-name="P1" draw:layer="layout" svg:x1="17.092cm" svg:y1="4.605cm" svg:x2="17.098cm" svg:y2="4.598cm">
          <text:p/>
        </draw:line>
        <draw:line draw:style-name="gr1" draw:text-style-name="P1" draw:layer="layout" svg:x1="17.097cm" svg:y1="4.599cm" svg:x2="17.104cm" svg:y2="4.586cm">
          <text:p/>
        </draw:line>
        <draw:line draw:style-name="gr1" draw:text-style-name="P1" draw:layer="layout" svg:x1="17.103cm" svg:y1="4.586cm" svg:x2="17.103cm" svg:y2="4.575cm">
          <text:p/>
        </draw:line>
        <draw:line draw:style-name="gr1" draw:text-style-name="P1" draw:layer="layout" svg:x1="17.104cm" svg:y1="4.576cm" svg:x2="17.097cm" svg:y2="4.564cm">
          <text:p/>
        </draw:line>
        <draw:line draw:style-name="gr1" draw:text-style-name="P1" draw:layer="layout" svg:x1="17.098cm" svg:y1="4.565cm" svg:x2="17.092cm" svg:y2="4.558cm">
          <text:p/>
        </draw:line>
        <draw:line draw:style-name="gr1" draw:text-style-name="P1" draw:layer="layout" svg:x1="17.093cm" svg:y1="4.56cm" svg:x2="17.08cm" svg:y2="4.552cm">
          <text:p/>
        </draw:line>
        <draw:line draw:style-name="gr1" draw:text-style-name="P1" draw:layer="layout" svg:x1="17.08cm" svg:y1="4.552cm" svg:x2="17.052cm" svg:y2="4.552cm">
          <text:p/>
        </draw:line>
        <draw:line draw:style-name="gr1" draw:text-style-name="P1" draw:layer="layout" svg:x1="17.053cm" svg:y1="4.552cm" svg:x2="17.034cm" svg:y2="4.56cm">
          <text:p/>
        </draw:line>
        <draw:line draw:style-name="gr1" draw:text-style-name="P1" draw:layer="layout" svg:x1="16.995cm" svg:y1="4.552cm" svg:x2="16.966cm" svg:y2="4.673cm">
          <text:p/>
        </draw:line>
        <draw:line draw:style-name="gr1" draw:text-style-name="P1" draw:layer="layout" svg:x1="16.967cm" svg:y1="4.673cm" svg:x2="16.943cm" svg:y2="4.586cm">
          <text:p/>
        </draw:line>
        <draw:line draw:style-name="gr1" draw:text-style-name="P1" draw:layer="layout" svg:x1="16.944cm" svg:y1="4.586cm" svg:x2="16.92cm" svg:y2="4.673cm">
          <text:p/>
        </draw:line>
        <draw:line draw:style-name="gr1" draw:text-style-name="P1" draw:layer="layout" svg:x1="16.921cm" svg:y1="4.673cm" svg:x2="16.892cm" svg:y2="4.552cm">
          <text:p/>
        </draw:line>
        <draw:line draw:style-name="gr1" draw:text-style-name="P1" draw:layer="layout" svg:x1="16.783cm" svg:y1="4.672cm" svg:x2="16.852cm" svg:y2="4.672cm">
          <text:p/>
        </draw:line>
        <draw:line draw:style-name="gr1" draw:text-style-name="P1" draw:layer="layout" svg:x1="16.817cm" svg:y1="4.672cm" svg:x2="16.817cm" svg:y2="4.552cm">
          <text:p/>
        </draw:line>
        <draw:line draw:style-name="gr1" draw:text-style-name="P1" draw:layer="layout" svg:x1="16.817cm" svg:y1="4.552cm" svg:x2="16.83cm" svg:y2="4.57cm">
          <text:p/>
        </draw:line>
        <draw:line draw:style-name="gr1" draw:text-style-name="P1" draw:layer="layout" svg:x1="16.829cm" svg:y1="4.569cm" svg:x2="16.841cm" svg:y2="4.582cm">
          <text:p/>
        </draw:line>
        <draw:line draw:style-name="gr1" draw:text-style-name="P1" draw:layer="layout" svg:x1="16.84cm" svg:y1="4.581cm" svg:x2="16.853cm" svg:y2="4.587cm">
          <text:p/>
        </draw:line>
        <draw:polygon draw:style-name="gr2" draw:text-style-name="P1" draw:layer="layout" svg:width="0.426cm" svg:height="0.289cm" svg:x="16.73cm" svg:y="4.458cm" svg:viewBox="0 0 427 290" draw:points="0,0 427,0 427,290 0,290">
          <text:p/>
        </draw:polygon>
        <draw:line draw:style-name="gr1" draw:text-style-name="P1" draw:layer="layout" svg:x1="15.496cm" svg:y1="4.262cm" svg:x2="15.496cm" svg:y2="4.342cm">
          <text:p/>
        </draw:line>
        <draw:line draw:style-name="gr1" draw:text-style-name="P1" draw:layer="layout" svg:x1="15.525cm" svg:y1="4.216cm" svg:x2="15.554cm" svg:y2="4.303cm">
          <text:p/>
        </draw:line>
        <draw:line draw:style-name="gr1" draw:text-style-name="P1" draw:layer="layout" svg:x1="15.553cm" svg:y1="4.302cm" svg:x2="15.479cm" svg:y2="4.302cm">
          <text:p/>
        </draw:line>
        <draw:line draw:style-name="gr1" draw:text-style-name="P1" draw:layer="layout" svg:x1="15.445cm" svg:y1="4.222cm" svg:x2="15.365cm" svg:y2="4.222cm">
          <text:p/>
        </draw:line>
        <draw:line draw:style-name="gr1" draw:text-style-name="P1" draw:layer="layout" svg:x1="15.365cm" svg:y1="4.222cm" svg:x2="15.417cm" svg:y2="4.343cm">
          <text:p/>
        </draw:line>
        <draw:line draw:style-name="gr1" draw:text-style-name="P1" draw:layer="layout" svg:x1="15.296cm" svg:y1="4.222cm" svg:x2="15.285cm" svg:y2="4.222cm">
          <text:p/>
        </draw:line>
        <draw:line draw:style-name="gr1" draw:text-style-name="P1" draw:layer="layout" svg:x1="15.286cm" svg:y1="4.222cm" svg:x2="15.273cm" svg:y2="4.23cm">
          <text:p/>
        </draw:line>
        <draw:line draw:style-name="gr1" draw:text-style-name="P1" draw:layer="layout" svg:x1="15.274cm" svg:y1="4.228cm" svg:x2="15.267cm" svg:y2="4.235cm">
          <text:p/>
        </draw:line>
        <draw:line draw:style-name="gr1" draw:text-style-name="P1" draw:layer="layout" svg:x1="15.268cm" svg:y1="4.234cm" svg:x2="15.262cm" svg:y2="4.246cm">
          <text:p/>
        </draw:line>
        <draw:line draw:style-name="gr1" draw:text-style-name="P1" draw:layer="layout" svg:x1="15.264cm" svg:y1="4.245cm" svg:x2="15.256cm" svg:y2="4.269cm">
          <text:p/>
        </draw:line>
        <draw:line draw:style-name="gr1" draw:text-style-name="P1" draw:layer="layout" svg:x1="15.256cm" svg:y1="4.268cm" svg:x2="15.256cm" svg:y2="4.296cm">
          <text:p/>
        </draw:line>
        <draw:line draw:style-name="gr1" draw:text-style-name="P1" draw:layer="layout" svg:x1="15.256cm" svg:y1="4.296cm" svg:x2="15.264cm" svg:y2="4.32cm">
          <text:p/>
        </draw:line>
        <draw:line draw:style-name="gr1" draw:text-style-name="P1" draw:layer="layout" svg:x1="15.262cm" svg:y1="4.319cm" svg:x2="15.268cm" svg:y2="4.332cm">
          <text:p/>
        </draw:line>
        <draw:line draw:style-name="gr1" draw:text-style-name="P1" draw:layer="layout" svg:x1="15.267cm" svg:y1="4.331cm" svg:x2="15.274cm" svg:y2="4.337cm">
          <text:p/>
        </draw:line>
        <draw:line draw:style-name="gr1" draw:text-style-name="P1" draw:layer="layout" svg:x1="15.273cm" svg:y1="4.336cm" svg:x2="15.286cm" svg:y2="4.343cm">
          <text:p/>
        </draw:line>
        <draw:line draw:style-name="gr1" draw:text-style-name="P1" draw:layer="layout" svg:x1="15.285cm" svg:y1="4.342cm" svg:x2="15.296cm" svg:y2="4.342cm">
          <text:p/>
        </draw:line>
        <draw:line draw:style-name="gr1" draw:text-style-name="P1" draw:layer="layout" svg:x1="15.296cm" svg:y1="4.343cm" svg:x2="15.308cm" svg:y2="4.336cm">
          <text:p/>
        </draw:line>
        <draw:line draw:style-name="gr1" draw:text-style-name="P1" draw:layer="layout" svg:x1="15.307cm" svg:y1="4.337cm" svg:x2="15.314cm" svg:y2="4.331cm">
          <text:p/>
        </draw:line>
        <draw:line draw:style-name="gr1" draw:text-style-name="P1" draw:layer="layout" svg:x1="15.313cm" svg:y1="4.332cm" svg:x2="15.32cm" svg:y2="4.319cm">
          <text:p/>
        </draw:line>
        <draw:line draw:style-name="gr1" draw:text-style-name="P1" draw:layer="layout" svg:x1="15.319cm" svg:y1="4.32cm" svg:x2="15.326cm" svg:y2="4.296cm">
          <text:p/>
        </draw:line>
        <draw:line draw:style-name="gr1" draw:text-style-name="P1" draw:layer="layout" svg:x1="15.325cm" svg:y1="4.296cm" svg:x2="15.325cm" svg:y2="4.268cm">
          <text:p/>
        </draw:line>
        <draw:line draw:style-name="gr1" draw:text-style-name="P1" draw:layer="layout" svg:x1="15.326cm" svg:y1="4.269cm" svg:x2="15.319cm" svg:y2="4.245cm">
          <text:p/>
        </draw:line>
        <draw:line draw:style-name="gr1" draw:text-style-name="P1" draw:layer="layout" svg:x1="15.32cm" svg:y1="4.246cm" svg:x2="15.313cm" svg:y2="4.234cm">
          <text:p/>
        </draw:line>
        <draw:line draw:style-name="gr1" draw:text-style-name="P1" draw:layer="layout" svg:x1="15.314cm" svg:y1="4.235cm" svg:x2="15.307cm" svg:y2="4.228cm">
          <text:p/>
        </draw:line>
        <draw:line draw:style-name="gr1" draw:text-style-name="P1" draw:layer="layout" svg:x1="15.308cm" svg:y1="4.23cm" svg:x2="15.296cm" svg:y2="4.222cm">
          <text:p/>
        </draw:line>
        <draw:line draw:style-name="gr1" draw:text-style-name="P1" draw:layer="layout" svg:x1="15.187cm" svg:y1="4.343cm" svg:x2="15.2cm" svg:y2="4.336cm">
          <text:p/>
        </draw:line>
        <draw:line draw:style-name="gr1" draw:text-style-name="P1" draw:layer="layout" svg:x1="15.199cm" svg:y1="4.337cm" svg:x2="15.206cm" svg:y2="4.331cm">
          <text:p/>
        </draw:line>
        <draw:line draw:style-name="gr1" draw:text-style-name="P1" draw:layer="layout" svg:x1="15.205cm" svg:y1="4.332cm" svg:x2="15.211cm" svg:y2="4.319cm">
          <text:p/>
        </draw:line>
        <draw:line draw:style-name="gr1" draw:text-style-name="P1" draw:layer="layout" svg:x1="15.21cm" svg:y1="4.319cm" svg:x2="15.21cm" svg:y2="4.285cm">
          <text:p/>
        </draw:line>
        <draw:line draw:style-name="gr1" draw:text-style-name="P1" draw:layer="layout" svg:x1="15.211cm" svg:y1="4.286cm" svg:x2="15.205cm" svg:y2="4.274cm">
          <text:p/>
        </draw:line>
        <draw:line draw:style-name="gr1" draw:text-style-name="P1" draw:layer="layout" svg:x1="15.206cm" svg:y1="4.275cm" svg:x2="15.199cm" svg:y2="4.268cm">
          <text:p/>
        </draw:line>
        <draw:line draw:style-name="gr1" draw:text-style-name="P1" draw:layer="layout" svg:x1="15.2cm" svg:y1="4.27cm" svg:x2="15.187cm" svg:y2="4.262cm">
          <text:p/>
        </draw:line>
        <draw:line draw:style-name="gr1" draw:text-style-name="P1" draw:layer="layout" svg:x1="15.187cm" svg:y1="4.262cm" svg:x2="15.17cm" svg:y2="4.262cm">
          <text:p/>
        </draw:line>
        <draw:line draw:style-name="gr1" draw:text-style-name="P1" draw:layer="layout" svg:x1="15.171cm" svg:y1="4.262cm" svg:x2="15.159cm" svg:y2="4.27cm">
          <text:p/>
        </draw:line>
        <draw:line draw:style-name="gr1" draw:text-style-name="P1" draw:layer="layout" svg:x1="15.16cm" svg:y1="4.268cm" svg:x2="15.153cm" svg:y2="4.275cm">
          <text:p/>
        </draw:line>
        <draw:line draw:style-name="gr1" draw:text-style-name="P1" draw:layer="layout" svg:x1="15.154cm" svg:y1="4.274cm" svg:x2="15.147cm" svg:y2="4.286cm">
          <text:p/>
        </draw:line>
        <draw:line draw:style-name="gr1" draw:text-style-name="P1" draw:layer="layout" svg:x1="15.147cm" svg:y1="4.285cm" svg:x2="15.147cm" svg:y2="4.319cm">
          <text:p/>
        </draw:line>
        <draw:line draw:style-name="gr1" draw:text-style-name="P1" draw:layer="layout" svg:x1="15.147cm" svg:y1="4.319cm" svg:x2="15.154cm" svg:y2="4.332cm">
          <text:p/>
        </draw:line>
        <draw:line draw:style-name="gr1" draw:text-style-name="P1" draw:layer="layout" svg:x1="15.153cm" svg:y1="4.331cm" svg:x2="15.16cm" svg:y2="4.337cm">
          <text:p/>
        </draw:line>
        <draw:line draw:style-name="gr1" draw:text-style-name="P1" draw:layer="layout" svg:x1="15.159cm" svg:y1="4.336cm" svg:x2="15.171cm" svg:y2="4.343cm">
          <text:p/>
        </draw:line>
        <draw:line draw:style-name="gr1" draw:text-style-name="P1" draw:layer="layout" svg:x1="15.17cm" svg:y1="4.342cm" svg:x2="15.187cm" svg:y2="4.342cm">
          <text:p/>
        </draw:line>
        <draw:line draw:style-name="gr1" draw:text-style-name="P1" draw:layer="layout" svg:x1="15.096cm" svg:y1="4.342cm" svg:x2="15.096cm" svg:y2="4.222cm">
          <text:p/>
        </draw:line>
        <draw:line draw:style-name="gr1" draw:text-style-name="P1" draw:layer="layout" svg:x1="15.045cm" svg:y1="4.342cm" svg:x2="15.045cm" svg:y2="4.279cm">
          <text:p/>
        </draw:line>
        <draw:line draw:style-name="gr1" draw:text-style-name="P1" draw:layer="layout" svg:x1="15.045cm" svg:y1="4.28cm" svg:x2="15.051cm" svg:y2="4.268cm">
          <text:p/>
        </draw:line>
        <draw:line draw:style-name="gr1" draw:text-style-name="P1" draw:layer="layout" svg:x1="15.05cm" svg:y1="4.27cm" svg:x2="15.063cm" svg:y2="4.262cm">
          <text:p/>
        </draw:line>
        <draw:line draw:style-name="gr1" draw:text-style-name="P1" draw:layer="layout" svg:x1="15.062cm" svg:y1="4.262cm" svg:x2="15.079cm" svg:y2="4.262cm">
          <text:p/>
        </draw:line>
        <draw:line draw:style-name="gr1" draw:text-style-name="P1" draw:layer="layout" svg:x1="15.079cm" svg:y1="4.262cm" svg:x2="15.091cm" svg:y2="4.27cm">
          <text:p/>
        </draw:line>
        <draw:line draw:style-name="gr1" draw:text-style-name="P1" draw:layer="layout" svg:x1="15.09cm" svg:y1="4.268cm" svg:x2="15.097cm" svg:y2="4.275cm">
          <text:p/>
        </draw:line>
        <draw:line draw:style-name="gr1" draw:text-style-name="P1" draw:layer="layout" svg:x1="14.987cm" svg:y1="4.342cm" svg:x2="14.987cm" svg:y2="4.262cm">
          <text:p/>
        </draw:line>
        <draw:line draw:style-name="gr1" draw:text-style-name="P1" draw:layer="layout" svg:x1="14.988cm" svg:y1="4.275cm" svg:x2="14.982cm" svg:y2="4.268cm">
          <text:p/>
        </draw:line>
        <draw:line draw:style-name="gr1" draw:text-style-name="P1" draw:layer="layout" svg:x1="14.983cm" svg:y1="4.27cm" svg:x2="14.97cm" svg:y2="4.262cm">
          <text:p/>
        </draw:line>
        <draw:line draw:style-name="gr1" draw:text-style-name="P1" draw:layer="layout" svg:x1="14.97cm" svg:y1="4.262cm" svg:x2="14.953cm" svg:y2="4.262cm">
          <text:p/>
        </draw:line>
        <draw:line draw:style-name="gr1" draw:text-style-name="P1" draw:layer="layout" svg:x1="14.954cm" svg:y1="4.262cm" svg:x2="14.942cm" svg:y2="4.27cm">
          <text:p/>
        </draw:line>
        <draw:line draw:style-name="gr1" draw:text-style-name="P1" draw:layer="layout" svg:x1="14.944cm" svg:y1="4.268cm" svg:x2="14.936cm" svg:y2="4.28cm">
          <text:p/>
        </draw:line>
        <draw:line draw:style-name="gr1" draw:text-style-name="P1" draw:layer="layout" svg:x1="14.936cm" svg:y1="4.279cm" svg:x2="14.936cm" svg:y2="4.342cm">
          <text:p/>
        </draw:line>
        <draw:line draw:style-name="gr1" draw:text-style-name="P1" draw:layer="layout" svg:x1="14.937cm" svg:y1="4.28cm" svg:x2="14.93cm" svg:y2="4.268cm">
          <text:p/>
        </draw:line>
        <draw:line draw:style-name="gr1" draw:text-style-name="P1" draw:layer="layout" svg:x1="14.931cm" svg:y1="4.27cm" svg:x2="14.919cm" svg:y2="4.262cm">
          <text:p/>
        </draw:line>
        <draw:line draw:style-name="gr1" draw:text-style-name="P1" draw:layer="layout" svg:x1="14.919cm" svg:y1="4.262cm" svg:x2="14.902cm" svg:y2="4.262cm">
          <text:p/>
        </draw:line>
        <draw:line draw:style-name="gr1" draw:text-style-name="P1" draw:layer="layout" svg:x1="14.903cm" svg:y1="4.262cm" svg:x2="14.89cm" svg:y2="4.27cm">
          <text:p/>
        </draw:line>
        <draw:line draw:style-name="gr1" draw:text-style-name="P1" draw:layer="layout" svg:x1="14.891cm" svg:y1="4.268cm" svg:x2="14.885cm" svg:y2="4.28cm">
          <text:p/>
        </draw:line>
        <draw:line draw:style-name="gr1" draw:text-style-name="P1" draw:layer="layout" svg:x1="14.885cm" svg:y1="4.279cm" svg:x2="14.885cm" svg:y2="4.342cm">
          <text:p/>
        </draw:line>
        <draw:polygon draw:style-name="gr2" draw:text-style-name="P1" draw:layer="layout" svg:width="0.774cm" svg:height="0.289cm" svg:x="14.829cm" svg:y="4.128cm" svg:viewBox="0 0 775 290" draw:points="0,0 775,0 775,290 0,290">
          <text:p/>
        </draw:polygon>
        <draw:line draw:style-name="gr1" draw:text-style-name="P1" draw:layer="layout" svg:x1="15.234cm" svg:y1="5.736cm" svg:x2="15.234cm" svg:y2="5.776cm">
          <text:p/>
        </draw:line>
        <draw:line draw:style-name="gr1" draw:text-style-name="P1" draw:layer="layout" svg:x1="15.171cm" svg:y1="5.776cm" svg:x2="15.291cm" svg:y2="5.776cm">
          <text:p/>
        </draw:line>
        <draw:line draw:style-name="gr1" draw:text-style-name="P1" draw:layer="layout" svg:x1="15.291cm" svg:y1="5.776cm" svg:x2="15.291cm" svg:y2="5.719cm">
          <text:p/>
        </draw:line>
        <draw:line draw:style-name="gr1" draw:text-style-name="P1" draw:layer="layout" svg:x1="15.184cm" svg:y1="5.675cm" svg:x2="15.177cm" svg:y2="5.667cm">
          <text:p/>
        </draw:line>
        <draw:line draw:style-name="gr1" draw:text-style-name="P1" draw:layer="layout" svg:x1="15.179cm" svg:y1="5.667cm" svg:x2="15.171cm" svg:y2="5.675cm">
          <text:p/>
        </draw:line>
        <draw:line draw:style-name="gr1" draw:text-style-name="P1" draw:layer="layout" svg:x1="15.171cm" svg:y1="5.673cm" svg:x2="15.179cm" svg:y2="5.68cm">
          <text:p/>
        </draw:line>
        <draw:line draw:style-name="gr1" draw:text-style-name="P1" draw:layer="layout" svg:x1="15.177cm" svg:y1="5.68cm" svg:x2="15.184cm" svg:y2="5.673cm">
          <text:p/>
        </draw:line>
        <draw:line draw:style-name="gr1" draw:text-style-name="P1" draw:layer="layout" svg:x1="15.183cm" svg:y1="5.673cm" svg:x2="15.171cm" svg:y2="5.673cm">
          <text:p/>
        </draw:line>
        <draw:line draw:style-name="gr1" draw:text-style-name="P1" draw:layer="layout" svg:x1="15.206cm" svg:y1="5.622cm" svg:x2="15.206cm" svg:y2="5.564cm">
          <text:p/>
        </draw:line>
        <draw:line draw:style-name="gr1" draw:text-style-name="P1" draw:layer="layout" svg:x1="15.171cm" svg:y1="5.634cm" svg:x2="15.292cm" svg:y2="5.593cm">
          <text:p/>
        </draw:line>
        <draw:line draw:style-name="gr1" draw:text-style-name="P1" draw:layer="layout" svg:x1="15.292cm" svg:y1="5.594cm" svg:x2="15.171cm" svg:y2="5.553cm">
          <text:p/>
        </draw:line>
        <draw:line draw:style-name="gr1" draw:text-style-name="P1" draw:layer="layout" svg:x1="15.184cm" svg:y1="5.515cm" svg:x2="15.177cm" svg:y2="5.507cm">
          <text:p/>
        </draw:line>
        <draw:line draw:style-name="gr1" draw:text-style-name="P1" draw:layer="layout" svg:x1="15.179cm" svg:y1="5.507cm" svg:x2="15.171cm" svg:y2="5.515cm">
          <text:p/>
        </draw:line>
        <draw:line draw:style-name="gr1" draw:text-style-name="P1" draw:layer="layout" svg:x1="15.171cm" svg:y1="5.513cm" svg:x2="15.179cm" svg:y2="5.52cm">
          <text:p/>
        </draw:line>
        <draw:line draw:style-name="gr1" draw:text-style-name="P1" draw:layer="layout" svg:x1="15.177cm" svg:y1="5.52cm" svg:x2="15.184cm" svg:y2="5.513cm">
          <text:p/>
        </draw:line>
        <draw:line draw:style-name="gr1" draw:text-style-name="P1" draw:layer="layout" svg:x1="15.183cm" svg:y1="5.513cm" svg:x2="15.171cm" svg:y2="5.513cm">
          <text:p/>
        </draw:line>
        <draw:line draw:style-name="gr1" draw:text-style-name="P1" draw:layer="layout" svg:x1="15.092cm" svg:y1="5.819cm" svg:x2="15.099cm" svg:y2="5.831cm">
          <text:p/>
        </draw:line>
        <draw:line draw:style-name="gr1" draw:text-style-name="P1" draw:layer="layout" svg:x1="15.098cm" svg:y1="5.83cm" svg:x2="15.098cm" svg:y2="5.847cm">
          <text:p/>
        </draw:line>
        <draw:line draw:style-name="gr1" draw:text-style-name="P1" draw:layer="layout" svg:x1="15.099cm" svg:y1="5.847cm" svg:x2="15.092cm" svg:y2="5.867cm">
          <text:p/>
        </draw:line>
        <draw:line draw:style-name="gr1" draw:text-style-name="P1" draw:layer="layout" svg:x1="15.093cm" svg:y1="5.865cm" svg:x2="15.081cm" svg:y2="5.877cm">
          <text:p/>
        </draw:line>
        <draw:line draw:style-name="gr1" draw:text-style-name="P1" draw:layer="layout" svg:x1="15.082cm" svg:y1="5.876cm" svg:x2="15.07cm" svg:y2="5.883cm">
          <text:p/>
        </draw:line>
        <draw:line draw:style-name="gr1" draw:text-style-name="P1" draw:layer="layout" svg:x1="15.071cm" svg:y1="5.882cm" svg:x2="15.047cm" svg:y2="5.888cm">
          <text:p/>
        </draw:line>
        <draw:line draw:style-name="gr1" draw:text-style-name="P1" draw:layer="layout" svg:x1="15.047cm" svg:y1="5.887cm" svg:x2="15.03cm" svg:y2="5.887cm">
          <text:p/>
        </draw:line>
        <draw:line draw:style-name="gr1" draw:text-style-name="P1" draw:layer="layout" svg:x1="15.031cm" svg:y1="5.888cm" svg:x2="15.007cm" svg:y2="5.882cm">
          <text:p/>
        </draw:line>
        <draw:line draw:style-name="gr1" draw:text-style-name="P1" draw:layer="layout" svg:x1="15.008cm" svg:y1="5.883cm" svg:x2="14.995cm" svg:y2="5.876cm">
          <text:p/>
        </draw:line>
        <draw:line draw:style-name="gr1" draw:text-style-name="P1" draw:layer="layout" svg:x1="14.996cm" svg:y1="5.877cm" svg:x2="14.984cm" svg:y2="5.865cm">
          <text:p/>
        </draw:line>
        <draw:line draw:style-name="gr1" draw:text-style-name="P1" draw:layer="layout" svg:x1="14.985cm" svg:y1="5.867cm" svg:x2="14.978cm" svg:y2="5.847cm">
          <text:p/>
        </draw:line>
        <draw:line draw:style-name="gr1" draw:text-style-name="P1" draw:layer="layout" svg:x1="14.978cm" svg:y1="5.847cm" svg:x2="14.978cm" svg:y2="5.836cm">
          <text:p/>
        </draw:line>
        <draw:line draw:style-name="gr1" draw:text-style-name="P1" draw:layer="layout" svg:x1="14.978cm" svg:y1="5.837cm" svg:x2="14.985cm" svg:y2="5.819cm">
          <text:p/>
        </draw:line>
        <draw:line draw:style-name="gr1" draw:text-style-name="P1" draw:layer="layout" svg:x1="14.984cm" svg:y1="5.82cm" svg:x2="14.991cm" svg:y2="5.813cm">
          <text:p/>
        </draw:line>
        <draw:line draw:style-name="gr1" draw:text-style-name="P1" draw:layer="layout" svg:x1="14.99cm" svg:y1="5.813cm" svg:x2="15.03cm" svg:y2="5.813cm">
          <text:p/>
        </draw:line>
        <draw:line draw:style-name="gr1" draw:text-style-name="P1" draw:layer="layout" svg:x1="15.03cm" svg:y1="5.813cm" svg:x2="15.03cm" svg:y2="5.836cm">
          <text:p/>
        </draw:line>
        <draw:line draw:style-name="gr1" draw:text-style-name="P1" draw:layer="layout" svg:x1="14.991cm" svg:y1="5.763cm" svg:x2="14.984cm" svg:y2="5.756cm">
          <text:p/>
        </draw:line>
        <draw:line draw:style-name="gr1" draw:text-style-name="P1" draw:layer="layout" svg:x1="14.985cm" svg:y1="5.756cm" svg:x2="14.978cm" svg:y2="5.763cm">
          <text:p/>
        </draw:line>
        <draw:line draw:style-name="gr1" draw:text-style-name="P1" draw:layer="layout" svg:x1="14.978cm" svg:y1="5.762cm" svg:x2="14.985cm" svg:y2="5.768cm">
          <text:p/>
        </draw:line>
        <draw:line draw:style-name="gr1" draw:text-style-name="P1" draw:layer="layout" svg:x1="14.984cm" svg:y1="5.768cm" svg:x2="14.991cm" svg:y2="5.762cm">
          <text:p/>
        </draw:line>
        <draw:line draw:style-name="gr1" draw:text-style-name="P1" draw:layer="layout" svg:x1="14.99cm" svg:y1="5.762cm" svg:x2="14.978cm" svg:y2="5.762cm">
          <text:p/>
        </draw:line>
        <draw:line draw:style-name="gr1" draw:text-style-name="P1" draw:layer="layout" svg:x1="14.978cm" svg:y1="5.636cm" svg:x2="15.036cm" svg:y2="5.677cm">
          <text:p/>
        </draw:line>
        <draw:line draw:style-name="gr1" draw:text-style-name="P1" draw:layer="layout" svg:x1="14.978cm" svg:y1="5.704cm" svg:x2="15.098cm" svg:y2="5.704cm">
          <text:p/>
        </draw:line>
        <draw:line draw:style-name="gr1" draw:text-style-name="P1" draw:layer="layout" svg:x1="15.098cm" svg:y1="5.704cm" svg:x2="15.098cm" svg:y2="5.659cm">
          <text:p/>
        </draw:line>
        <draw:line draw:style-name="gr1" draw:text-style-name="P1" draw:layer="layout" svg:x1="15.099cm" svg:y1="5.66cm" svg:x2="15.092cm" svg:y2="5.647cm">
          <text:p/>
        </draw:line>
        <draw:line draw:style-name="gr1" draw:text-style-name="P1" draw:layer="layout" svg:x1="15.093cm" svg:y1="5.648cm" svg:x2="15.087cm" svg:y2="5.642cm">
          <text:p/>
        </draw:line>
        <draw:line draw:style-name="gr1" draw:text-style-name="P1" draw:layer="layout" svg:x1="15.088cm" svg:y1="5.643cm" svg:x2="15.075cm" svg:y2="5.636cm">
          <text:p/>
        </draw:line>
        <draw:line draw:style-name="gr1" draw:text-style-name="P1" draw:layer="layout" svg:x1="15.075cm" svg:y1="5.636cm" svg:x2="15.058cm" svg:y2="5.636cm">
          <text:p/>
        </draw:line>
        <draw:line draw:style-name="gr1" draw:text-style-name="P1" draw:layer="layout" svg:x1="15.059cm" svg:y1="5.636cm" svg:x2="15.047cm" svg:y2="5.643cm">
          <text:p/>
        </draw:line>
        <draw:line draw:style-name="gr1" draw:text-style-name="P1" draw:layer="layout" svg:x1="15.049cm" svg:y1="5.642cm" svg:x2="15.041cm" svg:y2="5.648cm">
          <text:p/>
        </draw:line>
        <draw:line draw:style-name="gr1" draw:text-style-name="P1" draw:layer="layout" svg:x1="15.042cm" svg:y1="5.647cm" svg:x2="15.035cm" svg:y2="5.66cm">
          <text:p/>
        </draw:line>
        <draw:line draw:style-name="gr1" draw:text-style-name="P1" draw:layer="layout" svg:x1="15.035cm" svg:y1="5.659cm" svg:x2="15.035cm" svg:y2="5.704cm">
          <text:p/>
        </draw:line>
        <draw:line draw:style-name="gr1" draw:text-style-name="P1" draw:layer="layout" svg:x1="14.991cm" svg:y1="5.585cm" svg:x2="14.984cm" svg:y2="5.579cm">
          <text:p/>
        </draw:line>
        <draw:line draw:style-name="gr1" draw:text-style-name="P1" draw:layer="layout" svg:x1="14.985cm" svg:y1="5.579cm" svg:x2="14.978cm" svg:y2="5.585cm">
          <text:p/>
        </draw:line>
        <draw:line draw:style-name="gr1" draw:text-style-name="P1" draw:layer="layout" svg:x1="14.978cm" svg:y1="5.584cm" svg:x2="14.985cm" svg:y2="5.591cm">
          <text:p/>
        </draw:line>
        <draw:line draw:style-name="gr1" draw:text-style-name="P1" draw:layer="layout" svg:x1="14.984cm" svg:y1="5.591cm" svg:x2="14.991cm" svg:y2="5.584cm">
          <text:p/>
        </draw:line>
        <draw:line draw:style-name="gr1" draw:text-style-name="P1" draw:layer="layout" svg:x1="14.99cm" svg:y1="5.584cm" svg:x2="14.978cm" svg:y2="5.584cm">
          <text:p/>
        </draw:line>
        <draw:line draw:style-name="gr1" draw:text-style-name="P1" draw:layer="layout" svg:x1="14.978cm" svg:y1="5.527cm" svg:x2="15.098cm" svg:y2="5.527cm">
          <text:p/>
        </draw:line>
        <draw:line draw:style-name="gr1" draw:text-style-name="P1" draw:layer="layout" svg:x1="15.098cm" svg:y1="5.527cm" svg:x2="15.098cm" svg:y2="5.482cm">
          <text:p/>
        </draw:line>
        <draw:line draw:style-name="gr1" draw:text-style-name="P1" draw:layer="layout" svg:x1="15.099cm" svg:y1="5.484cm" svg:x2="15.092cm" svg:y2="5.47cm">
          <text:p/>
        </draw:line>
        <draw:line draw:style-name="gr1" draw:text-style-name="P1" draw:layer="layout" svg:x1="15.093cm" svg:y1="5.471cm" svg:x2="15.087cm" svg:y2="5.464cm">
          <text:p/>
        </draw:line>
        <draw:line draw:style-name="gr1" draw:text-style-name="P1" draw:layer="layout" svg:x1="15.088cm" svg:y1="5.465cm" svg:x2="15.075cm" svg:y2="5.459cm">
          <text:p/>
        </draw:line>
        <draw:line draw:style-name="gr1" draw:text-style-name="P1" draw:layer="layout" svg:x1="15.075cm" svg:y1="5.459cm" svg:x2="15.058cm" svg:y2="5.459cm">
          <text:p/>
        </draw:line>
        <draw:line draw:style-name="gr1" draw:text-style-name="P1" draw:layer="layout" svg:x1="15.059cm" svg:y1="5.459cm" svg:x2="15.047cm" svg:y2="5.465cm">
          <text:p/>
        </draw:line>
        <draw:line draw:style-name="gr1" draw:text-style-name="P1" draw:layer="layout" svg:x1="15.049cm" svg:y1="5.464cm" svg:x2="15.041cm" svg:y2="5.471cm">
          <text:p/>
        </draw:line>
        <draw:line draw:style-name="gr1" draw:text-style-name="P1" draw:layer="layout" svg:x1="15.042cm" svg:y1="5.47cm" svg:x2="15.035cm" svg:y2="5.484cm">
          <text:p/>
        </draw:line>
        <draw:line draw:style-name="gr1" draw:text-style-name="P1" draw:layer="layout" svg:x1="15.035cm" svg:y1="5.482cm" svg:x2="15.035cm" svg:y2="5.527cm">
          <text:p/>
        </draw:line>
        <draw:line draw:style-name="gr1" draw:text-style-name="P1" draw:layer="layout" svg:x1="14.991cm" svg:y1="5.408cm" svg:x2="14.984cm" svg:y2="5.402cm">
          <text:p/>
        </draw:line>
        <draw:line draw:style-name="gr1" draw:text-style-name="P1" draw:layer="layout" svg:x1="14.985cm" svg:y1="5.402cm" svg:x2="14.978cm" svg:y2="5.408cm">
          <text:p/>
        </draw:line>
        <draw:line draw:style-name="gr1" draw:text-style-name="P1" draw:layer="layout" svg:x1="14.978cm" svg:y1="5.407cm" svg:x2="14.985cm" svg:y2="5.415cm">
          <text:p/>
        </draw:line>
        <draw:line draw:style-name="gr1" draw:text-style-name="P1" draw:layer="layout" svg:x1="14.984cm" svg:y1="5.415cm" svg:x2="14.991cm" svg:y2="5.407cm">
          <text:p/>
        </draw:line>
        <draw:line draw:style-name="gr1" draw:text-style-name="P1" draw:layer="layout" svg:x1="14.99cm" svg:y1="5.407cm" svg:x2="14.978cm" svg:y2="5.407cm">
          <text:p/>
        </draw:line>
        <draw:polygon draw:style-name="gr2" draw:text-style-name="P1" draw:layer="layout" svg:width="0.573cm" svg:height="0.789cm" svg:x="14.813cm" svg:y="5.25cm" svg:viewBox="0 0 574 790" draw:points="0,0 574,0 574,790 0,790">
          <text:p/>
        </draw:polygon>
        <draw:line draw:style-name="gr1" draw:text-style-name="P1" draw:layer="layout" svg:x1="15.727cm" svg:y1="2.906cm" svg:x2="15.796cm" svg:y2="2.906cm">
          <text:p/>
        </draw:line>
        <draw:line draw:style-name="gr1" draw:text-style-name="P1" draw:layer="layout" svg:x1="15.761cm" svg:y1="2.906cm" svg:x2="15.761cm" svg:y2="2.786cm">
          <text:p/>
        </draw:line>
        <draw:line draw:style-name="gr1" draw:text-style-name="P1" draw:layer="layout" svg:x1="15.761cm" svg:y1="2.786cm" svg:x2="15.774cm" svg:y2="2.804cm">
          <text:p/>
        </draw:line>
        <draw:line draw:style-name="gr1" draw:text-style-name="P1" draw:layer="layout" svg:x1="15.773cm" svg:y1="2.803cm" svg:x2="15.785cm" svg:y2="2.815cm">
          <text:p/>
        </draw:line>
        <draw:line draw:style-name="gr1" draw:text-style-name="P1" draw:layer="layout" svg:x1="15.784cm" svg:y1="2.814cm" svg:x2="15.797cm" svg:y2="2.821cm">
          <text:p/>
        </draw:line>
        <draw:line draw:style-name="gr1" draw:text-style-name="P1" draw:layer="layout" svg:x1="15.653cm" svg:y1="2.786cm" svg:x2="15.641cm" svg:y2="2.786cm">
          <text:p/>
        </draw:line>
        <draw:line draw:style-name="gr1" draw:text-style-name="P1" draw:layer="layout" svg:x1="15.642cm" svg:y1="2.786cm" svg:x2="15.63cm" svg:y2="2.792cm">
          <text:p/>
        </draw:line>
        <draw:line draw:style-name="gr1" draw:text-style-name="P1" draw:layer="layout" svg:x1="15.631cm" svg:y1="2.791cm" svg:x2="15.624cm" svg:y2="2.798cm">
          <text:p/>
        </draw:line>
        <draw:line draw:style-name="gr1" draw:text-style-name="P1" draw:layer="layout" svg:x1="15.625cm" svg:y1="2.797cm" svg:x2="15.619cm" svg:y2="2.811cm">
          <text:p/>
        </draw:line>
        <draw:line draw:style-name="gr1" draw:text-style-name="P1" draw:layer="layout" svg:x1="15.62cm" svg:y1="2.809cm" svg:x2="15.613cm" svg:y2="2.832cm">
          <text:p/>
        </draw:line>
        <draw:line draw:style-name="gr1" draw:text-style-name="P1" draw:layer="layout" svg:x1="15.613cm" svg:y1="2.831cm" svg:x2="15.613cm" svg:y2="2.86cm">
          <text:p/>
        </draw:line>
        <draw:line draw:style-name="gr1" draw:text-style-name="P1" draw:layer="layout" svg:x1="15.613cm" svg:y1="2.86cm" svg:x2="15.62cm" svg:y2="2.884cm">
          <text:p/>
        </draw:line>
        <draw:line draw:style-name="gr1" draw:text-style-name="P1" draw:layer="layout" svg:x1="15.619cm" svg:y1="2.883cm" svg:x2="15.625cm" svg:y2="2.895cm">
          <text:p/>
        </draw:line>
        <draw:line draw:style-name="gr1" draw:text-style-name="P1" draw:layer="layout" svg:x1="15.624cm" svg:y1="2.894cm" svg:x2="15.631cm" svg:y2="2.901cm">
          <text:p/>
        </draw:line>
        <draw:line draw:style-name="gr1" draw:text-style-name="P1" draw:layer="layout" svg:x1="15.63cm" svg:y1="2.9cm" svg:x2="15.642cm" svg:y2="2.907cm">
          <text:p/>
        </draw:line>
        <draw:line draw:style-name="gr1" draw:text-style-name="P1" draw:layer="layout" svg:x1="15.641cm" svg:y1="2.906cm" svg:x2="15.653cm" svg:y2="2.906cm">
          <text:p/>
        </draw:line>
        <draw:line draw:style-name="gr1" draw:text-style-name="P1" draw:layer="layout" svg:x1="15.653cm" svg:y1="2.907cm" svg:x2="15.665cm" svg:y2="2.9cm">
          <text:p/>
        </draw:line>
        <draw:line draw:style-name="gr1" draw:text-style-name="P1" draw:layer="layout" svg:x1="15.664cm" svg:y1="2.901cm" svg:x2="15.671cm" svg:y2="2.894cm">
          <text:p/>
        </draw:line>
        <draw:line draw:style-name="gr1" draw:text-style-name="P1" draw:layer="layout" svg:x1="15.67cm" svg:y1="2.895cm" svg:x2="15.677cm" svg:y2="2.883cm">
          <text:p/>
        </draw:line>
        <draw:line draw:style-name="gr1" draw:text-style-name="P1" draw:layer="layout" svg:x1="15.676cm" svg:y1="2.884cm" svg:x2="15.682cm" svg:y2="2.86cm">
          <text:p/>
        </draw:line>
        <draw:line draw:style-name="gr1" draw:text-style-name="P1" draw:layer="layout" svg:x1="15.681cm" svg:y1="2.86cm" svg:x2="15.681cm" svg:y2="2.831cm">
          <text:p/>
        </draw:line>
        <draw:line draw:style-name="gr1" draw:text-style-name="P1" draw:layer="layout" svg:x1="15.682cm" svg:y1="2.832cm" svg:x2="15.676cm" svg:y2="2.809cm">
          <text:p/>
        </draw:line>
        <draw:line draw:style-name="gr1" draw:text-style-name="P1" draw:layer="layout" svg:x1="15.677cm" svg:y1="2.811cm" svg:x2="15.67cm" svg:y2="2.797cm">
          <text:p/>
        </draw:line>
        <draw:line draw:style-name="gr1" draw:text-style-name="P1" draw:layer="layout" svg:x1="15.671cm" svg:y1="2.798cm" svg:x2="15.664cm" svg:y2="2.791cm">
          <text:p/>
        </draw:line>
        <draw:line draw:style-name="gr1" draw:text-style-name="P1" draw:layer="layout" svg:x1="15.665cm" svg:y1="2.792cm" svg:x2="15.653cm" svg:y2="2.786cm">
          <text:p/>
        </draw:line>
        <draw:line draw:style-name="gr1" draw:text-style-name="P1" draw:layer="layout" svg:x1="15.539cm" svg:y1="2.786cm" svg:x2="15.527cm" svg:y2="2.786cm">
          <text:p/>
        </draw:line>
        <draw:line draw:style-name="gr1" draw:text-style-name="P1" draw:layer="layout" svg:x1="15.528cm" svg:y1="2.786cm" svg:x2="15.516cm" svg:y2="2.792cm">
          <text:p/>
        </draw:line>
        <draw:line draw:style-name="gr1" draw:text-style-name="P1" draw:layer="layout" svg:x1="15.517cm" svg:y1="2.791cm" svg:x2="15.51cm" svg:y2="2.798cm">
          <text:p/>
        </draw:line>
        <draw:line draw:style-name="gr1" draw:text-style-name="P1" draw:layer="layout" svg:x1="15.511cm" svg:y1="2.797cm" svg:x2="15.504cm" svg:y2="2.811cm">
          <text:p/>
        </draw:line>
        <draw:line draw:style-name="gr1" draw:text-style-name="P1" draw:layer="layout" svg:x1="15.505cm" svg:y1="2.809cm" svg:x2="15.499cm" svg:y2="2.832cm">
          <text:p/>
        </draw:line>
        <draw:line draw:style-name="gr1" draw:text-style-name="P1" draw:layer="layout" svg:x1="15.499cm" svg:y1="2.831cm" svg:x2="15.499cm" svg:y2="2.86cm">
          <text:p/>
        </draw:line>
        <draw:line draw:style-name="gr1" draw:text-style-name="P1" draw:layer="layout" svg:x1="15.499cm" svg:y1="2.86cm" svg:x2="15.505cm" svg:y2="2.884cm">
          <text:p/>
        </draw:line>
        <draw:line draw:style-name="gr1" draw:text-style-name="P1" draw:layer="layout" svg:x1="15.504cm" svg:y1="2.883cm" svg:x2="15.511cm" svg:y2="2.895cm">
          <text:p/>
        </draw:line>
        <draw:line draw:style-name="gr1" draw:text-style-name="P1" draw:layer="layout" svg:x1="15.51cm" svg:y1="2.894cm" svg:x2="15.517cm" svg:y2="2.901cm">
          <text:p/>
        </draw:line>
        <draw:line draw:style-name="gr1" draw:text-style-name="P1" draw:layer="layout" svg:x1="15.516cm" svg:y1="2.9cm" svg:x2="15.528cm" svg:y2="2.907cm">
          <text:p/>
        </draw:line>
        <draw:line draw:style-name="gr1" draw:text-style-name="P1" draw:layer="layout" svg:x1="15.527cm" svg:y1="2.906cm" svg:x2="15.539cm" svg:y2="2.906cm">
          <text:p/>
        </draw:line>
        <draw:line draw:style-name="gr1" draw:text-style-name="P1" draw:layer="layout" svg:x1="15.539cm" svg:y1="2.907cm" svg:x2="15.551cm" svg:y2="2.9cm">
          <text:p/>
        </draw:line>
        <draw:line draw:style-name="gr1" draw:text-style-name="P1" draw:layer="layout" svg:x1="15.55cm" svg:y1="2.901cm" svg:x2="15.557cm" svg:y2="2.894cm">
          <text:p/>
        </draw:line>
        <draw:line draw:style-name="gr1" draw:text-style-name="P1" draw:layer="layout" svg:x1="15.556cm" svg:y1="2.895cm" svg:x2="15.562cm" svg:y2="2.883cm">
          <text:p/>
        </draw:line>
        <draw:line draw:style-name="gr1" draw:text-style-name="P1" draw:layer="layout" svg:x1="15.561cm" svg:y1="2.884cm" svg:x2="15.569cm" svg:y2="2.86cm">
          <text:p/>
        </draw:line>
        <draw:line draw:style-name="gr1" draw:text-style-name="P1" draw:layer="layout" svg:x1="15.567cm" svg:y1="2.86cm" svg:x2="15.567cm" svg:y2="2.831cm">
          <text:p/>
        </draw:line>
        <draw:line draw:style-name="gr1" draw:text-style-name="P1" draw:layer="layout" svg:x1="15.569cm" svg:y1="2.832cm" svg:x2="15.561cm" svg:y2="2.809cm">
          <text:p/>
        </draw:line>
        <draw:line draw:style-name="gr1" draw:text-style-name="P1" draw:layer="layout" svg:x1="15.562cm" svg:y1="2.811cm" svg:x2="15.556cm" svg:y2="2.797cm">
          <text:p/>
        </draw:line>
        <draw:line draw:style-name="gr1" draw:text-style-name="P1" draw:layer="layout" svg:x1="15.557cm" svg:y1="2.798cm" svg:x2="15.55cm" svg:y2="2.791cm">
          <text:p/>
        </draw:line>
        <draw:line draw:style-name="gr1" draw:text-style-name="P1" draw:layer="layout" svg:x1="15.551cm" svg:y1="2.792cm" svg:x2="15.539cm" svg:y2="2.786cm">
          <text:p/>
        </draw:line>
        <draw:line draw:style-name="gr1" draw:text-style-name="P1" draw:layer="layout" svg:x1="15.396cm" svg:y1="2.826cm" svg:x2="15.396cm" svg:y2="2.906cm">
          <text:p/>
        </draw:line>
        <draw:line draw:style-name="gr1" draw:text-style-name="P1" draw:layer="layout" svg:x1="15.447cm" svg:y1="2.826cm" svg:x2="15.447cm" svg:y2="2.889cm">
          <text:p/>
        </draw:line>
        <draw:line draw:style-name="gr1" draw:text-style-name="P1" draw:layer="layout" svg:x1="15.449cm" svg:y1="2.889cm" svg:x2="15.441cm" svg:y2="2.901cm">
          <text:p/>
        </draw:line>
        <draw:line draw:style-name="gr1" draw:text-style-name="P1" draw:layer="layout" svg:x1="15.442cm" svg:y1="2.9cm" svg:x2="15.43cm" svg:y2="2.907cm">
          <text:p/>
        </draw:line>
        <draw:line draw:style-name="gr1" draw:text-style-name="P1" draw:layer="layout" svg:x1="15.43cm" svg:y1="2.906cm" svg:x2="15.413cm" svg:y2="2.906cm">
          <text:p/>
        </draw:line>
        <draw:line draw:style-name="gr1" draw:text-style-name="P1" draw:layer="layout" svg:x1="15.414cm" svg:y1="2.907cm" svg:x2="15.401cm" svg:y2="2.9cm">
          <text:p/>
        </draw:line>
        <draw:line draw:style-name="gr1" draw:text-style-name="P1" draw:layer="layout" svg:x1="15.402cm" svg:y1="2.901cm" svg:x2="15.396cm" svg:y2="2.894cm">
          <text:p/>
        </draw:line>
        <draw:line draw:style-name="gr1" draw:text-style-name="P1" draw:layer="layout" svg:x1="15.299cm" svg:y1="2.843cm" svg:x2="15.339cm" svg:y2="2.843cm">
          <text:p/>
        </draw:line>
        <draw:line draw:style-name="gr1" draw:text-style-name="P1" draw:layer="layout" svg:x1="15.339cm" svg:y1="2.906cm" svg:x2="15.339cm" svg:y2="2.786cm">
          <text:p/>
        </draw:line>
        <draw:line draw:style-name="gr1" draw:text-style-name="P1" draw:layer="layout" svg:x1="15.339cm" svg:y1="2.786cm" svg:x2="15.282cm" svg:y2="2.786cm">
          <text:p/>
        </draw:line>
        <draw:polygon draw:style-name="gr2" draw:text-style-name="P1" draw:layer="layout" svg:width="0.604cm" svg:height="0.29cm" svg:x="15.239cm" svg:y="2.691cm" svg:viewBox="0 0 605 291" draw:points="0,0 605,0 605,291 0,291">
          <text:p/>
        </draw:polygon>
        <draw:line draw:style-name="gr1" draw:text-style-name="P1" draw:layer="layout" svg:x1="15.799cm" svg:y1="5.957cm" svg:x2="15.799cm" svg:y2="6.072cm">
          <text:p/>
        </draw:line>
        <draw:polygon draw:style-name="gr2" draw:text-style-name="P1" draw:layer="layout" svg:width="0.351cm" svg:height="0.206cm" svg:x="15.588cm" svg:y="5.912cm" svg:viewBox="0 0 352 207" draw:points="0,0 352,0 352,207 0,207">
          <text:p/>
        </draw:polygon>
        <draw:line draw:style-name="gr1" draw:text-style-name="P1" draw:layer="layout" svg:x1="16.234cm" svg:y1="5.096cm" svg:x2="16.234cm" svg:y2="5.164cm">
          <text:p/>
        </draw:line>
        <draw:line draw:style-name="gr1" draw:text-style-name="P1" draw:layer="layout" svg:x1="16.234cm" svg:y1="5.13cm" svg:x2="16.354cm" svg:y2="5.13cm">
          <text:p/>
        </draw:line>
        <draw:line draw:style-name="gr1" draw:text-style-name="P1" draw:layer="layout" svg:x1="16.355cm" svg:y1="5.13cm" svg:x2="16.337cm" svg:y2="5.142cm">
          <text:p/>
        </draw:line>
        <draw:line draw:style-name="gr1" draw:text-style-name="P1" draw:layer="layout" svg:x1="16.338cm" svg:y1="5.141cm" svg:x2="16.326cm" svg:y2="5.154cm">
          <text:p/>
        </draw:line>
        <draw:line draw:style-name="gr1" draw:text-style-name="P1" draw:layer="layout" svg:x1="16.327cm" svg:y1="5.153cm" svg:x2="16.32cm" svg:y2="5.165cm">
          <text:p/>
        </draw:line>
        <draw:line draw:style-name="gr1" draw:text-style-name="P1" draw:layer="layout" svg:x1="16.354cm" svg:y1="5.021cm" svg:x2="16.354cm" svg:y2="5.01cm">
          <text:p/>
        </draw:line>
        <draw:line draw:style-name="gr1" draw:text-style-name="P1" draw:layer="layout" svg:x1="16.355cm" svg:y1="5.011cm" svg:x2="16.349cm" svg:y2="4.998cm">
          <text:p/>
        </draw:line>
        <draw:line draw:style-name="gr1" draw:text-style-name="P1" draw:layer="layout" svg:x1="16.35cm" svg:y1="4.999cm" svg:x2="16.343cm" svg:y2="4.993cm">
          <text:p/>
        </draw:line>
        <draw:line draw:style-name="gr1" draw:text-style-name="P1" draw:layer="layout" svg:x1="16.344cm" svg:y1="4.995cm" svg:x2="16.331cm" svg:y2="4.987cm">
          <text:p/>
        </draw:line>
        <draw:line draw:style-name="gr1" draw:text-style-name="P1" draw:layer="layout" svg:x1="16.332cm" svg:y1="4.988cm" svg:x2="16.309cm" svg:y2="4.981cm">
          <text:p/>
        </draw:line>
        <draw:line draw:style-name="gr1" draw:text-style-name="P1" draw:layer="layout" svg:x1="16.309cm" svg:y1="4.981cm" svg:x2="16.28cm" svg:y2="4.981cm">
          <text:p/>
        </draw:line>
        <draw:line draw:style-name="gr1" draw:text-style-name="P1" draw:layer="layout" svg:x1="16.281cm" svg:y1="4.981cm" svg:x2="16.257cm" svg:y2="4.988cm">
          <text:p/>
        </draw:line>
        <draw:line draw:style-name="gr1" draw:text-style-name="P1" draw:layer="layout" svg:x1="16.258cm" svg:y1="4.987cm" svg:x2="16.246cm" svg:y2="4.995cm">
          <text:p/>
        </draw:line>
        <draw:line draw:style-name="gr1" draw:text-style-name="P1" draw:layer="layout" svg:x1="16.247cm" svg:y1="4.993cm" svg:x2="16.24cm" svg:y2="4.999cm">
          <text:p/>
        </draw:line>
        <draw:line draw:style-name="gr1" draw:text-style-name="P1" draw:layer="layout" svg:x1="16.241cm" svg:y1="4.998cm" svg:x2="16.234cm" svg:y2="5.011cm">
          <text:p/>
        </draw:line>
        <draw:line draw:style-name="gr1" draw:text-style-name="P1" draw:layer="layout" svg:x1="16.234cm" svg:y1="5.01cm" svg:x2="16.234cm" svg:y2="5.021cm">
          <text:p/>
        </draw:line>
        <draw:line draw:style-name="gr1" draw:text-style-name="P1" draw:layer="layout" svg:x1="16.234cm" svg:y1="5.021cm" svg:x2="16.241cm" svg:y2="5.034cm">
          <text:p/>
        </draw:line>
        <draw:line draw:style-name="gr1" draw:text-style-name="P1" draw:layer="layout" svg:x1="16.24cm" svg:y1="5.033cm" svg:x2="16.247cm" svg:y2="5.039cm">
          <text:p/>
        </draw:line>
        <draw:line draw:style-name="gr1" draw:text-style-name="P1" draw:layer="layout" svg:x1="16.246cm" svg:y1="5.038cm" svg:x2="16.258cm" svg:y2="5.045cm">
          <text:p/>
        </draw:line>
        <draw:line draw:style-name="gr1" draw:text-style-name="P1" draw:layer="layout" svg:x1="16.257cm" svg:y1="5.044cm" svg:x2="16.281cm" svg:y2="5.051cm">
          <text:p/>
        </draw:line>
        <draw:line draw:style-name="gr1" draw:text-style-name="P1" draw:layer="layout" svg:x1="16.28cm" svg:y1="5.05cm" svg:x2="16.309cm" svg:y2="5.05cm">
          <text:p/>
        </draw:line>
        <draw:line draw:style-name="gr1" draw:text-style-name="P1" draw:layer="layout" svg:x1="16.309cm" svg:y1="5.051cm" svg:x2="16.332cm" svg:y2="5.044cm">
          <text:p/>
        </draw:line>
        <draw:line draw:style-name="gr1" draw:text-style-name="P1" draw:layer="layout" svg:x1="16.331cm" svg:y1="5.045cm" svg:x2="16.344cm" svg:y2="5.038cm">
          <text:p/>
        </draw:line>
        <draw:line draw:style-name="gr1" draw:text-style-name="P1" draw:layer="layout" svg:x1="16.343cm" svg:y1="5.039cm" svg:x2="16.35cm" svg:y2="5.033cm">
          <text:p/>
        </draw:line>
        <draw:line draw:style-name="gr1" draw:text-style-name="P1" draw:layer="layout" svg:x1="16.349cm" svg:y1="5.034cm" svg:x2="16.355cm" svg:y2="5.021cm">
          <text:p/>
        </draw:line>
        <draw:line draw:style-name="gr1" draw:text-style-name="P1" draw:layer="layout" svg:x1="16.314cm" svg:y1="4.878cm" svg:x2="16.234cm" svg:y2="4.878cm">
          <text:p/>
        </draw:line>
        <draw:line draw:style-name="gr1" draw:text-style-name="P1" draw:layer="layout" svg:x1="16.314cm" svg:y1="4.93cm" svg:x2="16.251cm" svg:y2="4.93cm">
          <text:p/>
        </draw:line>
        <draw:line draw:style-name="gr1" draw:text-style-name="P1" draw:layer="layout" svg:x1="16.252cm" svg:y1="4.931cm" svg:x2="16.24cm" svg:y2="4.924cm">
          <text:p/>
        </draw:line>
        <draw:line draw:style-name="gr1" draw:text-style-name="P1" draw:layer="layout" svg:x1="16.241cm" svg:y1="4.925cm" svg:x2="16.234cm" svg:y2="4.913cm">
          <text:p/>
        </draw:line>
        <draw:line draw:style-name="gr1" draw:text-style-name="P1" draw:layer="layout" svg:x1="16.234cm" svg:y1="4.913cm" svg:x2="16.234cm" svg:y2="4.896cm">
          <text:p/>
        </draw:line>
        <draw:line draw:style-name="gr1" draw:text-style-name="P1" draw:layer="layout" svg:x1="16.234cm" svg:y1="4.897cm" svg:x2="16.241cm" svg:y2="4.884cm">
          <text:p/>
        </draw:line>
        <draw:line draw:style-name="gr1" draw:text-style-name="P1" draw:layer="layout" svg:x1="16.24cm" svg:y1="4.885cm" svg:x2="16.247cm" svg:y2="4.878cm">
          <text:p/>
        </draw:line>
        <draw:line draw:style-name="gr1" draw:text-style-name="P1" draw:layer="layout" svg:x1="16.297cm" svg:y1="4.781cm" svg:x2="16.297cm" svg:y2="4.821cm">
          <text:p/>
        </draw:line>
        <draw:line draw:style-name="gr1" draw:text-style-name="P1" draw:layer="layout" svg:x1="16.234cm" svg:y1="4.821cm" svg:x2="16.354cm" svg:y2="4.821cm">
          <text:p/>
        </draw:line>
        <draw:line draw:style-name="gr1" draw:text-style-name="P1" draw:layer="layout" svg:x1="16.354cm" svg:y1="4.821cm" svg:x2="16.354cm" svg:y2="4.764cm">
          <text:p/>
        </draw:line>
        <draw:polygon draw:style-name="gr2" draw:text-style-name="P1" draw:layer="layout" svg:width="0.29cm" svg:height="0.468cm" svg:x="16.159cm" svg:y="4.733cm" svg:viewBox="0 0 291 469" draw:points="0,0 291,0 291,469 0,469">
          <text:p/>
        </draw:polygon>
        <draw:line draw:style-name="gr1" draw:text-style-name="P1" draw:layer="layout" svg:x1="17.079cm" svg:y1="5.977cm" svg:x2="17.079cm" svg:y2="6.092cm">
          <text:p/>
        </draw:line>
        <draw:line draw:style-name="gr1" draw:text-style-name="P1" draw:layer="layout" svg:x1="17.137cm" svg:y1="6.035cm" svg:x2="17.022cm" svg:y2="6.035cm">
          <text:p/>
        </draw:line>
        <draw:polygon draw:style-name="gr2" draw:text-style-name="P1" draw:layer="layout" svg:width="0.352cm" svg:height="0.205cm" svg:x="16.868cm" svg:y="5.932cm" svg:viewBox="0 0 353 206" draw:points="0,0 353,0 353,206 0,206">
          <text:p/>
        </draw:polygon>
        <draw:line draw:style-name="gr3" draw:text-style-name="P1" draw:layer="layout" svg:x1="17.897cm" svg:y1="2.394cm" svg:x2="17.878cm" svg:y2="2.394cm">
          <text:p/>
        </draw:line>
        <draw:line draw:style-name="gr3" draw:text-style-name="P1" draw:layer="layout" svg:x1="17.879cm" svg:y1="2.394cm" svg:x2="17.869cm" svg:y2="2.4cm">
          <text:p/>
        </draw:line>
        <draw:line draw:style-name="gr3" draw:text-style-name="P1" draw:layer="layout" svg:x1="17.87cm" svg:y1="2.399cm" svg:x2="17.859cm" svg:y2="2.409cm">
          <text:p/>
        </draw:line>
        <draw:line draw:style-name="gr3" draw:text-style-name="P1" draw:layer="layout" svg:x1="17.86cm" svg:y1="2.408cm" svg:x2="17.855cm" svg:y2="2.428cm">
          <text:p/>
        </draw:line>
        <draw:line draw:style-name="gr3" draw:text-style-name="P1" draw:layer="layout" svg:x1="17.855cm" svg:y1="2.427cm" svg:x2="17.855cm" svg:y2="2.461cm">
          <text:p/>
        </draw:line>
        <draw:line draw:style-name="gr3" draw:text-style-name="P1" draw:layer="layout" svg:x1="17.855cm" svg:y1="2.461cm" svg:x2="17.86cm" svg:y2="2.481cm">
          <text:p/>
        </draw:line>
        <draw:line draw:style-name="gr3" draw:text-style-name="P1" draw:layer="layout" svg:x1="17.859cm" svg:y1="2.48cm" svg:x2="17.87cm" svg:y2="2.49cm">
          <text:p/>
        </draw:line>
        <draw:line draw:style-name="gr3" draw:text-style-name="P1" draw:layer="layout" svg:x1="17.869cm" svg:y1="2.489cm" svg:x2="17.879cm" svg:y2="2.495cm">
          <text:p/>
        </draw:line>
        <draw:line draw:style-name="gr3" draw:text-style-name="P1" draw:layer="layout" svg:x1="17.878cm" svg:y1="2.494cm" svg:x2="17.897cm" svg:y2="2.494cm">
          <text:p/>
        </draw:line>
        <draw:line draw:style-name="gr3" draw:text-style-name="P1" draw:layer="layout" svg:x1="17.897cm" svg:y1="2.495cm" svg:x2="17.908cm" svg:y2="2.489cm">
          <text:p/>
        </draw:line>
        <draw:line draw:style-name="gr3" draw:text-style-name="P1" draw:layer="layout" svg:x1="17.907cm" svg:y1="2.49cm" svg:x2="17.918cm" svg:y2="2.48cm">
          <text:p/>
        </draw:line>
        <draw:line draw:style-name="gr3" draw:text-style-name="P1" draw:layer="layout" svg:x1="17.917cm" svg:y1="2.481cm" svg:x2="17.922cm" svg:y2="2.461cm">
          <text:p/>
        </draw:line>
        <draw:line draw:style-name="gr3" draw:text-style-name="P1" draw:layer="layout" svg:x1="17.921cm" svg:y1="2.461cm" svg:x2="17.921cm" svg:y2="2.427cm">
          <text:p/>
        </draw:line>
        <draw:line draw:style-name="gr3" draw:text-style-name="P1" draw:layer="layout" svg:x1="17.922cm" svg:y1="2.428cm" svg:x2="17.917cm" svg:y2="2.408cm">
          <text:p/>
        </draw:line>
        <draw:line draw:style-name="gr3" draw:text-style-name="P1" draw:layer="layout" svg:x1="17.918cm" svg:y1="2.409cm" svg:x2="17.907cm" svg:y2="2.399cm">
          <text:p/>
        </draw:line>
        <draw:line draw:style-name="gr3" draw:text-style-name="P1" draw:layer="layout" svg:x1="17.908cm" svg:y1="2.4cm" svg:x2="17.897cm" svg:y2="2.394cm">
          <text:p/>
        </draw:line>
        <draw:line draw:style-name="gr3" draw:text-style-name="P1" draw:layer="layout" svg:x1="17.812cm" svg:y1="2.394cm" svg:x2="17.812cm" svg:y2="2.475cm">
          <text:p/>
        </draw:line>
        <draw:line draw:style-name="gr3" draw:text-style-name="P1" draw:layer="layout" svg:x1="17.813cm" svg:y1="2.475cm" svg:x2="17.807cm" svg:y2="2.485cm">
          <text:p/>
        </draw:line>
        <draw:line draw:style-name="gr3" draw:text-style-name="P1" draw:layer="layout" svg:x1="17.809cm" svg:y1="2.484cm" svg:x2="17.802cm" svg:y2="2.491cm">
          <text:p/>
        </draw:line>
        <draw:line draw:style-name="gr3" draw:text-style-name="P1" draw:layer="layout" svg:x1="17.803cm" svg:y1="2.489cm" svg:x2="17.793cm" svg:y2="2.495cm">
          <text:p/>
        </draw:line>
        <draw:line draw:style-name="gr3" draw:text-style-name="P1" draw:layer="layout" svg:x1="17.793cm" svg:y1="2.494cm" svg:x2="17.774cm" svg:y2="2.494cm">
          <text:p/>
        </draw:line>
        <draw:line draw:style-name="gr3" draw:text-style-name="P1" draw:layer="layout" svg:x1="17.775cm" svg:y1="2.495cm" svg:x2="17.764cm" svg:y2="2.489cm">
          <text:p/>
        </draw:line>
        <draw:line draw:style-name="gr3" draw:text-style-name="P1" draw:layer="layout" svg:x1="17.765cm" svg:y1="2.491cm" svg:x2="17.759cm" svg:y2="2.484cm">
          <text:p/>
        </draw:line>
        <draw:line draw:style-name="gr3" draw:text-style-name="P1" draw:layer="layout" svg:x1="17.76cm" svg:y1="2.485cm" svg:x2="17.755cm" svg:y2="2.475cm">
          <text:p/>
        </draw:line>
        <draw:line draw:style-name="gr3" draw:text-style-name="P1" draw:layer="layout" svg:x1="17.755cm" svg:y1="2.475cm" svg:x2="17.755cm" svg:y2="2.394cm">
          <text:p/>
        </draw:line>
        <draw:line draw:style-name="gr3" draw:text-style-name="P1" draw:layer="layout" svg:x1="17.721cm" svg:y1="2.394cm" svg:x2="17.664cm" svg:y2="2.394cm">
          <text:p/>
        </draw:line>
        <draw:line draw:style-name="gr3" draw:text-style-name="P1" draw:layer="layout" svg:x1="17.693cm" svg:y1="2.494cm" svg:x2="17.693cm" svg:y2="2.394cm">
          <text:p/>
        </draw:line>
        <draw:line draw:style-name="gr3" draw:text-style-name="P1" draw:layer="layout" svg:x1="18.021cm" svg:y1="2.555cm" svg:x2="18.069cm" svg:y2="2.555cm">
          <text:p/>
        </draw:line>
        <draw:line draw:style-name="gr3" draw:text-style-name="P1" draw:layer="layout" svg:x1="18.069cm" svg:y1="2.555cm" svg:x2="18.075cm" svg:y2="2.604cm">
          <text:p/>
        </draw:line>
        <draw:line draw:style-name="gr3" draw:text-style-name="P1" draw:layer="layout" svg:x1="18.075cm" svg:y1="2.604cm" svg:x2="18.069cm" svg:y2="2.598cm">
          <text:p/>
        </draw:line>
        <draw:line draw:style-name="gr3" draw:text-style-name="P1" draw:layer="layout" svg:x1="18.07cm" svg:y1="2.599cm" svg:x2="18.059cm" svg:y2="2.593cm">
          <text:p/>
        </draw:line>
        <draw:line draw:style-name="gr3" draw:text-style-name="P1" draw:layer="layout" svg:x1="18.059cm" svg:y1="2.593cm" svg:x2="18.036cm" svg:y2="2.593cm">
          <text:p/>
        </draw:line>
        <draw:line draw:style-name="gr3" draw:text-style-name="P1" draw:layer="layout" svg:x1="18.037cm" svg:y1="2.593cm" svg:x2="18.026cm" svg:y2="2.599cm">
          <text:p/>
        </draw:line>
        <draw:line draw:style-name="gr3" draw:text-style-name="P1" draw:layer="layout" svg:x1="18.027cm" svg:y1="2.598cm" svg:x2="18.021cm" svg:y2="2.604cm">
          <text:p/>
        </draw:line>
        <draw:line draw:style-name="gr3" draw:text-style-name="P1" draw:layer="layout" svg:x1="18.022cm" svg:y1="2.603cm" svg:x2="18.017cm" svg:y2="2.613cm">
          <text:p/>
        </draw:line>
        <draw:line draw:style-name="gr3" draw:text-style-name="P1" draw:layer="layout" svg:x1="18.017cm" svg:y1="2.612cm" svg:x2="18.017cm" svg:y2="2.636cm">
          <text:p/>
        </draw:line>
        <draw:line draw:style-name="gr3" draw:text-style-name="P1" draw:layer="layout" svg:x1="18.017cm" svg:y1="2.636cm" svg:x2="18.022cm" svg:y2="2.646cm">
          <text:p/>
        </draw:line>
        <draw:line draw:style-name="gr3" draw:text-style-name="P1" draw:layer="layout" svg:x1="18.021cm" svg:y1="2.645cm" svg:x2="18.027cm" svg:y2="2.651cm">
          <text:p/>
        </draw:line>
        <draw:line draw:style-name="gr3" draw:text-style-name="P1" draw:layer="layout" svg:x1="18.026cm" svg:y1="2.65cm" svg:x2="18.037cm" svg:y2="2.656cm">
          <text:p/>
        </draw:line>
        <draw:line draw:style-name="gr3" draw:text-style-name="P1" draw:layer="layout" svg:x1="18.036cm" svg:y1="2.655cm" svg:x2="18.059cm" svg:y2="2.655cm">
          <text:p/>
        </draw:line>
        <draw:line draw:style-name="gr3" draw:text-style-name="P1" draw:layer="layout" svg:x1="18.059cm" svg:y1="2.656cm" svg:x2="18.07cm" svg:y2="2.65cm">
          <text:p/>
        </draw:line>
        <draw:line draw:style-name="gr3" draw:text-style-name="P1" draw:layer="layout" svg:x1="18.069cm" svg:y1="2.651cm" svg:x2="18.075cm" svg:y2="2.645cm">
          <text:p/>
        </draw:line>
        <draw:line draw:style-name="gr3" draw:text-style-name="P1" draw:layer="layout" svg:x1="17.989cm" svg:y1="2.555cm" svg:x2="17.955cm" svg:y2="2.656cm">
          <text:p/>
        </draw:line>
        <draw:line draw:style-name="gr3" draw:text-style-name="P1" draw:layer="layout" svg:x1="17.956cm" svg:y1="2.656cm" svg:x2="17.921cm" svg:y2="2.555cm">
          <text:p/>
        </draw:line>
        <draw:line draw:style-name="gr3" draw:text-style-name="P1" draw:layer="layout" svg:x1="17.817cm" svg:y1="2.55cm" svg:x2="17.903cm" svg:y2="2.68cm">
          <text:p/>
        </draw:line>
        <draw:line draw:style-name="gr3" draw:text-style-name="P1" draw:layer="layout" svg:x1="17.731cm" svg:y1="2.561cm" svg:x2="17.741cm" svg:y2="2.555cm">
          <text:p/>
        </draw:line>
        <draw:line draw:style-name="gr3" draw:text-style-name="P1" draw:layer="layout" svg:x1="17.74cm" svg:y1="2.555cm" svg:x2="17.755cm" svg:y2="2.555cm">
          <text:p/>
        </draw:line>
        <draw:line draw:style-name="gr3" draw:text-style-name="P1" draw:layer="layout" svg:x1="17.755cm" svg:y1="2.555cm" svg:x2="17.77cm" svg:y2="2.561cm">
          <text:p/>
        </draw:line>
        <draw:line draw:style-name="gr3" draw:text-style-name="P1" draw:layer="layout" svg:x1="17.769cm" svg:y1="2.56cm" svg:x2="17.779cm" svg:y2="2.57cm">
          <text:p/>
        </draw:line>
        <draw:line draw:style-name="gr3" draw:text-style-name="P1" draw:layer="layout" svg:x1="17.778cm" svg:y1="2.569cm" svg:x2="17.785cm" svg:y2="2.58cm">
          <text:p/>
        </draw:line>
        <draw:line draw:style-name="gr3" draw:text-style-name="P1" draw:layer="layout" svg:x1="17.783cm" svg:y1="2.579cm" svg:x2="17.789cm" svg:y2="2.599cm">
          <text:p/>
        </draw:line>
        <draw:line draw:style-name="gr3" draw:text-style-name="P1" draw:layer="layout" svg:x1="17.788cm" svg:y1="2.598cm" svg:x2="17.788cm" svg:y2="2.612cm">
          <text:p/>
        </draw:line>
        <draw:line draw:style-name="gr3" draw:text-style-name="P1" draw:layer="layout" svg:x1="17.789cm" svg:y1="2.612cm" svg:x2="17.783cm" svg:y2="2.632cm">
          <text:p/>
        </draw:line>
        <draw:line draw:style-name="gr3" draw:text-style-name="P1" draw:layer="layout" svg:x1="17.785cm" svg:y1="2.631cm" svg:x2="17.778cm" svg:y2="2.642cm">
          <text:p/>
        </draw:line>
        <draw:line draw:style-name="gr3" draw:text-style-name="P1" draw:layer="layout" svg:x1="17.779cm" svg:y1="2.641cm" svg:x2="17.769cm" svg:y2="2.651cm">
          <text:p/>
        </draw:line>
        <draw:line draw:style-name="gr3" draw:text-style-name="P1" draw:layer="layout" svg:x1="17.77cm" svg:y1="2.65cm" svg:x2="17.755cm" svg:y2="2.656cm">
          <text:p/>
        </draw:line>
        <draw:line draw:style-name="gr3" draw:text-style-name="P1" draw:layer="layout" svg:x1="17.755cm" svg:y1="2.655cm" svg:x2="17.745cm" svg:y2="2.655cm">
          <text:p/>
        </draw:line>
        <draw:line draw:style-name="gr3" draw:text-style-name="P1" draw:layer="layout" svg:x1="17.746cm" svg:y1="2.656cm" svg:x2="17.731cm" svg:y2="2.65cm">
          <text:p/>
        </draw:line>
        <draw:line draw:style-name="gr3" draw:text-style-name="P1" draw:layer="layout" svg:x1="17.733cm" svg:y1="2.651cm" svg:x2="17.726cm" svg:y2="2.645cm">
          <text:p/>
        </draw:line>
        <draw:line draw:style-name="gr3" draw:text-style-name="P1" draw:layer="layout" svg:x1="17.726cm" svg:y1="2.645cm" svg:x2="17.726cm" svg:y2="2.612cm">
          <text:p/>
        </draw:line>
        <draw:line draw:style-name="gr3" draw:text-style-name="P1" draw:layer="layout" svg:x1="17.726cm" svg:y1="2.612cm" svg:x2="17.745cm" svg:y2="2.612cm">
          <text:p/>
        </draw:line>
        <draw:line draw:style-name="gr3" draw:text-style-name="P1" draw:layer="layout" svg:x1="17.683cm" svg:y1="2.655cm" svg:x2="17.683cm" svg:y2="2.555cm">
          <text:p/>
        </draw:line>
        <draw:line draw:style-name="gr3" draw:text-style-name="P1" draw:layer="layout" svg:x1="17.684cm" svg:y1="2.555cm" svg:x2="17.626cm" svg:y2="2.656cm">
          <text:p/>
        </draw:line>
        <draw:line draw:style-name="gr3" draw:text-style-name="P1" draw:layer="layout" svg:x1="17.626cm" svg:y1="2.655cm" svg:x2="17.626cm" svg:y2="2.555cm">
          <text:p/>
        </draw:line>
        <draw:line draw:style-name="gr3" draw:text-style-name="P1" draw:layer="layout" svg:x1="17.578cm" svg:y1="2.655cm" svg:x2="17.578cm" svg:y2="2.555cm">
          <text:p/>
        </draw:line>
        <draw:line draw:style-name="gr3" draw:text-style-name="P1" draw:layer="layout" svg:x1="17.578cm" svg:y1="2.555cm" svg:x2="17.555cm" svg:y2="2.555cm">
          <text:p/>
        </draw:line>
        <draw:line draw:style-name="gr3" draw:text-style-name="P1" draw:layer="layout" svg:x1="17.556cm" svg:y1="2.555cm" svg:x2="17.54cm" svg:y2="2.561cm">
          <text:p/>
        </draw:line>
        <draw:line draw:style-name="gr3" draw:text-style-name="P1" draw:layer="layout" svg:x1="17.541cm" svg:y1="2.56cm" svg:x2="17.531cm" svg:y2="2.57cm">
          <text:p/>
        </draw:line>
        <draw:line draw:style-name="gr3" draw:text-style-name="P1" draw:layer="layout" svg:x1="17.533cm" svg:y1="2.569cm" svg:x2="17.526cm" svg:y2="2.58cm">
          <text:p/>
        </draw:line>
        <draw:line draw:style-name="gr3" draw:text-style-name="P1" draw:layer="layout" svg:x1="17.527cm" svg:y1="2.579cm" svg:x2="17.521cm" svg:y2="2.599cm">
          <text:p/>
        </draw:line>
        <draw:line draw:style-name="gr3" draw:text-style-name="P1" draw:layer="layout" svg:x1="17.521cm" svg:y1="2.598cm" svg:x2="17.521cm" svg:y2="2.612cm">
          <text:p/>
        </draw:line>
        <draw:line draw:style-name="gr3" draw:text-style-name="P1" draw:layer="layout" svg:x1="17.521cm" svg:y1="2.612cm" svg:x2="17.527cm" svg:y2="2.632cm">
          <text:p/>
        </draw:line>
        <draw:line draw:style-name="gr3" draw:text-style-name="P1" draw:layer="layout" svg:x1="17.526cm" svg:y1="2.631cm" svg:x2="17.533cm" svg:y2="2.642cm">
          <text:p/>
        </draw:line>
        <draw:line draw:style-name="gr3" draw:text-style-name="P1" draw:layer="layout" svg:x1="17.531cm" svg:y1="2.641cm" svg:x2="17.541cm" svg:y2="2.651cm">
          <text:p/>
        </draw:line>
        <draw:line draw:style-name="gr3" draw:text-style-name="P1" draw:layer="layout" svg:x1="17.54cm" svg:y1="2.65cm" svg:x2="17.556cm" svg:y2="2.656cm">
          <text:p/>
        </draw:line>
        <draw:line draw:style-name="gr3" draw:text-style-name="P1" draw:layer="layout" svg:x1="17.555cm" svg:y1="2.655cm" svg:x2="17.578cm" svg:y2="2.655cm">
          <text:p/>
        </draw:line>
        <draw:polygon draw:style-name="gr2" draw:text-style-name="P1" draw:layer="layout" svg:width="0.735cm" svg:height="0.413cm" svg:x="17.43cm" svg:y="2.316cm" svg:viewBox="0 0 736 414" draw:points="0,0 736,0 736,414 0,414">
          <text:p/>
        </draw:polygon>
        <draw:line draw:style-name="gr4" draw:text-style-name="P1" draw:layer="layout" svg:x1="17.902cm" svg:y1="2.958cm" svg:x2="17.851cm" svg:y2="2.958cm">
          <text:p/>
        </draw:line>
        <draw:line draw:style-name="gr4" draw:text-style-name="P1" draw:layer="layout" svg:x1="17.902cm" svg:y1="3.212cm" svg:x2="17.851cm" svg:y2="3.212cm">
          <text:p/>
        </draw:line>
        <draw:line draw:style-name="gr5" draw:text-style-name="P1" draw:layer="layout" svg:x1="15.989cm" svg:y1="5.049cm" svg:x2="15.989cm" svg:y2="4.939cm">
          <text:p/>
        </draw:line>
        <draw:path draw:style-name="gr6" draw:text-style-name="P2" draw:layer="layout" svg:width="0.2cm" svg:height="0.2cm" svg:x="15.688cm" svg:y="4.894cm" svg:viewBox="0 0 201 201" svg:d="M0 101c0-56 45-101 101-101s100 45 100 101-44 100-100 100-101-44-101-100z">
          <text:p/>
        </draw:path>
        <draw:line draw:style-name="gr7" draw:text-style-name="P1" draw:layer="layout" svg:x1="15.843cm" svg:y1="3.396cm" svg:x2="15.753cm" svg:y2="3.396cm">
          <text:p/>
        </draw:line>
        <draw:line draw:style-name="gr7" draw:text-style-name="P1" draw:layer="layout" svg:x1="15.843cm" svg:y1="3.596cm" svg:x2="15.753cm" svg:y2="3.596cm">
          <text:p/>
        </draw:line>
        <draw:line draw:style-name="gr8" draw:text-style-name="P1" draw:layer="layout" svg:x1="15.011cm" svg:y1="3.367cm" svg:x2="15.011cm" svg:y2="3.422cm">
          <text:p/>
        </draw:line>
        <draw:path draw:style-name="gr6" draw:text-style-name="P2" draw:layer="layout" svg:width="0.24cm" svg:height="0.24cm" svg:x="15.145cm" svg:y="3.275cm" svg:viewBox="0 0 241 241" svg:d="M0 119c0-66 54-119 121-119 66 0 120 53 120 119 0 68-54 122-120 122-67 0-121-54-121-122z">
          <text:p/>
        </draw:path>
        <draw:path draw:style-name="gr6" draw:text-style-name="P2" draw:layer="layout" svg:width="0.3cm" svg:height="0.3cm" svg:x="14.864cm" svg:y="3.729cm" svg:viewBox="0 0 301 301" svg:d="M0 152c0-83 68-152 151-152s150 69 150 152c0 82-67 149-150 149s-151-67-151-149z">
          <text:p/>
        </draw:path>
        <draw:path draw:style-name="gr6" draw:text-style-name="P2" draw:layer="layout" svg:width="0.3cm" svg:height="0.3cm" svg:x="14.864cm" svg:y="4.491cm" svg:viewBox="0 0 301 301" svg:d="M0 152c0-84 68-152 151-152s150 68 150 152c0 82-67 149-150 149s-151-67-151-149z">
          <text:p/>
        </draw:path>
        <draw:line draw:style-name="gr4" draw:text-style-name="P1" draw:layer="layout" svg:x1="16.595cm" svg:y1="2.807cm" svg:x2="16.595cm" svg:y2="2.826cm">
          <text:p/>
        </draw:line>
        <draw:line draw:style-name="gr4" draw:text-style-name="P1" draw:layer="layout" svg:x1="16.849cm" svg:y1="2.807cm" svg:x2="16.849cm" svg:y2="2.826cm">
          <text:p/>
        </draw:line>
        <draw:line draw:style-name="gr4" draw:text-style-name="P1" draw:layer="layout" svg:x1="17.103cm" svg:y1="2.807cm" svg:x2="17.103cm" svg:y2="2.826cm">
          <text:p/>
        </draw:line>
        <draw:line draw:style-name="gr9" draw:text-style-name="P1" draw:layer="layout" svg:x1="16.867cm" svg:y1="5.043cm" svg:x2="16.867cm" svg:y2="5.204cm">
          <text:p/>
        </draw:line>
        <draw:line draw:style-name="gr9" draw:text-style-name="P1" draw:layer="layout" svg:x1="17.688cm" svg:y1="5.043cm" svg:x2="17.688cm" svg:y2="5.204cm">
          <text:p/>
        </draw:line>
        <draw:line draw:style-name="gr10" draw:text-style-name="P1" draw:layer="layout" svg:x1="17.078cm" svg:y1="5.073cm" svg:x2="17.078cm" svg:y2="5.174cm">
          <text:p/>
        </draw:line>
        <draw:line draw:style-name="gr11" draw:text-style-name="P1" draw:layer="layout" svg:x1="17.277cm" svg:y1="5.083cm" svg:x2="17.277cm" svg:y2="5.164cm">
          <text:p/>
        </draw:line>
        <draw:line draw:style-name="gr10" draw:text-style-name="P1" draw:layer="layout" svg:x1="17.477cm" svg:y1="5.073cm" svg:x2="17.477cm" svg:y2="5.174cm">
          <text:p/>
        </draw:line>
        <draw:path draw:style-name="gr6" draw:text-style-name="P2" draw:layer="layout" svg:width="0.3cm" svg:height="0.3cm" svg:x="16.926cm" svg:y="5.531cm" svg:viewBox="0 0 301 301" svg:d="M0 152c0-83 68-152 151-152s150 69 150 152c0 82-67 149-150 149s-151-67-151-149z">
          <text:p/>
        </draw:path>
        <draw:path draw:style-name="gr6" draw:text-style-name="P2" draw:layer="layout" svg:width="0.3cm" svg:height="0.3cm" svg:x="15.639cm" svg:y="5.531cm" svg:viewBox="0 0 301 301" svg:d="M0 152c0-83 67-152 149-152 83 0 152 69 152 152 0 82-69 149-152 149-82 0-149-67-149-149z">
          <text:p/>
        </draw:path>
        <draw:line draw:style-name="gr12" draw:text-style-name="P1" draw:layer="layout" svg:x1="16.849cm" svg:y1="2.817cm" svg:x2="16.849cm" svg:y2="2.995cm">
          <text:p/>
        </draw:line>
        <draw:line draw:style-name="gr12" draw:text-style-name="P1" draw:layer="layout" svg:x1="16.847cm" svg:y1="3cm" svg:x2="16.85cm" svg:y2="2.995cm">
          <text:p/>
        </draw:line>
        <draw:line draw:style-name="gr12" draw:text-style-name="P1" draw:layer="layout" svg:x1="17.877cm" svg:y1="3.78cm" svg:x2="17.877cm" svg:y2="3.212cm">
          <text:p/>
        </draw:line>
        <draw:line draw:style-name="gr12" draw:text-style-name="P1" draw:layer="layout" svg:x1="16.849cm" svg:y1="2.995cm" svg:x2="16.849cm" svg:y2="3.038cm">
          <text:p/>
        </draw:line>
        <draw:line draw:style-name="gr13" draw:text-style-name="P1" draw:layer="layout" svg:x1="15.8cm" svg:y1="4.985cm" svg:x2="15.788cm" svg:y2="4.995cm">
          <text:p/>
        </draw:line>
        <draw:line draw:style-name="gr12" draw:text-style-name="P1" draw:layer="layout" svg:x1="15.789cm" svg:y1="5.702cm" svg:x2="15.789cm" svg:y2="4.995cm">
          <text:p/>
        </draw:line>
        <draw:line draw:style-name="gr12" draw:text-style-name="P1" draw:layer="layout" svg:x1="16.954cm" svg:y1="3.921cm" svg:x2="17.736cm" svg:y2="3.921cm">
          <text:p/>
        </draw:line>
        <draw:line draw:style-name="gr13" draw:text-style-name="P1" draw:layer="layout" svg:x1="15.015cm" svg:y1="4.642cm" svg:x2="15.015cm" svg:y2="4.923cm">
          <text:p/>
        </draw:line>
        <draw:line draw:style-name="gr12" draw:text-style-name="P1" draw:layer="layout" svg:x1="16.516cm" svg:y1="2.508cm" svg:x2="16.333cm" svg:y2="2.692cm">
          <text:p/>
        </draw:line>
        <draw:line draw:style-name="gr12" draw:text-style-name="P1" draw:layer="layout" svg:x1="16.333cm" svg:y1="3.487cm" svg:x2="16.333cm" svg:y2="2.691cm">
          <text:p/>
        </draw:line>
        <draw:line draw:style-name="gr13" draw:text-style-name="P1" draw:layer="layout" svg:x1="15.086cm" svg:y1="4.994cm" svg:x2="15.788cm" svg:y2="4.994cm">
          <text:p/>
        </draw:line>
        <draw:line draw:style-name="gr12" draw:text-style-name="P1" draw:layer="layout" svg:x1="16.224cm" svg:y1="3.597cm" svg:x2="16.334cm" svg:y2="3.487cm">
          <text:p/>
        </draw:line>
        <draw:line draw:style-name="gr12" draw:text-style-name="P1" draw:layer="layout" svg:x1="15.799cm" svg:y1="3.596cm" svg:x2="15.799cm" svg:y2="4.985cm">
          <text:p/>
        </draw:line>
        <draw:line draw:style-name="gr12" draw:text-style-name="P1" draw:layer="layout" svg:x1="16.713cm" svg:y1="2.508cm" svg:x2="16.515cm" svg:y2="2.508cm">
          <text:p/>
        </draw:line>
        <draw:line draw:style-name="gr12" draw:text-style-name="P1" draw:layer="layout" svg:x1="16.202cm" svg:y1="3.596cm" svg:x2="15.799cm" svg:y2="3.596cm">
          <text:p/>
        </draw:line>
        <draw:line draw:style-name="gr12" draw:text-style-name="P1" draw:layer="layout" svg:x1="16.849cm" svg:y1="2.817cm" svg:x2="16.849cm" svg:y2="2.644cm">
          <text:p/>
        </draw:line>
        <draw:line draw:style-name="gr12" draw:text-style-name="P1" draw:layer="layout" svg:x1="16.203cm" svg:y1="3.596cm" svg:x2="16.202cm" svg:y2="3.596cm">
          <text:p/>
        </draw:line>
        <draw:line draw:style-name="gr13" draw:text-style-name="P1" draw:layer="layout" svg:x1="15.788cm" svg:y1="3.607cm" svg:x2="15.8cm" svg:y2="3.596cm">
          <text:p/>
        </draw:line>
        <draw:line draw:style-name="gr13" draw:text-style-name="P1" draw:layer="layout" svg:x1="15.015cm" svg:y1="4.923cm" svg:x2="15.087cm" svg:y2="4.995cm">
          <text:p/>
        </draw:line>
        <draw:line draw:style-name="gr12" draw:text-style-name="P1" draw:layer="layout" svg:x1="16.847cm" svg:y1="3.813cm" svg:x2="16.847cm" svg:y2="2.998cm">
          <text:p/>
        </draw:line>
        <draw:line draw:style-name="gr12" draw:text-style-name="P1" draw:layer="layout" svg:x1="17.736cm" svg:y1="3.922cm" svg:x2="17.878cm" svg:y2="3.78cm">
          <text:p/>
        </draw:line>
        <draw:line draw:style-name="gr12" draw:text-style-name="P1" draw:layer="layout" svg:x1="16.224cm" svg:y1="3.596cm" svg:x2="16.203cm" svg:y2="3.596cm">
          <text:p/>
        </draw:line>
        <draw:line draw:style-name="gr12" draw:text-style-name="P1" draw:layer="layout" svg:x1="15.789cm" svg:y1="4.995cm" svg:x2="15.788cm" svg:y2="4.994cm">
          <text:p/>
        </draw:line>
        <draw:line draw:style-name="gr12" draw:text-style-name="P1" draw:layer="layout" svg:x1="16.847cm" svg:y1="3.813cm" svg:x2="16.955cm" svg:y2="3.922cm">
          <text:p/>
        </draw:line>
        <draw:line draw:style-name="gr12" draw:text-style-name="P1" draw:layer="layout" svg:x1="16.85cm" svg:y1="2.645cm" svg:x2="16.713cm" svg:y2="2.508cm">
          <text:p/>
        </draw:line>
        <draw:line draw:style-name="gr13" draw:text-style-name="P1" draw:layer="layout" svg:x1="17.077cm" svg:y1="5.12cm" svg:x2="17.083cm" svg:y2="5.114cm">
          <text:p/>
        </draw:line>
        <draw:line draw:style-name="gr12" draw:text-style-name="P1" draw:layer="layout" svg:x1="17.077cm" svg:y1="5.702cm" svg:x2="17.077cm" svg:y2="5.119cm">
          <text:p/>
        </draw:line>
        <draw:line draw:style-name="gr12" draw:text-style-name="P1" draw:layer="layout" svg:x1="17.174cm" svg:y1="4.079cm" svg:x2="17.212cm" svg:y2="4.116cm">
          <text:p/>
        </draw:line>
        <draw:line draw:style-name="gr12" draw:text-style-name="P1" draw:layer="layout" svg:x1="17.283cm" svg:y1="4.186cm" svg:x2="17.283cm" svg:y2="5.119cm">
          <text:p/>
        </draw:line>
        <draw:line draw:style-name="gr12" draw:text-style-name="P1" draw:layer="layout" svg:x1="16.483cm" svg:y1="4.08cm" svg:x2="16.593cm" svg:y2="3.97cm">
          <text:p/>
        </draw:line>
        <draw:line draw:style-name="gr12" draw:text-style-name="P1" draw:layer="layout" svg:x1="16.593cm" svg:y1="4.067cm" svg:x2="16.593cm" svg:y2="2.818cm">
          <text:p/>
        </draw:line>
        <draw:line draw:style-name="gr12" draw:text-style-name="P1" draw:layer="layout" svg:x1="16.096cm" svg:y1="4.079cm" svg:x2="16.534cm" svg:y2="4.079cm">
          <text:p/>
        </draw:line>
        <draw:line draw:style-name="gr12" draw:text-style-name="P1" draw:layer="layout" svg:x1="16.593cm" svg:y1="2.819cm" svg:x2="16.596cm" svg:y2="2.817cm">
          <text:p/>
        </draw:line>
        <draw:line draw:style-name="gr12" draw:text-style-name="P1" draw:layer="layout" svg:x1="15.989cm" svg:y1="4.187cm" svg:x2="16.097cm" svg:y2="4.079cm">
          <text:p/>
        </draw:line>
        <draw:line draw:style-name="gr12" draw:text-style-name="P1" draw:layer="layout" svg:x1="17.284cm" svg:y1="5.119cm" svg:x2="17.277cm" svg:y2="5.124cm">
          <text:p/>
        </draw:line>
        <draw:line draw:style-name="gr12" draw:text-style-name="P1" draw:layer="layout" svg:x1="16.702cm" svg:y1="4.08cm" svg:x2="16.594cm" svg:y2="3.97cm">
          <text:p/>
        </draw:line>
        <draw:line draw:style-name="gr12" draw:text-style-name="P1" draw:layer="layout" svg:x1="16.581cm" svg:y1="4.079cm" svg:x2="17.174cm" svg:y2="4.079cm">
          <text:p/>
        </draw:line>
        <draw:line draw:style-name="gr12" draw:text-style-name="P1" draw:layer="layout" svg:x1="16.534cm" svg:y1="4.079cm" svg:x2="16.581cm" svg:y2="4.079cm">
          <text:p/>
        </draw:line>
        <draw:line draw:style-name="gr12" draw:text-style-name="P1" draw:layer="layout" svg:x1="16.581cm" svg:y1="4.08cm" svg:x2="16.594cm" svg:y2="4.067cm">
          <text:p/>
        </draw:line>
        <draw:line draw:style-name="gr12" draw:text-style-name="P1" draw:layer="layout" svg:x1="17.211cm" svg:y1="4.115cm" svg:x2="17.284cm" svg:y2="4.187cm">
          <text:p/>
        </draw:line>
        <draw:line draw:style-name="gr12" draw:text-style-name="P1" draw:layer="layout" svg:x1="15.989cm" svg:y1="4.994cm" svg:x2="15.989cm" svg:y2="4.186cm">
          <text:p/>
        </draw:line>
        <draw:line draw:style-name="gr12" draw:text-style-name="P1" draw:layer="layout" svg:x1="17.103cm" svg:y1="2.817cm" svg:x2="17.103cm" svg:y2="2.636cm">
          <text:p/>
        </draw:line>
        <draw:line draw:style-name="gr12" draw:text-style-name="P1" draw:layer="layout" svg:x1="16.175cm" svg:y1="3.287cm" svg:x2="16.066cm" svg:y2="3.397cm">
          <text:p/>
        </draw:line>
        <draw:line draw:style-name="gr12" draw:text-style-name="P1" draw:layer="layout" svg:x1="16.812cm" svg:y1="2.347cm" svg:x2="16.459cm" svg:y2="2.347cm">
          <text:p/>
        </draw:line>
        <draw:line draw:style-name="gr13" draw:text-style-name="P1" draw:layer="layout" svg:x1="15.265cm" svg:y1="3.395cm" svg:x2="15.797cm" svg:y2="3.395cm">
          <text:p/>
        </draw:line>
        <draw:line draw:style-name="gr13" draw:text-style-name="P1" draw:layer="layout" svg:x1="15.797cm" svg:y1="3.395cm" svg:x2="15.801cm" svg:y2="3.397cm">
          <text:p/>
        </draw:line>
        <draw:line draw:style-name="gr12" draw:text-style-name="P1" draw:layer="layout" svg:x1="17.103cm" svg:y1="2.817cm" svg:x2="17.394cm" svg:y2="2.817cm">
          <text:p/>
        </draw:line>
        <draw:line draw:style-name="gr12" draw:text-style-name="P1" draw:layer="layout" svg:x1="17.104cm" svg:y1="2.637cm" svg:x2="16.812cm" svg:y2="2.347cm">
          <text:p/>
        </draw:line>
        <draw:line draw:style-name="gr12" draw:text-style-name="P1" draw:layer="layout" svg:x1="16.066cm" svg:y1="3.396cm" svg:x2="15.799cm" svg:y2="3.396cm">
          <text:p/>
        </draw:line>
        <draw:line draw:style-name="gr12" draw:text-style-name="P1" draw:layer="layout" svg:x1="16.174cm" svg:y1="3.287cm" svg:x2="16.174cm" svg:y2="2.631cm">
          <text:p/>
        </draw:line>
        <draw:polyline draw:style-name="gr12" draw:text-style-name="P1" draw:layer="layout" svg:width="0cm" svg:height="0cm" svg:x="16.174cm" svg:y="2.631cm" svg:viewBox="0 0 0 0" draw:points="0,0">
          <text:p/>
        </draw:polyline>
        <draw:line draw:style-name="gr12" draw:text-style-name="P1" draw:layer="layout" svg:x1="17.394cm" svg:y1="2.817cm" svg:x2="17.535cm" svg:y2="2.959cm">
          <text:p/>
        </draw:line>
        <draw:line draw:style-name="gr12" draw:text-style-name="P1" draw:layer="layout" svg:x1="16.174cm" svg:y1="2.632cm" svg:x2="16.46cm" svg:y2="2.347cm">
          <text:p/>
        </draw:line>
        <draw:line draw:style-name="gr12" draw:text-style-name="P1" draw:layer="layout" svg:x1="17.534cm" svg:y1="2.958cm" svg:x2="17.877cm" svg:y2="2.958cm">
          <text:p/>
        </draw:line>
        <draw:line draw:style-name="gr13" draw:text-style-name="P1" draw:layer="layout" svg:x1="15.804cm" svg:y1="3.401cm" svg:x2="15.799cm" svg:y2="3.396cm">
          <text:p/>
        </draw:line>
        <draw:line draw:style-name="gr13" draw:text-style-name="P1" draw:layer="layout" svg:x1="15.015cm" svg:y1="3.88cm" svg:x2="15.015cm" svg:y2="3.398cm">
          <text:p/>
        </draw:line>
        <draw:line draw:style-name="gr13" draw:text-style-name="P1" draw:layer="layout" svg:x1="15.016cm" svg:y1="3.399cm" svg:x2="15.011cm" svg:y2="3.395cm">
          <text:p/>
        </draw:line>
        <draw:polygon draw:style-name="gr14" draw:text-style-name="P2" draw:layer="layout" svg:width="0.229cm" svg:height="0.107cm" svg:x="16.519cm" svg:y="2.599cm" svg:viewBox="0 0 230 108" draw:points="157,2 162,5 224,66 225,68 227,70 228,72 229,74 229,76 230,78 230,81 230,83 229,85 229,87 228,89 227,91 224,95 218,102 210,107 201,108 192,105 188,102 177,89 170,85 157,75 151,72 135,64 112,56 91,53 88,52 63,52 60,53 39,56 26,61 17,61 9,58 3,52 0,43 1,35 6,28 28,5 35,1 42,0 148,0">
          <text:p/>
        </draw:polygon>
        <draw:polygon draw:style-name="gr14" draw:text-style-name="P2" draw:layer="layout" svg:width="0.467cm" svg:height="0.443cm" svg:x="16.904cm" svg:y="2.283cm" svg:viewBox="0 0 468 444" draw:points="457,2 464,7 468,15 468,24 467,25 467,425 465,433 460,440 452,444 448,444 342,444 333,442 327,437 326,436 317,423 300,406 297,404 291,398 289,389 289,388 289,346 287,340 286,335 285,328 283,323 283,322 278,312 268,297 263,291 256,285 6,34 1,26 0,17 3,9 9,3 18,0 20,0 448,0">
          <text:p/>
        </draw:polygon>
        <draw:polygon draw:style-name="gr14" draw:text-style-name="P2" draw:layer="layout" svg:width="0.258cm" svg:height="0.078cm" svg:x="17.521cm" svg:y="2.789cm" svg:viewBox="0 0 259 79" draw:points="242,0 244,0 246,1 248,2 250,3 252,4 253,6 255,7 256,9 257,12 258,13 258,15 258,18 259,20 258,22 258,24 257,26 257,29 255,30 255,32 251,36 250,36 244,40 230,50 213,67 211,70 205,77 196,79 195,79 59,79 50,77 45,74 6,34 1,26 0,17 3,9 9,3 18,0 20,0 239,0">
          <text:p/>
        </draw:polygon>
        <draw:polygon draw:style-name="gr14" draw:text-style-name="P2" draw:layer="layout" svg:width="0.133cm" svg:height="0.131cm" svg:x="16.109cm" svg:y="3.375cm" svg:viewBox="0 0 134 132" draw:points="125,3 131,9 134,19 134,21 134,68 132,77 129,82 83,126 76,131 69,132 20,132 11,130 4,125 0,117 0,108 4,100 9,96 11,94 14,92 99,6 107,1 117,0">
          <text:p/>
        </draw:polygon>
        <draw:polygon draw:style-name="gr14" draw:text-style-name="P2" draw:layer="layout" svg:width="0.849cm" svg:height="0.924cm" svg:x="16.937cm" svg:y="2.907cm" svg:viewBox="0 0 850 925" draw:points="420,2 425,5 541,120 543,122 556,130 564,134 572,137 590,142 779,142 783,142 786,143 787,143 788,144 794,148 795,149 797,153 809,165 810,165 812,168 814,172 814,173 814,177 815,181 813,185 812,189 812,190 811,190 809,193 797,204 783,224 772,246 764,269 760,293 760,318 764,342 772,365 775,371 783,387 795,403 797,407 814,424 834,438 840,441 846,447 850,455 850,459 850,829 848,838 845,843 768,920 761,924 754,925 63,925 54,923 49,920 5,876 1,869 0,862 0,152 0,149 1,144 2,140 2,80 2,56 2,52 3,49 3,48 4,47 8,41 9,40 13,38 25,26 25,25 28,23 32,21 33,21 37,21 41,20 45,22 49,23 50,23 50,24 53,26 64,38 84,52 106,63 129,71 153,75 178,75 202,71 225,63 247,52 267,38 284,21 293,8 300,2 308,0 309,0 411,0">
          <text:p/>
        </draw:polygon>
        <draw:polygon draw:style-name="gr14" draw:text-style-name="P2" draw:layer="layout" svg:width="0.183cm" svg:height="1.061cm" svg:x="16.683cm" svg:y="2.927cm" svg:viewBox="0 0 184 1062" draw:points="41,0 42,0 45,2 49,3 50,3 50,4 53,6 64,18 67,20 68,20 70,23 73,26 73,27 74,31 75,35 75,36 75,50 75,53 73,61 73,62 73,896 77,914 80,922 84,930 87,934 95,945 148,998 178,1028 183,1036 184,1045 181,1053 175,1059 166,1062 164,1062 64,1062 55,1060 50,1057 5,1012 1,1005 0,998 0,37 0,34 1,30 1,29 2,29 6,23 7,22 13,18 25,6 25,5 29,3 32,1 33,1 37,1">
          <text:p/>
        </draw:polygon>
        <draw:polygon draw:style-name="gr14" draw:text-style-name="P2" draw:layer="layout" svg:width="0.613cm" svg:height="1.237cm" svg:x="15.889cm" svg:y="2.894cm" svg:viewBox="0 0 614 1238" draw:points="567,4 572,10 574,14 588,35 605,52 606,52 612,59 614,68 614,1031 612,1040 609,1045 564,1090 557,1094 550,1095 200,1095 182,1099 171,1104 167,1105 166,1106 162,1108 151,1116 34,1232 26,1237 17,1238 9,1235 3,1229 0,1220 0,1218 0,838 2,830 7,823 10,821 23,814 39,802 43,799 50,794 57,793 323,793 324,793 325,793 328,793 345,793 363,789 371,786 379,782 388,776 394,772 514,652 518,646 524,637 527,630 531,621 534,607 535,603 535,20 537,11 542,4 550,0 559,0">
          <text:p/>
        </draw:polygon>
        <draw:polygon draw:style-name="gr14" draw:text-style-name="P2" draw:layer="layout" svg:width="0.618cm" svg:height="1.449cm" svg:x="15.09cm" svg:y="3.47cm" svg:viewBox="0 0 619 1450" draw:points="551,1 555,1 555,2 559,4 562,7 563,7 565,11 567,13 568,14 569,17 571,20 571,21 572,22 572,25 572,28 572,29 572,30 570,34 569,37 569,38 568,38 567,40 565,42 553,58 544,76 538,96 534,116 534,136 538,157 544,176 553,194 557,199 565,211 580,225 596,237 609,244 615,249 619,257 619,261 619,1388 617,1397 612,1404 611,1404 602,1411 585,1428 581,1433 575,1442 568,1448 559,1450 558,1450 35,1450 32,1450 28,1449 27,1449 26,1448 21,1445 5,1429 1,1422 0,1415 0,1371 2,1363 7,1356 12,1353 13,1352 36,1339 57,1323 75,1305 91,1284 104,1261 114,1237 121,1212 125,1186 125,1159 121,1133 114,1108 104,1084 91,1061 75,1040 71,1032 72,1023 75,1015 83,1010 91,1008 522,1008 538,1004 551,996 563,985 570,971 575,956 575,651 570,636 563,622 551,610 538,602 522,598 66,598 58,596 51,590 47,582 47,574 51,566 54,562 57,560 75,542 91,521 104,498 114,474 121,449 125,423 125,396 121,370 114,345 104,321 91,298 75,277 57,259 41,247 36,243 13,230 12,229 5,224 0,216 0,211 0,81 0,78 1,74 1,73 2,73 6,67 7,66 14,61 29,46 32,44 36,42 37,41 41,41 45,41 49,42 53,44 54,44 56,46 63,53 80,66 100,77 120,86 142,92 161,94 164,95 186,95 208,92 230,86 250,77 270,66 287,53 303,37 317,19 322,9 328,3 337,0 340,0 547,0">
          <text:p/>
        </draw:polygon>
        <draw:polygon draw:style-name="gr14" draw:text-style-name="P2" draw:layer="layout" svg:width="1.033cm" svg:height="3.412cm" svg:x="17.167cm" svg:y="2.788cm" svg:viewBox="0 0 1034 3413" draw:points="1026,3 1032,10 1034,18 1034,19 1034,3394 1032,3402 1026,3409 1018,3413 1014,3413 120,3413 111,3411 104,3406 101,3398 101,3389 103,3384 104,3381 108,3374 113,3358 113,3137 108,3122 101,3108 89,3097 76,3089 60,3085 49,3085 40,3083 33,3077 29,3069 29,3060 33,3052 37,3049 42,3045 60,3027 76,3006 89,2983 99,2959 106,2934 110,2908 110,2881 106,2855 99,2830 89,2806 76,2783 60,2762 42,2744 30,2735 21,2728 10,2722 4,2716 0,2707 0,2704 0,2502 2,2494 8,2487 16,2483 24,2483 32,2486 40,2492 59,2502 79,2508 100,2512 121,2512 142,2508 162,2502 181,2492 198,2480 198,2479 199,2479 206,2475 215,2474 223,2477 227,2479 229,2482 242,2491 244,2493 245,2493 262,2502 281,2508 301,2512 320,2512 340,2508 360,2502 377,2493 386,2491 395,2493 402,2498 402,2499 411,2511 427,2527 445,2541 466,2551 488,2558 510,2562 533,2562 555,2558 577,2551 598,2541 616,2527 632,2511 646,2493 656,2472 663,2450 667,2428 667,2245 663,2223 656,2201 646,2180 632,2162 616,2146 598,2132 577,2122 555,2115 533,2111 510,2111 488,2115 466,2122 445,2132 427,2146 411,2162 402,2174 396,2179 387,2182 378,2180 377,2180 360,2171 340,2165 320,2161 301,2161 281,2165 262,2171 260,2172 245,2180 237,2185 229,2189 220,2188 212,2184 207,2177 206,2169 206,1390 205,1384 204,1381 202,1372 195,1356 185,1341 181,1337 173,1329 102,1258 97,1250 96,1241 99,1233 105,1227 114,1224 116,1224 578,1224 596,1220 604,1217 612,1213 621,1207 627,1203 780,1050 785,1043 790,1035 794,1027 797,1019 800,1003 801,1001 801,577 803,568 808,561 811,559 817,556 837,542 854,525 868,505 879,483 887,460 891,436 891,411 887,387 879,364 868,342 854,322 842,311 837,303 836,294 839,286 842,282 854,271 868,251 879,229 887,206 891,182 891,157 887,133 879,110 877,106 868,88 854,68 837,51 831,47 817,37 816,37 810,30 808,21 810,13 815,5 823,1 828,1 1006,1 1009,0 1018,0">
          <text:p/>
        </draw:polygon>
        <draw:polygon draw:style-name="gr14" draw:text-style-name="P2" draw:layer="layout" svg:width="1.313cm" svg:height="2.031cm" svg:x="15.879cm" svg:y="4.169cm" svg:viewBox="0 0 1314 2032" draw:points="1260,2 1265,5 1309,49 1313,56 1314,63 1314,211 1312,219 1307,226 1299,230 1290,230 1289,230 1285,229 860,229 845,229 829,233 816,241 804,252 797,266 792,281 792,586 797,601 804,615 816,626 829,634 845,638 1285,638 1289,637 1298,637 1306,640 1312,647 1314,655 1314,656 1314,795 1312,803 1307,810 1299,814 1290,814 1282,810 1281,809 1270,801 1265,798 1260,795 1248,789 1229,783 1209,779 1190,779 1170,783 1151,789 1134,798 1125,800 1116,798 1109,793 1109,792 1100,780 1084,764 1066,750 1045,740 1023,733 1001,729 978,729 956,733 934,740 913,750 895,764 879,780 865,798 855,819 848,841 844,863 844,1046 848,1068 855,1091 865,1112 879,1130 895,1146 913,1160 934,1170 956,1177 978,1181 1001,1181 1023,1177 1045,1170 1066,1160 1077,1151 1085,1147 1094,1148 1102,1152 1107,1159 1109,1167 1109,1323 1107,1331 1101,1338 1099,1340 1087,1347 1066,1363 1048,1381 1032,1402 1019,1425 1009,1449 1002,1474 998,1500 998,1527 1002,1553 1009,1578 1019,1602 1032,1625 1046,1643 1048,1646 1066,1664 1071,1668 1077,1675 1079,1683 1077,1692 1072,1699 1064,1703 1059,1704 983,1704 967,1708 954,1716 942,1727 934,1741 930,1756 930,1977 934,1993 940,2003 943,2011 942,2020 937,2027 929,2032 923,2032 111,2032 102,2030 95,2025 91,2017 91,2008 95,2000 97,1999 96,1998 102,1993 109,1986 116,1973 121,1957 121,1736 116,1721 109,1707 97,1696 84,1688 68,1684 59,1681 53,1674 50,1666 52,1657 56,1650 60,1646 76,1625 89,1602 99,1578 106,1553 110,1527 110,1500 106,1474 99,1449 89,1425 76,1402 60,1381 42,1363 30,1354 21,1347 10,1341 4,1335 0,1326 0,1323 0,975 2,966 8,959 16,955 24,955 32,959 34,961 38,964 52,975 67,982 84,988 101,991 118,991 135,988 152,982 167,975 179,966 181,964 186,959 194,954 203,953 211,956 217,963 220,971 220,973 220,1040 225,1055 232,1069 244,1080 257,1089 273,1093 578,1093 594,1089 607,1080 619,1069 626,1055 631,1040 631,556 626,541 619,527 607,516 594,508 578,504 288,504 273,504 257,508 244,516 234,526 226,531 217,532 209,529 203,523 200,514 200,512 200,63 202,54 205,49 249,5 256,1 263,0 597,0 614,0 648,0 695,0 815,0 832,0 1251,0">
          <text:p/>
        </draw:polygon>
        <draw:polygon draw:style-name="gr14" draw:text-style-name="P2" draw:layer="layout" svg:width="1.706cm" svg:height="3.917cm" svg:x="14.66cm" svg:y="2.283cm" svg:viewBox="0 0 1707 3918" draw:points="1697,2 1704,7 1707,15 1707,24 1704,32 1702,34 1445,290 1435,305 1429,321 1425,339 1425,357 1425,358 1425,360 1425,959 1423,968 1420,973 1375,1017 1368,1022 1361,1023 1287,1023 1278,1021 1273,1017 1269,1014 1253,1002 1234,993 1215,986 1196,983 1195,983 1084,983 1083,983 1064,986 1045,993 1026,1002 1010,1014 995,1029 989,1034 980,1036 979,1036 771,1036 762,1034 755,1029 753,1027 748,1017 746,1014 736,1002 734,999 717,983 700,970 680,959 670,954 660,950 638,944 616,941 594,941 572,944 550,950 530,959 510,970 493,983 486,990 479,994 470,995 462,992 458,990 444,975 433,967 426,962 406,952 384,945 362,941 340,941 318,945 296,952 276,962 258,975 242,991 229,1009 219,1029 212,1051 208,1073 208,1150 212,1172 219,1194 229,1214 235,1221 242,1232 258,1248 271,1257 277,1264 279,1272 279,1273 279,1398 277,1406 272,1413 267,1416 266,1417 256,1422 243,1430 222,1446 204,1464 188,1485 175,1508 165,1532 158,1557 154,1583 154,1610 158,1636 163,1655 165,1661 175,1685 188,1708 194,1716 204,1729 222,1747 225,1749 231,1756 233,1765 231,1773 226,1780 218,1784 213,1785 161,1785 145,1789 132,1797 120,1808 113,1822 108,1837 108,2142 113,2157 120,2171 132,2182 145,2190 161,2194 176,2194 188,2194 197,2196 204,2202 208,2210 208,2218 204,2226 191,2243 188,2247 175,2270 165,2294 158,2319 154,2345 154,2372 157,2394 158,2398 162,2415 165,2423 175,2447 188,2470 189,2472 204,2491 222,2509 226,2512 243,2525 266,2538 267,2539 274,2544 279,2552 279,2557 279,2648 282,2662 288,2676 291,2681 296,2688 378,2770 382,2773 390,2778 392,2779 400,2782 404,2784 415,2786 416,2786 418,2787 433,2787 988,2787 997,2789 1004,2794 1005,2795 1015,2809 1032,2826 1032,2827 1038,2833 1040,2841 1040,2842 1040,3208 1038,3216 1032,3223 1030,3225 1018,3232 997,3248 979,3266 963,3287 950,3310 940,3334 933,3359 929,3385 929,3412 933,3438 940,3463 950,3487 963,3510 977,3528 979,3531 983,3535 988,3542 989,3551 986,3559 979,3566 971,3569 969,3569 922,3569 906,3573 893,3581 881,3592 873,3606 869,3621 869,3843 873,3859 881,3872 893,3884 893,3885 897,3890 899,3898 898,3907 892,3914 884,3918 879,3918 20,3918 11,3916 4,3911 1,3903 0,3899 0,2960 93,2960 93,3764 97,3780 105,3793 116,3805 130,3812 145,3817 734,3817 750,3812 763,3805 775,3793 782,3780 787,3764 787,2960 782,2944 775,2931 763,2919 750,2912 734,2907 161,2907 145,2907 130,2912 116,2919 105,2931 97,2944 93,2960 0,2960 0,401 519,401 519,705 524,721 531,734 543,746 556,753 572,758 1192,758 1208,753 1221,746 1233,734 1240,721 1245,705 1245,401 1244,399 1241,387 1240,385 1233,372 1221,360 1208,353 1192,348 587,348 572,348 556,353 543,360 531,372 524,385 519,401 0,401 0,19 2,11 8,4 16,0 20,0 1688,0">
          <text:p/>
        </draw:polygon>
        <draw:path draw:style-name="gr15" draw:text-style-name="P3" draw:layer="layout" svg:width="0.1cm" svg:height="0.1cm" svg:x="17.826cm" svg:y="2.908cm" svg:viewBox="0 0 101 101" svg:d="M0 49c0-27 23-49 52-49 27 0 49 22 49 49 0 28-22 52-49 52-29 0-52-24-52-52z">
          <text:p/>
        </draw:path>
        <draw:path draw:style-name="gr15" draw:text-style-name="P3" draw:layer="layout" svg:width="0.1cm" svg:height="0.1cm" svg:x="17.826cm" svg:y="3.162cm" svg:viewBox="0 0 101 101" svg:d="M0 50c0-28 23-50 52-50 27 0 49 22 49 50s-22 51-49 51c-29 0-52-23-52-51z">
          <text:p/>
        </draw:path>
        <draw:path draw:style-name="gr15" draw:text-style-name="P3" draw:layer="layout" svg:width="0.1cm" svg:height="0.1cm" svg:x="15.939cm" svg:y="4.945cm" svg:viewBox="0 0 101 101" svg:d="M0 50c0-28 22-50 50-50s51 22 51 50-23 51-51 51-50-23-50-51z">
          <text:p/>
        </draw:path>
        <draw:path draw:style-name="gr15" draw:text-style-name="P3" draw:layer="layout" svg:width="0.1cm" svg:height="0.1cm" svg:x="15.739cm" svg:y="4.945cm" svg:viewBox="0 0 101 101" svg:d="M0 50c0-28 22-50 50-50s51 22 51 50-23 51-51 51-50-23-50-51z">
          <text:p/>
        </draw:path>
        <draw:path draw:style-name="gr15" draw:text-style-name="P3" draw:layer="layout" svg:width="0.1cm" svg:height="0.1cm" svg:x="15.748cm" svg:y="3.346cm" svg:viewBox="0 0 101 101" svg:d="M0 51c0-28 23-51 52-51 27 0 49 23 49 51s-22 50-49 50c-29 0-52-22-52-50z">
          <text:p/>
        </draw:path>
        <draw:path draw:style-name="gr15" draw:text-style-name="P3" draw:layer="layout" svg:width="0.1cm" svg:height="0.1cm" svg:x="15.748cm" svg:y="3.546cm" svg:viewBox="0 0 101 101" svg:d="M0 51c0-28 23-51 52-51 27 0 49 23 49 51s-22 50-49 50c-29 0-52-22-52-50z">
          <text:p/>
        </draw:path>
        <draw:path draw:style-name="gr15" draw:text-style-name="P3" draw:layer="layout" svg:width="0.1cm" svg:height="0.1cm" svg:x="14.961cm" svg:y="3.345cm" svg:viewBox="0 0 101 101" svg:d="M0 50c0-28 22-50 50-50s51 22 51 50-23 51-51 51-50-23-50-51z">
          <text:p/>
        </draw:path>
        <draw:path draw:style-name="gr15" draw:text-style-name="P3" draw:layer="layout" svg:width="0.1cm" svg:height="0.1cm" svg:x="15.215cm" svg:y="3.345cm" svg:viewBox="0 0 101 101" svg:d="M0 50c0-28 22-50 51-50 28 0 50 22 50 50s-22 51-50 51c-29 0-51-23-51-51z">
          <text:p/>
        </draw:path>
        <draw:path draw:style-name="gr15" draw:text-style-name="P3" draw:layer="layout" svg:width="0.1cm" svg:height="0.1cm" svg:x="14.964cm" svg:y="3.829cm" svg:viewBox="0 0 101 101" svg:d="M0 51c0-28 24-51 52-51 27 0 49 23 49 51s-22 50-49 50c-28 0-52-22-52-50z">
          <text:p/>
        </draw:path>
        <draw:path draw:style-name="gr15" draw:text-style-name="P3" draw:layer="layout" svg:width="0.1cm" svg:height="0.1cm" svg:x="14.964cm" svg:y="4.591cm" svg:viewBox="0 0 101 101" svg:d="M0 51c0-28 24-51 52-51 27 0 49 23 49 51 0 27-22 50-49 50-28 0-52-23-52-50z">
          <text:p/>
        </draw:path>
        <draw:path draw:style-name="gr15" draw:text-style-name="P3" draw:layer="layout" svg:width="0.1cm" svg:height="0.1cm" svg:x="16.544cm" svg:y="2.767cm" svg:viewBox="0 0 101 101" svg:d="M0 50c0-28 23-50 52-50 27 0 49 22 49 50s-22 51-49 51c-29 0-52-23-52-51z">
          <text:p/>
        </draw:path>
        <draw:path draw:style-name="gr15" draw:text-style-name="P3" draw:layer="layout" svg:width="0.1cm" svg:height="0.1cm" svg:x="16.798cm" svg:y="2.767cm" svg:viewBox="0 0 101 101" svg:d="M0 50c0-28 23-50 51-50s50 22 50 50-22 51-50 51-51-23-51-51z">
          <text:p/>
        </draw:path>
        <draw:path draw:style-name="gr15" draw:text-style-name="P3" draw:layer="layout" svg:width="0.1cm" svg:height="0.1cm" svg:x="17.052cm" svg:y="2.767cm" svg:viewBox="0 0 101 101" svg:d="M0 50c0-28 24-50 52-50 27 0 49 22 49 50s-22 51-49 51c-28 0-52-23-52-51z">
          <text:p/>
        </draw:path>
        <draw:path draw:style-name="gr15" draw:text-style-name="P3" draw:layer="layout" svg:width="0.1cm" svg:height="0.101cm" svg:x="16.817cm" svg:y="5.074cm" svg:viewBox="0 0 101 102" svg:d="M0 50c0-27 23-50 52-50 27 0 49 23 49 50 0 28-22 52-49 52-29 0-52-24-52-52z">
          <text:p/>
        </draw:path>
        <draw:path draw:style-name="gr15" draw:text-style-name="P3" draw:layer="layout" svg:width="0.1cm" svg:height="0.101cm" svg:x="17.638cm" svg:y="5.074cm" svg:viewBox="0 0 101 102" svg:d="M0 50c0-27 23-50 50-50 28 0 51 23 51 50 0 28-23 52-51 52-27 0-50-24-50-52z">
          <text:p/>
        </draw:path>
        <draw:path draw:style-name="gr15" draw:text-style-name="P3" draw:layer="layout" svg:width="0.1cm" svg:height="0.101cm" svg:x="17.028cm" svg:y="5.074cm" svg:viewBox="0 0 101 102" svg:d="M0 50c0-27 22-50 50-50s51 23 51 50c0 28-23 52-51 52s-50-24-50-52z">
          <text:p/>
        </draw:path>
        <draw:path draw:style-name="gr15" draw:text-style-name="P3" draw:layer="layout" svg:width="0.1cm" svg:height="0.101cm" svg:x="17.228cm" svg:y="5.074cm" svg:viewBox="0 0 101 102" svg:d="M0 50c0-27 22-50 50-50s51 23 51 50c0 28-23 52-51 52s-50-24-50-52z">
          <text:p/>
        </draw:path>
        <draw:path draw:style-name="gr15" draw:text-style-name="P3" draw:layer="layout" svg:width="0.1cm" svg:height="0.101cm" svg:x="17.428cm" svg:y="5.074cm" svg:viewBox="0 0 101 102" svg:d="M0 50c0-27 22-50 50-50s51 23 51 50c0 28-23 52-51 52s-50-24-50-52z">
          <text:p/>
        </draw:path>
        <draw:path draw:style-name="gr15" draw:text-style-name="P3" draw:layer="layout" svg:width="0.1cm" svg:height="0.1cm" svg:x="17.026cm" svg:y="5.631cm" svg:viewBox="0 0 101 101" svg:d="M0 52c0-29 23-52 52-52 27 0 49 23 49 52 0 27-22 49-49 49-29 0-52-22-52-49z">
          <text:p/>
        </draw:path>
        <draw:path draw:style-name="gr15" draw:text-style-name="P3" draw:layer="layout" svg:width="0.1cm" svg:height="0.1cm" svg:x="15.739cm" svg:y="5.631cm" svg:viewBox="0 0 101 101" svg:d="M0 52c0-29 22-52 50-52s51 23 51 52c0 27-23 49-51 49s-50-22-50-49z">
          <text:p/>
        </draw:path>
        <draw:line draw:style-name="gr4" draw:text-style-name="P1" draw:layer="layout" svg:x1="17.902cm" svg:y1="2.958cm" svg:x2="17.851cm" svg:y2="2.958cm">
          <text:p/>
        </draw:line>
        <draw:line draw:style-name="gr4" draw:text-style-name="P1" draw:layer="layout" svg:x1="17.902cm" svg:y1="3.212cm" svg:x2="17.851cm" svg:y2="3.212cm">
          <text:p/>
        </draw:line>
        <draw:line draw:style-name="gr5" draw:text-style-name="P1" draw:layer="layout" svg:x1="15.989cm" svg:y1="5.049cm" svg:x2="15.989cm" svg:y2="4.939cm">
          <text:p/>
        </draw:line>
        <draw:path draw:style-name="gr6" draw:text-style-name="P2" draw:layer="layout" svg:width="0.2cm" svg:height="0.2cm" svg:x="15.688cm" svg:y="4.894cm" svg:viewBox="0 0 201 201" svg:d="M0 101c0-56 45-101 101-101s100 45 100 101-44 100-100 100-101-44-101-100z">
          <text:p/>
        </draw:path>
        <draw:line draw:style-name="gr7" draw:text-style-name="P1" draw:layer="layout" svg:x1="15.843cm" svg:y1="3.396cm" svg:x2="15.753cm" svg:y2="3.396cm">
          <text:p/>
        </draw:line>
        <draw:line draw:style-name="gr7" draw:text-style-name="P1" draw:layer="layout" svg:x1="15.843cm" svg:y1="3.596cm" svg:x2="15.753cm" svg:y2="3.596cm">
          <text:p/>
        </draw:line>
        <draw:line draw:style-name="gr8" draw:text-style-name="P1" draw:layer="layout" svg:x1="15.011cm" svg:y1="3.367cm" svg:x2="15.011cm" svg:y2="3.422cm">
          <text:p/>
        </draw:line>
        <draw:path draw:style-name="gr6" draw:text-style-name="P2" draw:layer="layout" svg:width="0.24cm" svg:height="0.24cm" svg:x="15.145cm" svg:y="3.275cm" svg:viewBox="0 0 241 241" svg:d="M0 119c0-66 54-119 121-119 66 0 120 53 120 119 0 68-54 122-120 122-67 0-121-54-121-122z">
          <text:p/>
        </draw:path>
        <draw:path draw:style-name="gr6" draw:text-style-name="P2" draw:layer="layout" svg:width="0.3cm" svg:height="0.3cm" svg:x="14.864cm" svg:y="3.729cm" svg:viewBox="0 0 301 301" svg:d="M0 152c0-83 68-152 151-152s150 69 150 152c0 82-67 149-150 149s-151-67-151-149z">
          <text:p/>
        </draw:path>
        <draw:path draw:style-name="gr6" draw:text-style-name="P2" draw:layer="layout" svg:width="0.3cm" svg:height="0.3cm" svg:x="14.864cm" svg:y="4.491cm" svg:viewBox="0 0 301 301" svg:d="M0 152c0-84 68-152 151-152s150 68 150 152c0 82-67 149-150 149s-151-67-151-149z">
          <text:p/>
        </draw:path>
        <draw:line draw:style-name="gr4" draw:text-style-name="P1" draw:layer="layout" svg:x1="16.595cm" svg:y1="2.807cm" svg:x2="16.595cm" svg:y2="2.826cm">
          <text:p/>
        </draw:line>
        <draw:line draw:style-name="gr4" draw:text-style-name="P1" draw:layer="layout" svg:x1="16.849cm" svg:y1="2.807cm" svg:x2="16.849cm" svg:y2="2.826cm">
          <text:p/>
        </draw:line>
        <draw:line draw:style-name="gr4" draw:text-style-name="P1" draw:layer="layout" svg:x1="17.103cm" svg:y1="2.807cm" svg:x2="17.103cm" svg:y2="2.826cm">
          <text:p/>
        </draw:line>
        <draw:line draw:style-name="gr9" draw:text-style-name="P1" draw:layer="layout" svg:x1="16.867cm" svg:y1="5.043cm" svg:x2="16.867cm" svg:y2="5.204cm">
          <text:p/>
        </draw:line>
        <draw:line draw:style-name="gr9" draw:text-style-name="P1" draw:layer="layout" svg:x1="17.688cm" svg:y1="5.043cm" svg:x2="17.688cm" svg:y2="5.204cm">
          <text:p/>
        </draw:line>
        <draw:line draw:style-name="gr10" draw:text-style-name="P1" draw:layer="layout" svg:x1="17.078cm" svg:y1="5.073cm" svg:x2="17.078cm" svg:y2="5.174cm">
          <text:p/>
        </draw:line>
        <draw:line draw:style-name="gr11" draw:text-style-name="P1" draw:layer="layout" svg:x1="17.277cm" svg:y1="5.083cm" svg:x2="17.277cm" svg:y2="5.164cm">
          <text:p/>
        </draw:line>
        <draw:line draw:style-name="gr10" draw:text-style-name="P1" draw:layer="layout" svg:x1="17.477cm" svg:y1="5.073cm" svg:x2="17.477cm" svg:y2="5.174cm">
          <text:p/>
        </draw:line>
        <draw:path draw:style-name="gr6" draw:text-style-name="P2" draw:layer="layout" svg:width="0.3cm" svg:height="0.3cm" svg:x="16.926cm" svg:y="5.531cm" svg:viewBox="0 0 301 301" svg:d="M0 152c0-83 68-152 151-152s150 69 150 152c0 82-67 149-150 149s-151-67-151-149z">
          <text:p/>
        </draw:path>
        <draw:path draw:style-name="gr6" draw:text-style-name="P2" draw:layer="layout" svg:width="0.3cm" svg:height="0.3cm" svg:x="15.639cm" svg:y="5.531cm" svg:viewBox="0 0 301 301" svg:d="M0 152c0-83 67-152 149-152 83 0 152 69 152 152 0 82-69 149-152 149-82 0-149-67-149-149z">
          <text:p/>
        </draw:path>
        <draw:path draw:style-name="gr6" draw:text-style-name="P2" draw:layer="layout" svg:width="0.1cm" svg:height="0.1cm" svg:x="17.826cm" svg:y="2.908cm" svg:viewBox="0 0 101 101" svg:d="M0 49c0-27 23-49 52-49 27 0 49 22 49 49 0 28-22 52-49 52-29 0-52-24-52-52z">
          <text:p/>
        </draw:path>
        <draw:path draw:style-name="gr6" draw:text-style-name="P2" draw:layer="layout" svg:width="0.1cm" svg:height="0.1cm" svg:x="17.826cm" svg:y="3.162cm" svg:viewBox="0 0 101 101" svg:d="M0 50c0-28 23-50 52-50 27 0 49 22 49 50s-22 51-49 51c-29 0-52-23-52-51z">
          <text:p/>
        </draw:path>
        <draw:path draw:style-name="gr6" draw:text-style-name="P2" draw:layer="layout" svg:width="0.1cm" svg:height="0.1cm" svg:x="15.939cm" svg:y="4.945cm" svg:viewBox="0 0 101 101" svg:d="M0 50c0-28 22-50 50-50s51 22 51 50-23 51-51 51-50-23-50-51z">
          <text:p/>
        </draw:path>
        <draw:path draw:style-name="gr6" draw:text-style-name="P2" draw:layer="layout" svg:width="0.1cm" svg:height="0.1cm" svg:x="15.739cm" svg:y="4.945cm" svg:viewBox="0 0 101 101" svg:d="M0 50c0-28 22-50 50-50s51 22 51 50-23 51-51 51-50-23-50-51z">
          <text:p/>
        </draw:path>
        <draw:path draw:style-name="gr6" draw:text-style-name="P2" draw:layer="layout" svg:width="0.1cm" svg:height="0.1cm" svg:x="15.748cm" svg:y="3.346cm" svg:viewBox="0 0 101 101" svg:d="M0 51c0-28 23-51 52-51 27 0 49 23 49 51s-22 50-49 50c-29 0-52-22-52-50z">
          <text:p/>
        </draw:path>
        <draw:path draw:style-name="gr6" draw:text-style-name="P2" draw:layer="layout" svg:width="0.1cm" svg:height="0.1cm" svg:x="15.748cm" svg:y="3.546cm" svg:viewBox="0 0 101 101" svg:d="M0 51c0-28 23-51 52-51 27 0 49 23 49 51s-22 50-49 50c-29 0-52-22-52-50z">
          <text:p/>
        </draw:path>
        <draw:path draw:style-name="gr6" draw:text-style-name="P2" draw:layer="layout" svg:width="0.1cm" svg:height="0.1cm" svg:x="14.961cm" svg:y="3.345cm" svg:viewBox="0 0 101 101" svg:d="M0 50c0-28 22-50 50-50s51 22 51 50-23 51-51 51-50-23-50-51z">
          <text:p/>
        </draw:path>
        <draw:path draw:style-name="gr6" draw:text-style-name="P2" draw:layer="layout" svg:width="0.1cm" svg:height="0.1cm" svg:x="15.215cm" svg:y="3.345cm" svg:viewBox="0 0 101 101" svg:d="M0 50c0-28 22-50 51-50 28 0 50 22 50 50s-22 51-50 51c-29 0-51-23-51-51z">
          <text:p/>
        </draw:path>
        <draw:path draw:style-name="gr6" draw:text-style-name="P2" draw:layer="layout" svg:width="0.1cm" svg:height="0.1cm" svg:x="14.964cm" svg:y="3.829cm" svg:viewBox="0 0 101 101" svg:d="M0 51c0-28 24-51 52-51 27 0 49 23 49 51s-22 50-49 50c-28 0-52-22-52-50z">
          <text:p/>
        </draw:path>
        <draw:path draw:style-name="gr6" draw:text-style-name="P2" draw:layer="layout" svg:width="0.1cm" svg:height="0.1cm" svg:x="14.964cm" svg:y="4.591cm" svg:viewBox="0 0 101 101" svg:d="M0 51c0-28 24-51 52-51 27 0 49 23 49 51 0 27-22 50-49 50-28 0-52-23-52-50z">
          <text:p/>
        </draw:path>
        <draw:path draw:style-name="gr6" draw:text-style-name="P2" draw:layer="layout" svg:width="0.1cm" svg:height="0.1cm" svg:x="16.544cm" svg:y="2.767cm" svg:viewBox="0 0 101 101" svg:d="M0 50c0-28 23-50 52-50 27 0 49 22 49 50s-22 51-49 51c-29 0-52-23-52-51z">
          <text:p/>
        </draw:path>
        <draw:path draw:style-name="gr6" draw:text-style-name="P2" draw:layer="layout" svg:width="0.1cm" svg:height="0.1cm" svg:x="16.798cm" svg:y="2.767cm" svg:viewBox="0 0 101 101" svg:d="M0 50c0-28 23-50 51-50s50 22 50 50-22 51-50 51-51-23-51-51z">
          <text:p/>
        </draw:path>
        <draw:path draw:style-name="gr6" draw:text-style-name="P2" draw:layer="layout" svg:width="0.1cm" svg:height="0.1cm" svg:x="17.052cm" svg:y="2.767cm" svg:viewBox="0 0 101 101" svg:d="M0 50c0-28 24-50 52-50 27 0 49 22 49 50s-22 51-49 51c-28 0-52-23-52-51z">
          <text:p/>
        </draw:path>
        <draw:path draw:style-name="gr6" draw:text-style-name="P2" draw:layer="layout" svg:width="0.1cm" svg:height="0.101cm" svg:x="16.817cm" svg:y="5.074cm" svg:viewBox="0 0 101 102" svg:d="M0 50c0-27 23-50 52-50 27 0 49 23 49 50 0 28-22 52-49 52-29 0-52-24-52-52z">
          <text:p/>
        </draw:path>
        <draw:path draw:style-name="gr6" draw:text-style-name="P2" draw:layer="layout" svg:width="0.1cm" svg:height="0.101cm" svg:x="17.638cm" svg:y="5.074cm" svg:viewBox="0 0 101 102" svg:d="M0 50c0-27 23-50 50-50 28 0 51 23 51 50 0 28-23 52-51 52-27 0-50-24-50-52z">
          <text:p/>
        </draw:path>
        <draw:path draw:style-name="gr6" draw:text-style-name="P2" draw:layer="layout" svg:width="0.1cm" svg:height="0.101cm" svg:x="17.028cm" svg:y="5.074cm" svg:viewBox="0 0 101 102" svg:d="M0 50c0-27 22-50 50-50s51 23 51 50c0 28-23 52-51 52s-50-24-50-52z">
          <text:p/>
        </draw:path>
        <draw:path draw:style-name="gr6" draw:text-style-name="P2" draw:layer="layout" svg:width="0.1cm" svg:height="0.101cm" svg:x="17.228cm" svg:y="5.074cm" svg:viewBox="0 0 101 102" svg:d="M0 50c0-27 22-50 50-50s51 23 51 50c0 28-23 52-51 52s-50-24-50-52z">
          <text:p/>
        </draw:path>
        <draw:path draw:style-name="gr6" draw:text-style-name="P2" draw:layer="layout" svg:width="0.1cm" svg:height="0.101cm" svg:x="17.428cm" svg:y="5.074cm" svg:viewBox="0 0 101 102" svg:d="M0 50c0-27 22-50 50-50s51 23 51 50c0 28-23 52-51 52s-50-24-50-52z">
          <text:p/>
        </draw:path>
        <draw:path draw:style-name="gr6" draw:text-style-name="P2" draw:layer="layout" svg:width="0.1cm" svg:height="0.1cm" svg:x="17.026cm" svg:y="5.631cm" svg:viewBox="0 0 101 101" svg:d="M0 52c0-29 23-52 52-52 27 0 49 23 49 52 0 27-22 49-49 49-29 0-52-22-52-49z">
          <text:p/>
        </draw:path>
        <draw:path draw:style-name="gr6" draw:text-style-name="P2" draw:layer="layout" svg:width="0.1cm" svg:height="0.1cm" svg:x="15.739cm" svg:y="5.631cm" svg:viewBox="0 0 101 101" svg:d="M0 52c0-29 22-52 50-52s51 23 51 52c0 27-23 49-51 49s-50-22-50-49z">
          <text:p/>
        </draw:path>
        <draw:path draw:style-name="gr6" draw:text-style-name="P2" draw:layer="layout" svg:width="0.1cm" svg:height="0.1cm" svg:x="17.826cm" svg:y="2.908cm" svg:viewBox="0 0 101 101" svg:d="M0 49c0-27 23-49 52-49 27 0 49 22 49 49 0 28-22 52-49 52-29 0-52-24-52-52z">
          <text:p/>
        </draw:path>
        <draw:path draw:style-name="gr6" draw:text-style-name="P2" draw:layer="layout" svg:width="0.1cm" svg:height="0.1cm" svg:x="17.826cm" svg:y="3.162cm" svg:viewBox="0 0 101 101" svg:d="M0 50c0-28 23-50 52-50 27 0 49 22 49 50s-22 51-49 51c-29 0-52-23-52-51z">
          <text:p/>
        </draw:path>
        <draw:path draw:style-name="gr6" draw:text-style-name="P2" draw:layer="layout" svg:width="0.1cm" svg:height="0.1cm" svg:x="15.939cm" svg:y="4.945cm" svg:viewBox="0 0 101 101" svg:d="M0 50c0-28 22-50 50-50s51 22 51 50-23 51-51 51-50-23-50-51z">
          <text:p/>
        </draw:path>
        <draw:path draw:style-name="gr6" draw:text-style-name="P2" draw:layer="layout" svg:width="0.1cm" svg:height="0.1cm" svg:x="15.739cm" svg:y="4.945cm" svg:viewBox="0 0 101 101" svg:d="M0 50c0-28 22-50 50-50s51 22 51 50-23 51-51 51-50-23-50-51z">
          <text:p/>
        </draw:path>
        <draw:path draw:style-name="gr6" draw:text-style-name="P2" draw:layer="layout" svg:width="0.1cm" svg:height="0.1cm" svg:x="15.748cm" svg:y="3.346cm" svg:viewBox="0 0 101 101" svg:d="M0 51c0-28 23-51 52-51 27 0 49 23 49 51s-22 50-49 50c-29 0-52-22-52-50z">
          <text:p/>
        </draw:path>
        <draw:path draw:style-name="gr6" draw:text-style-name="P2" draw:layer="layout" svg:width="0.1cm" svg:height="0.1cm" svg:x="15.748cm" svg:y="3.546cm" svg:viewBox="0 0 101 101" svg:d="M0 51c0-28 23-51 52-51 27 0 49 23 49 51s-22 50-49 50c-29 0-52-22-52-50z">
          <text:p/>
        </draw:path>
        <draw:path draw:style-name="gr6" draw:text-style-name="P2" draw:layer="layout" svg:width="0.1cm" svg:height="0.1cm" svg:x="14.961cm" svg:y="3.345cm" svg:viewBox="0 0 101 101" svg:d="M0 50c0-28 22-50 50-50s51 22 51 50-23 51-51 51-50-23-50-51z">
          <text:p/>
        </draw:path>
        <draw:path draw:style-name="gr6" draw:text-style-name="P2" draw:layer="layout" svg:width="0.1cm" svg:height="0.1cm" svg:x="15.215cm" svg:y="3.345cm" svg:viewBox="0 0 101 101" svg:d="M0 50c0-28 22-50 51-50 28 0 50 22 50 50s-22 51-50 51c-29 0-51-23-51-51z">
          <text:p/>
        </draw:path>
        <draw:path draw:style-name="gr6" draw:text-style-name="P2" draw:layer="layout" svg:width="0.1cm" svg:height="0.1cm" svg:x="14.964cm" svg:y="3.829cm" svg:viewBox="0 0 101 101" svg:d="M0 51c0-28 24-51 52-51 27 0 49 23 49 51s-22 50-49 50c-28 0-52-22-52-50z">
          <text:p/>
        </draw:path>
        <draw:path draw:style-name="gr6" draw:text-style-name="P2" draw:layer="layout" svg:width="0.1cm" svg:height="0.1cm" svg:x="14.964cm" svg:y="4.591cm" svg:viewBox="0 0 101 101" svg:d="M0 51c0-28 24-51 52-51 27 0 49 23 49 51 0 27-22 50-49 50-28 0-52-23-52-50z">
          <text:p/>
        </draw:path>
        <draw:path draw:style-name="gr6" draw:text-style-name="P2" draw:layer="layout" svg:width="0.1cm" svg:height="0.1cm" svg:x="16.544cm" svg:y="2.767cm" svg:viewBox="0 0 101 101" svg:d="M0 50c0-28 23-50 52-50 27 0 49 22 49 50s-22 51-49 51c-29 0-52-23-52-51z">
          <text:p/>
        </draw:path>
        <draw:path draw:style-name="gr6" draw:text-style-name="P2" draw:layer="layout" svg:width="0.1cm" svg:height="0.1cm" svg:x="16.798cm" svg:y="2.767cm" svg:viewBox="0 0 101 101" svg:d="M0 50c0-28 23-50 51-50s50 22 50 50-22 51-50 51-51-23-51-51z">
          <text:p/>
        </draw:path>
        <draw:path draw:style-name="gr6" draw:text-style-name="P2" draw:layer="layout" svg:width="0.1cm" svg:height="0.1cm" svg:x="17.052cm" svg:y="2.767cm" svg:viewBox="0 0 101 101" svg:d="M0 50c0-28 24-50 52-50 27 0 49 22 49 50s-22 51-49 51c-28 0-52-23-52-51z">
          <text:p/>
        </draw:path>
        <draw:path draw:style-name="gr6" draw:text-style-name="P2" draw:layer="layout" svg:width="0.1cm" svg:height="0.101cm" svg:x="16.817cm" svg:y="5.074cm" svg:viewBox="0 0 101 102" svg:d="M0 50c0-27 23-50 52-50 27 0 49 23 49 50 0 28-22 52-49 52-29 0-52-24-52-52z">
          <text:p/>
        </draw:path>
        <draw:path draw:style-name="gr6" draw:text-style-name="P2" draw:layer="layout" svg:width="0.1cm" svg:height="0.101cm" svg:x="17.638cm" svg:y="5.074cm" svg:viewBox="0 0 101 102" svg:d="M0 50c0-27 23-50 50-50 28 0 51 23 51 50 0 28-23 52-51 52-27 0-50-24-50-52z">
          <text:p/>
        </draw:path>
        <draw:path draw:style-name="gr6" draw:text-style-name="P2" draw:layer="layout" svg:width="0.1cm" svg:height="0.101cm" svg:x="17.028cm" svg:y="5.074cm" svg:viewBox="0 0 101 102" svg:d="M0 50c0-27 22-50 50-50s51 23 51 50c0 28-23 52-51 52s-50-24-50-52z">
          <text:p/>
        </draw:path>
        <draw:path draw:style-name="gr6" draw:text-style-name="P2" draw:layer="layout" svg:width="0.1cm" svg:height="0.101cm" svg:x="17.228cm" svg:y="5.074cm" svg:viewBox="0 0 101 102" svg:d="M0 50c0-27 22-50 50-50s51 23 51 50c0 28-23 52-51 52s-50-24-50-52z">
          <text:p/>
        </draw:path>
        <draw:path draw:style-name="gr6" draw:text-style-name="P2" draw:layer="layout" svg:width="0.1cm" svg:height="0.101cm" svg:x="17.428cm" svg:y="5.074cm" svg:viewBox="0 0 101 102" svg:d="M0 50c0-27 22-50 50-50s51 23 51 50c0 28-23 52-51 52s-50-24-50-52z">
          <text:p/>
        </draw:path>
        <draw:path draw:style-name="gr6" draw:text-style-name="P2" draw:layer="layout" svg:width="0.1cm" svg:height="0.1cm" svg:x="17.026cm" svg:y="5.631cm" svg:viewBox="0 0 101 101" svg:d="M0 52c0-29 23-52 52-52 27 0 49 23 49 52 0 27-22 49-49 49-29 0-52-22-52-49z">
          <text:p/>
        </draw:path>
        <draw:path draw:style-name="gr6" draw:text-style-name="P2" draw:layer="layout" svg:width="0.1cm" svg:height="0.1cm" svg:x="15.739cm" svg:y="5.631cm" svg:viewBox="0 0 101 101" svg:d="M0 52c0-29 22-52 50-52s51 23 51 52c0 27-23 49-51 49s-50-22-50-49z">
          <text:p/>
        </draw:path>
        <draw:path draw:style-name="gr6" draw:text-style-name="P2" draw:layer="layout" svg:width="0.1cm" svg:height="0.1cm" svg:x="17.826cm" svg:y="2.908cm" svg:viewBox="0 0 101 101" svg:d="M0 49c0-27 23-49 52-49 27 0 49 22 49 49 0 28-22 52-49 52-29 0-52-24-52-52z">
          <text:p/>
        </draw:path>
        <draw:path draw:style-name="gr6" draw:text-style-name="P2" draw:layer="layout" svg:width="0.1cm" svg:height="0.1cm" svg:x="17.826cm" svg:y="3.162cm" svg:viewBox="0 0 101 101" svg:d="M0 50c0-28 23-50 52-50 27 0 49 22 49 50s-22 51-49 51c-29 0-52-23-52-51z">
          <text:p/>
        </draw:path>
        <draw:path draw:style-name="gr6" draw:text-style-name="P2" draw:layer="layout" svg:width="0.1cm" svg:height="0.1cm" svg:x="15.939cm" svg:y="4.945cm" svg:viewBox="0 0 101 101" svg:d="M0 50c0-28 22-50 50-50s51 22 51 50-23 51-51 51-50-23-50-51z">
          <text:p/>
        </draw:path>
        <draw:path draw:style-name="gr6" draw:text-style-name="P2" draw:layer="layout" svg:width="0.1cm" svg:height="0.1cm" svg:x="15.739cm" svg:y="4.945cm" svg:viewBox="0 0 101 101" svg:d="M0 50c0-28 22-50 50-50s51 22 51 50-23 51-51 51-50-23-50-51z">
          <text:p/>
        </draw:path>
        <draw:path draw:style-name="gr6" draw:text-style-name="P2" draw:layer="layout" svg:width="0.1cm" svg:height="0.1cm" svg:x="15.748cm" svg:y="3.346cm" svg:viewBox="0 0 101 101" svg:d="M0 51c0-28 23-51 52-51 27 0 49 23 49 51s-22 50-49 50c-29 0-52-22-52-50z">
          <text:p/>
        </draw:path>
        <draw:path draw:style-name="gr6" draw:text-style-name="P2" draw:layer="layout" svg:width="0.1cm" svg:height="0.1cm" svg:x="15.748cm" svg:y="3.546cm" svg:viewBox="0 0 101 101" svg:d="M0 51c0-28 23-51 52-51 27 0 49 23 49 51s-22 50-49 50c-29 0-52-22-52-50z">
          <text:p/>
        </draw:path>
        <draw:path draw:style-name="gr6" draw:text-style-name="P2" draw:layer="layout" svg:width="0.1cm" svg:height="0.1cm" svg:x="14.961cm" svg:y="3.345cm" svg:viewBox="0 0 101 101" svg:d="M0 50c0-28 22-50 50-50s51 22 51 50-23 51-51 51-50-23-50-51z">
          <text:p/>
        </draw:path>
        <draw:path draw:style-name="gr6" draw:text-style-name="P2" draw:layer="layout" svg:width="0.1cm" svg:height="0.1cm" svg:x="15.215cm" svg:y="3.345cm" svg:viewBox="0 0 101 101" svg:d="M0 50c0-28 22-50 51-50 28 0 50 22 50 50s-22 51-50 51c-29 0-51-23-51-51z">
          <text:p/>
        </draw:path>
        <draw:path draw:style-name="gr6" draw:text-style-name="P2" draw:layer="layout" svg:width="0.1cm" svg:height="0.1cm" svg:x="14.964cm" svg:y="3.829cm" svg:viewBox="0 0 101 101" svg:d="M0 51c0-28 24-51 52-51 27 0 49 23 49 51s-22 50-49 50c-28 0-52-22-52-50z">
          <text:p/>
        </draw:path>
        <draw:path draw:style-name="gr6" draw:text-style-name="P2" draw:layer="layout" svg:width="0.1cm" svg:height="0.1cm" svg:x="14.964cm" svg:y="4.591cm" svg:viewBox="0 0 101 101" svg:d="M0 51c0-28 24-51 52-51 27 0 49 23 49 51 0 27-22 50-49 50-28 0-52-23-52-50z">
          <text:p/>
        </draw:path>
        <draw:path draw:style-name="gr6" draw:text-style-name="P2" draw:layer="layout" svg:width="0.1cm" svg:height="0.1cm" svg:x="16.544cm" svg:y="2.767cm" svg:viewBox="0 0 101 101" svg:d="M0 50c0-28 23-50 52-50 27 0 49 22 49 50s-22 51-49 51c-29 0-52-23-52-51z">
          <text:p/>
        </draw:path>
        <draw:path draw:style-name="gr6" draw:text-style-name="P2" draw:layer="layout" svg:width="0.1cm" svg:height="0.1cm" svg:x="16.798cm" svg:y="2.767cm" svg:viewBox="0 0 101 101" svg:d="M0 50c0-28 23-50 51-50s50 22 50 50-22 51-50 51-51-23-51-51z">
          <text:p/>
        </draw:path>
        <draw:path draw:style-name="gr6" draw:text-style-name="P2" draw:layer="layout" svg:width="0.1cm" svg:height="0.1cm" svg:x="17.052cm" svg:y="2.767cm" svg:viewBox="0 0 101 101" svg:d="M0 50c0-28 24-50 52-50 27 0 49 22 49 50s-22 51-49 51c-28 0-52-23-52-51z">
          <text:p/>
        </draw:path>
        <draw:path draw:style-name="gr6" draw:text-style-name="P2" draw:layer="layout" svg:width="0.1cm" svg:height="0.101cm" svg:x="16.817cm" svg:y="5.074cm" svg:viewBox="0 0 101 102" svg:d="M0 50c0-27 23-50 52-50 27 0 49 23 49 50 0 28-22 52-49 52-29 0-52-24-52-52z">
          <text:p/>
        </draw:path>
        <draw:path draw:style-name="gr6" draw:text-style-name="P2" draw:layer="layout" svg:width="0.1cm" svg:height="0.101cm" svg:x="17.638cm" svg:y="5.074cm" svg:viewBox="0 0 101 102" svg:d="M0 50c0-27 23-50 50-50 28 0 51 23 51 50 0 28-23 52-51 52-27 0-50-24-50-52z">
          <text:p/>
        </draw:path>
        <draw:path draw:style-name="gr6" draw:text-style-name="P2" draw:layer="layout" svg:width="0.1cm" svg:height="0.101cm" svg:x="17.028cm" svg:y="5.074cm" svg:viewBox="0 0 101 102" svg:d="M0 50c0-27 22-50 50-50s51 23 51 50c0 28-23 52-51 52s-50-24-50-52z">
          <text:p/>
        </draw:path>
        <draw:path draw:style-name="gr6" draw:text-style-name="P2" draw:layer="layout" svg:width="0.1cm" svg:height="0.101cm" svg:x="17.228cm" svg:y="5.074cm" svg:viewBox="0 0 101 102" svg:d="M0 50c0-27 22-50 50-50s51 23 51 50c0 28-23 52-51 52s-50-24-50-52z">
          <text:p/>
        </draw:path>
        <draw:path draw:style-name="gr6" draw:text-style-name="P2" draw:layer="layout" svg:width="0.1cm" svg:height="0.101cm" svg:x="17.428cm" svg:y="5.074cm" svg:viewBox="0 0 101 102" svg:d="M0 50c0-27 22-50 50-50s51 23 51 50c0 28-23 52-51 52s-50-24-50-52z">
          <text:p/>
        </draw:path>
        <draw:path draw:style-name="gr6" draw:text-style-name="P2" draw:layer="layout" svg:width="0.1cm" svg:height="0.1cm" svg:x="17.026cm" svg:y="5.631cm" svg:viewBox="0 0 101 101" svg:d="M0 52c0-29 23-52 52-52 27 0 49 23 49 52 0 27-22 49-49 49-29 0-52-22-52-49z">
          <text:p/>
        </draw:path>
        <draw:path draw:style-name="gr6" draw:text-style-name="P2" draw:layer="layout" svg:width="0.1cm" svg:height="0.1cm" svg:x="15.739cm" svg:y="5.631cm" svg:viewBox="0 0 101 101" svg:d="M0 52c0-29 22-52 50-52s51 23 51 52c0 27-23 49-51 49s-50-22-50-49z">
          <text:p/>
        </draw:path>
        <draw:path draw:style-name="gr6" draw:text-style-name="P2" draw:layer="layout" svg:width="0.1cm" svg:height="0.1cm" svg:x="17.826cm" svg:y="2.908cm" svg:viewBox="0 0 101 101" svg:d="M0 49c0-27 23-49 52-49 27 0 49 22 49 49 0 28-22 52-49 52-29 0-52-24-52-52z">
          <text:p/>
        </draw:path>
        <draw:path draw:style-name="gr6" draw:text-style-name="P2" draw:layer="layout" svg:width="0.1cm" svg:height="0.1cm" svg:x="17.826cm" svg:y="3.162cm" svg:viewBox="0 0 101 101" svg:d="M0 50c0-28 23-50 52-50 27 0 49 22 49 50s-22 51-49 51c-29 0-52-23-52-51z">
          <text:p/>
        </draw:path>
        <draw:path draw:style-name="gr6" draw:text-style-name="P2" draw:layer="layout" svg:width="0.1cm" svg:height="0.1cm" svg:x="15.939cm" svg:y="4.945cm" svg:viewBox="0 0 101 101" svg:d="M0 50c0-28 22-50 50-50s51 22 51 50-23 51-51 51-50-23-50-51z">
          <text:p/>
        </draw:path>
        <draw:path draw:style-name="gr6" draw:text-style-name="P2" draw:layer="layout" svg:width="0.1cm" svg:height="0.1cm" svg:x="15.739cm" svg:y="4.945cm" svg:viewBox="0 0 101 101" svg:d="M0 50c0-28 22-50 50-50s51 22 51 50-23 51-51 51-50-23-50-51z">
          <text:p/>
        </draw:path>
        <draw:path draw:style-name="gr6" draw:text-style-name="P2" draw:layer="layout" svg:width="0.1cm" svg:height="0.1cm" svg:x="15.748cm" svg:y="3.346cm" svg:viewBox="0 0 101 101" svg:d="M0 51c0-28 23-51 52-51 27 0 49 23 49 51s-22 50-49 50c-29 0-52-22-52-50z">
          <text:p/>
        </draw:path>
        <draw:path draw:style-name="gr6" draw:text-style-name="P2" draw:layer="layout" svg:width="0.1cm" svg:height="0.1cm" svg:x="15.748cm" svg:y="3.546cm" svg:viewBox="0 0 101 101" svg:d="M0 51c0-28 23-51 52-51 27 0 49 23 49 51s-22 50-49 50c-29 0-52-22-52-50z">
          <text:p/>
        </draw:path>
        <draw:path draw:style-name="gr6" draw:text-style-name="P2" draw:layer="layout" svg:width="0.1cm" svg:height="0.1cm" svg:x="14.961cm" svg:y="3.345cm" svg:viewBox="0 0 101 101" svg:d="M0 50c0-28 22-50 50-50s51 22 51 50-23 51-51 51-50-23-50-51z">
          <text:p/>
        </draw:path>
        <draw:path draw:style-name="gr6" draw:text-style-name="P2" draw:layer="layout" svg:width="0.1cm" svg:height="0.1cm" svg:x="15.215cm" svg:y="3.345cm" svg:viewBox="0 0 101 101" svg:d="M0 50c0-28 22-50 51-50 28 0 50 22 50 50s-22 51-50 51c-29 0-51-23-51-51z">
          <text:p/>
        </draw:path>
        <draw:path draw:style-name="gr6" draw:text-style-name="P2" draw:layer="layout" svg:width="0.1cm" svg:height="0.1cm" svg:x="14.964cm" svg:y="3.829cm" svg:viewBox="0 0 101 101" svg:d="M0 51c0-28 24-51 52-51 27 0 49 23 49 51s-22 50-49 50c-28 0-52-22-52-50z">
          <text:p/>
        </draw:path>
        <draw:path draw:style-name="gr6" draw:text-style-name="P2" draw:layer="layout" svg:width="0.1cm" svg:height="0.1cm" svg:x="14.964cm" svg:y="4.591cm" svg:viewBox="0 0 101 101" svg:d="M0 51c0-28 24-51 52-51 27 0 49 23 49 51 0 27-22 50-49 50-28 0-52-23-52-50z">
          <text:p/>
        </draw:path>
        <draw:path draw:style-name="gr6" draw:text-style-name="P2" draw:layer="layout" svg:width="0.1cm" svg:height="0.1cm" svg:x="16.544cm" svg:y="2.767cm" svg:viewBox="0 0 101 101" svg:d="M0 50c0-28 23-50 52-50 27 0 49 22 49 50s-22 51-49 51c-29 0-52-23-52-51z">
          <text:p/>
        </draw:path>
        <draw:path draw:style-name="gr6" draw:text-style-name="P2" draw:layer="layout" svg:width="0.1cm" svg:height="0.1cm" svg:x="16.798cm" svg:y="2.767cm" svg:viewBox="0 0 101 101" svg:d="M0 50c0-28 23-50 51-50s50 22 50 50-22 51-50 51-51-23-51-51z">
          <text:p/>
        </draw:path>
        <draw:path draw:style-name="gr6" draw:text-style-name="P2" draw:layer="layout" svg:width="0.1cm" svg:height="0.1cm" svg:x="17.052cm" svg:y="2.767cm" svg:viewBox="0 0 101 101" svg:d="M0 50c0-28 24-50 52-50 27 0 49 22 49 50s-22 51-49 51c-28 0-52-23-52-51z">
          <text:p/>
        </draw:path>
        <draw:path draw:style-name="gr6" draw:text-style-name="P2" draw:layer="layout" svg:width="0.1cm" svg:height="0.101cm" svg:x="16.817cm" svg:y="5.074cm" svg:viewBox="0 0 101 102" svg:d="M0 50c0-27 23-50 52-50 27 0 49 23 49 50 0 28-22 52-49 52-29 0-52-24-52-52z">
          <text:p/>
        </draw:path>
        <draw:path draw:style-name="gr6" draw:text-style-name="P2" draw:layer="layout" svg:width="0.1cm" svg:height="0.101cm" svg:x="17.638cm" svg:y="5.074cm" svg:viewBox="0 0 101 102" svg:d="M0 50c0-27 23-50 50-50 28 0 51 23 51 50 0 28-23 52-51 52-27 0-50-24-50-52z">
          <text:p/>
        </draw:path>
        <draw:path draw:style-name="gr6" draw:text-style-name="P2" draw:layer="layout" svg:width="0.1cm" svg:height="0.101cm" svg:x="17.028cm" svg:y="5.074cm" svg:viewBox="0 0 101 102" svg:d="M0 50c0-27 22-50 50-50s51 23 51 50c0 28-23 52-51 52s-50-24-50-52z">
          <text:p/>
        </draw:path>
        <draw:path draw:style-name="gr6" draw:text-style-name="P2" draw:layer="layout" svg:width="0.1cm" svg:height="0.101cm" svg:x="17.228cm" svg:y="5.074cm" svg:viewBox="0 0 101 102" svg:d="M0 50c0-27 22-50 50-50s51 23 51 50c0 28-23 52-51 52s-50-24-50-52z">
          <text:p/>
        </draw:path>
        <draw:path draw:style-name="gr6" draw:text-style-name="P2" draw:layer="layout" svg:width="0.1cm" svg:height="0.101cm" svg:x="17.428cm" svg:y="5.074cm" svg:viewBox="0 0 101 102" svg:d="M0 50c0-27 22-50 50-50s51 23 51 50c0 28-23 52-51 52s-50-24-50-52z">
          <text:p/>
        </draw:path>
        <draw:path draw:style-name="gr6" draw:text-style-name="P2" draw:layer="layout" svg:width="0.1cm" svg:height="0.1cm" svg:x="17.026cm" svg:y="5.631cm" svg:viewBox="0 0 101 101" svg:d="M0 52c0-29 23-52 52-52 27 0 49 23 49 52 0 27-22 49-49 49-29 0-52-22-52-49z">
          <text:p/>
        </draw:path>
        <draw:path draw:style-name="gr6" draw:text-style-name="P2" draw:layer="layout" svg:width="0.1cm" svg:height="0.1cm" svg:x="15.739cm" svg:y="5.631cm" svg:viewBox="0 0 101 101" svg:d="M0 52c0-29 22-52 50-52s51 23 51 52c0 27-23 49-51 49s-50-22-50-49z">
          <text:p/>
        </draw:path>
        <draw:path draw:style-name="gr6" draw:text-style-name="P2" draw:layer="layout" svg:width="0.1cm" svg:height="0.1cm" svg:x="17.826cm" svg:y="2.908cm" svg:viewBox="0 0 101 101" svg:d="M0 49c0-27 23-49 52-49 27 0 49 22 49 49 0 28-22 52-49 52-29 0-52-24-52-52z">
          <text:p/>
        </draw:path>
        <draw:path draw:style-name="gr6" draw:text-style-name="P2" draw:layer="layout" svg:width="0.1cm" svg:height="0.1cm" svg:x="17.826cm" svg:y="3.162cm" svg:viewBox="0 0 101 101" svg:d="M0 50c0-28 23-50 52-50 27 0 49 22 49 50s-22 51-49 51c-29 0-52-23-52-51z">
          <text:p/>
        </draw:path>
        <draw:path draw:style-name="gr6" draw:text-style-name="P2" draw:layer="layout" svg:width="0.1cm" svg:height="0.1cm" svg:x="15.939cm" svg:y="4.945cm" svg:viewBox="0 0 101 101" svg:d="M0 50c0-28 22-50 50-50s51 22 51 50-23 51-51 51-50-23-50-51z">
          <text:p/>
        </draw:path>
        <draw:path draw:style-name="gr6" draw:text-style-name="P2" draw:layer="layout" svg:width="0.1cm" svg:height="0.1cm" svg:x="15.739cm" svg:y="4.945cm" svg:viewBox="0 0 101 101" svg:d="M0 50c0-28 22-50 50-50s51 22 51 50-23 51-51 51-50-23-50-51z">
          <text:p/>
        </draw:path>
        <draw:path draw:style-name="gr6" draw:text-style-name="P2" draw:layer="layout" svg:width="0.1cm" svg:height="0.1cm" svg:x="15.748cm" svg:y="3.346cm" svg:viewBox="0 0 101 101" svg:d="M0 51c0-28 23-51 52-51 27 0 49 23 49 51s-22 50-49 50c-29 0-52-22-52-50z">
          <text:p/>
        </draw:path>
        <draw:path draw:style-name="gr6" draw:text-style-name="P2" draw:layer="layout" svg:width="0.1cm" svg:height="0.1cm" svg:x="15.748cm" svg:y="3.546cm" svg:viewBox="0 0 101 101" svg:d="M0 51c0-28 23-51 52-51 27 0 49 23 49 51s-22 50-49 50c-29 0-52-22-52-50z">
          <text:p/>
        </draw:path>
        <draw:path draw:style-name="gr6" draw:text-style-name="P2" draw:layer="layout" svg:width="0.1cm" svg:height="0.1cm" svg:x="14.961cm" svg:y="3.345cm" svg:viewBox="0 0 101 101" svg:d="M0 50c0-28 22-50 50-50s51 22 51 50-23 51-51 51-50-23-50-51z">
          <text:p/>
        </draw:path>
        <draw:path draw:style-name="gr6" draw:text-style-name="P2" draw:layer="layout" svg:width="0.1cm" svg:height="0.1cm" svg:x="15.215cm" svg:y="3.345cm" svg:viewBox="0 0 101 101" svg:d="M0 50c0-28 22-50 51-50 28 0 50 22 50 50s-22 51-50 51c-29 0-51-23-51-51z">
          <text:p/>
        </draw:path>
        <draw:path draw:style-name="gr6" draw:text-style-name="P2" draw:layer="layout" svg:width="0.1cm" svg:height="0.1cm" svg:x="14.964cm" svg:y="3.829cm" svg:viewBox="0 0 101 101" svg:d="M0 51c0-28 24-51 52-51 27 0 49 23 49 51s-22 50-49 50c-28 0-52-22-52-50z">
          <text:p/>
        </draw:path>
        <draw:path draw:style-name="gr6" draw:text-style-name="P2" draw:layer="layout" svg:width="0.1cm" svg:height="0.1cm" svg:x="14.964cm" svg:y="4.591cm" svg:viewBox="0 0 101 101" svg:d="M0 51c0-28 24-51 52-51 27 0 49 23 49 51 0 27-22 50-49 50-28 0-52-23-52-50z">
          <text:p/>
        </draw:path>
        <draw:path draw:style-name="gr6" draw:text-style-name="P2" draw:layer="layout" svg:width="0.1cm" svg:height="0.1cm" svg:x="16.544cm" svg:y="2.767cm" svg:viewBox="0 0 101 101" svg:d="M0 50c0-28 23-50 52-50 27 0 49 22 49 50s-22 51-49 51c-29 0-52-23-52-51z">
          <text:p/>
        </draw:path>
        <draw:path draw:style-name="gr6" draw:text-style-name="P2" draw:layer="layout" svg:width="0.1cm" svg:height="0.1cm" svg:x="16.798cm" svg:y="2.767cm" svg:viewBox="0 0 101 101" svg:d="M0 50c0-28 23-50 51-50s50 22 50 50-22 51-50 51-51-23-51-51z">
          <text:p/>
        </draw:path>
        <draw:path draw:style-name="gr6" draw:text-style-name="P2" draw:layer="layout" svg:width="0.1cm" svg:height="0.1cm" svg:x="17.052cm" svg:y="2.767cm" svg:viewBox="0 0 101 101" svg:d="M0 50c0-28 24-50 52-50 27 0 49 22 49 50s-22 51-49 51c-28 0-52-23-52-51z">
          <text:p/>
        </draw:path>
        <draw:path draw:style-name="gr6" draw:text-style-name="P2" draw:layer="layout" svg:width="0.1cm" svg:height="0.101cm" svg:x="16.817cm" svg:y="5.074cm" svg:viewBox="0 0 101 102" svg:d="M0 50c0-27 23-50 52-50 27 0 49 23 49 50 0 28-22 52-49 52-29 0-52-24-52-52z">
          <text:p/>
        </draw:path>
        <draw:path draw:style-name="gr6" draw:text-style-name="P2" draw:layer="layout" svg:width="0.1cm" svg:height="0.101cm" svg:x="17.638cm" svg:y="5.074cm" svg:viewBox="0 0 101 102" svg:d="M0 50c0-27 23-50 50-50 28 0 51 23 51 50 0 28-23 52-51 52-27 0-50-24-50-52z">
          <text:p/>
        </draw:path>
        <draw:path draw:style-name="gr6" draw:text-style-name="P2" draw:layer="layout" svg:width="0.1cm" svg:height="0.101cm" svg:x="17.028cm" svg:y="5.074cm" svg:viewBox="0 0 101 102" svg:d="M0 50c0-27 22-50 50-50s51 23 51 50c0 28-23 52-51 52s-50-24-50-52z">
          <text:p/>
        </draw:path>
        <draw:path draw:style-name="gr6" draw:text-style-name="P2" draw:layer="layout" svg:width="0.1cm" svg:height="0.101cm" svg:x="17.228cm" svg:y="5.074cm" svg:viewBox="0 0 101 102" svg:d="M0 50c0-27 22-50 50-50s51 23 51 50c0 28-23 52-51 52s-50-24-50-52z">
          <text:p/>
        </draw:path>
        <draw:path draw:style-name="gr6" draw:text-style-name="P2" draw:layer="layout" svg:width="0.1cm" svg:height="0.101cm" svg:x="17.428cm" svg:y="5.074cm" svg:viewBox="0 0 101 102" svg:d="M0 50c0-27 22-50 50-50s51 23 51 50c0 28-23 52-51 52s-50-24-50-52z">
          <text:p/>
        </draw:path>
        <draw:path draw:style-name="gr6" draw:text-style-name="P2" draw:layer="layout" svg:width="0.1cm" svg:height="0.1cm" svg:x="17.026cm" svg:y="5.631cm" svg:viewBox="0 0 101 101" svg:d="M0 52c0-29 23-52 52-52 27 0 49 23 49 52 0 27-22 49-49 49-29 0-52-22-52-49z">
          <text:p/>
        </draw:path>
        <draw:path draw:style-name="gr6" draw:text-style-name="P2" draw:layer="layout" svg:width="0.1cm" svg:height="0.1cm" svg:x="15.739cm" svg:y="5.631cm" svg:viewBox="0 0 101 101" svg:d="M0 52c0-29 22-52 50-52s51 23 51 52c0 27-23 49-51 49s-50-22-50-49z">
          <text:p/>
        </draw:path>
        <draw:line draw:style-name="gr16" draw:text-style-name="P1" draw:layer="layout" svg:x1="14.61cm" svg:y1="2.751cm" svg:x2="14.61cm" svg:y2="2.232cm">
          <text:p/>
        </draw:line>
        <draw:line draw:style-name="gr16" draw:text-style-name="P1" draw:layer="layout" svg:x1="18.25cm" svg:y1="6.25cm" svg:x2="18.25cm" svg:y2="2.751cm">
          <text:p/>
        </draw:line>
        <draw:line draw:style-name="gr16" draw:text-style-name="P1" draw:layer="layout" svg:x1="14.61cm" svg:y1="2.751cm" svg:x2="14.61cm" svg:y2="6.25cm">
          <text:p/>
        </draw:line>
        <draw:line draw:style-name="gr16" draw:text-style-name="P1" draw:layer="layout" svg:x1="18.25cm" svg:y1="2.751cm" svg:x2="18.25cm" svg:y2="2.232cm">
          <text:p/>
        </draw:line>
        <draw:line draw:style-name="gr16" draw:text-style-name="P1" draw:layer="layout" svg:x1="18.25cm" svg:y1="6.25cm" svg:x2="14.61cm" svg:y2="6.25cm">
          <text:p/>
        </draw:line>
        <draw:line draw:style-name="gr16" draw:text-style-name="P1" draw:layer="layout" svg:x1="14.61cm" svg:y1="2.232cm" svg:x2="18.25cm" svg:y2="2.232cm">
          <text:p/>
        </draw:line>
        <draw:path draw:style-name="gr6" draw:text-style-name="P2" draw:layer="layout" svg:width="0.1cm" svg:height="0.1cm" svg:x="17.826cm" svg:y="2.908cm" svg:viewBox="0 0 101 101" svg:d="M0 49c0-27 23-49 52-49 27 0 49 22 49 49 0 28-22 52-49 52-29 0-52-24-52-52z">
          <text:p/>
        </draw:path>
        <draw:path draw:style-name="gr6" draw:text-style-name="P2" draw:layer="layout" svg:width="0.1cm" svg:height="0.1cm" svg:x="17.826cm" svg:y="3.162cm" svg:viewBox="0 0 101 101" svg:d="M0 50c0-28 23-50 52-50 27 0 49 22 49 50s-22 51-49 51c-29 0-52-23-52-51z">
          <text:p/>
        </draw:path>
        <draw:path draw:style-name="gr6" draw:text-style-name="P2" draw:layer="layout" svg:width="0.1cm" svg:height="0.1cm" svg:x="15.939cm" svg:y="4.945cm" svg:viewBox="0 0 101 101" svg:d="M0 50c0-28 22-50 50-50s51 22 51 50-23 51-51 51-50-23-50-51z">
          <text:p/>
        </draw:path>
        <draw:path draw:style-name="gr6" draw:text-style-name="P2" draw:layer="layout" svg:width="0.1cm" svg:height="0.1cm" svg:x="15.739cm" svg:y="4.945cm" svg:viewBox="0 0 101 101" svg:d="M0 50c0-28 22-50 50-50s51 22 51 50-23 51-51 51-50-23-50-51z">
          <text:p/>
        </draw:path>
        <draw:path draw:style-name="gr6" draw:text-style-name="P2" draw:layer="layout" svg:width="0.1cm" svg:height="0.1cm" svg:x="15.748cm" svg:y="3.346cm" svg:viewBox="0 0 101 101" svg:d="M0 51c0-28 23-51 52-51 27 0 49 23 49 51s-22 50-49 50c-29 0-52-22-52-50z">
          <text:p/>
        </draw:path>
        <draw:path draw:style-name="gr6" draw:text-style-name="P2" draw:layer="layout" svg:width="0.1cm" svg:height="0.1cm" svg:x="15.748cm" svg:y="3.546cm" svg:viewBox="0 0 101 101" svg:d="M0 51c0-28 23-51 52-51 27 0 49 23 49 51s-22 50-49 50c-29 0-52-22-52-50z">
          <text:p/>
        </draw:path>
        <draw:path draw:style-name="gr6" draw:text-style-name="P2" draw:layer="layout" svg:width="0.1cm" svg:height="0.1cm" svg:x="14.961cm" svg:y="3.345cm" svg:viewBox="0 0 101 101" svg:d="M0 50c0-28 22-50 50-50s51 22 51 50-23 51-51 51-50-23-50-51z">
          <text:p/>
        </draw:path>
        <draw:path draw:style-name="gr6" draw:text-style-name="P2" draw:layer="layout" svg:width="0.1cm" svg:height="0.1cm" svg:x="15.215cm" svg:y="3.345cm" svg:viewBox="0 0 101 101" svg:d="M0 50c0-28 22-50 51-50 28 0 50 22 50 50s-22 51-50 51c-29 0-51-23-51-51z">
          <text:p/>
        </draw:path>
        <draw:path draw:style-name="gr6" draw:text-style-name="P2" draw:layer="layout" svg:width="0.1cm" svg:height="0.1cm" svg:x="14.964cm" svg:y="3.829cm" svg:viewBox="0 0 101 101" svg:d="M0 51c0-28 24-51 52-51 27 0 49 23 49 51s-22 50-49 50c-28 0-52-22-52-50z">
          <text:p/>
        </draw:path>
        <draw:path draw:style-name="gr6" draw:text-style-name="P2" draw:layer="layout" svg:width="0.1cm" svg:height="0.1cm" svg:x="14.964cm" svg:y="4.591cm" svg:viewBox="0 0 101 101" svg:d="M0 51c0-28 24-51 52-51 27 0 49 23 49 51 0 27-22 50-49 50-28 0-52-23-52-50z">
          <text:p/>
        </draw:path>
        <draw:path draw:style-name="gr6" draw:text-style-name="P2" draw:layer="layout" svg:width="0.1cm" svg:height="0.1cm" svg:x="16.544cm" svg:y="2.767cm" svg:viewBox="0 0 101 101" svg:d="M0 50c0-28 23-50 52-50 27 0 49 22 49 50s-22 51-49 51c-29 0-52-23-52-51z">
          <text:p/>
        </draw:path>
        <draw:path draw:style-name="gr6" draw:text-style-name="P2" draw:layer="layout" svg:width="0.1cm" svg:height="0.1cm" svg:x="16.798cm" svg:y="2.767cm" svg:viewBox="0 0 101 101" svg:d="M0 50c0-28 23-50 51-50s50 22 50 50-22 51-50 51-51-23-51-51z">
          <text:p/>
        </draw:path>
        <draw:path draw:style-name="gr6" draw:text-style-name="P2" draw:layer="layout" svg:width="0.1cm" svg:height="0.1cm" svg:x="17.052cm" svg:y="2.767cm" svg:viewBox="0 0 101 101" svg:d="M0 50c0-28 24-50 52-50 27 0 49 22 49 50s-22 51-49 51c-28 0-52-23-52-51z">
          <text:p/>
        </draw:path>
        <draw:path draw:style-name="gr6" draw:text-style-name="P2" draw:layer="layout" svg:width="0.1cm" svg:height="0.101cm" svg:x="16.817cm" svg:y="5.074cm" svg:viewBox="0 0 101 102" svg:d="M0 50c0-27 23-50 52-50 27 0 49 23 49 50 0 28-22 52-49 52-29 0-52-24-52-52z">
          <text:p/>
        </draw:path>
        <draw:path draw:style-name="gr6" draw:text-style-name="P2" draw:layer="layout" svg:width="0.1cm" svg:height="0.101cm" svg:x="17.638cm" svg:y="5.074cm" svg:viewBox="0 0 101 102" svg:d="M0 50c0-27 23-50 50-50 28 0 51 23 51 50 0 28-23 52-51 52-27 0-50-24-50-52z">
          <text:p/>
        </draw:path>
        <draw:path draw:style-name="gr6" draw:text-style-name="P2" draw:layer="layout" svg:width="0.1cm" svg:height="0.101cm" svg:x="17.028cm" svg:y="5.074cm" svg:viewBox="0 0 101 102" svg:d="M0 50c0-27 22-50 50-50s51 23 51 50c0 28-23 52-51 52s-50-24-50-52z">
          <text:p/>
        </draw:path>
        <draw:path draw:style-name="gr6" draw:text-style-name="P2" draw:layer="layout" svg:width="0.1cm" svg:height="0.101cm" svg:x="17.228cm" svg:y="5.074cm" svg:viewBox="0 0 101 102" svg:d="M0 50c0-27 22-50 50-50s51 23 51 50c0 28-23 52-51 52s-50-24-50-52z">
          <text:p/>
        </draw:path>
        <draw:path draw:style-name="gr6" draw:text-style-name="P2" draw:layer="layout" svg:width="0.1cm" svg:height="0.101cm" svg:x="17.428cm" svg:y="5.074cm" svg:viewBox="0 0 101 102" svg:d="M0 50c0-27 22-50 50-50s51 23 51 50c0 28-23 52-51 52s-50-24-50-52z">
          <text:p/>
        </draw:path>
        <draw:path draw:style-name="gr6" draw:text-style-name="P2" draw:layer="layout" svg:width="0.1cm" svg:height="0.1cm" svg:x="17.026cm" svg:y="5.631cm" svg:viewBox="0 0 101 101" svg:d="M0 52c0-29 23-52 52-52 27 0 49 23 49 52 0 27-22 49-49 49-29 0-52-22-52-49z">
          <text:p/>
        </draw:path>
        <draw:path draw:style-name="gr6" draw:text-style-name="P2" draw:layer="layout" svg:width="0.1cm" svg:height="0.1cm" svg:x="15.739cm" svg:y="5.631cm" svg:viewBox="0 0 101 101" svg:d="M0 52c0-29 22-52 50-52s51 23 51 52c0 27-23 49-51 49s-50-22-50-49z">
          <text:p/>
        </draw:path>
        <draw:path draw:style-name="gr15" draw:text-style-name="P3" draw:layer="layout" svg:width="0.1cm" svg:height="0.1cm" svg:x="17.826cm" svg:y="2.908cm" svg:viewBox="0 0 101 101" svg:d="M0 49c0-27 23-49 52-49 27 0 49 22 49 49 0 28-22 52-49 52-29 0-52-24-52-52z">
          <text:p/>
        </draw:path>
        <draw:path draw:style-name="gr15" draw:text-style-name="P3" draw:layer="layout" svg:width="0.1cm" svg:height="0.1cm" svg:x="17.826cm" svg:y="3.162cm" svg:viewBox="0 0 101 101" svg:d="M0 50c0-28 23-50 52-50 27 0 49 22 49 50s-22 51-49 51c-29 0-52-23-52-51z">
          <text:p/>
        </draw:path>
        <draw:path draw:style-name="gr15" draw:text-style-name="P3" draw:layer="layout" svg:width="0.1cm" svg:height="0.1cm" svg:x="15.939cm" svg:y="4.945cm" svg:viewBox="0 0 101 101" svg:d="M0 50c0-28 22-50 50-50s51 22 51 50-23 51-51 51-50-23-50-51z">
          <text:p/>
        </draw:path>
        <draw:path draw:style-name="gr15" draw:text-style-name="P3" draw:layer="layout" svg:width="0.1cm" svg:height="0.1cm" svg:x="15.739cm" svg:y="4.945cm" svg:viewBox="0 0 101 101" svg:d="M0 50c0-28 22-50 50-50s51 22 51 50-23 51-51 51-50-23-50-51z">
          <text:p/>
        </draw:path>
        <draw:path draw:style-name="gr15" draw:text-style-name="P3" draw:layer="layout" svg:width="0.1cm" svg:height="0.1cm" svg:x="15.748cm" svg:y="3.346cm" svg:viewBox="0 0 101 101" svg:d="M0 51c0-28 23-51 52-51 27 0 49 23 49 51s-22 50-49 50c-29 0-52-22-52-50z">
          <text:p/>
        </draw:path>
        <draw:path draw:style-name="gr15" draw:text-style-name="P3" draw:layer="layout" svg:width="0.1cm" svg:height="0.1cm" svg:x="15.748cm" svg:y="3.546cm" svg:viewBox="0 0 101 101" svg:d="M0 51c0-28 23-51 52-51 27 0 49 23 49 51s-22 50-49 50c-29 0-52-22-52-50z">
          <text:p/>
        </draw:path>
        <draw:path draw:style-name="gr15" draw:text-style-name="P3" draw:layer="layout" svg:width="0.1cm" svg:height="0.1cm" svg:x="14.961cm" svg:y="3.345cm" svg:viewBox="0 0 101 101" svg:d="M0 50c0-28 22-50 50-50s51 22 51 50-23 51-51 51-50-23-50-51z">
          <text:p/>
        </draw:path>
        <draw:path draw:style-name="gr15" draw:text-style-name="P3" draw:layer="layout" svg:width="0.1cm" svg:height="0.1cm" svg:x="15.215cm" svg:y="3.345cm" svg:viewBox="0 0 101 101" svg:d="M0 50c0-28 22-50 51-50 28 0 50 22 50 50s-22 51-50 51c-29 0-51-23-51-51z">
          <text:p/>
        </draw:path>
        <draw:path draw:style-name="gr15" draw:text-style-name="P3" draw:layer="layout" svg:width="0.1cm" svg:height="0.1cm" svg:x="14.964cm" svg:y="3.829cm" svg:viewBox="0 0 101 101" svg:d="M0 51c0-28 24-51 52-51 27 0 49 23 49 51s-22 50-49 50c-28 0-52-22-52-50z">
          <text:p/>
        </draw:path>
        <draw:path draw:style-name="gr15" draw:text-style-name="P3" draw:layer="layout" svg:width="0.1cm" svg:height="0.1cm" svg:x="14.964cm" svg:y="4.591cm" svg:viewBox="0 0 101 101" svg:d="M0 51c0-28 24-51 52-51 27 0 49 23 49 51 0 27-22 50-49 50-28 0-52-23-52-50z">
          <text:p/>
        </draw:path>
        <draw:path draw:style-name="gr15" draw:text-style-name="P3" draw:layer="layout" svg:width="0.1cm" svg:height="0.1cm" svg:x="16.544cm" svg:y="2.767cm" svg:viewBox="0 0 101 101" svg:d="M0 50c0-28 23-50 52-50 27 0 49 22 49 50s-22 51-49 51c-29 0-52-23-52-51z">
          <text:p/>
        </draw:path>
        <draw:path draw:style-name="gr15" draw:text-style-name="P3" draw:layer="layout" svg:width="0.1cm" svg:height="0.1cm" svg:x="16.798cm" svg:y="2.767cm" svg:viewBox="0 0 101 101" svg:d="M0 50c0-28 23-50 51-50s50 22 50 50-22 51-50 51-51-23-51-51z">
          <text:p/>
        </draw:path>
        <draw:path draw:style-name="gr15" draw:text-style-name="P3" draw:layer="layout" svg:width="0.1cm" svg:height="0.1cm" svg:x="17.052cm" svg:y="2.767cm" svg:viewBox="0 0 101 101" svg:d="M0 50c0-28 24-50 52-50 27 0 49 22 49 50s-22 51-49 51c-28 0-52-23-52-51z">
          <text:p/>
        </draw:path>
        <draw:path draw:style-name="gr15" draw:text-style-name="P3" draw:layer="layout" svg:width="0.1cm" svg:height="0.101cm" svg:x="16.817cm" svg:y="5.074cm" svg:viewBox="0 0 101 102" svg:d="M0 50c0-27 23-50 52-50 27 0 49 23 49 50 0 28-22 52-49 52-29 0-52-24-52-52z">
          <text:p/>
        </draw:path>
        <draw:path draw:style-name="gr15" draw:text-style-name="P3" draw:layer="layout" svg:width="0.1cm" svg:height="0.101cm" svg:x="17.638cm" svg:y="5.074cm" svg:viewBox="0 0 101 102" svg:d="M0 50c0-27 23-50 50-50 28 0 51 23 51 50 0 28-23 52-51 52-27 0-50-24-50-52z">
          <text:p/>
        </draw:path>
        <draw:path draw:style-name="gr15" draw:text-style-name="P3" draw:layer="layout" svg:width="0.1cm" svg:height="0.101cm" svg:x="17.028cm" svg:y="5.074cm" svg:viewBox="0 0 101 102" svg:d="M0 50c0-27 22-50 50-50s51 23 51 50c0 28-23 52-51 52s-50-24-50-52z">
          <text:p/>
        </draw:path>
        <draw:path draw:style-name="gr15" draw:text-style-name="P3" draw:layer="layout" svg:width="0.1cm" svg:height="0.101cm" svg:x="17.228cm" svg:y="5.074cm" svg:viewBox="0 0 101 102" svg:d="M0 50c0-27 22-50 50-50s51 23 51 50c0 28-23 52-51 52s-50-24-50-52z">
          <text:p/>
        </draw:path>
        <draw:path draw:style-name="gr15" draw:text-style-name="P3" draw:layer="layout" svg:width="0.1cm" svg:height="0.101cm" svg:x="17.428cm" svg:y="5.074cm" svg:viewBox="0 0 101 102" svg:d="M0 50c0-27 22-50 50-50s51 23 51 50c0 28-23 52-51 52s-50-24-50-52z">
          <text:p/>
        </draw:path>
        <draw:path draw:style-name="gr15" draw:text-style-name="P3" draw:layer="layout" svg:width="0.1cm" svg:height="0.1cm" svg:x="17.026cm" svg:y="5.631cm" svg:viewBox="0 0 101 101" svg:d="M0 52c0-29 23-52 52-52 27 0 49 23 49 52 0 27-22 49-49 49-29 0-52-22-52-49z">
          <text:p/>
        </draw:path>
        <draw:path draw:style-name="gr15" draw:text-style-name="P3" draw:layer="layout" svg:width="0.1cm" svg:height="0.1cm" svg:x="15.739cm" svg:y="5.631cm" svg:viewBox="0 0 101 101" svg:d="M0 52c0-29 22-52 50-52s51 23 51 52c0 27-23 49-51 49s-50-22-50-49z">
          <text:p/>
        </draw:path>
        <draw:line draw:style-name="gr1" draw:text-style-name="P1" draw:layer="layout" svg:x1="4.441cm" svg:y1="12.15cm" svg:x2="4.423cm" svg:y2="12.157cm">
          <text:p/>
        </draw:line>
        <draw:line draw:style-name="gr1" draw:text-style-name="P1" draw:layer="layout" svg:x1="4.423cm" svg:y1="12.156cm" svg:x2="4.394cm" svg:y2="12.156cm">
          <text:p/>
        </draw:line>
        <draw:line draw:style-name="gr1" draw:text-style-name="P1" draw:layer="layout" svg:x1="4.395cm" svg:y1="12.157cm" svg:x2="4.383cm" svg:y2="12.15cm">
          <text:p/>
        </draw:line>
        <draw:line draw:style-name="gr1" draw:text-style-name="P1" draw:layer="layout" svg:x1="4.384cm" svg:y1="12.151cm" svg:x2="4.377cm" svg:y2="12.145cm">
          <text:p/>
        </draw:line>
        <draw:line draw:style-name="gr1" draw:text-style-name="P1" draw:layer="layout" svg:x1="4.378cm" svg:y1="12.146cm" svg:x2="4.371cm" svg:y2="12.133cm">
          <text:p/>
        </draw:line>
        <draw:line draw:style-name="gr1" draw:text-style-name="P1" draw:layer="layout" svg:x1="4.371cm" svg:y1="12.133cm" svg:x2="4.371cm" svg:y2="12.122cm">
          <text:p/>
        </draw:line>
        <draw:line draw:style-name="gr1" draw:text-style-name="P1" draw:layer="layout" svg:x1="4.371cm" svg:y1="12.123cm" svg:x2="4.378cm" svg:y2="12.11cm">
          <text:p/>
        </draw:line>
        <draw:line draw:style-name="gr1" draw:text-style-name="P1" draw:layer="layout" svg:x1="4.377cm" svg:y1="12.111cm" svg:x2="4.384cm" svg:y2="12.105cm">
          <text:p/>
        </draw:line>
        <draw:line draw:style-name="gr1" draw:text-style-name="P1" draw:layer="layout" svg:x1="4.383cm" svg:y1="12.106cm" svg:x2="4.395cm" svg:y2="12.099cm">
          <text:p/>
        </draw:line>
        <draw:line draw:style-name="gr1" draw:text-style-name="P1" draw:layer="layout" svg:x1="4.394cm" svg:y1="12.1cm" svg:x2="4.418cm" svg:y2="12.093cm">
          <text:p/>
        </draw:line>
        <draw:line draw:style-name="gr1" draw:text-style-name="P1" draw:layer="layout" svg:x1="4.417cm" svg:y1="12.094cm" svg:x2="4.43cm" svg:y2="12.088cm">
          <text:p/>
        </draw:line>
        <draw:line draw:style-name="gr1" draw:text-style-name="P1" draw:layer="layout" svg:x1="4.429cm" svg:y1="12.089cm" svg:x2="4.435cm" svg:y2="12.082cm">
          <text:p/>
        </draw:line>
        <draw:line draw:style-name="gr1" draw:text-style-name="P1" draw:layer="layout" svg:x1="4.434cm" svg:y1="12.083cm" svg:x2="4.441cm" svg:y2="12.07cm">
          <text:p/>
        </draw:line>
        <draw:line draw:style-name="gr1" draw:text-style-name="P1" draw:layer="layout" svg:x1="4.44cm" svg:y1="12.07cm" svg:x2="4.44cm" svg:y2="12.059cm">
          <text:p/>
        </draw:line>
        <draw:line draw:style-name="gr1" draw:text-style-name="P1" draw:layer="layout" svg:x1="4.441cm" svg:y1="12.06cm" svg:x2="4.434cm" svg:y2="12.048cm">
          <text:p/>
        </draw:line>
        <draw:line draw:style-name="gr1" draw:text-style-name="P1" draw:layer="layout" svg:x1="4.435cm" svg:y1="12.049cm" svg:x2="4.429cm" svg:y2="12.042cm">
          <text:p/>
        </draw:line>
        <draw:line draw:style-name="gr1" draw:text-style-name="P1" draw:layer="layout" svg:x1="4.43cm" svg:y1="12.044cm" svg:x2="4.417cm" svg:y2="12.036cm">
          <text:p/>
        </draw:line>
        <draw:line draw:style-name="gr1" draw:text-style-name="P1" draw:layer="layout" svg:x1="4.417cm" svg:y1="12.036cm" svg:x2="4.389cm" svg:y2="12.036cm">
          <text:p/>
        </draw:line>
        <draw:line draw:style-name="gr1" draw:text-style-name="P1" draw:layer="layout" svg:x1="4.39cm" svg:y1="12.036cm" svg:x2="4.371cm" svg:y2="12.044cm">
          <text:p/>
        </draw:line>
        <draw:line draw:style-name="gr1" draw:text-style-name="P1" draw:layer="layout" svg:x1="4.332cm" svg:y1="12.036cm" svg:x2="4.303cm" svg:y2="12.157cm">
          <text:p/>
        </draw:line>
        <draw:line draw:style-name="gr1" draw:text-style-name="P1" draw:layer="layout" svg:x1="4.304cm" svg:y1="12.157cm" svg:x2="4.28cm" svg:y2="12.07cm">
          <text:p/>
        </draw:line>
        <draw:line draw:style-name="gr1" draw:text-style-name="P1" draw:layer="layout" svg:x1="4.281cm" svg:y1="12.07cm" svg:x2="4.257cm" svg:y2="12.157cm">
          <text:p/>
        </draw:line>
        <draw:line draw:style-name="gr1" draw:text-style-name="P1" draw:layer="layout" svg:x1="4.258cm" svg:y1="12.157cm" svg:x2="4.229cm" svg:y2="12.036cm">
          <text:p/>
        </draw:line>
        <draw:line draw:style-name="gr1" draw:text-style-name="P1" draw:layer="layout" svg:x1="4.12cm" svg:y1="12.156cm" svg:x2="4.189cm" svg:y2="12.156cm">
          <text:p/>
        </draw:line>
        <draw:line draw:style-name="gr1" draw:text-style-name="P1" draw:layer="layout" svg:x1="4.154cm" svg:y1="12.156cm" svg:x2="4.154cm" svg:y2="12.036cm">
          <text:p/>
        </draw:line>
        <draw:line draw:style-name="gr1" draw:text-style-name="P1" draw:layer="layout" svg:x1="4.154cm" svg:y1="12.036cm" svg:x2="4.167cm" svg:y2="12.054cm">
          <text:p/>
        </draw:line>
        <draw:line draw:style-name="gr1" draw:text-style-name="P1" draw:layer="layout" svg:x1="4.166cm" svg:y1="12.053cm" svg:x2="4.178cm" svg:y2="12.066cm">
          <text:p/>
        </draw:line>
        <draw:line draw:style-name="gr1" draw:text-style-name="P1" draw:layer="layout" svg:x1="4.177cm" svg:y1="12.065cm" svg:x2="4.19cm" svg:y2="12.071cm">
          <text:p/>
        </draw:line>
        <draw:polygon draw:style-name="gr2" draw:text-style-name="P1" draw:layer="layout" svg:width="0.426cm" svg:height="0.289cm" svg:x="4.067cm" svg:y="11.942cm" svg:viewBox="0 0 427 290" draw:points="0,0 427,0 427,290 0,290">
          <text:p/>
        </draw:polygon>
        <draw:line draw:style-name="gr1" draw:text-style-name="P1" draw:layer="layout" svg:x1="2.833cm" svg:y1="11.746cm" svg:x2="2.833cm" svg:y2="11.826cm">
          <text:p/>
        </draw:line>
        <draw:line draw:style-name="gr1" draw:text-style-name="P1" draw:layer="layout" svg:x1="2.862cm" svg:y1="11.7cm" svg:x2="2.891cm" svg:y2="11.787cm">
          <text:p/>
        </draw:line>
        <draw:line draw:style-name="gr1" draw:text-style-name="P1" draw:layer="layout" svg:x1="2.89cm" svg:y1="11.786cm" svg:x2="2.816cm" svg:y2="11.786cm">
          <text:p/>
        </draw:line>
        <draw:line draw:style-name="gr1" draw:text-style-name="P1" draw:layer="layout" svg:x1="2.782cm" svg:y1="11.706cm" svg:x2="2.702cm" svg:y2="11.706cm">
          <text:p/>
        </draw:line>
        <draw:line draw:style-name="gr1" draw:text-style-name="P1" draw:layer="layout" svg:x1="2.702cm" svg:y1="11.706cm" svg:x2="2.754cm" svg:y2="11.827cm">
          <text:p/>
        </draw:line>
        <draw:line draw:style-name="gr1" draw:text-style-name="P1" draw:layer="layout" svg:x1="2.633cm" svg:y1="11.706cm" svg:x2="2.622cm" svg:y2="11.706cm">
          <text:p/>
        </draw:line>
        <draw:line draw:style-name="gr1" draw:text-style-name="P1" draw:layer="layout" svg:x1="2.623cm" svg:y1="11.706cm" svg:x2="2.61cm" svg:y2="11.714cm">
          <text:p/>
        </draw:line>
        <draw:line draw:style-name="gr1" draw:text-style-name="P1" draw:layer="layout" svg:x1="2.611cm" svg:y1="11.712cm" svg:x2="2.604cm" svg:y2="11.719cm">
          <text:p/>
        </draw:line>
        <draw:line draw:style-name="gr1" draw:text-style-name="P1" draw:layer="layout" svg:x1="2.605cm" svg:y1="11.718cm" svg:x2="2.599cm" svg:y2="11.73cm">
          <text:p/>
        </draw:line>
        <draw:line draw:style-name="gr1" draw:text-style-name="P1" draw:layer="layout" svg:x1="2.601cm" svg:y1="11.729cm" svg:x2="2.593cm" svg:y2="11.753cm">
          <text:p/>
        </draw:line>
        <draw:line draw:style-name="gr1" draw:text-style-name="P1" draw:layer="layout" svg:x1="2.593cm" svg:y1="11.752cm" svg:x2="2.593cm" svg:y2="11.78cm">
          <text:p/>
        </draw:line>
        <draw:line draw:style-name="gr1" draw:text-style-name="P1" draw:layer="layout" svg:x1="2.593cm" svg:y1="11.78cm" svg:x2="2.601cm" svg:y2="11.804cm">
          <text:p/>
        </draw:line>
        <draw:line draw:style-name="gr1" draw:text-style-name="P1" draw:layer="layout" svg:x1="2.599cm" svg:y1="11.803cm" svg:x2="2.605cm" svg:y2="11.816cm">
          <text:p/>
        </draw:line>
        <draw:line draw:style-name="gr1" draw:text-style-name="P1" draw:layer="layout" svg:x1="2.604cm" svg:y1="11.815cm" svg:x2="2.611cm" svg:y2="11.821cm">
          <text:p/>
        </draw:line>
        <draw:line draw:style-name="gr1" draw:text-style-name="P1" draw:layer="layout" svg:x1="2.61cm" svg:y1="11.82cm" svg:x2="2.623cm" svg:y2="11.827cm">
          <text:p/>
        </draw:line>
        <draw:line draw:style-name="gr1" draw:text-style-name="P1" draw:layer="layout" svg:x1="2.622cm" svg:y1="11.826cm" svg:x2="2.633cm" svg:y2="11.826cm">
          <text:p/>
        </draw:line>
        <draw:line draw:style-name="gr1" draw:text-style-name="P1" draw:layer="layout" svg:x1="2.633cm" svg:y1="11.827cm" svg:x2="2.645cm" svg:y2="11.82cm">
          <text:p/>
        </draw:line>
        <draw:line draw:style-name="gr1" draw:text-style-name="P1" draw:layer="layout" svg:x1="2.644cm" svg:y1="11.821cm" svg:x2="2.651cm" svg:y2="11.815cm">
          <text:p/>
        </draw:line>
        <draw:line draw:style-name="gr1" draw:text-style-name="P1" draw:layer="layout" svg:x1="2.65cm" svg:y1="11.816cm" svg:x2="2.657cm" svg:y2="11.803cm">
          <text:p/>
        </draw:line>
        <draw:line draw:style-name="gr1" draw:text-style-name="P1" draw:layer="layout" svg:x1="2.656cm" svg:y1="11.804cm" svg:x2="2.663cm" svg:y2="11.78cm">
          <text:p/>
        </draw:line>
        <draw:line draw:style-name="gr1" draw:text-style-name="P1" draw:layer="layout" svg:x1="2.662cm" svg:y1="11.78cm" svg:x2="2.662cm" svg:y2="11.752cm">
          <text:p/>
        </draw:line>
        <draw:line draw:style-name="gr1" draw:text-style-name="P1" draw:layer="layout" svg:x1="2.663cm" svg:y1="11.753cm" svg:x2="2.656cm" svg:y2="11.729cm">
          <text:p/>
        </draw:line>
        <draw:line draw:style-name="gr1" draw:text-style-name="P1" draw:layer="layout" svg:x1="2.657cm" svg:y1="11.73cm" svg:x2="2.65cm" svg:y2="11.718cm">
          <text:p/>
        </draw:line>
        <draw:line draw:style-name="gr1" draw:text-style-name="P1" draw:layer="layout" svg:x1="2.651cm" svg:y1="11.719cm" svg:x2="2.644cm" svg:y2="11.712cm">
          <text:p/>
        </draw:line>
        <draw:line draw:style-name="gr1" draw:text-style-name="P1" draw:layer="layout" svg:x1="2.645cm" svg:y1="11.714cm" svg:x2="2.633cm" svg:y2="11.706cm">
          <text:p/>
        </draw:line>
        <draw:line draw:style-name="gr1" draw:text-style-name="P1" draw:layer="layout" svg:x1="2.524cm" svg:y1="11.827cm" svg:x2="2.537cm" svg:y2="11.82cm">
          <text:p/>
        </draw:line>
        <draw:line draw:style-name="gr1" draw:text-style-name="P1" draw:layer="layout" svg:x1="2.536cm" svg:y1="11.821cm" svg:x2="2.543cm" svg:y2="11.815cm">
          <text:p/>
        </draw:line>
        <draw:line draw:style-name="gr1" draw:text-style-name="P1" draw:layer="layout" svg:x1="2.542cm" svg:y1="11.816cm" svg:x2="2.548cm" svg:y2="11.803cm">
          <text:p/>
        </draw:line>
        <draw:line draw:style-name="gr1" draw:text-style-name="P1" draw:layer="layout" svg:x1="2.547cm" svg:y1="11.803cm" svg:x2="2.547cm" svg:y2="11.769cm">
          <text:p/>
        </draw:line>
        <draw:line draw:style-name="gr1" draw:text-style-name="P1" draw:layer="layout" svg:x1="2.548cm" svg:y1="11.77cm" svg:x2="2.542cm" svg:y2="11.758cm">
          <text:p/>
        </draw:line>
        <draw:line draw:style-name="gr1" draw:text-style-name="P1" draw:layer="layout" svg:x1="2.543cm" svg:y1="11.759cm" svg:x2="2.536cm" svg:y2="11.752cm">
          <text:p/>
        </draw:line>
        <draw:line draw:style-name="gr1" draw:text-style-name="P1" draw:layer="layout" svg:x1="2.537cm" svg:y1="11.754cm" svg:x2="2.524cm" svg:y2="11.746cm">
          <text:p/>
        </draw:line>
        <draw:line draw:style-name="gr1" draw:text-style-name="P1" draw:layer="layout" svg:x1="2.524cm" svg:y1="11.746cm" svg:x2="2.507cm" svg:y2="11.746cm">
          <text:p/>
        </draw:line>
        <draw:line draw:style-name="gr1" draw:text-style-name="P1" draw:layer="layout" svg:x1="2.508cm" svg:y1="11.746cm" svg:x2="2.496cm" svg:y2="11.754cm">
          <text:p/>
        </draw:line>
        <draw:line draw:style-name="gr1" draw:text-style-name="P1" draw:layer="layout" svg:x1="2.497cm" svg:y1="11.752cm" svg:x2="2.49cm" svg:y2="11.759cm">
          <text:p/>
        </draw:line>
        <draw:line draw:style-name="gr1" draw:text-style-name="P1" draw:layer="layout" svg:x1="2.491cm" svg:y1="11.758cm" svg:x2="2.484cm" svg:y2="11.77cm">
          <text:p/>
        </draw:line>
        <draw:line draw:style-name="gr1" draw:text-style-name="P1" draw:layer="layout" svg:x1="2.484cm" svg:y1="11.769cm" svg:x2="2.484cm" svg:y2="11.803cm">
          <text:p/>
        </draw:line>
        <draw:line draw:style-name="gr1" draw:text-style-name="P1" draw:layer="layout" svg:x1="2.484cm" svg:y1="11.803cm" svg:x2="2.491cm" svg:y2="11.816cm">
          <text:p/>
        </draw:line>
        <draw:line draw:style-name="gr1" draw:text-style-name="P1" draw:layer="layout" svg:x1="2.49cm" svg:y1="11.815cm" svg:x2="2.497cm" svg:y2="11.821cm">
          <text:p/>
        </draw:line>
        <draw:line draw:style-name="gr1" draw:text-style-name="P1" draw:layer="layout" svg:x1="2.496cm" svg:y1="11.82cm" svg:x2="2.508cm" svg:y2="11.827cm">
          <text:p/>
        </draw:line>
        <draw:line draw:style-name="gr1" draw:text-style-name="P1" draw:layer="layout" svg:x1="2.507cm" svg:y1="11.826cm" svg:x2="2.524cm" svg:y2="11.826cm">
          <text:p/>
        </draw:line>
        <draw:line draw:style-name="gr1" draw:text-style-name="P1" draw:layer="layout" svg:x1="2.433cm" svg:y1="11.826cm" svg:x2="2.433cm" svg:y2="11.706cm">
          <text:p/>
        </draw:line>
        <draw:line draw:style-name="gr1" draw:text-style-name="P1" draw:layer="layout" svg:x1="2.382cm" svg:y1="11.826cm" svg:x2="2.382cm" svg:y2="11.763cm">
          <text:p/>
        </draw:line>
        <draw:line draw:style-name="gr1" draw:text-style-name="P1" draw:layer="layout" svg:x1="2.382cm" svg:y1="11.764cm" svg:x2="2.388cm" svg:y2="11.752cm">
          <text:p/>
        </draw:line>
        <draw:line draw:style-name="gr1" draw:text-style-name="P1" draw:layer="layout" svg:x1="2.387cm" svg:y1="11.754cm" svg:x2="2.4cm" svg:y2="11.746cm">
          <text:p/>
        </draw:line>
        <draw:line draw:style-name="gr1" draw:text-style-name="P1" draw:layer="layout" svg:x1="2.399cm" svg:y1="11.746cm" svg:x2="2.416cm" svg:y2="11.746cm">
          <text:p/>
        </draw:line>
        <draw:line draw:style-name="gr1" draw:text-style-name="P1" draw:layer="layout" svg:x1="2.416cm" svg:y1="11.746cm" svg:x2="2.428cm" svg:y2="11.754cm">
          <text:p/>
        </draw:line>
        <draw:line draw:style-name="gr1" draw:text-style-name="P1" draw:layer="layout" svg:x1="2.427cm" svg:y1="11.752cm" svg:x2="2.434cm" svg:y2="11.759cm">
          <text:p/>
        </draw:line>
        <draw:line draw:style-name="gr1" draw:text-style-name="P1" draw:layer="layout" svg:x1="2.324cm" svg:y1="11.826cm" svg:x2="2.324cm" svg:y2="11.746cm">
          <text:p/>
        </draw:line>
        <draw:line draw:style-name="gr1" draw:text-style-name="P1" draw:layer="layout" svg:x1="2.325cm" svg:y1="11.759cm" svg:x2="2.319cm" svg:y2="11.752cm">
          <text:p/>
        </draw:line>
        <draw:line draw:style-name="gr1" draw:text-style-name="P1" draw:layer="layout" svg:x1="2.32cm" svg:y1="11.754cm" svg:x2="2.307cm" svg:y2="11.746cm">
          <text:p/>
        </draw:line>
        <draw:line draw:style-name="gr1" draw:text-style-name="P1" draw:layer="layout" svg:x1="2.307cm" svg:y1="11.746cm" svg:x2="2.29cm" svg:y2="11.746cm">
          <text:p/>
        </draw:line>
        <draw:line draw:style-name="gr1" draw:text-style-name="P1" draw:layer="layout" svg:x1="2.291cm" svg:y1="11.746cm" svg:x2="2.279cm" svg:y2="11.754cm">
          <text:p/>
        </draw:line>
        <draw:line draw:style-name="gr1" draw:text-style-name="P1" draw:layer="layout" svg:x1="2.281cm" svg:y1="11.752cm" svg:x2="2.273cm" svg:y2="11.764cm">
          <text:p/>
        </draw:line>
        <draw:line draw:style-name="gr1" draw:text-style-name="P1" draw:layer="layout" svg:x1="2.273cm" svg:y1="11.763cm" svg:x2="2.273cm" svg:y2="11.826cm">
          <text:p/>
        </draw:line>
        <draw:line draw:style-name="gr1" draw:text-style-name="P1" draw:layer="layout" svg:x1="2.274cm" svg:y1="11.764cm" svg:x2="2.267cm" svg:y2="11.752cm">
          <text:p/>
        </draw:line>
        <draw:line draw:style-name="gr1" draw:text-style-name="P1" draw:layer="layout" svg:x1="2.268cm" svg:y1="11.754cm" svg:x2="2.256cm" svg:y2="11.746cm">
          <text:p/>
        </draw:line>
        <draw:line draw:style-name="gr1" draw:text-style-name="P1" draw:layer="layout" svg:x1="2.256cm" svg:y1="11.746cm" svg:x2="2.239cm" svg:y2="11.746cm">
          <text:p/>
        </draw:line>
        <draw:line draw:style-name="gr1" draw:text-style-name="P1" draw:layer="layout" svg:x1="2.24cm" svg:y1="11.746cm" svg:x2="2.227cm" svg:y2="11.754cm">
          <text:p/>
        </draw:line>
        <draw:line draw:style-name="gr1" draw:text-style-name="P1" draw:layer="layout" svg:x1="2.228cm" svg:y1="11.752cm" svg:x2="2.222cm" svg:y2="11.764cm">
          <text:p/>
        </draw:line>
        <draw:line draw:style-name="gr1" draw:text-style-name="P1" draw:layer="layout" svg:x1="2.222cm" svg:y1="11.763cm" svg:x2="2.222cm" svg:y2="11.826cm">
          <text:p/>
        </draw:line>
        <draw:polygon draw:style-name="gr2" draw:text-style-name="P1" draw:layer="layout" svg:width="0.774cm" svg:height="0.289cm" svg:x="2.166cm" svg:y="11.612cm" svg:viewBox="0 0 775 290" draw:points="0,0 775,0 775,290 0,290">
          <text:p/>
        </draw:polygon>
        <draw:line draw:style-name="gr1" draw:text-style-name="P1" draw:layer="layout" svg:x1="2.571cm" svg:y1="13.22cm" svg:x2="2.571cm" svg:y2="13.26cm">
          <text:p/>
        </draw:line>
        <draw:line draw:style-name="gr1" draw:text-style-name="P1" draw:layer="layout" svg:x1="2.508cm" svg:y1="13.26cm" svg:x2="2.628cm" svg:y2="13.26cm">
          <text:p/>
        </draw:line>
        <draw:line draw:style-name="gr1" draw:text-style-name="P1" draw:layer="layout" svg:x1="2.628cm" svg:y1="13.26cm" svg:x2="2.628cm" svg:y2="13.203cm">
          <text:p/>
        </draw:line>
        <draw:line draw:style-name="gr1" draw:text-style-name="P1" draw:layer="layout" svg:x1="2.521cm" svg:y1="13.159cm" svg:x2="2.514cm" svg:y2="13.151cm">
          <text:p/>
        </draw:line>
        <draw:line draw:style-name="gr1" draw:text-style-name="P1" draw:layer="layout" svg:x1="2.516cm" svg:y1="13.151cm" svg:x2="2.508cm" svg:y2="13.159cm">
          <text:p/>
        </draw:line>
        <draw:line draw:style-name="gr1" draw:text-style-name="P1" draw:layer="layout" svg:x1="2.508cm" svg:y1="13.157cm" svg:x2="2.516cm" svg:y2="13.164cm">
          <text:p/>
        </draw:line>
        <draw:line draw:style-name="gr1" draw:text-style-name="P1" draw:layer="layout" svg:x1="2.514cm" svg:y1="13.164cm" svg:x2="2.521cm" svg:y2="13.157cm">
          <text:p/>
        </draw:line>
        <draw:line draw:style-name="gr1" draw:text-style-name="P1" draw:layer="layout" svg:x1="2.52cm" svg:y1="13.157cm" svg:x2="2.508cm" svg:y2="13.157cm">
          <text:p/>
        </draw:line>
        <draw:line draw:style-name="gr1" draw:text-style-name="P1" draw:layer="layout" svg:x1="2.543cm" svg:y1="13.106cm" svg:x2="2.543cm" svg:y2="13.048cm">
          <text:p/>
        </draw:line>
        <draw:line draw:style-name="gr1" draw:text-style-name="P1" draw:layer="layout" svg:x1="2.508cm" svg:y1="13.118cm" svg:x2="2.629cm" svg:y2="13.077cm">
          <text:p/>
        </draw:line>
        <draw:line draw:style-name="gr1" draw:text-style-name="P1" draw:layer="layout" svg:x1="2.629cm" svg:y1="13.078cm" svg:x2="2.508cm" svg:y2="13.037cm">
          <text:p/>
        </draw:line>
        <draw:line draw:style-name="gr1" draw:text-style-name="P1" draw:layer="layout" svg:x1="2.521cm" svg:y1="12.999cm" svg:x2="2.514cm" svg:y2="12.991cm">
          <text:p/>
        </draw:line>
        <draw:line draw:style-name="gr1" draw:text-style-name="P1" draw:layer="layout" svg:x1="2.516cm" svg:y1="12.991cm" svg:x2="2.508cm" svg:y2="12.999cm">
          <text:p/>
        </draw:line>
        <draw:line draw:style-name="gr1" draw:text-style-name="P1" draw:layer="layout" svg:x1="2.508cm" svg:y1="12.997cm" svg:x2="2.516cm" svg:y2="13.004cm">
          <text:p/>
        </draw:line>
        <draw:line draw:style-name="gr1" draw:text-style-name="P1" draw:layer="layout" svg:x1="2.514cm" svg:y1="13.004cm" svg:x2="2.521cm" svg:y2="12.997cm">
          <text:p/>
        </draw:line>
        <draw:line draw:style-name="gr1" draw:text-style-name="P1" draw:layer="layout" svg:x1="2.52cm" svg:y1="12.997cm" svg:x2="2.508cm" svg:y2="12.997cm">
          <text:p/>
        </draw:line>
        <draw:line draw:style-name="gr1" draw:text-style-name="P1" draw:layer="layout" svg:x1="2.429cm" svg:y1="13.303cm" svg:x2="2.436cm" svg:y2="13.315cm">
          <text:p/>
        </draw:line>
        <draw:line draw:style-name="gr1" draw:text-style-name="P1" draw:layer="layout" svg:x1="2.435cm" svg:y1="13.314cm" svg:x2="2.435cm" svg:y2="13.331cm">
          <text:p/>
        </draw:line>
        <draw:line draw:style-name="gr1" draw:text-style-name="P1" draw:layer="layout" svg:x1="2.436cm" svg:y1="13.331cm" svg:x2="2.429cm" svg:y2="13.351cm">
          <text:p/>
        </draw:line>
        <draw:line draw:style-name="gr1" draw:text-style-name="P1" draw:layer="layout" svg:x1="2.43cm" svg:y1="13.349cm" svg:x2="2.418cm" svg:y2="13.361cm">
          <text:p/>
        </draw:line>
        <draw:line draw:style-name="gr1" draw:text-style-name="P1" draw:layer="layout" svg:x1="2.419cm" svg:y1="13.36cm" svg:x2="2.407cm" svg:y2="13.367cm">
          <text:p/>
        </draw:line>
        <draw:line draw:style-name="gr1" draw:text-style-name="P1" draw:layer="layout" svg:x1="2.408cm" svg:y1="13.366cm" svg:x2="2.384cm" svg:y2="13.372cm">
          <text:p/>
        </draw:line>
        <draw:line draw:style-name="gr1" draw:text-style-name="P1" draw:layer="layout" svg:x1="2.384cm" svg:y1="13.371cm" svg:x2="2.367cm" svg:y2="13.371cm">
          <text:p/>
        </draw:line>
        <draw:line draw:style-name="gr1" draw:text-style-name="P1" draw:layer="layout" svg:x1="2.368cm" svg:y1="13.372cm" svg:x2="2.344cm" svg:y2="13.366cm">
          <text:p/>
        </draw:line>
        <draw:line draw:style-name="gr1" draw:text-style-name="P1" draw:layer="layout" svg:x1="2.345cm" svg:y1="13.367cm" svg:x2="2.332cm" svg:y2="13.36cm">
          <text:p/>
        </draw:line>
        <draw:line draw:style-name="gr1" draw:text-style-name="P1" draw:layer="layout" svg:x1="2.333cm" svg:y1="13.361cm" svg:x2="2.321cm" svg:y2="13.349cm">
          <text:p/>
        </draw:line>
        <draw:line draw:style-name="gr1" draw:text-style-name="P1" draw:layer="layout" svg:x1="2.322cm" svg:y1="13.351cm" svg:x2="2.315cm" svg:y2="13.331cm">
          <text:p/>
        </draw:line>
        <draw:line draw:style-name="gr1" draw:text-style-name="P1" draw:layer="layout" svg:x1="2.315cm" svg:y1="13.331cm" svg:x2="2.315cm" svg:y2="13.32cm">
          <text:p/>
        </draw:line>
        <draw:line draw:style-name="gr1" draw:text-style-name="P1" draw:layer="layout" svg:x1="2.315cm" svg:y1="13.321cm" svg:x2="2.322cm" svg:y2="13.303cm">
          <text:p/>
        </draw:line>
        <draw:line draw:style-name="gr1" draw:text-style-name="P1" draw:layer="layout" svg:x1="2.321cm" svg:y1="13.304cm" svg:x2="2.328cm" svg:y2="13.297cm">
          <text:p/>
        </draw:line>
        <draw:line draw:style-name="gr1" draw:text-style-name="P1" draw:layer="layout" svg:x1="2.327cm" svg:y1="13.297cm" svg:x2="2.367cm" svg:y2="13.297cm">
          <text:p/>
        </draw:line>
        <draw:line draw:style-name="gr1" draw:text-style-name="P1" draw:layer="layout" svg:x1="2.367cm" svg:y1="13.297cm" svg:x2="2.367cm" svg:y2="13.32cm">
          <text:p/>
        </draw:line>
        <draw:line draw:style-name="gr1" draw:text-style-name="P1" draw:layer="layout" svg:x1="2.328cm" svg:y1="13.247cm" svg:x2="2.321cm" svg:y2="13.24cm">
          <text:p/>
        </draw:line>
        <draw:line draw:style-name="gr1" draw:text-style-name="P1" draw:layer="layout" svg:x1="2.322cm" svg:y1="13.24cm" svg:x2="2.315cm" svg:y2="13.247cm">
          <text:p/>
        </draw:line>
        <draw:line draw:style-name="gr1" draw:text-style-name="P1" draw:layer="layout" svg:x1="2.315cm" svg:y1="13.246cm" svg:x2="2.322cm" svg:y2="13.252cm">
          <text:p/>
        </draw:line>
        <draw:line draw:style-name="gr1" draw:text-style-name="P1" draw:layer="layout" svg:x1="2.321cm" svg:y1="13.252cm" svg:x2="2.328cm" svg:y2="13.246cm">
          <text:p/>
        </draw:line>
        <draw:line draw:style-name="gr1" draw:text-style-name="P1" draw:layer="layout" svg:x1="2.327cm" svg:y1="13.246cm" svg:x2="2.315cm" svg:y2="13.246cm">
          <text:p/>
        </draw:line>
        <draw:line draw:style-name="gr1" draw:text-style-name="P1" draw:layer="layout" svg:x1="2.315cm" svg:y1="13.12cm" svg:x2="2.373cm" svg:y2="13.161cm">
          <text:p/>
        </draw:line>
        <draw:line draw:style-name="gr1" draw:text-style-name="P1" draw:layer="layout" svg:x1="2.315cm" svg:y1="13.188cm" svg:x2="2.435cm" svg:y2="13.188cm">
          <text:p/>
        </draw:line>
        <draw:line draw:style-name="gr1" draw:text-style-name="P1" draw:layer="layout" svg:x1="2.435cm" svg:y1="13.188cm" svg:x2="2.435cm" svg:y2="13.143cm">
          <text:p/>
        </draw:line>
        <draw:line draw:style-name="gr1" draw:text-style-name="P1" draw:layer="layout" svg:x1="2.436cm" svg:y1="13.144cm" svg:x2="2.429cm" svg:y2="13.131cm">
          <text:p/>
        </draw:line>
        <draw:line draw:style-name="gr1" draw:text-style-name="P1" draw:layer="layout" svg:x1="2.43cm" svg:y1="13.132cm" svg:x2="2.424cm" svg:y2="13.126cm">
          <text:p/>
        </draw:line>
        <draw:line draw:style-name="gr1" draw:text-style-name="P1" draw:layer="layout" svg:x1="2.425cm" svg:y1="13.127cm" svg:x2="2.412cm" svg:y2="13.12cm">
          <text:p/>
        </draw:line>
        <draw:line draw:style-name="gr1" draw:text-style-name="P1" draw:layer="layout" svg:x1="2.412cm" svg:y1="13.12cm" svg:x2="2.395cm" svg:y2="13.12cm">
          <text:p/>
        </draw:line>
        <draw:line draw:style-name="gr1" draw:text-style-name="P1" draw:layer="layout" svg:x1="2.396cm" svg:y1="13.12cm" svg:x2="2.384cm" svg:y2="13.127cm">
          <text:p/>
        </draw:line>
        <draw:line draw:style-name="gr1" draw:text-style-name="P1" draw:layer="layout" svg:x1="2.386cm" svg:y1="13.126cm" svg:x2="2.378cm" svg:y2="13.132cm">
          <text:p/>
        </draw:line>
        <draw:line draw:style-name="gr1" draw:text-style-name="P1" draw:layer="layout" svg:x1="2.379cm" svg:y1="13.131cm" svg:x2="2.372cm" svg:y2="13.144cm">
          <text:p/>
        </draw:line>
        <draw:line draw:style-name="gr1" draw:text-style-name="P1" draw:layer="layout" svg:x1="2.372cm" svg:y1="13.143cm" svg:x2="2.372cm" svg:y2="13.188cm">
          <text:p/>
        </draw:line>
        <draw:line draw:style-name="gr1" draw:text-style-name="P1" draw:layer="layout" svg:x1="2.328cm" svg:y1="13.069cm" svg:x2="2.321cm" svg:y2="13.063cm">
          <text:p/>
        </draw:line>
        <draw:line draw:style-name="gr1" draw:text-style-name="P1" draw:layer="layout" svg:x1="2.322cm" svg:y1="13.063cm" svg:x2="2.315cm" svg:y2="13.069cm">
          <text:p/>
        </draw:line>
        <draw:line draw:style-name="gr1" draw:text-style-name="P1" draw:layer="layout" svg:x1="2.315cm" svg:y1="13.068cm" svg:x2="2.322cm" svg:y2="13.075cm">
          <text:p/>
        </draw:line>
        <draw:line draw:style-name="gr1" draw:text-style-name="P1" draw:layer="layout" svg:x1="2.321cm" svg:y1="13.075cm" svg:x2="2.328cm" svg:y2="13.068cm">
          <text:p/>
        </draw:line>
        <draw:line draw:style-name="gr1" draw:text-style-name="P1" draw:layer="layout" svg:x1="2.327cm" svg:y1="13.068cm" svg:x2="2.315cm" svg:y2="13.068cm">
          <text:p/>
        </draw:line>
        <draw:line draw:style-name="gr1" draw:text-style-name="P1" draw:layer="layout" svg:x1="2.315cm" svg:y1="13.011cm" svg:x2="2.435cm" svg:y2="13.011cm">
          <text:p/>
        </draw:line>
        <draw:line draw:style-name="gr1" draw:text-style-name="P1" draw:layer="layout" svg:x1="2.435cm" svg:y1="13.011cm" svg:x2="2.435cm" svg:y2="12.966cm">
          <text:p/>
        </draw:line>
        <draw:line draw:style-name="gr1" draw:text-style-name="P1" draw:layer="layout" svg:x1="2.436cm" svg:y1="12.968cm" svg:x2="2.429cm" svg:y2="12.954cm">
          <text:p/>
        </draw:line>
        <draw:line draw:style-name="gr1" draw:text-style-name="P1" draw:layer="layout" svg:x1="2.43cm" svg:y1="12.955cm" svg:x2="2.424cm" svg:y2="12.948cm">
          <text:p/>
        </draw:line>
        <draw:line draw:style-name="gr1" draw:text-style-name="P1" draw:layer="layout" svg:x1="2.425cm" svg:y1="12.949cm" svg:x2="2.412cm" svg:y2="12.943cm">
          <text:p/>
        </draw:line>
        <draw:line draw:style-name="gr1" draw:text-style-name="P1" draw:layer="layout" svg:x1="2.412cm" svg:y1="12.943cm" svg:x2="2.395cm" svg:y2="12.943cm">
          <text:p/>
        </draw:line>
        <draw:line draw:style-name="gr1" draw:text-style-name="P1" draw:layer="layout" svg:x1="2.396cm" svg:y1="12.943cm" svg:x2="2.384cm" svg:y2="12.949cm">
          <text:p/>
        </draw:line>
        <draw:line draw:style-name="gr1" draw:text-style-name="P1" draw:layer="layout" svg:x1="2.386cm" svg:y1="12.948cm" svg:x2="2.378cm" svg:y2="12.955cm">
          <text:p/>
        </draw:line>
        <draw:line draw:style-name="gr1" draw:text-style-name="P1" draw:layer="layout" svg:x1="2.379cm" svg:y1="12.954cm" svg:x2="2.372cm" svg:y2="12.968cm">
          <text:p/>
        </draw:line>
        <draw:line draw:style-name="gr1" draw:text-style-name="P1" draw:layer="layout" svg:x1="2.372cm" svg:y1="12.966cm" svg:x2="2.372cm" svg:y2="13.011cm">
          <text:p/>
        </draw:line>
        <draw:line draw:style-name="gr1" draw:text-style-name="P1" draw:layer="layout" svg:x1="2.328cm" svg:y1="12.892cm" svg:x2="2.321cm" svg:y2="12.886cm">
          <text:p/>
        </draw:line>
        <draw:line draw:style-name="gr1" draw:text-style-name="P1" draw:layer="layout" svg:x1="2.322cm" svg:y1="12.886cm" svg:x2="2.315cm" svg:y2="12.892cm">
          <text:p/>
        </draw:line>
        <draw:line draw:style-name="gr1" draw:text-style-name="P1" draw:layer="layout" svg:x1="2.315cm" svg:y1="12.891cm" svg:x2="2.322cm" svg:y2="12.899cm">
          <text:p/>
        </draw:line>
        <draw:line draw:style-name="gr1" draw:text-style-name="P1" draw:layer="layout" svg:x1="2.321cm" svg:y1="12.899cm" svg:x2="2.328cm" svg:y2="12.891cm">
          <text:p/>
        </draw:line>
        <draw:line draw:style-name="gr1" draw:text-style-name="P1" draw:layer="layout" svg:x1="2.327cm" svg:y1="12.891cm" svg:x2="2.315cm" svg:y2="12.891cm">
          <text:p/>
        </draw:line>
        <draw:polygon draw:style-name="gr2" draw:text-style-name="P1" draw:layer="layout" svg:width="0.573cm" svg:height="0.789cm" svg:x="2.15cm" svg:y="12.734cm" svg:viewBox="0 0 574 790" draw:points="0,0 574,0 574,790 0,790">
          <text:p/>
        </draw:polygon>
        <draw:line draw:style-name="gr1" draw:text-style-name="P1" draw:layer="layout" svg:x1="3.064cm" svg:y1="10.39cm" svg:x2="3.133cm" svg:y2="10.39cm">
          <text:p/>
        </draw:line>
        <draw:line draw:style-name="gr1" draw:text-style-name="P1" draw:layer="layout" svg:x1="3.098cm" svg:y1="10.39cm" svg:x2="3.098cm" svg:y2="10.27cm">
          <text:p/>
        </draw:line>
        <draw:line draw:style-name="gr1" draw:text-style-name="P1" draw:layer="layout" svg:x1="3.098cm" svg:y1="10.27cm" svg:x2="3.111cm" svg:y2="10.288cm">
          <text:p/>
        </draw:line>
        <draw:line draw:style-name="gr1" draw:text-style-name="P1" draw:layer="layout" svg:x1="3.11cm" svg:y1="10.287cm" svg:x2="3.122cm" svg:y2="10.299cm">
          <text:p/>
        </draw:line>
        <draw:line draw:style-name="gr1" draw:text-style-name="P1" draw:layer="layout" svg:x1="3.121cm" svg:y1="10.298cm" svg:x2="3.134cm" svg:y2="10.305cm">
          <text:p/>
        </draw:line>
        <draw:line draw:style-name="gr1" draw:text-style-name="P1" draw:layer="layout" svg:x1="2.99cm" svg:y1="10.27cm" svg:x2="2.978cm" svg:y2="10.27cm">
          <text:p/>
        </draw:line>
        <draw:line draw:style-name="gr1" draw:text-style-name="P1" draw:layer="layout" svg:x1="2.979cm" svg:y1="10.27cm" svg:x2="2.967cm" svg:y2="10.276cm">
          <text:p/>
        </draw:line>
        <draw:line draw:style-name="gr1" draw:text-style-name="P1" draw:layer="layout" svg:x1="2.968cm" svg:y1="10.275cm" svg:x2="2.961cm" svg:y2="10.282cm">
          <text:p/>
        </draw:line>
        <draw:line draw:style-name="gr1" draw:text-style-name="P1" draw:layer="layout" svg:x1="2.962cm" svg:y1="10.281cm" svg:x2="2.956cm" svg:y2="10.295cm">
          <text:p/>
        </draw:line>
        <draw:line draw:style-name="gr1" draw:text-style-name="P1" draw:layer="layout" svg:x1="2.957cm" svg:y1="10.293cm" svg:x2="2.95cm" svg:y2="10.316cm">
          <text:p/>
        </draw:line>
        <draw:line draw:style-name="gr1" draw:text-style-name="P1" draw:layer="layout" svg:x1="2.95cm" svg:y1="10.315cm" svg:x2="2.95cm" svg:y2="10.344cm">
          <text:p/>
        </draw:line>
        <draw:line draw:style-name="gr1" draw:text-style-name="P1" draw:layer="layout" svg:x1="2.95cm" svg:y1="10.344cm" svg:x2="2.957cm" svg:y2="10.368cm">
          <text:p/>
        </draw:line>
        <draw:line draw:style-name="gr1" draw:text-style-name="P1" draw:layer="layout" svg:x1="2.956cm" svg:y1="10.367cm" svg:x2="2.962cm" svg:y2="10.379cm">
          <text:p/>
        </draw:line>
        <draw:line draw:style-name="gr1" draw:text-style-name="P1" draw:layer="layout" svg:x1="2.961cm" svg:y1="10.378cm" svg:x2="2.968cm" svg:y2="10.385cm">
          <text:p/>
        </draw:line>
        <draw:line draw:style-name="gr1" draw:text-style-name="P1" draw:layer="layout" svg:x1="2.967cm" svg:y1="10.384cm" svg:x2="2.979cm" svg:y2="10.391cm">
          <text:p/>
        </draw:line>
        <draw:line draw:style-name="gr1" draw:text-style-name="P1" draw:layer="layout" svg:x1="2.978cm" svg:y1="10.39cm" svg:x2="2.99cm" svg:y2="10.39cm">
          <text:p/>
        </draw:line>
        <draw:line draw:style-name="gr1" draw:text-style-name="P1" draw:layer="layout" svg:x1="2.99cm" svg:y1="10.391cm" svg:x2="3.002cm" svg:y2="10.384cm">
          <text:p/>
        </draw:line>
        <draw:line draw:style-name="gr1" draw:text-style-name="P1" draw:layer="layout" svg:x1="3.001cm" svg:y1="10.385cm" svg:x2="3.008cm" svg:y2="10.378cm">
          <text:p/>
        </draw:line>
        <draw:line draw:style-name="gr1" draw:text-style-name="P1" draw:layer="layout" svg:x1="3.007cm" svg:y1="10.379cm" svg:x2="3.014cm" svg:y2="10.367cm">
          <text:p/>
        </draw:line>
        <draw:line draw:style-name="gr1" draw:text-style-name="P1" draw:layer="layout" svg:x1="3.013cm" svg:y1="10.368cm" svg:x2="3.019cm" svg:y2="10.344cm">
          <text:p/>
        </draw:line>
        <draw:line draw:style-name="gr1" draw:text-style-name="P1" draw:layer="layout" svg:x1="3.018cm" svg:y1="10.344cm" svg:x2="3.018cm" svg:y2="10.315cm">
          <text:p/>
        </draw:line>
        <draw:line draw:style-name="gr1" draw:text-style-name="P1" draw:layer="layout" svg:x1="3.019cm" svg:y1="10.316cm" svg:x2="3.013cm" svg:y2="10.293cm">
          <text:p/>
        </draw:line>
        <draw:line draw:style-name="gr1" draw:text-style-name="P1" draw:layer="layout" svg:x1="3.014cm" svg:y1="10.295cm" svg:x2="3.007cm" svg:y2="10.281cm">
          <text:p/>
        </draw:line>
        <draw:line draw:style-name="gr1" draw:text-style-name="P1" draw:layer="layout" svg:x1="3.008cm" svg:y1="10.282cm" svg:x2="3.001cm" svg:y2="10.275cm">
          <text:p/>
        </draw:line>
        <draw:line draw:style-name="gr1" draw:text-style-name="P1" draw:layer="layout" svg:x1="3.002cm" svg:y1="10.276cm" svg:x2="2.99cm" svg:y2="10.27cm">
          <text:p/>
        </draw:line>
        <draw:line draw:style-name="gr1" draw:text-style-name="P1" draw:layer="layout" svg:x1="2.876cm" svg:y1="10.27cm" svg:x2="2.864cm" svg:y2="10.27cm">
          <text:p/>
        </draw:line>
        <draw:line draw:style-name="gr1" draw:text-style-name="P1" draw:layer="layout" svg:x1="2.865cm" svg:y1="10.27cm" svg:x2="2.853cm" svg:y2="10.276cm">
          <text:p/>
        </draw:line>
        <draw:line draw:style-name="gr1" draw:text-style-name="P1" draw:layer="layout" svg:x1="2.854cm" svg:y1="10.275cm" svg:x2="2.847cm" svg:y2="10.282cm">
          <text:p/>
        </draw:line>
        <draw:line draw:style-name="gr1" draw:text-style-name="P1" draw:layer="layout" svg:x1="2.848cm" svg:y1="10.281cm" svg:x2="2.841cm" svg:y2="10.295cm">
          <text:p/>
        </draw:line>
        <draw:line draw:style-name="gr1" draw:text-style-name="P1" draw:layer="layout" svg:x1="2.842cm" svg:y1="10.293cm" svg:x2="2.836cm" svg:y2="10.316cm">
          <text:p/>
        </draw:line>
        <draw:line draw:style-name="gr1" draw:text-style-name="P1" draw:layer="layout" svg:x1="2.836cm" svg:y1="10.315cm" svg:x2="2.836cm" svg:y2="10.344cm">
          <text:p/>
        </draw:line>
        <draw:line draw:style-name="gr1" draw:text-style-name="P1" draw:layer="layout" svg:x1="2.836cm" svg:y1="10.344cm" svg:x2="2.842cm" svg:y2="10.368cm">
          <text:p/>
        </draw:line>
        <draw:line draw:style-name="gr1" draw:text-style-name="P1" draw:layer="layout" svg:x1="2.841cm" svg:y1="10.367cm" svg:x2="2.848cm" svg:y2="10.379cm">
          <text:p/>
        </draw:line>
        <draw:line draw:style-name="gr1" draw:text-style-name="P1" draw:layer="layout" svg:x1="2.847cm" svg:y1="10.378cm" svg:x2="2.854cm" svg:y2="10.385cm">
          <text:p/>
        </draw:line>
        <draw:line draw:style-name="gr1" draw:text-style-name="P1" draw:layer="layout" svg:x1="2.853cm" svg:y1="10.384cm" svg:x2="2.865cm" svg:y2="10.391cm">
          <text:p/>
        </draw:line>
        <draw:line draw:style-name="gr1" draw:text-style-name="P1" draw:layer="layout" svg:x1="2.864cm" svg:y1="10.39cm" svg:x2="2.876cm" svg:y2="10.39cm">
          <text:p/>
        </draw:line>
        <draw:line draw:style-name="gr1" draw:text-style-name="P1" draw:layer="layout" svg:x1="2.876cm" svg:y1="10.391cm" svg:x2="2.888cm" svg:y2="10.384cm">
          <text:p/>
        </draw:line>
        <draw:line draw:style-name="gr1" draw:text-style-name="P1" draw:layer="layout" svg:x1="2.887cm" svg:y1="10.385cm" svg:x2="2.894cm" svg:y2="10.378cm">
          <text:p/>
        </draw:line>
        <draw:line draw:style-name="gr1" draw:text-style-name="P1" draw:layer="layout" svg:x1="2.893cm" svg:y1="10.379cm" svg:x2="2.899cm" svg:y2="10.367cm">
          <text:p/>
        </draw:line>
        <draw:line draw:style-name="gr1" draw:text-style-name="P1" draw:layer="layout" svg:x1="2.898cm" svg:y1="10.368cm" svg:x2="2.906cm" svg:y2="10.344cm">
          <text:p/>
        </draw:line>
        <draw:line draw:style-name="gr1" draw:text-style-name="P1" draw:layer="layout" svg:x1="2.904cm" svg:y1="10.344cm" svg:x2="2.904cm" svg:y2="10.315cm">
          <text:p/>
        </draw:line>
        <draw:line draw:style-name="gr1" draw:text-style-name="P1" draw:layer="layout" svg:x1="2.906cm" svg:y1="10.316cm" svg:x2="2.898cm" svg:y2="10.293cm">
          <text:p/>
        </draw:line>
        <draw:line draw:style-name="gr1" draw:text-style-name="P1" draw:layer="layout" svg:x1="2.899cm" svg:y1="10.295cm" svg:x2="2.893cm" svg:y2="10.281cm">
          <text:p/>
        </draw:line>
        <draw:line draw:style-name="gr1" draw:text-style-name="P1" draw:layer="layout" svg:x1="2.894cm" svg:y1="10.282cm" svg:x2="2.887cm" svg:y2="10.275cm">
          <text:p/>
        </draw:line>
        <draw:line draw:style-name="gr1" draw:text-style-name="P1" draw:layer="layout" svg:x1="2.888cm" svg:y1="10.276cm" svg:x2="2.876cm" svg:y2="10.27cm">
          <text:p/>
        </draw:line>
        <draw:line draw:style-name="gr1" draw:text-style-name="P1" draw:layer="layout" svg:x1="2.733cm" svg:y1="10.31cm" svg:x2="2.733cm" svg:y2="10.39cm">
          <text:p/>
        </draw:line>
        <draw:line draw:style-name="gr1" draw:text-style-name="P1" draw:layer="layout" svg:x1="2.784cm" svg:y1="10.31cm" svg:x2="2.784cm" svg:y2="10.373cm">
          <text:p/>
        </draw:line>
        <draw:line draw:style-name="gr1" draw:text-style-name="P1" draw:layer="layout" svg:x1="2.786cm" svg:y1="10.373cm" svg:x2="2.778cm" svg:y2="10.385cm">
          <text:p/>
        </draw:line>
        <draw:line draw:style-name="gr1" draw:text-style-name="P1" draw:layer="layout" svg:x1="2.779cm" svg:y1="10.384cm" svg:x2="2.767cm" svg:y2="10.391cm">
          <text:p/>
        </draw:line>
        <draw:line draw:style-name="gr1" draw:text-style-name="P1" draw:layer="layout" svg:x1="2.767cm" svg:y1="10.39cm" svg:x2="2.75cm" svg:y2="10.39cm">
          <text:p/>
        </draw:line>
        <draw:line draw:style-name="gr1" draw:text-style-name="P1" draw:layer="layout" svg:x1="2.751cm" svg:y1="10.391cm" svg:x2="2.738cm" svg:y2="10.384cm">
          <text:p/>
        </draw:line>
        <draw:line draw:style-name="gr1" draw:text-style-name="P1" draw:layer="layout" svg:x1="2.739cm" svg:y1="10.385cm" svg:x2="2.733cm" svg:y2="10.378cm">
          <text:p/>
        </draw:line>
        <draw:line draw:style-name="gr1" draw:text-style-name="P1" draw:layer="layout" svg:x1="2.636cm" svg:y1="10.327cm" svg:x2="2.676cm" svg:y2="10.327cm">
          <text:p/>
        </draw:line>
        <draw:line draw:style-name="gr1" draw:text-style-name="P1" draw:layer="layout" svg:x1="2.676cm" svg:y1="10.39cm" svg:x2="2.676cm" svg:y2="10.27cm">
          <text:p/>
        </draw:line>
        <draw:line draw:style-name="gr1" draw:text-style-name="P1" draw:layer="layout" svg:x1="2.676cm" svg:y1="10.27cm" svg:x2="2.619cm" svg:y2="10.27cm">
          <text:p/>
        </draw:line>
        <draw:polygon draw:style-name="gr2" draw:text-style-name="P1" draw:layer="layout" svg:width="0.604cm" svg:height="0.29cm" svg:x="2.576cm" svg:y="10.175cm" svg:viewBox="0 0 605 291" draw:points="0,0 605,0 605,291 0,291">
          <text:p/>
        </draw:polygon>
        <draw:line draw:style-name="gr1" draw:text-style-name="P1" draw:layer="layout" svg:x1="3.136cm" svg:y1="13.441cm" svg:x2="3.136cm" svg:y2="13.556cm">
          <text:p/>
        </draw:line>
        <draw:polygon draw:style-name="gr2" draw:text-style-name="P1" draw:layer="layout" svg:width="0.351cm" svg:height="0.206cm" svg:x="2.925cm" svg:y="13.396cm" svg:viewBox="0 0 352 207" draw:points="0,0 352,0 352,207 0,207">
          <text:p/>
        </draw:polygon>
        <draw:line draw:style-name="gr1" draw:text-style-name="P1" draw:layer="layout" svg:x1="3.571cm" svg:y1="12.58cm" svg:x2="3.571cm" svg:y2="12.648cm">
          <text:p/>
        </draw:line>
        <draw:line draw:style-name="gr1" draw:text-style-name="P1" draw:layer="layout" svg:x1="3.571cm" svg:y1="12.614cm" svg:x2="3.691cm" svg:y2="12.614cm">
          <text:p/>
        </draw:line>
        <draw:line draw:style-name="gr1" draw:text-style-name="P1" draw:layer="layout" svg:x1="3.692cm" svg:y1="12.614cm" svg:x2="3.674cm" svg:y2="12.626cm">
          <text:p/>
        </draw:line>
        <draw:line draw:style-name="gr1" draw:text-style-name="P1" draw:layer="layout" svg:x1="3.675cm" svg:y1="12.625cm" svg:x2="3.663cm" svg:y2="12.638cm">
          <text:p/>
        </draw:line>
        <draw:line draw:style-name="gr1" draw:text-style-name="P1" draw:layer="layout" svg:x1="3.664cm" svg:y1="12.637cm" svg:x2="3.657cm" svg:y2="12.649cm">
          <text:p/>
        </draw:line>
        <draw:line draw:style-name="gr1" draw:text-style-name="P1" draw:layer="layout" svg:x1="3.691cm" svg:y1="12.505cm" svg:x2="3.691cm" svg:y2="12.494cm">
          <text:p/>
        </draw:line>
        <draw:line draw:style-name="gr1" draw:text-style-name="P1" draw:layer="layout" svg:x1="3.692cm" svg:y1="12.495cm" svg:x2="3.686cm" svg:y2="12.482cm">
          <text:p/>
        </draw:line>
        <draw:line draw:style-name="gr1" draw:text-style-name="P1" draw:layer="layout" svg:x1="3.687cm" svg:y1="12.483cm" svg:x2="3.68cm" svg:y2="12.477cm">
          <text:p/>
        </draw:line>
        <draw:line draw:style-name="gr1" draw:text-style-name="P1" draw:layer="layout" svg:x1="3.681cm" svg:y1="12.479cm" svg:x2="3.668cm" svg:y2="12.471cm">
          <text:p/>
        </draw:line>
        <draw:line draw:style-name="gr1" draw:text-style-name="P1" draw:layer="layout" svg:x1="3.669cm" svg:y1="12.472cm" svg:x2="3.646cm" svg:y2="12.465cm">
          <text:p/>
        </draw:line>
        <draw:line draw:style-name="gr1" draw:text-style-name="P1" draw:layer="layout" svg:x1="3.646cm" svg:y1="12.465cm" svg:x2="3.617cm" svg:y2="12.465cm">
          <text:p/>
        </draw:line>
        <draw:line draw:style-name="gr1" draw:text-style-name="P1" draw:layer="layout" svg:x1="3.618cm" svg:y1="12.465cm" svg:x2="3.594cm" svg:y2="12.472cm">
          <text:p/>
        </draw:line>
        <draw:line draw:style-name="gr1" draw:text-style-name="P1" draw:layer="layout" svg:x1="3.595cm" svg:y1="12.471cm" svg:x2="3.583cm" svg:y2="12.479cm">
          <text:p/>
        </draw:line>
        <draw:line draw:style-name="gr1" draw:text-style-name="P1" draw:layer="layout" svg:x1="3.584cm" svg:y1="12.477cm" svg:x2="3.577cm" svg:y2="12.483cm">
          <text:p/>
        </draw:line>
        <draw:line draw:style-name="gr1" draw:text-style-name="P1" draw:layer="layout" svg:x1="3.578cm" svg:y1="12.482cm" svg:x2="3.571cm" svg:y2="12.495cm">
          <text:p/>
        </draw:line>
        <draw:line draw:style-name="gr1" draw:text-style-name="P1" draw:layer="layout" svg:x1="3.571cm" svg:y1="12.494cm" svg:x2="3.571cm" svg:y2="12.505cm">
          <text:p/>
        </draw:line>
        <draw:line draw:style-name="gr1" draw:text-style-name="P1" draw:layer="layout" svg:x1="3.571cm" svg:y1="12.505cm" svg:x2="3.578cm" svg:y2="12.518cm">
          <text:p/>
        </draw:line>
        <draw:line draw:style-name="gr1" draw:text-style-name="P1" draw:layer="layout" svg:x1="3.577cm" svg:y1="12.517cm" svg:x2="3.584cm" svg:y2="12.523cm">
          <text:p/>
        </draw:line>
        <draw:line draw:style-name="gr1" draw:text-style-name="P1" draw:layer="layout" svg:x1="3.583cm" svg:y1="12.522cm" svg:x2="3.595cm" svg:y2="12.529cm">
          <text:p/>
        </draw:line>
        <draw:line draw:style-name="gr1" draw:text-style-name="P1" draw:layer="layout" svg:x1="3.594cm" svg:y1="12.528cm" svg:x2="3.618cm" svg:y2="12.535cm">
          <text:p/>
        </draw:line>
        <draw:line draw:style-name="gr1" draw:text-style-name="P1" draw:layer="layout" svg:x1="3.617cm" svg:y1="12.534cm" svg:x2="3.646cm" svg:y2="12.534cm">
          <text:p/>
        </draw:line>
        <draw:line draw:style-name="gr1" draw:text-style-name="P1" draw:layer="layout" svg:x1="3.646cm" svg:y1="12.535cm" svg:x2="3.669cm" svg:y2="12.528cm">
          <text:p/>
        </draw:line>
        <draw:line draw:style-name="gr1" draw:text-style-name="P1" draw:layer="layout" svg:x1="3.668cm" svg:y1="12.529cm" svg:x2="3.681cm" svg:y2="12.522cm">
          <text:p/>
        </draw:line>
        <draw:line draw:style-name="gr1" draw:text-style-name="P1" draw:layer="layout" svg:x1="3.68cm" svg:y1="12.523cm" svg:x2="3.687cm" svg:y2="12.517cm">
          <text:p/>
        </draw:line>
        <draw:line draw:style-name="gr1" draw:text-style-name="P1" draw:layer="layout" svg:x1="3.686cm" svg:y1="12.518cm" svg:x2="3.692cm" svg:y2="12.505cm">
          <text:p/>
        </draw:line>
        <draw:line draw:style-name="gr1" draw:text-style-name="P1" draw:layer="layout" svg:x1="3.651cm" svg:y1="12.362cm" svg:x2="3.571cm" svg:y2="12.362cm">
          <text:p/>
        </draw:line>
        <draw:line draw:style-name="gr1" draw:text-style-name="P1" draw:layer="layout" svg:x1="3.651cm" svg:y1="12.414cm" svg:x2="3.588cm" svg:y2="12.414cm">
          <text:p/>
        </draw:line>
        <draw:line draw:style-name="gr1" draw:text-style-name="P1" draw:layer="layout" svg:x1="3.589cm" svg:y1="12.415cm" svg:x2="3.577cm" svg:y2="12.408cm">
          <text:p/>
        </draw:line>
        <draw:line draw:style-name="gr1" draw:text-style-name="P1" draw:layer="layout" svg:x1="3.578cm" svg:y1="12.409cm" svg:x2="3.571cm" svg:y2="12.397cm">
          <text:p/>
        </draw:line>
        <draw:line draw:style-name="gr1" draw:text-style-name="P1" draw:layer="layout" svg:x1="3.571cm" svg:y1="12.397cm" svg:x2="3.571cm" svg:y2="12.38cm">
          <text:p/>
        </draw:line>
        <draw:line draw:style-name="gr1" draw:text-style-name="P1" draw:layer="layout" svg:x1="3.571cm" svg:y1="12.381cm" svg:x2="3.578cm" svg:y2="12.368cm">
          <text:p/>
        </draw:line>
        <draw:line draw:style-name="gr1" draw:text-style-name="P1" draw:layer="layout" svg:x1="3.577cm" svg:y1="12.369cm" svg:x2="3.584cm" svg:y2="12.362cm">
          <text:p/>
        </draw:line>
        <draw:line draw:style-name="gr1" draw:text-style-name="P1" draw:layer="layout" svg:x1="3.634cm" svg:y1="12.265cm" svg:x2="3.634cm" svg:y2="12.305cm">
          <text:p/>
        </draw:line>
        <draw:line draw:style-name="gr1" draw:text-style-name="P1" draw:layer="layout" svg:x1="3.571cm" svg:y1="12.305cm" svg:x2="3.691cm" svg:y2="12.305cm">
          <text:p/>
        </draw:line>
        <draw:line draw:style-name="gr1" draw:text-style-name="P1" draw:layer="layout" svg:x1="3.691cm" svg:y1="12.305cm" svg:x2="3.691cm" svg:y2="12.248cm">
          <text:p/>
        </draw:line>
        <draw:polygon draw:style-name="gr2" draw:text-style-name="P1" draw:layer="layout" svg:width="0.29cm" svg:height="0.468cm" svg:x="3.496cm" svg:y="12.217cm" svg:viewBox="0 0 291 469" draw:points="0,0 291,0 291,469 0,469">
          <text:p/>
        </draw:polygon>
        <draw:line draw:style-name="gr1" draw:text-style-name="P1" draw:layer="layout" svg:x1="4.416cm" svg:y1="13.461cm" svg:x2="4.416cm" svg:y2="13.576cm">
          <text:p/>
        </draw:line>
        <draw:line draw:style-name="gr1" draw:text-style-name="P1" draw:layer="layout" svg:x1="4.474cm" svg:y1="13.519cm" svg:x2="4.359cm" svg:y2="13.519cm">
          <text:p/>
        </draw:line>
        <draw:polygon draw:style-name="gr2" draw:text-style-name="P1" draw:layer="layout" svg:width="0.352cm" svg:height="0.205cm" svg:x="4.205cm" svg:y="13.416cm" svg:viewBox="0 0 353 206" draw:points="0,0 353,0 353,206 0,206">
          <text:p/>
        </draw:polygon>
        <draw:line draw:style-name="gr3" draw:text-style-name="P1" draw:layer="layout" svg:x1="5.234cm" svg:y1="9.878cm" svg:x2="5.215cm" svg:y2="9.878cm">
          <text:p/>
        </draw:line>
        <draw:line draw:style-name="gr3" draw:text-style-name="P1" draw:layer="layout" svg:x1="5.216cm" svg:y1="9.878cm" svg:x2="5.206cm" svg:y2="9.884cm">
          <text:p/>
        </draw:line>
        <draw:line draw:style-name="gr3" draw:text-style-name="P1" draw:layer="layout" svg:x1="5.207cm" svg:y1="9.883cm" svg:x2="5.196cm" svg:y2="9.893cm">
          <text:p/>
        </draw:line>
        <draw:line draw:style-name="gr3" draw:text-style-name="P1" draw:layer="layout" svg:x1="5.197cm" svg:y1="9.892cm" svg:x2="5.192cm" svg:y2="9.912cm">
          <text:p/>
        </draw:line>
        <draw:line draw:style-name="gr3" draw:text-style-name="P1" draw:layer="layout" svg:x1="5.192cm" svg:y1="9.911cm" svg:x2="5.192cm" svg:y2="9.945cm">
          <text:p/>
        </draw:line>
        <draw:line draw:style-name="gr3" draw:text-style-name="P1" draw:layer="layout" svg:x1="5.192cm" svg:y1="9.945cm" svg:x2="5.197cm" svg:y2="9.965cm">
          <text:p/>
        </draw:line>
        <draw:line draw:style-name="gr3" draw:text-style-name="P1" draw:layer="layout" svg:x1="5.196cm" svg:y1="9.964cm" svg:x2="5.207cm" svg:y2="9.974cm">
          <text:p/>
        </draw:line>
        <draw:line draw:style-name="gr3" draw:text-style-name="P1" draw:layer="layout" svg:x1="5.206cm" svg:y1="9.973cm" svg:x2="5.216cm" svg:y2="9.979cm">
          <text:p/>
        </draw:line>
        <draw:line draw:style-name="gr3" draw:text-style-name="P1" draw:layer="layout" svg:x1="5.215cm" svg:y1="9.978cm" svg:x2="5.234cm" svg:y2="9.978cm">
          <text:p/>
        </draw:line>
        <draw:line draw:style-name="gr3" draw:text-style-name="P1" draw:layer="layout" svg:x1="5.234cm" svg:y1="9.979cm" svg:x2="5.245cm" svg:y2="9.973cm">
          <text:p/>
        </draw:line>
        <draw:line draw:style-name="gr3" draw:text-style-name="P1" draw:layer="layout" svg:x1="5.244cm" svg:y1="9.974cm" svg:x2="5.255cm" svg:y2="9.964cm">
          <text:p/>
        </draw:line>
        <draw:line draw:style-name="gr3" draw:text-style-name="P1" draw:layer="layout" svg:x1="5.254cm" svg:y1="9.965cm" svg:x2="5.259cm" svg:y2="9.945cm">
          <text:p/>
        </draw:line>
        <draw:line draw:style-name="gr3" draw:text-style-name="P1" draw:layer="layout" svg:x1="5.258cm" svg:y1="9.945cm" svg:x2="5.258cm" svg:y2="9.911cm">
          <text:p/>
        </draw:line>
        <draw:line draw:style-name="gr3" draw:text-style-name="P1" draw:layer="layout" svg:x1="5.259cm" svg:y1="9.912cm" svg:x2="5.254cm" svg:y2="9.892cm">
          <text:p/>
        </draw:line>
        <draw:line draw:style-name="gr3" draw:text-style-name="P1" draw:layer="layout" svg:x1="5.255cm" svg:y1="9.893cm" svg:x2="5.244cm" svg:y2="9.883cm">
          <text:p/>
        </draw:line>
        <draw:line draw:style-name="gr3" draw:text-style-name="P1" draw:layer="layout" svg:x1="5.245cm" svg:y1="9.884cm" svg:x2="5.234cm" svg:y2="9.878cm">
          <text:p/>
        </draw:line>
        <draw:line draw:style-name="gr3" draw:text-style-name="P1" draw:layer="layout" svg:x1="5.149cm" svg:y1="9.878cm" svg:x2="5.149cm" svg:y2="9.959cm">
          <text:p/>
        </draw:line>
        <draw:line draw:style-name="gr3" draw:text-style-name="P1" draw:layer="layout" svg:x1="5.15cm" svg:y1="9.959cm" svg:x2="5.144cm" svg:y2="9.969cm">
          <text:p/>
        </draw:line>
        <draw:line draw:style-name="gr3" draw:text-style-name="P1" draw:layer="layout" svg:x1="5.146cm" svg:y1="9.968cm" svg:x2="5.139cm" svg:y2="9.975cm">
          <text:p/>
        </draw:line>
        <draw:line draw:style-name="gr3" draw:text-style-name="P1" draw:layer="layout" svg:x1="5.14cm" svg:y1="9.973cm" svg:x2="5.13cm" svg:y2="9.979cm">
          <text:p/>
        </draw:line>
        <draw:line draw:style-name="gr3" draw:text-style-name="P1" draw:layer="layout" svg:x1="5.13cm" svg:y1="9.978cm" svg:x2="5.111cm" svg:y2="9.978cm">
          <text:p/>
        </draw:line>
        <draw:line draw:style-name="gr3" draw:text-style-name="P1" draw:layer="layout" svg:x1="5.112cm" svg:y1="9.979cm" svg:x2="5.101cm" svg:y2="9.973cm">
          <text:p/>
        </draw:line>
        <draw:line draw:style-name="gr3" draw:text-style-name="P1" draw:layer="layout" svg:x1="5.102cm" svg:y1="9.975cm" svg:x2="5.096cm" svg:y2="9.968cm">
          <text:p/>
        </draw:line>
        <draw:line draw:style-name="gr3" draw:text-style-name="P1" draw:layer="layout" svg:x1="5.097cm" svg:y1="9.969cm" svg:x2="5.092cm" svg:y2="9.959cm">
          <text:p/>
        </draw:line>
        <draw:line draw:style-name="gr3" draw:text-style-name="P1" draw:layer="layout" svg:x1="5.092cm" svg:y1="9.959cm" svg:x2="5.092cm" svg:y2="9.878cm">
          <text:p/>
        </draw:line>
        <draw:line draw:style-name="gr3" draw:text-style-name="P1" draw:layer="layout" svg:x1="5.058cm" svg:y1="9.878cm" svg:x2="5.001cm" svg:y2="9.878cm">
          <text:p/>
        </draw:line>
        <draw:line draw:style-name="gr3" draw:text-style-name="P1" draw:layer="layout" svg:x1="5.03cm" svg:y1="9.978cm" svg:x2="5.03cm" svg:y2="9.878cm">
          <text:p/>
        </draw:line>
        <draw:line draw:style-name="gr3" draw:text-style-name="P1" draw:layer="layout" svg:x1="5.358cm" svg:y1="10.039cm" svg:x2="5.406cm" svg:y2="10.039cm">
          <text:p/>
        </draw:line>
        <draw:line draw:style-name="gr3" draw:text-style-name="P1" draw:layer="layout" svg:x1="5.406cm" svg:y1="10.039cm" svg:x2="5.412cm" svg:y2="10.088cm">
          <text:p/>
        </draw:line>
        <draw:line draw:style-name="gr3" draw:text-style-name="P1" draw:layer="layout" svg:x1="5.412cm" svg:y1="10.088cm" svg:x2="5.406cm" svg:y2="10.082cm">
          <text:p/>
        </draw:line>
        <draw:line draw:style-name="gr3" draw:text-style-name="P1" draw:layer="layout" svg:x1="5.407cm" svg:y1="10.083cm" svg:x2="5.396cm" svg:y2="10.077cm">
          <text:p/>
        </draw:line>
        <draw:line draw:style-name="gr3" draw:text-style-name="P1" draw:layer="layout" svg:x1="5.396cm" svg:y1="10.077cm" svg:x2="5.373cm" svg:y2="10.077cm">
          <text:p/>
        </draw:line>
        <draw:line draw:style-name="gr3" draw:text-style-name="P1" draw:layer="layout" svg:x1="5.374cm" svg:y1="10.077cm" svg:x2="5.363cm" svg:y2="10.083cm">
          <text:p/>
        </draw:line>
        <draw:line draw:style-name="gr3" draw:text-style-name="P1" draw:layer="layout" svg:x1="5.364cm" svg:y1="10.082cm" svg:x2="5.358cm" svg:y2="10.088cm">
          <text:p/>
        </draw:line>
        <draw:line draw:style-name="gr3" draw:text-style-name="P1" draw:layer="layout" svg:x1="5.359cm" svg:y1="10.087cm" svg:x2="5.354cm" svg:y2="10.097cm">
          <text:p/>
        </draw:line>
        <draw:line draw:style-name="gr3" draw:text-style-name="P1" draw:layer="layout" svg:x1="5.354cm" svg:y1="10.096cm" svg:x2="5.354cm" svg:y2="10.12cm">
          <text:p/>
        </draw:line>
        <draw:line draw:style-name="gr3" draw:text-style-name="P1" draw:layer="layout" svg:x1="5.354cm" svg:y1="10.12cm" svg:x2="5.359cm" svg:y2="10.13cm">
          <text:p/>
        </draw:line>
        <draw:line draw:style-name="gr3" draw:text-style-name="P1" draw:layer="layout" svg:x1="5.358cm" svg:y1="10.129cm" svg:x2="5.364cm" svg:y2="10.135cm">
          <text:p/>
        </draw:line>
        <draw:line draw:style-name="gr3" draw:text-style-name="P1" draw:layer="layout" svg:x1="5.363cm" svg:y1="10.134cm" svg:x2="5.374cm" svg:y2="10.14cm">
          <text:p/>
        </draw:line>
        <draw:line draw:style-name="gr3" draw:text-style-name="P1" draw:layer="layout" svg:x1="5.373cm" svg:y1="10.139cm" svg:x2="5.396cm" svg:y2="10.139cm">
          <text:p/>
        </draw:line>
        <draw:line draw:style-name="gr3" draw:text-style-name="P1" draw:layer="layout" svg:x1="5.396cm" svg:y1="10.14cm" svg:x2="5.407cm" svg:y2="10.134cm">
          <text:p/>
        </draw:line>
        <draw:line draw:style-name="gr3" draw:text-style-name="P1" draw:layer="layout" svg:x1="5.406cm" svg:y1="10.135cm" svg:x2="5.412cm" svg:y2="10.129cm">
          <text:p/>
        </draw:line>
        <draw:line draw:style-name="gr3" draw:text-style-name="P1" draw:layer="layout" svg:x1="5.326cm" svg:y1="10.039cm" svg:x2="5.292cm" svg:y2="10.14cm">
          <text:p/>
        </draw:line>
        <draw:line draw:style-name="gr3" draw:text-style-name="P1" draw:layer="layout" svg:x1="5.293cm" svg:y1="10.14cm" svg:x2="5.258cm" svg:y2="10.039cm">
          <text:p/>
        </draw:line>
        <draw:line draw:style-name="gr3" draw:text-style-name="P1" draw:layer="layout" svg:x1="5.154cm" svg:y1="10.034cm" svg:x2="5.24cm" svg:y2="10.164cm">
          <text:p/>
        </draw:line>
        <draw:line draw:style-name="gr3" draw:text-style-name="P1" draw:layer="layout" svg:x1="5.068cm" svg:y1="10.045cm" svg:x2="5.078cm" svg:y2="10.039cm">
          <text:p/>
        </draw:line>
        <draw:line draw:style-name="gr3" draw:text-style-name="P1" draw:layer="layout" svg:x1="5.077cm" svg:y1="10.039cm" svg:x2="5.092cm" svg:y2="10.039cm">
          <text:p/>
        </draw:line>
        <draw:line draw:style-name="gr3" draw:text-style-name="P1" draw:layer="layout" svg:x1="5.092cm" svg:y1="10.039cm" svg:x2="5.107cm" svg:y2="10.045cm">
          <text:p/>
        </draw:line>
        <draw:line draw:style-name="gr3" draw:text-style-name="P1" draw:layer="layout" svg:x1="5.106cm" svg:y1="10.044cm" svg:x2="5.116cm" svg:y2="10.054cm">
          <text:p/>
        </draw:line>
        <draw:line draw:style-name="gr3" draw:text-style-name="P1" draw:layer="layout" svg:x1="5.115cm" svg:y1="10.053cm" svg:x2="5.122cm" svg:y2="10.064cm">
          <text:p/>
        </draw:line>
        <draw:line draw:style-name="gr3" draw:text-style-name="P1" draw:layer="layout" svg:x1="5.12cm" svg:y1="10.063cm" svg:x2="5.126cm" svg:y2="10.083cm">
          <text:p/>
        </draw:line>
        <draw:line draw:style-name="gr3" draw:text-style-name="P1" draw:layer="layout" svg:x1="5.125cm" svg:y1="10.082cm" svg:x2="5.125cm" svg:y2="10.096cm">
          <text:p/>
        </draw:line>
        <draw:line draw:style-name="gr3" draw:text-style-name="P1" draw:layer="layout" svg:x1="5.126cm" svg:y1="10.096cm" svg:x2="5.12cm" svg:y2="10.116cm">
          <text:p/>
        </draw:line>
        <draw:line draw:style-name="gr3" draw:text-style-name="P1" draw:layer="layout" svg:x1="5.122cm" svg:y1="10.115cm" svg:x2="5.115cm" svg:y2="10.126cm">
          <text:p/>
        </draw:line>
        <draw:line draw:style-name="gr3" draw:text-style-name="P1" draw:layer="layout" svg:x1="5.116cm" svg:y1="10.125cm" svg:x2="5.106cm" svg:y2="10.135cm">
          <text:p/>
        </draw:line>
        <draw:line draw:style-name="gr3" draw:text-style-name="P1" draw:layer="layout" svg:x1="5.107cm" svg:y1="10.134cm" svg:x2="5.092cm" svg:y2="10.14cm">
          <text:p/>
        </draw:line>
        <draw:line draw:style-name="gr3" draw:text-style-name="P1" draw:layer="layout" svg:x1="5.092cm" svg:y1="10.139cm" svg:x2="5.082cm" svg:y2="10.139cm">
          <text:p/>
        </draw:line>
        <draw:line draw:style-name="gr3" draw:text-style-name="P1" draw:layer="layout" svg:x1="5.083cm" svg:y1="10.14cm" svg:x2="5.068cm" svg:y2="10.134cm">
          <text:p/>
        </draw:line>
        <draw:line draw:style-name="gr3" draw:text-style-name="P1" draw:layer="layout" svg:x1="5.07cm" svg:y1="10.135cm" svg:x2="5.063cm" svg:y2="10.129cm">
          <text:p/>
        </draw:line>
        <draw:line draw:style-name="gr3" draw:text-style-name="P1" draw:layer="layout" svg:x1="5.063cm" svg:y1="10.129cm" svg:x2="5.063cm" svg:y2="10.096cm">
          <text:p/>
        </draw:line>
        <draw:line draw:style-name="gr3" draw:text-style-name="P1" draw:layer="layout" svg:x1="5.063cm" svg:y1="10.096cm" svg:x2="5.082cm" svg:y2="10.096cm">
          <text:p/>
        </draw:line>
        <draw:line draw:style-name="gr3" draw:text-style-name="P1" draw:layer="layout" svg:x1="5.02cm" svg:y1="10.139cm" svg:x2="5.02cm" svg:y2="10.039cm">
          <text:p/>
        </draw:line>
        <draw:line draw:style-name="gr3" draw:text-style-name="P1" draw:layer="layout" svg:x1="5.021cm" svg:y1="10.039cm" svg:x2="4.963cm" svg:y2="10.14cm">
          <text:p/>
        </draw:line>
        <draw:line draw:style-name="gr3" draw:text-style-name="P1" draw:layer="layout" svg:x1="4.963cm" svg:y1="10.139cm" svg:x2="4.963cm" svg:y2="10.039cm">
          <text:p/>
        </draw:line>
        <draw:line draw:style-name="gr3" draw:text-style-name="P1" draw:layer="layout" svg:x1="4.915cm" svg:y1="10.139cm" svg:x2="4.915cm" svg:y2="10.039cm">
          <text:p/>
        </draw:line>
        <draw:line draw:style-name="gr3" draw:text-style-name="P1" draw:layer="layout" svg:x1="4.915cm" svg:y1="10.039cm" svg:x2="4.892cm" svg:y2="10.039cm">
          <text:p/>
        </draw:line>
        <draw:line draw:style-name="gr3" draw:text-style-name="P1" draw:layer="layout" svg:x1="4.893cm" svg:y1="10.039cm" svg:x2="4.877cm" svg:y2="10.045cm">
          <text:p/>
        </draw:line>
        <draw:line draw:style-name="gr3" draw:text-style-name="P1" draw:layer="layout" svg:x1="4.878cm" svg:y1="10.044cm" svg:x2="4.868cm" svg:y2="10.054cm">
          <text:p/>
        </draw:line>
        <draw:line draw:style-name="gr3" draw:text-style-name="P1" draw:layer="layout" svg:x1="4.87cm" svg:y1="10.053cm" svg:x2="4.863cm" svg:y2="10.064cm">
          <text:p/>
        </draw:line>
        <draw:line draw:style-name="gr3" draw:text-style-name="P1" draw:layer="layout" svg:x1="4.864cm" svg:y1="10.063cm" svg:x2="4.858cm" svg:y2="10.083cm">
          <text:p/>
        </draw:line>
        <draw:line draw:style-name="gr3" draw:text-style-name="P1" draw:layer="layout" svg:x1="4.858cm" svg:y1="10.082cm" svg:x2="4.858cm" svg:y2="10.096cm">
          <text:p/>
        </draw:line>
        <draw:line draw:style-name="gr3" draw:text-style-name="P1" draw:layer="layout" svg:x1="4.858cm" svg:y1="10.096cm" svg:x2="4.864cm" svg:y2="10.116cm">
          <text:p/>
        </draw:line>
        <draw:line draw:style-name="gr3" draw:text-style-name="P1" draw:layer="layout" svg:x1="4.863cm" svg:y1="10.115cm" svg:x2="4.87cm" svg:y2="10.126cm">
          <text:p/>
        </draw:line>
        <draw:line draw:style-name="gr3" draw:text-style-name="P1" draw:layer="layout" svg:x1="4.868cm" svg:y1="10.125cm" svg:x2="4.878cm" svg:y2="10.135cm">
          <text:p/>
        </draw:line>
        <draw:line draw:style-name="gr3" draw:text-style-name="P1" draw:layer="layout" svg:x1="4.877cm" svg:y1="10.134cm" svg:x2="4.893cm" svg:y2="10.14cm">
          <text:p/>
        </draw:line>
        <draw:line draw:style-name="gr3" draw:text-style-name="P1" draw:layer="layout" svg:x1="4.892cm" svg:y1="10.139cm" svg:x2="4.915cm" svg:y2="10.139cm">
          <text:p/>
        </draw:line>
        <draw:polygon draw:style-name="gr2" draw:text-style-name="P1" draw:layer="layout" svg:width="0.735cm" svg:height="0.413cm" svg:x="4.767cm" svg:y="9.8cm" svg:viewBox="0 0 736 414" draw:points="0,0 736,0 736,414 0,414">
          <text:p/>
        </draw:polygon>
        <draw:line draw:style-name="gr4" draw:text-style-name="P1" draw:layer="layout" svg:x1="5.239cm" svg:y1="10.442cm" svg:x2="5.188cm" svg:y2="10.442cm">
          <text:p/>
        </draw:line>
        <draw:line draw:style-name="gr4" draw:text-style-name="P1" draw:layer="layout" svg:x1="5.239cm" svg:y1="10.696cm" svg:x2="5.188cm" svg:y2="10.696cm">
          <text:p/>
        </draw:line>
        <draw:line draw:style-name="gr5" draw:text-style-name="P1" draw:layer="layout" svg:x1="3.326cm" svg:y1="12.533cm" svg:x2="3.326cm" svg:y2="12.423cm">
          <text:p/>
        </draw:line>
        <draw:path draw:style-name="gr6" draw:text-style-name="P2" draw:layer="layout" svg:width="0.2cm" svg:height="0.2cm" svg:x="3.025cm" svg:y="12.378cm" svg:viewBox="0 0 201 201" svg:d="M0 101c0-56 45-101 101-101s100 45 100 101-44 100-100 100-101-44-101-100z">
          <text:p/>
        </draw:path>
        <draw:line draw:style-name="gr7" draw:text-style-name="P1" draw:layer="layout" svg:x1="3.18cm" svg:y1="10.88cm" svg:x2="3.09cm" svg:y2="10.88cm">
          <text:p/>
        </draw:line>
        <draw:line draw:style-name="gr7" draw:text-style-name="P1" draw:layer="layout" svg:x1="3.18cm" svg:y1="11.08cm" svg:x2="3.09cm" svg:y2="11.08cm">
          <text:p/>
        </draw:line>
        <draw:line draw:style-name="gr8" draw:text-style-name="P1" draw:layer="layout" svg:x1="2.348cm" svg:y1="10.851cm" svg:x2="2.348cm" svg:y2="10.906cm">
          <text:p/>
        </draw:line>
        <draw:path draw:style-name="gr6" draw:text-style-name="P2" draw:layer="layout" svg:width="0.24cm" svg:height="0.24cm" svg:x="2.482cm" svg:y="10.759cm" svg:viewBox="0 0 241 241" svg:d="M0 119c0-66 54-119 121-119 66 0 120 53 120 119 0 68-54 122-120 122-67 0-121-54-121-122z">
          <text:p/>
        </draw:path>
        <draw:path draw:style-name="gr6" draw:text-style-name="P2" draw:layer="layout" svg:width="0.3cm" svg:height="0.3cm" svg:x="2.201cm" svg:y="11.213cm" svg:viewBox="0 0 301 301" svg:d="M0 152c0-83 68-152 151-152s150 69 150 152c0 82-67 149-150 149s-151-67-151-149z">
          <text:p/>
        </draw:path>
        <draw:path draw:style-name="gr6" draw:text-style-name="P2" draw:layer="layout" svg:width="0.3cm" svg:height="0.3cm" svg:x="2.201cm" svg:y="11.975cm" svg:viewBox="0 0 301 301" svg:d="M0 152c0-84 68-152 151-152s150 68 150 152c0 82-67 149-150 149s-151-67-151-149z">
          <text:p/>
        </draw:path>
        <draw:line draw:style-name="gr4" draw:text-style-name="P1" draw:layer="layout" svg:x1="3.932cm" svg:y1="10.291cm" svg:x2="3.932cm" svg:y2="10.31cm">
          <text:p/>
        </draw:line>
        <draw:line draw:style-name="gr4" draw:text-style-name="P1" draw:layer="layout" svg:x1="4.186cm" svg:y1="10.291cm" svg:x2="4.186cm" svg:y2="10.31cm">
          <text:p/>
        </draw:line>
        <draw:line draw:style-name="gr4" draw:text-style-name="P1" draw:layer="layout" svg:x1="4.44cm" svg:y1="10.291cm" svg:x2="4.44cm" svg:y2="10.31cm">
          <text:p/>
        </draw:line>
        <draw:line draw:style-name="gr9" draw:text-style-name="P1" draw:layer="layout" svg:x1="4.204cm" svg:y1="12.527cm" svg:x2="4.204cm" svg:y2="12.688cm">
          <text:p/>
        </draw:line>
        <draw:line draw:style-name="gr9" draw:text-style-name="P1" draw:layer="layout" svg:x1="5.025cm" svg:y1="12.527cm" svg:x2="5.025cm" svg:y2="12.688cm">
          <text:p/>
        </draw:line>
        <draw:line draw:style-name="gr10" draw:text-style-name="P1" draw:layer="layout" svg:x1="4.415cm" svg:y1="12.557cm" svg:x2="4.415cm" svg:y2="12.658cm">
          <text:p/>
        </draw:line>
        <draw:line draw:style-name="gr11" draw:text-style-name="P1" draw:layer="layout" svg:x1="4.614cm" svg:y1="12.567cm" svg:x2="4.614cm" svg:y2="12.648cm">
          <text:p/>
        </draw:line>
        <draw:line draw:style-name="gr10" draw:text-style-name="P1" draw:layer="layout" svg:x1="4.814cm" svg:y1="12.557cm" svg:x2="4.814cm" svg:y2="12.658cm">
          <text:p/>
        </draw:line>
        <draw:path draw:style-name="gr6" draw:text-style-name="P2" draw:layer="layout" svg:width="0.3cm" svg:height="0.3cm" svg:x="4.263cm" svg:y="13.015cm" svg:viewBox="0 0 301 301" svg:d="M0 152c0-83 68-152 151-152s150 69 150 152c0 82-67 149-150 149s-151-67-151-149z">
          <text:p/>
        </draw:path>
        <draw:path draw:style-name="gr6" draw:text-style-name="P2" draw:layer="layout" svg:width="0.3cm" svg:height="0.3cm" svg:x="2.976cm" svg:y="13.015cm" svg:viewBox="0 0 301 301" svg:d="M0 152c0-83 67-152 149-152 83 0 152 69 152 152 0 82-69 149-152 149-82 0-149-67-149-149z">
          <text:p/>
        </draw:path>
        <draw:line draw:style-name="gr12" draw:text-style-name="P1" draw:layer="layout" svg:x1="4.186cm" svg:y1="10.301cm" svg:x2="4.186cm" svg:y2="10.479cm">
          <text:p/>
        </draw:line>
        <draw:line draw:style-name="gr12" draw:text-style-name="P1" draw:layer="layout" svg:x1="4.184cm" svg:y1="10.484cm" svg:x2="4.187cm" svg:y2="10.479cm">
          <text:p/>
        </draw:line>
        <draw:line draw:style-name="gr12" draw:text-style-name="P1" draw:layer="layout" svg:x1="5.214cm" svg:y1="11.264cm" svg:x2="5.214cm" svg:y2="10.696cm">
          <text:p/>
        </draw:line>
        <draw:line draw:style-name="gr12" draw:text-style-name="P1" draw:layer="layout" svg:x1="4.186cm" svg:y1="10.479cm" svg:x2="4.186cm" svg:y2="10.522cm">
          <text:p/>
        </draw:line>
        <draw:line draw:style-name="gr13" draw:text-style-name="P1" draw:layer="layout" svg:x1="3.137cm" svg:y1="12.469cm" svg:x2="3.125cm" svg:y2="12.479cm">
          <text:p/>
        </draw:line>
        <draw:line draw:style-name="gr12" draw:text-style-name="P1" draw:layer="layout" svg:x1="3.126cm" svg:y1="13.186cm" svg:x2="3.126cm" svg:y2="12.479cm">
          <text:p/>
        </draw:line>
        <draw:line draw:style-name="gr12" draw:text-style-name="P1" draw:layer="layout" svg:x1="4.291cm" svg:y1="11.405cm" svg:x2="5.073cm" svg:y2="11.405cm">
          <text:p/>
        </draw:line>
        <draw:line draw:style-name="gr13" draw:text-style-name="P1" draw:layer="layout" svg:x1="2.352cm" svg:y1="12.126cm" svg:x2="2.352cm" svg:y2="12.407cm">
          <text:p/>
        </draw:line>
        <draw:line draw:style-name="gr12" draw:text-style-name="P1" draw:layer="layout" svg:x1="3.853cm" svg:y1="9.992cm" svg:x2="3.67cm" svg:y2="10.176cm">
          <text:p/>
        </draw:line>
        <draw:line draw:style-name="gr12" draw:text-style-name="P1" draw:layer="layout" svg:x1="3.67cm" svg:y1="10.971cm" svg:x2="3.67cm" svg:y2="10.175cm">
          <text:p/>
        </draw:line>
        <draw:line draw:style-name="gr13" draw:text-style-name="P1" draw:layer="layout" svg:x1="2.423cm" svg:y1="12.478cm" svg:x2="3.125cm" svg:y2="12.478cm">
          <text:p/>
        </draw:line>
        <draw:line draw:style-name="gr12" draw:text-style-name="P1" draw:layer="layout" svg:x1="3.561cm" svg:y1="11.081cm" svg:x2="3.671cm" svg:y2="10.971cm">
          <text:p/>
        </draw:line>
        <draw:line draw:style-name="gr12" draw:text-style-name="P1" draw:layer="layout" svg:x1="3.136cm" svg:y1="11.08cm" svg:x2="3.136cm" svg:y2="12.469cm">
          <text:p/>
        </draw:line>
        <draw:line draw:style-name="gr12" draw:text-style-name="P1" draw:layer="layout" svg:x1="4.05cm" svg:y1="9.992cm" svg:x2="3.852cm" svg:y2="9.992cm">
          <text:p/>
        </draw:line>
        <draw:line draw:style-name="gr12" draw:text-style-name="P1" draw:layer="layout" svg:x1="3.539cm" svg:y1="11.08cm" svg:x2="3.136cm" svg:y2="11.08cm">
          <text:p/>
        </draw:line>
        <draw:line draw:style-name="gr12" draw:text-style-name="P1" draw:layer="layout" svg:x1="4.186cm" svg:y1="10.301cm" svg:x2="4.186cm" svg:y2="10.128cm">
          <text:p/>
        </draw:line>
        <draw:line draw:style-name="gr12" draw:text-style-name="P1" draw:layer="layout" svg:x1="3.54cm" svg:y1="11.08cm" svg:x2="3.539cm" svg:y2="11.08cm">
          <text:p/>
        </draw:line>
        <draw:line draw:style-name="gr13" draw:text-style-name="P1" draw:layer="layout" svg:x1="3.125cm" svg:y1="11.091cm" svg:x2="3.137cm" svg:y2="11.08cm">
          <text:p/>
        </draw:line>
        <draw:line draw:style-name="gr13" draw:text-style-name="P1" draw:layer="layout" svg:x1="2.352cm" svg:y1="12.407cm" svg:x2="2.424cm" svg:y2="12.479cm">
          <text:p/>
        </draw:line>
        <draw:line draw:style-name="gr12" draw:text-style-name="P1" draw:layer="layout" svg:x1="4.184cm" svg:y1="11.297cm" svg:x2="4.184cm" svg:y2="10.482cm">
          <text:p/>
        </draw:line>
        <draw:line draw:style-name="gr12" draw:text-style-name="P1" draw:layer="layout" svg:x1="5.073cm" svg:y1="11.406cm" svg:x2="5.215cm" svg:y2="11.264cm">
          <text:p/>
        </draw:line>
        <draw:line draw:style-name="gr12" draw:text-style-name="P1" draw:layer="layout" svg:x1="3.561cm" svg:y1="11.08cm" svg:x2="3.54cm" svg:y2="11.08cm">
          <text:p/>
        </draw:line>
        <draw:line draw:style-name="gr12" draw:text-style-name="P1" draw:layer="layout" svg:x1="3.126cm" svg:y1="12.479cm" svg:x2="3.125cm" svg:y2="12.478cm">
          <text:p/>
        </draw:line>
        <draw:line draw:style-name="gr12" draw:text-style-name="P1" draw:layer="layout" svg:x1="4.184cm" svg:y1="11.297cm" svg:x2="4.292cm" svg:y2="11.406cm">
          <text:p/>
        </draw:line>
        <draw:line draw:style-name="gr12" draw:text-style-name="P1" draw:layer="layout" svg:x1="4.187cm" svg:y1="10.129cm" svg:x2="4.05cm" svg:y2="9.992cm">
          <text:p/>
        </draw:line>
        <draw:line draw:style-name="gr13" draw:text-style-name="P1" draw:layer="layout" svg:x1="4.414cm" svg:y1="12.604cm" svg:x2="4.42cm" svg:y2="12.598cm">
          <text:p/>
        </draw:line>
        <draw:line draw:style-name="gr12" draw:text-style-name="P1" draw:layer="layout" svg:x1="4.414cm" svg:y1="13.186cm" svg:x2="4.414cm" svg:y2="12.603cm">
          <text:p/>
        </draw:line>
        <draw:line draw:style-name="gr12" draw:text-style-name="P1" draw:layer="layout" svg:x1="4.511cm" svg:y1="11.563cm" svg:x2="4.549cm" svg:y2="11.6cm">
          <text:p/>
        </draw:line>
        <draw:line draw:style-name="gr12" draw:text-style-name="P1" draw:layer="layout" svg:x1="4.62cm" svg:y1="11.67cm" svg:x2="4.62cm" svg:y2="12.603cm">
          <text:p/>
        </draw:line>
        <draw:line draw:style-name="gr12" draw:text-style-name="P1" draw:layer="layout" svg:x1="3.82cm" svg:y1="11.564cm" svg:x2="3.93cm" svg:y2="11.454cm">
          <text:p/>
        </draw:line>
        <draw:line draw:style-name="gr12" draw:text-style-name="P1" draw:layer="layout" svg:x1="3.93cm" svg:y1="11.551cm" svg:x2="3.93cm" svg:y2="10.302cm">
          <text:p/>
        </draw:line>
        <draw:line draw:style-name="gr12" draw:text-style-name="P1" draw:layer="layout" svg:x1="3.433cm" svg:y1="11.563cm" svg:x2="3.871cm" svg:y2="11.563cm">
          <text:p/>
        </draw:line>
        <draw:line draw:style-name="gr12" draw:text-style-name="P1" draw:layer="layout" svg:x1="3.93cm" svg:y1="10.303cm" svg:x2="3.933cm" svg:y2="10.301cm">
          <text:p/>
        </draw:line>
        <draw:line draw:style-name="gr12" draw:text-style-name="P1" draw:layer="layout" svg:x1="3.326cm" svg:y1="11.671cm" svg:x2="3.434cm" svg:y2="11.563cm">
          <text:p/>
        </draw:line>
        <draw:line draw:style-name="gr12" draw:text-style-name="P1" draw:layer="layout" svg:x1="4.621cm" svg:y1="12.603cm" svg:x2="4.614cm" svg:y2="12.608cm">
          <text:p/>
        </draw:line>
        <draw:line draw:style-name="gr12" draw:text-style-name="P1" draw:layer="layout" svg:x1="4.039cm" svg:y1="11.564cm" svg:x2="3.931cm" svg:y2="11.454cm">
          <text:p/>
        </draw:line>
        <draw:line draw:style-name="gr12" draw:text-style-name="P1" draw:layer="layout" svg:x1="3.918cm" svg:y1="11.563cm" svg:x2="4.511cm" svg:y2="11.563cm">
          <text:p/>
        </draw:line>
        <draw:line draw:style-name="gr12" draw:text-style-name="P1" draw:layer="layout" svg:x1="3.871cm" svg:y1="11.563cm" svg:x2="3.918cm" svg:y2="11.563cm">
          <text:p/>
        </draw:line>
        <draw:line draw:style-name="gr12" draw:text-style-name="P1" draw:layer="layout" svg:x1="3.918cm" svg:y1="11.564cm" svg:x2="3.931cm" svg:y2="11.551cm">
          <text:p/>
        </draw:line>
        <draw:line draw:style-name="gr12" draw:text-style-name="P1" draw:layer="layout" svg:x1="4.548cm" svg:y1="11.599cm" svg:x2="4.621cm" svg:y2="11.671cm">
          <text:p/>
        </draw:line>
        <draw:line draw:style-name="gr12" draw:text-style-name="P1" draw:layer="layout" svg:x1="3.326cm" svg:y1="12.478cm" svg:x2="3.326cm" svg:y2="11.67cm">
          <text:p/>
        </draw:line>
        <draw:line draw:style-name="gr12" draw:text-style-name="P1" draw:layer="layout" svg:x1="4.44cm" svg:y1="10.301cm" svg:x2="4.44cm" svg:y2="10.12cm">
          <text:p/>
        </draw:line>
        <draw:line draw:style-name="gr12" draw:text-style-name="P1" draw:layer="layout" svg:x1="3.512cm" svg:y1="10.771cm" svg:x2="3.403cm" svg:y2="10.881cm">
          <text:p/>
        </draw:line>
        <draw:line draw:style-name="gr12" draw:text-style-name="P1" draw:layer="layout" svg:x1="4.149cm" svg:y1="9.831cm" svg:x2="3.796cm" svg:y2="9.831cm">
          <text:p/>
        </draw:line>
        <draw:line draw:style-name="gr13" draw:text-style-name="P1" draw:layer="layout" svg:x1="2.602cm" svg:y1="10.879cm" svg:x2="3.134cm" svg:y2="10.879cm">
          <text:p/>
        </draw:line>
        <draw:line draw:style-name="gr13" draw:text-style-name="P1" draw:layer="layout" svg:x1="3.134cm" svg:y1="10.879cm" svg:x2="3.138cm" svg:y2="10.881cm">
          <text:p/>
        </draw:line>
        <draw:line draw:style-name="gr12" draw:text-style-name="P1" draw:layer="layout" svg:x1="4.44cm" svg:y1="10.301cm" svg:x2="4.731cm" svg:y2="10.301cm">
          <text:p/>
        </draw:line>
        <draw:line draw:style-name="gr12" draw:text-style-name="P1" draw:layer="layout" svg:x1="4.441cm" svg:y1="10.121cm" svg:x2="4.149cm" svg:y2="9.831cm">
          <text:p/>
        </draw:line>
        <draw:line draw:style-name="gr12" draw:text-style-name="P1" draw:layer="layout" svg:x1="3.403cm" svg:y1="10.88cm" svg:x2="3.136cm" svg:y2="10.88cm">
          <text:p/>
        </draw:line>
        <draw:line draw:style-name="gr12" draw:text-style-name="P1" draw:layer="layout" svg:x1="3.511cm" svg:y1="10.771cm" svg:x2="3.511cm" svg:y2="10.115cm">
          <text:p/>
        </draw:line>
        <draw:polyline draw:style-name="gr12" draw:text-style-name="P1" draw:layer="layout" svg:width="0cm" svg:height="0cm" svg:x="3.511cm" svg:y="10.115cm" svg:viewBox="0 0 0 0" draw:points="0,0">
          <text:p/>
        </draw:polyline>
        <draw:line draw:style-name="gr12" draw:text-style-name="P1" draw:layer="layout" svg:x1="4.731cm" svg:y1="10.301cm" svg:x2="4.872cm" svg:y2="10.443cm">
          <text:p/>
        </draw:line>
        <draw:line draw:style-name="gr12" draw:text-style-name="P1" draw:layer="layout" svg:x1="3.511cm" svg:y1="10.116cm" svg:x2="3.797cm" svg:y2="9.831cm">
          <text:p/>
        </draw:line>
        <draw:line draw:style-name="gr12" draw:text-style-name="P1" draw:layer="layout" svg:x1="4.871cm" svg:y1="10.442cm" svg:x2="5.214cm" svg:y2="10.442cm">
          <text:p/>
        </draw:line>
        <draw:line draw:style-name="gr13" draw:text-style-name="P1" draw:layer="layout" svg:x1="3.141cm" svg:y1="10.885cm" svg:x2="3.136cm" svg:y2="10.88cm">
          <text:p/>
        </draw:line>
        <draw:line draw:style-name="gr13" draw:text-style-name="P1" draw:layer="layout" svg:x1="2.352cm" svg:y1="11.364cm" svg:x2="2.352cm" svg:y2="10.882cm">
          <text:p/>
        </draw:line>
        <draw:line draw:style-name="gr13" draw:text-style-name="P1" draw:layer="layout" svg:x1="2.353cm" svg:y1="10.883cm" svg:x2="2.348cm" svg:y2="10.879cm">
          <text:p/>
        </draw:line>
        <draw:polygon draw:style-name="gr14" draw:text-style-name="P2" draw:layer="layout" svg:width="0.229cm" svg:height="0.107cm" svg:x="3.856cm" svg:y="10.083cm" svg:viewBox="0 0 230 108" draw:points="157,2 162,5 224,66 225,68 227,70 228,72 229,74 229,76 230,78 230,81 230,83 229,85 229,87 228,89 227,91 224,95 218,102 210,107 201,108 192,105 188,102 177,89 170,85 157,75 151,72 135,64 112,56 91,53 88,52 63,52 60,53 39,56 26,61 17,61 9,58 3,52 0,43 1,35 6,28 28,5 35,1 42,0 148,0">
          <text:p/>
        </draw:polygon>
        <draw:polygon draw:style-name="gr14" draw:text-style-name="P2" draw:layer="layout" svg:width="0.467cm" svg:height="0.443cm" svg:x="4.241cm" svg:y="9.767cm" svg:viewBox="0 0 468 444" draw:points="457,2 464,7 468,15 468,24 467,25 467,425 465,433 460,440 452,444 448,444 342,444 333,442 327,437 326,436 317,423 300,406 297,404 291,398 289,389 289,388 289,346 287,340 286,335 285,328 283,323 283,322 278,312 268,297 263,291 256,285 6,34 1,26 0,17 3,9 9,3 18,0 20,0 448,0">
          <text:p/>
        </draw:polygon>
        <draw:polygon draw:style-name="gr14" draw:text-style-name="P2" draw:layer="layout" svg:width="0.258cm" svg:height="0.078cm" svg:x="4.858cm" svg:y="10.273cm" svg:viewBox="0 0 259 79" draw:points="242,0 244,0 246,1 248,2 250,3 252,4 253,6 255,7 256,9 257,12 258,13 258,15 258,18 259,20 258,22 258,24 257,26 257,29 255,30 255,32 251,36 250,36 244,40 230,50 213,67 211,70 205,77 196,79 195,79 59,79 50,77 45,74 6,34 1,26 0,17 3,9 9,3 18,0 20,0 239,0">
          <text:p/>
        </draw:polygon>
        <draw:polygon draw:style-name="gr14" draw:text-style-name="P2" draw:layer="layout" svg:width="0.133cm" svg:height="0.131cm" svg:x="3.446cm" svg:y="10.859cm" svg:viewBox="0 0 134 132" draw:points="125,3 131,9 134,19 134,21 134,68 132,77 129,82 83,126 76,131 69,132 20,132 11,130 4,125 0,117 0,108 4,100 9,96 11,94 14,92 99,6 107,1 117,0">
          <text:p/>
        </draw:polygon>
        <draw:polygon draw:style-name="gr14" draw:text-style-name="P2" draw:layer="layout" svg:width="0.849cm" svg:height="0.924cm" svg:x="4.274cm" svg:y="10.391cm" svg:viewBox="0 0 850 925" draw:points="420,2 425,5 541,120 543,122 556,130 564,134 572,137 590,142 779,142 783,142 786,143 787,143 788,144 794,148 795,149 797,153 809,165 810,165 812,168 814,172 814,173 814,177 815,181 813,185 812,189 812,190 811,190 809,193 797,204 783,224 772,246 764,269 760,293 760,318 764,342 772,365 775,371 783,387 795,403 797,407 814,424 834,438 840,441 846,447 850,455 850,459 850,829 848,838 845,843 768,920 761,924 754,925 63,925 54,923 49,920 5,876 1,869 0,862 0,152 0,149 1,144 2,140 2,80 2,56 2,52 3,49 3,48 4,47 8,41 9,40 13,38 25,26 25,25 28,23 32,21 33,21 37,21 41,20 45,22 49,23 50,23 50,24 53,26 64,38 84,52 106,63 129,71 153,75 178,75 202,71 225,63 247,52 267,38 284,21 293,8 300,2 308,0 309,0 411,0">
          <text:p/>
        </draw:polygon>
        <draw:polygon draw:style-name="gr14" draw:text-style-name="P2" draw:layer="layout" svg:width="0.183cm" svg:height="1.061cm" svg:x="4.02cm" svg:y="10.411cm" svg:viewBox="0 0 184 1062" draw:points="41,0 42,0 45,2 49,3 50,3 50,4 53,6 64,18 67,20 68,20 70,23 73,26 73,27 74,31 75,35 75,36 75,50 75,53 73,61 73,62 73,896 77,914 80,922 84,930 87,934 95,945 148,998 178,1028 183,1036 184,1045 181,1053 175,1059 166,1062 164,1062 64,1062 55,1060 50,1057 5,1012 1,1005 0,998 0,37 0,34 1,30 1,29 2,29 6,23 7,22 13,18 25,6 25,5 29,3 32,1 33,1 37,1">
          <text:p/>
        </draw:polygon>
        <draw:polygon draw:style-name="gr14" draw:text-style-name="P2" draw:layer="layout" svg:width="0.613cm" svg:height="1.237cm" svg:x="3.226cm" svg:y="10.378cm" svg:viewBox="0 0 614 1238" draw:points="567,4 572,10 574,14 588,35 605,52 606,52 612,59 614,68 614,1031 612,1040 609,1045 564,1090 557,1094 550,1095 200,1095 182,1099 171,1104 167,1105 166,1106 162,1108 151,1116 34,1232 26,1237 17,1238 9,1235 3,1229 0,1220 0,1218 0,838 2,830 7,823 10,821 23,814 39,802 43,799 50,794 57,793 323,793 324,793 325,793 328,793 345,793 363,789 371,786 379,782 388,776 394,772 514,652 518,646 524,637 527,630 531,621 534,607 535,603 535,20 537,11 542,4 550,0 559,0">
          <text:p/>
        </draw:polygon>
        <draw:polygon draw:style-name="gr14" draw:text-style-name="P2" draw:layer="layout" svg:width="0.618cm" svg:height="1.449cm" svg:x="2.427cm" svg:y="10.954cm" svg:viewBox="0 0 619 1450" draw:points="551,1 555,1 555,2 559,4 562,7 563,7 565,11 567,13 568,14 569,17 571,20 571,21 572,22 572,25 572,28 572,29 572,30 570,34 569,37 569,38 568,38 567,40 565,42 553,58 544,76 538,96 534,116 534,136 538,157 544,176 553,194 557,199 565,211 580,225 596,237 609,244 615,249 619,257 619,261 619,1388 617,1397 612,1404 611,1404 602,1411 585,1428 581,1433 575,1442 568,1448 559,1450 558,1450 35,1450 32,1450 28,1449 27,1449 26,1448 21,1445 5,1429 1,1422 0,1415 0,1371 2,1363 7,1356 12,1353 13,1352 36,1339 57,1323 75,1305 91,1284 104,1261 114,1237 121,1212 125,1186 125,1159 121,1133 114,1108 104,1084 91,1061 75,1040 71,1032 72,1023 75,1015 83,1010 91,1008 522,1008 538,1004 551,996 563,985 570,971 575,956 575,651 570,636 563,622 551,610 538,602 522,598 66,598 58,596 51,590 47,582 47,574 51,566 54,562 57,560 75,542 91,521 104,498 114,474 121,449 125,423 125,396 121,370 114,345 104,321 91,298 75,277 57,259 41,247 36,243 13,230 12,229 5,224 0,216 0,211 0,81 0,78 1,74 1,73 2,73 6,67 7,66 14,61 29,46 32,44 36,42 37,41 41,41 45,41 49,42 53,44 54,44 56,46 63,53 80,66 100,77 120,86 142,92 161,94 164,95 186,95 208,92 230,86 250,77 270,66 287,53 303,37 317,19 322,9 328,3 337,0 340,0 547,0">
          <text:p/>
        </draw:polygon>
        <draw:polygon draw:style-name="gr14" draw:text-style-name="P2" draw:layer="layout" svg:width="1.033cm" svg:height="3.412cm" svg:x="4.504cm" svg:y="10.272cm" svg:viewBox="0 0 1034 3413" draw:points="1026,3 1032,10 1034,18 1034,19 1034,3394 1032,3402 1026,3409 1018,3413 1014,3413 120,3413 111,3411 104,3406 101,3398 101,3389 103,3384 104,3381 108,3374 113,3358 113,3137 108,3122 101,3108 89,3097 76,3089 60,3085 49,3085 40,3083 33,3077 29,3069 29,3060 33,3052 37,3049 42,3045 60,3027 76,3006 89,2983 99,2959 106,2934 110,2908 110,2881 106,2855 99,2830 89,2806 76,2783 60,2762 42,2744 30,2735 21,2728 10,2722 4,2716 0,2707 0,2704 0,2502 2,2494 8,2487 16,2483 24,2483 32,2486 40,2492 59,2502 79,2508 100,2512 121,2512 142,2508 162,2502 181,2492 198,2480 198,2479 199,2479 206,2475 215,2474 223,2477 227,2479 229,2482 242,2491 244,2493 245,2493 262,2502 281,2508 301,2512 320,2512 340,2508 360,2502 377,2493 386,2491 395,2493 402,2498 402,2499 411,2511 427,2527 445,2541 466,2551 488,2558 510,2562 533,2562 555,2558 577,2551 598,2541 616,2527 632,2511 646,2493 656,2472 663,2450 667,2428 667,2245 663,2223 656,2201 646,2180 632,2162 616,2146 598,2132 577,2122 555,2115 533,2111 510,2111 488,2115 466,2122 445,2132 427,2146 411,2162 402,2174 396,2179 387,2182 378,2180 377,2180 360,2171 340,2165 320,2161 301,2161 281,2165 262,2171 260,2172 245,2180 237,2185 229,2189 220,2188 212,2184 207,2177 206,2169 206,1390 205,1384 204,1381 202,1372 195,1356 185,1341 181,1337 173,1329 102,1258 97,1250 96,1241 99,1233 105,1227 114,1224 116,1224 578,1224 596,1220 604,1217 612,1213 621,1207 627,1203 780,1050 785,1043 790,1035 794,1027 797,1019 800,1003 801,1001 801,577 803,568 808,561 811,559 817,556 837,542 854,525 868,505 879,483 887,460 891,436 891,411 887,387 879,364 868,342 854,322 842,311 837,303 836,294 839,286 842,282 854,271 868,251 879,229 887,206 891,182 891,157 887,133 879,110 877,106 868,88 854,68 837,51 831,47 817,37 816,37 810,30 808,21 810,13 815,5 823,1 828,1 1006,1 1009,0 1018,0">
          <text:p/>
        </draw:polygon>
        <draw:polygon draw:style-name="gr14" draw:text-style-name="P2" draw:layer="layout" svg:width="1.313cm" svg:height="2.031cm" svg:x="3.216cm" svg:y="11.653cm" svg:viewBox="0 0 1314 2032" draw:points="1260,2 1265,5 1309,49 1313,56 1314,63 1314,211 1312,219 1307,226 1299,230 1290,230 1289,230 1285,229 860,229 845,229 829,233 816,241 804,252 797,266 792,281 792,586 797,601 804,615 816,626 829,634 845,638 1285,638 1289,637 1298,637 1306,640 1312,647 1314,655 1314,656 1314,795 1312,803 1307,810 1299,814 1290,814 1282,810 1281,809 1270,801 1265,798 1260,795 1248,789 1229,783 1209,779 1190,779 1170,783 1151,789 1134,798 1125,800 1116,798 1109,793 1109,792 1100,780 1084,764 1066,750 1045,740 1023,733 1001,729 978,729 956,733 934,740 913,750 895,764 879,780 865,798 855,819 848,841 844,863 844,1046 848,1068 855,1091 865,1112 879,1130 895,1146 913,1160 934,1170 956,1177 978,1181 1001,1181 1023,1177 1045,1170 1066,1160 1077,1151 1085,1147 1094,1148 1102,1152 1107,1159 1109,1167 1109,1323 1107,1331 1101,1338 1099,1340 1087,1347 1066,1363 1048,1381 1032,1402 1019,1425 1009,1449 1002,1474 998,1500 998,1527 1002,1553 1009,1578 1019,1602 1032,1625 1046,1643 1048,1646 1066,1664 1071,1668 1077,1675 1079,1683 1077,1692 1072,1699 1064,1703 1059,1704 983,1704 967,1708 954,1716 942,1727 934,1741 930,1756 930,1977 934,1993 940,2003 943,2011 942,2020 937,2027 929,2032 923,2032 111,2032 102,2030 95,2025 91,2017 91,2008 95,2000 97,1999 96,1998 102,1993 109,1986 116,1973 121,1957 121,1736 116,1721 109,1707 97,1696 84,1688 68,1684 59,1681 53,1674 50,1666 52,1657 56,1650 60,1646 76,1625 89,1602 99,1578 106,1553 110,1527 110,1500 106,1474 99,1449 89,1425 76,1402 60,1381 42,1363 30,1354 21,1347 10,1341 4,1335 0,1326 0,1323 0,975 2,966 8,959 16,955 24,955 32,959 34,961 38,964 52,975 67,982 84,988 101,991 118,991 135,988 152,982 167,975 179,966 181,964 186,959 194,954 203,953 211,956 217,963 220,971 220,973 220,1040 225,1055 232,1069 244,1080 257,1089 273,1093 578,1093 594,1089 607,1080 619,1069 626,1055 631,1040 631,556 626,541 619,527 607,516 594,508 578,504 288,504 273,504 257,508 244,516 234,526 226,531 217,532 209,529 203,523 200,514 200,512 200,63 202,54 205,49 249,5 256,1 263,0 597,0 614,0 648,0 695,0 815,0 832,0 1251,0">
          <text:p/>
        </draw:polygon>
        <draw:polygon draw:style-name="gr14" draw:text-style-name="P2" draw:layer="layout" svg:width="1.706cm" svg:height="3.917cm" svg:x="1.997cm" svg:y="9.767cm" svg:viewBox="0 0 1707 3918" draw:points="1697,2 1704,7 1707,15 1707,24 1704,32 1702,34 1445,290 1435,305 1429,321 1425,339 1425,357 1425,358 1425,360 1425,959 1423,968 1420,973 1375,1017 1368,1022 1361,1023 1287,1023 1278,1021 1273,1017 1269,1014 1253,1002 1234,993 1215,986 1196,983 1195,983 1084,983 1083,983 1064,986 1045,993 1026,1002 1010,1014 995,1029 989,1034 980,1036 979,1036 771,1036 762,1034 755,1029 753,1027 748,1017 746,1014 736,1002 734,999 717,983 700,970 680,959 670,954 660,950 638,944 616,941 594,941 572,944 550,950 530,959 510,970 493,983 486,990 479,994 470,995 462,992 458,990 444,975 433,967 426,962 406,952 384,945 362,941 340,941 318,945 296,952 276,962 258,975 242,991 229,1009 219,1029 212,1051 208,1073 208,1150 212,1172 219,1194 229,1214 235,1221 242,1232 258,1248 271,1257 277,1264 279,1272 279,1273 279,1398 277,1406 272,1413 267,1416 266,1417 256,1422 243,1430 222,1446 204,1464 188,1485 175,1508 165,1532 158,1557 154,1583 154,1610 158,1636 163,1655 165,1661 175,1685 188,1708 194,1716 204,1729 222,1747 225,1749 231,1756 233,1765 231,1773 226,1780 218,1784 213,1785 161,1785 145,1789 132,1797 120,1808 113,1822 108,1837 108,2142 113,2157 120,2171 132,2182 145,2190 161,2194 176,2194 188,2194 197,2196 204,2202 208,2210 208,2218 204,2226 191,2243 188,2247 175,2270 165,2294 158,2319 154,2345 154,2372 157,2394 158,2398 162,2415 165,2423 175,2447 188,2470 189,2472 204,2491 222,2509 226,2512 243,2525 266,2538 267,2539 274,2544 279,2552 279,2557 279,2648 282,2662 288,2676 291,2681 296,2688 378,2770 382,2773 390,2778 392,2779 400,2782 404,2784 415,2786 416,2786 418,2787 433,2787 988,2787 997,2789 1004,2794 1005,2795 1015,2809 1032,2826 1032,2827 1038,2833 1040,2841 1040,2842 1040,3208 1038,3216 1032,3223 1030,3225 1018,3232 997,3248 979,3266 963,3287 950,3310 940,3334 933,3359 929,3385 929,3412 933,3438 940,3463 950,3487 963,3510 977,3528 979,3531 983,3535 988,3542 989,3551 986,3559 979,3566 971,3569 969,3569 922,3569 906,3573 893,3581 881,3592 873,3606 869,3621 869,3843 873,3859 881,3872 893,3884 893,3885 897,3890 899,3898 898,3907 892,3914 884,3918 879,3918 20,3918 11,3916 4,3911 1,3903 0,3899 0,2960 93,2960 93,3764 97,3780 105,3793 116,3805 130,3812 145,3817 734,3817 750,3812 763,3805 775,3793 782,3780 787,3764 787,2960 782,2944 775,2931 763,2919 750,2912 734,2907 161,2907 145,2907 130,2912 116,2919 105,2931 97,2944 93,2960 0,2960 0,401 519,401 519,705 524,721 531,734 543,746 556,753 572,758 1192,758 1208,753 1221,746 1233,734 1240,721 1245,705 1245,401 1244,399 1241,387 1240,385 1233,372 1221,360 1208,353 1192,348 587,348 572,348 556,353 543,360 531,372 524,385 519,401 0,401 0,19 2,11 8,4 16,0 20,0 1688,0">
          <text:p/>
        </draw:polygon>
        <draw:path draw:style-name="gr15" draw:text-style-name="P3" draw:layer="layout" svg:width="0.1cm" svg:height="0.1cm" svg:x="5.163cm" svg:y="10.392cm" svg:viewBox="0 0 101 101" svg:d="M0 49c0-27 23-49 52-49 27 0 49 22 49 49 0 28-22 52-49 52-29 0-52-24-52-52z">
          <text:p/>
        </draw:path>
        <draw:path draw:style-name="gr15" draw:text-style-name="P3" draw:layer="layout" svg:width="0.1cm" svg:height="0.1cm" svg:x="5.163cm" svg:y="10.646cm" svg:viewBox="0 0 101 101" svg:d="M0 50c0-28 23-50 52-50 27 0 49 22 49 50s-22 51-49 51c-29 0-52-23-52-51z">
          <text:p/>
        </draw:path>
        <draw:path draw:style-name="gr15" draw:text-style-name="P3" draw:layer="layout" svg:width="0.1cm" svg:height="0.1cm" svg:x="3.276cm" svg:y="12.429cm" svg:viewBox="0 0 101 101" svg:d="M0 50c0-28 22-50 50-50s51 22 51 50-23 51-51 51-50-23-50-51z">
          <text:p/>
        </draw:path>
        <draw:path draw:style-name="gr15" draw:text-style-name="P3" draw:layer="layout" svg:width="0.1cm" svg:height="0.1cm" svg:x="3.076cm" svg:y="12.429cm" svg:viewBox="0 0 101 101" svg:d="M0 50c0-28 22-50 50-50s51 22 51 50-23 51-51 51-50-23-50-51z">
          <text:p/>
        </draw:path>
        <draw:path draw:style-name="gr15" draw:text-style-name="P3" draw:layer="layout" svg:width="0.1cm" svg:height="0.1cm" svg:x="3.085cm" svg:y="10.83cm" svg:viewBox="0 0 101 101" svg:d="M0 51c0-28 23-51 52-51 27 0 49 23 49 51s-22 50-49 50c-29 0-52-22-52-50z">
          <text:p/>
        </draw:path>
        <draw:path draw:style-name="gr15" draw:text-style-name="P3" draw:layer="layout" svg:width="0.1cm" svg:height="0.1cm" svg:x="3.085cm" svg:y="11.03cm" svg:viewBox="0 0 101 101" svg:d="M0 51c0-28 23-51 52-51 27 0 49 23 49 51s-22 50-49 50c-29 0-52-22-52-50z">
          <text:p/>
        </draw:path>
        <draw:path draw:style-name="gr15" draw:text-style-name="P3" draw:layer="layout" svg:width="0.1cm" svg:height="0.1cm" svg:x="2.298cm" svg:y="10.829cm" svg:viewBox="0 0 101 101" svg:d="M0 50c0-28 22-50 50-50s51 22 51 50-23 51-51 51-50-23-50-51z">
          <text:p/>
        </draw:path>
        <draw:path draw:style-name="gr15" draw:text-style-name="P3" draw:layer="layout" svg:width="0.1cm" svg:height="0.1cm" svg:x="2.552cm" svg:y="10.829cm" svg:viewBox="0 0 101 101" svg:d="M0 50c0-28 22-50 51-50 28 0 50 22 50 50s-22 51-50 51c-29 0-51-23-51-51z">
          <text:p/>
        </draw:path>
        <draw:path draw:style-name="gr15" draw:text-style-name="P3" draw:layer="layout" svg:width="0.1cm" svg:height="0.1cm" svg:x="2.301cm" svg:y="11.313cm" svg:viewBox="0 0 101 101" svg:d="M0 51c0-28 24-51 52-51 27 0 49 23 49 51s-22 50-49 50c-28 0-52-22-52-50z">
          <text:p/>
        </draw:path>
        <draw:path draw:style-name="gr15" draw:text-style-name="P3" draw:layer="layout" svg:width="0.1cm" svg:height="0.1cm" svg:x="2.301cm" svg:y="12.075cm" svg:viewBox="0 0 101 101" svg:d="M0 51c0-28 24-51 52-51 27 0 49 23 49 51 0 27-22 50-49 50-28 0-52-23-52-50z">
          <text:p/>
        </draw:path>
        <draw:path draw:style-name="gr15" draw:text-style-name="P3" draw:layer="layout" svg:width="0.1cm" svg:height="0.1cm" svg:x="3.881cm" svg:y="10.251cm" svg:viewBox="0 0 101 101" svg:d="M0 50c0-28 23-50 52-50 27 0 49 22 49 50s-22 51-49 51c-29 0-52-23-52-51z">
          <text:p/>
        </draw:path>
        <draw:path draw:style-name="gr15" draw:text-style-name="P3" draw:layer="layout" svg:width="0.1cm" svg:height="0.1cm" svg:x="4.135cm" svg:y="10.251cm" svg:viewBox="0 0 101 101" svg:d="M0 50c0-28 23-50 51-50s50 22 50 50-22 51-50 51-51-23-51-51z">
          <text:p/>
        </draw:path>
        <draw:path draw:style-name="gr15" draw:text-style-name="P3" draw:layer="layout" svg:width="0.1cm" svg:height="0.1cm" svg:x="4.389cm" svg:y="10.251cm" svg:viewBox="0 0 101 101" svg:d="M0 50c0-28 24-50 52-50 27 0 49 22 49 50s-22 51-49 51c-28 0-52-23-52-51z">
          <text:p/>
        </draw:path>
        <draw:path draw:style-name="gr15" draw:text-style-name="P3" draw:layer="layout" svg:width="0.1cm" svg:height="0.101cm" svg:x="4.154cm" svg:y="12.558cm" svg:viewBox="0 0 101 102" svg:d="M0 50c0-27 23-50 52-50 27 0 49 23 49 50 0 28-22 52-49 52-29 0-52-24-52-52z">
          <text:p/>
        </draw:path>
        <draw:path draw:style-name="gr15" draw:text-style-name="P3" draw:layer="layout" svg:width="0.1cm" svg:height="0.101cm" svg:x="4.975cm" svg:y="12.558cm" svg:viewBox="0 0 101 102" svg:d="M0 50c0-27 23-50 50-50 28 0 51 23 51 50 0 28-23 52-51 52-27 0-50-24-50-52z">
          <text:p/>
        </draw:path>
        <draw:path draw:style-name="gr15" draw:text-style-name="P3" draw:layer="layout" svg:width="0.1cm" svg:height="0.101cm" svg:x="4.365cm" svg:y="12.558cm" svg:viewBox="0 0 101 102" svg:d="M0 50c0-27 22-50 50-50s51 23 51 50c0 28-23 52-51 52s-50-24-50-52z">
          <text:p/>
        </draw:path>
        <draw:path draw:style-name="gr15" draw:text-style-name="P3" draw:layer="layout" svg:width="0.1cm" svg:height="0.101cm" svg:x="4.565cm" svg:y="12.558cm" svg:viewBox="0 0 101 102" svg:d="M0 50c0-27 22-50 50-50s51 23 51 50c0 28-23 52-51 52s-50-24-50-52z">
          <text:p/>
        </draw:path>
        <draw:path draw:style-name="gr15" draw:text-style-name="P3" draw:layer="layout" svg:width="0.1cm" svg:height="0.101cm" svg:x="4.765cm" svg:y="12.558cm" svg:viewBox="0 0 101 102" svg:d="M0 50c0-27 22-50 50-50s51 23 51 50c0 28-23 52-51 52s-50-24-50-52z">
          <text:p/>
        </draw:path>
        <draw:path draw:style-name="gr15" draw:text-style-name="P3" draw:layer="layout" svg:width="0.1cm" svg:height="0.1cm" svg:x="4.363cm" svg:y="13.115cm" svg:viewBox="0 0 101 101" svg:d="M0 52c0-29 23-52 52-52 27 0 49 23 49 52 0 27-22 49-49 49-29 0-52-22-52-49z">
          <text:p/>
        </draw:path>
        <draw:path draw:style-name="gr15" draw:text-style-name="P3" draw:layer="layout" svg:width="0.1cm" svg:height="0.1cm" svg:x="3.076cm" svg:y="13.115cm" svg:viewBox="0 0 101 101" svg:d="M0 52c0-29 22-52 50-52s51 23 51 52c0 27-23 49-51 49s-50-22-50-49z">
          <text:p/>
        </draw:path>
        <draw:line draw:style-name="gr4" draw:text-style-name="P1" draw:layer="layout" svg:x1="5.239cm" svg:y1="10.442cm" svg:x2="5.188cm" svg:y2="10.442cm">
          <text:p/>
        </draw:line>
        <draw:line draw:style-name="gr4" draw:text-style-name="P1" draw:layer="layout" svg:x1="5.239cm" svg:y1="10.696cm" svg:x2="5.188cm" svg:y2="10.696cm">
          <text:p/>
        </draw:line>
        <draw:line draw:style-name="gr5" draw:text-style-name="P1" draw:layer="layout" svg:x1="3.326cm" svg:y1="12.533cm" svg:x2="3.326cm" svg:y2="12.423cm">
          <text:p/>
        </draw:line>
        <draw:path draw:style-name="gr6" draw:text-style-name="P2" draw:layer="layout" svg:width="0.2cm" svg:height="0.2cm" svg:x="3.025cm" svg:y="12.378cm" svg:viewBox="0 0 201 201" svg:d="M0 101c0-56 45-101 101-101s100 45 100 101-44 100-100 100-101-44-101-100z">
          <text:p/>
        </draw:path>
        <draw:line draw:style-name="gr7" draw:text-style-name="P1" draw:layer="layout" svg:x1="3.18cm" svg:y1="10.88cm" svg:x2="3.09cm" svg:y2="10.88cm">
          <text:p/>
        </draw:line>
        <draw:line draw:style-name="gr7" draw:text-style-name="P1" draw:layer="layout" svg:x1="3.18cm" svg:y1="11.08cm" svg:x2="3.09cm" svg:y2="11.08cm">
          <text:p/>
        </draw:line>
        <draw:line draw:style-name="gr8" draw:text-style-name="P1" draw:layer="layout" svg:x1="2.348cm" svg:y1="10.851cm" svg:x2="2.348cm" svg:y2="10.906cm">
          <text:p/>
        </draw:line>
        <draw:path draw:style-name="gr6" draw:text-style-name="P2" draw:layer="layout" svg:width="0.24cm" svg:height="0.24cm" svg:x="2.482cm" svg:y="10.759cm" svg:viewBox="0 0 241 241" svg:d="M0 119c0-66 54-119 121-119 66 0 120 53 120 119 0 68-54 122-120 122-67 0-121-54-121-122z">
          <text:p/>
        </draw:path>
        <draw:path draw:style-name="gr6" draw:text-style-name="P2" draw:layer="layout" svg:width="0.3cm" svg:height="0.3cm" svg:x="2.201cm" svg:y="11.213cm" svg:viewBox="0 0 301 301" svg:d="M0 152c0-83 68-152 151-152s150 69 150 152c0 82-67 149-150 149s-151-67-151-149z">
          <text:p/>
        </draw:path>
        <draw:path draw:style-name="gr6" draw:text-style-name="P2" draw:layer="layout" svg:width="0.3cm" svg:height="0.3cm" svg:x="2.201cm" svg:y="11.975cm" svg:viewBox="0 0 301 301" svg:d="M0 152c0-84 68-152 151-152s150 68 150 152c0 82-67 149-150 149s-151-67-151-149z">
          <text:p/>
        </draw:path>
        <draw:line draw:style-name="gr4" draw:text-style-name="P1" draw:layer="layout" svg:x1="3.932cm" svg:y1="10.291cm" svg:x2="3.932cm" svg:y2="10.31cm">
          <text:p/>
        </draw:line>
        <draw:line draw:style-name="gr4" draw:text-style-name="P1" draw:layer="layout" svg:x1="4.186cm" svg:y1="10.291cm" svg:x2="4.186cm" svg:y2="10.31cm">
          <text:p/>
        </draw:line>
        <draw:line draw:style-name="gr4" draw:text-style-name="P1" draw:layer="layout" svg:x1="4.44cm" svg:y1="10.291cm" svg:x2="4.44cm" svg:y2="10.31cm">
          <text:p/>
        </draw:line>
        <draw:line draw:style-name="gr9" draw:text-style-name="P1" draw:layer="layout" svg:x1="4.204cm" svg:y1="12.527cm" svg:x2="4.204cm" svg:y2="12.688cm">
          <text:p/>
        </draw:line>
        <draw:line draw:style-name="gr9" draw:text-style-name="P1" draw:layer="layout" svg:x1="5.025cm" svg:y1="12.527cm" svg:x2="5.025cm" svg:y2="12.688cm">
          <text:p/>
        </draw:line>
        <draw:line draw:style-name="gr10" draw:text-style-name="P1" draw:layer="layout" svg:x1="4.415cm" svg:y1="12.557cm" svg:x2="4.415cm" svg:y2="12.658cm">
          <text:p/>
        </draw:line>
        <draw:line draw:style-name="gr11" draw:text-style-name="P1" draw:layer="layout" svg:x1="4.614cm" svg:y1="12.567cm" svg:x2="4.614cm" svg:y2="12.648cm">
          <text:p/>
        </draw:line>
        <draw:line draw:style-name="gr10" draw:text-style-name="P1" draw:layer="layout" svg:x1="4.814cm" svg:y1="12.557cm" svg:x2="4.814cm" svg:y2="12.658cm">
          <text:p/>
        </draw:line>
        <draw:path draw:style-name="gr6" draw:text-style-name="P2" draw:layer="layout" svg:width="0.3cm" svg:height="0.3cm" svg:x="4.263cm" svg:y="13.015cm" svg:viewBox="0 0 301 301" svg:d="M0 152c0-83 68-152 151-152s150 69 150 152c0 82-67 149-150 149s-151-67-151-149z">
          <text:p/>
        </draw:path>
        <draw:path draw:style-name="gr6" draw:text-style-name="P2" draw:layer="layout" svg:width="0.3cm" svg:height="0.3cm" svg:x="2.976cm" svg:y="13.015cm" svg:viewBox="0 0 301 301" svg:d="M0 152c0-83 67-152 149-152 83 0 152 69 152 152 0 82-69 149-152 149-82 0-149-67-149-149z">
          <text:p/>
        </draw:path>
        <draw:path draw:style-name="gr6" draw:text-style-name="P2" draw:layer="layout" svg:width="0.1cm" svg:height="0.1cm" svg:x="5.163cm" svg:y="10.392cm" svg:viewBox="0 0 101 101" svg:d="M0 49c0-27 23-49 52-49 27 0 49 22 49 49 0 28-22 52-49 52-29 0-52-24-52-52z">
          <text:p/>
        </draw:path>
        <draw:path draw:style-name="gr6" draw:text-style-name="P2" draw:layer="layout" svg:width="0.1cm" svg:height="0.1cm" svg:x="5.163cm" svg:y="10.646cm" svg:viewBox="0 0 101 101" svg:d="M0 50c0-28 23-50 52-50 27 0 49 22 49 50s-22 51-49 51c-29 0-52-23-52-51z">
          <text:p/>
        </draw:path>
        <draw:path draw:style-name="gr6" draw:text-style-name="P2" draw:layer="layout" svg:width="0.1cm" svg:height="0.1cm" svg:x="3.276cm" svg:y="12.429cm" svg:viewBox="0 0 101 101" svg:d="M0 50c0-28 22-50 50-50s51 22 51 50-23 51-51 51-50-23-50-51z">
          <text:p/>
        </draw:path>
        <draw:path draw:style-name="gr6" draw:text-style-name="P2" draw:layer="layout" svg:width="0.1cm" svg:height="0.1cm" svg:x="3.076cm" svg:y="12.429cm" svg:viewBox="0 0 101 101" svg:d="M0 50c0-28 22-50 50-50s51 22 51 50-23 51-51 51-50-23-50-51z">
          <text:p/>
        </draw:path>
        <draw:path draw:style-name="gr6" draw:text-style-name="P2" draw:layer="layout" svg:width="0.1cm" svg:height="0.1cm" svg:x="3.085cm" svg:y="10.83cm" svg:viewBox="0 0 101 101" svg:d="M0 51c0-28 23-51 52-51 27 0 49 23 49 51s-22 50-49 50c-29 0-52-22-52-50z">
          <text:p/>
        </draw:path>
        <draw:path draw:style-name="gr6" draw:text-style-name="P2" draw:layer="layout" svg:width="0.1cm" svg:height="0.1cm" svg:x="3.085cm" svg:y="11.03cm" svg:viewBox="0 0 101 101" svg:d="M0 51c0-28 23-51 52-51 27 0 49 23 49 51s-22 50-49 50c-29 0-52-22-52-50z">
          <text:p/>
        </draw:path>
        <draw:path draw:style-name="gr6" draw:text-style-name="P2" draw:layer="layout" svg:width="0.1cm" svg:height="0.1cm" svg:x="2.298cm" svg:y="10.829cm" svg:viewBox="0 0 101 101" svg:d="M0 50c0-28 22-50 50-50s51 22 51 50-23 51-51 51-50-23-50-51z">
          <text:p/>
        </draw:path>
        <draw:path draw:style-name="gr6" draw:text-style-name="P2" draw:layer="layout" svg:width="0.1cm" svg:height="0.1cm" svg:x="2.552cm" svg:y="10.829cm" svg:viewBox="0 0 101 101" svg:d="M0 50c0-28 22-50 51-50 28 0 50 22 50 50s-22 51-50 51c-29 0-51-23-51-51z">
          <text:p/>
        </draw:path>
        <draw:path draw:style-name="gr6" draw:text-style-name="P2" draw:layer="layout" svg:width="0.1cm" svg:height="0.1cm" svg:x="2.301cm" svg:y="11.313cm" svg:viewBox="0 0 101 101" svg:d="M0 51c0-28 24-51 52-51 27 0 49 23 49 51s-22 50-49 50c-28 0-52-22-52-50z">
          <text:p/>
        </draw:path>
        <draw:path draw:style-name="gr6" draw:text-style-name="P2" draw:layer="layout" svg:width="0.1cm" svg:height="0.1cm" svg:x="2.301cm" svg:y="12.075cm" svg:viewBox="0 0 101 101" svg:d="M0 51c0-28 24-51 52-51 27 0 49 23 49 51 0 27-22 50-49 50-28 0-52-23-52-50z">
          <text:p/>
        </draw:path>
        <draw:path draw:style-name="gr6" draw:text-style-name="P2" draw:layer="layout" svg:width="0.1cm" svg:height="0.1cm" svg:x="3.881cm" svg:y="10.251cm" svg:viewBox="0 0 101 101" svg:d="M0 50c0-28 23-50 52-50 27 0 49 22 49 50s-22 51-49 51c-29 0-52-23-52-51z">
          <text:p/>
        </draw:path>
        <draw:path draw:style-name="gr6" draw:text-style-name="P2" draw:layer="layout" svg:width="0.1cm" svg:height="0.1cm" svg:x="4.135cm" svg:y="10.251cm" svg:viewBox="0 0 101 101" svg:d="M0 50c0-28 23-50 51-50s50 22 50 50-22 51-50 51-51-23-51-51z">
          <text:p/>
        </draw:path>
        <draw:path draw:style-name="gr6" draw:text-style-name="P2" draw:layer="layout" svg:width="0.1cm" svg:height="0.1cm" svg:x="4.389cm" svg:y="10.251cm" svg:viewBox="0 0 101 101" svg:d="M0 50c0-28 24-50 52-50 27 0 49 22 49 50s-22 51-49 51c-28 0-52-23-52-51z">
          <text:p/>
        </draw:path>
        <draw:path draw:style-name="gr6" draw:text-style-name="P2" draw:layer="layout" svg:width="0.1cm" svg:height="0.101cm" svg:x="4.154cm" svg:y="12.558cm" svg:viewBox="0 0 101 102" svg:d="M0 50c0-27 23-50 52-50 27 0 49 23 49 50 0 28-22 52-49 52-29 0-52-24-52-52z">
          <text:p/>
        </draw:path>
        <draw:path draw:style-name="gr6" draw:text-style-name="P2" draw:layer="layout" svg:width="0.1cm" svg:height="0.101cm" svg:x="4.975cm" svg:y="12.558cm" svg:viewBox="0 0 101 102" svg:d="M0 50c0-27 23-50 50-50 28 0 51 23 51 50 0 28-23 52-51 52-27 0-50-24-50-52z">
          <text:p/>
        </draw:path>
        <draw:path draw:style-name="gr6" draw:text-style-name="P2" draw:layer="layout" svg:width="0.1cm" svg:height="0.101cm" svg:x="4.365cm" svg:y="12.558cm" svg:viewBox="0 0 101 102" svg:d="M0 50c0-27 22-50 50-50s51 23 51 50c0 28-23 52-51 52s-50-24-50-52z">
          <text:p/>
        </draw:path>
        <draw:path draw:style-name="gr6" draw:text-style-name="P2" draw:layer="layout" svg:width="0.1cm" svg:height="0.101cm" svg:x="4.565cm" svg:y="12.558cm" svg:viewBox="0 0 101 102" svg:d="M0 50c0-27 22-50 50-50s51 23 51 50c0 28-23 52-51 52s-50-24-50-52z">
          <text:p/>
        </draw:path>
        <draw:path draw:style-name="gr6" draw:text-style-name="P2" draw:layer="layout" svg:width="0.1cm" svg:height="0.101cm" svg:x="4.765cm" svg:y="12.558cm" svg:viewBox="0 0 101 102" svg:d="M0 50c0-27 22-50 50-50s51 23 51 50c0 28-23 52-51 52s-50-24-50-52z">
          <text:p/>
        </draw:path>
        <draw:path draw:style-name="gr6" draw:text-style-name="P2" draw:layer="layout" svg:width="0.1cm" svg:height="0.1cm" svg:x="4.363cm" svg:y="13.115cm" svg:viewBox="0 0 101 101" svg:d="M0 52c0-29 23-52 52-52 27 0 49 23 49 52 0 27-22 49-49 49-29 0-52-22-52-49z">
          <text:p/>
        </draw:path>
        <draw:path draw:style-name="gr6" draw:text-style-name="P2" draw:layer="layout" svg:width="0.1cm" svg:height="0.1cm" svg:x="3.076cm" svg:y="13.115cm" svg:viewBox="0 0 101 101" svg:d="M0 52c0-29 22-52 50-52s51 23 51 52c0 27-23 49-51 49s-50-22-50-49z">
          <text:p/>
        </draw:path>
        <draw:path draw:style-name="gr6" draw:text-style-name="P2" draw:layer="layout" svg:width="0.1cm" svg:height="0.1cm" svg:x="5.163cm" svg:y="10.392cm" svg:viewBox="0 0 101 101" svg:d="M0 49c0-27 23-49 52-49 27 0 49 22 49 49 0 28-22 52-49 52-29 0-52-24-52-52z">
          <text:p/>
        </draw:path>
        <draw:path draw:style-name="gr6" draw:text-style-name="P2" draw:layer="layout" svg:width="0.1cm" svg:height="0.1cm" svg:x="5.163cm" svg:y="10.646cm" svg:viewBox="0 0 101 101" svg:d="M0 50c0-28 23-50 52-50 27 0 49 22 49 50s-22 51-49 51c-29 0-52-23-52-51z">
          <text:p/>
        </draw:path>
        <draw:path draw:style-name="gr6" draw:text-style-name="P2" draw:layer="layout" svg:width="0.1cm" svg:height="0.1cm" svg:x="3.276cm" svg:y="12.429cm" svg:viewBox="0 0 101 101" svg:d="M0 50c0-28 22-50 50-50s51 22 51 50-23 51-51 51-50-23-50-51z">
          <text:p/>
        </draw:path>
        <draw:path draw:style-name="gr6" draw:text-style-name="P2" draw:layer="layout" svg:width="0.1cm" svg:height="0.1cm" svg:x="3.076cm" svg:y="12.429cm" svg:viewBox="0 0 101 101" svg:d="M0 50c0-28 22-50 50-50s51 22 51 50-23 51-51 51-50-23-50-51z">
          <text:p/>
        </draw:path>
        <draw:path draw:style-name="gr6" draw:text-style-name="P2" draw:layer="layout" svg:width="0.1cm" svg:height="0.1cm" svg:x="3.085cm" svg:y="10.83cm" svg:viewBox="0 0 101 101" svg:d="M0 51c0-28 23-51 52-51 27 0 49 23 49 51s-22 50-49 50c-29 0-52-22-52-50z">
          <text:p/>
        </draw:path>
        <draw:path draw:style-name="gr6" draw:text-style-name="P2" draw:layer="layout" svg:width="0.1cm" svg:height="0.1cm" svg:x="3.085cm" svg:y="11.03cm" svg:viewBox="0 0 101 101" svg:d="M0 51c0-28 23-51 52-51 27 0 49 23 49 51s-22 50-49 50c-29 0-52-22-52-50z">
          <text:p/>
        </draw:path>
        <draw:path draw:style-name="gr6" draw:text-style-name="P2" draw:layer="layout" svg:width="0.1cm" svg:height="0.1cm" svg:x="2.298cm" svg:y="10.829cm" svg:viewBox="0 0 101 101" svg:d="M0 50c0-28 22-50 50-50s51 22 51 50-23 51-51 51-50-23-50-51z">
          <text:p/>
        </draw:path>
        <draw:path draw:style-name="gr6" draw:text-style-name="P2" draw:layer="layout" svg:width="0.1cm" svg:height="0.1cm" svg:x="2.552cm" svg:y="10.829cm" svg:viewBox="0 0 101 101" svg:d="M0 50c0-28 22-50 51-50 28 0 50 22 50 50s-22 51-50 51c-29 0-51-23-51-51z">
          <text:p/>
        </draw:path>
        <draw:path draw:style-name="gr6" draw:text-style-name="P2" draw:layer="layout" svg:width="0.1cm" svg:height="0.1cm" svg:x="2.301cm" svg:y="11.313cm" svg:viewBox="0 0 101 101" svg:d="M0 51c0-28 24-51 52-51 27 0 49 23 49 51s-22 50-49 50c-28 0-52-22-52-50z">
          <text:p/>
        </draw:path>
        <draw:path draw:style-name="gr6" draw:text-style-name="P2" draw:layer="layout" svg:width="0.1cm" svg:height="0.1cm" svg:x="2.301cm" svg:y="12.075cm" svg:viewBox="0 0 101 101" svg:d="M0 51c0-28 24-51 52-51 27 0 49 23 49 51 0 27-22 50-49 50-28 0-52-23-52-50z">
          <text:p/>
        </draw:path>
        <draw:path draw:style-name="gr6" draw:text-style-name="P2" draw:layer="layout" svg:width="0.1cm" svg:height="0.1cm" svg:x="3.881cm" svg:y="10.251cm" svg:viewBox="0 0 101 101" svg:d="M0 50c0-28 23-50 52-50 27 0 49 22 49 50s-22 51-49 51c-29 0-52-23-52-51z">
          <text:p/>
        </draw:path>
        <draw:path draw:style-name="gr6" draw:text-style-name="P2" draw:layer="layout" svg:width="0.1cm" svg:height="0.1cm" svg:x="4.135cm" svg:y="10.251cm" svg:viewBox="0 0 101 101" svg:d="M0 50c0-28 23-50 51-50s50 22 50 50-22 51-50 51-51-23-51-51z">
          <text:p/>
        </draw:path>
        <draw:path draw:style-name="gr6" draw:text-style-name="P2" draw:layer="layout" svg:width="0.1cm" svg:height="0.1cm" svg:x="4.389cm" svg:y="10.251cm" svg:viewBox="0 0 101 101" svg:d="M0 50c0-28 24-50 52-50 27 0 49 22 49 50s-22 51-49 51c-28 0-52-23-52-51z">
          <text:p/>
        </draw:path>
        <draw:path draw:style-name="gr6" draw:text-style-name="P2" draw:layer="layout" svg:width="0.1cm" svg:height="0.101cm" svg:x="4.154cm" svg:y="12.558cm" svg:viewBox="0 0 101 102" svg:d="M0 50c0-27 23-50 52-50 27 0 49 23 49 50 0 28-22 52-49 52-29 0-52-24-52-52z">
          <text:p/>
        </draw:path>
        <draw:path draw:style-name="gr6" draw:text-style-name="P2" draw:layer="layout" svg:width="0.1cm" svg:height="0.101cm" svg:x="4.975cm" svg:y="12.558cm" svg:viewBox="0 0 101 102" svg:d="M0 50c0-27 23-50 50-50 28 0 51 23 51 50 0 28-23 52-51 52-27 0-50-24-50-52z">
          <text:p/>
        </draw:path>
        <draw:path draw:style-name="gr6" draw:text-style-name="P2" draw:layer="layout" svg:width="0.1cm" svg:height="0.101cm" svg:x="4.365cm" svg:y="12.558cm" svg:viewBox="0 0 101 102" svg:d="M0 50c0-27 22-50 50-50s51 23 51 50c0 28-23 52-51 52s-50-24-50-52z">
          <text:p/>
        </draw:path>
        <draw:path draw:style-name="gr6" draw:text-style-name="P2" draw:layer="layout" svg:width="0.1cm" svg:height="0.101cm" svg:x="4.565cm" svg:y="12.558cm" svg:viewBox="0 0 101 102" svg:d="M0 50c0-27 22-50 50-50s51 23 51 50c0 28-23 52-51 52s-50-24-50-52z">
          <text:p/>
        </draw:path>
        <draw:path draw:style-name="gr6" draw:text-style-name="P2" draw:layer="layout" svg:width="0.1cm" svg:height="0.101cm" svg:x="4.765cm" svg:y="12.558cm" svg:viewBox="0 0 101 102" svg:d="M0 50c0-27 22-50 50-50s51 23 51 50c0 28-23 52-51 52s-50-24-50-52z">
          <text:p/>
        </draw:path>
        <draw:path draw:style-name="gr6" draw:text-style-name="P2" draw:layer="layout" svg:width="0.1cm" svg:height="0.1cm" svg:x="4.363cm" svg:y="13.115cm" svg:viewBox="0 0 101 101" svg:d="M0 52c0-29 23-52 52-52 27 0 49 23 49 52 0 27-22 49-49 49-29 0-52-22-52-49z">
          <text:p/>
        </draw:path>
        <draw:path draw:style-name="gr6" draw:text-style-name="P2" draw:layer="layout" svg:width="0.1cm" svg:height="0.1cm" svg:x="3.076cm" svg:y="13.115cm" svg:viewBox="0 0 101 101" svg:d="M0 52c0-29 22-52 50-52s51 23 51 52c0 27-23 49-51 49s-50-22-50-49z">
          <text:p/>
        </draw:path>
        <draw:path draw:style-name="gr6" draw:text-style-name="P2" draw:layer="layout" svg:width="0.1cm" svg:height="0.1cm" svg:x="5.163cm" svg:y="10.392cm" svg:viewBox="0 0 101 101" svg:d="M0 49c0-27 23-49 52-49 27 0 49 22 49 49 0 28-22 52-49 52-29 0-52-24-52-52z">
          <text:p/>
        </draw:path>
        <draw:path draw:style-name="gr6" draw:text-style-name="P2" draw:layer="layout" svg:width="0.1cm" svg:height="0.1cm" svg:x="5.163cm" svg:y="10.646cm" svg:viewBox="0 0 101 101" svg:d="M0 50c0-28 23-50 52-50 27 0 49 22 49 50s-22 51-49 51c-29 0-52-23-52-51z">
          <text:p/>
        </draw:path>
        <draw:path draw:style-name="gr6" draw:text-style-name="P2" draw:layer="layout" svg:width="0.1cm" svg:height="0.1cm" svg:x="3.276cm" svg:y="12.429cm" svg:viewBox="0 0 101 101" svg:d="M0 50c0-28 22-50 50-50s51 22 51 50-23 51-51 51-50-23-50-51z">
          <text:p/>
        </draw:path>
        <draw:path draw:style-name="gr6" draw:text-style-name="P2" draw:layer="layout" svg:width="0.1cm" svg:height="0.1cm" svg:x="3.076cm" svg:y="12.429cm" svg:viewBox="0 0 101 101" svg:d="M0 50c0-28 22-50 50-50s51 22 51 50-23 51-51 51-50-23-50-51z">
          <text:p/>
        </draw:path>
        <draw:path draw:style-name="gr6" draw:text-style-name="P2" draw:layer="layout" svg:width="0.1cm" svg:height="0.1cm" svg:x="3.085cm" svg:y="10.83cm" svg:viewBox="0 0 101 101" svg:d="M0 51c0-28 23-51 52-51 27 0 49 23 49 51s-22 50-49 50c-29 0-52-22-52-50z">
          <text:p/>
        </draw:path>
        <draw:path draw:style-name="gr6" draw:text-style-name="P2" draw:layer="layout" svg:width="0.1cm" svg:height="0.1cm" svg:x="3.085cm" svg:y="11.03cm" svg:viewBox="0 0 101 101" svg:d="M0 51c0-28 23-51 52-51 27 0 49 23 49 51s-22 50-49 50c-29 0-52-22-52-50z">
          <text:p/>
        </draw:path>
        <draw:path draw:style-name="gr6" draw:text-style-name="P2" draw:layer="layout" svg:width="0.1cm" svg:height="0.1cm" svg:x="2.298cm" svg:y="10.829cm" svg:viewBox="0 0 101 101" svg:d="M0 50c0-28 22-50 50-50s51 22 51 50-23 51-51 51-50-23-50-51z">
          <text:p/>
        </draw:path>
        <draw:path draw:style-name="gr6" draw:text-style-name="P2" draw:layer="layout" svg:width="0.1cm" svg:height="0.1cm" svg:x="2.552cm" svg:y="10.829cm" svg:viewBox="0 0 101 101" svg:d="M0 50c0-28 22-50 51-50 28 0 50 22 50 50s-22 51-50 51c-29 0-51-23-51-51z">
          <text:p/>
        </draw:path>
        <draw:path draw:style-name="gr6" draw:text-style-name="P2" draw:layer="layout" svg:width="0.1cm" svg:height="0.1cm" svg:x="2.301cm" svg:y="11.313cm" svg:viewBox="0 0 101 101" svg:d="M0 51c0-28 24-51 52-51 27 0 49 23 49 51s-22 50-49 50c-28 0-52-22-52-50z">
          <text:p/>
        </draw:path>
        <draw:path draw:style-name="gr6" draw:text-style-name="P2" draw:layer="layout" svg:width="0.1cm" svg:height="0.1cm" svg:x="2.301cm" svg:y="12.075cm" svg:viewBox="0 0 101 101" svg:d="M0 51c0-28 24-51 52-51 27 0 49 23 49 51 0 27-22 50-49 50-28 0-52-23-52-50z">
          <text:p/>
        </draw:path>
        <draw:path draw:style-name="gr6" draw:text-style-name="P2" draw:layer="layout" svg:width="0.1cm" svg:height="0.1cm" svg:x="3.881cm" svg:y="10.251cm" svg:viewBox="0 0 101 101" svg:d="M0 50c0-28 23-50 52-50 27 0 49 22 49 50s-22 51-49 51c-29 0-52-23-52-51z">
          <text:p/>
        </draw:path>
        <draw:path draw:style-name="gr6" draw:text-style-name="P2" draw:layer="layout" svg:width="0.1cm" svg:height="0.1cm" svg:x="4.135cm" svg:y="10.251cm" svg:viewBox="0 0 101 101" svg:d="M0 50c0-28 23-50 51-50s50 22 50 50-22 51-50 51-51-23-51-51z">
          <text:p/>
        </draw:path>
        <draw:path draw:style-name="gr6" draw:text-style-name="P2" draw:layer="layout" svg:width="0.1cm" svg:height="0.1cm" svg:x="4.389cm" svg:y="10.251cm" svg:viewBox="0 0 101 101" svg:d="M0 50c0-28 24-50 52-50 27 0 49 22 49 50s-22 51-49 51c-28 0-52-23-52-51z">
          <text:p/>
        </draw:path>
        <draw:path draw:style-name="gr6" draw:text-style-name="P2" draw:layer="layout" svg:width="0.1cm" svg:height="0.101cm" svg:x="4.154cm" svg:y="12.558cm" svg:viewBox="0 0 101 102" svg:d="M0 50c0-27 23-50 52-50 27 0 49 23 49 50 0 28-22 52-49 52-29 0-52-24-52-52z">
          <text:p/>
        </draw:path>
        <draw:path draw:style-name="gr6" draw:text-style-name="P2" draw:layer="layout" svg:width="0.1cm" svg:height="0.101cm" svg:x="4.975cm" svg:y="12.558cm" svg:viewBox="0 0 101 102" svg:d="M0 50c0-27 23-50 50-50 28 0 51 23 51 50 0 28-23 52-51 52-27 0-50-24-50-52z">
          <text:p/>
        </draw:path>
        <draw:path draw:style-name="gr6" draw:text-style-name="P2" draw:layer="layout" svg:width="0.1cm" svg:height="0.101cm" svg:x="4.365cm" svg:y="12.558cm" svg:viewBox="0 0 101 102" svg:d="M0 50c0-27 22-50 50-50s51 23 51 50c0 28-23 52-51 52s-50-24-50-52z">
          <text:p/>
        </draw:path>
        <draw:path draw:style-name="gr6" draw:text-style-name="P2" draw:layer="layout" svg:width="0.1cm" svg:height="0.101cm" svg:x="4.565cm" svg:y="12.558cm" svg:viewBox="0 0 101 102" svg:d="M0 50c0-27 22-50 50-50s51 23 51 50c0 28-23 52-51 52s-50-24-50-52z">
          <text:p/>
        </draw:path>
        <draw:path draw:style-name="gr6" draw:text-style-name="P2" draw:layer="layout" svg:width="0.1cm" svg:height="0.101cm" svg:x="4.765cm" svg:y="12.558cm" svg:viewBox="0 0 101 102" svg:d="M0 50c0-27 22-50 50-50s51 23 51 50c0 28-23 52-51 52s-50-24-50-52z">
          <text:p/>
        </draw:path>
        <draw:path draw:style-name="gr6" draw:text-style-name="P2" draw:layer="layout" svg:width="0.1cm" svg:height="0.1cm" svg:x="4.363cm" svg:y="13.115cm" svg:viewBox="0 0 101 101" svg:d="M0 52c0-29 23-52 52-52 27 0 49 23 49 52 0 27-22 49-49 49-29 0-52-22-52-49z">
          <text:p/>
        </draw:path>
        <draw:path draw:style-name="gr6" draw:text-style-name="P2" draw:layer="layout" svg:width="0.1cm" svg:height="0.1cm" svg:x="3.076cm" svg:y="13.115cm" svg:viewBox="0 0 101 101" svg:d="M0 52c0-29 22-52 50-52s51 23 51 52c0 27-23 49-51 49s-50-22-50-49z">
          <text:p/>
        </draw:path>
        <draw:path draw:style-name="gr6" draw:text-style-name="P2" draw:layer="layout" svg:width="0.1cm" svg:height="0.1cm" svg:x="5.163cm" svg:y="10.392cm" svg:viewBox="0 0 101 101" svg:d="M0 49c0-27 23-49 52-49 27 0 49 22 49 49 0 28-22 52-49 52-29 0-52-24-52-52z">
          <text:p/>
        </draw:path>
        <draw:path draw:style-name="gr6" draw:text-style-name="P2" draw:layer="layout" svg:width="0.1cm" svg:height="0.1cm" svg:x="5.163cm" svg:y="10.646cm" svg:viewBox="0 0 101 101" svg:d="M0 50c0-28 23-50 52-50 27 0 49 22 49 50s-22 51-49 51c-29 0-52-23-52-51z">
          <text:p/>
        </draw:path>
        <draw:path draw:style-name="gr6" draw:text-style-name="P2" draw:layer="layout" svg:width="0.1cm" svg:height="0.1cm" svg:x="3.276cm" svg:y="12.429cm" svg:viewBox="0 0 101 101" svg:d="M0 50c0-28 22-50 50-50s51 22 51 50-23 51-51 51-50-23-50-51z">
          <text:p/>
        </draw:path>
        <draw:path draw:style-name="gr6" draw:text-style-name="P2" draw:layer="layout" svg:width="0.1cm" svg:height="0.1cm" svg:x="3.076cm" svg:y="12.429cm" svg:viewBox="0 0 101 101" svg:d="M0 50c0-28 22-50 50-50s51 22 51 50-23 51-51 51-50-23-50-51z">
          <text:p/>
        </draw:path>
        <draw:path draw:style-name="gr6" draw:text-style-name="P2" draw:layer="layout" svg:width="0.1cm" svg:height="0.1cm" svg:x="3.085cm" svg:y="10.83cm" svg:viewBox="0 0 101 101" svg:d="M0 51c0-28 23-51 52-51 27 0 49 23 49 51s-22 50-49 50c-29 0-52-22-52-50z">
          <text:p/>
        </draw:path>
        <draw:path draw:style-name="gr6" draw:text-style-name="P2" draw:layer="layout" svg:width="0.1cm" svg:height="0.1cm" svg:x="3.085cm" svg:y="11.03cm" svg:viewBox="0 0 101 101" svg:d="M0 51c0-28 23-51 52-51 27 0 49 23 49 51s-22 50-49 50c-29 0-52-22-52-50z">
          <text:p/>
        </draw:path>
        <draw:path draw:style-name="gr6" draw:text-style-name="P2" draw:layer="layout" svg:width="0.1cm" svg:height="0.1cm" svg:x="2.298cm" svg:y="10.829cm" svg:viewBox="0 0 101 101" svg:d="M0 50c0-28 22-50 50-50s51 22 51 50-23 51-51 51-50-23-50-51z">
          <text:p/>
        </draw:path>
        <draw:path draw:style-name="gr6" draw:text-style-name="P2" draw:layer="layout" svg:width="0.1cm" svg:height="0.1cm" svg:x="2.552cm" svg:y="10.829cm" svg:viewBox="0 0 101 101" svg:d="M0 50c0-28 22-50 51-50 28 0 50 22 50 50s-22 51-50 51c-29 0-51-23-51-51z">
          <text:p/>
        </draw:path>
        <draw:path draw:style-name="gr6" draw:text-style-name="P2" draw:layer="layout" svg:width="0.1cm" svg:height="0.1cm" svg:x="2.301cm" svg:y="11.313cm" svg:viewBox="0 0 101 101" svg:d="M0 51c0-28 24-51 52-51 27 0 49 23 49 51s-22 50-49 50c-28 0-52-22-52-50z">
          <text:p/>
        </draw:path>
        <draw:path draw:style-name="gr6" draw:text-style-name="P2" draw:layer="layout" svg:width="0.1cm" svg:height="0.1cm" svg:x="2.301cm" svg:y="12.075cm" svg:viewBox="0 0 101 101" svg:d="M0 51c0-28 24-51 52-51 27 0 49 23 49 51 0 27-22 50-49 50-28 0-52-23-52-50z">
          <text:p/>
        </draw:path>
        <draw:path draw:style-name="gr6" draw:text-style-name="P2" draw:layer="layout" svg:width="0.1cm" svg:height="0.1cm" svg:x="3.881cm" svg:y="10.251cm" svg:viewBox="0 0 101 101" svg:d="M0 50c0-28 23-50 52-50 27 0 49 22 49 50s-22 51-49 51c-29 0-52-23-52-51z">
          <text:p/>
        </draw:path>
        <draw:path draw:style-name="gr6" draw:text-style-name="P2" draw:layer="layout" svg:width="0.1cm" svg:height="0.1cm" svg:x="4.135cm" svg:y="10.251cm" svg:viewBox="0 0 101 101" svg:d="M0 50c0-28 23-50 51-50s50 22 50 50-22 51-50 51-51-23-51-51z">
          <text:p/>
        </draw:path>
        <draw:path draw:style-name="gr6" draw:text-style-name="P2" draw:layer="layout" svg:width="0.1cm" svg:height="0.1cm" svg:x="4.389cm" svg:y="10.251cm" svg:viewBox="0 0 101 101" svg:d="M0 50c0-28 24-50 52-50 27 0 49 22 49 50s-22 51-49 51c-28 0-52-23-52-51z">
          <text:p/>
        </draw:path>
        <draw:path draw:style-name="gr6" draw:text-style-name="P2" draw:layer="layout" svg:width="0.1cm" svg:height="0.101cm" svg:x="4.154cm" svg:y="12.558cm" svg:viewBox="0 0 101 102" svg:d="M0 50c0-27 23-50 52-50 27 0 49 23 49 50 0 28-22 52-49 52-29 0-52-24-52-52z">
          <text:p/>
        </draw:path>
        <draw:path draw:style-name="gr6" draw:text-style-name="P2" draw:layer="layout" svg:width="0.1cm" svg:height="0.101cm" svg:x="4.975cm" svg:y="12.558cm" svg:viewBox="0 0 101 102" svg:d="M0 50c0-27 23-50 50-50 28 0 51 23 51 50 0 28-23 52-51 52-27 0-50-24-50-52z">
          <text:p/>
        </draw:path>
        <draw:path draw:style-name="gr6" draw:text-style-name="P2" draw:layer="layout" svg:width="0.1cm" svg:height="0.101cm" svg:x="4.365cm" svg:y="12.558cm" svg:viewBox="0 0 101 102" svg:d="M0 50c0-27 22-50 50-50s51 23 51 50c0 28-23 52-51 52s-50-24-50-52z">
          <text:p/>
        </draw:path>
        <draw:path draw:style-name="gr6" draw:text-style-name="P2" draw:layer="layout" svg:width="0.1cm" svg:height="0.101cm" svg:x="4.565cm" svg:y="12.558cm" svg:viewBox="0 0 101 102" svg:d="M0 50c0-27 22-50 50-50s51 23 51 50c0 28-23 52-51 52s-50-24-50-52z">
          <text:p/>
        </draw:path>
        <draw:path draw:style-name="gr6" draw:text-style-name="P2" draw:layer="layout" svg:width="0.1cm" svg:height="0.101cm" svg:x="4.765cm" svg:y="12.558cm" svg:viewBox="0 0 101 102" svg:d="M0 50c0-27 22-50 50-50s51 23 51 50c0 28-23 52-51 52s-50-24-50-52z">
          <text:p/>
        </draw:path>
        <draw:path draw:style-name="gr6" draw:text-style-name="P2" draw:layer="layout" svg:width="0.1cm" svg:height="0.1cm" svg:x="4.363cm" svg:y="13.115cm" svg:viewBox="0 0 101 101" svg:d="M0 52c0-29 23-52 52-52 27 0 49 23 49 52 0 27-22 49-49 49-29 0-52-22-52-49z">
          <text:p/>
        </draw:path>
        <draw:path draw:style-name="gr6" draw:text-style-name="P2" draw:layer="layout" svg:width="0.1cm" svg:height="0.1cm" svg:x="3.076cm" svg:y="13.115cm" svg:viewBox="0 0 101 101" svg:d="M0 52c0-29 22-52 50-52s51 23 51 52c0 27-23 49-51 49s-50-22-50-49z">
          <text:p/>
        </draw:path>
        <draw:path draw:style-name="gr6" draw:text-style-name="P2" draw:layer="layout" svg:width="0.1cm" svg:height="0.1cm" svg:x="5.163cm" svg:y="10.392cm" svg:viewBox="0 0 101 101" svg:d="M0 49c0-27 23-49 52-49 27 0 49 22 49 49 0 28-22 52-49 52-29 0-52-24-52-52z">
          <text:p/>
        </draw:path>
        <draw:path draw:style-name="gr6" draw:text-style-name="P2" draw:layer="layout" svg:width="0.1cm" svg:height="0.1cm" svg:x="5.163cm" svg:y="10.646cm" svg:viewBox="0 0 101 101" svg:d="M0 50c0-28 23-50 52-50 27 0 49 22 49 50s-22 51-49 51c-29 0-52-23-52-51z">
          <text:p/>
        </draw:path>
        <draw:path draw:style-name="gr6" draw:text-style-name="P2" draw:layer="layout" svg:width="0.1cm" svg:height="0.1cm" svg:x="3.276cm" svg:y="12.429cm" svg:viewBox="0 0 101 101" svg:d="M0 50c0-28 22-50 50-50s51 22 51 50-23 51-51 51-50-23-50-51z">
          <text:p/>
        </draw:path>
        <draw:path draw:style-name="gr6" draw:text-style-name="P2" draw:layer="layout" svg:width="0.1cm" svg:height="0.1cm" svg:x="3.076cm" svg:y="12.429cm" svg:viewBox="0 0 101 101" svg:d="M0 50c0-28 22-50 50-50s51 22 51 50-23 51-51 51-50-23-50-51z">
          <text:p/>
        </draw:path>
        <draw:path draw:style-name="gr6" draw:text-style-name="P2" draw:layer="layout" svg:width="0.1cm" svg:height="0.1cm" svg:x="3.085cm" svg:y="10.83cm" svg:viewBox="0 0 101 101" svg:d="M0 51c0-28 23-51 52-51 27 0 49 23 49 51s-22 50-49 50c-29 0-52-22-52-50z">
          <text:p/>
        </draw:path>
        <draw:path draw:style-name="gr6" draw:text-style-name="P2" draw:layer="layout" svg:width="0.1cm" svg:height="0.1cm" svg:x="3.085cm" svg:y="11.03cm" svg:viewBox="0 0 101 101" svg:d="M0 51c0-28 23-51 52-51 27 0 49 23 49 51s-22 50-49 50c-29 0-52-22-52-50z">
          <text:p/>
        </draw:path>
        <draw:path draw:style-name="gr6" draw:text-style-name="P2" draw:layer="layout" svg:width="0.1cm" svg:height="0.1cm" svg:x="2.298cm" svg:y="10.829cm" svg:viewBox="0 0 101 101" svg:d="M0 50c0-28 22-50 50-50s51 22 51 50-23 51-51 51-50-23-50-51z">
          <text:p/>
        </draw:path>
        <draw:path draw:style-name="gr6" draw:text-style-name="P2" draw:layer="layout" svg:width="0.1cm" svg:height="0.1cm" svg:x="2.552cm" svg:y="10.829cm" svg:viewBox="0 0 101 101" svg:d="M0 50c0-28 22-50 51-50 28 0 50 22 50 50s-22 51-50 51c-29 0-51-23-51-51z">
          <text:p/>
        </draw:path>
        <draw:path draw:style-name="gr6" draw:text-style-name="P2" draw:layer="layout" svg:width="0.1cm" svg:height="0.1cm" svg:x="2.301cm" svg:y="11.313cm" svg:viewBox="0 0 101 101" svg:d="M0 51c0-28 24-51 52-51 27 0 49 23 49 51s-22 50-49 50c-28 0-52-22-52-50z">
          <text:p/>
        </draw:path>
        <draw:path draw:style-name="gr6" draw:text-style-name="P2" draw:layer="layout" svg:width="0.1cm" svg:height="0.1cm" svg:x="2.301cm" svg:y="12.075cm" svg:viewBox="0 0 101 101" svg:d="M0 51c0-28 24-51 52-51 27 0 49 23 49 51 0 27-22 50-49 50-28 0-52-23-52-50z">
          <text:p/>
        </draw:path>
        <draw:path draw:style-name="gr6" draw:text-style-name="P2" draw:layer="layout" svg:width="0.1cm" svg:height="0.1cm" svg:x="3.881cm" svg:y="10.251cm" svg:viewBox="0 0 101 101" svg:d="M0 50c0-28 23-50 52-50 27 0 49 22 49 50s-22 51-49 51c-29 0-52-23-52-51z">
          <text:p/>
        </draw:path>
        <draw:path draw:style-name="gr6" draw:text-style-name="P2" draw:layer="layout" svg:width="0.1cm" svg:height="0.1cm" svg:x="4.135cm" svg:y="10.251cm" svg:viewBox="0 0 101 101" svg:d="M0 50c0-28 23-50 51-50s50 22 50 50-22 51-50 51-51-23-51-51z">
          <text:p/>
        </draw:path>
        <draw:path draw:style-name="gr6" draw:text-style-name="P2" draw:layer="layout" svg:width="0.1cm" svg:height="0.1cm" svg:x="4.389cm" svg:y="10.251cm" svg:viewBox="0 0 101 101" svg:d="M0 50c0-28 24-50 52-50 27 0 49 22 49 50s-22 51-49 51c-28 0-52-23-52-51z">
          <text:p/>
        </draw:path>
        <draw:path draw:style-name="gr6" draw:text-style-name="P2" draw:layer="layout" svg:width="0.1cm" svg:height="0.101cm" svg:x="4.154cm" svg:y="12.558cm" svg:viewBox="0 0 101 102" svg:d="M0 50c0-27 23-50 52-50 27 0 49 23 49 50 0 28-22 52-49 52-29 0-52-24-52-52z">
          <text:p/>
        </draw:path>
        <draw:path draw:style-name="gr6" draw:text-style-name="P2" draw:layer="layout" svg:width="0.1cm" svg:height="0.101cm" svg:x="4.975cm" svg:y="12.558cm" svg:viewBox="0 0 101 102" svg:d="M0 50c0-27 23-50 50-50 28 0 51 23 51 50 0 28-23 52-51 52-27 0-50-24-50-52z">
          <text:p/>
        </draw:path>
        <draw:path draw:style-name="gr6" draw:text-style-name="P2" draw:layer="layout" svg:width="0.1cm" svg:height="0.101cm" svg:x="4.365cm" svg:y="12.558cm" svg:viewBox="0 0 101 102" svg:d="M0 50c0-27 22-50 50-50s51 23 51 50c0 28-23 52-51 52s-50-24-50-52z">
          <text:p/>
        </draw:path>
        <draw:path draw:style-name="gr6" draw:text-style-name="P2" draw:layer="layout" svg:width="0.1cm" svg:height="0.101cm" svg:x="4.565cm" svg:y="12.558cm" svg:viewBox="0 0 101 102" svg:d="M0 50c0-27 22-50 50-50s51 23 51 50c0 28-23 52-51 52s-50-24-50-52z">
          <text:p/>
        </draw:path>
        <draw:path draw:style-name="gr6" draw:text-style-name="P2" draw:layer="layout" svg:width="0.1cm" svg:height="0.101cm" svg:x="4.765cm" svg:y="12.558cm" svg:viewBox="0 0 101 102" svg:d="M0 50c0-27 22-50 50-50s51 23 51 50c0 28-23 52-51 52s-50-24-50-52z">
          <text:p/>
        </draw:path>
        <draw:path draw:style-name="gr6" draw:text-style-name="P2" draw:layer="layout" svg:width="0.1cm" svg:height="0.1cm" svg:x="4.363cm" svg:y="13.115cm" svg:viewBox="0 0 101 101" svg:d="M0 52c0-29 23-52 52-52 27 0 49 23 49 52 0 27-22 49-49 49-29 0-52-22-52-49z">
          <text:p/>
        </draw:path>
        <draw:path draw:style-name="gr6" draw:text-style-name="P2" draw:layer="layout" svg:width="0.1cm" svg:height="0.1cm" svg:x="3.076cm" svg:y="13.115cm" svg:viewBox="0 0 101 101" svg:d="M0 52c0-29 22-52 50-52s51 23 51 52c0 27-23 49-51 49s-50-22-50-49z">
          <text:p/>
        </draw:path>
        <draw:line draw:style-name="gr16" draw:text-style-name="P1" draw:layer="layout" svg:x1="1.947cm" svg:y1="10.235cm" svg:x2="1.947cm" svg:y2="9.716cm">
          <text:p/>
        </draw:line>
        <draw:line draw:style-name="gr16" draw:text-style-name="P1" draw:layer="layout" svg:x1="5.587cm" svg:y1="13.734cm" svg:x2="5.587cm" svg:y2="10.235cm">
          <text:p/>
        </draw:line>
        <draw:line draw:style-name="gr16" draw:text-style-name="P1" draw:layer="layout" svg:x1="1.947cm" svg:y1="10.235cm" svg:x2="1.947cm" svg:y2="13.734cm">
          <text:p/>
        </draw:line>
        <draw:line draw:style-name="gr16" draw:text-style-name="P1" draw:layer="layout" svg:x1="5.587cm" svg:y1="10.235cm" svg:x2="5.587cm" svg:y2="9.716cm">
          <text:p/>
        </draw:line>
        <draw:line draw:style-name="gr16" draw:text-style-name="P1" draw:layer="layout" svg:x1="5.587cm" svg:y1="13.734cm" svg:x2="1.947cm" svg:y2="13.734cm">
          <text:p/>
        </draw:line>
        <draw:line draw:style-name="gr16" draw:text-style-name="P1" draw:layer="layout" svg:x1="1.947cm" svg:y1="9.716cm" svg:x2="5.587cm" svg:y2="9.716cm">
          <text:p/>
        </draw:line>
        <draw:path draw:style-name="gr6" draw:text-style-name="P2" draw:layer="layout" svg:width="0.1cm" svg:height="0.1cm" svg:x="5.163cm" svg:y="10.392cm" svg:viewBox="0 0 101 101" svg:d="M0 49c0-27 23-49 52-49 27 0 49 22 49 49 0 28-22 52-49 52-29 0-52-24-52-52z">
          <text:p/>
        </draw:path>
        <draw:path draw:style-name="gr6" draw:text-style-name="P2" draw:layer="layout" svg:width="0.1cm" svg:height="0.1cm" svg:x="5.163cm" svg:y="10.646cm" svg:viewBox="0 0 101 101" svg:d="M0 50c0-28 23-50 52-50 27 0 49 22 49 50s-22 51-49 51c-29 0-52-23-52-51z">
          <text:p/>
        </draw:path>
        <draw:path draw:style-name="gr6" draw:text-style-name="P2" draw:layer="layout" svg:width="0.1cm" svg:height="0.1cm" svg:x="3.276cm" svg:y="12.429cm" svg:viewBox="0 0 101 101" svg:d="M0 50c0-28 22-50 50-50s51 22 51 50-23 51-51 51-50-23-50-51z">
          <text:p/>
        </draw:path>
        <draw:path draw:style-name="gr6" draw:text-style-name="P2" draw:layer="layout" svg:width="0.1cm" svg:height="0.1cm" svg:x="3.076cm" svg:y="12.429cm" svg:viewBox="0 0 101 101" svg:d="M0 50c0-28 22-50 50-50s51 22 51 50-23 51-51 51-50-23-50-51z">
          <text:p/>
        </draw:path>
        <draw:path draw:style-name="gr6" draw:text-style-name="P2" draw:layer="layout" svg:width="0.1cm" svg:height="0.1cm" svg:x="3.085cm" svg:y="10.83cm" svg:viewBox="0 0 101 101" svg:d="M0 51c0-28 23-51 52-51 27 0 49 23 49 51s-22 50-49 50c-29 0-52-22-52-50z">
          <text:p/>
        </draw:path>
        <draw:path draw:style-name="gr6" draw:text-style-name="P2" draw:layer="layout" svg:width="0.1cm" svg:height="0.1cm" svg:x="3.085cm" svg:y="11.03cm" svg:viewBox="0 0 101 101" svg:d="M0 51c0-28 23-51 52-51 27 0 49 23 49 51s-22 50-49 50c-29 0-52-22-52-50z">
          <text:p/>
        </draw:path>
        <draw:path draw:style-name="gr6" draw:text-style-name="P2" draw:layer="layout" svg:width="0.1cm" svg:height="0.1cm" svg:x="2.298cm" svg:y="10.829cm" svg:viewBox="0 0 101 101" svg:d="M0 50c0-28 22-50 50-50s51 22 51 50-23 51-51 51-50-23-50-51z">
          <text:p/>
        </draw:path>
        <draw:path draw:style-name="gr6" draw:text-style-name="P2" draw:layer="layout" svg:width="0.1cm" svg:height="0.1cm" svg:x="2.552cm" svg:y="10.829cm" svg:viewBox="0 0 101 101" svg:d="M0 50c0-28 22-50 51-50 28 0 50 22 50 50s-22 51-50 51c-29 0-51-23-51-51z">
          <text:p/>
        </draw:path>
        <draw:path draw:style-name="gr6" draw:text-style-name="P2" draw:layer="layout" svg:width="0.1cm" svg:height="0.1cm" svg:x="2.301cm" svg:y="11.313cm" svg:viewBox="0 0 101 101" svg:d="M0 51c0-28 24-51 52-51 27 0 49 23 49 51s-22 50-49 50c-28 0-52-22-52-50z">
          <text:p/>
        </draw:path>
        <draw:path draw:style-name="gr6" draw:text-style-name="P2" draw:layer="layout" svg:width="0.1cm" svg:height="0.1cm" svg:x="2.301cm" svg:y="12.075cm" svg:viewBox="0 0 101 101" svg:d="M0 51c0-28 24-51 52-51 27 0 49 23 49 51 0 27-22 50-49 50-28 0-52-23-52-50z">
          <text:p/>
        </draw:path>
        <draw:path draw:style-name="gr6" draw:text-style-name="P2" draw:layer="layout" svg:width="0.1cm" svg:height="0.1cm" svg:x="3.881cm" svg:y="10.251cm" svg:viewBox="0 0 101 101" svg:d="M0 50c0-28 23-50 52-50 27 0 49 22 49 50s-22 51-49 51c-29 0-52-23-52-51z">
          <text:p/>
        </draw:path>
        <draw:path draw:style-name="gr6" draw:text-style-name="P2" draw:layer="layout" svg:width="0.1cm" svg:height="0.1cm" svg:x="4.135cm" svg:y="10.251cm" svg:viewBox="0 0 101 101" svg:d="M0 50c0-28 23-50 51-50s50 22 50 50-22 51-50 51-51-23-51-51z">
          <text:p/>
        </draw:path>
        <draw:path draw:style-name="gr6" draw:text-style-name="P2" draw:layer="layout" svg:width="0.1cm" svg:height="0.1cm" svg:x="4.389cm" svg:y="10.251cm" svg:viewBox="0 0 101 101" svg:d="M0 50c0-28 24-50 52-50 27 0 49 22 49 50s-22 51-49 51c-28 0-52-23-52-51z">
          <text:p/>
        </draw:path>
        <draw:path draw:style-name="gr6" draw:text-style-name="P2" draw:layer="layout" svg:width="0.1cm" svg:height="0.101cm" svg:x="4.154cm" svg:y="12.558cm" svg:viewBox="0 0 101 102" svg:d="M0 50c0-27 23-50 52-50 27 0 49 23 49 50 0 28-22 52-49 52-29 0-52-24-52-52z">
          <text:p/>
        </draw:path>
        <draw:path draw:style-name="gr6" draw:text-style-name="P2" draw:layer="layout" svg:width="0.1cm" svg:height="0.101cm" svg:x="4.975cm" svg:y="12.558cm" svg:viewBox="0 0 101 102" svg:d="M0 50c0-27 23-50 50-50 28 0 51 23 51 50 0 28-23 52-51 52-27 0-50-24-50-52z">
          <text:p/>
        </draw:path>
        <draw:path draw:style-name="gr6" draw:text-style-name="P2" draw:layer="layout" svg:width="0.1cm" svg:height="0.101cm" svg:x="4.365cm" svg:y="12.558cm" svg:viewBox="0 0 101 102" svg:d="M0 50c0-27 22-50 50-50s51 23 51 50c0 28-23 52-51 52s-50-24-50-52z">
          <text:p/>
        </draw:path>
        <draw:path draw:style-name="gr6" draw:text-style-name="P2" draw:layer="layout" svg:width="0.1cm" svg:height="0.101cm" svg:x="4.565cm" svg:y="12.558cm" svg:viewBox="0 0 101 102" svg:d="M0 50c0-27 22-50 50-50s51 23 51 50c0 28-23 52-51 52s-50-24-50-52z">
          <text:p/>
        </draw:path>
        <draw:path draw:style-name="gr6" draw:text-style-name="P2" draw:layer="layout" svg:width="0.1cm" svg:height="0.101cm" svg:x="4.765cm" svg:y="12.558cm" svg:viewBox="0 0 101 102" svg:d="M0 50c0-27 22-50 50-50s51 23 51 50c0 28-23 52-51 52s-50-24-50-52z">
          <text:p/>
        </draw:path>
        <draw:path draw:style-name="gr6" draw:text-style-name="P2" draw:layer="layout" svg:width="0.1cm" svg:height="0.1cm" svg:x="4.363cm" svg:y="13.115cm" svg:viewBox="0 0 101 101" svg:d="M0 52c0-29 23-52 52-52 27 0 49 23 49 52 0 27-22 49-49 49-29 0-52-22-52-49z">
          <text:p/>
        </draw:path>
        <draw:path draw:style-name="gr6" draw:text-style-name="P2" draw:layer="layout" svg:width="0.1cm" svg:height="0.1cm" svg:x="3.076cm" svg:y="13.115cm" svg:viewBox="0 0 101 101" svg:d="M0 52c0-29 22-52 50-52s51 23 51 52c0 27-23 49-51 49s-50-22-50-49z">
          <text:p/>
        </draw:path>
        <draw:path draw:style-name="gr15" draw:text-style-name="P3" draw:layer="layout" svg:width="0.1cm" svg:height="0.1cm" svg:x="5.163cm" svg:y="10.392cm" svg:viewBox="0 0 101 101" svg:d="M0 49c0-27 23-49 52-49 27 0 49 22 49 49 0 28-22 52-49 52-29 0-52-24-52-52z">
          <text:p/>
        </draw:path>
        <draw:path draw:style-name="gr15" draw:text-style-name="P3" draw:layer="layout" svg:width="0.1cm" svg:height="0.1cm" svg:x="5.163cm" svg:y="10.646cm" svg:viewBox="0 0 101 101" svg:d="M0 50c0-28 23-50 52-50 27 0 49 22 49 50s-22 51-49 51c-29 0-52-23-52-51z">
          <text:p/>
        </draw:path>
        <draw:path draw:style-name="gr15" draw:text-style-name="P3" draw:layer="layout" svg:width="0.1cm" svg:height="0.1cm" svg:x="3.276cm" svg:y="12.429cm" svg:viewBox="0 0 101 101" svg:d="M0 50c0-28 22-50 50-50s51 22 51 50-23 51-51 51-50-23-50-51z">
          <text:p/>
        </draw:path>
        <draw:path draw:style-name="gr15" draw:text-style-name="P3" draw:layer="layout" svg:width="0.1cm" svg:height="0.1cm" svg:x="3.076cm" svg:y="12.429cm" svg:viewBox="0 0 101 101" svg:d="M0 50c0-28 22-50 50-50s51 22 51 50-23 51-51 51-50-23-50-51z">
          <text:p/>
        </draw:path>
        <draw:path draw:style-name="gr15" draw:text-style-name="P3" draw:layer="layout" svg:width="0.1cm" svg:height="0.1cm" svg:x="3.085cm" svg:y="10.83cm" svg:viewBox="0 0 101 101" svg:d="M0 51c0-28 23-51 52-51 27 0 49 23 49 51s-22 50-49 50c-29 0-52-22-52-50z">
          <text:p/>
        </draw:path>
        <draw:path draw:style-name="gr15" draw:text-style-name="P3" draw:layer="layout" svg:width="0.1cm" svg:height="0.1cm" svg:x="3.085cm" svg:y="11.03cm" svg:viewBox="0 0 101 101" svg:d="M0 51c0-28 23-51 52-51 27 0 49 23 49 51s-22 50-49 50c-29 0-52-22-52-50z">
          <text:p/>
        </draw:path>
        <draw:path draw:style-name="gr15" draw:text-style-name="P3" draw:layer="layout" svg:width="0.1cm" svg:height="0.1cm" svg:x="2.298cm" svg:y="10.829cm" svg:viewBox="0 0 101 101" svg:d="M0 50c0-28 22-50 50-50s51 22 51 50-23 51-51 51-50-23-50-51z">
          <text:p/>
        </draw:path>
        <draw:path draw:style-name="gr15" draw:text-style-name="P3" draw:layer="layout" svg:width="0.1cm" svg:height="0.1cm" svg:x="2.552cm" svg:y="10.829cm" svg:viewBox="0 0 101 101" svg:d="M0 50c0-28 22-50 51-50 28 0 50 22 50 50s-22 51-50 51c-29 0-51-23-51-51z">
          <text:p/>
        </draw:path>
        <draw:path draw:style-name="gr15" draw:text-style-name="P3" draw:layer="layout" svg:width="0.1cm" svg:height="0.1cm" svg:x="2.301cm" svg:y="11.313cm" svg:viewBox="0 0 101 101" svg:d="M0 51c0-28 24-51 52-51 27 0 49 23 49 51s-22 50-49 50c-28 0-52-22-52-50z">
          <text:p/>
        </draw:path>
        <draw:path draw:style-name="gr15" draw:text-style-name="P3" draw:layer="layout" svg:width="0.1cm" svg:height="0.1cm" svg:x="2.301cm" svg:y="12.075cm" svg:viewBox="0 0 101 101" svg:d="M0 51c0-28 24-51 52-51 27 0 49 23 49 51 0 27-22 50-49 50-28 0-52-23-52-50z">
          <text:p/>
        </draw:path>
        <draw:path draw:style-name="gr15" draw:text-style-name="P3" draw:layer="layout" svg:width="0.1cm" svg:height="0.1cm" svg:x="3.881cm" svg:y="10.251cm" svg:viewBox="0 0 101 101" svg:d="M0 50c0-28 23-50 52-50 27 0 49 22 49 50s-22 51-49 51c-29 0-52-23-52-51z">
          <text:p/>
        </draw:path>
        <draw:path draw:style-name="gr15" draw:text-style-name="P3" draw:layer="layout" svg:width="0.1cm" svg:height="0.1cm" svg:x="4.135cm" svg:y="10.251cm" svg:viewBox="0 0 101 101" svg:d="M0 50c0-28 23-50 51-50s50 22 50 50-22 51-50 51-51-23-51-51z">
          <text:p/>
        </draw:path>
        <draw:path draw:style-name="gr15" draw:text-style-name="P3" draw:layer="layout" svg:width="0.1cm" svg:height="0.1cm" svg:x="4.389cm" svg:y="10.251cm" svg:viewBox="0 0 101 101" svg:d="M0 50c0-28 24-50 52-50 27 0 49 22 49 50s-22 51-49 51c-28 0-52-23-52-51z">
          <text:p/>
        </draw:path>
        <draw:path draw:style-name="gr15" draw:text-style-name="P3" draw:layer="layout" svg:width="0.1cm" svg:height="0.101cm" svg:x="4.154cm" svg:y="12.558cm" svg:viewBox="0 0 101 102" svg:d="M0 50c0-27 23-50 52-50 27 0 49 23 49 50 0 28-22 52-49 52-29 0-52-24-52-52z">
          <text:p/>
        </draw:path>
        <draw:path draw:style-name="gr15" draw:text-style-name="P3" draw:layer="layout" svg:width="0.1cm" svg:height="0.101cm" svg:x="4.975cm" svg:y="12.558cm" svg:viewBox="0 0 101 102" svg:d="M0 50c0-27 23-50 50-50 28 0 51 23 51 50 0 28-23 52-51 52-27 0-50-24-50-52z">
          <text:p/>
        </draw:path>
        <draw:path draw:style-name="gr15" draw:text-style-name="P3" draw:layer="layout" svg:width="0.1cm" svg:height="0.101cm" svg:x="4.365cm" svg:y="12.558cm" svg:viewBox="0 0 101 102" svg:d="M0 50c0-27 22-50 50-50s51 23 51 50c0 28-23 52-51 52s-50-24-50-52z">
          <text:p/>
        </draw:path>
        <draw:path draw:style-name="gr15" draw:text-style-name="P3" draw:layer="layout" svg:width="0.1cm" svg:height="0.101cm" svg:x="4.565cm" svg:y="12.558cm" svg:viewBox="0 0 101 102" svg:d="M0 50c0-27 22-50 50-50s51 23 51 50c0 28-23 52-51 52s-50-24-50-52z">
          <text:p/>
        </draw:path>
        <draw:path draw:style-name="gr15" draw:text-style-name="P3" draw:layer="layout" svg:width="0.1cm" svg:height="0.101cm" svg:x="4.765cm" svg:y="12.558cm" svg:viewBox="0 0 101 102" svg:d="M0 50c0-27 22-50 50-50s51 23 51 50c0 28-23 52-51 52s-50-24-50-52z">
          <text:p/>
        </draw:path>
        <draw:path draw:style-name="gr15" draw:text-style-name="P3" draw:layer="layout" svg:width="0.1cm" svg:height="0.1cm" svg:x="4.363cm" svg:y="13.115cm" svg:viewBox="0 0 101 101" svg:d="M0 52c0-29 23-52 52-52 27 0 49 23 49 52 0 27-22 49-49 49-29 0-52-22-52-49z">
          <text:p/>
        </draw:path>
        <draw:path draw:style-name="gr15" draw:text-style-name="P3" draw:layer="layout" svg:width="0.1cm" svg:height="0.1cm" svg:x="3.076cm" svg:y="13.115cm" svg:viewBox="0 0 101 101" svg:d="M0 52c0-29 22-52 50-52s51 23 51 52c0 27-23 49-51 49s-50-22-50-49z">
          <text:p/>
        </draw:path>
        <draw:line draw:style-name="gr1" draw:text-style-name="P1" draw:layer="layout" svg:x1="10.72cm" svg:y1="12.137cm" svg:x2="10.702cm" svg:y2="12.144cm">
          <text:p/>
        </draw:line>
        <draw:line draw:style-name="gr1" draw:text-style-name="P1" draw:layer="layout" svg:x1="10.702cm" svg:y1="12.143cm" svg:x2="10.673cm" svg:y2="12.143cm">
          <text:p/>
        </draw:line>
        <draw:line draw:style-name="gr1" draw:text-style-name="P1" draw:layer="layout" svg:x1="10.674cm" svg:y1="12.144cm" svg:x2="10.662cm" svg:y2="12.137cm">
          <text:p/>
        </draw:line>
        <draw:line draw:style-name="gr1" draw:text-style-name="P1" draw:layer="layout" svg:x1="10.663cm" svg:y1="12.138cm" svg:x2="10.656cm" svg:y2="12.132cm">
          <text:p/>
        </draw:line>
        <draw:line draw:style-name="gr1" draw:text-style-name="P1" draw:layer="layout" svg:x1="10.657cm" svg:y1="12.133cm" svg:x2="10.65cm" svg:y2="12.12cm">
          <text:p/>
        </draw:line>
        <draw:line draw:style-name="gr1" draw:text-style-name="P1" draw:layer="layout" svg:x1="10.65cm" svg:y1="12.12cm" svg:x2="10.65cm" svg:y2="12.109cm">
          <text:p/>
        </draw:line>
        <draw:line draw:style-name="gr1" draw:text-style-name="P1" draw:layer="layout" svg:x1="10.65cm" svg:y1="12.11cm" svg:x2="10.657cm" svg:y2="12.097cm">
          <text:p/>
        </draw:line>
        <draw:line draw:style-name="gr1" draw:text-style-name="P1" draw:layer="layout" svg:x1="10.656cm" svg:y1="12.098cm" svg:x2="10.663cm" svg:y2="12.092cm">
          <text:p/>
        </draw:line>
        <draw:line draw:style-name="gr1" draw:text-style-name="P1" draw:layer="layout" svg:x1="10.662cm" svg:y1="12.093cm" svg:x2="10.674cm" svg:y2="12.086cm">
          <text:p/>
        </draw:line>
        <draw:line draw:style-name="gr1" draw:text-style-name="P1" draw:layer="layout" svg:x1="10.673cm" svg:y1="12.087cm" svg:x2="10.697cm" svg:y2="12.08cm">
          <text:p/>
        </draw:line>
        <draw:line draw:style-name="gr1" draw:text-style-name="P1" draw:layer="layout" svg:x1="10.696cm" svg:y1="12.081cm" svg:x2="10.709cm" svg:y2="12.075cm">
          <text:p/>
        </draw:line>
        <draw:line draw:style-name="gr1" draw:text-style-name="P1" draw:layer="layout" svg:x1="10.708cm" svg:y1="12.076cm" svg:x2="10.714cm" svg:y2="12.069cm">
          <text:p/>
        </draw:line>
        <draw:line draw:style-name="gr1" draw:text-style-name="P1" draw:layer="layout" svg:x1="10.713cm" svg:y1="12.07cm" svg:x2="10.72cm" svg:y2="12.057cm">
          <text:p/>
        </draw:line>
        <draw:line draw:style-name="gr1" draw:text-style-name="P1" draw:layer="layout" svg:x1="10.719cm" svg:y1="12.057cm" svg:x2="10.719cm" svg:y2="12.046cm">
          <text:p/>
        </draw:line>
        <draw:line draw:style-name="gr1" draw:text-style-name="P1" draw:layer="layout" svg:x1="10.72cm" svg:y1="12.047cm" svg:x2="10.713cm" svg:y2="12.035cm">
          <text:p/>
        </draw:line>
        <draw:line draw:style-name="gr1" draw:text-style-name="P1" draw:layer="layout" svg:x1="10.714cm" svg:y1="12.036cm" svg:x2="10.708cm" svg:y2="12.029cm">
          <text:p/>
        </draw:line>
        <draw:line draw:style-name="gr1" draw:text-style-name="P1" draw:layer="layout" svg:x1="10.709cm" svg:y1="12.031cm" svg:x2="10.696cm" svg:y2="12.023cm">
          <text:p/>
        </draw:line>
        <draw:line draw:style-name="gr1" draw:text-style-name="P1" draw:layer="layout" svg:x1="10.696cm" svg:y1="12.023cm" svg:x2="10.668cm" svg:y2="12.023cm">
          <text:p/>
        </draw:line>
        <draw:line draw:style-name="gr1" draw:text-style-name="P1" draw:layer="layout" svg:x1="10.669cm" svg:y1="12.023cm" svg:x2="10.65cm" svg:y2="12.031cm">
          <text:p/>
        </draw:line>
        <draw:line draw:style-name="gr1" draw:text-style-name="P1" draw:layer="layout" svg:x1="10.611cm" svg:y1="12.023cm" svg:x2="10.582cm" svg:y2="12.144cm">
          <text:p/>
        </draw:line>
        <draw:line draw:style-name="gr1" draw:text-style-name="P1" draw:layer="layout" svg:x1="10.583cm" svg:y1="12.144cm" svg:x2="10.559cm" svg:y2="12.057cm">
          <text:p/>
        </draw:line>
        <draw:line draw:style-name="gr1" draw:text-style-name="P1" draw:layer="layout" svg:x1="10.56cm" svg:y1="12.057cm" svg:x2="10.536cm" svg:y2="12.144cm">
          <text:p/>
        </draw:line>
        <draw:line draw:style-name="gr1" draw:text-style-name="P1" draw:layer="layout" svg:x1="10.537cm" svg:y1="12.144cm" svg:x2="10.508cm" svg:y2="12.023cm">
          <text:p/>
        </draw:line>
        <draw:line draw:style-name="gr1" draw:text-style-name="P1" draw:layer="layout" svg:x1="10.399cm" svg:y1="12.143cm" svg:x2="10.468cm" svg:y2="12.143cm">
          <text:p/>
        </draw:line>
        <draw:line draw:style-name="gr1" draw:text-style-name="P1" draw:layer="layout" svg:x1="10.433cm" svg:y1="12.143cm" svg:x2="10.433cm" svg:y2="12.023cm">
          <text:p/>
        </draw:line>
        <draw:line draw:style-name="gr1" draw:text-style-name="P1" draw:layer="layout" svg:x1="10.433cm" svg:y1="12.023cm" svg:x2="10.446cm" svg:y2="12.041cm">
          <text:p/>
        </draw:line>
        <draw:line draw:style-name="gr1" draw:text-style-name="P1" draw:layer="layout" svg:x1="10.445cm" svg:y1="12.04cm" svg:x2="10.457cm" svg:y2="12.053cm">
          <text:p/>
        </draw:line>
        <draw:line draw:style-name="gr1" draw:text-style-name="P1" draw:layer="layout" svg:x1="10.456cm" svg:y1="12.052cm" svg:x2="10.469cm" svg:y2="12.058cm">
          <text:p/>
        </draw:line>
        <draw:polygon draw:style-name="gr2" draw:text-style-name="P1" draw:layer="layout" svg:width="0.426cm" svg:height="0.289cm" svg:x="10.346cm" svg:y="11.929cm" svg:viewBox="0 0 427 290" draw:points="0,0 427,0 427,290 0,290">
          <text:p/>
        </draw:polygon>
        <draw:line draw:style-name="gr1" draw:text-style-name="P1" draw:layer="layout" svg:x1="9.112cm" svg:y1="11.733cm" svg:x2="9.112cm" svg:y2="11.813cm">
          <text:p/>
        </draw:line>
        <draw:line draw:style-name="gr1" draw:text-style-name="P1" draw:layer="layout" svg:x1="9.141cm" svg:y1="11.687cm" svg:x2="9.17cm" svg:y2="11.774cm">
          <text:p/>
        </draw:line>
        <draw:line draw:style-name="gr1" draw:text-style-name="P1" draw:layer="layout" svg:x1="9.169cm" svg:y1="11.773cm" svg:x2="9.095cm" svg:y2="11.773cm">
          <text:p/>
        </draw:line>
        <draw:line draw:style-name="gr1" draw:text-style-name="P1" draw:layer="layout" svg:x1="9.061cm" svg:y1="11.693cm" svg:x2="8.981cm" svg:y2="11.693cm">
          <text:p/>
        </draw:line>
        <draw:line draw:style-name="gr1" draw:text-style-name="P1" draw:layer="layout" svg:x1="8.981cm" svg:y1="11.693cm" svg:x2="9.033cm" svg:y2="11.814cm">
          <text:p/>
        </draw:line>
        <draw:line draw:style-name="gr1" draw:text-style-name="P1" draw:layer="layout" svg:x1="8.912cm" svg:y1="11.693cm" svg:x2="8.901cm" svg:y2="11.693cm">
          <text:p/>
        </draw:line>
        <draw:line draw:style-name="gr1" draw:text-style-name="P1" draw:layer="layout" svg:x1="8.902cm" svg:y1="11.693cm" svg:x2="8.889cm" svg:y2="11.701cm">
          <text:p/>
        </draw:line>
        <draw:line draw:style-name="gr1" draw:text-style-name="P1" draw:layer="layout" svg:x1="8.89cm" svg:y1="11.699cm" svg:x2="8.883cm" svg:y2="11.706cm">
          <text:p/>
        </draw:line>
        <draw:line draw:style-name="gr1" draw:text-style-name="P1" draw:layer="layout" svg:x1="8.884cm" svg:y1="11.705cm" svg:x2="8.878cm" svg:y2="11.717cm">
          <text:p/>
        </draw:line>
        <draw:line draw:style-name="gr1" draw:text-style-name="P1" draw:layer="layout" svg:x1="8.88cm" svg:y1="11.716cm" svg:x2="8.872cm" svg:y2="11.74cm">
          <text:p/>
        </draw:line>
        <draw:line draw:style-name="gr1" draw:text-style-name="P1" draw:layer="layout" svg:x1="8.872cm" svg:y1="11.739cm" svg:x2="8.872cm" svg:y2="11.767cm">
          <text:p/>
        </draw:line>
        <draw:line draw:style-name="gr1" draw:text-style-name="P1" draw:layer="layout" svg:x1="8.872cm" svg:y1="11.767cm" svg:x2="8.88cm" svg:y2="11.791cm">
          <text:p/>
        </draw:line>
        <draw:line draw:style-name="gr1" draw:text-style-name="P1" draw:layer="layout" svg:x1="8.878cm" svg:y1="11.79cm" svg:x2="8.884cm" svg:y2="11.803cm">
          <text:p/>
        </draw:line>
        <draw:line draw:style-name="gr1" draw:text-style-name="P1" draw:layer="layout" svg:x1="8.883cm" svg:y1="11.802cm" svg:x2="8.89cm" svg:y2="11.808cm">
          <text:p/>
        </draw:line>
        <draw:line draw:style-name="gr1" draw:text-style-name="P1" draw:layer="layout" svg:x1="8.889cm" svg:y1="11.807cm" svg:x2="8.902cm" svg:y2="11.814cm">
          <text:p/>
        </draw:line>
        <draw:line draw:style-name="gr1" draw:text-style-name="P1" draw:layer="layout" svg:x1="8.901cm" svg:y1="11.813cm" svg:x2="8.912cm" svg:y2="11.813cm">
          <text:p/>
        </draw:line>
        <draw:line draw:style-name="gr1" draw:text-style-name="P1" draw:layer="layout" svg:x1="8.912cm" svg:y1="11.814cm" svg:x2="8.924cm" svg:y2="11.807cm">
          <text:p/>
        </draw:line>
        <draw:line draw:style-name="gr1" draw:text-style-name="P1" draw:layer="layout" svg:x1="8.923cm" svg:y1="11.808cm" svg:x2="8.93cm" svg:y2="11.802cm">
          <text:p/>
        </draw:line>
        <draw:line draw:style-name="gr1" draw:text-style-name="P1" draw:layer="layout" svg:x1="8.929cm" svg:y1="11.803cm" svg:x2="8.936cm" svg:y2="11.79cm">
          <text:p/>
        </draw:line>
        <draw:line draw:style-name="gr1" draw:text-style-name="P1" draw:layer="layout" svg:x1="8.935cm" svg:y1="11.791cm" svg:x2="8.942cm" svg:y2="11.767cm">
          <text:p/>
        </draw:line>
        <draw:line draw:style-name="gr1" draw:text-style-name="P1" draw:layer="layout" svg:x1="8.941cm" svg:y1="11.767cm" svg:x2="8.941cm" svg:y2="11.739cm">
          <text:p/>
        </draw:line>
        <draw:line draw:style-name="gr1" draw:text-style-name="P1" draw:layer="layout" svg:x1="8.942cm" svg:y1="11.74cm" svg:x2="8.935cm" svg:y2="11.716cm">
          <text:p/>
        </draw:line>
        <draw:line draw:style-name="gr1" draw:text-style-name="P1" draw:layer="layout" svg:x1="8.936cm" svg:y1="11.717cm" svg:x2="8.929cm" svg:y2="11.705cm">
          <text:p/>
        </draw:line>
        <draw:line draw:style-name="gr1" draw:text-style-name="P1" draw:layer="layout" svg:x1="8.93cm" svg:y1="11.706cm" svg:x2="8.923cm" svg:y2="11.699cm">
          <text:p/>
        </draw:line>
        <draw:line draw:style-name="gr1" draw:text-style-name="P1" draw:layer="layout" svg:x1="8.924cm" svg:y1="11.701cm" svg:x2="8.912cm" svg:y2="11.693cm">
          <text:p/>
        </draw:line>
        <draw:line draw:style-name="gr1" draw:text-style-name="P1" draw:layer="layout" svg:x1="8.803cm" svg:y1="11.814cm" svg:x2="8.816cm" svg:y2="11.807cm">
          <text:p/>
        </draw:line>
        <draw:line draw:style-name="gr1" draw:text-style-name="P1" draw:layer="layout" svg:x1="8.815cm" svg:y1="11.808cm" svg:x2="8.822cm" svg:y2="11.802cm">
          <text:p/>
        </draw:line>
        <draw:line draw:style-name="gr1" draw:text-style-name="P1" draw:layer="layout" svg:x1="8.821cm" svg:y1="11.803cm" svg:x2="8.827cm" svg:y2="11.79cm">
          <text:p/>
        </draw:line>
        <draw:line draw:style-name="gr1" draw:text-style-name="P1" draw:layer="layout" svg:x1="8.826cm" svg:y1="11.79cm" svg:x2="8.826cm" svg:y2="11.756cm">
          <text:p/>
        </draw:line>
        <draw:line draw:style-name="gr1" draw:text-style-name="P1" draw:layer="layout" svg:x1="8.827cm" svg:y1="11.757cm" svg:x2="8.821cm" svg:y2="11.745cm">
          <text:p/>
        </draw:line>
        <draw:line draw:style-name="gr1" draw:text-style-name="P1" draw:layer="layout" svg:x1="8.822cm" svg:y1="11.746cm" svg:x2="8.815cm" svg:y2="11.739cm">
          <text:p/>
        </draw:line>
        <draw:line draw:style-name="gr1" draw:text-style-name="P1" draw:layer="layout" svg:x1="8.816cm" svg:y1="11.741cm" svg:x2="8.803cm" svg:y2="11.733cm">
          <text:p/>
        </draw:line>
        <draw:line draw:style-name="gr1" draw:text-style-name="P1" draw:layer="layout" svg:x1="8.803cm" svg:y1="11.733cm" svg:x2="8.786cm" svg:y2="11.733cm">
          <text:p/>
        </draw:line>
        <draw:line draw:style-name="gr1" draw:text-style-name="P1" draw:layer="layout" svg:x1="8.787cm" svg:y1="11.733cm" svg:x2="8.775cm" svg:y2="11.741cm">
          <text:p/>
        </draw:line>
        <draw:line draw:style-name="gr1" draw:text-style-name="P1" draw:layer="layout" svg:x1="8.776cm" svg:y1="11.739cm" svg:x2="8.769cm" svg:y2="11.746cm">
          <text:p/>
        </draw:line>
        <draw:line draw:style-name="gr1" draw:text-style-name="P1" draw:layer="layout" svg:x1="8.77cm" svg:y1="11.745cm" svg:x2="8.763cm" svg:y2="11.757cm">
          <text:p/>
        </draw:line>
        <draw:line draw:style-name="gr1" draw:text-style-name="P1" draw:layer="layout" svg:x1="8.763cm" svg:y1="11.756cm" svg:x2="8.763cm" svg:y2="11.79cm">
          <text:p/>
        </draw:line>
        <draw:line draw:style-name="gr1" draw:text-style-name="P1" draw:layer="layout" svg:x1="8.763cm" svg:y1="11.79cm" svg:x2="8.77cm" svg:y2="11.803cm">
          <text:p/>
        </draw:line>
        <draw:line draw:style-name="gr1" draw:text-style-name="P1" draw:layer="layout" svg:x1="8.769cm" svg:y1="11.802cm" svg:x2="8.776cm" svg:y2="11.808cm">
          <text:p/>
        </draw:line>
        <draw:line draw:style-name="gr1" draw:text-style-name="P1" draw:layer="layout" svg:x1="8.775cm" svg:y1="11.807cm" svg:x2="8.787cm" svg:y2="11.814cm">
          <text:p/>
        </draw:line>
        <draw:line draw:style-name="gr1" draw:text-style-name="P1" draw:layer="layout" svg:x1="8.786cm" svg:y1="11.813cm" svg:x2="8.803cm" svg:y2="11.813cm">
          <text:p/>
        </draw:line>
        <draw:line draw:style-name="gr1" draw:text-style-name="P1" draw:layer="layout" svg:x1="8.712cm" svg:y1="11.813cm" svg:x2="8.712cm" svg:y2="11.693cm">
          <text:p/>
        </draw:line>
        <draw:line draw:style-name="gr1" draw:text-style-name="P1" draw:layer="layout" svg:x1="8.661cm" svg:y1="11.813cm" svg:x2="8.661cm" svg:y2="11.75cm">
          <text:p/>
        </draw:line>
        <draw:line draw:style-name="gr1" draw:text-style-name="P1" draw:layer="layout" svg:x1="8.661cm" svg:y1="11.751cm" svg:x2="8.667cm" svg:y2="11.739cm">
          <text:p/>
        </draw:line>
        <draw:line draw:style-name="gr1" draw:text-style-name="P1" draw:layer="layout" svg:x1="8.666cm" svg:y1="11.741cm" svg:x2="8.679cm" svg:y2="11.733cm">
          <text:p/>
        </draw:line>
        <draw:line draw:style-name="gr1" draw:text-style-name="P1" draw:layer="layout" svg:x1="8.678cm" svg:y1="11.733cm" svg:x2="8.695cm" svg:y2="11.733cm">
          <text:p/>
        </draw:line>
        <draw:line draw:style-name="gr1" draw:text-style-name="P1" draw:layer="layout" svg:x1="8.695cm" svg:y1="11.733cm" svg:x2="8.707cm" svg:y2="11.741cm">
          <text:p/>
        </draw:line>
        <draw:line draw:style-name="gr1" draw:text-style-name="P1" draw:layer="layout" svg:x1="8.706cm" svg:y1="11.739cm" svg:x2="8.713cm" svg:y2="11.746cm">
          <text:p/>
        </draw:line>
        <draw:line draw:style-name="gr1" draw:text-style-name="P1" draw:layer="layout" svg:x1="8.603cm" svg:y1="11.813cm" svg:x2="8.603cm" svg:y2="11.733cm">
          <text:p/>
        </draw:line>
        <draw:line draw:style-name="gr1" draw:text-style-name="P1" draw:layer="layout" svg:x1="8.604cm" svg:y1="11.746cm" svg:x2="8.598cm" svg:y2="11.739cm">
          <text:p/>
        </draw:line>
        <draw:line draw:style-name="gr1" draw:text-style-name="P1" draw:layer="layout" svg:x1="8.599cm" svg:y1="11.741cm" svg:x2="8.586cm" svg:y2="11.733cm">
          <text:p/>
        </draw:line>
        <draw:line draw:style-name="gr1" draw:text-style-name="P1" draw:layer="layout" svg:x1="8.586cm" svg:y1="11.733cm" svg:x2="8.569cm" svg:y2="11.733cm">
          <text:p/>
        </draw:line>
        <draw:line draw:style-name="gr1" draw:text-style-name="P1" draw:layer="layout" svg:x1="8.57cm" svg:y1="11.733cm" svg:x2="8.558cm" svg:y2="11.741cm">
          <text:p/>
        </draw:line>
        <draw:line draw:style-name="gr1" draw:text-style-name="P1" draw:layer="layout" svg:x1="8.56cm" svg:y1="11.739cm" svg:x2="8.552cm" svg:y2="11.751cm">
          <text:p/>
        </draw:line>
        <draw:line draw:style-name="gr1" draw:text-style-name="P1" draw:layer="layout" svg:x1="8.552cm" svg:y1="11.75cm" svg:x2="8.552cm" svg:y2="11.813cm">
          <text:p/>
        </draw:line>
        <draw:line draw:style-name="gr1" draw:text-style-name="P1" draw:layer="layout" svg:x1="8.553cm" svg:y1="11.751cm" svg:x2="8.546cm" svg:y2="11.739cm">
          <text:p/>
        </draw:line>
        <draw:line draw:style-name="gr1" draw:text-style-name="P1" draw:layer="layout" svg:x1="8.547cm" svg:y1="11.741cm" svg:x2="8.535cm" svg:y2="11.733cm">
          <text:p/>
        </draw:line>
        <draw:line draw:style-name="gr1" draw:text-style-name="P1" draw:layer="layout" svg:x1="8.535cm" svg:y1="11.733cm" svg:x2="8.518cm" svg:y2="11.733cm">
          <text:p/>
        </draw:line>
        <draw:line draw:style-name="gr1" draw:text-style-name="P1" draw:layer="layout" svg:x1="8.519cm" svg:y1="11.733cm" svg:x2="8.506cm" svg:y2="11.741cm">
          <text:p/>
        </draw:line>
        <draw:line draw:style-name="gr1" draw:text-style-name="P1" draw:layer="layout" svg:x1="8.507cm" svg:y1="11.739cm" svg:x2="8.501cm" svg:y2="11.751cm">
          <text:p/>
        </draw:line>
        <draw:line draw:style-name="gr1" draw:text-style-name="P1" draw:layer="layout" svg:x1="8.501cm" svg:y1="11.75cm" svg:x2="8.501cm" svg:y2="11.813cm">
          <text:p/>
        </draw:line>
        <draw:polygon draw:style-name="gr2" draw:text-style-name="P1" draw:layer="layout" svg:width="0.774cm" svg:height="0.289cm" svg:x="8.445cm" svg:y="11.599cm" svg:viewBox="0 0 775 290" draw:points="0,0 775,0 775,290 0,290">
          <text:p/>
        </draw:polygon>
        <draw:line draw:style-name="gr1" draw:text-style-name="P1" draw:layer="layout" svg:x1="8.85cm" svg:y1="13.207cm" svg:x2="8.85cm" svg:y2="13.247cm">
          <text:p/>
        </draw:line>
        <draw:line draw:style-name="gr1" draw:text-style-name="P1" draw:layer="layout" svg:x1="8.787cm" svg:y1="13.247cm" svg:x2="8.907cm" svg:y2="13.247cm">
          <text:p/>
        </draw:line>
        <draw:line draw:style-name="gr1" draw:text-style-name="P1" draw:layer="layout" svg:x1="8.907cm" svg:y1="13.247cm" svg:x2="8.907cm" svg:y2="13.19cm">
          <text:p/>
        </draw:line>
        <draw:line draw:style-name="gr1" draw:text-style-name="P1" draw:layer="layout" svg:x1="8.8cm" svg:y1="13.146cm" svg:x2="8.793cm" svg:y2="13.138cm">
          <text:p/>
        </draw:line>
        <draw:line draw:style-name="gr1" draw:text-style-name="P1" draw:layer="layout" svg:x1="8.795cm" svg:y1="13.138cm" svg:x2="8.787cm" svg:y2="13.146cm">
          <text:p/>
        </draw:line>
        <draw:line draw:style-name="gr1" draw:text-style-name="P1" draw:layer="layout" svg:x1="8.787cm" svg:y1="13.144cm" svg:x2="8.795cm" svg:y2="13.151cm">
          <text:p/>
        </draw:line>
        <draw:line draw:style-name="gr1" draw:text-style-name="P1" draw:layer="layout" svg:x1="8.793cm" svg:y1="13.151cm" svg:x2="8.8cm" svg:y2="13.144cm">
          <text:p/>
        </draw:line>
        <draw:line draw:style-name="gr1" draw:text-style-name="P1" draw:layer="layout" svg:x1="8.799cm" svg:y1="13.144cm" svg:x2="8.787cm" svg:y2="13.144cm">
          <text:p/>
        </draw:line>
        <draw:line draw:style-name="gr1" draw:text-style-name="P1" draw:layer="layout" svg:x1="8.822cm" svg:y1="13.093cm" svg:x2="8.822cm" svg:y2="13.035cm">
          <text:p/>
        </draw:line>
        <draw:line draw:style-name="gr1" draw:text-style-name="P1" draw:layer="layout" svg:x1="8.787cm" svg:y1="13.105cm" svg:x2="8.908cm" svg:y2="13.064cm">
          <text:p/>
        </draw:line>
        <draw:line draw:style-name="gr1" draw:text-style-name="P1" draw:layer="layout" svg:x1="8.908cm" svg:y1="13.065cm" svg:x2="8.787cm" svg:y2="13.024cm">
          <text:p/>
        </draw:line>
        <draw:line draw:style-name="gr1" draw:text-style-name="P1" draw:layer="layout" svg:x1="8.8cm" svg:y1="12.986cm" svg:x2="8.793cm" svg:y2="12.978cm">
          <text:p/>
        </draw:line>
        <draw:line draw:style-name="gr1" draw:text-style-name="P1" draw:layer="layout" svg:x1="8.795cm" svg:y1="12.978cm" svg:x2="8.787cm" svg:y2="12.986cm">
          <text:p/>
        </draw:line>
        <draw:line draw:style-name="gr1" draw:text-style-name="P1" draw:layer="layout" svg:x1="8.787cm" svg:y1="12.984cm" svg:x2="8.795cm" svg:y2="12.991cm">
          <text:p/>
        </draw:line>
        <draw:line draw:style-name="gr1" draw:text-style-name="P1" draw:layer="layout" svg:x1="8.793cm" svg:y1="12.991cm" svg:x2="8.8cm" svg:y2="12.984cm">
          <text:p/>
        </draw:line>
        <draw:line draw:style-name="gr1" draw:text-style-name="P1" draw:layer="layout" svg:x1="8.799cm" svg:y1="12.984cm" svg:x2="8.787cm" svg:y2="12.984cm">
          <text:p/>
        </draw:line>
        <draw:line draw:style-name="gr1" draw:text-style-name="P1" draw:layer="layout" svg:x1="8.708cm" svg:y1="13.29cm" svg:x2="8.715cm" svg:y2="13.302cm">
          <text:p/>
        </draw:line>
        <draw:line draw:style-name="gr1" draw:text-style-name="P1" draw:layer="layout" svg:x1="8.714cm" svg:y1="13.301cm" svg:x2="8.714cm" svg:y2="13.318cm">
          <text:p/>
        </draw:line>
        <draw:line draw:style-name="gr1" draw:text-style-name="P1" draw:layer="layout" svg:x1="8.715cm" svg:y1="13.318cm" svg:x2="8.708cm" svg:y2="13.338cm">
          <text:p/>
        </draw:line>
        <draw:line draw:style-name="gr1" draw:text-style-name="P1" draw:layer="layout" svg:x1="8.709cm" svg:y1="13.336cm" svg:x2="8.697cm" svg:y2="13.348cm">
          <text:p/>
        </draw:line>
        <draw:line draw:style-name="gr1" draw:text-style-name="P1" draw:layer="layout" svg:x1="8.698cm" svg:y1="13.347cm" svg:x2="8.686cm" svg:y2="13.354cm">
          <text:p/>
        </draw:line>
        <draw:line draw:style-name="gr1" draw:text-style-name="P1" draw:layer="layout" svg:x1="8.687cm" svg:y1="13.353cm" svg:x2="8.663cm" svg:y2="13.359cm">
          <text:p/>
        </draw:line>
        <draw:line draw:style-name="gr1" draw:text-style-name="P1" draw:layer="layout" svg:x1="8.663cm" svg:y1="13.358cm" svg:x2="8.646cm" svg:y2="13.358cm">
          <text:p/>
        </draw:line>
        <draw:line draw:style-name="gr1" draw:text-style-name="P1" draw:layer="layout" svg:x1="8.647cm" svg:y1="13.359cm" svg:x2="8.623cm" svg:y2="13.353cm">
          <text:p/>
        </draw:line>
        <draw:line draw:style-name="gr1" draw:text-style-name="P1" draw:layer="layout" svg:x1="8.624cm" svg:y1="13.354cm" svg:x2="8.611cm" svg:y2="13.347cm">
          <text:p/>
        </draw:line>
        <draw:line draw:style-name="gr1" draw:text-style-name="P1" draw:layer="layout" svg:x1="8.612cm" svg:y1="13.348cm" svg:x2="8.6cm" svg:y2="13.336cm">
          <text:p/>
        </draw:line>
        <draw:line draw:style-name="gr1" draw:text-style-name="P1" draw:layer="layout" svg:x1="8.601cm" svg:y1="13.338cm" svg:x2="8.594cm" svg:y2="13.318cm">
          <text:p/>
        </draw:line>
        <draw:line draw:style-name="gr1" draw:text-style-name="P1" draw:layer="layout" svg:x1="8.594cm" svg:y1="13.318cm" svg:x2="8.594cm" svg:y2="13.307cm">
          <text:p/>
        </draw:line>
        <draw:line draw:style-name="gr1" draw:text-style-name="P1" draw:layer="layout" svg:x1="8.594cm" svg:y1="13.308cm" svg:x2="8.601cm" svg:y2="13.29cm">
          <text:p/>
        </draw:line>
        <draw:line draw:style-name="gr1" draw:text-style-name="P1" draw:layer="layout" svg:x1="8.6cm" svg:y1="13.291cm" svg:x2="8.607cm" svg:y2="13.284cm">
          <text:p/>
        </draw:line>
        <draw:line draw:style-name="gr1" draw:text-style-name="P1" draw:layer="layout" svg:x1="8.606cm" svg:y1="13.284cm" svg:x2="8.646cm" svg:y2="13.284cm">
          <text:p/>
        </draw:line>
        <draw:line draw:style-name="gr1" draw:text-style-name="P1" draw:layer="layout" svg:x1="8.646cm" svg:y1="13.284cm" svg:x2="8.646cm" svg:y2="13.307cm">
          <text:p/>
        </draw:line>
        <draw:line draw:style-name="gr1" draw:text-style-name="P1" draw:layer="layout" svg:x1="8.607cm" svg:y1="13.234cm" svg:x2="8.6cm" svg:y2="13.227cm">
          <text:p/>
        </draw:line>
        <draw:line draw:style-name="gr1" draw:text-style-name="P1" draw:layer="layout" svg:x1="8.601cm" svg:y1="13.227cm" svg:x2="8.594cm" svg:y2="13.234cm">
          <text:p/>
        </draw:line>
        <draw:line draw:style-name="gr1" draw:text-style-name="P1" draw:layer="layout" svg:x1="8.594cm" svg:y1="13.233cm" svg:x2="8.601cm" svg:y2="13.239cm">
          <text:p/>
        </draw:line>
        <draw:line draw:style-name="gr1" draw:text-style-name="P1" draw:layer="layout" svg:x1="8.6cm" svg:y1="13.239cm" svg:x2="8.607cm" svg:y2="13.233cm">
          <text:p/>
        </draw:line>
        <draw:line draw:style-name="gr1" draw:text-style-name="P1" draw:layer="layout" svg:x1="8.606cm" svg:y1="13.233cm" svg:x2="8.594cm" svg:y2="13.233cm">
          <text:p/>
        </draw:line>
        <draw:line draw:style-name="gr1" draw:text-style-name="P1" draw:layer="layout" svg:x1="8.594cm" svg:y1="13.107cm" svg:x2="8.652cm" svg:y2="13.148cm">
          <text:p/>
        </draw:line>
        <draw:line draw:style-name="gr1" draw:text-style-name="P1" draw:layer="layout" svg:x1="8.594cm" svg:y1="13.175cm" svg:x2="8.714cm" svg:y2="13.175cm">
          <text:p/>
        </draw:line>
        <draw:line draw:style-name="gr1" draw:text-style-name="P1" draw:layer="layout" svg:x1="8.714cm" svg:y1="13.175cm" svg:x2="8.714cm" svg:y2="13.13cm">
          <text:p/>
        </draw:line>
        <draw:line draw:style-name="gr1" draw:text-style-name="P1" draw:layer="layout" svg:x1="8.715cm" svg:y1="13.131cm" svg:x2="8.708cm" svg:y2="13.118cm">
          <text:p/>
        </draw:line>
        <draw:line draw:style-name="gr1" draw:text-style-name="P1" draw:layer="layout" svg:x1="8.709cm" svg:y1="13.119cm" svg:x2="8.703cm" svg:y2="13.113cm">
          <text:p/>
        </draw:line>
        <draw:line draw:style-name="gr1" draw:text-style-name="P1" draw:layer="layout" svg:x1="8.704cm" svg:y1="13.114cm" svg:x2="8.691cm" svg:y2="13.107cm">
          <text:p/>
        </draw:line>
        <draw:line draw:style-name="gr1" draw:text-style-name="P1" draw:layer="layout" svg:x1="8.691cm" svg:y1="13.107cm" svg:x2="8.674cm" svg:y2="13.107cm">
          <text:p/>
        </draw:line>
        <draw:line draw:style-name="gr1" draw:text-style-name="P1" draw:layer="layout" svg:x1="8.675cm" svg:y1="13.107cm" svg:x2="8.663cm" svg:y2="13.114cm">
          <text:p/>
        </draw:line>
        <draw:line draw:style-name="gr1" draw:text-style-name="P1" draw:layer="layout" svg:x1="8.665cm" svg:y1="13.113cm" svg:x2="8.657cm" svg:y2="13.119cm">
          <text:p/>
        </draw:line>
        <draw:line draw:style-name="gr1" draw:text-style-name="P1" draw:layer="layout" svg:x1="8.658cm" svg:y1="13.118cm" svg:x2="8.651cm" svg:y2="13.131cm">
          <text:p/>
        </draw:line>
        <draw:line draw:style-name="gr1" draw:text-style-name="P1" draw:layer="layout" svg:x1="8.651cm" svg:y1="13.13cm" svg:x2="8.651cm" svg:y2="13.175cm">
          <text:p/>
        </draw:line>
        <draw:line draw:style-name="gr1" draw:text-style-name="P1" draw:layer="layout" svg:x1="8.607cm" svg:y1="13.056cm" svg:x2="8.6cm" svg:y2="13.05cm">
          <text:p/>
        </draw:line>
        <draw:line draw:style-name="gr1" draw:text-style-name="P1" draw:layer="layout" svg:x1="8.601cm" svg:y1="13.05cm" svg:x2="8.594cm" svg:y2="13.056cm">
          <text:p/>
        </draw:line>
        <draw:line draw:style-name="gr1" draw:text-style-name="P1" draw:layer="layout" svg:x1="8.594cm" svg:y1="13.055cm" svg:x2="8.601cm" svg:y2="13.062cm">
          <text:p/>
        </draw:line>
        <draw:line draw:style-name="gr1" draw:text-style-name="P1" draw:layer="layout" svg:x1="8.6cm" svg:y1="13.062cm" svg:x2="8.607cm" svg:y2="13.055cm">
          <text:p/>
        </draw:line>
        <draw:line draw:style-name="gr1" draw:text-style-name="P1" draw:layer="layout" svg:x1="8.606cm" svg:y1="13.055cm" svg:x2="8.594cm" svg:y2="13.055cm">
          <text:p/>
        </draw:line>
        <draw:line draw:style-name="gr1" draw:text-style-name="P1" draw:layer="layout" svg:x1="8.594cm" svg:y1="12.998cm" svg:x2="8.714cm" svg:y2="12.998cm">
          <text:p/>
        </draw:line>
        <draw:line draw:style-name="gr1" draw:text-style-name="P1" draw:layer="layout" svg:x1="8.714cm" svg:y1="12.998cm" svg:x2="8.714cm" svg:y2="12.953cm">
          <text:p/>
        </draw:line>
        <draw:line draw:style-name="gr1" draw:text-style-name="P1" draw:layer="layout" svg:x1="8.715cm" svg:y1="12.955cm" svg:x2="8.708cm" svg:y2="12.941cm">
          <text:p/>
        </draw:line>
        <draw:line draw:style-name="gr1" draw:text-style-name="P1" draw:layer="layout" svg:x1="8.709cm" svg:y1="12.942cm" svg:x2="8.703cm" svg:y2="12.935cm">
          <text:p/>
        </draw:line>
        <draw:line draw:style-name="gr1" draw:text-style-name="P1" draw:layer="layout" svg:x1="8.704cm" svg:y1="12.936cm" svg:x2="8.691cm" svg:y2="12.93cm">
          <text:p/>
        </draw:line>
        <draw:line draw:style-name="gr1" draw:text-style-name="P1" draw:layer="layout" svg:x1="8.691cm" svg:y1="12.93cm" svg:x2="8.674cm" svg:y2="12.93cm">
          <text:p/>
        </draw:line>
        <draw:line draw:style-name="gr1" draw:text-style-name="P1" draw:layer="layout" svg:x1="8.675cm" svg:y1="12.93cm" svg:x2="8.663cm" svg:y2="12.936cm">
          <text:p/>
        </draw:line>
        <draw:line draw:style-name="gr1" draw:text-style-name="P1" draw:layer="layout" svg:x1="8.665cm" svg:y1="12.935cm" svg:x2="8.657cm" svg:y2="12.942cm">
          <text:p/>
        </draw:line>
        <draw:line draw:style-name="gr1" draw:text-style-name="P1" draw:layer="layout" svg:x1="8.658cm" svg:y1="12.941cm" svg:x2="8.651cm" svg:y2="12.955cm">
          <text:p/>
        </draw:line>
        <draw:line draw:style-name="gr1" draw:text-style-name="P1" draw:layer="layout" svg:x1="8.651cm" svg:y1="12.953cm" svg:x2="8.651cm" svg:y2="12.998cm">
          <text:p/>
        </draw:line>
        <draw:line draw:style-name="gr1" draw:text-style-name="P1" draw:layer="layout" svg:x1="8.607cm" svg:y1="12.879cm" svg:x2="8.6cm" svg:y2="12.873cm">
          <text:p/>
        </draw:line>
        <draw:line draw:style-name="gr1" draw:text-style-name="P1" draw:layer="layout" svg:x1="8.601cm" svg:y1="12.873cm" svg:x2="8.594cm" svg:y2="12.879cm">
          <text:p/>
        </draw:line>
        <draw:line draw:style-name="gr1" draw:text-style-name="P1" draw:layer="layout" svg:x1="8.594cm" svg:y1="12.878cm" svg:x2="8.601cm" svg:y2="12.886cm">
          <text:p/>
        </draw:line>
        <draw:line draw:style-name="gr1" draw:text-style-name="P1" draw:layer="layout" svg:x1="8.6cm" svg:y1="12.886cm" svg:x2="8.607cm" svg:y2="12.878cm">
          <text:p/>
        </draw:line>
        <draw:line draw:style-name="gr1" draw:text-style-name="P1" draw:layer="layout" svg:x1="8.606cm" svg:y1="12.878cm" svg:x2="8.594cm" svg:y2="12.878cm">
          <text:p/>
        </draw:line>
        <draw:polygon draw:style-name="gr2" draw:text-style-name="P1" draw:layer="layout" svg:width="0.573cm" svg:height="0.789cm" svg:x="8.429cm" svg:y="12.721cm" svg:viewBox="0 0 574 790" draw:points="0,0 574,0 574,790 0,790">
          <text:p/>
        </draw:polygon>
        <draw:line draw:style-name="gr1" draw:text-style-name="P1" draw:layer="layout" svg:x1="9.343cm" svg:y1="10.377cm" svg:x2="9.412cm" svg:y2="10.377cm">
          <text:p/>
        </draw:line>
        <draw:line draw:style-name="gr1" draw:text-style-name="P1" draw:layer="layout" svg:x1="9.377cm" svg:y1="10.377cm" svg:x2="9.377cm" svg:y2="10.257cm">
          <text:p/>
        </draw:line>
        <draw:line draw:style-name="gr1" draw:text-style-name="P1" draw:layer="layout" svg:x1="9.377cm" svg:y1="10.257cm" svg:x2="9.39cm" svg:y2="10.275cm">
          <text:p/>
        </draw:line>
        <draw:line draw:style-name="gr1" draw:text-style-name="P1" draw:layer="layout" svg:x1="9.389cm" svg:y1="10.274cm" svg:x2="9.401cm" svg:y2="10.286cm">
          <text:p/>
        </draw:line>
        <draw:line draw:style-name="gr1" draw:text-style-name="P1" draw:layer="layout" svg:x1="9.4cm" svg:y1="10.285cm" svg:x2="9.413cm" svg:y2="10.292cm">
          <text:p/>
        </draw:line>
        <draw:line draw:style-name="gr1" draw:text-style-name="P1" draw:layer="layout" svg:x1="9.269cm" svg:y1="10.257cm" svg:x2="9.257cm" svg:y2="10.257cm">
          <text:p/>
        </draw:line>
        <draw:line draw:style-name="gr1" draw:text-style-name="P1" draw:layer="layout" svg:x1="9.258cm" svg:y1="10.257cm" svg:x2="9.246cm" svg:y2="10.263cm">
          <text:p/>
        </draw:line>
        <draw:line draw:style-name="gr1" draw:text-style-name="P1" draw:layer="layout" svg:x1="9.247cm" svg:y1="10.262cm" svg:x2="9.24cm" svg:y2="10.269cm">
          <text:p/>
        </draw:line>
        <draw:line draw:style-name="gr1" draw:text-style-name="P1" draw:layer="layout" svg:x1="9.241cm" svg:y1="10.268cm" svg:x2="9.235cm" svg:y2="10.282cm">
          <text:p/>
        </draw:line>
        <draw:line draw:style-name="gr1" draw:text-style-name="P1" draw:layer="layout" svg:x1="9.236cm" svg:y1="10.28cm" svg:x2="9.229cm" svg:y2="10.303cm">
          <text:p/>
        </draw:line>
        <draw:line draw:style-name="gr1" draw:text-style-name="P1" draw:layer="layout" svg:x1="9.229cm" svg:y1="10.302cm" svg:x2="9.229cm" svg:y2="10.331cm">
          <text:p/>
        </draw:line>
        <draw:line draw:style-name="gr1" draw:text-style-name="P1" draw:layer="layout" svg:x1="9.229cm" svg:y1="10.331cm" svg:x2="9.236cm" svg:y2="10.355cm">
          <text:p/>
        </draw:line>
        <draw:line draw:style-name="gr1" draw:text-style-name="P1" draw:layer="layout" svg:x1="9.235cm" svg:y1="10.354cm" svg:x2="9.241cm" svg:y2="10.366cm">
          <text:p/>
        </draw:line>
        <draw:line draw:style-name="gr1" draw:text-style-name="P1" draw:layer="layout" svg:x1="9.24cm" svg:y1="10.365cm" svg:x2="9.247cm" svg:y2="10.372cm">
          <text:p/>
        </draw:line>
        <draw:line draw:style-name="gr1" draw:text-style-name="P1" draw:layer="layout" svg:x1="9.246cm" svg:y1="10.371cm" svg:x2="9.258cm" svg:y2="10.378cm">
          <text:p/>
        </draw:line>
        <draw:line draw:style-name="gr1" draw:text-style-name="P1" draw:layer="layout" svg:x1="9.257cm" svg:y1="10.377cm" svg:x2="9.269cm" svg:y2="10.377cm">
          <text:p/>
        </draw:line>
        <draw:line draw:style-name="gr1" draw:text-style-name="P1" draw:layer="layout" svg:x1="9.269cm" svg:y1="10.378cm" svg:x2="9.281cm" svg:y2="10.371cm">
          <text:p/>
        </draw:line>
        <draw:line draw:style-name="gr1" draw:text-style-name="P1" draw:layer="layout" svg:x1="9.28cm" svg:y1="10.372cm" svg:x2="9.287cm" svg:y2="10.365cm">
          <text:p/>
        </draw:line>
        <draw:line draw:style-name="gr1" draw:text-style-name="P1" draw:layer="layout" svg:x1="9.286cm" svg:y1="10.366cm" svg:x2="9.293cm" svg:y2="10.354cm">
          <text:p/>
        </draw:line>
        <draw:line draw:style-name="gr1" draw:text-style-name="P1" draw:layer="layout" svg:x1="9.292cm" svg:y1="10.355cm" svg:x2="9.298cm" svg:y2="10.331cm">
          <text:p/>
        </draw:line>
        <draw:line draw:style-name="gr1" draw:text-style-name="P1" draw:layer="layout" svg:x1="9.297cm" svg:y1="10.331cm" svg:x2="9.297cm" svg:y2="10.302cm">
          <text:p/>
        </draw:line>
        <draw:line draw:style-name="gr1" draw:text-style-name="P1" draw:layer="layout" svg:x1="9.298cm" svg:y1="10.303cm" svg:x2="9.292cm" svg:y2="10.28cm">
          <text:p/>
        </draw:line>
        <draw:line draw:style-name="gr1" draw:text-style-name="P1" draw:layer="layout" svg:x1="9.293cm" svg:y1="10.282cm" svg:x2="9.286cm" svg:y2="10.268cm">
          <text:p/>
        </draw:line>
        <draw:line draw:style-name="gr1" draw:text-style-name="P1" draw:layer="layout" svg:x1="9.287cm" svg:y1="10.269cm" svg:x2="9.28cm" svg:y2="10.262cm">
          <text:p/>
        </draw:line>
        <draw:line draw:style-name="gr1" draw:text-style-name="P1" draw:layer="layout" svg:x1="9.281cm" svg:y1="10.263cm" svg:x2="9.269cm" svg:y2="10.257cm">
          <text:p/>
        </draw:line>
        <draw:line draw:style-name="gr1" draw:text-style-name="P1" draw:layer="layout" svg:x1="9.155cm" svg:y1="10.257cm" svg:x2="9.143cm" svg:y2="10.257cm">
          <text:p/>
        </draw:line>
        <draw:line draw:style-name="gr1" draw:text-style-name="P1" draw:layer="layout" svg:x1="9.144cm" svg:y1="10.257cm" svg:x2="9.132cm" svg:y2="10.263cm">
          <text:p/>
        </draw:line>
        <draw:line draw:style-name="gr1" draw:text-style-name="P1" draw:layer="layout" svg:x1="9.133cm" svg:y1="10.262cm" svg:x2="9.126cm" svg:y2="10.269cm">
          <text:p/>
        </draw:line>
        <draw:line draw:style-name="gr1" draw:text-style-name="P1" draw:layer="layout" svg:x1="9.127cm" svg:y1="10.268cm" svg:x2="9.12cm" svg:y2="10.282cm">
          <text:p/>
        </draw:line>
        <draw:line draw:style-name="gr1" draw:text-style-name="P1" draw:layer="layout" svg:x1="9.121cm" svg:y1="10.28cm" svg:x2="9.115cm" svg:y2="10.303cm">
          <text:p/>
        </draw:line>
        <draw:line draw:style-name="gr1" draw:text-style-name="P1" draw:layer="layout" svg:x1="9.115cm" svg:y1="10.302cm" svg:x2="9.115cm" svg:y2="10.331cm">
          <text:p/>
        </draw:line>
        <draw:line draw:style-name="gr1" draw:text-style-name="P1" draw:layer="layout" svg:x1="9.115cm" svg:y1="10.331cm" svg:x2="9.121cm" svg:y2="10.355cm">
          <text:p/>
        </draw:line>
        <draw:line draw:style-name="gr1" draw:text-style-name="P1" draw:layer="layout" svg:x1="9.12cm" svg:y1="10.354cm" svg:x2="9.127cm" svg:y2="10.366cm">
          <text:p/>
        </draw:line>
        <draw:line draw:style-name="gr1" draw:text-style-name="P1" draw:layer="layout" svg:x1="9.126cm" svg:y1="10.365cm" svg:x2="9.133cm" svg:y2="10.372cm">
          <text:p/>
        </draw:line>
        <draw:line draw:style-name="gr1" draw:text-style-name="P1" draw:layer="layout" svg:x1="9.132cm" svg:y1="10.371cm" svg:x2="9.144cm" svg:y2="10.378cm">
          <text:p/>
        </draw:line>
        <draw:line draw:style-name="gr1" draw:text-style-name="P1" draw:layer="layout" svg:x1="9.143cm" svg:y1="10.377cm" svg:x2="9.155cm" svg:y2="10.377cm">
          <text:p/>
        </draw:line>
        <draw:line draw:style-name="gr1" draw:text-style-name="P1" draw:layer="layout" svg:x1="9.155cm" svg:y1="10.378cm" svg:x2="9.167cm" svg:y2="10.371cm">
          <text:p/>
        </draw:line>
        <draw:line draw:style-name="gr1" draw:text-style-name="P1" draw:layer="layout" svg:x1="9.166cm" svg:y1="10.372cm" svg:x2="9.173cm" svg:y2="10.365cm">
          <text:p/>
        </draw:line>
        <draw:line draw:style-name="gr1" draw:text-style-name="P1" draw:layer="layout" svg:x1="9.172cm" svg:y1="10.366cm" svg:x2="9.178cm" svg:y2="10.354cm">
          <text:p/>
        </draw:line>
        <draw:line draw:style-name="gr1" draw:text-style-name="P1" draw:layer="layout" svg:x1="9.177cm" svg:y1="10.355cm" svg:x2="9.185cm" svg:y2="10.331cm">
          <text:p/>
        </draw:line>
        <draw:line draw:style-name="gr1" draw:text-style-name="P1" draw:layer="layout" svg:x1="9.183cm" svg:y1="10.331cm" svg:x2="9.183cm" svg:y2="10.302cm">
          <text:p/>
        </draw:line>
        <draw:line draw:style-name="gr1" draw:text-style-name="P1" draw:layer="layout" svg:x1="9.185cm" svg:y1="10.303cm" svg:x2="9.177cm" svg:y2="10.28cm">
          <text:p/>
        </draw:line>
        <draw:line draw:style-name="gr1" draw:text-style-name="P1" draw:layer="layout" svg:x1="9.178cm" svg:y1="10.282cm" svg:x2="9.172cm" svg:y2="10.268cm">
          <text:p/>
        </draw:line>
        <draw:line draw:style-name="gr1" draw:text-style-name="P1" draw:layer="layout" svg:x1="9.173cm" svg:y1="10.269cm" svg:x2="9.166cm" svg:y2="10.262cm">
          <text:p/>
        </draw:line>
        <draw:line draw:style-name="gr1" draw:text-style-name="P1" draw:layer="layout" svg:x1="9.167cm" svg:y1="10.263cm" svg:x2="9.155cm" svg:y2="10.257cm">
          <text:p/>
        </draw:line>
        <draw:line draw:style-name="gr1" draw:text-style-name="P1" draw:layer="layout" svg:x1="9.012cm" svg:y1="10.297cm" svg:x2="9.012cm" svg:y2="10.377cm">
          <text:p/>
        </draw:line>
        <draw:line draw:style-name="gr1" draw:text-style-name="P1" draw:layer="layout" svg:x1="9.063cm" svg:y1="10.297cm" svg:x2="9.063cm" svg:y2="10.36cm">
          <text:p/>
        </draw:line>
        <draw:line draw:style-name="gr1" draw:text-style-name="P1" draw:layer="layout" svg:x1="9.065cm" svg:y1="10.36cm" svg:x2="9.057cm" svg:y2="10.372cm">
          <text:p/>
        </draw:line>
        <draw:line draw:style-name="gr1" draw:text-style-name="P1" draw:layer="layout" svg:x1="9.058cm" svg:y1="10.371cm" svg:x2="9.046cm" svg:y2="10.378cm">
          <text:p/>
        </draw:line>
        <draw:line draw:style-name="gr1" draw:text-style-name="P1" draw:layer="layout" svg:x1="9.046cm" svg:y1="10.377cm" svg:x2="9.029cm" svg:y2="10.377cm">
          <text:p/>
        </draw:line>
        <draw:line draw:style-name="gr1" draw:text-style-name="P1" draw:layer="layout" svg:x1="9.03cm" svg:y1="10.378cm" svg:x2="9.017cm" svg:y2="10.371cm">
          <text:p/>
        </draw:line>
        <draw:line draw:style-name="gr1" draw:text-style-name="P1" draw:layer="layout" svg:x1="9.018cm" svg:y1="10.372cm" svg:x2="9.012cm" svg:y2="10.365cm">
          <text:p/>
        </draw:line>
        <draw:line draw:style-name="gr1" draw:text-style-name="P1" draw:layer="layout" svg:x1="8.915cm" svg:y1="10.314cm" svg:x2="8.955cm" svg:y2="10.314cm">
          <text:p/>
        </draw:line>
        <draw:line draw:style-name="gr1" draw:text-style-name="P1" draw:layer="layout" svg:x1="8.955cm" svg:y1="10.377cm" svg:x2="8.955cm" svg:y2="10.257cm">
          <text:p/>
        </draw:line>
        <draw:line draw:style-name="gr1" draw:text-style-name="P1" draw:layer="layout" svg:x1="8.955cm" svg:y1="10.257cm" svg:x2="8.898cm" svg:y2="10.257cm">
          <text:p/>
        </draw:line>
        <draw:polygon draw:style-name="gr2" draw:text-style-name="P1" draw:layer="layout" svg:width="0.604cm" svg:height="0.29cm" svg:x="8.855cm" svg:y="10.162cm" svg:viewBox="0 0 605 291" draw:points="0,0 605,0 605,291 0,291">
          <text:p/>
        </draw:polygon>
        <draw:line draw:style-name="gr1" draw:text-style-name="P1" draw:layer="layout" svg:x1="9.415cm" svg:y1="13.428cm" svg:x2="9.415cm" svg:y2="13.543cm">
          <text:p/>
        </draw:line>
        <draw:polygon draw:style-name="gr2" draw:text-style-name="P1" draw:layer="layout" svg:width="0.351cm" svg:height="0.206cm" svg:x="9.204cm" svg:y="13.383cm" svg:viewBox="0 0 352 207" draw:points="0,0 352,0 352,207 0,207">
          <text:p/>
        </draw:polygon>
        <draw:line draw:style-name="gr1" draw:text-style-name="P1" draw:layer="layout" svg:x1="9.85cm" svg:y1="12.567cm" svg:x2="9.85cm" svg:y2="12.635cm">
          <text:p/>
        </draw:line>
        <draw:line draw:style-name="gr1" draw:text-style-name="P1" draw:layer="layout" svg:x1="9.85cm" svg:y1="12.601cm" svg:x2="9.97cm" svg:y2="12.601cm">
          <text:p/>
        </draw:line>
        <draw:line draw:style-name="gr1" draw:text-style-name="P1" draw:layer="layout" svg:x1="9.971cm" svg:y1="12.601cm" svg:x2="9.953cm" svg:y2="12.613cm">
          <text:p/>
        </draw:line>
        <draw:line draw:style-name="gr1" draw:text-style-name="P1" draw:layer="layout" svg:x1="9.954cm" svg:y1="12.612cm" svg:x2="9.942cm" svg:y2="12.625cm">
          <text:p/>
        </draw:line>
        <draw:line draw:style-name="gr1" draw:text-style-name="P1" draw:layer="layout" svg:x1="9.943cm" svg:y1="12.624cm" svg:x2="9.936cm" svg:y2="12.636cm">
          <text:p/>
        </draw:line>
        <draw:line draw:style-name="gr1" draw:text-style-name="P1" draw:layer="layout" svg:x1="9.97cm" svg:y1="12.492cm" svg:x2="9.97cm" svg:y2="12.481cm">
          <text:p/>
        </draw:line>
        <draw:line draw:style-name="gr1" draw:text-style-name="P1" draw:layer="layout" svg:x1="9.971cm" svg:y1="12.482cm" svg:x2="9.965cm" svg:y2="12.469cm">
          <text:p/>
        </draw:line>
        <draw:line draw:style-name="gr1" draw:text-style-name="P1" draw:layer="layout" svg:x1="9.966cm" svg:y1="12.47cm" svg:x2="9.959cm" svg:y2="12.464cm">
          <text:p/>
        </draw:line>
        <draw:line draw:style-name="gr1" draw:text-style-name="P1" draw:layer="layout" svg:x1="9.96cm" svg:y1="12.466cm" svg:x2="9.947cm" svg:y2="12.458cm">
          <text:p/>
        </draw:line>
        <draw:line draw:style-name="gr1" draw:text-style-name="P1" draw:layer="layout" svg:x1="9.948cm" svg:y1="12.459cm" svg:x2="9.925cm" svg:y2="12.452cm">
          <text:p/>
        </draw:line>
        <draw:line draw:style-name="gr1" draw:text-style-name="P1" draw:layer="layout" svg:x1="9.925cm" svg:y1="12.452cm" svg:x2="9.896cm" svg:y2="12.452cm">
          <text:p/>
        </draw:line>
        <draw:line draw:style-name="gr1" draw:text-style-name="P1" draw:layer="layout" svg:x1="9.897cm" svg:y1="12.452cm" svg:x2="9.873cm" svg:y2="12.459cm">
          <text:p/>
        </draw:line>
        <draw:line draw:style-name="gr1" draw:text-style-name="P1" draw:layer="layout" svg:x1="9.874cm" svg:y1="12.458cm" svg:x2="9.862cm" svg:y2="12.466cm">
          <text:p/>
        </draw:line>
        <draw:line draw:style-name="gr1" draw:text-style-name="P1" draw:layer="layout" svg:x1="9.863cm" svg:y1="12.464cm" svg:x2="9.856cm" svg:y2="12.47cm">
          <text:p/>
        </draw:line>
        <draw:line draw:style-name="gr1" draw:text-style-name="P1" draw:layer="layout" svg:x1="9.857cm" svg:y1="12.469cm" svg:x2="9.85cm" svg:y2="12.482cm">
          <text:p/>
        </draw:line>
        <draw:line draw:style-name="gr1" draw:text-style-name="P1" draw:layer="layout" svg:x1="9.85cm" svg:y1="12.481cm" svg:x2="9.85cm" svg:y2="12.492cm">
          <text:p/>
        </draw:line>
        <draw:line draw:style-name="gr1" draw:text-style-name="P1" draw:layer="layout" svg:x1="9.85cm" svg:y1="12.492cm" svg:x2="9.857cm" svg:y2="12.505cm">
          <text:p/>
        </draw:line>
        <draw:line draw:style-name="gr1" draw:text-style-name="P1" draw:layer="layout" svg:x1="9.856cm" svg:y1="12.504cm" svg:x2="9.863cm" svg:y2="12.51cm">
          <text:p/>
        </draw:line>
        <draw:line draw:style-name="gr1" draw:text-style-name="P1" draw:layer="layout" svg:x1="9.862cm" svg:y1="12.509cm" svg:x2="9.874cm" svg:y2="12.516cm">
          <text:p/>
        </draw:line>
        <draw:line draw:style-name="gr1" draw:text-style-name="P1" draw:layer="layout" svg:x1="9.873cm" svg:y1="12.515cm" svg:x2="9.897cm" svg:y2="12.522cm">
          <text:p/>
        </draw:line>
        <draw:line draw:style-name="gr1" draw:text-style-name="P1" draw:layer="layout" svg:x1="9.896cm" svg:y1="12.521cm" svg:x2="9.925cm" svg:y2="12.521cm">
          <text:p/>
        </draw:line>
        <draw:line draw:style-name="gr1" draw:text-style-name="P1" draw:layer="layout" svg:x1="9.925cm" svg:y1="12.522cm" svg:x2="9.948cm" svg:y2="12.515cm">
          <text:p/>
        </draw:line>
        <draw:line draw:style-name="gr1" draw:text-style-name="P1" draw:layer="layout" svg:x1="9.947cm" svg:y1="12.516cm" svg:x2="9.96cm" svg:y2="12.509cm">
          <text:p/>
        </draw:line>
        <draw:line draw:style-name="gr1" draw:text-style-name="P1" draw:layer="layout" svg:x1="9.959cm" svg:y1="12.51cm" svg:x2="9.966cm" svg:y2="12.504cm">
          <text:p/>
        </draw:line>
        <draw:line draw:style-name="gr1" draw:text-style-name="P1" draw:layer="layout" svg:x1="9.965cm" svg:y1="12.505cm" svg:x2="9.971cm" svg:y2="12.492cm">
          <text:p/>
        </draw:line>
        <draw:line draw:style-name="gr1" draw:text-style-name="P1" draw:layer="layout" svg:x1="9.93cm" svg:y1="12.349cm" svg:x2="9.85cm" svg:y2="12.349cm">
          <text:p/>
        </draw:line>
        <draw:line draw:style-name="gr1" draw:text-style-name="P1" draw:layer="layout" svg:x1="9.93cm" svg:y1="12.401cm" svg:x2="9.867cm" svg:y2="12.401cm">
          <text:p/>
        </draw:line>
        <draw:line draw:style-name="gr1" draw:text-style-name="P1" draw:layer="layout" svg:x1="9.868cm" svg:y1="12.402cm" svg:x2="9.856cm" svg:y2="12.395cm">
          <text:p/>
        </draw:line>
        <draw:line draw:style-name="gr1" draw:text-style-name="P1" draw:layer="layout" svg:x1="9.857cm" svg:y1="12.396cm" svg:x2="9.85cm" svg:y2="12.384cm">
          <text:p/>
        </draw:line>
        <draw:line draw:style-name="gr1" draw:text-style-name="P1" draw:layer="layout" svg:x1="9.85cm" svg:y1="12.384cm" svg:x2="9.85cm" svg:y2="12.367cm">
          <text:p/>
        </draw:line>
        <draw:line draw:style-name="gr1" draw:text-style-name="P1" draw:layer="layout" svg:x1="9.85cm" svg:y1="12.368cm" svg:x2="9.857cm" svg:y2="12.355cm">
          <text:p/>
        </draw:line>
        <draw:line draw:style-name="gr1" draw:text-style-name="P1" draw:layer="layout" svg:x1="9.856cm" svg:y1="12.356cm" svg:x2="9.863cm" svg:y2="12.349cm">
          <text:p/>
        </draw:line>
        <draw:line draw:style-name="gr1" draw:text-style-name="P1" draw:layer="layout" svg:x1="9.913cm" svg:y1="12.252cm" svg:x2="9.913cm" svg:y2="12.292cm">
          <text:p/>
        </draw:line>
        <draw:line draw:style-name="gr1" draw:text-style-name="P1" draw:layer="layout" svg:x1="9.85cm" svg:y1="12.292cm" svg:x2="9.97cm" svg:y2="12.292cm">
          <text:p/>
        </draw:line>
        <draw:line draw:style-name="gr1" draw:text-style-name="P1" draw:layer="layout" svg:x1="9.97cm" svg:y1="12.292cm" svg:x2="9.97cm" svg:y2="12.235cm">
          <text:p/>
        </draw:line>
        <draw:polygon draw:style-name="gr2" draw:text-style-name="P1" draw:layer="layout" svg:width="0.29cm" svg:height="0.468cm" svg:x="9.775cm" svg:y="12.204cm" svg:viewBox="0 0 291 469" draw:points="0,0 291,0 291,469 0,469">
          <text:p/>
        </draw:polygon>
        <draw:line draw:style-name="gr1" draw:text-style-name="P1" draw:layer="layout" svg:x1="10.695cm" svg:y1="13.448cm" svg:x2="10.695cm" svg:y2="13.563cm">
          <text:p/>
        </draw:line>
        <draw:line draw:style-name="gr1" draw:text-style-name="P1" draw:layer="layout" svg:x1="10.753cm" svg:y1="13.506cm" svg:x2="10.638cm" svg:y2="13.506cm">
          <text:p/>
        </draw:line>
        <draw:polygon draw:style-name="gr2" draw:text-style-name="P1" draw:layer="layout" svg:width="0.352cm" svg:height="0.205cm" svg:x="10.484cm" svg:y="13.403cm" svg:viewBox="0 0 353 206" draw:points="0,0 353,0 353,206 0,206">
          <text:p/>
        </draw:polygon>
        <draw:line draw:style-name="gr3" draw:text-style-name="P1" draw:layer="layout" svg:x1="11.513cm" svg:y1="9.865cm" svg:x2="11.494cm" svg:y2="9.865cm">
          <text:p/>
        </draw:line>
        <draw:line draw:style-name="gr3" draw:text-style-name="P1" draw:layer="layout" svg:x1="11.495cm" svg:y1="9.865cm" svg:x2="11.485cm" svg:y2="9.871cm">
          <text:p/>
        </draw:line>
        <draw:line draw:style-name="gr3" draw:text-style-name="P1" draw:layer="layout" svg:x1="11.486cm" svg:y1="9.87cm" svg:x2="11.475cm" svg:y2="9.88cm">
          <text:p/>
        </draw:line>
        <draw:line draw:style-name="gr3" draw:text-style-name="P1" draw:layer="layout" svg:x1="11.476cm" svg:y1="9.879cm" svg:x2="11.471cm" svg:y2="9.899cm">
          <text:p/>
        </draw:line>
        <draw:line draw:style-name="gr3" draw:text-style-name="P1" draw:layer="layout" svg:x1="11.471cm" svg:y1="9.898cm" svg:x2="11.471cm" svg:y2="9.932cm">
          <text:p/>
        </draw:line>
        <draw:line draw:style-name="gr3" draw:text-style-name="P1" draw:layer="layout" svg:x1="11.471cm" svg:y1="9.932cm" svg:x2="11.476cm" svg:y2="9.952cm">
          <text:p/>
        </draw:line>
        <draw:line draw:style-name="gr3" draw:text-style-name="P1" draw:layer="layout" svg:x1="11.475cm" svg:y1="9.951cm" svg:x2="11.486cm" svg:y2="9.961cm">
          <text:p/>
        </draw:line>
        <draw:line draw:style-name="gr3" draw:text-style-name="P1" draw:layer="layout" svg:x1="11.485cm" svg:y1="9.96cm" svg:x2="11.495cm" svg:y2="9.966cm">
          <text:p/>
        </draw:line>
        <draw:line draw:style-name="gr3" draw:text-style-name="P1" draw:layer="layout" svg:x1="11.494cm" svg:y1="9.965cm" svg:x2="11.513cm" svg:y2="9.965cm">
          <text:p/>
        </draw:line>
        <draw:line draw:style-name="gr3" draw:text-style-name="P1" draw:layer="layout" svg:x1="11.513cm" svg:y1="9.966cm" svg:x2="11.524cm" svg:y2="9.96cm">
          <text:p/>
        </draw:line>
        <draw:line draw:style-name="gr3" draw:text-style-name="P1" draw:layer="layout" svg:x1="11.523cm" svg:y1="9.961cm" svg:x2="11.534cm" svg:y2="9.951cm">
          <text:p/>
        </draw:line>
        <draw:line draw:style-name="gr3" draw:text-style-name="P1" draw:layer="layout" svg:x1="11.533cm" svg:y1="9.952cm" svg:x2="11.538cm" svg:y2="9.932cm">
          <text:p/>
        </draw:line>
        <draw:line draw:style-name="gr3" draw:text-style-name="P1" draw:layer="layout" svg:x1="11.537cm" svg:y1="9.932cm" svg:x2="11.537cm" svg:y2="9.898cm">
          <text:p/>
        </draw:line>
        <draw:line draw:style-name="gr3" draw:text-style-name="P1" draw:layer="layout" svg:x1="11.538cm" svg:y1="9.899cm" svg:x2="11.533cm" svg:y2="9.879cm">
          <text:p/>
        </draw:line>
        <draw:line draw:style-name="gr3" draw:text-style-name="P1" draw:layer="layout" svg:x1="11.534cm" svg:y1="9.88cm" svg:x2="11.523cm" svg:y2="9.87cm">
          <text:p/>
        </draw:line>
        <draw:line draw:style-name="gr3" draw:text-style-name="P1" draw:layer="layout" svg:x1="11.524cm" svg:y1="9.871cm" svg:x2="11.513cm" svg:y2="9.865cm">
          <text:p/>
        </draw:line>
        <draw:line draw:style-name="gr3" draw:text-style-name="P1" draw:layer="layout" svg:x1="11.428cm" svg:y1="9.865cm" svg:x2="11.428cm" svg:y2="9.946cm">
          <text:p/>
        </draw:line>
        <draw:line draw:style-name="gr3" draw:text-style-name="P1" draw:layer="layout" svg:x1="11.429cm" svg:y1="9.946cm" svg:x2="11.423cm" svg:y2="9.956cm">
          <text:p/>
        </draw:line>
        <draw:line draw:style-name="gr3" draw:text-style-name="P1" draw:layer="layout" svg:x1="11.425cm" svg:y1="9.955cm" svg:x2="11.418cm" svg:y2="9.962cm">
          <text:p/>
        </draw:line>
        <draw:line draw:style-name="gr3" draw:text-style-name="P1" draw:layer="layout" svg:x1="11.419cm" svg:y1="9.96cm" svg:x2="11.409cm" svg:y2="9.966cm">
          <text:p/>
        </draw:line>
        <draw:line draw:style-name="gr3" draw:text-style-name="P1" draw:layer="layout" svg:x1="11.409cm" svg:y1="9.965cm" svg:x2="11.39cm" svg:y2="9.965cm">
          <text:p/>
        </draw:line>
        <draw:line draw:style-name="gr3" draw:text-style-name="P1" draw:layer="layout" svg:x1="11.391cm" svg:y1="9.966cm" svg:x2="11.38cm" svg:y2="9.96cm">
          <text:p/>
        </draw:line>
        <draw:line draw:style-name="gr3" draw:text-style-name="P1" draw:layer="layout" svg:x1="11.381cm" svg:y1="9.962cm" svg:x2="11.375cm" svg:y2="9.955cm">
          <text:p/>
        </draw:line>
        <draw:line draw:style-name="gr3" draw:text-style-name="P1" draw:layer="layout" svg:x1="11.376cm" svg:y1="9.956cm" svg:x2="11.371cm" svg:y2="9.946cm">
          <text:p/>
        </draw:line>
        <draw:line draw:style-name="gr3" draw:text-style-name="P1" draw:layer="layout" svg:x1="11.371cm" svg:y1="9.946cm" svg:x2="11.371cm" svg:y2="9.865cm">
          <text:p/>
        </draw:line>
        <draw:line draw:style-name="gr3" draw:text-style-name="P1" draw:layer="layout" svg:x1="11.337cm" svg:y1="9.865cm" svg:x2="11.28cm" svg:y2="9.865cm">
          <text:p/>
        </draw:line>
        <draw:line draw:style-name="gr3" draw:text-style-name="P1" draw:layer="layout" svg:x1="11.309cm" svg:y1="9.965cm" svg:x2="11.309cm" svg:y2="9.865cm">
          <text:p/>
        </draw:line>
        <draw:line draw:style-name="gr3" draw:text-style-name="P1" draw:layer="layout" svg:x1="11.637cm" svg:y1="10.026cm" svg:x2="11.685cm" svg:y2="10.026cm">
          <text:p/>
        </draw:line>
        <draw:line draw:style-name="gr3" draw:text-style-name="P1" draw:layer="layout" svg:x1="11.685cm" svg:y1="10.026cm" svg:x2="11.691cm" svg:y2="10.075cm">
          <text:p/>
        </draw:line>
        <draw:line draw:style-name="gr3" draw:text-style-name="P1" draw:layer="layout" svg:x1="11.691cm" svg:y1="10.075cm" svg:x2="11.685cm" svg:y2="10.069cm">
          <text:p/>
        </draw:line>
        <draw:line draw:style-name="gr3" draw:text-style-name="P1" draw:layer="layout" svg:x1="11.686cm" svg:y1="10.07cm" svg:x2="11.675cm" svg:y2="10.064cm">
          <text:p/>
        </draw:line>
        <draw:line draw:style-name="gr3" draw:text-style-name="P1" draw:layer="layout" svg:x1="11.675cm" svg:y1="10.064cm" svg:x2="11.652cm" svg:y2="10.064cm">
          <text:p/>
        </draw:line>
        <draw:line draw:style-name="gr3" draw:text-style-name="P1" draw:layer="layout" svg:x1="11.653cm" svg:y1="10.064cm" svg:x2="11.642cm" svg:y2="10.07cm">
          <text:p/>
        </draw:line>
        <draw:line draw:style-name="gr3" draw:text-style-name="P1" draw:layer="layout" svg:x1="11.643cm" svg:y1="10.069cm" svg:x2="11.637cm" svg:y2="10.075cm">
          <text:p/>
        </draw:line>
        <draw:line draw:style-name="gr3" draw:text-style-name="P1" draw:layer="layout" svg:x1="11.638cm" svg:y1="10.074cm" svg:x2="11.633cm" svg:y2="10.084cm">
          <text:p/>
        </draw:line>
        <draw:line draw:style-name="gr3" draw:text-style-name="P1" draw:layer="layout" svg:x1="11.633cm" svg:y1="10.083cm" svg:x2="11.633cm" svg:y2="10.107cm">
          <text:p/>
        </draw:line>
        <draw:line draw:style-name="gr3" draw:text-style-name="P1" draw:layer="layout" svg:x1="11.633cm" svg:y1="10.107cm" svg:x2="11.638cm" svg:y2="10.117cm">
          <text:p/>
        </draw:line>
        <draw:line draw:style-name="gr3" draw:text-style-name="P1" draw:layer="layout" svg:x1="11.637cm" svg:y1="10.116cm" svg:x2="11.643cm" svg:y2="10.122cm">
          <text:p/>
        </draw:line>
        <draw:line draw:style-name="gr3" draw:text-style-name="P1" draw:layer="layout" svg:x1="11.642cm" svg:y1="10.121cm" svg:x2="11.653cm" svg:y2="10.127cm">
          <text:p/>
        </draw:line>
        <draw:line draw:style-name="gr3" draw:text-style-name="P1" draw:layer="layout" svg:x1="11.652cm" svg:y1="10.126cm" svg:x2="11.675cm" svg:y2="10.126cm">
          <text:p/>
        </draw:line>
        <draw:line draw:style-name="gr3" draw:text-style-name="P1" draw:layer="layout" svg:x1="11.675cm" svg:y1="10.127cm" svg:x2="11.686cm" svg:y2="10.121cm">
          <text:p/>
        </draw:line>
        <draw:line draw:style-name="gr3" draw:text-style-name="P1" draw:layer="layout" svg:x1="11.685cm" svg:y1="10.122cm" svg:x2="11.691cm" svg:y2="10.116cm">
          <text:p/>
        </draw:line>
        <draw:line draw:style-name="gr3" draw:text-style-name="P1" draw:layer="layout" svg:x1="11.605cm" svg:y1="10.026cm" svg:x2="11.571cm" svg:y2="10.127cm">
          <text:p/>
        </draw:line>
        <draw:line draw:style-name="gr3" draw:text-style-name="P1" draw:layer="layout" svg:x1="11.572cm" svg:y1="10.127cm" svg:x2="11.537cm" svg:y2="10.026cm">
          <text:p/>
        </draw:line>
        <draw:line draw:style-name="gr3" draw:text-style-name="P1" draw:layer="layout" svg:x1="11.433cm" svg:y1="10.021cm" svg:x2="11.519cm" svg:y2="10.151cm">
          <text:p/>
        </draw:line>
        <draw:line draw:style-name="gr3" draw:text-style-name="P1" draw:layer="layout" svg:x1="11.347cm" svg:y1="10.032cm" svg:x2="11.357cm" svg:y2="10.026cm">
          <text:p/>
        </draw:line>
        <draw:line draw:style-name="gr3" draw:text-style-name="P1" draw:layer="layout" svg:x1="11.356cm" svg:y1="10.026cm" svg:x2="11.371cm" svg:y2="10.026cm">
          <text:p/>
        </draw:line>
        <draw:line draw:style-name="gr3" draw:text-style-name="P1" draw:layer="layout" svg:x1="11.371cm" svg:y1="10.026cm" svg:x2="11.386cm" svg:y2="10.032cm">
          <text:p/>
        </draw:line>
        <draw:line draw:style-name="gr3" draw:text-style-name="P1" draw:layer="layout" svg:x1="11.385cm" svg:y1="10.031cm" svg:x2="11.395cm" svg:y2="10.041cm">
          <text:p/>
        </draw:line>
        <draw:line draw:style-name="gr3" draw:text-style-name="P1" draw:layer="layout" svg:x1="11.394cm" svg:y1="10.04cm" svg:x2="11.401cm" svg:y2="10.051cm">
          <text:p/>
        </draw:line>
        <draw:line draw:style-name="gr3" draw:text-style-name="P1" draw:layer="layout" svg:x1="11.399cm" svg:y1="10.05cm" svg:x2="11.405cm" svg:y2="10.07cm">
          <text:p/>
        </draw:line>
        <draw:line draw:style-name="gr3" draw:text-style-name="P1" draw:layer="layout" svg:x1="11.404cm" svg:y1="10.069cm" svg:x2="11.404cm" svg:y2="10.083cm">
          <text:p/>
        </draw:line>
        <draw:line draw:style-name="gr3" draw:text-style-name="P1" draw:layer="layout" svg:x1="11.405cm" svg:y1="10.083cm" svg:x2="11.399cm" svg:y2="10.103cm">
          <text:p/>
        </draw:line>
        <draw:line draw:style-name="gr3" draw:text-style-name="P1" draw:layer="layout" svg:x1="11.401cm" svg:y1="10.102cm" svg:x2="11.394cm" svg:y2="10.113cm">
          <text:p/>
        </draw:line>
        <draw:line draw:style-name="gr3" draw:text-style-name="P1" draw:layer="layout" svg:x1="11.395cm" svg:y1="10.112cm" svg:x2="11.385cm" svg:y2="10.122cm">
          <text:p/>
        </draw:line>
        <draw:line draw:style-name="gr3" draw:text-style-name="P1" draw:layer="layout" svg:x1="11.386cm" svg:y1="10.121cm" svg:x2="11.371cm" svg:y2="10.127cm">
          <text:p/>
        </draw:line>
        <draw:line draw:style-name="gr3" draw:text-style-name="P1" draw:layer="layout" svg:x1="11.371cm" svg:y1="10.126cm" svg:x2="11.361cm" svg:y2="10.126cm">
          <text:p/>
        </draw:line>
        <draw:line draw:style-name="gr3" draw:text-style-name="P1" draw:layer="layout" svg:x1="11.362cm" svg:y1="10.127cm" svg:x2="11.347cm" svg:y2="10.121cm">
          <text:p/>
        </draw:line>
        <draw:line draw:style-name="gr3" draw:text-style-name="P1" draw:layer="layout" svg:x1="11.349cm" svg:y1="10.122cm" svg:x2="11.342cm" svg:y2="10.116cm">
          <text:p/>
        </draw:line>
        <draw:line draw:style-name="gr3" draw:text-style-name="P1" draw:layer="layout" svg:x1="11.342cm" svg:y1="10.116cm" svg:x2="11.342cm" svg:y2="10.083cm">
          <text:p/>
        </draw:line>
        <draw:line draw:style-name="gr3" draw:text-style-name="P1" draw:layer="layout" svg:x1="11.342cm" svg:y1="10.083cm" svg:x2="11.361cm" svg:y2="10.083cm">
          <text:p/>
        </draw:line>
        <draw:line draw:style-name="gr3" draw:text-style-name="P1" draw:layer="layout" svg:x1="11.299cm" svg:y1="10.126cm" svg:x2="11.299cm" svg:y2="10.026cm">
          <text:p/>
        </draw:line>
        <draw:line draw:style-name="gr3" draw:text-style-name="P1" draw:layer="layout" svg:x1="11.3cm" svg:y1="10.026cm" svg:x2="11.242cm" svg:y2="10.127cm">
          <text:p/>
        </draw:line>
        <draw:line draw:style-name="gr3" draw:text-style-name="P1" draw:layer="layout" svg:x1="11.242cm" svg:y1="10.126cm" svg:x2="11.242cm" svg:y2="10.026cm">
          <text:p/>
        </draw:line>
        <draw:line draw:style-name="gr3" draw:text-style-name="P1" draw:layer="layout" svg:x1="11.194cm" svg:y1="10.126cm" svg:x2="11.194cm" svg:y2="10.026cm">
          <text:p/>
        </draw:line>
        <draw:line draw:style-name="gr3" draw:text-style-name="P1" draw:layer="layout" svg:x1="11.194cm" svg:y1="10.026cm" svg:x2="11.171cm" svg:y2="10.026cm">
          <text:p/>
        </draw:line>
        <draw:line draw:style-name="gr3" draw:text-style-name="P1" draw:layer="layout" svg:x1="11.172cm" svg:y1="10.026cm" svg:x2="11.156cm" svg:y2="10.032cm">
          <text:p/>
        </draw:line>
        <draw:line draw:style-name="gr3" draw:text-style-name="P1" draw:layer="layout" svg:x1="11.157cm" svg:y1="10.031cm" svg:x2="11.147cm" svg:y2="10.041cm">
          <text:p/>
        </draw:line>
        <draw:line draw:style-name="gr3" draw:text-style-name="P1" draw:layer="layout" svg:x1="11.149cm" svg:y1="10.04cm" svg:x2="11.142cm" svg:y2="10.051cm">
          <text:p/>
        </draw:line>
        <draw:line draw:style-name="gr3" draw:text-style-name="P1" draw:layer="layout" svg:x1="11.143cm" svg:y1="10.05cm" svg:x2="11.137cm" svg:y2="10.07cm">
          <text:p/>
        </draw:line>
        <draw:line draw:style-name="gr3" draw:text-style-name="P1" draw:layer="layout" svg:x1="11.137cm" svg:y1="10.069cm" svg:x2="11.137cm" svg:y2="10.083cm">
          <text:p/>
        </draw:line>
        <draw:line draw:style-name="gr3" draw:text-style-name="P1" draw:layer="layout" svg:x1="11.137cm" svg:y1="10.083cm" svg:x2="11.143cm" svg:y2="10.103cm">
          <text:p/>
        </draw:line>
        <draw:line draw:style-name="gr3" draw:text-style-name="P1" draw:layer="layout" svg:x1="11.142cm" svg:y1="10.102cm" svg:x2="11.149cm" svg:y2="10.113cm">
          <text:p/>
        </draw:line>
        <draw:line draw:style-name="gr3" draw:text-style-name="P1" draw:layer="layout" svg:x1="11.147cm" svg:y1="10.112cm" svg:x2="11.157cm" svg:y2="10.122cm">
          <text:p/>
        </draw:line>
        <draw:line draw:style-name="gr3" draw:text-style-name="P1" draw:layer="layout" svg:x1="11.156cm" svg:y1="10.121cm" svg:x2="11.172cm" svg:y2="10.127cm">
          <text:p/>
        </draw:line>
        <draw:line draw:style-name="gr3" draw:text-style-name="P1" draw:layer="layout" svg:x1="11.171cm" svg:y1="10.126cm" svg:x2="11.194cm" svg:y2="10.126cm">
          <text:p/>
        </draw:line>
        <draw:polygon draw:style-name="gr2" draw:text-style-name="P1" draw:layer="layout" svg:width="0.735cm" svg:height="0.413cm" svg:x="11.046cm" svg:y="9.787cm" svg:viewBox="0 0 736 414" draw:points="0,0 736,0 736,414 0,414">
          <text:p/>
        </draw:polygon>
        <draw:line draw:style-name="gr4" draw:text-style-name="P1" draw:layer="layout" svg:x1="11.518cm" svg:y1="10.429cm" svg:x2="11.467cm" svg:y2="10.429cm">
          <text:p/>
        </draw:line>
        <draw:line draw:style-name="gr4" draw:text-style-name="P1" draw:layer="layout" svg:x1="11.518cm" svg:y1="10.683cm" svg:x2="11.467cm" svg:y2="10.683cm">
          <text:p/>
        </draw:line>
        <draw:line draw:style-name="gr5" draw:text-style-name="P1" draw:layer="layout" svg:x1="9.605cm" svg:y1="12.52cm" svg:x2="9.605cm" svg:y2="12.41cm">
          <text:p/>
        </draw:line>
        <draw:path draw:style-name="gr6" draw:text-style-name="P2" draw:layer="layout" svg:width="0.2cm" svg:height="0.2cm" svg:x="9.304cm" svg:y="12.365cm" svg:viewBox="0 0 201 201" svg:d="M0 101c0-56 45-101 101-101s100 45 100 101-44 100-100 100-101-44-101-100z">
          <text:p/>
        </draw:path>
        <draw:line draw:style-name="gr7" draw:text-style-name="P1" draw:layer="layout" svg:x1="9.459cm" svg:y1="10.867cm" svg:x2="9.369cm" svg:y2="10.867cm">
          <text:p/>
        </draw:line>
        <draw:line draw:style-name="gr7" draw:text-style-name="P1" draw:layer="layout" svg:x1="9.459cm" svg:y1="11.067cm" svg:x2="9.369cm" svg:y2="11.067cm">
          <text:p/>
        </draw:line>
        <draw:line draw:style-name="gr8" draw:text-style-name="P1" draw:layer="layout" svg:x1="8.627cm" svg:y1="10.838cm" svg:x2="8.627cm" svg:y2="10.893cm">
          <text:p/>
        </draw:line>
        <draw:path draw:style-name="gr6" draw:text-style-name="P2" draw:layer="layout" svg:width="0.24cm" svg:height="0.24cm" svg:x="8.761cm" svg:y="10.746cm" svg:viewBox="0 0 241 241" svg:d="M0 119c0-66 54-119 121-119 66 0 120 53 120 119 0 68-54 122-120 122-67 0-121-54-121-122z">
          <text:p/>
        </draw:path>
        <draw:path draw:style-name="gr6" draw:text-style-name="P2" draw:layer="layout" svg:width="0.3cm" svg:height="0.3cm" svg:x="8.48cm" svg:y="11.2cm" svg:viewBox="0 0 301 301" svg:d="M0 152c0-83 68-152 151-152s150 69 150 152c0 82-67 149-150 149s-151-67-151-149z">
          <text:p/>
        </draw:path>
        <draw:path draw:style-name="gr6" draw:text-style-name="P2" draw:layer="layout" svg:width="0.3cm" svg:height="0.3cm" svg:x="8.48cm" svg:y="11.962cm" svg:viewBox="0 0 301 301" svg:d="M0 152c0-84 68-152 151-152s150 68 150 152c0 82-67 149-150 149s-151-67-151-149z">
          <text:p/>
        </draw:path>
        <draw:line draw:style-name="gr4" draw:text-style-name="P1" draw:layer="layout" svg:x1="10.211cm" svg:y1="10.278cm" svg:x2="10.211cm" svg:y2="10.297cm">
          <text:p/>
        </draw:line>
        <draw:line draw:style-name="gr4" draw:text-style-name="P1" draw:layer="layout" svg:x1="10.465cm" svg:y1="10.278cm" svg:x2="10.465cm" svg:y2="10.297cm">
          <text:p/>
        </draw:line>
        <draw:line draw:style-name="gr4" draw:text-style-name="P1" draw:layer="layout" svg:x1="10.719cm" svg:y1="10.278cm" svg:x2="10.719cm" svg:y2="10.297cm">
          <text:p/>
        </draw:line>
        <draw:line draw:style-name="gr9" draw:text-style-name="P1" draw:layer="layout" svg:x1="10.483cm" svg:y1="12.514cm" svg:x2="10.483cm" svg:y2="12.675cm">
          <text:p/>
        </draw:line>
        <draw:line draw:style-name="gr9" draw:text-style-name="P1" draw:layer="layout" svg:x1="11.304cm" svg:y1="12.514cm" svg:x2="11.304cm" svg:y2="12.675cm">
          <text:p/>
        </draw:line>
        <draw:line draw:style-name="gr10" draw:text-style-name="P1" draw:layer="layout" svg:x1="10.694cm" svg:y1="12.544cm" svg:x2="10.694cm" svg:y2="12.645cm">
          <text:p/>
        </draw:line>
        <draw:line draw:style-name="gr11" draw:text-style-name="P1" draw:layer="layout" svg:x1="10.893cm" svg:y1="12.554cm" svg:x2="10.893cm" svg:y2="12.635cm">
          <text:p/>
        </draw:line>
        <draw:line draw:style-name="gr10" draw:text-style-name="P1" draw:layer="layout" svg:x1="11.093cm" svg:y1="12.544cm" svg:x2="11.093cm" svg:y2="12.645cm">
          <text:p/>
        </draw:line>
        <draw:path draw:style-name="gr6" draw:text-style-name="P2" draw:layer="layout" svg:width="0.3cm" svg:height="0.3cm" svg:x="10.542cm" svg:y="13.002cm" svg:viewBox="0 0 301 301" svg:d="M0 152c0-83 68-152 151-152s150 69 150 152c0 82-67 149-150 149s-151-67-151-149z">
          <text:p/>
        </draw:path>
        <draw:path draw:style-name="gr6" draw:text-style-name="P2" draw:layer="layout" svg:width="0.3cm" svg:height="0.3cm" svg:x="9.255cm" svg:y="13.002cm" svg:viewBox="0 0 301 301" svg:d="M0 152c0-83 67-152 149-152 83 0 152 69 152 152 0 82-69 149-152 149-82 0-149-67-149-149z">
          <text:p/>
        </draw:path>
        <draw:line draw:style-name="gr12" draw:text-style-name="P1" draw:layer="layout" svg:x1="10.465cm" svg:y1="10.288cm" svg:x2="10.465cm" svg:y2="10.466cm">
          <text:p/>
        </draw:line>
        <draw:line draw:style-name="gr12" draw:text-style-name="P1" draw:layer="layout" svg:x1="10.463cm" svg:y1="10.471cm" svg:x2="10.466cm" svg:y2="10.466cm">
          <text:p/>
        </draw:line>
        <draw:line draw:style-name="gr12" draw:text-style-name="P1" draw:layer="layout" svg:x1="11.493cm" svg:y1="11.251cm" svg:x2="11.493cm" svg:y2="10.683cm">
          <text:p/>
        </draw:line>
        <draw:line draw:style-name="gr12" draw:text-style-name="P1" draw:layer="layout" svg:x1="10.465cm" svg:y1="10.466cm" svg:x2="10.465cm" svg:y2="10.509cm">
          <text:p/>
        </draw:line>
        <draw:line draw:style-name="gr13" draw:text-style-name="P1" draw:layer="layout" svg:x1="9.416cm" svg:y1="12.456cm" svg:x2="9.404cm" svg:y2="12.466cm">
          <text:p/>
        </draw:line>
        <draw:line draw:style-name="gr12" draw:text-style-name="P1" draw:layer="layout" svg:x1="9.405cm" svg:y1="13.173cm" svg:x2="9.405cm" svg:y2="12.466cm">
          <text:p/>
        </draw:line>
        <draw:line draw:style-name="gr12" draw:text-style-name="P1" draw:layer="layout" svg:x1="10.57cm" svg:y1="11.392cm" svg:x2="11.352cm" svg:y2="11.392cm">
          <text:p/>
        </draw:line>
        <draw:line draw:style-name="gr13" draw:text-style-name="P1" draw:layer="layout" svg:x1="8.631cm" svg:y1="12.113cm" svg:x2="8.631cm" svg:y2="12.394cm">
          <text:p/>
        </draw:line>
        <draw:line draw:style-name="gr12" draw:text-style-name="P1" draw:layer="layout" svg:x1="10.132cm" svg:y1="9.979cm" svg:x2="9.949cm" svg:y2="10.163cm">
          <text:p/>
        </draw:line>
        <draw:line draw:style-name="gr12" draw:text-style-name="P1" draw:layer="layout" svg:x1="9.949cm" svg:y1="10.958cm" svg:x2="9.949cm" svg:y2="10.162cm">
          <text:p/>
        </draw:line>
        <draw:line draw:style-name="gr13" draw:text-style-name="P1" draw:layer="layout" svg:x1="8.702cm" svg:y1="12.465cm" svg:x2="9.404cm" svg:y2="12.465cm">
          <text:p/>
        </draw:line>
        <draw:line draw:style-name="gr12" draw:text-style-name="P1" draw:layer="layout" svg:x1="9.84cm" svg:y1="11.068cm" svg:x2="9.95cm" svg:y2="10.958cm">
          <text:p/>
        </draw:line>
        <draw:line draw:style-name="gr12" draw:text-style-name="P1" draw:layer="layout" svg:x1="9.415cm" svg:y1="11.067cm" svg:x2="9.415cm" svg:y2="12.456cm">
          <text:p/>
        </draw:line>
        <draw:line draw:style-name="gr12" draw:text-style-name="P1" draw:layer="layout" svg:x1="10.329cm" svg:y1="9.979cm" svg:x2="10.131cm" svg:y2="9.979cm">
          <text:p/>
        </draw:line>
        <draw:line draw:style-name="gr12" draw:text-style-name="P1" draw:layer="layout" svg:x1="9.818cm" svg:y1="11.067cm" svg:x2="9.415cm" svg:y2="11.067cm">
          <text:p/>
        </draw:line>
        <draw:line draw:style-name="gr12" draw:text-style-name="P1" draw:layer="layout" svg:x1="10.465cm" svg:y1="10.288cm" svg:x2="10.465cm" svg:y2="10.115cm">
          <text:p/>
        </draw:line>
        <draw:line draw:style-name="gr12" draw:text-style-name="P1" draw:layer="layout" svg:x1="9.819cm" svg:y1="11.067cm" svg:x2="9.818cm" svg:y2="11.067cm">
          <text:p/>
        </draw:line>
        <draw:line draw:style-name="gr13" draw:text-style-name="P1" draw:layer="layout" svg:x1="9.404cm" svg:y1="11.078cm" svg:x2="9.416cm" svg:y2="11.067cm">
          <text:p/>
        </draw:line>
        <draw:line draw:style-name="gr13" draw:text-style-name="P1" draw:layer="layout" svg:x1="8.631cm" svg:y1="12.394cm" svg:x2="8.703cm" svg:y2="12.466cm">
          <text:p/>
        </draw:line>
        <draw:line draw:style-name="gr12" draw:text-style-name="P1" draw:layer="layout" svg:x1="10.463cm" svg:y1="11.284cm" svg:x2="10.463cm" svg:y2="10.469cm">
          <text:p/>
        </draw:line>
        <draw:line draw:style-name="gr12" draw:text-style-name="P1" draw:layer="layout" svg:x1="11.352cm" svg:y1="11.393cm" svg:x2="11.494cm" svg:y2="11.251cm">
          <text:p/>
        </draw:line>
        <draw:line draw:style-name="gr12" draw:text-style-name="P1" draw:layer="layout" svg:x1="9.84cm" svg:y1="11.067cm" svg:x2="9.819cm" svg:y2="11.067cm">
          <text:p/>
        </draw:line>
        <draw:line draw:style-name="gr12" draw:text-style-name="P1" draw:layer="layout" svg:x1="9.405cm" svg:y1="12.466cm" svg:x2="9.404cm" svg:y2="12.465cm">
          <text:p/>
        </draw:line>
        <draw:line draw:style-name="gr12" draw:text-style-name="P1" draw:layer="layout" svg:x1="10.463cm" svg:y1="11.284cm" svg:x2="10.571cm" svg:y2="11.393cm">
          <text:p/>
        </draw:line>
        <draw:line draw:style-name="gr12" draw:text-style-name="P1" draw:layer="layout" svg:x1="10.466cm" svg:y1="10.116cm" svg:x2="10.329cm" svg:y2="9.979cm">
          <text:p/>
        </draw:line>
        <draw:line draw:style-name="gr13" draw:text-style-name="P1" draw:layer="layout" svg:x1="10.693cm" svg:y1="12.591cm" svg:x2="10.699cm" svg:y2="12.585cm">
          <text:p/>
        </draw:line>
        <draw:line draw:style-name="gr12" draw:text-style-name="P1" draw:layer="layout" svg:x1="10.693cm" svg:y1="13.173cm" svg:x2="10.693cm" svg:y2="12.59cm">
          <text:p/>
        </draw:line>
        <draw:line draw:style-name="gr12" draw:text-style-name="P1" draw:layer="layout" svg:x1="10.79cm" svg:y1="11.55cm" svg:x2="10.828cm" svg:y2="11.587cm">
          <text:p/>
        </draw:line>
        <draw:line draw:style-name="gr12" draw:text-style-name="P1" draw:layer="layout" svg:x1="10.899cm" svg:y1="11.657cm" svg:x2="10.899cm" svg:y2="12.59cm">
          <text:p/>
        </draw:line>
        <draw:line draw:style-name="gr12" draw:text-style-name="P1" draw:layer="layout" svg:x1="10.099cm" svg:y1="11.551cm" svg:x2="10.209cm" svg:y2="11.441cm">
          <text:p/>
        </draw:line>
        <draw:line draw:style-name="gr12" draw:text-style-name="P1" draw:layer="layout" svg:x1="10.209cm" svg:y1="11.538cm" svg:x2="10.209cm" svg:y2="10.289cm">
          <text:p/>
        </draw:line>
        <draw:line draw:style-name="gr12" draw:text-style-name="P1" draw:layer="layout" svg:x1="9.712cm" svg:y1="11.55cm" svg:x2="10.15cm" svg:y2="11.55cm">
          <text:p/>
        </draw:line>
        <draw:line draw:style-name="gr12" draw:text-style-name="P1" draw:layer="layout" svg:x1="10.209cm" svg:y1="10.29cm" svg:x2="10.212cm" svg:y2="10.288cm">
          <text:p/>
        </draw:line>
        <draw:line draw:style-name="gr12" draw:text-style-name="P1" draw:layer="layout" svg:x1="9.605cm" svg:y1="11.658cm" svg:x2="9.713cm" svg:y2="11.55cm">
          <text:p/>
        </draw:line>
        <draw:line draw:style-name="gr12" draw:text-style-name="P1" draw:layer="layout" svg:x1="10.9cm" svg:y1="12.59cm" svg:x2="10.893cm" svg:y2="12.595cm">
          <text:p/>
        </draw:line>
        <draw:line draw:style-name="gr12" draw:text-style-name="P1" draw:layer="layout" svg:x1="10.318cm" svg:y1="11.551cm" svg:x2="10.21cm" svg:y2="11.441cm">
          <text:p/>
        </draw:line>
        <draw:line draw:style-name="gr12" draw:text-style-name="P1" draw:layer="layout" svg:x1="10.197cm" svg:y1="11.55cm" svg:x2="10.79cm" svg:y2="11.55cm">
          <text:p/>
        </draw:line>
        <draw:line draw:style-name="gr12" draw:text-style-name="P1" draw:layer="layout" svg:x1="10.15cm" svg:y1="11.55cm" svg:x2="10.197cm" svg:y2="11.55cm">
          <text:p/>
        </draw:line>
        <draw:line draw:style-name="gr12" draw:text-style-name="P1" draw:layer="layout" svg:x1="10.197cm" svg:y1="11.551cm" svg:x2="10.21cm" svg:y2="11.538cm">
          <text:p/>
        </draw:line>
        <draw:line draw:style-name="gr12" draw:text-style-name="P1" draw:layer="layout" svg:x1="10.827cm" svg:y1="11.586cm" svg:x2="10.9cm" svg:y2="11.658cm">
          <text:p/>
        </draw:line>
        <draw:line draw:style-name="gr12" draw:text-style-name="P1" draw:layer="layout" svg:x1="9.605cm" svg:y1="12.465cm" svg:x2="9.605cm" svg:y2="11.657cm">
          <text:p/>
        </draw:line>
        <draw:line draw:style-name="gr12" draw:text-style-name="P1" draw:layer="layout" svg:x1="10.719cm" svg:y1="10.288cm" svg:x2="10.719cm" svg:y2="10.107cm">
          <text:p/>
        </draw:line>
        <draw:line draw:style-name="gr12" draw:text-style-name="P1" draw:layer="layout" svg:x1="9.791cm" svg:y1="10.758cm" svg:x2="9.682cm" svg:y2="10.868cm">
          <text:p/>
        </draw:line>
        <draw:line draw:style-name="gr12" draw:text-style-name="P1" draw:layer="layout" svg:x1="10.428cm" svg:y1="9.818cm" svg:x2="10.075cm" svg:y2="9.818cm">
          <text:p/>
        </draw:line>
        <draw:line draw:style-name="gr13" draw:text-style-name="P1" draw:layer="layout" svg:x1="8.881cm" svg:y1="10.866cm" svg:x2="9.413cm" svg:y2="10.866cm">
          <text:p/>
        </draw:line>
        <draw:line draw:style-name="gr13" draw:text-style-name="P1" draw:layer="layout" svg:x1="9.413cm" svg:y1="10.866cm" svg:x2="9.417cm" svg:y2="10.868cm">
          <text:p/>
        </draw:line>
        <draw:line draw:style-name="gr12" draw:text-style-name="P1" draw:layer="layout" svg:x1="10.719cm" svg:y1="10.288cm" svg:x2="11.01cm" svg:y2="10.288cm">
          <text:p/>
        </draw:line>
        <draw:line draw:style-name="gr12" draw:text-style-name="P1" draw:layer="layout" svg:x1="10.72cm" svg:y1="10.108cm" svg:x2="10.428cm" svg:y2="9.818cm">
          <text:p/>
        </draw:line>
        <draw:line draw:style-name="gr12" draw:text-style-name="P1" draw:layer="layout" svg:x1="9.682cm" svg:y1="10.867cm" svg:x2="9.415cm" svg:y2="10.867cm">
          <text:p/>
        </draw:line>
        <draw:line draw:style-name="gr12" draw:text-style-name="P1" draw:layer="layout" svg:x1="9.79cm" svg:y1="10.758cm" svg:x2="9.79cm" svg:y2="10.102cm">
          <text:p/>
        </draw:line>
        <draw:polyline draw:style-name="gr12" draw:text-style-name="P1" draw:layer="layout" svg:width="0cm" svg:height="0cm" svg:x="9.79cm" svg:y="10.102cm" svg:viewBox="0 0 0 0" draw:points="0,0">
          <text:p/>
        </draw:polyline>
        <draw:line draw:style-name="gr12" draw:text-style-name="P1" draw:layer="layout" svg:x1="11.01cm" svg:y1="10.288cm" svg:x2="11.151cm" svg:y2="10.43cm">
          <text:p/>
        </draw:line>
        <draw:line draw:style-name="gr12" draw:text-style-name="P1" draw:layer="layout" svg:x1="9.79cm" svg:y1="10.103cm" svg:x2="10.076cm" svg:y2="9.818cm">
          <text:p/>
        </draw:line>
        <draw:line draw:style-name="gr12" draw:text-style-name="P1" draw:layer="layout" svg:x1="11.15cm" svg:y1="10.429cm" svg:x2="11.493cm" svg:y2="10.429cm">
          <text:p/>
        </draw:line>
        <draw:line draw:style-name="gr13" draw:text-style-name="P1" draw:layer="layout" svg:x1="9.42cm" svg:y1="10.872cm" svg:x2="9.415cm" svg:y2="10.867cm">
          <text:p/>
        </draw:line>
        <draw:line draw:style-name="gr13" draw:text-style-name="P1" draw:layer="layout" svg:x1="8.631cm" svg:y1="11.351cm" svg:x2="8.631cm" svg:y2="10.869cm">
          <text:p/>
        </draw:line>
        <draw:line draw:style-name="gr13" draw:text-style-name="P1" draw:layer="layout" svg:x1="8.632cm" svg:y1="10.87cm" svg:x2="8.627cm" svg:y2="10.866cm">
          <text:p/>
        </draw:line>
        <draw:polygon draw:style-name="gr14" draw:text-style-name="P2" draw:layer="layout" svg:width="0.229cm" svg:height="0.107cm" svg:x="10.135cm" svg:y="10.07cm" svg:viewBox="0 0 230 108" draw:points="157,2 162,5 224,66 225,68 227,70 228,72 229,74 229,76 230,78 230,81 230,83 229,85 229,87 228,89 227,91 224,95 218,102 210,107 201,108 192,105 188,102 177,89 170,85 157,75 151,72 135,64 112,56 91,53 88,52 63,52 60,53 39,56 26,61 17,61 9,58 3,52 0,43 1,35 6,28 28,5 35,1 42,0 148,0">
          <text:p/>
        </draw:polygon>
        <draw:polygon draw:style-name="gr14" draw:text-style-name="P2" draw:layer="layout" svg:width="0.467cm" svg:height="0.443cm" svg:x="10.52cm" svg:y="9.754cm" svg:viewBox="0 0 468 444" draw:points="457,2 464,7 468,15 468,24 467,25 467,425 465,433 460,440 452,444 448,444 342,444 333,442 327,437 326,436 317,423 300,406 297,404 291,398 289,389 289,388 289,346 287,340 286,335 285,328 283,323 283,322 278,312 268,297 263,291 256,285 6,34 1,26 0,17 3,9 9,3 18,0 20,0 448,0">
          <text:p/>
        </draw:polygon>
        <draw:polygon draw:style-name="gr14" draw:text-style-name="P2" draw:layer="layout" svg:width="0.258cm" svg:height="0.078cm" svg:x="11.137cm" svg:y="10.26cm" svg:viewBox="0 0 259 79" draw:points="242,0 244,0 246,1 248,2 250,3 252,4 253,6 255,7 256,9 257,12 258,13 258,15 258,18 259,20 258,22 258,24 257,26 257,29 255,30 255,32 251,36 250,36 244,40 230,50 213,67 211,70 205,77 196,79 195,79 59,79 50,77 45,74 6,34 1,26 0,17 3,9 9,3 18,0 20,0 239,0">
          <text:p/>
        </draw:polygon>
        <draw:polygon draw:style-name="gr14" draw:text-style-name="P2" draw:layer="layout" svg:width="0.133cm" svg:height="0.131cm" svg:x="9.725cm" svg:y="10.846cm" svg:viewBox="0 0 134 132" draw:points="125,3 131,9 134,19 134,21 134,68 132,77 129,82 83,126 76,131 69,132 20,132 11,130 4,125 0,117 0,108 4,100 9,96 11,94 14,92 99,6 107,1 117,0">
          <text:p/>
        </draw:polygon>
        <draw:polygon draw:style-name="gr14" draw:text-style-name="P2" draw:layer="layout" svg:width="0.849cm" svg:height="0.924cm" svg:x="10.553cm" svg:y="10.378cm" svg:viewBox="0 0 850 925" draw:points="420,2 425,5 541,120 543,122 556,130 564,134 572,137 590,142 779,142 783,142 786,143 787,143 788,144 794,148 795,149 797,153 809,165 810,165 812,168 814,172 814,173 814,177 815,181 813,185 812,189 812,190 811,190 809,193 797,204 783,224 772,246 764,269 760,293 760,318 764,342 772,365 775,371 783,387 795,403 797,407 814,424 834,438 840,441 846,447 850,455 850,459 850,829 848,838 845,843 768,920 761,924 754,925 63,925 54,923 49,920 5,876 1,869 0,862 0,152 0,149 1,144 2,140 2,80 2,56 2,52 3,49 3,48 4,47 8,41 9,40 13,38 25,26 25,25 28,23 32,21 33,21 37,21 41,20 45,22 49,23 50,23 50,24 53,26 64,38 84,52 106,63 129,71 153,75 178,75 202,71 225,63 247,52 267,38 284,21 293,8 300,2 308,0 309,0 411,0">
          <text:p/>
        </draw:polygon>
        <draw:polygon draw:style-name="gr14" draw:text-style-name="P2" draw:layer="layout" svg:width="0.183cm" svg:height="1.061cm" svg:x="10.299cm" svg:y="10.398cm" svg:viewBox="0 0 184 1062" draw:points="41,0 42,0 45,2 49,3 50,3 50,4 53,6 64,18 67,20 68,20 70,23 73,26 73,27 74,31 75,35 75,36 75,50 75,53 73,61 73,62 73,896 77,914 80,922 84,930 87,934 95,945 148,998 178,1028 183,1036 184,1045 181,1053 175,1059 166,1062 164,1062 64,1062 55,1060 50,1057 5,1012 1,1005 0,998 0,37 0,34 1,30 1,29 2,29 6,23 7,22 13,18 25,6 25,5 29,3 32,1 33,1 37,1">
          <text:p/>
        </draw:polygon>
        <draw:polygon draw:style-name="gr14" draw:text-style-name="P2" draw:layer="layout" svg:width="0.613cm" svg:height="1.237cm" svg:x="9.505cm" svg:y="10.365cm" svg:viewBox="0 0 614 1238" draw:points="567,4 572,10 574,14 588,35 605,52 606,52 612,59 614,68 614,1031 612,1040 609,1045 564,1090 557,1094 550,1095 200,1095 182,1099 171,1104 167,1105 166,1106 162,1108 151,1116 34,1232 26,1237 17,1238 9,1235 3,1229 0,1220 0,1218 0,838 2,830 7,823 10,821 23,814 39,802 43,799 50,794 57,793 323,793 324,793 325,793 328,793 345,793 363,789 371,786 379,782 388,776 394,772 514,652 518,646 524,637 527,630 531,621 534,607 535,603 535,20 537,11 542,4 550,0 559,0">
          <text:p/>
        </draw:polygon>
        <draw:polygon draw:style-name="gr14" draw:text-style-name="P2" draw:layer="layout" svg:width="0.618cm" svg:height="1.449cm" svg:x="8.706cm" svg:y="10.941cm" svg:viewBox="0 0 619 1450" draw:points="551,1 555,1 555,2 559,4 562,7 563,7 565,11 567,13 568,14 569,17 571,20 571,21 572,22 572,25 572,28 572,29 572,30 570,34 569,37 569,38 568,38 567,40 565,42 553,58 544,76 538,96 534,116 534,136 538,157 544,176 553,194 557,199 565,211 580,225 596,237 609,244 615,249 619,257 619,261 619,1388 617,1397 612,1404 611,1404 602,1411 585,1428 581,1433 575,1442 568,1448 559,1450 558,1450 35,1450 32,1450 28,1449 27,1449 26,1448 21,1445 5,1429 1,1422 0,1415 0,1371 2,1363 7,1356 12,1353 13,1352 36,1339 57,1323 75,1305 91,1284 104,1261 114,1237 121,1212 125,1186 125,1159 121,1133 114,1108 104,1084 91,1061 75,1040 71,1032 72,1023 75,1015 83,1010 91,1008 522,1008 538,1004 551,996 563,985 570,971 575,956 575,651 570,636 563,622 551,610 538,602 522,598 66,598 58,596 51,590 47,582 47,574 51,566 54,562 57,560 75,542 91,521 104,498 114,474 121,449 125,423 125,396 121,370 114,345 104,321 91,298 75,277 57,259 41,247 36,243 13,230 12,229 5,224 0,216 0,211 0,81 0,78 1,74 1,73 2,73 6,67 7,66 14,61 29,46 32,44 36,42 37,41 41,41 45,41 49,42 53,44 54,44 56,46 63,53 80,66 100,77 120,86 142,92 161,94 164,95 186,95 208,92 230,86 250,77 270,66 287,53 303,37 317,19 322,9 328,3 337,0 340,0 547,0">
          <text:p/>
        </draw:polygon>
        <draw:polygon draw:style-name="gr14" draw:text-style-name="P2" draw:layer="layout" svg:width="1.033cm" svg:height="3.412cm" svg:x="10.783cm" svg:y="10.259cm" svg:viewBox="0 0 1034 3413" draw:points="1026,3 1032,10 1034,18 1034,19 1034,3394 1032,3402 1026,3409 1018,3413 1014,3413 120,3413 111,3411 104,3406 101,3398 101,3389 103,3384 104,3381 108,3374 113,3358 113,3137 108,3122 101,3108 89,3097 76,3089 60,3085 49,3085 40,3083 33,3077 29,3069 29,3060 33,3052 37,3049 42,3045 60,3027 76,3006 89,2983 99,2959 106,2934 110,2908 110,2881 106,2855 99,2830 89,2806 76,2783 60,2762 42,2744 30,2735 21,2728 10,2722 4,2716 0,2707 0,2704 0,2502 2,2494 8,2487 16,2483 24,2483 32,2486 40,2492 59,2502 79,2508 100,2512 121,2512 142,2508 162,2502 181,2492 198,2480 198,2479 199,2479 206,2475 215,2474 223,2477 227,2479 229,2482 242,2491 244,2493 245,2493 262,2502 281,2508 301,2512 320,2512 340,2508 360,2502 377,2493 386,2491 395,2493 402,2498 402,2499 411,2511 427,2527 445,2541 466,2551 488,2558 510,2562 533,2562 555,2558 577,2551 598,2541 616,2527 632,2511 646,2493 656,2472 663,2450 667,2428 667,2245 663,2223 656,2201 646,2180 632,2162 616,2146 598,2132 577,2122 555,2115 533,2111 510,2111 488,2115 466,2122 445,2132 427,2146 411,2162 402,2174 396,2179 387,2182 378,2180 377,2180 360,2171 340,2165 320,2161 301,2161 281,2165 262,2171 260,2172 245,2180 237,2185 229,2189 220,2188 212,2184 207,2177 206,2169 206,1390 205,1384 204,1381 202,1372 195,1356 185,1341 181,1337 173,1329 102,1258 97,1250 96,1241 99,1233 105,1227 114,1224 116,1224 578,1224 596,1220 604,1217 612,1213 621,1207 627,1203 780,1050 785,1043 790,1035 794,1027 797,1019 800,1003 801,1001 801,577 803,568 808,561 811,559 817,556 837,542 854,525 868,505 879,483 887,460 891,436 891,411 887,387 879,364 868,342 854,322 842,311 837,303 836,294 839,286 842,282 854,271 868,251 879,229 887,206 891,182 891,157 887,133 879,110 877,106 868,88 854,68 837,51 831,47 817,37 816,37 810,30 808,21 810,13 815,5 823,1 828,1 1006,1 1009,0 1018,0">
          <text:p/>
        </draw:polygon>
        <draw:polygon draw:style-name="gr14" draw:text-style-name="P2" draw:layer="layout" svg:width="1.313cm" svg:height="2.031cm" svg:x="9.495cm" svg:y="11.64cm" svg:viewBox="0 0 1314 2032" draw:points="1260,2 1265,5 1309,49 1313,56 1314,63 1314,211 1312,219 1307,226 1299,230 1290,230 1289,230 1285,229 860,229 845,229 829,233 816,241 804,252 797,266 792,281 792,586 797,601 804,615 816,626 829,634 845,638 1285,638 1289,637 1298,637 1306,640 1312,647 1314,655 1314,656 1314,795 1312,803 1307,810 1299,814 1290,814 1282,810 1281,809 1270,801 1265,798 1260,795 1248,789 1229,783 1209,779 1190,779 1170,783 1151,789 1134,798 1125,800 1116,798 1109,793 1109,792 1100,780 1084,764 1066,750 1045,740 1023,733 1001,729 978,729 956,733 934,740 913,750 895,764 879,780 865,798 855,819 848,841 844,863 844,1046 848,1068 855,1091 865,1112 879,1130 895,1146 913,1160 934,1170 956,1177 978,1181 1001,1181 1023,1177 1045,1170 1066,1160 1077,1151 1085,1147 1094,1148 1102,1152 1107,1159 1109,1167 1109,1323 1107,1331 1101,1338 1099,1340 1087,1347 1066,1363 1048,1381 1032,1402 1019,1425 1009,1449 1002,1474 998,1500 998,1527 1002,1553 1009,1578 1019,1602 1032,1625 1046,1643 1048,1646 1066,1664 1071,1668 1077,1675 1079,1683 1077,1692 1072,1699 1064,1703 1059,1704 983,1704 967,1708 954,1716 942,1727 934,1741 930,1756 930,1977 934,1993 940,2003 943,2011 942,2020 937,2027 929,2032 923,2032 111,2032 102,2030 95,2025 91,2017 91,2008 95,2000 97,1999 96,1998 102,1993 109,1986 116,1973 121,1957 121,1736 116,1721 109,1707 97,1696 84,1688 68,1684 59,1681 53,1674 50,1666 52,1657 56,1650 60,1646 76,1625 89,1602 99,1578 106,1553 110,1527 110,1500 106,1474 99,1449 89,1425 76,1402 60,1381 42,1363 30,1354 21,1347 10,1341 4,1335 0,1326 0,1323 0,975 2,966 8,959 16,955 24,955 32,959 34,961 38,964 52,975 67,982 84,988 101,991 118,991 135,988 152,982 167,975 179,966 181,964 186,959 194,954 203,953 211,956 217,963 220,971 220,973 220,1040 225,1055 232,1069 244,1080 257,1089 273,1093 578,1093 594,1089 607,1080 619,1069 626,1055 631,1040 631,556 626,541 619,527 607,516 594,508 578,504 288,504 273,504 257,508 244,516 234,526 226,531 217,532 209,529 203,523 200,514 200,512 200,63 202,54 205,49 249,5 256,1 263,0 597,0 614,0 648,0 695,0 815,0 832,0 1251,0">
          <text:p/>
        </draw:polygon>
        <draw:polygon draw:style-name="gr14" draw:text-style-name="P2" draw:layer="layout" svg:width="1.706cm" svg:height="3.917cm" svg:x="8.276cm" svg:y="9.754cm" svg:viewBox="0 0 1707 3918" draw:points="1697,2 1704,7 1707,15 1707,24 1704,32 1702,34 1445,290 1435,305 1429,321 1425,339 1425,357 1425,358 1425,360 1425,959 1423,968 1420,973 1375,1017 1368,1022 1361,1023 1287,1023 1278,1021 1273,1017 1269,1014 1253,1002 1234,993 1215,986 1196,983 1195,983 1084,983 1083,983 1064,986 1045,993 1026,1002 1010,1014 995,1029 989,1034 980,1036 979,1036 771,1036 762,1034 755,1029 753,1027 748,1017 746,1014 736,1002 734,999 717,983 700,970 680,959 670,954 660,950 638,944 616,941 594,941 572,944 550,950 530,959 510,970 493,983 486,990 479,994 470,995 462,992 458,990 444,975 433,967 426,962 406,952 384,945 362,941 340,941 318,945 296,952 276,962 258,975 242,991 229,1009 219,1029 212,1051 208,1073 208,1150 212,1172 219,1194 229,1214 235,1221 242,1232 258,1248 271,1257 277,1264 279,1272 279,1273 279,1398 277,1406 272,1413 267,1416 266,1417 256,1422 243,1430 222,1446 204,1464 188,1485 175,1508 165,1532 158,1557 154,1583 154,1610 158,1636 163,1655 165,1661 175,1685 188,1708 194,1716 204,1729 222,1747 225,1749 231,1756 233,1765 231,1773 226,1780 218,1784 213,1785 161,1785 145,1789 132,1797 120,1808 113,1822 108,1837 108,2142 113,2157 120,2171 132,2182 145,2190 161,2194 176,2194 188,2194 197,2196 204,2202 208,2210 208,2218 204,2226 191,2243 188,2247 175,2270 165,2294 158,2319 154,2345 154,2372 157,2394 158,2398 162,2415 165,2423 175,2447 188,2470 189,2472 204,2491 222,2509 226,2512 243,2525 266,2538 267,2539 274,2544 279,2552 279,2557 279,2648 282,2662 288,2676 291,2681 296,2688 378,2770 382,2773 390,2778 392,2779 400,2782 404,2784 415,2786 416,2786 418,2787 433,2787 988,2787 997,2789 1004,2794 1005,2795 1015,2809 1032,2826 1032,2827 1038,2833 1040,2841 1040,2842 1040,3208 1038,3216 1032,3223 1030,3225 1018,3232 997,3248 979,3266 963,3287 950,3310 940,3334 933,3359 929,3385 929,3412 933,3438 940,3463 950,3487 963,3510 977,3528 979,3531 983,3535 988,3542 989,3551 986,3559 979,3566 971,3569 969,3569 922,3569 906,3573 893,3581 881,3592 873,3606 869,3621 869,3843 873,3859 881,3872 893,3884 893,3885 897,3890 899,3898 898,3907 892,3914 884,3918 879,3918 20,3918 11,3916 4,3911 1,3903 0,3899 0,2960 93,2960 93,3764 97,3780 105,3793 116,3805 130,3812 145,3817 734,3817 750,3812 763,3805 775,3793 782,3780 787,3764 787,2960 782,2944 775,2931 763,2919 750,2912 734,2907 161,2907 145,2907 130,2912 116,2919 105,2931 97,2944 93,2960 0,2960 0,401 519,401 519,705 524,721 531,734 543,746 556,753 572,758 1192,758 1208,753 1221,746 1233,734 1240,721 1245,705 1245,401 1244,399 1241,387 1240,385 1233,372 1221,360 1208,353 1192,348 587,348 572,348 556,353 543,360 531,372 524,385 519,401 0,401 0,19 2,11 8,4 16,0 20,0 1688,0">
          <text:p/>
        </draw:polygon>
        <draw:path draw:style-name="gr15" draw:text-style-name="P3" draw:layer="layout" svg:width="0.1cm" svg:height="0.1cm" svg:x="11.442cm" svg:y="10.379cm" svg:viewBox="0 0 101 101" svg:d="M0 49c0-27 23-49 52-49 27 0 49 22 49 49 0 28-22 52-49 52-29 0-52-24-52-52z">
          <text:p/>
        </draw:path>
        <draw:path draw:style-name="gr15" draw:text-style-name="P3" draw:layer="layout" svg:width="0.1cm" svg:height="0.1cm" svg:x="11.442cm" svg:y="10.633cm" svg:viewBox="0 0 101 101" svg:d="M0 50c0-28 23-50 52-50 27 0 49 22 49 50s-22 51-49 51c-29 0-52-23-52-51z">
          <text:p/>
        </draw:path>
        <draw:path draw:style-name="gr15" draw:text-style-name="P3" draw:layer="layout" svg:width="0.1cm" svg:height="0.1cm" svg:x="9.555cm" svg:y="12.416cm" svg:viewBox="0 0 101 101" svg:d="M0 50c0-28 22-50 50-50s51 22 51 50-23 51-51 51-50-23-50-51z">
          <text:p/>
        </draw:path>
        <draw:path draw:style-name="gr15" draw:text-style-name="P3" draw:layer="layout" svg:width="0.1cm" svg:height="0.1cm" svg:x="9.355cm" svg:y="12.416cm" svg:viewBox="0 0 101 101" svg:d="M0 50c0-28 22-50 50-50s51 22 51 50-23 51-51 51-50-23-50-51z">
          <text:p/>
        </draw:path>
        <draw:path draw:style-name="gr15" draw:text-style-name="P3" draw:layer="layout" svg:width="0.1cm" svg:height="0.1cm" svg:x="9.364cm" svg:y="10.817cm" svg:viewBox="0 0 101 101" svg:d="M0 51c0-28 23-51 52-51 27 0 49 23 49 51s-22 50-49 50c-29 0-52-22-52-50z">
          <text:p/>
        </draw:path>
        <draw:path draw:style-name="gr15" draw:text-style-name="P3" draw:layer="layout" svg:width="0.1cm" svg:height="0.1cm" svg:x="9.364cm" svg:y="11.017cm" svg:viewBox="0 0 101 101" svg:d="M0 51c0-28 23-51 52-51 27 0 49 23 49 51s-22 50-49 50c-29 0-52-22-52-50z">
          <text:p/>
        </draw:path>
        <draw:path draw:style-name="gr15" draw:text-style-name="P3" draw:layer="layout" svg:width="0.1cm" svg:height="0.1cm" svg:x="8.577cm" svg:y="10.816cm" svg:viewBox="0 0 101 101" svg:d="M0 50c0-28 22-50 50-50s51 22 51 50-23 51-51 51-50-23-50-51z">
          <text:p/>
        </draw:path>
        <draw:path draw:style-name="gr15" draw:text-style-name="P3" draw:layer="layout" svg:width="0.1cm" svg:height="0.1cm" svg:x="8.831cm" svg:y="10.816cm" svg:viewBox="0 0 101 101" svg:d="M0 50c0-28 22-50 51-50 28 0 50 22 50 50s-22 51-50 51c-29 0-51-23-51-51z">
          <text:p/>
        </draw:path>
        <draw:path draw:style-name="gr15" draw:text-style-name="P3" draw:layer="layout" svg:width="0.1cm" svg:height="0.1cm" svg:x="8.58cm" svg:y="11.3cm" svg:viewBox="0 0 101 101" svg:d="M0 51c0-28 24-51 52-51 27 0 49 23 49 51s-22 50-49 50c-28 0-52-22-52-50z">
          <text:p/>
        </draw:path>
        <draw:path draw:style-name="gr15" draw:text-style-name="P3" draw:layer="layout" svg:width="0.1cm" svg:height="0.1cm" svg:x="8.58cm" svg:y="12.062cm" svg:viewBox="0 0 101 101" svg:d="M0 51c0-28 24-51 52-51 27 0 49 23 49 51 0 27-22 50-49 50-28 0-52-23-52-50z">
          <text:p/>
        </draw:path>
        <draw:path draw:style-name="gr15" draw:text-style-name="P3" draw:layer="layout" svg:width="0.1cm" svg:height="0.1cm" svg:x="10.16cm" svg:y="10.238cm" svg:viewBox="0 0 101 101" svg:d="M0 50c0-28 23-50 52-50 27 0 49 22 49 50s-22 51-49 51c-29 0-52-23-52-51z">
          <text:p/>
        </draw:path>
        <draw:path draw:style-name="gr15" draw:text-style-name="P3" draw:layer="layout" svg:width="0.1cm" svg:height="0.1cm" svg:x="10.414cm" svg:y="10.238cm" svg:viewBox="0 0 101 101" svg:d="M0 50c0-28 23-50 51-50s50 22 50 50-22 51-50 51-51-23-51-51z">
          <text:p/>
        </draw:path>
        <draw:path draw:style-name="gr15" draw:text-style-name="P3" draw:layer="layout" svg:width="0.1cm" svg:height="0.1cm" svg:x="10.668cm" svg:y="10.238cm" svg:viewBox="0 0 101 101" svg:d="M0 50c0-28 24-50 52-50 27 0 49 22 49 50s-22 51-49 51c-28 0-52-23-52-51z">
          <text:p/>
        </draw:path>
        <draw:path draw:style-name="gr15" draw:text-style-name="P3" draw:layer="layout" svg:width="0.1cm" svg:height="0.101cm" svg:x="10.433cm" svg:y="12.545cm" svg:viewBox="0 0 101 102" svg:d="M0 50c0-27 23-50 52-50 27 0 49 23 49 50 0 28-22 52-49 52-29 0-52-24-52-52z">
          <text:p/>
        </draw:path>
        <draw:path draw:style-name="gr15" draw:text-style-name="P3" draw:layer="layout" svg:width="0.1cm" svg:height="0.101cm" svg:x="11.254cm" svg:y="12.545cm" svg:viewBox="0 0 101 102" svg:d="M0 50c0-27 23-50 50-50 28 0 51 23 51 50 0 28-23 52-51 52-27 0-50-24-50-52z">
          <text:p/>
        </draw:path>
        <draw:path draw:style-name="gr15" draw:text-style-name="P3" draw:layer="layout" svg:width="0.1cm" svg:height="0.101cm" svg:x="10.644cm" svg:y="12.545cm" svg:viewBox="0 0 101 102" svg:d="M0 50c0-27 22-50 50-50s51 23 51 50c0 28-23 52-51 52s-50-24-50-52z">
          <text:p/>
        </draw:path>
        <draw:path draw:style-name="gr15" draw:text-style-name="P3" draw:layer="layout" svg:width="0.1cm" svg:height="0.101cm" svg:x="10.844cm" svg:y="12.545cm" svg:viewBox="0 0 101 102" svg:d="M0 50c0-27 22-50 50-50s51 23 51 50c0 28-23 52-51 52s-50-24-50-52z">
          <text:p/>
        </draw:path>
        <draw:path draw:style-name="gr15" draw:text-style-name="P3" draw:layer="layout" svg:width="0.1cm" svg:height="0.101cm" svg:x="11.044cm" svg:y="12.545cm" svg:viewBox="0 0 101 102" svg:d="M0 50c0-27 22-50 50-50s51 23 51 50c0 28-23 52-51 52s-50-24-50-52z">
          <text:p/>
        </draw:path>
        <draw:path draw:style-name="gr15" draw:text-style-name="P3" draw:layer="layout" svg:width="0.1cm" svg:height="0.1cm" svg:x="10.642cm" svg:y="13.102cm" svg:viewBox="0 0 101 101" svg:d="M0 52c0-29 23-52 52-52 27 0 49 23 49 52 0 27-22 49-49 49-29 0-52-22-52-49z">
          <text:p/>
        </draw:path>
        <draw:path draw:style-name="gr15" draw:text-style-name="P3" draw:layer="layout" svg:width="0.1cm" svg:height="0.1cm" svg:x="9.355cm" svg:y="13.102cm" svg:viewBox="0 0 101 101" svg:d="M0 52c0-29 22-52 50-52s51 23 51 52c0 27-23 49-51 49s-50-22-50-49z">
          <text:p/>
        </draw:path>
        <draw:line draw:style-name="gr4" draw:text-style-name="P1" draw:layer="layout" svg:x1="11.518cm" svg:y1="10.429cm" svg:x2="11.467cm" svg:y2="10.429cm">
          <text:p/>
        </draw:line>
        <draw:line draw:style-name="gr4" draw:text-style-name="P1" draw:layer="layout" svg:x1="11.518cm" svg:y1="10.683cm" svg:x2="11.467cm" svg:y2="10.683cm">
          <text:p/>
        </draw:line>
        <draw:line draw:style-name="gr5" draw:text-style-name="P1" draw:layer="layout" svg:x1="9.605cm" svg:y1="12.52cm" svg:x2="9.605cm" svg:y2="12.41cm">
          <text:p/>
        </draw:line>
        <draw:path draw:style-name="gr6" draw:text-style-name="P2" draw:layer="layout" svg:width="0.2cm" svg:height="0.2cm" svg:x="9.304cm" svg:y="12.365cm" svg:viewBox="0 0 201 201" svg:d="M0 101c0-56 45-101 101-101s100 45 100 101-44 100-100 100-101-44-101-100z">
          <text:p/>
        </draw:path>
        <draw:line draw:style-name="gr7" draw:text-style-name="P1" draw:layer="layout" svg:x1="9.459cm" svg:y1="10.867cm" svg:x2="9.369cm" svg:y2="10.867cm">
          <text:p/>
        </draw:line>
        <draw:line draw:style-name="gr7" draw:text-style-name="P1" draw:layer="layout" svg:x1="9.459cm" svg:y1="11.067cm" svg:x2="9.369cm" svg:y2="11.067cm">
          <text:p/>
        </draw:line>
        <draw:line draw:style-name="gr8" draw:text-style-name="P1" draw:layer="layout" svg:x1="8.627cm" svg:y1="10.838cm" svg:x2="8.627cm" svg:y2="10.893cm">
          <text:p/>
        </draw:line>
        <draw:path draw:style-name="gr6" draw:text-style-name="P2" draw:layer="layout" svg:width="0.24cm" svg:height="0.24cm" svg:x="8.761cm" svg:y="10.746cm" svg:viewBox="0 0 241 241" svg:d="M0 119c0-66 54-119 121-119 66 0 120 53 120 119 0 68-54 122-120 122-67 0-121-54-121-122z">
          <text:p/>
        </draw:path>
        <draw:path draw:style-name="gr6" draw:text-style-name="P2" draw:layer="layout" svg:width="0.3cm" svg:height="0.3cm" svg:x="8.48cm" svg:y="11.2cm" svg:viewBox="0 0 301 301" svg:d="M0 152c0-83 68-152 151-152s150 69 150 152c0 82-67 149-150 149s-151-67-151-149z">
          <text:p/>
        </draw:path>
        <draw:path draw:style-name="gr6" draw:text-style-name="P2" draw:layer="layout" svg:width="0.3cm" svg:height="0.3cm" svg:x="8.48cm" svg:y="11.962cm" svg:viewBox="0 0 301 301" svg:d="M0 152c0-84 68-152 151-152s150 68 150 152c0 82-67 149-150 149s-151-67-151-149z">
          <text:p/>
        </draw:path>
        <draw:line draw:style-name="gr4" draw:text-style-name="P1" draw:layer="layout" svg:x1="10.211cm" svg:y1="10.278cm" svg:x2="10.211cm" svg:y2="10.297cm">
          <text:p/>
        </draw:line>
        <draw:line draw:style-name="gr4" draw:text-style-name="P1" draw:layer="layout" svg:x1="10.465cm" svg:y1="10.278cm" svg:x2="10.465cm" svg:y2="10.297cm">
          <text:p/>
        </draw:line>
        <draw:line draw:style-name="gr4" draw:text-style-name="P1" draw:layer="layout" svg:x1="10.719cm" svg:y1="10.278cm" svg:x2="10.719cm" svg:y2="10.297cm">
          <text:p/>
        </draw:line>
        <draw:line draw:style-name="gr9" draw:text-style-name="P1" draw:layer="layout" svg:x1="10.483cm" svg:y1="12.514cm" svg:x2="10.483cm" svg:y2="12.675cm">
          <text:p/>
        </draw:line>
        <draw:line draw:style-name="gr9" draw:text-style-name="P1" draw:layer="layout" svg:x1="11.304cm" svg:y1="12.514cm" svg:x2="11.304cm" svg:y2="12.675cm">
          <text:p/>
        </draw:line>
        <draw:line draw:style-name="gr10" draw:text-style-name="P1" draw:layer="layout" svg:x1="10.694cm" svg:y1="12.544cm" svg:x2="10.694cm" svg:y2="12.645cm">
          <text:p/>
        </draw:line>
        <draw:line draw:style-name="gr11" draw:text-style-name="P1" draw:layer="layout" svg:x1="10.893cm" svg:y1="12.554cm" svg:x2="10.893cm" svg:y2="12.635cm">
          <text:p/>
        </draw:line>
        <draw:line draw:style-name="gr10" draw:text-style-name="P1" draw:layer="layout" svg:x1="11.093cm" svg:y1="12.544cm" svg:x2="11.093cm" svg:y2="12.645cm">
          <text:p/>
        </draw:line>
        <draw:path draw:style-name="gr6" draw:text-style-name="P2" draw:layer="layout" svg:width="0.3cm" svg:height="0.3cm" svg:x="10.542cm" svg:y="13.002cm" svg:viewBox="0 0 301 301" svg:d="M0 152c0-83 68-152 151-152s150 69 150 152c0 82-67 149-150 149s-151-67-151-149z">
          <text:p/>
        </draw:path>
        <draw:path draw:style-name="gr6" draw:text-style-name="P2" draw:layer="layout" svg:width="0.3cm" svg:height="0.3cm" svg:x="9.255cm" svg:y="13.002cm" svg:viewBox="0 0 301 301" svg:d="M0 152c0-83 67-152 149-152 83 0 152 69 152 152 0 82-69 149-152 149-82 0-149-67-149-149z">
          <text:p/>
        </draw:path>
        <draw:path draw:style-name="gr6" draw:text-style-name="P2" draw:layer="layout" svg:width="0.1cm" svg:height="0.1cm" svg:x="11.442cm" svg:y="10.379cm" svg:viewBox="0 0 101 101" svg:d="M0 49c0-27 23-49 52-49 27 0 49 22 49 49 0 28-22 52-49 52-29 0-52-24-52-52z">
          <text:p/>
        </draw:path>
        <draw:path draw:style-name="gr6" draw:text-style-name="P2" draw:layer="layout" svg:width="0.1cm" svg:height="0.1cm" svg:x="11.442cm" svg:y="10.633cm" svg:viewBox="0 0 101 101" svg:d="M0 50c0-28 23-50 52-50 27 0 49 22 49 50s-22 51-49 51c-29 0-52-23-52-51z">
          <text:p/>
        </draw:path>
        <draw:path draw:style-name="gr6" draw:text-style-name="P2" draw:layer="layout" svg:width="0.1cm" svg:height="0.1cm" svg:x="9.555cm" svg:y="12.416cm" svg:viewBox="0 0 101 101" svg:d="M0 50c0-28 22-50 50-50s51 22 51 50-23 51-51 51-50-23-50-51z">
          <text:p/>
        </draw:path>
        <draw:path draw:style-name="gr6" draw:text-style-name="P2" draw:layer="layout" svg:width="0.1cm" svg:height="0.1cm" svg:x="9.355cm" svg:y="12.416cm" svg:viewBox="0 0 101 101" svg:d="M0 50c0-28 22-50 50-50s51 22 51 50-23 51-51 51-50-23-50-51z">
          <text:p/>
        </draw:path>
        <draw:path draw:style-name="gr6" draw:text-style-name="P2" draw:layer="layout" svg:width="0.1cm" svg:height="0.1cm" svg:x="9.364cm" svg:y="10.817cm" svg:viewBox="0 0 101 101" svg:d="M0 51c0-28 23-51 52-51 27 0 49 23 49 51s-22 50-49 50c-29 0-52-22-52-50z">
          <text:p/>
        </draw:path>
        <draw:path draw:style-name="gr6" draw:text-style-name="P2" draw:layer="layout" svg:width="0.1cm" svg:height="0.1cm" svg:x="9.364cm" svg:y="11.017cm" svg:viewBox="0 0 101 101" svg:d="M0 51c0-28 23-51 52-51 27 0 49 23 49 51s-22 50-49 50c-29 0-52-22-52-50z">
          <text:p/>
        </draw:path>
        <draw:path draw:style-name="gr6" draw:text-style-name="P2" draw:layer="layout" svg:width="0.1cm" svg:height="0.1cm" svg:x="8.577cm" svg:y="10.816cm" svg:viewBox="0 0 101 101" svg:d="M0 50c0-28 22-50 50-50s51 22 51 50-23 51-51 51-50-23-50-51z">
          <text:p/>
        </draw:path>
        <draw:path draw:style-name="gr6" draw:text-style-name="P2" draw:layer="layout" svg:width="0.1cm" svg:height="0.1cm" svg:x="8.831cm" svg:y="10.816cm" svg:viewBox="0 0 101 101" svg:d="M0 50c0-28 22-50 51-50 28 0 50 22 50 50s-22 51-50 51c-29 0-51-23-51-51z">
          <text:p/>
        </draw:path>
        <draw:path draw:style-name="gr6" draw:text-style-name="P2" draw:layer="layout" svg:width="0.1cm" svg:height="0.1cm" svg:x="8.58cm" svg:y="11.3cm" svg:viewBox="0 0 101 101" svg:d="M0 51c0-28 24-51 52-51 27 0 49 23 49 51s-22 50-49 50c-28 0-52-22-52-50z">
          <text:p/>
        </draw:path>
        <draw:path draw:style-name="gr6" draw:text-style-name="P2" draw:layer="layout" svg:width="0.1cm" svg:height="0.1cm" svg:x="8.58cm" svg:y="12.062cm" svg:viewBox="0 0 101 101" svg:d="M0 51c0-28 24-51 52-51 27 0 49 23 49 51 0 27-22 50-49 50-28 0-52-23-52-50z">
          <text:p/>
        </draw:path>
        <draw:path draw:style-name="gr6" draw:text-style-name="P2" draw:layer="layout" svg:width="0.1cm" svg:height="0.1cm" svg:x="10.16cm" svg:y="10.238cm" svg:viewBox="0 0 101 101" svg:d="M0 50c0-28 23-50 52-50 27 0 49 22 49 50s-22 51-49 51c-29 0-52-23-52-51z">
          <text:p/>
        </draw:path>
        <draw:path draw:style-name="gr6" draw:text-style-name="P2" draw:layer="layout" svg:width="0.1cm" svg:height="0.1cm" svg:x="10.414cm" svg:y="10.238cm" svg:viewBox="0 0 101 101" svg:d="M0 50c0-28 23-50 51-50s50 22 50 50-22 51-50 51-51-23-51-51z">
          <text:p/>
        </draw:path>
        <draw:path draw:style-name="gr6" draw:text-style-name="P2" draw:layer="layout" svg:width="0.1cm" svg:height="0.1cm" svg:x="10.668cm" svg:y="10.238cm" svg:viewBox="0 0 101 101" svg:d="M0 50c0-28 24-50 52-50 27 0 49 22 49 50s-22 51-49 51c-28 0-52-23-52-51z">
          <text:p/>
        </draw:path>
        <draw:path draw:style-name="gr6" draw:text-style-name="P2" draw:layer="layout" svg:width="0.1cm" svg:height="0.101cm" svg:x="10.433cm" svg:y="12.545cm" svg:viewBox="0 0 101 102" svg:d="M0 50c0-27 23-50 52-50 27 0 49 23 49 50 0 28-22 52-49 52-29 0-52-24-52-52z">
          <text:p/>
        </draw:path>
        <draw:path draw:style-name="gr6" draw:text-style-name="P2" draw:layer="layout" svg:width="0.1cm" svg:height="0.101cm" svg:x="11.254cm" svg:y="12.545cm" svg:viewBox="0 0 101 102" svg:d="M0 50c0-27 23-50 50-50 28 0 51 23 51 50 0 28-23 52-51 52-27 0-50-24-50-52z">
          <text:p/>
        </draw:path>
        <draw:path draw:style-name="gr6" draw:text-style-name="P2" draw:layer="layout" svg:width="0.1cm" svg:height="0.101cm" svg:x="10.644cm" svg:y="12.545cm" svg:viewBox="0 0 101 102" svg:d="M0 50c0-27 22-50 50-50s51 23 51 50c0 28-23 52-51 52s-50-24-50-52z">
          <text:p/>
        </draw:path>
        <draw:path draw:style-name="gr6" draw:text-style-name="P2" draw:layer="layout" svg:width="0.1cm" svg:height="0.101cm" svg:x="10.844cm" svg:y="12.545cm" svg:viewBox="0 0 101 102" svg:d="M0 50c0-27 22-50 50-50s51 23 51 50c0 28-23 52-51 52s-50-24-50-52z">
          <text:p/>
        </draw:path>
        <draw:path draw:style-name="gr6" draw:text-style-name="P2" draw:layer="layout" svg:width="0.1cm" svg:height="0.101cm" svg:x="11.044cm" svg:y="12.545cm" svg:viewBox="0 0 101 102" svg:d="M0 50c0-27 22-50 50-50s51 23 51 50c0 28-23 52-51 52s-50-24-50-52z">
          <text:p/>
        </draw:path>
        <draw:path draw:style-name="gr6" draw:text-style-name="P2" draw:layer="layout" svg:width="0.1cm" svg:height="0.1cm" svg:x="10.642cm" svg:y="13.102cm" svg:viewBox="0 0 101 101" svg:d="M0 52c0-29 23-52 52-52 27 0 49 23 49 52 0 27-22 49-49 49-29 0-52-22-52-49z">
          <text:p/>
        </draw:path>
        <draw:path draw:style-name="gr6" draw:text-style-name="P2" draw:layer="layout" svg:width="0.1cm" svg:height="0.1cm" svg:x="9.355cm" svg:y="13.102cm" svg:viewBox="0 0 101 101" svg:d="M0 52c0-29 22-52 50-52s51 23 51 52c0 27-23 49-51 49s-50-22-50-49z">
          <text:p/>
        </draw:path>
        <draw:path draw:style-name="gr6" draw:text-style-name="P2" draw:layer="layout" svg:width="0.1cm" svg:height="0.1cm" svg:x="11.442cm" svg:y="10.379cm" svg:viewBox="0 0 101 101" svg:d="M0 49c0-27 23-49 52-49 27 0 49 22 49 49 0 28-22 52-49 52-29 0-52-24-52-52z">
          <text:p/>
        </draw:path>
        <draw:path draw:style-name="gr6" draw:text-style-name="P2" draw:layer="layout" svg:width="0.1cm" svg:height="0.1cm" svg:x="11.442cm" svg:y="10.633cm" svg:viewBox="0 0 101 101" svg:d="M0 50c0-28 23-50 52-50 27 0 49 22 49 50s-22 51-49 51c-29 0-52-23-52-51z">
          <text:p/>
        </draw:path>
        <draw:path draw:style-name="gr6" draw:text-style-name="P2" draw:layer="layout" svg:width="0.1cm" svg:height="0.1cm" svg:x="9.555cm" svg:y="12.416cm" svg:viewBox="0 0 101 101" svg:d="M0 50c0-28 22-50 50-50s51 22 51 50-23 51-51 51-50-23-50-51z">
          <text:p/>
        </draw:path>
        <draw:path draw:style-name="gr6" draw:text-style-name="P2" draw:layer="layout" svg:width="0.1cm" svg:height="0.1cm" svg:x="9.355cm" svg:y="12.416cm" svg:viewBox="0 0 101 101" svg:d="M0 50c0-28 22-50 50-50s51 22 51 50-23 51-51 51-50-23-50-51z">
          <text:p/>
        </draw:path>
        <draw:path draw:style-name="gr6" draw:text-style-name="P2" draw:layer="layout" svg:width="0.1cm" svg:height="0.1cm" svg:x="9.364cm" svg:y="10.817cm" svg:viewBox="0 0 101 101" svg:d="M0 51c0-28 23-51 52-51 27 0 49 23 49 51s-22 50-49 50c-29 0-52-22-52-50z">
          <text:p/>
        </draw:path>
        <draw:path draw:style-name="gr6" draw:text-style-name="P2" draw:layer="layout" svg:width="0.1cm" svg:height="0.1cm" svg:x="9.364cm" svg:y="11.017cm" svg:viewBox="0 0 101 101" svg:d="M0 51c0-28 23-51 52-51 27 0 49 23 49 51s-22 50-49 50c-29 0-52-22-52-50z">
          <text:p/>
        </draw:path>
        <draw:path draw:style-name="gr6" draw:text-style-name="P2" draw:layer="layout" svg:width="0.1cm" svg:height="0.1cm" svg:x="8.577cm" svg:y="10.816cm" svg:viewBox="0 0 101 101" svg:d="M0 50c0-28 22-50 50-50s51 22 51 50-23 51-51 51-50-23-50-51z">
          <text:p/>
        </draw:path>
        <draw:path draw:style-name="gr6" draw:text-style-name="P2" draw:layer="layout" svg:width="0.1cm" svg:height="0.1cm" svg:x="8.831cm" svg:y="10.816cm" svg:viewBox="0 0 101 101" svg:d="M0 50c0-28 22-50 51-50 28 0 50 22 50 50s-22 51-50 51c-29 0-51-23-51-51z">
          <text:p/>
        </draw:path>
        <draw:path draw:style-name="gr6" draw:text-style-name="P2" draw:layer="layout" svg:width="0.1cm" svg:height="0.1cm" svg:x="8.58cm" svg:y="11.3cm" svg:viewBox="0 0 101 101" svg:d="M0 51c0-28 24-51 52-51 27 0 49 23 49 51s-22 50-49 50c-28 0-52-22-52-50z">
          <text:p/>
        </draw:path>
        <draw:path draw:style-name="gr6" draw:text-style-name="P2" draw:layer="layout" svg:width="0.1cm" svg:height="0.1cm" svg:x="8.58cm" svg:y="12.062cm" svg:viewBox="0 0 101 101" svg:d="M0 51c0-28 24-51 52-51 27 0 49 23 49 51 0 27-22 50-49 50-28 0-52-23-52-50z">
          <text:p/>
        </draw:path>
        <draw:path draw:style-name="gr6" draw:text-style-name="P2" draw:layer="layout" svg:width="0.1cm" svg:height="0.1cm" svg:x="10.16cm" svg:y="10.238cm" svg:viewBox="0 0 101 101" svg:d="M0 50c0-28 23-50 52-50 27 0 49 22 49 50s-22 51-49 51c-29 0-52-23-52-51z">
          <text:p/>
        </draw:path>
        <draw:path draw:style-name="gr6" draw:text-style-name="P2" draw:layer="layout" svg:width="0.1cm" svg:height="0.1cm" svg:x="10.414cm" svg:y="10.238cm" svg:viewBox="0 0 101 101" svg:d="M0 50c0-28 23-50 51-50s50 22 50 50-22 51-50 51-51-23-51-51z">
          <text:p/>
        </draw:path>
        <draw:path draw:style-name="gr6" draw:text-style-name="P2" draw:layer="layout" svg:width="0.1cm" svg:height="0.1cm" svg:x="10.668cm" svg:y="10.238cm" svg:viewBox="0 0 101 101" svg:d="M0 50c0-28 24-50 52-50 27 0 49 22 49 50s-22 51-49 51c-28 0-52-23-52-51z">
          <text:p/>
        </draw:path>
        <draw:path draw:style-name="gr6" draw:text-style-name="P2" draw:layer="layout" svg:width="0.1cm" svg:height="0.101cm" svg:x="10.433cm" svg:y="12.545cm" svg:viewBox="0 0 101 102" svg:d="M0 50c0-27 23-50 52-50 27 0 49 23 49 50 0 28-22 52-49 52-29 0-52-24-52-52z">
          <text:p/>
        </draw:path>
        <draw:path draw:style-name="gr6" draw:text-style-name="P2" draw:layer="layout" svg:width="0.1cm" svg:height="0.101cm" svg:x="11.254cm" svg:y="12.545cm" svg:viewBox="0 0 101 102" svg:d="M0 50c0-27 23-50 50-50 28 0 51 23 51 50 0 28-23 52-51 52-27 0-50-24-50-52z">
          <text:p/>
        </draw:path>
        <draw:path draw:style-name="gr6" draw:text-style-name="P2" draw:layer="layout" svg:width="0.1cm" svg:height="0.101cm" svg:x="10.644cm" svg:y="12.545cm" svg:viewBox="0 0 101 102" svg:d="M0 50c0-27 22-50 50-50s51 23 51 50c0 28-23 52-51 52s-50-24-50-52z">
          <text:p/>
        </draw:path>
        <draw:path draw:style-name="gr6" draw:text-style-name="P2" draw:layer="layout" svg:width="0.1cm" svg:height="0.101cm" svg:x="10.844cm" svg:y="12.545cm" svg:viewBox="0 0 101 102" svg:d="M0 50c0-27 22-50 50-50s51 23 51 50c0 28-23 52-51 52s-50-24-50-52z">
          <text:p/>
        </draw:path>
        <draw:path draw:style-name="gr6" draw:text-style-name="P2" draw:layer="layout" svg:width="0.1cm" svg:height="0.101cm" svg:x="11.044cm" svg:y="12.545cm" svg:viewBox="0 0 101 102" svg:d="M0 50c0-27 22-50 50-50s51 23 51 50c0 28-23 52-51 52s-50-24-50-52z">
          <text:p/>
        </draw:path>
        <draw:path draw:style-name="gr6" draw:text-style-name="P2" draw:layer="layout" svg:width="0.1cm" svg:height="0.1cm" svg:x="10.642cm" svg:y="13.102cm" svg:viewBox="0 0 101 101" svg:d="M0 52c0-29 23-52 52-52 27 0 49 23 49 52 0 27-22 49-49 49-29 0-52-22-52-49z">
          <text:p/>
        </draw:path>
        <draw:path draw:style-name="gr6" draw:text-style-name="P2" draw:layer="layout" svg:width="0.1cm" svg:height="0.1cm" svg:x="9.355cm" svg:y="13.102cm" svg:viewBox="0 0 101 101" svg:d="M0 52c0-29 22-52 50-52s51 23 51 52c0 27-23 49-51 49s-50-22-50-49z">
          <text:p/>
        </draw:path>
        <draw:path draw:style-name="gr6" draw:text-style-name="P2" draw:layer="layout" svg:width="0.1cm" svg:height="0.1cm" svg:x="11.442cm" svg:y="10.379cm" svg:viewBox="0 0 101 101" svg:d="M0 49c0-27 23-49 52-49 27 0 49 22 49 49 0 28-22 52-49 52-29 0-52-24-52-52z">
          <text:p/>
        </draw:path>
        <draw:path draw:style-name="gr6" draw:text-style-name="P2" draw:layer="layout" svg:width="0.1cm" svg:height="0.1cm" svg:x="11.442cm" svg:y="10.633cm" svg:viewBox="0 0 101 101" svg:d="M0 50c0-28 23-50 52-50 27 0 49 22 49 50s-22 51-49 51c-29 0-52-23-52-51z">
          <text:p/>
        </draw:path>
        <draw:path draw:style-name="gr6" draw:text-style-name="P2" draw:layer="layout" svg:width="0.1cm" svg:height="0.1cm" svg:x="9.555cm" svg:y="12.416cm" svg:viewBox="0 0 101 101" svg:d="M0 50c0-28 22-50 50-50s51 22 51 50-23 51-51 51-50-23-50-51z">
          <text:p/>
        </draw:path>
        <draw:path draw:style-name="gr6" draw:text-style-name="P2" draw:layer="layout" svg:width="0.1cm" svg:height="0.1cm" svg:x="9.355cm" svg:y="12.416cm" svg:viewBox="0 0 101 101" svg:d="M0 50c0-28 22-50 50-50s51 22 51 50-23 51-51 51-50-23-50-51z">
          <text:p/>
        </draw:path>
        <draw:path draw:style-name="gr6" draw:text-style-name="P2" draw:layer="layout" svg:width="0.1cm" svg:height="0.1cm" svg:x="9.364cm" svg:y="10.817cm" svg:viewBox="0 0 101 101" svg:d="M0 51c0-28 23-51 52-51 27 0 49 23 49 51s-22 50-49 50c-29 0-52-22-52-50z">
          <text:p/>
        </draw:path>
        <draw:path draw:style-name="gr6" draw:text-style-name="P2" draw:layer="layout" svg:width="0.1cm" svg:height="0.1cm" svg:x="9.364cm" svg:y="11.017cm" svg:viewBox="0 0 101 101" svg:d="M0 51c0-28 23-51 52-51 27 0 49 23 49 51s-22 50-49 50c-29 0-52-22-52-50z">
          <text:p/>
        </draw:path>
        <draw:path draw:style-name="gr6" draw:text-style-name="P2" draw:layer="layout" svg:width="0.1cm" svg:height="0.1cm" svg:x="8.577cm" svg:y="10.816cm" svg:viewBox="0 0 101 101" svg:d="M0 50c0-28 22-50 50-50s51 22 51 50-23 51-51 51-50-23-50-51z">
          <text:p/>
        </draw:path>
        <draw:path draw:style-name="gr6" draw:text-style-name="P2" draw:layer="layout" svg:width="0.1cm" svg:height="0.1cm" svg:x="8.831cm" svg:y="10.816cm" svg:viewBox="0 0 101 101" svg:d="M0 50c0-28 22-50 51-50 28 0 50 22 50 50s-22 51-50 51c-29 0-51-23-51-51z">
          <text:p/>
        </draw:path>
        <draw:path draw:style-name="gr6" draw:text-style-name="P2" draw:layer="layout" svg:width="0.1cm" svg:height="0.1cm" svg:x="8.58cm" svg:y="11.3cm" svg:viewBox="0 0 101 101" svg:d="M0 51c0-28 24-51 52-51 27 0 49 23 49 51s-22 50-49 50c-28 0-52-22-52-50z">
          <text:p/>
        </draw:path>
        <draw:path draw:style-name="gr6" draw:text-style-name="P2" draw:layer="layout" svg:width="0.1cm" svg:height="0.1cm" svg:x="8.58cm" svg:y="12.062cm" svg:viewBox="0 0 101 101" svg:d="M0 51c0-28 24-51 52-51 27 0 49 23 49 51 0 27-22 50-49 50-28 0-52-23-52-50z">
          <text:p/>
        </draw:path>
        <draw:path draw:style-name="gr6" draw:text-style-name="P2" draw:layer="layout" svg:width="0.1cm" svg:height="0.1cm" svg:x="10.16cm" svg:y="10.238cm" svg:viewBox="0 0 101 101" svg:d="M0 50c0-28 23-50 52-50 27 0 49 22 49 50s-22 51-49 51c-29 0-52-23-52-51z">
          <text:p/>
        </draw:path>
        <draw:path draw:style-name="gr6" draw:text-style-name="P2" draw:layer="layout" svg:width="0.1cm" svg:height="0.1cm" svg:x="10.414cm" svg:y="10.238cm" svg:viewBox="0 0 101 101" svg:d="M0 50c0-28 23-50 51-50s50 22 50 50-22 51-50 51-51-23-51-51z">
          <text:p/>
        </draw:path>
        <draw:path draw:style-name="gr6" draw:text-style-name="P2" draw:layer="layout" svg:width="0.1cm" svg:height="0.1cm" svg:x="10.668cm" svg:y="10.238cm" svg:viewBox="0 0 101 101" svg:d="M0 50c0-28 24-50 52-50 27 0 49 22 49 50s-22 51-49 51c-28 0-52-23-52-51z">
          <text:p/>
        </draw:path>
        <draw:path draw:style-name="gr6" draw:text-style-name="P2" draw:layer="layout" svg:width="0.1cm" svg:height="0.101cm" svg:x="10.433cm" svg:y="12.545cm" svg:viewBox="0 0 101 102" svg:d="M0 50c0-27 23-50 52-50 27 0 49 23 49 50 0 28-22 52-49 52-29 0-52-24-52-52z">
          <text:p/>
        </draw:path>
        <draw:path draw:style-name="gr6" draw:text-style-name="P2" draw:layer="layout" svg:width="0.1cm" svg:height="0.101cm" svg:x="11.254cm" svg:y="12.545cm" svg:viewBox="0 0 101 102" svg:d="M0 50c0-27 23-50 50-50 28 0 51 23 51 50 0 28-23 52-51 52-27 0-50-24-50-52z">
          <text:p/>
        </draw:path>
        <draw:path draw:style-name="gr6" draw:text-style-name="P2" draw:layer="layout" svg:width="0.1cm" svg:height="0.101cm" svg:x="10.644cm" svg:y="12.545cm" svg:viewBox="0 0 101 102" svg:d="M0 50c0-27 22-50 50-50s51 23 51 50c0 28-23 52-51 52s-50-24-50-52z">
          <text:p/>
        </draw:path>
        <draw:path draw:style-name="gr6" draw:text-style-name="P2" draw:layer="layout" svg:width="0.1cm" svg:height="0.101cm" svg:x="10.844cm" svg:y="12.545cm" svg:viewBox="0 0 101 102" svg:d="M0 50c0-27 22-50 50-50s51 23 51 50c0 28-23 52-51 52s-50-24-50-52z">
          <text:p/>
        </draw:path>
        <draw:path draw:style-name="gr6" draw:text-style-name="P2" draw:layer="layout" svg:width="0.1cm" svg:height="0.101cm" svg:x="11.044cm" svg:y="12.545cm" svg:viewBox="0 0 101 102" svg:d="M0 50c0-27 22-50 50-50s51 23 51 50c0 28-23 52-51 52s-50-24-50-52z">
          <text:p/>
        </draw:path>
        <draw:path draw:style-name="gr6" draw:text-style-name="P2" draw:layer="layout" svg:width="0.1cm" svg:height="0.1cm" svg:x="10.642cm" svg:y="13.102cm" svg:viewBox="0 0 101 101" svg:d="M0 52c0-29 23-52 52-52 27 0 49 23 49 52 0 27-22 49-49 49-29 0-52-22-52-49z">
          <text:p/>
        </draw:path>
        <draw:path draw:style-name="gr6" draw:text-style-name="P2" draw:layer="layout" svg:width="0.1cm" svg:height="0.1cm" svg:x="9.355cm" svg:y="13.102cm" svg:viewBox="0 0 101 101" svg:d="M0 52c0-29 22-52 50-52s51 23 51 52c0 27-23 49-51 49s-50-22-50-49z">
          <text:p/>
        </draw:path>
        <draw:path draw:style-name="gr6" draw:text-style-name="P2" draw:layer="layout" svg:width="0.1cm" svg:height="0.1cm" svg:x="11.442cm" svg:y="10.379cm" svg:viewBox="0 0 101 101" svg:d="M0 49c0-27 23-49 52-49 27 0 49 22 49 49 0 28-22 52-49 52-29 0-52-24-52-52z">
          <text:p/>
        </draw:path>
        <draw:path draw:style-name="gr6" draw:text-style-name="P2" draw:layer="layout" svg:width="0.1cm" svg:height="0.1cm" svg:x="11.442cm" svg:y="10.633cm" svg:viewBox="0 0 101 101" svg:d="M0 50c0-28 23-50 52-50 27 0 49 22 49 50s-22 51-49 51c-29 0-52-23-52-51z">
          <text:p/>
        </draw:path>
        <draw:path draw:style-name="gr6" draw:text-style-name="P2" draw:layer="layout" svg:width="0.1cm" svg:height="0.1cm" svg:x="9.555cm" svg:y="12.416cm" svg:viewBox="0 0 101 101" svg:d="M0 50c0-28 22-50 50-50s51 22 51 50-23 51-51 51-50-23-50-51z">
          <text:p/>
        </draw:path>
        <draw:path draw:style-name="gr6" draw:text-style-name="P2" draw:layer="layout" svg:width="0.1cm" svg:height="0.1cm" svg:x="9.355cm" svg:y="12.416cm" svg:viewBox="0 0 101 101" svg:d="M0 50c0-28 22-50 50-50s51 22 51 50-23 51-51 51-50-23-50-51z">
          <text:p/>
        </draw:path>
        <draw:path draw:style-name="gr6" draw:text-style-name="P2" draw:layer="layout" svg:width="0.1cm" svg:height="0.1cm" svg:x="9.364cm" svg:y="10.817cm" svg:viewBox="0 0 101 101" svg:d="M0 51c0-28 23-51 52-51 27 0 49 23 49 51s-22 50-49 50c-29 0-52-22-52-50z">
          <text:p/>
        </draw:path>
        <draw:path draw:style-name="gr6" draw:text-style-name="P2" draw:layer="layout" svg:width="0.1cm" svg:height="0.1cm" svg:x="9.364cm" svg:y="11.017cm" svg:viewBox="0 0 101 101" svg:d="M0 51c0-28 23-51 52-51 27 0 49 23 49 51s-22 50-49 50c-29 0-52-22-52-50z">
          <text:p/>
        </draw:path>
        <draw:path draw:style-name="gr6" draw:text-style-name="P2" draw:layer="layout" svg:width="0.1cm" svg:height="0.1cm" svg:x="8.577cm" svg:y="10.816cm" svg:viewBox="0 0 101 101" svg:d="M0 50c0-28 22-50 50-50s51 22 51 50-23 51-51 51-50-23-50-51z">
          <text:p/>
        </draw:path>
        <draw:path draw:style-name="gr6" draw:text-style-name="P2" draw:layer="layout" svg:width="0.1cm" svg:height="0.1cm" svg:x="8.831cm" svg:y="10.816cm" svg:viewBox="0 0 101 101" svg:d="M0 50c0-28 22-50 51-50 28 0 50 22 50 50s-22 51-50 51c-29 0-51-23-51-51z">
          <text:p/>
        </draw:path>
        <draw:path draw:style-name="gr6" draw:text-style-name="P2" draw:layer="layout" svg:width="0.1cm" svg:height="0.1cm" svg:x="8.58cm" svg:y="11.3cm" svg:viewBox="0 0 101 101" svg:d="M0 51c0-28 24-51 52-51 27 0 49 23 49 51s-22 50-49 50c-28 0-52-22-52-50z">
          <text:p/>
        </draw:path>
        <draw:path draw:style-name="gr6" draw:text-style-name="P2" draw:layer="layout" svg:width="0.1cm" svg:height="0.1cm" svg:x="8.58cm" svg:y="12.062cm" svg:viewBox="0 0 101 101" svg:d="M0 51c0-28 24-51 52-51 27 0 49 23 49 51 0 27-22 50-49 50-28 0-52-23-52-50z">
          <text:p/>
        </draw:path>
        <draw:path draw:style-name="gr6" draw:text-style-name="P2" draw:layer="layout" svg:width="0.1cm" svg:height="0.1cm" svg:x="10.16cm" svg:y="10.238cm" svg:viewBox="0 0 101 101" svg:d="M0 50c0-28 23-50 52-50 27 0 49 22 49 50s-22 51-49 51c-29 0-52-23-52-51z">
          <text:p/>
        </draw:path>
        <draw:path draw:style-name="gr6" draw:text-style-name="P2" draw:layer="layout" svg:width="0.1cm" svg:height="0.1cm" svg:x="10.414cm" svg:y="10.238cm" svg:viewBox="0 0 101 101" svg:d="M0 50c0-28 23-50 51-50s50 22 50 50-22 51-50 51-51-23-51-51z">
          <text:p/>
        </draw:path>
        <draw:path draw:style-name="gr6" draw:text-style-name="P2" draw:layer="layout" svg:width="0.1cm" svg:height="0.1cm" svg:x="10.668cm" svg:y="10.238cm" svg:viewBox="0 0 101 101" svg:d="M0 50c0-28 24-50 52-50 27 0 49 22 49 50s-22 51-49 51c-28 0-52-23-52-51z">
          <text:p/>
        </draw:path>
        <draw:path draw:style-name="gr6" draw:text-style-name="P2" draw:layer="layout" svg:width="0.1cm" svg:height="0.101cm" svg:x="10.433cm" svg:y="12.545cm" svg:viewBox="0 0 101 102" svg:d="M0 50c0-27 23-50 52-50 27 0 49 23 49 50 0 28-22 52-49 52-29 0-52-24-52-52z">
          <text:p/>
        </draw:path>
        <draw:path draw:style-name="gr6" draw:text-style-name="P2" draw:layer="layout" svg:width="0.1cm" svg:height="0.101cm" svg:x="11.254cm" svg:y="12.545cm" svg:viewBox="0 0 101 102" svg:d="M0 50c0-27 23-50 50-50 28 0 51 23 51 50 0 28-23 52-51 52-27 0-50-24-50-52z">
          <text:p/>
        </draw:path>
        <draw:path draw:style-name="gr6" draw:text-style-name="P2" draw:layer="layout" svg:width="0.1cm" svg:height="0.101cm" svg:x="10.644cm" svg:y="12.545cm" svg:viewBox="0 0 101 102" svg:d="M0 50c0-27 22-50 50-50s51 23 51 50c0 28-23 52-51 52s-50-24-50-52z">
          <text:p/>
        </draw:path>
        <draw:path draw:style-name="gr6" draw:text-style-name="P2" draw:layer="layout" svg:width="0.1cm" svg:height="0.101cm" svg:x="10.844cm" svg:y="12.545cm" svg:viewBox="0 0 101 102" svg:d="M0 50c0-27 22-50 50-50s51 23 51 50c0 28-23 52-51 52s-50-24-50-52z">
          <text:p/>
        </draw:path>
        <draw:path draw:style-name="gr6" draw:text-style-name="P2" draw:layer="layout" svg:width="0.1cm" svg:height="0.101cm" svg:x="11.044cm" svg:y="12.545cm" svg:viewBox="0 0 101 102" svg:d="M0 50c0-27 22-50 50-50s51 23 51 50c0 28-23 52-51 52s-50-24-50-52z">
          <text:p/>
        </draw:path>
        <draw:path draw:style-name="gr6" draw:text-style-name="P2" draw:layer="layout" svg:width="0.1cm" svg:height="0.1cm" svg:x="10.642cm" svg:y="13.102cm" svg:viewBox="0 0 101 101" svg:d="M0 52c0-29 23-52 52-52 27 0 49 23 49 52 0 27-22 49-49 49-29 0-52-22-52-49z">
          <text:p/>
        </draw:path>
        <draw:path draw:style-name="gr6" draw:text-style-name="P2" draw:layer="layout" svg:width="0.1cm" svg:height="0.1cm" svg:x="9.355cm" svg:y="13.102cm" svg:viewBox="0 0 101 101" svg:d="M0 52c0-29 22-52 50-52s51 23 51 52c0 27-23 49-51 49s-50-22-50-49z">
          <text:p/>
        </draw:path>
        <draw:path draw:style-name="gr6" draw:text-style-name="P2" draw:layer="layout" svg:width="0.1cm" svg:height="0.1cm" svg:x="11.442cm" svg:y="10.379cm" svg:viewBox="0 0 101 101" svg:d="M0 49c0-27 23-49 52-49 27 0 49 22 49 49 0 28-22 52-49 52-29 0-52-24-52-52z">
          <text:p/>
        </draw:path>
        <draw:path draw:style-name="gr6" draw:text-style-name="P2" draw:layer="layout" svg:width="0.1cm" svg:height="0.1cm" svg:x="11.442cm" svg:y="10.633cm" svg:viewBox="0 0 101 101" svg:d="M0 50c0-28 23-50 52-50 27 0 49 22 49 50s-22 51-49 51c-29 0-52-23-52-51z">
          <text:p/>
        </draw:path>
        <draw:path draw:style-name="gr6" draw:text-style-name="P2" draw:layer="layout" svg:width="0.1cm" svg:height="0.1cm" svg:x="9.555cm" svg:y="12.416cm" svg:viewBox="0 0 101 101" svg:d="M0 50c0-28 22-50 50-50s51 22 51 50-23 51-51 51-50-23-50-51z">
          <text:p/>
        </draw:path>
        <draw:path draw:style-name="gr6" draw:text-style-name="P2" draw:layer="layout" svg:width="0.1cm" svg:height="0.1cm" svg:x="9.355cm" svg:y="12.416cm" svg:viewBox="0 0 101 101" svg:d="M0 50c0-28 22-50 50-50s51 22 51 50-23 51-51 51-50-23-50-51z">
          <text:p/>
        </draw:path>
        <draw:path draw:style-name="gr6" draw:text-style-name="P2" draw:layer="layout" svg:width="0.1cm" svg:height="0.1cm" svg:x="9.364cm" svg:y="10.817cm" svg:viewBox="0 0 101 101" svg:d="M0 51c0-28 23-51 52-51 27 0 49 23 49 51s-22 50-49 50c-29 0-52-22-52-50z">
          <text:p/>
        </draw:path>
        <draw:path draw:style-name="gr6" draw:text-style-name="P2" draw:layer="layout" svg:width="0.1cm" svg:height="0.1cm" svg:x="9.364cm" svg:y="11.017cm" svg:viewBox="0 0 101 101" svg:d="M0 51c0-28 23-51 52-51 27 0 49 23 49 51s-22 50-49 50c-29 0-52-22-52-50z">
          <text:p/>
        </draw:path>
        <draw:path draw:style-name="gr6" draw:text-style-name="P2" draw:layer="layout" svg:width="0.1cm" svg:height="0.1cm" svg:x="8.577cm" svg:y="10.816cm" svg:viewBox="0 0 101 101" svg:d="M0 50c0-28 22-50 50-50s51 22 51 50-23 51-51 51-50-23-50-51z">
          <text:p/>
        </draw:path>
        <draw:path draw:style-name="gr6" draw:text-style-name="P2" draw:layer="layout" svg:width="0.1cm" svg:height="0.1cm" svg:x="8.831cm" svg:y="10.816cm" svg:viewBox="0 0 101 101" svg:d="M0 50c0-28 22-50 51-50 28 0 50 22 50 50s-22 51-50 51c-29 0-51-23-51-51z">
          <text:p/>
        </draw:path>
        <draw:path draw:style-name="gr6" draw:text-style-name="P2" draw:layer="layout" svg:width="0.1cm" svg:height="0.1cm" svg:x="8.58cm" svg:y="11.3cm" svg:viewBox="0 0 101 101" svg:d="M0 51c0-28 24-51 52-51 27 0 49 23 49 51s-22 50-49 50c-28 0-52-22-52-50z">
          <text:p/>
        </draw:path>
        <draw:path draw:style-name="gr6" draw:text-style-name="P2" draw:layer="layout" svg:width="0.1cm" svg:height="0.1cm" svg:x="8.58cm" svg:y="12.062cm" svg:viewBox="0 0 101 101" svg:d="M0 51c0-28 24-51 52-51 27 0 49 23 49 51 0 27-22 50-49 50-28 0-52-23-52-50z">
          <text:p/>
        </draw:path>
        <draw:path draw:style-name="gr6" draw:text-style-name="P2" draw:layer="layout" svg:width="0.1cm" svg:height="0.1cm" svg:x="10.16cm" svg:y="10.238cm" svg:viewBox="0 0 101 101" svg:d="M0 50c0-28 23-50 52-50 27 0 49 22 49 50s-22 51-49 51c-29 0-52-23-52-51z">
          <text:p/>
        </draw:path>
        <draw:path draw:style-name="gr6" draw:text-style-name="P2" draw:layer="layout" svg:width="0.1cm" svg:height="0.1cm" svg:x="10.414cm" svg:y="10.238cm" svg:viewBox="0 0 101 101" svg:d="M0 50c0-28 23-50 51-50s50 22 50 50-22 51-50 51-51-23-51-51z">
          <text:p/>
        </draw:path>
        <draw:path draw:style-name="gr6" draw:text-style-name="P2" draw:layer="layout" svg:width="0.1cm" svg:height="0.1cm" svg:x="10.668cm" svg:y="10.238cm" svg:viewBox="0 0 101 101" svg:d="M0 50c0-28 24-50 52-50 27 0 49 22 49 50s-22 51-49 51c-28 0-52-23-52-51z">
          <text:p/>
        </draw:path>
        <draw:path draw:style-name="gr6" draw:text-style-name="P2" draw:layer="layout" svg:width="0.1cm" svg:height="0.101cm" svg:x="10.433cm" svg:y="12.545cm" svg:viewBox="0 0 101 102" svg:d="M0 50c0-27 23-50 52-50 27 0 49 23 49 50 0 28-22 52-49 52-29 0-52-24-52-52z">
          <text:p/>
        </draw:path>
        <draw:path draw:style-name="gr6" draw:text-style-name="P2" draw:layer="layout" svg:width="0.1cm" svg:height="0.101cm" svg:x="11.254cm" svg:y="12.545cm" svg:viewBox="0 0 101 102" svg:d="M0 50c0-27 23-50 50-50 28 0 51 23 51 50 0 28-23 52-51 52-27 0-50-24-50-52z">
          <text:p/>
        </draw:path>
        <draw:path draw:style-name="gr6" draw:text-style-name="P2" draw:layer="layout" svg:width="0.1cm" svg:height="0.101cm" svg:x="10.644cm" svg:y="12.545cm" svg:viewBox="0 0 101 102" svg:d="M0 50c0-27 22-50 50-50s51 23 51 50c0 28-23 52-51 52s-50-24-50-52z">
          <text:p/>
        </draw:path>
        <draw:path draw:style-name="gr6" draw:text-style-name="P2" draw:layer="layout" svg:width="0.1cm" svg:height="0.101cm" svg:x="10.844cm" svg:y="12.545cm" svg:viewBox="0 0 101 102" svg:d="M0 50c0-27 22-50 50-50s51 23 51 50c0 28-23 52-51 52s-50-24-50-52z">
          <text:p/>
        </draw:path>
        <draw:path draw:style-name="gr6" draw:text-style-name="P2" draw:layer="layout" svg:width="0.1cm" svg:height="0.101cm" svg:x="11.044cm" svg:y="12.545cm" svg:viewBox="0 0 101 102" svg:d="M0 50c0-27 22-50 50-50s51 23 51 50c0 28-23 52-51 52s-50-24-50-52z">
          <text:p/>
        </draw:path>
        <draw:path draw:style-name="gr6" draw:text-style-name="P2" draw:layer="layout" svg:width="0.1cm" svg:height="0.1cm" svg:x="10.642cm" svg:y="13.102cm" svg:viewBox="0 0 101 101" svg:d="M0 52c0-29 23-52 52-52 27 0 49 23 49 52 0 27-22 49-49 49-29 0-52-22-52-49z">
          <text:p/>
        </draw:path>
        <draw:path draw:style-name="gr6" draw:text-style-name="P2" draw:layer="layout" svg:width="0.1cm" svg:height="0.1cm" svg:x="9.355cm" svg:y="13.102cm" svg:viewBox="0 0 101 101" svg:d="M0 52c0-29 22-52 50-52s51 23 51 52c0 27-23 49-51 49s-50-22-50-49z">
          <text:p/>
        </draw:path>
        <draw:line draw:style-name="gr16" draw:text-style-name="P1" draw:layer="layout" svg:x1="8.226cm" svg:y1="10.222cm" svg:x2="8.226cm" svg:y2="9.703cm">
          <text:p/>
        </draw:line>
        <draw:line draw:style-name="gr16" draw:text-style-name="P1" draw:layer="layout" svg:x1="11.866cm" svg:y1="13.721cm" svg:x2="11.866cm" svg:y2="10.222cm">
          <text:p/>
        </draw:line>
        <draw:line draw:style-name="gr16" draw:text-style-name="P1" draw:layer="layout" svg:x1="8.226cm" svg:y1="10.222cm" svg:x2="8.226cm" svg:y2="13.721cm">
          <text:p/>
        </draw:line>
        <draw:line draw:style-name="gr16" draw:text-style-name="P1" draw:layer="layout" svg:x1="11.866cm" svg:y1="10.222cm" svg:x2="11.866cm" svg:y2="9.703cm">
          <text:p/>
        </draw:line>
        <draw:line draw:style-name="gr16" draw:text-style-name="P1" draw:layer="layout" svg:x1="11.866cm" svg:y1="13.721cm" svg:x2="8.226cm" svg:y2="13.721cm">
          <text:p/>
        </draw:line>
        <draw:line draw:style-name="gr16" draw:text-style-name="P1" draw:layer="layout" svg:x1="8.226cm" svg:y1="9.703cm" svg:x2="11.866cm" svg:y2="9.703cm">
          <text:p/>
        </draw:line>
        <draw:path draw:style-name="gr6" draw:text-style-name="P2" draw:layer="layout" svg:width="0.1cm" svg:height="0.1cm" svg:x="11.442cm" svg:y="10.379cm" svg:viewBox="0 0 101 101" svg:d="M0 49c0-27 23-49 52-49 27 0 49 22 49 49 0 28-22 52-49 52-29 0-52-24-52-52z">
          <text:p/>
        </draw:path>
        <draw:path draw:style-name="gr6" draw:text-style-name="P2" draw:layer="layout" svg:width="0.1cm" svg:height="0.1cm" svg:x="11.442cm" svg:y="10.633cm" svg:viewBox="0 0 101 101" svg:d="M0 50c0-28 23-50 52-50 27 0 49 22 49 50s-22 51-49 51c-29 0-52-23-52-51z">
          <text:p/>
        </draw:path>
        <draw:path draw:style-name="gr6" draw:text-style-name="P2" draw:layer="layout" svg:width="0.1cm" svg:height="0.1cm" svg:x="9.555cm" svg:y="12.416cm" svg:viewBox="0 0 101 101" svg:d="M0 50c0-28 22-50 50-50s51 22 51 50-23 51-51 51-50-23-50-51z">
          <text:p/>
        </draw:path>
        <draw:path draw:style-name="gr6" draw:text-style-name="P2" draw:layer="layout" svg:width="0.1cm" svg:height="0.1cm" svg:x="9.355cm" svg:y="12.416cm" svg:viewBox="0 0 101 101" svg:d="M0 50c0-28 22-50 50-50s51 22 51 50-23 51-51 51-50-23-50-51z">
          <text:p/>
        </draw:path>
        <draw:path draw:style-name="gr6" draw:text-style-name="P2" draw:layer="layout" svg:width="0.1cm" svg:height="0.1cm" svg:x="9.364cm" svg:y="10.817cm" svg:viewBox="0 0 101 101" svg:d="M0 51c0-28 23-51 52-51 27 0 49 23 49 51s-22 50-49 50c-29 0-52-22-52-50z">
          <text:p/>
        </draw:path>
        <draw:path draw:style-name="gr6" draw:text-style-name="P2" draw:layer="layout" svg:width="0.1cm" svg:height="0.1cm" svg:x="9.364cm" svg:y="11.017cm" svg:viewBox="0 0 101 101" svg:d="M0 51c0-28 23-51 52-51 27 0 49 23 49 51s-22 50-49 50c-29 0-52-22-52-50z">
          <text:p/>
        </draw:path>
        <draw:path draw:style-name="gr6" draw:text-style-name="P2" draw:layer="layout" svg:width="0.1cm" svg:height="0.1cm" svg:x="8.577cm" svg:y="10.816cm" svg:viewBox="0 0 101 101" svg:d="M0 50c0-28 22-50 50-50s51 22 51 50-23 51-51 51-50-23-50-51z">
          <text:p/>
        </draw:path>
        <draw:path draw:style-name="gr6" draw:text-style-name="P2" draw:layer="layout" svg:width="0.1cm" svg:height="0.1cm" svg:x="8.831cm" svg:y="10.816cm" svg:viewBox="0 0 101 101" svg:d="M0 50c0-28 22-50 51-50 28 0 50 22 50 50s-22 51-50 51c-29 0-51-23-51-51z">
          <text:p/>
        </draw:path>
        <draw:path draw:style-name="gr6" draw:text-style-name="P2" draw:layer="layout" svg:width="0.1cm" svg:height="0.1cm" svg:x="8.58cm" svg:y="11.3cm" svg:viewBox="0 0 101 101" svg:d="M0 51c0-28 24-51 52-51 27 0 49 23 49 51s-22 50-49 50c-28 0-52-22-52-50z">
          <text:p/>
        </draw:path>
        <draw:path draw:style-name="gr6" draw:text-style-name="P2" draw:layer="layout" svg:width="0.1cm" svg:height="0.1cm" svg:x="8.58cm" svg:y="12.062cm" svg:viewBox="0 0 101 101" svg:d="M0 51c0-28 24-51 52-51 27 0 49 23 49 51 0 27-22 50-49 50-28 0-52-23-52-50z">
          <text:p/>
        </draw:path>
        <draw:path draw:style-name="gr6" draw:text-style-name="P2" draw:layer="layout" svg:width="0.1cm" svg:height="0.1cm" svg:x="10.16cm" svg:y="10.238cm" svg:viewBox="0 0 101 101" svg:d="M0 50c0-28 23-50 52-50 27 0 49 22 49 50s-22 51-49 51c-29 0-52-23-52-51z">
          <text:p/>
        </draw:path>
        <draw:path draw:style-name="gr6" draw:text-style-name="P2" draw:layer="layout" svg:width="0.1cm" svg:height="0.1cm" svg:x="10.414cm" svg:y="10.238cm" svg:viewBox="0 0 101 101" svg:d="M0 50c0-28 23-50 51-50s50 22 50 50-22 51-50 51-51-23-51-51z">
          <text:p/>
        </draw:path>
        <draw:path draw:style-name="gr6" draw:text-style-name="P2" draw:layer="layout" svg:width="0.1cm" svg:height="0.1cm" svg:x="10.668cm" svg:y="10.238cm" svg:viewBox="0 0 101 101" svg:d="M0 50c0-28 24-50 52-50 27 0 49 22 49 50s-22 51-49 51c-28 0-52-23-52-51z">
          <text:p/>
        </draw:path>
        <draw:path draw:style-name="gr6" draw:text-style-name="P2" draw:layer="layout" svg:width="0.1cm" svg:height="0.101cm" svg:x="10.433cm" svg:y="12.545cm" svg:viewBox="0 0 101 102" svg:d="M0 50c0-27 23-50 52-50 27 0 49 23 49 50 0 28-22 52-49 52-29 0-52-24-52-52z">
          <text:p/>
        </draw:path>
        <draw:path draw:style-name="gr6" draw:text-style-name="P2" draw:layer="layout" svg:width="0.1cm" svg:height="0.101cm" svg:x="11.254cm" svg:y="12.545cm" svg:viewBox="0 0 101 102" svg:d="M0 50c0-27 23-50 50-50 28 0 51 23 51 50 0 28-23 52-51 52-27 0-50-24-50-52z">
          <text:p/>
        </draw:path>
        <draw:path draw:style-name="gr6" draw:text-style-name="P2" draw:layer="layout" svg:width="0.1cm" svg:height="0.101cm" svg:x="10.644cm" svg:y="12.545cm" svg:viewBox="0 0 101 102" svg:d="M0 50c0-27 22-50 50-50s51 23 51 50c0 28-23 52-51 52s-50-24-50-52z">
          <text:p/>
        </draw:path>
        <draw:path draw:style-name="gr6" draw:text-style-name="P2" draw:layer="layout" svg:width="0.1cm" svg:height="0.101cm" svg:x="10.844cm" svg:y="12.545cm" svg:viewBox="0 0 101 102" svg:d="M0 50c0-27 22-50 50-50s51 23 51 50c0 28-23 52-51 52s-50-24-50-52z">
          <text:p/>
        </draw:path>
        <draw:path draw:style-name="gr6" draw:text-style-name="P2" draw:layer="layout" svg:width="0.1cm" svg:height="0.101cm" svg:x="11.044cm" svg:y="12.545cm" svg:viewBox="0 0 101 102" svg:d="M0 50c0-27 22-50 50-50s51 23 51 50c0 28-23 52-51 52s-50-24-50-52z">
          <text:p/>
        </draw:path>
        <draw:path draw:style-name="gr6" draw:text-style-name="P2" draw:layer="layout" svg:width="0.1cm" svg:height="0.1cm" svg:x="10.642cm" svg:y="13.102cm" svg:viewBox="0 0 101 101" svg:d="M0 52c0-29 23-52 52-52 27 0 49 23 49 52 0 27-22 49-49 49-29 0-52-22-52-49z">
          <text:p/>
        </draw:path>
        <draw:path draw:style-name="gr6" draw:text-style-name="P2" draw:layer="layout" svg:width="0.1cm" svg:height="0.1cm" svg:x="9.355cm" svg:y="13.102cm" svg:viewBox="0 0 101 101" svg:d="M0 52c0-29 22-52 50-52s51 23 51 52c0 27-23 49-51 49s-50-22-50-49z">
          <text:p/>
        </draw:path>
        <draw:path draw:style-name="gr15" draw:text-style-name="P3" draw:layer="layout" svg:width="0.1cm" svg:height="0.1cm" svg:x="11.442cm" svg:y="10.379cm" svg:viewBox="0 0 101 101" svg:d="M0 49c0-27 23-49 52-49 27 0 49 22 49 49 0 28-22 52-49 52-29 0-52-24-52-52z">
          <text:p/>
        </draw:path>
        <draw:path draw:style-name="gr15" draw:text-style-name="P3" draw:layer="layout" svg:width="0.1cm" svg:height="0.1cm" svg:x="11.442cm" svg:y="10.633cm" svg:viewBox="0 0 101 101" svg:d="M0 50c0-28 23-50 52-50 27 0 49 22 49 50s-22 51-49 51c-29 0-52-23-52-51z">
          <text:p/>
        </draw:path>
        <draw:path draw:style-name="gr15" draw:text-style-name="P3" draw:layer="layout" svg:width="0.1cm" svg:height="0.1cm" svg:x="9.555cm" svg:y="12.416cm" svg:viewBox="0 0 101 101" svg:d="M0 50c0-28 22-50 50-50s51 22 51 50-23 51-51 51-50-23-50-51z">
          <text:p/>
        </draw:path>
        <draw:path draw:style-name="gr15" draw:text-style-name="P3" draw:layer="layout" svg:width="0.1cm" svg:height="0.1cm" svg:x="9.355cm" svg:y="12.416cm" svg:viewBox="0 0 101 101" svg:d="M0 50c0-28 22-50 50-50s51 22 51 50-23 51-51 51-50-23-50-51z">
          <text:p/>
        </draw:path>
        <draw:path draw:style-name="gr15" draw:text-style-name="P3" draw:layer="layout" svg:width="0.1cm" svg:height="0.1cm" svg:x="9.364cm" svg:y="10.817cm" svg:viewBox="0 0 101 101" svg:d="M0 51c0-28 23-51 52-51 27 0 49 23 49 51s-22 50-49 50c-29 0-52-22-52-50z">
          <text:p/>
        </draw:path>
        <draw:path draw:style-name="gr15" draw:text-style-name="P3" draw:layer="layout" svg:width="0.1cm" svg:height="0.1cm" svg:x="9.364cm" svg:y="11.017cm" svg:viewBox="0 0 101 101" svg:d="M0 51c0-28 23-51 52-51 27 0 49 23 49 51s-22 50-49 50c-29 0-52-22-52-50z">
          <text:p/>
        </draw:path>
        <draw:path draw:style-name="gr15" draw:text-style-name="P3" draw:layer="layout" svg:width="0.1cm" svg:height="0.1cm" svg:x="8.577cm" svg:y="10.816cm" svg:viewBox="0 0 101 101" svg:d="M0 50c0-28 22-50 50-50s51 22 51 50-23 51-51 51-50-23-50-51z">
          <text:p/>
        </draw:path>
        <draw:path draw:style-name="gr15" draw:text-style-name="P3" draw:layer="layout" svg:width="0.1cm" svg:height="0.1cm" svg:x="8.831cm" svg:y="10.816cm" svg:viewBox="0 0 101 101" svg:d="M0 50c0-28 22-50 51-50 28 0 50 22 50 50s-22 51-50 51c-29 0-51-23-51-51z">
          <text:p/>
        </draw:path>
        <draw:path draw:style-name="gr15" draw:text-style-name="P3" draw:layer="layout" svg:width="0.1cm" svg:height="0.1cm" svg:x="8.58cm" svg:y="11.3cm" svg:viewBox="0 0 101 101" svg:d="M0 51c0-28 24-51 52-51 27 0 49 23 49 51s-22 50-49 50c-28 0-52-22-52-50z">
          <text:p/>
        </draw:path>
        <draw:path draw:style-name="gr15" draw:text-style-name="P3" draw:layer="layout" svg:width="0.1cm" svg:height="0.1cm" svg:x="8.58cm" svg:y="12.062cm" svg:viewBox="0 0 101 101" svg:d="M0 51c0-28 24-51 52-51 27 0 49 23 49 51 0 27-22 50-49 50-28 0-52-23-52-50z">
          <text:p/>
        </draw:path>
        <draw:path draw:style-name="gr15" draw:text-style-name="P3" draw:layer="layout" svg:width="0.1cm" svg:height="0.1cm" svg:x="10.16cm" svg:y="10.238cm" svg:viewBox="0 0 101 101" svg:d="M0 50c0-28 23-50 52-50 27 0 49 22 49 50s-22 51-49 51c-29 0-52-23-52-51z">
          <text:p/>
        </draw:path>
        <draw:path draw:style-name="gr15" draw:text-style-name="P3" draw:layer="layout" svg:width="0.1cm" svg:height="0.1cm" svg:x="10.414cm" svg:y="10.238cm" svg:viewBox="0 0 101 101" svg:d="M0 50c0-28 23-50 51-50s50 22 50 50-22 51-50 51-51-23-51-51z">
          <text:p/>
        </draw:path>
        <draw:path draw:style-name="gr15" draw:text-style-name="P3" draw:layer="layout" svg:width="0.1cm" svg:height="0.1cm" svg:x="10.668cm" svg:y="10.238cm" svg:viewBox="0 0 101 101" svg:d="M0 50c0-28 24-50 52-50 27 0 49 22 49 50s-22 51-49 51c-28 0-52-23-52-51z">
          <text:p/>
        </draw:path>
        <draw:path draw:style-name="gr15" draw:text-style-name="P3" draw:layer="layout" svg:width="0.1cm" svg:height="0.101cm" svg:x="10.433cm" svg:y="12.545cm" svg:viewBox="0 0 101 102" svg:d="M0 50c0-27 23-50 52-50 27 0 49 23 49 50 0 28-22 52-49 52-29 0-52-24-52-52z">
          <text:p/>
        </draw:path>
        <draw:path draw:style-name="gr15" draw:text-style-name="P3" draw:layer="layout" svg:width="0.1cm" svg:height="0.101cm" svg:x="11.254cm" svg:y="12.545cm" svg:viewBox="0 0 101 102" svg:d="M0 50c0-27 23-50 50-50 28 0 51 23 51 50 0 28-23 52-51 52-27 0-50-24-50-52z">
          <text:p/>
        </draw:path>
        <draw:path draw:style-name="gr15" draw:text-style-name="P3" draw:layer="layout" svg:width="0.1cm" svg:height="0.101cm" svg:x="10.644cm" svg:y="12.545cm" svg:viewBox="0 0 101 102" svg:d="M0 50c0-27 22-50 50-50s51 23 51 50c0 28-23 52-51 52s-50-24-50-52z">
          <text:p/>
        </draw:path>
        <draw:path draw:style-name="gr15" draw:text-style-name="P3" draw:layer="layout" svg:width="0.1cm" svg:height="0.101cm" svg:x="10.844cm" svg:y="12.545cm" svg:viewBox="0 0 101 102" svg:d="M0 50c0-27 22-50 50-50s51 23 51 50c0 28-23 52-51 52s-50-24-50-52z">
          <text:p/>
        </draw:path>
        <draw:path draw:style-name="gr15" draw:text-style-name="P3" draw:layer="layout" svg:width="0.1cm" svg:height="0.101cm" svg:x="11.044cm" svg:y="12.545cm" svg:viewBox="0 0 101 102" svg:d="M0 50c0-27 22-50 50-50s51 23 51 50c0 28-23 52-51 52s-50-24-50-52z">
          <text:p/>
        </draw:path>
        <draw:path draw:style-name="gr15" draw:text-style-name="P3" draw:layer="layout" svg:width="0.1cm" svg:height="0.1cm" svg:x="10.642cm" svg:y="13.102cm" svg:viewBox="0 0 101 101" svg:d="M0 52c0-29 23-52 52-52 27 0 49 23 49 52 0 27-22 49-49 49-29 0-52-22-52-49z">
          <text:p/>
        </draw:path>
        <draw:path draw:style-name="gr15" draw:text-style-name="P3" draw:layer="layout" svg:width="0.1cm" svg:height="0.1cm" svg:x="9.355cm" svg:y="13.102cm" svg:viewBox="0 0 101 101" svg:d="M0 52c0-29 22-52 50-52s51 23 51 52c0 27-23 49-51 49s-50-22-50-49z">
          <text:p/>
        </draw:path>
        <draw:line draw:style-name="gr1" draw:text-style-name="P1" draw:layer="layout" svg:x1="17.161cm" svg:y1="12.074cm" svg:x2="17.143cm" svg:y2="12.081cm">
          <text:p/>
        </draw:line>
        <draw:line draw:style-name="gr1" draw:text-style-name="P1" draw:layer="layout" svg:x1="17.143cm" svg:y1="12.08cm" svg:x2="17.114cm" svg:y2="12.08cm">
          <text:p/>
        </draw:line>
        <draw:line draw:style-name="gr1" draw:text-style-name="P1" draw:layer="layout" svg:x1="17.115cm" svg:y1="12.081cm" svg:x2="17.103cm" svg:y2="12.074cm">
          <text:p/>
        </draw:line>
        <draw:line draw:style-name="gr1" draw:text-style-name="P1" draw:layer="layout" svg:x1="17.104cm" svg:y1="12.075cm" svg:x2="17.097cm" svg:y2="12.069cm">
          <text:p/>
        </draw:line>
        <draw:line draw:style-name="gr1" draw:text-style-name="P1" draw:layer="layout" svg:x1="17.098cm" svg:y1="12.07cm" svg:x2="17.091cm" svg:y2="12.057cm">
          <text:p/>
        </draw:line>
        <draw:line draw:style-name="gr1" draw:text-style-name="P1" draw:layer="layout" svg:x1="17.091cm" svg:y1="12.057cm" svg:x2="17.091cm" svg:y2="12.046cm">
          <text:p/>
        </draw:line>
        <draw:line draw:style-name="gr1" draw:text-style-name="P1" draw:layer="layout" svg:x1="17.091cm" svg:y1="12.047cm" svg:x2="17.098cm" svg:y2="12.034cm">
          <text:p/>
        </draw:line>
        <draw:line draw:style-name="gr1" draw:text-style-name="P1" draw:layer="layout" svg:x1="17.097cm" svg:y1="12.035cm" svg:x2="17.104cm" svg:y2="12.029cm">
          <text:p/>
        </draw:line>
        <draw:line draw:style-name="gr1" draw:text-style-name="P1" draw:layer="layout" svg:x1="17.103cm" svg:y1="12.03cm" svg:x2="17.115cm" svg:y2="12.023cm">
          <text:p/>
        </draw:line>
        <draw:line draw:style-name="gr1" draw:text-style-name="P1" draw:layer="layout" svg:x1="17.114cm" svg:y1="12.024cm" svg:x2="17.138cm" svg:y2="12.017cm">
          <text:p/>
        </draw:line>
        <draw:line draw:style-name="gr1" draw:text-style-name="P1" draw:layer="layout" svg:x1="17.137cm" svg:y1="12.018cm" svg:x2="17.15cm" svg:y2="12.012cm">
          <text:p/>
        </draw:line>
        <draw:line draw:style-name="gr1" draw:text-style-name="P1" draw:layer="layout" svg:x1="17.149cm" svg:y1="12.013cm" svg:x2="17.155cm" svg:y2="12.006cm">
          <text:p/>
        </draw:line>
        <draw:line draw:style-name="gr1" draw:text-style-name="P1" draw:layer="layout" svg:x1="17.154cm" svg:y1="12.007cm" svg:x2="17.161cm" svg:y2="11.994cm">
          <text:p/>
        </draw:line>
        <draw:line draw:style-name="gr1" draw:text-style-name="P1" draw:layer="layout" svg:x1="17.16cm" svg:y1="11.994cm" svg:x2="17.16cm" svg:y2="11.983cm">
          <text:p/>
        </draw:line>
        <draw:line draw:style-name="gr1" draw:text-style-name="P1" draw:layer="layout" svg:x1="17.161cm" svg:y1="11.984cm" svg:x2="17.154cm" svg:y2="11.972cm">
          <text:p/>
        </draw:line>
        <draw:line draw:style-name="gr1" draw:text-style-name="P1" draw:layer="layout" svg:x1="17.155cm" svg:y1="11.973cm" svg:x2="17.149cm" svg:y2="11.966cm">
          <text:p/>
        </draw:line>
        <draw:line draw:style-name="gr1" draw:text-style-name="P1" draw:layer="layout" svg:x1="17.15cm" svg:y1="11.968cm" svg:x2="17.137cm" svg:y2="11.96cm">
          <text:p/>
        </draw:line>
        <draw:line draw:style-name="gr1" draw:text-style-name="P1" draw:layer="layout" svg:x1="17.137cm" svg:y1="11.96cm" svg:x2="17.109cm" svg:y2="11.96cm">
          <text:p/>
        </draw:line>
        <draw:line draw:style-name="gr1" draw:text-style-name="P1" draw:layer="layout" svg:x1="17.11cm" svg:y1="11.96cm" svg:x2="17.091cm" svg:y2="11.968cm">
          <text:p/>
        </draw:line>
        <draw:line draw:style-name="gr1" draw:text-style-name="P1" draw:layer="layout" svg:x1="17.052cm" svg:y1="11.96cm" svg:x2="17.023cm" svg:y2="12.081cm">
          <text:p/>
        </draw:line>
        <draw:line draw:style-name="gr1" draw:text-style-name="P1" draw:layer="layout" svg:x1="17.024cm" svg:y1="12.081cm" svg:x2="17cm" svg:y2="11.994cm">
          <text:p/>
        </draw:line>
        <draw:line draw:style-name="gr1" draw:text-style-name="P1" draw:layer="layout" svg:x1="17.001cm" svg:y1="11.994cm" svg:x2="16.977cm" svg:y2="12.081cm">
          <text:p/>
        </draw:line>
        <draw:line draw:style-name="gr1" draw:text-style-name="P1" draw:layer="layout" svg:x1="16.978cm" svg:y1="12.081cm" svg:x2="16.949cm" svg:y2="11.96cm">
          <text:p/>
        </draw:line>
        <draw:line draw:style-name="gr1" draw:text-style-name="P1" draw:layer="layout" svg:x1="16.84cm" svg:y1="12.08cm" svg:x2="16.909cm" svg:y2="12.08cm">
          <text:p/>
        </draw:line>
        <draw:line draw:style-name="gr1" draw:text-style-name="P1" draw:layer="layout" svg:x1="16.874cm" svg:y1="12.08cm" svg:x2="16.874cm" svg:y2="11.96cm">
          <text:p/>
        </draw:line>
        <draw:line draw:style-name="gr1" draw:text-style-name="P1" draw:layer="layout" svg:x1="16.874cm" svg:y1="11.96cm" svg:x2="16.887cm" svg:y2="11.978cm">
          <text:p/>
        </draw:line>
        <draw:line draw:style-name="gr1" draw:text-style-name="P1" draw:layer="layout" svg:x1="16.886cm" svg:y1="11.977cm" svg:x2="16.898cm" svg:y2="11.99cm">
          <text:p/>
        </draw:line>
        <draw:line draw:style-name="gr1" draw:text-style-name="P1" draw:layer="layout" svg:x1="16.897cm" svg:y1="11.989cm" svg:x2="16.91cm" svg:y2="11.995cm">
          <text:p/>
        </draw:line>
        <draw:polygon draw:style-name="gr2" draw:text-style-name="P1" draw:layer="layout" svg:width="0.426cm" svg:height="0.289cm" svg:x="16.787cm" svg:y="11.866cm" svg:viewBox="0 0 427 290" draw:points="0,0 427,0 427,290 0,290">
          <text:p/>
        </draw:polygon>
        <draw:line draw:style-name="gr1" draw:text-style-name="P1" draw:layer="layout" svg:x1="15.553cm" svg:y1="11.67cm" svg:x2="15.553cm" svg:y2="11.75cm">
          <text:p/>
        </draw:line>
        <draw:line draw:style-name="gr1" draw:text-style-name="P1" draw:layer="layout" svg:x1="15.582cm" svg:y1="11.624cm" svg:x2="15.611cm" svg:y2="11.711cm">
          <text:p/>
        </draw:line>
        <draw:line draw:style-name="gr1" draw:text-style-name="P1" draw:layer="layout" svg:x1="15.61cm" svg:y1="11.71cm" svg:x2="15.536cm" svg:y2="11.71cm">
          <text:p/>
        </draw:line>
        <draw:line draw:style-name="gr1" draw:text-style-name="P1" draw:layer="layout" svg:x1="15.502cm" svg:y1="11.63cm" svg:x2="15.422cm" svg:y2="11.63cm">
          <text:p/>
        </draw:line>
        <draw:line draw:style-name="gr1" draw:text-style-name="P1" draw:layer="layout" svg:x1="15.422cm" svg:y1="11.63cm" svg:x2="15.474cm" svg:y2="11.751cm">
          <text:p/>
        </draw:line>
        <draw:line draw:style-name="gr1" draw:text-style-name="P1" draw:layer="layout" svg:x1="15.353cm" svg:y1="11.63cm" svg:x2="15.342cm" svg:y2="11.63cm">
          <text:p/>
        </draw:line>
        <draw:line draw:style-name="gr1" draw:text-style-name="P1" draw:layer="layout" svg:x1="15.343cm" svg:y1="11.63cm" svg:x2="15.33cm" svg:y2="11.638cm">
          <text:p/>
        </draw:line>
        <draw:line draw:style-name="gr1" draw:text-style-name="P1" draw:layer="layout" svg:x1="15.331cm" svg:y1="11.636cm" svg:x2="15.324cm" svg:y2="11.643cm">
          <text:p/>
        </draw:line>
        <draw:line draw:style-name="gr1" draw:text-style-name="P1" draw:layer="layout" svg:x1="15.325cm" svg:y1="11.642cm" svg:x2="15.319cm" svg:y2="11.654cm">
          <text:p/>
        </draw:line>
        <draw:line draw:style-name="gr1" draw:text-style-name="P1" draw:layer="layout" svg:x1="15.321cm" svg:y1="11.653cm" svg:x2="15.313cm" svg:y2="11.677cm">
          <text:p/>
        </draw:line>
        <draw:line draw:style-name="gr1" draw:text-style-name="P1" draw:layer="layout" svg:x1="15.313cm" svg:y1="11.676cm" svg:x2="15.313cm" svg:y2="11.704cm">
          <text:p/>
        </draw:line>
        <draw:line draw:style-name="gr1" draw:text-style-name="P1" draw:layer="layout" svg:x1="15.313cm" svg:y1="11.704cm" svg:x2="15.321cm" svg:y2="11.728cm">
          <text:p/>
        </draw:line>
        <draw:line draw:style-name="gr1" draw:text-style-name="P1" draw:layer="layout" svg:x1="15.319cm" svg:y1="11.727cm" svg:x2="15.325cm" svg:y2="11.74cm">
          <text:p/>
        </draw:line>
        <draw:line draw:style-name="gr1" draw:text-style-name="P1" draw:layer="layout" svg:x1="15.324cm" svg:y1="11.739cm" svg:x2="15.331cm" svg:y2="11.745cm">
          <text:p/>
        </draw:line>
        <draw:line draw:style-name="gr1" draw:text-style-name="P1" draw:layer="layout" svg:x1="15.33cm" svg:y1="11.744cm" svg:x2="15.343cm" svg:y2="11.751cm">
          <text:p/>
        </draw:line>
        <draw:line draw:style-name="gr1" draw:text-style-name="P1" draw:layer="layout" svg:x1="15.342cm" svg:y1="11.75cm" svg:x2="15.353cm" svg:y2="11.75cm">
          <text:p/>
        </draw:line>
        <draw:line draw:style-name="gr1" draw:text-style-name="P1" draw:layer="layout" svg:x1="15.353cm" svg:y1="11.751cm" svg:x2="15.365cm" svg:y2="11.744cm">
          <text:p/>
        </draw:line>
        <draw:line draw:style-name="gr1" draw:text-style-name="P1" draw:layer="layout" svg:x1="15.364cm" svg:y1="11.745cm" svg:x2="15.371cm" svg:y2="11.739cm">
          <text:p/>
        </draw:line>
        <draw:line draw:style-name="gr1" draw:text-style-name="P1" draw:layer="layout" svg:x1="15.37cm" svg:y1="11.74cm" svg:x2="15.377cm" svg:y2="11.727cm">
          <text:p/>
        </draw:line>
        <draw:line draw:style-name="gr1" draw:text-style-name="P1" draw:layer="layout" svg:x1="15.376cm" svg:y1="11.728cm" svg:x2="15.383cm" svg:y2="11.704cm">
          <text:p/>
        </draw:line>
        <draw:line draw:style-name="gr1" draw:text-style-name="P1" draw:layer="layout" svg:x1="15.382cm" svg:y1="11.704cm" svg:x2="15.382cm" svg:y2="11.676cm">
          <text:p/>
        </draw:line>
        <draw:line draw:style-name="gr1" draw:text-style-name="P1" draw:layer="layout" svg:x1="15.383cm" svg:y1="11.677cm" svg:x2="15.376cm" svg:y2="11.653cm">
          <text:p/>
        </draw:line>
        <draw:line draw:style-name="gr1" draw:text-style-name="P1" draw:layer="layout" svg:x1="15.377cm" svg:y1="11.654cm" svg:x2="15.37cm" svg:y2="11.642cm">
          <text:p/>
        </draw:line>
        <draw:line draw:style-name="gr1" draw:text-style-name="P1" draw:layer="layout" svg:x1="15.371cm" svg:y1="11.643cm" svg:x2="15.364cm" svg:y2="11.636cm">
          <text:p/>
        </draw:line>
        <draw:line draw:style-name="gr1" draw:text-style-name="P1" draw:layer="layout" svg:x1="15.365cm" svg:y1="11.638cm" svg:x2="15.353cm" svg:y2="11.63cm">
          <text:p/>
        </draw:line>
        <draw:line draw:style-name="gr1" draw:text-style-name="P1" draw:layer="layout" svg:x1="15.244cm" svg:y1="11.751cm" svg:x2="15.257cm" svg:y2="11.744cm">
          <text:p/>
        </draw:line>
        <draw:line draw:style-name="gr1" draw:text-style-name="P1" draw:layer="layout" svg:x1="15.256cm" svg:y1="11.745cm" svg:x2="15.263cm" svg:y2="11.739cm">
          <text:p/>
        </draw:line>
        <draw:line draw:style-name="gr1" draw:text-style-name="P1" draw:layer="layout" svg:x1="15.262cm" svg:y1="11.74cm" svg:x2="15.268cm" svg:y2="11.727cm">
          <text:p/>
        </draw:line>
        <draw:line draw:style-name="gr1" draw:text-style-name="P1" draw:layer="layout" svg:x1="15.267cm" svg:y1="11.727cm" svg:x2="15.267cm" svg:y2="11.693cm">
          <text:p/>
        </draw:line>
        <draw:line draw:style-name="gr1" draw:text-style-name="P1" draw:layer="layout" svg:x1="15.268cm" svg:y1="11.694cm" svg:x2="15.262cm" svg:y2="11.682cm">
          <text:p/>
        </draw:line>
        <draw:line draw:style-name="gr1" draw:text-style-name="P1" draw:layer="layout" svg:x1="15.263cm" svg:y1="11.683cm" svg:x2="15.256cm" svg:y2="11.676cm">
          <text:p/>
        </draw:line>
        <draw:line draw:style-name="gr1" draw:text-style-name="P1" draw:layer="layout" svg:x1="15.257cm" svg:y1="11.678cm" svg:x2="15.244cm" svg:y2="11.67cm">
          <text:p/>
        </draw:line>
        <draw:line draw:style-name="gr1" draw:text-style-name="P1" draw:layer="layout" svg:x1="15.244cm" svg:y1="11.67cm" svg:x2="15.227cm" svg:y2="11.67cm">
          <text:p/>
        </draw:line>
        <draw:line draw:style-name="gr1" draw:text-style-name="P1" draw:layer="layout" svg:x1="15.228cm" svg:y1="11.67cm" svg:x2="15.216cm" svg:y2="11.678cm">
          <text:p/>
        </draw:line>
        <draw:line draw:style-name="gr1" draw:text-style-name="P1" draw:layer="layout" svg:x1="15.217cm" svg:y1="11.676cm" svg:x2="15.21cm" svg:y2="11.683cm">
          <text:p/>
        </draw:line>
        <draw:line draw:style-name="gr1" draw:text-style-name="P1" draw:layer="layout" svg:x1="15.211cm" svg:y1="11.682cm" svg:x2="15.204cm" svg:y2="11.694cm">
          <text:p/>
        </draw:line>
        <draw:line draw:style-name="gr1" draw:text-style-name="P1" draw:layer="layout" svg:x1="15.204cm" svg:y1="11.693cm" svg:x2="15.204cm" svg:y2="11.727cm">
          <text:p/>
        </draw:line>
        <draw:line draw:style-name="gr1" draw:text-style-name="P1" draw:layer="layout" svg:x1="15.204cm" svg:y1="11.727cm" svg:x2="15.211cm" svg:y2="11.74cm">
          <text:p/>
        </draw:line>
        <draw:line draw:style-name="gr1" draw:text-style-name="P1" draw:layer="layout" svg:x1="15.21cm" svg:y1="11.739cm" svg:x2="15.217cm" svg:y2="11.745cm">
          <text:p/>
        </draw:line>
        <draw:line draw:style-name="gr1" draw:text-style-name="P1" draw:layer="layout" svg:x1="15.216cm" svg:y1="11.744cm" svg:x2="15.228cm" svg:y2="11.751cm">
          <text:p/>
        </draw:line>
        <draw:line draw:style-name="gr1" draw:text-style-name="P1" draw:layer="layout" svg:x1="15.227cm" svg:y1="11.75cm" svg:x2="15.244cm" svg:y2="11.75cm">
          <text:p/>
        </draw:line>
        <draw:line draw:style-name="gr1" draw:text-style-name="P1" draw:layer="layout" svg:x1="15.153cm" svg:y1="11.75cm" svg:x2="15.153cm" svg:y2="11.63cm">
          <text:p/>
        </draw:line>
        <draw:line draw:style-name="gr1" draw:text-style-name="P1" draw:layer="layout" svg:x1="15.102cm" svg:y1="11.75cm" svg:x2="15.102cm" svg:y2="11.687cm">
          <text:p/>
        </draw:line>
        <draw:line draw:style-name="gr1" draw:text-style-name="P1" draw:layer="layout" svg:x1="15.102cm" svg:y1="11.688cm" svg:x2="15.108cm" svg:y2="11.676cm">
          <text:p/>
        </draw:line>
        <draw:line draw:style-name="gr1" draw:text-style-name="P1" draw:layer="layout" svg:x1="15.107cm" svg:y1="11.678cm" svg:x2="15.12cm" svg:y2="11.67cm">
          <text:p/>
        </draw:line>
        <draw:line draw:style-name="gr1" draw:text-style-name="P1" draw:layer="layout" svg:x1="15.119cm" svg:y1="11.67cm" svg:x2="15.136cm" svg:y2="11.67cm">
          <text:p/>
        </draw:line>
        <draw:line draw:style-name="gr1" draw:text-style-name="P1" draw:layer="layout" svg:x1="15.136cm" svg:y1="11.67cm" svg:x2="15.148cm" svg:y2="11.678cm">
          <text:p/>
        </draw:line>
        <draw:line draw:style-name="gr1" draw:text-style-name="P1" draw:layer="layout" svg:x1="15.147cm" svg:y1="11.676cm" svg:x2="15.154cm" svg:y2="11.683cm">
          <text:p/>
        </draw:line>
        <draw:line draw:style-name="gr1" draw:text-style-name="P1" draw:layer="layout" svg:x1="15.044cm" svg:y1="11.75cm" svg:x2="15.044cm" svg:y2="11.67cm">
          <text:p/>
        </draw:line>
        <draw:line draw:style-name="gr1" draw:text-style-name="P1" draw:layer="layout" svg:x1="15.045cm" svg:y1="11.683cm" svg:x2="15.039cm" svg:y2="11.676cm">
          <text:p/>
        </draw:line>
        <draw:line draw:style-name="gr1" draw:text-style-name="P1" draw:layer="layout" svg:x1="15.04cm" svg:y1="11.678cm" svg:x2="15.027cm" svg:y2="11.67cm">
          <text:p/>
        </draw:line>
        <draw:line draw:style-name="gr1" draw:text-style-name="P1" draw:layer="layout" svg:x1="15.027cm" svg:y1="11.67cm" svg:x2="15.01cm" svg:y2="11.67cm">
          <text:p/>
        </draw:line>
        <draw:line draw:style-name="gr1" draw:text-style-name="P1" draw:layer="layout" svg:x1="15.011cm" svg:y1="11.67cm" svg:x2="14.999cm" svg:y2="11.678cm">
          <text:p/>
        </draw:line>
        <draw:line draw:style-name="gr1" draw:text-style-name="P1" draw:layer="layout" svg:x1="15.001cm" svg:y1="11.676cm" svg:x2="14.993cm" svg:y2="11.688cm">
          <text:p/>
        </draw:line>
        <draw:line draw:style-name="gr1" draw:text-style-name="P1" draw:layer="layout" svg:x1="14.993cm" svg:y1="11.687cm" svg:x2="14.993cm" svg:y2="11.75cm">
          <text:p/>
        </draw:line>
        <draw:line draw:style-name="gr1" draw:text-style-name="P1" draw:layer="layout" svg:x1="14.994cm" svg:y1="11.688cm" svg:x2="14.987cm" svg:y2="11.676cm">
          <text:p/>
        </draw:line>
        <draw:line draw:style-name="gr1" draw:text-style-name="P1" draw:layer="layout" svg:x1="14.988cm" svg:y1="11.678cm" svg:x2="14.976cm" svg:y2="11.67cm">
          <text:p/>
        </draw:line>
        <draw:line draw:style-name="gr1" draw:text-style-name="P1" draw:layer="layout" svg:x1="14.976cm" svg:y1="11.67cm" svg:x2="14.959cm" svg:y2="11.67cm">
          <text:p/>
        </draw:line>
        <draw:line draw:style-name="gr1" draw:text-style-name="P1" draw:layer="layout" svg:x1="14.96cm" svg:y1="11.67cm" svg:x2="14.947cm" svg:y2="11.678cm">
          <text:p/>
        </draw:line>
        <draw:line draw:style-name="gr1" draw:text-style-name="P1" draw:layer="layout" svg:x1="14.948cm" svg:y1="11.676cm" svg:x2="14.942cm" svg:y2="11.688cm">
          <text:p/>
        </draw:line>
        <draw:line draw:style-name="gr1" draw:text-style-name="P1" draw:layer="layout" svg:x1="14.942cm" svg:y1="11.687cm" svg:x2="14.942cm" svg:y2="11.75cm">
          <text:p/>
        </draw:line>
        <draw:polygon draw:style-name="gr2" draw:text-style-name="P1" draw:layer="layout" svg:width="0.774cm" svg:height="0.289cm" svg:x="14.886cm" svg:y="11.536cm" svg:viewBox="0 0 775 290" draw:points="0,0 775,0 775,290 0,290">
          <text:p/>
        </draw:polygon>
        <draw:line draw:style-name="gr1" draw:text-style-name="P1" draw:layer="layout" svg:x1="15.291cm" svg:y1="13.144cm" svg:x2="15.291cm" svg:y2="13.184cm">
          <text:p/>
        </draw:line>
        <draw:line draw:style-name="gr1" draw:text-style-name="P1" draw:layer="layout" svg:x1="15.228cm" svg:y1="13.184cm" svg:x2="15.348cm" svg:y2="13.184cm">
          <text:p/>
        </draw:line>
        <draw:line draw:style-name="gr1" draw:text-style-name="P1" draw:layer="layout" svg:x1="15.348cm" svg:y1="13.184cm" svg:x2="15.348cm" svg:y2="13.127cm">
          <text:p/>
        </draw:line>
        <draw:line draw:style-name="gr1" draw:text-style-name="P1" draw:layer="layout" svg:x1="15.241cm" svg:y1="13.083cm" svg:x2="15.234cm" svg:y2="13.075cm">
          <text:p/>
        </draw:line>
        <draw:line draw:style-name="gr1" draw:text-style-name="P1" draw:layer="layout" svg:x1="15.236cm" svg:y1="13.075cm" svg:x2="15.228cm" svg:y2="13.083cm">
          <text:p/>
        </draw:line>
        <draw:line draw:style-name="gr1" draw:text-style-name="P1" draw:layer="layout" svg:x1="15.228cm" svg:y1="13.081cm" svg:x2="15.236cm" svg:y2="13.088cm">
          <text:p/>
        </draw:line>
        <draw:line draw:style-name="gr1" draw:text-style-name="P1" draw:layer="layout" svg:x1="15.234cm" svg:y1="13.088cm" svg:x2="15.241cm" svg:y2="13.081cm">
          <text:p/>
        </draw:line>
        <draw:line draw:style-name="gr1" draw:text-style-name="P1" draw:layer="layout" svg:x1="15.24cm" svg:y1="13.081cm" svg:x2="15.228cm" svg:y2="13.081cm">
          <text:p/>
        </draw:line>
        <draw:line draw:style-name="gr1" draw:text-style-name="P1" draw:layer="layout" svg:x1="15.263cm" svg:y1="13.03cm" svg:x2="15.263cm" svg:y2="12.972cm">
          <text:p/>
        </draw:line>
        <draw:line draw:style-name="gr1" draw:text-style-name="P1" draw:layer="layout" svg:x1="15.228cm" svg:y1="13.042cm" svg:x2="15.349cm" svg:y2="13.001cm">
          <text:p/>
        </draw:line>
        <draw:line draw:style-name="gr1" draw:text-style-name="P1" draw:layer="layout" svg:x1="15.349cm" svg:y1="13.002cm" svg:x2="15.228cm" svg:y2="12.961cm">
          <text:p/>
        </draw:line>
        <draw:line draw:style-name="gr1" draw:text-style-name="P1" draw:layer="layout" svg:x1="15.241cm" svg:y1="12.923cm" svg:x2="15.234cm" svg:y2="12.915cm">
          <text:p/>
        </draw:line>
        <draw:line draw:style-name="gr1" draw:text-style-name="P1" draw:layer="layout" svg:x1="15.236cm" svg:y1="12.915cm" svg:x2="15.228cm" svg:y2="12.923cm">
          <text:p/>
        </draw:line>
        <draw:line draw:style-name="gr1" draw:text-style-name="P1" draw:layer="layout" svg:x1="15.228cm" svg:y1="12.921cm" svg:x2="15.236cm" svg:y2="12.928cm">
          <text:p/>
        </draw:line>
        <draw:line draw:style-name="gr1" draw:text-style-name="P1" draw:layer="layout" svg:x1="15.234cm" svg:y1="12.928cm" svg:x2="15.241cm" svg:y2="12.921cm">
          <text:p/>
        </draw:line>
        <draw:line draw:style-name="gr1" draw:text-style-name="P1" draw:layer="layout" svg:x1="15.24cm" svg:y1="12.921cm" svg:x2="15.228cm" svg:y2="12.921cm">
          <text:p/>
        </draw:line>
        <draw:line draw:style-name="gr1" draw:text-style-name="P1" draw:layer="layout" svg:x1="15.149cm" svg:y1="13.227cm" svg:x2="15.156cm" svg:y2="13.239cm">
          <text:p/>
        </draw:line>
        <draw:line draw:style-name="gr1" draw:text-style-name="P1" draw:layer="layout" svg:x1="15.155cm" svg:y1="13.238cm" svg:x2="15.155cm" svg:y2="13.255cm">
          <text:p/>
        </draw:line>
        <draw:line draw:style-name="gr1" draw:text-style-name="P1" draw:layer="layout" svg:x1="15.156cm" svg:y1="13.255cm" svg:x2="15.149cm" svg:y2="13.275cm">
          <text:p/>
        </draw:line>
        <draw:line draw:style-name="gr1" draw:text-style-name="P1" draw:layer="layout" svg:x1="15.15cm" svg:y1="13.273cm" svg:x2="15.138cm" svg:y2="13.285cm">
          <text:p/>
        </draw:line>
        <draw:line draw:style-name="gr1" draw:text-style-name="P1" draw:layer="layout" svg:x1="15.139cm" svg:y1="13.284cm" svg:x2="15.127cm" svg:y2="13.291cm">
          <text:p/>
        </draw:line>
        <draw:line draw:style-name="gr1" draw:text-style-name="P1" draw:layer="layout" svg:x1="15.128cm" svg:y1="13.29cm" svg:x2="15.104cm" svg:y2="13.296cm">
          <text:p/>
        </draw:line>
        <draw:line draw:style-name="gr1" draw:text-style-name="P1" draw:layer="layout" svg:x1="15.104cm" svg:y1="13.295cm" svg:x2="15.087cm" svg:y2="13.295cm">
          <text:p/>
        </draw:line>
        <draw:line draw:style-name="gr1" draw:text-style-name="P1" draw:layer="layout" svg:x1="15.088cm" svg:y1="13.296cm" svg:x2="15.064cm" svg:y2="13.29cm">
          <text:p/>
        </draw:line>
        <draw:line draw:style-name="gr1" draw:text-style-name="P1" draw:layer="layout" svg:x1="15.065cm" svg:y1="13.291cm" svg:x2="15.052cm" svg:y2="13.284cm">
          <text:p/>
        </draw:line>
        <draw:line draw:style-name="gr1" draw:text-style-name="P1" draw:layer="layout" svg:x1="15.053cm" svg:y1="13.285cm" svg:x2="15.041cm" svg:y2="13.273cm">
          <text:p/>
        </draw:line>
        <draw:line draw:style-name="gr1" draw:text-style-name="P1" draw:layer="layout" svg:x1="15.042cm" svg:y1="13.275cm" svg:x2="15.035cm" svg:y2="13.255cm">
          <text:p/>
        </draw:line>
        <draw:line draw:style-name="gr1" draw:text-style-name="P1" draw:layer="layout" svg:x1="15.035cm" svg:y1="13.255cm" svg:x2="15.035cm" svg:y2="13.244cm">
          <text:p/>
        </draw:line>
        <draw:line draw:style-name="gr1" draw:text-style-name="P1" draw:layer="layout" svg:x1="15.035cm" svg:y1="13.245cm" svg:x2="15.042cm" svg:y2="13.227cm">
          <text:p/>
        </draw:line>
        <draw:line draw:style-name="gr1" draw:text-style-name="P1" draw:layer="layout" svg:x1="15.041cm" svg:y1="13.228cm" svg:x2="15.048cm" svg:y2="13.221cm">
          <text:p/>
        </draw:line>
        <draw:line draw:style-name="gr1" draw:text-style-name="P1" draw:layer="layout" svg:x1="15.047cm" svg:y1="13.221cm" svg:x2="15.087cm" svg:y2="13.221cm">
          <text:p/>
        </draw:line>
        <draw:line draw:style-name="gr1" draw:text-style-name="P1" draw:layer="layout" svg:x1="15.087cm" svg:y1="13.221cm" svg:x2="15.087cm" svg:y2="13.244cm">
          <text:p/>
        </draw:line>
        <draw:line draw:style-name="gr1" draw:text-style-name="P1" draw:layer="layout" svg:x1="15.048cm" svg:y1="13.171cm" svg:x2="15.041cm" svg:y2="13.164cm">
          <text:p/>
        </draw:line>
        <draw:line draw:style-name="gr1" draw:text-style-name="P1" draw:layer="layout" svg:x1="15.042cm" svg:y1="13.164cm" svg:x2="15.035cm" svg:y2="13.171cm">
          <text:p/>
        </draw:line>
        <draw:line draw:style-name="gr1" draw:text-style-name="P1" draw:layer="layout" svg:x1="15.035cm" svg:y1="13.17cm" svg:x2="15.042cm" svg:y2="13.176cm">
          <text:p/>
        </draw:line>
        <draw:line draw:style-name="gr1" draw:text-style-name="P1" draw:layer="layout" svg:x1="15.041cm" svg:y1="13.176cm" svg:x2="15.048cm" svg:y2="13.17cm">
          <text:p/>
        </draw:line>
        <draw:line draw:style-name="gr1" draw:text-style-name="P1" draw:layer="layout" svg:x1="15.047cm" svg:y1="13.17cm" svg:x2="15.035cm" svg:y2="13.17cm">
          <text:p/>
        </draw:line>
        <draw:line draw:style-name="gr1" draw:text-style-name="P1" draw:layer="layout" svg:x1="15.035cm" svg:y1="13.044cm" svg:x2="15.093cm" svg:y2="13.085cm">
          <text:p/>
        </draw:line>
        <draw:line draw:style-name="gr1" draw:text-style-name="P1" draw:layer="layout" svg:x1="15.035cm" svg:y1="13.112cm" svg:x2="15.155cm" svg:y2="13.112cm">
          <text:p/>
        </draw:line>
        <draw:line draw:style-name="gr1" draw:text-style-name="P1" draw:layer="layout" svg:x1="15.155cm" svg:y1="13.112cm" svg:x2="15.155cm" svg:y2="13.067cm">
          <text:p/>
        </draw:line>
        <draw:line draw:style-name="gr1" draw:text-style-name="P1" draw:layer="layout" svg:x1="15.156cm" svg:y1="13.068cm" svg:x2="15.149cm" svg:y2="13.055cm">
          <text:p/>
        </draw:line>
        <draw:line draw:style-name="gr1" draw:text-style-name="P1" draw:layer="layout" svg:x1="15.15cm" svg:y1="13.056cm" svg:x2="15.144cm" svg:y2="13.05cm">
          <text:p/>
        </draw:line>
        <draw:line draw:style-name="gr1" draw:text-style-name="P1" draw:layer="layout" svg:x1="15.145cm" svg:y1="13.051cm" svg:x2="15.132cm" svg:y2="13.044cm">
          <text:p/>
        </draw:line>
        <draw:line draw:style-name="gr1" draw:text-style-name="P1" draw:layer="layout" svg:x1="15.132cm" svg:y1="13.044cm" svg:x2="15.115cm" svg:y2="13.044cm">
          <text:p/>
        </draw:line>
        <draw:line draw:style-name="gr1" draw:text-style-name="P1" draw:layer="layout" svg:x1="15.116cm" svg:y1="13.044cm" svg:x2="15.104cm" svg:y2="13.051cm">
          <text:p/>
        </draw:line>
        <draw:line draw:style-name="gr1" draw:text-style-name="P1" draw:layer="layout" svg:x1="15.106cm" svg:y1="13.05cm" svg:x2="15.098cm" svg:y2="13.056cm">
          <text:p/>
        </draw:line>
        <draw:line draw:style-name="gr1" draw:text-style-name="P1" draw:layer="layout" svg:x1="15.099cm" svg:y1="13.055cm" svg:x2="15.092cm" svg:y2="13.068cm">
          <text:p/>
        </draw:line>
        <draw:line draw:style-name="gr1" draw:text-style-name="P1" draw:layer="layout" svg:x1="15.092cm" svg:y1="13.067cm" svg:x2="15.092cm" svg:y2="13.112cm">
          <text:p/>
        </draw:line>
        <draw:line draw:style-name="gr1" draw:text-style-name="P1" draw:layer="layout" svg:x1="15.048cm" svg:y1="12.993cm" svg:x2="15.041cm" svg:y2="12.987cm">
          <text:p/>
        </draw:line>
        <draw:line draw:style-name="gr1" draw:text-style-name="P1" draw:layer="layout" svg:x1="15.042cm" svg:y1="12.987cm" svg:x2="15.035cm" svg:y2="12.993cm">
          <text:p/>
        </draw:line>
        <draw:line draw:style-name="gr1" draw:text-style-name="P1" draw:layer="layout" svg:x1="15.035cm" svg:y1="12.992cm" svg:x2="15.042cm" svg:y2="12.999cm">
          <text:p/>
        </draw:line>
        <draw:line draw:style-name="gr1" draw:text-style-name="P1" draw:layer="layout" svg:x1="15.041cm" svg:y1="12.999cm" svg:x2="15.048cm" svg:y2="12.992cm">
          <text:p/>
        </draw:line>
        <draw:line draw:style-name="gr1" draw:text-style-name="P1" draw:layer="layout" svg:x1="15.047cm" svg:y1="12.992cm" svg:x2="15.035cm" svg:y2="12.992cm">
          <text:p/>
        </draw:line>
        <draw:line draw:style-name="gr1" draw:text-style-name="P1" draw:layer="layout" svg:x1="15.035cm" svg:y1="12.935cm" svg:x2="15.155cm" svg:y2="12.935cm">
          <text:p/>
        </draw:line>
        <draw:line draw:style-name="gr1" draw:text-style-name="P1" draw:layer="layout" svg:x1="15.155cm" svg:y1="12.935cm" svg:x2="15.155cm" svg:y2="12.89cm">
          <text:p/>
        </draw:line>
        <draw:line draw:style-name="gr1" draw:text-style-name="P1" draw:layer="layout" svg:x1="15.156cm" svg:y1="12.892cm" svg:x2="15.149cm" svg:y2="12.878cm">
          <text:p/>
        </draw:line>
        <draw:line draw:style-name="gr1" draw:text-style-name="P1" draw:layer="layout" svg:x1="15.15cm" svg:y1="12.879cm" svg:x2="15.144cm" svg:y2="12.872cm">
          <text:p/>
        </draw:line>
        <draw:line draw:style-name="gr1" draw:text-style-name="P1" draw:layer="layout" svg:x1="15.145cm" svg:y1="12.873cm" svg:x2="15.132cm" svg:y2="12.867cm">
          <text:p/>
        </draw:line>
        <draw:line draw:style-name="gr1" draw:text-style-name="P1" draw:layer="layout" svg:x1="15.132cm" svg:y1="12.867cm" svg:x2="15.115cm" svg:y2="12.867cm">
          <text:p/>
        </draw:line>
        <draw:line draw:style-name="gr1" draw:text-style-name="P1" draw:layer="layout" svg:x1="15.116cm" svg:y1="12.867cm" svg:x2="15.104cm" svg:y2="12.873cm">
          <text:p/>
        </draw:line>
        <draw:line draw:style-name="gr1" draw:text-style-name="P1" draw:layer="layout" svg:x1="15.106cm" svg:y1="12.872cm" svg:x2="15.098cm" svg:y2="12.879cm">
          <text:p/>
        </draw:line>
        <draw:line draw:style-name="gr1" draw:text-style-name="P1" draw:layer="layout" svg:x1="15.099cm" svg:y1="12.878cm" svg:x2="15.092cm" svg:y2="12.892cm">
          <text:p/>
        </draw:line>
        <draw:line draw:style-name="gr1" draw:text-style-name="P1" draw:layer="layout" svg:x1="15.092cm" svg:y1="12.89cm" svg:x2="15.092cm" svg:y2="12.935cm">
          <text:p/>
        </draw:line>
        <draw:line draw:style-name="gr1" draw:text-style-name="P1" draw:layer="layout" svg:x1="15.048cm" svg:y1="12.816cm" svg:x2="15.041cm" svg:y2="12.81cm">
          <text:p/>
        </draw:line>
        <draw:line draw:style-name="gr1" draw:text-style-name="P1" draw:layer="layout" svg:x1="15.042cm" svg:y1="12.81cm" svg:x2="15.035cm" svg:y2="12.816cm">
          <text:p/>
        </draw:line>
        <draw:line draw:style-name="gr1" draw:text-style-name="P1" draw:layer="layout" svg:x1="15.035cm" svg:y1="12.815cm" svg:x2="15.042cm" svg:y2="12.823cm">
          <text:p/>
        </draw:line>
        <draw:line draw:style-name="gr1" draw:text-style-name="P1" draw:layer="layout" svg:x1="15.041cm" svg:y1="12.823cm" svg:x2="15.048cm" svg:y2="12.815cm">
          <text:p/>
        </draw:line>
        <draw:line draw:style-name="gr1" draw:text-style-name="P1" draw:layer="layout" svg:x1="15.047cm" svg:y1="12.815cm" svg:x2="15.035cm" svg:y2="12.815cm">
          <text:p/>
        </draw:line>
        <draw:polygon draw:style-name="gr2" draw:text-style-name="P1" draw:layer="layout" svg:width="0.573cm" svg:height="0.789cm" svg:x="14.87cm" svg:y="12.658cm" svg:viewBox="0 0 574 790" draw:points="0,0 574,0 574,790 0,790">
          <text:p/>
        </draw:polygon>
        <draw:line draw:style-name="gr1" draw:text-style-name="P1" draw:layer="layout" svg:x1="15.784cm" svg:y1="10.314cm" svg:x2="15.853cm" svg:y2="10.314cm">
          <text:p/>
        </draw:line>
        <draw:line draw:style-name="gr1" draw:text-style-name="P1" draw:layer="layout" svg:x1="15.818cm" svg:y1="10.314cm" svg:x2="15.818cm" svg:y2="10.194cm">
          <text:p/>
        </draw:line>
        <draw:line draw:style-name="gr1" draw:text-style-name="P1" draw:layer="layout" svg:x1="15.818cm" svg:y1="10.194cm" svg:x2="15.831cm" svg:y2="10.212cm">
          <text:p/>
        </draw:line>
        <draw:line draw:style-name="gr1" draw:text-style-name="P1" draw:layer="layout" svg:x1="15.83cm" svg:y1="10.211cm" svg:x2="15.842cm" svg:y2="10.223cm">
          <text:p/>
        </draw:line>
        <draw:line draw:style-name="gr1" draw:text-style-name="P1" draw:layer="layout" svg:x1="15.841cm" svg:y1="10.222cm" svg:x2="15.854cm" svg:y2="10.229cm">
          <text:p/>
        </draw:line>
        <draw:line draw:style-name="gr1" draw:text-style-name="P1" draw:layer="layout" svg:x1="15.71cm" svg:y1="10.194cm" svg:x2="15.698cm" svg:y2="10.194cm">
          <text:p/>
        </draw:line>
        <draw:line draw:style-name="gr1" draw:text-style-name="P1" draw:layer="layout" svg:x1="15.699cm" svg:y1="10.194cm" svg:x2="15.687cm" svg:y2="10.2cm">
          <text:p/>
        </draw:line>
        <draw:line draw:style-name="gr1" draw:text-style-name="P1" draw:layer="layout" svg:x1="15.688cm" svg:y1="10.199cm" svg:x2="15.681cm" svg:y2="10.206cm">
          <text:p/>
        </draw:line>
        <draw:line draw:style-name="gr1" draw:text-style-name="P1" draw:layer="layout" svg:x1="15.682cm" svg:y1="10.205cm" svg:x2="15.676cm" svg:y2="10.219cm">
          <text:p/>
        </draw:line>
        <draw:line draw:style-name="gr1" draw:text-style-name="P1" draw:layer="layout" svg:x1="15.677cm" svg:y1="10.217cm" svg:x2="15.67cm" svg:y2="10.24cm">
          <text:p/>
        </draw:line>
        <draw:line draw:style-name="gr1" draw:text-style-name="P1" draw:layer="layout" svg:x1="15.67cm" svg:y1="10.239cm" svg:x2="15.67cm" svg:y2="10.268cm">
          <text:p/>
        </draw:line>
        <draw:line draw:style-name="gr1" draw:text-style-name="P1" draw:layer="layout" svg:x1="15.67cm" svg:y1="10.268cm" svg:x2="15.677cm" svg:y2="10.292cm">
          <text:p/>
        </draw:line>
        <draw:line draw:style-name="gr1" draw:text-style-name="P1" draw:layer="layout" svg:x1="15.676cm" svg:y1="10.291cm" svg:x2="15.682cm" svg:y2="10.303cm">
          <text:p/>
        </draw:line>
        <draw:line draw:style-name="gr1" draw:text-style-name="P1" draw:layer="layout" svg:x1="15.681cm" svg:y1="10.302cm" svg:x2="15.688cm" svg:y2="10.309cm">
          <text:p/>
        </draw:line>
        <draw:line draw:style-name="gr1" draw:text-style-name="P1" draw:layer="layout" svg:x1="15.687cm" svg:y1="10.308cm" svg:x2="15.699cm" svg:y2="10.315cm">
          <text:p/>
        </draw:line>
        <draw:line draw:style-name="gr1" draw:text-style-name="P1" draw:layer="layout" svg:x1="15.698cm" svg:y1="10.314cm" svg:x2="15.71cm" svg:y2="10.314cm">
          <text:p/>
        </draw:line>
        <draw:line draw:style-name="gr1" draw:text-style-name="P1" draw:layer="layout" svg:x1="15.71cm" svg:y1="10.315cm" svg:x2="15.722cm" svg:y2="10.308cm">
          <text:p/>
        </draw:line>
        <draw:line draw:style-name="gr1" draw:text-style-name="P1" draw:layer="layout" svg:x1="15.721cm" svg:y1="10.309cm" svg:x2="15.728cm" svg:y2="10.302cm">
          <text:p/>
        </draw:line>
        <draw:line draw:style-name="gr1" draw:text-style-name="P1" draw:layer="layout" svg:x1="15.727cm" svg:y1="10.303cm" svg:x2="15.734cm" svg:y2="10.291cm">
          <text:p/>
        </draw:line>
        <draw:line draw:style-name="gr1" draw:text-style-name="P1" draw:layer="layout" svg:x1="15.733cm" svg:y1="10.292cm" svg:x2="15.739cm" svg:y2="10.268cm">
          <text:p/>
        </draw:line>
        <draw:line draw:style-name="gr1" draw:text-style-name="P1" draw:layer="layout" svg:x1="15.738cm" svg:y1="10.268cm" svg:x2="15.738cm" svg:y2="10.239cm">
          <text:p/>
        </draw:line>
        <draw:line draw:style-name="gr1" draw:text-style-name="P1" draw:layer="layout" svg:x1="15.739cm" svg:y1="10.24cm" svg:x2="15.733cm" svg:y2="10.217cm">
          <text:p/>
        </draw:line>
        <draw:line draw:style-name="gr1" draw:text-style-name="P1" draw:layer="layout" svg:x1="15.734cm" svg:y1="10.219cm" svg:x2="15.727cm" svg:y2="10.205cm">
          <text:p/>
        </draw:line>
        <draw:line draw:style-name="gr1" draw:text-style-name="P1" draw:layer="layout" svg:x1="15.728cm" svg:y1="10.206cm" svg:x2="15.721cm" svg:y2="10.199cm">
          <text:p/>
        </draw:line>
        <draw:line draw:style-name="gr1" draw:text-style-name="P1" draw:layer="layout" svg:x1="15.722cm" svg:y1="10.2cm" svg:x2="15.71cm" svg:y2="10.194cm">
          <text:p/>
        </draw:line>
        <draw:line draw:style-name="gr1" draw:text-style-name="P1" draw:layer="layout" svg:x1="15.596cm" svg:y1="10.194cm" svg:x2="15.584cm" svg:y2="10.194cm">
          <text:p/>
        </draw:line>
        <draw:line draw:style-name="gr1" draw:text-style-name="P1" draw:layer="layout" svg:x1="15.585cm" svg:y1="10.194cm" svg:x2="15.573cm" svg:y2="10.2cm">
          <text:p/>
        </draw:line>
        <draw:line draw:style-name="gr1" draw:text-style-name="P1" draw:layer="layout" svg:x1="15.574cm" svg:y1="10.199cm" svg:x2="15.567cm" svg:y2="10.206cm">
          <text:p/>
        </draw:line>
        <draw:line draw:style-name="gr1" draw:text-style-name="P1" draw:layer="layout" svg:x1="15.568cm" svg:y1="10.205cm" svg:x2="15.561cm" svg:y2="10.219cm">
          <text:p/>
        </draw:line>
        <draw:line draw:style-name="gr1" draw:text-style-name="P1" draw:layer="layout" svg:x1="15.562cm" svg:y1="10.217cm" svg:x2="15.556cm" svg:y2="10.24cm">
          <text:p/>
        </draw:line>
        <draw:line draw:style-name="gr1" draw:text-style-name="P1" draw:layer="layout" svg:x1="15.556cm" svg:y1="10.239cm" svg:x2="15.556cm" svg:y2="10.268cm">
          <text:p/>
        </draw:line>
        <draw:line draw:style-name="gr1" draw:text-style-name="P1" draw:layer="layout" svg:x1="15.556cm" svg:y1="10.268cm" svg:x2="15.562cm" svg:y2="10.292cm">
          <text:p/>
        </draw:line>
        <draw:line draw:style-name="gr1" draw:text-style-name="P1" draw:layer="layout" svg:x1="15.561cm" svg:y1="10.291cm" svg:x2="15.568cm" svg:y2="10.303cm">
          <text:p/>
        </draw:line>
        <draw:line draw:style-name="gr1" draw:text-style-name="P1" draw:layer="layout" svg:x1="15.567cm" svg:y1="10.302cm" svg:x2="15.574cm" svg:y2="10.309cm">
          <text:p/>
        </draw:line>
        <draw:line draw:style-name="gr1" draw:text-style-name="P1" draw:layer="layout" svg:x1="15.573cm" svg:y1="10.308cm" svg:x2="15.585cm" svg:y2="10.315cm">
          <text:p/>
        </draw:line>
        <draw:line draw:style-name="gr1" draw:text-style-name="P1" draw:layer="layout" svg:x1="15.584cm" svg:y1="10.314cm" svg:x2="15.596cm" svg:y2="10.314cm">
          <text:p/>
        </draw:line>
        <draw:line draw:style-name="gr1" draw:text-style-name="P1" draw:layer="layout" svg:x1="15.596cm" svg:y1="10.315cm" svg:x2="15.608cm" svg:y2="10.308cm">
          <text:p/>
        </draw:line>
        <draw:line draw:style-name="gr1" draw:text-style-name="P1" draw:layer="layout" svg:x1="15.607cm" svg:y1="10.309cm" svg:x2="15.614cm" svg:y2="10.302cm">
          <text:p/>
        </draw:line>
        <draw:line draw:style-name="gr1" draw:text-style-name="P1" draw:layer="layout" svg:x1="15.613cm" svg:y1="10.303cm" svg:x2="15.619cm" svg:y2="10.291cm">
          <text:p/>
        </draw:line>
        <draw:line draw:style-name="gr1" draw:text-style-name="P1" draw:layer="layout" svg:x1="15.618cm" svg:y1="10.292cm" svg:x2="15.626cm" svg:y2="10.268cm">
          <text:p/>
        </draw:line>
        <draw:line draw:style-name="gr1" draw:text-style-name="P1" draw:layer="layout" svg:x1="15.624cm" svg:y1="10.268cm" svg:x2="15.624cm" svg:y2="10.239cm">
          <text:p/>
        </draw:line>
        <draw:line draw:style-name="gr1" draw:text-style-name="P1" draw:layer="layout" svg:x1="15.626cm" svg:y1="10.24cm" svg:x2="15.618cm" svg:y2="10.217cm">
          <text:p/>
        </draw:line>
        <draw:line draw:style-name="gr1" draw:text-style-name="P1" draw:layer="layout" svg:x1="15.619cm" svg:y1="10.219cm" svg:x2="15.613cm" svg:y2="10.205cm">
          <text:p/>
        </draw:line>
        <draw:line draw:style-name="gr1" draw:text-style-name="P1" draw:layer="layout" svg:x1="15.614cm" svg:y1="10.206cm" svg:x2="15.607cm" svg:y2="10.199cm">
          <text:p/>
        </draw:line>
        <draw:line draw:style-name="gr1" draw:text-style-name="P1" draw:layer="layout" svg:x1="15.608cm" svg:y1="10.2cm" svg:x2="15.596cm" svg:y2="10.194cm">
          <text:p/>
        </draw:line>
        <draw:line draw:style-name="gr1" draw:text-style-name="P1" draw:layer="layout" svg:x1="15.453cm" svg:y1="10.234cm" svg:x2="15.453cm" svg:y2="10.314cm">
          <text:p/>
        </draw:line>
        <draw:line draw:style-name="gr1" draw:text-style-name="P1" draw:layer="layout" svg:x1="15.504cm" svg:y1="10.234cm" svg:x2="15.504cm" svg:y2="10.297cm">
          <text:p/>
        </draw:line>
        <draw:line draw:style-name="gr1" draw:text-style-name="P1" draw:layer="layout" svg:x1="15.506cm" svg:y1="10.297cm" svg:x2="15.498cm" svg:y2="10.309cm">
          <text:p/>
        </draw:line>
        <draw:line draw:style-name="gr1" draw:text-style-name="P1" draw:layer="layout" svg:x1="15.499cm" svg:y1="10.308cm" svg:x2="15.487cm" svg:y2="10.315cm">
          <text:p/>
        </draw:line>
        <draw:line draw:style-name="gr1" draw:text-style-name="P1" draw:layer="layout" svg:x1="15.487cm" svg:y1="10.314cm" svg:x2="15.47cm" svg:y2="10.314cm">
          <text:p/>
        </draw:line>
        <draw:line draw:style-name="gr1" draw:text-style-name="P1" draw:layer="layout" svg:x1="15.471cm" svg:y1="10.315cm" svg:x2="15.458cm" svg:y2="10.308cm">
          <text:p/>
        </draw:line>
        <draw:line draw:style-name="gr1" draw:text-style-name="P1" draw:layer="layout" svg:x1="15.459cm" svg:y1="10.309cm" svg:x2="15.453cm" svg:y2="10.302cm">
          <text:p/>
        </draw:line>
        <draw:line draw:style-name="gr1" draw:text-style-name="P1" draw:layer="layout" svg:x1="15.356cm" svg:y1="10.251cm" svg:x2="15.396cm" svg:y2="10.251cm">
          <text:p/>
        </draw:line>
        <draw:line draw:style-name="gr1" draw:text-style-name="P1" draw:layer="layout" svg:x1="15.396cm" svg:y1="10.314cm" svg:x2="15.396cm" svg:y2="10.194cm">
          <text:p/>
        </draw:line>
        <draw:line draw:style-name="gr1" draw:text-style-name="P1" draw:layer="layout" svg:x1="15.396cm" svg:y1="10.194cm" svg:x2="15.339cm" svg:y2="10.194cm">
          <text:p/>
        </draw:line>
        <draw:polygon draw:style-name="gr2" draw:text-style-name="P1" draw:layer="layout" svg:width="0.604cm" svg:height="0.29cm" svg:x="15.296cm" svg:y="10.099cm" svg:viewBox="0 0 605 291" draw:points="0,0 605,0 605,291 0,291">
          <text:p/>
        </draw:polygon>
        <draw:line draw:style-name="gr1" draw:text-style-name="P1" draw:layer="layout" svg:x1="15.856cm" svg:y1="13.365cm" svg:x2="15.856cm" svg:y2="13.48cm">
          <text:p/>
        </draw:line>
        <draw:polygon draw:style-name="gr2" draw:text-style-name="P1" draw:layer="layout" svg:width="0.351cm" svg:height="0.206cm" svg:x="15.645cm" svg:y="13.32cm" svg:viewBox="0 0 352 207" draw:points="0,0 352,0 352,207 0,207">
          <text:p/>
        </draw:polygon>
        <draw:line draw:style-name="gr1" draw:text-style-name="P1" draw:layer="layout" svg:x1="16.291cm" svg:y1="12.504cm" svg:x2="16.291cm" svg:y2="12.572cm">
          <text:p/>
        </draw:line>
        <draw:line draw:style-name="gr1" draw:text-style-name="P1" draw:layer="layout" svg:x1="16.291cm" svg:y1="12.538cm" svg:x2="16.411cm" svg:y2="12.538cm">
          <text:p/>
        </draw:line>
        <draw:line draw:style-name="gr1" draw:text-style-name="P1" draw:layer="layout" svg:x1="16.412cm" svg:y1="12.538cm" svg:x2="16.394cm" svg:y2="12.55cm">
          <text:p/>
        </draw:line>
        <draw:line draw:style-name="gr1" draw:text-style-name="P1" draw:layer="layout" svg:x1="16.395cm" svg:y1="12.549cm" svg:x2="16.383cm" svg:y2="12.562cm">
          <text:p/>
        </draw:line>
        <draw:line draw:style-name="gr1" draw:text-style-name="P1" draw:layer="layout" svg:x1="16.384cm" svg:y1="12.561cm" svg:x2="16.377cm" svg:y2="12.573cm">
          <text:p/>
        </draw:line>
        <draw:line draw:style-name="gr1" draw:text-style-name="P1" draw:layer="layout" svg:x1="16.411cm" svg:y1="12.429cm" svg:x2="16.411cm" svg:y2="12.418cm">
          <text:p/>
        </draw:line>
        <draw:line draw:style-name="gr1" draw:text-style-name="P1" draw:layer="layout" svg:x1="16.412cm" svg:y1="12.419cm" svg:x2="16.406cm" svg:y2="12.406cm">
          <text:p/>
        </draw:line>
        <draw:line draw:style-name="gr1" draw:text-style-name="P1" draw:layer="layout" svg:x1="16.407cm" svg:y1="12.407cm" svg:x2="16.4cm" svg:y2="12.401cm">
          <text:p/>
        </draw:line>
        <draw:line draw:style-name="gr1" draw:text-style-name="P1" draw:layer="layout" svg:x1="16.401cm" svg:y1="12.403cm" svg:x2="16.388cm" svg:y2="12.395cm">
          <text:p/>
        </draw:line>
        <draw:line draw:style-name="gr1" draw:text-style-name="P1" draw:layer="layout" svg:x1="16.389cm" svg:y1="12.396cm" svg:x2="16.366cm" svg:y2="12.389cm">
          <text:p/>
        </draw:line>
        <draw:line draw:style-name="gr1" draw:text-style-name="P1" draw:layer="layout" svg:x1="16.366cm" svg:y1="12.389cm" svg:x2="16.337cm" svg:y2="12.389cm">
          <text:p/>
        </draw:line>
        <draw:line draw:style-name="gr1" draw:text-style-name="P1" draw:layer="layout" svg:x1="16.338cm" svg:y1="12.389cm" svg:x2="16.314cm" svg:y2="12.396cm">
          <text:p/>
        </draw:line>
        <draw:line draw:style-name="gr1" draw:text-style-name="P1" draw:layer="layout" svg:x1="16.315cm" svg:y1="12.395cm" svg:x2="16.303cm" svg:y2="12.403cm">
          <text:p/>
        </draw:line>
        <draw:line draw:style-name="gr1" draw:text-style-name="P1" draw:layer="layout" svg:x1="16.304cm" svg:y1="12.401cm" svg:x2="16.297cm" svg:y2="12.407cm">
          <text:p/>
        </draw:line>
        <draw:line draw:style-name="gr1" draw:text-style-name="P1" draw:layer="layout" svg:x1="16.298cm" svg:y1="12.406cm" svg:x2="16.291cm" svg:y2="12.419cm">
          <text:p/>
        </draw:line>
        <draw:line draw:style-name="gr1" draw:text-style-name="P1" draw:layer="layout" svg:x1="16.291cm" svg:y1="12.418cm" svg:x2="16.291cm" svg:y2="12.429cm">
          <text:p/>
        </draw:line>
        <draw:line draw:style-name="gr1" draw:text-style-name="P1" draw:layer="layout" svg:x1="16.291cm" svg:y1="12.429cm" svg:x2="16.298cm" svg:y2="12.442cm">
          <text:p/>
        </draw:line>
        <draw:line draw:style-name="gr1" draw:text-style-name="P1" draw:layer="layout" svg:x1="16.297cm" svg:y1="12.441cm" svg:x2="16.304cm" svg:y2="12.447cm">
          <text:p/>
        </draw:line>
        <draw:line draw:style-name="gr1" draw:text-style-name="P1" draw:layer="layout" svg:x1="16.303cm" svg:y1="12.446cm" svg:x2="16.315cm" svg:y2="12.453cm">
          <text:p/>
        </draw:line>
        <draw:line draw:style-name="gr1" draw:text-style-name="P1" draw:layer="layout" svg:x1="16.314cm" svg:y1="12.452cm" svg:x2="16.338cm" svg:y2="12.459cm">
          <text:p/>
        </draw:line>
        <draw:line draw:style-name="gr1" draw:text-style-name="P1" draw:layer="layout" svg:x1="16.337cm" svg:y1="12.458cm" svg:x2="16.366cm" svg:y2="12.458cm">
          <text:p/>
        </draw:line>
        <draw:line draw:style-name="gr1" draw:text-style-name="P1" draw:layer="layout" svg:x1="16.366cm" svg:y1="12.459cm" svg:x2="16.389cm" svg:y2="12.452cm">
          <text:p/>
        </draw:line>
        <draw:line draw:style-name="gr1" draw:text-style-name="P1" draw:layer="layout" svg:x1="16.388cm" svg:y1="12.453cm" svg:x2="16.401cm" svg:y2="12.446cm">
          <text:p/>
        </draw:line>
        <draw:line draw:style-name="gr1" draw:text-style-name="P1" draw:layer="layout" svg:x1="16.4cm" svg:y1="12.447cm" svg:x2="16.407cm" svg:y2="12.441cm">
          <text:p/>
        </draw:line>
        <draw:line draw:style-name="gr1" draw:text-style-name="P1" draw:layer="layout" svg:x1="16.406cm" svg:y1="12.442cm" svg:x2="16.412cm" svg:y2="12.429cm">
          <text:p/>
        </draw:line>
        <draw:line draw:style-name="gr1" draw:text-style-name="P1" draw:layer="layout" svg:x1="16.371cm" svg:y1="12.286cm" svg:x2="16.291cm" svg:y2="12.286cm">
          <text:p/>
        </draw:line>
        <draw:line draw:style-name="gr1" draw:text-style-name="P1" draw:layer="layout" svg:x1="16.371cm" svg:y1="12.338cm" svg:x2="16.308cm" svg:y2="12.338cm">
          <text:p/>
        </draw:line>
        <draw:line draw:style-name="gr1" draw:text-style-name="P1" draw:layer="layout" svg:x1="16.309cm" svg:y1="12.339cm" svg:x2="16.297cm" svg:y2="12.332cm">
          <text:p/>
        </draw:line>
        <draw:line draw:style-name="gr1" draw:text-style-name="P1" draw:layer="layout" svg:x1="16.298cm" svg:y1="12.333cm" svg:x2="16.291cm" svg:y2="12.321cm">
          <text:p/>
        </draw:line>
        <draw:line draw:style-name="gr1" draw:text-style-name="P1" draw:layer="layout" svg:x1="16.291cm" svg:y1="12.321cm" svg:x2="16.291cm" svg:y2="12.304cm">
          <text:p/>
        </draw:line>
        <draw:line draw:style-name="gr1" draw:text-style-name="P1" draw:layer="layout" svg:x1="16.291cm" svg:y1="12.305cm" svg:x2="16.298cm" svg:y2="12.292cm">
          <text:p/>
        </draw:line>
        <draw:line draw:style-name="gr1" draw:text-style-name="P1" draw:layer="layout" svg:x1="16.297cm" svg:y1="12.293cm" svg:x2="16.304cm" svg:y2="12.286cm">
          <text:p/>
        </draw:line>
        <draw:line draw:style-name="gr1" draw:text-style-name="P1" draw:layer="layout" svg:x1="16.354cm" svg:y1="12.189cm" svg:x2="16.354cm" svg:y2="12.229cm">
          <text:p/>
        </draw:line>
        <draw:line draw:style-name="gr1" draw:text-style-name="P1" draw:layer="layout" svg:x1="16.291cm" svg:y1="12.229cm" svg:x2="16.411cm" svg:y2="12.229cm">
          <text:p/>
        </draw:line>
        <draw:line draw:style-name="gr1" draw:text-style-name="P1" draw:layer="layout" svg:x1="16.411cm" svg:y1="12.229cm" svg:x2="16.411cm" svg:y2="12.172cm">
          <text:p/>
        </draw:line>
        <draw:polygon draw:style-name="gr2" draw:text-style-name="P1" draw:layer="layout" svg:width="0.29cm" svg:height="0.468cm" svg:x="16.216cm" svg:y="12.141cm" svg:viewBox="0 0 291 469" draw:points="0,0 291,0 291,469 0,469">
          <text:p/>
        </draw:polygon>
        <draw:line draw:style-name="gr1" draw:text-style-name="P1" draw:layer="layout" svg:x1="17.136cm" svg:y1="13.385cm" svg:x2="17.136cm" svg:y2="13.5cm">
          <text:p/>
        </draw:line>
        <draw:line draw:style-name="gr1" draw:text-style-name="P1" draw:layer="layout" svg:x1="17.194cm" svg:y1="13.443cm" svg:x2="17.079cm" svg:y2="13.443cm">
          <text:p/>
        </draw:line>
        <draw:polygon draw:style-name="gr2" draw:text-style-name="P1" draw:layer="layout" svg:width="0.352cm" svg:height="0.205cm" svg:x="16.925cm" svg:y="13.34cm" svg:viewBox="0 0 353 206" draw:points="0,0 353,0 353,206 0,206">
          <text:p/>
        </draw:polygon>
        <draw:line draw:style-name="gr3" draw:text-style-name="P1" draw:layer="layout" svg:x1="17.954cm" svg:y1="9.802cm" svg:x2="17.935cm" svg:y2="9.802cm">
          <text:p/>
        </draw:line>
        <draw:line draw:style-name="gr3" draw:text-style-name="P1" draw:layer="layout" svg:x1="17.936cm" svg:y1="9.802cm" svg:x2="17.926cm" svg:y2="9.808cm">
          <text:p/>
        </draw:line>
        <draw:line draw:style-name="gr3" draw:text-style-name="P1" draw:layer="layout" svg:x1="17.927cm" svg:y1="9.807cm" svg:x2="17.916cm" svg:y2="9.817cm">
          <text:p/>
        </draw:line>
        <draw:line draw:style-name="gr3" draw:text-style-name="P1" draw:layer="layout" svg:x1="17.917cm" svg:y1="9.816cm" svg:x2="17.912cm" svg:y2="9.836cm">
          <text:p/>
        </draw:line>
        <draw:line draw:style-name="gr3" draw:text-style-name="P1" draw:layer="layout" svg:x1="17.912cm" svg:y1="9.835cm" svg:x2="17.912cm" svg:y2="9.869cm">
          <text:p/>
        </draw:line>
        <draw:line draw:style-name="gr3" draw:text-style-name="P1" draw:layer="layout" svg:x1="17.912cm" svg:y1="9.869cm" svg:x2="17.917cm" svg:y2="9.889cm">
          <text:p/>
        </draw:line>
        <draw:line draw:style-name="gr3" draw:text-style-name="P1" draw:layer="layout" svg:x1="17.916cm" svg:y1="9.888cm" svg:x2="17.927cm" svg:y2="9.898cm">
          <text:p/>
        </draw:line>
        <draw:line draw:style-name="gr3" draw:text-style-name="P1" draw:layer="layout" svg:x1="17.926cm" svg:y1="9.897cm" svg:x2="17.936cm" svg:y2="9.903cm">
          <text:p/>
        </draw:line>
        <draw:line draw:style-name="gr3" draw:text-style-name="P1" draw:layer="layout" svg:x1="17.935cm" svg:y1="9.902cm" svg:x2="17.954cm" svg:y2="9.902cm">
          <text:p/>
        </draw:line>
        <draw:line draw:style-name="gr3" draw:text-style-name="P1" draw:layer="layout" svg:x1="17.954cm" svg:y1="9.903cm" svg:x2="17.965cm" svg:y2="9.897cm">
          <text:p/>
        </draw:line>
        <draw:line draw:style-name="gr3" draw:text-style-name="P1" draw:layer="layout" svg:x1="17.964cm" svg:y1="9.898cm" svg:x2="17.975cm" svg:y2="9.888cm">
          <text:p/>
        </draw:line>
        <draw:line draw:style-name="gr3" draw:text-style-name="P1" draw:layer="layout" svg:x1="17.974cm" svg:y1="9.889cm" svg:x2="17.979cm" svg:y2="9.869cm">
          <text:p/>
        </draw:line>
        <draw:line draw:style-name="gr3" draw:text-style-name="P1" draw:layer="layout" svg:x1="17.978cm" svg:y1="9.869cm" svg:x2="17.978cm" svg:y2="9.835cm">
          <text:p/>
        </draw:line>
        <draw:line draw:style-name="gr3" draw:text-style-name="P1" draw:layer="layout" svg:x1="17.979cm" svg:y1="9.836cm" svg:x2="17.974cm" svg:y2="9.816cm">
          <text:p/>
        </draw:line>
        <draw:line draw:style-name="gr3" draw:text-style-name="P1" draw:layer="layout" svg:x1="17.975cm" svg:y1="9.817cm" svg:x2="17.964cm" svg:y2="9.807cm">
          <text:p/>
        </draw:line>
        <draw:line draw:style-name="gr3" draw:text-style-name="P1" draw:layer="layout" svg:x1="17.965cm" svg:y1="9.808cm" svg:x2="17.954cm" svg:y2="9.802cm">
          <text:p/>
        </draw:line>
        <draw:line draw:style-name="gr3" draw:text-style-name="P1" draw:layer="layout" svg:x1="17.869cm" svg:y1="9.802cm" svg:x2="17.869cm" svg:y2="9.883cm">
          <text:p/>
        </draw:line>
        <draw:line draw:style-name="gr3" draw:text-style-name="P1" draw:layer="layout" svg:x1="17.87cm" svg:y1="9.883cm" svg:x2="17.864cm" svg:y2="9.893cm">
          <text:p/>
        </draw:line>
        <draw:line draw:style-name="gr3" draw:text-style-name="P1" draw:layer="layout" svg:x1="17.866cm" svg:y1="9.892cm" svg:x2="17.859cm" svg:y2="9.899cm">
          <text:p/>
        </draw:line>
        <draw:line draw:style-name="gr3" draw:text-style-name="P1" draw:layer="layout" svg:x1="17.86cm" svg:y1="9.897cm" svg:x2="17.85cm" svg:y2="9.903cm">
          <text:p/>
        </draw:line>
        <draw:line draw:style-name="gr3" draw:text-style-name="P1" draw:layer="layout" svg:x1="17.85cm" svg:y1="9.902cm" svg:x2="17.831cm" svg:y2="9.902cm">
          <text:p/>
        </draw:line>
        <draw:line draw:style-name="gr3" draw:text-style-name="P1" draw:layer="layout" svg:x1="17.832cm" svg:y1="9.903cm" svg:x2="17.821cm" svg:y2="9.897cm">
          <text:p/>
        </draw:line>
        <draw:line draw:style-name="gr3" draw:text-style-name="P1" draw:layer="layout" svg:x1="17.822cm" svg:y1="9.899cm" svg:x2="17.816cm" svg:y2="9.892cm">
          <text:p/>
        </draw:line>
        <draw:line draw:style-name="gr3" draw:text-style-name="P1" draw:layer="layout" svg:x1="17.817cm" svg:y1="9.893cm" svg:x2="17.812cm" svg:y2="9.883cm">
          <text:p/>
        </draw:line>
        <draw:line draw:style-name="gr3" draw:text-style-name="P1" draw:layer="layout" svg:x1="17.812cm" svg:y1="9.883cm" svg:x2="17.812cm" svg:y2="9.802cm">
          <text:p/>
        </draw:line>
        <draw:line draw:style-name="gr3" draw:text-style-name="P1" draw:layer="layout" svg:x1="17.778cm" svg:y1="9.802cm" svg:x2="17.721cm" svg:y2="9.802cm">
          <text:p/>
        </draw:line>
        <draw:line draw:style-name="gr3" draw:text-style-name="P1" draw:layer="layout" svg:x1="17.75cm" svg:y1="9.902cm" svg:x2="17.75cm" svg:y2="9.802cm">
          <text:p/>
        </draw:line>
        <draw:line draw:style-name="gr3" draw:text-style-name="P1" draw:layer="layout" svg:x1="18.078cm" svg:y1="9.963cm" svg:x2="18.126cm" svg:y2="9.963cm">
          <text:p/>
        </draw:line>
        <draw:line draw:style-name="gr3" draw:text-style-name="P1" draw:layer="layout" svg:x1="18.126cm" svg:y1="9.963cm" svg:x2="18.132cm" svg:y2="10.012cm">
          <text:p/>
        </draw:line>
        <draw:line draw:style-name="gr3" draw:text-style-name="P1" draw:layer="layout" svg:x1="18.132cm" svg:y1="10.012cm" svg:x2="18.126cm" svg:y2="10.006cm">
          <text:p/>
        </draw:line>
        <draw:line draw:style-name="gr3" draw:text-style-name="P1" draw:layer="layout" svg:x1="18.127cm" svg:y1="10.007cm" svg:x2="18.116cm" svg:y2="10.001cm">
          <text:p/>
        </draw:line>
        <draw:line draw:style-name="gr3" draw:text-style-name="P1" draw:layer="layout" svg:x1="18.116cm" svg:y1="10.001cm" svg:x2="18.093cm" svg:y2="10.001cm">
          <text:p/>
        </draw:line>
        <draw:line draw:style-name="gr3" draw:text-style-name="P1" draw:layer="layout" svg:x1="18.094cm" svg:y1="10.001cm" svg:x2="18.083cm" svg:y2="10.007cm">
          <text:p/>
        </draw:line>
        <draw:line draw:style-name="gr3" draw:text-style-name="P1" draw:layer="layout" svg:x1="18.084cm" svg:y1="10.006cm" svg:x2="18.078cm" svg:y2="10.012cm">
          <text:p/>
        </draw:line>
        <draw:line draw:style-name="gr3" draw:text-style-name="P1" draw:layer="layout" svg:x1="18.079cm" svg:y1="10.011cm" svg:x2="18.074cm" svg:y2="10.021cm">
          <text:p/>
        </draw:line>
        <draw:line draw:style-name="gr3" draw:text-style-name="P1" draw:layer="layout" svg:x1="18.074cm" svg:y1="10.02cm" svg:x2="18.074cm" svg:y2="10.044cm">
          <text:p/>
        </draw:line>
        <draw:line draw:style-name="gr3" draw:text-style-name="P1" draw:layer="layout" svg:x1="18.074cm" svg:y1="10.044cm" svg:x2="18.079cm" svg:y2="10.054cm">
          <text:p/>
        </draw:line>
        <draw:line draw:style-name="gr3" draw:text-style-name="P1" draw:layer="layout" svg:x1="18.078cm" svg:y1="10.053cm" svg:x2="18.084cm" svg:y2="10.059cm">
          <text:p/>
        </draw:line>
        <draw:line draw:style-name="gr3" draw:text-style-name="P1" draw:layer="layout" svg:x1="18.083cm" svg:y1="10.058cm" svg:x2="18.094cm" svg:y2="10.064cm">
          <text:p/>
        </draw:line>
        <draw:line draw:style-name="gr3" draw:text-style-name="P1" draw:layer="layout" svg:x1="18.093cm" svg:y1="10.063cm" svg:x2="18.116cm" svg:y2="10.063cm">
          <text:p/>
        </draw:line>
        <draw:line draw:style-name="gr3" draw:text-style-name="P1" draw:layer="layout" svg:x1="18.116cm" svg:y1="10.064cm" svg:x2="18.127cm" svg:y2="10.058cm">
          <text:p/>
        </draw:line>
        <draw:line draw:style-name="gr3" draw:text-style-name="P1" draw:layer="layout" svg:x1="18.126cm" svg:y1="10.059cm" svg:x2="18.132cm" svg:y2="10.053cm">
          <text:p/>
        </draw:line>
        <draw:line draw:style-name="gr3" draw:text-style-name="P1" draw:layer="layout" svg:x1="18.046cm" svg:y1="9.963cm" svg:x2="18.012cm" svg:y2="10.064cm">
          <text:p/>
        </draw:line>
        <draw:line draw:style-name="gr3" draw:text-style-name="P1" draw:layer="layout" svg:x1="18.013cm" svg:y1="10.064cm" svg:x2="17.978cm" svg:y2="9.963cm">
          <text:p/>
        </draw:line>
        <draw:line draw:style-name="gr3" draw:text-style-name="P1" draw:layer="layout" svg:x1="17.874cm" svg:y1="9.958cm" svg:x2="17.96cm" svg:y2="10.088cm">
          <text:p/>
        </draw:line>
        <draw:line draw:style-name="gr3" draw:text-style-name="P1" draw:layer="layout" svg:x1="17.788cm" svg:y1="9.969cm" svg:x2="17.798cm" svg:y2="9.963cm">
          <text:p/>
        </draw:line>
        <draw:line draw:style-name="gr3" draw:text-style-name="P1" draw:layer="layout" svg:x1="17.797cm" svg:y1="9.963cm" svg:x2="17.812cm" svg:y2="9.963cm">
          <text:p/>
        </draw:line>
        <draw:line draw:style-name="gr3" draw:text-style-name="P1" draw:layer="layout" svg:x1="17.812cm" svg:y1="9.963cm" svg:x2="17.827cm" svg:y2="9.969cm">
          <text:p/>
        </draw:line>
        <draw:line draw:style-name="gr3" draw:text-style-name="P1" draw:layer="layout" svg:x1="17.826cm" svg:y1="9.968cm" svg:x2="17.836cm" svg:y2="9.978cm">
          <text:p/>
        </draw:line>
        <draw:line draw:style-name="gr3" draw:text-style-name="P1" draw:layer="layout" svg:x1="17.835cm" svg:y1="9.977cm" svg:x2="17.842cm" svg:y2="9.988cm">
          <text:p/>
        </draw:line>
        <draw:line draw:style-name="gr3" draw:text-style-name="P1" draw:layer="layout" svg:x1="17.84cm" svg:y1="9.987cm" svg:x2="17.846cm" svg:y2="10.007cm">
          <text:p/>
        </draw:line>
        <draw:line draw:style-name="gr3" draw:text-style-name="P1" draw:layer="layout" svg:x1="17.845cm" svg:y1="10.006cm" svg:x2="17.845cm" svg:y2="10.02cm">
          <text:p/>
        </draw:line>
        <draw:line draw:style-name="gr3" draw:text-style-name="P1" draw:layer="layout" svg:x1="17.846cm" svg:y1="10.02cm" svg:x2="17.84cm" svg:y2="10.04cm">
          <text:p/>
        </draw:line>
        <draw:line draw:style-name="gr3" draw:text-style-name="P1" draw:layer="layout" svg:x1="17.842cm" svg:y1="10.039cm" svg:x2="17.835cm" svg:y2="10.05cm">
          <text:p/>
        </draw:line>
        <draw:line draw:style-name="gr3" draw:text-style-name="P1" draw:layer="layout" svg:x1="17.836cm" svg:y1="10.049cm" svg:x2="17.826cm" svg:y2="10.059cm">
          <text:p/>
        </draw:line>
        <draw:line draw:style-name="gr3" draw:text-style-name="P1" draw:layer="layout" svg:x1="17.827cm" svg:y1="10.058cm" svg:x2="17.812cm" svg:y2="10.064cm">
          <text:p/>
        </draw:line>
        <draw:line draw:style-name="gr3" draw:text-style-name="P1" draw:layer="layout" svg:x1="17.812cm" svg:y1="10.063cm" svg:x2="17.802cm" svg:y2="10.063cm">
          <text:p/>
        </draw:line>
        <draw:line draw:style-name="gr3" draw:text-style-name="P1" draw:layer="layout" svg:x1="17.803cm" svg:y1="10.064cm" svg:x2="17.788cm" svg:y2="10.058cm">
          <text:p/>
        </draw:line>
        <draw:line draw:style-name="gr3" draw:text-style-name="P1" draw:layer="layout" svg:x1="17.79cm" svg:y1="10.059cm" svg:x2="17.783cm" svg:y2="10.053cm">
          <text:p/>
        </draw:line>
        <draw:line draw:style-name="gr3" draw:text-style-name="P1" draw:layer="layout" svg:x1="17.783cm" svg:y1="10.053cm" svg:x2="17.783cm" svg:y2="10.02cm">
          <text:p/>
        </draw:line>
        <draw:line draw:style-name="gr3" draw:text-style-name="P1" draw:layer="layout" svg:x1="17.783cm" svg:y1="10.02cm" svg:x2="17.802cm" svg:y2="10.02cm">
          <text:p/>
        </draw:line>
        <draw:line draw:style-name="gr3" draw:text-style-name="P1" draw:layer="layout" svg:x1="17.74cm" svg:y1="10.063cm" svg:x2="17.74cm" svg:y2="9.963cm">
          <text:p/>
        </draw:line>
        <draw:line draw:style-name="gr3" draw:text-style-name="P1" draw:layer="layout" svg:x1="17.741cm" svg:y1="9.963cm" svg:x2="17.683cm" svg:y2="10.064cm">
          <text:p/>
        </draw:line>
        <draw:line draw:style-name="gr3" draw:text-style-name="P1" draw:layer="layout" svg:x1="17.683cm" svg:y1="10.063cm" svg:x2="17.683cm" svg:y2="9.963cm">
          <text:p/>
        </draw:line>
        <draw:line draw:style-name="gr3" draw:text-style-name="P1" draw:layer="layout" svg:x1="17.635cm" svg:y1="10.063cm" svg:x2="17.635cm" svg:y2="9.963cm">
          <text:p/>
        </draw:line>
        <draw:line draw:style-name="gr3" draw:text-style-name="P1" draw:layer="layout" svg:x1="17.635cm" svg:y1="9.963cm" svg:x2="17.612cm" svg:y2="9.963cm">
          <text:p/>
        </draw:line>
        <draw:line draw:style-name="gr3" draw:text-style-name="P1" draw:layer="layout" svg:x1="17.613cm" svg:y1="9.963cm" svg:x2="17.597cm" svg:y2="9.969cm">
          <text:p/>
        </draw:line>
        <draw:line draw:style-name="gr3" draw:text-style-name="P1" draw:layer="layout" svg:x1="17.598cm" svg:y1="9.968cm" svg:x2="17.588cm" svg:y2="9.978cm">
          <text:p/>
        </draw:line>
        <draw:line draw:style-name="gr3" draw:text-style-name="P1" draw:layer="layout" svg:x1="17.59cm" svg:y1="9.977cm" svg:x2="17.583cm" svg:y2="9.988cm">
          <text:p/>
        </draw:line>
        <draw:line draw:style-name="gr3" draw:text-style-name="P1" draw:layer="layout" svg:x1="17.584cm" svg:y1="9.987cm" svg:x2="17.578cm" svg:y2="10.007cm">
          <text:p/>
        </draw:line>
        <draw:line draw:style-name="gr3" draw:text-style-name="P1" draw:layer="layout" svg:x1="17.578cm" svg:y1="10.006cm" svg:x2="17.578cm" svg:y2="10.02cm">
          <text:p/>
        </draw:line>
        <draw:line draw:style-name="gr3" draw:text-style-name="P1" draw:layer="layout" svg:x1="17.578cm" svg:y1="10.02cm" svg:x2="17.584cm" svg:y2="10.04cm">
          <text:p/>
        </draw:line>
        <draw:line draw:style-name="gr3" draw:text-style-name="P1" draw:layer="layout" svg:x1="17.583cm" svg:y1="10.039cm" svg:x2="17.59cm" svg:y2="10.05cm">
          <text:p/>
        </draw:line>
        <draw:line draw:style-name="gr3" draw:text-style-name="P1" draw:layer="layout" svg:x1="17.588cm" svg:y1="10.049cm" svg:x2="17.598cm" svg:y2="10.059cm">
          <text:p/>
        </draw:line>
        <draw:line draw:style-name="gr3" draw:text-style-name="P1" draw:layer="layout" svg:x1="17.597cm" svg:y1="10.058cm" svg:x2="17.613cm" svg:y2="10.064cm">
          <text:p/>
        </draw:line>
        <draw:line draw:style-name="gr3" draw:text-style-name="P1" draw:layer="layout" svg:x1="17.612cm" svg:y1="10.063cm" svg:x2="17.635cm" svg:y2="10.063cm">
          <text:p/>
        </draw:line>
        <draw:polygon draw:style-name="gr2" draw:text-style-name="P1" draw:layer="layout" svg:width="0.735cm" svg:height="0.413cm" svg:x="17.487cm" svg:y="9.724cm" svg:viewBox="0 0 736 414" draw:points="0,0 736,0 736,414 0,414">
          <text:p/>
        </draw:polygon>
        <draw:line draw:style-name="gr4" draw:text-style-name="P1" draw:layer="layout" svg:x1="17.959cm" svg:y1="10.366cm" svg:x2="17.908cm" svg:y2="10.366cm">
          <text:p/>
        </draw:line>
        <draw:line draw:style-name="gr4" draw:text-style-name="P1" draw:layer="layout" svg:x1="17.959cm" svg:y1="10.62cm" svg:x2="17.908cm" svg:y2="10.62cm">
          <text:p/>
        </draw:line>
        <draw:line draw:style-name="gr5" draw:text-style-name="P1" draw:layer="layout" svg:x1="16.046cm" svg:y1="12.457cm" svg:x2="16.046cm" svg:y2="12.347cm">
          <text:p/>
        </draw:line>
        <draw:path draw:style-name="gr6" draw:text-style-name="P2" draw:layer="layout" svg:width="0.2cm" svg:height="0.2cm" svg:x="15.745cm" svg:y="12.302cm" svg:viewBox="0 0 201 201" svg:d="M0 101c0-56 45-101 101-101s100 45 100 101-44 100-100 100-101-44-101-100z">
          <text:p/>
        </draw:path>
        <draw:line draw:style-name="gr7" draw:text-style-name="P1" draw:layer="layout" svg:x1="15.9cm" svg:y1="10.804cm" svg:x2="15.81cm" svg:y2="10.804cm">
          <text:p/>
        </draw:line>
        <draw:line draw:style-name="gr7" draw:text-style-name="P1" draw:layer="layout" svg:x1="15.9cm" svg:y1="11.004cm" svg:x2="15.81cm" svg:y2="11.004cm">
          <text:p/>
        </draw:line>
        <draw:line draw:style-name="gr8" draw:text-style-name="P1" draw:layer="layout" svg:x1="15.068cm" svg:y1="10.775cm" svg:x2="15.068cm" svg:y2="10.83cm">
          <text:p/>
        </draw:line>
        <draw:path draw:style-name="gr6" draw:text-style-name="P2" draw:layer="layout" svg:width="0.24cm" svg:height="0.24cm" svg:x="15.202cm" svg:y="10.683cm" svg:viewBox="0 0 241 241" svg:d="M0 119c0-66 54-119 121-119 66 0 120 53 120 119 0 68-54 122-120 122-67 0-121-54-121-122z">
          <text:p/>
        </draw:path>
        <draw:path draw:style-name="gr6" draw:text-style-name="P2" draw:layer="layout" svg:width="0.3cm" svg:height="0.3cm" svg:x="14.921cm" svg:y="11.137cm" svg:viewBox="0 0 301 301" svg:d="M0 152c0-83 68-152 151-152s150 69 150 152c0 82-67 149-150 149s-151-67-151-149z">
          <text:p/>
        </draw:path>
        <draw:path draw:style-name="gr6" draw:text-style-name="P2" draw:layer="layout" svg:width="0.3cm" svg:height="0.3cm" svg:x="14.921cm" svg:y="11.899cm" svg:viewBox="0 0 301 301" svg:d="M0 152c0-84 68-152 151-152s150 68 150 152c0 82-67 149-150 149s-151-67-151-149z">
          <text:p/>
        </draw:path>
        <draw:line draw:style-name="gr4" draw:text-style-name="P1" draw:layer="layout" svg:x1="16.652cm" svg:y1="10.215cm" svg:x2="16.652cm" svg:y2="10.234cm">
          <text:p/>
        </draw:line>
        <draw:line draw:style-name="gr4" draw:text-style-name="P1" draw:layer="layout" svg:x1="16.906cm" svg:y1="10.215cm" svg:x2="16.906cm" svg:y2="10.234cm">
          <text:p/>
        </draw:line>
        <draw:line draw:style-name="gr4" draw:text-style-name="P1" draw:layer="layout" svg:x1="17.16cm" svg:y1="10.215cm" svg:x2="17.16cm" svg:y2="10.234cm">
          <text:p/>
        </draw:line>
        <draw:line draw:style-name="gr9" draw:text-style-name="P1" draw:layer="layout" svg:x1="16.924cm" svg:y1="12.451cm" svg:x2="16.924cm" svg:y2="12.612cm">
          <text:p/>
        </draw:line>
        <draw:line draw:style-name="gr9" draw:text-style-name="P1" draw:layer="layout" svg:x1="17.745cm" svg:y1="12.451cm" svg:x2="17.745cm" svg:y2="12.612cm">
          <text:p/>
        </draw:line>
        <draw:line draw:style-name="gr10" draw:text-style-name="P1" draw:layer="layout" svg:x1="17.135cm" svg:y1="12.481cm" svg:x2="17.135cm" svg:y2="12.582cm">
          <text:p/>
        </draw:line>
        <draw:line draw:style-name="gr11" draw:text-style-name="P1" draw:layer="layout" svg:x1="17.334cm" svg:y1="12.491cm" svg:x2="17.334cm" svg:y2="12.572cm">
          <text:p/>
        </draw:line>
        <draw:line draw:style-name="gr10" draw:text-style-name="P1" draw:layer="layout" svg:x1="17.534cm" svg:y1="12.481cm" svg:x2="17.534cm" svg:y2="12.582cm">
          <text:p/>
        </draw:line>
        <draw:path draw:style-name="gr6" draw:text-style-name="P2" draw:layer="layout" svg:width="0.3cm" svg:height="0.3cm" svg:x="16.983cm" svg:y="12.939cm" svg:viewBox="0 0 301 301" svg:d="M0 152c0-83 68-152 151-152s150 69 150 152c0 82-67 149-150 149s-151-67-151-149z">
          <text:p/>
        </draw:path>
        <draw:path draw:style-name="gr6" draw:text-style-name="P2" draw:layer="layout" svg:width="0.3cm" svg:height="0.3cm" svg:x="15.696cm" svg:y="12.939cm" svg:viewBox="0 0 301 301" svg:d="M0 152c0-83 67-152 149-152 83 0 152 69 152 152 0 82-69 149-152 149-82 0-149-67-149-149z">
          <text:p/>
        </draw:path>
        <draw:line draw:style-name="gr12" draw:text-style-name="P1" draw:layer="layout" svg:x1="16.906cm" svg:y1="10.225cm" svg:x2="16.906cm" svg:y2="10.403cm">
          <text:p/>
        </draw:line>
        <draw:line draw:style-name="gr12" draw:text-style-name="P1" draw:layer="layout" svg:x1="16.904cm" svg:y1="10.408cm" svg:x2="16.907cm" svg:y2="10.403cm">
          <text:p/>
        </draw:line>
        <draw:line draw:style-name="gr12" draw:text-style-name="P1" draw:layer="layout" svg:x1="17.934cm" svg:y1="11.188cm" svg:x2="17.934cm" svg:y2="10.62cm">
          <text:p/>
        </draw:line>
        <draw:line draw:style-name="gr12" draw:text-style-name="P1" draw:layer="layout" svg:x1="16.906cm" svg:y1="10.403cm" svg:x2="16.906cm" svg:y2="10.446cm">
          <text:p/>
        </draw:line>
        <draw:line draw:style-name="gr13" draw:text-style-name="P1" draw:layer="layout" svg:x1="15.857cm" svg:y1="12.393cm" svg:x2="15.845cm" svg:y2="12.403cm">
          <text:p/>
        </draw:line>
        <draw:line draw:style-name="gr12" draw:text-style-name="P1" draw:layer="layout" svg:x1="15.846cm" svg:y1="13.11cm" svg:x2="15.846cm" svg:y2="12.403cm">
          <text:p/>
        </draw:line>
        <draw:line draw:style-name="gr12" draw:text-style-name="P1" draw:layer="layout" svg:x1="17.011cm" svg:y1="11.329cm" svg:x2="17.793cm" svg:y2="11.329cm">
          <text:p/>
        </draw:line>
        <draw:line draw:style-name="gr13" draw:text-style-name="P1" draw:layer="layout" svg:x1="15.072cm" svg:y1="12.05cm" svg:x2="15.072cm" svg:y2="12.331cm">
          <text:p/>
        </draw:line>
        <draw:line draw:style-name="gr12" draw:text-style-name="P1" draw:layer="layout" svg:x1="16.573cm" svg:y1="9.916cm" svg:x2="16.39cm" svg:y2="10.1cm">
          <text:p/>
        </draw:line>
        <draw:line draw:style-name="gr12" draw:text-style-name="P1" draw:layer="layout" svg:x1="16.39cm" svg:y1="10.895cm" svg:x2="16.39cm" svg:y2="10.099cm">
          <text:p/>
        </draw:line>
        <draw:line draw:style-name="gr13" draw:text-style-name="P1" draw:layer="layout" svg:x1="15.143cm" svg:y1="12.402cm" svg:x2="15.845cm" svg:y2="12.402cm">
          <text:p/>
        </draw:line>
        <draw:line draw:style-name="gr12" draw:text-style-name="P1" draw:layer="layout" svg:x1="16.281cm" svg:y1="11.005cm" svg:x2="16.391cm" svg:y2="10.895cm">
          <text:p/>
        </draw:line>
        <draw:line draw:style-name="gr12" draw:text-style-name="P1" draw:layer="layout" svg:x1="15.856cm" svg:y1="11.004cm" svg:x2="15.856cm" svg:y2="12.393cm">
          <text:p/>
        </draw:line>
        <draw:line draw:style-name="gr12" draw:text-style-name="P1" draw:layer="layout" svg:x1="16.77cm" svg:y1="9.916cm" svg:x2="16.572cm" svg:y2="9.916cm">
          <text:p/>
        </draw:line>
        <draw:line draw:style-name="gr12" draw:text-style-name="P1" draw:layer="layout" svg:x1="16.259cm" svg:y1="11.004cm" svg:x2="15.856cm" svg:y2="11.004cm">
          <text:p/>
        </draw:line>
        <draw:line draw:style-name="gr12" draw:text-style-name="P1" draw:layer="layout" svg:x1="16.906cm" svg:y1="10.225cm" svg:x2="16.906cm" svg:y2="10.052cm">
          <text:p/>
        </draw:line>
        <draw:line draw:style-name="gr12" draw:text-style-name="P1" draw:layer="layout" svg:x1="16.26cm" svg:y1="11.004cm" svg:x2="16.259cm" svg:y2="11.004cm">
          <text:p/>
        </draw:line>
        <draw:line draw:style-name="gr13" draw:text-style-name="P1" draw:layer="layout" svg:x1="15.845cm" svg:y1="11.015cm" svg:x2="15.857cm" svg:y2="11.004cm">
          <text:p/>
        </draw:line>
        <draw:line draw:style-name="gr13" draw:text-style-name="P1" draw:layer="layout" svg:x1="15.072cm" svg:y1="12.331cm" svg:x2="15.144cm" svg:y2="12.403cm">
          <text:p/>
        </draw:line>
        <draw:line draw:style-name="gr12" draw:text-style-name="P1" draw:layer="layout" svg:x1="16.904cm" svg:y1="11.221cm" svg:x2="16.904cm" svg:y2="10.406cm">
          <text:p/>
        </draw:line>
        <draw:line draw:style-name="gr12" draw:text-style-name="P1" draw:layer="layout" svg:x1="17.793cm" svg:y1="11.33cm" svg:x2="17.935cm" svg:y2="11.188cm">
          <text:p/>
        </draw:line>
        <draw:line draw:style-name="gr12" draw:text-style-name="P1" draw:layer="layout" svg:x1="16.281cm" svg:y1="11.004cm" svg:x2="16.26cm" svg:y2="11.004cm">
          <text:p/>
        </draw:line>
        <draw:line draw:style-name="gr12" draw:text-style-name="P1" draw:layer="layout" svg:x1="15.846cm" svg:y1="12.403cm" svg:x2="15.845cm" svg:y2="12.402cm">
          <text:p/>
        </draw:line>
        <draw:line draw:style-name="gr12" draw:text-style-name="P1" draw:layer="layout" svg:x1="16.904cm" svg:y1="11.221cm" svg:x2="17.012cm" svg:y2="11.33cm">
          <text:p/>
        </draw:line>
        <draw:line draw:style-name="gr12" draw:text-style-name="P1" draw:layer="layout" svg:x1="16.907cm" svg:y1="10.053cm" svg:x2="16.77cm" svg:y2="9.916cm">
          <text:p/>
        </draw:line>
        <draw:line draw:style-name="gr13" draw:text-style-name="P1" draw:layer="layout" svg:x1="17.134cm" svg:y1="12.528cm" svg:x2="17.14cm" svg:y2="12.522cm">
          <text:p/>
        </draw:line>
        <draw:line draw:style-name="gr12" draw:text-style-name="P1" draw:layer="layout" svg:x1="17.134cm" svg:y1="13.11cm" svg:x2="17.134cm" svg:y2="12.527cm">
          <text:p/>
        </draw:line>
        <draw:line draw:style-name="gr12" draw:text-style-name="P1" draw:layer="layout" svg:x1="17.231cm" svg:y1="11.487cm" svg:x2="17.269cm" svg:y2="11.524cm">
          <text:p/>
        </draw:line>
        <draw:line draw:style-name="gr12" draw:text-style-name="P1" draw:layer="layout" svg:x1="17.34cm" svg:y1="11.594cm" svg:x2="17.34cm" svg:y2="12.527cm">
          <text:p/>
        </draw:line>
        <draw:line draw:style-name="gr12" draw:text-style-name="P1" draw:layer="layout" svg:x1="16.54cm" svg:y1="11.488cm" svg:x2="16.65cm" svg:y2="11.378cm">
          <text:p/>
        </draw:line>
        <draw:line draw:style-name="gr12" draw:text-style-name="P1" draw:layer="layout" svg:x1="16.65cm" svg:y1="11.475cm" svg:x2="16.65cm" svg:y2="10.226cm">
          <text:p/>
        </draw:line>
        <draw:line draw:style-name="gr12" draw:text-style-name="P1" draw:layer="layout" svg:x1="16.153cm" svg:y1="11.487cm" svg:x2="16.591cm" svg:y2="11.487cm">
          <text:p/>
        </draw:line>
        <draw:line draw:style-name="gr12" draw:text-style-name="P1" draw:layer="layout" svg:x1="16.65cm" svg:y1="10.227cm" svg:x2="16.653cm" svg:y2="10.225cm">
          <text:p/>
        </draw:line>
        <draw:line draw:style-name="gr12" draw:text-style-name="P1" draw:layer="layout" svg:x1="16.046cm" svg:y1="11.595cm" svg:x2="16.154cm" svg:y2="11.487cm">
          <text:p/>
        </draw:line>
        <draw:line draw:style-name="gr12" draw:text-style-name="P1" draw:layer="layout" svg:x1="17.341cm" svg:y1="12.527cm" svg:x2="17.334cm" svg:y2="12.532cm">
          <text:p/>
        </draw:line>
        <draw:line draw:style-name="gr12" draw:text-style-name="P1" draw:layer="layout" svg:x1="16.759cm" svg:y1="11.488cm" svg:x2="16.651cm" svg:y2="11.378cm">
          <text:p/>
        </draw:line>
        <draw:line draw:style-name="gr12" draw:text-style-name="P1" draw:layer="layout" svg:x1="16.638cm" svg:y1="11.487cm" svg:x2="17.231cm" svg:y2="11.487cm">
          <text:p/>
        </draw:line>
        <draw:line draw:style-name="gr12" draw:text-style-name="P1" draw:layer="layout" svg:x1="16.591cm" svg:y1="11.487cm" svg:x2="16.638cm" svg:y2="11.487cm">
          <text:p/>
        </draw:line>
        <draw:line draw:style-name="gr12" draw:text-style-name="P1" draw:layer="layout" svg:x1="16.638cm" svg:y1="11.488cm" svg:x2="16.651cm" svg:y2="11.475cm">
          <text:p/>
        </draw:line>
        <draw:line draw:style-name="gr12" draw:text-style-name="P1" draw:layer="layout" svg:x1="17.268cm" svg:y1="11.523cm" svg:x2="17.341cm" svg:y2="11.595cm">
          <text:p/>
        </draw:line>
        <draw:line draw:style-name="gr12" draw:text-style-name="P1" draw:layer="layout" svg:x1="16.046cm" svg:y1="12.402cm" svg:x2="16.046cm" svg:y2="11.594cm">
          <text:p/>
        </draw:line>
        <draw:line draw:style-name="gr12" draw:text-style-name="P1" draw:layer="layout" svg:x1="17.16cm" svg:y1="10.225cm" svg:x2="17.16cm" svg:y2="10.044cm">
          <text:p/>
        </draw:line>
        <draw:line draw:style-name="gr12" draw:text-style-name="P1" draw:layer="layout" svg:x1="16.232cm" svg:y1="10.695cm" svg:x2="16.123cm" svg:y2="10.805cm">
          <text:p/>
        </draw:line>
        <draw:line draw:style-name="gr12" draw:text-style-name="P1" draw:layer="layout" svg:x1="16.869cm" svg:y1="9.755cm" svg:x2="16.516cm" svg:y2="9.755cm">
          <text:p/>
        </draw:line>
        <draw:line draw:style-name="gr13" draw:text-style-name="P1" draw:layer="layout" svg:x1="15.322cm" svg:y1="10.803cm" svg:x2="15.854cm" svg:y2="10.803cm">
          <text:p/>
        </draw:line>
        <draw:line draw:style-name="gr13" draw:text-style-name="P1" draw:layer="layout" svg:x1="15.854cm" svg:y1="10.803cm" svg:x2="15.858cm" svg:y2="10.805cm">
          <text:p/>
        </draw:line>
        <draw:line draw:style-name="gr12" draw:text-style-name="P1" draw:layer="layout" svg:x1="17.16cm" svg:y1="10.225cm" svg:x2="17.451cm" svg:y2="10.225cm">
          <text:p/>
        </draw:line>
        <draw:line draw:style-name="gr12" draw:text-style-name="P1" draw:layer="layout" svg:x1="17.161cm" svg:y1="10.045cm" svg:x2="16.869cm" svg:y2="9.755cm">
          <text:p/>
        </draw:line>
        <draw:line draw:style-name="gr12" draw:text-style-name="P1" draw:layer="layout" svg:x1="16.123cm" svg:y1="10.804cm" svg:x2="15.856cm" svg:y2="10.804cm">
          <text:p/>
        </draw:line>
        <draw:line draw:style-name="gr12" draw:text-style-name="P1" draw:layer="layout" svg:x1="16.231cm" svg:y1="10.695cm" svg:x2="16.231cm" svg:y2="10.039cm">
          <text:p/>
        </draw:line>
        <draw:polyline draw:style-name="gr12" draw:text-style-name="P1" draw:layer="layout" svg:width="0cm" svg:height="0cm" svg:x="16.231cm" svg:y="10.039cm" svg:viewBox="0 0 0 0" draw:points="0,0">
          <text:p/>
        </draw:polyline>
        <draw:line draw:style-name="gr12" draw:text-style-name="P1" draw:layer="layout" svg:x1="17.451cm" svg:y1="10.225cm" svg:x2="17.592cm" svg:y2="10.367cm">
          <text:p/>
        </draw:line>
        <draw:line draw:style-name="gr12" draw:text-style-name="P1" draw:layer="layout" svg:x1="16.231cm" svg:y1="10.04cm" svg:x2="16.517cm" svg:y2="9.755cm">
          <text:p/>
        </draw:line>
        <draw:line draw:style-name="gr12" draw:text-style-name="P1" draw:layer="layout" svg:x1="17.591cm" svg:y1="10.366cm" svg:x2="17.934cm" svg:y2="10.366cm">
          <text:p/>
        </draw:line>
        <draw:line draw:style-name="gr13" draw:text-style-name="P1" draw:layer="layout" svg:x1="15.861cm" svg:y1="10.809cm" svg:x2="15.856cm" svg:y2="10.804cm">
          <text:p/>
        </draw:line>
        <draw:line draw:style-name="gr13" draw:text-style-name="P1" draw:layer="layout" svg:x1="15.072cm" svg:y1="11.288cm" svg:x2="15.072cm" svg:y2="10.806cm">
          <text:p/>
        </draw:line>
        <draw:line draw:style-name="gr13" draw:text-style-name="P1" draw:layer="layout" svg:x1="15.073cm" svg:y1="10.807cm" svg:x2="15.068cm" svg:y2="10.803cm">
          <text:p/>
        </draw:line>
        <draw:polygon draw:style-name="gr14" draw:text-style-name="P2" draw:layer="layout" svg:width="0.229cm" svg:height="0.107cm" svg:x="16.576cm" svg:y="10.007cm" svg:viewBox="0 0 230 108" draw:points="157,2 162,5 224,66 225,68 227,70 228,72 229,74 229,76 230,78 230,81 230,83 229,85 229,87 228,89 227,91 224,95 218,102 210,107 201,108 192,105 188,102 177,89 170,85 157,75 151,72 135,64 112,56 91,53 88,52 63,52 60,53 39,56 26,61 17,61 9,58 3,52 0,43 1,35 6,28 28,5 35,1 42,0 148,0">
          <text:p/>
        </draw:polygon>
        <draw:polygon draw:style-name="gr14" draw:text-style-name="P2" draw:layer="layout" svg:width="0.467cm" svg:height="0.443cm" svg:x="16.961cm" svg:y="9.691cm" svg:viewBox="0 0 468 444" draw:points="457,2 464,7 468,15 468,24 467,25 467,425 465,433 460,440 452,444 448,444 342,444 333,442 327,437 326,436 317,423 300,406 297,404 291,398 289,389 289,388 289,346 287,340 286,335 285,328 283,323 283,322 278,312 268,297 263,291 256,285 6,34 1,26 0,17 3,9 9,3 18,0 20,0 448,0">
          <text:p/>
        </draw:polygon>
        <draw:polygon draw:style-name="gr14" draw:text-style-name="P2" draw:layer="layout" svg:width="0.258cm" svg:height="0.078cm" svg:x="17.578cm" svg:y="10.197cm" svg:viewBox="0 0 259 79" draw:points="242,0 244,0 246,1 248,2 250,3 252,4 253,6 255,7 256,9 257,12 258,13 258,15 258,18 259,20 258,22 258,24 257,26 257,29 255,30 255,32 251,36 250,36 244,40 230,50 213,67 211,70 205,77 196,79 195,79 59,79 50,77 45,74 6,34 1,26 0,17 3,9 9,3 18,0 20,0 239,0">
          <text:p/>
        </draw:polygon>
        <draw:polygon draw:style-name="gr14" draw:text-style-name="P2" draw:layer="layout" svg:width="0.133cm" svg:height="0.131cm" svg:x="16.166cm" svg:y="10.783cm" svg:viewBox="0 0 134 132" draw:points="125,3 131,9 134,19 134,21 134,68 132,77 129,82 83,126 76,131 69,132 20,132 11,130 4,125 0,117 0,108 4,100 9,96 11,94 14,92 99,6 107,1 117,0">
          <text:p/>
        </draw:polygon>
        <draw:polygon draw:style-name="gr14" draw:text-style-name="P2" draw:layer="layout" svg:width="0.849cm" svg:height="0.924cm" svg:x="16.994cm" svg:y="10.315cm" svg:viewBox="0 0 850 925" draw:points="420,2 425,5 541,120 543,122 556,130 564,134 572,137 590,142 779,142 783,142 786,143 787,143 788,144 794,148 795,149 797,153 809,165 810,165 812,168 814,172 814,173 814,177 815,181 813,185 812,189 812,190 811,190 809,193 797,204 783,224 772,246 764,269 760,293 760,318 764,342 772,365 775,371 783,387 795,403 797,407 814,424 834,438 840,441 846,447 850,455 850,459 850,829 848,838 845,843 768,920 761,924 754,925 63,925 54,923 49,920 5,876 1,869 0,862 0,152 0,149 1,144 2,140 2,80 2,56 2,52 3,49 3,48 4,47 8,41 9,40 13,38 25,26 25,25 28,23 32,21 33,21 37,21 41,20 45,22 49,23 50,23 50,24 53,26 64,38 84,52 106,63 129,71 153,75 178,75 202,71 225,63 247,52 267,38 284,21 293,8 300,2 308,0 309,0 411,0">
          <text:p/>
        </draw:polygon>
        <draw:polygon draw:style-name="gr14" draw:text-style-name="P2" draw:layer="layout" svg:width="0.183cm" svg:height="1.061cm" svg:x="16.74cm" svg:y="10.335cm" svg:viewBox="0 0 184 1062" draw:points="41,0 42,0 45,2 49,3 50,3 50,4 53,6 64,18 67,20 68,20 70,23 73,26 73,27 74,31 75,35 75,36 75,50 75,53 73,61 73,62 73,896 77,914 80,922 84,930 87,934 95,945 148,998 178,1028 183,1036 184,1045 181,1053 175,1059 166,1062 164,1062 64,1062 55,1060 50,1057 5,1012 1,1005 0,998 0,37 0,34 1,30 1,29 2,29 6,23 7,22 13,18 25,6 25,5 29,3 32,1 33,1 37,1">
          <text:p/>
        </draw:polygon>
        <draw:polygon draw:style-name="gr14" draw:text-style-name="P2" draw:layer="layout" svg:width="0.613cm" svg:height="1.237cm" svg:x="15.946cm" svg:y="10.302cm" svg:viewBox="0 0 614 1238" draw:points="567,4 572,10 574,14 588,35 605,52 606,52 612,59 614,68 614,1031 612,1040 609,1045 564,1090 557,1094 550,1095 200,1095 182,1099 171,1104 167,1105 166,1106 162,1108 151,1116 34,1232 26,1237 17,1238 9,1235 3,1229 0,1220 0,1218 0,838 2,830 7,823 10,821 23,814 39,802 43,799 50,794 57,793 323,793 324,793 325,793 328,793 345,793 363,789 371,786 379,782 388,776 394,772 514,652 518,646 524,637 527,630 531,621 534,607 535,603 535,20 537,11 542,4 550,0 559,0">
          <text:p/>
        </draw:polygon>
        <draw:polygon draw:style-name="gr14" draw:text-style-name="P2" draw:layer="layout" svg:width="0.618cm" svg:height="1.449cm" svg:x="15.147cm" svg:y="10.878cm" svg:viewBox="0 0 619 1450" draw:points="551,1 555,1 555,2 559,4 562,7 563,7 565,11 567,13 568,14 569,17 571,20 571,21 572,22 572,25 572,28 572,29 572,30 570,34 569,37 569,38 568,38 567,40 565,42 553,58 544,76 538,96 534,116 534,136 538,157 544,176 553,194 557,199 565,211 580,225 596,237 609,244 615,249 619,257 619,261 619,1388 617,1397 612,1404 611,1404 602,1411 585,1428 581,1433 575,1442 568,1448 559,1450 558,1450 35,1450 32,1450 28,1449 27,1449 26,1448 21,1445 5,1429 1,1422 0,1415 0,1371 2,1363 7,1356 12,1353 13,1352 36,1339 57,1323 75,1305 91,1284 104,1261 114,1237 121,1212 125,1186 125,1159 121,1133 114,1108 104,1084 91,1061 75,1040 71,1032 72,1023 75,1015 83,1010 91,1008 522,1008 538,1004 551,996 563,985 570,971 575,956 575,651 570,636 563,622 551,610 538,602 522,598 66,598 58,596 51,590 47,582 47,574 51,566 54,562 57,560 75,542 91,521 104,498 114,474 121,449 125,423 125,396 121,370 114,345 104,321 91,298 75,277 57,259 41,247 36,243 13,230 12,229 5,224 0,216 0,211 0,81 0,78 1,74 1,73 2,73 6,67 7,66 14,61 29,46 32,44 36,42 37,41 41,41 45,41 49,42 53,44 54,44 56,46 63,53 80,66 100,77 120,86 142,92 161,94 164,95 186,95 208,92 230,86 250,77 270,66 287,53 303,37 317,19 322,9 328,3 337,0 340,0 547,0">
          <text:p/>
        </draw:polygon>
        <draw:polygon draw:style-name="gr14" draw:text-style-name="P2" draw:layer="layout" svg:width="1.033cm" svg:height="3.412cm" svg:x="17.224cm" svg:y="10.196cm" svg:viewBox="0 0 1034 3413" draw:points="1026,3 1032,10 1034,18 1034,19 1034,3394 1032,3402 1026,3409 1018,3413 1014,3413 120,3413 111,3411 104,3406 101,3398 101,3389 103,3384 104,3381 108,3374 113,3358 113,3137 108,3122 101,3108 89,3097 76,3089 60,3085 49,3085 40,3083 33,3077 29,3069 29,3060 33,3052 37,3049 42,3045 60,3027 76,3006 89,2983 99,2959 106,2934 110,2908 110,2881 106,2855 99,2830 89,2806 76,2783 60,2762 42,2744 30,2735 21,2728 10,2722 4,2716 0,2707 0,2704 0,2502 2,2494 8,2487 16,2483 24,2483 32,2486 40,2492 59,2502 79,2508 100,2512 121,2512 142,2508 162,2502 181,2492 198,2480 198,2479 199,2479 206,2475 215,2474 223,2477 227,2479 229,2482 242,2491 244,2493 245,2493 262,2502 281,2508 301,2512 320,2512 340,2508 360,2502 377,2493 386,2491 395,2493 402,2498 402,2499 411,2511 427,2527 445,2541 466,2551 488,2558 510,2562 533,2562 555,2558 577,2551 598,2541 616,2527 632,2511 646,2493 656,2472 663,2450 667,2428 667,2245 663,2223 656,2201 646,2180 632,2162 616,2146 598,2132 577,2122 555,2115 533,2111 510,2111 488,2115 466,2122 445,2132 427,2146 411,2162 402,2174 396,2179 387,2182 378,2180 377,2180 360,2171 340,2165 320,2161 301,2161 281,2165 262,2171 260,2172 245,2180 237,2185 229,2189 220,2188 212,2184 207,2177 206,2169 206,1390 205,1384 204,1381 202,1372 195,1356 185,1341 181,1337 173,1329 102,1258 97,1250 96,1241 99,1233 105,1227 114,1224 116,1224 578,1224 596,1220 604,1217 612,1213 621,1207 627,1203 780,1050 785,1043 790,1035 794,1027 797,1019 800,1003 801,1001 801,577 803,568 808,561 811,559 817,556 837,542 854,525 868,505 879,483 887,460 891,436 891,411 887,387 879,364 868,342 854,322 842,311 837,303 836,294 839,286 842,282 854,271 868,251 879,229 887,206 891,182 891,157 887,133 879,110 877,106 868,88 854,68 837,51 831,47 817,37 816,37 810,30 808,21 810,13 815,5 823,1 828,1 1006,1 1009,0 1018,0">
          <text:p/>
        </draw:polygon>
        <draw:polygon draw:style-name="gr14" draw:text-style-name="P2" draw:layer="layout" svg:width="1.313cm" svg:height="2.031cm" svg:x="15.936cm" svg:y="11.577cm" svg:viewBox="0 0 1314 2032" draw:points="1260,2 1265,5 1309,49 1313,56 1314,63 1314,211 1312,219 1307,226 1299,230 1290,230 1289,230 1285,229 860,229 845,229 829,233 816,241 804,252 797,266 792,281 792,586 797,601 804,615 816,626 829,634 845,638 1285,638 1289,637 1298,637 1306,640 1312,647 1314,655 1314,656 1314,795 1312,803 1307,810 1299,814 1290,814 1282,810 1281,809 1270,801 1265,798 1260,795 1248,789 1229,783 1209,779 1190,779 1170,783 1151,789 1134,798 1125,800 1116,798 1109,793 1109,792 1100,780 1084,764 1066,750 1045,740 1023,733 1001,729 978,729 956,733 934,740 913,750 895,764 879,780 865,798 855,819 848,841 844,863 844,1046 848,1068 855,1091 865,1112 879,1130 895,1146 913,1160 934,1170 956,1177 978,1181 1001,1181 1023,1177 1045,1170 1066,1160 1077,1151 1085,1147 1094,1148 1102,1152 1107,1159 1109,1167 1109,1323 1107,1331 1101,1338 1099,1340 1087,1347 1066,1363 1048,1381 1032,1402 1019,1425 1009,1449 1002,1474 998,1500 998,1527 1002,1553 1009,1578 1019,1602 1032,1625 1046,1643 1048,1646 1066,1664 1071,1668 1077,1675 1079,1683 1077,1692 1072,1699 1064,1703 1059,1704 983,1704 967,1708 954,1716 942,1727 934,1741 930,1756 930,1977 934,1993 940,2003 943,2011 942,2020 937,2027 929,2032 923,2032 111,2032 102,2030 95,2025 91,2017 91,2008 95,2000 97,1999 96,1998 102,1993 109,1986 116,1973 121,1957 121,1736 116,1721 109,1707 97,1696 84,1688 68,1684 59,1681 53,1674 50,1666 52,1657 56,1650 60,1646 76,1625 89,1602 99,1578 106,1553 110,1527 110,1500 106,1474 99,1449 89,1425 76,1402 60,1381 42,1363 30,1354 21,1347 10,1341 4,1335 0,1326 0,1323 0,975 2,966 8,959 16,955 24,955 32,959 34,961 38,964 52,975 67,982 84,988 101,991 118,991 135,988 152,982 167,975 179,966 181,964 186,959 194,954 203,953 211,956 217,963 220,971 220,973 220,1040 225,1055 232,1069 244,1080 257,1089 273,1093 578,1093 594,1089 607,1080 619,1069 626,1055 631,1040 631,556 626,541 619,527 607,516 594,508 578,504 288,504 273,504 257,508 244,516 234,526 226,531 217,532 209,529 203,523 200,514 200,512 200,63 202,54 205,49 249,5 256,1 263,0 597,0 614,0 648,0 695,0 815,0 832,0 1251,0">
          <text:p/>
        </draw:polygon>
        <draw:polygon draw:style-name="gr14" draw:text-style-name="P2" draw:layer="layout" svg:width="1.706cm" svg:height="3.917cm" svg:x="14.717cm" svg:y="9.691cm" svg:viewBox="0 0 1707 3918" draw:points="1697,2 1704,7 1707,15 1707,24 1704,32 1702,34 1445,290 1435,305 1429,321 1425,339 1425,357 1425,358 1425,360 1425,959 1423,968 1420,973 1375,1017 1368,1022 1361,1023 1287,1023 1278,1021 1273,1017 1269,1014 1253,1002 1234,993 1215,986 1196,983 1195,983 1084,983 1083,983 1064,986 1045,993 1026,1002 1010,1014 995,1029 989,1034 980,1036 979,1036 771,1036 762,1034 755,1029 753,1027 748,1017 746,1014 736,1002 734,999 717,983 700,970 680,959 670,954 660,950 638,944 616,941 594,941 572,944 550,950 530,959 510,970 493,983 486,990 479,994 470,995 462,992 458,990 444,975 433,967 426,962 406,952 384,945 362,941 340,941 318,945 296,952 276,962 258,975 242,991 229,1009 219,1029 212,1051 208,1073 208,1150 212,1172 219,1194 229,1214 235,1221 242,1232 258,1248 271,1257 277,1264 279,1272 279,1273 279,1398 277,1406 272,1413 267,1416 266,1417 256,1422 243,1430 222,1446 204,1464 188,1485 175,1508 165,1532 158,1557 154,1583 154,1610 158,1636 163,1655 165,1661 175,1685 188,1708 194,1716 204,1729 222,1747 225,1749 231,1756 233,1765 231,1773 226,1780 218,1784 213,1785 161,1785 145,1789 132,1797 120,1808 113,1822 108,1837 108,2142 113,2157 120,2171 132,2182 145,2190 161,2194 176,2194 188,2194 197,2196 204,2202 208,2210 208,2218 204,2226 191,2243 188,2247 175,2270 165,2294 158,2319 154,2345 154,2372 157,2394 158,2398 162,2415 165,2423 175,2447 188,2470 189,2472 204,2491 222,2509 226,2512 243,2525 266,2538 267,2539 274,2544 279,2552 279,2557 279,2648 282,2662 288,2676 291,2681 296,2688 378,2770 382,2773 390,2778 392,2779 400,2782 404,2784 415,2786 416,2786 418,2787 433,2787 988,2787 997,2789 1004,2794 1005,2795 1015,2809 1032,2826 1032,2827 1038,2833 1040,2841 1040,2842 1040,3208 1038,3216 1032,3223 1030,3225 1018,3232 997,3248 979,3266 963,3287 950,3310 940,3334 933,3359 929,3385 929,3412 933,3438 940,3463 950,3487 963,3510 977,3528 979,3531 983,3535 988,3542 989,3551 986,3559 979,3566 971,3569 969,3569 922,3569 906,3573 893,3581 881,3592 873,3606 869,3621 869,3843 873,3859 881,3872 893,3884 893,3885 897,3890 899,3898 898,3907 892,3914 884,3918 879,3918 20,3918 11,3916 4,3911 1,3903 0,3899 0,2960 93,2960 93,3764 97,3780 105,3793 116,3805 130,3812 145,3817 734,3817 750,3812 763,3805 775,3793 782,3780 787,3764 787,2960 782,2944 775,2931 763,2919 750,2912 734,2907 161,2907 145,2907 130,2912 116,2919 105,2931 97,2944 93,2960 0,2960 0,401 519,401 519,705 524,721 531,734 543,746 556,753 572,758 1192,758 1208,753 1221,746 1233,734 1240,721 1245,705 1245,401 1244,399 1241,387 1240,385 1233,372 1221,360 1208,353 1192,348 587,348 572,348 556,353 543,360 531,372 524,385 519,401 0,401 0,19 2,11 8,4 16,0 20,0 1688,0">
          <text:p/>
        </draw:polygon>
        <draw:path draw:style-name="gr15" draw:text-style-name="P3" draw:layer="layout" svg:width="0.1cm" svg:height="0.1cm" svg:x="17.883cm" svg:y="10.316cm" svg:viewBox="0 0 101 101" svg:d="M0 49c0-27 23-49 52-49 27 0 49 22 49 49 0 28-22 52-49 52-29 0-52-24-52-52z">
          <text:p/>
        </draw:path>
        <draw:path draw:style-name="gr15" draw:text-style-name="P3" draw:layer="layout" svg:width="0.1cm" svg:height="0.1cm" svg:x="17.883cm" svg:y="10.57cm" svg:viewBox="0 0 101 101" svg:d="M0 50c0-28 23-50 52-50 27 0 49 22 49 50s-22 51-49 51c-29 0-52-23-52-51z">
          <text:p/>
        </draw:path>
        <draw:path draw:style-name="gr15" draw:text-style-name="P3" draw:layer="layout" svg:width="0.1cm" svg:height="0.1cm" svg:x="15.996cm" svg:y="12.353cm" svg:viewBox="0 0 101 101" svg:d="M0 50c0-28 22-50 50-50s51 22 51 50-23 51-51 51-50-23-50-51z">
          <text:p/>
        </draw:path>
        <draw:path draw:style-name="gr15" draw:text-style-name="P3" draw:layer="layout" svg:width="0.1cm" svg:height="0.1cm" svg:x="15.796cm" svg:y="12.353cm" svg:viewBox="0 0 101 101" svg:d="M0 50c0-28 22-50 50-50s51 22 51 50-23 51-51 51-50-23-50-51z">
          <text:p/>
        </draw:path>
        <draw:path draw:style-name="gr15" draw:text-style-name="P3" draw:layer="layout" svg:width="0.1cm" svg:height="0.1cm" svg:x="15.805cm" svg:y="10.754cm" svg:viewBox="0 0 101 101" svg:d="M0 51c0-28 23-51 52-51 27 0 49 23 49 51s-22 50-49 50c-29 0-52-22-52-50z">
          <text:p/>
        </draw:path>
        <draw:path draw:style-name="gr15" draw:text-style-name="P3" draw:layer="layout" svg:width="0.1cm" svg:height="0.1cm" svg:x="15.805cm" svg:y="10.954cm" svg:viewBox="0 0 101 101" svg:d="M0 51c0-28 23-51 52-51 27 0 49 23 49 51s-22 50-49 50c-29 0-52-22-52-50z">
          <text:p/>
        </draw:path>
        <draw:path draw:style-name="gr15" draw:text-style-name="P3" draw:layer="layout" svg:width="0.1cm" svg:height="0.1cm" svg:x="15.018cm" svg:y="10.753cm" svg:viewBox="0 0 101 101" svg:d="M0 50c0-28 22-50 50-50s51 22 51 50-23 51-51 51-50-23-50-51z">
          <text:p/>
        </draw:path>
        <draw:path draw:style-name="gr15" draw:text-style-name="P3" draw:layer="layout" svg:width="0.1cm" svg:height="0.1cm" svg:x="15.272cm" svg:y="10.753cm" svg:viewBox="0 0 101 101" svg:d="M0 50c0-28 22-50 51-50 28 0 50 22 50 50s-22 51-50 51c-29 0-51-23-51-51z">
          <text:p/>
        </draw:path>
        <draw:path draw:style-name="gr15" draw:text-style-name="P3" draw:layer="layout" svg:width="0.1cm" svg:height="0.1cm" svg:x="15.021cm" svg:y="11.237cm" svg:viewBox="0 0 101 101" svg:d="M0 51c0-28 24-51 52-51 27 0 49 23 49 51s-22 50-49 50c-28 0-52-22-52-50z">
          <text:p/>
        </draw:path>
        <draw:path draw:style-name="gr15" draw:text-style-name="P3" draw:layer="layout" svg:width="0.1cm" svg:height="0.1cm" svg:x="15.021cm" svg:y="11.999cm" svg:viewBox="0 0 101 101" svg:d="M0 51c0-28 24-51 52-51 27 0 49 23 49 51 0 27-22 50-49 50-28 0-52-23-52-50z">
          <text:p/>
        </draw:path>
        <draw:path draw:style-name="gr15" draw:text-style-name="P3" draw:layer="layout" svg:width="0.1cm" svg:height="0.1cm" svg:x="16.601cm" svg:y="10.175cm" svg:viewBox="0 0 101 101" svg:d="M0 50c0-28 23-50 52-50 27 0 49 22 49 50s-22 51-49 51c-29 0-52-23-52-51z">
          <text:p/>
        </draw:path>
        <draw:path draw:style-name="gr15" draw:text-style-name="P3" draw:layer="layout" svg:width="0.1cm" svg:height="0.1cm" svg:x="16.855cm" svg:y="10.175cm" svg:viewBox="0 0 101 101" svg:d="M0 50c0-28 23-50 51-50s50 22 50 50-22 51-50 51-51-23-51-51z">
          <text:p/>
        </draw:path>
        <draw:path draw:style-name="gr15" draw:text-style-name="P3" draw:layer="layout" svg:width="0.1cm" svg:height="0.1cm" svg:x="17.109cm" svg:y="10.175cm" svg:viewBox="0 0 101 101" svg:d="M0 50c0-28 24-50 52-50 27 0 49 22 49 50s-22 51-49 51c-28 0-52-23-52-51z">
          <text:p/>
        </draw:path>
        <draw:path draw:style-name="gr15" draw:text-style-name="P3" draw:layer="layout" svg:width="0.1cm" svg:height="0.101cm" svg:x="16.874cm" svg:y="12.482cm" svg:viewBox="0 0 101 102" svg:d="M0 50c0-27 23-50 52-50 27 0 49 23 49 50 0 28-22 52-49 52-29 0-52-24-52-52z">
          <text:p/>
        </draw:path>
        <draw:path draw:style-name="gr15" draw:text-style-name="P3" draw:layer="layout" svg:width="0.1cm" svg:height="0.101cm" svg:x="17.695cm" svg:y="12.482cm" svg:viewBox="0 0 101 102" svg:d="M0 50c0-27 23-50 50-50 28 0 51 23 51 50 0 28-23 52-51 52-27 0-50-24-50-52z">
          <text:p/>
        </draw:path>
        <draw:path draw:style-name="gr15" draw:text-style-name="P3" draw:layer="layout" svg:width="0.1cm" svg:height="0.101cm" svg:x="17.085cm" svg:y="12.482cm" svg:viewBox="0 0 101 102" svg:d="M0 50c0-27 22-50 50-50s51 23 51 50c0 28-23 52-51 52s-50-24-50-52z">
          <text:p/>
        </draw:path>
        <draw:path draw:style-name="gr15" draw:text-style-name="P3" draw:layer="layout" svg:width="0.1cm" svg:height="0.101cm" svg:x="17.285cm" svg:y="12.482cm" svg:viewBox="0 0 101 102" svg:d="M0 50c0-27 22-50 50-50s51 23 51 50c0 28-23 52-51 52s-50-24-50-52z">
          <text:p/>
        </draw:path>
        <draw:path draw:style-name="gr15" draw:text-style-name="P3" draw:layer="layout" svg:width="0.1cm" svg:height="0.101cm" svg:x="17.485cm" svg:y="12.482cm" svg:viewBox="0 0 101 102" svg:d="M0 50c0-27 22-50 50-50s51 23 51 50c0 28-23 52-51 52s-50-24-50-52z">
          <text:p/>
        </draw:path>
        <draw:path draw:style-name="gr15" draw:text-style-name="P3" draw:layer="layout" svg:width="0.1cm" svg:height="0.1cm" svg:x="17.083cm" svg:y="13.039cm" svg:viewBox="0 0 101 101" svg:d="M0 52c0-29 23-52 52-52 27 0 49 23 49 52 0 27-22 49-49 49-29 0-52-22-52-49z">
          <text:p/>
        </draw:path>
        <draw:path draw:style-name="gr15" draw:text-style-name="P3" draw:layer="layout" svg:width="0.1cm" svg:height="0.1cm" svg:x="15.796cm" svg:y="13.039cm" svg:viewBox="0 0 101 101" svg:d="M0 52c0-29 22-52 50-52s51 23 51 52c0 27-23 49-51 49s-50-22-50-49z">
          <text:p/>
        </draw:path>
        <draw:line draw:style-name="gr4" draw:text-style-name="P1" draw:layer="layout" svg:x1="17.959cm" svg:y1="10.366cm" svg:x2="17.908cm" svg:y2="10.366cm">
          <text:p/>
        </draw:line>
        <draw:line draw:style-name="gr4" draw:text-style-name="P1" draw:layer="layout" svg:x1="17.959cm" svg:y1="10.62cm" svg:x2="17.908cm" svg:y2="10.62cm">
          <text:p/>
        </draw:line>
        <draw:line draw:style-name="gr5" draw:text-style-name="P1" draw:layer="layout" svg:x1="16.046cm" svg:y1="12.457cm" svg:x2="16.046cm" svg:y2="12.347cm">
          <text:p/>
        </draw:line>
        <draw:path draw:style-name="gr6" draw:text-style-name="P2" draw:layer="layout" svg:width="0.2cm" svg:height="0.2cm" svg:x="15.745cm" svg:y="12.302cm" svg:viewBox="0 0 201 201" svg:d="M0 101c0-56 45-101 101-101s100 45 100 101-44 100-100 100-101-44-101-100z">
          <text:p/>
        </draw:path>
        <draw:line draw:style-name="gr7" draw:text-style-name="P1" draw:layer="layout" svg:x1="15.9cm" svg:y1="10.804cm" svg:x2="15.81cm" svg:y2="10.804cm">
          <text:p/>
        </draw:line>
        <draw:line draw:style-name="gr7" draw:text-style-name="P1" draw:layer="layout" svg:x1="15.9cm" svg:y1="11.004cm" svg:x2="15.81cm" svg:y2="11.004cm">
          <text:p/>
        </draw:line>
        <draw:line draw:style-name="gr8" draw:text-style-name="P1" draw:layer="layout" svg:x1="15.068cm" svg:y1="10.775cm" svg:x2="15.068cm" svg:y2="10.83cm">
          <text:p/>
        </draw:line>
        <draw:path draw:style-name="gr6" draw:text-style-name="P2" draw:layer="layout" svg:width="0.24cm" svg:height="0.24cm" svg:x="15.202cm" svg:y="10.683cm" svg:viewBox="0 0 241 241" svg:d="M0 119c0-66 54-119 121-119 66 0 120 53 120 119 0 68-54 122-120 122-67 0-121-54-121-122z">
          <text:p/>
        </draw:path>
        <draw:path draw:style-name="gr6" draw:text-style-name="P2" draw:layer="layout" svg:width="0.3cm" svg:height="0.3cm" svg:x="14.921cm" svg:y="11.137cm" svg:viewBox="0 0 301 301" svg:d="M0 152c0-83 68-152 151-152s150 69 150 152c0 82-67 149-150 149s-151-67-151-149z">
          <text:p/>
        </draw:path>
        <draw:path draw:style-name="gr6" draw:text-style-name="P2" draw:layer="layout" svg:width="0.3cm" svg:height="0.3cm" svg:x="14.921cm" svg:y="11.899cm" svg:viewBox="0 0 301 301" svg:d="M0 152c0-84 68-152 151-152s150 68 150 152c0 82-67 149-150 149s-151-67-151-149z">
          <text:p/>
        </draw:path>
        <draw:line draw:style-name="gr4" draw:text-style-name="P1" draw:layer="layout" svg:x1="16.652cm" svg:y1="10.215cm" svg:x2="16.652cm" svg:y2="10.234cm">
          <text:p/>
        </draw:line>
        <draw:line draw:style-name="gr4" draw:text-style-name="P1" draw:layer="layout" svg:x1="16.906cm" svg:y1="10.215cm" svg:x2="16.906cm" svg:y2="10.234cm">
          <text:p/>
        </draw:line>
        <draw:line draw:style-name="gr4" draw:text-style-name="P1" draw:layer="layout" svg:x1="17.16cm" svg:y1="10.215cm" svg:x2="17.16cm" svg:y2="10.234cm">
          <text:p/>
        </draw:line>
        <draw:line draw:style-name="gr9" draw:text-style-name="P1" draw:layer="layout" svg:x1="16.924cm" svg:y1="12.451cm" svg:x2="16.924cm" svg:y2="12.612cm">
          <text:p/>
        </draw:line>
        <draw:line draw:style-name="gr9" draw:text-style-name="P1" draw:layer="layout" svg:x1="17.745cm" svg:y1="12.451cm" svg:x2="17.745cm" svg:y2="12.612cm">
          <text:p/>
        </draw:line>
        <draw:line draw:style-name="gr10" draw:text-style-name="P1" draw:layer="layout" svg:x1="17.135cm" svg:y1="12.481cm" svg:x2="17.135cm" svg:y2="12.582cm">
          <text:p/>
        </draw:line>
        <draw:line draw:style-name="gr11" draw:text-style-name="P1" draw:layer="layout" svg:x1="17.334cm" svg:y1="12.491cm" svg:x2="17.334cm" svg:y2="12.572cm">
          <text:p/>
        </draw:line>
        <draw:line draw:style-name="gr10" draw:text-style-name="P1" draw:layer="layout" svg:x1="17.534cm" svg:y1="12.481cm" svg:x2="17.534cm" svg:y2="12.582cm">
          <text:p/>
        </draw:line>
        <draw:path draw:style-name="gr6" draw:text-style-name="P2" draw:layer="layout" svg:width="0.3cm" svg:height="0.3cm" svg:x="16.983cm" svg:y="12.939cm" svg:viewBox="0 0 301 301" svg:d="M0 152c0-83 68-152 151-152s150 69 150 152c0 82-67 149-150 149s-151-67-151-149z">
          <text:p/>
        </draw:path>
        <draw:path draw:style-name="gr6" draw:text-style-name="P2" draw:layer="layout" svg:width="0.3cm" svg:height="0.3cm" svg:x="15.696cm" svg:y="12.939cm" svg:viewBox="0 0 301 301" svg:d="M0 152c0-83 67-152 149-152 83 0 152 69 152 152 0 82-69 149-152 149-82 0-149-67-149-149z">
          <text:p/>
        </draw:path>
        <draw:path draw:style-name="gr6" draw:text-style-name="P2" draw:layer="layout" svg:width="0.1cm" svg:height="0.1cm" svg:x="17.883cm" svg:y="10.316cm" svg:viewBox="0 0 101 101" svg:d="M0 49c0-27 23-49 52-49 27 0 49 22 49 49 0 28-22 52-49 52-29 0-52-24-52-52z">
          <text:p/>
        </draw:path>
        <draw:path draw:style-name="gr6" draw:text-style-name="P2" draw:layer="layout" svg:width="0.1cm" svg:height="0.1cm" svg:x="17.883cm" svg:y="10.57cm" svg:viewBox="0 0 101 101" svg:d="M0 50c0-28 23-50 52-50 27 0 49 22 49 50s-22 51-49 51c-29 0-52-23-52-51z">
          <text:p/>
        </draw:path>
        <draw:path draw:style-name="gr6" draw:text-style-name="P2" draw:layer="layout" svg:width="0.1cm" svg:height="0.1cm" svg:x="15.996cm" svg:y="12.353cm" svg:viewBox="0 0 101 101" svg:d="M0 50c0-28 22-50 50-50s51 22 51 50-23 51-51 51-50-23-50-51z">
          <text:p/>
        </draw:path>
        <draw:path draw:style-name="gr6" draw:text-style-name="P2" draw:layer="layout" svg:width="0.1cm" svg:height="0.1cm" svg:x="15.796cm" svg:y="12.353cm" svg:viewBox="0 0 101 101" svg:d="M0 50c0-28 22-50 50-50s51 22 51 50-23 51-51 51-50-23-50-51z">
          <text:p/>
        </draw:path>
        <draw:path draw:style-name="gr6" draw:text-style-name="P2" draw:layer="layout" svg:width="0.1cm" svg:height="0.1cm" svg:x="15.805cm" svg:y="10.754cm" svg:viewBox="0 0 101 101" svg:d="M0 51c0-28 23-51 52-51 27 0 49 23 49 51s-22 50-49 50c-29 0-52-22-52-50z">
          <text:p/>
        </draw:path>
        <draw:path draw:style-name="gr6" draw:text-style-name="P2" draw:layer="layout" svg:width="0.1cm" svg:height="0.1cm" svg:x="15.805cm" svg:y="10.954cm" svg:viewBox="0 0 101 101" svg:d="M0 51c0-28 23-51 52-51 27 0 49 23 49 51s-22 50-49 50c-29 0-52-22-52-50z">
          <text:p/>
        </draw:path>
        <draw:path draw:style-name="gr6" draw:text-style-name="P2" draw:layer="layout" svg:width="0.1cm" svg:height="0.1cm" svg:x="15.018cm" svg:y="10.753cm" svg:viewBox="0 0 101 101" svg:d="M0 50c0-28 22-50 50-50s51 22 51 50-23 51-51 51-50-23-50-51z">
          <text:p/>
        </draw:path>
        <draw:path draw:style-name="gr6" draw:text-style-name="P2" draw:layer="layout" svg:width="0.1cm" svg:height="0.1cm" svg:x="15.272cm" svg:y="10.753cm" svg:viewBox="0 0 101 101" svg:d="M0 50c0-28 22-50 51-50 28 0 50 22 50 50s-22 51-50 51c-29 0-51-23-51-51z">
          <text:p/>
        </draw:path>
        <draw:path draw:style-name="gr6" draw:text-style-name="P2" draw:layer="layout" svg:width="0.1cm" svg:height="0.1cm" svg:x="15.021cm" svg:y="11.237cm" svg:viewBox="0 0 101 101" svg:d="M0 51c0-28 24-51 52-51 27 0 49 23 49 51s-22 50-49 50c-28 0-52-22-52-50z">
          <text:p/>
        </draw:path>
        <draw:path draw:style-name="gr6" draw:text-style-name="P2" draw:layer="layout" svg:width="0.1cm" svg:height="0.1cm" svg:x="15.021cm" svg:y="11.999cm" svg:viewBox="0 0 101 101" svg:d="M0 51c0-28 24-51 52-51 27 0 49 23 49 51 0 27-22 50-49 50-28 0-52-23-52-50z">
          <text:p/>
        </draw:path>
        <draw:path draw:style-name="gr6" draw:text-style-name="P2" draw:layer="layout" svg:width="0.1cm" svg:height="0.1cm" svg:x="16.601cm" svg:y="10.175cm" svg:viewBox="0 0 101 101" svg:d="M0 50c0-28 23-50 52-50 27 0 49 22 49 50s-22 51-49 51c-29 0-52-23-52-51z">
          <text:p/>
        </draw:path>
        <draw:path draw:style-name="gr6" draw:text-style-name="P2" draw:layer="layout" svg:width="0.1cm" svg:height="0.1cm" svg:x="16.855cm" svg:y="10.175cm" svg:viewBox="0 0 101 101" svg:d="M0 50c0-28 23-50 51-50s50 22 50 50-22 51-50 51-51-23-51-51z">
          <text:p/>
        </draw:path>
        <draw:path draw:style-name="gr6" draw:text-style-name="P2" draw:layer="layout" svg:width="0.1cm" svg:height="0.1cm" svg:x="17.109cm" svg:y="10.175cm" svg:viewBox="0 0 101 101" svg:d="M0 50c0-28 24-50 52-50 27 0 49 22 49 50s-22 51-49 51c-28 0-52-23-52-51z">
          <text:p/>
        </draw:path>
        <draw:path draw:style-name="gr6" draw:text-style-name="P2" draw:layer="layout" svg:width="0.1cm" svg:height="0.101cm" svg:x="16.874cm" svg:y="12.482cm" svg:viewBox="0 0 101 102" svg:d="M0 50c0-27 23-50 52-50 27 0 49 23 49 50 0 28-22 52-49 52-29 0-52-24-52-52z">
          <text:p/>
        </draw:path>
        <draw:path draw:style-name="gr6" draw:text-style-name="P2" draw:layer="layout" svg:width="0.1cm" svg:height="0.101cm" svg:x="17.695cm" svg:y="12.482cm" svg:viewBox="0 0 101 102" svg:d="M0 50c0-27 23-50 50-50 28 0 51 23 51 50 0 28-23 52-51 52-27 0-50-24-50-52z">
          <text:p/>
        </draw:path>
        <draw:path draw:style-name="gr6" draw:text-style-name="P2" draw:layer="layout" svg:width="0.1cm" svg:height="0.101cm" svg:x="17.085cm" svg:y="12.482cm" svg:viewBox="0 0 101 102" svg:d="M0 50c0-27 22-50 50-50s51 23 51 50c0 28-23 52-51 52s-50-24-50-52z">
          <text:p/>
        </draw:path>
        <draw:path draw:style-name="gr6" draw:text-style-name="P2" draw:layer="layout" svg:width="0.1cm" svg:height="0.101cm" svg:x="17.285cm" svg:y="12.482cm" svg:viewBox="0 0 101 102" svg:d="M0 50c0-27 22-50 50-50s51 23 51 50c0 28-23 52-51 52s-50-24-50-52z">
          <text:p/>
        </draw:path>
        <draw:path draw:style-name="gr6" draw:text-style-name="P2" draw:layer="layout" svg:width="0.1cm" svg:height="0.101cm" svg:x="17.485cm" svg:y="12.482cm" svg:viewBox="0 0 101 102" svg:d="M0 50c0-27 22-50 50-50s51 23 51 50c0 28-23 52-51 52s-50-24-50-52z">
          <text:p/>
        </draw:path>
        <draw:path draw:style-name="gr6" draw:text-style-name="P2" draw:layer="layout" svg:width="0.1cm" svg:height="0.1cm" svg:x="17.083cm" svg:y="13.039cm" svg:viewBox="0 0 101 101" svg:d="M0 52c0-29 23-52 52-52 27 0 49 23 49 52 0 27-22 49-49 49-29 0-52-22-52-49z">
          <text:p/>
        </draw:path>
        <draw:path draw:style-name="gr6" draw:text-style-name="P2" draw:layer="layout" svg:width="0.1cm" svg:height="0.1cm" svg:x="15.796cm" svg:y="13.039cm" svg:viewBox="0 0 101 101" svg:d="M0 52c0-29 22-52 50-52s51 23 51 52c0 27-23 49-51 49s-50-22-50-49z">
          <text:p/>
        </draw:path>
        <draw:path draw:style-name="gr6" draw:text-style-name="P2" draw:layer="layout" svg:width="0.1cm" svg:height="0.1cm" svg:x="17.883cm" svg:y="10.316cm" svg:viewBox="0 0 101 101" svg:d="M0 49c0-27 23-49 52-49 27 0 49 22 49 49 0 28-22 52-49 52-29 0-52-24-52-52z">
          <text:p/>
        </draw:path>
        <draw:path draw:style-name="gr6" draw:text-style-name="P2" draw:layer="layout" svg:width="0.1cm" svg:height="0.1cm" svg:x="17.883cm" svg:y="10.57cm" svg:viewBox="0 0 101 101" svg:d="M0 50c0-28 23-50 52-50 27 0 49 22 49 50s-22 51-49 51c-29 0-52-23-52-51z">
          <text:p/>
        </draw:path>
        <draw:path draw:style-name="gr6" draw:text-style-name="P2" draw:layer="layout" svg:width="0.1cm" svg:height="0.1cm" svg:x="15.996cm" svg:y="12.353cm" svg:viewBox="0 0 101 101" svg:d="M0 50c0-28 22-50 50-50s51 22 51 50-23 51-51 51-50-23-50-51z">
          <text:p/>
        </draw:path>
        <draw:path draw:style-name="gr6" draw:text-style-name="P2" draw:layer="layout" svg:width="0.1cm" svg:height="0.1cm" svg:x="15.796cm" svg:y="12.353cm" svg:viewBox="0 0 101 101" svg:d="M0 50c0-28 22-50 50-50s51 22 51 50-23 51-51 51-50-23-50-51z">
          <text:p/>
        </draw:path>
        <draw:path draw:style-name="gr6" draw:text-style-name="P2" draw:layer="layout" svg:width="0.1cm" svg:height="0.1cm" svg:x="15.805cm" svg:y="10.754cm" svg:viewBox="0 0 101 101" svg:d="M0 51c0-28 23-51 52-51 27 0 49 23 49 51s-22 50-49 50c-29 0-52-22-52-50z">
          <text:p/>
        </draw:path>
        <draw:path draw:style-name="gr6" draw:text-style-name="P2" draw:layer="layout" svg:width="0.1cm" svg:height="0.1cm" svg:x="15.805cm" svg:y="10.954cm" svg:viewBox="0 0 101 101" svg:d="M0 51c0-28 23-51 52-51 27 0 49 23 49 51s-22 50-49 50c-29 0-52-22-52-50z">
          <text:p/>
        </draw:path>
        <draw:path draw:style-name="gr6" draw:text-style-name="P2" draw:layer="layout" svg:width="0.1cm" svg:height="0.1cm" svg:x="15.018cm" svg:y="10.753cm" svg:viewBox="0 0 101 101" svg:d="M0 50c0-28 22-50 50-50s51 22 51 50-23 51-51 51-50-23-50-51z">
          <text:p/>
        </draw:path>
        <draw:path draw:style-name="gr6" draw:text-style-name="P2" draw:layer="layout" svg:width="0.1cm" svg:height="0.1cm" svg:x="15.272cm" svg:y="10.753cm" svg:viewBox="0 0 101 101" svg:d="M0 50c0-28 22-50 51-50 28 0 50 22 50 50s-22 51-50 51c-29 0-51-23-51-51z">
          <text:p/>
        </draw:path>
        <draw:path draw:style-name="gr6" draw:text-style-name="P2" draw:layer="layout" svg:width="0.1cm" svg:height="0.1cm" svg:x="15.021cm" svg:y="11.237cm" svg:viewBox="0 0 101 101" svg:d="M0 51c0-28 24-51 52-51 27 0 49 23 49 51s-22 50-49 50c-28 0-52-22-52-50z">
          <text:p/>
        </draw:path>
        <draw:path draw:style-name="gr6" draw:text-style-name="P2" draw:layer="layout" svg:width="0.1cm" svg:height="0.1cm" svg:x="15.021cm" svg:y="11.999cm" svg:viewBox="0 0 101 101" svg:d="M0 51c0-28 24-51 52-51 27 0 49 23 49 51 0 27-22 50-49 50-28 0-52-23-52-50z">
          <text:p/>
        </draw:path>
        <draw:path draw:style-name="gr6" draw:text-style-name="P2" draw:layer="layout" svg:width="0.1cm" svg:height="0.1cm" svg:x="16.601cm" svg:y="10.175cm" svg:viewBox="0 0 101 101" svg:d="M0 50c0-28 23-50 52-50 27 0 49 22 49 50s-22 51-49 51c-29 0-52-23-52-51z">
          <text:p/>
        </draw:path>
        <draw:path draw:style-name="gr6" draw:text-style-name="P2" draw:layer="layout" svg:width="0.1cm" svg:height="0.1cm" svg:x="16.855cm" svg:y="10.175cm" svg:viewBox="0 0 101 101" svg:d="M0 50c0-28 23-50 51-50s50 22 50 50-22 51-50 51-51-23-51-51z">
          <text:p/>
        </draw:path>
        <draw:path draw:style-name="gr6" draw:text-style-name="P2" draw:layer="layout" svg:width="0.1cm" svg:height="0.1cm" svg:x="17.109cm" svg:y="10.175cm" svg:viewBox="0 0 101 101" svg:d="M0 50c0-28 24-50 52-50 27 0 49 22 49 50s-22 51-49 51c-28 0-52-23-52-51z">
          <text:p/>
        </draw:path>
        <draw:path draw:style-name="gr6" draw:text-style-name="P2" draw:layer="layout" svg:width="0.1cm" svg:height="0.101cm" svg:x="16.874cm" svg:y="12.482cm" svg:viewBox="0 0 101 102" svg:d="M0 50c0-27 23-50 52-50 27 0 49 23 49 50 0 28-22 52-49 52-29 0-52-24-52-52z">
          <text:p/>
        </draw:path>
        <draw:path draw:style-name="gr6" draw:text-style-name="P2" draw:layer="layout" svg:width="0.1cm" svg:height="0.101cm" svg:x="17.695cm" svg:y="12.482cm" svg:viewBox="0 0 101 102" svg:d="M0 50c0-27 23-50 50-50 28 0 51 23 51 50 0 28-23 52-51 52-27 0-50-24-50-52z">
          <text:p/>
        </draw:path>
        <draw:path draw:style-name="gr6" draw:text-style-name="P2" draw:layer="layout" svg:width="0.1cm" svg:height="0.101cm" svg:x="17.085cm" svg:y="12.482cm" svg:viewBox="0 0 101 102" svg:d="M0 50c0-27 22-50 50-50s51 23 51 50c0 28-23 52-51 52s-50-24-50-52z">
          <text:p/>
        </draw:path>
        <draw:path draw:style-name="gr6" draw:text-style-name="P2" draw:layer="layout" svg:width="0.1cm" svg:height="0.101cm" svg:x="17.285cm" svg:y="12.482cm" svg:viewBox="0 0 101 102" svg:d="M0 50c0-27 22-50 50-50s51 23 51 50c0 28-23 52-51 52s-50-24-50-52z">
          <text:p/>
        </draw:path>
        <draw:path draw:style-name="gr6" draw:text-style-name="P2" draw:layer="layout" svg:width="0.1cm" svg:height="0.101cm" svg:x="17.485cm" svg:y="12.482cm" svg:viewBox="0 0 101 102" svg:d="M0 50c0-27 22-50 50-50s51 23 51 50c0 28-23 52-51 52s-50-24-50-52z">
          <text:p/>
        </draw:path>
        <draw:path draw:style-name="gr6" draw:text-style-name="P2" draw:layer="layout" svg:width="0.1cm" svg:height="0.1cm" svg:x="17.083cm" svg:y="13.039cm" svg:viewBox="0 0 101 101" svg:d="M0 52c0-29 23-52 52-52 27 0 49 23 49 52 0 27-22 49-49 49-29 0-52-22-52-49z">
          <text:p/>
        </draw:path>
        <draw:path draw:style-name="gr6" draw:text-style-name="P2" draw:layer="layout" svg:width="0.1cm" svg:height="0.1cm" svg:x="15.796cm" svg:y="13.039cm" svg:viewBox="0 0 101 101" svg:d="M0 52c0-29 22-52 50-52s51 23 51 52c0 27-23 49-51 49s-50-22-50-49z">
          <text:p/>
        </draw:path>
        <draw:path draw:style-name="gr6" draw:text-style-name="P2" draw:layer="layout" svg:width="0.1cm" svg:height="0.1cm" svg:x="17.883cm" svg:y="10.316cm" svg:viewBox="0 0 101 101" svg:d="M0 49c0-27 23-49 52-49 27 0 49 22 49 49 0 28-22 52-49 52-29 0-52-24-52-52z">
          <text:p/>
        </draw:path>
        <draw:path draw:style-name="gr6" draw:text-style-name="P2" draw:layer="layout" svg:width="0.1cm" svg:height="0.1cm" svg:x="17.883cm" svg:y="10.57cm" svg:viewBox="0 0 101 101" svg:d="M0 50c0-28 23-50 52-50 27 0 49 22 49 50s-22 51-49 51c-29 0-52-23-52-51z">
          <text:p/>
        </draw:path>
        <draw:path draw:style-name="gr6" draw:text-style-name="P2" draw:layer="layout" svg:width="0.1cm" svg:height="0.1cm" svg:x="15.996cm" svg:y="12.353cm" svg:viewBox="0 0 101 101" svg:d="M0 50c0-28 22-50 50-50s51 22 51 50-23 51-51 51-50-23-50-51z">
          <text:p/>
        </draw:path>
        <draw:path draw:style-name="gr6" draw:text-style-name="P2" draw:layer="layout" svg:width="0.1cm" svg:height="0.1cm" svg:x="15.796cm" svg:y="12.353cm" svg:viewBox="0 0 101 101" svg:d="M0 50c0-28 22-50 50-50s51 22 51 50-23 51-51 51-50-23-50-51z">
          <text:p/>
        </draw:path>
        <draw:path draw:style-name="gr6" draw:text-style-name="P2" draw:layer="layout" svg:width="0.1cm" svg:height="0.1cm" svg:x="15.805cm" svg:y="10.754cm" svg:viewBox="0 0 101 101" svg:d="M0 51c0-28 23-51 52-51 27 0 49 23 49 51s-22 50-49 50c-29 0-52-22-52-50z">
          <text:p/>
        </draw:path>
        <draw:path draw:style-name="gr6" draw:text-style-name="P2" draw:layer="layout" svg:width="0.1cm" svg:height="0.1cm" svg:x="15.805cm" svg:y="10.954cm" svg:viewBox="0 0 101 101" svg:d="M0 51c0-28 23-51 52-51 27 0 49 23 49 51s-22 50-49 50c-29 0-52-22-52-50z">
          <text:p/>
        </draw:path>
        <draw:path draw:style-name="gr6" draw:text-style-name="P2" draw:layer="layout" svg:width="0.1cm" svg:height="0.1cm" svg:x="15.018cm" svg:y="10.753cm" svg:viewBox="0 0 101 101" svg:d="M0 50c0-28 22-50 50-50s51 22 51 50-23 51-51 51-50-23-50-51z">
          <text:p/>
        </draw:path>
        <draw:path draw:style-name="gr6" draw:text-style-name="P2" draw:layer="layout" svg:width="0.1cm" svg:height="0.1cm" svg:x="15.272cm" svg:y="10.753cm" svg:viewBox="0 0 101 101" svg:d="M0 50c0-28 22-50 51-50 28 0 50 22 50 50s-22 51-50 51c-29 0-51-23-51-51z">
          <text:p/>
        </draw:path>
        <draw:path draw:style-name="gr6" draw:text-style-name="P2" draw:layer="layout" svg:width="0.1cm" svg:height="0.1cm" svg:x="15.021cm" svg:y="11.237cm" svg:viewBox="0 0 101 101" svg:d="M0 51c0-28 24-51 52-51 27 0 49 23 49 51s-22 50-49 50c-28 0-52-22-52-50z">
          <text:p/>
        </draw:path>
        <draw:path draw:style-name="gr6" draw:text-style-name="P2" draw:layer="layout" svg:width="0.1cm" svg:height="0.1cm" svg:x="15.021cm" svg:y="11.999cm" svg:viewBox="0 0 101 101" svg:d="M0 51c0-28 24-51 52-51 27 0 49 23 49 51 0 27-22 50-49 50-28 0-52-23-52-50z">
          <text:p/>
        </draw:path>
        <draw:path draw:style-name="gr6" draw:text-style-name="P2" draw:layer="layout" svg:width="0.1cm" svg:height="0.1cm" svg:x="16.601cm" svg:y="10.175cm" svg:viewBox="0 0 101 101" svg:d="M0 50c0-28 23-50 52-50 27 0 49 22 49 50s-22 51-49 51c-29 0-52-23-52-51z">
          <text:p/>
        </draw:path>
        <draw:path draw:style-name="gr6" draw:text-style-name="P2" draw:layer="layout" svg:width="0.1cm" svg:height="0.1cm" svg:x="16.855cm" svg:y="10.175cm" svg:viewBox="0 0 101 101" svg:d="M0 50c0-28 23-50 51-50s50 22 50 50-22 51-50 51-51-23-51-51z">
          <text:p/>
        </draw:path>
        <draw:path draw:style-name="gr6" draw:text-style-name="P2" draw:layer="layout" svg:width="0.1cm" svg:height="0.1cm" svg:x="17.109cm" svg:y="10.175cm" svg:viewBox="0 0 101 101" svg:d="M0 50c0-28 24-50 52-50 27 0 49 22 49 50s-22 51-49 51c-28 0-52-23-52-51z">
          <text:p/>
        </draw:path>
        <draw:path draw:style-name="gr6" draw:text-style-name="P2" draw:layer="layout" svg:width="0.1cm" svg:height="0.101cm" svg:x="16.874cm" svg:y="12.482cm" svg:viewBox="0 0 101 102" svg:d="M0 50c0-27 23-50 52-50 27 0 49 23 49 50 0 28-22 52-49 52-29 0-52-24-52-52z">
          <text:p/>
        </draw:path>
        <draw:path draw:style-name="gr6" draw:text-style-name="P2" draw:layer="layout" svg:width="0.1cm" svg:height="0.101cm" svg:x="17.695cm" svg:y="12.482cm" svg:viewBox="0 0 101 102" svg:d="M0 50c0-27 23-50 50-50 28 0 51 23 51 50 0 28-23 52-51 52-27 0-50-24-50-52z">
          <text:p/>
        </draw:path>
        <draw:path draw:style-name="gr6" draw:text-style-name="P2" draw:layer="layout" svg:width="0.1cm" svg:height="0.101cm" svg:x="17.085cm" svg:y="12.482cm" svg:viewBox="0 0 101 102" svg:d="M0 50c0-27 22-50 50-50s51 23 51 50c0 28-23 52-51 52s-50-24-50-52z">
          <text:p/>
        </draw:path>
        <draw:path draw:style-name="gr6" draw:text-style-name="P2" draw:layer="layout" svg:width="0.1cm" svg:height="0.101cm" svg:x="17.285cm" svg:y="12.482cm" svg:viewBox="0 0 101 102" svg:d="M0 50c0-27 22-50 50-50s51 23 51 50c0 28-23 52-51 52s-50-24-50-52z">
          <text:p/>
        </draw:path>
        <draw:path draw:style-name="gr6" draw:text-style-name="P2" draw:layer="layout" svg:width="0.1cm" svg:height="0.101cm" svg:x="17.485cm" svg:y="12.482cm" svg:viewBox="0 0 101 102" svg:d="M0 50c0-27 22-50 50-50s51 23 51 50c0 28-23 52-51 52s-50-24-50-52z">
          <text:p/>
        </draw:path>
        <draw:path draw:style-name="gr6" draw:text-style-name="P2" draw:layer="layout" svg:width="0.1cm" svg:height="0.1cm" svg:x="17.083cm" svg:y="13.039cm" svg:viewBox="0 0 101 101" svg:d="M0 52c0-29 23-52 52-52 27 0 49 23 49 52 0 27-22 49-49 49-29 0-52-22-52-49z">
          <text:p/>
        </draw:path>
        <draw:path draw:style-name="gr6" draw:text-style-name="P2" draw:layer="layout" svg:width="0.1cm" svg:height="0.1cm" svg:x="15.796cm" svg:y="13.039cm" svg:viewBox="0 0 101 101" svg:d="M0 52c0-29 22-52 50-52s51 23 51 52c0 27-23 49-51 49s-50-22-50-49z">
          <text:p/>
        </draw:path>
        <draw:path draw:style-name="gr6" draw:text-style-name="P2" draw:layer="layout" svg:width="0.1cm" svg:height="0.1cm" svg:x="17.883cm" svg:y="10.316cm" svg:viewBox="0 0 101 101" svg:d="M0 49c0-27 23-49 52-49 27 0 49 22 49 49 0 28-22 52-49 52-29 0-52-24-52-52z">
          <text:p/>
        </draw:path>
        <draw:path draw:style-name="gr6" draw:text-style-name="P2" draw:layer="layout" svg:width="0.1cm" svg:height="0.1cm" svg:x="17.883cm" svg:y="10.57cm" svg:viewBox="0 0 101 101" svg:d="M0 50c0-28 23-50 52-50 27 0 49 22 49 50s-22 51-49 51c-29 0-52-23-52-51z">
          <text:p/>
        </draw:path>
        <draw:path draw:style-name="gr6" draw:text-style-name="P2" draw:layer="layout" svg:width="0.1cm" svg:height="0.1cm" svg:x="15.996cm" svg:y="12.353cm" svg:viewBox="0 0 101 101" svg:d="M0 50c0-28 22-50 50-50s51 22 51 50-23 51-51 51-50-23-50-51z">
          <text:p/>
        </draw:path>
        <draw:path draw:style-name="gr6" draw:text-style-name="P2" draw:layer="layout" svg:width="0.1cm" svg:height="0.1cm" svg:x="15.796cm" svg:y="12.353cm" svg:viewBox="0 0 101 101" svg:d="M0 50c0-28 22-50 50-50s51 22 51 50-23 51-51 51-50-23-50-51z">
          <text:p/>
        </draw:path>
        <draw:path draw:style-name="gr6" draw:text-style-name="P2" draw:layer="layout" svg:width="0.1cm" svg:height="0.1cm" svg:x="15.805cm" svg:y="10.754cm" svg:viewBox="0 0 101 101" svg:d="M0 51c0-28 23-51 52-51 27 0 49 23 49 51s-22 50-49 50c-29 0-52-22-52-50z">
          <text:p/>
        </draw:path>
        <draw:path draw:style-name="gr6" draw:text-style-name="P2" draw:layer="layout" svg:width="0.1cm" svg:height="0.1cm" svg:x="15.805cm" svg:y="10.954cm" svg:viewBox="0 0 101 101" svg:d="M0 51c0-28 23-51 52-51 27 0 49 23 49 51s-22 50-49 50c-29 0-52-22-52-50z">
          <text:p/>
        </draw:path>
        <draw:path draw:style-name="gr6" draw:text-style-name="P2" draw:layer="layout" svg:width="0.1cm" svg:height="0.1cm" svg:x="15.018cm" svg:y="10.753cm" svg:viewBox="0 0 101 101" svg:d="M0 50c0-28 22-50 50-50s51 22 51 50-23 51-51 51-50-23-50-51z">
          <text:p/>
        </draw:path>
        <draw:path draw:style-name="gr6" draw:text-style-name="P2" draw:layer="layout" svg:width="0.1cm" svg:height="0.1cm" svg:x="15.272cm" svg:y="10.753cm" svg:viewBox="0 0 101 101" svg:d="M0 50c0-28 22-50 51-50 28 0 50 22 50 50s-22 51-50 51c-29 0-51-23-51-51z">
          <text:p/>
        </draw:path>
        <draw:path draw:style-name="gr6" draw:text-style-name="P2" draw:layer="layout" svg:width="0.1cm" svg:height="0.1cm" svg:x="15.021cm" svg:y="11.237cm" svg:viewBox="0 0 101 101" svg:d="M0 51c0-28 24-51 52-51 27 0 49 23 49 51s-22 50-49 50c-28 0-52-22-52-50z">
          <text:p/>
        </draw:path>
        <draw:path draw:style-name="gr6" draw:text-style-name="P2" draw:layer="layout" svg:width="0.1cm" svg:height="0.1cm" svg:x="15.021cm" svg:y="11.999cm" svg:viewBox="0 0 101 101" svg:d="M0 51c0-28 24-51 52-51 27 0 49 23 49 51 0 27-22 50-49 50-28 0-52-23-52-50z">
          <text:p/>
        </draw:path>
        <draw:path draw:style-name="gr6" draw:text-style-name="P2" draw:layer="layout" svg:width="0.1cm" svg:height="0.1cm" svg:x="16.601cm" svg:y="10.175cm" svg:viewBox="0 0 101 101" svg:d="M0 50c0-28 23-50 52-50 27 0 49 22 49 50s-22 51-49 51c-29 0-52-23-52-51z">
          <text:p/>
        </draw:path>
        <draw:path draw:style-name="gr6" draw:text-style-name="P2" draw:layer="layout" svg:width="0.1cm" svg:height="0.1cm" svg:x="16.855cm" svg:y="10.175cm" svg:viewBox="0 0 101 101" svg:d="M0 50c0-28 23-50 51-50s50 22 50 50-22 51-50 51-51-23-51-51z">
          <text:p/>
        </draw:path>
        <draw:path draw:style-name="gr6" draw:text-style-name="P2" draw:layer="layout" svg:width="0.1cm" svg:height="0.1cm" svg:x="17.109cm" svg:y="10.175cm" svg:viewBox="0 0 101 101" svg:d="M0 50c0-28 24-50 52-50 27 0 49 22 49 50s-22 51-49 51c-28 0-52-23-52-51z">
          <text:p/>
        </draw:path>
        <draw:path draw:style-name="gr6" draw:text-style-name="P2" draw:layer="layout" svg:width="0.1cm" svg:height="0.101cm" svg:x="16.874cm" svg:y="12.482cm" svg:viewBox="0 0 101 102" svg:d="M0 50c0-27 23-50 52-50 27 0 49 23 49 50 0 28-22 52-49 52-29 0-52-24-52-52z">
          <text:p/>
        </draw:path>
        <draw:path draw:style-name="gr6" draw:text-style-name="P2" draw:layer="layout" svg:width="0.1cm" svg:height="0.101cm" svg:x="17.695cm" svg:y="12.482cm" svg:viewBox="0 0 101 102" svg:d="M0 50c0-27 23-50 50-50 28 0 51 23 51 50 0 28-23 52-51 52-27 0-50-24-50-52z">
          <text:p/>
        </draw:path>
        <draw:path draw:style-name="gr6" draw:text-style-name="P2" draw:layer="layout" svg:width="0.1cm" svg:height="0.101cm" svg:x="17.085cm" svg:y="12.482cm" svg:viewBox="0 0 101 102" svg:d="M0 50c0-27 22-50 50-50s51 23 51 50c0 28-23 52-51 52s-50-24-50-52z">
          <text:p/>
        </draw:path>
        <draw:path draw:style-name="gr6" draw:text-style-name="P2" draw:layer="layout" svg:width="0.1cm" svg:height="0.101cm" svg:x="17.285cm" svg:y="12.482cm" svg:viewBox="0 0 101 102" svg:d="M0 50c0-27 22-50 50-50s51 23 51 50c0 28-23 52-51 52s-50-24-50-52z">
          <text:p/>
        </draw:path>
        <draw:path draw:style-name="gr6" draw:text-style-name="P2" draw:layer="layout" svg:width="0.1cm" svg:height="0.101cm" svg:x="17.485cm" svg:y="12.482cm" svg:viewBox="0 0 101 102" svg:d="M0 50c0-27 22-50 50-50s51 23 51 50c0 28-23 52-51 52s-50-24-50-52z">
          <text:p/>
        </draw:path>
        <draw:path draw:style-name="gr6" draw:text-style-name="P2" draw:layer="layout" svg:width="0.1cm" svg:height="0.1cm" svg:x="17.083cm" svg:y="13.039cm" svg:viewBox="0 0 101 101" svg:d="M0 52c0-29 23-52 52-52 27 0 49 23 49 52 0 27-22 49-49 49-29 0-52-22-52-49z">
          <text:p/>
        </draw:path>
        <draw:path draw:style-name="gr6" draw:text-style-name="P2" draw:layer="layout" svg:width="0.1cm" svg:height="0.1cm" svg:x="15.796cm" svg:y="13.039cm" svg:viewBox="0 0 101 101" svg:d="M0 52c0-29 22-52 50-52s51 23 51 52c0 27-23 49-51 49s-50-22-50-49z">
          <text:p/>
        </draw:path>
        <draw:path draw:style-name="gr6" draw:text-style-name="P2" draw:layer="layout" svg:width="0.1cm" svg:height="0.1cm" svg:x="17.883cm" svg:y="10.316cm" svg:viewBox="0 0 101 101" svg:d="M0 49c0-27 23-49 52-49 27 0 49 22 49 49 0 28-22 52-49 52-29 0-52-24-52-52z">
          <text:p/>
        </draw:path>
        <draw:path draw:style-name="gr6" draw:text-style-name="P2" draw:layer="layout" svg:width="0.1cm" svg:height="0.1cm" svg:x="17.883cm" svg:y="10.57cm" svg:viewBox="0 0 101 101" svg:d="M0 50c0-28 23-50 52-50 27 0 49 22 49 50s-22 51-49 51c-29 0-52-23-52-51z">
          <text:p/>
        </draw:path>
        <draw:path draw:style-name="gr6" draw:text-style-name="P2" draw:layer="layout" svg:width="0.1cm" svg:height="0.1cm" svg:x="15.996cm" svg:y="12.353cm" svg:viewBox="0 0 101 101" svg:d="M0 50c0-28 22-50 50-50s51 22 51 50-23 51-51 51-50-23-50-51z">
          <text:p/>
        </draw:path>
        <draw:path draw:style-name="gr6" draw:text-style-name="P2" draw:layer="layout" svg:width="0.1cm" svg:height="0.1cm" svg:x="15.796cm" svg:y="12.353cm" svg:viewBox="0 0 101 101" svg:d="M0 50c0-28 22-50 50-50s51 22 51 50-23 51-51 51-50-23-50-51z">
          <text:p/>
        </draw:path>
        <draw:path draw:style-name="gr6" draw:text-style-name="P2" draw:layer="layout" svg:width="0.1cm" svg:height="0.1cm" svg:x="15.805cm" svg:y="10.754cm" svg:viewBox="0 0 101 101" svg:d="M0 51c0-28 23-51 52-51 27 0 49 23 49 51s-22 50-49 50c-29 0-52-22-52-50z">
          <text:p/>
        </draw:path>
        <draw:path draw:style-name="gr6" draw:text-style-name="P2" draw:layer="layout" svg:width="0.1cm" svg:height="0.1cm" svg:x="15.805cm" svg:y="10.954cm" svg:viewBox="0 0 101 101" svg:d="M0 51c0-28 23-51 52-51 27 0 49 23 49 51s-22 50-49 50c-29 0-52-22-52-50z">
          <text:p/>
        </draw:path>
        <draw:path draw:style-name="gr6" draw:text-style-name="P2" draw:layer="layout" svg:width="0.1cm" svg:height="0.1cm" svg:x="15.018cm" svg:y="10.753cm" svg:viewBox="0 0 101 101" svg:d="M0 50c0-28 22-50 50-50s51 22 51 50-23 51-51 51-50-23-50-51z">
          <text:p/>
        </draw:path>
        <draw:path draw:style-name="gr6" draw:text-style-name="P2" draw:layer="layout" svg:width="0.1cm" svg:height="0.1cm" svg:x="15.272cm" svg:y="10.753cm" svg:viewBox="0 0 101 101" svg:d="M0 50c0-28 22-50 51-50 28 0 50 22 50 50s-22 51-50 51c-29 0-51-23-51-51z">
          <text:p/>
        </draw:path>
        <draw:path draw:style-name="gr6" draw:text-style-name="P2" draw:layer="layout" svg:width="0.1cm" svg:height="0.1cm" svg:x="15.021cm" svg:y="11.237cm" svg:viewBox="0 0 101 101" svg:d="M0 51c0-28 24-51 52-51 27 0 49 23 49 51s-22 50-49 50c-28 0-52-22-52-50z">
          <text:p/>
        </draw:path>
        <draw:path draw:style-name="gr6" draw:text-style-name="P2" draw:layer="layout" svg:width="0.1cm" svg:height="0.1cm" svg:x="15.021cm" svg:y="11.999cm" svg:viewBox="0 0 101 101" svg:d="M0 51c0-28 24-51 52-51 27 0 49 23 49 51 0 27-22 50-49 50-28 0-52-23-52-50z">
          <text:p/>
        </draw:path>
        <draw:path draw:style-name="gr6" draw:text-style-name="P2" draw:layer="layout" svg:width="0.1cm" svg:height="0.1cm" svg:x="16.601cm" svg:y="10.175cm" svg:viewBox="0 0 101 101" svg:d="M0 50c0-28 23-50 52-50 27 0 49 22 49 50s-22 51-49 51c-29 0-52-23-52-51z">
          <text:p/>
        </draw:path>
        <draw:path draw:style-name="gr6" draw:text-style-name="P2" draw:layer="layout" svg:width="0.1cm" svg:height="0.1cm" svg:x="16.855cm" svg:y="10.175cm" svg:viewBox="0 0 101 101" svg:d="M0 50c0-28 23-50 51-50s50 22 50 50-22 51-50 51-51-23-51-51z">
          <text:p/>
        </draw:path>
        <draw:path draw:style-name="gr6" draw:text-style-name="P2" draw:layer="layout" svg:width="0.1cm" svg:height="0.1cm" svg:x="17.109cm" svg:y="10.175cm" svg:viewBox="0 0 101 101" svg:d="M0 50c0-28 24-50 52-50 27 0 49 22 49 50s-22 51-49 51c-28 0-52-23-52-51z">
          <text:p/>
        </draw:path>
        <draw:path draw:style-name="gr6" draw:text-style-name="P2" draw:layer="layout" svg:width="0.1cm" svg:height="0.101cm" svg:x="16.874cm" svg:y="12.482cm" svg:viewBox="0 0 101 102" svg:d="M0 50c0-27 23-50 52-50 27 0 49 23 49 50 0 28-22 52-49 52-29 0-52-24-52-52z">
          <text:p/>
        </draw:path>
        <draw:path draw:style-name="gr6" draw:text-style-name="P2" draw:layer="layout" svg:width="0.1cm" svg:height="0.101cm" svg:x="17.695cm" svg:y="12.482cm" svg:viewBox="0 0 101 102" svg:d="M0 50c0-27 23-50 50-50 28 0 51 23 51 50 0 28-23 52-51 52-27 0-50-24-50-52z">
          <text:p/>
        </draw:path>
        <draw:path draw:style-name="gr6" draw:text-style-name="P2" draw:layer="layout" svg:width="0.1cm" svg:height="0.101cm" svg:x="17.085cm" svg:y="12.482cm" svg:viewBox="0 0 101 102" svg:d="M0 50c0-27 22-50 50-50s51 23 51 50c0 28-23 52-51 52s-50-24-50-52z">
          <text:p/>
        </draw:path>
        <draw:path draw:style-name="gr6" draw:text-style-name="P2" draw:layer="layout" svg:width="0.1cm" svg:height="0.101cm" svg:x="17.285cm" svg:y="12.482cm" svg:viewBox="0 0 101 102" svg:d="M0 50c0-27 22-50 50-50s51 23 51 50c0 28-23 52-51 52s-50-24-50-52z">
          <text:p/>
        </draw:path>
        <draw:path draw:style-name="gr6" draw:text-style-name="P2" draw:layer="layout" svg:width="0.1cm" svg:height="0.101cm" svg:x="17.485cm" svg:y="12.482cm" svg:viewBox="0 0 101 102" svg:d="M0 50c0-27 22-50 50-50s51 23 51 50c0 28-23 52-51 52s-50-24-50-52z">
          <text:p/>
        </draw:path>
        <draw:path draw:style-name="gr6" draw:text-style-name="P2" draw:layer="layout" svg:width="0.1cm" svg:height="0.1cm" svg:x="17.083cm" svg:y="13.039cm" svg:viewBox="0 0 101 101" svg:d="M0 52c0-29 23-52 52-52 27 0 49 23 49 52 0 27-22 49-49 49-29 0-52-22-52-49z">
          <text:p/>
        </draw:path>
        <draw:path draw:style-name="gr6" draw:text-style-name="P2" draw:layer="layout" svg:width="0.1cm" svg:height="0.1cm" svg:x="15.796cm" svg:y="13.039cm" svg:viewBox="0 0 101 101" svg:d="M0 52c0-29 22-52 50-52s51 23 51 52c0 27-23 49-51 49s-50-22-50-49z">
          <text:p/>
        </draw:path>
        <draw:line draw:style-name="gr16" draw:text-style-name="P1" draw:layer="layout" svg:x1="14.667cm" svg:y1="10.159cm" svg:x2="14.667cm" svg:y2="9.64cm">
          <text:p/>
        </draw:line>
        <draw:line draw:style-name="gr16" draw:text-style-name="P1" draw:layer="layout" svg:x1="18.307cm" svg:y1="13.658cm" svg:x2="18.307cm" svg:y2="10.159cm">
          <text:p/>
        </draw:line>
        <draw:line draw:style-name="gr16" draw:text-style-name="P1" draw:layer="layout" svg:x1="14.667cm" svg:y1="10.159cm" svg:x2="14.667cm" svg:y2="13.658cm">
          <text:p/>
        </draw:line>
        <draw:line draw:style-name="gr16" draw:text-style-name="P1" draw:layer="layout" svg:x1="18.307cm" svg:y1="10.159cm" svg:x2="18.307cm" svg:y2="9.64cm">
          <text:p/>
        </draw:line>
        <draw:line draw:style-name="gr16" draw:text-style-name="P1" draw:layer="layout" svg:x1="18.307cm" svg:y1="13.658cm" svg:x2="14.667cm" svg:y2="13.658cm">
          <text:p/>
        </draw:line>
        <draw:line draw:style-name="gr16" draw:text-style-name="P1" draw:layer="layout" svg:x1="14.667cm" svg:y1="9.64cm" svg:x2="18.307cm" svg:y2="9.64cm">
          <text:p/>
        </draw:line>
        <draw:path draw:style-name="gr6" draw:text-style-name="P2" draw:layer="layout" svg:width="0.1cm" svg:height="0.1cm" svg:x="17.883cm" svg:y="10.316cm" svg:viewBox="0 0 101 101" svg:d="M0 49c0-27 23-49 52-49 27 0 49 22 49 49 0 28-22 52-49 52-29 0-52-24-52-52z">
          <text:p/>
        </draw:path>
        <draw:path draw:style-name="gr6" draw:text-style-name="P2" draw:layer="layout" svg:width="0.1cm" svg:height="0.1cm" svg:x="17.883cm" svg:y="10.57cm" svg:viewBox="0 0 101 101" svg:d="M0 50c0-28 23-50 52-50 27 0 49 22 49 50s-22 51-49 51c-29 0-52-23-52-51z">
          <text:p/>
        </draw:path>
        <draw:path draw:style-name="gr6" draw:text-style-name="P2" draw:layer="layout" svg:width="0.1cm" svg:height="0.1cm" svg:x="15.996cm" svg:y="12.353cm" svg:viewBox="0 0 101 101" svg:d="M0 50c0-28 22-50 50-50s51 22 51 50-23 51-51 51-50-23-50-51z">
          <text:p/>
        </draw:path>
        <draw:path draw:style-name="gr6" draw:text-style-name="P2" draw:layer="layout" svg:width="0.1cm" svg:height="0.1cm" svg:x="15.796cm" svg:y="12.353cm" svg:viewBox="0 0 101 101" svg:d="M0 50c0-28 22-50 50-50s51 22 51 50-23 51-51 51-50-23-50-51z">
          <text:p/>
        </draw:path>
        <draw:path draw:style-name="gr6" draw:text-style-name="P2" draw:layer="layout" svg:width="0.1cm" svg:height="0.1cm" svg:x="15.805cm" svg:y="10.754cm" svg:viewBox="0 0 101 101" svg:d="M0 51c0-28 23-51 52-51 27 0 49 23 49 51s-22 50-49 50c-29 0-52-22-52-50z">
          <text:p/>
        </draw:path>
        <draw:path draw:style-name="gr6" draw:text-style-name="P2" draw:layer="layout" svg:width="0.1cm" svg:height="0.1cm" svg:x="15.805cm" svg:y="10.954cm" svg:viewBox="0 0 101 101" svg:d="M0 51c0-28 23-51 52-51 27 0 49 23 49 51s-22 50-49 50c-29 0-52-22-52-50z">
          <text:p/>
        </draw:path>
        <draw:path draw:style-name="gr6" draw:text-style-name="P2" draw:layer="layout" svg:width="0.1cm" svg:height="0.1cm" svg:x="15.018cm" svg:y="10.753cm" svg:viewBox="0 0 101 101" svg:d="M0 50c0-28 22-50 50-50s51 22 51 50-23 51-51 51-50-23-50-51z">
          <text:p/>
        </draw:path>
        <draw:path draw:style-name="gr6" draw:text-style-name="P2" draw:layer="layout" svg:width="0.1cm" svg:height="0.1cm" svg:x="15.272cm" svg:y="10.753cm" svg:viewBox="0 0 101 101" svg:d="M0 50c0-28 22-50 51-50 28 0 50 22 50 50s-22 51-50 51c-29 0-51-23-51-51z">
          <text:p/>
        </draw:path>
        <draw:path draw:style-name="gr6" draw:text-style-name="P2" draw:layer="layout" svg:width="0.1cm" svg:height="0.1cm" svg:x="15.021cm" svg:y="11.237cm" svg:viewBox="0 0 101 101" svg:d="M0 51c0-28 24-51 52-51 27 0 49 23 49 51s-22 50-49 50c-28 0-52-22-52-50z">
          <text:p/>
        </draw:path>
        <draw:path draw:style-name="gr6" draw:text-style-name="P2" draw:layer="layout" svg:width="0.1cm" svg:height="0.1cm" svg:x="15.021cm" svg:y="11.999cm" svg:viewBox="0 0 101 101" svg:d="M0 51c0-28 24-51 52-51 27 0 49 23 49 51 0 27-22 50-49 50-28 0-52-23-52-50z">
          <text:p/>
        </draw:path>
        <draw:path draw:style-name="gr6" draw:text-style-name="P2" draw:layer="layout" svg:width="0.1cm" svg:height="0.1cm" svg:x="16.601cm" svg:y="10.175cm" svg:viewBox="0 0 101 101" svg:d="M0 50c0-28 23-50 52-50 27 0 49 22 49 50s-22 51-49 51c-29 0-52-23-52-51z">
          <text:p/>
        </draw:path>
        <draw:path draw:style-name="gr6" draw:text-style-name="P2" draw:layer="layout" svg:width="0.1cm" svg:height="0.1cm" svg:x="16.855cm" svg:y="10.175cm" svg:viewBox="0 0 101 101" svg:d="M0 50c0-28 23-50 51-50s50 22 50 50-22 51-50 51-51-23-51-51z">
          <text:p/>
        </draw:path>
        <draw:path draw:style-name="gr6" draw:text-style-name="P2" draw:layer="layout" svg:width="0.1cm" svg:height="0.1cm" svg:x="17.109cm" svg:y="10.175cm" svg:viewBox="0 0 101 101" svg:d="M0 50c0-28 24-50 52-50 27 0 49 22 49 50s-22 51-49 51c-28 0-52-23-52-51z">
          <text:p/>
        </draw:path>
        <draw:path draw:style-name="gr6" draw:text-style-name="P2" draw:layer="layout" svg:width="0.1cm" svg:height="0.101cm" svg:x="16.874cm" svg:y="12.482cm" svg:viewBox="0 0 101 102" svg:d="M0 50c0-27 23-50 52-50 27 0 49 23 49 50 0 28-22 52-49 52-29 0-52-24-52-52z">
          <text:p/>
        </draw:path>
        <draw:path draw:style-name="gr6" draw:text-style-name="P2" draw:layer="layout" svg:width="0.1cm" svg:height="0.101cm" svg:x="17.695cm" svg:y="12.482cm" svg:viewBox="0 0 101 102" svg:d="M0 50c0-27 23-50 50-50 28 0 51 23 51 50 0 28-23 52-51 52-27 0-50-24-50-52z">
          <text:p/>
        </draw:path>
        <draw:path draw:style-name="gr6" draw:text-style-name="P2" draw:layer="layout" svg:width="0.1cm" svg:height="0.101cm" svg:x="17.085cm" svg:y="12.482cm" svg:viewBox="0 0 101 102" svg:d="M0 50c0-27 22-50 50-50s51 23 51 50c0 28-23 52-51 52s-50-24-50-52z">
          <text:p/>
        </draw:path>
        <draw:path draw:style-name="gr6" draw:text-style-name="P2" draw:layer="layout" svg:width="0.1cm" svg:height="0.101cm" svg:x="17.285cm" svg:y="12.482cm" svg:viewBox="0 0 101 102" svg:d="M0 50c0-27 22-50 50-50s51 23 51 50c0 28-23 52-51 52s-50-24-50-52z">
          <text:p/>
        </draw:path>
        <draw:path draw:style-name="gr6" draw:text-style-name="P2" draw:layer="layout" svg:width="0.1cm" svg:height="0.101cm" svg:x="17.485cm" svg:y="12.482cm" svg:viewBox="0 0 101 102" svg:d="M0 50c0-27 22-50 50-50s51 23 51 50c0 28-23 52-51 52s-50-24-50-52z">
          <text:p/>
        </draw:path>
        <draw:path draw:style-name="gr6" draw:text-style-name="P2" draw:layer="layout" svg:width="0.1cm" svg:height="0.1cm" svg:x="17.083cm" svg:y="13.039cm" svg:viewBox="0 0 101 101" svg:d="M0 52c0-29 23-52 52-52 27 0 49 23 49 52 0 27-22 49-49 49-29 0-52-22-52-49z">
          <text:p/>
        </draw:path>
        <draw:path draw:style-name="gr6" draw:text-style-name="P2" draw:layer="layout" svg:width="0.1cm" svg:height="0.1cm" svg:x="15.796cm" svg:y="13.039cm" svg:viewBox="0 0 101 101" svg:d="M0 52c0-29 22-52 50-52s51 23 51 52c0 27-23 49-51 49s-50-22-50-49z">
          <text:p/>
        </draw:path>
        <draw:path draw:style-name="gr15" draw:text-style-name="P3" draw:layer="layout" svg:width="0.1cm" svg:height="0.1cm" svg:x="17.883cm" svg:y="10.316cm" svg:viewBox="0 0 101 101" svg:d="M0 49c0-27 23-49 52-49 27 0 49 22 49 49 0 28-22 52-49 52-29 0-52-24-52-52z">
          <text:p/>
        </draw:path>
        <draw:path draw:style-name="gr15" draw:text-style-name="P3" draw:layer="layout" svg:width="0.1cm" svg:height="0.1cm" svg:x="17.883cm" svg:y="10.57cm" svg:viewBox="0 0 101 101" svg:d="M0 50c0-28 23-50 52-50 27 0 49 22 49 50s-22 51-49 51c-29 0-52-23-52-51z">
          <text:p/>
        </draw:path>
        <draw:path draw:style-name="gr15" draw:text-style-name="P3" draw:layer="layout" svg:width="0.1cm" svg:height="0.1cm" svg:x="15.996cm" svg:y="12.353cm" svg:viewBox="0 0 101 101" svg:d="M0 50c0-28 22-50 50-50s51 22 51 50-23 51-51 51-50-23-50-51z">
          <text:p/>
        </draw:path>
        <draw:path draw:style-name="gr15" draw:text-style-name="P3" draw:layer="layout" svg:width="0.1cm" svg:height="0.1cm" svg:x="15.796cm" svg:y="12.353cm" svg:viewBox="0 0 101 101" svg:d="M0 50c0-28 22-50 50-50s51 22 51 50-23 51-51 51-50-23-50-51z">
          <text:p/>
        </draw:path>
        <draw:path draw:style-name="gr15" draw:text-style-name="P3" draw:layer="layout" svg:width="0.1cm" svg:height="0.1cm" svg:x="15.805cm" svg:y="10.754cm" svg:viewBox="0 0 101 101" svg:d="M0 51c0-28 23-51 52-51 27 0 49 23 49 51s-22 50-49 50c-29 0-52-22-52-50z">
          <text:p/>
        </draw:path>
        <draw:path draw:style-name="gr15" draw:text-style-name="P3" draw:layer="layout" svg:width="0.1cm" svg:height="0.1cm" svg:x="15.805cm" svg:y="10.954cm" svg:viewBox="0 0 101 101" svg:d="M0 51c0-28 23-51 52-51 27 0 49 23 49 51s-22 50-49 50c-29 0-52-22-52-50z">
          <text:p/>
        </draw:path>
        <draw:path draw:style-name="gr15" draw:text-style-name="P3" draw:layer="layout" svg:width="0.1cm" svg:height="0.1cm" svg:x="15.018cm" svg:y="10.753cm" svg:viewBox="0 0 101 101" svg:d="M0 50c0-28 22-50 50-50s51 22 51 50-23 51-51 51-50-23-50-51z">
          <text:p/>
        </draw:path>
        <draw:path draw:style-name="gr15" draw:text-style-name="P3" draw:layer="layout" svg:width="0.1cm" svg:height="0.1cm" svg:x="15.272cm" svg:y="10.753cm" svg:viewBox="0 0 101 101" svg:d="M0 50c0-28 22-50 51-50 28 0 50 22 50 50s-22 51-50 51c-29 0-51-23-51-51z">
          <text:p/>
        </draw:path>
        <draw:path draw:style-name="gr15" draw:text-style-name="P3" draw:layer="layout" svg:width="0.1cm" svg:height="0.1cm" svg:x="15.021cm" svg:y="11.237cm" svg:viewBox="0 0 101 101" svg:d="M0 51c0-28 24-51 52-51 27 0 49 23 49 51s-22 50-49 50c-28 0-52-22-52-50z">
          <text:p/>
        </draw:path>
        <draw:path draw:style-name="gr15" draw:text-style-name="P3" draw:layer="layout" svg:width="0.1cm" svg:height="0.1cm" svg:x="15.021cm" svg:y="11.999cm" svg:viewBox="0 0 101 101" svg:d="M0 51c0-28 24-51 52-51 27 0 49 23 49 51 0 27-22 50-49 50-28 0-52-23-52-50z">
          <text:p/>
        </draw:path>
        <draw:path draw:style-name="gr15" draw:text-style-name="P3" draw:layer="layout" svg:width="0.1cm" svg:height="0.1cm" svg:x="16.601cm" svg:y="10.175cm" svg:viewBox="0 0 101 101" svg:d="M0 50c0-28 23-50 52-50 27 0 49 22 49 50s-22 51-49 51c-29 0-52-23-52-51z">
          <text:p/>
        </draw:path>
        <draw:path draw:style-name="gr15" draw:text-style-name="P3" draw:layer="layout" svg:width="0.1cm" svg:height="0.1cm" svg:x="16.855cm" svg:y="10.175cm" svg:viewBox="0 0 101 101" svg:d="M0 50c0-28 23-50 51-50s50 22 50 50-22 51-50 51-51-23-51-51z">
          <text:p/>
        </draw:path>
        <draw:path draw:style-name="gr15" draw:text-style-name="P3" draw:layer="layout" svg:width="0.1cm" svg:height="0.1cm" svg:x="17.109cm" svg:y="10.175cm" svg:viewBox="0 0 101 101" svg:d="M0 50c0-28 24-50 52-50 27 0 49 22 49 50s-22 51-49 51c-28 0-52-23-52-51z">
          <text:p/>
        </draw:path>
        <draw:path draw:style-name="gr15" draw:text-style-name="P3" draw:layer="layout" svg:width="0.1cm" svg:height="0.101cm" svg:x="16.874cm" svg:y="12.482cm" svg:viewBox="0 0 101 102" svg:d="M0 50c0-27 23-50 52-50 27 0 49 23 49 50 0 28-22 52-49 52-29 0-52-24-52-52z">
          <text:p/>
        </draw:path>
        <draw:path draw:style-name="gr15" draw:text-style-name="P3" draw:layer="layout" svg:width="0.1cm" svg:height="0.101cm" svg:x="17.695cm" svg:y="12.482cm" svg:viewBox="0 0 101 102" svg:d="M0 50c0-27 23-50 50-50 28 0 51 23 51 50 0 28-23 52-51 52-27 0-50-24-50-52z">
          <text:p/>
        </draw:path>
        <draw:path draw:style-name="gr15" draw:text-style-name="P3" draw:layer="layout" svg:width="0.1cm" svg:height="0.101cm" svg:x="17.085cm" svg:y="12.482cm" svg:viewBox="0 0 101 102" svg:d="M0 50c0-27 22-50 50-50s51 23 51 50c0 28-23 52-51 52s-50-24-50-52z">
          <text:p/>
        </draw:path>
        <draw:path draw:style-name="gr15" draw:text-style-name="P3" draw:layer="layout" svg:width="0.1cm" svg:height="0.101cm" svg:x="17.285cm" svg:y="12.482cm" svg:viewBox="0 0 101 102" svg:d="M0 50c0-27 22-50 50-50s51 23 51 50c0 28-23 52-51 52s-50-24-50-52z">
          <text:p/>
        </draw:path>
        <draw:path draw:style-name="gr15" draw:text-style-name="P3" draw:layer="layout" svg:width="0.1cm" svg:height="0.101cm" svg:x="17.485cm" svg:y="12.482cm" svg:viewBox="0 0 101 102" svg:d="M0 50c0-27 22-50 50-50s51 23 51 50c0 28-23 52-51 52s-50-24-50-52z">
          <text:p/>
        </draw:path>
        <draw:path draw:style-name="gr15" draw:text-style-name="P3" draw:layer="layout" svg:width="0.1cm" svg:height="0.1cm" svg:x="17.083cm" svg:y="13.039cm" svg:viewBox="0 0 101 101" svg:d="M0 52c0-29 23-52 52-52 27 0 49 23 49 52 0 27-22 49-49 49-29 0-52-22-52-49z">
          <text:p/>
        </draw:path>
        <draw:path draw:style-name="gr15" draw:text-style-name="P3" draw:layer="layout" svg:width="0.1cm" svg:height="0.1cm" svg:x="15.796cm" svg:y="13.039cm" svg:viewBox="0 0 101 101" svg:d="M0 52c0-29 22-52 50-52s51 23 51 52c0 27-23 49-51 49s-50-22-50-49z">
          <text:p/>
        </draw:path>
        <draw:line draw:style-name="gr1" draw:text-style-name="P1" draw:layer="layout" svg:x1="4.914cm" svg:y1="18.666cm" svg:x2="4.896cm" svg:y2="18.673cm">
          <text:p/>
        </draw:line>
        <draw:line draw:style-name="gr1" draw:text-style-name="P1" draw:layer="layout" svg:x1="4.896cm" svg:y1="18.672cm" svg:x2="4.867cm" svg:y2="18.672cm">
          <text:p/>
        </draw:line>
        <draw:line draw:style-name="gr1" draw:text-style-name="P1" draw:layer="layout" svg:x1="4.868cm" svg:y1="18.673cm" svg:x2="4.856cm" svg:y2="18.666cm">
          <text:p/>
        </draw:line>
        <draw:line draw:style-name="gr1" draw:text-style-name="P1" draw:layer="layout" svg:x1="4.857cm" svg:y1="18.667cm" svg:x2="4.85cm" svg:y2="18.661cm">
          <text:p/>
        </draw:line>
        <draw:line draw:style-name="gr1" draw:text-style-name="P1" draw:layer="layout" svg:x1="4.851cm" svg:y1="18.662cm" svg:x2="4.844cm" svg:y2="18.649cm">
          <text:p/>
        </draw:line>
        <draw:line draw:style-name="gr1" draw:text-style-name="P1" draw:layer="layout" svg:x1="4.844cm" svg:y1="18.649cm" svg:x2="4.844cm" svg:y2="18.638cm">
          <text:p/>
        </draw:line>
        <draw:line draw:style-name="gr1" draw:text-style-name="P1" draw:layer="layout" svg:x1="4.844cm" svg:y1="18.639cm" svg:x2="4.851cm" svg:y2="18.626cm">
          <text:p/>
        </draw:line>
        <draw:line draw:style-name="gr1" draw:text-style-name="P1" draw:layer="layout" svg:x1="4.85cm" svg:y1="18.627cm" svg:x2="4.857cm" svg:y2="18.621cm">
          <text:p/>
        </draw:line>
        <draw:line draw:style-name="gr1" draw:text-style-name="P1" draw:layer="layout" svg:x1="4.856cm" svg:y1="18.622cm" svg:x2="4.868cm" svg:y2="18.615cm">
          <text:p/>
        </draw:line>
        <draw:line draw:style-name="gr1" draw:text-style-name="P1" draw:layer="layout" svg:x1="4.867cm" svg:y1="18.616cm" svg:x2="4.891cm" svg:y2="18.609cm">
          <text:p/>
        </draw:line>
        <draw:line draw:style-name="gr1" draw:text-style-name="P1" draw:layer="layout" svg:x1="4.89cm" svg:y1="18.61cm" svg:x2="4.903cm" svg:y2="18.604cm">
          <text:p/>
        </draw:line>
        <draw:line draw:style-name="gr1" draw:text-style-name="P1" draw:layer="layout" svg:x1="4.902cm" svg:y1="18.605cm" svg:x2="4.908cm" svg:y2="18.598cm">
          <text:p/>
        </draw:line>
        <draw:line draw:style-name="gr1" draw:text-style-name="P1" draw:layer="layout" svg:x1="4.907cm" svg:y1="18.599cm" svg:x2="4.914cm" svg:y2="18.586cm">
          <text:p/>
        </draw:line>
        <draw:line draw:style-name="gr1" draw:text-style-name="P1" draw:layer="layout" svg:x1="4.913cm" svg:y1="18.586cm" svg:x2="4.913cm" svg:y2="18.575cm">
          <text:p/>
        </draw:line>
        <draw:line draw:style-name="gr1" draw:text-style-name="P1" draw:layer="layout" svg:x1="4.914cm" svg:y1="18.576cm" svg:x2="4.907cm" svg:y2="18.564cm">
          <text:p/>
        </draw:line>
        <draw:line draw:style-name="gr1" draw:text-style-name="P1" draw:layer="layout" svg:x1="4.908cm" svg:y1="18.565cm" svg:x2="4.902cm" svg:y2="18.558cm">
          <text:p/>
        </draw:line>
        <draw:line draw:style-name="gr1" draw:text-style-name="P1" draw:layer="layout" svg:x1="4.903cm" svg:y1="18.56cm" svg:x2="4.89cm" svg:y2="18.552cm">
          <text:p/>
        </draw:line>
        <draw:line draw:style-name="gr1" draw:text-style-name="P1" draw:layer="layout" svg:x1="4.89cm" svg:y1="18.552cm" svg:x2="4.862cm" svg:y2="18.552cm">
          <text:p/>
        </draw:line>
        <draw:line draw:style-name="gr1" draw:text-style-name="P1" draw:layer="layout" svg:x1="4.863cm" svg:y1="18.552cm" svg:x2="4.844cm" svg:y2="18.56cm">
          <text:p/>
        </draw:line>
        <draw:line draw:style-name="gr1" draw:text-style-name="P1" draw:layer="layout" svg:x1="4.805cm" svg:y1="18.552cm" svg:x2="4.776cm" svg:y2="18.673cm">
          <text:p/>
        </draw:line>
        <draw:line draw:style-name="gr1" draw:text-style-name="P1" draw:layer="layout" svg:x1="4.777cm" svg:y1="18.673cm" svg:x2="4.753cm" svg:y2="18.586cm">
          <text:p/>
        </draw:line>
        <draw:line draw:style-name="gr1" draw:text-style-name="P1" draw:layer="layout" svg:x1="4.754cm" svg:y1="18.586cm" svg:x2="4.73cm" svg:y2="18.673cm">
          <text:p/>
        </draw:line>
        <draw:line draw:style-name="gr1" draw:text-style-name="P1" draw:layer="layout" svg:x1="4.731cm" svg:y1="18.673cm" svg:x2="4.702cm" svg:y2="18.552cm">
          <text:p/>
        </draw:line>
        <draw:line draw:style-name="gr1" draw:text-style-name="P1" draw:layer="layout" svg:x1="4.593cm" svg:y1="18.672cm" svg:x2="4.662cm" svg:y2="18.672cm">
          <text:p/>
        </draw:line>
        <draw:line draw:style-name="gr1" draw:text-style-name="P1" draw:layer="layout" svg:x1="4.627cm" svg:y1="18.672cm" svg:x2="4.627cm" svg:y2="18.552cm">
          <text:p/>
        </draw:line>
        <draw:line draw:style-name="gr1" draw:text-style-name="P1" draw:layer="layout" svg:x1="4.627cm" svg:y1="18.552cm" svg:x2="4.64cm" svg:y2="18.57cm">
          <text:p/>
        </draw:line>
        <draw:line draw:style-name="gr1" draw:text-style-name="P1" draw:layer="layout" svg:x1="4.639cm" svg:y1="18.569cm" svg:x2="4.651cm" svg:y2="18.582cm">
          <text:p/>
        </draw:line>
        <draw:line draw:style-name="gr1" draw:text-style-name="P1" draw:layer="layout" svg:x1="4.65cm" svg:y1="18.581cm" svg:x2="4.663cm" svg:y2="18.587cm">
          <text:p/>
        </draw:line>
        <draw:polygon draw:style-name="gr2" draw:text-style-name="P1" draw:layer="layout" svg:width="0.426cm" svg:height="0.289cm" svg:x="4.54cm" svg:y="18.458cm" svg:viewBox="0 0 427 290" draw:points="0,0 427,0 427,290 0,290">
          <text:p/>
        </draw:polygon>
        <draw:line draw:style-name="gr1" draw:text-style-name="P1" draw:layer="layout" svg:x1="3.306cm" svg:y1="18.262cm" svg:x2="3.306cm" svg:y2="18.342cm">
          <text:p/>
        </draw:line>
        <draw:line draw:style-name="gr1" draw:text-style-name="P1" draw:layer="layout" svg:x1="3.335cm" svg:y1="18.216cm" svg:x2="3.364cm" svg:y2="18.303cm">
          <text:p/>
        </draw:line>
        <draw:line draw:style-name="gr1" draw:text-style-name="P1" draw:layer="layout" svg:x1="3.363cm" svg:y1="18.302cm" svg:x2="3.289cm" svg:y2="18.302cm">
          <text:p/>
        </draw:line>
        <draw:line draw:style-name="gr1" draw:text-style-name="P1" draw:layer="layout" svg:x1="3.255cm" svg:y1="18.222cm" svg:x2="3.175cm" svg:y2="18.222cm">
          <text:p/>
        </draw:line>
        <draw:line draw:style-name="gr1" draw:text-style-name="P1" draw:layer="layout" svg:x1="3.175cm" svg:y1="18.222cm" svg:x2="3.227cm" svg:y2="18.343cm">
          <text:p/>
        </draw:line>
        <draw:line draw:style-name="gr1" draw:text-style-name="P1" draw:layer="layout" svg:x1="3.106cm" svg:y1="18.222cm" svg:x2="3.095cm" svg:y2="18.222cm">
          <text:p/>
        </draw:line>
        <draw:line draw:style-name="gr1" draw:text-style-name="P1" draw:layer="layout" svg:x1="3.096cm" svg:y1="18.222cm" svg:x2="3.083cm" svg:y2="18.23cm">
          <text:p/>
        </draw:line>
        <draw:line draw:style-name="gr1" draw:text-style-name="P1" draw:layer="layout" svg:x1="3.084cm" svg:y1="18.228cm" svg:x2="3.077cm" svg:y2="18.235cm">
          <text:p/>
        </draw:line>
        <draw:line draw:style-name="gr1" draw:text-style-name="P1" draw:layer="layout" svg:x1="3.078cm" svg:y1="18.234cm" svg:x2="3.072cm" svg:y2="18.246cm">
          <text:p/>
        </draw:line>
        <draw:line draw:style-name="gr1" draw:text-style-name="P1" draw:layer="layout" svg:x1="3.074cm" svg:y1="18.245cm" svg:x2="3.066cm" svg:y2="18.269cm">
          <text:p/>
        </draw:line>
        <draw:line draw:style-name="gr1" draw:text-style-name="P1" draw:layer="layout" svg:x1="3.066cm" svg:y1="18.268cm" svg:x2="3.066cm" svg:y2="18.296cm">
          <text:p/>
        </draw:line>
        <draw:line draw:style-name="gr1" draw:text-style-name="P1" draw:layer="layout" svg:x1="3.066cm" svg:y1="18.296cm" svg:x2="3.074cm" svg:y2="18.32cm">
          <text:p/>
        </draw:line>
        <draw:line draw:style-name="gr1" draw:text-style-name="P1" draw:layer="layout" svg:x1="3.072cm" svg:y1="18.319cm" svg:x2="3.078cm" svg:y2="18.332cm">
          <text:p/>
        </draw:line>
        <draw:line draw:style-name="gr1" draw:text-style-name="P1" draw:layer="layout" svg:x1="3.077cm" svg:y1="18.331cm" svg:x2="3.084cm" svg:y2="18.337cm">
          <text:p/>
        </draw:line>
        <draw:line draw:style-name="gr1" draw:text-style-name="P1" draw:layer="layout" svg:x1="3.083cm" svg:y1="18.336cm" svg:x2="3.096cm" svg:y2="18.343cm">
          <text:p/>
        </draw:line>
        <draw:line draw:style-name="gr1" draw:text-style-name="P1" draw:layer="layout" svg:x1="3.095cm" svg:y1="18.342cm" svg:x2="3.106cm" svg:y2="18.342cm">
          <text:p/>
        </draw:line>
        <draw:line draw:style-name="gr1" draw:text-style-name="P1" draw:layer="layout" svg:x1="3.106cm" svg:y1="18.343cm" svg:x2="3.118cm" svg:y2="18.336cm">
          <text:p/>
        </draw:line>
        <draw:line draw:style-name="gr1" draw:text-style-name="P1" draw:layer="layout" svg:x1="3.117cm" svg:y1="18.337cm" svg:x2="3.124cm" svg:y2="18.331cm">
          <text:p/>
        </draw:line>
        <draw:line draw:style-name="gr1" draw:text-style-name="P1" draw:layer="layout" svg:x1="3.123cm" svg:y1="18.332cm" svg:x2="3.13cm" svg:y2="18.319cm">
          <text:p/>
        </draw:line>
        <draw:line draw:style-name="gr1" draw:text-style-name="P1" draw:layer="layout" svg:x1="3.129cm" svg:y1="18.32cm" svg:x2="3.136cm" svg:y2="18.296cm">
          <text:p/>
        </draw:line>
        <draw:line draw:style-name="gr1" draw:text-style-name="P1" draw:layer="layout" svg:x1="3.135cm" svg:y1="18.296cm" svg:x2="3.135cm" svg:y2="18.268cm">
          <text:p/>
        </draw:line>
        <draw:line draw:style-name="gr1" draw:text-style-name="P1" draw:layer="layout" svg:x1="3.136cm" svg:y1="18.269cm" svg:x2="3.129cm" svg:y2="18.245cm">
          <text:p/>
        </draw:line>
        <draw:line draw:style-name="gr1" draw:text-style-name="P1" draw:layer="layout" svg:x1="3.13cm" svg:y1="18.246cm" svg:x2="3.123cm" svg:y2="18.234cm">
          <text:p/>
        </draw:line>
        <draw:line draw:style-name="gr1" draw:text-style-name="P1" draw:layer="layout" svg:x1="3.124cm" svg:y1="18.235cm" svg:x2="3.117cm" svg:y2="18.228cm">
          <text:p/>
        </draw:line>
        <draw:line draw:style-name="gr1" draw:text-style-name="P1" draw:layer="layout" svg:x1="3.118cm" svg:y1="18.23cm" svg:x2="3.106cm" svg:y2="18.222cm">
          <text:p/>
        </draw:line>
        <draw:line draw:style-name="gr1" draw:text-style-name="P1" draw:layer="layout" svg:x1="2.997cm" svg:y1="18.343cm" svg:x2="3.01cm" svg:y2="18.336cm">
          <text:p/>
        </draw:line>
        <draw:line draw:style-name="gr1" draw:text-style-name="P1" draw:layer="layout" svg:x1="3.009cm" svg:y1="18.337cm" svg:x2="3.016cm" svg:y2="18.331cm">
          <text:p/>
        </draw:line>
        <draw:line draw:style-name="gr1" draw:text-style-name="P1" draw:layer="layout" svg:x1="3.015cm" svg:y1="18.332cm" svg:x2="3.021cm" svg:y2="18.319cm">
          <text:p/>
        </draw:line>
        <draw:line draw:style-name="gr1" draw:text-style-name="P1" draw:layer="layout" svg:x1="3.02cm" svg:y1="18.319cm" svg:x2="3.02cm" svg:y2="18.285cm">
          <text:p/>
        </draw:line>
        <draw:line draw:style-name="gr1" draw:text-style-name="P1" draw:layer="layout" svg:x1="3.021cm" svg:y1="18.286cm" svg:x2="3.015cm" svg:y2="18.274cm">
          <text:p/>
        </draw:line>
        <draw:line draw:style-name="gr1" draw:text-style-name="P1" draw:layer="layout" svg:x1="3.016cm" svg:y1="18.275cm" svg:x2="3.009cm" svg:y2="18.268cm">
          <text:p/>
        </draw:line>
        <draw:line draw:style-name="gr1" draw:text-style-name="P1" draw:layer="layout" svg:x1="3.01cm" svg:y1="18.27cm" svg:x2="2.997cm" svg:y2="18.262cm">
          <text:p/>
        </draw:line>
        <draw:line draw:style-name="gr1" draw:text-style-name="P1" draw:layer="layout" svg:x1="2.997cm" svg:y1="18.262cm" svg:x2="2.98cm" svg:y2="18.262cm">
          <text:p/>
        </draw:line>
        <draw:line draw:style-name="gr1" draw:text-style-name="P1" draw:layer="layout" svg:x1="2.981cm" svg:y1="18.262cm" svg:x2="2.969cm" svg:y2="18.27cm">
          <text:p/>
        </draw:line>
        <draw:line draw:style-name="gr1" draw:text-style-name="P1" draw:layer="layout" svg:x1="2.97cm" svg:y1="18.268cm" svg:x2="2.963cm" svg:y2="18.275cm">
          <text:p/>
        </draw:line>
        <draw:line draw:style-name="gr1" draw:text-style-name="P1" draw:layer="layout" svg:x1="2.964cm" svg:y1="18.274cm" svg:x2="2.957cm" svg:y2="18.286cm">
          <text:p/>
        </draw:line>
        <draw:line draw:style-name="gr1" draw:text-style-name="P1" draw:layer="layout" svg:x1="2.957cm" svg:y1="18.285cm" svg:x2="2.957cm" svg:y2="18.319cm">
          <text:p/>
        </draw:line>
        <draw:line draw:style-name="gr1" draw:text-style-name="P1" draw:layer="layout" svg:x1="2.957cm" svg:y1="18.319cm" svg:x2="2.964cm" svg:y2="18.332cm">
          <text:p/>
        </draw:line>
        <draw:line draw:style-name="gr1" draw:text-style-name="P1" draw:layer="layout" svg:x1="2.963cm" svg:y1="18.331cm" svg:x2="2.97cm" svg:y2="18.337cm">
          <text:p/>
        </draw:line>
        <draw:line draw:style-name="gr1" draw:text-style-name="P1" draw:layer="layout" svg:x1="2.969cm" svg:y1="18.336cm" svg:x2="2.981cm" svg:y2="18.343cm">
          <text:p/>
        </draw:line>
        <draw:line draw:style-name="gr1" draw:text-style-name="P1" draw:layer="layout" svg:x1="2.98cm" svg:y1="18.342cm" svg:x2="2.997cm" svg:y2="18.342cm">
          <text:p/>
        </draw:line>
        <draw:line draw:style-name="gr1" draw:text-style-name="P1" draw:layer="layout" svg:x1="2.906cm" svg:y1="18.342cm" svg:x2="2.906cm" svg:y2="18.222cm">
          <text:p/>
        </draw:line>
        <draw:line draw:style-name="gr1" draw:text-style-name="P1" draw:layer="layout" svg:x1="2.855cm" svg:y1="18.342cm" svg:x2="2.855cm" svg:y2="18.279cm">
          <text:p/>
        </draw:line>
        <draw:line draw:style-name="gr1" draw:text-style-name="P1" draw:layer="layout" svg:x1="2.855cm" svg:y1="18.28cm" svg:x2="2.861cm" svg:y2="18.268cm">
          <text:p/>
        </draw:line>
        <draw:line draw:style-name="gr1" draw:text-style-name="P1" draw:layer="layout" svg:x1="2.86cm" svg:y1="18.27cm" svg:x2="2.873cm" svg:y2="18.262cm">
          <text:p/>
        </draw:line>
        <draw:line draw:style-name="gr1" draw:text-style-name="P1" draw:layer="layout" svg:x1="2.872cm" svg:y1="18.262cm" svg:x2="2.889cm" svg:y2="18.262cm">
          <text:p/>
        </draw:line>
        <draw:line draw:style-name="gr1" draw:text-style-name="P1" draw:layer="layout" svg:x1="2.889cm" svg:y1="18.262cm" svg:x2="2.901cm" svg:y2="18.27cm">
          <text:p/>
        </draw:line>
        <draw:line draw:style-name="gr1" draw:text-style-name="P1" draw:layer="layout" svg:x1="2.9cm" svg:y1="18.268cm" svg:x2="2.907cm" svg:y2="18.275cm">
          <text:p/>
        </draw:line>
        <draw:line draw:style-name="gr1" draw:text-style-name="P1" draw:layer="layout" svg:x1="2.797cm" svg:y1="18.342cm" svg:x2="2.797cm" svg:y2="18.262cm">
          <text:p/>
        </draw:line>
        <draw:line draw:style-name="gr1" draw:text-style-name="P1" draw:layer="layout" svg:x1="2.798cm" svg:y1="18.275cm" svg:x2="2.792cm" svg:y2="18.268cm">
          <text:p/>
        </draw:line>
        <draw:line draw:style-name="gr1" draw:text-style-name="P1" draw:layer="layout" svg:x1="2.793cm" svg:y1="18.27cm" svg:x2="2.78cm" svg:y2="18.262cm">
          <text:p/>
        </draw:line>
        <draw:line draw:style-name="gr1" draw:text-style-name="P1" draw:layer="layout" svg:x1="2.78cm" svg:y1="18.262cm" svg:x2="2.763cm" svg:y2="18.262cm">
          <text:p/>
        </draw:line>
        <draw:line draw:style-name="gr1" draw:text-style-name="P1" draw:layer="layout" svg:x1="2.764cm" svg:y1="18.262cm" svg:x2="2.752cm" svg:y2="18.27cm">
          <text:p/>
        </draw:line>
        <draw:line draw:style-name="gr1" draw:text-style-name="P1" draw:layer="layout" svg:x1="2.754cm" svg:y1="18.268cm" svg:x2="2.746cm" svg:y2="18.28cm">
          <text:p/>
        </draw:line>
        <draw:line draw:style-name="gr1" draw:text-style-name="P1" draw:layer="layout" svg:x1="2.746cm" svg:y1="18.279cm" svg:x2="2.746cm" svg:y2="18.342cm">
          <text:p/>
        </draw:line>
        <draw:line draw:style-name="gr1" draw:text-style-name="P1" draw:layer="layout" svg:x1="2.747cm" svg:y1="18.28cm" svg:x2="2.74cm" svg:y2="18.268cm">
          <text:p/>
        </draw:line>
        <draw:line draw:style-name="gr1" draw:text-style-name="P1" draw:layer="layout" svg:x1="2.741cm" svg:y1="18.27cm" svg:x2="2.729cm" svg:y2="18.262cm">
          <text:p/>
        </draw:line>
        <draw:line draw:style-name="gr1" draw:text-style-name="P1" draw:layer="layout" svg:x1="2.729cm" svg:y1="18.262cm" svg:x2="2.712cm" svg:y2="18.262cm">
          <text:p/>
        </draw:line>
        <draw:line draw:style-name="gr1" draw:text-style-name="P1" draw:layer="layout" svg:x1="2.713cm" svg:y1="18.262cm" svg:x2="2.7cm" svg:y2="18.27cm">
          <text:p/>
        </draw:line>
        <draw:line draw:style-name="gr1" draw:text-style-name="P1" draw:layer="layout" svg:x1="2.701cm" svg:y1="18.268cm" svg:x2="2.695cm" svg:y2="18.28cm">
          <text:p/>
        </draw:line>
        <draw:line draw:style-name="gr1" draw:text-style-name="P1" draw:layer="layout" svg:x1="2.695cm" svg:y1="18.279cm" svg:x2="2.695cm" svg:y2="18.342cm">
          <text:p/>
        </draw:line>
        <draw:polygon draw:style-name="gr2" draw:text-style-name="P1" draw:layer="layout" svg:width="0.774cm" svg:height="0.289cm" svg:x="2.639cm" svg:y="18.128cm" svg:viewBox="0 0 775 290" draw:points="0,0 775,0 775,290 0,290">
          <text:p/>
        </draw:polygon>
        <draw:line draw:style-name="gr1" draw:text-style-name="P1" draw:layer="layout" svg:x1="3.044cm" svg:y1="19.736cm" svg:x2="3.044cm" svg:y2="19.776cm">
          <text:p/>
        </draw:line>
        <draw:line draw:style-name="gr1" draw:text-style-name="P1" draw:layer="layout" svg:x1="2.981cm" svg:y1="19.776cm" svg:x2="3.101cm" svg:y2="19.776cm">
          <text:p/>
        </draw:line>
        <draw:line draw:style-name="gr1" draw:text-style-name="P1" draw:layer="layout" svg:x1="3.101cm" svg:y1="19.776cm" svg:x2="3.101cm" svg:y2="19.719cm">
          <text:p/>
        </draw:line>
        <draw:line draw:style-name="gr1" draw:text-style-name="P1" draw:layer="layout" svg:x1="2.994cm" svg:y1="19.675cm" svg:x2="2.987cm" svg:y2="19.667cm">
          <text:p/>
        </draw:line>
        <draw:line draw:style-name="gr1" draw:text-style-name="P1" draw:layer="layout" svg:x1="2.989cm" svg:y1="19.667cm" svg:x2="2.981cm" svg:y2="19.675cm">
          <text:p/>
        </draw:line>
        <draw:line draw:style-name="gr1" draw:text-style-name="P1" draw:layer="layout" svg:x1="2.981cm" svg:y1="19.673cm" svg:x2="2.989cm" svg:y2="19.68cm">
          <text:p/>
        </draw:line>
        <draw:line draw:style-name="gr1" draw:text-style-name="P1" draw:layer="layout" svg:x1="2.987cm" svg:y1="19.68cm" svg:x2="2.994cm" svg:y2="19.673cm">
          <text:p/>
        </draw:line>
        <draw:line draw:style-name="gr1" draw:text-style-name="P1" draw:layer="layout" svg:x1="2.993cm" svg:y1="19.673cm" svg:x2="2.981cm" svg:y2="19.673cm">
          <text:p/>
        </draw:line>
        <draw:line draw:style-name="gr1" draw:text-style-name="P1" draw:layer="layout" svg:x1="3.016cm" svg:y1="19.622cm" svg:x2="3.016cm" svg:y2="19.564cm">
          <text:p/>
        </draw:line>
        <draw:line draw:style-name="gr1" draw:text-style-name="P1" draw:layer="layout" svg:x1="2.981cm" svg:y1="19.634cm" svg:x2="3.102cm" svg:y2="19.593cm">
          <text:p/>
        </draw:line>
        <draw:line draw:style-name="gr1" draw:text-style-name="P1" draw:layer="layout" svg:x1="3.102cm" svg:y1="19.594cm" svg:x2="2.981cm" svg:y2="19.553cm">
          <text:p/>
        </draw:line>
        <draw:line draw:style-name="gr1" draw:text-style-name="P1" draw:layer="layout" svg:x1="2.994cm" svg:y1="19.515cm" svg:x2="2.987cm" svg:y2="19.507cm">
          <text:p/>
        </draw:line>
        <draw:line draw:style-name="gr1" draw:text-style-name="P1" draw:layer="layout" svg:x1="2.989cm" svg:y1="19.507cm" svg:x2="2.981cm" svg:y2="19.515cm">
          <text:p/>
        </draw:line>
        <draw:line draw:style-name="gr1" draw:text-style-name="P1" draw:layer="layout" svg:x1="2.981cm" svg:y1="19.513cm" svg:x2="2.989cm" svg:y2="19.52cm">
          <text:p/>
        </draw:line>
        <draw:line draw:style-name="gr1" draw:text-style-name="P1" draw:layer="layout" svg:x1="2.987cm" svg:y1="19.52cm" svg:x2="2.994cm" svg:y2="19.513cm">
          <text:p/>
        </draw:line>
        <draw:line draw:style-name="gr1" draw:text-style-name="P1" draw:layer="layout" svg:x1="2.993cm" svg:y1="19.513cm" svg:x2="2.981cm" svg:y2="19.513cm">
          <text:p/>
        </draw:line>
        <draw:line draw:style-name="gr1" draw:text-style-name="P1" draw:layer="layout" svg:x1="2.902cm" svg:y1="19.819cm" svg:x2="2.909cm" svg:y2="19.831cm">
          <text:p/>
        </draw:line>
        <draw:line draw:style-name="gr1" draw:text-style-name="P1" draw:layer="layout" svg:x1="2.908cm" svg:y1="19.83cm" svg:x2="2.908cm" svg:y2="19.847cm">
          <text:p/>
        </draw:line>
        <draw:line draw:style-name="gr1" draw:text-style-name="P1" draw:layer="layout" svg:x1="2.909cm" svg:y1="19.847cm" svg:x2="2.902cm" svg:y2="19.867cm">
          <text:p/>
        </draw:line>
        <draw:line draw:style-name="gr1" draw:text-style-name="P1" draw:layer="layout" svg:x1="2.903cm" svg:y1="19.865cm" svg:x2="2.891cm" svg:y2="19.877cm">
          <text:p/>
        </draw:line>
        <draw:line draw:style-name="gr1" draw:text-style-name="P1" draw:layer="layout" svg:x1="2.892cm" svg:y1="19.876cm" svg:x2="2.88cm" svg:y2="19.883cm">
          <text:p/>
        </draw:line>
        <draw:line draw:style-name="gr1" draw:text-style-name="P1" draw:layer="layout" svg:x1="2.881cm" svg:y1="19.882cm" svg:x2="2.857cm" svg:y2="19.888cm">
          <text:p/>
        </draw:line>
        <draw:line draw:style-name="gr1" draw:text-style-name="P1" draw:layer="layout" svg:x1="2.857cm" svg:y1="19.887cm" svg:x2="2.84cm" svg:y2="19.887cm">
          <text:p/>
        </draw:line>
        <draw:line draw:style-name="gr1" draw:text-style-name="P1" draw:layer="layout" svg:x1="2.841cm" svg:y1="19.888cm" svg:x2="2.817cm" svg:y2="19.882cm">
          <text:p/>
        </draw:line>
        <draw:line draw:style-name="gr1" draw:text-style-name="P1" draw:layer="layout" svg:x1="2.818cm" svg:y1="19.883cm" svg:x2="2.805cm" svg:y2="19.876cm">
          <text:p/>
        </draw:line>
        <draw:line draw:style-name="gr1" draw:text-style-name="P1" draw:layer="layout" svg:x1="2.806cm" svg:y1="19.877cm" svg:x2="2.794cm" svg:y2="19.865cm">
          <text:p/>
        </draw:line>
        <draw:line draw:style-name="gr1" draw:text-style-name="P1" draw:layer="layout" svg:x1="2.795cm" svg:y1="19.867cm" svg:x2="2.788cm" svg:y2="19.847cm">
          <text:p/>
        </draw:line>
        <draw:line draw:style-name="gr1" draw:text-style-name="P1" draw:layer="layout" svg:x1="2.788cm" svg:y1="19.847cm" svg:x2="2.788cm" svg:y2="19.836cm">
          <text:p/>
        </draw:line>
        <draw:line draw:style-name="gr1" draw:text-style-name="P1" draw:layer="layout" svg:x1="2.788cm" svg:y1="19.837cm" svg:x2="2.795cm" svg:y2="19.819cm">
          <text:p/>
        </draw:line>
        <draw:line draw:style-name="gr1" draw:text-style-name="P1" draw:layer="layout" svg:x1="2.794cm" svg:y1="19.82cm" svg:x2="2.801cm" svg:y2="19.813cm">
          <text:p/>
        </draw:line>
        <draw:line draw:style-name="gr1" draw:text-style-name="P1" draw:layer="layout" svg:x1="2.8cm" svg:y1="19.813cm" svg:x2="2.84cm" svg:y2="19.813cm">
          <text:p/>
        </draw:line>
        <draw:line draw:style-name="gr1" draw:text-style-name="P1" draw:layer="layout" svg:x1="2.84cm" svg:y1="19.813cm" svg:x2="2.84cm" svg:y2="19.836cm">
          <text:p/>
        </draw:line>
        <draw:line draw:style-name="gr1" draw:text-style-name="P1" draw:layer="layout" svg:x1="2.801cm" svg:y1="19.763cm" svg:x2="2.794cm" svg:y2="19.756cm">
          <text:p/>
        </draw:line>
        <draw:line draw:style-name="gr1" draw:text-style-name="P1" draw:layer="layout" svg:x1="2.795cm" svg:y1="19.756cm" svg:x2="2.788cm" svg:y2="19.763cm">
          <text:p/>
        </draw:line>
        <draw:line draw:style-name="gr1" draw:text-style-name="P1" draw:layer="layout" svg:x1="2.788cm" svg:y1="19.762cm" svg:x2="2.795cm" svg:y2="19.768cm">
          <text:p/>
        </draw:line>
        <draw:line draw:style-name="gr1" draw:text-style-name="P1" draw:layer="layout" svg:x1="2.794cm" svg:y1="19.768cm" svg:x2="2.801cm" svg:y2="19.762cm">
          <text:p/>
        </draw:line>
        <draw:line draw:style-name="gr1" draw:text-style-name="P1" draw:layer="layout" svg:x1="2.8cm" svg:y1="19.762cm" svg:x2="2.788cm" svg:y2="19.762cm">
          <text:p/>
        </draw:line>
        <draw:line draw:style-name="gr1" draw:text-style-name="P1" draw:layer="layout" svg:x1="2.788cm" svg:y1="19.636cm" svg:x2="2.846cm" svg:y2="19.677cm">
          <text:p/>
        </draw:line>
        <draw:line draw:style-name="gr1" draw:text-style-name="P1" draw:layer="layout" svg:x1="2.788cm" svg:y1="19.704cm" svg:x2="2.908cm" svg:y2="19.704cm">
          <text:p/>
        </draw:line>
        <draw:line draw:style-name="gr1" draw:text-style-name="P1" draw:layer="layout" svg:x1="2.908cm" svg:y1="19.704cm" svg:x2="2.908cm" svg:y2="19.659cm">
          <text:p/>
        </draw:line>
        <draw:line draw:style-name="gr1" draw:text-style-name="P1" draw:layer="layout" svg:x1="2.909cm" svg:y1="19.66cm" svg:x2="2.902cm" svg:y2="19.647cm">
          <text:p/>
        </draw:line>
        <draw:line draw:style-name="gr1" draw:text-style-name="P1" draw:layer="layout" svg:x1="2.903cm" svg:y1="19.648cm" svg:x2="2.897cm" svg:y2="19.642cm">
          <text:p/>
        </draw:line>
        <draw:line draw:style-name="gr1" draw:text-style-name="P1" draw:layer="layout" svg:x1="2.898cm" svg:y1="19.643cm" svg:x2="2.885cm" svg:y2="19.636cm">
          <text:p/>
        </draw:line>
        <draw:line draw:style-name="gr1" draw:text-style-name="P1" draw:layer="layout" svg:x1="2.885cm" svg:y1="19.636cm" svg:x2="2.868cm" svg:y2="19.636cm">
          <text:p/>
        </draw:line>
        <draw:line draw:style-name="gr1" draw:text-style-name="P1" draw:layer="layout" svg:x1="2.869cm" svg:y1="19.636cm" svg:x2="2.857cm" svg:y2="19.643cm">
          <text:p/>
        </draw:line>
        <draw:line draw:style-name="gr1" draw:text-style-name="P1" draw:layer="layout" svg:x1="2.859cm" svg:y1="19.642cm" svg:x2="2.851cm" svg:y2="19.648cm">
          <text:p/>
        </draw:line>
        <draw:line draw:style-name="gr1" draw:text-style-name="P1" draw:layer="layout" svg:x1="2.852cm" svg:y1="19.647cm" svg:x2="2.845cm" svg:y2="19.66cm">
          <text:p/>
        </draw:line>
        <draw:line draw:style-name="gr1" draw:text-style-name="P1" draw:layer="layout" svg:x1="2.845cm" svg:y1="19.659cm" svg:x2="2.845cm" svg:y2="19.704cm">
          <text:p/>
        </draw:line>
        <draw:line draw:style-name="gr1" draw:text-style-name="P1" draw:layer="layout" svg:x1="2.801cm" svg:y1="19.585cm" svg:x2="2.794cm" svg:y2="19.579cm">
          <text:p/>
        </draw:line>
        <draw:line draw:style-name="gr1" draw:text-style-name="P1" draw:layer="layout" svg:x1="2.795cm" svg:y1="19.579cm" svg:x2="2.788cm" svg:y2="19.585cm">
          <text:p/>
        </draw:line>
        <draw:line draw:style-name="gr1" draw:text-style-name="P1" draw:layer="layout" svg:x1="2.788cm" svg:y1="19.584cm" svg:x2="2.795cm" svg:y2="19.591cm">
          <text:p/>
        </draw:line>
        <draw:line draw:style-name="gr1" draw:text-style-name="P1" draw:layer="layout" svg:x1="2.794cm" svg:y1="19.591cm" svg:x2="2.801cm" svg:y2="19.584cm">
          <text:p/>
        </draw:line>
        <draw:line draw:style-name="gr1" draw:text-style-name="P1" draw:layer="layout" svg:x1="2.8cm" svg:y1="19.584cm" svg:x2="2.788cm" svg:y2="19.584cm">
          <text:p/>
        </draw:line>
        <draw:line draw:style-name="gr1" draw:text-style-name="P1" draw:layer="layout" svg:x1="2.788cm" svg:y1="19.527cm" svg:x2="2.908cm" svg:y2="19.527cm">
          <text:p/>
        </draw:line>
        <draw:line draw:style-name="gr1" draw:text-style-name="P1" draw:layer="layout" svg:x1="2.908cm" svg:y1="19.527cm" svg:x2="2.908cm" svg:y2="19.482cm">
          <text:p/>
        </draw:line>
        <draw:line draw:style-name="gr1" draw:text-style-name="P1" draw:layer="layout" svg:x1="2.909cm" svg:y1="19.484cm" svg:x2="2.902cm" svg:y2="19.47cm">
          <text:p/>
        </draw:line>
        <draw:line draw:style-name="gr1" draw:text-style-name="P1" draw:layer="layout" svg:x1="2.903cm" svg:y1="19.471cm" svg:x2="2.897cm" svg:y2="19.464cm">
          <text:p/>
        </draw:line>
        <draw:line draw:style-name="gr1" draw:text-style-name="P1" draw:layer="layout" svg:x1="2.898cm" svg:y1="19.465cm" svg:x2="2.885cm" svg:y2="19.459cm">
          <text:p/>
        </draw:line>
        <draw:line draw:style-name="gr1" draw:text-style-name="P1" draw:layer="layout" svg:x1="2.885cm" svg:y1="19.459cm" svg:x2="2.868cm" svg:y2="19.459cm">
          <text:p/>
        </draw:line>
        <draw:line draw:style-name="gr1" draw:text-style-name="P1" draw:layer="layout" svg:x1="2.869cm" svg:y1="19.459cm" svg:x2="2.857cm" svg:y2="19.465cm">
          <text:p/>
        </draw:line>
        <draw:line draw:style-name="gr1" draw:text-style-name="P1" draw:layer="layout" svg:x1="2.859cm" svg:y1="19.464cm" svg:x2="2.851cm" svg:y2="19.471cm">
          <text:p/>
        </draw:line>
        <draw:line draw:style-name="gr1" draw:text-style-name="P1" draw:layer="layout" svg:x1="2.852cm" svg:y1="19.47cm" svg:x2="2.845cm" svg:y2="19.484cm">
          <text:p/>
        </draw:line>
        <draw:line draw:style-name="gr1" draw:text-style-name="P1" draw:layer="layout" svg:x1="2.845cm" svg:y1="19.482cm" svg:x2="2.845cm" svg:y2="19.527cm">
          <text:p/>
        </draw:line>
        <draw:line draw:style-name="gr1" draw:text-style-name="P1" draw:layer="layout" svg:x1="2.801cm" svg:y1="19.408cm" svg:x2="2.794cm" svg:y2="19.402cm">
          <text:p/>
        </draw:line>
        <draw:line draw:style-name="gr1" draw:text-style-name="P1" draw:layer="layout" svg:x1="2.795cm" svg:y1="19.402cm" svg:x2="2.788cm" svg:y2="19.408cm">
          <text:p/>
        </draw:line>
        <draw:line draw:style-name="gr1" draw:text-style-name="P1" draw:layer="layout" svg:x1="2.788cm" svg:y1="19.407cm" svg:x2="2.795cm" svg:y2="19.415cm">
          <text:p/>
        </draw:line>
        <draw:line draw:style-name="gr1" draw:text-style-name="P1" draw:layer="layout" svg:x1="2.794cm" svg:y1="19.415cm" svg:x2="2.801cm" svg:y2="19.407cm">
          <text:p/>
        </draw:line>
        <draw:line draw:style-name="gr1" draw:text-style-name="P1" draw:layer="layout" svg:x1="2.8cm" svg:y1="19.407cm" svg:x2="2.788cm" svg:y2="19.407cm">
          <text:p/>
        </draw:line>
        <draw:polygon draw:style-name="gr2" draw:text-style-name="P1" draw:layer="layout" svg:width="0.573cm" svg:height="0.789cm" svg:x="2.623cm" svg:y="19.25cm" svg:viewBox="0 0 574 790" draw:points="0,0 574,0 574,790 0,790">
          <text:p/>
        </draw:polygon>
        <draw:line draw:style-name="gr1" draw:text-style-name="P1" draw:layer="layout" svg:x1="3.537cm" svg:y1="16.906cm" svg:x2="3.606cm" svg:y2="16.906cm">
          <text:p/>
        </draw:line>
        <draw:line draw:style-name="gr1" draw:text-style-name="P1" draw:layer="layout" svg:x1="3.571cm" svg:y1="16.906cm" svg:x2="3.571cm" svg:y2="16.786cm">
          <text:p/>
        </draw:line>
        <draw:line draw:style-name="gr1" draw:text-style-name="P1" draw:layer="layout" svg:x1="3.571cm" svg:y1="16.786cm" svg:x2="3.584cm" svg:y2="16.804cm">
          <text:p/>
        </draw:line>
        <draw:line draw:style-name="gr1" draw:text-style-name="P1" draw:layer="layout" svg:x1="3.583cm" svg:y1="16.803cm" svg:x2="3.595cm" svg:y2="16.815cm">
          <text:p/>
        </draw:line>
        <draw:line draw:style-name="gr1" draw:text-style-name="P1" draw:layer="layout" svg:x1="3.594cm" svg:y1="16.814cm" svg:x2="3.607cm" svg:y2="16.821cm">
          <text:p/>
        </draw:line>
        <draw:line draw:style-name="gr1" draw:text-style-name="P1" draw:layer="layout" svg:x1="3.463cm" svg:y1="16.786cm" svg:x2="3.451cm" svg:y2="16.786cm">
          <text:p/>
        </draw:line>
        <draw:line draw:style-name="gr1" draw:text-style-name="P1" draw:layer="layout" svg:x1="3.452cm" svg:y1="16.786cm" svg:x2="3.44cm" svg:y2="16.792cm">
          <text:p/>
        </draw:line>
        <draw:line draw:style-name="gr1" draw:text-style-name="P1" draw:layer="layout" svg:x1="3.441cm" svg:y1="16.791cm" svg:x2="3.434cm" svg:y2="16.798cm">
          <text:p/>
        </draw:line>
        <draw:line draw:style-name="gr1" draw:text-style-name="P1" draw:layer="layout" svg:x1="3.435cm" svg:y1="16.797cm" svg:x2="3.429cm" svg:y2="16.811cm">
          <text:p/>
        </draw:line>
        <draw:line draw:style-name="gr1" draw:text-style-name="P1" draw:layer="layout" svg:x1="3.43cm" svg:y1="16.809cm" svg:x2="3.423cm" svg:y2="16.832cm">
          <text:p/>
        </draw:line>
        <draw:line draw:style-name="gr1" draw:text-style-name="P1" draw:layer="layout" svg:x1="3.423cm" svg:y1="16.831cm" svg:x2="3.423cm" svg:y2="16.86cm">
          <text:p/>
        </draw:line>
        <draw:line draw:style-name="gr1" draw:text-style-name="P1" draw:layer="layout" svg:x1="3.423cm" svg:y1="16.86cm" svg:x2="3.43cm" svg:y2="16.884cm">
          <text:p/>
        </draw:line>
        <draw:line draw:style-name="gr1" draw:text-style-name="P1" draw:layer="layout" svg:x1="3.429cm" svg:y1="16.883cm" svg:x2="3.435cm" svg:y2="16.895cm">
          <text:p/>
        </draw:line>
        <draw:line draw:style-name="gr1" draw:text-style-name="P1" draw:layer="layout" svg:x1="3.434cm" svg:y1="16.894cm" svg:x2="3.441cm" svg:y2="16.901cm">
          <text:p/>
        </draw:line>
        <draw:line draw:style-name="gr1" draw:text-style-name="P1" draw:layer="layout" svg:x1="3.44cm" svg:y1="16.9cm" svg:x2="3.452cm" svg:y2="16.907cm">
          <text:p/>
        </draw:line>
        <draw:line draw:style-name="gr1" draw:text-style-name="P1" draw:layer="layout" svg:x1="3.451cm" svg:y1="16.906cm" svg:x2="3.463cm" svg:y2="16.906cm">
          <text:p/>
        </draw:line>
        <draw:line draw:style-name="gr1" draw:text-style-name="P1" draw:layer="layout" svg:x1="3.463cm" svg:y1="16.907cm" svg:x2="3.475cm" svg:y2="16.9cm">
          <text:p/>
        </draw:line>
        <draw:line draw:style-name="gr1" draw:text-style-name="P1" draw:layer="layout" svg:x1="3.474cm" svg:y1="16.901cm" svg:x2="3.481cm" svg:y2="16.894cm">
          <text:p/>
        </draw:line>
        <draw:line draw:style-name="gr1" draw:text-style-name="P1" draw:layer="layout" svg:x1="3.48cm" svg:y1="16.895cm" svg:x2="3.487cm" svg:y2="16.883cm">
          <text:p/>
        </draw:line>
        <draw:line draw:style-name="gr1" draw:text-style-name="P1" draw:layer="layout" svg:x1="3.486cm" svg:y1="16.884cm" svg:x2="3.492cm" svg:y2="16.86cm">
          <text:p/>
        </draw:line>
        <draw:line draw:style-name="gr1" draw:text-style-name="P1" draw:layer="layout" svg:x1="3.491cm" svg:y1="16.86cm" svg:x2="3.491cm" svg:y2="16.831cm">
          <text:p/>
        </draw:line>
        <draw:line draw:style-name="gr1" draw:text-style-name="P1" draw:layer="layout" svg:x1="3.492cm" svg:y1="16.832cm" svg:x2="3.486cm" svg:y2="16.809cm">
          <text:p/>
        </draw:line>
        <draw:line draw:style-name="gr1" draw:text-style-name="P1" draw:layer="layout" svg:x1="3.487cm" svg:y1="16.811cm" svg:x2="3.48cm" svg:y2="16.797cm">
          <text:p/>
        </draw:line>
        <draw:line draw:style-name="gr1" draw:text-style-name="P1" draw:layer="layout" svg:x1="3.481cm" svg:y1="16.798cm" svg:x2="3.474cm" svg:y2="16.791cm">
          <text:p/>
        </draw:line>
        <draw:line draw:style-name="gr1" draw:text-style-name="P1" draw:layer="layout" svg:x1="3.475cm" svg:y1="16.792cm" svg:x2="3.463cm" svg:y2="16.786cm">
          <text:p/>
        </draw:line>
        <draw:line draw:style-name="gr1" draw:text-style-name="P1" draw:layer="layout" svg:x1="3.349cm" svg:y1="16.786cm" svg:x2="3.337cm" svg:y2="16.786cm">
          <text:p/>
        </draw:line>
        <draw:line draw:style-name="gr1" draw:text-style-name="P1" draw:layer="layout" svg:x1="3.338cm" svg:y1="16.786cm" svg:x2="3.326cm" svg:y2="16.792cm">
          <text:p/>
        </draw:line>
        <draw:line draw:style-name="gr1" draw:text-style-name="P1" draw:layer="layout" svg:x1="3.327cm" svg:y1="16.791cm" svg:x2="3.32cm" svg:y2="16.798cm">
          <text:p/>
        </draw:line>
        <draw:line draw:style-name="gr1" draw:text-style-name="P1" draw:layer="layout" svg:x1="3.321cm" svg:y1="16.797cm" svg:x2="3.314cm" svg:y2="16.811cm">
          <text:p/>
        </draw:line>
        <draw:line draw:style-name="gr1" draw:text-style-name="P1" draw:layer="layout" svg:x1="3.315cm" svg:y1="16.809cm" svg:x2="3.309cm" svg:y2="16.832cm">
          <text:p/>
        </draw:line>
        <draw:line draw:style-name="gr1" draw:text-style-name="P1" draw:layer="layout" svg:x1="3.309cm" svg:y1="16.831cm" svg:x2="3.309cm" svg:y2="16.86cm">
          <text:p/>
        </draw:line>
        <draw:line draw:style-name="gr1" draw:text-style-name="P1" draw:layer="layout" svg:x1="3.309cm" svg:y1="16.86cm" svg:x2="3.315cm" svg:y2="16.884cm">
          <text:p/>
        </draw:line>
        <draw:line draw:style-name="gr1" draw:text-style-name="P1" draw:layer="layout" svg:x1="3.314cm" svg:y1="16.883cm" svg:x2="3.321cm" svg:y2="16.895cm">
          <text:p/>
        </draw:line>
        <draw:line draw:style-name="gr1" draw:text-style-name="P1" draw:layer="layout" svg:x1="3.32cm" svg:y1="16.894cm" svg:x2="3.327cm" svg:y2="16.901cm">
          <text:p/>
        </draw:line>
        <draw:line draw:style-name="gr1" draw:text-style-name="P1" draw:layer="layout" svg:x1="3.326cm" svg:y1="16.9cm" svg:x2="3.338cm" svg:y2="16.907cm">
          <text:p/>
        </draw:line>
        <draw:line draw:style-name="gr1" draw:text-style-name="P1" draw:layer="layout" svg:x1="3.337cm" svg:y1="16.906cm" svg:x2="3.349cm" svg:y2="16.906cm">
          <text:p/>
        </draw:line>
        <draw:line draw:style-name="gr1" draw:text-style-name="P1" draw:layer="layout" svg:x1="3.349cm" svg:y1="16.907cm" svg:x2="3.361cm" svg:y2="16.9cm">
          <text:p/>
        </draw:line>
        <draw:line draw:style-name="gr1" draw:text-style-name="P1" draw:layer="layout" svg:x1="3.36cm" svg:y1="16.901cm" svg:x2="3.367cm" svg:y2="16.894cm">
          <text:p/>
        </draw:line>
        <draw:line draw:style-name="gr1" draw:text-style-name="P1" draw:layer="layout" svg:x1="3.366cm" svg:y1="16.895cm" svg:x2="3.372cm" svg:y2="16.883cm">
          <text:p/>
        </draw:line>
        <draw:line draw:style-name="gr1" draw:text-style-name="P1" draw:layer="layout" svg:x1="3.371cm" svg:y1="16.884cm" svg:x2="3.379cm" svg:y2="16.86cm">
          <text:p/>
        </draw:line>
        <draw:line draw:style-name="gr1" draw:text-style-name="P1" draw:layer="layout" svg:x1="3.377cm" svg:y1="16.86cm" svg:x2="3.377cm" svg:y2="16.831cm">
          <text:p/>
        </draw:line>
        <draw:line draw:style-name="gr1" draw:text-style-name="P1" draw:layer="layout" svg:x1="3.379cm" svg:y1="16.832cm" svg:x2="3.371cm" svg:y2="16.809cm">
          <text:p/>
        </draw:line>
        <draw:line draw:style-name="gr1" draw:text-style-name="P1" draw:layer="layout" svg:x1="3.372cm" svg:y1="16.811cm" svg:x2="3.366cm" svg:y2="16.797cm">
          <text:p/>
        </draw:line>
        <draw:line draw:style-name="gr1" draw:text-style-name="P1" draw:layer="layout" svg:x1="3.367cm" svg:y1="16.798cm" svg:x2="3.36cm" svg:y2="16.791cm">
          <text:p/>
        </draw:line>
        <draw:line draw:style-name="gr1" draw:text-style-name="P1" draw:layer="layout" svg:x1="3.361cm" svg:y1="16.792cm" svg:x2="3.349cm" svg:y2="16.786cm">
          <text:p/>
        </draw:line>
        <draw:line draw:style-name="gr1" draw:text-style-name="P1" draw:layer="layout" svg:x1="3.206cm" svg:y1="16.826cm" svg:x2="3.206cm" svg:y2="16.906cm">
          <text:p/>
        </draw:line>
        <draw:line draw:style-name="gr1" draw:text-style-name="P1" draw:layer="layout" svg:x1="3.257cm" svg:y1="16.826cm" svg:x2="3.257cm" svg:y2="16.889cm">
          <text:p/>
        </draw:line>
        <draw:line draw:style-name="gr1" draw:text-style-name="P1" draw:layer="layout" svg:x1="3.259cm" svg:y1="16.889cm" svg:x2="3.251cm" svg:y2="16.901cm">
          <text:p/>
        </draw:line>
        <draw:line draw:style-name="gr1" draw:text-style-name="P1" draw:layer="layout" svg:x1="3.252cm" svg:y1="16.9cm" svg:x2="3.24cm" svg:y2="16.907cm">
          <text:p/>
        </draw:line>
        <draw:line draw:style-name="gr1" draw:text-style-name="P1" draw:layer="layout" svg:x1="3.24cm" svg:y1="16.906cm" svg:x2="3.223cm" svg:y2="16.906cm">
          <text:p/>
        </draw:line>
        <draw:line draw:style-name="gr1" draw:text-style-name="P1" draw:layer="layout" svg:x1="3.224cm" svg:y1="16.907cm" svg:x2="3.211cm" svg:y2="16.9cm">
          <text:p/>
        </draw:line>
        <draw:line draw:style-name="gr1" draw:text-style-name="P1" draw:layer="layout" svg:x1="3.212cm" svg:y1="16.901cm" svg:x2="3.206cm" svg:y2="16.894cm">
          <text:p/>
        </draw:line>
        <draw:line draw:style-name="gr1" draw:text-style-name="P1" draw:layer="layout" svg:x1="3.109cm" svg:y1="16.843cm" svg:x2="3.149cm" svg:y2="16.843cm">
          <text:p/>
        </draw:line>
        <draw:line draw:style-name="gr1" draw:text-style-name="P1" draw:layer="layout" svg:x1="3.149cm" svg:y1="16.906cm" svg:x2="3.149cm" svg:y2="16.786cm">
          <text:p/>
        </draw:line>
        <draw:line draw:style-name="gr1" draw:text-style-name="P1" draw:layer="layout" svg:x1="3.149cm" svg:y1="16.786cm" svg:x2="3.092cm" svg:y2="16.786cm">
          <text:p/>
        </draw:line>
        <draw:polygon draw:style-name="gr2" draw:text-style-name="P1" draw:layer="layout" svg:width="0.604cm" svg:height="0.29cm" svg:x="3.049cm" svg:y="16.691cm" svg:viewBox="0 0 605 291" draw:points="0,0 605,0 605,291 0,291">
          <text:p/>
        </draw:polygon>
        <draw:line draw:style-name="gr1" draw:text-style-name="P1" draw:layer="layout" svg:x1="3.609cm" svg:y1="19.957cm" svg:x2="3.609cm" svg:y2="20.072cm">
          <text:p/>
        </draw:line>
        <draw:polygon draw:style-name="gr2" draw:text-style-name="P1" draw:layer="layout" svg:width="0.351cm" svg:height="0.206cm" svg:x="3.398cm" svg:y="19.912cm" svg:viewBox="0 0 352 207" draw:points="0,0 352,0 352,207 0,207">
          <text:p/>
        </draw:polygon>
        <draw:line draw:style-name="gr1" draw:text-style-name="P1" draw:layer="layout" svg:x1="4.044cm" svg:y1="19.096cm" svg:x2="4.044cm" svg:y2="19.164cm">
          <text:p/>
        </draw:line>
        <draw:line draw:style-name="gr1" draw:text-style-name="P1" draw:layer="layout" svg:x1="4.044cm" svg:y1="19.13cm" svg:x2="4.164cm" svg:y2="19.13cm">
          <text:p/>
        </draw:line>
        <draw:line draw:style-name="gr1" draw:text-style-name="P1" draw:layer="layout" svg:x1="4.165cm" svg:y1="19.13cm" svg:x2="4.147cm" svg:y2="19.142cm">
          <text:p/>
        </draw:line>
        <draw:line draw:style-name="gr1" draw:text-style-name="P1" draw:layer="layout" svg:x1="4.148cm" svg:y1="19.141cm" svg:x2="4.136cm" svg:y2="19.154cm">
          <text:p/>
        </draw:line>
        <draw:line draw:style-name="gr1" draw:text-style-name="P1" draw:layer="layout" svg:x1="4.137cm" svg:y1="19.153cm" svg:x2="4.13cm" svg:y2="19.165cm">
          <text:p/>
        </draw:line>
        <draw:line draw:style-name="gr1" draw:text-style-name="P1" draw:layer="layout" svg:x1="4.164cm" svg:y1="19.021cm" svg:x2="4.164cm" svg:y2="19.01cm">
          <text:p/>
        </draw:line>
        <draw:line draw:style-name="gr1" draw:text-style-name="P1" draw:layer="layout" svg:x1="4.165cm" svg:y1="19.011cm" svg:x2="4.159cm" svg:y2="18.998cm">
          <text:p/>
        </draw:line>
        <draw:line draw:style-name="gr1" draw:text-style-name="P1" draw:layer="layout" svg:x1="4.16cm" svg:y1="18.999cm" svg:x2="4.153cm" svg:y2="18.993cm">
          <text:p/>
        </draw:line>
        <draw:line draw:style-name="gr1" draw:text-style-name="P1" draw:layer="layout" svg:x1="4.154cm" svg:y1="18.995cm" svg:x2="4.141cm" svg:y2="18.987cm">
          <text:p/>
        </draw:line>
        <draw:line draw:style-name="gr1" draw:text-style-name="P1" draw:layer="layout" svg:x1="4.142cm" svg:y1="18.988cm" svg:x2="4.119cm" svg:y2="18.981cm">
          <text:p/>
        </draw:line>
        <draw:line draw:style-name="gr1" draw:text-style-name="P1" draw:layer="layout" svg:x1="4.119cm" svg:y1="18.981cm" svg:x2="4.09cm" svg:y2="18.981cm">
          <text:p/>
        </draw:line>
        <draw:line draw:style-name="gr1" draw:text-style-name="P1" draw:layer="layout" svg:x1="4.091cm" svg:y1="18.981cm" svg:x2="4.067cm" svg:y2="18.988cm">
          <text:p/>
        </draw:line>
        <draw:line draw:style-name="gr1" draw:text-style-name="P1" draw:layer="layout" svg:x1="4.068cm" svg:y1="18.987cm" svg:x2="4.056cm" svg:y2="18.995cm">
          <text:p/>
        </draw:line>
        <draw:line draw:style-name="gr1" draw:text-style-name="P1" draw:layer="layout" svg:x1="4.057cm" svg:y1="18.993cm" svg:x2="4.05cm" svg:y2="18.999cm">
          <text:p/>
        </draw:line>
        <draw:line draw:style-name="gr1" draw:text-style-name="P1" draw:layer="layout" svg:x1="4.051cm" svg:y1="18.998cm" svg:x2="4.044cm" svg:y2="19.011cm">
          <text:p/>
        </draw:line>
        <draw:line draw:style-name="gr1" draw:text-style-name="P1" draw:layer="layout" svg:x1="4.044cm" svg:y1="19.01cm" svg:x2="4.044cm" svg:y2="19.021cm">
          <text:p/>
        </draw:line>
        <draw:line draw:style-name="gr1" draw:text-style-name="P1" draw:layer="layout" svg:x1="4.044cm" svg:y1="19.021cm" svg:x2="4.051cm" svg:y2="19.034cm">
          <text:p/>
        </draw:line>
        <draw:line draw:style-name="gr1" draw:text-style-name="P1" draw:layer="layout" svg:x1="4.05cm" svg:y1="19.033cm" svg:x2="4.057cm" svg:y2="19.039cm">
          <text:p/>
        </draw:line>
        <draw:line draw:style-name="gr1" draw:text-style-name="P1" draw:layer="layout" svg:x1="4.056cm" svg:y1="19.038cm" svg:x2="4.068cm" svg:y2="19.045cm">
          <text:p/>
        </draw:line>
        <draw:line draw:style-name="gr1" draw:text-style-name="P1" draw:layer="layout" svg:x1="4.067cm" svg:y1="19.044cm" svg:x2="4.091cm" svg:y2="19.051cm">
          <text:p/>
        </draw:line>
        <draw:line draw:style-name="gr1" draw:text-style-name="P1" draw:layer="layout" svg:x1="4.09cm" svg:y1="19.05cm" svg:x2="4.119cm" svg:y2="19.05cm">
          <text:p/>
        </draw:line>
        <draw:line draw:style-name="gr1" draw:text-style-name="P1" draw:layer="layout" svg:x1="4.119cm" svg:y1="19.051cm" svg:x2="4.142cm" svg:y2="19.044cm">
          <text:p/>
        </draw:line>
        <draw:line draw:style-name="gr1" draw:text-style-name="P1" draw:layer="layout" svg:x1="4.141cm" svg:y1="19.045cm" svg:x2="4.154cm" svg:y2="19.038cm">
          <text:p/>
        </draw:line>
        <draw:line draw:style-name="gr1" draw:text-style-name="P1" draw:layer="layout" svg:x1="4.153cm" svg:y1="19.039cm" svg:x2="4.16cm" svg:y2="19.033cm">
          <text:p/>
        </draw:line>
        <draw:line draw:style-name="gr1" draw:text-style-name="P1" draw:layer="layout" svg:x1="4.159cm" svg:y1="19.034cm" svg:x2="4.165cm" svg:y2="19.021cm">
          <text:p/>
        </draw:line>
        <draw:line draw:style-name="gr1" draw:text-style-name="P1" draw:layer="layout" svg:x1="4.124cm" svg:y1="18.878cm" svg:x2="4.044cm" svg:y2="18.878cm">
          <text:p/>
        </draw:line>
        <draw:line draw:style-name="gr1" draw:text-style-name="P1" draw:layer="layout" svg:x1="4.124cm" svg:y1="18.93cm" svg:x2="4.061cm" svg:y2="18.93cm">
          <text:p/>
        </draw:line>
        <draw:line draw:style-name="gr1" draw:text-style-name="P1" draw:layer="layout" svg:x1="4.062cm" svg:y1="18.931cm" svg:x2="4.05cm" svg:y2="18.924cm">
          <text:p/>
        </draw:line>
        <draw:line draw:style-name="gr1" draw:text-style-name="P1" draw:layer="layout" svg:x1="4.051cm" svg:y1="18.925cm" svg:x2="4.044cm" svg:y2="18.913cm">
          <text:p/>
        </draw:line>
        <draw:line draw:style-name="gr1" draw:text-style-name="P1" draw:layer="layout" svg:x1="4.044cm" svg:y1="18.913cm" svg:x2="4.044cm" svg:y2="18.896cm">
          <text:p/>
        </draw:line>
        <draw:line draw:style-name="gr1" draw:text-style-name="P1" draw:layer="layout" svg:x1="4.044cm" svg:y1="18.897cm" svg:x2="4.051cm" svg:y2="18.884cm">
          <text:p/>
        </draw:line>
        <draw:line draw:style-name="gr1" draw:text-style-name="P1" draw:layer="layout" svg:x1="4.05cm" svg:y1="18.885cm" svg:x2="4.057cm" svg:y2="18.878cm">
          <text:p/>
        </draw:line>
        <draw:line draw:style-name="gr1" draw:text-style-name="P1" draw:layer="layout" svg:x1="4.107cm" svg:y1="18.781cm" svg:x2="4.107cm" svg:y2="18.821cm">
          <text:p/>
        </draw:line>
        <draw:line draw:style-name="gr1" draw:text-style-name="P1" draw:layer="layout" svg:x1="4.044cm" svg:y1="18.821cm" svg:x2="4.164cm" svg:y2="18.821cm">
          <text:p/>
        </draw:line>
        <draw:line draw:style-name="gr1" draw:text-style-name="P1" draw:layer="layout" svg:x1="4.164cm" svg:y1="18.821cm" svg:x2="4.164cm" svg:y2="18.764cm">
          <text:p/>
        </draw:line>
        <draw:polygon draw:style-name="gr2" draw:text-style-name="P1" draw:layer="layout" svg:width="0.29cm" svg:height="0.468cm" svg:x="3.969cm" svg:y="18.733cm" svg:viewBox="0 0 291 469" draw:points="0,0 291,0 291,469 0,469">
          <text:p/>
        </draw:polygon>
        <draw:line draw:style-name="gr1" draw:text-style-name="P1" draw:layer="layout" svg:x1="4.889cm" svg:y1="19.977cm" svg:x2="4.889cm" svg:y2="20.092cm">
          <text:p/>
        </draw:line>
        <draw:line draw:style-name="gr1" draw:text-style-name="P1" draw:layer="layout" svg:x1="4.947cm" svg:y1="20.035cm" svg:x2="4.832cm" svg:y2="20.035cm">
          <text:p/>
        </draw:line>
        <draw:polygon draw:style-name="gr2" draw:text-style-name="P1" draw:layer="layout" svg:width="0.352cm" svg:height="0.205cm" svg:x="4.678cm" svg:y="19.932cm" svg:viewBox="0 0 353 206" draw:points="0,0 353,0 353,206 0,206">
          <text:p/>
        </draw:polygon>
        <draw:line draw:style-name="gr3" draw:text-style-name="P1" draw:layer="layout" svg:x1="5.707cm" svg:y1="16.394cm" svg:x2="5.688cm" svg:y2="16.394cm">
          <text:p/>
        </draw:line>
        <draw:line draw:style-name="gr3" draw:text-style-name="P1" draw:layer="layout" svg:x1="5.689cm" svg:y1="16.394cm" svg:x2="5.679cm" svg:y2="16.4cm">
          <text:p/>
        </draw:line>
        <draw:line draw:style-name="gr3" draw:text-style-name="P1" draw:layer="layout" svg:x1="5.68cm" svg:y1="16.399cm" svg:x2="5.669cm" svg:y2="16.409cm">
          <text:p/>
        </draw:line>
        <draw:line draw:style-name="gr3" draw:text-style-name="P1" draw:layer="layout" svg:x1="5.67cm" svg:y1="16.408cm" svg:x2="5.665cm" svg:y2="16.428cm">
          <text:p/>
        </draw:line>
        <draw:line draw:style-name="gr3" draw:text-style-name="P1" draw:layer="layout" svg:x1="5.665cm" svg:y1="16.427cm" svg:x2="5.665cm" svg:y2="16.461cm">
          <text:p/>
        </draw:line>
        <draw:line draw:style-name="gr3" draw:text-style-name="P1" draw:layer="layout" svg:x1="5.665cm" svg:y1="16.461cm" svg:x2="5.67cm" svg:y2="16.481cm">
          <text:p/>
        </draw:line>
        <draw:line draw:style-name="gr3" draw:text-style-name="P1" draw:layer="layout" svg:x1="5.669cm" svg:y1="16.48cm" svg:x2="5.68cm" svg:y2="16.49cm">
          <text:p/>
        </draw:line>
        <draw:line draw:style-name="gr3" draw:text-style-name="P1" draw:layer="layout" svg:x1="5.679cm" svg:y1="16.489cm" svg:x2="5.689cm" svg:y2="16.495cm">
          <text:p/>
        </draw:line>
        <draw:line draw:style-name="gr3" draw:text-style-name="P1" draw:layer="layout" svg:x1="5.688cm" svg:y1="16.494cm" svg:x2="5.707cm" svg:y2="16.494cm">
          <text:p/>
        </draw:line>
        <draw:line draw:style-name="gr3" draw:text-style-name="P1" draw:layer="layout" svg:x1="5.707cm" svg:y1="16.495cm" svg:x2="5.718cm" svg:y2="16.489cm">
          <text:p/>
        </draw:line>
        <draw:line draw:style-name="gr3" draw:text-style-name="P1" draw:layer="layout" svg:x1="5.717cm" svg:y1="16.49cm" svg:x2="5.728cm" svg:y2="16.48cm">
          <text:p/>
        </draw:line>
        <draw:line draw:style-name="gr3" draw:text-style-name="P1" draw:layer="layout" svg:x1="5.727cm" svg:y1="16.481cm" svg:x2="5.732cm" svg:y2="16.461cm">
          <text:p/>
        </draw:line>
        <draw:line draw:style-name="gr3" draw:text-style-name="P1" draw:layer="layout" svg:x1="5.731cm" svg:y1="16.461cm" svg:x2="5.731cm" svg:y2="16.427cm">
          <text:p/>
        </draw:line>
        <draw:line draw:style-name="gr3" draw:text-style-name="P1" draw:layer="layout" svg:x1="5.732cm" svg:y1="16.428cm" svg:x2="5.727cm" svg:y2="16.408cm">
          <text:p/>
        </draw:line>
        <draw:line draw:style-name="gr3" draw:text-style-name="P1" draw:layer="layout" svg:x1="5.728cm" svg:y1="16.409cm" svg:x2="5.717cm" svg:y2="16.399cm">
          <text:p/>
        </draw:line>
        <draw:line draw:style-name="gr3" draw:text-style-name="P1" draw:layer="layout" svg:x1="5.718cm" svg:y1="16.4cm" svg:x2="5.707cm" svg:y2="16.394cm">
          <text:p/>
        </draw:line>
        <draw:line draw:style-name="gr3" draw:text-style-name="P1" draw:layer="layout" svg:x1="5.622cm" svg:y1="16.394cm" svg:x2="5.622cm" svg:y2="16.475cm">
          <text:p/>
        </draw:line>
        <draw:line draw:style-name="gr3" draw:text-style-name="P1" draw:layer="layout" svg:x1="5.623cm" svg:y1="16.475cm" svg:x2="5.617cm" svg:y2="16.485cm">
          <text:p/>
        </draw:line>
        <draw:line draw:style-name="gr3" draw:text-style-name="P1" draw:layer="layout" svg:x1="5.619cm" svg:y1="16.484cm" svg:x2="5.612cm" svg:y2="16.491cm">
          <text:p/>
        </draw:line>
        <draw:line draw:style-name="gr3" draw:text-style-name="P1" draw:layer="layout" svg:x1="5.613cm" svg:y1="16.489cm" svg:x2="5.603cm" svg:y2="16.495cm">
          <text:p/>
        </draw:line>
        <draw:line draw:style-name="gr3" draw:text-style-name="P1" draw:layer="layout" svg:x1="5.603cm" svg:y1="16.494cm" svg:x2="5.584cm" svg:y2="16.494cm">
          <text:p/>
        </draw:line>
        <draw:line draw:style-name="gr3" draw:text-style-name="P1" draw:layer="layout" svg:x1="5.585cm" svg:y1="16.495cm" svg:x2="5.574cm" svg:y2="16.489cm">
          <text:p/>
        </draw:line>
        <draw:line draw:style-name="gr3" draw:text-style-name="P1" draw:layer="layout" svg:x1="5.575cm" svg:y1="16.491cm" svg:x2="5.569cm" svg:y2="16.484cm">
          <text:p/>
        </draw:line>
        <draw:line draw:style-name="gr3" draw:text-style-name="P1" draw:layer="layout" svg:x1="5.57cm" svg:y1="16.485cm" svg:x2="5.565cm" svg:y2="16.475cm">
          <text:p/>
        </draw:line>
        <draw:line draw:style-name="gr3" draw:text-style-name="P1" draw:layer="layout" svg:x1="5.565cm" svg:y1="16.475cm" svg:x2="5.565cm" svg:y2="16.394cm">
          <text:p/>
        </draw:line>
        <draw:line draw:style-name="gr3" draw:text-style-name="P1" draw:layer="layout" svg:x1="5.531cm" svg:y1="16.394cm" svg:x2="5.474cm" svg:y2="16.394cm">
          <text:p/>
        </draw:line>
        <draw:line draw:style-name="gr3" draw:text-style-name="P1" draw:layer="layout" svg:x1="5.503cm" svg:y1="16.494cm" svg:x2="5.503cm" svg:y2="16.394cm">
          <text:p/>
        </draw:line>
        <draw:line draw:style-name="gr3" draw:text-style-name="P1" draw:layer="layout" svg:x1="5.831cm" svg:y1="16.555cm" svg:x2="5.879cm" svg:y2="16.555cm">
          <text:p/>
        </draw:line>
        <draw:line draw:style-name="gr3" draw:text-style-name="P1" draw:layer="layout" svg:x1="5.879cm" svg:y1="16.555cm" svg:x2="5.885cm" svg:y2="16.604cm">
          <text:p/>
        </draw:line>
        <draw:line draw:style-name="gr3" draw:text-style-name="P1" draw:layer="layout" svg:x1="5.885cm" svg:y1="16.604cm" svg:x2="5.879cm" svg:y2="16.598cm">
          <text:p/>
        </draw:line>
        <draw:line draw:style-name="gr3" draw:text-style-name="P1" draw:layer="layout" svg:x1="5.88cm" svg:y1="16.599cm" svg:x2="5.869cm" svg:y2="16.593cm">
          <text:p/>
        </draw:line>
        <draw:line draw:style-name="gr3" draw:text-style-name="P1" draw:layer="layout" svg:x1="5.869cm" svg:y1="16.593cm" svg:x2="5.846cm" svg:y2="16.593cm">
          <text:p/>
        </draw:line>
        <draw:line draw:style-name="gr3" draw:text-style-name="P1" draw:layer="layout" svg:x1="5.847cm" svg:y1="16.593cm" svg:x2="5.836cm" svg:y2="16.599cm">
          <text:p/>
        </draw:line>
        <draw:line draw:style-name="gr3" draw:text-style-name="P1" draw:layer="layout" svg:x1="5.837cm" svg:y1="16.598cm" svg:x2="5.831cm" svg:y2="16.604cm">
          <text:p/>
        </draw:line>
        <draw:line draw:style-name="gr3" draw:text-style-name="P1" draw:layer="layout" svg:x1="5.832cm" svg:y1="16.603cm" svg:x2="5.827cm" svg:y2="16.613cm">
          <text:p/>
        </draw:line>
        <draw:line draw:style-name="gr3" draw:text-style-name="P1" draw:layer="layout" svg:x1="5.827cm" svg:y1="16.612cm" svg:x2="5.827cm" svg:y2="16.636cm">
          <text:p/>
        </draw:line>
        <draw:line draw:style-name="gr3" draw:text-style-name="P1" draw:layer="layout" svg:x1="5.827cm" svg:y1="16.636cm" svg:x2="5.832cm" svg:y2="16.646cm">
          <text:p/>
        </draw:line>
        <draw:line draw:style-name="gr3" draw:text-style-name="P1" draw:layer="layout" svg:x1="5.831cm" svg:y1="16.645cm" svg:x2="5.837cm" svg:y2="16.651cm">
          <text:p/>
        </draw:line>
        <draw:line draw:style-name="gr3" draw:text-style-name="P1" draw:layer="layout" svg:x1="5.836cm" svg:y1="16.65cm" svg:x2="5.847cm" svg:y2="16.656cm">
          <text:p/>
        </draw:line>
        <draw:line draw:style-name="gr3" draw:text-style-name="P1" draw:layer="layout" svg:x1="5.846cm" svg:y1="16.655cm" svg:x2="5.869cm" svg:y2="16.655cm">
          <text:p/>
        </draw:line>
        <draw:line draw:style-name="gr3" draw:text-style-name="P1" draw:layer="layout" svg:x1="5.869cm" svg:y1="16.656cm" svg:x2="5.88cm" svg:y2="16.65cm">
          <text:p/>
        </draw:line>
        <draw:line draw:style-name="gr3" draw:text-style-name="P1" draw:layer="layout" svg:x1="5.879cm" svg:y1="16.651cm" svg:x2="5.885cm" svg:y2="16.645cm">
          <text:p/>
        </draw:line>
        <draw:line draw:style-name="gr3" draw:text-style-name="P1" draw:layer="layout" svg:x1="5.799cm" svg:y1="16.555cm" svg:x2="5.765cm" svg:y2="16.656cm">
          <text:p/>
        </draw:line>
        <draw:line draw:style-name="gr3" draw:text-style-name="P1" draw:layer="layout" svg:x1="5.766cm" svg:y1="16.656cm" svg:x2="5.731cm" svg:y2="16.555cm">
          <text:p/>
        </draw:line>
        <draw:line draw:style-name="gr3" draw:text-style-name="P1" draw:layer="layout" svg:x1="5.627cm" svg:y1="16.55cm" svg:x2="5.713cm" svg:y2="16.68cm">
          <text:p/>
        </draw:line>
        <draw:line draw:style-name="gr3" draw:text-style-name="P1" draw:layer="layout" svg:x1="5.541cm" svg:y1="16.561cm" svg:x2="5.551cm" svg:y2="16.555cm">
          <text:p/>
        </draw:line>
        <draw:line draw:style-name="gr3" draw:text-style-name="P1" draw:layer="layout" svg:x1="5.55cm" svg:y1="16.555cm" svg:x2="5.565cm" svg:y2="16.555cm">
          <text:p/>
        </draw:line>
        <draw:line draw:style-name="gr3" draw:text-style-name="P1" draw:layer="layout" svg:x1="5.565cm" svg:y1="16.555cm" svg:x2="5.58cm" svg:y2="16.561cm">
          <text:p/>
        </draw:line>
        <draw:line draw:style-name="gr3" draw:text-style-name="P1" draw:layer="layout" svg:x1="5.579cm" svg:y1="16.56cm" svg:x2="5.589cm" svg:y2="16.57cm">
          <text:p/>
        </draw:line>
        <draw:line draw:style-name="gr3" draw:text-style-name="P1" draw:layer="layout" svg:x1="5.588cm" svg:y1="16.569cm" svg:x2="5.595cm" svg:y2="16.58cm">
          <text:p/>
        </draw:line>
        <draw:line draw:style-name="gr3" draw:text-style-name="P1" draw:layer="layout" svg:x1="5.593cm" svg:y1="16.579cm" svg:x2="5.599cm" svg:y2="16.599cm">
          <text:p/>
        </draw:line>
        <draw:line draw:style-name="gr3" draw:text-style-name="P1" draw:layer="layout" svg:x1="5.598cm" svg:y1="16.598cm" svg:x2="5.598cm" svg:y2="16.612cm">
          <text:p/>
        </draw:line>
        <draw:line draw:style-name="gr3" draw:text-style-name="P1" draw:layer="layout" svg:x1="5.599cm" svg:y1="16.612cm" svg:x2="5.593cm" svg:y2="16.632cm">
          <text:p/>
        </draw:line>
        <draw:line draw:style-name="gr3" draw:text-style-name="P1" draw:layer="layout" svg:x1="5.595cm" svg:y1="16.631cm" svg:x2="5.588cm" svg:y2="16.642cm">
          <text:p/>
        </draw:line>
        <draw:line draw:style-name="gr3" draw:text-style-name="P1" draw:layer="layout" svg:x1="5.589cm" svg:y1="16.641cm" svg:x2="5.579cm" svg:y2="16.651cm">
          <text:p/>
        </draw:line>
        <draw:line draw:style-name="gr3" draw:text-style-name="P1" draw:layer="layout" svg:x1="5.58cm" svg:y1="16.65cm" svg:x2="5.565cm" svg:y2="16.656cm">
          <text:p/>
        </draw:line>
        <draw:line draw:style-name="gr3" draw:text-style-name="P1" draw:layer="layout" svg:x1="5.565cm" svg:y1="16.655cm" svg:x2="5.555cm" svg:y2="16.655cm">
          <text:p/>
        </draw:line>
        <draw:line draw:style-name="gr3" draw:text-style-name="P1" draw:layer="layout" svg:x1="5.556cm" svg:y1="16.656cm" svg:x2="5.541cm" svg:y2="16.65cm">
          <text:p/>
        </draw:line>
        <draw:line draw:style-name="gr3" draw:text-style-name="P1" draw:layer="layout" svg:x1="5.543cm" svg:y1="16.651cm" svg:x2="5.536cm" svg:y2="16.645cm">
          <text:p/>
        </draw:line>
        <draw:line draw:style-name="gr3" draw:text-style-name="P1" draw:layer="layout" svg:x1="5.536cm" svg:y1="16.645cm" svg:x2="5.536cm" svg:y2="16.612cm">
          <text:p/>
        </draw:line>
        <draw:line draw:style-name="gr3" draw:text-style-name="P1" draw:layer="layout" svg:x1="5.536cm" svg:y1="16.612cm" svg:x2="5.555cm" svg:y2="16.612cm">
          <text:p/>
        </draw:line>
        <draw:line draw:style-name="gr3" draw:text-style-name="P1" draw:layer="layout" svg:x1="5.493cm" svg:y1="16.655cm" svg:x2="5.493cm" svg:y2="16.555cm">
          <text:p/>
        </draw:line>
        <draw:line draw:style-name="gr3" draw:text-style-name="P1" draw:layer="layout" svg:x1="5.494cm" svg:y1="16.555cm" svg:x2="5.436cm" svg:y2="16.656cm">
          <text:p/>
        </draw:line>
        <draw:line draw:style-name="gr3" draw:text-style-name="P1" draw:layer="layout" svg:x1="5.436cm" svg:y1="16.655cm" svg:x2="5.436cm" svg:y2="16.555cm">
          <text:p/>
        </draw:line>
        <draw:line draw:style-name="gr3" draw:text-style-name="P1" draw:layer="layout" svg:x1="5.388cm" svg:y1="16.655cm" svg:x2="5.388cm" svg:y2="16.555cm">
          <text:p/>
        </draw:line>
        <draw:line draw:style-name="gr3" draw:text-style-name="P1" draw:layer="layout" svg:x1="5.388cm" svg:y1="16.555cm" svg:x2="5.365cm" svg:y2="16.555cm">
          <text:p/>
        </draw:line>
        <draw:line draw:style-name="gr3" draw:text-style-name="P1" draw:layer="layout" svg:x1="5.366cm" svg:y1="16.555cm" svg:x2="5.35cm" svg:y2="16.561cm">
          <text:p/>
        </draw:line>
        <draw:line draw:style-name="gr3" draw:text-style-name="P1" draw:layer="layout" svg:x1="5.351cm" svg:y1="16.56cm" svg:x2="5.341cm" svg:y2="16.57cm">
          <text:p/>
        </draw:line>
        <draw:line draw:style-name="gr3" draw:text-style-name="P1" draw:layer="layout" svg:x1="5.343cm" svg:y1="16.569cm" svg:x2="5.336cm" svg:y2="16.58cm">
          <text:p/>
        </draw:line>
        <draw:line draw:style-name="gr3" draw:text-style-name="P1" draw:layer="layout" svg:x1="5.337cm" svg:y1="16.579cm" svg:x2="5.331cm" svg:y2="16.599cm">
          <text:p/>
        </draw:line>
        <draw:line draw:style-name="gr3" draw:text-style-name="P1" draw:layer="layout" svg:x1="5.331cm" svg:y1="16.598cm" svg:x2="5.331cm" svg:y2="16.612cm">
          <text:p/>
        </draw:line>
        <draw:line draw:style-name="gr3" draw:text-style-name="P1" draw:layer="layout" svg:x1="5.331cm" svg:y1="16.612cm" svg:x2="5.337cm" svg:y2="16.632cm">
          <text:p/>
        </draw:line>
        <draw:line draw:style-name="gr3" draw:text-style-name="P1" draw:layer="layout" svg:x1="5.336cm" svg:y1="16.631cm" svg:x2="5.343cm" svg:y2="16.642cm">
          <text:p/>
        </draw:line>
        <draw:line draw:style-name="gr3" draw:text-style-name="P1" draw:layer="layout" svg:x1="5.341cm" svg:y1="16.641cm" svg:x2="5.351cm" svg:y2="16.651cm">
          <text:p/>
        </draw:line>
        <draw:line draw:style-name="gr3" draw:text-style-name="P1" draw:layer="layout" svg:x1="5.35cm" svg:y1="16.65cm" svg:x2="5.366cm" svg:y2="16.656cm">
          <text:p/>
        </draw:line>
        <draw:line draw:style-name="gr3" draw:text-style-name="P1" draw:layer="layout" svg:x1="5.365cm" svg:y1="16.655cm" svg:x2="5.388cm" svg:y2="16.655cm">
          <text:p/>
        </draw:line>
        <draw:polygon draw:style-name="gr2" draw:text-style-name="P1" draw:layer="layout" svg:width="0.735cm" svg:height="0.413cm" svg:x="5.24cm" svg:y="16.316cm" svg:viewBox="0 0 736 414" draw:points="0,0 736,0 736,414 0,414">
          <text:p/>
        </draw:polygon>
        <draw:line draw:style-name="gr4" draw:text-style-name="P1" draw:layer="layout" svg:x1="5.712cm" svg:y1="16.958cm" svg:x2="5.661cm" svg:y2="16.958cm">
          <text:p/>
        </draw:line>
        <draw:line draw:style-name="gr4" draw:text-style-name="P1" draw:layer="layout" svg:x1="5.712cm" svg:y1="17.212cm" svg:x2="5.661cm" svg:y2="17.212cm">
          <text:p/>
        </draw:line>
        <draw:line draw:style-name="gr5" draw:text-style-name="P1" draw:layer="layout" svg:x1="3.799cm" svg:y1="19.049cm" svg:x2="3.799cm" svg:y2="18.939cm">
          <text:p/>
        </draw:line>
        <draw:path draw:style-name="gr6" draw:text-style-name="P2" draw:layer="layout" svg:width="0.2cm" svg:height="0.2cm" svg:x="3.498cm" svg:y="18.894cm" svg:viewBox="0 0 201 201" svg:d="M0 101c0-56 45-101 101-101s100 45 100 101-44 100-100 100-101-44-101-100z">
          <text:p/>
        </draw:path>
        <draw:line draw:style-name="gr7" draw:text-style-name="P1" draw:layer="layout" svg:x1="3.653cm" svg:y1="17.396cm" svg:x2="3.563cm" svg:y2="17.396cm">
          <text:p/>
        </draw:line>
        <draw:line draw:style-name="gr7" draw:text-style-name="P1" draw:layer="layout" svg:x1="3.653cm" svg:y1="17.596cm" svg:x2="3.563cm" svg:y2="17.596cm">
          <text:p/>
        </draw:line>
        <draw:line draw:style-name="gr8" draw:text-style-name="P1" draw:layer="layout" svg:x1="2.821cm" svg:y1="17.367cm" svg:x2="2.821cm" svg:y2="17.422cm">
          <text:p/>
        </draw:line>
        <draw:path draw:style-name="gr6" draw:text-style-name="P2" draw:layer="layout" svg:width="0.24cm" svg:height="0.24cm" svg:x="2.955cm" svg:y="17.275cm" svg:viewBox="0 0 241 241" svg:d="M0 119c0-66 54-119 121-119 66 0 120 53 120 119 0 68-54 122-120 122-67 0-121-54-121-122z">
          <text:p/>
        </draw:path>
        <draw:path draw:style-name="gr6" draw:text-style-name="P2" draw:layer="layout" svg:width="0.3cm" svg:height="0.3cm" svg:x="2.674cm" svg:y="17.729cm" svg:viewBox="0 0 301 301" svg:d="M0 152c0-83 68-152 151-152s150 69 150 152c0 82-67 149-150 149s-151-67-151-149z">
          <text:p/>
        </draw:path>
        <draw:path draw:style-name="gr6" draw:text-style-name="P2" draw:layer="layout" svg:width="0.3cm" svg:height="0.3cm" svg:x="2.674cm" svg:y="18.491cm" svg:viewBox="0 0 301 301" svg:d="M0 152c0-84 68-152 151-152s150 68 150 152c0 82-67 149-150 149s-151-67-151-149z">
          <text:p/>
        </draw:path>
        <draw:line draw:style-name="gr4" draw:text-style-name="P1" draw:layer="layout" svg:x1="4.405cm" svg:y1="16.807cm" svg:x2="4.405cm" svg:y2="16.826cm">
          <text:p/>
        </draw:line>
        <draw:line draw:style-name="gr4" draw:text-style-name="P1" draw:layer="layout" svg:x1="4.659cm" svg:y1="16.807cm" svg:x2="4.659cm" svg:y2="16.826cm">
          <text:p/>
        </draw:line>
        <draw:line draw:style-name="gr4" draw:text-style-name="P1" draw:layer="layout" svg:x1="4.913cm" svg:y1="16.807cm" svg:x2="4.913cm" svg:y2="16.826cm">
          <text:p/>
        </draw:line>
        <draw:line draw:style-name="gr9" draw:text-style-name="P1" draw:layer="layout" svg:x1="4.677cm" svg:y1="19.043cm" svg:x2="4.677cm" svg:y2="19.204cm">
          <text:p/>
        </draw:line>
        <draw:line draw:style-name="gr9" draw:text-style-name="P1" draw:layer="layout" svg:x1="5.498cm" svg:y1="19.043cm" svg:x2="5.498cm" svg:y2="19.204cm">
          <text:p/>
        </draw:line>
        <draw:line draw:style-name="gr10" draw:text-style-name="P1" draw:layer="layout" svg:x1="4.888cm" svg:y1="19.073cm" svg:x2="4.888cm" svg:y2="19.174cm">
          <text:p/>
        </draw:line>
        <draw:line draw:style-name="gr11" draw:text-style-name="P1" draw:layer="layout" svg:x1="5.087cm" svg:y1="19.083cm" svg:x2="5.087cm" svg:y2="19.164cm">
          <text:p/>
        </draw:line>
        <draw:line draw:style-name="gr10" draw:text-style-name="P1" draw:layer="layout" svg:x1="5.287cm" svg:y1="19.073cm" svg:x2="5.287cm" svg:y2="19.174cm">
          <text:p/>
        </draw:line>
        <draw:path draw:style-name="gr6" draw:text-style-name="P2" draw:layer="layout" svg:width="0.3cm" svg:height="0.3cm" svg:x="4.736cm" svg:y="19.531cm" svg:viewBox="0 0 301 301" svg:d="M0 152c0-83 68-152 151-152s150 69 150 152c0 82-67 149-150 149s-151-67-151-149z">
          <text:p/>
        </draw:path>
        <draw:path draw:style-name="gr6" draw:text-style-name="P2" draw:layer="layout" svg:width="0.3cm" svg:height="0.3cm" svg:x="3.449cm" svg:y="19.531cm" svg:viewBox="0 0 301 301" svg:d="M0 152c0-83 67-152 149-152 83 0 152 69 152 152 0 82-69 149-152 149-82 0-149-67-149-149z">
          <text:p/>
        </draw:path>
        <draw:line draw:style-name="gr12" draw:text-style-name="P1" draw:layer="layout" svg:x1="4.659cm" svg:y1="16.817cm" svg:x2="4.659cm" svg:y2="16.995cm">
          <text:p/>
        </draw:line>
        <draw:line draw:style-name="gr12" draw:text-style-name="P1" draw:layer="layout" svg:x1="4.657cm" svg:y1="17cm" svg:x2="4.66cm" svg:y2="16.995cm">
          <text:p/>
        </draw:line>
        <draw:line draw:style-name="gr12" draw:text-style-name="P1" draw:layer="layout" svg:x1="5.687cm" svg:y1="17.78cm" svg:x2="5.687cm" svg:y2="17.212cm">
          <text:p/>
        </draw:line>
        <draw:line draw:style-name="gr12" draw:text-style-name="P1" draw:layer="layout" svg:x1="4.659cm" svg:y1="16.995cm" svg:x2="4.659cm" svg:y2="17.038cm">
          <text:p/>
        </draw:line>
        <draw:line draw:style-name="gr13" draw:text-style-name="P1" draw:layer="layout" svg:x1="3.61cm" svg:y1="18.985cm" svg:x2="3.598cm" svg:y2="18.995cm">
          <text:p/>
        </draw:line>
        <draw:line draw:style-name="gr12" draw:text-style-name="P1" draw:layer="layout" svg:x1="3.599cm" svg:y1="19.702cm" svg:x2="3.599cm" svg:y2="18.995cm">
          <text:p/>
        </draw:line>
        <draw:line draw:style-name="gr12" draw:text-style-name="P1" draw:layer="layout" svg:x1="4.764cm" svg:y1="17.921cm" svg:x2="5.546cm" svg:y2="17.921cm">
          <text:p/>
        </draw:line>
        <draw:line draw:style-name="gr13" draw:text-style-name="P1" draw:layer="layout" svg:x1="2.825cm" svg:y1="18.642cm" svg:x2="2.825cm" svg:y2="18.923cm">
          <text:p/>
        </draw:line>
        <draw:line draw:style-name="gr12" draw:text-style-name="P1" draw:layer="layout" svg:x1="4.326cm" svg:y1="16.508cm" svg:x2="4.143cm" svg:y2="16.692cm">
          <text:p/>
        </draw:line>
        <draw:line draw:style-name="gr12" draw:text-style-name="P1" draw:layer="layout" svg:x1="4.143cm" svg:y1="17.487cm" svg:x2="4.143cm" svg:y2="16.691cm">
          <text:p/>
        </draw:line>
        <draw:line draw:style-name="gr13" draw:text-style-name="P1" draw:layer="layout" svg:x1="2.896cm" svg:y1="18.994cm" svg:x2="3.598cm" svg:y2="18.994cm">
          <text:p/>
        </draw:line>
        <draw:line draw:style-name="gr12" draw:text-style-name="P1" draw:layer="layout" svg:x1="4.034cm" svg:y1="17.597cm" svg:x2="4.144cm" svg:y2="17.487cm">
          <text:p/>
        </draw:line>
        <draw:line draw:style-name="gr12" draw:text-style-name="P1" draw:layer="layout" svg:x1="3.609cm" svg:y1="17.596cm" svg:x2="3.609cm" svg:y2="18.985cm">
          <text:p/>
        </draw:line>
        <draw:line draw:style-name="gr12" draw:text-style-name="P1" draw:layer="layout" svg:x1="4.523cm" svg:y1="16.508cm" svg:x2="4.325cm" svg:y2="16.508cm">
          <text:p/>
        </draw:line>
        <draw:line draw:style-name="gr12" draw:text-style-name="P1" draw:layer="layout" svg:x1="4.012cm" svg:y1="17.596cm" svg:x2="3.609cm" svg:y2="17.596cm">
          <text:p/>
        </draw:line>
        <draw:line draw:style-name="gr12" draw:text-style-name="P1" draw:layer="layout" svg:x1="4.659cm" svg:y1="16.817cm" svg:x2="4.659cm" svg:y2="16.644cm">
          <text:p/>
        </draw:line>
        <draw:line draw:style-name="gr12" draw:text-style-name="P1" draw:layer="layout" svg:x1="4.013cm" svg:y1="17.596cm" svg:x2="4.012cm" svg:y2="17.596cm">
          <text:p/>
        </draw:line>
        <draw:line draw:style-name="gr13" draw:text-style-name="P1" draw:layer="layout" svg:x1="3.598cm" svg:y1="17.607cm" svg:x2="3.61cm" svg:y2="17.596cm">
          <text:p/>
        </draw:line>
        <draw:line draw:style-name="gr13" draw:text-style-name="P1" draw:layer="layout" svg:x1="2.825cm" svg:y1="18.923cm" svg:x2="2.897cm" svg:y2="18.995cm">
          <text:p/>
        </draw:line>
        <draw:line draw:style-name="gr12" draw:text-style-name="P1" draw:layer="layout" svg:x1="4.657cm" svg:y1="17.813cm" svg:x2="4.657cm" svg:y2="16.998cm">
          <text:p/>
        </draw:line>
        <draw:line draw:style-name="gr12" draw:text-style-name="P1" draw:layer="layout" svg:x1="5.546cm" svg:y1="17.922cm" svg:x2="5.688cm" svg:y2="17.78cm">
          <text:p/>
        </draw:line>
        <draw:line draw:style-name="gr12" draw:text-style-name="P1" draw:layer="layout" svg:x1="4.034cm" svg:y1="17.596cm" svg:x2="4.013cm" svg:y2="17.596cm">
          <text:p/>
        </draw:line>
        <draw:line draw:style-name="gr12" draw:text-style-name="P1" draw:layer="layout" svg:x1="3.599cm" svg:y1="18.995cm" svg:x2="3.598cm" svg:y2="18.994cm">
          <text:p/>
        </draw:line>
        <draw:line draw:style-name="gr12" draw:text-style-name="P1" draw:layer="layout" svg:x1="4.657cm" svg:y1="17.813cm" svg:x2="4.765cm" svg:y2="17.922cm">
          <text:p/>
        </draw:line>
        <draw:line draw:style-name="gr12" draw:text-style-name="P1" draw:layer="layout" svg:x1="4.66cm" svg:y1="16.645cm" svg:x2="4.523cm" svg:y2="16.508cm">
          <text:p/>
        </draw:line>
        <draw:line draw:style-name="gr13" draw:text-style-name="P1" draw:layer="layout" svg:x1="4.887cm" svg:y1="19.12cm" svg:x2="4.893cm" svg:y2="19.114cm">
          <text:p/>
        </draw:line>
        <draw:line draw:style-name="gr12" draw:text-style-name="P1" draw:layer="layout" svg:x1="4.887cm" svg:y1="19.702cm" svg:x2="4.887cm" svg:y2="19.119cm">
          <text:p/>
        </draw:line>
        <draw:line draw:style-name="gr12" draw:text-style-name="P1" draw:layer="layout" svg:x1="4.984cm" svg:y1="18.079cm" svg:x2="5.022cm" svg:y2="18.116cm">
          <text:p/>
        </draw:line>
        <draw:line draw:style-name="gr12" draw:text-style-name="P1" draw:layer="layout" svg:x1="5.093cm" svg:y1="18.186cm" svg:x2="5.093cm" svg:y2="19.119cm">
          <text:p/>
        </draw:line>
        <draw:line draw:style-name="gr12" draw:text-style-name="P1" draw:layer="layout" svg:x1="4.293cm" svg:y1="18.08cm" svg:x2="4.403cm" svg:y2="17.97cm">
          <text:p/>
        </draw:line>
        <draw:line draw:style-name="gr12" draw:text-style-name="P1" draw:layer="layout" svg:x1="4.403cm" svg:y1="18.067cm" svg:x2="4.403cm" svg:y2="16.818cm">
          <text:p/>
        </draw:line>
        <draw:line draw:style-name="gr12" draw:text-style-name="P1" draw:layer="layout" svg:x1="3.906cm" svg:y1="18.079cm" svg:x2="4.344cm" svg:y2="18.079cm">
          <text:p/>
        </draw:line>
        <draw:line draw:style-name="gr12" draw:text-style-name="P1" draw:layer="layout" svg:x1="4.403cm" svg:y1="16.819cm" svg:x2="4.406cm" svg:y2="16.817cm">
          <text:p/>
        </draw:line>
        <draw:line draw:style-name="gr12" draw:text-style-name="P1" draw:layer="layout" svg:x1="3.799cm" svg:y1="18.187cm" svg:x2="3.907cm" svg:y2="18.079cm">
          <text:p/>
        </draw:line>
        <draw:line draw:style-name="gr12" draw:text-style-name="P1" draw:layer="layout" svg:x1="5.094cm" svg:y1="19.119cm" svg:x2="5.087cm" svg:y2="19.124cm">
          <text:p/>
        </draw:line>
        <draw:line draw:style-name="gr12" draw:text-style-name="P1" draw:layer="layout" svg:x1="4.512cm" svg:y1="18.08cm" svg:x2="4.404cm" svg:y2="17.97cm">
          <text:p/>
        </draw:line>
        <draw:line draw:style-name="gr12" draw:text-style-name="P1" draw:layer="layout" svg:x1="4.391cm" svg:y1="18.079cm" svg:x2="4.984cm" svg:y2="18.079cm">
          <text:p/>
        </draw:line>
        <draw:line draw:style-name="gr12" draw:text-style-name="P1" draw:layer="layout" svg:x1="4.344cm" svg:y1="18.079cm" svg:x2="4.391cm" svg:y2="18.079cm">
          <text:p/>
        </draw:line>
        <draw:line draw:style-name="gr12" draw:text-style-name="P1" draw:layer="layout" svg:x1="4.391cm" svg:y1="18.08cm" svg:x2="4.404cm" svg:y2="18.067cm">
          <text:p/>
        </draw:line>
        <draw:line draw:style-name="gr12" draw:text-style-name="P1" draw:layer="layout" svg:x1="5.021cm" svg:y1="18.115cm" svg:x2="5.094cm" svg:y2="18.187cm">
          <text:p/>
        </draw:line>
        <draw:line draw:style-name="gr12" draw:text-style-name="P1" draw:layer="layout" svg:x1="3.799cm" svg:y1="18.994cm" svg:x2="3.799cm" svg:y2="18.186cm">
          <text:p/>
        </draw:line>
        <draw:line draw:style-name="gr12" draw:text-style-name="P1" draw:layer="layout" svg:x1="4.913cm" svg:y1="16.817cm" svg:x2="4.913cm" svg:y2="16.636cm">
          <text:p/>
        </draw:line>
        <draw:line draw:style-name="gr12" draw:text-style-name="P1" draw:layer="layout" svg:x1="3.985cm" svg:y1="17.287cm" svg:x2="3.876cm" svg:y2="17.397cm">
          <text:p/>
        </draw:line>
        <draw:line draw:style-name="gr12" draw:text-style-name="P1" draw:layer="layout" svg:x1="4.622cm" svg:y1="16.347cm" svg:x2="4.269cm" svg:y2="16.347cm">
          <text:p/>
        </draw:line>
        <draw:line draw:style-name="gr13" draw:text-style-name="P1" draw:layer="layout" svg:x1="3.075cm" svg:y1="17.395cm" svg:x2="3.607cm" svg:y2="17.395cm">
          <text:p/>
        </draw:line>
        <draw:line draw:style-name="gr13" draw:text-style-name="P1" draw:layer="layout" svg:x1="3.607cm" svg:y1="17.395cm" svg:x2="3.611cm" svg:y2="17.397cm">
          <text:p/>
        </draw:line>
        <draw:line draw:style-name="gr12" draw:text-style-name="P1" draw:layer="layout" svg:x1="4.913cm" svg:y1="16.817cm" svg:x2="5.204cm" svg:y2="16.817cm">
          <text:p/>
        </draw:line>
        <draw:line draw:style-name="gr12" draw:text-style-name="P1" draw:layer="layout" svg:x1="4.914cm" svg:y1="16.637cm" svg:x2="4.622cm" svg:y2="16.347cm">
          <text:p/>
        </draw:line>
        <draw:line draw:style-name="gr12" draw:text-style-name="P1" draw:layer="layout" svg:x1="3.876cm" svg:y1="17.396cm" svg:x2="3.609cm" svg:y2="17.396cm">
          <text:p/>
        </draw:line>
        <draw:line draw:style-name="gr12" draw:text-style-name="P1" draw:layer="layout" svg:x1="3.984cm" svg:y1="17.287cm" svg:x2="3.984cm" svg:y2="16.631cm">
          <text:p/>
        </draw:line>
        <draw:polyline draw:style-name="gr12" draw:text-style-name="P1" draw:layer="layout" svg:width="0cm" svg:height="0cm" svg:x="3.984cm" svg:y="16.631cm" svg:viewBox="0 0 0 0" draw:points="0,0">
          <text:p/>
        </draw:polyline>
        <draw:line draw:style-name="gr12" draw:text-style-name="P1" draw:layer="layout" svg:x1="5.204cm" svg:y1="16.817cm" svg:x2="5.345cm" svg:y2="16.959cm">
          <text:p/>
        </draw:line>
        <draw:line draw:style-name="gr12" draw:text-style-name="P1" draw:layer="layout" svg:x1="3.984cm" svg:y1="16.632cm" svg:x2="4.27cm" svg:y2="16.347cm">
          <text:p/>
        </draw:line>
        <draw:line draw:style-name="gr12" draw:text-style-name="P1" draw:layer="layout" svg:x1="5.344cm" svg:y1="16.958cm" svg:x2="5.687cm" svg:y2="16.958cm">
          <text:p/>
        </draw:line>
        <draw:line draw:style-name="gr13" draw:text-style-name="P1" draw:layer="layout" svg:x1="3.614cm" svg:y1="17.401cm" svg:x2="3.609cm" svg:y2="17.396cm">
          <text:p/>
        </draw:line>
        <draw:line draw:style-name="gr13" draw:text-style-name="P1" draw:layer="layout" svg:x1="2.825cm" svg:y1="17.88cm" svg:x2="2.825cm" svg:y2="17.398cm">
          <text:p/>
        </draw:line>
        <draw:line draw:style-name="gr13" draw:text-style-name="P1" draw:layer="layout" svg:x1="2.826cm" svg:y1="17.399cm" svg:x2="2.821cm" svg:y2="17.395cm">
          <text:p/>
        </draw:line>
        <draw:polygon draw:style-name="gr14" draw:text-style-name="P2" draw:layer="layout" svg:width="0.229cm" svg:height="0.107cm" svg:x="4.329cm" svg:y="16.599cm" svg:viewBox="0 0 230 108" draw:points="157,2 162,5 224,66 225,68 227,70 228,72 229,74 229,76 230,78 230,81 230,83 229,85 229,87 228,89 227,91 224,95 218,102 210,107 201,108 192,105 188,102 177,89 170,85 157,75 151,72 135,64 112,56 91,53 88,52 63,52 60,53 39,56 26,61 17,61 9,58 3,52 0,43 1,35 6,28 28,5 35,1 42,0 148,0">
          <text:p/>
        </draw:polygon>
        <draw:polygon draw:style-name="gr14" draw:text-style-name="P2" draw:layer="layout" svg:width="0.467cm" svg:height="0.443cm" svg:x="4.714cm" svg:y="16.283cm" svg:viewBox="0 0 468 444" draw:points="457,2 464,7 468,15 468,24 467,25 467,425 465,433 460,440 452,444 448,444 342,444 333,442 327,437 326,436 317,423 300,406 297,404 291,398 289,389 289,388 289,346 287,340 286,335 285,328 283,323 283,322 278,312 268,297 263,291 256,285 6,34 1,26 0,17 3,9 9,3 18,0 20,0 448,0">
          <text:p/>
        </draw:polygon>
        <draw:polygon draw:style-name="gr14" draw:text-style-name="P2" draw:layer="layout" svg:width="0.258cm" svg:height="0.078cm" svg:x="5.331cm" svg:y="16.789cm" svg:viewBox="0 0 259 79" draw:points="242,0 244,0 246,1 248,2 250,3 252,4 253,6 255,7 256,9 257,12 258,13 258,15 258,18 259,20 258,22 258,24 257,26 257,29 255,30 255,32 251,36 250,36 244,40 230,50 213,67 211,70 205,77 196,79 195,79 59,79 50,77 45,74 6,34 1,26 0,17 3,9 9,3 18,0 20,0 239,0">
          <text:p/>
        </draw:polygon>
        <draw:polygon draw:style-name="gr14" draw:text-style-name="P2" draw:layer="layout" svg:width="0.133cm" svg:height="0.131cm" svg:x="3.919cm" svg:y="17.375cm" svg:viewBox="0 0 134 132" draw:points="125,3 131,9 134,19 134,21 134,68 132,77 129,82 83,126 76,131 69,132 20,132 11,130 4,125 0,117 0,108 4,100 9,96 11,94 14,92 99,6 107,1 117,0">
          <text:p/>
        </draw:polygon>
        <draw:polygon draw:style-name="gr14" draw:text-style-name="P2" draw:layer="layout" svg:width="0.849cm" svg:height="0.924cm" svg:x="4.747cm" svg:y="16.907cm" svg:viewBox="0 0 850 925" draw:points="420,2 425,5 541,120 543,122 556,130 564,134 572,137 590,142 779,142 783,142 786,143 787,143 788,144 794,148 795,149 797,153 809,165 810,165 812,168 814,172 814,173 814,177 815,181 813,185 812,189 812,190 811,190 809,193 797,204 783,224 772,246 764,269 760,293 760,318 764,342 772,365 775,371 783,387 795,403 797,407 814,424 834,438 840,441 846,447 850,455 850,459 850,829 848,838 845,843 768,920 761,924 754,925 63,925 54,923 49,920 5,876 1,869 0,862 0,152 0,149 1,144 2,140 2,80 2,56 2,52 3,49 3,48 4,47 8,41 9,40 13,38 25,26 25,25 28,23 32,21 33,21 37,21 41,20 45,22 49,23 50,23 50,24 53,26 64,38 84,52 106,63 129,71 153,75 178,75 202,71 225,63 247,52 267,38 284,21 293,8 300,2 308,0 309,0 411,0">
          <text:p/>
        </draw:polygon>
        <draw:polygon draw:style-name="gr14" draw:text-style-name="P2" draw:layer="layout" svg:width="0.183cm" svg:height="1.061cm" svg:x="4.493cm" svg:y="16.927cm" svg:viewBox="0 0 184 1062" draw:points="41,0 42,0 45,2 49,3 50,3 50,4 53,6 64,18 67,20 68,20 70,23 73,26 73,27 74,31 75,35 75,36 75,50 75,53 73,61 73,62 73,896 77,914 80,922 84,930 87,934 95,945 148,998 178,1028 183,1036 184,1045 181,1053 175,1059 166,1062 164,1062 64,1062 55,1060 50,1057 5,1012 1,1005 0,998 0,37 0,34 1,30 1,29 2,29 6,23 7,22 13,18 25,6 25,5 29,3 32,1 33,1 37,1">
          <text:p/>
        </draw:polygon>
        <draw:polygon draw:style-name="gr14" draw:text-style-name="P2" draw:layer="layout" svg:width="0.613cm" svg:height="1.237cm" svg:x="3.699cm" svg:y="16.894cm" svg:viewBox="0 0 614 1238" draw:points="567,4 572,10 574,14 588,35 605,52 606,52 612,59 614,68 614,1031 612,1040 609,1045 564,1090 557,1094 550,1095 200,1095 182,1099 171,1104 167,1105 166,1106 162,1108 151,1116 34,1232 26,1237 17,1238 9,1235 3,1229 0,1220 0,1218 0,838 2,830 7,823 10,821 23,814 39,802 43,799 50,794 57,793 323,793 324,793 325,793 328,793 345,793 363,789 371,786 379,782 388,776 394,772 514,652 518,646 524,637 527,630 531,621 534,607 535,603 535,20 537,11 542,4 550,0 559,0">
          <text:p/>
        </draw:polygon>
        <draw:polygon draw:style-name="gr14" draw:text-style-name="P2" draw:layer="layout" svg:width="0.618cm" svg:height="1.449cm" svg:x="2.9cm" svg:y="17.47cm" svg:viewBox="0 0 619 1450" draw:points="551,1 555,1 555,2 559,4 562,7 563,7 565,11 567,13 568,14 569,17 571,20 571,21 572,22 572,25 572,28 572,29 572,30 570,34 569,37 569,38 568,38 567,40 565,42 553,58 544,76 538,96 534,116 534,136 538,157 544,176 553,194 557,199 565,211 580,225 596,237 609,244 615,249 619,257 619,261 619,1388 617,1397 612,1404 611,1404 602,1411 585,1428 581,1433 575,1442 568,1448 559,1450 558,1450 35,1450 32,1450 28,1449 27,1449 26,1448 21,1445 5,1429 1,1422 0,1415 0,1371 2,1363 7,1356 12,1353 13,1352 36,1339 57,1323 75,1305 91,1284 104,1261 114,1237 121,1212 125,1186 125,1159 121,1133 114,1108 104,1084 91,1061 75,1040 71,1032 72,1023 75,1015 83,1010 91,1008 522,1008 538,1004 551,996 563,985 570,971 575,956 575,651 570,636 563,622 551,610 538,602 522,598 66,598 58,596 51,590 47,582 47,574 51,566 54,562 57,560 75,542 91,521 104,498 114,474 121,449 125,423 125,396 121,370 114,345 104,321 91,298 75,277 57,259 41,247 36,243 13,230 12,229 5,224 0,216 0,211 0,81 0,78 1,74 1,73 2,73 6,67 7,66 14,61 29,46 32,44 36,42 37,41 41,41 45,41 49,42 53,44 54,44 56,46 63,53 80,66 100,77 120,86 142,92 161,94 164,95 186,95 208,92 230,86 250,77 270,66 287,53 303,37 317,19 322,9 328,3 337,0 340,0 547,0">
          <text:p/>
        </draw:polygon>
        <draw:polygon draw:style-name="gr14" draw:text-style-name="P2" draw:layer="layout" svg:width="1.033cm" svg:height="3.412cm" svg:x="4.977cm" svg:y="16.788cm" svg:viewBox="0 0 1034 3413" draw:points="1026,3 1032,10 1034,18 1034,19 1034,3394 1032,3402 1026,3409 1018,3413 1014,3413 120,3413 111,3411 104,3406 101,3398 101,3389 103,3384 104,3381 108,3374 113,3358 113,3137 108,3122 101,3108 89,3097 76,3089 60,3085 49,3085 40,3083 33,3077 29,3069 29,3060 33,3052 37,3049 42,3045 60,3027 76,3006 89,2983 99,2959 106,2934 110,2908 110,2881 106,2855 99,2830 89,2806 76,2783 60,2762 42,2744 30,2735 21,2728 10,2722 4,2716 0,2707 0,2704 0,2502 2,2494 8,2487 16,2483 24,2483 32,2486 40,2492 59,2502 79,2508 100,2512 121,2512 142,2508 162,2502 181,2492 198,2480 198,2479 199,2479 206,2475 215,2474 223,2477 227,2479 229,2482 242,2491 244,2493 245,2493 262,2502 281,2508 301,2512 320,2512 340,2508 360,2502 377,2493 386,2491 395,2493 402,2498 402,2499 411,2511 427,2527 445,2541 466,2551 488,2558 510,2562 533,2562 555,2558 577,2551 598,2541 616,2527 632,2511 646,2493 656,2472 663,2450 667,2428 667,2245 663,2223 656,2201 646,2180 632,2162 616,2146 598,2132 577,2122 555,2115 533,2111 510,2111 488,2115 466,2122 445,2132 427,2146 411,2162 402,2174 396,2179 387,2182 378,2180 377,2180 360,2171 340,2165 320,2161 301,2161 281,2165 262,2171 260,2172 245,2180 237,2185 229,2189 220,2188 212,2184 207,2177 206,2169 206,1390 205,1384 204,1381 202,1372 195,1356 185,1341 181,1337 173,1329 102,1258 97,1250 96,1241 99,1233 105,1227 114,1224 116,1224 578,1224 596,1220 604,1217 612,1213 621,1207 627,1203 780,1050 785,1043 790,1035 794,1027 797,1019 800,1003 801,1001 801,577 803,568 808,561 811,559 817,556 837,542 854,525 868,505 879,483 887,460 891,436 891,411 887,387 879,364 868,342 854,322 842,311 837,303 836,294 839,286 842,282 854,271 868,251 879,229 887,206 891,182 891,157 887,133 879,110 877,106 868,88 854,68 837,51 831,47 817,37 816,37 810,30 808,21 810,13 815,5 823,1 828,1 1006,1 1009,0 1018,0">
          <text:p/>
        </draw:polygon>
        <draw:polygon draw:style-name="gr14" draw:text-style-name="P2" draw:layer="layout" svg:width="1.313cm" svg:height="2.031cm" svg:x="3.689cm" svg:y="18.169cm" svg:viewBox="0 0 1314 2032" draw:points="1260,2 1265,5 1309,49 1313,56 1314,63 1314,211 1312,219 1307,226 1299,230 1290,230 1289,230 1285,229 860,229 845,229 829,233 816,241 804,252 797,266 792,281 792,586 797,601 804,615 816,626 829,634 845,638 1285,638 1289,637 1298,637 1306,640 1312,647 1314,655 1314,656 1314,795 1312,803 1307,810 1299,814 1290,814 1282,810 1281,809 1270,801 1265,798 1260,795 1248,789 1229,783 1209,779 1190,779 1170,783 1151,789 1134,798 1125,800 1116,798 1109,793 1109,792 1100,780 1084,764 1066,750 1045,740 1023,733 1001,729 978,729 956,733 934,740 913,750 895,764 879,780 865,798 855,819 848,841 844,863 844,1046 848,1068 855,1091 865,1112 879,1130 895,1146 913,1160 934,1170 956,1177 978,1181 1001,1181 1023,1177 1045,1170 1066,1160 1077,1151 1085,1147 1094,1148 1102,1152 1107,1159 1109,1167 1109,1323 1107,1331 1101,1338 1099,1340 1087,1347 1066,1363 1048,1381 1032,1402 1019,1425 1009,1449 1002,1474 998,1500 998,1527 1002,1553 1009,1578 1019,1602 1032,1625 1046,1643 1048,1646 1066,1664 1071,1668 1077,1675 1079,1683 1077,1692 1072,1699 1064,1703 1059,1704 983,1704 967,1708 954,1716 942,1727 934,1741 930,1756 930,1977 934,1993 940,2003 943,2011 942,2020 937,2027 929,2032 923,2032 111,2032 102,2030 95,2025 91,2017 91,2008 95,2000 97,1999 96,1998 102,1993 109,1986 116,1973 121,1957 121,1736 116,1721 109,1707 97,1696 84,1688 68,1684 59,1681 53,1674 50,1666 52,1657 56,1650 60,1646 76,1625 89,1602 99,1578 106,1553 110,1527 110,1500 106,1474 99,1449 89,1425 76,1402 60,1381 42,1363 30,1354 21,1347 10,1341 4,1335 0,1326 0,1323 0,975 2,966 8,959 16,955 24,955 32,959 34,961 38,964 52,975 67,982 84,988 101,991 118,991 135,988 152,982 167,975 179,966 181,964 186,959 194,954 203,953 211,956 217,963 220,971 220,973 220,1040 225,1055 232,1069 244,1080 257,1089 273,1093 578,1093 594,1089 607,1080 619,1069 626,1055 631,1040 631,556 626,541 619,527 607,516 594,508 578,504 288,504 273,504 257,508 244,516 234,526 226,531 217,532 209,529 203,523 200,514 200,512 200,63 202,54 205,49 249,5 256,1 263,0 597,0 614,0 648,0 695,0 815,0 832,0 1251,0">
          <text:p/>
        </draw:polygon>
        <draw:polygon draw:style-name="gr14" draw:text-style-name="P2" draw:layer="layout" svg:width="1.706cm" svg:height="3.917cm" svg:x="2.47cm" svg:y="16.283cm" svg:viewBox="0 0 1707 3918" draw:points="1697,2 1704,7 1707,15 1707,24 1704,32 1702,34 1445,290 1435,305 1429,321 1425,339 1425,357 1425,358 1425,360 1425,959 1423,968 1420,973 1375,1017 1368,1022 1361,1023 1287,1023 1278,1021 1273,1017 1269,1014 1253,1002 1234,993 1215,986 1196,983 1195,983 1084,983 1083,983 1064,986 1045,993 1026,1002 1010,1014 995,1029 989,1034 980,1036 979,1036 771,1036 762,1034 755,1029 753,1027 748,1017 746,1014 736,1002 734,999 717,983 700,970 680,959 670,954 660,950 638,944 616,941 594,941 572,944 550,950 530,959 510,970 493,983 486,990 479,994 470,995 462,992 458,990 444,975 433,967 426,962 406,952 384,945 362,941 340,941 318,945 296,952 276,962 258,975 242,991 229,1009 219,1029 212,1051 208,1073 208,1150 212,1172 219,1194 229,1214 235,1221 242,1232 258,1248 271,1257 277,1264 279,1272 279,1273 279,1398 277,1406 272,1413 267,1416 266,1417 256,1422 243,1430 222,1446 204,1464 188,1485 175,1508 165,1532 158,1557 154,1583 154,1610 158,1636 163,1655 165,1661 175,1685 188,1708 194,1716 204,1729 222,1747 225,1749 231,1756 233,1765 231,1773 226,1780 218,1784 213,1785 161,1785 145,1789 132,1797 120,1808 113,1822 108,1837 108,2142 113,2157 120,2171 132,2182 145,2190 161,2194 176,2194 188,2194 197,2196 204,2202 208,2210 208,2218 204,2226 191,2243 188,2247 175,2270 165,2294 158,2319 154,2345 154,2372 157,2394 158,2398 162,2415 165,2423 175,2447 188,2470 189,2472 204,2491 222,2509 226,2512 243,2525 266,2538 267,2539 274,2544 279,2552 279,2557 279,2648 282,2662 288,2676 291,2681 296,2688 378,2770 382,2773 390,2778 392,2779 400,2782 404,2784 415,2786 416,2786 418,2787 433,2787 988,2787 997,2789 1004,2794 1005,2795 1015,2809 1032,2826 1032,2827 1038,2833 1040,2841 1040,2842 1040,3208 1038,3216 1032,3223 1030,3225 1018,3232 997,3248 979,3266 963,3287 950,3310 940,3334 933,3359 929,3385 929,3412 933,3438 940,3463 950,3487 963,3510 977,3528 979,3531 983,3535 988,3542 989,3551 986,3559 979,3566 971,3569 969,3569 922,3569 906,3573 893,3581 881,3592 873,3606 869,3621 869,3843 873,3859 881,3872 893,3884 893,3885 897,3890 899,3898 898,3907 892,3914 884,3918 879,3918 20,3918 11,3916 4,3911 1,3903 0,3899 0,2960 93,2960 93,3764 97,3780 105,3793 116,3805 130,3812 145,3817 734,3817 750,3812 763,3805 775,3793 782,3780 787,3764 787,2960 782,2944 775,2931 763,2919 750,2912 734,2907 161,2907 145,2907 130,2912 116,2919 105,2931 97,2944 93,2960 0,2960 0,401 519,401 519,705 524,721 531,734 543,746 556,753 572,758 1192,758 1208,753 1221,746 1233,734 1240,721 1245,705 1245,401 1244,399 1241,387 1240,385 1233,372 1221,360 1208,353 1192,348 587,348 572,348 556,353 543,360 531,372 524,385 519,401 0,401 0,19 2,11 8,4 16,0 20,0 1688,0">
          <text:p/>
        </draw:polygon>
        <draw:path draw:style-name="gr15" draw:text-style-name="P3" draw:layer="layout" svg:width="0.1cm" svg:height="0.1cm" svg:x="5.636cm" svg:y="16.908cm" svg:viewBox="0 0 101 101" svg:d="M0 49c0-27 23-49 52-49 27 0 49 22 49 49 0 28-22 52-49 52-29 0-52-24-52-52z">
          <text:p/>
        </draw:path>
        <draw:path draw:style-name="gr15" draw:text-style-name="P3" draw:layer="layout" svg:width="0.1cm" svg:height="0.1cm" svg:x="5.636cm" svg:y="17.162cm" svg:viewBox="0 0 101 101" svg:d="M0 50c0-28 23-50 52-50 27 0 49 22 49 50s-22 51-49 51c-29 0-52-23-52-51z">
          <text:p/>
        </draw:path>
        <draw:path draw:style-name="gr15" draw:text-style-name="P3" draw:layer="layout" svg:width="0.1cm" svg:height="0.1cm" svg:x="3.749cm" svg:y="18.945cm" svg:viewBox="0 0 101 101" svg:d="M0 50c0-28 22-50 50-50s51 22 51 50-23 51-51 51-50-23-50-51z">
          <text:p/>
        </draw:path>
        <draw:path draw:style-name="gr15" draw:text-style-name="P3" draw:layer="layout" svg:width="0.1cm" svg:height="0.1cm" svg:x="3.549cm" svg:y="18.945cm" svg:viewBox="0 0 101 101" svg:d="M0 50c0-28 22-50 50-50s51 22 51 50-23 51-51 51-50-23-50-51z">
          <text:p/>
        </draw:path>
        <draw:path draw:style-name="gr15" draw:text-style-name="P3" draw:layer="layout" svg:width="0.1cm" svg:height="0.1cm" svg:x="3.558cm" svg:y="17.346cm" svg:viewBox="0 0 101 101" svg:d="M0 51c0-28 23-51 52-51 27 0 49 23 49 51s-22 50-49 50c-29 0-52-22-52-50z">
          <text:p/>
        </draw:path>
        <draw:path draw:style-name="gr15" draw:text-style-name="P3" draw:layer="layout" svg:width="0.1cm" svg:height="0.1cm" svg:x="3.558cm" svg:y="17.546cm" svg:viewBox="0 0 101 101" svg:d="M0 51c0-28 23-51 52-51 27 0 49 23 49 51s-22 50-49 50c-29 0-52-22-52-50z">
          <text:p/>
        </draw:path>
        <draw:path draw:style-name="gr15" draw:text-style-name="P3" draw:layer="layout" svg:width="0.1cm" svg:height="0.1cm" svg:x="2.771cm" svg:y="17.345cm" svg:viewBox="0 0 101 101" svg:d="M0 50c0-28 22-50 50-50s51 22 51 50-23 51-51 51-50-23-50-51z">
          <text:p/>
        </draw:path>
        <draw:path draw:style-name="gr15" draw:text-style-name="P3" draw:layer="layout" svg:width="0.1cm" svg:height="0.1cm" svg:x="3.025cm" svg:y="17.345cm" svg:viewBox="0 0 101 101" svg:d="M0 50c0-28 22-50 51-50 28 0 50 22 50 50s-22 51-50 51c-29 0-51-23-51-51z">
          <text:p/>
        </draw:path>
        <draw:path draw:style-name="gr15" draw:text-style-name="P3" draw:layer="layout" svg:width="0.1cm" svg:height="0.1cm" svg:x="2.774cm" svg:y="17.829cm" svg:viewBox="0 0 101 101" svg:d="M0 51c0-28 24-51 52-51 27 0 49 23 49 51s-22 50-49 50c-28 0-52-22-52-50z">
          <text:p/>
        </draw:path>
        <draw:path draw:style-name="gr15" draw:text-style-name="P3" draw:layer="layout" svg:width="0.1cm" svg:height="0.1cm" svg:x="2.774cm" svg:y="18.591cm" svg:viewBox="0 0 101 101" svg:d="M0 51c0-28 24-51 52-51 27 0 49 23 49 51 0 27-22 50-49 50-28 0-52-23-52-50z">
          <text:p/>
        </draw:path>
        <draw:path draw:style-name="gr15" draw:text-style-name="P3" draw:layer="layout" svg:width="0.1cm" svg:height="0.1cm" svg:x="4.354cm" svg:y="16.767cm" svg:viewBox="0 0 101 101" svg:d="M0 50c0-28 23-50 52-50 27 0 49 22 49 50s-22 51-49 51c-29 0-52-23-52-51z">
          <text:p/>
        </draw:path>
        <draw:path draw:style-name="gr15" draw:text-style-name="P3" draw:layer="layout" svg:width="0.1cm" svg:height="0.1cm" svg:x="4.608cm" svg:y="16.767cm" svg:viewBox="0 0 101 101" svg:d="M0 50c0-28 23-50 51-50s50 22 50 50-22 51-50 51-51-23-51-51z">
          <text:p/>
        </draw:path>
        <draw:path draw:style-name="gr15" draw:text-style-name="P3" draw:layer="layout" svg:width="0.1cm" svg:height="0.1cm" svg:x="4.862cm" svg:y="16.767cm" svg:viewBox="0 0 101 101" svg:d="M0 50c0-28 24-50 52-50 27 0 49 22 49 50s-22 51-49 51c-28 0-52-23-52-51z">
          <text:p/>
        </draw:path>
        <draw:path draw:style-name="gr15" draw:text-style-name="P3" draw:layer="layout" svg:width="0.1cm" svg:height="0.101cm" svg:x="4.627cm" svg:y="19.074cm" svg:viewBox="0 0 101 102" svg:d="M0 50c0-27 23-50 52-50 27 0 49 23 49 50 0 28-22 52-49 52-29 0-52-24-52-52z">
          <text:p/>
        </draw:path>
        <draw:path draw:style-name="gr15" draw:text-style-name="P3" draw:layer="layout" svg:width="0.1cm" svg:height="0.101cm" svg:x="5.448cm" svg:y="19.074cm" svg:viewBox="0 0 101 102" svg:d="M0 50c0-27 23-50 50-50 28 0 51 23 51 50 0 28-23 52-51 52-27 0-50-24-50-52z">
          <text:p/>
        </draw:path>
        <draw:path draw:style-name="gr15" draw:text-style-name="P3" draw:layer="layout" svg:width="0.1cm" svg:height="0.101cm" svg:x="4.838cm" svg:y="19.074cm" svg:viewBox="0 0 101 102" svg:d="M0 50c0-27 22-50 50-50s51 23 51 50c0 28-23 52-51 52s-50-24-50-52z">
          <text:p/>
        </draw:path>
        <draw:path draw:style-name="gr15" draw:text-style-name="P3" draw:layer="layout" svg:width="0.1cm" svg:height="0.101cm" svg:x="5.038cm" svg:y="19.074cm" svg:viewBox="0 0 101 102" svg:d="M0 50c0-27 22-50 50-50s51 23 51 50c0 28-23 52-51 52s-50-24-50-52z">
          <text:p/>
        </draw:path>
        <draw:path draw:style-name="gr15" draw:text-style-name="P3" draw:layer="layout" svg:width="0.1cm" svg:height="0.101cm" svg:x="5.238cm" svg:y="19.074cm" svg:viewBox="0 0 101 102" svg:d="M0 50c0-27 22-50 50-50s51 23 51 50c0 28-23 52-51 52s-50-24-50-52z">
          <text:p/>
        </draw:path>
        <draw:path draw:style-name="gr15" draw:text-style-name="P3" draw:layer="layout" svg:width="0.1cm" svg:height="0.1cm" svg:x="4.836cm" svg:y="19.631cm" svg:viewBox="0 0 101 101" svg:d="M0 52c0-29 23-52 52-52 27 0 49 23 49 52 0 27-22 49-49 49-29 0-52-22-52-49z">
          <text:p/>
        </draw:path>
        <draw:path draw:style-name="gr15" draw:text-style-name="P3" draw:layer="layout" svg:width="0.1cm" svg:height="0.1cm" svg:x="3.549cm" svg:y="19.631cm" svg:viewBox="0 0 101 101" svg:d="M0 52c0-29 22-52 50-52s51 23 51 52c0 27-23 49-51 49s-50-22-50-49z">
          <text:p/>
        </draw:path>
        <draw:line draw:style-name="gr4" draw:text-style-name="P1" draw:layer="layout" svg:x1="5.712cm" svg:y1="16.958cm" svg:x2="5.661cm" svg:y2="16.958cm">
          <text:p/>
        </draw:line>
        <draw:line draw:style-name="gr4" draw:text-style-name="P1" draw:layer="layout" svg:x1="5.712cm" svg:y1="17.212cm" svg:x2="5.661cm" svg:y2="17.212cm">
          <text:p/>
        </draw:line>
        <draw:line draw:style-name="gr5" draw:text-style-name="P1" draw:layer="layout" svg:x1="3.799cm" svg:y1="19.049cm" svg:x2="3.799cm" svg:y2="18.939cm">
          <text:p/>
        </draw:line>
        <draw:path draw:style-name="gr6" draw:text-style-name="P2" draw:layer="layout" svg:width="0.2cm" svg:height="0.2cm" svg:x="3.498cm" svg:y="18.894cm" svg:viewBox="0 0 201 201" svg:d="M0 101c0-56 45-101 101-101s100 45 100 101-44 100-100 100-101-44-101-100z">
          <text:p/>
        </draw:path>
        <draw:line draw:style-name="gr7" draw:text-style-name="P1" draw:layer="layout" svg:x1="3.653cm" svg:y1="17.396cm" svg:x2="3.563cm" svg:y2="17.396cm">
          <text:p/>
        </draw:line>
        <draw:line draw:style-name="gr7" draw:text-style-name="P1" draw:layer="layout" svg:x1="3.653cm" svg:y1="17.596cm" svg:x2="3.563cm" svg:y2="17.596cm">
          <text:p/>
        </draw:line>
        <draw:line draw:style-name="gr8" draw:text-style-name="P1" draw:layer="layout" svg:x1="2.821cm" svg:y1="17.367cm" svg:x2="2.821cm" svg:y2="17.422cm">
          <text:p/>
        </draw:line>
        <draw:path draw:style-name="gr6" draw:text-style-name="P2" draw:layer="layout" svg:width="0.24cm" svg:height="0.24cm" svg:x="2.955cm" svg:y="17.275cm" svg:viewBox="0 0 241 241" svg:d="M0 119c0-66 54-119 121-119 66 0 120 53 120 119 0 68-54 122-120 122-67 0-121-54-121-122z">
          <text:p/>
        </draw:path>
        <draw:path draw:style-name="gr6" draw:text-style-name="P2" draw:layer="layout" svg:width="0.3cm" svg:height="0.3cm" svg:x="2.674cm" svg:y="17.729cm" svg:viewBox="0 0 301 301" svg:d="M0 152c0-83 68-152 151-152s150 69 150 152c0 82-67 149-150 149s-151-67-151-149z">
          <text:p/>
        </draw:path>
        <draw:path draw:style-name="gr6" draw:text-style-name="P2" draw:layer="layout" svg:width="0.3cm" svg:height="0.3cm" svg:x="2.674cm" svg:y="18.491cm" svg:viewBox="0 0 301 301" svg:d="M0 152c0-84 68-152 151-152s150 68 150 152c0 82-67 149-150 149s-151-67-151-149z">
          <text:p/>
        </draw:path>
        <draw:line draw:style-name="gr4" draw:text-style-name="P1" draw:layer="layout" svg:x1="4.405cm" svg:y1="16.807cm" svg:x2="4.405cm" svg:y2="16.826cm">
          <text:p/>
        </draw:line>
        <draw:line draw:style-name="gr4" draw:text-style-name="P1" draw:layer="layout" svg:x1="4.659cm" svg:y1="16.807cm" svg:x2="4.659cm" svg:y2="16.826cm">
          <text:p/>
        </draw:line>
        <draw:line draw:style-name="gr4" draw:text-style-name="P1" draw:layer="layout" svg:x1="4.913cm" svg:y1="16.807cm" svg:x2="4.913cm" svg:y2="16.826cm">
          <text:p/>
        </draw:line>
        <draw:line draw:style-name="gr9" draw:text-style-name="P1" draw:layer="layout" svg:x1="4.677cm" svg:y1="19.043cm" svg:x2="4.677cm" svg:y2="19.204cm">
          <text:p/>
        </draw:line>
        <draw:line draw:style-name="gr9" draw:text-style-name="P1" draw:layer="layout" svg:x1="5.498cm" svg:y1="19.043cm" svg:x2="5.498cm" svg:y2="19.204cm">
          <text:p/>
        </draw:line>
        <draw:line draw:style-name="gr10" draw:text-style-name="P1" draw:layer="layout" svg:x1="4.888cm" svg:y1="19.073cm" svg:x2="4.888cm" svg:y2="19.174cm">
          <text:p/>
        </draw:line>
        <draw:line draw:style-name="gr11" draw:text-style-name="P1" draw:layer="layout" svg:x1="5.087cm" svg:y1="19.083cm" svg:x2="5.087cm" svg:y2="19.164cm">
          <text:p/>
        </draw:line>
        <draw:line draw:style-name="gr10" draw:text-style-name="P1" draw:layer="layout" svg:x1="5.287cm" svg:y1="19.073cm" svg:x2="5.287cm" svg:y2="19.174cm">
          <text:p/>
        </draw:line>
        <draw:path draw:style-name="gr6" draw:text-style-name="P2" draw:layer="layout" svg:width="0.3cm" svg:height="0.3cm" svg:x="4.736cm" svg:y="19.531cm" svg:viewBox="0 0 301 301" svg:d="M0 152c0-83 68-152 151-152s150 69 150 152c0 82-67 149-150 149s-151-67-151-149z">
          <text:p/>
        </draw:path>
        <draw:path draw:style-name="gr6" draw:text-style-name="P2" draw:layer="layout" svg:width="0.3cm" svg:height="0.3cm" svg:x="3.449cm" svg:y="19.531cm" svg:viewBox="0 0 301 301" svg:d="M0 152c0-83 67-152 149-152 83 0 152 69 152 152 0 82-69 149-152 149-82 0-149-67-149-149z">
          <text:p/>
        </draw:path>
        <draw:path draw:style-name="gr6" draw:text-style-name="P2" draw:layer="layout" svg:width="0.1cm" svg:height="0.1cm" svg:x="5.636cm" svg:y="16.908cm" svg:viewBox="0 0 101 101" svg:d="M0 49c0-27 23-49 52-49 27 0 49 22 49 49 0 28-22 52-49 52-29 0-52-24-52-52z">
          <text:p/>
        </draw:path>
        <draw:path draw:style-name="gr6" draw:text-style-name="P2" draw:layer="layout" svg:width="0.1cm" svg:height="0.1cm" svg:x="5.636cm" svg:y="17.162cm" svg:viewBox="0 0 101 101" svg:d="M0 50c0-28 23-50 52-50 27 0 49 22 49 50s-22 51-49 51c-29 0-52-23-52-51z">
          <text:p/>
        </draw:path>
        <draw:path draw:style-name="gr6" draw:text-style-name="P2" draw:layer="layout" svg:width="0.1cm" svg:height="0.1cm" svg:x="3.749cm" svg:y="18.945cm" svg:viewBox="0 0 101 101" svg:d="M0 50c0-28 22-50 50-50s51 22 51 50-23 51-51 51-50-23-50-51z">
          <text:p/>
        </draw:path>
        <draw:path draw:style-name="gr6" draw:text-style-name="P2" draw:layer="layout" svg:width="0.1cm" svg:height="0.1cm" svg:x="3.549cm" svg:y="18.945cm" svg:viewBox="0 0 101 101" svg:d="M0 50c0-28 22-50 50-50s51 22 51 50-23 51-51 51-50-23-50-51z">
          <text:p/>
        </draw:path>
        <draw:path draw:style-name="gr6" draw:text-style-name="P2" draw:layer="layout" svg:width="0.1cm" svg:height="0.1cm" svg:x="3.558cm" svg:y="17.346cm" svg:viewBox="0 0 101 101" svg:d="M0 51c0-28 23-51 52-51 27 0 49 23 49 51s-22 50-49 50c-29 0-52-22-52-50z">
          <text:p/>
        </draw:path>
        <draw:path draw:style-name="gr6" draw:text-style-name="P2" draw:layer="layout" svg:width="0.1cm" svg:height="0.1cm" svg:x="3.558cm" svg:y="17.546cm" svg:viewBox="0 0 101 101" svg:d="M0 51c0-28 23-51 52-51 27 0 49 23 49 51s-22 50-49 50c-29 0-52-22-52-50z">
          <text:p/>
        </draw:path>
        <draw:path draw:style-name="gr6" draw:text-style-name="P2" draw:layer="layout" svg:width="0.1cm" svg:height="0.1cm" svg:x="2.771cm" svg:y="17.345cm" svg:viewBox="0 0 101 101" svg:d="M0 50c0-28 22-50 50-50s51 22 51 50-23 51-51 51-50-23-50-51z">
          <text:p/>
        </draw:path>
        <draw:path draw:style-name="gr6" draw:text-style-name="P2" draw:layer="layout" svg:width="0.1cm" svg:height="0.1cm" svg:x="3.025cm" svg:y="17.345cm" svg:viewBox="0 0 101 101" svg:d="M0 50c0-28 22-50 51-50 28 0 50 22 50 50s-22 51-50 51c-29 0-51-23-51-51z">
          <text:p/>
        </draw:path>
        <draw:path draw:style-name="gr6" draw:text-style-name="P2" draw:layer="layout" svg:width="0.1cm" svg:height="0.1cm" svg:x="2.774cm" svg:y="17.829cm" svg:viewBox="0 0 101 101" svg:d="M0 51c0-28 24-51 52-51 27 0 49 23 49 51s-22 50-49 50c-28 0-52-22-52-50z">
          <text:p/>
        </draw:path>
        <draw:path draw:style-name="gr6" draw:text-style-name="P2" draw:layer="layout" svg:width="0.1cm" svg:height="0.1cm" svg:x="2.774cm" svg:y="18.591cm" svg:viewBox="0 0 101 101" svg:d="M0 51c0-28 24-51 52-51 27 0 49 23 49 51 0 27-22 50-49 50-28 0-52-23-52-50z">
          <text:p/>
        </draw:path>
        <draw:path draw:style-name="gr6" draw:text-style-name="P2" draw:layer="layout" svg:width="0.1cm" svg:height="0.1cm" svg:x="4.354cm" svg:y="16.767cm" svg:viewBox="0 0 101 101" svg:d="M0 50c0-28 23-50 52-50 27 0 49 22 49 50s-22 51-49 51c-29 0-52-23-52-51z">
          <text:p/>
        </draw:path>
        <draw:path draw:style-name="gr6" draw:text-style-name="P2" draw:layer="layout" svg:width="0.1cm" svg:height="0.1cm" svg:x="4.608cm" svg:y="16.767cm" svg:viewBox="0 0 101 101" svg:d="M0 50c0-28 23-50 51-50s50 22 50 50-22 51-50 51-51-23-51-51z">
          <text:p/>
        </draw:path>
        <draw:path draw:style-name="gr6" draw:text-style-name="P2" draw:layer="layout" svg:width="0.1cm" svg:height="0.1cm" svg:x="4.862cm" svg:y="16.767cm" svg:viewBox="0 0 101 101" svg:d="M0 50c0-28 24-50 52-50 27 0 49 22 49 50s-22 51-49 51c-28 0-52-23-52-51z">
          <text:p/>
        </draw:path>
        <draw:path draw:style-name="gr6" draw:text-style-name="P2" draw:layer="layout" svg:width="0.1cm" svg:height="0.101cm" svg:x="4.627cm" svg:y="19.074cm" svg:viewBox="0 0 101 102" svg:d="M0 50c0-27 23-50 52-50 27 0 49 23 49 50 0 28-22 52-49 52-29 0-52-24-52-52z">
          <text:p/>
        </draw:path>
        <draw:path draw:style-name="gr6" draw:text-style-name="P2" draw:layer="layout" svg:width="0.1cm" svg:height="0.101cm" svg:x="5.448cm" svg:y="19.074cm" svg:viewBox="0 0 101 102" svg:d="M0 50c0-27 23-50 50-50 28 0 51 23 51 50 0 28-23 52-51 52-27 0-50-24-50-52z">
          <text:p/>
        </draw:path>
        <draw:path draw:style-name="gr6" draw:text-style-name="P2" draw:layer="layout" svg:width="0.1cm" svg:height="0.101cm" svg:x="4.838cm" svg:y="19.074cm" svg:viewBox="0 0 101 102" svg:d="M0 50c0-27 22-50 50-50s51 23 51 50c0 28-23 52-51 52s-50-24-50-52z">
          <text:p/>
        </draw:path>
        <draw:path draw:style-name="gr6" draw:text-style-name="P2" draw:layer="layout" svg:width="0.1cm" svg:height="0.101cm" svg:x="5.038cm" svg:y="19.074cm" svg:viewBox="0 0 101 102" svg:d="M0 50c0-27 22-50 50-50s51 23 51 50c0 28-23 52-51 52s-50-24-50-52z">
          <text:p/>
        </draw:path>
        <draw:path draw:style-name="gr6" draw:text-style-name="P2" draw:layer="layout" svg:width="0.1cm" svg:height="0.101cm" svg:x="5.238cm" svg:y="19.074cm" svg:viewBox="0 0 101 102" svg:d="M0 50c0-27 22-50 50-50s51 23 51 50c0 28-23 52-51 52s-50-24-50-52z">
          <text:p/>
        </draw:path>
        <draw:path draw:style-name="gr6" draw:text-style-name="P2" draw:layer="layout" svg:width="0.1cm" svg:height="0.1cm" svg:x="4.836cm" svg:y="19.631cm" svg:viewBox="0 0 101 101" svg:d="M0 52c0-29 23-52 52-52 27 0 49 23 49 52 0 27-22 49-49 49-29 0-52-22-52-49z">
          <text:p/>
        </draw:path>
        <draw:path draw:style-name="gr6" draw:text-style-name="P2" draw:layer="layout" svg:width="0.1cm" svg:height="0.1cm" svg:x="3.549cm" svg:y="19.631cm" svg:viewBox="0 0 101 101" svg:d="M0 52c0-29 22-52 50-52s51 23 51 52c0 27-23 49-51 49s-50-22-50-49z">
          <text:p/>
        </draw:path>
        <draw:path draw:style-name="gr6" draw:text-style-name="P2" draw:layer="layout" svg:width="0.1cm" svg:height="0.1cm" svg:x="5.636cm" svg:y="16.908cm" svg:viewBox="0 0 101 101" svg:d="M0 49c0-27 23-49 52-49 27 0 49 22 49 49 0 28-22 52-49 52-29 0-52-24-52-52z">
          <text:p/>
        </draw:path>
        <draw:path draw:style-name="gr6" draw:text-style-name="P2" draw:layer="layout" svg:width="0.1cm" svg:height="0.1cm" svg:x="5.636cm" svg:y="17.162cm" svg:viewBox="0 0 101 101" svg:d="M0 50c0-28 23-50 52-50 27 0 49 22 49 50s-22 51-49 51c-29 0-52-23-52-51z">
          <text:p/>
        </draw:path>
        <draw:path draw:style-name="gr6" draw:text-style-name="P2" draw:layer="layout" svg:width="0.1cm" svg:height="0.1cm" svg:x="3.749cm" svg:y="18.945cm" svg:viewBox="0 0 101 101" svg:d="M0 50c0-28 22-50 50-50s51 22 51 50-23 51-51 51-50-23-50-51z">
          <text:p/>
        </draw:path>
        <draw:path draw:style-name="gr6" draw:text-style-name="P2" draw:layer="layout" svg:width="0.1cm" svg:height="0.1cm" svg:x="3.549cm" svg:y="18.945cm" svg:viewBox="0 0 101 101" svg:d="M0 50c0-28 22-50 50-50s51 22 51 50-23 51-51 51-50-23-50-51z">
          <text:p/>
        </draw:path>
        <draw:path draw:style-name="gr6" draw:text-style-name="P2" draw:layer="layout" svg:width="0.1cm" svg:height="0.1cm" svg:x="3.558cm" svg:y="17.346cm" svg:viewBox="0 0 101 101" svg:d="M0 51c0-28 23-51 52-51 27 0 49 23 49 51s-22 50-49 50c-29 0-52-22-52-50z">
          <text:p/>
        </draw:path>
        <draw:path draw:style-name="gr6" draw:text-style-name="P2" draw:layer="layout" svg:width="0.1cm" svg:height="0.1cm" svg:x="3.558cm" svg:y="17.546cm" svg:viewBox="0 0 101 101" svg:d="M0 51c0-28 23-51 52-51 27 0 49 23 49 51s-22 50-49 50c-29 0-52-22-52-50z">
          <text:p/>
        </draw:path>
        <draw:path draw:style-name="gr6" draw:text-style-name="P2" draw:layer="layout" svg:width="0.1cm" svg:height="0.1cm" svg:x="2.771cm" svg:y="17.345cm" svg:viewBox="0 0 101 101" svg:d="M0 50c0-28 22-50 50-50s51 22 51 50-23 51-51 51-50-23-50-51z">
          <text:p/>
        </draw:path>
        <draw:path draw:style-name="gr6" draw:text-style-name="P2" draw:layer="layout" svg:width="0.1cm" svg:height="0.1cm" svg:x="3.025cm" svg:y="17.345cm" svg:viewBox="0 0 101 101" svg:d="M0 50c0-28 22-50 51-50 28 0 50 22 50 50s-22 51-50 51c-29 0-51-23-51-51z">
          <text:p/>
        </draw:path>
        <draw:path draw:style-name="gr6" draw:text-style-name="P2" draw:layer="layout" svg:width="0.1cm" svg:height="0.1cm" svg:x="2.774cm" svg:y="17.829cm" svg:viewBox="0 0 101 101" svg:d="M0 51c0-28 24-51 52-51 27 0 49 23 49 51s-22 50-49 50c-28 0-52-22-52-50z">
          <text:p/>
        </draw:path>
        <draw:path draw:style-name="gr6" draw:text-style-name="P2" draw:layer="layout" svg:width="0.1cm" svg:height="0.1cm" svg:x="2.774cm" svg:y="18.591cm" svg:viewBox="0 0 101 101" svg:d="M0 51c0-28 24-51 52-51 27 0 49 23 49 51 0 27-22 50-49 50-28 0-52-23-52-50z">
          <text:p/>
        </draw:path>
        <draw:path draw:style-name="gr6" draw:text-style-name="P2" draw:layer="layout" svg:width="0.1cm" svg:height="0.1cm" svg:x="4.354cm" svg:y="16.767cm" svg:viewBox="0 0 101 101" svg:d="M0 50c0-28 23-50 52-50 27 0 49 22 49 50s-22 51-49 51c-29 0-52-23-52-51z">
          <text:p/>
        </draw:path>
        <draw:path draw:style-name="gr6" draw:text-style-name="P2" draw:layer="layout" svg:width="0.1cm" svg:height="0.1cm" svg:x="4.608cm" svg:y="16.767cm" svg:viewBox="0 0 101 101" svg:d="M0 50c0-28 23-50 51-50s50 22 50 50-22 51-50 51-51-23-51-51z">
          <text:p/>
        </draw:path>
        <draw:path draw:style-name="gr6" draw:text-style-name="P2" draw:layer="layout" svg:width="0.1cm" svg:height="0.1cm" svg:x="4.862cm" svg:y="16.767cm" svg:viewBox="0 0 101 101" svg:d="M0 50c0-28 24-50 52-50 27 0 49 22 49 50s-22 51-49 51c-28 0-52-23-52-51z">
          <text:p/>
        </draw:path>
        <draw:path draw:style-name="gr6" draw:text-style-name="P2" draw:layer="layout" svg:width="0.1cm" svg:height="0.101cm" svg:x="4.627cm" svg:y="19.074cm" svg:viewBox="0 0 101 102" svg:d="M0 50c0-27 23-50 52-50 27 0 49 23 49 50 0 28-22 52-49 52-29 0-52-24-52-52z">
          <text:p/>
        </draw:path>
        <draw:path draw:style-name="gr6" draw:text-style-name="P2" draw:layer="layout" svg:width="0.1cm" svg:height="0.101cm" svg:x="5.448cm" svg:y="19.074cm" svg:viewBox="0 0 101 102" svg:d="M0 50c0-27 23-50 50-50 28 0 51 23 51 50 0 28-23 52-51 52-27 0-50-24-50-52z">
          <text:p/>
        </draw:path>
        <draw:path draw:style-name="gr6" draw:text-style-name="P2" draw:layer="layout" svg:width="0.1cm" svg:height="0.101cm" svg:x="4.838cm" svg:y="19.074cm" svg:viewBox="0 0 101 102" svg:d="M0 50c0-27 22-50 50-50s51 23 51 50c0 28-23 52-51 52s-50-24-50-52z">
          <text:p/>
        </draw:path>
        <draw:path draw:style-name="gr6" draw:text-style-name="P2" draw:layer="layout" svg:width="0.1cm" svg:height="0.101cm" svg:x="5.038cm" svg:y="19.074cm" svg:viewBox="0 0 101 102" svg:d="M0 50c0-27 22-50 50-50s51 23 51 50c0 28-23 52-51 52s-50-24-50-52z">
          <text:p/>
        </draw:path>
        <draw:path draw:style-name="gr6" draw:text-style-name="P2" draw:layer="layout" svg:width="0.1cm" svg:height="0.101cm" svg:x="5.238cm" svg:y="19.074cm" svg:viewBox="0 0 101 102" svg:d="M0 50c0-27 22-50 50-50s51 23 51 50c0 28-23 52-51 52s-50-24-50-52z">
          <text:p/>
        </draw:path>
        <draw:path draw:style-name="gr6" draw:text-style-name="P2" draw:layer="layout" svg:width="0.1cm" svg:height="0.1cm" svg:x="4.836cm" svg:y="19.631cm" svg:viewBox="0 0 101 101" svg:d="M0 52c0-29 23-52 52-52 27 0 49 23 49 52 0 27-22 49-49 49-29 0-52-22-52-49z">
          <text:p/>
        </draw:path>
        <draw:path draw:style-name="gr6" draw:text-style-name="P2" draw:layer="layout" svg:width="0.1cm" svg:height="0.1cm" svg:x="3.549cm" svg:y="19.631cm" svg:viewBox="0 0 101 101" svg:d="M0 52c0-29 22-52 50-52s51 23 51 52c0 27-23 49-51 49s-50-22-50-49z">
          <text:p/>
        </draw:path>
        <draw:path draw:style-name="gr6" draw:text-style-name="P2" draw:layer="layout" svg:width="0.1cm" svg:height="0.1cm" svg:x="5.636cm" svg:y="16.908cm" svg:viewBox="0 0 101 101" svg:d="M0 49c0-27 23-49 52-49 27 0 49 22 49 49 0 28-22 52-49 52-29 0-52-24-52-52z">
          <text:p/>
        </draw:path>
        <draw:path draw:style-name="gr6" draw:text-style-name="P2" draw:layer="layout" svg:width="0.1cm" svg:height="0.1cm" svg:x="5.636cm" svg:y="17.162cm" svg:viewBox="0 0 101 101" svg:d="M0 50c0-28 23-50 52-50 27 0 49 22 49 50s-22 51-49 51c-29 0-52-23-52-51z">
          <text:p/>
        </draw:path>
        <draw:path draw:style-name="gr6" draw:text-style-name="P2" draw:layer="layout" svg:width="0.1cm" svg:height="0.1cm" svg:x="3.749cm" svg:y="18.945cm" svg:viewBox="0 0 101 101" svg:d="M0 50c0-28 22-50 50-50s51 22 51 50-23 51-51 51-50-23-50-51z">
          <text:p/>
        </draw:path>
        <draw:path draw:style-name="gr6" draw:text-style-name="P2" draw:layer="layout" svg:width="0.1cm" svg:height="0.1cm" svg:x="3.549cm" svg:y="18.945cm" svg:viewBox="0 0 101 101" svg:d="M0 50c0-28 22-50 50-50s51 22 51 50-23 51-51 51-50-23-50-51z">
          <text:p/>
        </draw:path>
        <draw:path draw:style-name="gr6" draw:text-style-name="P2" draw:layer="layout" svg:width="0.1cm" svg:height="0.1cm" svg:x="3.558cm" svg:y="17.346cm" svg:viewBox="0 0 101 101" svg:d="M0 51c0-28 23-51 52-51 27 0 49 23 49 51s-22 50-49 50c-29 0-52-22-52-50z">
          <text:p/>
        </draw:path>
        <draw:path draw:style-name="gr6" draw:text-style-name="P2" draw:layer="layout" svg:width="0.1cm" svg:height="0.1cm" svg:x="3.558cm" svg:y="17.546cm" svg:viewBox="0 0 101 101" svg:d="M0 51c0-28 23-51 52-51 27 0 49 23 49 51s-22 50-49 50c-29 0-52-22-52-50z">
          <text:p/>
        </draw:path>
        <draw:path draw:style-name="gr6" draw:text-style-name="P2" draw:layer="layout" svg:width="0.1cm" svg:height="0.1cm" svg:x="2.771cm" svg:y="17.345cm" svg:viewBox="0 0 101 101" svg:d="M0 50c0-28 22-50 50-50s51 22 51 50-23 51-51 51-50-23-50-51z">
          <text:p/>
        </draw:path>
        <draw:path draw:style-name="gr6" draw:text-style-name="P2" draw:layer="layout" svg:width="0.1cm" svg:height="0.1cm" svg:x="3.025cm" svg:y="17.345cm" svg:viewBox="0 0 101 101" svg:d="M0 50c0-28 22-50 51-50 28 0 50 22 50 50s-22 51-50 51c-29 0-51-23-51-51z">
          <text:p/>
        </draw:path>
        <draw:path draw:style-name="gr6" draw:text-style-name="P2" draw:layer="layout" svg:width="0.1cm" svg:height="0.1cm" svg:x="2.774cm" svg:y="17.829cm" svg:viewBox="0 0 101 101" svg:d="M0 51c0-28 24-51 52-51 27 0 49 23 49 51s-22 50-49 50c-28 0-52-22-52-50z">
          <text:p/>
        </draw:path>
        <draw:path draw:style-name="gr6" draw:text-style-name="P2" draw:layer="layout" svg:width="0.1cm" svg:height="0.1cm" svg:x="2.774cm" svg:y="18.591cm" svg:viewBox="0 0 101 101" svg:d="M0 51c0-28 24-51 52-51 27 0 49 23 49 51 0 27-22 50-49 50-28 0-52-23-52-50z">
          <text:p/>
        </draw:path>
        <draw:path draw:style-name="gr6" draw:text-style-name="P2" draw:layer="layout" svg:width="0.1cm" svg:height="0.1cm" svg:x="4.354cm" svg:y="16.767cm" svg:viewBox="0 0 101 101" svg:d="M0 50c0-28 23-50 52-50 27 0 49 22 49 50s-22 51-49 51c-29 0-52-23-52-51z">
          <text:p/>
        </draw:path>
        <draw:path draw:style-name="gr6" draw:text-style-name="P2" draw:layer="layout" svg:width="0.1cm" svg:height="0.1cm" svg:x="4.608cm" svg:y="16.767cm" svg:viewBox="0 0 101 101" svg:d="M0 50c0-28 23-50 51-50s50 22 50 50-22 51-50 51-51-23-51-51z">
          <text:p/>
        </draw:path>
        <draw:path draw:style-name="gr6" draw:text-style-name="P2" draw:layer="layout" svg:width="0.1cm" svg:height="0.1cm" svg:x="4.862cm" svg:y="16.767cm" svg:viewBox="0 0 101 101" svg:d="M0 50c0-28 24-50 52-50 27 0 49 22 49 50s-22 51-49 51c-28 0-52-23-52-51z">
          <text:p/>
        </draw:path>
        <draw:path draw:style-name="gr6" draw:text-style-name="P2" draw:layer="layout" svg:width="0.1cm" svg:height="0.101cm" svg:x="4.627cm" svg:y="19.074cm" svg:viewBox="0 0 101 102" svg:d="M0 50c0-27 23-50 52-50 27 0 49 23 49 50 0 28-22 52-49 52-29 0-52-24-52-52z">
          <text:p/>
        </draw:path>
        <draw:path draw:style-name="gr6" draw:text-style-name="P2" draw:layer="layout" svg:width="0.1cm" svg:height="0.101cm" svg:x="5.448cm" svg:y="19.074cm" svg:viewBox="0 0 101 102" svg:d="M0 50c0-27 23-50 50-50 28 0 51 23 51 50 0 28-23 52-51 52-27 0-50-24-50-52z">
          <text:p/>
        </draw:path>
        <draw:path draw:style-name="gr6" draw:text-style-name="P2" draw:layer="layout" svg:width="0.1cm" svg:height="0.101cm" svg:x="4.838cm" svg:y="19.074cm" svg:viewBox="0 0 101 102" svg:d="M0 50c0-27 22-50 50-50s51 23 51 50c0 28-23 52-51 52s-50-24-50-52z">
          <text:p/>
        </draw:path>
        <draw:path draw:style-name="gr6" draw:text-style-name="P2" draw:layer="layout" svg:width="0.1cm" svg:height="0.101cm" svg:x="5.038cm" svg:y="19.074cm" svg:viewBox="0 0 101 102" svg:d="M0 50c0-27 22-50 50-50s51 23 51 50c0 28-23 52-51 52s-50-24-50-52z">
          <text:p/>
        </draw:path>
        <draw:path draw:style-name="gr6" draw:text-style-name="P2" draw:layer="layout" svg:width="0.1cm" svg:height="0.101cm" svg:x="5.238cm" svg:y="19.074cm" svg:viewBox="0 0 101 102" svg:d="M0 50c0-27 22-50 50-50s51 23 51 50c0 28-23 52-51 52s-50-24-50-52z">
          <text:p/>
        </draw:path>
        <draw:path draw:style-name="gr6" draw:text-style-name="P2" draw:layer="layout" svg:width="0.1cm" svg:height="0.1cm" svg:x="4.836cm" svg:y="19.631cm" svg:viewBox="0 0 101 101" svg:d="M0 52c0-29 23-52 52-52 27 0 49 23 49 52 0 27-22 49-49 49-29 0-52-22-52-49z">
          <text:p/>
        </draw:path>
        <draw:path draw:style-name="gr6" draw:text-style-name="P2" draw:layer="layout" svg:width="0.1cm" svg:height="0.1cm" svg:x="3.549cm" svg:y="19.631cm" svg:viewBox="0 0 101 101" svg:d="M0 52c0-29 22-52 50-52s51 23 51 52c0 27-23 49-51 49s-50-22-50-49z">
          <text:p/>
        </draw:path>
        <draw:path draw:style-name="gr6" draw:text-style-name="P2" draw:layer="layout" svg:width="0.1cm" svg:height="0.1cm" svg:x="5.636cm" svg:y="16.908cm" svg:viewBox="0 0 101 101" svg:d="M0 49c0-27 23-49 52-49 27 0 49 22 49 49 0 28-22 52-49 52-29 0-52-24-52-52z">
          <text:p/>
        </draw:path>
        <draw:path draw:style-name="gr6" draw:text-style-name="P2" draw:layer="layout" svg:width="0.1cm" svg:height="0.1cm" svg:x="5.636cm" svg:y="17.162cm" svg:viewBox="0 0 101 101" svg:d="M0 50c0-28 23-50 52-50 27 0 49 22 49 50s-22 51-49 51c-29 0-52-23-52-51z">
          <text:p/>
        </draw:path>
        <draw:path draw:style-name="gr6" draw:text-style-name="P2" draw:layer="layout" svg:width="0.1cm" svg:height="0.1cm" svg:x="3.749cm" svg:y="18.945cm" svg:viewBox="0 0 101 101" svg:d="M0 50c0-28 22-50 50-50s51 22 51 50-23 51-51 51-50-23-50-51z">
          <text:p/>
        </draw:path>
        <draw:path draw:style-name="gr6" draw:text-style-name="P2" draw:layer="layout" svg:width="0.1cm" svg:height="0.1cm" svg:x="3.549cm" svg:y="18.945cm" svg:viewBox="0 0 101 101" svg:d="M0 50c0-28 22-50 50-50s51 22 51 50-23 51-51 51-50-23-50-51z">
          <text:p/>
        </draw:path>
        <draw:path draw:style-name="gr6" draw:text-style-name="P2" draw:layer="layout" svg:width="0.1cm" svg:height="0.1cm" svg:x="3.558cm" svg:y="17.346cm" svg:viewBox="0 0 101 101" svg:d="M0 51c0-28 23-51 52-51 27 0 49 23 49 51s-22 50-49 50c-29 0-52-22-52-50z">
          <text:p/>
        </draw:path>
        <draw:path draw:style-name="gr6" draw:text-style-name="P2" draw:layer="layout" svg:width="0.1cm" svg:height="0.1cm" svg:x="3.558cm" svg:y="17.546cm" svg:viewBox="0 0 101 101" svg:d="M0 51c0-28 23-51 52-51 27 0 49 23 49 51s-22 50-49 50c-29 0-52-22-52-50z">
          <text:p/>
        </draw:path>
        <draw:path draw:style-name="gr6" draw:text-style-name="P2" draw:layer="layout" svg:width="0.1cm" svg:height="0.1cm" svg:x="2.771cm" svg:y="17.345cm" svg:viewBox="0 0 101 101" svg:d="M0 50c0-28 22-50 50-50s51 22 51 50-23 51-51 51-50-23-50-51z">
          <text:p/>
        </draw:path>
        <draw:path draw:style-name="gr6" draw:text-style-name="P2" draw:layer="layout" svg:width="0.1cm" svg:height="0.1cm" svg:x="3.025cm" svg:y="17.345cm" svg:viewBox="0 0 101 101" svg:d="M0 50c0-28 22-50 51-50 28 0 50 22 50 50s-22 51-50 51c-29 0-51-23-51-51z">
          <text:p/>
        </draw:path>
        <draw:path draw:style-name="gr6" draw:text-style-name="P2" draw:layer="layout" svg:width="0.1cm" svg:height="0.1cm" svg:x="2.774cm" svg:y="17.829cm" svg:viewBox="0 0 101 101" svg:d="M0 51c0-28 24-51 52-51 27 0 49 23 49 51s-22 50-49 50c-28 0-52-22-52-50z">
          <text:p/>
        </draw:path>
        <draw:path draw:style-name="gr6" draw:text-style-name="P2" draw:layer="layout" svg:width="0.1cm" svg:height="0.1cm" svg:x="2.774cm" svg:y="18.591cm" svg:viewBox="0 0 101 101" svg:d="M0 51c0-28 24-51 52-51 27 0 49 23 49 51 0 27-22 50-49 50-28 0-52-23-52-50z">
          <text:p/>
        </draw:path>
        <draw:path draw:style-name="gr6" draw:text-style-name="P2" draw:layer="layout" svg:width="0.1cm" svg:height="0.1cm" svg:x="4.354cm" svg:y="16.767cm" svg:viewBox="0 0 101 101" svg:d="M0 50c0-28 23-50 52-50 27 0 49 22 49 50s-22 51-49 51c-29 0-52-23-52-51z">
          <text:p/>
        </draw:path>
        <draw:path draw:style-name="gr6" draw:text-style-name="P2" draw:layer="layout" svg:width="0.1cm" svg:height="0.1cm" svg:x="4.608cm" svg:y="16.767cm" svg:viewBox="0 0 101 101" svg:d="M0 50c0-28 23-50 51-50s50 22 50 50-22 51-50 51-51-23-51-51z">
          <text:p/>
        </draw:path>
        <draw:path draw:style-name="gr6" draw:text-style-name="P2" draw:layer="layout" svg:width="0.1cm" svg:height="0.1cm" svg:x="4.862cm" svg:y="16.767cm" svg:viewBox="0 0 101 101" svg:d="M0 50c0-28 24-50 52-50 27 0 49 22 49 50s-22 51-49 51c-28 0-52-23-52-51z">
          <text:p/>
        </draw:path>
        <draw:path draw:style-name="gr6" draw:text-style-name="P2" draw:layer="layout" svg:width="0.1cm" svg:height="0.101cm" svg:x="4.627cm" svg:y="19.074cm" svg:viewBox="0 0 101 102" svg:d="M0 50c0-27 23-50 52-50 27 0 49 23 49 50 0 28-22 52-49 52-29 0-52-24-52-52z">
          <text:p/>
        </draw:path>
        <draw:path draw:style-name="gr6" draw:text-style-name="P2" draw:layer="layout" svg:width="0.1cm" svg:height="0.101cm" svg:x="5.448cm" svg:y="19.074cm" svg:viewBox="0 0 101 102" svg:d="M0 50c0-27 23-50 50-50 28 0 51 23 51 50 0 28-23 52-51 52-27 0-50-24-50-52z">
          <text:p/>
        </draw:path>
        <draw:path draw:style-name="gr6" draw:text-style-name="P2" draw:layer="layout" svg:width="0.1cm" svg:height="0.101cm" svg:x="4.838cm" svg:y="19.074cm" svg:viewBox="0 0 101 102" svg:d="M0 50c0-27 22-50 50-50s51 23 51 50c0 28-23 52-51 52s-50-24-50-52z">
          <text:p/>
        </draw:path>
        <draw:path draw:style-name="gr6" draw:text-style-name="P2" draw:layer="layout" svg:width="0.1cm" svg:height="0.101cm" svg:x="5.038cm" svg:y="19.074cm" svg:viewBox="0 0 101 102" svg:d="M0 50c0-27 22-50 50-50s51 23 51 50c0 28-23 52-51 52s-50-24-50-52z">
          <text:p/>
        </draw:path>
        <draw:path draw:style-name="gr6" draw:text-style-name="P2" draw:layer="layout" svg:width="0.1cm" svg:height="0.101cm" svg:x="5.238cm" svg:y="19.074cm" svg:viewBox="0 0 101 102" svg:d="M0 50c0-27 22-50 50-50s51 23 51 50c0 28-23 52-51 52s-50-24-50-52z">
          <text:p/>
        </draw:path>
        <draw:path draw:style-name="gr6" draw:text-style-name="P2" draw:layer="layout" svg:width="0.1cm" svg:height="0.1cm" svg:x="4.836cm" svg:y="19.631cm" svg:viewBox="0 0 101 101" svg:d="M0 52c0-29 23-52 52-52 27 0 49 23 49 52 0 27-22 49-49 49-29 0-52-22-52-49z">
          <text:p/>
        </draw:path>
        <draw:path draw:style-name="gr6" draw:text-style-name="P2" draw:layer="layout" svg:width="0.1cm" svg:height="0.1cm" svg:x="3.549cm" svg:y="19.631cm" svg:viewBox="0 0 101 101" svg:d="M0 52c0-29 22-52 50-52s51 23 51 52c0 27-23 49-51 49s-50-22-50-49z">
          <text:p/>
        </draw:path>
        <draw:path draw:style-name="gr6" draw:text-style-name="P2" draw:layer="layout" svg:width="0.1cm" svg:height="0.1cm" svg:x="5.636cm" svg:y="16.908cm" svg:viewBox="0 0 101 101" svg:d="M0 49c0-27 23-49 52-49 27 0 49 22 49 49 0 28-22 52-49 52-29 0-52-24-52-52z">
          <text:p/>
        </draw:path>
        <draw:path draw:style-name="gr6" draw:text-style-name="P2" draw:layer="layout" svg:width="0.1cm" svg:height="0.1cm" svg:x="5.636cm" svg:y="17.162cm" svg:viewBox="0 0 101 101" svg:d="M0 50c0-28 23-50 52-50 27 0 49 22 49 50s-22 51-49 51c-29 0-52-23-52-51z">
          <text:p/>
        </draw:path>
        <draw:path draw:style-name="gr6" draw:text-style-name="P2" draw:layer="layout" svg:width="0.1cm" svg:height="0.1cm" svg:x="3.749cm" svg:y="18.945cm" svg:viewBox="0 0 101 101" svg:d="M0 50c0-28 22-50 50-50s51 22 51 50-23 51-51 51-50-23-50-51z">
          <text:p/>
        </draw:path>
        <draw:path draw:style-name="gr6" draw:text-style-name="P2" draw:layer="layout" svg:width="0.1cm" svg:height="0.1cm" svg:x="3.549cm" svg:y="18.945cm" svg:viewBox="0 0 101 101" svg:d="M0 50c0-28 22-50 50-50s51 22 51 50-23 51-51 51-50-23-50-51z">
          <text:p/>
        </draw:path>
        <draw:path draw:style-name="gr6" draw:text-style-name="P2" draw:layer="layout" svg:width="0.1cm" svg:height="0.1cm" svg:x="3.558cm" svg:y="17.346cm" svg:viewBox="0 0 101 101" svg:d="M0 51c0-28 23-51 52-51 27 0 49 23 49 51s-22 50-49 50c-29 0-52-22-52-50z">
          <text:p/>
        </draw:path>
        <draw:path draw:style-name="gr6" draw:text-style-name="P2" draw:layer="layout" svg:width="0.1cm" svg:height="0.1cm" svg:x="3.558cm" svg:y="17.546cm" svg:viewBox="0 0 101 101" svg:d="M0 51c0-28 23-51 52-51 27 0 49 23 49 51s-22 50-49 50c-29 0-52-22-52-50z">
          <text:p/>
        </draw:path>
        <draw:path draw:style-name="gr6" draw:text-style-name="P2" draw:layer="layout" svg:width="0.1cm" svg:height="0.1cm" svg:x="2.771cm" svg:y="17.345cm" svg:viewBox="0 0 101 101" svg:d="M0 50c0-28 22-50 50-50s51 22 51 50-23 51-51 51-50-23-50-51z">
          <text:p/>
        </draw:path>
        <draw:path draw:style-name="gr6" draw:text-style-name="P2" draw:layer="layout" svg:width="0.1cm" svg:height="0.1cm" svg:x="3.025cm" svg:y="17.345cm" svg:viewBox="0 0 101 101" svg:d="M0 50c0-28 22-50 51-50 28 0 50 22 50 50s-22 51-50 51c-29 0-51-23-51-51z">
          <text:p/>
        </draw:path>
        <draw:path draw:style-name="gr6" draw:text-style-name="P2" draw:layer="layout" svg:width="0.1cm" svg:height="0.1cm" svg:x="2.774cm" svg:y="17.829cm" svg:viewBox="0 0 101 101" svg:d="M0 51c0-28 24-51 52-51 27 0 49 23 49 51s-22 50-49 50c-28 0-52-22-52-50z">
          <text:p/>
        </draw:path>
        <draw:path draw:style-name="gr6" draw:text-style-name="P2" draw:layer="layout" svg:width="0.1cm" svg:height="0.1cm" svg:x="2.774cm" svg:y="18.591cm" svg:viewBox="0 0 101 101" svg:d="M0 51c0-28 24-51 52-51 27 0 49 23 49 51 0 27-22 50-49 50-28 0-52-23-52-50z">
          <text:p/>
        </draw:path>
        <draw:path draw:style-name="gr6" draw:text-style-name="P2" draw:layer="layout" svg:width="0.1cm" svg:height="0.1cm" svg:x="4.354cm" svg:y="16.767cm" svg:viewBox="0 0 101 101" svg:d="M0 50c0-28 23-50 52-50 27 0 49 22 49 50s-22 51-49 51c-29 0-52-23-52-51z">
          <text:p/>
        </draw:path>
        <draw:path draw:style-name="gr6" draw:text-style-name="P2" draw:layer="layout" svg:width="0.1cm" svg:height="0.1cm" svg:x="4.608cm" svg:y="16.767cm" svg:viewBox="0 0 101 101" svg:d="M0 50c0-28 23-50 51-50s50 22 50 50-22 51-50 51-51-23-51-51z">
          <text:p/>
        </draw:path>
        <draw:path draw:style-name="gr6" draw:text-style-name="P2" draw:layer="layout" svg:width="0.1cm" svg:height="0.1cm" svg:x="4.862cm" svg:y="16.767cm" svg:viewBox="0 0 101 101" svg:d="M0 50c0-28 24-50 52-50 27 0 49 22 49 50s-22 51-49 51c-28 0-52-23-52-51z">
          <text:p/>
        </draw:path>
        <draw:path draw:style-name="gr6" draw:text-style-name="P2" draw:layer="layout" svg:width="0.1cm" svg:height="0.101cm" svg:x="4.627cm" svg:y="19.074cm" svg:viewBox="0 0 101 102" svg:d="M0 50c0-27 23-50 52-50 27 0 49 23 49 50 0 28-22 52-49 52-29 0-52-24-52-52z">
          <text:p/>
        </draw:path>
        <draw:path draw:style-name="gr6" draw:text-style-name="P2" draw:layer="layout" svg:width="0.1cm" svg:height="0.101cm" svg:x="5.448cm" svg:y="19.074cm" svg:viewBox="0 0 101 102" svg:d="M0 50c0-27 23-50 50-50 28 0 51 23 51 50 0 28-23 52-51 52-27 0-50-24-50-52z">
          <text:p/>
        </draw:path>
        <draw:path draw:style-name="gr6" draw:text-style-name="P2" draw:layer="layout" svg:width="0.1cm" svg:height="0.101cm" svg:x="4.838cm" svg:y="19.074cm" svg:viewBox="0 0 101 102" svg:d="M0 50c0-27 22-50 50-50s51 23 51 50c0 28-23 52-51 52s-50-24-50-52z">
          <text:p/>
        </draw:path>
        <draw:path draw:style-name="gr6" draw:text-style-name="P2" draw:layer="layout" svg:width="0.1cm" svg:height="0.101cm" svg:x="5.038cm" svg:y="19.074cm" svg:viewBox="0 0 101 102" svg:d="M0 50c0-27 22-50 50-50s51 23 51 50c0 28-23 52-51 52s-50-24-50-52z">
          <text:p/>
        </draw:path>
        <draw:path draw:style-name="gr6" draw:text-style-name="P2" draw:layer="layout" svg:width="0.1cm" svg:height="0.101cm" svg:x="5.238cm" svg:y="19.074cm" svg:viewBox="0 0 101 102" svg:d="M0 50c0-27 22-50 50-50s51 23 51 50c0 28-23 52-51 52s-50-24-50-52z">
          <text:p/>
        </draw:path>
        <draw:path draw:style-name="gr6" draw:text-style-name="P2" draw:layer="layout" svg:width="0.1cm" svg:height="0.1cm" svg:x="4.836cm" svg:y="19.631cm" svg:viewBox="0 0 101 101" svg:d="M0 52c0-29 23-52 52-52 27 0 49 23 49 52 0 27-22 49-49 49-29 0-52-22-52-49z">
          <text:p/>
        </draw:path>
        <draw:path draw:style-name="gr6" draw:text-style-name="P2" draw:layer="layout" svg:width="0.1cm" svg:height="0.1cm" svg:x="3.549cm" svg:y="19.631cm" svg:viewBox="0 0 101 101" svg:d="M0 52c0-29 22-52 50-52s51 23 51 52c0 27-23 49-51 49s-50-22-50-49z">
          <text:p/>
        </draw:path>
        <draw:line draw:style-name="gr16" draw:text-style-name="P1" draw:layer="layout" svg:x1="2.42cm" svg:y1="16.751cm" svg:x2="2.42cm" svg:y2="16.232cm">
          <text:p/>
        </draw:line>
        <draw:line draw:style-name="gr16" draw:text-style-name="P1" draw:layer="layout" svg:x1="6.06cm" svg:y1="20.25cm" svg:x2="6.06cm" svg:y2="16.751cm">
          <text:p/>
        </draw:line>
        <draw:line draw:style-name="gr16" draw:text-style-name="P1" draw:layer="layout" svg:x1="2.42cm" svg:y1="16.751cm" svg:x2="2.42cm" svg:y2="20.25cm">
          <text:p/>
        </draw:line>
        <draw:line draw:style-name="gr16" draw:text-style-name="P1" draw:layer="layout" svg:x1="6.06cm" svg:y1="16.751cm" svg:x2="6.06cm" svg:y2="16.232cm">
          <text:p/>
        </draw:line>
        <draw:line draw:style-name="gr16" draw:text-style-name="P1" draw:layer="layout" svg:x1="6.06cm" svg:y1="20.25cm" svg:x2="2.42cm" svg:y2="20.25cm">
          <text:p/>
        </draw:line>
        <draw:line draw:style-name="gr16" draw:text-style-name="P1" draw:layer="layout" svg:x1="2.42cm" svg:y1="16.232cm" svg:x2="6.06cm" svg:y2="16.232cm">
          <text:p/>
        </draw:line>
        <draw:path draw:style-name="gr6" draw:text-style-name="P2" draw:layer="layout" svg:width="0.1cm" svg:height="0.1cm" svg:x="5.636cm" svg:y="16.908cm" svg:viewBox="0 0 101 101" svg:d="M0 49c0-27 23-49 52-49 27 0 49 22 49 49 0 28-22 52-49 52-29 0-52-24-52-52z">
          <text:p/>
        </draw:path>
        <draw:path draw:style-name="gr6" draw:text-style-name="P2" draw:layer="layout" svg:width="0.1cm" svg:height="0.1cm" svg:x="5.636cm" svg:y="17.162cm" svg:viewBox="0 0 101 101" svg:d="M0 50c0-28 23-50 52-50 27 0 49 22 49 50s-22 51-49 51c-29 0-52-23-52-51z">
          <text:p/>
        </draw:path>
        <draw:path draw:style-name="gr6" draw:text-style-name="P2" draw:layer="layout" svg:width="0.1cm" svg:height="0.1cm" svg:x="3.749cm" svg:y="18.945cm" svg:viewBox="0 0 101 101" svg:d="M0 50c0-28 22-50 50-50s51 22 51 50-23 51-51 51-50-23-50-51z">
          <text:p/>
        </draw:path>
        <draw:path draw:style-name="gr6" draw:text-style-name="P2" draw:layer="layout" svg:width="0.1cm" svg:height="0.1cm" svg:x="3.549cm" svg:y="18.945cm" svg:viewBox="0 0 101 101" svg:d="M0 50c0-28 22-50 50-50s51 22 51 50-23 51-51 51-50-23-50-51z">
          <text:p/>
        </draw:path>
        <draw:path draw:style-name="gr6" draw:text-style-name="P2" draw:layer="layout" svg:width="0.1cm" svg:height="0.1cm" svg:x="3.558cm" svg:y="17.346cm" svg:viewBox="0 0 101 101" svg:d="M0 51c0-28 23-51 52-51 27 0 49 23 49 51s-22 50-49 50c-29 0-52-22-52-50z">
          <text:p/>
        </draw:path>
        <draw:path draw:style-name="gr6" draw:text-style-name="P2" draw:layer="layout" svg:width="0.1cm" svg:height="0.1cm" svg:x="3.558cm" svg:y="17.546cm" svg:viewBox="0 0 101 101" svg:d="M0 51c0-28 23-51 52-51 27 0 49 23 49 51s-22 50-49 50c-29 0-52-22-52-50z">
          <text:p/>
        </draw:path>
        <draw:path draw:style-name="gr6" draw:text-style-name="P2" draw:layer="layout" svg:width="0.1cm" svg:height="0.1cm" svg:x="2.771cm" svg:y="17.345cm" svg:viewBox="0 0 101 101" svg:d="M0 50c0-28 22-50 50-50s51 22 51 50-23 51-51 51-50-23-50-51z">
          <text:p/>
        </draw:path>
        <draw:path draw:style-name="gr6" draw:text-style-name="P2" draw:layer="layout" svg:width="0.1cm" svg:height="0.1cm" svg:x="3.025cm" svg:y="17.345cm" svg:viewBox="0 0 101 101" svg:d="M0 50c0-28 22-50 51-50 28 0 50 22 50 50s-22 51-50 51c-29 0-51-23-51-51z">
          <text:p/>
        </draw:path>
        <draw:path draw:style-name="gr6" draw:text-style-name="P2" draw:layer="layout" svg:width="0.1cm" svg:height="0.1cm" svg:x="2.774cm" svg:y="17.829cm" svg:viewBox="0 0 101 101" svg:d="M0 51c0-28 24-51 52-51 27 0 49 23 49 51s-22 50-49 50c-28 0-52-22-52-50z">
          <text:p/>
        </draw:path>
        <draw:path draw:style-name="gr6" draw:text-style-name="P2" draw:layer="layout" svg:width="0.1cm" svg:height="0.1cm" svg:x="2.774cm" svg:y="18.591cm" svg:viewBox="0 0 101 101" svg:d="M0 51c0-28 24-51 52-51 27 0 49 23 49 51 0 27-22 50-49 50-28 0-52-23-52-50z">
          <text:p/>
        </draw:path>
        <draw:path draw:style-name="gr6" draw:text-style-name="P2" draw:layer="layout" svg:width="0.1cm" svg:height="0.1cm" svg:x="4.354cm" svg:y="16.767cm" svg:viewBox="0 0 101 101" svg:d="M0 50c0-28 23-50 52-50 27 0 49 22 49 50s-22 51-49 51c-29 0-52-23-52-51z">
          <text:p/>
        </draw:path>
        <draw:path draw:style-name="gr6" draw:text-style-name="P2" draw:layer="layout" svg:width="0.1cm" svg:height="0.1cm" svg:x="4.608cm" svg:y="16.767cm" svg:viewBox="0 0 101 101" svg:d="M0 50c0-28 23-50 51-50s50 22 50 50-22 51-50 51-51-23-51-51z">
          <text:p/>
        </draw:path>
        <draw:path draw:style-name="gr6" draw:text-style-name="P2" draw:layer="layout" svg:width="0.1cm" svg:height="0.1cm" svg:x="4.862cm" svg:y="16.767cm" svg:viewBox="0 0 101 101" svg:d="M0 50c0-28 24-50 52-50 27 0 49 22 49 50s-22 51-49 51c-28 0-52-23-52-51z">
          <text:p/>
        </draw:path>
        <draw:path draw:style-name="gr6" draw:text-style-name="P2" draw:layer="layout" svg:width="0.1cm" svg:height="0.101cm" svg:x="4.627cm" svg:y="19.074cm" svg:viewBox="0 0 101 102" svg:d="M0 50c0-27 23-50 52-50 27 0 49 23 49 50 0 28-22 52-49 52-29 0-52-24-52-52z">
          <text:p/>
        </draw:path>
        <draw:path draw:style-name="gr6" draw:text-style-name="P2" draw:layer="layout" svg:width="0.1cm" svg:height="0.101cm" svg:x="5.448cm" svg:y="19.074cm" svg:viewBox="0 0 101 102" svg:d="M0 50c0-27 23-50 50-50 28 0 51 23 51 50 0 28-23 52-51 52-27 0-50-24-50-52z">
          <text:p/>
        </draw:path>
        <draw:path draw:style-name="gr6" draw:text-style-name="P2" draw:layer="layout" svg:width="0.1cm" svg:height="0.101cm" svg:x="4.838cm" svg:y="19.074cm" svg:viewBox="0 0 101 102" svg:d="M0 50c0-27 22-50 50-50s51 23 51 50c0 28-23 52-51 52s-50-24-50-52z">
          <text:p/>
        </draw:path>
        <draw:path draw:style-name="gr6" draw:text-style-name="P2" draw:layer="layout" svg:width="0.1cm" svg:height="0.101cm" svg:x="5.038cm" svg:y="19.074cm" svg:viewBox="0 0 101 102" svg:d="M0 50c0-27 22-50 50-50s51 23 51 50c0 28-23 52-51 52s-50-24-50-52z">
          <text:p/>
        </draw:path>
        <draw:path draw:style-name="gr6" draw:text-style-name="P2" draw:layer="layout" svg:width="0.1cm" svg:height="0.101cm" svg:x="5.238cm" svg:y="19.074cm" svg:viewBox="0 0 101 102" svg:d="M0 50c0-27 22-50 50-50s51 23 51 50c0 28-23 52-51 52s-50-24-50-52z">
          <text:p/>
        </draw:path>
        <draw:path draw:style-name="gr6" draw:text-style-name="P2" draw:layer="layout" svg:width="0.1cm" svg:height="0.1cm" svg:x="4.836cm" svg:y="19.631cm" svg:viewBox="0 0 101 101" svg:d="M0 52c0-29 23-52 52-52 27 0 49 23 49 52 0 27-22 49-49 49-29 0-52-22-52-49z">
          <text:p/>
        </draw:path>
        <draw:path draw:style-name="gr6" draw:text-style-name="P2" draw:layer="layout" svg:width="0.1cm" svg:height="0.1cm" svg:x="3.549cm" svg:y="19.631cm" svg:viewBox="0 0 101 101" svg:d="M0 52c0-29 22-52 50-52s51 23 51 52c0 27-23 49-51 49s-50-22-50-49z">
          <text:p/>
        </draw:path>
        <draw:path draw:style-name="gr15" draw:text-style-name="P3" draw:layer="layout" svg:width="0.1cm" svg:height="0.1cm" svg:x="5.636cm" svg:y="16.908cm" svg:viewBox="0 0 101 101" svg:d="M0 49c0-27 23-49 52-49 27 0 49 22 49 49 0 28-22 52-49 52-29 0-52-24-52-52z">
          <text:p/>
        </draw:path>
        <draw:path draw:style-name="gr15" draw:text-style-name="P3" draw:layer="layout" svg:width="0.1cm" svg:height="0.1cm" svg:x="5.636cm" svg:y="17.162cm" svg:viewBox="0 0 101 101" svg:d="M0 50c0-28 23-50 52-50 27 0 49 22 49 50s-22 51-49 51c-29 0-52-23-52-51z">
          <text:p/>
        </draw:path>
        <draw:path draw:style-name="gr15" draw:text-style-name="P3" draw:layer="layout" svg:width="0.1cm" svg:height="0.1cm" svg:x="3.749cm" svg:y="18.945cm" svg:viewBox="0 0 101 101" svg:d="M0 50c0-28 22-50 50-50s51 22 51 50-23 51-51 51-50-23-50-51z">
          <text:p/>
        </draw:path>
        <draw:path draw:style-name="gr15" draw:text-style-name="P3" draw:layer="layout" svg:width="0.1cm" svg:height="0.1cm" svg:x="3.549cm" svg:y="18.945cm" svg:viewBox="0 0 101 101" svg:d="M0 50c0-28 22-50 50-50s51 22 51 50-23 51-51 51-50-23-50-51z">
          <text:p/>
        </draw:path>
        <draw:path draw:style-name="gr15" draw:text-style-name="P3" draw:layer="layout" svg:width="0.1cm" svg:height="0.1cm" svg:x="3.558cm" svg:y="17.346cm" svg:viewBox="0 0 101 101" svg:d="M0 51c0-28 23-51 52-51 27 0 49 23 49 51s-22 50-49 50c-29 0-52-22-52-50z">
          <text:p/>
        </draw:path>
        <draw:path draw:style-name="gr15" draw:text-style-name="P3" draw:layer="layout" svg:width="0.1cm" svg:height="0.1cm" svg:x="3.558cm" svg:y="17.546cm" svg:viewBox="0 0 101 101" svg:d="M0 51c0-28 23-51 52-51 27 0 49 23 49 51s-22 50-49 50c-29 0-52-22-52-50z">
          <text:p/>
        </draw:path>
        <draw:path draw:style-name="gr15" draw:text-style-name="P3" draw:layer="layout" svg:width="0.1cm" svg:height="0.1cm" svg:x="2.771cm" svg:y="17.345cm" svg:viewBox="0 0 101 101" svg:d="M0 50c0-28 22-50 50-50s51 22 51 50-23 51-51 51-50-23-50-51z">
          <text:p/>
        </draw:path>
        <draw:path draw:style-name="gr15" draw:text-style-name="P3" draw:layer="layout" svg:width="0.1cm" svg:height="0.1cm" svg:x="3.025cm" svg:y="17.345cm" svg:viewBox="0 0 101 101" svg:d="M0 50c0-28 22-50 51-50 28 0 50 22 50 50s-22 51-50 51c-29 0-51-23-51-51z">
          <text:p/>
        </draw:path>
        <draw:path draw:style-name="gr15" draw:text-style-name="P3" draw:layer="layout" svg:width="0.1cm" svg:height="0.1cm" svg:x="2.774cm" svg:y="17.829cm" svg:viewBox="0 0 101 101" svg:d="M0 51c0-28 24-51 52-51 27 0 49 23 49 51s-22 50-49 50c-28 0-52-22-52-50z">
          <text:p/>
        </draw:path>
        <draw:path draw:style-name="gr15" draw:text-style-name="P3" draw:layer="layout" svg:width="0.1cm" svg:height="0.1cm" svg:x="2.774cm" svg:y="18.591cm" svg:viewBox="0 0 101 101" svg:d="M0 51c0-28 24-51 52-51 27 0 49 23 49 51 0 27-22 50-49 50-28 0-52-23-52-50z">
          <text:p/>
        </draw:path>
        <draw:path draw:style-name="gr15" draw:text-style-name="P3" draw:layer="layout" svg:width="0.1cm" svg:height="0.1cm" svg:x="4.354cm" svg:y="16.767cm" svg:viewBox="0 0 101 101" svg:d="M0 50c0-28 23-50 52-50 27 0 49 22 49 50s-22 51-49 51c-29 0-52-23-52-51z">
          <text:p/>
        </draw:path>
        <draw:path draw:style-name="gr15" draw:text-style-name="P3" draw:layer="layout" svg:width="0.1cm" svg:height="0.1cm" svg:x="4.608cm" svg:y="16.767cm" svg:viewBox="0 0 101 101" svg:d="M0 50c0-28 23-50 51-50s50 22 50 50-22 51-50 51-51-23-51-51z">
          <text:p/>
        </draw:path>
        <draw:path draw:style-name="gr15" draw:text-style-name="P3" draw:layer="layout" svg:width="0.1cm" svg:height="0.1cm" svg:x="4.862cm" svg:y="16.767cm" svg:viewBox="0 0 101 101" svg:d="M0 50c0-28 24-50 52-50 27 0 49 22 49 50s-22 51-49 51c-28 0-52-23-52-51z">
          <text:p/>
        </draw:path>
        <draw:path draw:style-name="gr15" draw:text-style-name="P3" draw:layer="layout" svg:width="0.1cm" svg:height="0.101cm" svg:x="4.627cm" svg:y="19.074cm" svg:viewBox="0 0 101 102" svg:d="M0 50c0-27 23-50 52-50 27 0 49 23 49 50 0 28-22 52-49 52-29 0-52-24-52-52z">
          <text:p/>
        </draw:path>
        <draw:path draw:style-name="gr15" draw:text-style-name="P3" draw:layer="layout" svg:width="0.1cm" svg:height="0.101cm" svg:x="5.448cm" svg:y="19.074cm" svg:viewBox="0 0 101 102" svg:d="M0 50c0-27 23-50 50-50 28 0 51 23 51 50 0 28-23 52-51 52-27 0-50-24-50-52z">
          <text:p/>
        </draw:path>
        <draw:path draw:style-name="gr15" draw:text-style-name="P3" draw:layer="layout" svg:width="0.1cm" svg:height="0.101cm" svg:x="4.838cm" svg:y="19.074cm" svg:viewBox="0 0 101 102" svg:d="M0 50c0-27 22-50 50-50s51 23 51 50c0 28-23 52-51 52s-50-24-50-52z">
          <text:p/>
        </draw:path>
        <draw:path draw:style-name="gr15" draw:text-style-name="P3" draw:layer="layout" svg:width="0.1cm" svg:height="0.101cm" svg:x="5.038cm" svg:y="19.074cm" svg:viewBox="0 0 101 102" svg:d="M0 50c0-27 22-50 50-50s51 23 51 50c0 28-23 52-51 52s-50-24-50-52z">
          <text:p/>
        </draw:path>
        <draw:path draw:style-name="gr15" draw:text-style-name="P3" draw:layer="layout" svg:width="0.1cm" svg:height="0.101cm" svg:x="5.238cm" svg:y="19.074cm" svg:viewBox="0 0 101 102" svg:d="M0 50c0-27 22-50 50-50s51 23 51 50c0 28-23 52-51 52s-50-24-50-52z">
          <text:p/>
        </draw:path>
        <draw:path draw:style-name="gr15" draw:text-style-name="P3" draw:layer="layout" svg:width="0.1cm" svg:height="0.1cm" svg:x="4.836cm" svg:y="19.631cm" svg:viewBox="0 0 101 101" svg:d="M0 52c0-29 23-52 52-52 27 0 49 23 49 52 0 27-22 49-49 49-29 0-52-22-52-49z">
          <text:p/>
        </draw:path>
        <draw:path draw:style-name="gr15" draw:text-style-name="P3" draw:layer="layout" svg:width="0.1cm" svg:height="0.1cm" svg:x="3.549cm" svg:y="19.631cm" svg:viewBox="0 0 101 101" svg:d="M0 52c0-29 22-52 50-52s51 23 51 52c0 27-23 49-51 49s-50-22-50-49z">
          <text:p/>
        </draw:path>
        <draw:line draw:style-name="gr1" draw:text-style-name="P1" draw:layer="layout" svg:x1="11.193cm" svg:y1="18.653cm" svg:x2="11.175cm" svg:y2="18.66cm">
          <text:p/>
        </draw:line>
        <draw:line draw:style-name="gr1" draw:text-style-name="P1" draw:layer="layout" svg:x1="11.175cm" svg:y1="18.659cm" svg:x2="11.146cm" svg:y2="18.659cm">
          <text:p/>
        </draw:line>
        <draw:line draw:style-name="gr1" draw:text-style-name="P1" draw:layer="layout" svg:x1="11.147cm" svg:y1="18.66cm" svg:x2="11.135cm" svg:y2="18.653cm">
          <text:p/>
        </draw:line>
        <draw:line draw:style-name="gr1" draw:text-style-name="P1" draw:layer="layout" svg:x1="11.136cm" svg:y1="18.654cm" svg:x2="11.129cm" svg:y2="18.648cm">
          <text:p/>
        </draw:line>
        <draw:line draw:style-name="gr1" draw:text-style-name="P1" draw:layer="layout" svg:x1="11.13cm" svg:y1="18.649cm" svg:x2="11.123cm" svg:y2="18.636cm">
          <text:p/>
        </draw:line>
        <draw:line draw:style-name="gr1" draw:text-style-name="P1" draw:layer="layout" svg:x1="11.123cm" svg:y1="18.636cm" svg:x2="11.123cm" svg:y2="18.625cm">
          <text:p/>
        </draw:line>
        <draw:line draw:style-name="gr1" draw:text-style-name="P1" draw:layer="layout" svg:x1="11.123cm" svg:y1="18.626cm" svg:x2="11.13cm" svg:y2="18.613cm">
          <text:p/>
        </draw:line>
        <draw:line draw:style-name="gr1" draw:text-style-name="P1" draw:layer="layout" svg:x1="11.129cm" svg:y1="18.614cm" svg:x2="11.136cm" svg:y2="18.608cm">
          <text:p/>
        </draw:line>
        <draw:line draw:style-name="gr1" draw:text-style-name="P1" draw:layer="layout" svg:x1="11.135cm" svg:y1="18.609cm" svg:x2="11.147cm" svg:y2="18.602cm">
          <text:p/>
        </draw:line>
        <draw:line draw:style-name="gr1" draw:text-style-name="P1" draw:layer="layout" svg:x1="11.146cm" svg:y1="18.603cm" svg:x2="11.17cm" svg:y2="18.596cm">
          <text:p/>
        </draw:line>
        <draw:line draw:style-name="gr1" draw:text-style-name="P1" draw:layer="layout" svg:x1="11.169cm" svg:y1="18.597cm" svg:x2="11.182cm" svg:y2="18.591cm">
          <text:p/>
        </draw:line>
        <draw:line draw:style-name="gr1" draw:text-style-name="P1" draw:layer="layout" svg:x1="11.181cm" svg:y1="18.592cm" svg:x2="11.187cm" svg:y2="18.585cm">
          <text:p/>
        </draw:line>
        <draw:line draw:style-name="gr1" draw:text-style-name="P1" draw:layer="layout" svg:x1="11.186cm" svg:y1="18.586cm" svg:x2="11.193cm" svg:y2="18.573cm">
          <text:p/>
        </draw:line>
        <draw:line draw:style-name="gr1" draw:text-style-name="P1" draw:layer="layout" svg:x1="11.192cm" svg:y1="18.573cm" svg:x2="11.192cm" svg:y2="18.562cm">
          <text:p/>
        </draw:line>
        <draw:line draw:style-name="gr1" draw:text-style-name="P1" draw:layer="layout" svg:x1="11.193cm" svg:y1="18.563cm" svg:x2="11.186cm" svg:y2="18.551cm">
          <text:p/>
        </draw:line>
        <draw:line draw:style-name="gr1" draw:text-style-name="P1" draw:layer="layout" svg:x1="11.187cm" svg:y1="18.552cm" svg:x2="11.181cm" svg:y2="18.545cm">
          <text:p/>
        </draw:line>
        <draw:line draw:style-name="gr1" draw:text-style-name="P1" draw:layer="layout" svg:x1="11.182cm" svg:y1="18.547cm" svg:x2="11.169cm" svg:y2="18.539cm">
          <text:p/>
        </draw:line>
        <draw:line draw:style-name="gr1" draw:text-style-name="P1" draw:layer="layout" svg:x1="11.169cm" svg:y1="18.539cm" svg:x2="11.141cm" svg:y2="18.539cm">
          <text:p/>
        </draw:line>
        <draw:line draw:style-name="gr1" draw:text-style-name="P1" draw:layer="layout" svg:x1="11.142cm" svg:y1="18.539cm" svg:x2="11.123cm" svg:y2="18.547cm">
          <text:p/>
        </draw:line>
        <draw:line draw:style-name="gr1" draw:text-style-name="P1" draw:layer="layout" svg:x1="11.084cm" svg:y1="18.539cm" svg:x2="11.055cm" svg:y2="18.66cm">
          <text:p/>
        </draw:line>
        <draw:line draw:style-name="gr1" draw:text-style-name="P1" draw:layer="layout" svg:x1="11.056cm" svg:y1="18.66cm" svg:x2="11.032cm" svg:y2="18.573cm">
          <text:p/>
        </draw:line>
        <draw:line draw:style-name="gr1" draw:text-style-name="P1" draw:layer="layout" svg:x1="11.033cm" svg:y1="18.573cm" svg:x2="11.009cm" svg:y2="18.66cm">
          <text:p/>
        </draw:line>
        <draw:line draw:style-name="gr1" draw:text-style-name="P1" draw:layer="layout" svg:x1="11.01cm" svg:y1="18.66cm" svg:x2="10.981cm" svg:y2="18.539cm">
          <text:p/>
        </draw:line>
        <draw:line draw:style-name="gr1" draw:text-style-name="P1" draw:layer="layout" svg:x1="10.872cm" svg:y1="18.659cm" svg:x2="10.941cm" svg:y2="18.659cm">
          <text:p/>
        </draw:line>
        <draw:line draw:style-name="gr1" draw:text-style-name="P1" draw:layer="layout" svg:x1="10.906cm" svg:y1="18.659cm" svg:x2="10.906cm" svg:y2="18.539cm">
          <text:p/>
        </draw:line>
        <draw:line draw:style-name="gr1" draw:text-style-name="P1" draw:layer="layout" svg:x1="10.906cm" svg:y1="18.539cm" svg:x2="10.919cm" svg:y2="18.557cm">
          <text:p/>
        </draw:line>
        <draw:line draw:style-name="gr1" draw:text-style-name="P1" draw:layer="layout" svg:x1="10.918cm" svg:y1="18.556cm" svg:x2="10.93cm" svg:y2="18.569cm">
          <text:p/>
        </draw:line>
        <draw:line draw:style-name="gr1" draw:text-style-name="P1" draw:layer="layout" svg:x1="10.929cm" svg:y1="18.568cm" svg:x2="10.942cm" svg:y2="18.574cm">
          <text:p/>
        </draw:line>
        <draw:polygon draw:style-name="gr2" draw:text-style-name="P1" draw:layer="layout" svg:width="0.426cm" svg:height="0.289cm" svg:x="10.819cm" svg:y="18.445cm" svg:viewBox="0 0 427 290" draw:points="0,0 427,0 427,290 0,290">
          <text:p/>
        </draw:polygon>
        <draw:line draw:style-name="gr1" draw:text-style-name="P1" draw:layer="layout" svg:x1="9.585cm" svg:y1="18.249cm" svg:x2="9.585cm" svg:y2="18.329cm">
          <text:p/>
        </draw:line>
        <draw:line draw:style-name="gr1" draw:text-style-name="P1" draw:layer="layout" svg:x1="9.614cm" svg:y1="18.203cm" svg:x2="9.643cm" svg:y2="18.29cm">
          <text:p/>
        </draw:line>
        <draw:line draw:style-name="gr1" draw:text-style-name="P1" draw:layer="layout" svg:x1="9.642cm" svg:y1="18.289cm" svg:x2="9.568cm" svg:y2="18.289cm">
          <text:p/>
        </draw:line>
        <draw:line draw:style-name="gr1" draw:text-style-name="P1" draw:layer="layout" svg:x1="9.534cm" svg:y1="18.209cm" svg:x2="9.454cm" svg:y2="18.209cm">
          <text:p/>
        </draw:line>
        <draw:line draw:style-name="gr1" draw:text-style-name="P1" draw:layer="layout" svg:x1="9.454cm" svg:y1="18.209cm" svg:x2="9.506cm" svg:y2="18.33cm">
          <text:p/>
        </draw:line>
        <draw:line draw:style-name="gr1" draw:text-style-name="P1" draw:layer="layout" svg:x1="9.385cm" svg:y1="18.209cm" svg:x2="9.374cm" svg:y2="18.209cm">
          <text:p/>
        </draw:line>
        <draw:line draw:style-name="gr1" draw:text-style-name="P1" draw:layer="layout" svg:x1="9.375cm" svg:y1="18.209cm" svg:x2="9.362cm" svg:y2="18.217cm">
          <text:p/>
        </draw:line>
        <draw:line draw:style-name="gr1" draw:text-style-name="P1" draw:layer="layout" svg:x1="9.363cm" svg:y1="18.215cm" svg:x2="9.356cm" svg:y2="18.222cm">
          <text:p/>
        </draw:line>
        <draw:line draw:style-name="gr1" draw:text-style-name="P1" draw:layer="layout" svg:x1="9.357cm" svg:y1="18.221cm" svg:x2="9.351cm" svg:y2="18.233cm">
          <text:p/>
        </draw:line>
        <draw:line draw:style-name="gr1" draw:text-style-name="P1" draw:layer="layout" svg:x1="9.353cm" svg:y1="18.232cm" svg:x2="9.345cm" svg:y2="18.256cm">
          <text:p/>
        </draw:line>
        <draw:line draw:style-name="gr1" draw:text-style-name="P1" draw:layer="layout" svg:x1="9.345cm" svg:y1="18.255cm" svg:x2="9.345cm" svg:y2="18.283cm">
          <text:p/>
        </draw:line>
        <draw:line draw:style-name="gr1" draw:text-style-name="P1" draw:layer="layout" svg:x1="9.345cm" svg:y1="18.283cm" svg:x2="9.353cm" svg:y2="18.307cm">
          <text:p/>
        </draw:line>
        <draw:line draw:style-name="gr1" draw:text-style-name="P1" draw:layer="layout" svg:x1="9.351cm" svg:y1="18.306cm" svg:x2="9.357cm" svg:y2="18.319cm">
          <text:p/>
        </draw:line>
        <draw:line draw:style-name="gr1" draw:text-style-name="P1" draw:layer="layout" svg:x1="9.356cm" svg:y1="18.318cm" svg:x2="9.363cm" svg:y2="18.324cm">
          <text:p/>
        </draw:line>
        <draw:line draw:style-name="gr1" draw:text-style-name="P1" draw:layer="layout" svg:x1="9.362cm" svg:y1="18.323cm" svg:x2="9.375cm" svg:y2="18.33cm">
          <text:p/>
        </draw:line>
        <draw:line draw:style-name="gr1" draw:text-style-name="P1" draw:layer="layout" svg:x1="9.374cm" svg:y1="18.329cm" svg:x2="9.385cm" svg:y2="18.329cm">
          <text:p/>
        </draw:line>
        <draw:line draw:style-name="gr1" draw:text-style-name="P1" draw:layer="layout" svg:x1="9.385cm" svg:y1="18.33cm" svg:x2="9.397cm" svg:y2="18.323cm">
          <text:p/>
        </draw:line>
        <draw:line draw:style-name="gr1" draw:text-style-name="P1" draw:layer="layout" svg:x1="9.396cm" svg:y1="18.324cm" svg:x2="9.403cm" svg:y2="18.318cm">
          <text:p/>
        </draw:line>
        <draw:line draw:style-name="gr1" draw:text-style-name="P1" draw:layer="layout" svg:x1="9.402cm" svg:y1="18.319cm" svg:x2="9.409cm" svg:y2="18.306cm">
          <text:p/>
        </draw:line>
        <draw:line draw:style-name="gr1" draw:text-style-name="P1" draw:layer="layout" svg:x1="9.408cm" svg:y1="18.307cm" svg:x2="9.415cm" svg:y2="18.283cm">
          <text:p/>
        </draw:line>
        <draw:line draw:style-name="gr1" draw:text-style-name="P1" draw:layer="layout" svg:x1="9.414cm" svg:y1="18.283cm" svg:x2="9.414cm" svg:y2="18.255cm">
          <text:p/>
        </draw:line>
        <draw:line draw:style-name="gr1" draw:text-style-name="P1" draw:layer="layout" svg:x1="9.415cm" svg:y1="18.256cm" svg:x2="9.408cm" svg:y2="18.232cm">
          <text:p/>
        </draw:line>
        <draw:line draw:style-name="gr1" draw:text-style-name="P1" draw:layer="layout" svg:x1="9.409cm" svg:y1="18.233cm" svg:x2="9.402cm" svg:y2="18.221cm">
          <text:p/>
        </draw:line>
        <draw:line draw:style-name="gr1" draw:text-style-name="P1" draw:layer="layout" svg:x1="9.403cm" svg:y1="18.222cm" svg:x2="9.396cm" svg:y2="18.215cm">
          <text:p/>
        </draw:line>
        <draw:line draw:style-name="gr1" draw:text-style-name="P1" draw:layer="layout" svg:x1="9.397cm" svg:y1="18.217cm" svg:x2="9.385cm" svg:y2="18.209cm">
          <text:p/>
        </draw:line>
        <draw:line draw:style-name="gr1" draw:text-style-name="P1" draw:layer="layout" svg:x1="9.276cm" svg:y1="18.33cm" svg:x2="9.289cm" svg:y2="18.323cm">
          <text:p/>
        </draw:line>
        <draw:line draw:style-name="gr1" draw:text-style-name="P1" draw:layer="layout" svg:x1="9.288cm" svg:y1="18.324cm" svg:x2="9.295cm" svg:y2="18.318cm">
          <text:p/>
        </draw:line>
        <draw:line draw:style-name="gr1" draw:text-style-name="P1" draw:layer="layout" svg:x1="9.294cm" svg:y1="18.319cm" svg:x2="9.3cm" svg:y2="18.306cm">
          <text:p/>
        </draw:line>
        <draw:line draw:style-name="gr1" draw:text-style-name="P1" draw:layer="layout" svg:x1="9.299cm" svg:y1="18.306cm" svg:x2="9.299cm" svg:y2="18.272cm">
          <text:p/>
        </draw:line>
        <draw:line draw:style-name="gr1" draw:text-style-name="P1" draw:layer="layout" svg:x1="9.3cm" svg:y1="18.273cm" svg:x2="9.294cm" svg:y2="18.261cm">
          <text:p/>
        </draw:line>
        <draw:line draw:style-name="gr1" draw:text-style-name="P1" draw:layer="layout" svg:x1="9.295cm" svg:y1="18.262cm" svg:x2="9.288cm" svg:y2="18.255cm">
          <text:p/>
        </draw:line>
        <draw:line draw:style-name="gr1" draw:text-style-name="P1" draw:layer="layout" svg:x1="9.289cm" svg:y1="18.257cm" svg:x2="9.276cm" svg:y2="18.249cm">
          <text:p/>
        </draw:line>
        <draw:line draw:style-name="gr1" draw:text-style-name="P1" draw:layer="layout" svg:x1="9.276cm" svg:y1="18.249cm" svg:x2="9.259cm" svg:y2="18.249cm">
          <text:p/>
        </draw:line>
        <draw:line draw:style-name="gr1" draw:text-style-name="P1" draw:layer="layout" svg:x1="9.26cm" svg:y1="18.249cm" svg:x2="9.248cm" svg:y2="18.257cm">
          <text:p/>
        </draw:line>
        <draw:line draw:style-name="gr1" draw:text-style-name="P1" draw:layer="layout" svg:x1="9.249cm" svg:y1="18.255cm" svg:x2="9.242cm" svg:y2="18.262cm">
          <text:p/>
        </draw:line>
        <draw:line draw:style-name="gr1" draw:text-style-name="P1" draw:layer="layout" svg:x1="9.243cm" svg:y1="18.261cm" svg:x2="9.236cm" svg:y2="18.273cm">
          <text:p/>
        </draw:line>
        <draw:line draw:style-name="gr1" draw:text-style-name="P1" draw:layer="layout" svg:x1="9.236cm" svg:y1="18.272cm" svg:x2="9.236cm" svg:y2="18.306cm">
          <text:p/>
        </draw:line>
        <draw:line draw:style-name="gr1" draw:text-style-name="P1" draw:layer="layout" svg:x1="9.236cm" svg:y1="18.306cm" svg:x2="9.243cm" svg:y2="18.319cm">
          <text:p/>
        </draw:line>
        <draw:line draw:style-name="gr1" draw:text-style-name="P1" draw:layer="layout" svg:x1="9.242cm" svg:y1="18.318cm" svg:x2="9.249cm" svg:y2="18.324cm">
          <text:p/>
        </draw:line>
        <draw:line draw:style-name="gr1" draw:text-style-name="P1" draw:layer="layout" svg:x1="9.248cm" svg:y1="18.323cm" svg:x2="9.26cm" svg:y2="18.33cm">
          <text:p/>
        </draw:line>
        <draw:line draw:style-name="gr1" draw:text-style-name="P1" draw:layer="layout" svg:x1="9.259cm" svg:y1="18.329cm" svg:x2="9.276cm" svg:y2="18.329cm">
          <text:p/>
        </draw:line>
        <draw:line draw:style-name="gr1" draw:text-style-name="P1" draw:layer="layout" svg:x1="9.185cm" svg:y1="18.329cm" svg:x2="9.185cm" svg:y2="18.209cm">
          <text:p/>
        </draw:line>
        <draw:line draw:style-name="gr1" draw:text-style-name="P1" draw:layer="layout" svg:x1="9.134cm" svg:y1="18.329cm" svg:x2="9.134cm" svg:y2="18.266cm">
          <text:p/>
        </draw:line>
        <draw:line draw:style-name="gr1" draw:text-style-name="P1" draw:layer="layout" svg:x1="9.134cm" svg:y1="18.267cm" svg:x2="9.14cm" svg:y2="18.255cm">
          <text:p/>
        </draw:line>
        <draw:line draw:style-name="gr1" draw:text-style-name="P1" draw:layer="layout" svg:x1="9.139cm" svg:y1="18.257cm" svg:x2="9.152cm" svg:y2="18.249cm">
          <text:p/>
        </draw:line>
        <draw:line draw:style-name="gr1" draw:text-style-name="P1" draw:layer="layout" svg:x1="9.151cm" svg:y1="18.249cm" svg:x2="9.168cm" svg:y2="18.249cm">
          <text:p/>
        </draw:line>
        <draw:line draw:style-name="gr1" draw:text-style-name="P1" draw:layer="layout" svg:x1="9.168cm" svg:y1="18.249cm" svg:x2="9.18cm" svg:y2="18.257cm">
          <text:p/>
        </draw:line>
        <draw:line draw:style-name="gr1" draw:text-style-name="P1" draw:layer="layout" svg:x1="9.179cm" svg:y1="18.255cm" svg:x2="9.186cm" svg:y2="18.262cm">
          <text:p/>
        </draw:line>
        <draw:line draw:style-name="gr1" draw:text-style-name="P1" draw:layer="layout" svg:x1="9.076cm" svg:y1="18.329cm" svg:x2="9.076cm" svg:y2="18.249cm">
          <text:p/>
        </draw:line>
        <draw:line draw:style-name="gr1" draw:text-style-name="P1" draw:layer="layout" svg:x1="9.077cm" svg:y1="18.262cm" svg:x2="9.071cm" svg:y2="18.255cm">
          <text:p/>
        </draw:line>
        <draw:line draw:style-name="gr1" draw:text-style-name="P1" draw:layer="layout" svg:x1="9.072cm" svg:y1="18.257cm" svg:x2="9.059cm" svg:y2="18.249cm">
          <text:p/>
        </draw:line>
        <draw:line draw:style-name="gr1" draw:text-style-name="P1" draw:layer="layout" svg:x1="9.059cm" svg:y1="18.249cm" svg:x2="9.042cm" svg:y2="18.249cm">
          <text:p/>
        </draw:line>
        <draw:line draw:style-name="gr1" draw:text-style-name="P1" draw:layer="layout" svg:x1="9.043cm" svg:y1="18.249cm" svg:x2="9.031cm" svg:y2="18.257cm">
          <text:p/>
        </draw:line>
        <draw:line draw:style-name="gr1" draw:text-style-name="P1" draw:layer="layout" svg:x1="9.033cm" svg:y1="18.255cm" svg:x2="9.025cm" svg:y2="18.267cm">
          <text:p/>
        </draw:line>
        <draw:line draw:style-name="gr1" draw:text-style-name="P1" draw:layer="layout" svg:x1="9.025cm" svg:y1="18.266cm" svg:x2="9.025cm" svg:y2="18.329cm">
          <text:p/>
        </draw:line>
        <draw:line draw:style-name="gr1" draw:text-style-name="P1" draw:layer="layout" svg:x1="9.026cm" svg:y1="18.267cm" svg:x2="9.019cm" svg:y2="18.255cm">
          <text:p/>
        </draw:line>
        <draw:line draw:style-name="gr1" draw:text-style-name="P1" draw:layer="layout" svg:x1="9.02cm" svg:y1="18.257cm" svg:x2="9.008cm" svg:y2="18.249cm">
          <text:p/>
        </draw:line>
        <draw:line draw:style-name="gr1" draw:text-style-name="P1" draw:layer="layout" svg:x1="9.008cm" svg:y1="18.249cm" svg:x2="8.991cm" svg:y2="18.249cm">
          <text:p/>
        </draw:line>
        <draw:line draw:style-name="gr1" draw:text-style-name="P1" draw:layer="layout" svg:x1="8.992cm" svg:y1="18.249cm" svg:x2="8.979cm" svg:y2="18.257cm">
          <text:p/>
        </draw:line>
        <draw:line draw:style-name="gr1" draw:text-style-name="P1" draw:layer="layout" svg:x1="8.98cm" svg:y1="18.255cm" svg:x2="8.974cm" svg:y2="18.267cm">
          <text:p/>
        </draw:line>
        <draw:line draw:style-name="gr1" draw:text-style-name="P1" draw:layer="layout" svg:x1="8.974cm" svg:y1="18.266cm" svg:x2="8.974cm" svg:y2="18.329cm">
          <text:p/>
        </draw:line>
        <draw:polygon draw:style-name="gr2" draw:text-style-name="P1" draw:layer="layout" svg:width="0.774cm" svg:height="0.289cm" svg:x="8.918cm" svg:y="18.115cm" svg:viewBox="0 0 775 290" draw:points="0,0 775,0 775,290 0,290">
          <text:p/>
        </draw:polygon>
        <draw:line draw:style-name="gr1" draw:text-style-name="P1" draw:layer="layout" svg:x1="9.323cm" svg:y1="19.723cm" svg:x2="9.323cm" svg:y2="19.763cm">
          <text:p/>
        </draw:line>
        <draw:line draw:style-name="gr1" draw:text-style-name="P1" draw:layer="layout" svg:x1="9.26cm" svg:y1="19.763cm" svg:x2="9.38cm" svg:y2="19.763cm">
          <text:p/>
        </draw:line>
        <draw:line draw:style-name="gr1" draw:text-style-name="P1" draw:layer="layout" svg:x1="9.38cm" svg:y1="19.763cm" svg:x2="9.38cm" svg:y2="19.706cm">
          <text:p/>
        </draw:line>
        <draw:line draw:style-name="gr1" draw:text-style-name="P1" draw:layer="layout" svg:x1="9.273cm" svg:y1="19.662cm" svg:x2="9.266cm" svg:y2="19.654cm">
          <text:p/>
        </draw:line>
        <draw:line draw:style-name="gr1" draw:text-style-name="P1" draw:layer="layout" svg:x1="9.268cm" svg:y1="19.654cm" svg:x2="9.26cm" svg:y2="19.662cm">
          <text:p/>
        </draw:line>
        <draw:line draw:style-name="gr1" draw:text-style-name="P1" draw:layer="layout" svg:x1="9.26cm" svg:y1="19.66cm" svg:x2="9.268cm" svg:y2="19.667cm">
          <text:p/>
        </draw:line>
        <draw:line draw:style-name="gr1" draw:text-style-name="P1" draw:layer="layout" svg:x1="9.266cm" svg:y1="19.667cm" svg:x2="9.273cm" svg:y2="19.66cm">
          <text:p/>
        </draw:line>
        <draw:line draw:style-name="gr1" draw:text-style-name="P1" draw:layer="layout" svg:x1="9.272cm" svg:y1="19.66cm" svg:x2="9.26cm" svg:y2="19.66cm">
          <text:p/>
        </draw:line>
        <draw:line draw:style-name="gr1" draw:text-style-name="P1" draw:layer="layout" svg:x1="9.295cm" svg:y1="19.609cm" svg:x2="9.295cm" svg:y2="19.551cm">
          <text:p/>
        </draw:line>
        <draw:line draw:style-name="gr1" draw:text-style-name="P1" draw:layer="layout" svg:x1="9.26cm" svg:y1="19.621cm" svg:x2="9.381cm" svg:y2="19.58cm">
          <text:p/>
        </draw:line>
        <draw:line draw:style-name="gr1" draw:text-style-name="P1" draw:layer="layout" svg:x1="9.381cm" svg:y1="19.581cm" svg:x2="9.26cm" svg:y2="19.54cm">
          <text:p/>
        </draw:line>
        <draw:line draw:style-name="gr1" draw:text-style-name="P1" draw:layer="layout" svg:x1="9.273cm" svg:y1="19.502cm" svg:x2="9.266cm" svg:y2="19.494cm">
          <text:p/>
        </draw:line>
        <draw:line draw:style-name="gr1" draw:text-style-name="P1" draw:layer="layout" svg:x1="9.268cm" svg:y1="19.494cm" svg:x2="9.26cm" svg:y2="19.502cm">
          <text:p/>
        </draw:line>
        <draw:line draw:style-name="gr1" draw:text-style-name="P1" draw:layer="layout" svg:x1="9.26cm" svg:y1="19.5cm" svg:x2="9.268cm" svg:y2="19.507cm">
          <text:p/>
        </draw:line>
        <draw:line draw:style-name="gr1" draw:text-style-name="P1" draw:layer="layout" svg:x1="9.266cm" svg:y1="19.507cm" svg:x2="9.273cm" svg:y2="19.5cm">
          <text:p/>
        </draw:line>
        <draw:line draw:style-name="gr1" draw:text-style-name="P1" draw:layer="layout" svg:x1="9.272cm" svg:y1="19.5cm" svg:x2="9.26cm" svg:y2="19.5cm">
          <text:p/>
        </draw:line>
        <draw:line draw:style-name="gr1" draw:text-style-name="P1" draw:layer="layout" svg:x1="9.181cm" svg:y1="19.806cm" svg:x2="9.188cm" svg:y2="19.818cm">
          <text:p/>
        </draw:line>
        <draw:line draw:style-name="gr1" draw:text-style-name="P1" draw:layer="layout" svg:x1="9.187cm" svg:y1="19.817cm" svg:x2="9.187cm" svg:y2="19.834cm">
          <text:p/>
        </draw:line>
        <draw:line draw:style-name="gr1" draw:text-style-name="P1" draw:layer="layout" svg:x1="9.188cm" svg:y1="19.834cm" svg:x2="9.181cm" svg:y2="19.854cm">
          <text:p/>
        </draw:line>
        <draw:line draw:style-name="gr1" draw:text-style-name="P1" draw:layer="layout" svg:x1="9.182cm" svg:y1="19.852cm" svg:x2="9.17cm" svg:y2="19.864cm">
          <text:p/>
        </draw:line>
        <draw:line draw:style-name="gr1" draw:text-style-name="P1" draw:layer="layout" svg:x1="9.171cm" svg:y1="19.863cm" svg:x2="9.159cm" svg:y2="19.87cm">
          <text:p/>
        </draw:line>
        <draw:line draw:style-name="gr1" draw:text-style-name="P1" draw:layer="layout" svg:x1="9.16cm" svg:y1="19.869cm" svg:x2="9.136cm" svg:y2="19.875cm">
          <text:p/>
        </draw:line>
        <draw:line draw:style-name="gr1" draw:text-style-name="P1" draw:layer="layout" svg:x1="9.136cm" svg:y1="19.874cm" svg:x2="9.119cm" svg:y2="19.874cm">
          <text:p/>
        </draw:line>
        <draw:line draw:style-name="gr1" draw:text-style-name="P1" draw:layer="layout" svg:x1="9.12cm" svg:y1="19.875cm" svg:x2="9.096cm" svg:y2="19.869cm">
          <text:p/>
        </draw:line>
        <draw:line draw:style-name="gr1" draw:text-style-name="P1" draw:layer="layout" svg:x1="9.097cm" svg:y1="19.87cm" svg:x2="9.084cm" svg:y2="19.863cm">
          <text:p/>
        </draw:line>
        <draw:line draw:style-name="gr1" draw:text-style-name="P1" draw:layer="layout" svg:x1="9.085cm" svg:y1="19.864cm" svg:x2="9.073cm" svg:y2="19.852cm">
          <text:p/>
        </draw:line>
        <draw:line draw:style-name="gr1" draw:text-style-name="P1" draw:layer="layout" svg:x1="9.074cm" svg:y1="19.854cm" svg:x2="9.067cm" svg:y2="19.834cm">
          <text:p/>
        </draw:line>
        <draw:line draw:style-name="gr1" draw:text-style-name="P1" draw:layer="layout" svg:x1="9.067cm" svg:y1="19.834cm" svg:x2="9.067cm" svg:y2="19.823cm">
          <text:p/>
        </draw:line>
        <draw:line draw:style-name="gr1" draw:text-style-name="P1" draw:layer="layout" svg:x1="9.067cm" svg:y1="19.824cm" svg:x2="9.074cm" svg:y2="19.806cm">
          <text:p/>
        </draw:line>
        <draw:line draw:style-name="gr1" draw:text-style-name="P1" draw:layer="layout" svg:x1="9.073cm" svg:y1="19.807cm" svg:x2="9.08cm" svg:y2="19.8cm">
          <text:p/>
        </draw:line>
        <draw:line draw:style-name="gr1" draw:text-style-name="P1" draw:layer="layout" svg:x1="9.079cm" svg:y1="19.8cm" svg:x2="9.119cm" svg:y2="19.8cm">
          <text:p/>
        </draw:line>
        <draw:line draw:style-name="gr1" draw:text-style-name="P1" draw:layer="layout" svg:x1="9.119cm" svg:y1="19.8cm" svg:x2="9.119cm" svg:y2="19.823cm">
          <text:p/>
        </draw:line>
        <draw:line draw:style-name="gr1" draw:text-style-name="P1" draw:layer="layout" svg:x1="9.08cm" svg:y1="19.75cm" svg:x2="9.073cm" svg:y2="19.743cm">
          <text:p/>
        </draw:line>
        <draw:line draw:style-name="gr1" draw:text-style-name="P1" draw:layer="layout" svg:x1="9.074cm" svg:y1="19.743cm" svg:x2="9.067cm" svg:y2="19.75cm">
          <text:p/>
        </draw:line>
        <draw:line draw:style-name="gr1" draw:text-style-name="P1" draw:layer="layout" svg:x1="9.067cm" svg:y1="19.749cm" svg:x2="9.074cm" svg:y2="19.755cm">
          <text:p/>
        </draw:line>
        <draw:line draw:style-name="gr1" draw:text-style-name="P1" draw:layer="layout" svg:x1="9.073cm" svg:y1="19.755cm" svg:x2="9.08cm" svg:y2="19.749cm">
          <text:p/>
        </draw:line>
        <draw:line draw:style-name="gr1" draw:text-style-name="P1" draw:layer="layout" svg:x1="9.079cm" svg:y1="19.749cm" svg:x2="9.067cm" svg:y2="19.749cm">
          <text:p/>
        </draw:line>
        <draw:line draw:style-name="gr1" draw:text-style-name="P1" draw:layer="layout" svg:x1="9.067cm" svg:y1="19.623cm" svg:x2="9.125cm" svg:y2="19.664cm">
          <text:p/>
        </draw:line>
        <draw:line draw:style-name="gr1" draw:text-style-name="P1" draw:layer="layout" svg:x1="9.067cm" svg:y1="19.691cm" svg:x2="9.187cm" svg:y2="19.691cm">
          <text:p/>
        </draw:line>
        <draw:line draw:style-name="gr1" draw:text-style-name="P1" draw:layer="layout" svg:x1="9.187cm" svg:y1="19.691cm" svg:x2="9.187cm" svg:y2="19.646cm">
          <text:p/>
        </draw:line>
        <draw:line draw:style-name="gr1" draw:text-style-name="P1" draw:layer="layout" svg:x1="9.188cm" svg:y1="19.647cm" svg:x2="9.181cm" svg:y2="19.634cm">
          <text:p/>
        </draw:line>
        <draw:line draw:style-name="gr1" draw:text-style-name="P1" draw:layer="layout" svg:x1="9.182cm" svg:y1="19.635cm" svg:x2="9.176cm" svg:y2="19.629cm">
          <text:p/>
        </draw:line>
        <draw:line draw:style-name="gr1" draw:text-style-name="P1" draw:layer="layout" svg:x1="9.177cm" svg:y1="19.63cm" svg:x2="9.164cm" svg:y2="19.623cm">
          <text:p/>
        </draw:line>
        <draw:line draw:style-name="gr1" draw:text-style-name="P1" draw:layer="layout" svg:x1="9.164cm" svg:y1="19.623cm" svg:x2="9.147cm" svg:y2="19.623cm">
          <text:p/>
        </draw:line>
        <draw:line draw:style-name="gr1" draw:text-style-name="P1" draw:layer="layout" svg:x1="9.148cm" svg:y1="19.623cm" svg:x2="9.136cm" svg:y2="19.63cm">
          <text:p/>
        </draw:line>
        <draw:line draw:style-name="gr1" draw:text-style-name="P1" draw:layer="layout" svg:x1="9.138cm" svg:y1="19.629cm" svg:x2="9.13cm" svg:y2="19.635cm">
          <text:p/>
        </draw:line>
        <draw:line draw:style-name="gr1" draw:text-style-name="P1" draw:layer="layout" svg:x1="9.131cm" svg:y1="19.634cm" svg:x2="9.124cm" svg:y2="19.647cm">
          <text:p/>
        </draw:line>
        <draw:line draw:style-name="gr1" draw:text-style-name="P1" draw:layer="layout" svg:x1="9.124cm" svg:y1="19.646cm" svg:x2="9.124cm" svg:y2="19.691cm">
          <text:p/>
        </draw:line>
        <draw:line draw:style-name="gr1" draw:text-style-name="P1" draw:layer="layout" svg:x1="9.08cm" svg:y1="19.572cm" svg:x2="9.073cm" svg:y2="19.566cm">
          <text:p/>
        </draw:line>
        <draw:line draw:style-name="gr1" draw:text-style-name="P1" draw:layer="layout" svg:x1="9.074cm" svg:y1="19.566cm" svg:x2="9.067cm" svg:y2="19.572cm">
          <text:p/>
        </draw:line>
        <draw:line draw:style-name="gr1" draw:text-style-name="P1" draw:layer="layout" svg:x1="9.067cm" svg:y1="19.571cm" svg:x2="9.074cm" svg:y2="19.578cm">
          <text:p/>
        </draw:line>
        <draw:line draw:style-name="gr1" draw:text-style-name="P1" draw:layer="layout" svg:x1="9.073cm" svg:y1="19.578cm" svg:x2="9.08cm" svg:y2="19.571cm">
          <text:p/>
        </draw:line>
        <draw:line draw:style-name="gr1" draw:text-style-name="P1" draw:layer="layout" svg:x1="9.079cm" svg:y1="19.571cm" svg:x2="9.067cm" svg:y2="19.571cm">
          <text:p/>
        </draw:line>
        <draw:line draw:style-name="gr1" draw:text-style-name="P1" draw:layer="layout" svg:x1="9.067cm" svg:y1="19.514cm" svg:x2="9.187cm" svg:y2="19.514cm">
          <text:p/>
        </draw:line>
        <draw:line draw:style-name="gr1" draw:text-style-name="P1" draw:layer="layout" svg:x1="9.187cm" svg:y1="19.514cm" svg:x2="9.187cm" svg:y2="19.469cm">
          <text:p/>
        </draw:line>
        <draw:line draw:style-name="gr1" draw:text-style-name="P1" draw:layer="layout" svg:x1="9.188cm" svg:y1="19.471cm" svg:x2="9.181cm" svg:y2="19.457cm">
          <text:p/>
        </draw:line>
        <draw:line draw:style-name="gr1" draw:text-style-name="P1" draw:layer="layout" svg:x1="9.182cm" svg:y1="19.458cm" svg:x2="9.176cm" svg:y2="19.451cm">
          <text:p/>
        </draw:line>
        <draw:line draw:style-name="gr1" draw:text-style-name="P1" draw:layer="layout" svg:x1="9.177cm" svg:y1="19.452cm" svg:x2="9.164cm" svg:y2="19.446cm">
          <text:p/>
        </draw:line>
        <draw:line draw:style-name="gr1" draw:text-style-name="P1" draw:layer="layout" svg:x1="9.164cm" svg:y1="19.446cm" svg:x2="9.147cm" svg:y2="19.446cm">
          <text:p/>
        </draw:line>
        <draw:line draw:style-name="gr1" draw:text-style-name="P1" draw:layer="layout" svg:x1="9.148cm" svg:y1="19.446cm" svg:x2="9.136cm" svg:y2="19.452cm">
          <text:p/>
        </draw:line>
        <draw:line draw:style-name="gr1" draw:text-style-name="P1" draw:layer="layout" svg:x1="9.138cm" svg:y1="19.451cm" svg:x2="9.13cm" svg:y2="19.458cm">
          <text:p/>
        </draw:line>
        <draw:line draw:style-name="gr1" draw:text-style-name="P1" draw:layer="layout" svg:x1="9.131cm" svg:y1="19.457cm" svg:x2="9.124cm" svg:y2="19.471cm">
          <text:p/>
        </draw:line>
        <draw:line draw:style-name="gr1" draw:text-style-name="P1" draw:layer="layout" svg:x1="9.124cm" svg:y1="19.469cm" svg:x2="9.124cm" svg:y2="19.514cm">
          <text:p/>
        </draw:line>
        <draw:line draw:style-name="gr1" draw:text-style-name="P1" draw:layer="layout" svg:x1="9.08cm" svg:y1="19.395cm" svg:x2="9.073cm" svg:y2="19.389cm">
          <text:p/>
        </draw:line>
        <draw:line draw:style-name="gr1" draw:text-style-name="P1" draw:layer="layout" svg:x1="9.074cm" svg:y1="19.389cm" svg:x2="9.067cm" svg:y2="19.395cm">
          <text:p/>
        </draw:line>
        <draw:line draw:style-name="gr1" draw:text-style-name="P1" draw:layer="layout" svg:x1="9.067cm" svg:y1="19.394cm" svg:x2="9.074cm" svg:y2="19.402cm">
          <text:p/>
        </draw:line>
        <draw:line draw:style-name="gr1" draw:text-style-name="P1" draw:layer="layout" svg:x1="9.073cm" svg:y1="19.402cm" svg:x2="9.08cm" svg:y2="19.394cm">
          <text:p/>
        </draw:line>
        <draw:line draw:style-name="gr1" draw:text-style-name="P1" draw:layer="layout" svg:x1="9.079cm" svg:y1="19.394cm" svg:x2="9.067cm" svg:y2="19.394cm">
          <text:p/>
        </draw:line>
        <draw:polygon draw:style-name="gr2" draw:text-style-name="P1" draw:layer="layout" svg:width="0.573cm" svg:height="0.789cm" svg:x="8.902cm" svg:y="19.237cm" svg:viewBox="0 0 574 790" draw:points="0,0 574,0 574,790 0,790">
          <text:p/>
        </draw:polygon>
        <draw:line draw:style-name="gr1" draw:text-style-name="P1" draw:layer="layout" svg:x1="9.816cm" svg:y1="16.893cm" svg:x2="9.885cm" svg:y2="16.893cm">
          <text:p/>
        </draw:line>
        <draw:line draw:style-name="gr1" draw:text-style-name="P1" draw:layer="layout" svg:x1="9.85cm" svg:y1="16.893cm" svg:x2="9.85cm" svg:y2="16.773cm">
          <text:p/>
        </draw:line>
        <draw:line draw:style-name="gr1" draw:text-style-name="P1" draw:layer="layout" svg:x1="9.85cm" svg:y1="16.773cm" svg:x2="9.863cm" svg:y2="16.791cm">
          <text:p/>
        </draw:line>
        <draw:line draw:style-name="gr1" draw:text-style-name="P1" draw:layer="layout" svg:x1="9.862cm" svg:y1="16.79cm" svg:x2="9.874cm" svg:y2="16.802cm">
          <text:p/>
        </draw:line>
        <draw:line draw:style-name="gr1" draw:text-style-name="P1" draw:layer="layout" svg:x1="9.873cm" svg:y1="16.801cm" svg:x2="9.886cm" svg:y2="16.808cm">
          <text:p/>
        </draw:line>
        <draw:line draw:style-name="gr1" draw:text-style-name="P1" draw:layer="layout" svg:x1="9.742cm" svg:y1="16.773cm" svg:x2="9.73cm" svg:y2="16.773cm">
          <text:p/>
        </draw:line>
        <draw:line draw:style-name="gr1" draw:text-style-name="P1" draw:layer="layout" svg:x1="9.731cm" svg:y1="16.773cm" svg:x2="9.719cm" svg:y2="16.779cm">
          <text:p/>
        </draw:line>
        <draw:line draw:style-name="gr1" draw:text-style-name="P1" draw:layer="layout" svg:x1="9.72cm" svg:y1="16.778cm" svg:x2="9.713cm" svg:y2="16.785cm">
          <text:p/>
        </draw:line>
        <draw:line draw:style-name="gr1" draw:text-style-name="P1" draw:layer="layout" svg:x1="9.714cm" svg:y1="16.784cm" svg:x2="9.708cm" svg:y2="16.798cm">
          <text:p/>
        </draw:line>
        <draw:line draw:style-name="gr1" draw:text-style-name="P1" draw:layer="layout" svg:x1="9.709cm" svg:y1="16.796cm" svg:x2="9.702cm" svg:y2="16.819cm">
          <text:p/>
        </draw:line>
        <draw:line draw:style-name="gr1" draw:text-style-name="P1" draw:layer="layout" svg:x1="9.702cm" svg:y1="16.818cm" svg:x2="9.702cm" svg:y2="16.847cm">
          <text:p/>
        </draw:line>
        <draw:line draw:style-name="gr1" draw:text-style-name="P1" draw:layer="layout" svg:x1="9.702cm" svg:y1="16.847cm" svg:x2="9.709cm" svg:y2="16.871cm">
          <text:p/>
        </draw:line>
        <draw:line draw:style-name="gr1" draw:text-style-name="P1" draw:layer="layout" svg:x1="9.708cm" svg:y1="16.87cm" svg:x2="9.714cm" svg:y2="16.882cm">
          <text:p/>
        </draw:line>
        <draw:line draw:style-name="gr1" draw:text-style-name="P1" draw:layer="layout" svg:x1="9.713cm" svg:y1="16.881cm" svg:x2="9.72cm" svg:y2="16.888cm">
          <text:p/>
        </draw:line>
        <draw:line draw:style-name="gr1" draw:text-style-name="P1" draw:layer="layout" svg:x1="9.719cm" svg:y1="16.887cm" svg:x2="9.731cm" svg:y2="16.894cm">
          <text:p/>
        </draw:line>
        <draw:line draw:style-name="gr1" draw:text-style-name="P1" draw:layer="layout" svg:x1="9.73cm" svg:y1="16.893cm" svg:x2="9.742cm" svg:y2="16.893cm">
          <text:p/>
        </draw:line>
        <draw:line draw:style-name="gr1" draw:text-style-name="P1" draw:layer="layout" svg:x1="9.742cm" svg:y1="16.894cm" svg:x2="9.754cm" svg:y2="16.887cm">
          <text:p/>
        </draw:line>
        <draw:line draw:style-name="gr1" draw:text-style-name="P1" draw:layer="layout" svg:x1="9.753cm" svg:y1="16.888cm" svg:x2="9.76cm" svg:y2="16.881cm">
          <text:p/>
        </draw:line>
        <draw:line draw:style-name="gr1" draw:text-style-name="P1" draw:layer="layout" svg:x1="9.759cm" svg:y1="16.882cm" svg:x2="9.766cm" svg:y2="16.87cm">
          <text:p/>
        </draw:line>
        <draw:line draw:style-name="gr1" draw:text-style-name="P1" draw:layer="layout" svg:x1="9.765cm" svg:y1="16.871cm" svg:x2="9.771cm" svg:y2="16.847cm">
          <text:p/>
        </draw:line>
        <draw:line draw:style-name="gr1" draw:text-style-name="P1" draw:layer="layout" svg:x1="9.77cm" svg:y1="16.847cm" svg:x2="9.77cm" svg:y2="16.818cm">
          <text:p/>
        </draw:line>
        <draw:line draw:style-name="gr1" draw:text-style-name="P1" draw:layer="layout" svg:x1="9.771cm" svg:y1="16.819cm" svg:x2="9.765cm" svg:y2="16.796cm">
          <text:p/>
        </draw:line>
        <draw:line draw:style-name="gr1" draw:text-style-name="P1" draw:layer="layout" svg:x1="9.766cm" svg:y1="16.798cm" svg:x2="9.759cm" svg:y2="16.784cm">
          <text:p/>
        </draw:line>
        <draw:line draw:style-name="gr1" draw:text-style-name="P1" draw:layer="layout" svg:x1="9.76cm" svg:y1="16.785cm" svg:x2="9.753cm" svg:y2="16.778cm">
          <text:p/>
        </draw:line>
        <draw:line draw:style-name="gr1" draw:text-style-name="P1" draw:layer="layout" svg:x1="9.754cm" svg:y1="16.779cm" svg:x2="9.742cm" svg:y2="16.773cm">
          <text:p/>
        </draw:line>
        <draw:line draw:style-name="gr1" draw:text-style-name="P1" draw:layer="layout" svg:x1="9.628cm" svg:y1="16.773cm" svg:x2="9.616cm" svg:y2="16.773cm">
          <text:p/>
        </draw:line>
        <draw:line draw:style-name="gr1" draw:text-style-name="P1" draw:layer="layout" svg:x1="9.617cm" svg:y1="16.773cm" svg:x2="9.605cm" svg:y2="16.779cm">
          <text:p/>
        </draw:line>
        <draw:line draw:style-name="gr1" draw:text-style-name="P1" draw:layer="layout" svg:x1="9.606cm" svg:y1="16.778cm" svg:x2="9.599cm" svg:y2="16.785cm">
          <text:p/>
        </draw:line>
        <draw:line draw:style-name="gr1" draw:text-style-name="P1" draw:layer="layout" svg:x1="9.6cm" svg:y1="16.784cm" svg:x2="9.593cm" svg:y2="16.798cm">
          <text:p/>
        </draw:line>
        <draw:line draw:style-name="gr1" draw:text-style-name="P1" draw:layer="layout" svg:x1="9.594cm" svg:y1="16.796cm" svg:x2="9.588cm" svg:y2="16.819cm">
          <text:p/>
        </draw:line>
        <draw:line draw:style-name="gr1" draw:text-style-name="P1" draw:layer="layout" svg:x1="9.588cm" svg:y1="16.818cm" svg:x2="9.588cm" svg:y2="16.847cm">
          <text:p/>
        </draw:line>
        <draw:line draw:style-name="gr1" draw:text-style-name="P1" draw:layer="layout" svg:x1="9.588cm" svg:y1="16.847cm" svg:x2="9.594cm" svg:y2="16.871cm">
          <text:p/>
        </draw:line>
        <draw:line draw:style-name="gr1" draw:text-style-name="P1" draw:layer="layout" svg:x1="9.593cm" svg:y1="16.87cm" svg:x2="9.6cm" svg:y2="16.882cm">
          <text:p/>
        </draw:line>
        <draw:line draw:style-name="gr1" draw:text-style-name="P1" draw:layer="layout" svg:x1="9.599cm" svg:y1="16.881cm" svg:x2="9.606cm" svg:y2="16.888cm">
          <text:p/>
        </draw:line>
        <draw:line draw:style-name="gr1" draw:text-style-name="P1" draw:layer="layout" svg:x1="9.605cm" svg:y1="16.887cm" svg:x2="9.617cm" svg:y2="16.894cm">
          <text:p/>
        </draw:line>
        <draw:line draw:style-name="gr1" draw:text-style-name="P1" draw:layer="layout" svg:x1="9.616cm" svg:y1="16.893cm" svg:x2="9.628cm" svg:y2="16.893cm">
          <text:p/>
        </draw:line>
        <draw:line draw:style-name="gr1" draw:text-style-name="P1" draw:layer="layout" svg:x1="9.628cm" svg:y1="16.894cm" svg:x2="9.64cm" svg:y2="16.887cm">
          <text:p/>
        </draw:line>
        <draw:line draw:style-name="gr1" draw:text-style-name="P1" draw:layer="layout" svg:x1="9.639cm" svg:y1="16.888cm" svg:x2="9.646cm" svg:y2="16.881cm">
          <text:p/>
        </draw:line>
        <draw:line draw:style-name="gr1" draw:text-style-name="P1" draw:layer="layout" svg:x1="9.645cm" svg:y1="16.882cm" svg:x2="9.651cm" svg:y2="16.87cm">
          <text:p/>
        </draw:line>
        <draw:line draw:style-name="gr1" draw:text-style-name="P1" draw:layer="layout" svg:x1="9.65cm" svg:y1="16.871cm" svg:x2="9.658cm" svg:y2="16.847cm">
          <text:p/>
        </draw:line>
        <draw:line draw:style-name="gr1" draw:text-style-name="P1" draw:layer="layout" svg:x1="9.656cm" svg:y1="16.847cm" svg:x2="9.656cm" svg:y2="16.818cm">
          <text:p/>
        </draw:line>
        <draw:line draw:style-name="gr1" draw:text-style-name="P1" draw:layer="layout" svg:x1="9.658cm" svg:y1="16.819cm" svg:x2="9.65cm" svg:y2="16.796cm">
          <text:p/>
        </draw:line>
        <draw:line draw:style-name="gr1" draw:text-style-name="P1" draw:layer="layout" svg:x1="9.651cm" svg:y1="16.798cm" svg:x2="9.645cm" svg:y2="16.784cm">
          <text:p/>
        </draw:line>
        <draw:line draw:style-name="gr1" draw:text-style-name="P1" draw:layer="layout" svg:x1="9.646cm" svg:y1="16.785cm" svg:x2="9.639cm" svg:y2="16.778cm">
          <text:p/>
        </draw:line>
        <draw:line draw:style-name="gr1" draw:text-style-name="P1" draw:layer="layout" svg:x1="9.64cm" svg:y1="16.779cm" svg:x2="9.628cm" svg:y2="16.773cm">
          <text:p/>
        </draw:line>
        <draw:line draw:style-name="gr1" draw:text-style-name="P1" draw:layer="layout" svg:x1="9.485cm" svg:y1="16.813cm" svg:x2="9.485cm" svg:y2="16.893cm">
          <text:p/>
        </draw:line>
        <draw:line draw:style-name="gr1" draw:text-style-name="P1" draw:layer="layout" svg:x1="9.536cm" svg:y1="16.813cm" svg:x2="9.536cm" svg:y2="16.876cm">
          <text:p/>
        </draw:line>
        <draw:line draw:style-name="gr1" draw:text-style-name="P1" draw:layer="layout" svg:x1="9.538cm" svg:y1="16.876cm" svg:x2="9.53cm" svg:y2="16.888cm">
          <text:p/>
        </draw:line>
        <draw:line draw:style-name="gr1" draw:text-style-name="P1" draw:layer="layout" svg:x1="9.531cm" svg:y1="16.887cm" svg:x2="9.519cm" svg:y2="16.894cm">
          <text:p/>
        </draw:line>
        <draw:line draw:style-name="gr1" draw:text-style-name="P1" draw:layer="layout" svg:x1="9.519cm" svg:y1="16.893cm" svg:x2="9.502cm" svg:y2="16.893cm">
          <text:p/>
        </draw:line>
        <draw:line draw:style-name="gr1" draw:text-style-name="P1" draw:layer="layout" svg:x1="9.503cm" svg:y1="16.894cm" svg:x2="9.49cm" svg:y2="16.887cm">
          <text:p/>
        </draw:line>
        <draw:line draw:style-name="gr1" draw:text-style-name="P1" draw:layer="layout" svg:x1="9.491cm" svg:y1="16.888cm" svg:x2="9.485cm" svg:y2="16.881cm">
          <text:p/>
        </draw:line>
        <draw:line draw:style-name="gr1" draw:text-style-name="P1" draw:layer="layout" svg:x1="9.388cm" svg:y1="16.83cm" svg:x2="9.428cm" svg:y2="16.83cm">
          <text:p/>
        </draw:line>
        <draw:line draw:style-name="gr1" draw:text-style-name="P1" draw:layer="layout" svg:x1="9.428cm" svg:y1="16.893cm" svg:x2="9.428cm" svg:y2="16.773cm">
          <text:p/>
        </draw:line>
        <draw:line draw:style-name="gr1" draw:text-style-name="P1" draw:layer="layout" svg:x1="9.428cm" svg:y1="16.773cm" svg:x2="9.371cm" svg:y2="16.773cm">
          <text:p/>
        </draw:line>
        <draw:polygon draw:style-name="gr2" draw:text-style-name="P1" draw:layer="layout" svg:width="0.604cm" svg:height="0.29cm" svg:x="9.328cm" svg:y="16.678cm" svg:viewBox="0 0 605 291" draw:points="0,0 605,0 605,291 0,291">
          <text:p/>
        </draw:polygon>
        <draw:line draw:style-name="gr1" draw:text-style-name="P1" draw:layer="layout" svg:x1="9.888cm" svg:y1="19.944cm" svg:x2="9.888cm" svg:y2="20.059cm">
          <text:p/>
        </draw:line>
        <draw:polygon draw:style-name="gr2" draw:text-style-name="P1" draw:layer="layout" svg:width="0.351cm" svg:height="0.206cm" svg:x="9.677cm" svg:y="19.899cm" svg:viewBox="0 0 352 207" draw:points="0,0 352,0 352,207 0,207">
          <text:p/>
        </draw:polygon>
        <draw:line draw:style-name="gr1" draw:text-style-name="P1" draw:layer="layout" svg:x1="10.323cm" svg:y1="19.083cm" svg:x2="10.323cm" svg:y2="19.151cm">
          <text:p/>
        </draw:line>
        <draw:line draw:style-name="gr1" draw:text-style-name="P1" draw:layer="layout" svg:x1="10.323cm" svg:y1="19.117cm" svg:x2="10.443cm" svg:y2="19.117cm">
          <text:p/>
        </draw:line>
        <draw:line draw:style-name="gr1" draw:text-style-name="P1" draw:layer="layout" svg:x1="10.444cm" svg:y1="19.117cm" svg:x2="10.426cm" svg:y2="19.129cm">
          <text:p/>
        </draw:line>
        <draw:line draw:style-name="gr1" draw:text-style-name="P1" draw:layer="layout" svg:x1="10.427cm" svg:y1="19.128cm" svg:x2="10.415cm" svg:y2="19.141cm">
          <text:p/>
        </draw:line>
        <draw:line draw:style-name="gr1" draw:text-style-name="P1" draw:layer="layout" svg:x1="10.416cm" svg:y1="19.14cm" svg:x2="10.409cm" svg:y2="19.152cm">
          <text:p/>
        </draw:line>
        <draw:line draw:style-name="gr1" draw:text-style-name="P1" draw:layer="layout" svg:x1="10.443cm" svg:y1="19.008cm" svg:x2="10.443cm" svg:y2="18.997cm">
          <text:p/>
        </draw:line>
        <draw:line draw:style-name="gr1" draw:text-style-name="P1" draw:layer="layout" svg:x1="10.444cm" svg:y1="18.998cm" svg:x2="10.438cm" svg:y2="18.985cm">
          <text:p/>
        </draw:line>
        <draw:line draw:style-name="gr1" draw:text-style-name="P1" draw:layer="layout" svg:x1="10.439cm" svg:y1="18.986cm" svg:x2="10.432cm" svg:y2="18.98cm">
          <text:p/>
        </draw:line>
        <draw:line draw:style-name="gr1" draw:text-style-name="P1" draw:layer="layout" svg:x1="10.433cm" svg:y1="18.982cm" svg:x2="10.42cm" svg:y2="18.974cm">
          <text:p/>
        </draw:line>
        <draw:line draw:style-name="gr1" draw:text-style-name="P1" draw:layer="layout" svg:x1="10.421cm" svg:y1="18.975cm" svg:x2="10.398cm" svg:y2="18.968cm">
          <text:p/>
        </draw:line>
        <draw:line draw:style-name="gr1" draw:text-style-name="P1" draw:layer="layout" svg:x1="10.398cm" svg:y1="18.968cm" svg:x2="10.369cm" svg:y2="18.968cm">
          <text:p/>
        </draw:line>
        <draw:line draw:style-name="gr1" draw:text-style-name="P1" draw:layer="layout" svg:x1="10.37cm" svg:y1="18.968cm" svg:x2="10.346cm" svg:y2="18.975cm">
          <text:p/>
        </draw:line>
        <draw:line draw:style-name="gr1" draw:text-style-name="P1" draw:layer="layout" svg:x1="10.347cm" svg:y1="18.974cm" svg:x2="10.335cm" svg:y2="18.982cm">
          <text:p/>
        </draw:line>
        <draw:line draw:style-name="gr1" draw:text-style-name="P1" draw:layer="layout" svg:x1="10.336cm" svg:y1="18.98cm" svg:x2="10.329cm" svg:y2="18.986cm">
          <text:p/>
        </draw:line>
        <draw:line draw:style-name="gr1" draw:text-style-name="P1" draw:layer="layout" svg:x1="10.33cm" svg:y1="18.985cm" svg:x2="10.323cm" svg:y2="18.998cm">
          <text:p/>
        </draw:line>
        <draw:line draw:style-name="gr1" draw:text-style-name="P1" draw:layer="layout" svg:x1="10.323cm" svg:y1="18.997cm" svg:x2="10.323cm" svg:y2="19.008cm">
          <text:p/>
        </draw:line>
        <draw:line draw:style-name="gr1" draw:text-style-name="P1" draw:layer="layout" svg:x1="10.323cm" svg:y1="19.008cm" svg:x2="10.33cm" svg:y2="19.021cm">
          <text:p/>
        </draw:line>
        <draw:line draw:style-name="gr1" draw:text-style-name="P1" draw:layer="layout" svg:x1="10.329cm" svg:y1="19.02cm" svg:x2="10.336cm" svg:y2="19.026cm">
          <text:p/>
        </draw:line>
        <draw:line draw:style-name="gr1" draw:text-style-name="P1" draw:layer="layout" svg:x1="10.335cm" svg:y1="19.025cm" svg:x2="10.347cm" svg:y2="19.032cm">
          <text:p/>
        </draw:line>
        <draw:line draw:style-name="gr1" draw:text-style-name="P1" draw:layer="layout" svg:x1="10.346cm" svg:y1="19.031cm" svg:x2="10.37cm" svg:y2="19.038cm">
          <text:p/>
        </draw:line>
        <draw:line draw:style-name="gr1" draw:text-style-name="P1" draw:layer="layout" svg:x1="10.369cm" svg:y1="19.037cm" svg:x2="10.398cm" svg:y2="19.037cm">
          <text:p/>
        </draw:line>
        <draw:line draw:style-name="gr1" draw:text-style-name="P1" draw:layer="layout" svg:x1="10.398cm" svg:y1="19.038cm" svg:x2="10.421cm" svg:y2="19.031cm">
          <text:p/>
        </draw:line>
        <draw:line draw:style-name="gr1" draw:text-style-name="P1" draw:layer="layout" svg:x1="10.42cm" svg:y1="19.032cm" svg:x2="10.433cm" svg:y2="19.025cm">
          <text:p/>
        </draw:line>
        <draw:line draw:style-name="gr1" draw:text-style-name="P1" draw:layer="layout" svg:x1="10.432cm" svg:y1="19.026cm" svg:x2="10.439cm" svg:y2="19.02cm">
          <text:p/>
        </draw:line>
        <draw:line draw:style-name="gr1" draw:text-style-name="P1" draw:layer="layout" svg:x1="10.438cm" svg:y1="19.021cm" svg:x2="10.444cm" svg:y2="19.008cm">
          <text:p/>
        </draw:line>
        <draw:line draw:style-name="gr1" draw:text-style-name="P1" draw:layer="layout" svg:x1="10.403cm" svg:y1="18.865cm" svg:x2="10.323cm" svg:y2="18.865cm">
          <text:p/>
        </draw:line>
        <draw:line draw:style-name="gr1" draw:text-style-name="P1" draw:layer="layout" svg:x1="10.403cm" svg:y1="18.917cm" svg:x2="10.34cm" svg:y2="18.917cm">
          <text:p/>
        </draw:line>
        <draw:line draw:style-name="gr1" draw:text-style-name="P1" draw:layer="layout" svg:x1="10.341cm" svg:y1="18.918cm" svg:x2="10.329cm" svg:y2="18.911cm">
          <text:p/>
        </draw:line>
        <draw:line draw:style-name="gr1" draw:text-style-name="P1" draw:layer="layout" svg:x1="10.33cm" svg:y1="18.912cm" svg:x2="10.323cm" svg:y2="18.9cm">
          <text:p/>
        </draw:line>
        <draw:line draw:style-name="gr1" draw:text-style-name="P1" draw:layer="layout" svg:x1="10.323cm" svg:y1="18.9cm" svg:x2="10.323cm" svg:y2="18.883cm">
          <text:p/>
        </draw:line>
        <draw:line draw:style-name="gr1" draw:text-style-name="P1" draw:layer="layout" svg:x1="10.323cm" svg:y1="18.884cm" svg:x2="10.33cm" svg:y2="18.871cm">
          <text:p/>
        </draw:line>
        <draw:line draw:style-name="gr1" draw:text-style-name="P1" draw:layer="layout" svg:x1="10.329cm" svg:y1="18.872cm" svg:x2="10.336cm" svg:y2="18.865cm">
          <text:p/>
        </draw:line>
        <draw:line draw:style-name="gr1" draw:text-style-name="P1" draw:layer="layout" svg:x1="10.386cm" svg:y1="18.768cm" svg:x2="10.386cm" svg:y2="18.808cm">
          <text:p/>
        </draw:line>
        <draw:line draw:style-name="gr1" draw:text-style-name="P1" draw:layer="layout" svg:x1="10.323cm" svg:y1="18.808cm" svg:x2="10.443cm" svg:y2="18.808cm">
          <text:p/>
        </draw:line>
        <draw:line draw:style-name="gr1" draw:text-style-name="P1" draw:layer="layout" svg:x1="10.443cm" svg:y1="18.808cm" svg:x2="10.443cm" svg:y2="18.751cm">
          <text:p/>
        </draw:line>
        <draw:polygon draw:style-name="gr2" draw:text-style-name="P1" draw:layer="layout" svg:width="0.29cm" svg:height="0.468cm" svg:x="10.248cm" svg:y="18.72cm" svg:viewBox="0 0 291 469" draw:points="0,0 291,0 291,469 0,469">
          <text:p/>
        </draw:polygon>
        <draw:line draw:style-name="gr1" draw:text-style-name="P1" draw:layer="layout" svg:x1="11.168cm" svg:y1="19.964cm" svg:x2="11.168cm" svg:y2="20.079cm">
          <text:p/>
        </draw:line>
        <draw:line draw:style-name="gr1" draw:text-style-name="P1" draw:layer="layout" svg:x1="11.226cm" svg:y1="20.022cm" svg:x2="11.111cm" svg:y2="20.022cm">
          <text:p/>
        </draw:line>
        <draw:polygon draw:style-name="gr2" draw:text-style-name="P1" draw:layer="layout" svg:width="0.352cm" svg:height="0.205cm" svg:x="10.957cm" svg:y="19.919cm" svg:viewBox="0 0 353 206" draw:points="0,0 353,0 353,206 0,206">
          <text:p/>
        </draw:polygon>
        <draw:line draw:style-name="gr3" draw:text-style-name="P1" draw:layer="layout" svg:x1="11.986cm" svg:y1="16.381cm" svg:x2="11.967cm" svg:y2="16.381cm">
          <text:p/>
        </draw:line>
        <draw:line draw:style-name="gr3" draw:text-style-name="P1" draw:layer="layout" svg:x1="11.968cm" svg:y1="16.381cm" svg:x2="11.958cm" svg:y2="16.387cm">
          <text:p/>
        </draw:line>
        <draw:line draw:style-name="gr3" draw:text-style-name="P1" draw:layer="layout" svg:x1="11.959cm" svg:y1="16.386cm" svg:x2="11.948cm" svg:y2="16.396cm">
          <text:p/>
        </draw:line>
        <draw:line draw:style-name="gr3" draw:text-style-name="P1" draw:layer="layout" svg:x1="11.949cm" svg:y1="16.395cm" svg:x2="11.944cm" svg:y2="16.415cm">
          <text:p/>
        </draw:line>
        <draw:line draw:style-name="gr3" draw:text-style-name="P1" draw:layer="layout" svg:x1="11.944cm" svg:y1="16.414cm" svg:x2="11.944cm" svg:y2="16.448cm">
          <text:p/>
        </draw:line>
        <draw:line draw:style-name="gr3" draw:text-style-name="P1" draw:layer="layout" svg:x1="11.944cm" svg:y1="16.448cm" svg:x2="11.949cm" svg:y2="16.468cm">
          <text:p/>
        </draw:line>
        <draw:line draw:style-name="gr3" draw:text-style-name="P1" draw:layer="layout" svg:x1="11.948cm" svg:y1="16.467cm" svg:x2="11.959cm" svg:y2="16.477cm">
          <text:p/>
        </draw:line>
        <draw:line draw:style-name="gr3" draw:text-style-name="P1" draw:layer="layout" svg:x1="11.958cm" svg:y1="16.476cm" svg:x2="11.968cm" svg:y2="16.482cm">
          <text:p/>
        </draw:line>
        <draw:line draw:style-name="gr3" draw:text-style-name="P1" draw:layer="layout" svg:x1="11.967cm" svg:y1="16.481cm" svg:x2="11.986cm" svg:y2="16.481cm">
          <text:p/>
        </draw:line>
        <draw:line draw:style-name="gr3" draw:text-style-name="P1" draw:layer="layout" svg:x1="11.986cm" svg:y1="16.482cm" svg:x2="11.997cm" svg:y2="16.476cm">
          <text:p/>
        </draw:line>
        <draw:line draw:style-name="gr3" draw:text-style-name="P1" draw:layer="layout" svg:x1="11.996cm" svg:y1="16.477cm" svg:x2="12.007cm" svg:y2="16.467cm">
          <text:p/>
        </draw:line>
        <draw:line draw:style-name="gr3" draw:text-style-name="P1" draw:layer="layout" svg:x1="12.006cm" svg:y1="16.468cm" svg:x2="12.011cm" svg:y2="16.448cm">
          <text:p/>
        </draw:line>
        <draw:line draw:style-name="gr3" draw:text-style-name="P1" draw:layer="layout" svg:x1="12.01cm" svg:y1="16.448cm" svg:x2="12.01cm" svg:y2="16.414cm">
          <text:p/>
        </draw:line>
        <draw:line draw:style-name="gr3" draw:text-style-name="P1" draw:layer="layout" svg:x1="12.011cm" svg:y1="16.415cm" svg:x2="12.006cm" svg:y2="16.395cm">
          <text:p/>
        </draw:line>
        <draw:line draw:style-name="gr3" draw:text-style-name="P1" draw:layer="layout" svg:x1="12.007cm" svg:y1="16.396cm" svg:x2="11.996cm" svg:y2="16.386cm">
          <text:p/>
        </draw:line>
        <draw:line draw:style-name="gr3" draw:text-style-name="P1" draw:layer="layout" svg:x1="11.997cm" svg:y1="16.387cm" svg:x2="11.986cm" svg:y2="16.381cm">
          <text:p/>
        </draw:line>
        <draw:line draw:style-name="gr3" draw:text-style-name="P1" draw:layer="layout" svg:x1="11.901cm" svg:y1="16.381cm" svg:x2="11.901cm" svg:y2="16.462cm">
          <text:p/>
        </draw:line>
        <draw:line draw:style-name="gr3" draw:text-style-name="P1" draw:layer="layout" svg:x1="11.902cm" svg:y1="16.462cm" svg:x2="11.896cm" svg:y2="16.472cm">
          <text:p/>
        </draw:line>
        <draw:line draw:style-name="gr3" draw:text-style-name="P1" draw:layer="layout" svg:x1="11.898cm" svg:y1="16.471cm" svg:x2="11.891cm" svg:y2="16.478cm">
          <text:p/>
        </draw:line>
        <draw:line draw:style-name="gr3" draw:text-style-name="P1" draw:layer="layout" svg:x1="11.892cm" svg:y1="16.476cm" svg:x2="11.882cm" svg:y2="16.482cm">
          <text:p/>
        </draw:line>
        <draw:line draw:style-name="gr3" draw:text-style-name="P1" draw:layer="layout" svg:x1="11.882cm" svg:y1="16.481cm" svg:x2="11.863cm" svg:y2="16.481cm">
          <text:p/>
        </draw:line>
        <draw:line draw:style-name="gr3" draw:text-style-name="P1" draw:layer="layout" svg:x1="11.864cm" svg:y1="16.482cm" svg:x2="11.853cm" svg:y2="16.476cm">
          <text:p/>
        </draw:line>
        <draw:line draw:style-name="gr3" draw:text-style-name="P1" draw:layer="layout" svg:x1="11.854cm" svg:y1="16.478cm" svg:x2="11.848cm" svg:y2="16.471cm">
          <text:p/>
        </draw:line>
        <draw:line draw:style-name="gr3" draw:text-style-name="P1" draw:layer="layout" svg:x1="11.849cm" svg:y1="16.472cm" svg:x2="11.844cm" svg:y2="16.462cm">
          <text:p/>
        </draw:line>
        <draw:line draw:style-name="gr3" draw:text-style-name="P1" draw:layer="layout" svg:x1="11.844cm" svg:y1="16.462cm" svg:x2="11.844cm" svg:y2="16.381cm">
          <text:p/>
        </draw:line>
        <draw:line draw:style-name="gr3" draw:text-style-name="P1" draw:layer="layout" svg:x1="11.81cm" svg:y1="16.381cm" svg:x2="11.753cm" svg:y2="16.381cm">
          <text:p/>
        </draw:line>
        <draw:line draw:style-name="gr3" draw:text-style-name="P1" draw:layer="layout" svg:x1="11.782cm" svg:y1="16.481cm" svg:x2="11.782cm" svg:y2="16.381cm">
          <text:p/>
        </draw:line>
        <draw:line draw:style-name="gr3" draw:text-style-name="P1" draw:layer="layout" svg:x1="12.11cm" svg:y1="16.542cm" svg:x2="12.158cm" svg:y2="16.542cm">
          <text:p/>
        </draw:line>
        <draw:line draw:style-name="gr3" draw:text-style-name="P1" draw:layer="layout" svg:x1="12.158cm" svg:y1="16.542cm" svg:x2="12.164cm" svg:y2="16.591cm">
          <text:p/>
        </draw:line>
        <draw:line draw:style-name="gr3" draw:text-style-name="P1" draw:layer="layout" svg:x1="12.164cm" svg:y1="16.591cm" svg:x2="12.158cm" svg:y2="16.585cm">
          <text:p/>
        </draw:line>
        <draw:line draw:style-name="gr3" draw:text-style-name="P1" draw:layer="layout" svg:x1="12.159cm" svg:y1="16.586cm" svg:x2="12.148cm" svg:y2="16.58cm">
          <text:p/>
        </draw:line>
        <draw:line draw:style-name="gr3" draw:text-style-name="P1" draw:layer="layout" svg:x1="12.148cm" svg:y1="16.58cm" svg:x2="12.125cm" svg:y2="16.58cm">
          <text:p/>
        </draw:line>
        <draw:line draw:style-name="gr3" draw:text-style-name="P1" draw:layer="layout" svg:x1="12.126cm" svg:y1="16.58cm" svg:x2="12.115cm" svg:y2="16.586cm">
          <text:p/>
        </draw:line>
        <draw:line draw:style-name="gr3" draw:text-style-name="P1" draw:layer="layout" svg:x1="12.116cm" svg:y1="16.585cm" svg:x2="12.11cm" svg:y2="16.591cm">
          <text:p/>
        </draw:line>
        <draw:line draw:style-name="gr3" draw:text-style-name="P1" draw:layer="layout" svg:x1="12.111cm" svg:y1="16.59cm" svg:x2="12.106cm" svg:y2="16.6cm">
          <text:p/>
        </draw:line>
        <draw:line draw:style-name="gr3" draw:text-style-name="P1" draw:layer="layout" svg:x1="12.106cm" svg:y1="16.599cm" svg:x2="12.106cm" svg:y2="16.623cm">
          <text:p/>
        </draw:line>
        <draw:line draw:style-name="gr3" draw:text-style-name="P1" draw:layer="layout" svg:x1="12.106cm" svg:y1="16.623cm" svg:x2="12.111cm" svg:y2="16.633cm">
          <text:p/>
        </draw:line>
        <draw:line draw:style-name="gr3" draw:text-style-name="P1" draw:layer="layout" svg:x1="12.11cm" svg:y1="16.632cm" svg:x2="12.116cm" svg:y2="16.638cm">
          <text:p/>
        </draw:line>
        <draw:line draw:style-name="gr3" draw:text-style-name="P1" draw:layer="layout" svg:x1="12.115cm" svg:y1="16.637cm" svg:x2="12.126cm" svg:y2="16.643cm">
          <text:p/>
        </draw:line>
        <draw:line draw:style-name="gr3" draw:text-style-name="P1" draw:layer="layout" svg:x1="12.125cm" svg:y1="16.642cm" svg:x2="12.148cm" svg:y2="16.642cm">
          <text:p/>
        </draw:line>
        <draw:line draw:style-name="gr3" draw:text-style-name="P1" draw:layer="layout" svg:x1="12.148cm" svg:y1="16.643cm" svg:x2="12.159cm" svg:y2="16.637cm">
          <text:p/>
        </draw:line>
        <draw:line draw:style-name="gr3" draw:text-style-name="P1" draw:layer="layout" svg:x1="12.158cm" svg:y1="16.638cm" svg:x2="12.164cm" svg:y2="16.632cm">
          <text:p/>
        </draw:line>
        <draw:line draw:style-name="gr3" draw:text-style-name="P1" draw:layer="layout" svg:x1="12.078cm" svg:y1="16.542cm" svg:x2="12.044cm" svg:y2="16.643cm">
          <text:p/>
        </draw:line>
        <draw:line draw:style-name="gr3" draw:text-style-name="P1" draw:layer="layout" svg:x1="12.045cm" svg:y1="16.643cm" svg:x2="12.01cm" svg:y2="16.542cm">
          <text:p/>
        </draw:line>
        <draw:line draw:style-name="gr3" draw:text-style-name="P1" draw:layer="layout" svg:x1="11.906cm" svg:y1="16.537cm" svg:x2="11.992cm" svg:y2="16.667cm">
          <text:p/>
        </draw:line>
        <draw:line draw:style-name="gr3" draw:text-style-name="P1" draw:layer="layout" svg:x1="11.82cm" svg:y1="16.548cm" svg:x2="11.83cm" svg:y2="16.542cm">
          <text:p/>
        </draw:line>
        <draw:line draw:style-name="gr3" draw:text-style-name="P1" draw:layer="layout" svg:x1="11.829cm" svg:y1="16.542cm" svg:x2="11.844cm" svg:y2="16.542cm">
          <text:p/>
        </draw:line>
        <draw:line draw:style-name="gr3" draw:text-style-name="P1" draw:layer="layout" svg:x1="11.844cm" svg:y1="16.542cm" svg:x2="11.859cm" svg:y2="16.548cm">
          <text:p/>
        </draw:line>
        <draw:line draw:style-name="gr3" draw:text-style-name="P1" draw:layer="layout" svg:x1="11.858cm" svg:y1="16.547cm" svg:x2="11.868cm" svg:y2="16.557cm">
          <text:p/>
        </draw:line>
        <draw:line draw:style-name="gr3" draw:text-style-name="P1" draw:layer="layout" svg:x1="11.867cm" svg:y1="16.556cm" svg:x2="11.874cm" svg:y2="16.567cm">
          <text:p/>
        </draw:line>
        <draw:line draw:style-name="gr3" draw:text-style-name="P1" draw:layer="layout" svg:x1="11.872cm" svg:y1="16.566cm" svg:x2="11.878cm" svg:y2="16.586cm">
          <text:p/>
        </draw:line>
        <draw:line draw:style-name="gr3" draw:text-style-name="P1" draw:layer="layout" svg:x1="11.877cm" svg:y1="16.585cm" svg:x2="11.877cm" svg:y2="16.599cm">
          <text:p/>
        </draw:line>
        <draw:line draw:style-name="gr3" draw:text-style-name="P1" draw:layer="layout" svg:x1="11.878cm" svg:y1="16.599cm" svg:x2="11.872cm" svg:y2="16.619cm">
          <text:p/>
        </draw:line>
        <draw:line draw:style-name="gr3" draw:text-style-name="P1" draw:layer="layout" svg:x1="11.874cm" svg:y1="16.618cm" svg:x2="11.867cm" svg:y2="16.629cm">
          <text:p/>
        </draw:line>
        <draw:line draw:style-name="gr3" draw:text-style-name="P1" draw:layer="layout" svg:x1="11.868cm" svg:y1="16.628cm" svg:x2="11.858cm" svg:y2="16.638cm">
          <text:p/>
        </draw:line>
        <draw:line draw:style-name="gr3" draw:text-style-name="P1" draw:layer="layout" svg:x1="11.859cm" svg:y1="16.637cm" svg:x2="11.844cm" svg:y2="16.643cm">
          <text:p/>
        </draw:line>
        <draw:line draw:style-name="gr3" draw:text-style-name="P1" draw:layer="layout" svg:x1="11.844cm" svg:y1="16.642cm" svg:x2="11.834cm" svg:y2="16.642cm">
          <text:p/>
        </draw:line>
        <draw:line draw:style-name="gr3" draw:text-style-name="P1" draw:layer="layout" svg:x1="11.835cm" svg:y1="16.643cm" svg:x2="11.82cm" svg:y2="16.637cm">
          <text:p/>
        </draw:line>
        <draw:line draw:style-name="gr3" draw:text-style-name="P1" draw:layer="layout" svg:x1="11.822cm" svg:y1="16.638cm" svg:x2="11.815cm" svg:y2="16.632cm">
          <text:p/>
        </draw:line>
        <draw:line draw:style-name="gr3" draw:text-style-name="P1" draw:layer="layout" svg:x1="11.815cm" svg:y1="16.632cm" svg:x2="11.815cm" svg:y2="16.599cm">
          <text:p/>
        </draw:line>
        <draw:line draw:style-name="gr3" draw:text-style-name="P1" draw:layer="layout" svg:x1="11.815cm" svg:y1="16.599cm" svg:x2="11.834cm" svg:y2="16.599cm">
          <text:p/>
        </draw:line>
        <draw:line draw:style-name="gr3" draw:text-style-name="P1" draw:layer="layout" svg:x1="11.772cm" svg:y1="16.642cm" svg:x2="11.772cm" svg:y2="16.542cm">
          <text:p/>
        </draw:line>
        <draw:line draw:style-name="gr3" draw:text-style-name="P1" draw:layer="layout" svg:x1="11.773cm" svg:y1="16.542cm" svg:x2="11.715cm" svg:y2="16.643cm">
          <text:p/>
        </draw:line>
        <draw:line draw:style-name="gr3" draw:text-style-name="P1" draw:layer="layout" svg:x1="11.715cm" svg:y1="16.642cm" svg:x2="11.715cm" svg:y2="16.542cm">
          <text:p/>
        </draw:line>
        <draw:line draw:style-name="gr3" draw:text-style-name="P1" draw:layer="layout" svg:x1="11.667cm" svg:y1="16.642cm" svg:x2="11.667cm" svg:y2="16.542cm">
          <text:p/>
        </draw:line>
        <draw:line draw:style-name="gr3" draw:text-style-name="P1" draw:layer="layout" svg:x1="11.667cm" svg:y1="16.542cm" svg:x2="11.644cm" svg:y2="16.542cm">
          <text:p/>
        </draw:line>
        <draw:line draw:style-name="gr3" draw:text-style-name="P1" draw:layer="layout" svg:x1="11.645cm" svg:y1="16.542cm" svg:x2="11.629cm" svg:y2="16.548cm">
          <text:p/>
        </draw:line>
        <draw:line draw:style-name="gr3" draw:text-style-name="P1" draw:layer="layout" svg:x1="11.63cm" svg:y1="16.547cm" svg:x2="11.62cm" svg:y2="16.557cm">
          <text:p/>
        </draw:line>
        <draw:line draw:style-name="gr3" draw:text-style-name="P1" draw:layer="layout" svg:x1="11.622cm" svg:y1="16.556cm" svg:x2="11.615cm" svg:y2="16.567cm">
          <text:p/>
        </draw:line>
        <draw:line draw:style-name="gr3" draw:text-style-name="P1" draw:layer="layout" svg:x1="11.616cm" svg:y1="16.566cm" svg:x2="11.61cm" svg:y2="16.586cm">
          <text:p/>
        </draw:line>
        <draw:line draw:style-name="gr3" draw:text-style-name="P1" draw:layer="layout" svg:x1="11.61cm" svg:y1="16.585cm" svg:x2="11.61cm" svg:y2="16.599cm">
          <text:p/>
        </draw:line>
        <draw:line draw:style-name="gr3" draw:text-style-name="P1" draw:layer="layout" svg:x1="11.61cm" svg:y1="16.599cm" svg:x2="11.616cm" svg:y2="16.619cm">
          <text:p/>
        </draw:line>
        <draw:line draw:style-name="gr3" draw:text-style-name="P1" draw:layer="layout" svg:x1="11.615cm" svg:y1="16.618cm" svg:x2="11.622cm" svg:y2="16.629cm">
          <text:p/>
        </draw:line>
        <draw:line draw:style-name="gr3" draw:text-style-name="P1" draw:layer="layout" svg:x1="11.62cm" svg:y1="16.628cm" svg:x2="11.63cm" svg:y2="16.638cm">
          <text:p/>
        </draw:line>
        <draw:line draw:style-name="gr3" draw:text-style-name="P1" draw:layer="layout" svg:x1="11.629cm" svg:y1="16.637cm" svg:x2="11.645cm" svg:y2="16.643cm">
          <text:p/>
        </draw:line>
        <draw:line draw:style-name="gr3" draw:text-style-name="P1" draw:layer="layout" svg:x1="11.644cm" svg:y1="16.642cm" svg:x2="11.667cm" svg:y2="16.642cm">
          <text:p/>
        </draw:line>
        <draw:polygon draw:style-name="gr2" draw:text-style-name="P1" draw:layer="layout" svg:width="0.735cm" svg:height="0.413cm" svg:x="11.519cm" svg:y="16.303cm" svg:viewBox="0 0 736 414" draw:points="0,0 736,0 736,414 0,414">
          <text:p/>
        </draw:polygon>
        <draw:line draw:style-name="gr4" draw:text-style-name="P1" draw:layer="layout" svg:x1="11.991cm" svg:y1="16.945cm" svg:x2="11.94cm" svg:y2="16.945cm">
          <text:p/>
        </draw:line>
        <draw:line draw:style-name="gr4" draw:text-style-name="P1" draw:layer="layout" svg:x1="11.991cm" svg:y1="17.199cm" svg:x2="11.94cm" svg:y2="17.199cm">
          <text:p/>
        </draw:line>
        <draw:line draw:style-name="gr5" draw:text-style-name="P1" draw:layer="layout" svg:x1="10.078cm" svg:y1="19.036cm" svg:x2="10.078cm" svg:y2="18.926cm">
          <text:p/>
        </draw:line>
        <draw:path draw:style-name="gr6" draw:text-style-name="P2" draw:layer="layout" svg:width="0.2cm" svg:height="0.2cm" svg:x="9.777cm" svg:y="18.881cm" svg:viewBox="0 0 201 201" svg:d="M0 101c0-56 45-101 101-101s100 45 100 101-44 100-100 100-101-44-101-100z">
          <text:p/>
        </draw:path>
        <draw:line draw:style-name="gr7" draw:text-style-name="P1" draw:layer="layout" svg:x1="9.932cm" svg:y1="17.383cm" svg:x2="9.842cm" svg:y2="17.383cm">
          <text:p/>
        </draw:line>
        <draw:line draw:style-name="gr7" draw:text-style-name="P1" draw:layer="layout" svg:x1="9.932cm" svg:y1="17.583cm" svg:x2="9.842cm" svg:y2="17.583cm">
          <text:p/>
        </draw:line>
        <draw:line draw:style-name="gr8" draw:text-style-name="P1" draw:layer="layout" svg:x1="9.1cm" svg:y1="17.354cm" svg:x2="9.1cm" svg:y2="17.409cm">
          <text:p/>
        </draw:line>
        <draw:path draw:style-name="gr6" draw:text-style-name="P2" draw:layer="layout" svg:width="0.24cm" svg:height="0.24cm" svg:x="9.234cm" svg:y="17.262cm" svg:viewBox="0 0 241 241" svg:d="M0 119c0-66 54-119 121-119 66 0 120 53 120 119 0 68-54 122-120 122-67 0-121-54-121-122z">
          <text:p/>
        </draw:path>
        <draw:path draw:style-name="gr6" draw:text-style-name="P2" draw:layer="layout" svg:width="0.3cm" svg:height="0.3cm" svg:x="8.953cm" svg:y="17.716cm" svg:viewBox="0 0 301 301" svg:d="M0 152c0-83 68-152 151-152s150 69 150 152c0 82-67 149-150 149s-151-67-151-149z">
          <text:p/>
        </draw:path>
        <draw:path draw:style-name="gr6" draw:text-style-name="P2" draw:layer="layout" svg:width="0.3cm" svg:height="0.3cm" svg:x="8.953cm" svg:y="18.478cm" svg:viewBox="0 0 301 301" svg:d="M0 152c0-84 68-152 151-152s150 68 150 152c0 82-67 149-150 149s-151-67-151-149z">
          <text:p/>
        </draw:path>
        <draw:line draw:style-name="gr4" draw:text-style-name="P1" draw:layer="layout" svg:x1="10.684cm" svg:y1="16.794cm" svg:x2="10.684cm" svg:y2="16.813cm">
          <text:p/>
        </draw:line>
        <draw:line draw:style-name="gr4" draw:text-style-name="P1" draw:layer="layout" svg:x1="10.938cm" svg:y1="16.794cm" svg:x2="10.938cm" svg:y2="16.813cm">
          <text:p/>
        </draw:line>
        <draw:line draw:style-name="gr4" draw:text-style-name="P1" draw:layer="layout" svg:x1="11.192cm" svg:y1="16.794cm" svg:x2="11.192cm" svg:y2="16.813cm">
          <text:p/>
        </draw:line>
        <draw:line draw:style-name="gr9" draw:text-style-name="P1" draw:layer="layout" svg:x1="10.956cm" svg:y1="19.03cm" svg:x2="10.956cm" svg:y2="19.191cm">
          <text:p/>
        </draw:line>
        <draw:line draw:style-name="gr9" draw:text-style-name="P1" draw:layer="layout" svg:x1="11.777cm" svg:y1="19.03cm" svg:x2="11.777cm" svg:y2="19.191cm">
          <text:p/>
        </draw:line>
        <draw:line draw:style-name="gr10" draw:text-style-name="P1" draw:layer="layout" svg:x1="11.167cm" svg:y1="19.06cm" svg:x2="11.167cm" svg:y2="19.161cm">
          <text:p/>
        </draw:line>
        <draw:line draw:style-name="gr11" draw:text-style-name="P1" draw:layer="layout" svg:x1="11.366cm" svg:y1="19.07cm" svg:x2="11.366cm" svg:y2="19.151cm">
          <text:p/>
        </draw:line>
        <draw:line draw:style-name="gr10" draw:text-style-name="P1" draw:layer="layout" svg:x1="11.566cm" svg:y1="19.06cm" svg:x2="11.566cm" svg:y2="19.161cm">
          <text:p/>
        </draw:line>
        <draw:path draw:style-name="gr6" draw:text-style-name="P2" draw:layer="layout" svg:width="0.3cm" svg:height="0.3cm" svg:x="11.015cm" svg:y="19.518cm" svg:viewBox="0 0 301 301" svg:d="M0 152c0-83 68-152 151-152s150 69 150 152c0 82-67 149-150 149s-151-67-151-149z">
          <text:p/>
        </draw:path>
        <draw:path draw:style-name="gr6" draw:text-style-name="P2" draw:layer="layout" svg:width="0.3cm" svg:height="0.3cm" svg:x="9.728cm" svg:y="19.518cm" svg:viewBox="0 0 301 301" svg:d="M0 152c0-83 67-152 149-152 83 0 152 69 152 152 0 82-69 149-152 149-82 0-149-67-149-149z">
          <text:p/>
        </draw:path>
        <draw:line draw:style-name="gr12" draw:text-style-name="P1" draw:layer="layout" svg:x1="10.938cm" svg:y1="16.804cm" svg:x2="10.938cm" svg:y2="16.982cm">
          <text:p/>
        </draw:line>
        <draw:line draw:style-name="gr12" draw:text-style-name="P1" draw:layer="layout" svg:x1="10.936cm" svg:y1="16.987cm" svg:x2="10.939cm" svg:y2="16.982cm">
          <text:p/>
        </draw:line>
        <draw:line draw:style-name="gr12" draw:text-style-name="P1" draw:layer="layout" svg:x1="11.966cm" svg:y1="17.767cm" svg:x2="11.966cm" svg:y2="17.199cm">
          <text:p/>
        </draw:line>
        <draw:line draw:style-name="gr12" draw:text-style-name="P1" draw:layer="layout" svg:x1="10.938cm" svg:y1="16.982cm" svg:x2="10.938cm" svg:y2="17.025cm">
          <text:p/>
        </draw:line>
        <draw:line draw:style-name="gr13" draw:text-style-name="P1" draw:layer="layout" svg:x1="9.889cm" svg:y1="18.972cm" svg:x2="9.877cm" svg:y2="18.982cm">
          <text:p/>
        </draw:line>
        <draw:line draw:style-name="gr12" draw:text-style-name="P1" draw:layer="layout" svg:x1="9.878cm" svg:y1="19.689cm" svg:x2="9.878cm" svg:y2="18.982cm">
          <text:p/>
        </draw:line>
        <draw:line draw:style-name="gr12" draw:text-style-name="P1" draw:layer="layout" svg:x1="11.043cm" svg:y1="17.908cm" svg:x2="11.825cm" svg:y2="17.908cm">
          <text:p/>
        </draw:line>
        <draw:line draw:style-name="gr13" draw:text-style-name="P1" draw:layer="layout" svg:x1="9.104cm" svg:y1="18.629cm" svg:x2="9.104cm" svg:y2="18.91cm">
          <text:p/>
        </draw:line>
        <draw:line draw:style-name="gr12" draw:text-style-name="P1" draw:layer="layout" svg:x1="10.605cm" svg:y1="16.495cm" svg:x2="10.422cm" svg:y2="16.679cm">
          <text:p/>
        </draw:line>
        <draw:line draw:style-name="gr12" draw:text-style-name="P1" draw:layer="layout" svg:x1="10.422cm" svg:y1="17.474cm" svg:x2="10.422cm" svg:y2="16.678cm">
          <text:p/>
        </draw:line>
        <draw:line draw:style-name="gr13" draw:text-style-name="P1" draw:layer="layout" svg:x1="9.175cm" svg:y1="18.981cm" svg:x2="9.877cm" svg:y2="18.981cm">
          <text:p/>
        </draw:line>
        <draw:line draw:style-name="gr12" draw:text-style-name="P1" draw:layer="layout" svg:x1="10.313cm" svg:y1="17.584cm" svg:x2="10.423cm" svg:y2="17.474cm">
          <text:p/>
        </draw:line>
        <draw:line draw:style-name="gr12" draw:text-style-name="P1" draw:layer="layout" svg:x1="9.888cm" svg:y1="17.583cm" svg:x2="9.888cm" svg:y2="18.972cm">
          <text:p/>
        </draw:line>
        <draw:line draw:style-name="gr12" draw:text-style-name="P1" draw:layer="layout" svg:x1="10.802cm" svg:y1="16.495cm" svg:x2="10.604cm" svg:y2="16.495cm">
          <text:p/>
        </draw:line>
        <draw:line draw:style-name="gr12" draw:text-style-name="P1" draw:layer="layout" svg:x1="10.291cm" svg:y1="17.583cm" svg:x2="9.888cm" svg:y2="17.583cm">
          <text:p/>
        </draw:line>
        <draw:line draw:style-name="gr12" draw:text-style-name="P1" draw:layer="layout" svg:x1="10.938cm" svg:y1="16.804cm" svg:x2="10.938cm" svg:y2="16.631cm">
          <text:p/>
        </draw:line>
        <draw:line draw:style-name="gr12" draw:text-style-name="P1" draw:layer="layout" svg:x1="10.292cm" svg:y1="17.583cm" svg:x2="10.291cm" svg:y2="17.583cm">
          <text:p/>
        </draw:line>
        <draw:line draw:style-name="gr13" draw:text-style-name="P1" draw:layer="layout" svg:x1="9.877cm" svg:y1="17.594cm" svg:x2="9.889cm" svg:y2="17.583cm">
          <text:p/>
        </draw:line>
        <draw:line draw:style-name="gr13" draw:text-style-name="P1" draw:layer="layout" svg:x1="9.104cm" svg:y1="18.91cm" svg:x2="9.176cm" svg:y2="18.982cm">
          <text:p/>
        </draw:line>
        <draw:line draw:style-name="gr12" draw:text-style-name="P1" draw:layer="layout" svg:x1="10.936cm" svg:y1="17.8cm" svg:x2="10.936cm" svg:y2="16.985cm">
          <text:p/>
        </draw:line>
        <draw:line draw:style-name="gr12" draw:text-style-name="P1" draw:layer="layout" svg:x1="11.825cm" svg:y1="17.909cm" svg:x2="11.967cm" svg:y2="17.767cm">
          <text:p/>
        </draw:line>
        <draw:line draw:style-name="gr12" draw:text-style-name="P1" draw:layer="layout" svg:x1="10.313cm" svg:y1="17.583cm" svg:x2="10.292cm" svg:y2="17.583cm">
          <text:p/>
        </draw:line>
        <draw:line draw:style-name="gr12" draw:text-style-name="P1" draw:layer="layout" svg:x1="9.878cm" svg:y1="18.982cm" svg:x2="9.877cm" svg:y2="18.981cm">
          <text:p/>
        </draw:line>
        <draw:line draw:style-name="gr12" draw:text-style-name="P1" draw:layer="layout" svg:x1="10.936cm" svg:y1="17.8cm" svg:x2="11.044cm" svg:y2="17.909cm">
          <text:p/>
        </draw:line>
        <draw:line draw:style-name="gr12" draw:text-style-name="P1" draw:layer="layout" svg:x1="10.939cm" svg:y1="16.632cm" svg:x2="10.802cm" svg:y2="16.495cm">
          <text:p/>
        </draw:line>
        <draw:line draw:style-name="gr13" draw:text-style-name="P1" draw:layer="layout" svg:x1="11.166cm" svg:y1="19.107cm" svg:x2="11.172cm" svg:y2="19.101cm">
          <text:p/>
        </draw:line>
        <draw:line draw:style-name="gr12" draw:text-style-name="P1" draw:layer="layout" svg:x1="11.166cm" svg:y1="19.689cm" svg:x2="11.166cm" svg:y2="19.106cm">
          <text:p/>
        </draw:line>
        <draw:line draw:style-name="gr12" draw:text-style-name="P1" draw:layer="layout" svg:x1="11.263cm" svg:y1="18.066cm" svg:x2="11.301cm" svg:y2="18.103cm">
          <text:p/>
        </draw:line>
        <draw:line draw:style-name="gr12" draw:text-style-name="P1" draw:layer="layout" svg:x1="11.372cm" svg:y1="18.173cm" svg:x2="11.372cm" svg:y2="19.106cm">
          <text:p/>
        </draw:line>
        <draw:line draw:style-name="gr12" draw:text-style-name="P1" draw:layer="layout" svg:x1="10.572cm" svg:y1="18.067cm" svg:x2="10.682cm" svg:y2="17.957cm">
          <text:p/>
        </draw:line>
        <draw:line draw:style-name="gr12" draw:text-style-name="P1" draw:layer="layout" svg:x1="10.682cm" svg:y1="18.054cm" svg:x2="10.682cm" svg:y2="16.805cm">
          <text:p/>
        </draw:line>
        <draw:line draw:style-name="gr12" draw:text-style-name="P1" draw:layer="layout" svg:x1="10.185cm" svg:y1="18.066cm" svg:x2="10.623cm" svg:y2="18.066cm">
          <text:p/>
        </draw:line>
        <draw:line draw:style-name="gr12" draw:text-style-name="P1" draw:layer="layout" svg:x1="10.682cm" svg:y1="16.806cm" svg:x2="10.685cm" svg:y2="16.804cm">
          <text:p/>
        </draw:line>
        <draw:line draw:style-name="gr12" draw:text-style-name="P1" draw:layer="layout" svg:x1="10.078cm" svg:y1="18.174cm" svg:x2="10.186cm" svg:y2="18.066cm">
          <text:p/>
        </draw:line>
        <draw:line draw:style-name="gr12" draw:text-style-name="P1" draw:layer="layout" svg:x1="11.373cm" svg:y1="19.106cm" svg:x2="11.366cm" svg:y2="19.111cm">
          <text:p/>
        </draw:line>
        <draw:line draw:style-name="gr12" draw:text-style-name="P1" draw:layer="layout" svg:x1="10.791cm" svg:y1="18.067cm" svg:x2="10.683cm" svg:y2="17.957cm">
          <text:p/>
        </draw:line>
        <draw:line draw:style-name="gr12" draw:text-style-name="P1" draw:layer="layout" svg:x1="10.67cm" svg:y1="18.066cm" svg:x2="11.263cm" svg:y2="18.066cm">
          <text:p/>
        </draw:line>
        <draw:line draw:style-name="gr12" draw:text-style-name="P1" draw:layer="layout" svg:x1="10.623cm" svg:y1="18.066cm" svg:x2="10.67cm" svg:y2="18.066cm">
          <text:p/>
        </draw:line>
        <draw:line draw:style-name="gr12" draw:text-style-name="P1" draw:layer="layout" svg:x1="10.67cm" svg:y1="18.067cm" svg:x2="10.683cm" svg:y2="18.054cm">
          <text:p/>
        </draw:line>
        <draw:line draw:style-name="gr12" draw:text-style-name="P1" draw:layer="layout" svg:x1="11.3cm" svg:y1="18.102cm" svg:x2="11.373cm" svg:y2="18.174cm">
          <text:p/>
        </draw:line>
        <draw:line draw:style-name="gr12" draw:text-style-name="P1" draw:layer="layout" svg:x1="10.078cm" svg:y1="18.981cm" svg:x2="10.078cm" svg:y2="18.173cm">
          <text:p/>
        </draw:line>
        <draw:line draw:style-name="gr12" draw:text-style-name="P1" draw:layer="layout" svg:x1="11.192cm" svg:y1="16.804cm" svg:x2="11.192cm" svg:y2="16.623cm">
          <text:p/>
        </draw:line>
        <draw:line draw:style-name="gr12" draw:text-style-name="P1" draw:layer="layout" svg:x1="10.264cm" svg:y1="17.274cm" svg:x2="10.155cm" svg:y2="17.384cm">
          <text:p/>
        </draw:line>
        <draw:line draw:style-name="gr12" draw:text-style-name="P1" draw:layer="layout" svg:x1="10.901cm" svg:y1="16.334cm" svg:x2="10.548cm" svg:y2="16.334cm">
          <text:p/>
        </draw:line>
        <draw:line draw:style-name="gr13" draw:text-style-name="P1" draw:layer="layout" svg:x1="9.354cm" svg:y1="17.382cm" svg:x2="9.886cm" svg:y2="17.382cm">
          <text:p/>
        </draw:line>
        <draw:line draw:style-name="gr13" draw:text-style-name="P1" draw:layer="layout" svg:x1="9.886cm" svg:y1="17.382cm" svg:x2="9.89cm" svg:y2="17.384cm">
          <text:p/>
        </draw:line>
        <draw:line draw:style-name="gr12" draw:text-style-name="P1" draw:layer="layout" svg:x1="11.192cm" svg:y1="16.804cm" svg:x2="11.483cm" svg:y2="16.804cm">
          <text:p/>
        </draw:line>
        <draw:line draw:style-name="gr12" draw:text-style-name="P1" draw:layer="layout" svg:x1="11.193cm" svg:y1="16.624cm" svg:x2="10.901cm" svg:y2="16.334cm">
          <text:p/>
        </draw:line>
        <draw:line draw:style-name="gr12" draw:text-style-name="P1" draw:layer="layout" svg:x1="10.155cm" svg:y1="17.383cm" svg:x2="9.888cm" svg:y2="17.383cm">
          <text:p/>
        </draw:line>
        <draw:line draw:style-name="gr12" draw:text-style-name="P1" draw:layer="layout" svg:x1="10.263cm" svg:y1="17.274cm" svg:x2="10.263cm" svg:y2="16.618cm">
          <text:p/>
        </draw:line>
        <draw:polyline draw:style-name="gr12" draw:text-style-name="P1" draw:layer="layout" svg:width="0cm" svg:height="0cm" svg:x="10.263cm" svg:y="16.618cm" svg:viewBox="0 0 0 0" draw:points="0,0">
          <text:p/>
        </draw:polyline>
        <draw:line draw:style-name="gr12" draw:text-style-name="P1" draw:layer="layout" svg:x1="11.483cm" svg:y1="16.804cm" svg:x2="11.624cm" svg:y2="16.946cm">
          <text:p/>
        </draw:line>
        <draw:line draw:style-name="gr12" draw:text-style-name="P1" draw:layer="layout" svg:x1="10.263cm" svg:y1="16.619cm" svg:x2="10.549cm" svg:y2="16.334cm">
          <text:p/>
        </draw:line>
        <draw:line draw:style-name="gr12" draw:text-style-name="P1" draw:layer="layout" svg:x1="11.623cm" svg:y1="16.945cm" svg:x2="11.966cm" svg:y2="16.945cm">
          <text:p/>
        </draw:line>
        <draw:line draw:style-name="gr13" draw:text-style-name="P1" draw:layer="layout" svg:x1="9.893cm" svg:y1="17.388cm" svg:x2="9.888cm" svg:y2="17.383cm">
          <text:p/>
        </draw:line>
        <draw:line draw:style-name="gr13" draw:text-style-name="P1" draw:layer="layout" svg:x1="9.104cm" svg:y1="17.867cm" svg:x2="9.104cm" svg:y2="17.385cm">
          <text:p/>
        </draw:line>
        <draw:line draw:style-name="gr13" draw:text-style-name="P1" draw:layer="layout" svg:x1="9.105cm" svg:y1="17.386cm" svg:x2="9.1cm" svg:y2="17.382cm">
          <text:p/>
        </draw:line>
        <draw:polygon draw:style-name="gr14" draw:text-style-name="P2" draw:layer="layout" svg:width="0.229cm" svg:height="0.107cm" svg:x="10.608cm" svg:y="16.586cm" svg:viewBox="0 0 230 108" draw:points="157,2 162,5 224,66 225,68 227,70 228,72 229,74 229,76 230,78 230,81 230,83 229,85 229,87 228,89 227,91 224,95 218,102 210,107 201,108 192,105 188,102 177,89 170,85 157,75 151,72 135,64 112,56 91,53 88,52 63,52 60,53 39,56 26,61 17,61 9,58 3,52 0,43 1,35 6,28 28,5 35,1 42,0 148,0">
          <text:p/>
        </draw:polygon>
        <draw:polygon draw:style-name="gr14" draw:text-style-name="P2" draw:layer="layout" svg:width="0.467cm" svg:height="0.443cm" svg:x="10.993cm" svg:y="16.27cm" svg:viewBox="0 0 468 444" draw:points="457,2 464,7 468,15 468,24 467,25 467,425 465,433 460,440 452,444 448,444 342,444 333,442 327,437 326,436 317,423 300,406 297,404 291,398 289,389 289,388 289,346 287,340 286,335 285,328 283,323 283,322 278,312 268,297 263,291 256,285 6,34 1,26 0,17 3,9 9,3 18,0 20,0 448,0">
          <text:p/>
        </draw:polygon>
        <draw:polygon draw:style-name="gr14" draw:text-style-name="P2" draw:layer="layout" svg:width="0.258cm" svg:height="0.078cm" svg:x="11.61cm" svg:y="16.776cm" svg:viewBox="0 0 259 79" draw:points="242,0 244,0 246,1 248,2 250,3 252,4 253,6 255,7 256,9 257,12 258,13 258,15 258,18 259,20 258,22 258,24 257,26 257,29 255,30 255,32 251,36 250,36 244,40 230,50 213,67 211,70 205,77 196,79 195,79 59,79 50,77 45,74 6,34 1,26 0,17 3,9 9,3 18,0 20,0 239,0">
          <text:p/>
        </draw:polygon>
        <draw:polygon draw:style-name="gr14" draw:text-style-name="P2" draw:layer="layout" svg:width="0.133cm" svg:height="0.131cm" svg:x="10.198cm" svg:y="17.362cm" svg:viewBox="0 0 134 132" draw:points="125,3 131,9 134,19 134,21 134,68 132,77 129,82 83,126 76,131 69,132 20,132 11,130 4,125 0,117 0,108 4,100 9,96 11,94 14,92 99,6 107,1 117,0">
          <text:p/>
        </draw:polygon>
        <draw:polygon draw:style-name="gr14" draw:text-style-name="P2" draw:layer="layout" svg:width="0.849cm" svg:height="0.924cm" svg:x="11.026cm" svg:y="16.894cm" svg:viewBox="0 0 850 925" draw:points="420,2 425,5 541,120 543,122 556,130 564,134 572,137 590,142 779,142 783,142 786,143 787,143 788,144 794,148 795,149 797,153 809,165 810,165 812,168 814,172 814,173 814,177 815,181 813,185 812,189 812,190 811,190 809,193 797,204 783,224 772,246 764,269 760,293 760,318 764,342 772,365 775,371 783,387 795,403 797,407 814,424 834,438 840,441 846,447 850,455 850,459 850,829 848,838 845,843 768,920 761,924 754,925 63,925 54,923 49,920 5,876 1,869 0,862 0,152 0,149 1,144 2,140 2,80 2,56 2,52 3,49 3,48 4,47 8,41 9,40 13,38 25,26 25,25 28,23 32,21 33,21 37,21 41,20 45,22 49,23 50,23 50,24 53,26 64,38 84,52 106,63 129,71 153,75 178,75 202,71 225,63 247,52 267,38 284,21 293,8 300,2 308,0 309,0 411,0">
          <text:p/>
        </draw:polygon>
        <draw:polygon draw:style-name="gr14" draw:text-style-name="P2" draw:layer="layout" svg:width="0.183cm" svg:height="1.061cm" svg:x="10.772cm" svg:y="16.914cm" svg:viewBox="0 0 184 1062" draw:points="41,0 42,0 45,2 49,3 50,3 50,4 53,6 64,18 67,20 68,20 70,23 73,26 73,27 74,31 75,35 75,36 75,50 75,53 73,61 73,62 73,896 77,914 80,922 84,930 87,934 95,945 148,998 178,1028 183,1036 184,1045 181,1053 175,1059 166,1062 164,1062 64,1062 55,1060 50,1057 5,1012 1,1005 0,998 0,37 0,34 1,30 1,29 2,29 6,23 7,22 13,18 25,6 25,5 29,3 32,1 33,1 37,1">
          <text:p/>
        </draw:polygon>
        <draw:polygon draw:style-name="gr14" draw:text-style-name="P2" draw:layer="layout" svg:width="0.613cm" svg:height="1.237cm" svg:x="9.978cm" svg:y="16.881cm" svg:viewBox="0 0 614 1238" draw:points="567,4 572,10 574,14 588,35 605,52 606,52 612,59 614,68 614,1031 612,1040 609,1045 564,1090 557,1094 550,1095 200,1095 182,1099 171,1104 167,1105 166,1106 162,1108 151,1116 34,1232 26,1237 17,1238 9,1235 3,1229 0,1220 0,1218 0,838 2,830 7,823 10,821 23,814 39,802 43,799 50,794 57,793 323,793 324,793 325,793 328,793 345,793 363,789 371,786 379,782 388,776 394,772 514,652 518,646 524,637 527,630 531,621 534,607 535,603 535,20 537,11 542,4 550,0 559,0">
          <text:p/>
        </draw:polygon>
        <draw:polygon draw:style-name="gr14" draw:text-style-name="P2" draw:layer="layout" svg:width="0.618cm" svg:height="1.449cm" svg:x="9.179cm" svg:y="17.457cm" svg:viewBox="0 0 619 1450" draw:points="551,1 555,1 555,2 559,4 562,7 563,7 565,11 567,13 568,14 569,17 571,20 571,21 572,22 572,25 572,28 572,29 572,30 570,34 569,37 569,38 568,38 567,40 565,42 553,58 544,76 538,96 534,116 534,136 538,157 544,176 553,194 557,199 565,211 580,225 596,237 609,244 615,249 619,257 619,261 619,1388 617,1397 612,1404 611,1404 602,1411 585,1428 581,1433 575,1442 568,1448 559,1450 558,1450 35,1450 32,1450 28,1449 27,1449 26,1448 21,1445 5,1429 1,1422 0,1415 0,1371 2,1363 7,1356 12,1353 13,1352 36,1339 57,1323 75,1305 91,1284 104,1261 114,1237 121,1212 125,1186 125,1159 121,1133 114,1108 104,1084 91,1061 75,1040 71,1032 72,1023 75,1015 83,1010 91,1008 522,1008 538,1004 551,996 563,985 570,971 575,956 575,651 570,636 563,622 551,610 538,602 522,598 66,598 58,596 51,590 47,582 47,574 51,566 54,562 57,560 75,542 91,521 104,498 114,474 121,449 125,423 125,396 121,370 114,345 104,321 91,298 75,277 57,259 41,247 36,243 13,230 12,229 5,224 0,216 0,211 0,81 0,78 1,74 1,73 2,73 6,67 7,66 14,61 29,46 32,44 36,42 37,41 41,41 45,41 49,42 53,44 54,44 56,46 63,53 80,66 100,77 120,86 142,92 161,94 164,95 186,95 208,92 230,86 250,77 270,66 287,53 303,37 317,19 322,9 328,3 337,0 340,0 547,0">
          <text:p/>
        </draw:polygon>
        <draw:polygon draw:style-name="gr14" draw:text-style-name="P2" draw:layer="layout" svg:width="1.033cm" svg:height="3.412cm" svg:x="11.256cm" svg:y="16.775cm" svg:viewBox="0 0 1034 3413" draw:points="1026,3 1032,10 1034,18 1034,19 1034,3394 1032,3402 1026,3409 1018,3413 1014,3413 120,3413 111,3411 104,3406 101,3398 101,3389 103,3384 104,3381 108,3374 113,3358 113,3137 108,3122 101,3108 89,3097 76,3089 60,3085 49,3085 40,3083 33,3077 29,3069 29,3060 33,3052 37,3049 42,3045 60,3027 76,3006 89,2983 99,2959 106,2934 110,2908 110,2881 106,2855 99,2830 89,2806 76,2783 60,2762 42,2744 30,2735 21,2728 10,2722 4,2716 0,2707 0,2704 0,2502 2,2494 8,2487 16,2483 24,2483 32,2486 40,2492 59,2502 79,2508 100,2512 121,2512 142,2508 162,2502 181,2492 198,2480 198,2479 199,2479 206,2475 215,2474 223,2477 227,2479 229,2482 242,2491 244,2493 245,2493 262,2502 281,2508 301,2512 320,2512 340,2508 360,2502 377,2493 386,2491 395,2493 402,2498 402,2499 411,2511 427,2527 445,2541 466,2551 488,2558 510,2562 533,2562 555,2558 577,2551 598,2541 616,2527 632,2511 646,2493 656,2472 663,2450 667,2428 667,2245 663,2223 656,2201 646,2180 632,2162 616,2146 598,2132 577,2122 555,2115 533,2111 510,2111 488,2115 466,2122 445,2132 427,2146 411,2162 402,2174 396,2179 387,2182 378,2180 377,2180 360,2171 340,2165 320,2161 301,2161 281,2165 262,2171 260,2172 245,2180 237,2185 229,2189 220,2188 212,2184 207,2177 206,2169 206,1390 205,1384 204,1381 202,1372 195,1356 185,1341 181,1337 173,1329 102,1258 97,1250 96,1241 99,1233 105,1227 114,1224 116,1224 578,1224 596,1220 604,1217 612,1213 621,1207 627,1203 780,1050 785,1043 790,1035 794,1027 797,1019 800,1003 801,1001 801,577 803,568 808,561 811,559 817,556 837,542 854,525 868,505 879,483 887,460 891,436 891,411 887,387 879,364 868,342 854,322 842,311 837,303 836,294 839,286 842,282 854,271 868,251 879,229 887,206 891,182 891,157 887,133 879,110 877,106 868,88 854,68 837,51 831,47 817,37 816,37 810,30 808,21 810,13 815,5 823,1 828,1 1006,1 1009,0 1018,0">
          <text:p/>
        </draw:polygon>
        <draw:polygon draw:style-name="gr14" draw:text-style-name="P2" draw:layer="layout" svg:width="1.313cm" svg:height="2.031cm" svg:x="9.968cm" svg:y="18.156cm" svg:viewBox="0 0 1314 2032" draw:points="1260,2 1265,5 1309,49 1313,56 1314,63 1314,211 1312,219 1307,226 1299,230 1290,230 1289,230 1285,229 860,229 845,229 829,233 816,241 804,252 797,266 792,281 792,586 797,601 804,615 816,626 829,634 845,638 1285,638 1289,637 1298,637 1306,640 1312,647 1314,655 1314,656 1314,795 1312,803 1307,810 1299,814 1290,814 1282,810 1281,809 1270,801 1265,798 1260,795 1248,789 1229,783 1209,779 1190,779 1170,783 1151,789 1134,798 1125,800 1116,798 1109,793 1109,792 1100,780 1084,764 1066,750 1045,740 1023,733 1001,729 978,729 956,733 934,740 913,750 895,764 879,780 865,798 855,819 848,841 844,863 844,1046 848,1068 855,1091 865,1112 879,1130 895,1146 913,1160 934,1170 956,1177 978,1181 1001,1181 1023,1177 1045,1170 1066,1160 1077,1151 1085,1147 1094,1148 1102,1152 1107,1159 1109,1167 1109,1323 1107,1331 1101,1338 1099,1340 1087,1347 1066,1363 1048,1381 1032,1402 1019,1425 1009,1449 1002,1474 998,1500 998,1527 1002,1553 1009,1578 1019,1602 1032,1625 1046,1643 1048,1646 1066,1664 1071,1668 1077,1675 1079,1683 1077,1692 1072,1699 1064,1703 1059,1704 983,1704 967,1708 954,1716 942,1727 934,1741 930,1756 930,1977 934,1993 940,2003 943,2011 942,2020 937,2027 929,2032 923,2032 111,2032 102,2030 95,2025 91,2017 91,2008 95,2000 97,1999 96,1998 102,1993 109,1986 116,1973 121,1957 121,1736 116,1721 109,1707 97,1696 84,1688 68,1684 59,1681 53,1674 50,1666 52,1657 56,1650 60,1646 76,1625 89,1602 99,1578 106,1553 110,1527 110,1500 106,1474 99,1449 89,1425 76,1402 60,1381 42,1363 30,1354 21,1347 10,1341 4,1335 0,1326 0,1323 0,975 2,966 8,959 16,955 24,955 32,959 34,961 38,964 52,975 67,982 84,988 101,991 118,991 135,988 152,982 167,975 179,966 181,964 186,959 194,954 203,953 211,956 217,963 220,971 220,973 220,1040 225,1055 232,1069 244,1080 257,1089 273,1093 578,1093 594,1089 607,1080 619,1069 626,1055 631,1040 631,556 626,541 619,527 607,516 594,508 578,504 288,504 273,504 257,508 244,516 234,526 226,531 217,532 209,529 203,523 200,514 200,512 200,63 202,54 205,49 249,5 256,1 263,0 597,0 614,0 648,0 695,0 815,0 832,0 1251,0">
          <text:p/>
        </draw:polygon>
        <draw:polygon draw:style-name="gr14" draw:text-style-name="P2" draw:layer="layout" svg:width="1.706cm" svg:height="3.917cm" svg:x="8.749cm" svg:y="16.27cm" svg:viewBox="0 0 1707 3918" draw:points="1697,2 1704,7 1707,15 1707,24 1704,32 1702,34 1445,290 1435,305 1429,321 1425,339 1425,357 1425,358 1425,360 1425,959 1423,968 1420,973 1375,1017 1368,1022 1361,1023 1287,1023 1278,1021 1273,1017 1269,1014 1253,1002 1234,993 1215,986 1196,983 1195,983 1084,983 1083,983 1064,986 1045,993 1026,1002 1010,1014 995,1029 989,1034 980,1036 979,1036 771,1036 762,1034 755,1029 753,1027 748,1017 746,1014 736,1002 734,999 717,983 700,970 680,959 670,954 660,950 638,944 616,941 594,941 572,944 550,950 530,959 510,970 493,983 486,990 479,994 470,995 462,992 458,990 444,975 433,967 426,962 406,952 384,945 362,941 340,941 318,945 296,952 276,962 258,975 242,991 229,1009 219,1029 212,1051 208,1073 208,1150 212,1172 219,1194 229,1214 235,1221 242,1232 258,1248 271,1257 277,1264 279,1272 279,1273 279,1398 277,1406 272,1413 267,1416 266,1417 256,1422 243,1430 222,1446 204,1464 188,1485 175,1508 165,1532 158,1557 154,1583 154,1610 158,1636 163,1655 165,1661 175,1685 188,1708 194,1716 204,1729 222,1747 225,1749 231,1756 233,1765 231,1773 226,1780 218,1784 213,1785 161,1785 145,1789 132,1797 120,1808 113,1822 108,1837 108,2142 113,2157 120,2171 132,2182 145,2190 161,2194 176,2194 188,2194 197,2196 204,2202 208,2210 208,2218 204,2226 191,2243 188,2247 175,2270 165,2294 158,2319 154,2345 154,2372 157,2394 158,2398 162,2415 165,2423 175,2447 188,2470 189,2472 204,2491 222,2509 226,2512 243,2525 266,2538 267,2539 274,2544 279,2552 279,2557 279,2648 282,2662 288,2676 291,2681 296,2688 378,2770 382,2773 390,2778 392,2779 400,2782 404,2784 415,2786 416,2786 418,2787 433,2787 988,2787 997,2789 1004,2794 1005,2795 1015,2809 1032,2826 1032,2827 1038,2833 1040,2841 1040,2842 1040,3208 1038,3216 1032,3223 1030,3225 1018,3232 997,3248 979,3266 963,3287 950,3310 940,3334 933,3359 929,3385 929,3412 933,3438 940,3463 950,3487 963,3510 977,3528 979,3531 983,3535 988,3542 989,3551 986,3559 979,3566 971,3569 969,3569 922,3569 906,3573 893,3581 881,3592 873,3606 869,3621 869,3843 873,3859 881,3872 893,3884 893,3885 897,3890 899,3898 898,3907 892,3914 884,3918 879,3918 20,3918 11,3916 4,3911 1,3903 0,3899 0,2960 93,2960 93,3764 97,3780 105,3793 116,3805 130,3812 145,3817 734,3817 750,3812 763,3805 775,3793 782,3780 787,3764 787,2960 782,2944 775,2931 763,2919 750,2912 734,2907 161,2907 145,2907 130,2912 116,2919 105,2931 97,2944 93,2960 0,2960 0,401 519,401 519,705 524,721 531,734 543,746 556,753 572,758 1192,758 1208,753 1221,746 1233,734 1240,721 1245,705 1245,401 1244,399 1241,387 1240,385 1233,372 1221,360 1208,353 1192,348 587,348 572,348 556,353 543,360 531,372 524,385 519,401 0,401 0,19 2,11 8,4 16,0 20,0 1688,0">
          <text:p/>
        </draw:polygon>
        <draw:path draw:style-name="gr15" draw:text-style-name="P3" draw:layer="layout" svg:width="0.1cm" svg:height="0.1cm" svg:x="11.915cm" svg:y="16.895cm" svg:viewBox="0 0 101 101" svg:d="M0 49c0-27 23-49 52-49 27 0 49 22 49 49 0 28-22 52-49 52-29 0-52-24-52-52z">
          <text:p/>
        </draw:path>
        <draw:path draw:style-name="gr15" draw:text-style-name="P3" draw:layer="layout" svg:width="0.1cm" svg:height="0.1cm" svg:x="11.915cm" svg:y="17.149cm" svg:viewBox="0 0 101 101" svg:d="M0 50c0-28 23-50 52-50 27 0 49 22 49 50s-22 51-49 51c-29 0-52-23-52-51z">
          <text:p/>
        </draw:path>
        <draw:path draw:style-name="gr15" draw:text-style-name="P3" draw:layer="layout" svg:width="0.1cm" svg:height="0.1cm" svg:x="10.028cm" svg:y="18.932cm" svg:viewBox="0 0 101 101" svg:d="M0 50c0-28 22-50 50-50s51 22 51 50-23 51-51 51-50-23-50-51z">
          <text:p/>
        </draw:path>
        <draw:path draw:style-name="gr15" draw:text-style-name="P3" draw:layer="layout" svg:width="0.1cm" svg:height="0.1cm" svg:x="9.828cm" svg:y="18.932cm" svg:viewBox="0 0 101 101" svg:d="M0 50c0-28 22-50 50-50s51 22 51 50-23 51-51 51-50-23-50-51z">
          <text:p/>
        </draw:path>
        <draw:path draw:style-name="gr15" draw:text-style-name="P3" draw:layer="layout" svg:width="0.1cm" svg:height="0.1cm" svg:x="9.837cm" svg:y="17.333cm" svg:viewBox="0 0 101 101" svg:d="M0 51c0-28 23-51 52-51 27 0 49 23 49 51s-22 50-49 50c-29 0-52-22-52-50z">
          <text:p/>
        </draw:path>
        <draw:path draw:style-name="gr15" draw:text-style-name="P3" draw:layer="layout" svg:width="0.1cm" svg:height="0.1cm" svg:x="9.837cm" svg:y="17.533cm" svg:viewBox="0 0 101 101" svg:d="M0 51c0-28 23-51 52-51 27 0 49 23 49 51s-22 50-49 50c-29 0-52-22-52-50z">
          <text:p/>
        </draw:path>
        <draw:path draw:style-name="gr15" draw:text-style-name="P3" draw:layer="layout" svg:width="0.1cm" svg:height="0.1cm" svg:x="9.05cm" svg:y="17.332cm" svg:viewBox="0 0 101 101" svg:d="M0 50c0-28 22-50 50-50s51 22 51 50-23 51-51 51-50-23-50-51z">
          <text:p/>
        </draw:path>
        <draw:path draw:style-name="gr15" draw:text-style-name="P3" draw:layer="layout" svg:width="0.1cm" svg:height="0.1cm" svg:x="9.304cm" svg:y="17.332cm" svg:viewBox="0 0 101 101" svg:d="M0 50c0-28 22-50 51-50 28 0 50 22 50 50s-22 51-50 51c-29 0-51-23-51-51z">
          <text:p/>
        </draw:path>
        <draw:path draw:style-name="gr15" draw:text-style-name="P3" draw:layer="layout" svg:width="0.1cm" svg:height="0.1cm" svg:x="9.053cm" svg:y="17.816cm" svg:viewBox="0 0 101 101" svg:d="M0 51c0-28 24-51 52-51 27 0 49 23 49 51s-22 50-49 50c-28 0-52-22-52-50z">
          <text:p/>
        </draw:path>
        <draw:path draw:style-name="gr15" draw:text-style-name="P3" draw:layer="layout" svg:width="0.1cm" svg:height="0.1cm" svg:x="9.053cm" svg:y="18.578cm" svg:viewBox="0 0 101 101" svg:d="M0 51c0-28 24-51 52-51 27 0 49 23 49 51 0 27-22 50-49 50-28 0-52-23-52-50z">
          <text:p/>
        </draw:path>
        <draw:path draw:style-name="gr15" draw:text-style-name="P3" draw:layer="layout" svg:width="0.1cm" svg:height="0.1cm" svg:x="10.633cm" svg:y="16.754cm" svg:viewBox="0 0 101 101" svg:d="M0 50c0-28 23-50 52-50 27 0 49 22 49 50s-22 51-49 51c-29 0-52-23-52-51z">
          <text:p/>
        </draw:path>
        <draw:path draw:style-name="gr15" draw:text-style-name="P3" draw:layer="layout" svg:width="0.1cm" svg:height="0.1cm" svg:x="10.887cm" svg:y="16.754cm" svg:viewBox="0 0 101 101" svg:d="M0 50c0-28 23-50 51-50s50 22 50 50-22 51-50 51-51-23-51-51z">
          <text:p/>
        </draw:path>
        <draw:path draw:style-name="gr15" draw:text-style-name="P3" draw:layer="layout" svg:width="0.1cm" svg:height="0.1cm" svg:x="11.141cm" svg:y="16.754cm" svg:viewBox="0 0 101 101" svg:d="M0 50c0-28 24-50 52-50 27 0 49 22 49 50s-22 51-49 51c-28 0-52-23-52-51z">
          <text:p/>
        </draw:path>
        <draw:path draw:style-name="gr15" draw:text-style-name="P3" draw:layer="layout" svg:width="0.1cm" svg:height="0.101cm" svg:x="10.906cm" svg:y="19.061cm" svg:viewBox="0 0 101 102" svg:d="M0 50c0-27 23-50 52-50 27 0 49 23 49 50 0 28-22 52-49 52-29 0-52-24-52-52z">
          <text:p/>
        </draw:path>
        <draw:path draw:style-name="gr15" draw:text-style-name="P3" draw:layer="layout" svg:width="0.1cm" svg:height="0.101cm" svg:x="11.727cm" svg:y="19.061cm" svg:viewBox="0 0 101 102" svg:d="M0 50c0-27 23-50 50-50 28 0 51 23 51 50 0 28-23 52-51 52-27 0-50-24-50-52z">
          <text:p/>
        </draw:path>
        <draw:path draw:style-name="gr15" draw:text-style-name="P3" draw:layer="layout" svg:width="0.1cm" svg:height="0.101cm" svg:x="11.117cm" svg:y="19.061cm" svg:viewBox="0 0 101 102" svg:d="M0 50c0-27 22-50 50-50s51 23 51 50c0 28-23 52-51 52s-50-24-50-52z">
          <text:p/>
        </draw:path>
        <draw:path draw:style-name="gr15" draw:text-style-name="P3" draw:layer="layout" svg:width="0.1cm" svg:height="0.101cm" svg:x="11.317cm" svg:y="19.061cm" svg:viewBox="0 0 101 102" svg:d="M0 50c0-27 22-50 50-50s51 23 51 50c0 28-23 52-51 52s-50-24-50-52z">
          <text:p/>
        </draw:path>
        <draw:path draw:style-name="gr15" draw:text-style-name="P3" draw:layer="layout" svg:width="0.1cm" svg:height="0.101cm" svg:x="11.517cm" svg:y="19.061cm" svg:viewBox="0 0 101 102" svg:d="M0 50c0-27 22-50 50-50s51 23 51 50c0 28-23 52-51 52s-50-24-50-52z">
          <text:p/>
        </draw:path>
        <draw:path draw:style-name="gr15" draw:text-style-name="P3" draw:layer="layout" svg:width="0.1cm" svg:height="0.1cm" svg:x="11.115cm" svg:y="19.618cm" svg:viewBox="0 0 101 101" svg:d="M0 52c0-29 23-52 52-52 27 0 49 23 49 52 0 27-22 49-49 49-29 0-52-22-52-49z">
          <text:p/>
        </draw:path>
        <draw:path draw:style-name="gr15" draw:text-style-name="P3" draw:layer="layout" svg:width="0.1cm" svg:height="0.1cm" svg:x="9.828cm" svg:y="19.618cm" svg:viewBox="0 0 101 101" svg:d="M0 52c0-29 22-52 50-52s51 23 51 52c0 27-23 49-51 49s-50-22-50-49z">
          <text:p/>
        </draw:path>
        <draw:line draw:style-name="gr4" draw:text-style-name="P1" draw:layer="layout" svg:x1="11.991cm" svg:y1="16.945cm" svg:x2="11.94cm" svg:y2="16.945cm">
          <text:p/>
        </draw:line>
        <draw:line draw:style-name="gr4" draw:text-style-name="P1" draw:layer="layout" svg:x1="11.991cm" svg:y1="17.199cm" svg:x2="11.94cm" svg:y2="17.199cm">
          <text:p/>
        </draw:line>
        <draw:line draw:style-name="gr5" draw:text-style-name="P1" draw:layer="layout" svg:x1="10.078cm" svg:y1="19.036cm" svg:x2="10.078cm" svg:y2="18.926cm">
          <text:p/>
        </draw:line>
        <draw:path draw:style-name="gr6" draw:text-style-name="P2" draw:layer="layout" svg:width="0.2cm" svg:height="0.2cm" svg:x="9.777cm" svg:y="18.881cm" svg:viewBox="0 0 201 201" svg:d="M0 101c0-56 45-101 101-101s100 45 100 101-44 100-100 100-101-44-101-100z">
          <text:p/>
        </draw:path>
        <draw:line draw:style-name="gr7" draw:text-style-name="P1" draw:layer="layout" svg:x1="9.932cm" svg:y1="17.383cm" svg:x2="9.842cm" svg:y2="17.383cm">
          <text:p/>
        </draw:line>
        <draw:line draw:style-name="gr7" draw:text-style-name="P1" draw:layer="layout" svg:x1="9.932cm" svg:y1="17.583cm" svg:x2="9.842cm" svg:y2="17.583cm">
          <text:p/>
        </draw:line>
        <draw:line draw:style-name="gr8" draw:text-style-name="P1" draw:layer="layout" svg:x1="9.1cm" svg:y1="17.354cm" svg:x2="9.1cm" svg:y2="17.409cm">
          <text:p/>
        </draw:line>
        <draw:path draw:style-name="gr6" draw:text-style-name="P2" draw:layer="layout" svg:width="0.24cm" svg:height="0.24cm" svg:x="9.234cm" svg:y="17.262cm" svg:viewBox="0 0 241 241" svg:d="M0 119c0-66 54-119 121-119 66 0 120 53 120 119 0 68-54 122-120 122-67 0-121-54-121-122z">
          <text:p/>
        </draw:path>
        <draw:path draw:style-name="gr6" draw:text-style-name="P2" draw:layer="layout" svg:width="0.3cm" svg:height="0.3cm" svg:x="8.953cm" svg:y="17.716cm" svg:viewBox="0 0 301 301" svg:d="M0 152c0-83 68-152 151-152s150 69 150 152c0 82-67 149-150 149s-151-67-151-149z">
          <text:p/>
        </draw:path>
        <draw:path draw:style-name="gr6" draw:text-style-name="P2" draw:layer="layout" svg:width="0.3cm" svg:height="0.3cm" svg:x="8.953cm" svg:y="18.478cm" svg:viewBox="0 0 301 301" svg:d="M0 152c0-84 68-152 151-152s150 68 150 152c0 82-67 149-150 149s-151-67-151-149z">
          <text:p/>
        </draw:path>
        <draw:line draw:style-name="gr4" draw:text-style-name="P1" draw:layer="layout" svg:x1="10.684cm" svg:y1="16.794cm" svg:x2="10.684cm" svg:y2="16.813cm">
          <text:p/>
        </draw:line>
        <draw:line draw:style-name="gr4" draw:text-style-name="P1" draw:layer="layout" svg:x1="10.938cm" svg:y1="16.794cm" svg:x2="10.938cm" svg:y2="16.813cm">
          <text:p/>
        </draw:line>
        <draw:line draw:style-name="gr4" draw:text-style-name="P1" draw:layer="layout" svg:x1="11.192cm" svg:y1="16.794cm" svg:x2="11.192cm" svg:y2="16.813cm">
          <text:p/>
        </draw:line>
        <draw:line draw:style-name="gr9" draw:text-style-name="P1" draw:layer="layout" svg:x1="10.956cm" svg:y1="19.03cm" svg:x2="10.956cm" svg:y2="19.191cm">
          <text:p/>
        </draw:line>
        <draw:line draw:style-name="gr9" draw:text-style-name="P1" draw:layer="layout" svg:x1="11.777cm" svg:y1="19.03cm" svg:x2="11.777cm" svg:y2="19.191cm">
          <text:p/>
        </draw:line>
        <draw:line draw:style-name="gr10" draw:text-style-name="P1" draw:layer="layout" svg:x1="11.167cm" svg:y1="19.06cm" svg:x2="11.167cm" svg:y2="19.161cm">
          <text:p/>
        </draw:line>
        <draw:line draw:style-name="gr11" draw:text-style-name="P1" draw:layer="layout" svg:x1="11.366cm" svg:y1="19.07cm" svg:x2="11.366cm" svg:y2="19.151cm">
          <text:p/>
        </draw:line>
        <draw:line draw:style-name="gr10" draw:text-style-name="P1" draw:layer="layout" svg:x1="11.566cm" svg:y1="19.06cm" svg:x2="11.566cm" svg:y2="19.161cm">
          <text:p/>
        </draw:line>
        <draw:path draw:style-name="gr6" draw:text-style-name="P2" draw:layer="layout" svg:width="0.3cm" svg:height="0.3cm" svg:x="11.015cm" svg:y="19.518cm" svg:viewBox="0 0 301 301" svg:d="M0 152c0-83 68-152 151-152s150 69 150 152c0 82-67 149-150 149s-151-67-151-149z">
          <text:p/>
        </draw:path>
        <draw:path draw:style-name="gr6" draw:text-style-name="P2" draw:layer="layout" svg:width="0.3cm" svg:height="0.3cm" svg:x="9.728cm" svg:y="19.518cm" svg:viewBox="0 0 301 301" svg:d="M0 152c0-83 67-152 149-152 83 0 152 69 152 152 0 82-69 149-152 149-82 0-149-67-149-149z">
          <text:p/>
        </draw:path>
        <draw:path draw:style-name="gr6" draw:text-style-name="P2" draw:layer="layout" svg:width="0.1cm" svg:height="0.1cm" svg:x="11.915cm" svg:y="16.895cm" svg:viewBox="0 0 101 101" svg:d="M0 49c0-27 23-49 52-49 27 0 49 22 49 49 0 28-22 52-49 52-29 0-52-24-52-52z">
          <text:p/>
        </draw:path>
        <draw:path draw:style-name="gr6" draw:text-style-name="P2" draw:layer="layout" svg:width="0.1cm" svg:height="0.1cm" svg:x="11.915cm" svg:y="17.149cm" svg:viewBox="0 0 101 101" svg:d="M0 50c0-28 23-50 52-50 27 0 49 22 49 50s-22 51-49 51c-29 0-52-23-52-51z">
          <text:p/>
        </draw:path>
        <draw:path draw:style-name="gr6" draw:text-style-name="P2" draw:layer="layout" svg:width="0.1cm" svg:height="0.1cm" svg:x="10.028cm" svg:y="18.932cm" svg:viewBox="0 0 101 101" svg:d="M0 50c0-28 22-50 50-50s51 22 51 50-23 51-51 51-50-23-50-51z">
          <text:p/>
        </draw:path>
        <draw:path draw:style-name="gr6" draw:text-style-name="P2" draw:layer="layout" svg:width="0.1cm" svg:height="0.1cm" svg:x="9.828cm" svg:y="18.932cm" svg:viewBox="0 0 101 101" svg:d="M0 50c0-28 22-50 50-50s51 22 51 50-23 51-51 51-50-23-50-51z">
          <text:p/>
        </draw:path>
        <draw:path draw:style-name="gr6" draw:text-style-name="P2" draw:layer="layout" svg:width="0.1cm" svg:height="0.1cm" svg:x="9.837cm" svg:y="17.333cm" svg:viewBox="0 0 101 101" svg:d="M0 51c0-28 23-51 52-51 27 0 49 23 49 51s-22 50-49 50c-29 0-52-22-52-50z">
          <text:p/>
        </draw:path>
        <draw:path draw:style-name="gr6" draw:text-style-name="P2" draw:layer="layout" svg:width="0.1cm" svg:height="0.1cm" svg:x="9.837cm" svg:y="17.533cm" svg:viewBox="0 0 101 101" svg:d="M0 51c0-28 23-51 52-51 27 0 49 23 49 51s-22 50-49 50c-29 0-52-22-52-50z">
          <text:p/>
        </draw:path>
        <draw:path draw:style-name="gr6" draw:text-style-name="P2" draw:layer="layout" svg:width="0.1cm" svg:height="0.1cm" svg:x="9.05cm" svg:y="17.332cm" svg:viewBox="0 0 101 101" svg:d="M0 50c0-28 22-50 50-50s51 22 51 50-23 51-51 51-50-23-50-51z">
          <text:p/>
        </draw:path>
        <draw:path draw:style-name="gr6" draw:text-style-name="P2" draw:layer="layout" svg:width="0.1cm" svg:height="0.1cm" svg:x="9.304cm" svg:y="17.332cm" svg:viewBox="0 0 101 101" svg:d="M0 50c0-28 22-50 51-50 28 0 50 22 50 50s-22 51-50 51c-29 0-51-23-51-51z">
          <text:p/>
        </draw:path>
        <draw:path draw:style-name="gr6" draw:text-style-name="P2" draw:layer="layout" svg:width="0.1cm" svg:height="0.1cm" svg:x="9.053cm" svg:y="17.816cm" svg:viewBox="0 0 101 101" svg:d="M0 51c0-28 24-51 52-51 27 0 49 23 49 51s-22 50-49 50c-28 0-52-22-52-50z">
          <text:p/>
        </draw:path>
        <draw:path draw:style-name="gr6" draw:text-style-name="P2" draw:layer="layout" svg:width="0.1cm" svg:height="0.1cm" svg:x="9.053cm" svg:y="18.578cm" svg:viewBox="0 0 101 101" svg:d="M0 51c0-28 24-51 52-51 27 0 49 23 49 51 0 27-22 50-49 50-28 0-52-23-52-50z">
          <text:p/>
        </draw:path>
        <draw:path draw:style-name="gr6" draw:text-style-name="P2" draw:layer="layout" svg:width="0.1cm" svg:height="0.1cm" svg:x="10.633cm" svg:y="16.754cm" svg:viewBox="0 0 101 101" svg:d="M0 50c0-28 23-50 52-50 27 0 49 22 49 50s-22 51-49 51c-29 0-52-23-52-51z">
          <text:p/>
        </draw:path>
        <draw:path draw:style-name="gr6" draw:text-style-name="P2" draw:layer="layout" svg:width="0.1cm" svg:height="0.1cm" svg:x="10.887cm" svg:y="16.754cm" svg:viewBox="0 0 101 101" svg:d="M0 50c0-28 23-50 51-50s50 22 50 50-22 51-50 51-51-23-51-51z">
          <text:p/>
        </draw:path>
        <draw:path draw:style-name="gr6" draw:text-style-name="P2" draw:layer="layout" svg:width="0.1cm" svg:height="0.1cm" svg:x="11.141cm" svg:y="16.754cm" svg:viewBox="0 0 101 101" svg:d="M0 50c0-28 24-50 52-50 27 0 49 22 49 50s-22 51-49 51c-28 0-52-23-52-51z">
          <text:p/>
        </draw:path>
        <draw:path draw:style-name="gr6" draw:text-style-name="P2" draw:layer="layout" svg:width="0.1cm" svg:height="0.101cm" svg:x="10.906cm" svg:y="19.061cm" svg:viewBox="0 0 101 102" svg:d="M0 50c0-27 23-50 52-50 27 0 49 23 49 50 0 28-22 52-49 52-29 0-52-24-52-52z">
          <text:p/>
        </draw:path>
        <draw:path draw:style-name="gr6" draw:text-style-name="P2" draw:layer="layout" svg:width="0.1cm" svg:height="0.101cm" svg:x="11.727cm" svg:y="19.061cm" svg:viewBox="0 0 101 102" svg:d="M0 50c0-27 23-50 50-50 28 0 51 23 51 50 0 28-23 52-51 52-27 0-50-24-50-52z">
          <text:p/>
        </draw:path>
        <draw:path draw:style-name="gr6" draw:text-style-name="P2" draw:layer="layout" svg:width="0.1cm" svg:height="0.101cm" svg:x="11.117cm" svg:y="19.061cm" svg:viewBox="0 0 101 102" svg:d="M0 50c0-27 22-50 50-50s51 23 51 50c0 28-23 52-51 52s-50-24-50-52z">
          <text:p/>
        </draw:path>
        <draw:path draw:style-name="gr6" draw:text-style-name="P2" draw:layer="layout" svg:width="0.1cm" svg:height="0.101cm" svg:x="11.317cm" svg:y="19.061cm" svg:viewBox="0 0 101 102" svg:d="M0 50c0-27 22-50 50-50s51 23 51 50c0 28-23 52-51 52s-50-24-50-52z">
          <text:p/>
        </draw:path>
        <draw:path draw:style-name="gr6" draw:text-style-name="P2" draw:layer="layout" svg:width="0.1cm" svg:height="0.101cm" svg:x="11.517cm" svg:y="19.061cm" svg:viewBox="0 0 101 102" svg:d="M0 50c0-27 22-50 50-50s51 23 51 50c0 28-23 52-51 52s-50-24-50-52z">
          <text:p/>
        </draw:path>
        <draw:path draw:style-name="gr6" draw:text-style-name="P2" draw:layer="layout" svg:width="0.1cm" svg:height="0.1cm" svg:x="11.115cm" svg:y="19.618cm" svg:viewBox="0 0 101 101" svg:d="M0 52c0-29 23-52 52-52 27 0 49 23 49 52 0 27-22 49-49 49-29 0-52-22-52-49z">
          <text:p/>
        </draw:path>
        <draw:path draw:style-name="gr6" draw:text-style-name="P2" draw:layer="layout" svg:width="0.1cm" svg:height="0.1cm" svg:x="9.828cm" svg:y="19.618cm" svg:viewBox="0 0 101 101" svg:d="M0 52c0-29 22-52 50-52s51 23 51 52c0 27-23 49-51 49s-50-22-50-49z">
          <text:p/>
        </draw:path>
        <draw:path draw:style-name="gr6" draw:text-style-name="P2" draw:layer="layout" svg:width="0.1cm" svg:height="0.1cm" svg:x="11.915cm" svg:y="16.895cm" svg:viewBox="0 0 101 101" svg:d="M0 49c0-27 23-49 52-49 27 0 49 22 49 49 0 28-22 52-49 52-29 0-52-24-52-52z">
          <text:p/>
        </draw:path>
        <draw:path draw:style-name="gr6" draw:text-style-name="P2" draw:layer="layout" svg:width="0.1cm" svg:height="0.1cm" svg:x="11.915cm" svg:y="17.149cm" svg:viewBox="0 0 101 101" svg:d="M0 50c0-28 23-50 52-50 27 0 49 22 49 50s-22 51-49 51c-29 0-52-23-52-51z">
          <text:p/>
        </draw:path>
        <draw:path draw:style-name="gr6" draw:text-style-name="P2" draw:layer="layout" svg:width="0.1cm" svg:height="0.1cm" svg:x="10.028cm" svg:y="18.932cm" svg:viewBox="0 0 101 101" svg:d="M0 50c0-28 22-50 50-50s51 22 51 50-23 51-51 51-50-23-50-51z">
          <text:p/>
        </draw:path>
        <draw:path draw:style-name="gr6" draw:text-style-name="P2" draw:layer="layout" svg:width="0.1cm" svg:height="0.1cm" svg:x="9.828cm" svg:y="18.932cm" svg:viewBox="0 0 101 101" svg:d="M0 50c0-28 22-50 50-50s51 22 51 50-23 51-51 51-50-23-50-51z">
          <text:p/>
        </draw:path>
        <draw:path draw:style-name="gr6" draw:text-style-name="P2" draw:layer="layout" svg:width="0.1cm" svg:height="0.1cm" svg:x="9.837cm" svg:y="17.333cm" svg:viewBox="0 0 101 101" svg:d="M0 51c0-28 23-51 52-51 27 0 49 23 49 51s-22 50-49 50c-29 0-52-22-52-50z">
          <text:p/>
        </draw:path>
        <draw:path draw:style-name="gr6" draw:text-style-name="P2" draw:layer="layout" svg:width="0.1cm" svg:height="0.1cm" svg:x="9.837cm" svg:y="17.533cm" svg:viewBox="0 0 101 101" svg:d="M0 51c0-28 23-51 52-51 27 0 49 23 49 51s-22 50-49 50c-29 0-52-22-52-50z">
          <text:p/>
        </draw:path>
        <draw:path draw:style-name="gr6" draw:text-style-name="P2" draw:layer="layout" svg:width="0.1cm" svg:height="0.1cm" svg:x="9.05cm" svg:y="17.332cm" svg:viewBox="0 0 101 101" svg:d="M0 50c0-28 22-50 50-50s51 22 51 50-23 51-51 51-50-23-50-51z">
          <text:p/>
        </draw:path>
        <draw:path draw:style-name="gr6" draw:text-style-name="P2" draw:layer="layout" svg:width="0.1cm" svg:height="0.1cm" svg:x="9.304cm" svg:y="17.332cm" svg:viewBox="0 0 101 101" svg:d="M0 50c0-28 22-50 51-50 28 0 50 22 50 50s-22 51-50 51c-29 0-51-23-51-51z">
          <text:p/>
        </draw:path>
        <draw:path draw:style-name="gr6" draw:text-style-name="P2" draw:layer="layout" svg:width="0.1cm" svg:height="0.1cm" svg:x="9.053cm" svg:y="17.816cm" svg:viewBox="0 0 101 101" svg:d="M0 51c0-28 24-51 52-51 27 0 49 23 49 51s-22 50-49 50c-28 0-52-22-52-50z">
          <text:p/>
        </draw:path>
        <draw:path draw:style-name="gr6" draw:text-style-name="P2" draw:layer="layout" svg:width="0.1cm" svg:height="0.1cm" svg:x="9.053cm" svg:y="18.578cm" svg:viewBox="0 0 101 101" svg:d="M0 51c0-28 24-51 52-51 27 0 49 23 49 51 0 27-22 50-49 50-28 0-52-23-52-50z">
          <text:p/>
        </draw:path>
        <draw:path draw:style-name="gr6" draw:text-style-name="P2" draw:layer="layout" svg:width="0.1cm" svg:height="0.1cm" svg:x="10.633cm" svg:y="16.754cm" svg:viewBox="0 0 101 101" svg:d="M0 50c0-28 23-50 52-50 27 0 49 22 49 50s-22 51-49 51c-29 0-52-23-52-51z">
          <text:p/>
        </draw:path>
        <draw:path draw:style-name="gr6" draw:text-style-name="P2" draw:layer="layout" svg:width="0.1cm" svg:height="0.1cm" svg:x="10.887cm" svg:y="16.754cm" svg:viewBox="0 0 101 101" svg:d="M0 50c0-28 23-50 51-50s50 22 50 50-22 51-50 51-51-23-51-51z">
          <text:p/>
        </draw:path>
        <draw:path draw:style-name="gr6" draw:text-style-name="P2" draw:layer="layout" svg:width="0.1cm" svg:height="0.1cm" svg:x="11.141cm" svg:y="16.754cm" svg:viewBox="0 0 101 101" svg:d="M0 50c0-28 24-50 52-50 27 0 49 22 49 50s-22 51-49 51c-28 0-52-23-52-51z">
          <text:p/>
        </draw:path>
        <draw:path draw:style-name="gr6" draw:text-style-name="P2" draw:layer="layout" svg:width="0.1cm" svg:height="0.101cm" svg:x="10.906cm" svg:y="19.061cm" svg:viewBox="0 0 101 102" svg:d="M0 50c0-27 23-50 52-50 27 0 49 23 49 50 0 28-22 52-49 52-29 0-52-24-52-52z">
          <text:p/>
        </draw:path>
        <draw:path draw:style-name="gr6" draw:text-style-name="P2" draw:layer="layout" svg:width="0.1cm" svg:height="0.101cm" svg:x="11.727cm" svg:y="19.061cm" svg:viewBox="0 0 101 102" svg:d="M0 50c0-27 23-50 50-50 28 0 51 23 51 50 0 28-23 52-51 52-27 0-50-24-50-52z">
          <text:p/>
        </draw:path>
        <draw:path draw:style-name="gr6" draw:text-style-name="P2" draw:layer="layout" svg:width="0.1cm" svg:height="0.101cm" svg:x="11.117cm" svg:y="19.061cm" svg:viewBox="0 0 101 102" svg:d="M0 50c0-27 22-50 50-50s51 23 51 50c0 28-23 52-51 52s-50-24-50-52z">
          <text:p/>
        </draw:path>
        <draw:path draw:style-name="gr6" draw:text-style-name="P2" draw:layer="layout" svg:width="0.1cm" svg:height="0.101cm" svg:x="11.317cm" svg:y="19.061cm" svg:viewBox="0 0 101 102" svg:d="M0 50c0-27 22-50 50-50s51 23 51 50c0 28-23 52-51 52s-50-24-50-52z">
          <text:p/>
        </draw:path>
        <draw:path draw:style-name="gr6" draw:text-style-name="P2" draw:layer="layout" svg:width="0.1cm" svg:height="0.101cm" svg:x="11.517cm" svg:y="19.061cm" svg:viewBox="0 0 101 102" svg:d="M0 50c0-27 22-50 50-50s51 23 51 50c0 28-23 52-51 52s-50-24-50-52z">
          <text:p/>
        </draw:path>
        <draw:path draw:style-name="gr6" draw:text-style-name="P2" draw:layer="layout" svg:width="0.1cm" svg:height="0.1cm" svg:x="11.115cm" svg:y="19.618cm" svg:viewBox="0 0 101 101" svg:d="M0 52c0-29 23-52 52-52 27 0 49 23 49 52 0 27-22 49-49 49-29 0-52-22-52-49z">
          <text:p/>
        </draw:path>
        <draw:path draw:style-name="gr6" draw:text-style-name="P2" draw:layer="layout" svg:width="0.1cm" svg:height="0.1cm" svg:x="9.828cm" svg:y="19.618cm" svg:viewBox="0 0 101 101" svg:d="M0 52c0-29 22-52 50-52s51 23 51 52c0 27-23 49-51 49s-50-22-50-49z">
          <text:p/>
        </draw:path>
        <draw:path draw:style-name="gr6" draw:text-style-name="P2" draw:layer="layout" svg:width="0.1cm" svg:height="0.1cm" svg:x="11.915cm" svg:y="16.895cm" svg:viewBox="0 0 101 101" svg:d="M0 49c0-27 23-49 52-49 27 0 49 22 49 49 0 28-22 52-49 52-29 0-52-24-52-52z">
          <text:p/>
        </draw:path>
        <draw:path draw:style-name="gr6" draw:text-style-name="P2" draw:layer="layout" svg:width="0.1cm" svg:height="0.1cm" svg:x="11.915cm" svg:y="17.149cm" svg:viewBox="0 0 101 101" svg:d="M0 50c0-28 23-50 52-50 27 0 49 22 49 50s-22 51-49 51c-29 0-52-23-52-51z">
          <text:p/>
        </draw:path>
        <draw:path draw:style-name="gr6" draw:text-style-name="P2" draw:layer="layout" svg:width="0.1cm" svg:height="0.1cm" svg:x="10.028cm" svg:y="18.932cm" svg:viewBox="0 0 101 101" svg:d="M0 50c0-28 22-50 50-50s51 22 51 50-23 51-51 51-50-23-50-51z">
          <text:p/>
        </draw:path>
        <draw:path draw:style-name="gr6" draw:text-style-name="P2" draw:layer="layout" svg:width="0.1cm" svg:height="0.1cm" svg:x="9.828cm" svg:y="18.932cm" svg:viewBox="0 0 101 101" svg:d="M0 50c0-28 22-50 50-50s51 22 51 50-23 51-51 51-50-23-50-51z">
          <text:p/>
        </draw:path>
        <draw:path draw:style-name="gr6" draw:text-style-name="P2" draw:layer="layout" svg:width="0.1cm" svg:height="0.1cm" svg:x="9.837cm" svg:y="17.333cm" svg:viewBox="0 0 101 101" svg:d="M0 51c0-28 23-51 52-51 27 0 49 23 49 51s-22 50-49 50c-29 0-52-22-52-50z">
          <text:p/>
        </draw:path>
        <draw:path draw:style-name="gr6" draw:text-style-name="P2" draw:layer="layout" svg:width="0.1cm" svg:height="0.1cm" svg:x="9.837cm" svg:y="17.533cm" svg:viewBox="0 0 101 101" svg:d="M0 51c0-28 23-51 52-51 27 0 49 23 49 51s-22 50-49 50c-29 0-52-22-52-50z">
          <text:p/>
        </draw:path>
        <draw:path draw:style-name="gr6" draw:text-style-name="P2" draw:layer="layout" svg:width="0.1cm" svg:height="0.1cm" svg:x="9.05cm" svg:y="17.332cm" svg:viewBox="0 0 101 101" svg:d="M0 50c0-28 22-50 50-50s51 22 51 50-23 51-51 51-50-23-50-51z">
          <text:p/>
        </draw:path>
        <draw:path draw:style-name="gr6" draw:text-style-name="P2" draw:layer="layout" svg:width="0.1cm" svg:height="0.1cm" svg:x="9.304cm" svg:y="17.332cm" svg:viewBox="0 0 101 101" svg:d="M0 50c0-28 22-50 51-50 28 0 50 22 50 50s-22 51-50 51c-29 0-51-23-51-51z">
          <text:p/>
        </draw:path>
        <draw:path draw:style-name="gr6" draw:text-style-name="P2" draw:layer="layout" svg:width="0.1cm" svg:height="0.1cm" svg:x="9.053cm" svg:y="17.816cm" svg:viewBox="0 0 101 101" svg:d="M0 51c0-28 24-51 52-51 27 0 49 23 49 51s-22 50-49 50c-28 0-52-22-52-50z">
          <text:p/>
        </draw:path>
        <draw:path draw:style-name="gr6" draw:text-style-name="P2" draw:layer="layout" svg:width="0.1cm" svg:height="0.1cm" svg:x="9.053cm" svg:y="18.578cm" svg:viewBox="0 0 101 101" svg:d="M0 51c0-28 24-51 52-51 27 0 49 23 49 51 0 27-22 50-49 50-28 0-52-23-52-50z">
          <text:p/>
        </draw:path>
        <draw:path draw:style-name="gr6" draw:text-style-name="P2" draw:layer="layout" svg:width="0.1cm" svg:height="0.1cm" svg:x="10.633cm" svg:y="16.754cm" svg:viewBox="0 0 101 101" svg:d="M0 50c0-28 23-50 52-50 27 0 49 22 49 50s-22 51-49 51c-29 0-52-23-52-51z">
          <text:p/>
        </draw:path>
        <draw:path draw:style-name="gr6" draw:text-style-name="P2" draw:layer="layout" svg:width="0.1cm" svg:height="0.1cm" svg:x="10.887cm" svg:y="16.754cm" svg:viewBox="0 0 101 101" svg:d="M0 50c0-28 23-50 51-50s50 22 50 50-22 51-50 51-51-23-51-51z">
          <text:p/>
        </draw:path>
        <draw:path draw:style-name="gr6" draw:text-style-name="P2" draw:layer="layout" svg:width="0.1cm" svg:height="0.1cm" svg:x="11.141cm" svg:y="16.754cm" svg:viewBox="0 0 101 101" svg:d="M0 50c0-28 24-50 52-50 27 0 49 22 49 50s-22 51-49 51c-28 0-52-23-52-51z">
          <text:p/>
        </draw:path>
        <draw:path draw:style-name="gr6" draw:text-style-name="P2" draw:layer="layout" svg:width="0.1cm" svg:height="0.101cm" svg:x="10.906cm" svg:y="19.061cm" svg:viewBox="0 0 101 102" svg:d="M0 50c0-27 23-50 52-50 27 0 49 23 49 50 0 28-22 52-49 52-29 0-52-24-52-52z">
          <text:p/>
        </draw:path>
        <draw:path draw:style-name="gr6" draw:text-style-name="P2" draw:layer="layout" svg:width="0.1cm" svg:height="0.101cm" svg:x="11.727cm" svg:y="19.061cm" svg:viewBox="0 0 101 102" svg:d="M0 50c0-27 23-50 50-50 28 0 51 23 51 50 0 28-23 52-51 52-27 0-50-24-50-52z">
          <text:p/>
        </draw:path>
        <draw:path draw:style-name="gr6" draw:text-style-name="P2" draw:layer="layout" svg:width="0.1cm" svg:height="0.101cm" svg:x="11.117cm" svg:y="19.061cm" svg:viewBox="0 0 101 102" svg:d="M0 50c0-27 22-50 50-50s51 23 51 50c0 28-23 52-51 52s-50-24-50-52z">
          <text:p/>
        </draw:path>
        <draw:path draw:style-name="gr6" draw:text-style-name="P2" draw:layer="layout" svg:width="0.1cm" svg:height="0.101cm" svg:x="11.317cm" svg:y="19.061cm" svg:viewBox="0 0 101 102" svg:d="M0 50c0-27 22-50 50-50s51 23 51 50c0 28-23 52-51 52s-50-24-50-52z">
          <text:p/>
        </draw:path>
        <draw:path draw:style-name="gr6" draw:text-style-name="P2" draw:layer="layout" svg:width="0.1cm" svg:height="0.101cm" svg:x="11.517cm" svg:y="19.061cm" svg:viewBox="0 0 101 102" svg:d="M0 50c0-27 22-50 50-50s51 23 51 50c0 28-23 52-51 52s-50-24-50-52z">
          <text:p/>
        </draw:path>
        <draw:path draw:style-name="gr6" draw:text-style-name="P2" draw:layer="layout" svg:width="0.1cm" svg:height="0.1cm" svg:x="11.115cm" svg:y="19.618cm" svg:viewBox="0 0 101 101" svg:d="M0 52c0-29 23-52 52-52 27 0 49 23 49 52 0 27-22 49-49 49-29 0-52-22-52-49z">
          <text:p/>
        </draw:path>
        <draw:path draw:style-name="gr6" draw:text-style-name="P2" draw:layer="layout" svg:width="0.1cm" svg:height="0.1cm" svg:x="9.828cm" svg:y="19.618cm" svg:viewBox="0 0 101 101" svg:d="M0 52c0-29 22-52 50-52s51 23 51 52c0 27-23 49-51 49s-50-22-50-49z">
          <text:p/>
        </draw:path>
        <draw:path draw:style-name="gr6" draw:text-style-name="P2" draw:layer="layout" svg:width="0.1cm" svg:height="0.1cm" svg:x="11.915cm" svg:y="16.895cm" svg:viewBox="0 0 101 101" svg:d="M0 49c0-27 23-49 52-49 27 0 49 22 49 49 0 28-22 52-49 52-29 0-52-24-52-52z">
          <text:p/>
        </draw:path>
        <draw:path draw:style-name="gr6" draw:text-style-name="P2" draw:layer="layout" svg:width="0.1cm" svg:height="0.1cm" svg:x="11.915cm" svg:y="17.149cm" svg:viewBox="0 0 101 101" svg:d="M0 50c0-28 23-50 52-50 27 0 49 22 49 50s-22 51-49 51c-29 0-52-23-52-51z">
          <text:p/>
        </draw:path>
        <draw:path draw:style-name="gr6" draw:text-style-name="P2" draw:layer="layout" svg:width="0.1cm" svg:height="0.1cm" svg:x="10.028cm" svg:y="18.932cm" svg:viewBox="0 0 101 101" svg:d="M0 50c0-28 22-50 50-50s51 22 51 50-23 51-51 51-50-23-50-51z">
          <text:p/>
        </draw:path>
        <draw:path draw:style-name="gr6" draw:text-style-name="P2" draw:layer="layout" svg:width="0.1cm" svg:height="0.1cm" svg:x="9.828cm" svg:y="18.932cm" svg:viewBox="0 0 101 101" svg:d="M0 50c0-28 22-50 50-50s51 22 51 50-23 51-51 51-50-23-50-51z">
          <text:p/>
        </draw:path>
        <draw:path draw:style-name="gr6" draw:text-style-name="P2" draw:layer="layout" svg:width="0.1cm" svg:height="0.1cm" svg:x="9.837cm" svg:y="17.333cm" svg:viewBox="0 0 101 101" svg:d="M0 51c0-28 23-51 52-51 27 0 49 23 49 51s-22 50-49 50c-29 0-52-22-52-50z">
          <text:p/>
        </draw:path>
        <draw:path draw:style-name="gr6" draw:text-style-name="P2" draw:layer="layout" svg:width="0.1cm" svg:height="0.1cm" svg:x="9.837cm" svg:y="17.533cm" svg:viewBox="0 0 101 101" svg:d="M0 51c0-28 23-51 52-51 27 0 49 23 49 51s-22 50-49 50c-29 0-52-22-52-50z">
          <text:p/>
        </draw:path>
        <draw:path draw:style-name="gr6" draw:text-style-name="P2" draw:layer="layout" svg:width="0.1cm" svg:height="0.1cm" svg:x="9.05cm" svg:y="17.332cm" svg:viewBox="0 0 101 101" svg:d="M0 50c0-28 22-50 50-50s51 22 51 50-23 51-51 51-50-23-50-51z">
          <text:p/>
        </draw:path>
        <draw:path draw:style-name="gr6" draw:text-style-name="P2" draw:layer="layout" svg:width="0.1cm" svg:height="0.1cm" svg:x="9.304cm" svg:y="17.332cm" svg:viewBox="0 0 101 101" svg:d="M0 50c0-28 22-50 51-50 28 0 50 22 50 50s-22 51-50 51c-29 0-51-23-51-51z">
          <text:p/>
        </draw:path>
        <draw:path draw:style-name="gr6" draw:text-style-name="P2" draw:layer="layout" svg:width="0.1cm" svg:height="0.1cm" svg:x="9.053cm" svg:y="17.816cm" svg:viewBox="0 0 101 101" svg:d="M0 51c0-28 24-51 52-51 27 0 49 23 49 51s-22 50-49 50c-28 0-52-22-52-50z">
          <text:p/>
        </draw:path>
        <draw:path draw:style-name="gr6" draw:text-style-name="P2" draw:layer="layout" svg:width="0.1cm" svg:height="0.1cm" svg:x="9.053cm" svg:y="18.578cm" svg:viewBox="0 0 101 101" svg:d="M0 51c0-28 24-51 52-51 27 0 49 23 49 51 0 27-22 50-49 50-28 0-52-23-52-50z">
          <text:p/>
        </draw:path>
        <draw:path draw:style-name="gr6" draw:text-style-name="P2" draw:layer="layout" svg:width="0.1cm" svg:height="0.1cm" svg:x="10.633cm" svg:y="16.754cm" svg:viewBox="0 0 101 101" svg:d="M0 50c0-28 23-50 52-50 27 0 49 22 49 50s-22 51-49 51c-29 0-52-23-52-51z">
          <text:p/>
        </draw:path>
        <draw:path draw:style-name="gr6" draw:text-style-name="P2" draw:layer="layout" svg:width="0.1cm" svg:height="0.1cm" svg:x="10.887cm" svg:y="16.754cm" svg:viewBox="0 0 101 101" svg:d="M0 50c0-28 23-50 51-50s50 22 50 50-22 51-50 51-51-23-51-51z">
          <text:p/>
        </draw:path>
        <draw:path draw:style-name="gr6" draw:text-style-name="P2" draw:layer="layout" svg:width="0.1cm" svg:height="0.1cm" svg:x="11.141cm" svg:y="16.754cm" svg:viewBox="0 0 101 101" svg:d="M0 50c0-28 24-50 52-50 27 0 49 22 49 50s-22 51-49 51c-28 0-52-23-52-51z">
          <text:p/>
        </draw:path>
        <draw:path draw:style-name="gr6" draw:text-style-name="P2" draw:layer="layout" svg:width="0.1cm" svg:height="0.101cm" svg:x="10.906cm" svg:y="19.061cm" svg:viewBox="0 0 101 102" svg:d="M0 50c0-27 23-50 52-50 27 0 49 23 49 50 0 28-22 52-49 52-29 0-52-24-52-52z">
          <text:p/>
        </draw:path>
        <draw:path draw:style-name="gr6" draw:text-style-name="P2" draw:layer="layout" svg:width="0.1cm" svg:height="0.101cm" svg:x="11.727cm" svg:y="19.061cm" svg:viewBox="0 0 101 102" svg:d="M0 50c0-27 23-50 50-50 28 0 51 23 51 50 0 28-23 52-51 52-27 0-50-24-50-52z">
          <text:p/>
        </draw:path>
        <draw:path draw:style-name="gr6" draw:text-style-name="P2" draw:layer="layout" svg:width="0.1cm" svg:height="0.101cm" svg:x="11.117cm" svg:y="19.061cm" svg:viewBox="0 0 101 102" svg:d="M0 50c0-27 22-50 50-50s51 23 51 50c0 28-23 52-51 52s-50-24-50-52z">
          <text:p/>
        </draw:path>
        <draw:path draw:style-name="gr6" draw:text-style-name="P2" draw:layer="layout" svg:width="0.1cm" svg:height="0.101cm" svg:x="11.317cm" svg:y="19.061cm" svg:viewBox="0 0 101 102" svg:d="M0 50c0-27 22-50 50-50s51 23 51 50c0 28-23 52-51 52s-50-24-50-52z">
          <text:p/>
        </draw:path>
        <draw:path draw:style-name="gr6" draw:text-style-name="P2" draw:layer="layout" svg:width="0.1cm" svg:height="0.101cm" svg:x="11.517cm" svg:y="19.061cm" svg:viewBox="0 0 101 102" svg:d="M0 50c0-27 22-50 50-50s51 23 51 50c0 28-23 52-51 52s-50-24-50-52z">
          <text:p/>
        </draw:path>
        <draw:path draw:style-name="gr6" draw:text-style-name="P2" draw:layer="layout" svg:width="0.1cm" svg:height="0.1cm" svg:x="11.115cm" svg:y="19.618cm" svg:viewBox="0 0 101 101" svg:d="M0 52c0-29 23-52 52-52 27 0 49 23 49 52 0 27-22 49-49 49-29 0-52-22-52-49z">
          <text:p/>
        </draw:path>
        <draw:path draw:style-name="gr6" draw:text-style-name="P2" draw:layer="layout" svg:width="0.1cm" svg:height="0.1cm" svg:x="9.828cm" svg:y="19.618cm" svg:viewBox="0 0 101 101" svg:d="M0 52c0-29 22-52 50-52s51 23 51 52c0 27-23 49-51 49s-50-22-50-49z">
          <text:p/>
        </draw:path>
        <draw:path draw:style-name="gr6" draw:text-style-name="P2" draw:layer="layout" svg:width="0.1cm" svg:height="0.1cm" svg:x="11.915cm" svg:y="16.895cm" svg:viewBox="0 0 101 101" svg:d="M0 49c0-27 23-49 52-49 27 0 49 22 49 49 0 28-22 52-49 52-29 0-52-24-52-52z">
          <text:p/>
        </draw:path>
        <draw:path draw:style-name="gr6" draw:text-style-name="P2" draw:layer="layout" svg:width="0.1cm" svg:height="0.1cm" svg:x="11.915cm" svg:y="17.149cm" svg:viewBox="0 0 101 101" svg:d="M0 50c0-28 23-50 52-50 27 0 49 22 49 50s-22 51-49 51c-29 0-52-23-52-51z">
          <text:p/>
        </draw:path>
        <draw:path draw:style-name="gr6" draw:text-style-name="P2" draw:layer="layout" svg:width="0.1cm" svg:height="0.1cm" svg:x="10.028cm" svg:y="18.932cm" svg:viewBox="0 0 101 101" svg:d="M0 50c0-28 22-50 50-50s51 22 51 50-23 51-51 51-50-23-50-51z">
          <text:p/>
        </draw:path>
        <draw:path draw:style-name="gr6" draw:text-style-name="P2" draw:layer="layout" svg:width="0.1cm" svg:height="0.1cm" svg:x="9.828cm" svg:y="18.932cm" svg:viewBox="0 0 101 101" svg:d="M0 50c0-28 22-50 50-50s51 22 51 50-23 51-51 51-50-23-50-51z">
          <text:p/>
        </draw:path>
        <draw:path draw:style-name="gr6" draw:text-style-name="P2" draw:layer="layout" svg:width="0.1cm" svg:height="0.1cm" svg:x="9.837cm" svg:y="17.333cm" svg:viewBox="0 0 101 101" svg:d="M0 51c0-28 23-51 52-51 27 0 49 23 49 51s-22 50-49 50c-29 0-52-22-52-50z">
          <text:p/>
        </draw:path>
        <draw:path draw:style-name="gr6" draw:text-style-name="P2" draw:layer="layout" svg:width="0.1cm" svg:height="0.1cm" svg:x="9.837cm" svg:y="17.533cm" svg:viewBox="0 0 101 101" svg:d="M0 51c0-28 23-51 52-51 27 0 49 23 49 51s-22 50-49 50c-29 0-52-22-52-50z">
          <text:p/>
        </draw:path>
        <draw:path draw:style-name="gr6" draw:text-style-name="P2" draw:layer="layout" svg:width="0.1cm" svg:height="0.1cm" svg:x="9.05cm" svg:y="17.332cm" svg:viewBox="0 0 101 101" svg:d="M0 50c0-28 22-50 50-50s51 22 51 50-23 51-51 51-50-23-50-51z">
          <text:p/>
        </draw:path>
        <draw:path draw:style-name="gr6" draw:text-style-name="P2" draw:layer="layout" svg:width="0.1cm" svg:height="0.1cm" svg:x="9.304cm" svg:y="17.332cm" svg:viewBox="0 0 101 101" svg:d="M0 50c0-28 22-50 51-50 28 0 50 22 50 50s-22 51-50 51c-29 0-51-23-51-51z">
          <text:p/>
        </draw:path>
        <draw:path draw:style-name="gr6" draw:text-style-name="P2" draw:layer="layout" svg:width="0.1cm" svg:height="0.1cm" svg:x="9.053cm" svg:y="17.816cm" svg:viewBox="0 0 101 101" svg:d="M0 51c0-28 24-51 52-51 27 0 49 23 49 51s-22 50-49 50c-28 0-52-22-52-50z">
          <text:p/>
        </draw:path>
        <draw:path draw:style-name="gr6" draw:text-style-name="P2" draw:layer="layout" svg:width="0.1cm" svg:height="0.1cm" svg:x="9.053cm" svg:y="18.578cm" svg:viewBox="0 0 101 101" svg:d="M0 51c0-28 24-51 52-51 27 0 49 23 49 51 0 27-22 50-49 50-28 0-52-23-52-50z">
          <text:p/>
        </draw:path>
        <draw:path draw:style-name="gr6" draw:text-style-name="P2" draw:layer="layout" svg:width="0.1cm" svg:height="0.1cm" svg:x="10.633cm" svg:y="16.754cm" svg:viewBox="0 0 101 101" svg:d="M0 50c0-28 23-50 52-50 27 0 49 22 49 50s-22 51-49 51c-29 0-52-23-52-51z">
          <text:p/>
        </draw:path>
        <draw:path draw:style-name="gr6" draw:text-style-name="P2" draw:layer="layout" svg:width="0.1cm" svg:height="0.1cm" svg:x="10.887cm" svg:y="16.754cm" svg:viewBox="0 0 101 101" svg:d="M0 50c0-28 23-50 51-50s50 22 50 50-22 51-50 51-51-23-51-51z">
          <text:p/>
        </draw:path>
        <draw:path draw:style-name="gr6" draw:text-style-name="P2" draw:layer="layout" svg:width="0.1cm" svg:height="0.1cm" svg:x="11.141cm" svg:y="16.754cm" svg:viewBox="0 0 101 101" svg:d="M0 50c0-28 24-50 52-50 27 0 49 22 49 50s-22 51-49 51c-28 0-52-23-52-51z">
          <text:p/>
        </draw:path>
        <draw:path draw:style-name="gr6" draw:text-style-name="P2" draw:layer="layout" svg:width="0.1cm" svg:height="0.101cm" svg:x="10.906cm" svg:y="19.061cm" svg:viewBox="0 0 101 102" svg:d="M0 50c0-27 23-50 52-50 27 0 49 23 49 50 0 28-22 52-49 52-29 0-52-24-52-52z">
          <text:p/>
        </draw:path>
        <draw:path draw:style-name="gr6" draw:text-style-name="P2" draw:layer="layout" svg:width="0.1cm" svg:height="0.101cm" svg:x="11.727cm" svg:y="19.061cm" svg:viewBox="0 0 101 102" svg:d="M0 50c0-27 23-50 50-50 28 0 51 23 51 50 0 28-23 52-51 52-27 0-50-24-50-52z">
          <text:p/>
        </draw:path>
        <draw:path draw:style-name="gr6" draw:text-style-name="P2" draw:layer="layout" svg:width="0.1cm" svg:height="0.101cm" svg:x="11.117cm" svg:y="19.061cm" svg:viewBox="0 0 101 102" svg:d="M0 50c0-27 22-50 50-50s51 23 51 50c0 28-23 52-51 52s-50-24-50-52z">
          <text:p/>
        </draw:path>
        <draw:path draw:style-name="gr6" draw:text-style-name="P2" draw:layer="layout" svg:width="0.1cm" svg:height="0.101cm" svg:x="11.317cm" svg:y="19.061cm" svg:viewBox="0 0 101 102" svg:d="M0 50c0-27 22-50 50-50s51 23 51 50c0 28-23 52-51 52s-50-24-50-52z">
          <text:p/>
        </draw:path>
        <draw:path draw:style-name="gr6" draw:text-style-name="P2" draw:layer="layout" svg:width="0.1cm" svg:height="0.101cm" svg:x="11.517cm" svg:y="19.061cm" svg:viewBox="0 0 101 102" svg:d="M0 50c0-27 22-50 50-50s51 23 51 50c0 28-23 52-51 52s-50-24-50-52z">
          <text:p/>
        </draw:path>
        <draw:path draw:style-name="gr6" draw:text-style-name="P2" draw:layer="layout" svg:width="0.1cm" svg:height="0.1cm" svg:x="11.115cm" svg:y="19.618cm" svg:viewBox="0 0 101 101" svg:d="M0 52c0-29 23-52 52-52 27 0 49 23 49 52 0 27-22 49-49 49-29 0-52-22-52-49z">
          <text:p/>
        </draw:path>
        <draw:path draw:style-name="gr6" draw:text-style-name="P2" draw:layer="layout" svg:width="0.1cm" svg:height="0.1cm" svg:x="9.828cm" svg:y="19.618cm" svg:viewBox="0 0 101 101" svg:d="M0 52c0-29 22-52 50-52s51 23 51 52c0 27-23 49-51 49s-50-22-50-49z">
          <text:p/>
        </draw:path>
        <draw:line draw:style-name="gr16" draw:text-style-name="P1" draw:layer="layout" svg:x1="8.699cm" svg:y1="16.738cm" svg:x2="8.699cm" svg:y2="16.219cm">
          <text:p/>
        </draw:line>
        <draw:line draw:style-name="gr16" draw:text-style-name="P1" draw:layer="layout" svg:x1="12.339cm" svg:y1="20.237cm" svg:x2="12.339cm" svg:y2="16.738cm">
          <text:p/>
        </draw:line>
        <draw:line draw:style-name="gr16" draw:text-style-name="P1" draw:layer="layout" svg:x1="8.699cm" svg:y1="16.738cm" svg:x2="8.699cm" svg:y2="20.237cm">
          <text:p/>
        </draw:line>
        <draw:line draw:style-name="gr16" draw:text-style-name="P1" draw:layer="layout" svg:x1="12.339cm" svg:y1="16.738cm" svg:x2="12.339cm" svg:y2="16.219cm">
          <text:p/>
        </draw:line>
        <draw:line draw:style-name="gr16" draw:text-style-name="P1" draw:layer="layout" svg:x1="12.339cm" svg:y1="20.237cm" svg:x2="8.699cm" svg:y2="20.237cm">
          <text:p/>
        </draw:line>
        <draw:line draw:style-name="gr16" draw:text-style-name="P1" draw:layer="layout" svg:x1="8.699cm" svg:y1="16.219cm" svg:x2="12.339cm" svg:y2="16.219cm">
          <text:p/>
        </draw:line>
        <draw:path draw:style-name="gr6" draw:text-style-name="P2" draw:layer="layout" svg:width="0.1cm" svg:height="0.1cm" svg:x="11.915cm" svg:y="16.895cm" svg:viewBox="0 0 101 101" svg:d="M0 49c0-27 23-49 52-49 27 0 49 22 49 49 0 28-22 52-49 52-29 0-52-24-52-52z">
          <text:p/>
        </draw:path>
        <draw:path draw:style-name="gr6" draw:text-style-name="P2" draw:layer="layout" svg:width="0.1cm" svg:height="0.1cm" svg:x="11.915cm" svg:y="17.149cm" svg:viewBox="0 0 101 101" svg:d="M0 50c0-28 23-50 52-50 27 0 49 22 49 50s-22 51-49 51c-29 0-52-23-52-51z">
          <text:p/>
        </draw:path>
        <draw:path draw:style-name="gr6" draw:text-style-name="P2" draw:layer="layout" svg:width="0.1cm" svg:height="0.1cm" svg:x="10.028cm" svg:y="18.932cm" svg:viewBox="0 0 101 101" svg:d="M0 50c0-28 22-50 50-50s51 22 51 50-23 51-51 51-50-23-50-51z">
          <text:p/>
        </draw:path>
        <draw:path draw:style-name="gr6" draw:text-style-name="P2" draw:layer="layout" svg:width="0.1cm" svg:height="0.1cm" svg:x="9.828cm" svg:y="18.932cm" svg:viewBox="0 0 101 101" svg:d="M0 50c0-28 22-50 50-50s51 22 51 50-23 51-51 51-50-23-50-51z">
          <text:p/>
        </draw:path>
        <draw:path draw:style-name="gr6" draw:text-style-name="P2" draw:layer="layout" svg:width="0.1cm" svg:height="0.1cm" svg:x="9.837cm" svg:y="17.333cm" svg:viewBox="0 0 101 101" svg:d="M0 51c0-28 23-51 52-51 27 0 49 23 49 51s-22 50-49 50c-29 0-52-22-52-50z">
          <text:p/>
        </draw:path>
        <draw:path draw:style-name="gr6" draw:text-style-name="P2" draw:layer="layout" svg:width="0.1cm" svg:height="0.1cm" svg:x="9.837cm" svg:y="17.533cm" svg:viewBox="0 0 101 101" svg:d="M0 51c0-28 23-51 52-51 27 0 49 23 49 51s-22 50-49 50c-29 0-52-22-52-50z">
          <text:p/>
        </draw:path>
        <draw:path draw:style-name="gr6" draw:text-style-name="P2" draw:layer="layout" svg:width="0.1cm" svg:height="0.1cm" svg:x="9.05cm" svg:y="17.332cm" svg:viewBox="0 0 101 101" svg:d="M0 50c0-28 22-50 50-50s51 22 51 50-23 51-51 51-50-23-50-51z">
          <text:p/>
        </draw:path>
        <draw:path draw:style-name="gr6" draw:text-style-name="P2" draw:layer="layout" svg:width="0.1cm" svg:height="0.1cm" svg:x="9.304cm" svg:y="17.332cm" svg:viewBox="0 0 101 101" svg:d="M0 50c0-28 22-50 51-50 28 0 50 22 50 50s-22 51-50 51c-29 0-51-23-51-51z">
          <text:p/>
        </draw:path>
        <draw:path draw:style-name="gr6" draw:text-style-name="P2" draw:layer="layout" svg:width="0.1cm" svg:height="0.1cm" svg:x="9.053cm" svg:y="17.816cm" svg:viewBox="0 0 101 101" svg:d="M0 51c0-28 24-51 52-51 27 0 49 23 49 51s-22 50-49 50c-28 0-52-22-52-50z">
          <text:p/>
        </draw:path>
        <draw:path draw:style-name="gr6" draw:text-style-name="P2" draw:layer="layout" svg:width="0.1cm" svg:height="0.1cm" svg:x="9.053cm" svg:y="18.578cm" svg:viewBox="0 0 101 101" svg:d="M0 51c0-28 24-51 52-51 27 0 49 23 49 51 0 27-22 50-49 50-28 0-52-23-52-50z">
          <text:p/>
        </draw:path>
        <draw:path draw:style-name="gr6" draw:text-style-name="P2" draw:layer="layout" svg:width="0.1cm" svg:height="0.1cm" svg:x="10.633cm" svg:y="16.754cm" svg:viewBox="0 0 101 101" svg:d="M0 50c0-28 23-50 52-50 27 0 49 22 49 50s-22 51-49 51c-29 0-52-23-52-51z">
          <text:p/>
        </draw:path>
        <draw:path draw:style-name="gr6" draw:text-style-name="P2" draw:layer="layout" svg:width="0.1cm" svg:height="0.1cm" svg:x="10.887cm" svg:y="16.754cm" svg:viewBox="0 0 101 101" svg:d="M0 50c0-28 23-50 51-50s50 22 50 50-22 51-50 51-51-23-51-51z">
          <text:p/>
        </draw:path>
        <draw:path draw:style-name="gr6" draw:text-style-name="P2" draw:layer="layout" svg:width="0.1cm" svg:height="0.1cm" svg:x="11.141cm" svg:y="16.754cm" svg:viewBox="0 0 101 101" svg:d="M0 50c0-28 24-50 52-50 27 0 49 22 49 50s-22 51-49 51c-28 0-52-23-52-51z">
          <text:p/>
        </draw:path>
        <draw:path draw:style-name="gr6" draw:text-style-name="P2" draw:layer="layout" svg:width="0.1cm" svg:height="0.101cm" svg:x="10.906cm" svg:y="19.061cm" svg:viewBox="0 0 101 102" svg:d="M0 50c0-27 23-50 52-50 27 0 49 23 49 50 0 28-22 52-49 52-29 0-52-24-52-52z">
          <text:p/>
        </draw:path>
        <draw:path draw:style-name="gr6" draw:text-style-name="P2" draw:layer="layout" svg:width="0.1cm" svg:height="0.101cm" svg:x="11.727cm" svg:y="19.061cm" svg:viewBox="0 0 101 102" svg:d="M0 50c0-27 23-50 50-50 28 0 51 23 51 50 0 28-23 52-51 52-27 0-50-24-50-52z">
          <text:p/>
        </draw:path>
        <draw:path draw:style-name="gr6" draw:text-style-name="P2" draw:layer="layout" svg:width="0.1cm" svg:height="0.101cm" svg:x="11.117cm" svg:y="19.061cm" svg:viewBox="0 0 101 102" svg:d="M0 50c0-27 22-50 50-50s51 23 51 50c0 28-23 52-51 52s-50-24-50-52z">
          <text:p/>
        </draw:path>
        <draw:path draw:style-name="gr6" draw:text-style-name="P2" draw:layer="layout" svg:width="0.1cm" svg:height="0.101cm" svg:x="11.317cm" svg:y="19.061cm" svg:viewBox="0 0 101 102" svg:d="M0 50c0-27 22-50 50-50s51 23 51 50c0 28-23 52-51 52s-50-24-50-52z">
          <text:p/>
        </draw:path>
        <draw:path draw:style-name="gr6" draw:text-style-name="P2" draw:layer="layout" svg:width="0.1cm" svg:height="0.101cm" svg:x="11.517cm" svg:y="19.061cm" svg:viewBox="0 0 101 102" svg:d="M0 50c0-27 22-50 50-50s51 23 51 50c0 28-23 52-51 52s-50-24-50-52z">
          <text:p/>
        </draw:path>
        <draw:path draw:style-name="gr6" draw:text-style-name="P2" draw:layer="layout" svg:width="0.1cm" svg:height="0.1cm" svg:x="11.115cm" svg:y="19.618cm" svg:viewBox="0 0 101 101" svg:d="M0 52c0-29 23-52 52-52 27 0 49 23 49 52 0 27-22 49-49 49-29 0-52-22-52-49z">
          <text:p/>
        </draw:path>
        <draw:path draw:style-name="gr6" draw:text-style-name="P2" draw:layer="layout" svg:width="0.1cm" svg:height="0.1cm" svg:x="9.828cm" svg:y="19.618cm" svg:viewBox="0 0 101 101" svg:d="M0 52c0-29 22-52 50-52s51 23 51 52c0 27-23 49-51 49s-50-22-50-49z">
          <text:p/>
        </draw:path>
        <draw:path draw:style-name="gr15" draw:text-style-name="P3" draw:layer="layout" svg:width="0.1cm" svg:height="0.1cm" svg:x="11.915cm" svg:y="16.895cm" svg:viewBox="0 0 101 101" svg:d="M0 49c0-27 23-49 52-49 27 0 49 22 49 49 0 28-22 52-49 52-29 0-52-24-52-52z">
          <text:p/>
        </draw:path>
        <draw:path draw:style-name="gr15" draw:text-style-name="P3" draw:layer="layout" svg:width="0.1cm" svg:height="0.1cm" svg:x="11.915cm" svg:y="17.149cm" svg:viewBox="0 0 101 101" svg:d="M0 50c0-28 23-50 52-50 27 0 49 22 49 50s-22 51-49 51c-29 0-52-23-52-51z">
          <text:p/>
        </draw:path>
        <draw:path draw:style-name="gr15" draw:text-style-name="P3" draw:layer="layout" svg:width="0.1cm" svg:height="0.1cm" svg:x="10.028cm" svg:y="18.932cm" svg:viewBox="0 0 101 101" svg:d="M0 50c0-28 22-50 50-50s51 22 51 50-23 51-51 51-50-23-50-51z">
          <text:p/>
        </draw:path>
        <draw:path draw:style-name="gr15" draw:text-style-name="P3" draw:layer="layout" svg:width="0.1cm" svg:height="0.1cm" svg:x="9.828cm" svg:y="18.932cm" svg:viewBox="0 0 101 101" svg:d="M0 50c0-28 22-50 50-50s51 22 51 50-23 51-51 51-50-23-50-51z">
          <text:p/>
        </draw:path>
        <draw:path draw:style-name="gr15" draw:text-style-name="P3" draw:layer="layout" svg:width="0.1cm" svg:height="0.1cm" svg:x="9.837cm" svg:y="17.333cm" svg:viewBox="0 0 101 101" svg:d="M0 51c0-28 23-51 52-51 27 0 49 23 49 51s-22 50-49 50c-29 0-52-22-52-50z">
          <text:p/>
        </draw:path>
        <draw:path draw:style-name="gr15" draw:text-style-name="P3" draw:layer="layout" svg:width="0.1cm" svg:height="0.1cm" svg:x="9.837cm" svg:y="17.533cm" svg:viewBox="0 0 101 101" svg:d="M0 51c0-28 23-51 52-51 27 0 49 23 49 51s-22 50-49 50c-29 0-52-22-52-50z">
          <text:p/>
        </draw:path>
        <draw:path draw:style-name="gr15" draw:text-style-name="P3" draw:layer="layout" svg:width="0.1cm" svg:height="0.1cm" svg:x="9.05cm" svg:y="17.332cm" svg:viewBox="0 0 101 101" svg:d="M0 50c0-28 22-50 50-50s51 22 51 50-23 51-51 51-50-23-50-51z">
          <text:p/>
        </draw:path>
        <draw:path draw:style-name="gr15" draw:text-style-name="P3" draw:layer="layout" svg:width="0.1cm" svg:height="0.1cm" svg:x="9.304cm" svg:y="17.332cm" svg:viewBox="0 0 101 101" svg:d="M0 50c0-28 22-50 51-50 28 0 50 22 50 50s-22 51-50 51c-29 0-51-23-51-51z">
          <text:p/>
        </draw:path>
        <draw:path draw:style-name="gr15" draw:text-style-name="P3" draw:layer="layout" svg:width="0.1cm" svg:height="0.1cm" svg:x="9.053cm" svg:y="17.816cm" svg:viewBox="0 0 101 101" svg:d="M0 51c0-28 24-51 52-51 27 0 49 23 49 51s-22 50-49 50c-28 0-52-22-52-50z">
          <text:p/>
        </draw:path>
        <draw:path draw:style-name="gr15" draw:text-style-name="P3" draw:layer="layout" svg:width="0.1cm" svg:height="0.1cm" svg:x="9.053cm" svg:y="18.578cm" svg:viewBox="0 0 101 101" svg:d="M0 51c0-28 24-51 52-51 27 0 49 23 49 51 0 27-22 50-49 50-28 0-52-23-52-50z">
          <text:p/>
        </draw:path>
        <draw:path draw:style-name="gr15" draw:text-style-name="P3" draw:layer="layout" svg:width="0.1cm" svg:height="0.1cm" svg:x="10.633cm" svg:y="16.754cm" svg:viewBox="0 0 101 101" svg:d="M0 50c0-28 23-50 52-50 27 0 49 22 49 50s-22 51-49 51c-29 0-52-23-52-51z">
          <text:p/>
        </draw:path>
        <draw:path draw:style-name="gr15" draw:text-style-name="P3" draw:layer="layout" svg:width="0.1cm" svg:height="0.1cm" svg:x="10.887cm" svg:y="16.754cm" svg:viewBox="0 0 101 101" svg:d="M0 50c0-28 23-50 51-50s50 22 50 50-22 51-50 51-51-23-51-51z">
          <text:p/>
        </draw:path>
        <draw:path draw:style-name="gr15" draw:text-style-name="P3" draw:layer="layout" svg:width="0.1cm" svg:height="0.1cm" svg:x="11.141cm" svg:y="16.754cm" svg:viewBox="0 0 101 101" svg:d="M0 50c0-28 24-50 52-50 27 0 49 22 49 50s-22 51-49 51c-28 0-52-23-52-51z">
          <text:p/>
        </draw:path>
        <draw:path draw:style-name="gr15" draw:text-style-name="P3" draw:layer="layout" svg:width="0.1cm" svg:height="0.101cm" svg:x="10.906cm" svg:y="19.061cm" svg:viewBox="0 0 101 102" svg:d="M0 50c0-27 23-50 52-50 27 0 49 23 49 50 0 28-22 52-49 52-29 0-52-24-52-52z">
          <text:p/>
        </draw:path>
        <draw:path draw:style-name="gr15" draw:text-style-name="P3" draw:layer="layout" svg:width="0.1cm" svg:height="0.101cm" svg:x="11.727cm" svg:y="19.061cm" svg:viewBox="0 0 101 102" svg:d="M0 50c0-27 23-50 50-50 28 0 51 23 51 50 0 28-23 52-51 52-27 0-50-24-50-52z">
          <text:p/>
        </draw:path>
        <draw:path draw:style-name="gr15" draw:text-style-name="P3" draw:layer="layout" svg:width="0.1cm" svg:height="0.101cm" svg:x="11.117cm" svg:y="19.061cm" svg:viewBox="0 0 101 102" svg:d="M0 50c0-27 22-50 50-50s51 23 51 50c0 28-23 52-51 52s-50-24-50-52z">
          <text:p/>
        </draw:path>
        <draw:path draw:style-name="gr15" draw:text-style-name="P3" draw:layer="layout" svg:width="0.1cm" svg:height="0.101cm" svg:x="11.317cm" svg:y="19.061cm" svg:viewBox="0 0 101 102" svg:d="M0 50c0-27 22-50 50-50s51 23 51 50c0 28-23 52-51 52s-50-24-50-52z">
          <text:p/>
        </draw:path>
        <draw:path draw:style-name="gr15" draw:text-style-name="P3" draw:layer="layout" svg:width="0.1cm" svg:height="0.101cm" svg:x="11.517cm" svg:y="19.061cm" svg:viewBox="0 0 101 102" svg:d="M0 50c0-27 22-50 50-50s51 23 51 50c0 28-23 52-51 52s-50-24-50-52z">
          <text:p/>
        </draw:path>
        <draw:path draw:style-name="gr15" draw:text-style-name="P3" draw:layer="layout" svg:width="0.1cm" svg:height="0.1cm" svg:x="11.115cm" svg:y="19.618cm" svg:viewBox="0 0 101 101" svg:d="M0 52c0-29 23-52 52-52 27 0 49 23 49 52 0 27-22 49-49 49-29 0-52-22-52-49z">
          <text:p/>
        </draw:path>
        <draw:path draw:style-name="gr15" draw:text-style-name="P3" draw:layer="layout" svg:width="0.1cm" svg:height="0.1cm" svg:x="9.828cm" svg:y="19.618cm" svg:viewBox="0 0 101 101" svg:d="M0 52c0-29 22-52 50-52s51 23 51 52c0 27-23 49-51 49s-50-22-50-49z">
          <text:p/>
        </draw:path>
        <draw:line draw:style-name="gr1" draw:text-style-name="P1" draw:layer="layout" svg:x1="17.634cm" svg:y1="18.59cm" svg:x2="17.616cm" svg:y2="18.597cm">
          <text:p/>
        </draw:line>
        <draw:line draw:style-name="gr1" draw:text-style-name="P1" draw:layer="layout" svg:x1="17.616cm" svg:y1="18.596cm" svg:x2="17.587cm" svg:y2="18.596cm">
          <text:p/>
        </draw:line>
        <draw:line draw:style-name="gr1" draw:text-style-name="P1" draw:layer="layout" svg:x1="17.588cm" svg:y1="18.597cm" svg:x2="17.576cm" svg:y2="18.59cm">
          <text:p/>
        </draw:line>
        <draw:line draw:style-name="gr1" draw:text-style-name="P1" draw:layer="layout" svg:x1="17.577cm" svg:y1="18.591cm" svg:x2="17.57cm" svg:y2="18.585cm">
          <text:p/>
        </draw:line>
        <draw:line draw:style-name="gr1" draw:text-style-name="P1" draw:layer="layout" svg:x1="17.571cm" svg:y1="18.586cm" svg:x2="17.564cm" svg:y2="18.573cm">
          <text:p/>
        </draw:line>
        <draw:line draw:style-name="gr1" draw:text-style-name="P1" draw:layer="layout" svg:x1="17.564cm" svg:y1="18.573cm" svg:x2="17.564cm" svg:y2="18.562cm">
          <text:p/>
        </draw:line>
        <draw:line draw:style-name="gr1" draw:text-style-name="P1" draw:layer="layout" svg:x1="17.564cm" svg:y1="18.563cm" svg:x2="17.571cm" svg:y2="18.55cm">
          <text:p/>
        </draw:line>
        <draw:line draw:style-name="gr1" draw:text-style-name="P1" draw:layer="layout" svg:x1="17.57cm" svg:y1="18.551cm" svg:x2="17.577cm" svg:y2="18.545cm">
          <text:p/>
        </draw:line>
        <draw:line draw:style-name="gr1" draw:text-style-name="P1" draw:layer="layout" svg:x1="17.576cm" svg:y1="18.546cm" svg:x2="17.588cm" svg:y2="18.539cm">
          <text:p/>
        </draw:line>
        <draw:line draw:style-name="gr1" draw:text-style-name="P1" draw:layer="layout" svg:x1="17.587cm" svg:y1="18.54cm" svg:x2="17.611cm" svg:y2="18.533cm">
          <text:p/>
        </draw:line>
        <draw:line draw:style-name="gr1" draw:text-style-name="P1" draw:layer="layout" svg:x1="17.61cm" svg:y1="18.534cm" svg:x2="17.623cm" svg:y2="18.528cm">
          <text:p/>
        </draw:line>
        <draw:line draw:style-name="gr1" draw:text-style-name="P1" draw:layer="layout" svg:x1="17.622cm" svg:y1="18.529cm" svg:x2="17.628cm" svg:y2="18.522cm">
          <text:p/>
        </draw:line>
        <draw:line draw:style-name="gr1" draw:text-style-name="P1" draw:layer="layout" svg:x1="17.627cm" svg:y1="18.523cm" svg:x2="17.634cm" svg:y2="18.51cm">
          <text:p/>
        </draw:line>
        <draw:line draw:style-name="gr1" draw:text-style-name="P1" draw:layer="layout" svg:x1="17.633cm" svg:y1="18.51cm" svg:x2="17.633cm" svg:y2="18.499cm">
          <text:p/>
        </draw:line>
        <draw:line draw:style-name="gr1" draw:text-style-name="P1" draw:layer="layout" svg:x1="17.634cm" svg:y1="18.5cm" svg:x2="17.627cm" svg:y2="18.488cm">
          <text:p/>
        </draw:line>
        <draw:line draw:style-name="gr1" draw:text-style-name="P1" draw:layer="layout" svg:x1="17.628cm" svg:y1="18.489cm" svg:x2="17.622cm" svg:y2="18.482cm">
          <text:p/>
        </draw:line>
        <draw:line draw:style-name="gr1" draw:text-style-name="P1" draw:layer="layout" svg:x1="17.623cm" svg:y1="18.484cm" svg:x2="17.61cm" svg:y2="18.476cm">
          <text:p/>
        </draw:line>
        <draw:line draw:style-name="gr1" draw:text-style-name="P1" draw:layer="layout" svg:x1="17.61cm" svg:y1="18.476cm" svg:x2="17.582cm" svg:y2="18.476cm">
          <text:p/>
        </draw:line>
        <draw:line draw:style-name="gr1" draw:text-style-name="P1" draw:layer="layout" svg:x1="17.583cm" svg:y1="18.476cm" svg:x2="17.564cm" svg:y2="18.484cm">
          <text:p/>
        </draw:line>
        <draw:line draw:style-name="gr1" draw:text-style-name="P1" draw:layer="layout" svg:x1="17.525cm" svg:y1="18.476cm" svg:x2="17.496cm" svg:y2="18.597cm">
          <text:p/>
        </draw:line>
        <draw:line draw:style-name="gr1" draw:text-style-name="P1" draw:layer="layout" svg:x1="17.497cm" svg:y1="18.597cm" svg:x2="17.473cm" svg:y2="18.51cm">
          <text:p/>
        </draw:line>
        <draw:line draw:style-name="gr1" draw:text-style-name="P1" draw:layer="layout" svg:x1="17.474cm" svg:y1="18.51cm" svg:x2="17.45cm" svg:y2="18.597cm">
          <text:p/>
        </draw:line>
        <draw:line draw:style-name="gr1" draw:text-style-name="P1" draw:layer="layout" svg:x1="17.451cm" svg:y1="18.597cm" svg:x2="17.422cm" svg:y2="18.476cm">
          <text:p/>
        </draw:line>
        <draw:line draw:style-name="gr1" draw:text-style-name="P1" draw:layer="layout" svg:x1="17.313cm" svg:y1="18.596cm" svg:x2="17.382cm" svg:y2="18.596cm">
          <text:p/>
        </draw:line>
        <draw:line draw:style-name="gr1" draw:text-style-name="P1" draw:layer="layout" svg:x1="17.347cm" svg:y1="18.596cm" svg:x2="17.347cm" svg:y2="18.476cm">
          <text:p/>
        </draw:line>
        <draw:line draw:style-name="gr1" draw:text-style-name="P1" draw:layer="layout" svg:x1="17.347cm" svg:y1="18.476cm" svg:x2="17.36cm" svg:y2="18.494cm">
          <text:p/>
        </draw:line>
        <draw:line draw:style-name="gr1" draw:text-style-name="P1" draw:layer="layout" svg:x1="17.359cm" svg:y1="18.493cm" svg:x2="17.371cm" svg:y2="18.506cm">
          <text:p/>
        </draw:line>
        <draw:line draw:style-name="gr1" draw:text-style-name="P1" draw:layer="layout" svg:x1="17.37cm" svg:y1="18.505cm" svg:x2="17.383cm" svg:y2="18.511cm">
          <text:p/>
        </draw:line>
        <draw:polygon draw:style-name="gr2" draw:text-style-name="P1" draw:layer="layout" svg:width="0.426cm" svg:height="0.289cm" svg:x="17.26cm" svg:y="18.382cm" svg:viewBox="0 0 427 290" draw:points="0,0 427,0 427,290 0,290">
          <text:p/>
        </draw:polygon>
        <draw:line draw:style-name="gr1" draw:text-style-name="P1" draw:layer="layout" svg:x1="16.026cm" svg:y1="18.186cm" svg:x2="16.026cm" svg:y2="18.266cm">
          <text:p/>
        </draw:line>
        <draw:line draw:style-name="gr1" draw:text-style-name="P1" draw:layer="layout" svg:x1="16.055cm" svg:y1="18.14cm" svg:x2="16.084cm" svg:y2="18.227cm">
          <text:p/>
        </draw:line>
        <draw:line draw:style-name="gr1" draw:text-style-name="P1" draw:layer="layout" svg:x1="16.083cm" svg:y1="18.226cm" svg:x2="16.009cm" svg:y2="18.226cm">
          <text:p/>
        </draw:line>
        <draw:line draw:style-name="gr1" draw:text-style-name="P1" draw:layer="layout" svg:x1="15.975cm" svg:y1="18.146cm" svg:x2="15.895cm" svg:y2="18.146cm">
          <text:p/>
        </draw:line>
        <draw:line draw:style-name="gr1" draw:text-style-name="P1" draw:layer="layout" svg:x1="15.895cm" svg:y1="18.146cm" svg:x2="15.947cm" svg:y2="18.267cm">
          <text:p/>
        </draw:line>
        <draw:line draw:style-name="gr1" draw:text-style-name="P1" draw:layer="layout" svg:x1="15.826cm" svg:y1="18.146cm" svg:x2="15.815cm" svg:y2="18.146cm">
          <text:p/>
        </draw:line>
        <draw:line draw:style-name="gr1" draw:text-style-name="P1" draw:layer="layout" svg:x1="15.816cm" svg:y1="18.146cm" svg:x2="15.803cm" svg:y2="18.154cm">
          <text:p/>
        </draw:line>
        <draw:line draw:style-name="gr1" draw:text-style-name="P1" draw:layer="layout" svg:x1="15.804cm" svg:y1="18.152cm" svg:x2="15.797cm" svg:y2="18.159cm">
          <text:p/>
        </draw:line>
        <draw:line draw:style-name="gr1" draw:text-style-name="P1" draw:layer="layout" svg:x1="15.798cm" svg:y1="18.158cm" svg:x2="15.792cm" svg:y2="18.17cm">
          <text:p/>
        </draw:line>
        <draw:line draw:style-name="gr1" draw:text-style-name="P1" draw:layer="layout" svg:x1="15.794cm" svg:y1="18.169cm" svg:x2="15.786cm" svg:y2="18.193cm">
          <text:p/>
        </draw:line>
        <draw:line draw:style-name="gr1" draw:text-style-name="P1" draw:layer="layout" svg:x1="15.786cm" svg:y1="18.192cm" svg:x2="15.786cm" svg:y2="18.22cm">
          <text:p/>
        </draw:line>
        <draw:line draw:style-name="gr1" draw:text-style-name="P1" draw:layer="layout" svg:x1="15.786cm" svg:y1="18.22cm" svg:x2="15.794cm" svg:y2="18.244cm">
          <text:p/>
        </draw:line>
        <draw:line draw:style-name="gr1" draw:text-style-name="P1" draw:layer="layout" svg:x1="15.792cm" svg:y1="18.243cm" svg:x2="15.798cm" svg:y2="18.256cm">
          <text:p/>
        </draw:line>
        <draw:line draw:style-name="gr1" draw:text-style-name="P1" draw:layer="layout" svg:x1="15.797cm" svg:y1="18.255cm" svg:x2="15.804cm" svg:y2="18.261cm">
          <text:p/>
        </draw:line>
        <draw:line draw:style-name="gr1" draw:text-style-name="P1" draw:layer="layout" svg:x1="15.803cm" svg:y1="18.26cm" svg:x2="15.816cm" svg:y2="18.267cm">
          <text:p/>
        </draw:line>
        <draw:line draw:style-name="gr1" draw:text-style-name="P1" draw:layer="layout" svg:x1="15.815cm" svg:y1="18.266cm" svg:x2="15.826cm" svg:y2="18.266cm">
          <text:p/>
        </draw:line>
        <draw:line draw:style-name="gr1" draw:text-style-name="P1" draw:layer="layout" svg:x1="15.826cm" svg:y1="18.267cm" svg:x2="15.838cm" svg:y2="18.26cm">
          <text:p/>
        </draw:line>
        <draw:line draw:style-name="gr1" draw:text-style-name="P1" draw:layer="layout" svg:x1="15.837cm" svg:y1="18.261cm" svg:x2="15.844cm" svg:y2="18.255cm">
          <text:p/>
        </draw:line>
        <draw:line draw:style-name="gr1" draw:text-style-name="P1" draw:layer="layout" svg:x1="15.843cm" svg:y1="18.256cm" svg:x2="15.85cm" svg:y2="18.243cm">
          <text:p/>
        </draw:line>
        <draw:line draw:style-name="gr1" draw:text-style-name="P1" draw:layer="layout" svg:x1="15.849cm" svg:y1="18.244cm" svg:x2="15.856cm" svg:y2="18.22cm">
          <text:p/>
        </draw:line>
        <draw:line draw:style-name="gr1" draw:text-style-name="P1" draw:layer="layout" svg:x1="15.855cm" svg:y1="18.22cm" svg:x2="15.855cm" svg:y2="18.192cm">
          <text:p/>
        </draw:line>
        <draw:line draw:style-name="gr1" draw:text-style-name="P1" draw:layer="layout" svg:x1="15.856cm" svg:y1="18.193cm" svg:x2="15.849cm" svg:y2="18.169cm">
          <text:p/>
        </draw:line>
        <draw:line draw:style-name="gr1" draw:text-style-name="P1" draw:layer="layout" svg:x1="15.85cm" svg:y1="18.17cm" svg:x2="15.843cm" svg:y2="18.158cm">
          <text:p/>
        </draw:line>
        <draw:line draw:style-name="gr1" draw:text-style-name="P1" draw:layer="layout" svg:x1="15.844cm" svg:y1="18.159cm" svg:x2="15.837cm" svg:y2="18.152cm">
          <text:p/>
        </draw:line>
        <draw:line draw:style-name="gr1" draw:text-style-name="P1" draw:layer="layout" svg:x1="15.838cm" svg:y1="18.154cm" svg:x2="15.826cm" svg:y2="18.146cm">
          <text:p/>
        </draw:line>
        <draw:line draw:style-name="gr1" draw:text-style-name="P1" draw:layer="layout" svg:x1="15.717cm" svg:y1="18.267cm" svg:x2="15.73cm" svg:y2="18.26cm">
          <text:p/>
        </draw:line>
        <draw:line draw:style-name="gr1" draw:text-style-name="P1" draw:layer="layout" svg:x1="15.729cm" svg:y1="18.261cm" svg:x2="15.736cm" svg:y2="18.255cm">
          <text:p/>
        </draw:line>
        <draw:line draw:style-name="gr1" draw:text-style-name="P1" draw:layer="layout" svg:x1="15.735cm" svg:y1="18.256cm" svg:x2="15.741cm" svg:y2="18.243cm">
          <text:p/>
        </draw:line>
        <draw:line draw:style-name="gr1" draw:text-style-name="P1" draw:layer="layout" svg:x1="15.74cm" svg:y1="18.243cm" svg:x2="15.74cm" svg:y2="18.209cm">
          <text:p/>
        </draw:line>
        <draw:line draw:style-name="gr1" draw:text-style-name="P1" draw:layer="layout" svg:x1="15.741cm" svg:y1="18.21cm" svg:x2="15.735cm" svg:y2="18.198cm">
          <text:p/>
        </draw:line>
        <draw:line draw:style-name="gr1" draw:text-style-name="P1" draw:layer="layout" svg:x1="15.736cm" svg:y1="18.199cm" svg:x2="15.729cm" svg:y2="18.192cm">
          <text:p/>
        </draw:line>
        <draw:line draw:style-name="gr1" draw:text-style-name="P1" draw:layer="layout" svg:x1="15.73cm" svg:y1="18.194cm" svg:x2="15.717cm" svg:y2="18.186cm">
          <text:p/>
        </draw:line>
        <draw:line draw:style-name="gr1" draw:text-style-name="P1" draw:layer="layout" svg:x1="15.717cm" svg:y1="18.186cm" svg:x2="15.7cm" svg:y2="18.186cm">
          <text:p/>
        </draw:line>
        <draw:line draw:style-name="gr1" draw:text-style-name="P1" draw:layer="layout" svg:x1="15.701cm" svg:y1="18.186cm" svg:x2="15.689cm" svg:y2="18.194cm">
          <text:p/>
        </draw:line>
        <draw:line draw:style-name="gr1" draw:text-style-name="P1" draw:layer="layout" svg:x1="15.69cm" svg:y1="18.192cm" svg:x2="15.683cm" svg:y2="18.199cm">
          <text:p/>
        </draw:line>
        <draw:line draw:style-name="gr1" draw:text-style-name="P1" draw:layer="layout" svg:x1="15.684cm" svg:y1="18.198cm" svg:x2="15.677cm" svg:y2="18.21cm">
          <text:p/>
        </draw:line>
        <draw:line draw:style-name="gr1" draw:text-style-name="P1" draw:layer="layout" svg:x1="15.677cm" svg:y1="18.209cm" svg:x2="15.677cm" svg:y2="18.243cm">
          <text:p/>
        </draw:line>
        <draw:line draw:style-name="gr1" draw:text-style-name="P1" draw:layer="layout" svg:x1="15.677cm" svg:y1="18.243cm" svg:x2="15.684cm" svg:y2="18.256cm">
          <text:p/>
        </draw:line>
        <draw:line draw:style-name="gr1" draw:text-style-name="P1" draw:layer="layout" svg:x1="15.683cm" svg:y1="18.255cm" svg:x2="15.69cm" svg:y2="18.261cm">
          <text:p/>
        </draw:line>
        <draw:line draw:style-name="gr1" draw:text-style-name="P1" draw:layer="layout" svg:x1="15.689cm" svg:y1="18.26cm" svg:x2="15.701cm" svg:y2="18.267cm">
          <text:p/>
        </draw:line>
        <draw:line draw:style-name="gr1" draw:text-style-name="P1" draw:layer="layout" svg:x1="15.7cm" svg:y1="18.266cm" svg:x2="15.717cm" svg:y2="18.266cm">
          <text:p/>
        </draw:line>
        <draw:line draw:style-name="gr1" draw:text-style-name="P1" draw:layer="layout" svg:x1="15.626cm" svg:y1="18.266cm" svg:x2="15.626cm" svg:y2="18.146cm">
          <text:p/>
        </draw:line>
        <draw:line draw:style-name="gr1" draw:text-style-name="P1" draw:layer="layout" svg:x1="15.575cm" svg:y1="18.266cm" svg:x2="15.575cm" svg:y2="18.203cm">
          <text:p/>
        </draw:line>
        <draw:line draw:style-name="gr1" draw:text-style-name="P1" draw:layer="layout" svg:x1="15.575cm" svg:y1="18.204cm" svg:x2="15.581cm" svg:y2="18.192cm">
          <text:p/>
        </draw:line>
        <draw:line draw:style-name="gr1" draw:text-style-name="P1" draw:layer="layout" svg:x1="15.58cm" svg:y1="18.194cm" svg:x2="15.593cm" svg:y2="18.186cm">
          <text:p/>
        </draw:line>
        <draw:line draw:style-name="gr1" draw:text-style-name="P1" draw:layer="layout" svg:x1="15.592cm" svg:y1="18.186cm" svg:x2="15.609cm" svg:y2="18.186cm">
          <text:p/>
        </draw:line>
        <draw:line draw:style-name="gr1" draw:text-style-name="P1" draw:layer="layout" svg:x1="15.609cm" svg:y1="18.186cm" svg:x2="15.621cm" svg:y2="18.194cm">
          <text:p/>
        </draw:line>
        <draw:line draw:style-name="gr1" draw:text-style-name="P1" draw:layer="layout" svg:x1="15.62cm" svg:y1="18.192cm" svg:x2="15.627cm" svg:y2="18.199cm">
          <text:p/>
        </draw:line>
        <draw:line draw:style-name="gr1" draw:text-style-name="P1" draw:layer="layout" svg:x1="15.517cm" svg:y1="18.266cm" svg:x2="15.517cm" svg:y2="18.186cm">
          <text:p/>
        </draw:line>
        <draw:line draw:style-name="gr1" draw:text-style-name="P1" draw:layer="layout" svg:x1="15.518cm" svg:y1="18.199cm" svg:x2="15.512cm" svg:y2="18.192cm">
          <text:p/>
        </draw:line>
        <draw:line draw:style-name="gr1" draw:text-style-name="P1" draw:layer="layout" svg:x1="15.513cm" svg:y1="18.194cm" svg:x2="15.5cm" svg:y2="18.186cm">
          <text:p/>
        </draw:line>
        <draw:line draw:style-name="gr1" draw:text-style-name="P1" draw:layer="layout" svg:x1="15.5cm" svg:y1="18.186cm" svg:x2="15.483cm" svg:y2="18.186cm">
          <text:p/>
        </draw:line>
        <draw:line draw:style-name="gr1" draw:text-style-name="P1" draw:layer="layout" svg:x1="15.484cm" svg:y1="18.186cm" svg:x2="15.472cm" svg:y2="18.194cm">
          <text:p/>
        </draw:line>
        <draw:line draw:style-name="gr1" draw:text-style-name="P1" draw:layer="layout" svg:x1="15.474cm" svg:y1="18.192cm" svg:x2="15.466cm" svg:y2="18.204cm">
          <text:p/>
        </draw:line>
        <draw:line draw:style-name="gr1" draw:text-style-name="P1" draw:layer="layout" svg:x1="15.466cm" svg:y1="18.203cm" svg:x2="15.466cm" svg:y2="18.266cm">
          <text:p/>
        </draw:line>
        <draw:line draw:style-name="gr1" draw:text-style-name="P1" draw:layer="layout" svg:x1="15.467cm" svg:y1="18.204cm" svg:x2="15.46cm" svg:y2="18.192cm">
          <text:p/>
        </draw:line>
        <draw:line draw:style-name="gr1" draw:text-style-name="P1" draw:layer="layout" svg:x1="15.461cm" svg:y1="18.194cm" svg:x2="15.449cm" svg:y2="18.186cm">
          <text:p/>
        </draw:line>
        <draw:line draw:style-name="gr1" draw:text-style-name="P1" draw:layer="layout" svg:x1="15.449cm" svg:y1="18.186cm" svg:x2="15.432cm" svg:y2="18.186cm">
          <text:p/>
        </draw:line>
        <draw:line draw:style-name="gr1" draw:text-style-name="P1" draw:layer="layout" svg:x1="15.433cm" svg:y1="18.186cm" svg:x2="15.42cm" svg:y2="18.194cm">
          <text:p/>
        </draw:line>
        <draw:line draw:style-name="gr1" draw:text-style-name="P1" draw:layer="layout" svg:x1="15.421cm" svg:y1="18.192cm" svg:x2="15.415cm" svg:y2="18.204cm">
          <text:p/>
        </draw:line>
        <draw:line draw:style-name="gr1" draw:text-style-name="P1" draw:layer="layout" svg:x1="15.415cm" svg:y1="18.203cm" svg:x2="15.415cm" svg:y2="18.266cm">
          <text:p/>
        </draw:line>
        <draw:polygon draw:style-name="gr2" draw:text-style-name="P1" draw:layer="layout" svg:width="0.774cm" svg:height="0.289cm" svg:x="15.359cm" svg:y="18.052cm" svg:viewBox="0 0 775 290" draw:points="0,0 775,0 775,290 0,290">
          <text:p/>
        </draw:polygon>
        <draw:line draw:style-name="gr1" draw:text-style-name="P1" draw:layer="layout" svg:x1="15.764cm" svg:y1="19.66cm" svg:x2="15.764cm" svg:y2="19.7cm">
          <text:p/>
        </draw:line>
        <draw:line draw:style-name="gr1" draw:text-style-name="P1" draw:layer="layout" svg:x1="15.701cm" svg:y1="19.7cm" svg:x2="15.821cm" svg:y2="19.7cm">
          <text:p/>
        </draw:line>
        <draw:line draw:style-name="gr1" draw:text-style-name="P1" draw:layer="layout" svg:x1="15.821cm" svg:y1="19.7cm" svg:x2="15.821cm" svg:y2="19.643cm">
          <text:p/>
        </draw:line>
        <draw:line draw:style-name="gr1" draw:text-style-name="P1" draw:layer="layout" svg:x1="15.714cm" svg:y1="19.599cm" svg:x2="15.707cm" svg:y2="19.591cm">
          <text:p/>
        </draw:line>
        <draw:line draw:style-name="gr1" draw:text-style-name="P1" draw:layer="layout" svg:x1="15.709cm" svg:y1="19.591cm" svg:x2="15.701cm" svg:y2="19.599cm">
          <text:p/>
        </draw:line>
        <draw:line draw:style-name="gr1" draw:text-style-name="P1" draw:layer="layout" svg:x1="15.701cm" svg:y1="19.597cm" svg:x2="15.709cm" svg:y2="19.604cm">
          <text:p/>
        </draw:line>
        <draw:line draw:style-name="gr1" draw:text-style-name="P1" draw:layer="layout" svg:x1="15.707cm" svg:y1="19.604cm" svg:x2="15.714cm" svg:y2="19.597cm">
          <text:p/>
        </draw:line>
        <draw:line draw:style-name="gr1" draw:text-style-name="P1" draw:layer="layout" svg:x1="15.713cm" svg:y1="19.597cm" svg:x2="15.701cm" svg:y2="19.597cm">
          <text:p/>
        </draw:line>
        <draw:line draw:style-name="gr1" draw:text-style-name="P1" draw:layer="layout" svg:x1="15.736cm" svg:y1="19.546cm" svg:x2="15.736cm" svg:y2="19.488cm">
          <text:p/>
        </draw:line>
        <draw:line draw:style-name="gr1" draw:text-style-name="P1" draw:layer="layout" svg:x1="15.701cm" svg:y1="19.558cm" svg:x2="15.822cm" svg:y2="19.517cm">
          <text:p/>
        </draw:line>
        <draw:line draw:style-name="gr1" draw:text-style-name="P1" draw:layer="layout" svg:x1="15.822cm" svg:y1="19.518cm" svg:x2="15.701cm" svg:y2="19.477cm">
          <text:p/>
        </draw:line>
        <draw:line draw:style-name="gr1" draw:text-style-name="P1" draw:layer="layout" svg:x1="15.714cm" svg:y1="19.439cm" svg:x2="15.707cm" svg:y2="19.431cm">
          <text:p/>
        </draw:line>
        <draw:line draw:style-name="gr1" draw:text-style-name="P1" draw:layer="layout" svg:x1="15.709cm" svg:y1="19.431cm" svg:x2="15.701cm" svg:y2="19.439cm">
          <text:p/>
        </draw:line>
        <draw:line draw:style-name="gr1" draw:text-style-name="P1" draw:layer="layout" svg:x1="15.701cm" svg:y1="19.437cm" svg:x2="15.709cm" svg:y2="19.444cm">
          <text:p/>
        </draw:line>
        <draw:line draw:style-name="gr1" draw:text-style-name="P1" draw:layer="layout" svg:x1="15.707cm" svg:y1="19.444cm" svg:x2="15.714cm" svg:y2="19.437cm">
          <text:p/>
        </draw:line>
        <draw:line draw:style-name="gr1" draw:text-style-name="P1" draw:layer="layout" svg:x1="15.713cm" svg:y1="19.437cm" svg:x2="15.701cm" svg:y2="19.437cm">
          <text:p/>
        </draw:line>
        <draw:line draw:style-name="gr1" draw:text-style-name="P1" draw:layer="layout" svg:x1="15.622cm" svg:y1="19.743cm" svg:x2="15.629cm" svg:y2="19.755cm">
          <text:p/>
        </draw:line>
        <draw:line draw:style-name="gr1" draw:text-style-name="P1" draw:layer="layout" svg:x1="15.628cm" svg:y1="19.754cm" svg:x2="15.628cm" svg:y2="19.771cm">
          <text:p/>
        </draw:line>
        <draw:line draw:style-name="gr1" draw:text-style-name="P1" draw:layer="layout" svg:x1="15.629cm" svg:y1="19.771cm" svg:x2="15.622cm" svg:y2="19.791cm">
          <text:p/>
        </draw:line>
        <draw:line draw:style-name="gr1" draw:text-style-name="P1" draw:layer="layout" svg:x1="15.623cm" svg:y1="19.789cm" svg:x2="15.611cm" svg:y2="19.801cm">
          <text:p/>
        </draw:line>
        <draw:line draw:style-name="gr1" draw:text-style-name="P1" draw:layer="layout" svg:x1="15.612cm" svg:y1="19.8cm" svg:x2="15.6cm" svg:y2="19.807cm">
          <text:p/>
        </draw:line>
        <draw:line draw:style-name="gr1" draw:text-style-name="P1" draw:layer="layout" svg:x1="15.601cm" svg:y1="19.806cm" svg:x2="15.577cm" svg:y2="19.812cm">
          <text:p/>
        </draw:line>
        <draw:line draw:style-name="gr1" draw:text-style-name="P1" draw:layer="layout" svg:x1="15.577cm" svg:y1="19.811cm" svg:x2="15.56cm" svg:y2="19.811cm">
          <text:p/>
        </draw:line>
        <draw:line draw:style-name="gr1" draw:text-style-name="P1" draw:layer="layout" svg:x1="15.561cm" svg:y1="19.812cm" svg:x2="15.537cm" svg:y2="19.806cm">
          <text:p/>
        </draw:line>
        <draw:line draw:style-name="gr1" draw:text-style-name="P1" draw:layer="layout" svg:x1="15.538cm" svg:y1="19.807cm" svg:x2="15.525cm" svg:y2="19.8cm">
          <text:p/>
        </draw:line>
        <draw:line draw:style-name="gr1" draw:text-style-name="P1" draw:layer="layout" svg:x1="15.526cm" svg:y1="19.801cm" svg:x2="15.514cm" svg:y2="19.789cm">
          <text:p/>
        </draw:line>
        <draw:line draw:style-name="gr1" draw:text-style-name="P1" draw:layer="layout" svg:x1="15.515cm" svg:y1="19.791cm" svg:x2="15.508cm" svg:y2="19.771cm">
          <text:p/>
        </draw:line>
        <draw:line draw:style-name="gr1" draw:text-style-name="P1" draw:layer="layout" svg:x1="15.508cm" svg:y1="19.771cm" svg:x2="15.508cm" svg:y2="19.76cm">
          <text:p/>
        </draw:line>
        <draw:line draw:style-name="gr1" draw:text-style-name="P1" draw:layer="layout" svg:x1="15.508cm" svg:y1="19.761cm" svg:x2="15.515cm" svg:y2="19.743cm">
          <text:p/>
        </draw:line>
        <draw:line draw:style-name="gr1" draw:text-style-name="P1" draw:layer="layout" svg:x1="15.514cm" svg:y1="19.744cm" svg:x2="15.521cm" svg:y2="19.737cm">
          <text:p/>
        </draw:line>
        <draw:line draw:style-name="gr1" draw:text-style-name="P1" draw:layer="layout" svg:x1="15.52cm" svg:y1="19.737cm" svg:x2="15.56cm" svg:y2="19.737cm">
          <text:p/>
        </draw:line>
        <draw:line draw:style-name="gr1" draw:text-style-name="P1" draw:layer="layout" svg:x1="15.56cm" svg:y1="19.737cm" svg:x2="15.56cm" svg:y2="19.76cm">
          <text:p/>
        </draw:line>
        <draw:line draw:style-name="gr1" draw:text-style-name="P1" draw:layer="layout" svg:x1="15.521cm" svg:y1="19.687cm" svg:x2="15.514cm" svg:y2="19.68cm">
          <text:p/>
        </draw:line>
        <draw:line draw:style-name="gr1" draw:text-style-name="P1" draw:layer="layout" svg:x1="15.515cm" svg:y1="19.68cm" svg:x2="15.508cm" svg:y2="19.687cm">
          <text:p/>
        </draw:line>
        <draw:line draw:style-name="gr1" draw:text-style-name="P1" draw:layer="layout" svg:x1="15.508cm" svg:y1="19.686cm" svg:x2="15.515cm" svg:y2="19.692cm">
          <text:p/>
        </draw:line>
        <draw:line draw:style-name="gr1" draw:text-style-name="P1" draw:layer="layout" svg:x1="15.514cm" svg:y1="19.692cm" svg:x2="15.521cm" svg:y2="19.686cm">
          <text:p/>
        </draw:line>
        <draw:line draw:style-name="gr1" draw:text-style-name="P1" draw:layer="layout" svg:x1="15.52cm" svg:y1="19.686cm" svg:x2="15.508cm" svg:y2="19.686cm">
          <text:p/>
        </draw:line>
        <draw:line draw:style-name="gr1" draw:text-style-name="P1" draw:layer="layout" svg:x1="15.508cm" svg:y1="19.56cm" svg:x2="15.566cm" svg:y2="19.601cm">
          <text:p/>
        </draw:line>
        <draw:line draw:style-name="gr1" draw:text-style-name="P1" draw:layer="layout" svg:x1="15.508cm" svg:y1="19.628cm" svg:x2="15.628cm" svg:y2="19.628cm">
          <text:p/>
        </draw:line>
        <draw:line draw:style-name="gr1" draw:text-style-name="P1" draw:layer="layout" svg:x1="15.628cm" svg:y1="19.628cm" svg:x2="15.628cm" svg:y2="19.583cm">
          <text:p/>
        </draw:line>
        <draw:line draw:style-name="gr1" draw:text-style-name="P1" draw:layer="layout" svg:x1="15.629cm" svg:y1="19.584cm" svg:x2="15.622cm" svg:y2="19.571cm">
          <text:p/>
        </draw:line>
        <draw:line draw:style-name="gr1" draw:text-style-name="P1" draw:layer="layout" svg:x1="15.623cm" svg:y1="19.572cm" svg:x2="15.617cm" svg:y2="19.566cm">
          <text:p/>
        </draw:line>
        <draw:line draw:style-name="gr1" draw:text-style-name="P1" draw:layer="layout" svg:x1="15.618cm" svg:y1="19.567cm" svg:x2="15.605cm" svg:y2="19.56cm">
          <text:p/>
        </draw:line>
        <draw:line draw:style-name="gr1" draw:text-style-name="P1" draw:layer="layout" svg:x1="15.605cm" svg:y1="19.56cm" svg:x2="15.588cm" svg:y2="19.56cm">
          <text:p/>
        </draw:line>
        <draw:line draw:style-name="gr1" draw:text-style-name="P1" draw:layer="layout" svg:x1="15.589cm" svg:y1="19.56cm" svg:x2="15.577cm" svg:y2="19.567cm">
          <text:p/>
        </draw:line>
        <draw:line draw:style-name="gr1" draw:text-style-name="P1" draw:layer="layout" svg:x1="15.579cm" svg:y1="19.566cm" svg:x2="15.571cm" svg:y2="19.572cm">
          <text:p/>
        </draw:line>
        <draw:line draw:style-name="gr1" draw:text-style-name="P1" draw:layer="layout" svg:x1="15.572cm" svg:y1="19.571cm" svg:x2="15.565cm" svg:y2="19.584cm">
          <text:p/>
        </draw:line>
        <draw:line draw:style-name="gr1" draw:text-style-name="P1" draw:layer="layout" svg:x1="15.565cm" svg:y1="19.583cm" svg:x2="15.565cm" svg:y2="19.628cm">
          <text:p/>
        </draw:line>
        <draw:line draw:style-name="gr1" draw:text-style-name="P1" draw:layer="layout" svg:x1="15.521cm" svg:y1="19.509cm" svg:x2="15.514cm" svg:y2="19.503cm">
          <text:p/>
        </draw:line>
        <draw:line draw:style-name="gr1" draw:text-style-name="P1" draw:layer="layout" svg:x1="15.515cm" svg:y1="19.503cm" svg:x2="15.508cm" svg:y2="19.509cm">
          <text:p/>
        </draw:line>
        <draw:line draw:style-name="gr1" draw:text-style-name="P1" draw:layer="layout" svg:x1="15.508cm" svg:y1="19.508cm" svg:x2="15.515cm" svg:y2="19.515cm">
          <text:p/>
        </draw:line>
        <draw:line draw:style-name="gr1" draw:text-style-name="P1" draw:layer="layout" svg:x1="15.514cm" svg:y1="19.515cm" svg:x2="15.521cm" svg:y2="19.508cm">
          <text:p/>
        </draw:line>
        <draw:line draw:style-name="gr1" draw:text-style-name="P1" draw:layer="layout" svg:x1="15.52cm" svg:y1="19.508cm" svg:x2="15.508cm" svg:y2="19.508cm">
          <text:p/>
        </draw:line>
        <draw:line draw:style-name="gr1" draw:text-style-name="P1" draw:layer="layout" svg:x1="15.508cm" svg:y1="19.451cm" svg:x2="15.628cm" svg:y2="19.451cm">
          <text:p/>
        </draw:line>
        <draw:line draw:style-name="gr1" draw:text-style-name="P1" draw:layer="layout" svg:x1="15.628cm" svg:y1="19.451cm" svg:x2="15.628cm" svg:y2="19.406cm">
          <text:p/>
        </draw:line>
        <draw:line draw:style-name="gr1" draw:text-style-name="P1" draw:layer="layout" svg:x1="15.629cm" svg:y1="19.408cm" svg:x2="15.622cm" svg:y2="19.394cm">
          <text:p/>
        </draw:line>
        <draw:line draw:style-name="gr1" draw:text-style-name="P1" draw:layer="layout" svg:x1="15.623cm" svg:y1="19.395cm" svg:x2="15.617cm" svg:y2="19.388cm">
          <text:p/>
        </draw:line>
        <draw:line draw:style-name="gr1" draw:text-style-name="P1" draw:layer="layout" svg:x1="15.618cm" svg:y1="19.389cm" svg:x2="15.605cm" svg:y2="19.383cm">
          <text:p/>
        </draw:line>
        <draw:line draw:style-name="gr1" draw:text-style-name="P1" draw:layer="layout" svg:x1="15.605cm" svg:y1="19.383cm" svg:x2="15.588cm" svg:y2="19.383cm">
          <text:p/>
        </draw:line>
        <draw:line draw:style-name="gr1" draw:text-style-name="P1" draw:layer="layout" svg:x1="15.589cm" svg:y1="19.383cm" svg:x2="15.577cm" svg:y2="19.389cm">
          <text:p/>
        </draw:line>
        <draw:line draw:style-name="gr1" draw:text-style-name="P1" draw:layer="layout" svg:x1="15.579cm" svg:y1="19.388cm" svg:x2="15.571cm" svg:y2="19.395cm">
          <text:p/>
        </draw:line>
        <draw:line draw:style-name="gr1" draw:text-style-name="P1" draw:layer="layout" svg:x1="15.572cm" svg:y1="19.394cm" svg:x2="15.565cm" svg:y2="19.408cm">
          <text:p/>
        </draw:line>
        <draw:line draw:style-name="gr1" draw:text-style-name="P1" draw:layer="layout" svg:x1="15.565cm" svg:y1="19.406cm" svg:x2="15.565cm" svg:y2="19.451cm">
          <text:p/>
        </draw:line>
        <draw:line draw:style-name="gr1" draw:text-style-name="P1" draw:layer="layout" svg:x1="15.521cm" svg:y1="19.332cm" svg:x2="15.514cm" svg:y2="19.326cm">
          <text:p/>
        </draw:line>
        <draw:line draw:style-name="gr1" draw:text-style-name="P1" draw:layer="layout" svg:x1="15.515cm" svg:y1="19.326cm" svg:x2="15.508cm" svg:y2="19.332cm">
          <text:p/>
        </draw:line>
        <draw:line draw:style-name="gr1" draw:text-style-name="P1" draw:layer="layout" svg:x1="15.508cm" svg:y1="19.331cm" svg:x2="15.515cm" svg:y2="19.339cm">
          <text:p/>
        </draw:line>
        <draw:line draw:style-name="gr1" draw:text-style-name="P1" draw:layer="layout" svg:x1="15.514cm" svg:y1="19.339cm" svg:x2="15.521cm" svg:y2="19.331cm">
          <text:p/>
        </draw:line>
        <draw:line draw:style-name="gr1" draw:text-style-name="P1" draw:layer="layout" svg:x1="15.52cm" svg:y1="19.331cm" svg:x2="15.508cm" svg:y2="19.331cm">
          <text:p/>
        </draw:line>
        <draw:polygon draw:style-name="gr2" draw:text-style-name="P1" draw:layer="layout" svg:width="0.573cm" svg:height="0.789cm" svg:x="15.343cm" svg:y="19.174cm" svg:viewBox="0 0 574 790" draw:points="0,0 574,0 574,790 0,790">
          <text:p/>
        </draw:polygon>
        <draw:line draw:style-name="gr1" draw:text-style-name="P1" draw:layer="layout" svg:x1="16.257cm" svg:y1="16.83cm" svg:x2="16.326cm" svg:y2="16.83cm">
          <text:p/>
        </draw:line>
        <draw:line draw:style-name="gr1" draw:text-style-name="P1" draw:layer="layout" svg:x1="16.291cm" svg:y1="16.83cm" svg:x2="16.291cm" svg:y2="16.71cm">
          <text:p/>
        </draw:line>
        <draw:line draw:style-name="gr1" draw:text-style-name="P1" draw:layer="layout" svg:x1="16.291cm" svg:y1="16.71cm" svg:x2="16.304cm" svg:y2="16.728cm">
          <text:p/>
        </draw:line>
        <draw:line draw:style-name="gr1" draw:text-style-name="P1" draw:layer="layout" svg:x1="16.303cm" svg:y1="16.727cm" svg:x2="16.315cm" svg:y2="16.739cm">
          <text:p/>
        </draw:line>
        <draw:line draw:style-name="gr1" draw:text-style-name="P1" draw:layer="layout" svg:x1="16.314cm" svg:y1="16.738cm" svg:x2="16.327cm" svg:y2="16.745cm">
          <text:p/>
        </draw:line>
        <draw:line draw:style-name="gr1" draw:text-style-name="P1" draw:layer="layout" svg:x1="16.183cm" svg:y1="16.71cm" svg:x2="16.171cm" svg:y2="16.71cm">
          <text:p/>
        </draw:line>
        <draw:line draw:style-name="gr1" draw:text-style-name="P1" draw:layer="layout" svg:x1="16.172cm" svg:y1="16.71cm" svg:x2="16.16cm" svg:y2="16.716cm">
          <text:p/>
        </draw:line>
        <draw:line draw:style-name="gr1" draw:text-style-name="P1" draw:layer="layout" svg:x1="16.161cm" svg:y1="16.715cm" svg:x2="16.154cm" svg:y2="16.722cm">
          <text:p/>
        </draw:line>
        <draw:line draw:style-name="gr1" draw:text-style-name="P1" draw:layer="layout" svg:x1="16.155cm" svg:y1="16.721cm" svg:x2="16.149cm" svg:y2="16.735cm">
          <text:p/>
        </draw:line>
        <draw:line draw:style-name="gr1" draw:text-style-name="P1" draw:layer="layout" svg:x1="16.15cm" svg:y1="16.733cm" svg:x2="16.143cm" svg:y2="16.756cm">
          <text:p/>
        </draw:line>
        <draw:line draw:style-name="gr1" draw:text-style-name="P1" draw:layer="layout" svg:x1="16.143cm" svg:y1="16.755cm" svg:x2="16.143cm" svg:y2="16.784cm">
          <text:p/>
        </draw:line>
        <draw:line draw:style-name="gr1" draw:text-style-name="P1" draw:layer="layout" svg:x1="16.143cm" svg:y1="16.784cm" svg:x2="16.15cm" svg:y2="16.808cm">
          <text:p/>
        </draw:line>
        <draw:line draw:style-name="gr1" draw:text-style-name="P1" draw:layer="layout" svg:x1="16.149cm" svg:y1="16.807cm" svg:x2="16.155cm" svg:y2="16.819cm">
          <text:p/>
        </draw:line>
        <draw:line draw:style-name="gr1" draw:text-style-name="P1" draw:layer="layout" svg:x1="16.154cm" svg:y1="16.818cm" svg:x2="16.161cm" svg:y2="16.825cm">
          <text:p/>
        </draw:line>
        <draw:line draw:style-name="gr1" draw:text-style-name="P1" draw:layer="layout" svg:x1="16.16cm" svg:y1="16.824cm" svg:x2="16.172cm" svg:y2="16.831cm">
          <text:p/>
        </draw:line>
        <draw:line draw:style-name="gr1" draw:text-style-name="P1" draw:layer="layout" svg:x1="16.171cm" svg:y1="16.83cm" svg:x2="16.183cm" svg:y2="16.83cm">
          <text:p/>
        </draw:line>
        <draw:line draw:style-name="gr1" draw:text-style-name="P1" draw:layer="layout" svg:x1="16.183cm" svg:y1="16.831cm" svg:x2="16.195cm" svg:y2="16.824cm">
          <text:p/>
        </draw:line>
        <draw:line draw:style-name="gr1" draw:text-style-name="P1" draw:layer="layout" svg:x1="16.194cm" svg:y1="16.825cm" svg:x2="16.201cm" svg:y2="16.818cm">
          <text:p/>
        </draw:line>
        <draw:line draw:style-name="gr1" draw:text-style-name="P1" draw:layer="layout" svg:x1="16.2cm" svg:y1="16.819cm" svg:x2="16.207cm" svg:y2="16.807cm">
          <text:p/>
        </draw:line>
        <draw:line draw:style-name="gr1" draw:text-style-name="P1" draw:layer="layout" svg:x1="16.206cm" svg:y1="16.808cm" svg:x2="16.212cm" svg:y2="16.784cm">
          <text:p/>
        </draw:line>
        <draw:line draw:style-name="gr1" draw:text-style-name="P1" draw:layer="layout" svg:x1="16.211cm" svg:y1="16.784cm" svg:x2="16.211cm" svg:y2="16.755cm">
          <text:p/>
        </draw:line>
        <draw:line draw:style-name="gr1" draw:text-style-name="P1" draw:layer="layout" svg:x1="16.212cm" svg:y1="16.756cm" svg:x2="16.206cm" svg:y2="16.733cm">
          <text:p/>
        </draw:line>
        <draw:line draw:style-name="gr1" draw:text-style-name="P1" draw:layer="layout" svg:x1="16.207cm" svg:y1="16.735cm" svg:x2="16.2cm" svg:y2="16.721cm">
          <text:p/>
        </draw:line>
        <draw:line draw:style-name="gr1" draw:text-style-name="P1" draw:layer="layout" svg:x1="16.201cm" svg:y1="16.722cm" svg:x2="16.194cm" svg:y2="16.715cm">
          <text:p/>
        </draw:line>
        <draw:line draw:style-name="gr1" draw:text-style-name="P1" draw:layer="layout" svg:x1="16.195cm" svg:y1="16.716cm" svg:x2="16.183cm" svg:y2="16.71cm">
          <text:p/>
        </draw:line>
        <draw:line draw:style-name="gr1" draw:text-style-name="P1" draw:layer="layout" svg:x1="16.069cm" svg:y1="16.71cm" svg:x2="16.057cm" svg:y2="16.71cm">
          <text:p/>
        </draw:line>
        <draw:line draw:style-name="gr1" draw:text-style-name="P1" draw:layer="layout" svg:x1="16.058cm" svg:y1="16.71cm" svg:x2="16.046cm" svg:y2="16.716cm">
          <text:p/>
        </draw:line>
        <draw:line draw:style-name="gr1" draw:text-style-name="P1" draw:layer="layout" svg:x1="16.047cm" svg:y1="16.715cm" svg:x2="16.04cm" svg:y2="16.722cm">
          <text:p/>
        </draw:line>
        <draw:line draw:style-name="gr1" draw:text-style-name="P1" draw:layer="layout" svg:x1="16.041cm" svg:y1="16.721cm" svg:x2="16.034cm" svg:y2="16.735cm">
          <text:p/>
        </draw:line>
        <draw:line draw:style-name="gr1" draw:text-style-name="P1" draw:layer="layout" svg:x1="16.035cm" svg:y1="16.733cm" svg:x2="16.029cm" svg:y2="16.756cm">
          <text:p/>
        </draw:line>
        <draw:line draw:style-name="gr1" draw:text-style-name="P1" draw:layer="layout" svg:x1="16.029cm" svg:y1="16.755cm" svg:x2="16.029cm" svg:y2="16.784cm">
          <text:p/>
        </draw:line>
        <draw:line draw:style-name="gr1" draw:text-style-name="P1" draw:layer="layout" svg:x1="16.029cm" svg:y1="16.784cm" svg:x2="16.035cm" svg:y2="16.808cm">
          <text:p/>
        </draw:line>
        <draw:line draw:style-name="gr1" draw:text-style-name="P1" draw:layer="layout" svg:x1="16.034cm" svg:y1="16.807cm" svg:x2="16.041cm" svg:y2="16.819cm">
          <text:p/>
        </draw:line>
        <draw:line draw:style-name="gr1" draw:text-style-name="P1" draw:layer="layout" svg:x1="16.04cm" svg:y1="16.818cm" svg:x2="16.047cm" svg:y2="16.825cm">
          <text:p/>
        </draw:line>
        <draw:line draw:style-name="gr1" draw:text-style-name="P1" draw:layer="layout" svg:x1="16.046cm" svg:y1="16.824cm" svg:x2="16.058cm" svg:y2="16.831cm">
          <text:p/>
        </draw:line>
        <draw:line draw:style-name="gr1" draw:text-style-name="P1" draw:layer="layout" svg:x1="16.057cm" svg:y1="16.83cm" svg:x2="16.069cm" svg:y2="16.83cm">
          <text:p/>
        </draw:line>
        <draw:line draw:style-name="gr1" draw:text-style-name="P1" draw:layer="layout" svg:x1="16.069cm" svg:y1="16.831cm" svg:x2="16.081cm" svg:y2="16.824cm">
          <text:p/>
        </draw:line>
        <draw:line draw:style-name="gr1" draw:text-style-name="P1" draw:layer="layout" svg:x1="16.08cm" svg:y1="16.825cm" svg:x2="16.087cm" svg:y2="16.818cm">
          <text:p/>
        </draw:line>
        <draw:line draw:style-name="gr1" draw:text-style-name="P1" draw:layer="layout" svg:x1="16.086cm" svg:y1="16.819cm" svg:x2="16.092cm" svg:y2="16.807cm">
          <text:p/>
        </draw:line>
        <draw:line draw:style-name="gr1" draw:text-style-name="P1" draw:layer="layout" svg:x1="16.091cm" svg:y1="16.808cm" svg:x2="16.099cm" svg:y2="16.784cm">
          <text:p/>
        </draw:line>
        <draw:line draw:style-name="gr1" draw:text-style-name="P1" draw:layer="layout" svg:x1="16.097cm" svg:y1="16.784cm" svg:x2="16.097cm" svg:y2="16.755cm">
          <text:p/>
        </draw:line>
        <draw:line draw:style-name="gr1" draw:text-style-name="P1" draw:layer="layout" svg:x1="16.099cm" svg:y1="16.756cm" svg:x2="16.091cm" svg:y2="16.733cm">
          <text:p/>
        </draw:line>
        <draw:line draw:style-name="gr1" draw:text-style-name="P1" draw:layer="layout" svg:x1="16.092cm" svg:y1="16.735cm" svg:x2="16.086cm" svg:y2="16.721cm">
          <text:p/>
        </draw:line>
        <draw:line draw:style-name="gr1" draw:text-style-name="P1" draw:layer="layout" svg:x1="16.087cm" svg:y1="16.722cm" svg:x2="16.08cm" svg:y2="16.715cm">
          <text:p/>
        </draw:line>
        <draw:line draw:style-name="gr1" draw:text-style-name="P1" draw:layer="layout" svg:x1="16.081cm" svg:y1="16.716cm" svg:x2="16.069cm" svg:y2="16.71cm">
          <text:p/>
        </draw:line>
        <draw:line draw:style-name="gr1" draw:text-style-name="P1" draw:layer="layout" svg:x1="15.926cm" svg:y1="16.75cm" svg:x2="15.926cm" svg:y2="16.83cm">
          <text:p/>
        </draw:line>
        <draw:line draw:style-name="gr1" draw:text-style-name="P1" draw:layer="layout" svg:x1="15.977cm" svg:y1="16.75cm" svg:x2="15.977cm" svg:y2="16.813cm">
          <text:p/>
        </draw:line>
        <draw:line draw:style-name="gr1" draw:text-style-name="P1" draw:layer="layout" svg:x1="15.979cm" svg:y1="16.813cm" svg:x2="15.971cm" svg:y2="16.825cm">
          <text:p/>
        </draw:line>
        <draw:line draw:style-name="gr1" draw:text-style-name="P1" draw:layer="layout" svg:x1="15.972cm" svg:y1="16.824cm" svg:x2="15.96cm" svg:y2="16.831cm">
          <text:p/>
        </draw:line>
        <draw:line draw:style-name="gr1" draw:text-style-name="P1" draw:layer="layout" svg:x1="15.96cm" svg:y1="16.83cm" svg:x2="15.943cm" svg:y2="16.83cm">
          <text:p/>
        </draw:line>
        <draw:line draw:style-name="gr1" draw:text-style-name="P1" draw:layer="layout" svg:x1="15.944cm" svg:y1="16.831cm" svg:x2="15.931cm" svg:y2="16.824cm">
          <text:p/>
        </draw:line>
        <draw:line draw:style-name="gr1" draw:text-style-name="P1" draw:layer="layout" svg:x1="15.932cm" svg:y1="16.825cm" svg:x2="15.926cm" svg:y2="16.818cm">
          <text:p/>
        </draw:line>
        <draw:line draw:style-name="gr1" draw:text-style-name="P1" draw:layer="layout" svg:x1="15.829cm" svg:y1="16.767cm" svg:x2="15.869cm" svg:y2="16.767cm">
          <text:p/>
        </draw:line>
        <draw:line draw:style-name="gr1" draw:text-style-name="P1" draw:layer="layout" svg:x1="15.869cm" svg:y1="16.83cm" svg:x2="15.869cm" svg:y2="16.71cm">
          <text:p/>
        </draw:line>
        <draw:line draw:style-name="gr1" draw:text-style-name="P1" draw:layer="layout" svg:x1="15.869cm" svg:y1="16.71cm" svg:x2="15.812cm" svg:y2="16.71cm">
          <text:p/>
        </draw:line>
        <draw:polygon draw:style-name="gr2" draw:text-style-name="P1" draw:layer="layout" svg:width="0.604cm" svg:height="0.29cm" svg:x="15.769cm" svg:y="16.615cm" svg:viewBox="0 0 605 291" draw:points="0,0 605,0 605,291 0,291">
          <text:p/>
        </draw:polygon>
        <draw:line draw:style-name="gr1" draw:text-style-name="P1" draw:layer="layout" svg:x1="16.329cm" svg:y1="19.881cm" svg:x2="16.329cm" svg:y2="19.996cm">
          <text:p/>
        </draw:line>
        <draw:polygon draw:style-name="gr2" draw:text-style-name="P1" draw:layer="layout" svg:width="0.351cm" svg:height="0.206cm" svg:x="16.118cm" svg:y="19.836cm" svg:viewBox="0 0 352 207" draw:points="0,0 352,0 352,207 0,207">
          <text:p/>
        </draw:polygon>
        <draw:line draw:style-name="gr1" draw:text-style-name="P1" draw:layer="layout" svg:x1="16.764cm" svg:y1="19.02cm" svg:x2="16.764cm" svg:y2="19.088cm">
          <text:p/>
        </draw:line>
        <draw:line draw:style-name="gr1" draw:text-style-name="P1" draw:layer="layout" svg:x1="16.764cm" svg:y1="19.054cm" svg:x2="16.884cm" svg:y2="19.054cm">
          <text:p/>
        </draw:line>
        <draw:line draw:style-name="gr1" draw:text-style-name="P1" draw:layer="layout" svg:x1="16.885cm" svg:y1="19.054cm" svg:x2="16.867cm" svg:y2="19.066cm">
          <text:p/>
        </draw:line>
        <draw:line draw:style-name="gr1" draw:text-style-name="P1" draw:layer="layout" svg:x1="16.868cm" svg:y1="19.065cm" svg:x2="16.856cm" svg:y2="19.078cm">
          <text:p/>
        </draw:line>
        <draw:line draw:style-name="gr1" draw:text-style-name="P1" draw:layer="layout" svg:x1="16.857cm" svg:y1="19.077cm" svg:x2="16.85cm" svg:y2="19.089cm">
          <text:p/>
        </draw:line>
        <draw:line draw:style-name="gr1" draw:text-style-name="P1" draw:layer="layout" svg:x1="16.884cm" svg:y1="18.945cm" svg:x2="16.884cm" svg:y2="18.934cm">
          <text:p/>
        </draw:line>
        <draw:line draw:style-name="gr1" draw:text-style-name="P1" draw:layer="layout" svg:x1="16.885cm" svg:y1="18.935cm" svg:x2="16.879cm" svg:y2="18.922cm">
          <text:p/>
        </draw:line>
        <draw:line draw:style-name="gr1" draw:text-style-name="P1" draw:layer="layout" svg:x1="16.88cm" svg:y1="18.923cm" svg:x2="16.873cm" svg:y2="18.917cm">
          <text:p/>
        </draw:line>
        <draw:line draw:style-name="gr1" draw:text-style-name="P1" draw:layer="layout" svg:x1="16.874cm" svg:y1="18.919cm" svg:x2="16.861cm" svg:y2="18.911cm">
          <text:p/>
        </draw:line>
        <draw:line draw:style-name="gr1" draw:text-style-name="P1" draw:layer="layout" svg:x1="16.862cm" svg:y1="18.912cm" svg:x2="16.839cm" svg:y2="18.905cm">
          <text:p/>
        </draw:line>
        <draw:line draw:style-name="gr1" draw:text-style-name="P1" draw:layer="layout" svg:x1="16.839cm" svg:y1="18.905cm" svg:x2="16.81cm" svg:y2="18.905cm">
          <text:p/>
        </draw:line>
        <draw:line draw:style-name="gr1" draw:text-style-name="P1" draw:layer="layout" svg:x1="16.811cm" svg:y1="18.905cm" svg:x2="16.787cm" svg:y2="18.912cm">
          <text:p/>
        </draw:line>
        <draw:line draw:style-name="gr1" draw:text-style-name="P1" draw:layer="layout" svg:x1="16.788cm" svg:y1="18.911cm" svg:x2="16.776cm" svg:y2="18.919cm">
          <text:p/>
        </draw:line>
        <draw:line draw:style-name="gr1" draw:text-style-name="P1" draw:layer="layout" svg:x1="16.777cm" svg:y1="18.917cm" svg:x2="16.77cm" svg:y2="18.923cm">
          <text:p/>
        </draw:line>
        <draw:line draw:style-name="gr1" draw:text-style-name="P1" draw:layer="layout" svg:x1="16.771cm" svg:y1="18.922cm" svg:x2="16.764cm" svg:y2="18.935cm">
          <text:p/>
        </draw:line>
        <draw:line draw:style-name="gr1" draw:text-style-name="P1" draw:layer="layout" svg:x1="16.764cm" svg:y1="18.934cm" svg:x2="16.764cm" svg:y2="18.945cm">
          <text:p/>
        </draw:line>
        <draw:line draw:style-name="gr1" draw:text-style-name="P1" draw:layer="layout" svg:x1="16.764cm" svg:y1="18.945cm" svg:x2="16.771cm" svg:y2="18.958cm">
          <text:p/>
        </draw:line>
        <draw:line draw:style-name="gr1" draw:text-style-name="P1" draw:layer="layout" svg:x1="16.77cm" svg:y1="18.957cm" svg:x2="16.777cm" svg:y2="18.963cm">
          <text:p/>
        </draw:line>
        <draw:line draw:style-name="gr1" draw:text-style-name="P1" draw:layer="layout" svg:x1="16.776cm" svg:y1="18.962cm" svg:x2="16.788cm" svg:y2="18.969cm">
          <text:p/>
        </draw:line>
        <draw:line draw:style-name="gr1" draw:text-style-name="P1" draw:layer="layout" svg:x1="16.787cm" svg:y1="18.968cm" svg:x2="16.811cm" svg:y2="18.975cm">
          <text:p/>
        </draw:line>
        <draw:line draw:style-name="gr1" draw:text-style-name="P1" draw:layer="layout" svg:x1="16.81cm" svg:y1="18.974cm" svg:x2="16.839cm" svg:y2="18.974cm">
          <text:p/>
        </draw:line>
        <draw:line draw:style-name="gr1" draw:text-style-name="P1" draw:layer="layout" svg:x1="16.839cm" svg:y1="18.975cm" svg:x2="16.862cm" svg:y2="18.968cm">
          <text:p/>
        </draw:line>
        <draw:line draw:style-name="gr1" draw:text-style-name="P1" draw:layer="layout" svg:x1="16.861cm" svg:y1="18.969cm" svg:x2="16.874cm" svg:y2="18.962cm">
          <text:p/>
        </draw:line>
        <draw:line draw:style-name="gr1" draw:text-style-name="P1" draw:layer="layout" svg:x1="16.873cm" svg:y1="18.963cm" svg:x2="16.88cm" svg:y2="18.957cm">
          <text:p/>
        </draw:line>
        <draw:line draw:style-name="gr1" draw:text-style-name="P1" draw:layer="layout" svg:x1="16.879cm" svg:y1="18.958cm" svg:x2="16.885cm" svg:y2="18.945cm">
          <text:p/>
        </draw:line>
        <draw:line draw:style-name="gr1" draw:text-style-name="P1" draw:layer="layout" svg:x1="16.844cm" svg:y1="18.802cm" svg:x2="16.764cm" svg:y2="18.802cm">
          <text:p/>
        </draw:line>
        <draw:line draw:style-name="gr1" draw:text-style-name="P1" draw:layer="layout" svg:x1="16.844cm" svg:y1="18.854cm" svg:x2="16.781cm" svg:y2="18.854cm">
          <text:p/>
        </draw:line>
        <draw:line draw:style-name="gr1" draw:text-style-name="P1" draw:layer="layout" svg:x1="16.782cm" svg:y1="18.855cm" svg:x2="16.77cm" svg:y2="18.848cm">
          <text:p/>
        </draw:line>
        <draw:line draw:style-name="gr1" draw:text-style-name="P1" draw:layer="layout" svg:x1="16.771cm" svg:y1="18.849cm" svg:x2="16.764cm" svg:y2="18.837cm">
          <text:p/>
        </draw:line>
        <draw:line draw:style-name="gr1" draw:text-style-name="P1" draw:layer="layout" svg:x1="16.764cm" svg:y1="18.837cm" svg:x2="16.764cm" svg:y2="18.82cm">
          <text:p/>
        </draw:line>
        <draw:line draw:style-name="gr1" draw:text-style-name="P1" draw:layer="layout" svg:x1="16.764cm" svg:y1="18.821cm" svg:x2="16.771cm" svg:y2="18.808cm">
          <text:p/>
        </draw:line>
        <draw:line draw:style-name="gr1" draw:text-style-name="P1" draw:layer="layout" svg:x1="16.77cm" svg:y1="18.809cm" svg:x2="16.777cm" svg:y2="18.802cm">
          <text:p/>
        </draw:line>
        <draw:line draw:style-name="gr1" draw:text-style-name="P1" draw:layer="layout" svg:x1="16.827cm" svg:y1="18.705cm" svg:x2="16.827cm" svg:y2="18.745cm">
          <text:p/>
        </draw:line>
        <draw:line draw:style-name="gr1" draw:text-style-name="P1" draw:layer="layout" svg:x1="16.764cm" svg:y1="18.745cm" svg:x2="16.884cm" svg:y2="18.745cm">
          <text:p/>
        </draw:line>
        <draw:line draw:style-name="gr1" draw:text-style-name="P1" draw:layer="layout" svg:x1="16.884cm" svg:y1="18.745cm" svg:x2="16.884cm" svg:y2="18.688cm">
          <text:p/>
        </draw:line>
        <draw:polygon draw:style-name="gr2" draw:text-style-name="P1" draw:layer="layout" svg:width="0.29cm" svg:height="0.468cm" svg:x="16.689cm" svg:y="18.657cm" svg:viewBox="0 0 291 469" draw:points="0,0 291,0 291,469 0,469">
          <text:p/>
        </draw:polygon>
        <draw:line draw:style-name="gr1" draw:text-style-name="P1" draw:layer="layout" svg:x1="17.609cm" svg:y1="19.901cm" svg:x2="17.609cm" svg:y2="20.016cm">
          <text:p/>
        </draw:line>
        <draw:line draw:style-name="gr1" draw:text-style-name="P1" draw:layer="layout" svg:x1="17.667cm" svg:y1="19.959cm" svg:x2="17.552cm" svg:y2="19.959cm">
          <text:p/>
        </draw:line>
        <draw:polygon draw:style-name="gr2" draw:text-style-name="P1" draw:layer="layout" svg:width="0.352cm" svg:height="0.205cm" svg:x="17.398cm" svg:y="19.856cm" svg:viewBox="0 0 353 206" draw:points="0,0 353,0 353,206 0,206">
          <text:p/>
        </draw:polygon>
        <draw:line draw:style-name="gr3" draw:text-style-name="P1" draw:layer="layout" svg:x1="18.427cm" svg:y1="16.318cm" svg:x2="18.408cm" svg:y2="16.318cm">
          <text:p/>
        </draw:line>
        <draw:line draw:style-name="gr3" draw:text-style-name="P1" draw:layer="layout" svg:x1="18.409cm" svg:y1="16.318cm" svg:x2="18.399cm" svg:y2="16.324cm">
          <text:p/>
        </draw:line>
        <draw:line draw:style-name="gr3" draw:text-style-name="P1" draw:layer="layout" svg:x1="18.4cm" svg:y1="16.323cm" svg:x2="18.389cm" svg:y2="16.333cm">
          <text:p/>
        </draw:line>
        <draw:line draw:style-name="gr3" draw:text-style-name="P1" draw:layer="layout" svg:x1="18.39cm" svg:y1="16.332cm" svg:x2="18.385cm" svg:y2="16.352cm">
          <text:p/>
        </draw:line>
        <draw:line draw:style-name="gr3" draw:text-style-name="P1" draw:layer="layout" svg:x1="18.385cm" svg:y1="16.351cm" svg:x2="18.385cm" svg:y2="16.385cm">
          <text:p/>
        </draw:line>
        <draw:line draw:style-name="gr3" draw:text-style-name="P1" draw:layer="layout" svg:x1="18.385cm" svg:y1="16.385cm" svg:x2="18.39cm" svg:y2="16.405cm">
          <text:p/>
        </draw:line>
        <draw:line draw:style-name="gr3" draw:text-style-name="P1" draw:layer="layout" svg:x1="18.389cm" svg:y1="16.404cm" svg:x2="18.4cm" svg:y2="16.414cm">
          <text:p/>
        </draw:line>
        <draw:line draw:style-name="gr3" draw:text-style-name="P1" draw:layer="layout" svg:x1="18.399cm" svg:y1="16.413cm" svg:x2="18.409cm" svg:y2="16.419cm">
          <text:p/>
        </draw:line>
        <draw:line draw:style-name="gr3" draw:text-style-name="P1" draw:layer="layout" svg:x1="18.408cm" svg:y1="16.418cm" svg:x2="18.427cm" svg:y2="16.418cm">
          <text:p/>
        </draw:line>
        <draw:line draw:style-name="gr3" draw:text-style-name="P1" draw:layer="layout" svg:x1="18.427cm" svg:y1="16.419cm" svg:x2="18.438cm" svg:y2="16.413cm">
          <text:p/>
        </draw:line>
        <draw:line draw:style-name="gr3" draw:text-style-name="P1" draw:layer="layout" svg:x1="18.437cm" svg:y1="16.414cm" svg:x2="18.448cm" svg:y2="16.404cm">
          <text:p/>
        </draw:line>
        <draw:line draw:style-name="gr3" draw:text-style-name="P1" draw:layer="layout" svg:x1="18.447cm" svg:y1="16.405cm" svg:x2="18.452cm" svg:y2="16.385cm">
          <text:p/>
        </draw:line>
        <draw:line draw:style-name="gr3" draw:text-style-name="P1" draw:layer="layout" svg:x1="18.451cm" svg:y1="16.385cm" svg:x2="18.451cm" svg:y2="16.351cm">
          <text:p/>
        </draw:line>
        <draw:line draw:style-name="gr3" draw:text-style-name="P1" draw:layer="layout" svg:x1="18.452cm" svg:y1="16.352cm" svg:x2="18.447cm" svg:y2="16.332cm">
          <text:p/>
        </draw:line>
        <draw:line draw:style-name="gr3" draw:text-style-name="P1" draw:layer="layout" svg:x1="18.448cm" svg:y1="16.333cm" svg:x2="18.437cm" svg:y2="16.323cm">
          <text:p/>
        </draw:line>
        <draw:line draw:style-name="gr3" draw:text-style-name="P1" draw:layer="layout" svg:x1="18.438cm" svg:y1="16.324cm" svg:x2="18.427cm" svg:y2="16.318cm">
          <text:p/>
        </draw:line>
        <draw:line draw:style-name="gr3" draw:text-style-name="P1" draw:layer="layout" svg:x1="18.342cm" svg:y1="16.318cm" svg:x2="18.342cm" svg:y2="16.399cm">
          <text:p/>
        </draw:line>
        <draw:line draw:style-name="gr3" draw:text-style-name="P1" draw:layer="layout" svg:x1="18.343cm" svg:y1="16.399cm" svg:x2="18.337cm" svg:y2="16.409cm">
          <text:p/>
        </draw:line>
        <draw:line draw:style-name="gr3" draw:text-style-name="P1" draw:layer="layout" svg:x1="18.339cm" svg:y1="16.408cm" svg:x2="18.332cm" svg:y2="16.415cm">
          <text:p/>
        </draw:line>
        <draw:line draw:style-name="gr3" draw:text-style-name="P1" draw:layer="layout" svg:x1="18.333cm" svg:y1="16.413cm" svg:x2="18.323cm" svg:y2="16.419cm">
          <text:p/>
        </draw:line>
        <draw:line draw:style-name="gr3" draw:text-style-name="P1" draw:layer="layout" svg:x1="18.323cm" svg:y1="16.418cm" svg:x2="18.304cm" svg:y2="16.418cm">
          <text:p/>
        </draw:line>
        <draw:line draw:style-name="gr3" draw:text-style-name="P1" draw:layer="layout" svg:x1="18.305cm" svg:y1="16.419cm" svg:x2="18.294cm" svg:y2="16.413cm">
          <text:p/>
        </draw:line>
        <draw:line draw:style-name="gr3" draw:text-style-name="P1" draw:layer="layout" svg:x1="18.295cm" svg:y1="16.415cm" svg:x2="18.289cm" svg:y2="16.408cm">
          <text:p/>
        </draw:line>
        <draw:line draw:style-name="gr3" draw:text-style-name="P1" draw:layer="layout" svg:x1="18.29cm" svg:y1="16.409cm" svg:x2="18.285cm" svg:y2="16.399cm">
          <text:p/>
        </draw:line>
        <draw:line draw:style-name="gr3" draw:text-style-name="P1" draw:layer="layout" svg:x1="18.285cm" svg:y1="16.399cm" svg:x2="18.285cm" svg:y2="16.318cm">
          <text:p/>
        </draw:line>
        <draw:line draw:style-name="gr3" draw:text-style-name="P1" draw:layer="layout" svg:x1="18.251cm" svg:y1="16.318cm" svg:x2="18.194cm" svg:y2="16.318cm">
          <text:p/>
        </draw:line>
        <draw:line draw:style-name="gr3" draw:text-style-name="P1" draw:layer="layout" svg:x1="18.223cm" svg:y1="16.418cm" svg:x2="18.223cm" svg:y2="16.318cm">
          <text:p/>
        </draw:line>
        <draw:line draw:style-name="gr3" draw:text-style-name="P1" draw:layer="layout" svg:x1="18.551cm" svg:y1="16.479cm" svg:x2="18.599cm" svg:y2="16.479cm">
          <text:p/>
        </draw:line>
        <draw:line draw:style-name="gr3" draw:text-style-name="P1" draw:layer="layout" svg:x1="18.599cm" svg:y1="16.479cm" svg:x2="18.605cm" svg:y2="16.528cm">
          <text:p/>
        </draw:line>
        <draw:line draw:style-name="gr3" draw:text-style-name="P1" draw:layer="layout" svg:x1="18.605cm" svg:y1="16.528cm" svg:x2="18.599cm" svg:y2="16.522cm">
          <text:p/>
        </draw:line>
        <draw:line draw:style-name="gr3" draw:text-style-name="P1" draw:layer="layout" svg:x1="18.6cm" svg:y1="16.523cm" svg:x2="18.589cm" svg:y2="16.517cm">
          <text:p/>
        </draw:line>
        <draw:line draw:style-name="gr3" draw:text-style-name="P1" draw:layer="layout" svg:x1="18.589cm" svg:y1="16.517cm" svg:x2="18.566cm" svg:y2="16.517cm">
          <text:p/>
        </draw:line>
        <draw:line draw:style-name="gr3" draw:text-style-name="P1" draw:layer="layout" svg:x1="18.567cm" svg:y1="16.517cm" svg:x2="18.556cm" svg:y2="16.523cm">
          <text:p/>
        </draw:line>
        <draw:line draw:style-name="gr3" draw:text-style-name="P1" draw:layer="layout" svg:x1="18.557cm" svg:y1="16.522cm" svg:x2="18.551cm" svg:y2="16.528cm">
          <text:p/>
        </draw:line>
        <draw:line draw:style-name="gr3" draw:text-style-name="P1" draw:layer="layout" svg:x1="18.552cm" svg:y1="16.527cm" svg:x2="18.547cm" svg:y2="16.537cm">
          <text:p/>
        </draw:line>
        <draw:line draw:style-name="gr3" draw:text-style-name="P1" draw:layer="layout" svg:x1="18.547cm" svg:y1="16.536cm" svg:x2="18.547cm" svg:y2="16.56cm">
          <text:p/>
        </draw:line>
        <draw:line draw:style-name="gr3" draw:text-style-name="P1" draw:layer="layout" svg:x1="18.547cm" svg:y1="16.56cm" svg:x2="18.552cm" svg:y2="16.57cm">
          <text:p/>
        </draw:line>
        <draw:line draw:style-name="gr3" draw:text-style-name="P1" draw:layer="layout" svg:x1="18.551cm" svg:y1="16.569cm" svg:x2="18.557cm" svg:y2="16.575cm">
          <text:p/>
        </draw:line>
        <draw:line draw:style-name="gr3" draw:text-style-name="P1" draw:layer="layout" svg:x1="18.556cm" svg:y1="16.574cm" svg:x2="18.567cm" svg:y2="16.58cm">
          <text:p/>
        </draw:line>
        <draw:line draw:style-name="gr3" draw:text-style-name="P1" draw:layer="layout" svg:x1="18.566cm" svg:y1="16.579cm" svg:x2="18.589cm" svg:y2="16.579cm">
          <text:p/>
        </draw:line>
        <draw:line draw:style-name="gr3" draw:text-style-name="P1" draw:layer="layout" svg:x1="18.589cm" svg:y1="16.58cm" svg:x2="18.6cm" svg:y2="16.574cm">
          <text:p/>
        </draw:line>
        <draw:line draw:style-name="gr3" draw:text-style-name="P1" draw:layer="layout" svg:x1="18.599cm" svg:y1="16.575cm" svg:x2="18.605cm" svg:y2="16.569cm">
          <text:p/>
        </draw:line>
        <draw:line draw:style-name="gr3" draw:text-style-name="P1" draw:layer="layout" svg:x1="18.519cm" svg:y1="16.479cm" svg:x2="18.485cm" svg:y2="16.58cm">
          <text:p/>
        </draw:line>
        <draw:line draw:style-name="gr3" draw:text-style-name="P1" draw:layer="layout" svg:x1="18.486cm" svg:y1="16.58cm" svg:x2="18.451cm" svg:y2="16.479cm">
          <text:p/>
        </draw:line>
        <draw:line draw:style-name="gr3" draw:text-style-name="P1" draw:layer="layout" svg:x1="18.347cm" svg:y1="16.474cm" svg:x2="18.433cm" svg:y2="16.604cm">
          <text:p/>
        </draw:line>
        <draw:line draw:style-name="gr3" draw:text-style-name="P1" draw:layer="layout" svg:x1="18.261cm" svg:y1="16.485cm" svg:x2="18.271cm" svg:y2="16.479cm">
          <text:p/>
        </draw:line>
        <draw:line draw:style-name="gr3" draw:text-style-name="P1" draw:layer="layout" svg:x1="18.27cm" svg:y1="16.479cm" svg:x2="18.285cm" svg:y2="16.479cm">
          <text:p/>
        </draw:line>
        <draw:line draw:style-name="gr3" draw:text-style-name="P1" draw:layer="layout" svg:x1="18.285cm" svg:y1="16.479cm" svg:x2="18.3cm" svg:y2="16.485cm">
          <text:p/>
        </draw:line>
        <draw:line draw:style-name="gr3" draw:text-style-name="P1" draw:layer="layout" svg:x1="18.299cm" svg:y1="16.484cm" svg:x2="18.309cm" svg:y2="16.494cm">
          <text:p/>
        </draw:line>
        <draw:line draw:style-name="gr3" draw:text-style-name="P1" draw:layer="layout" svg:x1="18.308cm" svg:y1="16.493cm" svg:x2="18.315cm" svg:y2="16.504cm">
          <text:p/>
        </draw:line>
        <draw:line draw:style-name="gr3" draw:text-style-name="P1" draw:layer="layout" svg:x1="18.313cm" svg:y1="16.503cm" svg:x2="18.319cm" svg:y2="16.523cm">
          <text:p/>
        </draw:line>
        <draw:line draw:style-name="gr3" draw:text-style-name="P1" draw:layer="layout" svg:x1="18.318cm" svg:y1="16.522cm" svg:x2="18.318cm" svg:y2="16.536cm">
          <text:p/>
        </draw:line>
        <draw:line draw:style-name="gr3" draw:text-style-name="P1" draw:layer="layout" svg:x1="18.319cm" svg:y1="16.536cm" svg:x2="18.313cm" svg:y2="16.556cm">
          <text:p/>
        </draw:line>
        <draw:line draw:style-name="gr3" draw:text-style-name="P1" draw:layer="layout" svg:x1="18.315cm" svg:y1="16.555cm" svg:x2="18.308cm" svg:y2="16.566cm">
          <text:p/>
        </draw:line>
        <draw:line draw:style-name="gr3" draw:text-style-name="P1" draw:layer="layout" svg:x1="18.309cm" svg:y1="16.565cm" svg:x2="18.299cm" svg:y2="16.575cm">
          <text:p/>
        </draw:line>
        <draw:line draw:style-name="gr3" draw:text-style-name="P1" draw:layer="layout" svg:x1="18.3cm" svg:y1="16.574cm" svg:x2="18.285cm" svg:y2="16.58cm">
          <text:p/>
        </draw:line>
        <draw:line draw:style-name="gr3" draw:text-style-name="P1" draw:layer="layout" svg:x1="18.285cm" svg:y1="16.579cm" svg:x2="18.275cm" svg:y2="16.579cm">
          <text:p/>
        </draw:line>
        <draw:line draw:style-name="gr3" draw:text-style-name="P1" draw:layer="layout" svg:x1="18.276cm" svg:y1="16.58cm" svg:x2="18.261cm" svg:y2="16.574cm">
          <text:p/>
        </draw:line>
        <draw:line draw:style-name="gr3" draw:text-style-name="P1" draw:layer="layout" svg:x1="18.263cm" svg:y1="16.575cm" svg:x2="18.256cm" svg:y2="16.569cm">
          <text:p/>
        </draw:line>
        <draw:line draw:style-name="gr3" draw:text-style-name="P1" draw:layer="layout" svg:x1="18.256cm" svg:y1="16.569cm" svg:x2="18.256cm" svg:y2="16.536cm">
          <text:p/>
        </draw:line>
        <draw:line draw:style-name="gr3" draw:text-style-name="P1" draw:layer="layout" svg:x1="18.256cm" svg:y1="16.536cm" svg:x2="18.275cm" svg:y2="16.536cm">
          <text:p/>
        </draw:line>
        <draw:line draw:style-name="gr3" draw:text-style-name="P1" draw:layer="layout" svg:x1="18.213cm" svg:y1="16.579cm" svg:x2="18.213cm" svg:y2="16.479cm">
          <text:p/>
        </draw:line>
        <draw:line draw:style-name="gr3" draw:text-style-name="P1" draw:layer="layout" svg:x1="18.214cm" svg:y1="16.479cm" svg:x2="18.156cm" svg:y2="16.58cm">
          <text:p/>
        </draw:line>
        <draw:line draw:style-name="gr3" draw:text-style-name="P1" draw:layer="layout" svg:x1="18.156cm" svg:y1="16.579cm" svg:x2="18.156cm" svg:y2="16.479cm">
          <text:p/>
        </draw:line>
        <draw:line draw:style-name="gr3" draw:text-style-name="P1" draw:layer="layout" svg:x1="18.108cm" svg:y1="16.579cm" svg:x2="18.108cm" svg:y2="16.479cm">
          <text:p/>
        </draw:line>
        <draw:line draw:style-name="gr3" draw:text-style-name="P1" draw:layer="layout" svg:x1="18.108cm" svg:y1="16.479cm" svg:x2="18.085cm" svg:y2="16.479cm">
          <text:p/>
        </draw:line>
        <draw:line draw:style-name="gr3" draw:text-style-name="P1" draw:layer="layout" svg:x1="18.086cm" svg:y1="16.479cm" svg:x2="18.07cm" svg:y2="16.485cm">
          <text:p/>
        </draw:line>
        <draw:line draw:style-name="gr3" draw:text-style-name="P1" draw:layer="layout" svg:x1="18.071cm" svg:y1="16.484cm" svg:x2="18.061cm" svg:y2="16.494cm">
          <text:p/>
        </draw:line>
        <draw:line draw:style-name="gr3" draw:text-style-name="P1" draw:layer="layout" svg:x1="18.063cm" svg:y1="16.493cm" svg:x2="18.056cm" svg:y2="16.504cm">
          <text:p/>
        </draw:line>
        <draw:line draw:style-name="gr3" draw:text-style-name="P1" draw:layer="layout" svg:x1="18.057cm" svg:y1="16.503cm" svg:x2="18.051cm" svg:y2="16.523cm">
          <text:p/>
        </draw:line>
        <draw:line draw:style-name="gr3" draw:text-style-name="P1" draw:layer="layout" svg:x1="18.051cm" svg:y1="16.522cm" svg:x2="18.051cm" svg:y2="16.536cm">
          <text:p/>
        </draw:line>
        <draw:line draw:style-name="gr3" draw:text-style-name="P1" draw:layer="layout" svg:x1="18.051cm" svg:y1="16.536cm" svg:x2="18.057cm" svg:y2="16.556cm">
          <text:p/>
        </draw:line>
        <draw:line draw:style-name="gr3" draw:text-style-name="P1" draw:layer="layout" svg:x1="18.056cm" svg:y1="16.555cm" svg:x2="18.063cm" svg:y2="16.566cm">
          <text:p/>
        </draw:line>
        <draw:line draw:style-name="gr3" draw:text-style-name="P1" draw:layer="layout" svg:x1="18.061cm" svg:y1="16.565cm" svg:x2="18.071cm" svg:y2="16.575cm">
          <text:p/>
        </draw:line>
        <draw:line draw:style-name="gr3" draw:text-style-name="P1" draw:layer="layout" svg:x1="18.07cm" svg:y1="16.574cm" svg:x2="18.086cm" svg:y2="16.58cm">
          <text:p/>
        </draw:line>
        <draw:line draw:style-name="gr3" draw:text-style-name="P1" draw:layer="layout" svg:x1="18.085cm" svg:y1="16.579cm" svg:x2="18.108cm" svg:y2="16.579cm">
          <text:p/>
        </draw:line>
        <draw:polygon draw:style-name="gr2" draw:text-style-name="P1" draw:layer="layout" svg:width="0.735cm" svg:height="0.413cm" svg:x="17.96cm" svg:y="16.24cm" svg:viewBox="0 0 736 414" draw:points="0,0 736,0 736,414 0,414">
          <text:p/>
        </draw:polygon>
        <draw:line draw:style-name="gr4" draw:text-style-name="P1" draw:layer="layout" svg:x1="18.432cm" svg:y1="16.882cm" svg:x2="18.381cm" svg:y2="16.882cm">
          <text:p/>
        </draw:line>
        <draw:line draw:style-name="gr4" draw:text-style-name="P1" draw:layer="layout" svg:x1="18.432cm" svg:y1="17.136cm" svg:x2="18.381cm" svg:y2="17.136cm">
          <text:p/>
        </draw:line>
        <draw:line draw:style-name="gr5" draw:text-style-name="P1" draw:layer="layout" svg:x1="16.519cm" svg:y1="18.973cm" svg:x2="16.519cm" svg:y2="18.863cm">
          <text:p/>
        </draw:line>
        <draw:path draw:style-name="gr6" draw:text-style-name="P2" draw:layer="layout" svg:width="0.2cm" svg:height="0.2cm" svg:x="16.218cm" svg:y="18.818cm" svg:viewBox="0 0 201 201" svg:d="M0 101c0-56 45-101 101-101s100 45 100 101-44 100-100 100-101-44-101-100z">
          <text:p/>
        </draw:path>
        <draw:line draw:style-name="gr7" draw:text-style-name="P1" draw:layer="layout" svg:x1="16.373cm" svg:y1="17.32cm" svg:x2="16.283cm" svg:y2="17.32cm">
          <text:p/>
        </draw:line>
        <draw:line draw:style-name="gr7" draw:text-style-name="P1" draw:layer="layout" svg:x1="16.373cm" svg:y1="17.52cm" svg:x2="16.283cm" svg:y2="17.52cm">
          <text:p/>
        </draw:line>
        <draw:line draw:style-name="gr8" draw:text-style-name="P1" draw:layer="layout" svg:x1="15.541cm" svg:y1="17.291cm" svg:x2="15.541cm" svg:y2="17.346cm">
          <text:p/>
        </draw:line>
        <draw:path draw:style-name="gr6" draw:text-style-name="P2" draw:layer="layout" svg:width="0.24cm" svg:height="0.24cm" svg:x="15.675cm" svg:y="17.199cm" svg:viewBox="0 0 241 241" svg:d="M0 119c0-66 54-119 121-119 66 0 120 53 120 119 0 68-54 122-120 122-67 0-121-54-121-122z">
          <text:p/>
        </draw:path>
        <draw:path draw:style-name="gr6" draw:text-style-name="P2" draw:layer="layout" svg:width="0.3cm" svg:height="0.3cm" svg:x="15.394cm" svg:y="17.653cm" svg:viewBox="0 0 301 301" svg:d="M0 152c0-83 68-152 151-152s150 69 150 152c0 82-67 149-150 149s-151-67-151-149z">
          <text:p/>
        </draw:path>
        <draw:path draw:style-name="gr6" draw:text-style-name="P2" draw:layer="layout" svg:width="0.3cm" svg:height="0.3cm" svg:x="15.394cm" svg:y="18.415cm" svg:viewBox="0 0 301 301" svg:d="M0 152c0-84 68-152 151-152s150 68 150 152c0 82-67 149-150 149s-151-67-151-149z">
          <text:p/>
        </draw:path>
        <draw:line draw:style-name="gr4" draw:text-style-name="P1" draw:layer="layout" svg:x1="17.125cm" svg:y1="16.731cm" svg:x2="17.125cm" svg:y2="16.75cm">
          <text:p/>
        </draw:line>
        <draw:line draw:style-name="gr4" draw:text-style-name="P1" draw:layer="layout" svg:x1="17.379cm" svg:y1="16.731cm" svg:x2="17.379cm" svg:y2="16.75cm">
          <text:p/>
        </draw:line>
        <draw:line draw:style-name="gr4" draw:text-style-name="P1" draw:layer="layout" svg:x1="17.633cm" svg:y1="16.731cm" svg:x2="17.633cm" svg:y2="16.75cm">
          <text:p/>
        </draw:line>
        <draw:line draw:style-name="gr9" draw:text-style-name="P1" draw:layer="layout" svg:x1="17.397cm" svg:y1="18.967cm" svg:x2="17.397cm" svg:y2="19.128cm">
          <text:p/>
        </draw:line>
        <draw:line draw:style-name="gr9" draw:text-style-name="P1" draw:layer="layout" svg:x1="18.218cm" svg:y1="18.967cm" svg:x2="18.218cm" svg:y2="19.128cm">
          <text:p/>
        </draw:line>
        <draw:line draw:style-name="gr10" draw:text-style-name="P1" draw:layer="layout" svg:x1="17.608cm" svg:y1="18.997cm" svg:x2="17.608cm" svg:y2="19.098cm">
          <text:p/>
        </draw:line>
        <draw:line draw:style-name="gr11" draw:text-style-name="P1" draw:layer="layout" svg:x1="17.807cm" svg:y1="19.007cm" svg:x2="17.807cm" svg:y2="19.088cm">
          <text:p/>
        </draw:line>
        <draw:line draw:style-name="gr10" draw:text-style-name="P1" draw:layer="layout" svg:x1="18.007cm" svg:y1="18.997cm" svg:x2="18.007cm" svg:y2="19.098cm">
          <text:p/>
        </draw:line>
        <draw:path draw:style-name="gr6" draw:text-style-name="P2" draw:layer="layout" svg:width="0.3cm" svg:height="0.3cm" svg:x="17.456cm" svg:y="19.455cm" svg:viewBox="0 0 301 301" svg:d="M0 152c0-83 68-152 151-152s150 69 150 152c0 82-67 149-150 149s-151-67-151-149z">
          <text:p/>
        </draw:path>
        <draw:path draw:style-name="gr6" draw:text-style-name="P2" draw:layer="layout" svg:width="0.3cm" svg:height="0.3cm" svg:x="16.169cm" svg:y="19.455cm" svg:viewBox="0 0 301 301" svg:d="M0 152c0-83 67-152 149-152 83 0 152 69 152 152 0 82-69 149-152 149-82 0-149-67-149-149z">
          <text:p/>
        </draw:path>
        <draw:line draw:style-name="gr12" draw:text-style-name="P1" draw:layer="layout" svg:x1="17.379cm" svg:y1="16.741cm" svg:x2="17.379cm" svg:y2="16.919cm">
          <text:p/>
        </draw:line>
        <draw:line draw:style-name="gr12" draw:text-style-name="P1" draw:layer="layout" svg:x1="17.377cm" svg:y1="16.924cm" svg:x2="17.38cm" svg:y2="16.919cm">
          <text:p/>
        </draw:line>
        <draw:line draw:style-name="gr12" draw:text-style-name="P1" draw:layer="layout" svg:x1="18.407cm" svg:y1="17.704cm" svg:x2="18.407cm" svg:y2="17.136cm">
          <text:p/>
        </draw:line>
        <draw:line draw:style-name="gr12" draw:text-style-name="P1" draw:layer="layout" svg:x1="17.379cm" svg:y1="16.919cm" svg:x2="17.379cm" svg:y2="16.962cm">
          <text:p/>
        </draw:line>
        <draw:line draw:style-name="gr13" draw:text-style-name="P1" draw:layer="layout" svg:x1="16.33cm" svg:y1="18.909cm" svg:x2="16.318cm" svg:y2="18.919cm">
          <text:p/>
        </draw:line>
        <draw:line draw:style-name="gr12" draw:text-style-name="P1" draw:layer="layout" svg:x1="16.319cm" svg:y1="19.626cm" svg:x2="16.319cm" svg:y2="18.919cm">
          <text:p/>
        </draw:line>
        <draw:line draw:style-name="gr12" draw:text-style-name="P1" draw:layer="layout" svg:x1="17.484cm" svg:y1="17.845cm" svg:x2="18.266cm" svg:y2="17.845cm">
          <text:p/>
        </draw:line>
        <draw:line draw:style-name="gr13" draw:text-style-name="P1" draw:layer="layout" svg:x1="15.545cm" svg:y1="18.566cm" svg:x2="15.545cm" svg:y2="18.847cm">
          <text:p/>
        </draw:line>
        <draw:line draw:style-name="gr12" draw:text-style-name="P1" draw:layer="layout" svg:x1="17.046cm" svg:y1="16.432cm" svg:x2="16.863cm" svg:y2="16.616cm">
          <text:p/>
        </draw:line>
        <draw:line draw:style-name="gr12" draw:text-style-name="P1" draw:layer="layout" svg:x1="16.863cm" svg:y1="17.411cm" svg:x2="16.863cm" svg:y2="16.615cm">
          <text:p/>
        </draw:line>
        <draw:line draw:style-name="gr13" draw:text-style-name="P1" draw:layer="layout" svg:x1="15.616cm" svg:y1="18.918cm" svg:x2="16.318cm" svg:y2="18.918cm">
          <text:p/>
        </draw:line>
        <draw:line draw:style-name="gr12" draw:text-style-name="P1" draw:layer="layout" svg:x1="16.754cm" svg:y1="17.521cm" svg:x2="16.864cm" svg:y2="17.411cm">
          <text:p/>
        </draw:line>
        <draw:line draw:style-name="gr12" draw:text-style-name="P1" draw:layer="layout" svg:x1="16.329cm" svg:y1="17.52cm" svg:x2="16.329cm" svg:y2="18.909cm">
          <text:p/>
        </draw:line>
        <draw:line draw:style-name="gr12" draw:text-style-name="P1" draw:layer="layout" svg:x1="17.243cm" svg:y1="16.432cm" svg:x2="17.045cm" svg:y2="16.432cm">
          <text:p/>
        </draw:line>
        <draw:line draw:style-name="gr12" draw:text-style-name="P1" draw:layer="layout" svg:x1="16.732cm" svg:y1="17.52cm" svg:x2="16.329cm" svg:y2="17.52cm">
          <text:p/>
        </draw:line>
        <draw:line draw:style-name="gr12" draw:text-style-name="P1" draw:layer="layout" svg:x1="17.379cm" svg:y1="16.741cm" svg:x2="17.379cm" svg:y2="16.568cm">
          <text:p/>
        </draw:line>
        <draw:line draw:style-name="gr12" draw:text-style-name="P1" draw:layer="layout" svg:x1="16.733cm" svg:y1="17.52cm" svg:x2="16.732cm" svg:y2="17.52cm">
          <text:p/>
        </draw:line>
        <draw:line draw:style-name="gr13" draw:text-style-name="P1" draw:layer="layout" svg:x1="16.318cm" svg:y1="17.531cm" svg:x2="16.33cm" svg:y2="17.52cm">
          <text:p/>
        </draw:line>
        <draw:line draw:style-name="gr13" draw:text-style-name="P1" draw:layer="layout" svg:x1="15.545cm" svg:y1="18.847cm" svg:x2="15.617cm" svg:y2="18.919cm">
          <text:p/>
        </draw:line>
        <draw:line draw:style-name="gr12" draw:text-style-name="P1" draw:layer="layout" svg:x1="17.377cm" svg:y1="17.737cm" svg:x2="17.377cm" svg:y2="16.922cm">
          <text:p/>
        </draw:line>
        <draw:line draw:style-name="gr12" draw:text-style-name="P1" draw:layer="layout" svg:x1="18.266cm" svg:y1="17.846cm" svg:x2="18.408cm" svg:y2="17.704cm">
          <text:p/>
        </draw:line>
        <draw:line draw:style-name="gr12" draw:text-style-name="P1" draw:layer="layout" svg:x1="16.754cm" svg:y1="17.52cm" svg:x2="16.733cm" svg:y2="17.52cm">
          <text:p/>
        </draw:line>
        <draw:line draw:style-name="gr12" draw:text-style-name="P1" draw:layer="layout" svg:x1="16.319cm" svg:y1="18.919cm" svg:x2="16.318cm" svg:y2="18.918cm">
          <text:p/>
        </draw:line>
        <draw:line draw:style-name="gr12" draw:text-style-name="P1" draw:layer="layout" svg:x1="17.377cm" svg:y1="17.737cm" svg:x2="17.485cm" svg:y2="17.846cm">
          <text:p/>
        </draw:line>
        <draw:line draw:style-name="gr12" draw:text-style-name="P1" draw:layer="layout" svg:x1="17.38cm" svg:y1="16.569cm" svg:x2="17.243cm" svg:y2="16.432cm">
          <text:p/>
        </draw:line>
        <draw:line draw:style-name="gr13" draw:text-style-name="P1" draw:layer="layout" svg:x1="17.607cm" svg:y1="19.044cm" svg:x2="17.613cm" svg:y2="19.038cm">
          <text:p/>
        </draw:line>
        <draw:line draw:style-name="gr12" draw:text-style-name="P1" draw:layer="layout" svg:x1="17.607cm" svg:y1="19.626cm" svg:x2="17.607cm" svg:y2="19.043cm">
          <text:p/>
        </draw:line>
        <draw:line draw:style-name="gr12" draw:text-style-name="P1" draw:layer="layout" svg:x1="17.704cm" svg:y1="18.003cm" svg:x2="17.742cm" svg:y2="18.04cm">
          <text:p/>
        </draw:line>
        <draw:line draw:style-name="gr12" draw:text-style-name="P1" draw:layer="layout" svg:x1="17.813cm" svg:y1="18.11cm" svg:x2="17.813cm" svg:y2="19.043cm">
          <text:p/>
        </draw:line>
        <draw:line draw:style-name="gr12" draw:text-style-name="P1" draw:layer="layout" svg:x1="17.013cm" svg:y1="18.004cm" svg:x2="17.123cm" svg:y2="17.894cm">
          <text:p/>
        </draw:line>
        <draw:line draw:style-name="gr12" draw:text-style-name="P1" draw:layer="layout" svg:x1="17.123cm" svg:y1="17.991cm" svg:x2="17.123cm" svg:y2="16.742cm">
          <text:p/>
        </draw:line>
        <draw:line draw:style-name="gr12" draw:text-style-name="P1" draw:layer="layout" svg:x1="16.626cm" svg:y1="18.003cm" svg:x2="17.064cm" svg:y2="18.003cm">
          <text:p/>
        </draw:line>
        <draw:line draw:style-name="gr12" draw:text-style-name="P1" draw:layer="layout" svg:x1="17.123cm" svg:y1="16.743cm" svg:x2="17.126cm" svg:y2="16.741cm">
          <text:p/>
        </draw:line>
        <draw:line draw:style-name="gr12" draw:text-style-name="P1" draw:layer="layout" svg:x1="16.519cm" svg:y1="18.111cm" svg:x2="16.627cm" svg:y2="18.003cm">
          <text:p/>
        </draw:line>
        <draw:line draw:style-name="gr12" draw:text-style-name="P1" draw:layer="layout" svg:x1="17.814cm" svg:y1="19.043cm" svg:x2="17.807cm" svg:y2="19.048cm">
          <text:p/>
        </draw:line>
        <draw:line draw:style-name="gr12" draw:text-style-name="P1" draw:layer="layout" svg:x1="17.232cm" svg:y1="18.004cm" svg:x2="17.124cm" svg:y2="17.894cm">
          <text:p/>
        </draw:line>
        <draw:line draw:style-name="gr12" draw:text-style-name="P1" draw:layer="layout" svg:x1="17.111cm" svg:y1="18.003cm" svg:x2="17.704cm" svg:y2="18.003cm">
          <text:p/>
        </draw:line>
        <draw:line draw:style-name="gr12" draw:text-style-name="P1" draw:layer="layout" svg:x1="17.064cm" svg:y1="18.003cm" svg:x2="17.111cm" svg:y2="18.003cm">
          <text:p/>
        </draw:line>
        <draw:line draw:style-name="gr12" draw:text-style-name="P1" draw:layer="layout" svg:x1="17.111cm" svg:y1="18.004cm" svg:x2="17.124cm" svg:y2="17.991cm">
          <text:p/>
        </draw:line>
        <draw:line draw:style-name="gr12" draw:text-style-name="P1" draw:layer="layout" svg:x1="17.741cm" svg:y1="18.039cm" svg:x2="17.814cm" svg:y2="18.111cm">
          <text:p/>
        </draw:line>
        <draw:line draw:style-name="gr12" draw:text-style-name="P1" draw:layer="layout" svg:x1="16.519cm" svg:y1="18.918cm" svg:x2="16.519cm" svg:y2="18.11cm">
          <text:p/>
        </draw:line>
        <draw:line draw:style-name="gr12" draw:text-style-name="P1" draw:layer="layout" svg:x1="17.633cm" svg:y1="16.741cm" svg:x2="17.633cm" svg:y2="16.56cm">
          <text:p/>
        </draw:line>
        <draw:line draw:style-name="gr12" draw:text-style-name="P1" draw:layer="layout" svg:x1="16.705cm" svg:y1="17.211cm" svg:x2="16.596cm" svg:y2="17.321cm">
          <text:p/>
        </draw:line>
        <draw:line draw:style-name="gr12" draw:text-style-name="P1" draw:layer="layout" svg:x1="17.342cm" svg:y1="16.271cm" svg:x2="16.989cm" svg:y2="16.271cm">
          <text:p/>
        </draw:line>
        <draw:line draw:style-name="gr13" draw:text-style-name="P1" draw:layer="layout" svg:x1="15.795cm" svg:y1="17.319cm" svg:x2="16.327cm" svg:y2="17.319cm">
          <text:p/>
        </draw:line>
        <draw:line draw:style-name="gr13" draw:text-style-name="P1" draw:layer="layout" svg:x1="16.327cm" svg:y1="17.319cm" svg:x2="16.331cm" svg:y2="17.321cm">
          <text:p/>
        </draw:line>
        <draw:line draw:style-name="gr12" draw:text-style-name="P1" draw:layer="layout" svg:x1="17.633cm" svg:y1="16.741cm" svg:x2="17.924cm" svg:y2="16.741cm">
          <text:p/>
        </draw:line>
        <draw:line draw:style-name="gr12" draw:text-style-name="P1" draw:layer="layout" svg:x1="17.634cm" svg:y1="16.561cm" svg:x2="17.342cm" svg:y2="16.271cm">
          <text:p/>
        </draw:line>
        <draw:line draw:style-name="gr12" draw:text-style-name="P1" draw:layer="layout" svg:x1="16.596cm" svg:y1="17.32cm" svg:x2="16.329cm" svg:y2="17.32cm">
          <text:p/>
        </draw:line>
        <draw:line draw:style-name="gr12" draw:text-style-name="P1" draw:layer="layout" svg:x1="16.704cm" svg:y1="17.211cm" svg:x2="16.704cm" svg:y2="16.555cm">
          <text:p/>
        </draw:line>
        <draw:polyline draw:style-name="gr12" draw:text-style-name="P1" draw:layer="layout" svg:width="0cm" svg:height="0cm" svg:x="16.704cm" svg:y="16.555cm" svg:viewBox="0 0 0 0" draw:points="0,0">
          <text:p/>
        </draw:polyline>
        <draw:line draw:style-name="gr12" draw:text-style-name="P1" draw:layer="layout" svg:x1="17.924cm" svg:y1="16.741cm" svg:x2="18.065cm" svg:y2="16.883cm">
          <text:p/>
        </draw:line>
        <draw:line draw:style-name="gr12" draw:text-style-name="P1" draw:layer="layout" svg:x1="16.704cm" svg:y1="16.556cm" svg:x2="16.99cm" svg:y2="16.271cm">
          <text:p/>
        </draw:line>
        <draw:line draw:style-name="gr12" draw:text-style-name="P1" draw:layer="layout" svg:x1="18.064cm" svg:y1="16.882cm" svg:x2="18.407cm" svg:y2="16.882cm">
          <text:p/>
        </draw:line>
        <draw:line draw:style-name="gr13" draw:text-style-name="P1" draw:layer="layout" svg:x1="16.334cm" svg:y1="17.325cm" svg:x2="16.329cm" svg:y2="17.32cm">
          <text:p/>
        </draw:line>
        <draw:line draw:style-name="gr13" draw:text-style-name="P1" draw:layer="layout" svg:x1="15.545cm" svg:y1="17.804cm" svg:x2="15.545cm" svg:y2="17.322cm">
          <text:p/>
        </draw:line>
        <draw:line draw:style-name="gr13" draw:text-style-name="P1" draw:layer="layout" svg:x1="15.546cm" svg:y1="17.323cm" svg:x2="15.541cm" svg:y2="17.319cm">
          <text:p/>
        </draw:line>
        <draw:polygon draw:style-name="gr14" draw:text-style-name="P2" draw:layer="layout" svg:width="0.229cm" svg:height="0.107cm" svg:x="17.049cm" svg:y="16.523cm" svg:viewBox="0 0 230 108" draw:points="157,2 162,5 224,66 225,68 227,70 228,72 229,74 229,76 230,78 230,81 230,83 229,85 229,87 228,89 227,91 224,95 218,102 210,107 201,108 192,105 188,102 177,89 170,85 157,75 151,72 135,64 112,56 91,53 88,52 63,52 60,53 39,56 26,61 17,61 9,58 3,52 0,43 1,35 6,28 28,5 35,1 42,0 148,0">
          <text:p/>
        </draw:polygon>
        <draw:polygon draw:style-name="gr14" draw:text-style-name="P2" draw:layer="layout" svg:width="0.467cm" svg:height="0.443cm" svg:x="17.434cm" svg:y="16.207cm" svg:viewBox="0 0 468 444" draw:points="457,2 464,7 468,15 468,24 467,25 467,425 465,433 460,440 452,444 448,444 342,444 333,442 327,437 326,436 317,423 300,406 297,404 291,398 289,389 289,388 289,346 287,340 286,335 285,328 283,323 283,322 278,312 268,297 263,291 256,285 6,34 1,26 0,17 3,9 9,3 18,0 20,0 448,0">
          <text:p/>
        </draw:polygon>
        <draw:polygon draw:style-name="gr14" draw:text-style-name="P2" draw:layer="layout" svg:width="0.258cm" svg:height="0.078cm" svg:x="18.051cm" svg:y="16.713cm" svg:viewBox="0 0 259 79" draw:points="242,0 244,0 246,1 248,2 250,3 252,4 253,6 255,7 256,9 257,12 258,13 258,15 258,18 259,20 258,22 258,24 257,26 257,29 255,30 255,32 251,36 250,36 244,40 230,50 213,67 211,70 205,77 196,79 195,79 59,79 50,77 45,74 6,34 1,26 0,17 3,9 9,3 18,0 20,0 239,0">
          <text:p/>
        </draw:polygon>
        <draw:polygon draw:style-name="gr14" draw:text-style-name="P2" draw:layer="layout" svg:width="0.133cm" svg:height="0.131cm" svg:x="16.639cm" svg:y="17.299cm" svg:viewBox="0 0 134 132" draw:points="125,3 131,9 134,19 134,21 134,68 132,77 129,82 83,126 76,131 69,132 20,132 11,130 4,125 0,117 0,108 4,100 9,96 11,94 14,92 99,6 107,1 117,0">
          <text:p/>
        </draw:polygon>
        <draw:polygon draw:style-name="gr14" draw:text-style-name="P2" draw:layer="layout" svg:width="0.849cm" svg:height="0.924cm" svg:x="17.467cm" svg:y="16.831cm" svg:viewBox="0 0 850 925" draw:points="420,2 425,5 541,120 543,122 556,130 564,134 572,137 590,142 779,142 783,142 786,143 787,143 788,144 794,148 795,149 797,153 809,165 810,165 812,168 814,172 814,173 814,177 815,181 813,185 812,189 812,190 811,190 809,193 797,204 783,224 772,246 764,269 760,293 760,318 764,342 772,365 775,371 783,387 795,403 797,407 814,424 834,438 840,441 846,447 850,455 850,459 850,829 848,838 845,843 768,920 761,924 754,925 63,925 54,923 49,920 5,876 1,869 0,862 0,152 0,149 1,144 2,140 2,80 2,56 2,52 3,49 3,48 4,47 8,41 9,40 13,38 25,26 25,25 28,23 32,21 33,21 37,21 41,20 45,22 49,23 50,23 50,24 53,26 64,38 84,52 106,63 129,71 153,75 178,75 202,71 225,63 247,52 267,38 284,21 293,8 300,2 308,0 309,0 411,0">
          <text:p/>
        </draw:polygon>
        <draw:polygon draw:style-name="gr14" draw:text-style-name="P2" draw:layer="layout" svg:width="0.183cm" svg:height="1.061cm" svg:x="17.213cm" svg:y="16.851cm" svg:viewBox="0 0 184 1062" draw:points="41,0 42,0 45,2 49,3 50,3 50,4 53,6 64,18 67,20 68,20 70,23 73,26 73,27 74,31 75,35 75,36 75,50 75,53 73,61 73,62 73,896 77,914 80,922 84,930 87,934 95,945 148,998 178,1028 183,1036 184,1045 181,1053 175,1059 166,1062 164,1062 64,1062 55,1060 50,1057 5,1012 1,1005 0,998 0,37 0,34 1,30 1,29 2,29 6,23 7,22 13,18 25,6 25,5 29,3 32,1 33,1 37,1">
          <text:p/>
        </draw:polygon>
        <draw:polygon draw:style-name="gr14" draw:text-style-name="P2" draw:layer="layout" svg:width="0.613cm" svg:height="1.237cm" svg:x="16.419cm" svg:y="16.818cm" svg:viewBox="0 0 614 1238" draw:points="567,4 572,10 574,14 588,35 605,52 606,52 612,59 614,68 614,1031 612,1040 609,1045 564,1090 557,1094 550,1095 200,1095 182,1099 171,1104 167,1105 166,1106 162,1108 151,1116 34,1232 26,1237 17,1238 9,1235 3,1229 0,1220 0,1218 0,838 2,830 7,823 10,821 23,814 39,802 43,799 50,794 57,793 323,793 324,793 325,793 328,793 345,793 363,789 371,786 379,782 388,776 394,772 514,652 518,646 524,637 527,630 531,621 534,607 535,603 535,20 537,11 542,4 550,0 559,0">
          <text:p/>
        </draw:polygon>
        <draw:polygon draw:style-name="gr14" draw:text-style-name="P2" draw:layer="layout" svg:width="0.618cm" svg:height="1.449cm" svg:x="15.62cm" svg:y="17.394cm" svg:viewBox="0 0 619 1450" draw:points="551,1 555,1 555,2 559,4 562,7 563,7 565,11 567,13 568,14 569,17 571,20 571,21 572,22 572,25 572,28 572,29 572,30 570,34 569,37 569,38 568,38 567,40 565,42 553,58 544,76 538,96 534,116 534,136 538,157 544,176 553,194 557,199 565,211 580,225 596,237 609,244 615,249 619,257 619,261 619,1388 617,1397 612,1404 611,1404 602,1411 585,1428 581,1433 575,1442 568,1448 559,1450 558,1450 35,1450 32,1450 28,1449 27,1449 26,1448 21,1445 5,1429 1,1422 0,1415 0,1371 2,1363 7,1356 12,1353 13,1352 36,1339 57,1323 75,1305 91,1284 104,1261 114,1237 121,1212 125,1186 125,1159 121,1133 114,1108 104,1084 91,1061 75,1040 71,1032 72,1023 75,1015 83,1010 91,1008 522,1008 538,1004 551,996 563,985 570,971 575,956 575,651 570,636 563,622 551,610 538,602 522,598 66,598 58,596 51,590 47,582 47,574 51,566 54,562 57,560 75,542 91,521 104,498 114,474 121,449 125,423 125,396 121,370 114,345 104,321 91,298 75,277 57,259 41,247 36,243 13,230 12,229 5,224 0,216 0,211 0,81 0,78 1,74 1,73 2,73 6,67 7,66 14,61 29,46 32,44 36,42 37,41 41,41 45,41 49,42 53,44 54,44 56,46 63,53 80,66 100,77 120,86 142,92 161,94 164,95 186,95 208,92 230,86 250,77 270,66 287,53 303,37 317,19 322,9 328,3 337,0 340,0 547,0">
          <text:p/>
        </draw:polygon>
        <draw:polygon draw:style-name="gr14" draw:text-style-name="P2" draw:layer="layout" svg:width="1.033cm" svg:height="3.412cm" svg:x="17.697cm" svg:y="16.712cm" svg:viewBox="0 0 1034 3413" draw:points="1026,3 1032,10 1034,18 1034,19 1034,3394 1032,3402 1026,3409 1018,3413 1014,3413 120,3413 111,3411 104,3406 101,3398 101,3389 103,3384 104,3381 108,3374 113,3358 113,3137 108,3122 101,3108 89,3097 76,3089 60,3085 49,3085 40,3083 33,3077 29,3069 29,3060 33,3052 37,3049 42,3045 60,3027 76,3006 89,2983 99,2959 106,2934 110,2908 110,2881 106,2855 99,2830 89,2806 76,2783 60,2762 42,2744 30,2735 21,2728 10,2722 4,2716 0,2707 0,2704 0,2502 2,2494 8,2487 16,2483 24,2483 32,2486 40,2492 59,2502 79,2508 100,2512 121,2512 142,2508 162,2502 181,2492 198,2480 198,2479 199,2479 206,2475 215,2474 223,2477 227,2479 229,2482 242,2491 244,2493 245,2493 262,2502 281,2508 301,2512 320,2512 340,2508 360,2502 377,2493 386,2491 395,2493 402,2498 402,2499 411,2511 427,2527 445,2541 466,2551 488,2558 510,2562 533,2562 555,2558 577,2551 598,2541 616,2527 632,2511 646,2493 656,2472 663,2450 667,2428 667,2245 663,2223 656,2201 646,2180 632,2162 616,2146 598,2132 577,2122 555,2115 533,2111 510,2111 488,2115 466,2122 445,2132 427,2146 411,2162 402,2174 396,2179 387,2182 378,2180 377,2180 360,2171 340,2165 320,2161 301,2161 281,2165 262,2171 260,2172 245,2180 237,2185 229,2189 220,2188 212,2184 207,2177 206,2169 206,1390 205,1384 204,1381 202,1372 195,1356 185,1341 181,1337 173,1329 102,1258 97,1250 96,1241 99,1233 105,1227 114,1224 116,1224 578,1224 596,1220 604,1217 612,1213 621,1207 627,1203 780,1050 785,1043 790,1035 794,1027 797,1019 800,1003 801,1001 801,577 803,568 808,561 811,559 817,556 837,542 854,525 868,505 879,483 887,460 891,436 891,411 887,387 879,364 868,342 854,322 842,311 837,303 836,294 839,286 842,282 854,271 868,251 879,229 887,206 891,182 891,157 887,133 879,110 877,106 868,88 854,68 837,51 831,47 817,37 816,37 810,30 808,21 810,13 815,5 823,1 828,1 1006,1 1009,0 1018,0">
          <text:p/>
        </draw:polygon>
        <draw:polygon draw:style-name="gr14" draw:text-style-name="P2" draw:layer="layout" svg:width="1.313cm" svg:height="2.031cm" svg:x="16.409cm" svg:y="18.093cm" svg:viewBox="0 0 1314 2032" draw:points="1260,2 1265,5 1309,49 1313,56 1314,63 1314,211 1312,219 1307,226 1299,230 1290,230 1289,230 1285,229 860,229 845,229 829,233 816,241 804,252 797,266 792,281 792,586 797,601 804,615 816,626 829,634 845,638 1285,638 1289,637 1298,637 1306,640 1312,647 1314,655 1314,656 1314,795 1312,803 1307,810 1299,814 1290,814 1282,810 1281,809 1270,801 1265,798 1260,795 1248,789 1229,783 1209,779 1190,779 1170,783 1151,789 1134,798 1125,800 1116,798 1109,793 1109,792 1100,780 1084,764 1066,750 1045,740 1023,733 1001,729 978,729 956,733 934,740 913,750 895,764 879,780 865,798 855,819 848,841 844,863 844,1046 848,1068 855,1091 865,1112 879,1130 895,1146 913,1160 934,1170 956,1177 978,1181 1001,1181 1023,1177 1045,1170 1066,1160 1077,1151 1085,1147 1094,1148 1102,1152 1107,1159 1109,1167 1109,1323 1107,1331 1101,1338 1099,1340 1087,1347 1066,1363 1048,1381 1032,1402 1019,1425 1009,1449 1002,1474 998,1500 998,1527 1002,1553 1009,1578 1019,1602 1032,1625 1046,1643 1048,1646 1066,1664 1071,1668 1077,1675 1079,1683 1077,1692 1072,1699 1064,1703 1059,1704 983,1704 967,1708 954,1716 942,1727 934,1741 930,1756 930,1977 934,1993 940,2003 943,2011 942,2020 937,2027 929,2032 923,2032 111,2032 102,2030 95,2025 91,2017 91,2008 95,2000 97,1999 96,1998 102,1993 109,1986 116,1973 121,1957 121,1736 116,1721 109,1707 97,1696 84,1688 68,1684 59,1681 53,1674 50,1666 52,1657 56,1650 60,1646 76,1625 89,1602 99,1578 106,1553 110,1527 110,1500 106,1474 99,1449 89,1425 76,1402 60,1381 42,1363 30,1354 21,1347 10,1341 4,1335 0,1326 0,1323 0,975 2,966 8,959 16,955 24,955 32,959 34,961 38,964 52,975 67,982 84,988 101,991 118,991 135,988 152,982 167,975 179,966 181,964 186,959 194,954 203,953 211,956 217,963 220,971 220,973 220,1040 225,1055 232,1069 244,1080 257,1089 273,1093 578,1093 594,1089 607,1080 619,1069 626,1055 631,1040 631,556 626,541 619,527 607,516 594,508 578,504 288,504 273,504 257,508 244,516 234,526 226,531 217,532 209,529 203,523 200,514 200,512 200,63 202,54 205,49 249,5 256,1 263,0 597,0 614,0 648,0 695,0 815,0 832,0 1251,0">
          <text:p/>
        </draw:polygon>
        <draw:polygon draw:style-name="gr14" draw:text-style-name="P2" draw:layer="layout" svg:width="1.706cm" svg:height="3.917cm" svg:x="15.19cm" svg:y="16.207cm" svg:viewBox="0 0 1707 3918" draw:points="1697,2 1704,7 1707,15 1707,24 1704,32 1702,34 1445,290 1435,305 1429,321 1425,339 1425,357 1425,358 1425,360 1425,959 1423,968 1420,973 1375,1017 1368,1022 1361,1023 1287,1023 1278,1021 1273,1017 1269,1014 1253,1002 1234,993 1215,986 1196,983 1195,983 1084,983 1083,983 1064,986 1045,993 1026,1002 1010,1014 995,1029 989,1034 980,1036 979,1036 771,1036 762,1034 755,1029 753,1027 748,1017 746,1014 736,1002 734,999 717,983 700,970 680,959 670,954 660,950 638,944 616,941 594,941 572,944 550,950 530,959 510,970 493,983 486,990 479,994 470,995 462,992 458,990 444,975 433,967 426,962 406,952 384,945 362,941 340,941 318,945 296,952 276,962 258,975 242,991 229,1009 219,1029 212,1051 208,1073 208,1150 212,1172 219,1194 229,1214 235,1221 242,1232 258,1248 271,1257 277,1264 279,1272 279,1273 279,1398 277,1406 272,1413 267,1416 266,1417 256,1422 243,1430 222,1446 204,1464 188,1485 175,1508 165,1532 158,1557 154,1583 154,1610 158,1636 163,1655 165,1661 175,1685 188,1708 194,1716 204,1729 222,1747 225,1749 231,1756 233,1765 231,1773 226,1780 218,1784 213,1785 161,1785 145,1789 132,1797 120,1808 113,1822 108,1837 108,2142 113,2157 120,2171 132,2182 145,2190 161,2194 176,2194 188,2194 197,2196 204,2202 208,2210 208,2218 204,2226 191,2243 188,2247 175,2270 165,2294 158,2319 154,2345 154,2372 157,2394 158,2398 162,2415 165,2423 175,2447 188,2470 189,2472 204,2491 222,2509 226,2512 243,2525 266,2538 267,2539 274,2544 279,2552 279,2557 279,2648 282,2662 288,2676 291,2681 296,2688 378,2770 382,2773 390,2778 392,2779 400,2782 404,2784 415,2786 416,2786 418,2787 433,2787 988,2787 997,2789 1004,2794 1005,2795 1015,2809 1032,2826 1032,2827 1038,2833 1040,2841 1040,2842 1040,3208 1038,3216 1032,3223 1030,3225 1018,3232 997,3248 979,3266 963,3287 950,3310 940,3334 933,3359 929,3385 929,3412 933,3438 940,3463 950,3487 963,3510 977,3528 979,3531 983,3535 988,3542 989,3551 986,3559 979,3566 971,3569 969,3569 922,3569 906,3573 893,3581 881,3592 873,3606 869,3621 869,3843 873,3859 881,3872 893,3884 893,3885 897,3890 899,3898 898,3907 892,3914 884,3918 879,3918 20,3918 11,3916 4,3911 1,3903 0,3899 0,2960 93,2960 93,3764 97,3780 105,3793 116,3805 130,3812 145,3817 734,3817 750,3812 763,3805 775,3793 782,3780 787,3764 787,2960 782,2944 775,2931 763,2919 750,2912 734,2907 161,2907 145,2907 130,2912 116,2919 105,2931 97,2944 93,2960 0,2960 0,401 519,401 519,705 524,721 531,734 543,746 556,753 572,758 1192,758 1208,753 1221,746 1233,734 1240,721 1245,705 1245,401 1244,399 1241,387 1240,385 1233,372 1221,360 1208,353 1192,348 587,348 572,348 556,353 543,360 531,372 524,385 519,401 0,401 0,19 2,11 8,4 16,0 20,0 1688,0">
          <text:p/>
        </draw:polygon>
        <draw:path draw:style-name="gr15" draw:text-style-name="P3" draw:layer="layout" svg:width="0.1cm" svg:height="0.1cm" svg:x="18.356cm" svg:y="16.832cm" svg:viewBox="0 0 101 101" svg:d="M0 49c0-27 23-49 52-49 27 0 49 22 49 49 0 28-22 52-49 52-29 0-52-24-52-52z">
          <text:p/>
        </draw:path>
        <draw:path draw:style-name="gr15" draw:text-style-name="P3" draw:layer="layout" svg:width="0.1cm" svg:height="0.1cm" svg:x="18.356cm" svg:y="17.086cm" svg:viewBox="0 0 101 101" svg:d="M0 50c0-28 23-50 52-50 27 0 49 22 49 50s-22 51-49 51c-29 0-52-23-52-51z">
          <text:p/>
        </draw:path>
        <draw:path draw:style-name="gr15" draw:text-style-name="P3" draw:layer="layout" svg:width="0.1cm" svg:height="0.1cm" svg:x="16.469cm" svg:y="18.869cm" svg:viewBox="0 0 101 101" svg:d="M0 50c0-28 22-50 50-50s51 22 51 50-23 51-51 51-50-23-50-51z">
          <text:p/>
        </draw:path>
        <draw:path draw:style-name="gr15" draw:text-style-name="P3" draw:layer="layout" svg:width="0.1cm" svg:height="0.1cm" svg:x="16.269cm" svg:y="18.869cm" svg:viewBox="0 0 101 101" svg:d="M0 50c0-28 22-50 50-50s51 22 51 50-23 51-51 51-50-23-50-51z">
          <text:p/>
        </draw:path>
        <draw:path draw:style-name="gr15" draw:text-style-name="P3" draw:layer="layout" svg:width="0.1cm" svg:height="0.1cm" svg:x="16.278cm" svg:y="17.27cm" svg:viewBox="0 0 101 101" svg:d="M0 51c0-28 23-51 52-51 27 0 49 23 49 51s-22 50-49 50c-29 0-52-22-52-50z">
          <text:p/>
        </draw:path>
        <draw:path draw:style-name="gr15" draw:text-style-name="P3" draw:layer="layout" svg:width="0.1cm" svg:height="0.1cm" svg:x="16.278cm" svg:y="17.47cm" svg:viewBox="0 0 101 101" svg:d="M0 51c0-28 23-51 52-51 27 0 49 23 49 51s-22 50-49 50c-29 0-52-22-52-50z">
          <text:p/>
        </draw:path>
        <draw:path draw:style-name="gr15" draw:text-style-name="P3" draw:layer="layout" svg:width="0.1cm" svg:height="0.1cm" svg:x="15.491cm" svg:y="17.269cm" svg:viewBox="0 0 101 101" svg:d="M0 50c0-28 22-50 50-50s51 22 51 50-23 51-51 51-50-23-50-51z">
          <text:p/>
        </draw:path>
        <draw:path draw:style-name="gr15" draw:text-style-name="P3" draw:layer="layout" svg:width="0.1cm" svg:height="0.1cm" svg:x="15.745cm" svg:y="17.269cm" svg:viewBox="0 0 101 101" svg:d="M0 50c0-28 22-50 51-50 28 0 50 22 50 50s-22 51-50 51c-29 0-51-23-51-51z">
          <text:p/>
        </draw:path>
        <draw:path draw:style-name="gr15" draw:text-style-name="P3" draw:layer="layout" svg:width="0.1cm" svg:height="0.1cm" svg:x="15.494cm" svg:y="17.753cm" svg:viewBox="0 0 101 101" svg:d="M0 51c0-28 24-51 52-51 27 0 49 23 49 51s-22 50-49 50c-28 0-52-22-52-50z">
          <text:p/>
        </draw:path>
        <draw:path draw:style-name="gr15" draw:text-style-name="P3" draw:layer="layout" svg:width="0.1cm" svg:height="0.1cm" svg:x="15.494cm" svg:y="18.515cm" svg:viewBox="0 0 101 101" svg:d="M0 51c0-28 24-51 52-51 27 0 49 23 49 51 0 27-22 50-49 50-28 0-52-23-52-50z">
          <text:p/>
        </draw:path>
        <draw:path draw:style-name="gr15" draw:text-style-name="P3" draw:layer="layout" svg:width="0.1cm" svg:height="0.1cm" svg:x="17.074cm" svg:y="16.691cm" svg:viewBox="0 0 101 101" svg:d="M0 50c0-28 23-50 52-50 27 0 49 22 49 50s-22 51-49 51c-29 0-52-23-52-51z">
          <text:p/>
        </draw:path>
        <draw:path draw:style-name="gr15" draw:text-style-name="P3" draw:layer="layout" svg:width="0.1cm" svg:height="0.1cm" svg:x="17.328cm" svg:y="16.691cm" svg:viewBox="0 0 101 101" svg:d="M0 50c0-28 23-50 51-50s50 22 50 50-22 51-50 51-51-23-51-51z">
          <text:p/>
        </draw:path>
        <draw:path draw:style-name="gr15" draw:text-style-name="P3" draw:layer="layout" svg:width="0.1cm" svg:height="0.1cm" svg:x="17.582cm" svg:y="16.691cm" svg:viewBox="0 0 101 101" svg:d="M0 50c0-28 24-50 52-50 27 0 49 22 49 50s-22 51-49 51c-28 0-52-23-52-51z">
          <text:p/>
        </draw:path>
        <draw:path draw:style-name="gr15" draw:text-style-name="P3" draw:layer="layout" svg:width="0.1cm" svg:height="0.101cm" svg:x="17.347cm" svg:y="18.998cm" svg:viewBox="0 0 101 102" svg:d="M0 50c0-27 23-50 52-50 27 0 49 23 49 50 0 28-22 52-49 52-29 0-52-24-52-52z">
          <text:p/>
        </draw:path>
        <draw:path draw:style-name="gr15" draw:text-style-name="P3" draw:layer="layout" svg:width="0.1cm" svg:height="0.101cm" svg:x="18.168cm" svg:y="18.998cm" svg:viewBox="0 0 101 102" svg:d="M0 50c0-27 23-50 50-50 28 0 51 23 51 50 0 28-23 52-51 52-27 0-50-24-50-52z">
          <text:p/>
        </draw:path>
        <draw:path draw:style-name="gr15" draw:text-style-name="P3" draw:layer="layout" svg:width="0.1cm" svg:height="0.101cm" svg:x="17.558cm" svg:y="18.998cm" svg:viewBox="0 0 101 102" svg:d="M0 50c0-27 22-50 50-50s51 23 51 50c0 28-23 52-51 52s-50-24-50-52z">
          <text:p/>
        </draw:path>
        <draw:path draw:style-name="gr15" draw:text-style-name="P3" draw:layer="layout" svg:width="0.1cm" svg:height="0.101cm" svg:x="17.758cm" svg:y="18.998cm" svg:viewBox="0 0 101 102" svg:d="M0 50c0-27 22-50 50-50s51 23 51 50c0 28-23 52-51 52s-50-24-50-52z">
          <text:p/>
        </draw:path>
        <draw:path draw:style-name="gr15" draw:text-style-name="P3" draw:layer="layout" svg:width="0.1cm" svg:height="0.101cm" svg:x="17.958cm" svg:y="18.998cm" svg:viewBox="0 0 101 102" svg:d="M0 50c0-27 22-50 50-50s51 23 51 50c0 28-23 52-51 52s-50-24-50-52z">
          <text:p/>
        </draw:path>
        <draw:path draw:style-name="gr15" draw:text-style-name="P3" draw:layer="layout" svg:width="0.1cm" svg:height="0.1cm" svg:x="17.556cm" svg:y="19.555cm" svg:viewBox="0 0 101 101" svg:d="M0 52c0-29 23-52 52-52 27 0 49 23 49 52 0 27-22 49-49 49-29 0-52-22-52-49z">
          <text:p/>
        </draw:path>
        <draw:path draw:style-name="gr15" draw:text-style-name="P3" draw:layer="layout" svg:width="0.1cm" svg:height="0.1cm" svg:x="16.269cm" svg:y="19.555cm" svg:viewBox="0 0 101 101" svg:d="M0 52c0-29 22-52 50-52s51 23 51 52c0 27-23 49-51 49s-50-22-50-49z">
          <text:p/>
        </draw:path>
        <draw:line draw:style-name="gr4" draw:text-style-name="P1" draw:layer="layout" svg:x1="18.432cm" svg:y1="16.882cm" svg:x2="18.381cm" svg:y2="16.882cm">
          <text:p/>
        </draw:line>
        <draw:line draw:style-name="gr4" draw:text-style-name="P1" draw:layer="layout" svg:x1="18.432cm" svg:y1="17.136cm" svg:x2="18.381cm" svg:y2="17.136cm">
          <text:p/>
        </draw:line>
        <draw:line draw:style-name="gr5" draw:text-style-name="P1" draw:layer="layout" svg:x1="16.519cm" svg:y1="18.973cm" svg:x2="16.519cm" svg:y2="18.863cm">
          <text:p/>
        </draw:line>
        <draw:path draw:style-name="gr6" draw:text-style-name="P2" draw:layer="layout" svg:width="0.2cm" svg:height="0.2cm" svg:x="16.218cm" svg:y="18.818cm" svg:viewBox="0 0 201 201" svg:d="M0 101c0-56 45-101 101-101s100 45 100 101-44 100-100 100-101-44-101-100z">
          <text:p/>
        </draw:path>
        <draw:line draw:style-name="gr7" draw:text-style-name="P1" draw:layer="layout" svg:x1="16.373cm" svg:y1="17.32cm" svg:x2="16.283cm" svg:y2="17.32cm">
          <text:p/>
        </draw:line>
        <draw:line draw:style-name="gr7" draw:text-style-name="P1" draw:layer="layout" svg:x1="16.373cm" svg:y1="17.52cm" svg:x2="16.283cm" svg:y2="17.52cm">
          <text:p/>
        </draw:line>
        <draw:line draw:style-name="gr8" draw:text-style-name="P1" draw:layer="layout" svg:x1="15.541cm" svg:y1="17.291cm" svg:x2="15.541cm" svg:y2="17.346cm">
          <text:p/>
        </draw:line>
        <draw:path draw:style-name="gr6" draw:text-style-name="P2" draw:layer="layout" svg:width="0.24cm" svg:height="0.24cm" svg:x="15.675cm" svg:y="17.199cm" svg:viewBox="0 0 241 241" svg:d="M0 119c0-66 54-119 121-119 66 0 120 53 120 119 0 68-54 122-120 122-67 0-121-54-121-122z">
          <text:p/>
        </draw:path>
        <draw:path draw:style-name="gr6" draw:text-style-name="P2" draw:layer="layout" svg:width="0.3cm" svg:height="0.3cm" svg:x="15.394cm" svg:y="17.653cm" svg:viewBox="0 0 301 301" svg:d="M0 152c0-83 68-152 151-152s150 69 150 152c0 82-67 149-150 149s-151-67-151-149z">
          <text:p/>
        </draw:path>
        <draw:path draw:style-name="gr6" draw:text-style-name="P2" draw:layer="layout" svg:width="0.3cm" svg:height="0.3cm" svg:x="15.394cm" svg:y="18.415cm" svg:viewBox="0 0 301 301" svg:d="M0 152c0-84 68-152 151-152s150 68 150 152c0 82-67 149-150 149s-151-67-151-149z">
          <text:p/>
        </draw:path>
        <draw:line draw:style-name="gr4" draw:text-style-name="P1" draw:layer="layout" svg:x1="17.125cm" svg:y1="16.731cm" svg:x2="17.125cm" svg:y2="16.75cm">
          <text:p/>
        </draw:line>
        <draw:line draw:style-name="gr4" draw:text-style-name="P1" draw:layer="layout" svg:x1="17.379cm" svg:y1="16.731cm" svg:x2="17.379cm" svg:y2="16.75cm">
          <text:p/>
        </draw:line>
        <draw:line draw:style-name="gr4" draw:text-style-name="P1" draw:layer="layout" svg:x1="17.633cm" svg:y1="16.731cm" svg:x2="17.633cm" svg:y2="16.75cm">
          <text:p/>
        </draw:line>
        <draw:line draw:style-name="gr9" draw:text-style-name="P1" draw:layer="layout" svg:x1="17.397cm" svg:y1="18.967cm" svg:x2="17.397cm" svg:y2="19.128cm">
          <text:p/>
        </draw:line>
        <draw:line draw:style-name="gr9" draw:text-style-name="P1" draw:layer="layout" svg:x1="18.218cm" svg:y1="18.967cm" svg:x2="18.218cm" svg:y2="19.128cm">
          <text:p/>
        </draw:line>
        <draw:line draw:style-name="gr10" draw:text-style-name="P1" draw:layer="layout" svg:x1="17.608cm" svg:y1="18.997cm" svg:x2="17.608cm" svg:y2="19.098cm">
          <text:p/>
        </draw:line>
        <draw:line draw:style-name="gr11" draw:text-style-name="P1" draw:layer="layout" svg:x1="17.807cm" svg:y1="19.007cm" svg:x2="17.807cm" svg:y2="19.088cm">
          <text:p/>
        </draw:line>
        <draw:line draw:style-name="gr10" draw:text-style-name="P1" draw:layer="layout" svg:x1="18.007cm" svg:y1="18.997cm" svg:x2="18.007cm" svg:y2="19.098cm">
          <text:p/>
        </draw:line>
        <draw:path draw:style-name="gr6" draw:text-style-name="P2" draw:layer="layout" svg:width="0.3cm" svg:height="0.3cm" svg:x="17.456cm" svg:y="19.455cm" svg:viewBox="0 0 301 301" svg:d="M0 152c0-83 68-152 151-152s150 69 150 152c0 82-67 149-150 149s-151-67-151-149z">
          <text:p/>
        </draw:path>
        <draw:path draw:style-name="gr6" draw:text-style-name="P2" draw:layer="layout" svg:width="0.3cm" svg:height="0.3cm" svg:x="16.169cm" svg:y="19.455cm" svg:viewBox="0 0 301 301" svg:d="M0 152c0-83 67-152 149-152 83 0 152 69 152 152 0 82-69 149-152 149-82 0-149-67-149-149z">
          <text:p/>
        </draw:path>
        <draw:path draw:style-name="gr6" draw:text-style-name="P2" draw:layer="layout" svg:width="0.1cm" svg:height="0.1cm" svg:x="18.356cm" svg:y="16.832cm" svg:viewBox="0 0 101 101" svg:d="M0 49c0-27 23-49 52-49 27 0 49 22 49 49 0 28-22 52-49 52-29 0-52-24-52-52z">
          <text:p/>
        </draw:path>
        <draw:path draw:style-name="gr6" draw:text-style-name="P2" draw:layer="layout" svg:width="0.1cm" svg:height="0.1cm" svg:x="18.356cm" svg:y="17.086cm" svg:viewBox="0 0 101 101" svg:d="M0 50c0-28 23-50 52-50 27 0 49 22 49 50s-22 51-49 51c-29 0-52-23-52-51z">
          <text:p/>
        </draw:path>
        <draw:path draw:style-name="gr6" draw:text-style-name="P2" draw:layer="layout" svg:width="0.1cm" svg:height="0.1cm" svg:x="16.469cm" svg:y="18.869cm" svg:viewBox="0 0 101 101" svg:d="M0 50c0-28 22-50 50-50s51 22 51 50-23 51-51 51-50-23-50-51z">
          <text:p/>
        </draw:path>
        <draw:path draw:style-name="gr6" draw:text-style-name="P2" draw:layer="layout" svg:width="0.1cm" svg:height="0.1cm" svg:x="16.269cm" svg:y="18.869cm" svg:viewBox="0 0 101 101" svg:d="M0 50c0-28 22-50 50-50s51 22 51 50-23 51-51 51-50-23-50-51z">
          <text:p/>
        </draw:path>
        <draw:path draw:style-name="gr6" draw:text-style-name="P2" draw:layer="layout" svg:width="0.1cm" svg:height="0.1cm" svg:x="16.278cm" svg:y="17.27cm" svg:viewBox="0 0 101 101" svg:d="M0 51c0-28 23-51 52-51 27 0 49 23 49 51s-22 50-49 50c-29 0-52-22-52-50z">
          <text:p/>
        </draw:path>
        <draw:path draw:style-name="gr6" draw:text-style-name="P2" draw:layer="layout" svg:width="0.1cm" svg:height="0.1cm" svg:x="16.278cm" svg:y="17.47cm" svg:viewBox="0 0 101 101" svg:d="M0 51c0-28 23-51 52-51 27 0 49 23 49 51s-22 50-49 50c-29 0-52-22-52-50z">
          <text:p/>
        </draw:path>
        <draw:path draw:style-name="gr6" draw:text-style-name="P2" draw:layer="layout" svg:width="0.1cm" svg:height="0.1cm" svg:x="15.491cm" svg:y="17.269cm" svg:viewBox="0 0 101 101" svg:d="M0 50c0-28 22-50 50-50s51 22 51 50-23 51-51 51-50-23-50-51z">
          <text:p/>
        </draw:path>
        <draw:path draw:style-name="gr6" draw:text-style-name="P2" draw:layer="layout" svg:width="0.1cm" svg:height="0.1cm" svg:x="15.745cm" svg:y="17.269cm" svg:viewBox="0 0 101 101" svg:d="M0 50c0-28 22-50 51-50 28 0 50 22 50 50s-22 51-50 51c-29 0-51-23-51-51z">
          <text:p/>
        </draw:path>
        <draw:path draw:style-name="gr6" draw:text-style-name="P2" draw:layer="layout" svg:width="0.1cm" svg:height="0.1cm" svg:x="15.494cm" svg:y="17.753cm" svg:viewBox="0 0 101 101" svg:d="M0 51c0-28 24-51 52-51 27 0 49 23 49 51s-22 50-49 50c-28 0-52-22-52-50z">
          <text:p/>
        </draw:path>
        <draw:path draw:style-name="gr6" draw:text-style-name="P2" draw:layer="layout" svg:width="0.1cm" svg:height="0.1cm" svg:x="15.494cm" svg:y="18.515cm" svg:viewBox="0 0 101 101" svg:d="M0 51c0-28 24-51 52-51 27 0 49 23 49 51 0 27-22 50-49 50-28 0-52-23-52-50z">
          <text:p/>
        </draw:path>
        <draw:path draw:style-name="gr6" draw:text-style-name="P2" draw:layer="layout" svg:width="0.1cm" svg:height="0.1cm" svg:x="17.074cm" svg:y="16.691cm" svg:viewBox="0 0 101 101" svg:d="M0 50c0-28 23-50 52-50 27 0 49 22 49 50s-22 51-49 51c-29 0-52-23-52-51z">
          <text:p/>
        </draw:path>
        <draw:path draw:style-name="gr6" draw:text-style-name="P2" draw:layer="layout" svg:width="0.1cm" svg:height="0.1cm" svg:x="17.328cm" svg:y="16.691cm" svg:viewBox="0 0 101 101" svg:d="M0 50c0-28 23-50 51-50s50 22 50 50-22 51-50 51-51-23-51-51z">
          <text:p/>
        </draw:path>
        <draw:path draw:style-name="gr6" draw:text-style-name="P2" draw:layer="layout" svg:width="0.1cm" svg:height="0.1cm" svg:x="17.582cm" svg:y="16.691cm" svg:viewBox="0 0 101 101" svg:d="M0 50c0-28 24-50 52-50 27 0 49 22 49 50s-22 51-49 51c-28 0-52-23-52-51z">
          <text:p/>
        </draw:path>
        <draw:path draw:style-name="gr6" draw:text-style-name="P2" draw:layer="layout" svg:width="0.1cm" svg:height="0.101cm" svg:x="17.347cm" svg:y="18.998cm" svg:viewBox="0 0 101 102" svg:d="M0 50c0-27 23-50 52-50 27 0 49 23 49 50 0 28-22 52-49 52-29 0-52-24-52-52z">
          <text:p/>
        </draw:path>
        <draw:path draw:style-name="gr6" draw:text-style-name="P2" draw:layer="layout" svg:width="0.1cm" svg:height="0.101cm" svg:x="18.168cm" svg:y="18.998cm" svg:viewBox="0 0 101 102" svg:d="M0 50c0-27 23-50 50-50 28 0 51 23 51 50 0 28-23 52-51 52-27 0-50-24-50-52z">
          <text:p/>
        </draw:path>
        <draw:path draw:style-name="gr6" draw:text-style-name="P2" draw:layer="layout" svg:width="0.1cm" svg:height="0.101cm" svg:x="17.558cm" svg:y="18.998cm" svg:viewBox="0 0 101 102" svg:d="M0 50c0-27 22-50 50-50s51 23 51 50c0 28-23 52-51 52s-50-24-50-52z">
          <text:p/>
        </draw:path>
        <draw:path draw:style-name="gr6" draw:text-style-name="P2" draw:layer="layout" svg:width="0.1cm" svg:height="0.101cm" svg:x="17.758cm" svg:y="18.998cm" svg:viewBox="0 0 101 102" svg:d="M0 50c0-27 22-50 50-50s51 23 51 50c0 28-23 52-51 52s-50-24-50-52z">
          <text:p/>
        </draw:path>
        <draw:path draw:style-name="gr6" draw:text-style-name="P2" draw:layer="layout" svg:width="0.1cm" svg:height="0.101cm" svg:x="17.958cm" svg:y="18.998cm" svg:viewBox="0 0 101 102" svg:d="M0 50c0-27 22-50 50-50s51 23 51 50c0 28-23 52-51 52s-50-24-50-52z">
          <text:p/>
        </draw:path>
        <draw:path draw:style-name="gr6" draw:text-style-name="P2" draw:layer="layout" svg:width="0.1cm" svg:height="0.1cm" svg:x="17.556cm" svg:y="19.555cm" svg:viewBox="0 0 101 101" svg:d="M0 52c0-29 23-52 52-52 27 0 49 23 49 52 0 27-22 49-49 49-29 0-52-22-52-49z">
          <text:p/>
        </draw:path>
        <draw:path draw:style-name="gr6" draw:text-style-name="P2" draw:layer="layout" svg:width="0.1cm" svg:height="0.1cm" svg:x="16.269cm" svg:y="19.555cm" svg:viewBox="0 0 101 101" svg:d="M0 52c0-29 22-52 50-52s51 23 51 52c0 27-23 49-51 49s-50-22-50-49z">
          <text:p/>
        </draw:path>
        <draw:path draw:style-name="gr6" draw:text-style-name="P2" draw:layer="layout" svg:width="0.1cm" svg:height="0.1cm" svg:x="18.356cm" svg:y="16.832cm" svg:viewBox="0 0 101 101" svg:d="M0 49c0-27 23-49 52-49 27 0 49 22 49 49 0 28-22 52-49 52-29 0-52-24-52-52z">
          <text:p/>
        </draw:path>
        <draw:path draw:style-name="gr6" draw:text-style-name="P2" draw:layer="layout" svg:width="0.1cm" svg:height="0.1cm" svg:x="18.356cm" svg:y="17.086cm" svg:viewBox="0 0 101 101" svg:d="M0 50c0-28 23-50 52-50 27 0 49 22 49 50s-22 51-49 51c-29 0-52-23-52-51z">
          <text:p/>
        </draw:path>
        <draw:path draw:style-name="gr6" draw:text-style-name="P2" draw:layer="layout" svg:width="0.1cm" svg:height="0.1cm" svg:x="16.469cm" svg:y="18.869cm" svg:viewBox="0 0 101 101" svg:d="M0 50c0-28 22-50 50-50s51 22 51 50-23 51-51 51-50-23-50-51z">
          <text:p/>
        </draw:path>
        <draw:path draw:style-name="gr6" draw:text-style-name="P2" draw:layer="layout" svg:width="0.1cm" svg:height="0.1cm" svg:x="16.269cm" svg:y="18.869cm" svg:viewBox="0 0 101 101" svg:d="M0 50c0-28 22-50 50-50s51 22 51 50-23 51-51 51-50-23-50-51z">
          <text:p/>
        </draw:path>
        <draw:path draw:style-name="gr6" draw:text-style-name="P2" draw:layer="layout" svg:width="0.1cm" svg:height="0.1cm" svg:x="16.278cm" svg:y="17.27cm" svg:viewBox="0 0 101 101" svg:d="M0 51c0-28 23-51 52-51 27 0 49 23 49 51s-22 50-49 50c-29 0-52-22-52-50z">
          <text:p/>
        </draw:path>
        <draw:path draw:style-name="gr6" draw:text-style-name="P2" draw:layer="layout" svg:width="0.1cm" svg:height="0.1cm" svg:x="16.278cm" svg:y="17.47cm" svg:viewBox="0 0 101 101" svg:d="M0 51c0-28 23-51 52-51 27 0 49 23 49 51s-22 50-49 50c-29 0-52-22-52-50z">
          <text:p/>
        </draw:path>
        <draw:path draw:style-name="gr6" draw:text-style-name="P2" draw:layer="layout" svg:width="0.1cm" svg:height="0.1cm" svg:x="15.491cm" svg:y="17.269cm" svg:viewBox="0 0 101 101" svg:d="M0 50c0-28 22-50 50-50s51 22 51 50-23 51-51 51-50-23-50-51z">
          <text:p/>
        </draw:path>
        <draw:path draw:style-name="gr6" draw:text-style-name="P2" draw:layer="layout" svg:width="0.1cm" svg:height="0.1cm" svg:x="15.745cm" svg:y="17.269cm" svg:viewBox="0 0 101 101" svg:d="M0 50c0-28 22-50 51-50 28 0 50 22 50 50s-22 51-50 51c-29 0-51-23-51-51z">
          <text:p/>
        </draw:path>
        <draw:path draw:style-name="gr6" draw:text-style-name="P2" draw:layer="layout" svg:width="0.1cm" svg:height="0.1cm" svg:x="15.494cm" svg:y="17.753cm" svg:viewBox="0 0 101 101" svg:d="M0 51c0-28 24-51 52-51 27 0 49 23 49 51s-22 50-49 50c-28 0-52-22-52-50z">
          <text:p/>
        </draw:path>
        <draw:path draw:style-name="gr6" draw:text-style-name="P2" draw:layer="layout" svg:width="0.1cm" svg:height="0.1cm" svg:x="15.494cm" svg:y="18.515cm" svg:viewBox="0 0 101 101" svg:d="M0 51c0-28 24-51 52-51 27 0 49 23 49 51 0 27-22 50-49 50-28 0-52-23-52-50z">
          <text:p/>
        </draw:path>
        <draw:path draw:style-name="gr6" draw:text-style-name="P2" draw:layer="layout" svg:width="0.1cm" svg:height="0.1cm" svg:x="17.074cm" svg:y="16.691cm" svg:viewBox="0 0 101 101" svg:d="M0 50c0-28 23-50 52-50 27 0 49 22 49 50s-22 51-49 51c-29 0-52-23-52-51z">
          <text:p/>
        </draw:path>
        <draw:path draw:style-name="gr6" draw:text-style-name="P2" draw:layer="layout" svg:width="0.1cm" svg:height="0.1cm" svg:x="17.328cm" svg:y="16.691cm" svg:viewBox="0 0 101 101" svg:d="M0 50c0-28 23-50 51-50s50 22 50 50-22 51-50 51-51-23-51-51z">
          <text:p/>
        </draw:path>
        <draw:path draw:style-name="gr6" draw:text-style-name="P2" draw:layer="layout" svg:width="0.1cm" svg:height="0.1cm" svg:x="17.582cm" svg:y="16.691cm" svg:viewBox="0 0 101 101" svg:d="M0 50c0-28 24-50 52-50 27 0 49 22 49 50s-22 51-49 51c-28 0-52-23-52-51z">
          <text:p/>
        </draw:path>
        <draw:path draw:style-name="gr6" draw:text-style-name="P2" draw:layer="layout" svg:width="0.1cm" svg:height="0.101cm" svg:x="17.347cm" svg:y="18.998cm" svg:viewBox="0 0 101 102" svg:d="M0 50c0-27 23-50 52-50 27 0 49 23 49 50 0 28-22 52-49 52-29 0-52-24-52-52z">
          <text:p/>
        </draw:path>
        <draw:path draw:style-name="gr6" draw:text-style-name="P2" draw:layer="layout" svg:width="0.1cm" svg:height="0.101cm" svg:x="18.168cm" svg:y="18.998cm" svg:viewBox="0 0 101 102" svg:d="M0 50c0-27 23-50 50-50 28 0 51 23 51 50 0 28-23 52-51 52-27 0-50-24-50-52z">
          <text:p/>
        </draw:path>
        <draw:path draw:style-name="gr6" draw:text-style-name="P2" draw:layer="layout" svg:width="0.1cm" svg:height="0.101cm" svg:x="17.558cm" svg:y="18.998cm" svg:viewBox="0 0 101 102" svg:d="M0 50c0-27 22-50 50-50s51 23 51 50c0 28-23 52-51 52s-50-24-50-52z">
          <text:p/>
        </draw:path>
        <draw:path draw:style-name="gr6" draw:text-style-name="P2" draw:layer="layout" svg:width="0.1cm" svg:height="0.101cm" svg:x="17.758cm" svg:y="18.998cm" svg:viewBox="0 0 101 102" svg:d="M0 50c0-27 22-50 50-50s51 23 51 50c0 28-23 52-51 52s-50-24-50-52z">
          <text:p/>
        </draw:path>
        <draw:path draw:style-name="gr6" draw:text-style-name="P2" draw:layer="layout" svg:width="0.1cm" svg:height="0.101cm" svg:x="17.958cm" svg:y="18.998cm" svg:viewBox="0 0 101 102" svg:d="M0 50c0-27 22-50 50-50s51 23 51 50c0 28-23 52-51 52s-50-24-50-52z">
          <text:p/>
        </draw:path>
        <draw:path draw:style-name="gr6" draw:text-style-name="P2" draw:layer="layout" svg:width="0.1cm" svg:height="0.1cm" svg:x="17.556cm" svg:y="19.555cm" svg:viewBox="0 0 101 101" svg:d="M0 52c0-29 23-52 52-52 27 0 49 23 49 52 0 27-22 49-49 49-29 0-52-22-52-49z">
          <text:p/>
        </draw:path>
        <draw:path draw:style-name="gr6" draw:text-style-name="P2" draw:layer="layout" svg:width="0.1cm" svg:height="0.1cm" svg:x="16.269cm" svg:y="19.555cm" svg:viewBox="0 0 101 101" svg:d="M0 52c0-29 22-52 50-52s51 23 51 52c0 27-23 49-51 49s-50-22-50-49z">
          <text:p/>
        </draw:path>
        <draw:path draw:style-name="gr6" draw:text-style-name="P2" draw:layer="layout" svg:width="0.1cm" svg:height="0.1cm" svg:x="18.356cm" svg:y="16.832cm" svg:viewBox="0 0 101 101" svg:d="M0 49c0-27 23-49 52-49 27 0 49 22 49 49 0 28-22 52-49 52-29 0-52-24-52-52z">
          <text:p/>
        </draw:path>
        <draw:path draw:style-name="gr6" draw:text-style-name="P2" draw:layer="layout" svg:width="0.1cm" svg:height="0.1cm" svg:x="18.356cm" svg:y="17.086cm" svg:viewBox="0 0 101 101" svg:d="M0 50c0-28 23-50 52-50 27 0 49 22 49 50s-22 51-49 51c-29 0-52-23-52-51z">
          <text:p/>
        </draw:path>
        <draw:path draw:style-name="gr6" draw:text-style-name="P2" draw:layer="layout" svg:width="0.1cm" svg:height="0.1cm" svg:x="16.469cm" svg:y="18.869cm" svg:viewBox="0 0 101 101" svg:d="M0 50c0-28 22-50 50-50s51 22 51 50-23 51-51 51-50-23-50-51z">
          <text:p/>
        </draw:path>
        <draw:path draw:style-name="gr6" draw:text-style-name="P2" draw:layer="layout" svg:width="0.1cm" svg:height="0.1cm" svg:x="16.269cm" svg:y="18.869cm" svg:viewBox="0 0 101 101" svg:d="M0 50c0-28 22-50 50-50s51 22 51 50-23 51-51 51-50-23-50-51z">
          <text:p/>
        </draw:path>
        <draw:path draw:style-name="gr6" draw:text-style-name="P2" draw:layer="layout" svg:width="0.1cm" svg:height="0.1cm" svg:x="16.278cm" svg:y="17.27cm" svg:viewBox="0 0 101 101" svg:d="M0 51c0-28 23-51 52-51 27 0 49 23 49 51s-22 50-49 50c-29 0-52-22-52-50z">
          <text:p/>
        </draw:path>
        <draw:path draw:style-name="gr6" draw:text-style-name="P2" draw:layer="layout" svg:width="0.1cm" svg:height="0.1cm" svg:x="16.278cm" svg:y="17.47cm" svg:viewBox="0 0 101 101" svg:d="M0 51c0-28 23-51 52-51 27 0 49 23 49 51s-22 50-49 50c-29 0-52-22-52-50z">
          <text:p/>
        </draw:path>
        <draw:path draw:style-name="gr6" draw:text-style-name="P2" draw:layer="layout" svg:width="0.1cm" svg:height="0.1cm" svg:x="15.491cm" svg:y="17.269cm" svg:viewBox="0 0 101 101" svg:d="M0 50c0-28 22-50 50-50s51 22 51 50-23 51-51 51-50-23-50-51z">
          <text:p/>
        </draw:path>
        <draw:path draw:style-name="gr6" draw:text-style-name="P2" draw:layer="layout" svg:width="0.1cm" svg:height="0.1cm" svg:x="15.745cm" svg:y="17.269cm" svg:viewBox="0 0 101 101" svg:d="M0 50c0-28 22-50 51-50 28 0 50 22 50 50s-22 51-50 51c-29 0-51-23-51-51z">
          <text:p/>
        </draw:path>
        <draw:path draw:style-name="gr6" draw:text-style-name="P2" draw:layer="layout" svg:width="0.1cm" svg:height="0.1cm" svg:x="15.494cm" svg:y="17.753cm" svg:viewBox="0 0 101 101" svg:d="M0 51c0-28 24-51 52-51 27 0 49 23 49 51s-22 50-49 50c-28 0-52-22-52-50z">
          <text:p/>
        </draw:path>
        <draw:path draw:style-name="gr6" draw:text-style-name="P2" draw:layer="layout" svg:width="0.1cm" svg:height="0.1cm" svg:x="15.494cm" svg:y="18.515cm" svg:viewBox="0 0 101 101" svg:d="M0 51c0-28 24-51 52-51 27 0 49 23 49 51 0 27-22 50-49 50-28 0-52-23-52-50z">
          <text:p/>
        </draw:path>
        <draw:path draw:style-name="gr6" draw:text-style-name="P2" draw:layer="layout" svg:width="0.1cm" svg:height="0.1cm" svg:x="17.074cm" svg:y="16.691cm" svg:viewBox="0 0 101 101" svg:d="M0 50c0-28 23-50 52-50 27 0 49 22 49 50s-22 51-49 51c-29 0-52-23-52-51z">
          <text:p/>
        </draw:path>
        <draw:path draw:style-name="gr6" draw:text-style-name="P2" draw:layer="layout" svg:width="0.1cm" svg:height="0.1cm" svg:x="17.328cm" svg:y="16.691cm" svg:viewBox="0 0 101 101" svg:d="M0 50c0-28 23-50 51-50s50 22 50 50-22 51-50 51-51-23-51-51z">
          <text:p/>
        </draw:path>
        <draw:path draw:style-name="gr6" draw:text-style-name="P2" draw:layer="layout" svg:width="0.1cm" svg:height="0.1cm" svg:x="17.582cm" svg:y="16.691cm" svg:viewBox="0 0 101 101" svg:d="M0 50c0-28 24-50 52-50 27 0 49 22 49 50s-22 51-49 51c-28 0-52-23-52-51z">
          <text:p/>
        </draw:path>
        <draw:path draw:style-name="gr6" draw:text-style-name="P2" draw:layer="layout" svg:width="0.1cm" svg:height="0.101cm" svg:x="17.347cm" svg:y="18.998cm" svg:viewBox="0 0 101 102" svg:d="M0 50c0-27 23-50 52-50 27 0 49 23 49 50 0 28-22 52-49 52-29 0-52-24-52-52z">
          <text:p/>
        </draw:path>
        <draw:path draw:style-name="gr6" draw:text-style-name="P2" draw:layer="layout" svg:width="0.1cm" svg:height="0.101cm" svg:x="18.168cm" svg:y="18.998cm" svg:viewBox="0 0 101 102" svg:d="M0 50c0-27 23-50 50-50 28 0 51 23 51 50 0 28-23 52-51 52-27 0-50-24-50-52z">
          <text:p/>
        </draw:path>
        <draw:path draw:style-name="gr6" draw:text-style-name="P2" draw:layer="layout" svg:width="0.1cm" svg:height="0.101cm" svg:x="17.558cm" svg:y="18.998cm" svg:viewBox="0 0 101 102" svg:d="M0 50c0-27 22-50 50-50s51 23 51 50c0 28-23 52-51 52s-50-24-50-52z">
          <text:p/>
        </draw:path>
        <draw:path draw:style-name="gr6" draw:text-style-name="P2" draw:layer="layout" svg:width="0.1cm" svg:height="0.101cm" svg:x="17.758cm" svg:y="18.998cm" svg:viewBox="0 0 101 102" svg:d="M0 50c0-27 22-50 50-50s51 23 51 50c0 28-23 52-51 52s-50-24-50-52z">
          <text:p/>
        </draw:path>
        <draw:path draw:style-name="gr6" draw:text-style-name="P2" draw:layer="layout" svg:width="0.1cm" svg:height="0.101cm" svg:x="17.958cm" svg:y="18.998cm" svg:viewBox="0 0 101 102" svg:d="M0 50c0-27 22-50 50-50s51 23 51 50c0 28-23 52-51 52s-50-24-50-52z">
          <text:p/>
        </draw:path>
        <draw:path draw:style-name="gr6" draw:text-style-name="P2" draw:layer="layout" svg:width="0.1cm" svg:height="0.1cm" svg:x="17.556cm" svg:y="19.555cm" svg:viewBox="0 0 101 101" svg:d="M0 52c0-29 23-52 52-52 27 0 49 23 49 52 0 27-22 49-49 49-29 0-52-22-52-49z">
          <text:p/>
        </draw:path>
        <draw:path draw:style-name="gr6" draw:text-style-name="P2" draw:layer="layout" svg:width="0.1cm" svg:height="0.1cm" svg:x="16.269cm" svg:y="19.555cm" svg:viewBox="0 0 101 101" svg:d="M0 52c0-29 22-52 50-52s51 23 51 52c0 27-23 49-51 49s-50-22-50-49z">
          <text:p/>
        </draw:path>
        <draw:path draw:style-name="gr6" draw:text-style-name="P2" draw:layer="layout" svg:width="0.1cm" svg:height="0.1cm" svg:x="18.356cm" svg:y="16.832cm" svg:viewBox="0 0 101 101" svg:d="M0 49c0-27 23-49 52-49 27 0 49 22 49 49 0 28-22 52-49 52-29 0-52-24-52-52z">
          <text:p/>
        </draw:path>
        <draw:path draw:style-name="gr6" draw:text-style-name="P2" draw:layer="layout" svg:width="0.1cm" svg:height="0.1cm" svg:x="18.356cm" svg:y="17.086cm" svg:viewBox="0 0 101 101" svg:d="M0 50c0-28 23-50 52-50 27 0 49 22 49 50s-22 51-49 51c-29 0-52-23-52-51z">
          <text:p/>
        </draw:path>
        <draw:path draw:style-name="gr6" draw:text-style-name="P2" draw:layer="layout" svg:width="0.1cm" svg:height="0.1cm" svg:x="16.469cm" svg:y="18.869cm" svg:viewBox="0 0 101 101" svg:d="M0 50c0-28 22-50 50-50s51 22 51 50-23 51-51 51-50-23-50-51z">
          <text:p/>
        </draw:path>
        <draw:path draw:style-name="gr6" draw:text-style-name="P2" draw:layer="layout" svg:width="0.1cm" svg:height="0.1cm" svg:x="16.269cm" svg:y="18.869cm" svg:viewBox="0 0 101 101" svg:d="M0 50c0-28 22-50 50-50s51 22 51 50-23 51-51 51-50-23-50-51z">
          <text:p/>
        </draw:path>
        <draw:path draw:style-name="gr6" draw:text-style-name="P2" draw:layer="layout" svg:width="0.1cm" svg:height="0.1cm" svg:x="16.278cm" svg:y="17.27cm" svg:viewBox="0 0 101 101" svg:d="M0 51c0-28 23-51 52-51 27 0 49 23 49 51s-22 50-49 50c-29 0-52-22-52-50z">
          <text:p/>
        </draw:path>
        <draw:path draw:style-name="gr6" draw:text-style-name="P2" draw:layer="layout" svg:width="0.1cm" svg:height="0.1cm" svg:x="16.278cm" svg:y="17.47cm" svg:viewBox="0 0 101 101" svg:d="M0 51c0-28 23-51 52-51 27 0 49 23 49 51s-22 50-49 50c-29 0-52-22-52-50z">
          <text:p/>
        </draw:path>
        <draw:path draw:style-name="gr6" draw:text-style-name="P2" draw:layer="layout" svg:width="0.1cm" svg:height="0.1cm" svg:x="15.491cm" svg:y="17.269cm" svg:viewBox="0 0 101 101" svg:d="M0 50c0-28 22-50 50-50s51 22 51 50-23 51-51 51-50-23-50-51z">
          <text:p/>
        </draw:path>
        <draw:path draw:style-name="gr6" draw:text-style-name="P2" draw:layer="layout" svg:width="0.1cm" svg:height="0.1cm" svg:x="15.745cm" svg:y="17.269cm" svg:viewBox="0 0 101 101" svg:d="M0 50c0-28 22-50 51-50 28 0 50 22 50 50s-22 51-50 51c-29 0-51-23-51-51z">
          <text:p/>
        </draw:path>
        <draw:path draw:style-name="gr6" draw:text-style-name="P2" draw:layer="layout" svg:width="0.1cm" svg:height="0.1cm" svg:x="15.494cm" svg:y="17.753cm" svg:viewBox="0 0 101 101" svg:d="M0 51c0-28 24-51 52-51 27 0 49 23 49 51s-22 50-49 50c-28 0-52-22-52-50z">
          <text:p/>
        </draw:path>
        <draw:path draw:style-name="gr6" draw:text-style-name="P2" draw:layer="layout" svg:width="0.1cm" svg:height="0.1cm" svg:x="15.494cm" svg:y="18.515cm" svg:viewBox="0 0 101 101" svg:d="M0 51c0-28 24-51 52-51 27 0 49 23 49 51 0 27-22 50-49 50-28 0-52-23-52-50z">
          <text:p/>
        </draw:path>
        <draw:path draw:style-name="gr6" draw:text-style-name="P2" draw:layer="layout" svg:width="0.1cm" svg:height="0.1cm" svg:x="17.074cm" svg:y="16.691cm" svg:viewBox="0 0 101 101" svg:d="M0 50c0-28 23-50 52-50 27 0 49 22 49 50s-22 51-49 51c-29 0-52-23-52-51z">
          <text:p/>
        </draw:path>
        <draw:path draw:style-name="gr6" draw:text-style-name="P2" draw:layer="layout" svg:width="0.1cm" svg:height="0.1cm" svg:x="17.328cm" svg:y="16.691cm" svg:viewBox="0 0 101 101" svg:d="M0 50c0-28 23-50 51-50s50 22 50 50-22 51-50 51-51-23-51-51z">
          <text:p/>
        </draw:path>
        <draw:path draw:style-name="gr6" draw:text-style-name="P2" draw:layer="layout" svg:width="0.1cm" svg:height="0.1cm" svg:x="17.582cm" svg:y="16.691cm" svg:viewBox="0 0 101 101" svg:d="M0 50c0-28 24-50 52-50 27 0 49 22 49 50s-22 51-49 51c-28 0-52-23-52-51z">
          <text:p/>
        </draw:path>
        <draw:path draw:style-name="gr6" draw:text-style-name="P2" draw:layer="layout" svg:width="0.1cm" svg:height="0.101cm" svg:x="17.347cm" svg:y="18.998cm" svg:viewBox="0 0 101 102" svg:d="M0 50c0-27 23-50 52-50 27 0 49 23 49 50 0 28-22 52-49 52-29 0-52-24-52-52z">
          <text:p/>
        </draw:path>
        <draw:path draw:style-name="gr6" draw:text-style-name="P2" draw:layer="layout" svg:width="0.1cm" svg:height="0.101cm" svg:x="18.168cm" svg:y="18.998cm" svg:viewBox="0 0 101 102" svg:d="M0 50c0-27 23-50 50-50 28 0 51 23 51 50 0 28-23 52-51 52-27 0-50-24-50-52z">
          <text:p/>
        </draw:path>
        <draw:path draw:style-name="gr6" draw:text-style-name="P2" draw:layer="layout" svg:width="0.1cm" svg:height="0.101cm" svg:x="17.558cm" svg:y="18.998cm" svg:viewBox="0 0 101 102" svg:d="M0 50c0-27 22-50 50-50s51 23 51 50c0 28-23 52-51 52s-50-24-50-52z">
          <text:p/>
        </draw:path>
        <draw:path draw:style-name="gr6" draw:text-style-name="P2" draw:layer="layout" svg:width="0.1cm" svg:height="0.101cm" svg:x="17.758cm" svg:y="18.998cm" svg:viewBox="0 0 101 102" svg:d="M0 50c0-27 22-50 50-50s51 23 51 50c0 28-23 52-51 52s-50-24-50-52z">
          <text:p/>
        </draw:path>
        <draw:path draw:style-name="gr6" draw:text-style-name="P2" draw:layer="layout" svg:width="0.1cm" svg:height="0.101cm" svg:x="17.958cm" svg:y="18.998cm" svg:viewBox="0 0 101 102" svg:d="M0 50c0-27 22-50 50-50s51 23 51 50c0 28-23 52-51 52s-50-24-50-52z">
          <text:p/>
        </draw:path>
        <draw:path draw:style-name="gr6" draw:text-style-name="P2" draw:layer="layout" svg:width="0.1cm" svg:height="0.1cm" svg:x="17.556cm" svg:y="19.555cm" svg:viewBox="0 0 101 101" svg:d="M0 52c0-29 23-52 52-52 27 0 49 23 49 52 0 27-22 49-49 49-29 0-52-22-52-49z">
          <text:p/>
        </draw:path>
        <draw:path draw:style-name="gr6" draw:text-style-name="P2" draw:layer="layout" svg:width="0.1cm" svg:height="0.1cm" svg:x="16.269cm" svg:y="19.555cm" svg:viewBox="0 0 101 101" svg:d="M0 52c0-29 22-52 50-52s51 23 51 52c0 27-23 49-51 49s-50-22-50-49z">
          <text:p/>
        </draw:path>
        <draw:path draw:style-name="gr6" draw:text-style-name="P2" draw:layer="layout" svg:width="0.1cm" svg:height="0.1cm" svg:x="18.356cm" svg:y="16.832cm" svg:viewBox="0 0 101 101" svg:d="M0 49c0-27 23-49 52-49 27 0 49 22 49 49 0 28-22 52-49 52-29 0-52-24-52-52z">
          <text:p/>
        </draw:path>
        <draw:path draw:style-name="gr6" draw:text-style-name="P2" draw:layer="layout" svg:width="0.1cm" svg:height="0.1cm" svg:x="18.356cm" svg:y="17.086cm" svg:viewBox="0 0 101 101" svg:d="M0 50c0-28 23-50 52-50 27 0 49 22 49 50s-22 51-49 51c-29 0-52-23-52-51z">
          <text:p/>
        </draw:path>
        <draw:path draw:style-name="gr6" draw:text-style-name="P2" draw:layer="layout" svg:width="0.1cm" svg:height="0.1cm" svg:x="16.469cm" svg:y="18.869cm" svg:viewBox="0 0 101 101" svg:d="M0 50c0-28 22-50 50-50s51 22 51 50-23 51-51 51-50-23-50-51z">
          <text:p/>
        </draw:path>
        <draw:path draw:style-name="gr6" draw:text-style-name="P2" draw:layer="layout" svg:width="0.1cm" svg:height="0.1cm" svg:x="16.269cm" svg:y="18.869cm" svg:viewBox="0 0 101 101" svg:d="M0 50c0-28 22-50 50-50s51 22 51 50-23 51-51 51-50-23-50-51z">
          <text:p/>
        </draw:path>
        <draw:path draw:style-name="gr6" draw:text-style-name="P2" draw:layer="layout" svg:width="0.1cm" svg:height="0.1cm" svg:x="16.278cm" svg:y="17.27cm" svg:viewBox="0 0 101 101" svg:d="M0 51c0-28 23-51 52-51 27 0 49 23 49 51s-22 50-49 50c-29 0-52-22-52-50z">
          <text:p/>
        </draw:path>
        <draw:path draw:style-name="gr6" draw:text-style-name="P2" draw:layer="layout" svg:width="0.1cm" svg:height="0.1cm" svg:x="16.278cm" svg:y="17.47cm" svg:viewBox="0 0 101 101" svg:d="M0 51c0-28 23-51 52-51 27 0 49 23 49 51s-22 50-49 50c-29 0-52-22-52-50z">
          <text:p/>
        </draw:path>
        <draw:path draw:style-name="gr6" draw:text-style-name="P2" draw:layer="layout" svg:width="0.1cm" svg:height="0.1cm" svg:x="15.491cm" svg:y="17.269cm" svg:viewBox="0 0 101 101" svg:d="M0 50c0-28 22-50 50-50s51 22 51 50-23 51-51 51-50-23-50-51z">
          <text:p/>
        </draw:path>
        <draw:path draw:style-name="gr6" draw:text-style-name="P2" draw:layer="layout" svg:width="0.1cm" svg:height="0.1cm" svg:x="15.745cm" svg:y="17.269cm" svg:viewBox="0 0 101 101" svg:d="M0 50c0-28 22-50 51-50 28 0 50 22 50 50s-22 51-50 51c-29 0-51-23-51-51z">
          <text:p/>
        </draw:path>
        <draw:path draw:style-name="gr6" draw:text-style-name="P2" draw:layer="layout" svg:width="0.1cm" svg:height="0.1cm" svg:x="15.494cm" svg:y="17.753cm" svg:viewBox="0 0 101 101" svg:d="M0 51c0-28 24-51 52-51 27 0 49 23 49 51s-22 50-49 50c-28 0-52-22-52-50z">
          <text:p/>
        </draw:path>
        <draw:path draw:style-name="gr6" draw:text-style-name="P2" draw:layer="layout" svg:width="0.1cm" svg:height="0.1cm" svg:x="15.494cm" svg:y="18.515cm" svg:viewBox="0 0 101 101" svg:d="M0 51c0-28 24-51 52-51 27 0 49 23 49 51 0 27-22 50-49 50-28 0-52-23-52-50z">
          <text:p/>
        </draw:path>
        <draw:path draw:style-name="gr6" draw:text-style-name="P2" draw:layer="layout" svg:width="0.1cm" svg:height="0.1cm" svg:x="17.074cm" svg:y="16.691cm" svg:viewBox="0 0 101 101" svg:d="M0 50c0-28 23-50 52-50 27 0 49 22 49 50s-22 51-49 51c-29 0-52-23-52-51z">
          <text:p/>
        </draw:path>
        <draw:path draw:style-name="gr6" draw:text-style-name="P2" draw:layer="layout" svg:width="0.1cm" svg:height="0.1cm" svg:x="17.328cm" svg:y="16.691cm" svg:viewBox="0 0 101 101" svg:d="M0 50c0-28 23-50 51-50s50 22 50 50-22 51-50 51-51-23-51-51z">
          <text:p/>
        </draw:path>
        <draw:path draw:style-name="gr6" draw:text-style-name="P2" draw:layer="layout" svg:width="0.1cm" svg:height="0.1cm" svg:x="17.582cm" svg:y="16.691cm" svg:viewBox="0 0 101 101" svg:d="M0 50c0-28 24-50 52-50 27 0 49 22 49 50s-22 51-49 51c-28 0-52-23-52-51z">
          <text:p/>
        </draw:path>
        <draw:path draw:style-name="gr6" draw:text-style-name="P2" draw:layer="layout" svg:width="0.1cm" svg:height="0.101cm" svg:x="17.347cm" svg:y="18.998cm" svg:viewBox="0 0 101 102" svg:d="M0 50c0-27 23-50 52-50 27 0 49 23 49 50 0 28-22 52-49 52-29 0-52-24-52-52z">
          <text:p/>
        </draw:path>
        <draw:path draw:style-name="gr6" draw:text-style-name="P2" draw:layer="layout" svg:width="0.1cm" svg:height="0.101cm" svg:x="18.168cm" svg:y="18.998cm" svg:viewBox="0 0 101 102" svg:d="M0 50c0-27 23-50 50-50 28 0 51 23 51 50 0 28-23 52-51 52-27 0-50-24-50-52z">
          <text:p/>
        </draw:path>
        <draw:path draw:style-name="gr6" draw:text-style-name="P2" draw:layer="layout" svg:width="0.1cm" svg:height="0.101cm" svg:x="17.558cm" svg:y="18.998cm" svg:viewBox="0 0 101 102" svg:d="M0 50c0-27 22-50 50-50s51 23 51 50c0 28-23 52-51 52s-50-24-50-52z">
          <text:p/>
        </draw:path>
        <draw:path draw:style-name="gr6" draw:text-style-name="P2" draw:layer="layout" svg:width="0.1cm" svg:height="0.101cm" svg:x="17.758cm" svg:y="18.998cm" svg:viewBox="0 0 101 102" svg:d="M0 50c0-27 22-50 50-50s51 23 51 50c0 28-23 52-51 52s-50-24-50-52z">
          <text:p/>
        </draw:path>
        <draw:path draw:style-name="gr6" draw:text-style-name="P2" draw:layer="layout" svg:width="0.1cm" svg:height="0.101cm" svg:x="17.958cm" svg:y="18.998cm" svg:viewBox="0 0 101 102" svg:d="M0 50c0-27 22-50 50-50s51 23 51 50c0 28-23 52-51 52s-50-24-50-52z">
          <text:p/>
        </draw:path>
        <draw:path draw:style-name="gr6" draw:text-style-name="P2" draw:layer="layout" svg:width="0.1cm" svg:height="0.1cm" svg:x="17.556cm" svg:y="19.555cm" svg:viewBox="0 0 101 101" svg:d="M0 52c0-29 23-52 52-52 27 0 49 23 49 52 0 27-22 49-49 49-29 0-52-22-52-49z">
          <text:p/>
        </draw:path>
        <draw:path draw:style-name="gr6" draw:text-style-name="P2" draw:layer="layout" svg:width="0.1cm" svg:height="0.1cm" svg:x="16.269cm" svg:y="19.555cm" svg:viewBox="0 0 101 101" svg:d="M0 52c0-29 22-52 50-52s51 23 51 52c0 27-23 49-51 49s-50-22-50-49z">
          <text:p/>
        </draw:path>
        <draw:line draw:style-name="gr16" draw:text-style-name="P1" draw:layer="layout" svg:x1="15.14cm" svg:y1="16.675cm" svg:x2="15.14cm" svg:y2="16.156cm">
          <text:p/>
        </draw:line>
        <draw:line draw:style-name="gr16" draw:text-style-name="P1" draw:layer="layout" svg:x1="18.78cm" svg:y1="20.174cm" svg:x2="18.78cm" svg:y2="16.675cm">
          <text:p/>
        </draw:line>
        <draw:line draw:style-name="gr16" draw:text-style-name="P1" draw:layer="layout" svg:x1="15.14cm" svg:y1="16.675cm" svg:x2="15.14cm" svg:y2="20.174cm">
          <text:p/>
        </draw:line>
        <draw:line draw:style-name="gr16" draw:text-style-name="P1" draw:layer="layout" svg:x1="18.78cm" svg:y1="16.675cm" svg:x2="18.78cm" svg:y2="16.156cm">
          <text:p/>
        </draw:line>
        <draw:line draw:style-name="gr16" draw:text-style-name="P1" draw:layer="layout" svg:x1="18.78cm" svg:y1="20.174cm" svg:x2="15.14cm" svg:y2="20.174cm">
          <text:p/>
        </draw:line>
        <draw:line draw:style-name="gr16" draw:text-style-name="P1" draw:layer="layout" svg:x1="15.14cm" svg:y1="16.156cm" svg:x2="18.78cm" svg:y2="16.156cm">
          <text:p/>
        </draw:line>
        <draw:path draw:style-name="gr6" draw:text-style-name="P2" draw:layer="layout" svg:width="0.1cm" svg:height="0.1cm" svg:x="18.356cm" svg:y="16.832cm" svg:viewBox="0 0 101 101" svg:d="M0 49c0-27 23-49 52-49 27 0 49 22 49 49 0 28-22 52-49 52-29 0-52-24-52-52z">
          <text:p/>
        </draw:path>
        <draw:path draw:style-name="gr6" draw:text-style-name="P2" draw:layer="layout" svg:width="0.1cm" svg:height="0.1cm" svg:x="18.356cm" svg:y="17.086cm" svg:viewBox="0 0 101 101" svg:d="M0 50c0-28 23-50 52-50 27 0 49 22 49 50s-22 51-49 51c-29 0-52-23-52-51z">
          <text:p/>
        </draw:path>
        <draw:path draw:style-name="gr6" draw:text-style-name="P2" draw:layer="layout" svg:width="0.1cm" svg:height="0.1cm" svg:x="16.469cm" svg:y="18.869cm" svg:viewBox="0 0 101 101" svg:d="M0 50c0-28 22-50 50-50s51 22 51 50-23 51-51 51-50-23-50-51z">
          <text:p/>
        </draw:path>
        <draw:path draw:style-name="gr6" draw:text-style-name="P2" draw:layer="layout" svg:width="0.1cm" svg:height="0.1cm" svg:x="16.269cm" svg:y="18.869cm" svg:viewBox="0 0 101 101" svg:d="M0 50c0-28 22-50 50-50s51 22 51 50-23 51-51 51-50-23-50-51z">
          <text:p/>
        </draw:path>
        <draw:path draw:style-name="gr6" draw:text-style-name="P2" draw:layer="layout" svg:width="0.1cm" svg:height="0.1cm" svg:x="16.278cm" svg:y="17.27cm" svg:viewBox="0 0 101 101" svg:d="M0 51c0-28 23-51 52-51 27 0 49 23 49 51s-22 50-49 50c-29 0-52-22-52-50z">
          <text:p/>
        </draw:path>
        <draw:path draw:style-name="gr6" draw:text-style-name="P2" draw:layer="layout" svg:width="0.1cm" svg:height="0.1cm" svg:x="16.278cm" svg:y="17.47cm" svg:viewBox="0 0 101 101" svg:d="M0 51c0-28 23-51 52-51 27 0 49 23 49 51s-22 50-49 50c-29 0-52-22-52-50z">
          <text:p/>
        </draw:path>
        <draw:path draw:style-name="gr6" draw:text-style-name="P2" draw:layer="layout" svg:width="0.1cm" svg:height="0.1cm" svg:x="15.491cm" svg:y="17.269cm" svg:viewBox="0 0 101 101" svg:d="M0 50c0-28 22-50 50-50s51 22 51 50-23 51-51 51-50-23-50-51z">
          <text:p/>
        </draw:path>
        <draw:path draw:style-name="gr6" draw:text-style-name="P2" draw:layer="layout" svg:width="0.1cm" svg:height="0.1cm" svg:x="15.745cm" svg:y="17.269cm" svg:viewBox="0 0 101 101" svg:d="M0 50c0-28 22-50 51-50 28 0 50 22 50 50s-22 51-50 51c-29 0-51-23-51-51z">
          <text:p/>
        </draw:path>
        <draw:path draw:style-name="gr6" draw:text-style-name="P2" draw:layer="layout" svg:width="0.1cm" svg:height="0.1cm" svg:x="15.494cm" svg:y="17.753cm" svg:viewBox="0 0 101 101" svg:d="M0 51c0-28 24-51 52-51 27 0 49 23 49 51s-22 50-49 50c-28 0-52-22-52-50z">
          <text:p/>
        </draw:path>
        <draw:path draw:style-name="gr6" draw:text-style-name="P2" draw:layer="layout" svg:width="0.1cm" svg:height="0.1cm" svg:x="15.494cm" svg:y="18.515cm" svg:viewBox="0 0 101 101" svg:d="M0 51c0-28 24-51 52-51 27 0 49 23 49 51 0 27-22 50-49 50-28 0-52-23-52-50z">
          <text:p/>
        </draw:path>
        <draw:path draw:style-name="gr6" draw:text-style-name="P2" draw:layer="layout" svg:width="0.1cm" svg:height="0.1cm" svg:x="17.074cm" svg:y="16.691cm" svg:viewBox="0 0 101 101" svg:d="M0 50c0-28 23-50 52-50 27 0 49 22 49 50s-22 51-49 51c-29 0-52-23-52-51z">
          <text:p/>
        </draw:path>
        <draw:path draw:style-name="gr6" draw:text-style-name="P2" draw:layer="layout" svg:width="0.1cm" svg:height="0.1cm" svg:x="17.328cm" svg:y="16.691cm" svg:viewBox="0 0 101 101" svg:d="M0 50c0-28 23-50 51-50s50 22 50 50-22 51-50 51-51-23-51-51z">
          <text:p/>
        </draw:path>
        <draw:path draw:style-name="gr6" draw:text-style-name="P2" draw:layer="layout" svg:width="0.1cm" svg:height="0.1cm" svg:x="17.582cm" svg:y="16.691cm" svg:viewBox="0 0 101 101" svg:d="M0 50c0-28 24-50 52-50 27 0 49 22 49 50s-22 51-49 51c-28 0-52-23-52-51z">
          <text:p/>
        </draw:path>
        <draw:path draw:style-name="gr6" draw:text-style-name="P2" draw:layer="layout" svg:width="0.1cm" svg:height="0.101cm" svg:x="17.347cm" svg:y="18.998cm" svg:viewBox="0 0 101 102" svg:d="M0 50c0-27 23-50 52-50 27 0 49 23 49 50 0 28-22 52-49 52-29 0-52-24-52-52z">
          <text:p/>
        </draw:path>
        <draw:path draw:style-name="gr6" draw:text-style-name="P2" draw:layer="layout" svg:width="0.1cm" svg:height="0.101cm" svg:x="18.168cm" svg:y="18.998cm" svg:viewBox="0 0 101 102" svg:d="M0 50c0-27 23-50 50-50 28 0 51 23 51 50 0 28-23 52-51 52-27 0-50-24-50-52z">
          <text:p/>
        </draw:path>
        <draw:path draw:style-name="gr6" draw:text-style-name="P2" draw:layer="layout" svg:width="0.1cm" svg:height="0.101cm" svg:x="17.558cm" svg:y="18.998cm" svg:viewBox="0 0 101 102" svg:d="M0 50c0-27 22-50 50-50s51 23 51 50c0 28-23 52-51 52s-50-24-50-52z">
          <text:p/>
        </draw:path>
        <draw:path draw:style-name="gr6" draw:text-style-name="P2" draw:layer="layout" svg:width="0.1cm" svg:height="0.101cm" svg:x="17.758cm" svg:y="18.998cm" svg:viewBox="0 0 101 102" svg:d="M0 50c0-27 22-50 50-50s51 23 51 50c0 28-23 52-51 52s-50-24-50-52z">
          <text:p/>
        </draw:path>
        <draw:path draw:style-name="gr6" draw:text-style-name="P2" draw:layer="layout" svg:width="0.1cm" svg:height="0.101cm" svg:x="17.958cm" svg:y="18.998cm" svg:viewBox="0 0 101 102" svg:d="M0 50c0-27 22-50 50-50s51 23 51 50c0 28-23 52-51 52s-50-24-50-52z">
          <text:p/>
        </draw:path>
        <draw:path draw:style-name="gr6" draw:text-style-name="P2" draw:layer="layout" svg:width="0.1cm" svg:height="0.1cm" svg:x="17.556cm" svg:y="19.555cm" svg:viewBox="0 0 101 101" svg:d="M0 52c0-29 23-52 52-52 27 0 49 23 49 52 0 27-22 49-49 49-29 0-52-22-52-49z">
          <text:p/>
        </draw:path>
        <draw:path draw:style-name="gr6" draw:text-style-name="P2" draw:layer="layout" svg:width="0.1cm" svg:height="0.1cm" svg:x="16.269cm" svg:y="19.555cm" svg:viewBox="0 0 101 101" svg:d="M0 52c0-29 22-52 50-52s51 23 51 52c0 27-23 49-51 49s-50-22-50-49z">
          <text:p/>
        </draw:path>
        <draw:path draw:style-name="gr15" draw:text-style-name="P3" draw:layer="layout" svg:width="0.1cm" svg:height="0.1cm" svg:x="18.356cm" svg:y="16.832cm" svg:viewBox="0 0 101 101" svg:d="M0 49c0-27 23-49 52-49 27 0 49 22 49 49 0 28-22 52-49 52-29 0-52-24-52-52z">
          <text:p/>
        </draw:path>
        <draw:path draw:style-name="gr15" draw:text-style-name="P3" draw:layer="layout" svg:width="0.1cm" svg:height="0.1cm" svg:x="18.356cm" svg:y="17.086cm" svg:viewBox="0 0 101 101" svg:d="M0 50c0-28 23-50 52-50 27 0 49 22 49 50s-22 51-49 51c-29 0-52-23-52-51z">
          <text:p/>
        </draw:path>
        <draw:path draw:style-name="gr15" draw:text-style-name="P3" draw:layer="layout" svg:width="0.1cm" svg:height="0.1cm" svg:x="16.469cm" svg:y="18.869cm" svg:viewBox="0 0 101 101" svg:d="M0 50c0-28 22-50 50-50s51 22 51 50-23 51-51 51-50-23-50-51z">
          <text:p/>
        </draw:path>
        <draw:path draw:style-name="gr15" draw:text-style-name="P3" draw:layer="layout" svg:width="0.1cm" svg:height="0.1cm" svg:x="16.269cm" svg:y="18.869cm" svg:viewBox="0 0 101 101" svg:d="M0 50c0-28 22-50 50-50s51 22 51 50-23 51-51 51-50-23-50-51z">
          <text:p/>
        </draw:path>
        <draw:path draw:style-name="gr15" draw:text-style-name="P3" draw:layer="layout" svg:width="0.1cm" svg:height="0.1cm" svg:x="16.278cm" svg:y="17.27cm" svg:viewBox="0 0 101 101" svg:d="M0 51c0-28 23-51 52-51 27 0 49 23 49 51s-22 50-49 50c-29 0-52-22-52-50z">
          <text:p/>
        </draw:path>
        <draw:path draw:style-name="gr15" draw:text-style-name="P3" draw:layer="layout" svg:width="0.1cm" svg:height="0.1cm" svg:x="16.278cm" svg:y="17.47cm" svg:viewBox="0 0 101 101" svg:d="M0 51c0-28 23-51 52-51 27 0 49 23 49 51s-22 50-49 50c-29 0-52-22-52-50z">
          <text:p/>
        </draw:path>
        <draw:path draw:style-name="gr15" draw:text-style-name="P3" draw:layer="layout" svg:width="0.1cm" svg:height="0.1cm" svg:x="15.491cm" svg:y="17.269cm" svg:viewBox="0 0 101 101" svg:d="M0 50c0-28 22-50 50-50s51 22 51 50-23 51-51 51-50-23-50-51z">
          <text:p/>
        </draw:path>
        <draw:path draw:style-name="gr15" draw:text-style-name="P3" draw:layer="layout" svg:width="0.1cm" svg:height="0.1cm" svg:x="15.745cm" svg:y="17.269cm" svg:viewBox="0 0 101 101" svg:d="M0 50c0-28 22-50 51-50 28 0 50 22 50 50s-22 51-50 51c-29 0-51-23-51-51z">
          <text:p/>
        </draw:path>
        <draw:path draw:style-name="gr15" draw:text-style-name="P3" draw:layer="layout" svg:width="0.1cm" svg:height="0.1cm" svg:x="15.494cm" svg:y="17.753cm" svg:viewBox="0 0 101 101" svg:d="M0 51c0-28 24-51 52-51 27 0 49 23 49 51s-22 50-49 50c-28 0-52-22-52-50z">
          <text:p/>
        </draw:path>
        <draw:path draw:style-name="gr15" draw:text-style-name="P3" draw:layer="layout" svg:width="0.1cm" svg:height="0.1cm" svg:x="15.494cm" svg:y="18.515cm" svg:viewBox="0 0 101 101" svg:d="M0 51c0-28 24-51 52-51 27 0 49 23 49 51 0 27-22 50-49 50-28 0-52-23-52-50z">
          <text:p/>
        </draw:path>
        <draw:path draw:style-name="gr15" draw:text-style-name="P3" draw:layer="layout" svg:width="0.1cm" svg:height="0.1cm" svg:x="17.074cm" svg:y="16.691cm" svg:viewBox="0 0 101 101" svg:d="M0 50c0-28 23-50 52-50 27 0 49 22 49 50s-22 51-49 51c-29 0-52-23-52-51z">
          <text:p/>
        </draw:path>
        <draw:path draw:style-name="gr15" draw:text-style-name="P3" draw:layer="layout" svg:width="0.1cm" svg:height="0.1cm" svg:x="17.328cm" svg:y="16.691cm" svg:viewBox="0 0 101 101" svg:d="M0 50c0-28 23-50 51-50s50 22 50 50-22 51-50 51-51-23-51-51z">
          <text:p/>
        </draw:path>
        <draw:path draw:style-name="gr15" draw:text-style-name="P3" draw:layer="layout" svg:width="0.1cm" svg:height="0.1cm" svg:x="17.582cm" svg:y="16.691cm" svg:viewBox="0 0 101 101" svg:d="M0 50c0-28 24-50 52-50 27 0 49 22 49 50s-22 51-49 51c-28 0-52-23-52-51z">
          <text:p/>
        </draw:path>
        <draw:path draw:style-name="gr15" draw:text-style-name="P3" draw:layer="layout" svg:width="0.1cm" svg:height="0.101cm" svg:x="17.347cm" svg:y="18.998cm" svg:viewBox="0 0 101 102" svg:d="M0 50c0-27 23-50 52-50 27 0 49 23 49 50 0 28-22 52-49 52-29 0-52-24-52-52z">
          <text:p/>
        </draw:path>
        <draw:path draw:style-name="gr15" draw:text-style-name="P3" draw:layer="layout" svg:width="0.1cm" svg:height="0.101cm" svg:x="18.168cm" svg:y="18.998cm" svg:viewBox="0 0 101 102" svg:d="M0 50c0-27 23-50 50-50 28 0 51 23 51 50 0 28-23 52-51 52-27 0-50-24-50-52z">
          <text:p/>
        </draw:path>
        <draw:path draw:style-name="gr15" draw:text-style-name="P3" draw:layer="layout" svg:width="0.1cm" svg:height="0.101cm" svg:x="17.558cm" svg:y="18.998cm" svg:viewBox="0 0 101 102" svg:d="M0 50c0-27 22-50 50-50s51 23 51 50c0 28-23 52-51 52s-50-24-50-52z">
          <text:p/>
        </draw:path>
        <draw:path draw:style-name="gr15" draw:text-style-name="P3" draw:layer="layout" svg:width="0.1cm" svg:height="0.101cm" svg:x="17.758cm" svg:y="18.998cm" svg:viewBox="0 0 101 102" svg:d="M0 50c0-27 22-50 50-50s51 23 51 50c0 28-23 52-51 52s-50-24-50-52z">
          <text:p/>
        </draw:path>
        <draw:path draw:style-name="gr15" draw:text-style-name="P3" draw:layer="layout" svg:width="0.1cm" svg:height="0.101cm" svg:x="17.958cm" svg:y="18.998cm" svg:viewBox="0 0 101 102" svg:d="M0 50c0-27 22-50 50-50s51 23 51 50c0 28-23 52-51 52s-50-24-50-52z">
          <text:p/>
        </draw:path>
        <draw:path draw:style-name="gr15" draw:text-style-name="P3" draw:layer="layout" svg:width="0.1cm" svg:height="0.1cm" svg:x="17.556cm" svg:y="19.555cm" svg:viewBox="0 0 101 101" svg:d="M0 52c0-29 23-52 52-52 27 0 49 23 49 52 0 27-22 49-49 49-29 0-52-22-52-49z">
          <text:p/>
        </draw:path>
        <draw:path draw:style-name="gr15" draw:text-style-name="P3" draw:layer="layout" svg:width="0.1cm" svg:height="0.1cm" svg:x="16.269cm" svg:y="19.555cm" svg:viewBox="0 0 101 101" svg:d="M0 52c0-29 22-52 50-52s51 23 51 52c0 27-23 49-51 49s-50-22-50-49z">
          <text:p/>
        </draw:path>
        <draw:line draw:style-name="gr1" draw:text-style-name="P1" draw:layer="layout" svg:x1="4.971cm" svg:y1="26.074cm" svg:x2="4.953cm" svg:y2="26.081cm">
          <text:p/>
        </draw:line>
        <draw:line draw:style-name="gr1" draw:text-style-name="P1" draw:layer="layout" svg:x1="4.953cm" svg:y1="26.08cm" svg:x2="4.924cm" svg:y2="26.08cm">
          <text:p/>
        </draw:line>
        <draw:line draw:style-name="gr1" draw:text-style-name="P1" draw:layer="layout" svg:x1="4.925cm" svg:y1="26.081cm" svg:x2="4.913cm" svg:y2="26.074cm">
          <text:p/>
        </draw:line>
        <draw:line draw:style-name="gr1" draw:text-style-name="P1" draw:layer="layout" svg:x1="4.914cm" svg:y1="26.075cm" svg:x2="4.907cm" svg:y2="26.069cm">
          <text:p/>
        </draw:line>
        <draw:line draw:style-name="gr1" draw:text-style-name="P1" draw:layer="layout" svg:x1="4.908cm" svg:y1="26.07cm" svg:x2="4.901cm" svg:y2="26.057cm">
          <text:p/>
        </draw:line>
        <draw:line draw:style-name="gr1" draw:text-style-name="P1" draw:layer="layout" svg:x1="4.901cm" svg:y1="26.057cm" svg:x2="4.901cm" svg:y2="26.046cm">
          <text:p/>
        </draw:line>
        <draw:line draw:style-name="gr1" draw:text-style-name="P1" draw:layer="layout" svg:x1="4.901cm" svg:y1="26.047cm" svg:x2="4.908cm" svg:y2="26.034cm">
          <text:p/>
        </draw:line>
        <draw:line draw:style-name="gr1" draw:text-style-name="P1" draw:layer="layout" svg:x1="4.907cm" svg:y1="26.035cm" svg:x2="4.914cm" svg:y2="26.029cm">
          <text:p/>
        </draw:line>
        <draw:line draw:style-name="gr1" draw:text-style-name="P1" draw:layer="layout" svg:x1="4.913cm" svg:y1="26.03cm" svg:x2="4.925cm" svg:y2="26.023cm">
          <text:p/>
        </draw:line>
        <draw:line draw:style-name="gr1" draw:text-style-name="P1" draw:layer="layout" svg:x1="4.924cm" svg:y1="26.024cm" svg:x2="4.948cm" svg:y2="26.017cm">
          <text:p/>
        </draw:line>
        <draw:line draw:style-name="gr1" draw:text-style-name="P1" draw:layer="layout" svg:x1="4.947cm" svg:y1="26.018cm" svg:x2="4.96cm" svg:y2="26.012cm">
          <text:p/>
        </draw:line>
        <draw:line draw:style-name="gr1" draw:text-style-name="P1" draw:layer="layout" svg:x1="4.959cm" svg:y1="26.013cm" svg:x2="4.965cm" svg:y2="26.006cm">
          <text:p/>
        </draw:line>
        <draw:line draw:style-name="gr1" draw:text-style-name="P1" draw:layer="layout" svg:x1="4.964cm" svg:y1="26.007cm" svg:x2="4.971cm" svg:y2="25.994cm">
          <text:p/>
        </draw:line>
        <draw:line draw:style-name="gr1" draw:text-style-name="P1" draw:layer="layout" svg:x1="4.97cm" svg:y1="25.994cm" svg:x2="4.97cm" svg:y2="25.983cm">
          <text:p/>
        </draw:line>
        <draw:line draw:style-name="gr1" draw:text-style-name="P1" draw:layer="layout" svg:x1="4.971cm" svg:y1="25.984cm" svg:x2="4.964cm" svg:y2="25.972cm">
          <text:p/>
        </draw:line>
        <draw:line draw:style-name="gr1" draw:text-style-name="P1" draw:layer="layout" svg:x1="4.965cm" svg:y1="25.973cm" svg:x2="4.959cm" svg:y2="25.966cm">
          <text:p/>
        </draw:line>
        <draw:line draw:style-name="gr1" draw:text-style-name="P1" draw:layer="layout" svg:x1="4.96cm" svg:y1="25.968cm" svg:x2="4.947cm" svg:y2="25.96cm">
          <text:p/>
        </draw:line>
        <draw:line draw:style-name="gr1" draw:text-style-name="P1" draw:layer="layout" svg:x1="4.947cm" svg:y1="25.96cm" svg:x2="4.919cm" svg:y2="25.96cm">
          <text:p/>
        </draw:line>
        <draw:line draw:style-name="gr1" draw:text-style-name="P1" draw:layer="layout" svg:x1="4.92cm" svg:y1="25.96cm" svg:x2="4.901cm" svg:y2="25.968cm">
          <text:p/>
        </draw:line>
        <draw:line draw:style-name="gr1" draw:text-style-name="P1" draw:layer="layout" svg:x1="4.862cm" svg:y1="25.96cm" svg:x2="4.833cm" svg:y2="26.081cm">
          <text:p/>
        </draw:line>
        <draw:line draw:style-name="gr1" draw:text-style-name="P1" draw:layer="layout" svg:x1="4.834cm" svg:y1="26.081cm" svg:x2="4.81cm" svg:y2="25.994cm">
          <text:p/>
        </draw:line>
        <draw:line draw:style-name="gr1" draw:text-style-name="P1" draw:layer="layout" svg:x1="4.811cm" svg:y1="25.994cm" svg:x2="4.787cm" svg:y2="26.081cm">
          <text:p/>
        </draw:line>
        <draw:line draw:style-name="gr1" draw:text-style-name="P1" draw:layer="layout" svg:x1="4.788cm" svg:y1="26.081cm" svg:x2="4.759cm" svg:y2="25.96cm">
          <text:p/>
        </draw:line>
        <draw:line draw:style-name="gr1" draw:text-style-name="P1" draw:layer="layout" svg:x1="4.65cm" svg:y1="26.08cm" svg:x2="4.719cm" svg:y2="26.08cm">
          <text:p/>
        </draw:line>
        <draw:line draw:style-name="gr1" draw:text-style-name="P1" draw:layer="layout" svg:x1="4.684cm" svg:y1="26.08cm" svg:x2="4.684cm" svg:y2="25.96cm">
          <text:p/>
        </draw:line>
        <draw:line draw:style-name="gr1" draw:text-style-name="P1" draw:layer="layout" svg:x1="4.684cm" svg:y1="25.96cm" svg:x2="4.697cm" svg:y2="25.978cm">
          <text:p/>
        </draw:line>
        <draw:line draw:style-name="gr1" draw:text-style-name="P1" draw:layer="layout" svg:x1="4.696cm" svg:y1="25.977cm" svg:x2="4.708cm" svg:y2="25.99cm">
          <text:p/>
        </draw:line>
        <draw:line draw:style-name="gr1" draw:text-style-name="P1" draw:layer="layout" svg:x1="4.707cm" svg:y1="25.989cm" svg:x2="4.72cm" svg:y2="25.995cm">
          <text:p/>
        </draw:line>
        <draw:polygon draw:style-name="gr2" draw:text-style-name="P1" draw:layer="layout" svg:width="0.426cm" svg:height="0.289cm" svg:x="4.597cm" svg:y="25.866cm" svg:viewBox="0 0 427 290" draw:points="0,0 427,0 427,290 0,290">
          <text:p/>
        </draw:polygon>
        <draw:line draw:style-name="gr1" draw:text-style-name="P1" draw:layer="layout" svg:x1="3.363cm" svg:y1="25.67cm" svg:x2="3.363cm" svg:y2="25.75cm">
          <text:p/>
        </draw:line>
        <draw:line draw:style-name="gr1" draw:text-style-name="P1" draw:layer="layout" svg:x1="3.392cm" svg:y1="25.624cm" svg:x2="3.421cm" svg:y2="25.711cm">
          <text:p/>
        </draw:line>
        <draw:line draw:style-name="gr1" draw:text-style-name="P1" draw:layer="layout" svg:x1="3.42cm" svg:y1="25.71cm" svg:x2="3.346cm" svg:y2="25.71cm">
          <text:p/>
        </draw:line>
        <draw:line draw:style-name="gr1" draw:text-style-name="P1" draw:layer="layout" svg:x1="3.312cm" svg:y1="25.63cm" svg:x2="3.232cm" svg:y2="25.63cm">
          <text:p/>
        </draw:line>
        <draw:line draw:style-name="gr1" draw:text-style-name="P1" draw:layer="layout" svg:x1="3.232cm" svg:y1="25.63cm" svg:x2="3.284cm" svg:y2="25.751cm">
          <text:p/>
        </draw:line>
        <draw:line draw:style-name="gr1" draw:text-style-name="P1" draw:layer="layout" svg:x1="3.163cm" svg:y1="25.63cm" svg:x2="3.152cm" svg:y2="25.63cm">
          <text:p/>
        </draw:line>
        <draw:line draw:style-name="gr1" draw:text-style-name="P1" draw:layer="layout" svg:x1="3.153cm" svg:y1="25.63cm" svg:x2="3.14cm" svg:y2="25.638cm">
          <text:p/>
        </draw:line>
        <draw:line draw:style-name="gr1" draw:text-style-name="P1" draw:layer="layout" svg:x1="3.141cm" svg:y1="25.636cm" svg:x2="3.134cm" svg:y2="25.643cm">
          <text:p/>
        </draw:line>
        <draw:line draw:style-name="gr1" draw:text-style-name="P1" draw:layer="layout" svg:x1="3.135cm" svg:y1="25.642cm" svg:x2="3.129cm" svg:y2="25.654cm">
          <text:p/>
        </draw:line>
        <draw:line draw:style-name="gr1" draw:text-style-name="P1" draw:layer="layout" svg:x1="3.131cm" svg:y1="25.653cm" svg:x2="3.123cm" svg:y2="25.677cm">
          <text:p/>
        </draw:line>
        <draw:line draw:style-name="gr1" draw:text-style-name="P1" draw:layer="layout" svg:x1="3.123cm" svg:y1="25.676cm" svg:x2="3.123cm" svg:y2="25.704cm">
          <text:p/>
        </draw:line>
        <draw:line draw:style-name="gr1" draw:text-style-name="P1" draw:layer="layout" svg:x1="3.123cm" svg:y1="25.704cm" svg:x2="3.131cm" svg:y2="25.728cm">
          <text:p/>
        </draw:line>
        <draw:line draw:style-name="gr1" draw:text-style-name="P1" draw:layer="layout" svg:x1="3.129cm" svg:y1="25.727cm" svg:x2="3.135cm" svg:y2="25.74cm">
          <text:p/>
        </draw:line>
        <draw:line draw:style-name="gr1" draw:text-style-name="P1" draw:layer="layout" svg:x1="3.134cm" svg:y1="25.739cm" svg:x2="3.141cm" svg:y2="25.745cm">
          <text:p/>
        </draw:line>
        <draw:line draw:style-name="gr1" draw:text-style-name="P1" draw:layer="layout" svg:x1="3.14cm" svg:y1="25.744cm" svg:x2="3.153cm" svg:y2="25.751cm">
          <text:p/>
        </draw:line>
        <draw:line draw:style-name="gr1" draw:text-style-name="P1" draw:layer="layout" svg:x1="3.152cm" svg:y1="25.75cm" svg:x2="3.163cm" svg:y2="25.75cm">
          <text:p/>
        </draw:line>
        <draw:line draw:style-name="gr1" draw:text-style-name="P1" draw:layer="layout" svg:x1="3.163cm" svg:y1="25.751cm" svg:x2="3.175cm" svg:y2="25.744cm">
          <text:p/>
        </draw:line>
        <draw:line draw:style-name="gr1" draw:text-style-name="P1" draw:layer="layout" svg:x1="3.174cm" svg:y1="25.745cm" svg:x2="3.181cm" svg:y2="25.739cm">
          <text:p/>
        </draw:line>
        <draw:line draw:style-name="gr1" draw:text-style-name="P1" draw:layer="layout" svg:x1="3.18cm" svg:y1="25.74cm" svg:x2="3.187cm" svg:y2="25.727cm">
          <text:p/>
        </draw:line>
        <draw:line draw:style-name="gr1" draw:text-style-name="P1" draw:layer="layout" svg:x1="3.186cm" svg:y1="25.728cm" svg:x2="3.193cm" svg:y2="25.704cm">
          <text:p/>
        </draw:line>
        <draw:line draw:style-name="gr1" draw:text-style-name="P1" draw:layer="layout" svg:x1="3.192cm" svg:y1="25.704cm" svg:x2="3.192cm" svg:y2="25.676cm">
          <text:p/>
        </draw:line>
        <draw:line draw:style-name="gr1" draw:text-style-name="P1" draw:layer="layout" svg:x1="3.193cm" svg:y1="25.677cm" svg:x2="3.186cm" svg:y2="25.653cm">
          <text:p/>
        </draw:line>
        <draw:line draw:style-name="gr1" draw:text-style-name="P1" draw:layer="layout" svg:x1="3.187cm" svg:y1="25.654cm" svg:x2="3.18cm" svg:y2="25.642cm">
          <text:p/>
        </draw:line>
        <draw:line draw:style-name="gr1" draw:text-style-name="P1" draw:layer="layout" svg:x1="3.181cm" svg:y1="25.643cm" svg:x2="3.174cm" svg:y2="25.636cm">
          <text:p/>
        </draw:line>
        <draw:line draw:style-name="gr1" draw:text-style-name="P1" draw:layer="layout" svg:x1="3.175cm" svg:y1="25.638cm" svg:x2="3.163cm" svg:y2="25.63cm">
          <text:p/>
        </draw:line>
        <draw:line draw:style-name="gr1" draw:text-style-name="P1" draw:layer="layout" svg:x1="3.054cm" svg:y1="25.751cm" svg:x2="3.067cm" svg:y2="25.744cm">
          <text:p/>
        </draw:line>
        <draw:line draw:style-name="gr1" draw:text-style-name="P1" draw:layer="layout" svg:x1="3.066cm" svg:y1="25.745cm" svg:x2="3.073cm" svg:y2="25.739cm">
          <text:p/>
        </draw:line>
        <draw:line draw:style-name="gr1" draw:text-style-name="P1" draw:layer="layout" svg:x1="3.072cm" svg:y1="25.74cm" svg:x2="3.078cm" svg:y2="25.727cm">
          <text:p/>
        </draw:line>
        <draw:line draw:style-name="gr1" draw:text-style-name="P1" draw:layer="layout" svg:x1="3.077cm" svg:y1="25.727cm" svg:x2="3.077cm" svg:y2="25.693cm">
          <text:p/>
        </draw:line>
        <draw:line draw:style-name="gr1" draw:text-style-name="P1" draw:layer="layout" svg:x1="3.078cm" svg:y1="25.694cm" svg:x2="3.072cm" svg:y2="25.682cm">
          <text:p/>
        </draw:line>
        <draw:line draw:style-name="gr1" draw:text-style-name="P1" draw:layer="layout" svg:x1="3.073cm" svg:y1="25.683cm" svg:x2="3.066cm" svg:y2="25.676cm">
          <text:p/>
        </draw:line>
        <draw:line draw:style-name="gr1" draw:text-style-name="P1" draw:layer="layout" svg:x1="3.067cm" svg:y1="25.678cm" svg:x2="3.054cm" svg:y2="25.67cm">
          <text:p/>
        </draw:line>
        <draw:line draw:style-name="gr1" draw:text-style-name="P1" draw:layer="layout" svg:x1="3.054cm" svg:y1="25.67cm" svg:x2="3.037cm" svg:y2="25.67cm">
          <text:p/>
        </draw:line>
        <draw:line draw:style-name="gr1" draw:text-style-name="P1" draw:layer="layout" svg:x1="3.038cm" svg:y1="25.67cm" svg:x2="3.026cm" svg:y2="25.678cm">
          <text:p/>
        </draw:line>
        <draw:line draw:style-name="gr1" draw:text-style-name="P1" draw:layer="layout" svg:x1="3.027cm" svg:y1="25.676cm" svg:x2="3.02cm" svg:y2="25.683cm">
          <text:p/>
        </draw:line>
        <draw:line draw:style-name="gr1" draw:text-style-name="P1" draw:layer="layout" svg:x1="3.021cm" svg:y1="25.682cm" svg:x2="3.014cm" svg:y2="25.694cm">
          <text:p/>
        </draw:line>
        <draw:line draw:style-name="gr1" draw:text-style-name="P1" draw:layer="layout" svg:x1="3.014cm" svg:y1="25.693cm" svg:x2="3.014cm" svg:y2="25.727cm">
          <text:p/>
        </draw:line>
        <draw:line draw:style-name="gr1" draw:text-style-name="P1" draw:layer="layout" svg:x1="3.014cm" svg:y1="25.727cm" svg:x2="3.021cm" svg:y2="25.74cm">
          <text:p/>
        </draw:line>
        <draw:line draw:style-name="gr1" draw:text-style-name="P1" draw:layer="layout" svg:x1="3.02cm" svg:y1="25.739cm" svg:x2="3.027cm" svg:y2="25.745cm">
          <text:p/>
        </draw:line>
        <draw:line draw:style-name="gr1" draw:text-style-name="P1" draw:layer="layout" svg:x1="3.026cm" svg:y1="25.744cm" svg:x2="3.038cm" svg:y2="25.751cm">
          <text:p/>
        </draw:line>
        <draw:line draw:style-name="gr1" draw:text-style-name="P1" draw:layer="layout" svg:x1="3.037cm" svg:y1="25.75cm" svg:x2="3.054cm" svg:y2="25.75cm">
          <text:p/>
        </draw:line>
        <draw:line draw:style-name="gr1" draw:text-style-name="P1" draw:layer="layout" svg:x1="2.963cm" svg:y1="25.75cm" svg:x2="2.963cm" svg:y2="25.63cm">
          <text:p/>
        </draw:line>
        <draw:line draw:style-name="gr1" draw:text-style-name="P1" draw:layer="layout" svg:x1="2.912cm" svg:y1="25.75cm" svg:x2="2.912cm" svg:y2="25.687cm">
          <text:p/>
        </draw:line>
        <draw:line draw:style-name="gr1" draw:text-style-name="P1" draw:layer="layout" svg:x1="2.912cm" svg:y1="25.688cm" svg:x2="2.918cm" svg:y2="25.676cm">
          <text:p/>
        </draw:line>
        <draw:line draw:style-name="gr1" draw:text-style-name="P1" draw:layer="layout" svg:x1="2.917cm" svg:y1="25.678cm" svg:x2="2.93cm" svg:y2="25.67cm">
          <text:p/>
        </draw:line>
        <draw:line draw:style-name="gr1" draw:text-style-name="P1" draw:layer="layout" svg:x1="2.929cm" svg:y1="25.67cm" svg:x2="2.946cm" svg:y2="25.67cm">
          <text:p/>
        </draw:line>
        <draw:line draw:style-name="gr1" draw:text-style-name="P1" draw:layer="layout" svg:x1="2.946cm" svg:y1="25.67cm" svg:x2="2.958cm" svg:y2="25.678cm">
          <text:p/>
        </draw:line>
        <draw:line draw:style-name="gr1" draw:text-style-name="P1" draw:layer="layout" svg:x1="2.957cm" svg:y1="25.676cm" svg:x2="2.964cm" svg:y2="25.683cm">
          <text:p/>
        </draw:line>
        <draw:line draw:style-name="gr1" draw:text-style-name="P1" draw:layer="layout" svg:x1="2.854cm" svg:y1="25.75cm" svg:x2="2.854cm" svg:y2="25.67cm">
          <text:p/>
        </draw:line>
        <draw:line draw:style-name="gr1" draw:text-style-name="P1" draw:layer="layout" svg:x1="2.855cm" svg:y1="25.683cm" svg:x2="2.849cm" svg:y2="25.676cm">
          <text:p/>
        </draw:line>
        <draw:line draw:style-name="gr1" draw:text-style-name="P1" draw:layer="layout" svg:x1="2.85cm" svg:y1="25.678cm" svg:x2="2.837cm" svg:y2="25.67cm">
          <text:p/>
        </draw:line>
        <draw:line draw:style-name="gr1" draw:text-style-name="P1" draw:layer="layout" svg:x1="2.837cm" svg:y1="25.67cm" svg:x2="2.82cm" svg:y2="25.67cm">
          <text:p/>
        </draw:line>
        <draw:line draw:style-name="gr1" draw:text-style-name="P1" draw:layer="layout" svg:x1="2.821cm" svg:y1="25.67cm" svg:x2="2.809cm" svg:y2="25.678cm">
          <text:p/>
        </draw:line>
        <draw:line draw:style-name="gr1" draw:text-style-name="P1" draw:layer="layout" svg:x1="2.811cm" svg:y1="25.676cm" svg:x2="2.803cm" svg:y2="25.688cm">
          <text:p/>
        </draw:line>
        <draw:line draw:style-name="gr1" draw:text-style-name="P1" draw:layer="layout" svg:x1="2.803cm" svg:y1="25.687cm" svg:x2="2.803cm" svg:y2="25.75cm">
          <text:p/>
        </draw:line>
        <draw:line draw:style-name="gr1" draw:text-style-name="P1" draw:layer="layout" svg:x1="2.804cm" svg:y1="25.688cm" svg:x2="2.797cm" svg:y2="25.676cm">
          <text:p/>
        </draw:line>
        <draw:line draw:style-name="gr1" draw:text-style-name="P1" draw:layer="layout" svg:x1="2.798cm" svg:y1="25.678cm" svg:x2="2.786cm" svg:y2="25.67cm">
          <text:p/>
        </draw:line>
        <draw:line draw:style-name="gr1" draw:text-style-name="P1" draw:layer="layout" svg:x1="2.786cm" svg:y1="25.67cm" svg:x2="2.769cm" svg:y2="25.67cm">
          <text:p/>
        </draw:line>
        <draw:line draw:style-name="gr1" draw:text-style-name="P1" draw:layer="layout" svg:x1="2.77cm" svg:y1="25.67cm" svg:x2="2.757cm" svg:y2="25.678cm">
          <text:p/>
        </draw:line>
        <draw:line draw:style-name="gr1" draw:text-style-name="P1" draw:layer="layout" svg:x1="2.758cm" svg:y1="25.676cm" svg:x2="2.752cm" svg:y2="25.688cm">
          <text:p/>
        </draw:line>
        <draw:line draw:style-name="gr1" draw:text-style-name="P1" draw:layer="layout" svg:x1="2.752cm" svg:y1="25.687cm" svg:x2="2.752cm" svg:y2="25.75cm">
          <text:p/>
        </draw:line>
        <draw:polygon draw:style-name="gr2" draw:text-style-name="P1" draw:layer="layout" svg:width="0.774cm" svg:height="0.289cm" svg:x="2.696cm" svg:y="25.536cm" svg:viewBox="0 0 775 290" draw:points="0,0 775,0 775,290 0,290">
          <text:p/>
        </draw:polygon>
        <draw:line draw:style-name="gr1" draw:text-style-name="P1" draw:layer="layout" svg:x1="3.101cm" svg:y1="27.144cm" svg:x2="3.101cm" svg:y2="27.184cm">
          <text:p/>
        </draw:line>
        <draw:line draw:style-name="gr1" draw:text-style-name="P1" draw:layer="layout" svg:x1="3.038cm" svg:y1="27.184cm" svg:x2="3.158cm" svg:y2="27.184cm">
          <text:p/>
        </draw:line>
        <draw:line draw:style-name="gr1" draw:text-style-name="P1" draw:layer="layout" svg:x1="3.158cm" svg:y1="27.184cm" svg:x2="3.158cm" svg:y2="27.127cm">
          <text:p/>
        </draw:line>
        <draw:line draw:style-name="gr1" draw:text-style-name="P1" draw:layer="layout" svg:x1="3.051cm" svg:y1="27.083cm" svg:x2="3.044cm" svg:y2="27.075cm">
          <text:p/>
        </draw:line>
        <draw:line draw:style-name="gr1" draw:text-style-name="P1" draw:layer="layout" svg:x1="3.046cm" svg:y1="27.075cm" svg:x2="3.038cm" svg:y2="27.083cm">
          <text:p/>
        </draw:line>
        <draw:line draw:style-name="gr1" draw:text-style-name="P1" draw:layer="layout" svg:x1="3.038cm" svg:y1="27.081cm" svg:x2="3.046cm" svg:y2="27.088cm">
          <text:p/>
        </draw:line>
        <draw:line draw:style-name="gr1" draw:text-style-name="P1" draw:layer="layout" svg:x1="3.044cm" svg:y1="27.088cm" svg:x2="3.051cm" svg:y2="27.081cm">
          <text:p/>
        </draw:line>
        <draw:line draw:style-name="gr1" draw:text-style-name="P1" draw:layer="layout" svg:x1="3.05cm" svg:y1="27.081cm" svg:x2="3.038cm" svg:y2="27.081cm">
          <text:p/>
        </draw:line>
        <draw:line draw:style-name="gr1" draw:text-style-name="P1" draw:layer="layout" svg:x1="3.073cm" svg:y1="27.03cm" svg:x2="3.073cm" svg:y2="26.972cm">
          <text:p/>
        </draw:line>
        <draw:line draw:style-name="gr1" draw:text-style-name="P1" draw:layer="layout" svg:x1="3.038cm" svg:y1="27.042cm" svg:x2="3.159cm" svg:y2="27.001cm">
          <text:p/>
        </draw:line>
        <draw:line draw:style-name="gr1" draw:text-style-name="P1" draw:layer="layout" svg:x1="3.159cm" svg:y1="27.002cm" svg:x2="3.038cm" svg:y2="26.961cm">
          <text:p/>
        </draw:line>
        <draw:line draw:style-name="gr1" draw:text-style-name="P1" draw:layer="layout" svg:x1="3.051cm" svg:y1="26.923cm" svg:x2="3.044cm" svg:y2="26.915cm">
          <text:p/>
        </draw:line>
        <draw:line draw:style-name="gr1" draw:text-style-name="P1" draw:layer="layout" svg:x1="3.046cm" svg:y1="26.915cm" svg:x2="3.038cm" svg:y2="26.923cm">
          <text:p/>
        </draw:line>
        <draw:line draw:style-name="gr1" draw:text-style-name="P1" draw:layer="layout" svg:x1="3.038cm" svg:y1="26.921cm" svg:x2="3.046cm" svg:y2="26.928cm">
          <text:p/>
        </draw:line>
        <draw:line draw:style-name="gr1" draw:text-style-name="P1" draw:layer="layout" svg:x1="3.044cm" svg:y1="26.928cm" svg:x2="3.051cm" svg:y2="26.921cm">
          <text:p/>
        </draw:line>
        <draw:line draw:style-name="gr1" draw:text-style-name="P1" draw:layer="layout" svg:x1="3.05cm" svg:y1="26.921cm" svg:x2="3.038cm" svg:y2="26.921cm">
          <text:p/>
        </draw:line>
        <draw:line draw:style-name="gr1" draw:text-style-name="P1" draw:layer="layout" svg:x1="2.959cm" svg:y1="27.227cm" svg:x2="2.966cm" svg:y2="27.239cm">
          <text:p/>
        </draw:line>
        <draw:line draw:style-name="gr1" draw:text-style-name="P1" draw:layer="layout" svg:x1="2.965cm" svg:y1="27.238cm" svg:x2="2.965cm" svg:y2="27.255cm">
          <text:p/>
        </draw:line>
        <draw:line draw:style-name="gr1" draw:text-style-name="P1" draw:layer="layout" svg:x1="2.966cm" svg:y1="27.255cm" svg:x2="2.959cm" svg:y2="27.275cm">
          <text:p/>
        </draw:line>
        <draw:line draw:style-name="gr1" draw:text-style-name="P1" draw:layer="layout" svg:x1="2.96cm" svg:y1="27.273cm" svg:x2="2.948cm" svg:y2="27.285cm">
          <text:p/>
        </draw:line>
        <draw:line draw:style-name="gr1" draw:text-style-name="P1" draw:layer="layout" svg:x1="2.949cm" svg:y1="27.284cm" svg:x2="2.937cm" svg:y2="27.291cm">
          <text:p/>
        </draw:line>
        <draw:line draw:style-name="gr1" draw:text-style-name="P1" draw:layer="layout" svg:x1="2.938cm" svg:y1="27.29cm" svg:x2="2.914cm" svg:y2="27.296cm">
          <text:p/>
        </draw:line>
        <draw:line draw:style-name="gr1" draw:text-style-name="P1" draw:layer="layout" svg:x1="2.914cm" svg:y1="27.295cm" svg:x2="2.897cm" svg:y2="27.295cm">
          <text:p/>
        </draw:line>
        <draw:line draw:style-name="gr1" draw:text-style-name="P1" draw:layer="layout" svg:x1="2.898cm" svg:y1="27.296cm" svg:x2="2.874cm" svg:y2="27.29cm">
          <text:p/>
        </draw:line>
        <draw:line draw:style-name="gr1" draw:text-style-name="P1" draw:layer="layout" svg:x1="2.875cm" svg:y1="27.291cm" svg:x2="2.862cm" svg:y2="27.284cm">
          <text:p/>
        </draw:line>
        <draw:line draw:style-name="gr1" draw:text-style-name="P1" draw:layer="layout" svg:x1="2.863cm" svg:y1="27.285cm" svg:x2="2.851cm" svg:y2="27.273cm">
          <text:p/>
        </draw:line>
        <draw:line draw:style-name="gr1" draw:text-style-name="P1" draw:layer="layout" svg:x1="2.852cm" svg:y1="27.275cm" svg:x2="2.845cm" svg:y2="27.255cm">
          <text:p/>
        </draw:line>
        <draw:line draw:style-name="gr1" draw:text-style-name="P1" draw:layer="layout" svg:x1="2.845cm" svg:y1="27.255cm" svg:x2="2.845cm" svg:y2="27.244cm">
          <text:p/>
        </draw:line>
        <draw:line draw:style-name="gr1" draw:text-style-name="P1" draw:layer="layout" svg:x1="2.845cm" svg:y1="27.245cm" svg:x2="2.852cm" svg:y2="27.227cm">
          <text:p/>
        </draw:line>
        <draw:line draw:style-name="gr1" draw:text-style-name="P1" draw:layer="layout" svg:x1="2.851cm" svg:y1="27.228cm" svg:x2="2.858cm" svg:y2="27.221cm">
          <text:p/>
        </draw:line>
        <draw:line draw:style-name="gr1" draw:text-style-name="P1" draw:layer="layout" svg:x1="2.857cm" svg:y1="27.221cm" svg:x2="2.897cm" svg:y2="27.221cm">
          <text:p/>
        </draw:line>
        <draw:line draw:style-name="gr1" draw:text-style-name="P1" draw:layer="layout" svg:x1="2.897cm" svg:y1="27.221cm" svg:x2="2.897cm" svg:y2="27.244cm">
          <text:p/>
        </draw:line>
        <draw:line draw:style-name="gr1" draw:text-style-name="P1" draw:layer="layout" svg:x1="2.858cm" svg:y1="27.171cm" svg:x2="2.851cm" svg:y2="27.164cm">
          <text:p/>
        </draw:line>
        <draw:line draw:style-name="gr1" draw:text-style-name="P1" draw:layer="layout" svg:x1="2.852cm" svg:y1="27.164cm" svg:x2="2.845cm" svg:y2="27.171cm">
          <text:p/>
        </draw:line>
        <draw:line draw:style-name="gr1" draw:text-style-name="P1" draw:layer="layout" svg:x1="2.845cm" svg:y1="27.17cm" svg:x2="2.852cm" svg:y2="27.176cm">
          <text:p/>
        </draw:line>
        <draw:line draw:style-name="gr1" draw:text-style-name="P1" draw:layer="layout" svg:x1="2.851cm" svg:y1="27.176cm" svg:x2="2.858cm" svg:y2="27.17cm">
          <text:p/>
        </draw:line>
        <draw:line draw:style-name="gr1" draw:text-style-name="P1" draw:layer="layout" svg:x1="2.857cm" svg:y1="27.17cm" svg:x2="2.845cm" svg:y2="27.17cm">
          <text:p/>
        </draw:line>
        <draw:line draw:style-name="gr1" draw:text-style-name="P1" draw:layer="layout" svg:x1="2.845cm" svg:y1="27.044cm" svg:x2="2.903cm" svg:y2="27.085cm">
          <text:p/>
        </draw:line>
        <draw:line draw:style-name="gr1" draw:text-style-name="P1" draw:layer="layout" svg:x1="2.845cm" svg:y1="27.112cm" svg:x2="2.965cm" svg:y2="27.112cm">
          <text:p/>
        </draw:line>
        <draw:line draw:style-name="gr1" draw:text-style-name="P1" draw:layer="layout" svg:x1="2.965cm" svg:y1="27.112cm" svg:x2="2.965cm" svg:y2="27.067cm">
          <text:p/>
        </draw:line>
        <draw:line draw:style-name="gr1" draw:text-style-name="P1" draw:layer="layout" svg:x1="2.966cm" svg:y1="27.068cm" svg:x2="2.959cm" svg:y2="27.055cm">
          <text:p/>
        </draw:line>
        <draw:line draw:style-name="gr1" draw:text-style-name="P1" draw:layer="layout" svg:x1="2.96cm" svg:y1="27.056cm" svg:x2="2.954cm" svg:y2="27.05cm">
          <text:p/>
        </draw:line>
        <draw:line draw:style-name="gr1" draw:text-style-name="P1" draw:layer="layout" svg:x1="2.955cm" svg:y1="27.051cm" svg:x2="2.942cm" svg:y2="27.044cm">
          <text:p/>
        </draw:line>
        <draw:line draw:style-name="gr1" draw:text-style-name="P1" draw:layer="layout" svg:x1="2.942cm" svg:y1="27.044cm" svg:x2="2.925cm" svg:y2="27.044cm">
          <text:p/>
        </draw:line>
        <draw:line draw:style-name="gr1" draw:text-style-name="P1" draw:layer="layout" svg:x1="2.926cm" svg:y1="27.044cm" svg:x2="2.914cm" svg:y2="27.051cm">
          <text:p/>
        </draw:line>
        <draw:line draw:style-name="gr1" draw:text-style-name="P1" draw:layer="layout" svg:x1="2.916cm" svg:y1="27.05cm" svg:x2="2.908cm" svg:y2="27.056cm">
          <text:p/>
        </draw:line>
        <draw:line draw:style-name="gr1" draw:text-style-name="P1" draw:layer="layout" svg:x1="2.909cm" svg:y1="27.055cm" svg:x2="2.902cm" svg:y2="27.068cm">
          <text:p/>
        </draw:line>
        <draw:line draw:style-name="gr1" draw:text-style-name="P1" draw:layer="layout" svg:x1="2.902cm" svg:y1="27.067cm" svg:x2="2.902cm" svg:y2="27.112cm">
          <text:p/>
        </draw:line>
        <draw:line draw:style-name="gr1" draw:text-style-name="P1" draw:layer="layout" svg:x1="2.858cm" svg:y1="26.993cm" svg:x2="2.851cm" svg:y2="26.987cm">
          <text:p/>
        </draw:line>
        <draw:line draw:style-name="gr1" draw:text-style-name="P1" draw:layer="layout" svg:x1="2.852cm" svg:y1="26.987cm" svg:x2="2.845cm" svg:y2="26.993cm">
          <text:p/>
        </draw:line>
        <draw:line draw:style-name="gr1" draw:text-style-name="P1" draw:layer="layout" svg:x1="2.845cm" svg:y1="26.992cm" svg:x2="2.852cm" svg:y2="26.999cm">
          <text:p/>
        </draw:line>
        <draw:line draw:style-name="gr1" draw:text-style-name="P1" draw:layer="layout" svg:x1="2.851cm" svg:y1="26.999cm" svg:x2="2.858cm" svg:y2="26.992cm">
          <text:p/>
        </draw:line>
        <draw:line draw:style-name="gr1" draw:text-style-name="P1" draw:layer="layout" svg:x1="2.857cm" svg:y1="26.992cm" svg:x2="2.845cm" svg:y2="26.992cm">
          <text:p/>
        </draw:line>
        <draw:line draw:style-name="gr1" draw:text-style-name="P1" draw:layer="layout" svg:x1="2.845cm" svg:y1="26.935cm" svg:x2="2.965cm" svg:y2="26.935cm">
          <text:p/>
        </draw:line>
        <draw:line draw:style-name="gr1" draw:text-style-name="P1" draw:layer="layout" svg:x1="2.965cm" svg:y1="26.935cm" svg:x2="2.965cm" svg:y2="26.89cm">
          <text:p/>
        </draw:line>
        <draw:line draw:style-name="gr1" draw:text-style-name="P1" draw:layer="layout" svg:x1="2.966cm" svg:y1="26.892cm" svg:x2="2.959cm" svg:y2="26.878cm">
          <text:p/>
        </draw:line>
        <draw:line draw:style-name="gr1" draw:text-style-name="P1" draw:layer="layout" svg:x1="2.96cm" svg:y1="26.879cm" svg:x2="2.954cm" svg:y2="26.872cm">
          <text:p/>
        </draw:line>
        <draw:line draw:style-name="gr1" draw:text-style-name="P1" draw:layer="layout" svg:x1="2.955cm" svg:y1="26.873cm" svg:x2="2.942cm" svg:y2="26.867cm">
          <text:p/>
        </draw:line>
        <draw:line draw:style-name="gr1" draw:text-style-name="P1" draw:layer="layout" svg:x1="2.942cm" svg:y1="26.867cm" svg:x2="2.925cm" svg:y2="26.867cm">
          <text:p/>
        </draw:line>
        <draw:line draw:style-name="gr1" draw:text-style-name="P1" draw:layer="layout" svg:x1="2.926cm" svg:y1="26.867cm" svg:x2="2.914cm" svg:y2="26.873cm">
          <text:p/>
        </draw:line>
        <draw:line draw:style-name="gr1" draw:text-style-name="P1" draw:layer="layout" svg:x1="2.916cm" svg:y1="26.872cm" svg:x2="2.908cm" svg:y2="26.879cm">
          <text:p/>
        </draw:line>
        <draw:line draw:style-name="gr1" draw:text-style-name="P1" draw:layer="layout" svg:x1="2.909cm" svg:y1="26.878cm" svg:x2="2.902cm" svg:y2="26.892cm">
          <text:p/>
        </draw:line>
        <draw:line draw:style-name="gr1" draw:text-style-name="P1" draw:layer="layout" svg:x1="2.902cm" svg:y1="26.89cm" svg:x2="2.902cm" svg:y2="26.935cm">
          <text:p/>
        </draw:line>
        <draw:line draw:style-name="gr1" draw:text-style-name="P1" draw:layer="layout" svg:x1="2.858cm" svg:y1="26.816cm" svg:x2="2.851cm" svg:y2="26.81cm">
          <text:p/>
        </draw:line>
        <draw:line draw:style-name="gr1" draw:text-style-name="P1" draw:layer="layout" svg:x1="2.852cm" svg:y1="26.81cm" svg:x2="2.845cm" svg:y2="26.816cm">
          <text:p/>
        </draw:line>
        <draw:line draw:style-name="gr1" draw:text-style-name="P1" draw:layer="layout" svg:x1="2.845cm" svg:y1="26.815cm" svg:x2="2.852cm" svg:y2="26.823cm">
          <text:p/>
        </draw:line>
        <draw:line draw:style-name="gr1" draw:text-style-name="P1" draw:layer="layout" svg:x1="2.851cm" svg:y1="26.823cm" svg:x2="2.858cm" svg:y2="26.815cm">
          <text:p/>
        </draw:line>
        <draw:line draw:style-name="gr1" draw:text-style-name="P1" draw:layer="layout" svg:x1="2.857cm" svg:y1="26.815cm" svg:x2="2.845cm" svg:y2="26.815cm">
          <text:p/>
        </draw:line>
        <draw:polygon draw:style-name="gr2" draw:text-style-name="P1" draw:layer="layout" svg:width="0.573cm" svg:height="0.789cm" svg:x="2.68cm" svg:y="26.658cm" svg:viewBox="0 0 574 790" draw:points="0,0 574,0 574,790 0,790">
          <text:p/>
        </draw:polygon>
        <draw:line draw:style-name="gr1" draw:text-style-name="P1" draw:layer="layout" svg:x1="3.594cm" svg:y1="24.314cm" svg:x2="3.663cm" svg:y2="24.314cm">
          <text:p/>
        </draw:line>
        <draw:line draw:style-name="gr1" draw:text-style-name="P1" draw:layer="layout" svg:x1="3.628cm" svg:y1="24.314cm" svg:x2="3.628cm" svg:y2="24.194cm">
          <text:p/>
        </draw:line>
        <draw:line draw:style-name="gr1" draw:text-style-name="P1" draw:layer="layout" svg:x1="3.628cm" svg:y1="24.194cm" svg:x2="3.641cm" svg:y2="24.212cm">
          <text:p/>
        </draw:line>
        <draw:line draw:style-name="gr1" draw:text-style-name="P1" draw:layer="layout" svg:x1="3.64cm" svg:y1="24.211cm" svg:x2="3.652cm" svg:y2="24.223cm">
          <text:p/>
        </draw:line>
        <draw:line draw:style-name="gr1" draw:text-style-name="P1" draw:layer="layout" svg:x1="3.651cm" svg:y1="24.222cm" svg:x2="3.664cm" svg:y2="24.229cm">
          <text:p/>
        </draw:line>
        <draw:line draw:style-name="gr1" draw:text-style-name="P1" draw:layer="layout" svg:x1="3.52cm" svg:y1="24.194cm" svg:x2="3.508cm" svg:y2="24.194cm">
          <text:p/>
        </draw:line>
        <draw:line draw:style-name="gr1" draw:text-style-name="P1" draw:layer="layout" svg:x1="3.509cm" svg:y1="24.194cm" svg:x2="3.497cm" svg:y2="24.2cm">
          <text:p/>
        </draw:line>
        <draw:line draw:style-name="gr1" draw:text-style-name="P1" draw:layer="layout" svg:x1="3.498cm" svg:y1="24.199cm" svg:x2="3.491cm" svg:y2="24.206cm">
          <text:p/>
        </draw:line>
        <draw:line draw:style-name="gr1" draw:text-style-name="P1" draw:layer="layout" svg:x1="3.492cm" svg:y1="24.205cm" svg:x2="3.486cm" svg:y2="24.219cm">
          <text:p/>
        </draw:line>
        <draw:line draw:style-name="gr1" draw:text-style-name="P1" draw:layer="layout" svg:x1="3.487cm" svg:y1="24.217cm" svg:x2="3.48cm" svg:y2="24.24cm">
          <text:p/>
        </draw:line>
        <draw:line draw:style-name="gr1" draw:text-style-name="P1" draw:layer="layout" svg:x1="3.48cm" svg:y1="24.239cm" svg:x2="3.48cm" svg:y2="24.268cm">
          <text:p/>
        </draw:line>
        <draw:line draw:style-name="gr1" draw:text-style-name="P1" draw:layer="layout" svg:x1="3.48cm" svg:y1="24.268cm" svg:x2="3.487cm" svg:y2="24.292cm">
          <text:p/>
        </draw:line>
        <draw:line draw:style-name="gr1" draw:text-style-name="P1" draw:layer="layout" svg:x1="3.486cm" svg:y1="24.291cm" svg:x2="3.492cm" svg:y2="24.303cm">
          <text:p/>
        </draw:line>
        <draw:line draw:style-name="gr1" draw:text-style-name="P1" draw:layer="layout" svg:x1="3.491cm" svg:y1="24.302cm" svg:x2="3.498cm" svg:y2="24.309cm">
          <text:p/>
        </draw:line>
        <draw:line draw:style-name="gr1" draw:text-style-name="P1" draw:layer="layout" svg:x1="3.497cm" svg:y1="24.308cm" svg:x2="3.509cm" svg:y2="24.315cm">
          <text:p/>
        </draw:line>
        <draw:line draw:style-name="gr1" draw:text-style-name="P1" draw:layer="layout" svg:x1="3.508cm" svg:y1="24.314cm" svg:x2="3.52cm" svg:y2="24.314cm">
          <text:p/>
        </draw:line>
        <draw:line draw:style-name="gr1" draw:text-style-name="P1" draw:layer="layout" svg:x1="3.52cm" svg:y1="24.315cm" svg:x2="3.532cm" svg:y2="24.308cm">
          <text:p/>
        </draw:line>
        <draw:line draw:style-name="gr1" draw:text-style-name="P1" draw:layer="layout" svg:x1="3.531cm" svg:y1="24.309cm" svg:x2="3.538cm" svg:y2="24.302cm">
          <text:p/>
        </draw:line>
        <draw:line draw:style-name="gr1" draw:text-style-name="P1" draw:layer="layout" svg:x1="3.537cm" svg:y1="24.303cm" svg:x2="3.544cm" svg:y2="24.291cm">
          <text:p/>
        </draw:line>
        <draw:line draw:style-name="gr1" draw:text-style-name="P1" draw:layer="layout" svg:x1="3.543cm" svg:y1="24.292cm" svg:x2="3.549cm" svg:y2="24.268cm">
          <text:p/>
        </draw:line>
        <draw:line draw:style-name="gr1" draw:text-style-name="P1" draw:layer="layout" svg:x1="3.548cm" svg:y1="24.268cm" svg:x2="3.548cm" svg:y2="24.239cm">
          <text:p/>
        </draw:line>
        <draw:line draw:style-name="gr1" draw:text-style-name="P1" draw:layer="layout" svg:x1="3.549cm" svg:y1="24.24cm" svg:x2="3.543cm" svg:y2="24.217cm">
          <text:p/>
        </draw:line>
        <draw:line draw:style-name="gr1" draw:text-style-name="P1" draw:layer="layout" svg:x1="3.544cm" svg:y1="24.219cm" svg:x2="3.537cm" svg:y2="24.205cm">
          <text:p/>
        </draw:line>
        <draw:line draw:style-name="gr1" draw:text-style-name="P1" draw:layer="layout" svg:x1="3.538cm" svg:y1="24.206cm" svg:x2="3.531cm" svg:y2="24.199cm">
          <text:p/>
        </draw:line>
        <draw:line draw:style-name="gr1" draw:text-style-name="P1" draw:layer="layout" svg:x1="3.532cm" svg:y1="24.2cm" svg:x2="3.52cm" svg:y2="24.194cm">
          <text:p/>
        </draw:line>
        <draw:line draw:style-name="gr1" draw:text-style-name="P1" draw:layer="layout" svg:x1="3.406cm" svg:y1="24.194cm" svg:x2="3.394cm" svg:y2="24.194cm">
          <text:p/>
        </draw:line>
        <draw:line draw:style-name="gr1" draw:text-style-name="P1" draw:layer="layout" svg:x1="3.395cm" svg:y1="24.194cm" svg:x2="3.383cm" svg:y2="24.2cm">
          <text:p/>
        </draw:line>
        <draw:line draw:style-name="gr1" draw:text-style-name="P1" draw:layer="layout" svg:x1="3.384cm" svg:y1="24.199cm" svg:x2="3.377cm" svg:y2="24.206cm">
          <text:p/>
        </draw:line>
        <draw:line draw:style-name="gr1" draw:text-style-name="P1" draw:layer="layout" svg:x1="3.378cm" svg:y1="24.205cm" svg:x2="3.371cm" svg:y2="24.219cm">
          <text:p/>
        </draw:line>
        <draw:line draw:style-name="gr1" draw:text-style-name="P1" draw:layer="layout" svg:x1="3.372cm" svg:y1="24.217cm" svg:x2="3.366cm" svg:y2="24.24cm">
          <text:p/>
        </draw:line>
        <draw:line draw:style-name="gr1" draw:text-style-name="P1" draw:layer="layout" svg:x1="3.366cm" svg:y1="24.239cm" svg:x2="3.366cm" svg:y2="24.268cm">
          <text:p/>
        </draw:line>
        <draw:line draw:style-name="gr1" draw:text-style-name="P1" draw:layer="layout" svg:x1="3.366cm" svg:y1="24.268cm" svg:x2="3.372cm" svg:y2="24.292cm">
          <text:p/>
        </draw:line>
        <draw:line draw:style-name="gr1" draw:text-style-name="P1" draw:layer="layout" svg:x1="3.371cm" svg:y1="24.291cm" svg:x2="3.378cm" svg:y2="24.303cm">
          <text:p/>
        </draw:line>
        <draw:line draw:style-name="gr1" draw:text-style-name="P1" draw:layer="layout" svg:x1="3.377cm" svg:y1="24.302cm" svg:x2="3.384cm" svg:y2="24.309cm">
          <text:p/>
        </draw:line>
        <draw:line draw:style-name="gr1" draw:text-style-name="P1" draw:layer="layout" svg:x1="3.383cm" svg:y1="24.308cm" svg:x2="3.395cm" svg:y2="24.315cm">
          <text:p/>
        </draw:line>
        <draw:line draw:style-name="gr1" draw:text-style-name="P1" draw:layer="layout" svg:x1="3.394cm" svg:y1="24.314cm" svg:x2="3.406cm" svg:y2="24.314cm">
          <text:p/>
        </draw:line>
        <draw:line draw:style-name="gr1" draw:text-style-name="P1" draw:layer="layout" svg:x1="3.406cm" svg:y1="24.315cm" svg:x2="3.418cm" svg:y2="24.308cm">
          <text:p/>
        </draw:line>
        <draw:line draw:style-name="gr1" draw:text-style-name="P1" draw:layer="layout" svg:x1="3.417cm" svg:y1="24.309cm" svg:x2="3.424cm" svg:y2="24.302cm">
          <text:p/>
        </draw:line>
        <draw:line draw:style-name="gr1" draw:text-style-name="P1" draw:layer="layout" svg:x1="3.423cm" svg:y1="24.303cm" svg:x2="3.429cm" svg:y2="24.291cm">
          <text:p/>
        </draw:line>
        <draw:line draw:style-name="gr1" draw:text-style-name="P1" draw:layer="layout" svg:x1="3.428cm" svg:y1="24.292cm" svg:x2="3.436cm" svg:y2="24.268cm">
          <text:p/>
        </draw:line>
        <draw:line draw:style-name="gr1" draw:text-style-name="P1" draw:layer="layout" svg:x1="3.434cm" svg:y1="24.268cm" svg:x2="3.434cm" svg:y2="24.239cm">
          <text:p/>
        </draw:line>
        <draw:line draw:style-name="gr1" draw:text-style-name="P1" draw:layer="layout" svg:x1="3.436cm" svg:y1="24.24cm" svg:x2="3.428cm" svg:y2="24.217cm">
          <text:p/>
        </draw:line>
        <draw:line draw:style-name="gr1" draw:text-style-name="P1" draw:layer="layout" svg:x1="3.429cm" svg:y1="24.219cm" svg:x2="3.423cm" svg:y2="24.205cm">
          <text:p/>
        </draw:line>
        <draw:line draw:style-name="gr1" draw:text-style-name="P1" draw:layer="layout" svg:x1="3.424cm" svg:y1="24.206cm" svg:x2="3.417cm" svg:y2="24.199cm">
          <text:p/>
        </draw:line>
        <draw:line draw:style-name="gr1" draw:text-style-name="P1" draw:layer="layout" svg:x1="3.418cm" svg:y1="24.2cm" svg:x2="3.406cm" svg:y2="24.194cm">
          <text:p/>
        </draw:line>
        <draw:line draw:style-name="gr1" draw:text-style-name="P1" draw:layer="layout" svg:x1="3.263cm" svg:y1="24.234cm" svg:x2="3.263cm" svg:y2="24.314cm">
          <text:p/>
        </draw:line>
        <draw:line draw:style-name="gr1" draw:text-style-name="P1" draw:layer="layout" svg:x1="3.314cm" svg:y1="24.234cm" svg:x2="3.314cm" svg:y2="24.297cm">
          <text:p/>
        </draw:line>
        <draw:line draw:style-name="gr1" draw:text-style-name="P1" draw:layer="layout" svg:x1="3.316cm" svg:y1="24.297cm" svg:x2="3.308cm" svg:y2="24.309cm">
          <text:p/>
        </draw:line>
        <draw:line draw:style-name="gr1" draw:text-style-name="P1" draw:layer="layout" svg:x1="3.309cm" svg:y1="24.308cm" svg:x2="3.297cm" svg:y2="24.315cm">
          <text:p/>
        </draw:line>
        <draw:line draw:style-name="gr1" draw:text-style-name="P1" draw:layer="layout" svg:x1="3.297cm" svg:y1="24.314cm" svg:x2="3.28cm" svg:y2="24.314cm">
          <text:p/>
        </draw:line>
        <draw:line draw:style-name="gr1" draw:text-style-name="P1" draw:layer="layout" svg:x1="3.281cm" svg:y1="24.315cm" svg:x2="3.268cm" svg:y2="24.308cm">
          <text:p/>
        </draw:line>
        <draw:line draw:style-name="gr1" draw:text-style-name="P1" draw:layer="layout" svg:x1="3.269cm" svg:y1="24.309cm" svg:x2="3.263cm" svg:y2="24.302cm">
          <text:p/>
        </draw:line>
        <draw:line draw:style-name="gr1" draw:text-style-name="P1" draw:layer="layout" svg:x1="3.166cm" svg:y1="24.251cm" svg:x2="3.206cm" svg:y2="24.251cm">
          <text:p/>
        </draw:line>
        <draw:line draw:style-name="gr1" draw:text-style-name="P1" draw:layer="layout" svg:x1="3.206cm" svg:y1="24.314cm" svg:x2="3.206cm" svg:y2="24.194cm">
          <text:p/>
        </draw:line>
        <draw:line draw:style-name="gr1" draw:text-style-name="P1" draw:layer="layout" svg:x1="3.206cm" svg:y1="24.194cm" svg:x2="3.149cm" svg:y2="24.194cm">
          <text:p/>
        </draw:line>
        <draw:polygon draw:style-name="gr2" draw:text-style-name="P1" draw:layer="layout" svg:width="0.604cm" svg:height="0.29cm" svg:x="3.106cm" svg:y="24.099cm" svg:viewBox="0 0 605 291" draw:points="0,0 605,0 605,291 0,291">
          <text:p/>
        </draw:polygon>
        <draw:line draw:style-name="gr1" draw:text-style-name="P1" draw:layer="layout" svg:x1="3.666cm" svg:y1="27.365cm" svg:x2="3.666cm" svg:y2="27.48cm">
          <text:p/>
        </draw:line>
        <draw:polygon draw:style-name="gr2" draw:text-style-name="P1" draw:layer="layout" svg:width="0.351cm" svg:height="0.206cm" svg:x="3.455cm" svg:y="27.32cm" svg:viewBox="0 0 352 207" draw:points="0,0 352,0 352,207 0,207">
          <text:p/>
        </draw:polygon>
        <draw:line draw:style-name="gr1" draw:text-style-name="P1" draw:layer="layout" svg:x1="4.101cm" svg:y1="26.504cm" svg:x2="4.101cm" svg:y2="26.572cm">
          <text:p/>
        </draw:line>
        <draw:line draw:style-name="gr1" draw:text-style-name="P1" draw:layer="layout" svg:x1="4.101cm" svg:y1="26.538cm" svg:x2="4.221cm" svg:y2="26.538cm">
          <text:p/>
        </draw:line>
        <draw:line draw:style-name="gr1" draw:text-style-name="P1" draw:layer="layout" svg:x1="4.222cm" svg:y1="26.538cm" svg:x2="4.204cm" svg:y2="26.55cm">
          <text:p/>
        </draw:line>
        <draw:line draw:style-name="gr1" draw:text-style-name="P1" draw:layer="layout" svg:x1="4.205cm" svg:y1="26.549cm" svg:x2="4.193cm" svg:y2="26.562cm">
          <text:p/>
        </draw:line>
        <draw:line draw:style-name="gr1" draw:text-style-name="P1" draw:layer="layout" svg:x1="4.194cm" svg:y1="26.561cm" svg:x2="4.187cm" svg:y2="26.573cm">
          <text:p/>
        </draw:line>
        <draw:line draw:style-name="gr1" draw:text-style-name="P1" draw:layer="layout" svg:x1="4.221cm" svg:y1="26.429cm" svg:x2="4.221cm" svg:y2="26.418cm">
          <text:p/>
        </draw:line>
        <draw:line draw:style-name="gr1" draw:text-style-name="P1" draw:layer="layout" svg:x1="4.222cm" svg:y1="26.419cm" svg:x2="4.216cm" svg:y2="26.406cm">
          <text:p/>
        </draw:line>
        <draw:line draw:style-name="gr1" draw:text-style-name="P1" draw:layer="layout" svg:x1="4.217cm" svg:y1="26.407cm" svg:x2="4.21cm" svg:y2="26.401cm">
          <text:p/>
        </draw:line>
        <draw:line draw:style-name="gr1" draw:text-style-name="P1" draw:layer="layout" svg:x1="4.211cm" svg:y1="26.403cm" svg:x2="4.198cm" svg:y2="26.395cm">
          <text:p/>
        </draw:line>
        <draw:line draw:style-name="gr1" draw:text-style-name="P1" draw:layer="layout" svg:x1="4.199cm" svg:y1="26.396cm" svg:x2="4.176cm" svg:y2="26.389cm">
          <text:p/>
        </draw:line>
        <draw:line draw:style-name="gr1" draw:text-style-name="P1" draw:layer="layout" svg:x1="4.176cm" svg:y1="26.389cm" svg:x2="4.147cm" svg:y2="26.389cm">
          <text:p/>
        </draw:line>
        <draw:line draw:style-name="gr1" draw:text-style-name="P1" draw:layer="layout" svg:x1="4.148cm" svg:y1="26.389cm" svg:x2="4.124cm" svg:y2="26.396cm">
          <text:p/>
        </draw:line>
        <draw:line draw:style-name="gr1" draw:text-style-name="P1" draw:layer="layout" svg:x1="4.125cm" svg:y1="26.395cm" svg:x2="4.113cm" svg:y2="26.403cm">
          <text:p/>
        </draw:line>
        <draw:line draw:style-name="gr1" draw:text-style-name="P1" draw:layer="layout" svg:x1="4.114cm" svg:y1="26.401cm" svg:x2="4.107cm" svg:y2="26.407cm">
          <text:p/>
        </draw:line>
        <draw:line draw:style-name="gr1" draw:text-style-name="P1" draw:layer="layout" svg:x1="4.108cm" svg:y1="26.406cm" svg:x2="4.101cm" svg:y2="26.419cm">
          <text:p/>
        </draw:line>
        <draw:line draw:style-name="gr1" draw:text-style-name="P1" draw:layer="layout" svg:x1="4.101cm" svg:y1="26.418cm" svg:x2="4.101cm" svg:y2="26.429cm">
          <text:p/>
        </draw:line>
        <draw:line draw:style-name="gr1" draw:text-style-name="P1" draw:layer="layout" svg:x1="4.101cm" svg:y1="26.429cm" svg:x2="4.108cm" svg:y2="26.442cm">
          <text:p/>
        </draw:line>
        <draw:line draw:style-name="gr1" draw:text-style-name="P1" draw:layer="layout" svg:x1="4.107cm" svg:y1="26.441cm" svg:x2="4.114cm" svg:y2="26.447cm">
          <text:p/>
        </draw:line>
        <draw:line draw:style-name="gr1" draw:text-style-name="P1" draw:layer="layout" svg:x1="4.113cm" svg:y1="26.446cm" svg:x2="4.125cm" svg:y2="26.453cm">
          <text:p/>
        </draw:line>
        <draw:line draw:style-name="gr1" draw:text-style-name="P1" draw:layer="layout" svg:x1="4.124cm" svg:y1="26.452cm" svg:x2="4.148cm" svg:y2="26.459cm">
          <text:p/>
        </draw:line>
        <draw:line draw:style-name="gr1" draw:text-style-name="P1" draw:layer="layout" svg:x1="4.147cm" svg:y1="26.458cm" svg:x2="4.176cm" svg:y2="26.458cm">
          <text:p/>
        </draw:line>
        <draw:line draw:style-name="gr1" draw:text-style-name="P1" draw:layer="layout" svg:x1="4.176cm" svg:y1="26.459cm" svg:x2="4.199cm" svg:y2="26.452cm">
          <text:p/>
        </draw:line>
        <draw:line draw:style-name="gr1" draw:text-style-name="P1" draw:layer="layout" svg:x1="4.198cm" svg:y1="26.453cm" svg:x2="4.211cm" svg:y2="26.446cm">
          <text:p/>
        </draw:line>
        <draw:line draw:style-name="gr1" draw:text-style-name="P1" draw:layer="layout" svg:x1="4.21cm" svg:y1="26.447cm" svg:x2="4.217cm" svg:y2="26.441cm">
          <text:p/>
        </draw:line>
        <draw:line draw:style-name="gr1" draw:text-style-name="P1" draw:layer="layout" svg:x1="4.216cm" svg:y1="26.442cm" svg:x2="4.222cm" svg:y2="26.429cm">
          <text:p/>
        </draw:line>
        <draw:line draw:style-name="gr1" draw:text-style-name="P1" draw:layer="layout" svg:x1="4.181cm" svg:y1="26.286cm" svg:x2="4.101cm" svg:y2="26.286cm">
          <text:p/>
        </draw:line>
        <draw:line draw:style-name="gr1" draw:text-style-name="P1" draw:layer="layout" svg:x1="4.181cm" svg:y1="26.338cm" svg:x2="4.118cm" svg:y2="26.338cm">
          <text:p/>
        </draw:line>
        <draw:line draw:style-name="gr1" draw:text-style-name="P1" draw:layer="layout" svg:x1="4.119cm" svg:y1="26.339cm" svg:x2="4.107cm" svg:y2="26.332cm">
          <text:p/>
        </draw:line>
        <draw:line draw:style-name="gr1" draw:text-style-name="P1" draw:layer="layout" svg:x1="4.108cm" svg:y1="26.333cm" svg:x2="4.101cm" svg:y2="26.321cm">
          <text:p/>
        </draw:line>
        <draw:line draw:style-name="gr1" draw:text-style-name="P1" draw:layer="layout" svg:x1="4.101cm" svg:y1="26.321cm" svg:x2="4.101cm" svg:y2="26.304cm">
          <text:p/>
        </draw:line>
        <draw:line draw:style-name="gr1" draw:text-style-name="P1" draw:layer="layout" svg:x1="4.101cm" svg:y1="26.305cm" svg:x2="4.108cm" svg:y2="26.292cm">
          <text:p/>
        </draw:line>
        <draw:line draw:style-name="gr1" draw:text-style-name="P1" draw:layer="layout" svg:x1="4.107cm" svg:y1="26.293cm" svg:x2="4.114cm" svg:y2="26.286cm">
          <text:p/>
        </draw:line>
        <draw:line draw:style-name="gr1" draw:text-style-name="P1" draw:layer="layout" svg:x1="4.164cm" svg:y1="26.189cm" svg:x2="4.164cm" svg:y2="26.229cm">
          <text:p/>
        </draw:line>
        <draw:line draw:style-name="gr1" draw:text-style-name="P1" draw:layer="layout" svg:x1="4.101cm" svg:y1="26.229cm" svg:x2="4.221cm" svg:y2="26.229cm">
          <text:p/>
        </draw:line>
        <draw:line draw:style-name="gr1" draw:text-style-name="P1" draw:layer="layout" svg:x1="4.221cm" svg:y1="26.229cm" svg:x2="4.221cm" svg:y2="26.172cm">
          <text:p/>
        </draw:line>
        <draw:polygon draw:style-name="gr2" draw:text-style-name="P1" draw:layer="layout" svg:width="0.29cm" svg:height="0.468cm" svg:x="4.026cm" svg:y="26.141cm" svg:viewBox="0 0 291 469" draw:points="0,0 291,0 291,469 0,469">
          <text:p/>
        </draw:polygon>
        <draw:line draw:style-name="gr1" draw:text-style-name="P1" draw:layer="layout" svg:x1="4.946cm" svg:y1="27.385cm" svg:x2="4.946cm" svg:y2="27.5cm">
          <text:p/>
        </draw:line>
        <draw:line draw:style-name="gr1" draw:text-style-name="P1" draw:layer="layout" svg:x1="5.004cm" svg:y1="27.443cm" svg:x2="4.889cm" svg:y2="27.443cm">
          <text:p/>
        </draw:line>
        <draw:polygon draw:style-name="gr2" draw:text-style-name="P1" draw:layer="layout" svg:width="0.352cm" svg:height="0.205cm" svg:x="4.735cm" svg:y="27.34cm" svg:viewBox="0 0 353 206" draw:points="0,0 353,0 353,206 0,206">
          <text:p/>
        </draw:polygon>
        <draw:line draw:style-name="gr3" draw:text-style-name="P1" draw:layer="layout" svg:x1="5.764cm" svg:y1="23.802cm" svg:x2="5.745cm" svg:y2="23.802cm">
          <text:p/>
        </draw:line>
        <draw:line draw:style-name="gr3" draw:text-style-name="P1" draw:layer="layout" svg:x1="5.746cm" svg:y1="23.802cm" svg:x2="5.736cm" svg:y2="23.808cm">
          <text:p/>
        </draw:line>
        <draw:line draw:style-name="gr3" draw:text-style-name="P1" draw:layer="layout" svg:x1="5.737cm" svg:y1="23.807cm" svg:x2="5.726cm" svg:y2="23.817cm">
          <text:p/>
        </draw:line>
        <draw:line draw:style-name="gr3" draw:text-style-name="P1" draw:layer="layout" svg:x1="5.727cm" svg:y1="23.816cm" svg:x2="5.722cm" svg:y2="23.836cm">
          <text:p/>
        </draw:line>
        <draw:line draw:style-name="gr3" draw:text-style-name="P1" draw:layer="layout" svg:x1="5.722cm" svg:y1="23.835cm" svg:x2="5.722cm" svg:y2="23.869cm">
          <text:p/>
        </draw:line>
        <draw:line draw:style-name="gr3" draw:text-style-name="P1" draw:layer="layout" svg:x1="5.722cm" svg:y1="23.869cm" svg:x2="5.727cm" svg:y2="23.889cm">
          <text:p/>
        </draw:line>
        <draw:line draw:style-name="gr3" draw:text-style-name="P1" draw:layer="layout" svg:x1="5.726cm" svg:y1="23.888cm" svg:x2="5.737cm" svg:y2="23.898cm">
          <text:p/>
        </draw:line>
        <draw:line draw:style-name="gr3" draw:text-style-name="P1" draw:layer="layout" svg:x1="5.736cm" svg:y1="23.897cm" svg:x2="5.746cm" svg:y2="23.903cm">
          <text:p/>
        </draw:line>
        <draw:line draw:style-name="gr3" draw:text-style-name="P1" draw:layer="layout" svg:x1="5.745cm" svg:y1="23.902cm" svg:x2="5.764cm" svg:y2="23.902cm">
          <text:p/>
        </draw:line>
        <draw:line draw:style-name="gr3" draw:text-style-name="P1" draw:layer="layout" svg:x1="5.764cm" svg:y1="23.903cm" svg:x2="5.775cm" svg:y2="23.897cm">
          <text:p/>
        </draw:line>
        <draw:line draw:style-name="gr3" draw:text-style-name="P1" draw:layer="layout" svg:x1="5.774cm" svg:y1="23.898cm" svg:x2="5.785cm" svg:y2="23.888cm">
          <text:p/>
        </draw:line>
        <draw:line draw:style-name="gr3" draw:text-style-name="P1" draw:layer="layout" svg:x1="5.784cm" svg:y1="23.889cm" svg:x2="5.789cm" svg:y2="23.869cm">
          <text:p/>
        </draw:line>
        <draw:line draw:style-name="gr3" draw:text-style-name="P1" draw:layer="layout" svg:x1="5.788cm" svg:y1="23.869cm" svg:x2="5.788cm" svg:y2="23.835cm">
          <text:p/>
        </draw:line>
        <draw:line draw:style-name="gr3" draw:text-style-name="P1" draw:layer="layout" svg:x1="5.789cm" svg:y1="23.836cm" svg:x2="5.784cm" svg:y2="23.816cm">
          <text:p/>
        </draw:line>
        <draw:line draw:style-name="gr3" draw:text-style-name="P1" draw:layer="layout" svg:x1="5.785cm" svg:y1="23.817cm" svg:x2="5.774cm" svg:y2="23.807cm">
          <text:p/>
        </draw:line>
        <draw:line draw:style-name="gr3" draw:text-style-name="P1" draw:layer="layout" svg:x1="5.775cm" svg:y1="23.808cm" svg:x2="5.764cm" svg:y2="23.802cm">
          <text:p/>
        </draw:line>
        <draw:line draw:style-name="gr3" draw:text-style-name="P1" draw:layer="layout" svg:x1="5.679cm" svg:y1="23.802cm" svg:x2="5.679cm" svg:y2="23.883cm">
          <text:p/>
        </draw:line>
        <draw:line draw:style-name="gr3" draw:text-style-name="P1" draw:layer="layout" svg:x1="5.68cm" svg:y1="23.883cm" svg:x2="5.674cm" svg:y2="23.893cm">
          <text:p/>
        </draw:line>
        <draw:line draw:style-name="gr3" draw:text-style-name="P1" draw:layer="layout" svg:x1="5.676cm" svg:y1="23.892cm" svg:x2="5.669cm" svg:y2="23.899cm">
          <text:p/>
        </draw:line>
        <draw:line draw:style-name="gr3" draw:text-style-name="P1" draw:layer="layout" svg:x1="5.67cm" svg:y1="23.897cm" svg:x2="5.66cm" svg:y2="23.903cm">
          <text:p/>
        </draw:line>
        <draw:line draw:style-name="gr3" draw:text-style-name="P1" draw:layer="layout" svg:x1="5.66cm" svg:y1="23.902cm" svg:x2="5.641cm" svg:y2="23.902cm">
          <text:p/>
        </draw:line>
        <draw:line draw:style-name="gr3" draw:text-style-name="P1" draw:layer="layout" svg:x1="5.642cm" svg:y1="23.903cm" svg:x2="5.631cm" svg:y2="23.897cm">
          <text:p/>
        </draw:line>
        <draw:line draw:style-name="gr3" draw:text-style-name="P1" draw:layer="layout" svg:x1="5.632cm" svg:y1="23.899cm" svg:x2="5.626cm" svg:y2="23.892cm">
          <text:p/>
        </draw:line>
        <draw:line draw:style-name="gr3" draw:text-style-name="P1" draw:layer="layout" svg:x1="5.627cm" svg:y1="23.893cm" svg:x2="5.622cm" svg:y2="23.883cm">
          <text:p/>
        </draw:line>
        <draw:line draw:style-name="gr3" draw:text-style-name="P1" draw:layer="layout" svg:x1="5.622cm" svg:y1="23.883cm" svg:x2="5.622cm" svg:y2="23.802cm">
          <text:p/>
        </draw:line>
        <draw:line draw:style-name="gr3" draw:text-style-name="P1" draw:layer="layout" svg:x1="5.588cm" svg:y1="23.802cm" svg:x2="5.531cm" svg:y2="23.802cm">
          <text:p/>
        </draw:line>
        <draw:line draw:style-name="gr3" draw:text-style-name="P1" draw:layer="layout" svg:x1="5.56cm" svg:y1="23.902cm" svg:x2="5.56cm" svg:y2="23.802cm">
          <text:p/>
        </draw:line>
        <draw:line draw:style-name="gr3" draw:text-style-name="P1" draw:layer="layout" svg:x1="5.888cm" svg:y1="23.963cm" svg:x2="5.936cm" svg:y2="23.963cm">
          <text:p/>
        </draw:line>
        <draw:line draw:style-name="gr3" draw:text-style-name="P1" draw:layer="layout" svg:x1="5.936cm" svg:y1="23.963cm" svg:x2="5.942cm" svg:y2="24.012cm">
          <text:p/>
        </draw:line>
        <draw:line draw:style-name="gr3" draw:text-style-name="P1" draw:layer="layout" svg:x1="5.942cm" svg:y1="24.012cm" svg:x2="5.936cm" svg:y2="24.006cm">
          <text:p/>
        </draw:line>
        <draw:line draw:style-name="gr3" draw:text-style-name="P1" draw:layer="layout" svg:x1="5.937cm" svg:y1="24.007cm" svg:x2="5.926cm" svg:y2="24.001cm">
          <text:p/>
        </draw:line>
        <draw:line draw:style-name="gr3" draw:text-style-name="P1" draw:layer="layout" svg:x1="5.926cm" svg:y1="24.001cm" svg:x2="5.903cm" svg:y2="24.001cm">
          <text:p/>
        </draw:line>
        <draw:line draw:style-name="gr3" draw:text-style-name="P1" draw:layer="layout" svg:x1="5.904cm" svg:y1="24.001cm" svg:x2="5.893cm" svg:y2="24.007cm">
          <text:p/>
        </draw:line>
        <draw:line draw:style-name="gr3" draw:text-style-name="P1" draw:layer="layout" svg:x1="5.894cm" svg:y1="24.006cm" svg:x2="5.888cm" svg:y2="24.012cm">
          <text:p/>
        </draw:line>
        <draw:line draw:style-name="gr3" draw:text-style-name="P1" draw:layer="layout" svg:x1="5.889cm" svg:y1="24.011cm" svg:x2="5.884cm" svg:y2="24.021cm">
          <text:p/>
        </draw:line>
        <draw:line draw:style-name="gr3" draw:text-style-name="P1" draw:layer="layout" svg:x1="5.884cm" svg:y1="24.02cm" svg:x2="5.884cm" svg:y2="24.044cm">
          <text:p/>
        </draw:line>
        <draw:line draw:style-name="gr3" draw:text-style-name="P1" draw:layer="layout" svg:x1="5.884cm" svg:y1="24.044cm" svg:x2="5.889cm" svg:y2="24.054cm">
          <text:p/>
        </draw:line>
        <draw:line draw:style-name="gr3" draw:text-style-name="P1" draw:layer="layout" svg:x1="5.888cm" svg:y1="24.053cm" svg:x2="5.894cm" svg:y2="24.059cm">
          <text:p/>
        </draw:line>
        <draw:line draw:style-name="gr3" draw:text-style-name="P1" draw:layer="layout" svg:x1="5.893cm" svg:y1="24.058cm" svg:x2="5.904cm" svg:y2="24.064cm">
          <text:p/>
        </draw:line>
        <draw:line draw:style-name="gr3" draw:text-style-name="P1" draw:layer="layout" svg:x1="5.903cm" svg:y1="24.063cm" svg:x2="5.926cm" svg:y2="24.063cm">
          <text:p/>
        </draw:line>
        <draw:line draw:style-name="gr3" draw:text-style-name="P1" draw:layer="layout" svg:x1="5.926cm" svg:y1="24.064cm" svg:x2="5.937cm" svg:y2="24.058cm">
          <text:p/>
        </draw:line>
        <draw:line draw:style-name="gr3" draw:text-style-name="P1" draw:layer="layout" svg:x1="5.936cm" svg:y1="24.059cm" svg:x2="5.942cm" svg:y2="24.053cm">
          <text:p/>
        </draw:line>
        <draw:line draw:style-name="gr3" draw:text-style-name="P1" draw:layer="layout" svg:x1="5.856cm" svg:y1="23.963cm" svg:x2="5.822cm" svg:y2="24.064cm">
          <text:p/>
        </draw:line>
        <draw:line draw:style-name="gr3" draw:text-style-name="P1" draw:layer="layout" svg:x1="5.823cm" svg:y1="24.064cm" svg:x2="5.788cm" svg:y2="23.963cm">
          <text:p/>
        </draw:line>
        <draw:line draw:style-name="gr3" draw:text-style-name="P1" draw:layer="layout" svg:x1="5.684cm" svg:y1="23.958cm" svg:x2="5.77cm" svg:y2="24.088cm">
          <text:p/>
        </draw:line>
        <draw:line draw:style-name="gr3" draw:text-style-name="P1" draw:layer="layout" svg:x1="5.598cm" svg:y1="23.969cm" svg:x2="5.608cm" svg:y2="23.963cm">
          <text:p/>
        </draw:line>
        <draw:line draw:style-name="gr3" draw:text-style-name="P1" draw:layer="layout" svg:x1="5.607cm" svg:y1="23.963cm" svg:x2="5.622cm" svg:y2="23.963cm">
          <text:p/>
        </draw:line>
        <draw:line draw:style-name="gr3" draw:text-style-name="P1" draw:layer="layout" svg:x1="5.622cm" svg:y1="23.963cm" svg:x2="5.637cm" svg:y2="23.969cm">
          <text:p/>
        </draw:line>
        <draw:line draw:style-name="gr3" draw:text-style-name="P1" draw:layer="layout" svg:x1="5.636cm" svg:y1="23.968cm" svg:x2="5.646cm" svg:y2="23.978cm">
          <text:p/>
        </draw:line>
        <draw:line draw:style-name="gr3" draw:text-style-name="P1" draw:layer="layout" svg:x1="5.645cm" svg:y1="23.977cm" svg:x2="5.652cm" svg:y2="23.988cm">
          <text:p/>
        </draw:line>
        <draw:line draw:style-name="gr3" draw:text-style-name="P1" draw:layer="layout" svg:x1="5.65cm" svg:y1="23.987cm" svg:x2="5.656cm" svg:y2="24.007cm">
          <text:p/>
        </draw:line>
        <draw:line draw:style-name="gr3" draw:text-style-name="P1" draw:layer="layout" svg:x1="5.655cm" svg:y1="24.006cm" svg:x2="5.655cm" svg:y2="24.02cm">
          <text:p/>
        </draw:line>
        <draw:line draw:style-name="gr3" draw:text-style-name="P1" draw:layer="layout" svg:x1="5.656cm" svg:y1="24.02cm" svg:x2="5.65cm" svg:y2="24.04cm">
          <text:p/>
        </draw:line>
        <draw:line draw:style-name="gr3" draw:text-style-name="P1" draw:layer="layout" svg:x1="5.652cm" svg:y1="24.039cm" svg:x2="5.645cm" svg:y2="24.05cm">
          <text:p/>
        </draw:line>
        <draw:line draw:style-name="gr3" draw:text-style-name="P1" draw:layer="layout" svg:x1="5.646cm" svg:y1="24.049cm" svg:x2="5.636cm" svg:y2="24.059cm">
          <text:p/>
        </draw:line>
        <draw:line draw:style-name="gr3" draw:text-style-name="P1" draw:layer="layout" svg:x1="5.637cm" svg:y1="24.058cm" svg:x2="5.622cm" svg:y2="24.064cm">
          <text:p/>
        </draw:line>
        <draw:line draw:style-name="gr3" draw:text-style-name="P1" draw:layer="layout" svg:x1="5.622cm" svg:y1="24.063cm" svg:x2="5.612cm" svg:y2="24.063cm">
          <text:p/>
        </draw:line>
        <draw:line draw:style-name="gr3" draw:text-style-name="P1" draw:layer="layout" svg:x1="5.613cm" svg:y1="24.064cm" svg:x2="5.598cm" svg:y2="24.058cm">
          <text:p/>
        </draw:line>
        <draw:line draw:style-name="gr3" draw:text-style-name="P1" draw:layer="layout" svg:x1="5.6cm" svg:y1="24.059cm" svg:x2="5.593cm" svg:y2="24.053cm">
          <text:p/>
        </draw:line>
        <draw:line draw:style-name="gr3" draw:text-style-name="P1" draw:layer="layout" svg:x1="5.593cm" svg:y1="24.053cm" svg:x2="5.593cm" svg:y2="24.02cm">
          <text:p/>
        </draw:line>
        <draw:line draw:style-name="gr3" draw:text-style-name="P1" draw:layer="layout" svg:x1="5.593cm" svg:y1="24.02cm" svg:x2="5.612cm" svg:y2="24.02cm">
          <text:p/>
        </draw:line>
        <draw:line draw:style-name="gr3" draw:text-style-name="P1" draw:layer="layout" svg:x1="5.55cm" svg:y1="24.063cm" svg:x2="5.55cm" svg:y2="23.963cm">
          <text:p/>
        </draw:line>
        <draw:line draw:style-name="gr3" draw:text-style-name="P1" draw:layer="layout" svg:x1="5.551cm" svg:y1="23.963cm" svg:x2="5.493cm" svg:y2="24.064cm">
          <text:p/>
        </draw:line>
        <draw:line draw:style-name="gr3" draw:text-style-name="P1" draw:layer="layout" svg:x1="5.493cm" svg:y1="24.063cm" svg:x2="5.493cm" svg:y2="23.963cm">
          <text:p/>
        </draw:line>
        <draw:line draw:style-name="gr3" draw:text-style-name="P1" draw:layer="layout" svg:x1="5.445cm" svg:y1="24.063cm" svg:x2="5.445cm" svg:y2="23.963cm">
          <text:p/>
        </draw:line>
        <draw:line draw:style-name="gr3" draw:text-style-name="P1" draw:layer="layout" svg:x1="5.445cm" svg:y1="23.963cm" svg:x2="5.422cm" svg:y2="23.963cm">
          <text:p/>
        </draw:line>
        <draw:line draw:style-name="gr3" draw:text-style-name="P1" draw:layer="layout" svg:x1="5.423cm" svg:y1="23.963cm" svg:x2="5.407cm" svg:y2="23.969cm">
          <text:p/>
        </draw:line>
        <draw:line draw:style-name="gr3" draw:text-style-name="P1" draw:layer="layout" svg:x1="5.408cm" svg:y1="23.968cm" svg:x2="5.398cm" svg:y2="23.978cm">
          <text:p/>
        </draw:line>
        <draw:line draw:style-name="gr3" draw:text-style-name="P1" draw:layer="layout" svg:x1="5.4cm" svg:y1="23.977cm" svg:x2="5.393cm" svg:y2="23.988cm">
          <text:p/>
        </draw:line>
        <draw:line draw:style-name="gr3" draw:text-style-name="P1" draw:layer="layout" svg:x1="5.394cm" svg:y1="23.987cm" svg:x2="5.388cm" svg:y2="24.007cm">
          <text:p/>
        </draw:line>
        <draw:line draw:style-name="gr3" draw:text-style-name="P1" draw:layer="layout" svg:x1="5.388cm" svg:y1="24.006cm" svg:x2="5.388cm" svg:y2="24.02cm">
          <text:p/>
        </draw:line>
        <draw:line draw:style-name="gr3" draw:text-style-name="P1" draw:layer="layout" svg:x1="5.388cm" svg:y1="24.02cm" svg:x2="5.394cm" svg:y2="24.04cm">
          <text:p/>
        </draw:line>
        <draw:line draw:style-name="gr3" draw:text-style-name="P1" draw:layer="layout" svg:x1="5.393cm" svg:y1="24.039cm" svg:x2="5.4cm" svg:y2="24.05cm">
          <text:p/>
        </draw:line>
        <draw:line draw:style-name="gr3" draw:text-style-name="P1" draw:layer="layout" svg:x1="5.398cm" svg:y1="24.049cm" svg:x2="5.408cm" svg:y2="24.059cm">
          <text:p/>
        </draw:line>
        <draw:line draw:style-name="gr3" draw:text-style-name="P1" draw:layer="layout" svg:x1="5.407cm" svg:y1="24.058cm" svg:x2="5.423cm" svg:y2="24.064cm">
          <text:p/>
        </draw:line>
        <draw:line draw:style-name="gr3" draw:text-style-name="P1" draw:layer="layout" svg:x1="5.422cm" svg:y1="24.063cm" svg:x2="5.445cm" svg:y2="24.063cm">
          <text:p/>
        </draw:line>
        <draw:polygon draw:style-name="gr2" draw:text-style-name="P1" draw:layer="layout" svg:width="0.735cm" svg:height="0.413cm" svg:x="5.297cm" svg:y="23.724cm" svg:viewBox="0 0 736 414" draw:points="0,0 736,0 736,414 0,414">
          <text:p/>
        </draw:polygon>
        <draw:line draw:style-name="gr4" draw:text-style-name="P1" draw:layer="layout" svg:x1="5.769cm" svg:y1="24.366cm" svg:x2="5.718cm" svg:y2="24.366cm">
          <text:p/>
        </draw:line>
        <draw:line draw:style-name="gr4" draw:text-style-name="P1" draw:layer="layout" svg:x1="5.769cm" svg:y1="24.62cm" svg:x2="5.718cm" svg:y2="24.62cm">
          <text:p/>
        </draw:line>
        <draw:line draw:style-name="gr5" draw:text-style-name="P1" draw:layer="layout" svg:x1="3.856cm" svg:y1="26.457cm" svg:x2="3.856cm" svg:y2="26.347cm">
          <text:p/>
        </draw:line>
        <draw:path draw:style-name="gr6" draw:text-style-name="P2" draw:layer="layout" svg:width="0.2cm" svg:height="0.2cm" svg:x="3.555cm" svg:y="26.302cm" svg:viewBox="0 0 201 201" svg:d="M0 101c0-56 45-101 101-101s100 45 100 101-44 100-100 100-101-44-101-100z">
          <text:p/>
        </draw:path>
        <draw:line draw:style-name="gr7" draw:text-style-name="P1" draw:layer="layout" svg:x1="3.71cm" svg:y1="24.804cm" svg:x2="3.62cm" svg:y2="24.804cm">
          <text:p/>
        </draw:line>
        <draw:line draw:style-name="gr7" draw:text-style-name="P1" draw:layer="layout" svg:x1="3.71cm" svg:y1="25.004cm" svg:x2="3.62cm" svg:y2="25.004cm">
          <text:p/>
        </draw:line>
        <draw:line draw:style-name="gr8" draw:text-style-name="P1" draw:layer="layout" svg:x1="2.878cm" svg:y1="24.775cm" svg:x2="2.878cm" svg:y2="24.83cm">
          <text:p/>
        </draw:line>
        <draw:path draw:style-name="gr6" draw:text-style-name="P2" draw:layer="layout" svg:width="0.24cm" svg:height="0.24cm" svg:x="3.012cm" svg:y="24.683cm" svg:viewBox="0 0 241 241" svg:d="M0 119c0-66 54-119 121-119 66 0 120 53 120 119 0 68-54 122-120 122-67 0-121-54-121-122z">
          <text:p/>
        </draw:path>
        <draw:path draw:style-name="gr6" draw:text-style-name="P2" draw:layer="layout" svg:width="0.3cm" svg:height="0.3cm" svg:x="2.731cm" svg:y="25.137cm" svg:viewBox="0 0 301 301" svg:d="M0 152c0-83 68-152 151-152s150 69 150 152c0 82-67 149-150 149s-151-67-151-149z">
          <text:p/>
        </draw:path>
        <draw:path draw:style-name="gr6" draw:text-style-name="P2" draw:layer="layout" svg:width="0.3cm" svg:height="0.3cm" svg:x="2.731cm" svg:y="25.899cm" svg:viewBox="0 0 301 301" svg:d="M0 152c0-84 68-152 151-152s150 68 150 152c0 82-67 149-150 149s-151-67-151-149z">
          <text:p/>
        </draw:path>
        <draw:line draw:style-name="gr4" draw:text-style-name="P1" draw:layer="layout" svg:x1="4.462cm" svg:y1="24.215cm" svg:x2="4.462cm" svg:y2="24.234cm">
          <text:p/>
        </draw:line>
        <draw:line draw:style-name="gr4" draw:text-style-name="P1" draw:layer="layout" svg:x1="4.716cm" svg:y1="24.215cm" svg:x2="4.716cm" svg:y2="24.234cm">
          <text:p/>
        </draw:line>
        <draw:line draw:style-name="gr4" draw:text-style-name="P1" draw:layer="layout" svg:x1="4.97cm" svg:y1="24.215cm" svg:x2="4.97cm" svg:y2="24.234cm">
          <text:p/>
        </draw:line>
        <draw:line draw:style-name="gr9" draw:text-style-name="P1" draw:layer="layout" svg:x1="4.734cm" svg:y1="26.451cm" svg:x2="4.734cm" svg:y2="26.612cm">
          <text:p/>
        </draw:line>
        <draw:line draw:style-name="gr9" draw:text-style-name="P1" draw:layer="layout" svg:x1="5.555cm" svg:y1="26.451cm" svg:x2="5.555cm" svg:y2="26.612cm">
          <text:p/>
        </draw:line>
        <draw:line draw:style-name="gr10" draw:text-style-name="P1" draw:layer="layout" svg:x1="4.945cm" svg:y1="26.481cm" svg:x2="4.945cm" svg:y2="26.582cm">
          <text:p/>
        </draw:line>
        <draw:line draw:style-name="gr11" draw:text-style-name="P1" draw:layer="layout" svg:x1="5.144cm" svg:y1="26.491cm" svg:x2="5.144cm" svg:y2="26.572cm">
          <text:p/>
        </draw:line>
        <draw:line draw:style-name="gr10" draw:text-style-name="P1" draw:layer="layout" svg:x1="5.344cm" svg:y1="26.481cm" svg:x2="5.344cm" svg:y2="26.582cm">
          <text:p/>
        </draw:line>
        <draw:path draw:style-name="gr6" draw:text-style-name="P2" draw:layer="layout" svg:width="0.3cm" svg:height="0.3cm" svg:x="4.793cm" svg:y="26.939cm" svg:viewBox="0 0 301 301" svg:d="M0 152c0-83 68-152 151-152s150 69 150 152c0 82-67 149-150 149s-151-67-151-149z">
          <text:p/>
        </draw:path>
        <draw:path draw:style-name="gr6" draw:text-style-name="P2" draw:layer="layout" svg:width="0.3cm" svg:height="0.3cm" svg:x="3.506cm" svg:y="26.939cm" svg:viewBox="0 0 301 301" svg:d="M0 152c0-83 67-152 149-152 83 0 152 69 152 152 0 82-69 149-152 149-82 0-149-67-149-149z">
          <text:p/>
        </draw:path>
        <draw:line draw:style-name="gr12" draw:text-style-name="P1" draw:layer="layout" svg:x1="4.716cm" svg:y1="24.225cm" svg:x2="4.716cm" svg:y2="24.403cm">
          <text:p/>
        </draw:line>
        <draw:line draw:style-name="gr12" draw:text-style-name="P1" draw:layer="layout" svg:x1="4.714cm" svg:y1="24.408cm" svg:x2="4.717cm" svg:y2="24.403cm">
          <text:p/>
        </draw:line>
        <draw:line draw:style-name="gr12" draw:text-style-name="P1" draw:layer="layout" svg:x1="5.744cm" svg:y1="25.188cm" svg:x2="5.744cm" svg:y2="24.62cm">
          <text:p/>
        </draw:line>
        <draw:line draw:style-name="gr12" draw:text-style-name="P1" draw:layer="layout" svg:x1="4.716cm" svg:y1="24.403cm" svg:x2="4.716cm" svg:y2="24.446cm">
          <text:p/>
        </draw:line>
        <draw:line draw:style-name="gr13" draw:text-style-name="P1" draw:layer="layout" svg:x1="3.667cm" svg:y1="26.393cm" svg:x2="3.655cm" svg:y2="26.403cm">
          <text:p/>
        </draw:line>
        <draw:line draw:style-name="gr12" draw:text-style-name="P1" draw:layer="layout" svg:x1="3.656cm" svg:y1="27.11cm" svg:x2="3.656cm" svg:y2="26.403cm">
          <text:p/>
        </draw:line>
        <draw:line draw:style-name="gr12" draw:text-style-name="P1" draw:layer="layout" svg:x1="4.821cm" svg:y1="25.329cm" svg:x2="5.603cm" svg:y2="25.329cm">
          <text:p/>
        </draw:line>
        <draw:line draw:style-name="gr13" draw:text-style-name="P1" draw:layer="layout" svg:x1="2.882cm" svg:y1="26.05cm" svg:x2="2.882cm" svg:y2="26.331cm">
          <text:p/>
        </draw:line>
        <draw:line draw:style-name="gr12" draw:text-style-name="P1" draw:layer="layout" svg:x1="4.383cm" svg:y1="23.916cm" svg:x2="4.2cm" svg:y2="24.1cm">
          <text:p/>
        </draw:line>
        <draw:line draw:style-name="gr12" draw:text-style-name="P1" draw:layer="layout" svg:x1="4.2cm" svg:y1="24.895cm" svg:x2="4.2cm" svg:y2="24.099cm">
          <text:p/>
        </draw:line>
        <draw:line draw:style-name="gr13" draw:text-style-name="P1" draw:layer="layout" svg:x1="2.953cm" svg:y1="26.402cm" svg:x2="3.655cm" svg:y2="26.402cm">
          <text:p/>
        </draw:line>
        <draw:line draw:style-name="gr12" draw:text-style-name="P1" draw:layer="layout" svg:x1="4.091cm" svg:y1="25.005cm" svg:x2="4.201cm" svg:y2="24.895cm">
          <text:p/>
        </draw:line>
        <draw:line draw:style-name="gr12" draw:text-style-name="P1" draw:layer="layout" svg:x1="3.666cm" svg:y1="25.004cm" svg:x2="3.666cm" svg:y2="26.393cm">
          <text:p/>
        </draw:line>
        <draw:line draw:style-name="gr12" draw:text-style-name="P1" draw:layer="layout" svg:x1="4.58cm" svg:y1="23.916cm" svg:x2="4.382cm" svg:y2="23.916cm">
          <text:p/>
        </draw:line>
        <draw:line draw:style-name="gr12" draw:text-style-name="P1" draw:layer="layout" svg:x1="4.069cm" svg:y1="25.004cm" svg:x2="3.666cm" svg:y2="25.004cm">
          <text:p/>
        </draw:line>
        <draw:line draw:style-name="gr12" draw:text-style-name="P1" draw:layer="layout" svg:x1="4.716cm" svg:y1="24.225cm" svg:x2="4.716cm" svg:y2="24.052cm">
          <text:p/>
        </draw:line>
        <draw:line draw:style-name="gr12" draw:text-style-name="P1" draw:layer="layout" svg:x1="4.07cm" svg:y1="25.004cm" svg:x2="4.069cm" svg:y2="25.004cm">
          <text:p/>
        </draw:line>
        <draw:line draw:style-name="gr13" draw:text-style-name="P1" draw:layer="layout" svg:x1="3.655cm" svg:y1="25.015cm" svg:x2="3.667cm" svg:y2="25.004cm">
          <text:p/>
        </draw:line>
        <draw:line draw:style-name="gr13" draw:text-style-name="P1" draw:layer="layout" svg:x1="2.882cm" svg:y1="26.331cm" svg:x2="2.954cm" svg:y2="26.403cm">
          <text:p/>
        </draw:line>
        <draw:line draw:style-name="gr12" draw:text-style-name="P1" draw:layer="layout" svg:x1="4.714cm" svg:y1="25.221cm" svg:x2="4.714cm" svg:y2="24.406cm">
          <text:p/>
        </draw:line>
        <draw:line draw:style-name="gr12" draw:text-style-name="P1" draw:layer="layout" svg:x1="5.603cm" svg:y1="25.33cm" svg:x2="5.745cm" svg:y2="25.188cm">
          <text:p/>
        </draw:line>
        <draw:line draw:style-name="gr12" draw:text-style-name="P1" draw:layer="layout" svg:x1="4.091cm" svg:y1="25.004cm" svg:x2="4.07cm" svg:y2="25.004cm">
          <text:p/>
        </draw:line>
        <draw:line draw:style-name="gr12" draw:text-style-name="P1" draw:layer="layout" svg:x1="3.656cm" svg:y1="26.403cm" svg:x2="3.655cm" svg:y2="26.402cm">
          <text:p/>
        </draw:line>
        <draw:line draw:style-name="gr12" draw:text-style-name="P1" draw:layer="layout" svg:x1="4.714cm" svg:y1="25.221cm" svg:x2="4.822cm" svg:y2="25.33cm">
          <text:p/>
        </draw:line>
        <draw:line draw:style-name="gr12" draw:text-style-name="P1" draw:layer="layout" svg:x1="4.717cm" svg:y1="24.053cm" svg:x2="4.58cm" svg:y2="23.916cm">
          <text:p/>
        </draw:line>
        <draw:line draw:style-name="gr13" draw:text-style-name="P1" draw:layer="layout" svg:x1="4.944cm" svg:y1="26.528cm" svg:x2="4.95cm" svg:y2="26.522cm">
          <text:p/>
        </draw:line>
        <draw:line draw:style-name="gr12" draw:text-style-name="P1" draw:layer="layout" svg:x1="4.944cm" svg:y1="27.11cm" svg:x2="4.944cm" svg:y2="26.527cm">
          <text:p/>
        </draw:line>
        <draw:line draw:style-name="gr12" draw:text-style-name="P1" draw:layer="layout" svg:x1="5.041cm" svg:y1="25.487cm" svg:x2="5.079cm" svg:y2="25.524cm">
          <text:p/>
        </draw:line>
        <draw:line draw:style-name="gr12" draw:text-style-name="P1" draw:layer="layout" svg:x1="5.15cm" svg:y1="25.594cm" svg:x2="5.15cm" svg:y2="26.527cm">
          <text:p/>
        </draw:line>
        <draw:line draw:style-name="gr12" draw:text-style-name="P1" draw:layer="layout" svg:x1="4.35cm" svg:y1="25.488cm" svg:x2="4.46cm" svg:y2="25.378cm">
          <text:p/>
        </draw:line>
        <draw:line draw:style-name="gr12" draw:text-style-name="P1" draw:layer="layout" svg:x1="4.46cm" svg:y1="25.475cm" svg:x2="4.46cm" svg:y2="24.226cm">
          <text:p/>
        </draw:line>
        <draw:line draw:style-name="gr12" draw:text-style-name="P1" draw:layer="layout" svg:x1="3.963cm" svg:y1="25.487cm" svg:x2="4.401cm" svg:y2="25.487cm">
          <text:p/>
        </draw:line>
        <draw:line draw:style-name="gr12" draw:text-style-name="P1" draw:layer="layout" svg:x1="4.46cm" svg:y1="24.227cm" svg:x2="4.463cm" svg:y2="24.225cm">
          <text:p/>
        </draw:line>
        <draw:line draw:style-name="gr12" draw:text-style-name="P1" draw:layer="layout" svg:x1="3.856cm" svg:y1="25.595cm" svg:x2="3.964cm" svg:y2="25.487cm">
          <text:p/>
        </draw:line>
        <draw:line draw:style-name="gr12" draw:text-style-name="P1" draw:layer="layout" svg:x1="5.151cm" svg:y1="26.527cm" svg:x2="5.144cm" svg:y2="26.532cm">
          <text:p/>
        </draw:line>
        <draw:line draw:style-name="gr12" draw:text-style-name="P1" draw:layer="layout" svg:x1="4.569cm" svg:y1="25.488cm" svg:x2="4.461cm" svg:y2="25.378cm">
          <text:p/>
        </draw:line>
        <draw:line draw:style-name="gr12" draw:text-style-name="P1" draw:layer="layout" svg:x1="4.448cm" svg:y1="25.487cm" svg:x2="5.041cm" svg:y2="25.487cm">
          <text:p/>
        </draw:line>
        <draw:line draw:style-name="gr12" draw:text-style-name="P1" draw:layer="layout" svg:x1="4.401cm" svg:y1="25.487cm" svg:x2="4.448cm" svg:y2="25.487cm">
          <text:p/>
        </draw:line>
        <draw:line draw:style-name="gr12" draw:text-style-name="P1" draw:layer="layout" svg:x1="4.448cm" svg:y1="25.488cm" svg:x2="4.461cm" svg:y2="25.475cm">
          <text:p/>
        </draw:line>
        <draw:line draw:style-name="gr12" draw:text-style-name="P1" draw:layer="layout" svg:x1="5.078cm" svg:y1="25.523cm" svg:x2="5.151cm" svg:y2="25.595cm">
          <text:p/>
        </draw:line>
        <draw:line draw:style-name="gr12" draw:text-style-name="P1" draw:layer="layout" svg:x1="3.856cm" svg:y1="26.402cm" svg:x2="3.856cm" svg:y2="25.594cm">
          <text:p/>
        </draw:line>
        <draw:line draw:style-name="gr12" draw:text-style-name="P1" draw:layer="layout" svg:x1="4.97cm" svg:y1="24.225cm" svg:x2="4.97cm" svg:y2="24.044cm">
          <text:p/>
        </draw:line>
        <draw:line draw:style-name="gr12" draw:text-style-name="P1" draw:layer="layout" svg:x1="4.042cm" svg:y1="24.695cm" svg:x2="3.933cm" svg:y2="24.805cm">
          <text:p/>
        </draw:line>
        <draw:line draw:style-name="gr12" draw:text-style-name="P1" draw:layer="layout" svg:x1="4.679cm" svg:y1="23.755cm" svg:x2="4.326cm" svg:y2="23.755cm">
          <text:p/>
        </draw:line>
        <draw:line draw:style-name="gr13" draw:text-style-name="P1" draw:layer="layout" svg:x1="3.132cm" svg:y1="24.803cm" svg:x2="3.664cm" svg:y2="24.803cm">
          <text:p/>
        </draw:line>
        <draw:line draw:style-name="gr13" draw:text-style-name="P1" draw:layer="layout" svg:x1="3.664cm" svg:y1="24.803cm" svg:x2="3.668cm" svg:y2="24.805cm">
          <text:p/>
        </draw:line>
        <draw:line draw:style-name="gr12" draw:text-style-name="P1" draw:layer="layout" svg:x1="4.97cm" svg:y1="24.225cm" svg:x2="5.261cm" svg:y2="24.225cm">
          <text:p/>
        </draw:line>
        <draw:line draw:style-name="gr12" draw:text-style-name="P1" draw:layer="layout" svg:x1="4.971cm" svg:y1="24.045cm" svg:x2="4.679cm" svg:y2="23.755cm">
          <text:p/>
        </draw:line>
        <draw:line draw:style-name="gr12" draw:text-style-name="P1" draw:layer="layout" svg:x1="3.933cm" svg:y1="24.804cm" svg:x2="3.666cm" svg:y2="24.804cm">
          <text:p/>
        </draw:line>
        <draw:line draw:style-name="gr12" draw:text-style-name="P1" draw:layer="layout" svg:x1="4.041cm" svg:y1="24.695cm" svg:x2="4.041cm" svg:y2="24.039cm">
          <text:p/>
        </draw:line>
        <draw:polyline draw:style-name="gr12" draw:text-style-name="P1" draw:layer="layout" svg:width="0cm" svg:height="0cm" svg:x="4.041cm" svg:y="24.039cm" svg:viewBox="0 0 0 0" draw:points="0,0">
          <text:p/>
        </draw:polyline>
        <draw:line draw:style-name="gr12" draw:text-style-name="P1" draw:layer="layout" svg:x1="5.261cm" svg:y1="24.225cm" svg:x2="5.402cm" svg:y2="24.367cm">
          <text:p/>
        </draw:line>
        <draw:line draw:style-name="gr12" draw:text-style-name="P1" draw:layer="layout" svg:x1="4.041cm" svg:y1="24.04cm" svg:x2="4.327cm" svg:y2="23.755cm">
          <text:p/>
        </draw:line>
        <draw:line draw:style-name="gr12" draw:text-style-name="P1" draw:layer="layout" svg:x1="5.401cm" svg:y1="24.366cm" svg:x2="5.744cm" svg:y2="24.366cm">
          <text:p/>
        </draw:line>
        <draw:line draw:style-name="gr13" draw:text-style-name="P1" draw:layer="layout" svg:x1="3.671cm" svg:y1="24.809cm" svg:x2="3.666cm" svg:y2="24.804cm">
          <text:p/>
        </draw:line>
        <draw:line draw:style-name="gr13" draw:text-style-name="P1" draw:layer="layout" svg:x1="2.882cm" svg:y1="25.288cm" svg:x2="2.882cm" svg:y2="24.806cm">
          <text:p/>
        </draw:line>
        <draw:line draw:style-name="gr13" draw:text-style-name="P1" draw:layer="layout" svg:x1="2.883cm" svg:y1="24.807cm" svg:x2="2.878cm" svg:y2="24.803cm">
          <text:p/>
        </draw:line>
        <draw:polygon draw:style-name="gr14" draw:text-style-name="P2" draw:layer="layout" svg:width="0.229cm" svg:height="0.107cm" svg:x="4.386cm" svg:y="24.007cm" svg:viewBox="0 0 230 108" draw:points="157,2 162,5 224,66 225,68 227,70 228,72 229,74 229,76 230,78 230,81 230,83 229,85 229,87 228,89 227,91 224,95 218,102 210,107 201,108 192,105 188,102 177,89 170,85 157,75 151,72 135,64 112,56 91,53 88,52 63,52 60,53 39,56 26,61 17,61 9,58 3,52 0,43 1,35 6,28 28,5 35,1 42,0 148,0">
          <text:p/>
        </draw:polygon>
        <draw:polygon draw:style-name="gr14" draw:text-style-name="P2" draw:layer="layout" svg:width="0.467cm" svg:height="0.443cm" svg:x="4.771cm" svg:y="23.691cm" svg:viewBox="0 0 468 444" draw:points="457,2 464,7 468,15 468,24 467,25 467,425 465,433 460,440 452,444 448,444 342,444 333,442 327,437 326,436 317,423 300,406 297,404 291,398 289,389 289,388 289,346 287,340 286,335 285,328 283,323 283,322 278,312 268,297 263,291 256,285 6,34 1,26 0,17 3,9 9,3 18,0 20,0 448,0">
          <text:p/>
        </draw:polygon>
        <draw:polygon draw:style-name="gr14" draw:text-style-name="P2" draw:layer="layout" svg:width="0.258cm" svg:height="0.078cm" svg:x="5.388cm" svg:y="24.197cm" svg:viewBox="0 0 259 79" draw:points="242,0 244,0 246,1 248,2 250,3 252,4 253,6 255,7 256,9 257,12 258,13 258,15 258,18 259,20 258,22 258,24 257,26 257,29 255,30 255,32 251,36 250,36 244,40 230,50 213,67 211,70 205,77 196,79 195,79 59,79 50,77 45,74 6,34 1,26 0,17 3,9 9,3 18,0 20,0 239,0">
          <text:p/>
        </draw:polygon>
        <draw:polygon draw:style-name="gr14" draw:text-style-name="P2" draw:layer="layout" svg:width="0.133cm" svg:height="0.131cm" svg:x="3.976cm" svg:y="24.783cm" svg:viewBox="0 0 134 132" draw:points="125,3 131,9 134,19 134,21 134,68 132,77 129,82 83,126 76,131 69,132 20,132 11,130 4,125 0,117 0,108 4,100 9,96 11,94 14,92 99,6 107,1 117,0">
          <text:p/>
        </draw:polygon>
        <draw:polygon draw:style-name="gr14" draw:text-style-name="P2" draw:layer="layout" svg:width="0.849cm" svg:height="0.924cm" svg:x="4.804cm" svg:y="24.315cm" svg:viewBox="0 0 850 925" draw:points="420,2 425,5 541,120 543,122 556,130 564,134 572,137 590,142 779,142 783,142 786,143 787,143 788,144 794,148 795,149 797,153 809,165 810,165 812,168 814,172 814,173 814,177 815,181 813,185 812,189 812,190 811,190 809,193 797,204 783,224 772,246 764,269 760,293 760,318 764,342 772,365 775,371 783,387 795,403 797,407 814,424 834,438 840,441 846,447 850,455 850,459 850,829 848,838 845,843 768,920 761,924 754,925 63,925 54,923 49,920 5,876 1,869 0,862 0,152 0,149 1,144 2,140 2,80 2,56 2,52 3,49 3,48 4,47 8,41 9,40 13,38 25,26 25,25 28,23 32,21 33,21 37,21 41,20 45,22 49,23 50,23 50,24 53,26 64,38 84,52 106,63 129,71 153,75 178,75 202,71 225,63 247,52 267,38 284,21 293,8 300,2 308,0 309,0 411,0">
          <text:p/>
        </draw:polygon>
        <draw:polygon draw:style-name="gr14" draw:text-style-name="P2" draw:layer="layout" svg:width="0.183cm" svg:height="1.061cm" svg:x="4.55cm" svg:y="24.335cm" svg:viewBox="0 0 184 1062" draw:points="41,0 42,0 45,2 49,3 50,3 50,4 53,6 64,18 67,20 68,20 70,23 73,26 73,27 74,31 75,35 75,36 75,50 75,53 73,61 73,62 73,896 77,914 80,922 84,930 87,934 95,945 148,998 178,1028 183,1036 184,1045 181,1053 175,1059 166,1062 164,1062 64,1062 55,1060 50,1057 5,1012 1,1005 0,998 0,37 0,34 1,30 1,29 2,29 6,23 7,22 13,18 25,6 25,5 29,3 32,1 33,1 37,1">
          <text:p/>
        </draw:polygon>
        <draw:polygon draw:style-name="gr14" draw:text-style-name="P2" draw:layer="layout" svg:width="0.613cm" svg:height="1.237cm" svg:x="3.756cm" svg:y="24.302cm" svg:viewBox="0 0 614 1238" draw:points="567,4 572,10 574,14 588,35 605,52 606,52 612,59 614,68 614,1031 612,1040 609,1045 564,1090 557,1094 550,1095 200,1095 182,1099 171,1104 167,1105 166,1106 162,1108 151,1116 34,1232 26,1237 17,1238 9,1235 3,1229 0,1220 0,1218 0,838 2,830 7,823 10,821 23,814 39,802 43,799 50,794 57,793 323,793 324,793 325,793 328,793 345,793 363,789 371,786 379,782 388,776 394,772 514,652 518,646 524,637 527,630 531,621 534,607 535,603 535,20 537,11 542,4 550,0 559,0">
          <text:p/>
        </draw:polygon>
        <draw:polygon draw:style-name="gr14" draw:text-style-name="P2" draw:layer="layout" svg:width="0.618cm" svg:height="1.449cm" svg:x="2.957cm" svg:y="24.878cm" svg:viewBox="0 0 619 1450" draw:points="551,1 555,1 555,2 559,4 562,7 563,7 565,11 567,13 568,14 569,17 571,20 571,21 572,22 572,25 572,28 572,29 572,30 570,34 569,37 569,38 568,38 567,40 565,42 553,58 544,76 538,96 534,116 534,136 538,157 544,176 553,194 557,199 565,211 580,225 596,237 609,244 615,249 619,257 619,261 619,1388 617,1397 612,1404 611,1404 602,1411 585,1428 581,1433 575,1442 568,1448 559,1450 558,1450 35,1450 32,1450 28,1449 27,1449 26,1448 21,1445 5,1429 1,1422 0,1415 0,1371 2,1363 7,1356 12,1353 13,1352 36,1339 57,1323 75,1305 91,1284 104,1261 114,1237 121,1212 125,1186 125,1159 121,1133 114,1108 104,1084 91,1061 75,1040 71,1032 72,1023 75,1015 83,1010 91,1008 522,1008 538,1004 551,996 563,985 570,971 575,956 575,651 570,636 563,622 551,610 538,602 522,598 66,598 58,596 51,590 47,582 47,574 51,566 54,562 57,560 75,542 91,521 104,498 114,474 121,449 125,423 125,396 121,370 114,345 104,321 91,298 75,277 57,259 41,247 36,243 13,230 12,229 5,224 0,216 0,211 0,81 0,78 1,74 1,73 2,73 6,67 7,66 14,61 29,46 32,44 36,42 37,41 41,41 45,41 49,42 53,44 54,44 56,46 63,53 80,66 100,77 120,86 142,92 161,94 164,95 186,95 208,92 230,86 250,77 270,66 287,53 303,37 317,19 322,9 328,3 337,0 340,0 547,0">
          <text:p/>
        </draw:polygon>
        <draw:polygon draw:style-name="gr14" draw:text-style-name="P2" draw:layer="layout" svg:width="1.033cm" svg:height="3.412cm" svg:x="5.034cm" svg:y="24.196cm" svg:viewBox="0 0 1034 3413" draw:points="1026,3 1032,10 1034,18 1034,19 1034,3394 1032,3402 1026,3409 1018,3413 1014,3413 120,3413 111,3411 104,3406 101,3398 101,3389 103,3384 104,3381 108,3374 113,3358 113,3137 108,3122 101,3108 89,3097 76,3089 60,3085 49,3085 40,3083 33,3077 29,3069 29,3060 33,3052 37,3049 42,3045 60,3027 76,3006 89,2983 99,2959 106,2934 110,2908 110,2881 106,2855 99,2830 89,2806 76,2783 60,2762 42,2744 30,2735 21,2728 10,2722 4,2716 0,2707 0,2704 0,2502 2,2494 8,2487 16,2483 24,2483 32,2486 40,2492 59,2502 79,2508 100,2512 121,2512 142,2508 162,2502 181,2492 198,2480 198,2479 199,2479 206,2475 215,2474 223,2477 227,2479 229,2482 242,2491 244,2493 245,2493 262,2502 281,2508 301,2512 320,2512 340,2508 360,2502 377,2493 386,2491 395,2493 402,2498 402,2499 411,2511 427,2527 445,2541 466,2551 488,2558 510,2562 533,2562 555,2558 577,2551 598,2541 616,2527 632,2511 646,2493 656,2472 663,2450 667,2428 667,2245 663,2223 656,2201 646,2180 632,2162 616,2146 598,2132 577,2122 555,2115 533,2111 510,2111 488,2115 466,2122 445,2132 427,2146 411,2162 402,2174 396,2179 387,2182 378,2180 377,2180 360,2171 340,2165 320,2161 301,2161 281,2165 262,2171 260,2172 245,2180 237,2185 229,2189 220,2188 212,2184 207,2177 206,2169 206,1390 205,1384 204,1381 202,1372 195,1356 185,1341 181,1337 173,1329 102,1258 97,1250 96,1241 99,1233 105,1227 114,1224 116,1224 578,1224 596,1220 604,1217 612,1213 621,1207 627,1203 780,1050 785,1043 790,1035 794,1027 797,1019 800,1003 801,1001 801,577 803,568 808,561 811,559 817,556 837,542 854,525 868,505 879,483 887,460 891,436 891,411 887,387 879,364 868,342 854,322 842,311 837,303 836,294 839,286 842,282 854,271 868,251 879,229 887,206 891,182 891,157 887,133 879,110 877,106 868,88 854,68 837,51 831,47 817,37 816,37 810,30 808,21 810,13 815,5 823,1 828,1 1006,1 1009,0 1018,0">
          <text:p/>
        </draw:polygon>
        <draw:polygon draw:style-name="gr14" draw:text-style-name="P2" draw:layer="layout" svg:width="1.313cm" svg:height="2.031cm" svg:x="3.746cm" svg:y="25.577cm" svg:viewBox="0 0 1314 2032" draw:points="1260,2 1265,5 1309,49 1313,56 1314,63 1314,211 1312,219 1307,226 1299,230 1290,230 1289,230 1285,229 860,229 845,229 829,233 816,241 804,252 797,266 792,281 792,586 797,601 804,615 816,626 829,634 845,638 1285,638 1289,637 1298,637 1306,640 1312,647 1314,655 1314,656 1314,795 1312,803 1307,810 1299,814 1290,814 1282,810 1281,809 1270,801 1265,798 1260,795 1248,789 1229,783 1209,779 1190,779 1170,783 1151,789 1134,798 1125,800 1116,798 1109,793 1109,792 1100,780 1084,764 1066,750 1045,740 1023,733 1001,729 978,729 956,733 934,740 913,750 895,764 879,780 865,798 855,819 848,841 844,863 844,1046 848,1068 855,1091 865,1112 879,1130 895,1146 913,1160 934,1170 956,1177 978,1181 1001,1181 1023,1177 1045,1170 1066,1160 1077,1151 1085,1147 1094,1148 1102,1152 1107,1159 1109,1167 1109,1323 1107,1331 1101,1338 1099,1340 1087,1347 1066,1363 1048,1381 1032,1402 1019,1425 1009,1449 1002,1474 998,1500 998,1527 1002,1553 1009,1578 1019,1602 1032,1625 1046,1643 1048,1646 1066,1664 1071,1668 1077,1675 1079,1683 1077,1692 1072,1699 1064,1703 1059,1704 983,1704 967,1708 954,1716 942,1727 934,1741 930,1756 930,1977 934,1993 940,2003 943,2011 942,2020 937,2027 929,2032 923,2032 111,2032 102,2030 95,2025 91,2017 91,2008 95,2000 97,1999 96,1998 102,1993 109,1986 116,1973 121,1957 121,1736 116,1721 109,1707 97,1696 84,1688 68,1684 59,1681 53,1674 50,1666 52,1657 56,1650 60,1646 76,1625 89,1602 99,1578 106,1553 110,1527 110,1500 106,1474 99,1449 89,1425 76,1402 60,1381 42,1363 30,1354 21,1347 10,1341 4,1335 0,1326 0,1323 0,975 2,966 8,959 16,955 24,955 32,959 34,961 38,964 52,975 67,982 84,988 101,991 118,991 135,988 152,982 167,975 179,966 181,964 186,959 194,954 203,953 211,956 217,963 220,971 220,973 220,1040 225,1055 232,1069 244,1080 257,1089 273,1093 578,1093 594,1089 607,1080 619,1069 626,1055 631,1040 631,556 626,541 619,527 607,516 594,508 578,504 288,504 273,504 257,508 244,516 234,526 226,531 217,532 209,529 203,523 200,514 200,512 200,63 202,54 205,49 249,5 256,1 263,0 597,0 614,0 648,0 695,0 815,0 832,0 1251,0">
          <text:p/>
        </draw:polygon>
        <draw:polygon draw:style-name="gr14" draw:text-style-name="P2" draw:layer="layout" svg:width="1.706cm" svg:height="3.917cm" svg:x="2.527cm" svg:y="23.691cm" svg:viewBox="0 0 1707 3918" draw:points="1697,2 1704,7 1707,15 1707,24 1704,32 1702,34 1445,290 1435,305 1429,321 1425,339 1425,357 1425,358 1425,360 1425,959 1423,968 1420,973 1375,1017 1368,1022 1361,1023 1287,1023 1278,1021 1273,1017 1269,1014 1253,1002 1234,993 1215,986 1196,983 1195,983 1084,983 1083,983 1064,986 1045,993 1026,1002 1010,1014 995,1029 989,1034 980,1036 979,1036 771,1036 762,1034 755,1029 753,1027 748,1017 746,1014 736,1002 734,999 717,983 700,970 680,959 670,954 660,950 638,944 616,941 594,941 572,944 550,950 530,959 510,970 493,983 486,990 479,994 470,995 462,992 458,990 444,975 433,967 426,962 406,952 384,945 362,941 340,941 318,945 296,952 276,962 258,975 242,991 229,1009 219,1029 212,1051 208,1073 208,1150 212,1172 219,1194 229,1214 235,1221 242,1232 258,1248 271,1257 277,1264 279,1272 279,1273 279,1398 277,1406 272,1413 267,1416 266,1417 256,1422 243,1430 222,1446 204,1464 188,1485 175,1508 165,1532 158,1557 154,1583 154,1610 158,1636 163,1655 165,1661 175,1685 188,1708 194,1716 204,1729 222,1747 225,1749 231,1756 233,1765 231,1773 226,1780 218,1784 213,1785 161,1785 145,1789 132,1797 120,1808 113,1822 108,1837 108,2142 113,2157 120,2171 132,2182 145,2190 161,2194 176,2194 188,2194 197,2196 204,2202 208,2210 208,2218 204,2226 191,2243 188,2247 175,2270 165,2294 158,2319 154,2345 154,2372 157,2394 158,2398 162,2415 165,2423 175,2447 188,2470 189,2472 204,2491 222,2509 226,2512 243,2525 266,2538 267,2539 274,2544 279,2552 279,2557 279,2648 282,2662 288,2676 291,2681 296,2688 378,2770 382,2773 390,2778 392,2779 400,2782 404,2784 415,2786 416,2786 418,2787 433,2787 988,2787 997,2789 1004,2794 1005,2795 1015,2809 1032,2826 1032,2827 1038,2833 1040,2841 1040,2842 1040,3208 1038,3216 1032,3223 1030,3225 1018,3232 997,3248 979,3266 963,3287 950,3310 940,3334 933,3359 929,3385 929,3412 933,3438 940,3463 950,3487 963,3510 977,3528 979,3531 983,3535 988,3542 989,3551 986,3559 979,3566 971,3569 969,3569 922,3569 906,3573 893,3581 881,3592 873,3606 869,3621 869,3843 873,3859 881,3872 893,3884 893,3885 897,3890 899,3898 898,3907 892,3914 884,3918 879,3918 20,3918 11,3916 4,3911 1,3903 0,3899 0,2960 93,2960 93,3764 97,3780 105,3793 116,3805 130,3812 145,3817 734,3817 750,3812 763,3805 775,3793 782,3780 787,3764 787,2960 782,2944 775,2931 763,2919 750,2912 734,2907 161,2907 145,2907 130,2912 116,2919 105,2931 97,2944 93,2960 0,2960 0,401 519,401 519,705 524,721 531,734 543,746 556,753 572,758 1192,758 1208,753 1221,746 1233,734 1240,721 1245,705 1245,401 1244,399 1241,387 1240,385 1233,372 1221,360 1208,353 1192,348 587,348 572,348 556,353 543,360 531,372 524,385 519,401 0,401 0,19 2,11 8,4 16,0 20,0 1688,0">
          <text:p/>
        </draw:polygon>
        <draw:path draw:style-name="gr15" draw:text-style-name="P3" draw:layer="layout" svg:width="0.1cm" svg:height="0.1cm" svg:x="5.693cm" svg:y="24.316cm" svg:viewBox="0 0 101 101" svg:d="M0 49c0-27 23-49 52-49 27 0 49 22 49 49 0 28-22 52-49 52-29 0-52-24-52-52z">
          <text:p/>
        </draw:path>
        <draw:path draw:style-name="gr15" draw:text-style-name="P3" draw:layer="layout" svg:width="0.1cm" svg:height="0.1cm" svg:x="5.693cm" svg:y="24.57cm" svg:viewBox="0 0 101 101" svg:d="M0 50c0-28 23-50 52-50 27 0 49 22 49 50s-22 51-49 51c-29 0-52-23-52-51z">
          <text:p/>
        </draw:path>
        <draw:path draw:style-name="gr15" draw:text-style-name="P3" draw:layer="layout" svg:width="0.1cm" svg:height="0.1cm" svg:x="3.806cm" svg:y="26.353cm" svg:viewBox="0 0 101 101" svg:d="M0 50c0-28 22-50 50-50s51 22 51 50-23 51-51 51-50-23-50-51z">
          <text:p/>
        </draw:path>
        <draw:path draw:style-name="gr15" draw:text-style-name="P3" draw:layer="layout" svg:width="0.1cm" svg:height="0.1cm" svg:x="3.606cm" svg:y="26.353cm" svg:viewBox="0 0 101 101" svg:d="M0 50c0-28 22-50 50-50s51 22 51 50-23 51-51 51-50-23-50-51z">
          <text:p/>
        </draw:path>
        <draw:path draw:style-name="gr15" draw:text-style-name="P3" draw:layer="layout" svg:width="0.1cm" svg:height="0.1cm" svg:x="3.615cm" svg:y="24.754cm" svg:viewBox="0 0 101 101" svg:d="M0 51c0-28 23-51 52-51 27 0 49 23 49 51s-22 50-49 50c-29 0-52-22-52-50z">
          <text:p/>
        </draw:path>
        <draw:path draw:style-name="gr15" draw:text-style-name="P3" draw:layer="layout" svg:width="0.1cm" svg:height="0.1cm" svg:x="3.615cm" svg:y="24.954cm" svg:viewBox="0 0 101 101" svg:d="M0 51c0-28 23-51 52-51 27 0 49 23 49 51s-22 50-49 50c-29 0-52-22-52-50z">
          <text:p/>
        </draw:path>
        <draw:path draw:style-name="gr15" draw:text-style-name="P3" draw:layer="layout" svg:width="0.1cm" svg:height="0.1cm" svg:x="2.828cm" svg:y="24.753cm" svg:viewBox="0 0 101 101" svg:d="M0 50c0-28 22-50 50-50s51 22 51 50-23 51-51 51-50-23-50-51z">
          <text:p/>
        </draw:path>
        <draw:path draw:style-name="gr15" draw:text-style-name="P3" draw:layer="layout" svg:width="0.1cm" svg:height="0.1cm" svg:x="3.082cm" svg:y="24.753cm" svg:viewBox="0 0 101 101" svg:d="M0 50c0-28 22-50 51-50 28 0 50 22 50 50s-22 51-50 51c-29 0-51-23-51-51z">
          <text:p/>
        </draw:path>
        <draw:path draw:style-name="gr15" draw:text-style-name="P3" draw:layer="layout" svg:width="0.1cm" svg:height="0.1cm" svg:x="2.831cm" svg:y="25.237cm" svg:viewBox="0 0 101 101" svg:d="M0 51c0-28 24-51 52-51 27 0 49 23 49 51s-22 50-49 50c-28 0-52-22-52-50z">
          <text:p/>
        </draw:path>
        <draw:path draw:style-name="gr15" draw:text-style-name="P3" draw:layer="layout" svg:width="0.1cm" svg:height="0.1cm" svg:x="2.831cm" svg:y="25.999cm" svg:viewBox="0 0 101 101" svg:d="M0 51c0-28 24-51 52-51 27 0 49 23 49 51 0 27-22 50-49 50-28 0-52-23-52-50z">
          <text:p/>
        </draw:path>
        <draw:path draw:style-name="gr15" draw:text-style-name="P3" draw:layer="layout" svg:width="0.1cm" svg:height="0.1cm" svg:x="4.411cm" svg:y="24.175cm" svg:viewBox="0 0 101 101" svg:d="M0 50c0-28 23-50 52-50 27 0 49 22 49 50s-22 51-49 51c-29 0-52-23-52-51z">
          <text:p/>
        </draw:path>
        <draw:path draw:style-name="gr15" draw:text-style-name="P3" draw:layer="layout" svg:width="0.1cm" svg:height="0.1cm" svg:x="4.665cm" svg:y="24.175cm" svg:viewBox="0 0 101 101" svg:d="M0 50c0-28 23-50 51-50s50 22 50 50-22 51-50 51-51-23-51-51z">
          <text:p/>
        </draw:path>
        <draw:path draw:style-name="gr15" draw:text-style-name="P3" draw:layer="layout" svg:width="0.1cm" svg:height="0.1cm" svg:x="4.919cm" svg:y="24.175cm" svg:viewBox="0 0 101 101" svg:d="M0 50c0-28 24-50 52-50 27 0 49 22 49 50s-22 51-49 51c-28 0-52-23-52-51z">
          <text:p/>
        </draw:path>
        <draw:path draw:style-name="gr15" draw:text-style-name="P3" draw:layer="layout" svg:width="0.1cm" svg:height="0.101cm" svg:x="4.684cm" svg:y="26.482cm" svg:viewBox="0 0 101 102" svg:d="M0 50c0-27 23-50 52-50 27 0 49 23 49 50 0 28-22 52-49 52-29 0-52-24-52-52z">
          <text:p/>
        </draw:path>
        <draw:path draw:style-name="gr15" draw:text-style-name="P3" draw:layer="layout" svg:width="0.1cm" svg:height="0.101cm" svg:x="5.505cm" svg:y="26.482cm" svg:viewBox="0 0 101 102" svg:d="M0 50c0-27 23-50 50-50 28 0 51 23 51 50 0 28-23 52-51 52-27 0-50-24-50-52z">
          <text:p/>
        </draw:path>
        <draw:path draw:style-name="gr15" draw:text-style-name="P3" draw:layer="layout" svg:width="0.1cm" svg:height="0.101cm" svg:x="4.895cm" svg:y="26.482cm" svg:viewBox="0 0 101 102" svg:d="M0 50c0-27 22-50 50-50s51 23 51 50c0 28-23 52-51 52s-50-24-50-52z">
          <text:p/>
        </draw:path>
        <draw:path draw:style-name="gr15" draw:text-style-name="P3" draw:layer="layout" svg:width="0.1cm" svg:height="0.101cm" svg:x="5.095cm" svg:y="26.482cm" svg:viewBox="0 0 101 102" svg:d="M0 50c0-27 22-50 50-50s51 23 51 50c0 28-23 52-51 52s-50-24-50-52z">
          <text:p/>
        </draw:path>
        <draw:path draw:style-name="gr15" draw:text-style-name="P3" draw:layer="layout" svg:width="0.1cm" svg:height="0.101cm" svg:x="5.295cm" svg:y="26.482cm" svg:viewBox="0 0 101 102" svg:d="M0 50c0-27 22-50 50-50s51 23 51 50c0 28-23 52-51 52s-50-24-50-52z">
          <text:p/>
        </draw:path>
        <draw:path draw:style-name="gr15" draw:text-style-name="P3" draw:layer="layout" svg:width="0.1cm" svg:height="0.1cm" svg:x="4.893cm" svg:y="27.039cm" svg:viewBox="0 0 101 101" svg:d="M0 52c0-29 23-52 52-52 27 0 49 23 49 52 0 27-22 49-49 49-29 0-52-22-52-49z">
          <text:p/>
        </draw:path>
        <draw:path draw:style-name="gr15" draw:text-style-name="P3" draw:layer="layout" svg:width="0.1cm" svg:height="0.1cm" svg:x="3.606cm" svg:y="27.039cm" svg:viewBox="0 0 101 101" svg:d="M0 52c0-29 22-52 50-52s51 23 51 52c0 27-23 49-51 49s-50-22-50-49z">
          <text:p/>
        </draw:path>
        <draw:line draw:style-name="gr4" draw:text-style-name="P1" draw:layer="layout" svg:x1="5.769cm" svg:y1="24.366cm" svg:x2="5.718cm" svg:y2="24.366cm">
          <text:p/>
        </draw:line>
        <draw:line draw:style-name="gr4" draw:text-style-name="P1" draw:layer="layout" svg:x1="5.769cm" svg:y1="24.62cm" svg:x2="5.718cm" svg:y2="24.62cm">
          <text:p/>
        </draw:line>
        <draw:line draw:style-name="gr5" draw:text-style-name="P1" draw:layer="layout" svg:x1="3.856cm" svg:y1="26.457cm" svg:x2="3.856cm" svg:y2="26.347cm">
          <text:p/>
        </draw:line>
        <draw:path draw:style-name="gr6" draw:text-style-name="P2" draw:layer="layout" svg:width="0.2cm" svg:height="0.2cm" svg:x="3.555cm" svg:y="26.302cm" svg:viewBox="0 0 201 201" svg:d="M0 101c0-56 45-101 101-101s100 45 100 101-44 100-100 100-101-44-101-100z">
          <text:p/>
        </draw:path>
        <draw:line draw:style-name="gr7" draw:text-style-name="P1" draw:layer="layout" svg:x1="3.71cm" svg:y1="24.804cm" svg:x2="3.62cm" svg:y2="24.804cm">
          <text:p/>
        </draw:line>
        <draw:line draw:style-name="gr7" draw:text-style-name="P1" draw:layer="layout" svg:x1="3.71cm" svg:y1="25.004cm" svg:x2="3.62cm" svg:y2="25.004cm">
          <text:p/>
        </draw:line>
        <draw:line draw:style-name="gr8" draw:text-style-name="P1" draw:layer="layout" svg:x1="2.878cm" svg:y1="24.775cm" svg:x2="2.878cm" svg:y2="24.83cm">
          <text:p/>
        </draw:line>
        <draw:path draw:style-name="gr6" draw:text-style-name="P2" draw:layer="layout" svg:width="0.24cm" svg:height="0.24cm" svg:x="3.012cm" svg:y="24.683cm" svg:viewBox="0 0 241 241" svg:d="M0 119c0-66 54-119 121-119 66 0 120 53 120 119 0 68-54 122-120 122-67 0-121-54-121-122z">
          <text:p/>
        </draw:path>
        <draw:path draw:style-name="gr6" draw:text-style-name="P2" draw:layer="layout" svg:width="0.3cm" svg:height="0.3cm" svg:x="2.731cm" svg:y="25.137cm" svg:viewBox="0 0 301 301" svg:d="M0 152c0-83 68-152 151-152s150 69 150 152c0 82-67 149-150 149s-151-67-151-149z">
          <text:p/>
        </draw:path>
        <draw:path draw:style-name="gr6" draw:text-style-name="P2" draw:layer="layout" svg:width="0.3cm" svg:height="0.3cm" svg:x="2.731cm" svg:y="25.899cm" svg:viewBox="0 0 301 301" svg:d="M0 152c0-84 68-152 151-152s150 68 150 152c0 82-67 149-150 149s-151-67-151-149z">
          <text:p/>
        </draw:path>
        <draw:line draw:style-name="gr4" draw:text-style-name="P1" draw:layer="layout" svg:x1="4.462cm" svg:y1="24.215cm" svg:x2="4.462cm" svg:y2="24.234cm">
          <text:p/>
        </draw:line>
        <draw:line draw:style-name="gr4" draw:text-style-name="P1" draw:layer="layout" svg:x1="4.716cm" svg:y1="24.215cm" svg:x2="4.716cm" svg:y2="24.234cm">
          <text:p/>
        </draw:line>
        <draw:line draw:style-name="gr4" draw:text-style-name="P1" draw:layer="layout" svg:x1="4.97cm" svg:y1="24.215cm" svg:x2="4.97cm" svg:y2="24.234cm">
          <text:p/>
        </draw:line>
        <draw:line draw:style-name="gr9" draw:text-style-name="P1" draw:layer="layout" svg:x1="4.734cm" svg:y1="26.451cm" svg:x2="4.734cm" svg:y2="26.612cm">
          <text:p/>
        </draw:line>
        <draw:line draw:style-name="gr9" draw:text-style-name="P1" draw:layer="layout" svg:x1="5.555cm" svg:y1="26.451cm" svg:x2="5.555cm" svg:y2="26.612cm">
          <text:p/>
        </draw:line>
        <draw:line draw:style-name="gr10" draw:text-style-name="P1" draw:layer="layout" svg:x1="4.945cm" svg:y1="26.481cm" svg:x2="4.945cm" svg:y2="26.582cm">
          <text:p/>
        </draw:line>
        <draw:line draw:style-name="gr11" draw:text-style-name="P1" draw:layer="layout" svg:x1="5.144cm" svg:y1="26.491cm" svg:x2="5.144cm" svg:y2="26.572cm">
          <text:p/>
        </draw:line>
        <draw:line draw:style-name="gr10" draw:text-style-name="P1" draw:layer="layout" svg:x1="5.344cm" svg:y1="26.481cm" svg:x2="5.344cm" svg:y2="26.582cm">
          <text:p/>
        </draw:line>
        <draw:path draw:style-name="gr6" draw:text-style-name="P2" draw:layer="layout" svg:width="0.3cm" svg:height="0.3cm" svg:x="4.793cm" svg:y="26.939cm" svg:viewBox="0 0 301 301" svg:d="M0 152c0-83 68-152 151-152s150 69 150 152c0 82-67 149-150 149s-151-67-151-149z">
          <text:p/>
        </draw:path>
        <draw:path draw:style-name="gr6" draw:text-style-name="P2" draw:layer="layout" svg:width="0.3cm" svg:height="0.3cm" svg:x="3.506cm" svg:y="26.939cm" svg:viewBox="0 0 301 301" svg:d="M0 152c0-83 67-152 149-152 83 0 152 69 152 152 0 82-69 149-152 149-82 0-149-67-149-149z">
          <text:p/>
        </draw:path>
        <draw:path draw:style-name="gr6" draw:text-style-name="P2" draw:layer="layout" svg:width="0.1cm" svg:height="0.1cm" svg:x="5.693cm" svg:y="24.316cm" svg:viewBox="0 0 101 101" svg:d="M0 49c0-27 23-49 52-49 27 0 49 22 49 49 0 28-22 52-49 52-29 0-52-24-52-52z">
          <text:p/>
        </draw:path>
        <draw:path draw:style-name="gr6" draw:text-style-name="P2" draw:layer="layout" svg:width="0.1cm" svg:height="0.1cm" svg:x="5.693cm" svg:y="24.57cm" svg:viewBox="0 0 101 101" svg:d="M0 50c0-28 23-50 52-50 27 0 49 22 49 50s-22 51-49 51c-29 0-52-23-52-51z">
          <text:p/>
        </draw:path>
        <draw:path draw:style-name="gr6" draw:text-style-name="P2" draw:layer="layout" svg:width="0.1cm" svg:height="0.1cm" svg:x="3.806cm" svg:y="26.353cm" svg:viewBox="0 0 101 101" svg:d="M0 50c0-28 22-50 50-50s51 22 51 50-23 51-51 51-50-23-50-51z">
          <text:p/>
        </draw:path>
        <draw:path draw:style-name="gr6" draw:text-style-name="P2" draw:layer="layout" svg:width="0.1cm" svg:height="0.1cm" svg:x="3.606cm" svg:y="26.353cm" svg:viewBox="0 0 101 101" svg:d="M0 50c0-28 22-50 50-50s51 22 51 50-23 51-51 51-50-23-50-51z">
          <text:p/>
        </draw:path>
        <draw:path draw:style-name="gr6" draw:text-style-name="P2" draw:layer="layout" svg:width="0.1cm" svg:height="0.1cm" svg:x="3.615cm" svg:y="24.754cm" svg:viewBox="0 0 101 101" svg:d="M0 51c0-28 23-51 52-51 27 0 49 23 49 51s-22 50-49 50c-29 0-52-22-52-50z">
          <text:p/>
        </draw:path>
        <draw:path draw:style-name="gr6" draw:text-style-name="P2" draw:layer="layout" svg:width="0.1cm" svg:height="0.1cm" svg:x="3.615cm" svg:y="24.954cm" svg:viewBox="0 0 101 101" svg:d="M0 51c0-28 23-51 52-51 27 0 49 23 49 51s-22 50-49 50c-29 0-52-22-52-50z">
          <text:p/>
        </draw:path>
        <draw:path draw:style-name="gr6" draw:text-style-name="P2" draw:layer="layout" svg:width="0.1cm" svg:height="0.1cm" svg:x="2.828cm" svg:y="24.753cm" svg:viewBox="0 0 101 101" svg:d="M0 50c0-28 22-50 50-50s51 22 51 50-23 51-51 51-50-23-50-51z">
          <text:p/>
        </draw:path>
        <draw:path draw:style-name="gr6" draw:text-style-name="P2" draw:layer="layout" svg:width="0.1cm" svg:height="0.1cm" svg:x="3.082cm" svg:y="24.753cm" svg:viewBox="0 0 101 101" svg:d="M0 50c0-28 22-50 51-50 28 0 50 22 50 50s-22 51-50 51c-29 0-51-23-51-51z">
          <text:p/>
        </draw:path>
        <draw:path draw:style-name="gr6" draw:text-style-name="P2" draw:layer="layout" svg:width="0.1cm" svg:height="0.1cm" svg:x="2.831cm" svg:y="25.237cm" svg:viewBox="0 0 101 101" svg:d="M0 51c0-28 24-51 52-51 27 0 49 23 49 51s-22 50-49 50c-28 0-52-22-52-50z">
          <text:p/>
        </draw:path>
        <draw:path draw:style-name="gr6" draw:text-style-name="P2" draw:layer="layout" svg:width="0.1cm" svg:height="0.1cm" svg:x="2.831cm" svg:y="25.999cm" svg:viewBox="0 0 101 101" svg:d="M0 51c0-28 24-51 52-51 27 0 49 23 49 51 0 27-22 50-49 50-28 0-52-23-52-50z">
          <text:p/>
        </draw:path>
        <draw:path draw:style-name="gr6" draw:text-style-name="P2" draw:layer="layout" svg:width="0.1cm" svg:height="0.1cm" svg:x="4.411cm" svg:y="24.175cm" svg:viewBox="0 0 101 101" svg:d="M0 50c0-28 23-50 52-50 27 0 49 22 49 50s-22 51-49 51c-29 0-52-23-52-51z">
          <text:p/>
        </draw:path>
        <draw:path draw:style-name="gr6" draw:text-style-name="P2" draw:layer="layout" svg:width="0.1cm" svg:height="0.1cm" svg:x="4.665cm" svg:y="24.175cm" svg:viewBox="0 0 101 101" svg:d="M0 50c0-28 23-50 51-50s50 22 50 50-22 51-50 51-51-23-51-51z">
          <text:p/>
        </draw:path>
        <draw:path draw:style-name="gr6" draw:text-style-name="P2" draw:layer="layout" svg:width="0.1cm" svg:height="0.1cm" svg:x="4.919cm" svg:y="24.175cm" svg:viewBox="0 0 101 101" svg:d="M0 50c0-28 24-50 52-50 27 0 49 22 49 50s-22 51-49 51c-28 0-52-23-52-51z">
          <text:p/>
        </draw:path>
        <draw:path draw:style-name="gr6" draw:text-style-name="P2" draw:layer="layout" svg:width="0.1cm" svg:height="0.101cm" svg:x="4.684cm" svg:y="26.482cm" svg:viewBox="0 0 101 102" svg:d="M0 50c0-27 23-50 52-50 27 0 49 23 49 50 0 28-22 52-49 52-29 0-52-24-52-52z">
          <text:p/>
        </draw:path>
        <draw:path draw:style-name="gr6" draw:text-style-name="P2" draw:layer="layout" svg:width="0.1cm" svg:height="0.101cm" svg:x="5.505cm" svg:y="26.482cm" svg:viewBox="0 0 101 102" svg:d="M0 50c0-27 23-50 50-50 28 0 51 23 51 50 0 28-23 52-51 52-27 0-50-24-50-52z">
          <text:p/>
        </draw:path>
        <draw:path draw:style-name="gr6" draw:text-style-name="P2" draw:layer="layout" svg:width="0.1cm" svg:height="0.101cm" svg:x="4.895cm" svg:y="26.482cm" svg:viewBox="0 0 101 102" svg:d="M0 50c0-27 22-50 50-50s51 23 51 50c0 28-23 52-51 52s-50-24-50-52z">
          <text:p/>
        </draw:path>
        <draw:path draw:style-name="gr6" draw:text-style-name="P2" draw:layer="layout" svg:width="0.1cm" svg:height="0.101cm" svg:x="5.095cm" svg:y="26.482cm" svg:viewBox="0 0 101 102" svg:d="M0 50c0-27 22-50 50-50s51 23 51 50c0 28-23 52-51 52s-50-24-50-52z">
          <text:p/>
        </draw:path>
        <draw:path draw:style-name="gr6" draw:text-style-name="P2" draw:layer="layout" svg:width="0.1cm" svg:height="0.101cm" svg:x="5.295cm" svg:y="26.482cm" svg:viewBox="0 0 101 102" svg:d="M0 50c0-27 22-50 50-50s51 23 51 50c0 28-23 52-51 52s-50-24-50-52z">
          <text:p/>
        </draw:path>
        <draw:path draw:style-name="gr6" draw:text-style-name="P2" draw:layer="layout" svg:width="0.1cm" svg:height="0.1cm" svg:x="4.893cm" svg:y="27.039cm" svg:viewBox="0 0 101 101" svg:d="M0 52c0-29 23-52 52-52 27 0 49 23 49 52 0 27-22 49-49 49-29 0-52-22-52-49z">
          <text:p/>
        </draw:path>
        <draw:path draw:style-name="gr6" draw:text-style-name="P2" draw:layer="layout" svg:width="0.1cm" svg:height="0.1cm" svg:x="3.606cm" svg:y="27.039cm" svg:viewBox="0 0 101 101" svg:d="M0 52c0-29 22-52 50-52s51 23 51 52c0 27-23 49-51 49s-50-22-50-49z">
          <text:p/>
        </draw:path>
        <draw:path draw:style-name="gr6" draw:text-style-name="P2" draw:layer="layout" svg:width="0.1cm" svg:height="0.1cm" svg:x="5.693cm" svg:y="24.316cm" svg:viewBox="0 0 101 101" svg:d="M0 49c0-27 23-49 52-49 27 0 49 22 49 49 0 28-22 52-49 52-29 0-52-24-52-52z">
          <text:p/>
        </draw:path>
        <draw:path draw:style-name="gr6" draw:text-style-name="P2" draw:layer="layout" svg:width="0.1cm" svg:height="0.1cm" svg:x="5.693cm" svg:y="24.57cm" svg:viewBox="0 0 101 101" svg:d="M0 50c0-28 23-50 52-50 27 0 49 22 49 50s-22 51-49 51c-29 0-52-23-52-51z">
          <text:p/>
        </draw:path>
        <draw:path draw:style-name="gr6" draw:text-style-name="P2" draw:layer="layout" svg:width="0.1cm" svg:height="0.1cm" svg:x="3.806cm" svg:y="26.353cm" svg:viewBox="0 0 101 101" svg:d="M0 50c0-28 22-50 50-50s51 22 51 50-23 51-51 51-50-23-50-51z">
          <text:p/>
        </draw:path>
        <draw:path draw:style-name="gr6" draw:text-style-name="P2" draw:layer="layout" svg:width="0.1cm" svg:height="0.1cm" svg:x="3.606cm" svg:y="26.353cm" svg:viewBox="0 0 101 101" svg:d="M0 50c0-28 22-50 50-50s51 22 51 50-23 51-51 51-50-23-50-51z">
          <text:p/>
        </draw:path>
        <draw:path draw:style-name="gr6" draw:text-style-name="P2" draw:layer="layout" svg:width="0.1cm" svg:height="0.1cm" svg:x="3.615cm" svg:y="24.754cm" svg:viewBox="0 0 101 101" svg:d="M0 51c0-28 23-51 52-51 27 0 49 23 49 51s-22 50-49 50c-29 0-52-22-52-50z">
          <text:p/>
        </draw:path>
        <draw:path draw:style-name="gr6" draw:text-style-name="P2" draw:layer="layout" svg:width="0.1cm" svg:height="0.1cm" svg:x="3.615cm" svg:y="24.954cm" svg:viewBox="0 0 101 101" svg:d="M0 51c0-28 23-51 52-51 27 0 49 23 49 51s-22 50-49 50c-29 0-52-22-52-50z">
          <text:p/>
        </draw:path>
        <draw:path draw:style-name="gr6" draw:text-style-name="P2" draw:layer="layout" svg:width="0.1cm" svg:height="0.1cm" svg:x="2.828cm" svg:y="24.753cm" svg:viewBox="0 0 101 101" svg:d="M0 50c0-28 22-50 50-50s51 22 51 50-23 51-51 51-50-23-50-51z">
          <text:p/>
        </draw:path>
        <draw:path draw:style-name="gr6" draw:text-style-name="P2" draw:layer="layout" svg:width="0.1cm" svg:height="0.1cm" svg:x="3.082cm" svg:y="24.753cm" svg:viewBox="0 0 101 101" svg:d="M0 50c0-28 22-50 51-50 28 0 50 22 50 50s-22 51-50 51c-29 0-51-23-51-51z">
          <text:p/>
        </draw:path>
        <draw:path draw:style-name="gr6" draw:text-style-name="P2" draw:layer="layout" svg:width="0.1cm" svg:height="0.1cm" svg:x="2.831cm" svg:y="25.237cm" svg:viewBox="0 0 101 101" svg:d="M0 51c0-28 24-51 52-51 27 0 49 23 49 51s-22 50-49 50c-28 0-52-22-52-50z">
          <text:p/>
        </draw:path>
        <draw:path draw:style-name="gr6" draw:text-style-name="P2" draw:layer="layout" svg:width="0.1cm" svg:height="0.1cm" svg:x="2.831cm" svg:y="25.999cm" svg:viewBox="0 0 101 101" svg:d="M0 51c0-28 24-51 52-51 27 0 49 23 49 51 0 27-22 50-49 50-28 0-52-23-52-50z">
          <text:p/>
        </draw:path>
        <draw:path draw:style-name="gr6" draw:text-style-name="P2" draw:layer="layout" svg:width="0.1cm" svg:height="0.1cm" svg:x="4.411cm" svg:y="24.175cm" svg:viewBox="0 0 101 101" svg:d="M0 50c0-28 23-50 52-50 27 0 49 22 49 50s-22 51-49 51c-29 0-52-23-52-51z">
          <text:p/>
        </draw:path>
        <draw:path draw:style-name="gr6" draw:text-style-name="P2" draw:layer="layout" svg:width="0.1cm" svg:height="0.1cm" svg:x="4.665cm" svg:y="24.175cm" svg:viewBox="0 0 101 101" svg:d="M0 50c0-28 23-50 51-50s50 22 50 50-22 51-50 51-51-23-51-51z">
          <text:p/>
        </draw:path>
        <draw:path draw:style-name="gr6" draw:text-style-name="P2" draw:layer="layout" svg:width="0.1cm" svg:height="0.1cm" svg:x="4.919cm" svg:y="24.175cm" svg:viewBox="0 0 101 101" svg:d="M0 50c0-28 24-50 52-50 27 0 49 22 49 50s-22 51-49 51c-28 0-52-23-52-51z">
          <text:p/>
        </draw:path>
        <draw:path draw:style-name="gr6" draw:text-style-name="P2" draw:layer="layout" svg:width="0.1cm" svg:height="0.101cm" svg:x="4.684cm" svg:y="26.482cm" svg:viewBox="0 0 101 102" svg:d="M0 50c0-27 23-50 52-50 27 0 49 23 49 50 0 28-22 52-49 52-29 0-52-24-52-52z">
          <text:p/>
        </draw:path>
        <draw:path draw:style-name="gr6" draw:text-style-name="P2" draw:layer="layout" svg:width="0.1cm" svg:height="0.101cm" svg:x="5.505cm" svg:y="26.482cm" svg:viewBox="0 0 101 102" svg:d="M0 50c0-27 23-50 50-50 28 0 51 23 51 50 0 28-23 52-51 52-27 0-50-24-50-52z">
          <text:p/>
        </draw:path>
        <draw:path draw:style-name="gr6" draw:text-style-name="P2" draw:layer="layout" svg:width="0.1cm" svg:height="0.101cm" svg:x="4.895cm" svg:y="26.482cm" svg:viewBox="0 0 101 102" svg:d="M0 50c0-27 22-50 50-50s51 23 51 50c0 28-23 52-51 52s-50-24-50-52z">
          <text:p/>
        </draw:path>
        <draw:path draw:style-name="gr6" draw:text-style-name="P2" draw:layer="layout" svg:width="0.1cm" svg:height="0.101cm" svg:x="5.095cm" svg:y="26.482cm" svg:viewBox="0 0 101 102" svg:d="M0 50c0-27 22-50 50-50s51 23 51 50c0 28-23 52-51 52s-50-24-50-52z">
          <text:p/>
        </draw:path>
        <draw:path draw:style-name="gr6" draw:text-style-name="P2" draw:layer="layout" svg:width="0.1cm" svg:height="0.101cm" svg:x="5.295cm" svg:y="26.482cm" svg:viewBox="0 0 101 102" svg:d="M0 50c0-27 22-50 50-50s51 23 51 50c0 28-23 52-51 52s-50-24-50-52z">
          <text:p/>
        </draw:path>
        <draw:path draw:style-name="gr6" draw:text-style-name="P2" draw:layer="layout" svg:width="0.1cm" svg:height="0.1cm" svg:x="4.893cm" svg:y="27.039cm" svg:viewBox="0 0 101 101" svg:d="M0 52c0-29 23-52 52-52 27 0 49 23 49 52 0 27-22 49-49 49-29 0-52-22-52-49z">
          <text:p/>
        </draw:path>
        <draw:path draw:style-name="gr6" draw:text-style-name="P2" draw:layer="layout" svg:width="0.1cm" svg:height="0.1cm" svg:x="3.606cm" svg:y="27.039cm" svg:viewBox="0 0 101 101" svg:d="M0 52c0-29 22-52 50-52s51 23 51 52c0 27-23 49-51 49s-50-22-50-49z">
          <text:p/>
        </draw:path>
        <draw:path draw:style-name="gr6" draw:text-style-name="P2" draw:layer="layout" svg:width="0.1cm" svg:height="0.1cm" svg:x="5.693cm" svg:y="24.316cm" svg:viewBox="0 0 101 101" svg:d="M0 49c0-27 23-49 52-49 27 0 49 22 49 49 0 28-22 52-49 52-29 0-52-24-52-52z">
          <text:p/>
        </draw:path>
        <draw:path draw:style-name="gr6" draw:text-style-name="P2" draw:layer="layout" svg:width="0.1cm" svg:height="0.1cm" svg:x="5.693cm" svg:y="24.57cm" svg:viewBox="0 0 101 101" svg:d="M0 50c0-28 23-50 52-50 27 0 49 22 49 50s-22 51-49 51c-29 0-52-23-52-51z">
          <text:p/>
        </draw:path>
        <draw:path draw:style-name="gr6" draw:text-style-name="P2" draw:layer="layout" svg:width="0.1cm" svg:height="0.1cm" svg:x="3.806cm" svg:y="26.353cm" svg:viewBox="0 0 101 101" svg:d="M0 50c0-28 22-50 50-50s51 22 51 50-23 51-51 51-50-23-50-51z">
          <text:p/>
        </draw:path>
        <draw:path draw:style-name="gr6" draw:text-style-name="P2" draw:layer="layout" svg:width="0.1cm" svg:height="0.1cm" svg:x="3.606cm" svg:y="26.353cm" svg:viewBox="0 0 101 101" svg:d="M0 50c0-28 22-50 50-50s51 22 51 50-23 51-51 51-50-23-50-51z">
          <text:p/>
        </draw:path>
        <draw:path draw:style-name="gr6" draw:text-style-name="P2" draw:layer="layout" svg:width="0.1cm" svg:height="0.1cm" svg:x="3.615cm" svg:y="24.754cm" svg:viewBox="0 0 101 101" svg:d="M0 51c0-28 23-51 52-51 27 0 49 23 49 51s-22 50-49 50c-29 0-52-22-52-50z">
          <text:p/>
        </draw:path>
        <draw:path draw:style-name="gr6" draw:text-style-name="P2" draw:layer="layout" svg:width="0.1cm" svg:height="0.1cm" svg:x="3.615cm" svg:y="24.954cm" svg:viewBox="0 0 101 101" svg:d="M0 51c0-28 23-51 52-51 27 0 49 23 49 51s-22 50-49 50c-29 0-52-22-52-50z">
          <text:p/>
        </draw:path>
        <draw:path draw:style-name="gr6" draw:text-style-name="P2" draw:layer="layout" svg:width="0.1cm" svg:height="0.1cm" svg:x="2.828cm" svg:y="24.753cm" svg:viewBox="0 0 101 101" svg:d="M0 50c0-28 22-50 50-50s51 22 51 50-23 51-51 51-50-23-50-51z">
          <text:p/>
        </draw:path>
        <draw:path draw:style-name="gr6" draw:text-style-name="P2" draw:layer="layout" svg:width="0.1cm" svg:height="0.1cm" svg:x="3.082cm" svg:y="24.753cm" svg:viewBox="0 0 101 101" svg:d="M0 50c0-28 22-50 51-50 28 0 50 22 50 50s-22 51-50 51c-29 0-51-23-51-51z">
          <text:p/>
        </draw:path>
        <draw:path draw:style-name="gr6" draw:text-style-name="P2" draw:layer="layout" svg:width="0.1cm" svg:height="0.1cm" svg:x="2.831cm" svg:y="25.237cm" svg:viewBox="0 0 101 101" svg:d="M0 51c0-28 24-51 52-51 27 0 49 23 49 51s-22 50-49 50c-28 0-52-22-52-50z">
          <text:p/>
        </draw:path>
        <draw:path draw:style-name="gr6" draw:text-style-name="P2" draw:layer="layout" svg:width="0.1cm" svg:height="0.1cm" svg:x="2.831cm" svg:y="25.999cm" svg:viewBox="0 0 101 101" svg:d="M0 51c0-28 24-51 52-51 27 0 49 23 49 51 0 27-22 50-49 50-28 0-52-23-52-50z">
          <text:p/>
        </draw:path>
        <draw:path draw:style-name="gr6" draw:text-style-name="P2" draw:layer="layout" svg:width="0.1cm" svg:height="0.1cm" svg:x="4.411cm" svg:y="24.175cm" svg:viewBox="0 0 101 101" svg:d="M0 50c0-28 23-50 52-50 27 0 49 22 49 50s-22 51-49 51c-29 0-52-23-52-51z">
          <text:p/>
        </draw:path>
        <draw:path draw:style-name="gr6" draw:text-style-name="P2" draw:layer="layout" svg:width="0.1cm" svg:height="0.1cm" svg:x="4.665cm" svg:y="24.175cm" svg:viewBox="0 0 101 101" svg:d="M0 50c0-28 23-50 51-50s50 22 50 50-22 51-50 51-51-23-51-51z">
          <text:p/>
        </draw:path>
        <draw:path draw:style-name="gr6" draw:text-style-name="P2" draw:layer="layout" svg:width="0.1cm" svg:height="0.1cm" svg:x="4.919cm" svg:y="24.175cm" svg:viewBox="0 0 101 101" svg:d="M0 50c0-28 24-50 52-50 27 0 49 22 49 50s-22 51-49 51c-28 0-52-23-52-51z">
          <text:p/>
        </draw:path>
        <draw:path draw:style-name="gr6" draw:text-style-name="P2" draw:layer="layout" svg:width="0.1cm" svg:height="0.101cm" svg:x="4.684cm" svg:y="26.482cm" svg:viewBox="0 0 101 102" svg:d="M0 50c0-27 23-50 52-50 27 0 49 23 49 50 0 28-22 52-49 52-29 0-52-24-52-52z">
          <text:p/>
        </draw:path>
        <draw:path draw:style-name="gr6" draw:text-style-name="P2" draw:layer="layout" svg:width="0.1cm" svg:height="0.101cm" svg:x="5.505cm" svg:y="26.482cm" svg:viewBox="0 0 101 102" svg:d="M0 50c0-27 23-50 50-50 28 0 51 23 51 50 0 28-23 52-51 52-27 0-50-24-50-52z">
          <text:p/>
        </draw:path>
        <draw:path draw:style-name="gr6" draw:text-style-name="P2" draw:layer="layout" svg:width="0.1cm" svg:height="0.101cm" svg:x="4.895cm" svg:y="26.482cm" svg:viewBox="0 0 101 102" svg:d="M0 50c0-27 22-50 50-50s51 23 51 50c0 28-23 52-51 52s-50-24-50-52z">
          <text:p/>
        </draw:path>
        <draw:path draw:style-name="gr6" draw:text-style-name="P2" draw:layer="layout" svg:width="0.1cm" svg:height="0.101cm" svg:x="5.095cm" svg:y="26.482cm" svg:viewBox="0 0 101 102" svg:d="M0 50c0-27 22-50 50-50s51 23 51 50c0 28-23 52-51 52s-50-24-50-52z">
          <text:p/>
        </draw:path>
        <draw:path draw:style-name="gr6" draw:text-style-name="P2" draw:layer="layout" svg:width="0.1cm" svg:height="0.101cm" svg:x="5.295cm" svg:y="26.482cm" svg:viewBox="0 0 101 102" svg:d="M0 50c0-27 22-50 50-50s51 23 51 50c0 28-23 52-51 52s-50-24-50-52z">
          <text:p/>
        </draw:path>
        <draw:path draw:style-name="gr6" draw:text-style-name="P2" draw:layer="layout" svg:width="0.1cm" svg:height="0.1cm" svg:x="4.893cm" svg:y="27.039cm" svg:viewBox="0 0 101 101" svg:d="M0 52c0-29 23-52 52-52 27 0 49 23 49 52 0 27-22 49-49 49-29 0-52-22-52-49z">
          <text:p/>
        </draw:path>
        <draw:path draw:style-name="gr6" draw:text-style-name="P2" draw:layer="layout" svg:width="0.1cm" svg:height="0.1cm" svg:x="3.606cm" svg:y="27.039cm" svg:viewBox="0 0 101 101" svg:d="M0 52c0-29 22-52 50-52s51 23 51 52c0 27-23 49-51 49s-50-22-50-49z">
          <text:p/>
        </draw:path>
        <draw:path draw:style-name="gr6" draw:text-style-name="P2" draw:layer="layout" svg:width="0.1cm" svg:height="0.1cm" svg:x="5.693cm" svg:y="24.316cm" svg:viewBox="0 0 101 101" svg:d="M0 49c0-27 23-49 52-49 27 0 49 22 49 49 0 28-22 52-49 52-29 0-52-24-52-52z">
          <text:p/>
        </draw:path>
        <draw:path draw:style-name="gr6" draw:text-style-name="P2" draw:layer="layout" svg:width="0.1cm" svg:height="0.1cm" svg:x="5.693cm" svg:y="24.57cm" svg:viewBox="0 0 101 101" svg:d="M0 50c0-28 23-50 52-50 27 0 49 22 49 50s-22 51-49 51c-29 0-52-23-52-51z">
          <text:p/>
        </draw:path>
        <draw:path draw:style-name="gr6" draw:text-style-name="P2" draw:layer="layout" svg:width="0.1cm" svg:height="0.1cm" svg:x="3.806cm" svg:y="26.353cm" svg:viewBox="0 0 101 101" svg:d="M0 50c0-28 22-50 50-50s51 22 51 50-23 51-51 51-50-23-50-51z">
          <text:p/>
        </draw:path>
        <draw:path draw:style-name="gr6" draw:text-style-name="P2" draw:layer="layout" svg:width="0.1cm" svg:height="0.1cm" svg:x="3.606cm" svg:y="26.353cm" svg:viewBox="0 0 101 101" svg:d="M0 50c0-28 22-50 50-50s51 22 51 50-23 51-51 51-50-23-50-51z">
          <text:p/>
        </draw:path>
        <draw:path draw:style-name="gr6" draw:text-style-name="P2" draw:layer="layout" svg:width="0.1cm" svg:height="0.1cm" svg:x="3.615cm" svg:y="24.754cm" svg:viewBox="0 0 101 101" svg:d="M0 51c0-28 23-51 52-51 27 0 49 23 49 51s-22 50-49 50c-29 0-52-22-52-50z">
          <text:p/>
        </draw:path>
        <draw:path draw:style-name="gr6" draw:text-style-name="P2" draw:layer="layout" svg:width="0.1cm" svg:height="0.1cm" svg:x="3.615cm" svg:y="24.954cm" svg:viewBox="0 0 101 101" svg:d="M0 51c0-28 23-51 52-51 27 0 49 23 49 51s-22 50-49 50c-29 0-52-22-52-50z">
          <text:p/>
        </draw:path>
        <draw:path draw:style-name="gr6" draw:text-style-name="P2" draw:layer="layout" svg:width="0.1cm" svg:height="0.1cm" svg:x="2.828cm" svg:y="24.753cm" svg:viewBox="0 0 101 101" svg:d="M0 50c0-28 22-50 50-50s51 22 51 50-23 51-51 51-50-23-50-51z">
          <text:p/>
        </draw:path>
        <draw:path draw:style-name="gr6" draw:text-style-name="P2" draw:layer="layout" svg:width="0.1cm" svg:height="0.1cm" svg:x="3.082cm" svg:y="24.753cm" svg:viewBox="0 0 101 101" svg:d="M0 50c0-28 22-50 51-50 28 0 50 22 50 50s-22 51-50 51c-29 0-51-23-51-51z">
          <text:p/>
        </draw:path>
        <draw:path draw:style-name="gr6" draw:text-style-name="P2" draw:layer="layout" svg:width="0.1cm" svg:height="0.1cm" svg:x="2.831cm" svg:y="25.237cm" svg:viewBox="0 0 101 101" svg:d="M0 51c0-28 24-51 52-51 27 0 49 23 49 51s-22 50-49 50c-28 0-52-22-52-50z">
          <text:p/>
        </draw:path>
        <draw:path draw:style-name="gr6" draw:text-style-name="P2" draw:layer="layout" svg:width="0.1cm" svg:height="0.1cm" svg:x="2.831cm" svg:y="25.999cm" svg:viewBox="0 0 101 101" svg:d="M0 51c0-28 24-51 52-51 27 0 49 23 49 51 0 27-22 50-49 50-28 0-52-23-52-50z">
          <text:p/>
        </draw:path>
        <draw:path draw:style-name="gr6" draw:text-style-name="P2" draw:layer="layout" svg:width="0.1cm" svg:height="0.1cm" svg:x="4.411cm" svg:y="24.175cm" svg:viewBox="0 0 101 101" svg:d="M0 50c0-28 23-50 52-50 27 0 49 22 49 50s-22 51-49 51c-29 0-52-23-52-51z">
          <text:p/>
        </draw:path>
        <draw:path draw:style-name="gr6" draw:text-style-name="P2" draw:layer="layout" svg:width="0.1cm" svg:height="0.1cm" svg:x="4.665cm" svg:y="24.175cm" svg:viewBox="0 0 101 101" svg:d="M0 50c0-28 23-50 51-50s50 22 50 50-22 51-50 51-51-23-51-51z">
          <text:p/>
        </draw:path>
        <draw:path draw:style-name="gr6" draw:text-style-name="P2" draw:layer="layout" svg:width="0.1cm" svg:height="0.1cm" svg:x="4.919cm" svg:y="24.175cm" svg:viewBox="0 0 101 101" svg:d="M0 50c0-28 24-50 52-50 27 0 49 22 49 50s-22 51-49 51c-28 0-52-23-52-51z">
          <text:p/>
        </draw:path>
        <draw:path draw:style-name="gr6" draw:text-style-name="P2" draw:layer="layout" svg:width="0.1cm" svg:height="0.101cm" svg:x="4.684cm" svg:y="26.482cm" svg:viewBox="0 0 101 102" svg:d="M0 50c0-27 23-50 52-50 27 0 49 23 49 50 0 28-22 52-49 52-29 0-52-24-52-52z">
          <text:p/>
        </draw:path>
        <draw:path draw:style-name="gr6" draw:text-style-name="P2" draw:layer="layout" svg:width="0.1cm" svg:height="0.101cm" svg:x="5.505cm" svg:y="26.482cm" svg:viewBox="0 0 101 102" svg:d="M0 50c0-27 23-50 50-50 28 0 51 23 51 50 0 28-23 52-51 52-27 0-50-24-50-52z">
          <text:p/>
        </draw:path>
        <draw:path draw:style-name="gr6" draw:text-style-name="P2" draw:layer="layout" svg:width="0.1cm" svg:height="0.101cm" svg:x="4.895cm" svg:y="26.482cm" svg:viewBox="0 0 101 102" svg:d="M0 50c0-27 22-50 50-50s51 23 51 50c0 28-23 52-51 52s-50-24-50-52z">
          <text:p/>
        </draw:path>
        <draw:path draw:style-name="gr6" draw:text-style-name="P2" draw:layer="layout" svg:width="0.1cm" svg:height="0.101cm" svg:x="5.095cm" svg:y="26.482cm" svg:viewBox="0 0 101 102" svg:d="M0 50c0-27 22-50 50-50s51 23 51 50c0 28-23 52-51 52s-50-24-50-52z">
          <text:p/>
        </draw:path>
        <draw:path draw:style-name="gr6" draw:text-style-name="P2" draw:layer="layout" svg:width="0.1cm" svg:height="0.101cm" svg:x="5.295cm" svg:y="26.482cm" svg:viewBox="0 0 101 102" svg:d="M0 50c0-27 22-50 50-50s51 23 51 50c0 28-23 52-51 52s-50-24-50-52z">
          <text:p/>
        </draw:path>
        <draw:path draw:style-name="gr6" draw:text-style-name="P2" draw:layer="layout" svg:width="0.1cm" svg:height="0.1cm" svg:x="4.893cm" svg:y="27.039cm" svg:viewBox="0 0 101 101" svg:d="M0 52c0-29 23-52 52-52 27 0 49 23 49 52 0 27-22 49-49 49-29 0-52-22-52-49z">
          <text:p/>
        </draw:path>
        <draw:path draw:style-name="gr6" draw:text-style-name="P2" draw:layer="layout" svg:width="0.1cm" svg:height="0.1cm" svg:x="3.606cm" svg:y="27.039cm" svg:viewBox="0 0 101 101" svg:d="M0 52c0-29 22-52 50-52s51 23 51 52c0 27-23 49-51 49s-50-22-50-49z">
          <text:p/>
        </draw:path>
        <draw:path draw:style-name="gr6" draw:text-style-name="P2" draw:layer="layout" svg:width="0.1cm" svg:height="0.1cm" svg:x="5.693cm" svg:y="24.316cm" svg:viewBox="0 0 101 101" svg:d="M0 49c0-27 23-49 52-49 27 0 49 22 49 49 0 28-22 52-49 52-29 0-52-24-52-52z">
          <text:p/>
        </draw:path>
        <draw:path draw:style-name="gr6" draw:text-style-name="P2" draw:layer="layout" svg:width="0.1cm" svg:height="0.1cm" svg:x="5.693cm" svg:y="24.57cm" svg:viewBox="0 0 101 101" svg:d="M0 50c0-28 23-50 52-50 27 0 49 22 49 50s-22 51-49 51c-29 0-52-23-52-51z">
          <text:p/>
        </draw:path>
        <draw:path draw:style-name="gr6" draw:text-style-name="P2" draw:layer="layout" svg:width="0.1cm" svg:height="0.1cm" svg:x="3.806cm" svg:y="26.353cm" svg:viewBox="0 0 101 101" svg:d="M0 50c0-28 22-50 50-50s51 22 51 50-23 51-51 51-50-23-50-51z">
          <text:p/>
        </draw:path>
        <draw:path draw:style-name="gr6" draw:text-style-name="P2" draw:layer="layout" svg:width="0.1cm" svg:height="0.1cm" svg:x="3.606cm" svg:y="26.353cm" svg:viewBox="0 0 101 101" svg:d="M0 50c0-28 22-50 50-50s51 22 51 50-23 51-51 51-50-23-50-51z">
          <text:p/>
        </draw:path>
        <draw:path draw:style-name="gr6" draw:text-style-name="P2" draw:layer="layout" svg:width="0.1cm" svg:height="0.1cm" svg:x="3.615cm" svg:y="24.754cm" svg:viewBox="0 0 101 101" svg:d="M0 51c0-28 23-51 52-51 27 0 49 23 49 51s-22 50-49 50c-29 0-52-22-52-50z">
          <text:p/>
        </draw:path>
        <draw:path draw:style-name="gr6" draw:text-style-name="P2" draw:layer="layout" svg:width="0.1cm" svg:height="0.1cm" svg:x="3.615cm" svg:y="24.954cm" svg:viewBox="0 0 101 101" svg:d="M0 51c0-28 23-51 52-51 27 0 49 23 49 51s-22 50-49 50c-29 0-52-22-52-50z">
          <text:p/>
        </draw:path>
        <draw:path draw:style-name="gr6" draw:text-style-name="P2" draw:layer="layout" svg:width="0.1cm" svg:height="0.1cm" svg:x="2.828cm" svg:y="24.753cm" svg:viewBox="0 0 101 101" svg:d="M0 50c0-28 22-50 50-50s51 22 51 50-23 51-51 51-50-23-50-51z">
          <text:p/>
        </draw:path>
        <draw:path draw:style-name="gr6" draw:text-style-name="P2" draw:layer="layout" svg:width="0.1cm" svg:height="0.1cm" svg:x="3.082cm" svg:y="24.753cm" svg:viewBox="0 0 101 101" svg:d="M0 50c0-28 22-50 51-50 28 0 50 22 50 50s-22 51-50 51c-29 0-51-23-51-51z">
          <text:p/>
        </draw:path>
        <draw:path draw:style-name="gr6" draw:text-style-name="P2" draw:layer="layout" svg:width="0.1cm" svg:height="0.1cm" svg:x="2.831cm" svg:y="25.237cm" svg:viewBox="0 0 101 101" svg:d="M0 51c0-28 24-51 52-51 27 0 49 23 49 51s-22 50-49 50c-28 0-52-22-52-50z">
          <text:p/>
        </draw:path>
        <draw:path draw:style-name="gr6" draw:text-style-name="P2" draw:layer="layout" svg:width="0.1cm" svg:height="0.1cm" svg:x="2.831cm" svg:y="25.999cm" svg:viewBox="0 0 101 101" svg:d="M0 51c0-28 24-51 52-51 27 0 49 23 49 51 0 27-22 50-49 50-28 0-52-23-52-50z">
          <text:p/>
        </draw:path>
        <draw:path draw:style-name="gr6" draw:text-style-name="P2" draw:layer="layout" svg:width="0.1cm" svg:height="0.1cm" svg:x="4.411cm" svg:y="24.175cm" svg:viewBox="0 0 101 101" svg:d="M0 50c0-28 23-50 52-50 27 0 49 22 49 50s-22 51-49 51c-29 0-52-23-52-51z">
          <text:p/>
        </draw:path>
        <draw:path draw:style-name="gr6" draw:text-style-name="P2" draw:layer="layout" svg:width="0.1cm" svg:height="0.1cm" svg:x="4.665cm" svg:y="24.175cm" svg:viewBox="0 0 101 101" svg:d="M0 50c0-28 23-50 51-50s50 22 50 50-22 51-50 51-51-23-51-51z">
          <text:p/>
        </draw:path>
        <draw:path draw:style-name="gr6" draw:text-style-name="P2" draw:layer="layout" svg:width="0.1cm" svg:height="0.1cm" svg:x="4.919cm" svg:y="24.175cm" svg:viewBox="0 0 101 101" svg:d="M0 50c0-28 24-50 52-50 27 0 49 22 49 50s-22 51-49 51c-28 0-52-23-52-51z">
          <text:p/>
        </draw:path>
        <draw:path draw:style-name="gr6" draw:text-style-name="P2" draw:layer="layout" svg:width="0.1cm" svg:height="0.101cm" svg:x="4.684cm" svg:y="26.482cm" svg:viewBox="0 0 101 102" svg:d="M0 50c0-27 23-50 52-50 27 0 49 23 49 50 0 28-22 52-49 52-29 0-52-24-52-52z">
          <text:p/>
        </draw:path>
        <draw:path draw:style-name="gr6" draw:text-style-name="P2" draw:layer="layout" svg:width="0.1cm" svg:height="0.101cm" svg:x="5.505cm" svg:y="26.482cm" svg:viewBox="0 0 101 102" svg:d="M0 50c0-27 23-50 50-50 28 0 51 23 51 50 0 28-23 52-51 52-27 0-50-24-50-52z">
          <text:p/>
        </draw:path>
        <draw:path draw:style-name="gr6" draw:text-style-name="P2" draw:layer="layout" svg:width="0.1cm" svg:height="0.101cm" svg:x="4.895cm" svg:y="26.482cm" svg:viewBox="0 0 101 102" svg:d="M0 50c0-27 22-50 50-50s51 23 51 50c0 28-23 52-51 52s-50-24-50-52z">
          <text:p/>
        </draw:path>
        <draw:path draw:style-name="gr6" draw:text-style-name="P2" draw:layer="layout" svg:width="0.1cm" svg:height="0.101cm" svg:x="5.095cm" svg:y="26.482cm" svg:viewBox="0 0 101 102" svg:d="M0 50c0-27 22-50 50-50s51 23 51 50c0 28-23 52-51 52s-50-24-50-52z">
          <text:p/>
        </draw:path>
        <draw:path draw:style-name="gr6" draw:text-style-name="P2" draw:layer="layout" svg:width="0.1cm" svg:height="0.101cm" svg:x="5.295cm" svg:y="26.482cm" svg:viewBox="0 0 101 102" svg:d="M0 50c0-27 22-50 50-50s51 23 51 50c0 28-23 52-51 52s-50-24-50-52z">
          <text:p/>
        </draw:path>
        <draw:path draw:style-name="gr6" draw:text-style-name="P2" draw:layer="layout" svg:width="0.1cm" svg:height="0.1cm" svg:x="4.893cm" svg:y="27.039cm" svg:viewBox="0 0 101 101" svg:d="M0 52c0-29 23-52 52-52 27 0 49 23 49 52 0 27-22 49-49 49-29 0-52-22-52-49z">
          <text:p/>
        </draw:path>
        <draw:path draw:style-name="gr6" draw:text-style-name="P2" draw:layer="layout" svg:width="0.1cm" svg:height="0.1cm" svg:x="3.606cm" svg:y="27.039cm" svg:viewBox="0 0 101 101" svg:d="M0 52c0-29 22-52 50-52s51 23 51 52c0 27-23 49-51 49s-50-22-50-49z">
          <text:p/>
        </draw:path>
        <draw:line draw:style-name="gr16" draw:text-style-name="P1" draw:layer="layout" svg:x1="2.477cm" svg:y1="24.159cm" svg:x2="2.477cm" svg:y2="23.64cm">
          <text:p/>
        </draw:line>
        <draw:line draw:style-name="gr16" draw:text-style-name="P1" draw:layer="layout" svg:x1="6.117cm" svg:y1="27.658cm" svg:x2="6.117cm" svg:y2="24.159cm">
          <text:p/>
        </draw:line>
        <draw:line draw:style-name="gr16" draw:text-style-name="P1" draw:layer="layout" svg:x1="2.477cm" svg:y1="24.159cm" svg:x2="2.477cm" svg:y2="27.658cm">
          <text:p/>
        </draw:line>
        <draw:line draw:style-name="gr16" draw:text-style-name="P1" draw:layer="layout" svg:x1="6.117cm" svg:y1="24.159cm" svg:x2="6.117cm" svg:y2="23.64cm">
          <text:p/>
        </draw:line>
        <draw:line draw:style-name="gr16" draw:text-style-name="P1" draw:layer="layout" svg:x1="6.117cm" svg:y1="27.658cm" svg:x2="2.477cm" svg:y2="27.658cm">
          <text:p/>
        </draw:line>
        <draw:line draw:style-name="gr16" draw:text-style-name="P1" draw:layer="layout" svg:x1="2.477cm" svg:y1="23.64cm" svg:x2="6.117cm" svg:y2="23.64cm">
          <text:p/>
        </draw:line>
        <draw:path draw:style-name="gr6" draw:text-style-name="P2" draw:layer="layout" svg:width="0.1cm" svg:height="0.1cm" svg:x="5.693cm" svg:y="24.316cm" svg:viewBox="0 0 101 101" svg:d="M0 49c0-27 23-49 52-49 27 0 49 22 49 49 0 28-22 52-49 52-29 0-52-24-52-52z">
          <text:p/>
        </draw:path>
        <draw:path draw:style-name="gr6" draw:text-style-name="P2" draw:layer="layout" svg:width="0.1cm" svg:height="0.1cm" svg:x="5.693cm" svg:y="24.57cm" svg:viewBox="0 0 101 101" svg:d="M0 50c0-28 23-50 52-50 27 0 49 22 49 50s-22 51-49 51c-29 0-52-23-52-51z">
          <text:p/>
        </draw:path>
        <draw:path draw:style-name="gr6" draw:text-style-name="P2" draw:layer="layout" svg:width="0.1cm" svg:height="0.1cm" svg:x="3.806cm" svg:y="26.353cm" svg:viewBox="0 0 101 101" svg:d="M0 50c0-28 22-50 50-50s51 22 51 50-23 51-51 51-50-23-50-51z">
          <text:p/>
        </draw:path>
        <draw:path draw:style-name="gr6" draw:text-style-name="P2" draw:layer="layout" svg:width="0.1cm" svg:height="0.1cm" svg:x="3.606cm" svg:y="26.353cm" svg:viewBox="0 0 101 101" svg:d="M0 50c0-28 22-50 50-50s51 22 51 50-23 51-51 51-50-23-50-51z">
          <text:p/>
        </draw:path>
        <draw:path draw:style-name="gr6" draw:text-style-name="P2" draw:layer="layout" svg:width="0.1cm" svg:height="0.1cm" svg:x="3.615cm" svg:y="24.754cm" svg:viewBox="0 0 101 101" svg:d="M0 51c0-28 23-51 52-51 27 0 49 23 49 51s-22 50-49 50c-29 0-52-22-52-50z">
          <text:p/>
        </draw:path>
        <draw:path draw:style-name="gr6" draw:text-style-name="P2" draw:layer="layout" svg:width="0.1cm" svg:height="0.1cm" svg:x="3.615cm" svg:y="24.954cm" svg:viewBox="0 0 101 101" svg:d="M0 51c0-28 23-51 52-51 27 0 49 23 49 51s-22 50-49 50c-29 0-52-22-52-50z">
          <text:p/>
        </draw:path>
        <draw:path draw:style-name="gr6" draw:text-style-name="P2" draw:layer="layout" svg:width="0.1cm" svg:height="0.1cm" svg:x="2.828cm" svg:y="24.753cm" svg:viewBox="0 0 101 101" svg:d="M0 50c0-28 22-50 50-50s51 22 51 50-23 51-51 51-50-23-50-51z">
          <text:p/>
        </draw:path>
        <draw:path draw:style-name="gr6" draw:text-style-name="P2" draw:layer="layout" svg:width="0.1cm" svg:height="0.1cm" svg:x="3.082cm" svg:y="24.753cm" svg:viewBox="0 0 101 101" svg:d="M0 50c0-28 22-50 51-50 28 0 50 22 50 50s-22 51-50 51c-29 0-51-23-51-51z">
          <text:p/>
        </draw:path>
        <draw:path draw:style-name="gr6" draw:text-style-name="P2" draw:layer="layout" svg:width="0.1cm" svg:height="0.1cm" svg:x="2.831cm" svg:y="25.237cm" svg:viewBox="0 0 101 101" svg:d="M0 51c0-28 24-51 52-51 27 0 49 23 49 51s-22 50-49 50c-28 0-52-22-52-50z">
          <text:p/>
        </draw:path>
        <draw:path draw:style-name="gr6" draw:text-style-name="P2" draw:layer="layout" svg:width="0.1cm" svg:height="0.1cm" svg:x="2.831cm" svg:y="25.999cm" svg:viewBox="0 0 101 101" svg:d="M0 51c0-28 24-51 52-51 27 0 49 23 49 51 0 27-22 50-49 50-28 0-52-23-52-50z">
          <text:p/>
        </draw:path>
        <draw:path draw:style-name="gr6" draw:text-style-name="P2" draw:layer="layout" svg:width="0.1cm" svg:height="0.1cm" svg:x="4.411cm" svg:y="24.175cm" svg:viewBox="0 0 101 101" svg:d="M0 50c0-28 23-50 52-50 27 0 49 22 49 50s-22 51-49 51c-29 0-52-23-52-51z">
          <text:p/>
        </draw:path>
        <draw:path draw:style-name="gr6" draw:text-style-name="P2" draw:layer="layout" svg:width="0.1cm" svg:height="0.1cm" svg:x="4.665cm" svg:y="24.175cm" svg:viewBox="0 0 101 101" svg:d="M0 50c0-28 23-50 51-50s50 22 50 50-22 51-50 51-51-23-51-51z">
          <text:p/>
        </draw:path>
        <draw:path draw:style-name="gr6" draw:text-style-name="P2" draw:layer="layout" svg:width="0.1cm" svg:height="0.1cm" svg:x="4.919cm" svg:y="24.175cm" svg:viewBox="0 0 101 101" svg:d="M0 50c0-28 24-50 52-50 27 0 49 22 49 50s-22 51-49 51c-28 0-52-23-52-51z">
          <text:p/>
        </draw:path>
        <draw:path draw:style-name="gr6" draw:text-style-name="P2" draw:layer="layout" svg:width="0.1cm" svg:height="0.101cm" svg:x="4.684cm" svg:y="26.482cm" svg:viewBox="0 0 101 102" svg:d="M0 50c0-27 23-50 52-50 27 0 49 23 49 50 0 28-22 52-49 52-29 0-52-24-52-52z">
          <text:p/>
        </draw:path>
        <draw:path draw:style-name="gr6" draw:text-style-name="P2" draw:layer="layout" svg:width="0.1cm" svg:height="0.101cm" svg:x="5.505cm" svg:y="26.482cm" svg:viewBox="0 0 101 102" svg:d="M0 50c0-27 23-50 50-50 28 0 51 23 51 50 0 28-23 52-51 52-27 0-50-24-50-52z">
          <text:p/>
        </draw:path>
        <draw:path draw:style-name="gr6" draw:text-style-name="P2" draw:layer="layout" svg:width="0.1cm" svg:height="0.101cm" svg:x="4.895cm" svg:y="26.482cm" svg:viewBox="0 0 101 102" svg:d="M0 50c0-27 22-50 50-50s51 23 51 50c0 28-23 52-51 52s-50-24-50-52z">
          <text:p/>
        </draw:path>
        <draw:path draw:style-name="gr6" draw:text-style-name="P2" draw:layer="layout" svg:width="0.1cm" svg:height="0.101cm" svg:x="5.095cm" svg:y="26.482cm" svg:viewBox="0 0 101 102" svg:d="M0 50c0-27 22-50 50-50s51 23 51 50c0 28-23 52-51 52s-50-24-50-52z">
          <text:p/>
        </draw:path>
        <draw:path draw:style-name="gr6" draw:text-style-name="P2" draw:layer="layout" svg:width="0.1cm" svg:height="0.101cm" svg:x="5.295cm" svg:y="26.482cm" svg:viewBox="0 0 101 102" svg:d="M0 50c0-27 22-50 50-50s51 23 51 50c0 28-23 52-51 52s-50-24-50-52z">
          <text:p/>
        </draw:path>
        <draw:path draw:style-name="gr6" draw:text-style-name="P2" draw:layer="layout" svg:width="0.1cm" svg:height="0.1cm" svg:x="4.893cm" svg:y="27.039cm" svg:viewBox="0 0 101 101" svg:d="M0 52c0-29 23-52 52-52 27 0 49 23 49 52 0 27-22 49-49 49-29 0-52-22-52-49z">
          <text:p/>
        </draw:path>
        <draw:path draw:style-name="gr6" draw:text-style-name="P2" draw:layer="layout" svg:width="0.1cm" svg:height="0.1cm" svg:x="3.606cm" svg:y="27.039cm" svg:viewBox="0 0 101 101" svg:d="M0 52c0-29 22-52 50-52s51 23 51 52c0 27-23 49-51 49s-50-22-50-49z">
          <text:p/>
        </draw:path>
        <draw:path draw:style-name="gr15" draw:text-style-name="P3" draw:layer="layout" svg:width="0.1cm" svg:height="0.1cm" svg:x="5.693cm" svg:y="24.316cm" svg:viewBox="0 0 101 101" svg:d="M0 49c0-27 23-49 52-49 27 0 49 22 49 49 0 28-22 52-49 52-29 0-52-24-52-52z">
          <text:p/>
        </draw:path>
        <draw:path draw:style-name="gr15" draw:text-style-name="P3" draw:layer="layout" svg:width="0.1cm" svg:height="0.1cm" svg:x="5.693cm" svg:y="24.57cm" svg:viewBox="0 0 101 101" svg:d="M0 50c0-28 23-50 52-50 27 0 49 22 49 50s-22 51-49 51c-29 0-52-23-52-51z">
          <text:p/>
        </draw:path>
        <draw:path draw:style-name="gr15" draw:text-style-name="P3" draw:layer="layout" svg:width="0.1cm" svg:height="0.1cm" svg:x="3.806cm" svg:y="26.353cm" svg:viewBox="0 0 101 101" svg:d="M0 50c0-28 22-50 50-50s51 22 51 50-23 51-51 51-50-23-50-51z">
          <text:p/>
        </draw:path>
        <draw:path draw:style-name="gr15" draw:text-style-name="P3" draw:layer="layout" svg:width="0.1cm" svg:height="0.1cm" svg:x="3.606cm" svg:y="26.353cm" svg:viewBox="0 0 101 101" svg:d="M0 50c0-28 22-50 50-50s51 22 51 50-23 51-51 51-50-23-50-51z">
          <text:p/>
        </draw:path>
        <draw:path draw:style-name="gr15" draw:text-style-name="P3" draw:layer="layout" svg:width="0.1cm" svg:height="0.1cm" svg:x="3.615cm" svg:y="24.754cm" svg:viewBox="0 0 101 101" svg:d="M0 51c0-28 23-51 52-51 27 0 49 23 49 51s-22 50-49 50c-29 0-52-22-52-50z">
          <text:p/>
        </draw:path>
        <draw:path draw:style-name="gr15" draw:text-style-name="P3" draw:layer="layout" svg:width="0.1cm" svg:height="0.1cm" svg:x="3.615cm" svg:y="24.954cm" svg:viewBox="0 0 101 101" svg:d="M0 51c0-28 23-51 52-51 27 0 49 23 49 51s-22 50-49 50c-29 0-52-22-52-50z">
          <text:p/>
        </draw:path>
        <draw:path draw:style-name="gr15" draw:text-style-name="P3" draw:layer="layout" svg:width="0.1cm" svg:height="0.1cm" svg:x="2.828cm" svg:y="24.753cm" svg:viewBox="0 0 101 101" svg:d="M0 50c0-28 22-50 50-50s51 22 51 50-23 51-51 51-50-23-50-51z">
          <text:p/>
        </draw:path>
        <draw:path draw:style-name="gr15" draw:text-style-name="P3" draw:layer="layout" svg:width="0.1cm" svg:height="0.1cm" svg:x="3.082cm" svg:y="24.753cm" svg:viewBox="0 0 101 101" svg:d="M0 50c0-28 22-50 51-50 28 0 50 22 50 50s-22 51-50 51c-29 0-51-23-51-51z">
          <text:p/>
        </draw:path>
        <draw:path draw:style-name="gr15" draw:text-style-name="P3" draw:layer="layout" svg:width="0.1cm" svg:height="0.1cm" svg:x="2.831cm" svg:y="25.237cm" svg:viewBox="0 0 101 101" svg:d="M0 51c0-28 24-51 52-51 27 0 49 23 49 51s-22 50-49 50c-28 0-52-22-52-50z">
          <text:p/>
        </draw:path>
        <draw:path draw:style-name="gr15" draw:text-style-name="P3" draw:layer="layout" svg:width="0.1cm" svg:height="0.1cm" svg:x="2.831cm" svg:y="25.999cm" svg:viewBox="0 0 101 101" svg:d="M0 51c0-28 24-51 52-51 27 0 49 23 49 51 0 27-22 50-49 50-28 0-52-23-52-50z">
          <text:p/>
        </draw:path>
        <draw:path draw:style-name="gr15" draw:text-style-name="P3" draw:layer="layout" svg:width="0.1cm" svg:height="0.1cm" svg:x="4.411cm" svg:y="24.175cm" svg:viewBox="0 0 101 101" svg:d="M0 50c0-28 23-50 52-50 27 0 49 22 49 50s-22 51-49 51c-29 0-52-23-52-51z">
          <text:p/>
        </draw:path>
        <draw:path draw:style-name="gr15" draw:text-style-name="P3" draw:layer="layout" svg:width="0.1cm" svg:height="0.1cm" svg:x="4.665cm" svg:y="24.175cm" svg:viewBox="0 0 101 101" svg:d="M0 50c0-28 23-50 51-50s50 22 50 50-22 51-50 51-51-23-51-51z">
          <text:p/>
        </draw:path>
        <draw:path draw:style-name="gr15" draw:text-style-name="P3" draw:layer="layout" svg:width="0.1cm" svg:height="0.1cm" svg:x="4.919cm" svg:y="24.175cm" svg:viewBox="0 0 101 101" svg:d="M0 50c0-28 24-50 52-50 27 0 49 22 49 50s-22 51-49 51c-28 0-52-23-52-51z">
          <text:p/>
        </draw:path>
        <draw:path draw:style-name="gr15" draw:text-style-name="P3" draw:layer="layout" svg:width="0.1cm" svg:height="0.101cm" svg:x="4.684cm" svg:y="26.482cm" svg:viewBox="0 0 101 102" svg:d="M0 50c0-27 23-50 52-50 27 0 49 23 49 50 0 28-22 52-49 52-29 0-52-24-52-52z">
          <text:p/>
        </draw:path>
        <draw:path draw:style-name="gr15" draw:text-style-name="P3" draw:layer="layout" svg:width="0.1cm" svg:height="0.101cm" svg:x="5.505cm" svg:y="26.482cm" svg:viewBox="0 0 101 102" svg:d="M0 50c0-27 23-50 50-50 28 0 51 23 51 50 0 28-23 52-51 52-27 0-50-24-50-52z">
          <text:p/>
        </draw:path>
        <draw:path draw:style-name="gr15" draw:text-style-name="P3" draw:layer="layout" svg:width="0.1cm" svg:height="0.101cm" svg:x="4.895cm" svg:y="26.482cm" svg:viewBox="0 0 101 102" svg:d="M0 50c0-27 22-50 50-50s51 23 51 50c0 28-23 52-51 52s-50-24-50-52z">
          <text:p/>
        </draw:path>
        <draw:path draw:style-name="gr15" draw:text-style-name="P3" draw:layer="layout" svg:width="0.1cm" svg:height="0.101cm" svg:x="5.095cm" svg:y="26.482cm" svg:viewBox="0 0 101 102" svg:d="M0 50c0-27 22-50 50-50s51 23 51 50c0 28-23 52-51 52s-50-24-50-52z">
          <text:p/>
        </draw:path>
        <draw:path draw:style-name="gr15" draw:text-style-name="P3" draw:layer="layout" svg:width="0.1cm" svg:height="0.101cm" svg:x="5.295cm" svg:y="26.482cm" svg:viewBox="0 0 101 102" svg:d="M0 50c0-27 22-50 50-50s51 23 51 50c0 28-23 52-51 52s-50-24-50-52z">
          <text:p/>
        </draw:path>
        <draw:path draw:style-name="gr15" draw:text-style-name="P3" draw:layer="layout" svg:width="0.1cm" svg:height="0.1cm" svg:x="4.893cm" svg:y="27.039cm" svg:viewBox="0 0 101 101" svg:d="M0 52c0-29 23-52 52-52 27 0 49 23 49 52 0 27-22 49-49 49-29 0-52-22-52-49z">
          <text:p/>
        </draw:path>
        <draw:path draw:style-name="gr15" draw:text-style-name="P3" draw:layer="layout" svg:width="0.1cm" svg:height="0.1cm" svg:x="3.606cm" svg:y="27.039cm" svg:viewBox="0 0 101 101" svg:d="M0 52c0-29 22-52 50-52s51 23 51 52c0 27-23 49-51 49s-50-22-50-49z">
          <text:p/>
        </draw:path>
        <draw:line draw:style-name="gr1" draw:text-style-name="P1" draw:layer="layout" svg:x1="11.25cm" svg:y1="26.061cm" svg:x2="11.232cm" svg:y2="26.068cm">
          <text:p/>
        </draw:line>
        <draw:line draw:style-name="gr1" draw:text-style-name="P1" draw:layer="layout" svg:x1="11.232cm" svg:y1="26.067cm" svg:x2="11.203cm" svg:y2="26.067cm">
          <text:p/>
        </draw:line>
        <draw:line draw:style-name="gr1" draw:text-style-name="P1" draw:layer="layout" svg:x1="11.204cm" svg:y1="26.068cm" svg:x2="11.192cm" svg:y2="26.061cm">
          <text:p/>
        </draw:line>
        <draw:line draw:style-name="gr1" draw:text-style-name="P1" draw:layer="layout" svg:x1="11.193cm" svg:y1="26.062cm" svg:x2="11.186cm" svg:y2="26.056cm">
          <text:p/>
        </draw:line>
        <draw:line draw:style-name="gr1" draw:text-style-name="P1" draw:layer="layout" svg:x1="11.187cm" svg:y1="26.057cm" svg:x2="11.18cm" svg:y2="26.044cm">
          <text:p/>
        </draw:line>
        <draw:line draw:style-name="gr1" draw:text-style-name="P1" draw:layer="layout" svg:x1="11.18cm" svg:y1="26.044cm" svg:x2="11.18cm" svg:y2="26.033cm">
          <text:p/>
        </draw:line>
        <draw:line draw:style-name="gr1" draw:text-style-name="P1" draw:layer="layout" svg:x1="11.18cm" svg:y1="26.034cm" svg:x2="11.187cm" svg:y2="26.021cm">
          <text:p/>
        </draw:line>
        <draw:line draw:style-name="gr1" draw:text-style-name="P1" draw:layer="layout" svg:x1="11.186cm" svg:y1="26.022cm" svg:x2="11.193cm" svg:y2="26.016cm">
          <text:p/>
        </draw:line>
        <draw:line draw:style-name="gr1" draw:text-style-name="P1" draw:layer="layout" svg:x1="11.192cm" svg:y1="26.017cm" svg:x2="11.204cm" svg:y2="26.01cm">
          <text:p/>
        </draw:line>
        <draw:line draw:style-name="gr1" draw:text-style-name="P1" draw:layer="layout" svg:x1="11.203cm" svg:y1="26.011cm" svg:x2="11.227cm" svg:y2="26.004cm">
          <text:p/>
        </draw:line>
        <draw:line draw:style-name="gr1" draw:text-style-name="P1" draw:layer="layout" svg:x1="11.226cm" svg:y1="26.005cm" svg:x2="11.239cm" svg:y2="25.999cm">
          <text:p/>
        </draw:line>
        <draw:line draw:style-name="gr1" draw:text-style-name="P1" draw:layer="layout" svg:x1="11.238cm" svg:y1="26cm" svg:x2="11.244cm" svg:y2="25.993cm">
          <text:p/>
        </draw:line>
        <draw:line draw:style-name="gr1" draw:text-style-name="P1" draw:layer="layout" svg:x1="11.243cm" svg:y1="25.994cm" svg:x2="11.25cm" svg:y2="25.981cm">
          <text:p/>
        </draw:line>
        <draw:line draw:style-name="gr1" draw:text-style-name="P1" draw:layer="layout" svg:x1="11.249cm" svg:y1="25.981cm" svg:x2="11.249cm" svg:y2="25.97cm">
          <text:p/>
        </draw:line>
        <draw:line draw:style-name="gr1" draw:text-style-name="P1" draw:layer="layout" svg:x1="11.25cm" svg:y1="25.971cm" svg:x2="11.243cm" svg:y2="25.959cm">
          <text:p/>
        </draw:line>
        <draw:line draw:style-name="gr1" draw:text-style-name="P1" draw:layer="layout" svg:x1="11.244cm" svg:y1="25.96cm" svg:x2="11.238cm" svg:y2="25.953cm">
          <text:p/>
        </draw:line>
        <draw:line draw:style-name="gr1" draw:text-style-name="P1" draw:layer="layout" svg:x1="11.239cm" svg:y1="25.955cm" svg:x2="11.226cm" svg:y2="25.947cm">
          <text:p/>
        </draw:line>
        <draw:line draw:style-name="gr1" draw:text-style-name="P1" draw:layer="layout" svg:x1="11.226cm" svg:y1="25.947cm" svg:x2="11.198cm" svg:y2="25.947cm">
          <text:p/>
        </draw:line>
        <draw:line draw:style-name="gr1" draw:text-style-name="P1" draw:layer="layout" svg:x1="11.199cm" svg:y1="25.947cm" svg:x2="11.18cm" svg:y2="25.955cm">
          <text:p/>
        </draw:line>
        <draw:line draw:style-name="gr1" draw:text-style-name="P1" draw:layer="layout" svg:x1="11.141cm" svg:y1="25.947cm" svg:x2="11.112cm" svg:y2="26.068cm">
          <text:p/>
        </draw:line>
        <draw:line draw:style-name="gr1" draw:text-style-name="P1" draw:layer="layout" svg:x1="11.113cm" svg:y1="26.068cm" svg:x2="11.089cm" svg:y2="25.981cm">
          <text:p/>
        </draw:line>
        <draw:line draw:style-name="gr1" draw:text-style-name="P1" draw:layer="layout" svg:x1="11.09cm" svg:y1="25.981cm" svg:x2="11.066cm" svg:y2="26.068cm">
          <text:p/>
        </draw:line>
        <draw:line draw:style-name="gr1" draw:text-style-name="P1" draw:layer="layout" svg:x1="11.067cm" svg:y1="26.068cm" svg:x2="11.038cm" svg:y2="25.947cm">
          <text:p/>
        </draw:line>
        <draw:line draw:style-name="gr1" draw:text-style-name="P1" draw:layer="layout" svg:x1="10.929cm" svg:y1="26.067cm" svg:x2="10.998cm" svg:y2="26.067cm">
          <text:p/>
        </draw:line>
        <draw:line draw:style-name="gr1" draw:text-style-name="P1" draw:layer="layout" svg:x1="10.963cm" svg:y1="26.067cm" svg:x2="10.963cm" svg:y2="25.947cm">
          <text:p/>
        </draw:line>
        <draw:line draw:style-name="gr1" draw:text-style-name="P1" draw:layer="layout" svg:x1="10.963cm" svg:y1="25.947cm" svg:x2="10.976cm" svg:y2="25.965cm">
          <text:p/>
        </draw:line>
        <draw:line draw:style-name="gr1" draw:text-style-name="P1" draw:layer="layout" svg:x1="10.975cm" svg:y1="25.964cm" svg:x2="10.987cm" svg:y2="25.977cm">
          <text:p/>
        </draw:line>
        <draw:line draw:style-name="gr1" draw:text-style-name="P1" draw:layer="layout" svg:x1="10.986cm" svg:y1="25.976cm" svg:x2="10.999cm" svg:y2="25.982cm">
          <text:p/>
        </draw:line>
        <draw:polygon draw:style-name="gr2" draw:text-style-name="P1" draw:layer="layout" svg:width="0.426cm" svg:height="0.289cm" svg:x="10.876cm" svg:y="25.853cm" svg:viewBox="0 0 427 290" draw:points="0,0 427,0 427,290 0,290">
          <text:p/>
        </draw:polygon>
        <draw:line draw:style-name="gr1" draw:text-style-name="P1" draw:layer="layout" svg:x1="9.642cm" svg:y1="25.657cm" svg:x2="9.642cm" svg:y2="25.737cm">
          <text:p/>
        </draw:line>
        <draw:line draw:style-name="gr1" draw:text-style-name="P1" draw:layer="layout" svg:x1="9.671cm" svg:y1="25.611cm" svg:x2="9.7cm" svg:y2="25.698cm">
          <text:p/>
        </draw:line>
        <draw:line draw:style-name="gr1" draw:text-style-name="P1" draw:layer="layout" svg:x1="9.699cm" svg:y1="25.697cm" svg:x2="9.625cm" svg:y2="25.697cm">
          <text:p/>
        </draw:line>
        <draw:line draw:style-name="gr1" draw:text-style-name="P1" draw:layer="layout" svg:x1="9.591cm" svg:y1="25.617cm" svg:x2="9.511cm" svg:y2="25.617cm">
          <text:p/>
        </draw:line>
        <draw:line draw:style-name="gr1" draw:text-style-name="P1" draw:layer="layout" svg:x1="9.511cm" svg:y1="25.617cm" svg:x2="9.563cm" svg:y2="25.738cm">
          <text:p/>
        </draw:line>
        <draw:line draw:style-name="gr1" draw:text-style-name="P1" draw:layer="layout" svg:x1="9.442cm" svg:y1="25.617cm" svg:x2="9.431cm" svg:y2="25.617cm">
          <text:p/>
        </draw:line>
        <draw:line draw:style-name="gr1" draw:text-style-name="P1" draw:layer="layout" svg:x1="9.432cm" svg:y1="25.617cm" svg:x2="9.419cm" svg:y2="25.625cm">
          <text:p/>
        </draw:line>
        <draw:line draw:style-name="gr1" draw:text-style-name="P1" draw:layer="layout" svg:x1="9.42cm" svg:y1="25.623cm" svg:x2="9.413cm" svg:y2="25.63cm">
          <text:p/>
        </draw:line>
        <draw:line draw:style-name="gr1" draw:text-style-name="P1" draw:layer="layout" svg:x1="9.414cm" svg:y1="25.629cm" svg:x2="9.408cm" svg:y2="25.641cm">
          <text:p/>
        </draw:line>
        <draw:line draw:style-name="gr1" draw:text-style-name="P1" draw:layer="layout" svg:x1="9.41cm" svg:y1="25.64cm" svg:x2="9.402cm" svg:y2="25.664cm">
          <text:p/>
        </draw:line>
        <draw:line draw:style-name="gr1" draw:text-style-name="P1" draw:layer="layout" svg:x1="9.402cm" svg:y1="25.663cm" svg:x2="9.402cm" svg:y2="25.691cm">
          <text:p/>
        </draw:line>
        <draw:line draw:style-name="gr1" draw:text-style-name="P1" draw:layer="layout" svg:x1="9.402cm" svg:y1="25.691cm" svg:x2="9.41cm" svg:y2="25.715cm">
          <text:p/>
        </draw:line>
        <draw:line draw:style-name="gr1" draw:text-style-name="P1" draw:layer="layout" svg:x1="9.408cm" svg:y1="25.714cm" svg:x2="9.414cm" svg:y2="25.727cm">
          <text:p/>
        </draw:line>
        <draw:line draw:style-name="gr1" draw:text-style-name="P1" draw:layer="layout" svg:x1="9.413cm" svg:y1="25.726cm" svg:x2="9.42cm" svg:y2="25.732cm">
          <text:p/>
        </draw:line>
        <draw:line draw:style-name="gr1" draw:text-style-name="P1" draw:layer="layout" svg:x1="9.419cm" svg:y1="25.731cm" svg:x2="9.432cm" svg:y2="25.738cm">
          <text:p/>
        </draw:line>
        <draw:line draw:style-name="gr1" draw:text-style-name="P1" draw:layer="layout" svg:x1="9.431cm" svg:y1="25.737cm" svg:x2="9.442cm" svg:y2="25.737cm">
          <text:p/>
        </draw:line>
        <draw:line draw:style-name="gr1" draw:text-style-name="P1" draw:layer="layout" svg:x1="9.442cm" svg:y1="25.738cm" svg:x2="9.454cm" svg:y2="25.731cm">
          <text:p/>
        </draw:line>
        <draw:line draw:style-name="gr1" draw:text-style-name="P1" draw:layer="layout" svg:x1="9.453cm" svg:y1="25.732cm" svg:x2="9.46cm" svg:y2="25.726cm">
          <text:p/>
        </draw:line>
        <draw:line draw:style-name="gr1" draw:text-style-name="P1" draw:layer="layout" svg:x1="9.459cm" svg:y1="25.727cm" svg:x2="9.466cm" svg:y2="25.714cm">
          <text:p/>
        </draw:line>
        <draw:line draw:style-name="gr1" draw:text-style-name="P1" draw:layer="layout" svg:x1="9.465cm" svg:y1="25.715cm" svg:x2="9.472cm" svg:y2="25.691cm">
          <text:p/>
        </draw:line>
        <draw:line draw:style-name="gr1" draw:text-style-name="P1" draw:layer="layout" svg:x1="9.471cm" svg:y1="25.691cm" svg:x2="9.471cm" svg:y2="25.663cm">
          <text:p/>
        </draw:line>
        <draw:line draw:style-name="gr1" draw:text-style-name="P1" draw:layer="layout" svg:x1="9.472cm" svg:y1="25.664cm" svg:x2="9.465cm" svg:y2="25.64cm">
          <text:p/>
        </draw:line>
        <draw:line draw:style-name="gr1" draw:text-style-name="P1" draw:layer="layout" svg:x1="9.466cm" svg:y1="25.641cm" svg:x2="9.459cm" svg:y2="25.629cm">
          <text:p/>
        </draw:line>
        <draw:line draw:style-name="gr1" draw:text-style-name="P1" draw:layer="layout" svg:x1="9.46cm" svg:y1="25.63cm" svg:x2="9.453cm" svg:y2="25.623cm">
          <text:p/>
        </draw:line>
        <draw:line draw:style-name="gr1" draw:text-style-name="P1" draw:layer="layout" svg:x1="9.454cm" svg:y1="25.625cm" svg:x2="9.442cm" svg:y2="25.617cm">
          <text:p/>
        </draw:line>
        <draw:line draw:style-name="gr1" draw:text-style-name="P1" draw:layer="layout" svg:x1="9.333cm" svg:y1="25.738cm" svg:x2="9.346cm" svg:y2="25.731cm">
          <text:p/>
        </draw:line>
        <draw:line draw:style-name="gr1" draw:text-style-name="P1" draw:layer="layout" svg:x1="9.345cm" svg:y1="25.732cm" svg:x2="9.352cm" svg:y2="25.726cm">
          <text:p/>
        </draw:line>
        <draw:line draw:style-name="gr1" draw:text-style-name="P1" draw:layer="layout" svg:x1="9.351cm" svg:y1="25.727cm" svg:x2="9.357cm" svg:y2="25.714cm">
          <text:p/>
        </draw:line>
        <draw:line draw:style-name="gr1" draw:text-style-name="P1" draw:layer="layout" svg:x1="9.356cm" svg:y1="25.714cm" svg:x2="9.356cm" svg:y2="25.68cm">
          <text:p/>
        </draw:line>
        <draw:line draw:style-name="gr1" draw:text-style-name="P1" draw:layer="layout" svg:x1="9.357cm" svg:y1="25.681cm" svg:x2="9.351cm" svg:y2="25.669cm">
          <text:p/>
        </draw:line>
        <draw:line draw:style-name="gr1" draw:text-style-name="P1" draw:layer="layout" svg:x1="9.352cm" svg:y1="25.67cm" svg:x2="9.345cm" svg:y2="25.663cm">
          <text:p/>
        </draw:line>
        <draw:line draw:style-name="gr1" draw:text-style-name="P1" draw:layer="layout" svg:x1="9.346cm" svg:y1="25.665cm" svg:x2="9.333cm" svg:y2="25.657cm">
          <text:p/>
        </draw:line>
        <draw:line draw:style-name="gr1" draw:text-style-name="P1" draw:layer="layout" svg:x1="9.333cm" svg:y1="25.657cm" svg:x2="9.316cm" svg:y2="25.657cm">
          <text:p/>
        </draw:line>
        <draw:line draw:style-name="gr1" draw:text-style-name="P1" draw:layer="layout" svg:x1="9.317cm" svg:y1="25.657cm" svg:x2="9.305cm" svg:y2="25.665cm">
          <text:p/>
        </draw:line>
        <draw:line draw:style-name="gr1" draw:text-style-name="P1" draw:layer="layout" svg:x1="9.306cm" svg:y1="25.663cm" svg:x2="9.299cm" svg:y2="25.67cm">
          <text:p/>
        </draw:line>
        <draw:line draw:style-name="gr1" draw:text-style-name="P1" draw:layer="layout" svg:x1="9.3cm" svg:y1="25.669cm" svg:x2="9.293cm" svg:y2="25.681cm">
          <text:p/>
        </draw:line>
        <draw:line draw:style-name="gr1" draw:text-style-name="P1" draw:layer="layout" svg:x1="9.293cm" svg:y1="25.68cm" svg:x2="9.293cm" svg:y2="25.714cm">
          <text:p/>
        </draw:line>
        <draw:line draw:style-name="gr1" draw:text-style-name="P1" draw:layer="layout" svg:x1="9.293cm" svg:y1="25.714cm" svg:x2="9.3cm" svg:y2="25.727cm">
          <text:p/>
        </draw:line>
        <draw:line draw:style-name="gr1" draw:text-style-name="P1" draw:layer="layout" svg:x1="9.299cm" svg:y1="25.726cm" svg:x2="9.306cm" svg:y2="25.732cm">
          <text:p/>
        </draw:line>
        <draw:line draw:style-name="gr1" draw:text-style-name="P1" draw:layer="layout" svg:x1="9.305cm" svg:y1="25.731cm" svg:x2="9.317cm" svg:y2="25.738cm">
          <text:p/>
        </draw:line>
        <draw:line draw:style-name="gr1" draw:text-style-name="P1" draw:layer="layout" svg:x1="9.316cm" svg:y1="25.737cm" svg:x2="9.333cm" svg:y2="25.737cm">
          <text:p/>
        </draw:line>
        <draw:line draw:style-name="gr1" draw:text-style-name="P1" draw:layer="layout" svg:x1="9.242cm" svg:y1="25.737cm" svg:x2="9.242cm" svg:y2="25.617cm">
          <text:p/>
        </draw:line>
        <draw:line draw:style-name="gr1" draw:text-style-name="P1" draw:layer="layout" svg:x1="9.191cm" svg:y1="25.737cm" svg:x2="9.191cm" svg:y2="25.674cm">
          <text:p/>
        </draw:line>
        <draw:line draw:style-name="gr1" draw:text-style-name="P1" draw:layer="layout" svg:x1="9.191cm" svg:y1="25.675cm" svg:x2="9.197cm" svg:y2="25.663cm">
          <text:p/>
        </draw:line>
        <draw:line draw:style-name="gr1" draw:text-style-name="P1" draw:layer="layout" svg:x1="9.196cm" svg:y1="25.665cm" svg:x2="9.209cm" svg:y2="25.657cm">
          <text:p/>
        </draw:line>
        <draw:line draw:style-name="gr1" draw:text-style-name="P1" draw:layer="layout" svg:x1="9.208cm" svg:y1="25.657cm" svg:x2="9.225cm" svg:y2="25.657cm">
          <text:p/>
        </draw:line>
        <draw:line draw:style-name="gr1" draw:text-style-name="P1" draw:layer="layout" svg:x1="9.225cm" svg:y1="25.657cm" svg:x2="9.237cm" svg:y2="25.665cm">
          <text:p/>
        </draw:line>
        <draw:line draw:style-name="gr1" draw:text-style-name="P1" draw:layer="layout" svg:x1="9.236cm" svg:y1="25.663cm" svg:x2="9.243cm" svg:y2="25.67cm">
          <text:p/>
        </draw:line>
        <draw:line draw:style-name="gr1" draw:text-style-name="P1" draw:layer="layout" svg:x1="9.133cm" svg:y1="25.737cm" svg:x2="9.133cm" svg:y2="25.657cm">
          <text:p/>
        </draw:line>
        <draw:line draw:style-name="gr1" draw:text-style-name="P1" draw:layer="layout" svg:x1="9.134cm" svg:y1="25.67cm" svg:x2="9.128cm" svg:y2="25.663cm">
          <text:p/>
        </draw:line>
        <draw:line draw:style-name="gr1" draw:text-style-name="P1" draw:layer="layout" svg:x1="9.129cm" svg:y1="25.665cm" svg:x2="9.116cm" svg:y2="25.657cm">
          <text:p/>
        </draw:line>
        <draw:line draw:style-name="gr1" draw:text-style-name="P1" draw:layer="layout" svg:x1="9.116cm" svg:y1="25.657cm" svg:x2="9.099cm" svg:y2="25.657cm">
          <text:p/>
        </draw:line>
        <draw:line draw:style-name="gr1" draw:text-style-name="P1" draw:layer="layout" svg:x1="9.1cm" svg:y1="25.657cm" svg:x2="9.088cm" svg:y2="25.665cm">
          <text:p/>
        </draw:line>
        <draw:line draw:style-name="gr1" draw:text-style-name="P1" draw:layer="layout" svg:x1="9.09cm" svg:y1="25.663cm" svg:x2="9.082cm" svg:y2="25.675cm">
          <text:p/>
        </draw:line>
        <draw:line draw:style-name="gr1" draw:text-style-name="P1" draw:layer="layout" svg:x1="9.082cm" svg:y1="25.674cm" svg:x2="9.082cm" svg:y2="25.737cm">
          <text:p/>
        </draw:line>
        <draw:line draw:style-name="gr1" draw:text-style-name="P1" draw:layer="layout" svg:x1="9.083cm" svg:y1="25.675cm" svg:x2="9.076cm" svg:y2="25.663cm">
          <text:p/>
        </draw:line>
        <draw:line draw:style-name="gr1" draw:text-style-name="P1" draw:layer="layout" svg:x1="9.077cm" svg:y1="25.665cm" svg:x2="9.065cm" svg:y2="25.657cm">
          <text:p/>
        </draw:line>
        <draw:line draw:style-name="gr1" draw:text-style-name="P1" draw:layer="layout" svg:x1="9.065cm" svg:y1="25.657cm" svg:x2="9.048cm" svg:y2="25.657cm">
          <text:p/>
        </draw:line>
        <draw:line draw:style-name="gr1" draw:text-style-name="P1" draw:layer="layout" svg:x1="9.049cm" svg:y1="25.657cm" svg:x2="9.036cm" svg:y2="25.665cm">
          <text:p/>
        </draw:line>
        <draw:line draw:style-name="gr1" draw:text-style-name="P1" draw:layer="layout" svg:x1="9.037cm" svg:y1="25.663cm" svg:x2="9.031cm" svg:y2="25.675cm">
          <text:p/>
        </draw:line>
        <draw:line draw:style-name="gr1" draw:text-style-name="P1" draw:layer="layout" svg:x1="9.031cm" svg:y1="25.674cm" svg:x2="9.031cm" svg:y2="25.737cm">
          <text:p/>
        </draw:line>
        <draw:polygon draw:style-name="gr2" draw:text-style-name="P1" draw:layer="layout" svg:width="0.774cm" svg:height="0.289cm" svg:x="8.975cm" svg:y="25.523cm" svg:viewBox="0 0 775 290" draw:points="0,0 775,0 775,290 0,290">
          <text:p/>
        </draw:polygon>
        <draw:line draw:style-name="gr1" draw:text-style-name="P1" draw:layer="layout" svg:x1="9.38cm" svg:y1="27.131cm" svg:x2="9.38cm" svg:y2="27.171cm">
          <text:p/>
        </draw:line>
        <draw:line draw:style-name="gr1" draw:text-style-name="P1" draw:layer="layout" svg:x1="9.317cm" svg:y1="27.171cm" svg:x2="9.437cm" svg:y2="27.171cm">
          <text:p/>
        </draw:line>
        <draw:line draw:style-name="gr1" draw:text-style-name="P1" draw:layer="layout" svg:x1="9.437cm" svg:y1="27.171cm" svg:x2="9.437cm" svg:y2="27.114cm">
          <text:p/>
        </draw:line>
        <draw:line draw:style-name="gr1" draw:text-style-name="P1" draw:layer="layout" svg:x1="9.33cm" svg:y1="27.07cm" svg:x2="9.323cm" svg:y2="27.062cm">
          <text:p/>
        </draw:line>
        <draw:line draw:style-name="gr1" draw:text-style-name="P1" draw:layer="layout" svg:x1="9.325cm" svg:y1="27.062cm" svg:x2="9.317cm" svg:y2="27.07cm">
          <text:p/>
        </draw:line>
        <draw:line draw:style-name="gr1" draw:text-style-name="P1" draw:layer="layout" svg:x1="9.317cm" svg:y1="27.068cm" svg:x2="9.325cm" svg:y2="27.075cm">
          <text:p/>
        </draw:line>
        <draw:line draw:style-name="gr1" draw:text-style-name="P1" draw:layer="layout" svg:x1="9.323cm" svg:y1="27.075cm" svg:x2="9.33cm" svg:y2="27.068cm">
          <text:p/>
        </draw:line>
        <draw:line draw:style-name="gr1" draw:text-style-name="P1" draw:layer="layout" svg:x1="9.329cm" svg:y1="27.068cm" svg:x2="9.317cm" svg:y2="27.068cm">
          <text:p/>
        </draw:line>
        <draw:line draw:style-name="gr1" draw:text-style-name="P1" draw:layer="layout" svg:x1="9.352cm" svg:y1="27.017cm" svg:x2="9.352cm" svg:y2="26.959cm">
          <text:p/>
        </draw:line>
        <draw:line draw:style-name="gr1" draw:text-style-name="P1" draw:layer="layout" svg:x1="9.317cm" svg:y1="27.029cm" svg:x2="9.438cm" svg:y2="26.988cm">
          <text:p/>
        </draw:line>
        <draw:line draw:style-name="gr1" draw:text-style-name="P1" draw:layer="layout" svg:x1="9.438cm" svg:y1="26.989cm" svg:x2="9.317cm" svg:y2="26.948cm">
          <text:p/>
        </draw:line>
        <draw:line draw:style-name="gr1" draw:text-style-name="P1" draw:layer="layout" svg:x1="9.33cm" svg:y1="26.91cm" svg:x2="9.323cm" svg:y2="26.902cm">
          <text:p/>
        </draw:line>
        <draw:line draw:style-name="gr1" draw:text-style-name="P1" draw:layer="layout" svg:x1="9.325cm" svg:y1="26.902cm" svg:x2="9.317cm" svg:y2="26.91cm">
          <text:p/>
        </draw:line>
        <draw:line draw:style-name="gr1" draw:text-style-name="P1" draw:layer="layout" svg:x1="9.317cm" svg:y1="26.908cm" svg:x2="9.325cm" svg:y2="26.915cm">
          <text:p/>
        </draw:line>
        <draw:line draw:style-name="gr1" draw:text-style-name="P1" draw:layer="layout" svg:x1="9.323cm" svg:y1="26.915cm" svg:x2="9.33cm" svg:y2="26.908cm">
          <text:p/>
        </draw:line>
        <draw:line draw:style-name="gr1" draw:text-style-name="P1" draw:layer="layout" svg:x1="9.329cm" svg:y1="26.908cm" svg:x2="9.317cm" svg:y2="26.908cm">
          <text:p/>
        </draw:line>
        <draw:line draw:style-name="gr1" draw:text-style-name="P1" draw:layer="layout" svg:x1="9.238cm" svg:y1="27.214cm" svg:x2="9.245cm" svg:y2="27.226cm">
          <text:p/>
        </draw:line>
        <draw:line draw:style-name="gr1" draw:text-style-name="P1" draw:layer="layout" svg:x1="9.244cm" svg:y1="27.225cm" svg:x2="9.244cm" svg:y2="27.242cm">
          <text:p/>
        </draw:line>
        <draw:line draw:style-name="gr1" draw:text-style-name="P1" draw:layer="layout" svg:x1="9.245cm" svg:y1="27.242cm" svg:x2="9.238cm" svg:y2="27.262cm">
          <text:p/>
        </draw:line>
        <draw:line draw:style-name="gr1" draw:text-style-name="P1" draw:layer="layout" svg:x1="9.239cm" svg:y1="27.26cm" svg:x2="9.227cm" svg:y2="27.272cm">
          <text:p/>
        </draw:line>
        <draw:line draw:style-name="gr1" draw:text-style-name="P1" draw:layer="layout" svg:x1="9.228cm" svg:y1="27.271cm" svg:x2="9.216cm" svg:y2="27.278cm">
          <text:p/>
        </draw:line>
        <draw:line draw:style-name="gr1" draw:text-style-name="P1" draw:layer="layout" svg:x1="9.217cm" svg:y1="27.277cm" svg:x2="9.193cm" svg:y2="27.283cm">
          <text:p/>
        </draw:line>
        <draw:line draw:style-name="gr1" draw:text-style-name="P1" draw:layer="layout" svg:x1="9.193cm" svg:y1="27.282cm" svg:x2="9.176cm" svg:y2="27.282cm">
          <text:p/>
        </draw:line>
        <draw:line draw:style-name="gr1" draw:text-style-name="P1" draw:layer="layout" svg:x1="9.177cm" svg:y1="27.283cm" svg:x2="9.153cm" svg:y2="27.277cm">
          <text:p/>
        </draw:line>
        <draw:line draw:style-name="gr1" draw:text-style-name="P1" draw:layer="layout" svg:x1="9.154cm" svg:y1="27.278cm" svg:x2="9.141cm" svg:y2="27.271cm">
          <text:p/>
        </draw:line>
        <draw:line draw:style-name="gr1" draw:text-style-name="P1" draw:layer="layout" svg:x1="9.142cm" svg:y1="27.272cm" svg:x2="9.13cm" svg:y2="27.26cm">
          <text:p/>
        </draw:line>
        <draw:line draw:style-name="gr1" draw:text-style-name="P1" draw:layer="layout" svg:x1="9.131cm" svg:y1="27.262cm" svg:x2="9.124cm" svg:y2="27.242cm">
          <text:p/>
        </draw:line>
        <draw:line draw:style-name="gr1" draw:text-style-name="P1" draw:layer="layout" svg:x1="9.124cm" svg:y1="27.242cm" svg:x2="9.124cm" svg:y2="27.231cm">
          <text:p/>
        </draw:line>
        <draw:line draw:style-name="gr1" draw:text-style-name="P1" draw:layer="layout" svg:x1="9.124cm" svg:y1="27.232cm" svg:x2="9.131cm" svg:y2="27.214cm">
          <text:p/>
        </draw:line>
        <draw:line draw:style-name="gr1" draw:text-style-name="P1" draw:layer="layout" svg:x1="9.13cm" svg:y1="27.215cm" svg:x2="9.137cm" svg:y2="27.208cm">
          <text:p/>
        </draw:line>
        <draw:line draw:style-name="gr1" draw:text-style-name="P1" draw:layer="layout" svg:x1="9.136cm" svg:y1="27.208cm" svg:x2="9.176cm" svg:y2="27.208cm">
          <text:p/>
        </draw:line>
        <draw:line draw:style-name="gr1" draw:text-style-name="P1" draw:layer="layout" svg:x1="9.176cm" svg:y1="27.208cm" svg:x2="9.176cm" svg:y2="27.231cm">
          <text:p/>
        </draw:line>
        <draw:line draw:style-name="gr1" draw:text-style-name="P1" draw:layer="layout" svg:x1="9.137cm" svg:y1="27.158cm" svg:x2="9.13cm" svg:y2="27.151cm">
          <text:p/>
        </draw:line>
        <draw:line draw:style-name="gr1" draw:text-style-name="P1" draw:layer="layout" svg:x1="9.131cm" svg:y1="27.151cm" svg:x2="9.124cm" svg:y2="27.158cm">
          <text:p/>
        </draw:line>
        <draw:line draw:style-name="gr1" draw:text-style-name="P1" draw:layer="layout" svg:x1="9.124cm" svg:y1="27.157cm" svg:x2="9.131cm" svg:y2="27.163cm">
          <text:p/>
        </draw:line>
        <draw:line draw:style-name="gr1" draw:text-style-name="P1" draw:layer="layout" svg:x1="9.13cm" svg:y1="27.163cm" svg:x2="9.137cm" svg:y2="27.157cm">
          <text:p/>
        </draw:line>
        <draw:line draw:style-name="gr1" draw:text-style-name="P1" draw:layer="layout" svg:x1="9.136cm" svg:y1="27.157cm" svg:x2="9.124cm" svg:y2="27.157cm">
          <text:p/>
        </draw:line>
        <draw:line draw:style-name="gr1" draw:text-style-name="P1" draw:layer="layout" svg:x1="9.124cm" svg:y1="27.031cm" svg:x2="9.182cm" svg:y2="27.072cm">
          <text:p/>
        </draw:line>
        <draw:line draw:style-name="gr1" draw:text-style-name="P1" draw:layer="layout" svg:x1="9.124cm" svg:y1="27.099cm" svg:x2="9.244cm" svg:y2="27.099cm">
          <text:p/>
        </draw:line>
        <draw:line draw:style-name="gr1" draw:text-style-name="P1" draw:layer="layout" svg:x1="9.244cm" svg:y1="27.099cm" svg:x2="9.244cm" svg:y2="27.054cm">
          <text:p/>
        </draw:line>
        <draw:line draw:style-name="gr1" draw:text-style-name="P1" draw:layer="layout" svg:x1="9.245cm" svg:y1="27.055cm" svg:x2="9.238cm" svg:y2="27.042cm">
          <text:p/>
        </draw:line>
        <draw:line draw:style-name="gr1" draw:text-style-name="P1" draw:layer="layout" svg:x1="9.239cm" svg:y1="27.043cm" svg:x2="9.233cm" svg:y2="27.037cm">
          <text:p/>
        </draw:line>
        <draw:line draw:style-name="gr1" draw:text-style-name="P1" draw:layer="layout" svg:x1="9.234cm" svg:y1="27.038cm" svg:x2="9.221cm" svg:y2="27.031cm">
          <text:p/>
        </draw:line>
        <draw:line draw:style-name="gr1" draw:text-style-name="P1" draw:layer="layout" svg:x1="9.221cm" svg:y1="27.031cm" svg:x2="9.204cm" svg:y2="27.031cm">
          <text:p/>
        </draw:line>
        <draw:line draw:style-name="gr1" draw:text-style-name="P1" draw:layer="layout" svg:x1="9.205cm" svg:y1="27.031cm" svg:x2="9.193cm" svg:y2="27.038cm">
          <text:p/>
        </draw:line>
        <draw:line draw:style-name="gr1" draw:text-style-name="P1" draw:layer="layout" svg:x1="9.195cm" svg:y1="27.037cm" svg:x2="9.187cm" svg:y2="27.043cm">
          <text:p/>
        </draw:line>
        <draw:line draw:style-name="gr1" draw:text-style-name="P1" draw:layer="layout" svg:x1="9.188cm" svg:y1="27.042cm" svg:x2="9.181cm" svg:y2="27.055cm">
          <text:p/>
        </draw:line>
        <draw:line draw:style-name="gr1" draw:text-style-name="P1" draw:layer="layout" svg:x1="9.181cm" svg:y1="27.054cm" svg:x2="9.181cm" svg:y2="27.099cm">
          <text:p/>
        </draw:line>
        <draw:line draw:style-name="gr1" draw:text-style-name="P1" draw:layer="layout" svg:x1="9.137cm" svg:y1="26.98cm" svg:x2="9.13cm" svg:y2="26.974cm">
          <text:p/>
        </draw:line>
        <draw:line draw:style-name="gr1" draw:text-style-name="P1" draw:layer="layout" svg:x1="9.131cm" svg:y1="26.974cm" svg:x2="9.124cm" svg:y2="26.98cm">
          <text:p/>
        </draw:line>
        <draw:line draw:style-name="gr1" draw:text-style-name="P1" draw:layer="layout" svg:x1="9.124cm" svg:y1="26.979cm" svg:x2="9.131cm" svg:y2="26.986cm">
          <text:p/>
        </draw:line>
        <draw:line draw:style-name="gr1" draw:text-style-name="P1" draw:layer="layout" svg:x1="9.13cm" svg:y1="26.986cm" svg:x2="9.137cm" svg:y2="26.979cm">
          <text:p/>
        </draw:line>
        <draw:line draw:style-name="gr1" draw:text-style-name="P1" draw:layer="layout" svg:x1="9.136cm" svg:y1="26.979cm" svg:x2="9.124cm" svg:y2="26.979cm">
          <text:p/>
        </draw:line>
        <draw:line draw:style-name="gr1" draw:text-style-name="P1" draw:layer="layout" svg:x1="9.124cm" svg:y1="26.922cm" svg:x2="9.244cm" svg:y2="26.922cm">
          <text:p/>
        </draw:line>
        <draw:line draw:style-name="gr1" draw:text-style-name="P1" draw:layer="layout" svg:x1="9.244cm" svg:y1="26.922cm" svg:x2="9.244cm" svg:y2="26.877cm">
          <text:p/>
        </draw:line>
        <draw:line draw:style-name="gr1" draw:text-style-name="P1" draw:layer="layout" svg:x1="9.245cm" svg:y1="26.879cm" svg:x2="9.238cm" svg:y2="26.865cm">
          <text:p/>
        </draw:line>
        <draw:line draw:style-name="gr1" draw:text-style-name="P1" draw:layer="layout" svg:x1="9.239cm" svg:y1="26.866cm" svg:x2="9.233cm" svg:y2="26.859cm">
          <text:p/>
        </draw:line>
        <draw:line draw:style-name="gr1" draw:text-style-name="P1" draw:layer="layout" svg:x1="9.234cm" svg:y1="26.86cm" svg:x2="9.221cm" svg:y2="26.854cm">
          <text:p/>
        </draw:line>
        <draw:line draw:style-name="gr1" draw:text-style-name="P1" draw:layer="layout" svg:x1="9.221cm" svg:y1="26.854cm" svg:x2="9.204cm" svg:y2="26.854cm">
          <text:p/>
        </draw:line>
        <draw:line draw:style-name="gr1" draw:text-style-name="P1" draw:layer="layout" svg:x1="9.205cm" svg:y1="26.854cm" svg:x2="9.193cm" svg:y2="26.86cm">
          <text:p/>
        </draw:line>
        <draw:line draw:style-name="gr1" draw:text-style-name="P1" draw:layer="layout" svg:x1="9.195cm" svg:y1="26.859cm" svg:x2="9.187cm" svg:y2="26.866cm">
          <text:p/>
        </draw:line>
        <draw:line draw:style-name="gr1" draw:text-style-name="P1" draw:layer="layout" svg:x1="9.188cm" svg:y1="26.865cm" svg:x2="9.181cm" svg:y2="26.879cm">
          <text:p/>
        </draw:line>
        <draw:line draw:style-name="gr1" draw:text-style-name="P1" draw:layer="layout" svg:x1="9.181cm" svg:y1="26.877cm" svg:x2="9.181cm" svg:y2="26.922cm">
          <text:p/>
        </draw:line>
        <draw:line draw:style-name="gr1" draw:text-style-name="P1" draw:layer="layout" svg:x1="9.137cm" svg:y1="26.803cm" svg:x2="9.13cm" svg:y2="26.797cm">
          <text:p/>
        </draw:line>
        <draw:line draw:style-name="gr1" draw:text-style-name="P1" draw:layer="layout" svg:x1="9.131cm" svg:y1="26.797cm" svg:x2="9.124cm" svg:y2="26.803cm">
          <text:p/>
        </draw:line>
        <draw:line draw:style-name="gr1" draw:text-style-name="P1" draw:layer="layout" svg:x1="9.124cm" svg:y1="26.802cm" svg:x2="9.131cm" svg:y2="26.81cm">
          <text:p/>
        </draw:line>
        <draw:line draw:style-name="gr1" draw:text-style-name="P1" draw:layer="layout" svg:x1="9.13cm" svg:y1="26.81cm" svg:x2="9.137cm" svg:y2="26.802cm">
          <text:p/>
        </draw:line>
        <draw:line draw:style-name="gr1" draw:text-style-name="P1" draw:layer="layout" svg:x1="9.136cm" svg:y1="26.802cm" svg:x2="9.124cm" svg:y2="26.802cm">
          <text:p/>
        </draw:line>
        <draw:polygon draw:style-name="gr2" draw:text-style-name="P1" draw:layer="layout" svg:width="0.573cm" svg:height="0.789cm" svg:x="8.959cm" svg:y="26.645cm" svg:viewBox="0 0 574 790" draw:points="0,0 574,0 574,790 0,790">
          <text:p/>
        </draw:polygon>
        <draw:line draw:style-name="gr1" draw:text-style-name="P1" draw:layer="layout" svg:x1="9.873cm" svg:y1="24.301cm" svg:x2="9.942cm" svg:y2="24.301cm">
          <text:p/>
        </draw:line>
        <draw:line draw:style-name="gr1" draw:text-style-name="P1" draw:layer="layout" svg:x1="9.907cm" svg:y1="24.301cm" svg:x2="9.907cm" svg:y2="24.181cm">
          <text:p/>
        </draw:line>
        <draw:line draw:style-name="gr1" draw:text-style-name="P1" draw:layer="layout" svg:x1="9.907cm" svg:y1="24.181cm" svg:x2="9.92cm" svg:y2="24.199cm">
          <text:p/>
        </draw:line>
        <draw:line draw:style-name="gr1" draw:text-style-name="P1" draw:layer="layout" svg:x1="9.919cm" svg:y1="24.198cm" svg:x2="9.931cm" svg:y2="24.21cm">
          <text:p/>
        </draw:line>
        <draw:line draw:style-name="gr1" draw:text-style-name="P1" draw:layer="layout" svg:x1="9.93cm" svg:y1="24.209cm" svg:x2="9.943cm" svg:y2="24.216cm">
          <text:p/>
        </draw:line>
        <draw:line draw:style-name="gr1" draw:text-style-name="P1" draw:layer="layout" svg:x1="9.799cm" svg:y1="24.181cm" svg:x2="9.787cm" svg:y2="24.181cm">
          <text:p/>
        </draw:line>
        <draw:line draw:style-name="gr1" draw:text-style-name="P1" draw:layer="layout" svg:x1="9.788cm" svg:y1="24.181cm" svg:x2="9.776cm" svg:y2="24.187cm">
          <text:p/>
        </draw:line>
        <draw:line draw:style-name="gr1" draw:text-style-name="P1" draw:layer="layout" svg:x1="9.777cm" svg:y1="24.186cm" svg:x2="9.77cm" svg:y2="24.193cm">
          <text:p/>
        </draw:line>
        <draw:line draw:style-name="gr1" draw:text-style-name="P1" draw:layer="layout" svg:x1="9.771cm" svg:y1="24.192cm" svg:x2="9.765cm" svg:y2="24.206cm">
          <text:p/>
        </draw:line>
        <draw:line draw:style-name="gr1" draw:text-style-name="P1" draw:layer="layout" svg:x1="9.766cm" svg:y1="24.204cm" svg:x2="9.759cm" svg:y2="24.227cm">
          <text:p/>
        </draw:line>
        <draw:line draw:style-name="gr1" draw:text-style-name="P1" draw:layer="layout" svg:x1="9.759cm" svg:y1="24.226cm" svg:x2="9.759cm" svg:y2="24.255cm">
          <text:p/>
        </draw:line>
        <draw:line draw:style-name="gr1" draw:text-style-name="P1" draw:layer="layout" svg:x1="9.759cm" svg:y1="24.255cm" svg:x2="9.766cm" svg:y2="24.279cm">
          <text:p/>
        </draw:line>
        <draw:line draw:style-name="gr1" draw:text-style-name="P1" draw:layer="layout" svg:x1="9.765cm" svg:y1="24.278cm" svg:x2="9.771cm" svg:y2="24.29cm">
          <text:p/>
        </draw:line>
        <draw:line draw:style-name="gr1" draw:text-style-name="P1" draw:layer="layout" svg:x1="9.77cm" svg:y1="24.289cm" svg:x2="9.777cm" svg:y2="24.296cm">
          <text:p/>
        </draw:line>
        <draw:line draw:style-name="gr1" draw:text-style-name="P1" draw:layer="layout" svg:x1="9.776cm" svg:y1="24.295cm" svg:x2="9.788cm" svg:y2="24.302cm">
          <text:p/>
        </draw:line>
        <draw:line draw:style-name="gr1" draw:text-style-name="P1" draw:layer="layout" svg:x1="9.787cm" svg:y1="24.301cm" svg:x2="9.799cm" svg:y2="24.301cm">
          <text:p/>
        </draw:line>
        <draw:line draw:style-name="gr1" draw:text-style-name="P1" draw:layer="layout" svg:x1="9.799cm" svg:y1="24.302cm" svg:x2="9.811cm" svg:y2="24.295cm">
          <text:p/>
        </draw:line>
        <draw:line draw:style-name="gr1" draw:text-style-name="P1" draw:layer="layout" svg:x1="9.81cm" svg:y1="24.296cm" svg:x2="9.817cm" svg:y2="24.289cm">
          <text:p/>
        </draw:line>
        <draw:line draw:style-name="gr1" draw:text-style-name="P1" draw:layer="layout" svg:x1="9.816cm" svg:y1="24.29cm" svg:x2="9.823cm" svg:y2="24.278cm">
          <text:p/>
        </draw:line>
        <draw:line draw:style-name="gr1" draw:text-style-name="P1" draw:layer="layout" svg:x1="9.822cm" svg:y1="24.279cm" svg:x2="9.828cm" svg:y2="24.255cm">
          <text:p/>
        </draw:line>
        <draw:line draw:style-name="gr1" draw:text-style-name="P1" draw:layer="layout" svg:x1="9.827cm" svg:y1="24.255cm" svg:x2="9.827cm" svg:y2="24.226cm">
          <text:p/>
        </draw:line>
        <draw:line draw:style-name="gr1" draw:text-style-name="P1" draw:layer="layout" svg:x1="9.828cm" svg:y1="24.227cm" svg:x2="9.822cm" svg:y2="24.204cm">
          <text:p/>
        </draw:line>
        <draw:line draw:style-name="gr1" draw:text-style-name="P1" draw:layer="layout" svg:x1="9.823cm" svg:y1="24.206cm" svg:x2="9.816cm" svg:y2="24.192cm">
          <text:p/>
        </draw:line>
        <draw:line draw:style-name="gr1" draw:text-style-name="P1" draw:layer="layout" svg:x1="9.817cm" svg:y1="24.193cm" svg:x2="9.81cm" svg:y2="24.186cm">
          <text:p/>
        </draw:line>
        <draw:line draw:style-name="gr1" draw:text-style-name="P1" draw:layer="layout" svg:x1="9.811cm" svg:y1="24.187cm" svg:x2="9.799cm" svg:y2="24.181cm">
          <text:p/>
        </draw:line>
        <draw:line draw:style-name="gr1" draw:text-style-name="P1" draw:layer="layout" svg:x1="9.685cm" svg:y1="24.181cm" svg:x2="9.673cm" svg:y2="24.181cm">
          <text:p/>
        </draw:line>
        <draw:line draw:style-name="gr1" draw:text-style-name="P1" draw:layer="layout" svg:x1="9.674cm" svg:y1="24.181cm" svg:x2="9.662cm" svg:y2="24.187cm">
          <text:p/>
        </draw:line>
        <draw:line draw:style-name="gr1" draw:text-style-name="P1" draw:layer="layout" svg:x1="9.663cm" svg:y1="24.186cm" svg:x2="9.656cm" svg:y2="24.193cm">
          <text:p/>
        </draw:line>
        <draw:line draw:style-name="gr1" draw:text-style-name="P1" draw:layer="layout" svg:x1="9.657cm" svg:y1="24.192cm" svg:x2="9.65cm" svg:y2="24.206cm">
          <text:p/>
        </draw:line>
        <draw:line draw:style-name="gr1" draw:text-style-name="P1" draw:layer="layout" svg:x1="9.651cm" svg:y1="24.204cm" svg:x2="9.645cm" svg:y2="24.227cm">
          <text:p/>
        </draw:line>
        <draw:line draw:style-name="gr1" draw:text-style-name="P1" draw:layer="layout" svg:x1="9.645cm" svg:y1="24.226cm" svg:x2="9.645cm" svg:y2="24.255cm">
          <text:p/>
        </draw:line>
        <draw:line draw:style-name="gr1" draw:text-style-name="P1" draw:layer="layout" svg:x1="9.645cm" svg:y1="24.255cm" svg:x2="9.651cm" svg:y2="24.279cm">
          <text:p/>
        </draw:line>
        <draw:line draw:style-name="gr1" draw:text-style-name="P1" draw:layer="layout" svg:x1="9.65cm" svg:y1="24.278cm" svg:x2="9.657cm" svg:y2="24.29cm">
          <text:p/>
        </draw:line>
        <draw:line draw:style-name="gr1" draw:text-style-name="P1" draw:layer="layout" svg:x1="9.656cm" svg:y1="24.289cm" svg:x2="9.663cm" svg:y2="24.296cm">
          <text:p/>
        </draw:line>
        <draw:line draw:style-name="gr1" draw:text-style-name="P1" draw:layer="layout" svg:x1="9.662cm" svg:y1="24.295cm" svg:x2="9.674cm" svg:y2="24.302cm">
          <text:p/>
        </draw:line>
        <draw:line draw:style-name="gr1" draw:text-style-name="P1" draw:layer="layout" svg:x1="9.673cm" svg:y1="24.301cm" svg:x2="9.685cm" svg:y2="24.301cm">
          <text:p/>
        </draw:line>
        <draw:line draw:style-name="gr1" draw:text-style-name="P1" draw:layer="layout" svg:x1="9.685cm" svg:y1="24.302cm" svg:x2="9.697cm" svg:y2="24.295cm">
          <text:p/>
        </draw:line>
        <draw:line draw:style-name="gr1" draw:text-style-name="P1" draw:layer="layout" svg:x1="9.696cm" svg:y1="24.296cm" svg:x2="9.703cm" svg:y2="24.289cm">
          <text:p/>
        </draw:line>
        <draw:line draw:style-name="gr1" draw:text-style-name="P1" draw:layer="layout" svg:x1="9.702cm" svg:y1="24.29cm" svg:x2="9.708cm" svg:y2="24.278cm">
          <text:p/>
        </draw:line>
        <draw:line draw:style-name="gr1" draw:text-style-name="P1" draw:layer="layout" svg:x1="9.707cm" svg:y1="24.279cm" svg:x2="9.715cm" svg:y2="24.255cm">
          <text:p/>
        </draw:line>
        <draw:line draw:style-name="gr1" draw:text-style-name="P1" draw:layer="layout" svg:x1="9.713cm" svg:y1="24.255cm" svg:x2="9.713cm" svg:y2="24.226cm">
          <text:p/>
        </draw:line>
        <draw:line draw:style-name="gr1" draw:text-style-name="P1" draw:layer="layout" svg:x1="9.715cm" svg:y1="24.227cm" svg:x2="9.707cm" svg:y2="24.204cm">
          <text:p/>
        </draw:line>
        <draw:line draw:style-name="gr1" draw:text-style-name="P1" draw:layer="layout" svg:x1="9.708cm" svg:y1="24.206cm" svg:x2="9.702cm" svg:y2="24.192cm">
          <text:p/>
        </draw:line>
        <draw:line draw:style-name="gr1" draw:text-style-name="P1" draw:layer="layout" svg:x1="9.703cm" svg:y1="24.193cm" svg:x2="9.696cm" svg:y2="24.186cm">
          <text:p/>
        </draw:line>
        <draw:line draw:style-name="gr1" draw:text-style-name="P1" draw:layer="layout" svg:x1="9.697cm" svg:y1="24.187cm" svg:x2="9.685cm" svg:y2="24.181cm">
          <text:p/>
        </draw:line>
        <draw:line draw:style-name="gr1" draw:text-style-name="P1" draw:layer="layout" svg:x1="9.542cm" svg:y1="24.221cm" svg:x2="9.542cm" svg:y2="24.301cm">
          <text:p/>
        </draw:line>
        <draw:line draw:style-name="gr1" draw:text-style-name="P1" draw:layer="layout" svg:x1="9.593cm" svg:y1="24.221cm" svg:x2="9.593cm" svg:y2="24.284cm">
          <text:p/>
        </draw:line>
        <draw:line draw:style-name="gr1" draw:text-style-name="P1" draw:layer="layout" svg:x1="9.595cm" svg:y1="24.284cm" svg:x2="9.587cm" svg:y2="24.296cm">
          <text:p/>
        </draw:line>
        <draw:line draw:style-name="gr1" draw:text-style-name="P1" draw:layer="layout" svg:x1="9.588cm" svg:y1="24.295cm" svg:x2="9.576cm" svg:y2="24.302cm">
          <text:p/>
        </draw:line>
        <draw:line draw:style-name="gr1" draw:text-style-name="P1" draw:layer="layout" svg:x1="9.576cm" svg:y1="24.301cm" svg:x2="9.559cm" svg:y2="24.301cm">
          <text:p/>
        </draw:line>
        <draw:line draw:style-name="gr1" draw:text-style-name="P1" draw:layer="layout" svg:x1="9.56cm" svg:y1="24.302cm" svg:x2="9.547cm" svg:y2="24.295cm">
          <text:p/>
        </draw:line>
        <draw:line draw:style-name="gr1" draw:text-style-name="P1" draw:layer="layout" svg:x1="9.548cm" svg:y1="24.296cm" svg:x2="9.542cm" svg:y2="24.289cm">
          <text:p/>
        </draw:line>
        <draw:line draw:style-name="gr1" draw:text-style-name="P1" draw:layer="layout" svg:x1="9.445cm" svg:y1="24.238cm" svg:x2="9.485cm" svg:y2="24.238cm">
          <text:p/>
        </draw:line>
        <draw:line draw:style-name="gr1" draw:text-style-name="P1" draw:layer="layout" svg:x1="9.485cm" svg:y1="24.301cm" svg:x2="9.485cm" svg:y2="24.181cm">
          <text:p/>
        </draw:line>
        <draw:line draw:style-name="gr1" draw:text-style-name="P1" draw:layer="layout" svg:x1="9.485cm" svg:y1="24.181cm" svg:x2="9.428cm" svg:y2="24.181cm">
          <text:p/>
        </draw:line>
        <draw:polygon draw:style-name="gr2" draw:text-style-name="P1" draw:layer="layout" svg:width="0.604cm" svg:height="0.29cm" svg:x="9.385cm" svg:y="24.086cm" svg:viewBox="0 0 605 291" draw:points="0,0 605,0 605,291 0,291">
          <text:p/>
        </draw:polygon>
        <draw:line draw:style-name="gr1" draw:text-style-name="P1" draw:layer="layout" svg:x1="9.945cm" svg:y1="27.352cm" svg:x2="9.945cm" svg:y2="27.467cm">
          <text:p/>
        </draw:line>
        <draw:polygon draw:style-name="gr2" draw:text-style-name="P1" draw:layer="layout" svg:width="0.351cm" svg:height="0.206cm" svg:x="9.734cm" svg:y="27.307cm" svg:viewBox="0 0 352 207" draw:points="0,0 352,0 352,207 0,207">
          <text:p/>
        </draw:polygon>
        <draw:line draw:style-name="gr1" draw:text-style-name="P1" draw:layer="layout" svg:x1="10.38cm" svg:y1="26.491cm" svg:x2="10.38cm" svg:y2="26.559cm">
          <text:p/>
        </draw:line>
        <draw:line draw:style-name="gr1" draw:text-style-name="P1" draw:layer="layout" svg:x1="10.38cm" svg:y1="26.525cm" svg:x2="10.5cm" svg:y2="26.525cm">
          <text:p/>
        </draw:line>
        <draw:line draw:style-name="gr1" draw:text-style-name="P1" draw:layer="layout" svg:x1="10.501cm" svg:y1="26.525cm" svg:x2="10.483cm" svg:y2="26.537cm">
          <text:p/>
        </draw:line>
        <draw:line draw:style-name="gr1" draw:text-style-name="P1" draw:layer="layout" svg:x1="10.484cm" svg:y1="26.536cm" svg:x2="10.472cm" svg:y2="26.549cm">
          <text:p/>
        </draw:line>
        <draw:line draw:style-name="gr1" draw:text-style-name="P1" draw:layer="layout" svg:x1="10.473cm" svg:y1="26.548cm" svg:x2="10.466cm" svg:y2="26.56cm">
          <text:p/>
        </draw:line>
        <draw:line draw:style-name="gr1" draw:text-style-name="P1" draw:layer="layout" svg:x1="10.5cm" svg:y1="26.416cm" svg:x2="10.5cm" svg:y2="26.405cm">
          <text:p/>
        </draw:line>
        <draw:line draw:style-name="gr1" draw:text-style-name="P1" draw:layer="layout" svg:x1="10.501cm" svg:y1="26.406cm" svg:x2="10.495cm" svg:y2="26.393cm">
          <text:p/>
        </draw:line>
        <draw:line draw:style-name="gr1" draw:text-style-name="P1" draw:layer="layout" svg:x1="10.496cm" svg:y1="26.394cm" svg:x2="10.489cm" svg:y2="26.388cm">
          <text:p/>
        </draw:line>
        <draw:line draw:style-name="gr1" draw:text-style-name="P1" draw:layer="layout" svg:x1="10.49cm" svg:y1="26.39cm" svg:x2="10.477cm" svg:y2="26.382cm">
          <text:p/>
        </draw:line>
        <draw:line draw:style-name="gr1" draw:text-style-name="P1" draw:layer="layout" svg:x1="10.478cm" svg:y1="26.383cm" svg:x2="10.455cm" svg:y2="26.376cm">
          <text:p/>
        </draw:line>
        <draw:line draw:style-name="gr1" draw:text-style-name="P1" draw:layer="layout" svg:x1="10.455cm" svg:y1="26.376cm" svg:x2="10.426cm" svg:y2="26.376cm">
          <text:p/>
        </draw:line>
        <draw:line draw:style-name="gr1" draw:text-style-name="P1" draw:layer="layout" svg:x1="10.427cm" svg:y1="26.376cm" svg:x2="10.403cm" svg:y2="26.383cm">
          <text:p/>
        </draw:line>
        <draw:line draw:style-name="gr1" draw:text-style-name="P1" draw:layer="layout" svg:x1="10.404cm" svg:y1="26.382cm" svg:x2="10.392cm" svg:y2="26.39cm">
          <text:p/>
        </draw:line>
        <draw:line draw:style-name="gr1" draw:text-style-name="P1" draw:layer="layout" svg:x1="10.393cm" svg:y1="26.388cm" svg:x2="10.386cm" svg:y2="26.394cm">
          <text:p/>
        </draw:line>
        <draw:line draw:style-name="gr1" draw:text-style-name="P1" draw:layer="layout" svg:x1="10.387cm" svg:y1="26.393cm" svg:x2="10.38cm" svg:y2="26.406cm">
          <text:p/>
        </draw:line>
        <draw:line draw:style-name="gr1" draw:text-style-name="P1" draw:layer="layout" svg:x1="10.38cm" svg:y1="26.405cm" svg:x2="10.38cm" svg:y2="26.416cm">
          <text:p/>
        </draw:line>
        <draw:line draw:style-name="gr1" draw:text-style-name="P1" draw:layer="layout" svg:x1="10.38cm" svg:y1="26.416cm" svg:x2="10.387cm" svg:y2="26.429cm">
          <text:p/>
        </draw:line>
        <draw:line draw:style-name="gr1" draw:text-style-name="P1" draw:layer="layout" svg:x1="10.386cm" svg:y1="26.428cm" svg:x2="10.393cm" svg:y2="26.434cm">
          <text:p/>
        </draw:line>
        <draw:line draw:style-name="gr1" draw:text-style-name="P1" draw:layer="layout" svg:x1="10.392cm" svg:y1="26.433cm" svg:x2="10.404cm" svg:y2="26.44cm">
          <text:p/>
        </draw:line>
        <draw:line draw:style-name="gr1" draw:text-style-name="P1" draw:layer="layout" svg:x1="10.403cm" svg:y1="26.439cm" svg:x2="10.427cm" svg:y2="26.446cm">
          <text:p/>
        </draw:line>
        <draw:line draw:style-name="gr1" draw:text-style-name="P1" draw:layer="layout" svg:x1="10.426cm" svg:y1="26.445cm" svg:x2="10.455cm" svg:y2="26.445cm">
          <text:p/>
        </draw:line>
        <draw:line draw:style-name="gr1" draw:text-style-name="P1" draw:layer="layout" svg:x1="10.455cm" svg:y1="26.446cm" svg:x2="10.478cm" svg:y2="26.439cm">
          <text:p/>
        </draw:line>
        <draw:line draw:style-name="gr1" draw:text-style-name="P1" draw:layer="layout" svg:x1="10.477cm" svg:y1="26.44cm" svg:x2="10.49cm" svg:y2="26.433cm">
          <text:p/>
        </draw:line>
        <draw:line draw:style-name="gr1" draw:text-style-name="P1" draw:layer="layout" svg:x1="10.489cm" svg:y1="26.434cm" svg:x2="10.496cm" svg:y2="26.428cm">
          <text:p/>
        </draw:line>
        <draw:line draw:style-name="gr1" draw:text-style-name="P1" draw:layer="layout" svg:x1="10.495cm" svg:y1="26.429cm" svg:x2="10.501cm" svg:y2="26.416cm">
          <text:p/>
        </draw:line>
        <draw:line draw:style-name="gr1" draw:text-style-name="P1" draw:layer="layout" svg:x1="10.46cm" svg:y1="26.273cm" svg:x2="10.38cm" svg:y2="26.273cm">
          <text:p/>
        </draw:line>
        <draw:line draw:style-name="gr1" draw:text-style-name="P1" draw:layer="layout" svg:x1="10.46cm" svg:y1="26.325cm" svg:x2="10.397cm" svg:y2="26.325cm">
          <text:p/>
        </draw:line>
        <draw:line draw:style-name="gr1" draw:text-style-name="P1" draw:layer="layout" svg:x1="10.398cm" svg:y1="26.326cm" svg:x2="10.386cm" svg:y2="26.319cm">
          <text:p/>
        </draw:line>
        <draw:line draw:style-name="gr1" draw:text-style-name="P1" draw:layer="layout" svg:x1="10.387cm" svg:y1="26.32cm" svg:x2="10.38cm" svg:y2="26.308cm">
          <text:p/>
        </draw:line>
        <draw:line draw:style-name="gr1" draw:text-style-name="P1" draw:layer="layout" svg:x1="10.38cm" svg:y1="26.308cm" svg:x2="10.38cm" svg:y2="26.291cm">
          <text:p/>
        </draw:line>
        <draw:line draw:style-name="gr1" draw:text-style-name="P1" draw:layer="layout" svg:x1="10.38cm" svg:y1="26.292cm" svg:x2="10.387cm" svg:y2="26.279cm">
          <text:p/>
        </draw:line>
        <draw:line draw:style-name="gr1" draw:text-style-name="P1" draw:layer="layout" svg:x1="10.386cm" svg:y1="26.28cm" svg:x2="10.393cm" svg:y2="26.273cm">
          <text:p/>
        </draw:line>
        <draw:line draw:style-name="gr1" draw:text-style-name="P1" draw:layer="layout" svg:x1="10.443cm" svg:y1="26.176cm" svg:x2="10.443cm" svg:y2="26.216cm">
          <text:p/>
        </draw:line>
        <draw:line draw:style-name="gr1" draw:text-style-name="P1" draw:layer="layout" svg:x1="10.38cm" svg:y1="26.216cm" svg:x2="10.5cm" svg:y2="26.216cm">
          <text:p/>
        </draw:line>
        <draw:line draw:style-name="gr1" draw:text-style-name="P1" draw:layer="layout" svg:x1="10.5cm" svg:y1="26.216cm" svg:x2="10.5cm" svg:y2="26.159cm">
          <text:p/>
        </draw:line>
        <draw:polygon draw:style-name="gr2" draw:text-style-name="P1" draw:layer="layout" svg:width="0.29cm" svg:height="0.468cm" svg:x="10.305cm" svg:y="26.128cm" svg:viewBox="0 0 291 469" draw:points="0,0 291,0 291,469 0,469">
          <text:p/>
        </draw:polygon>
        <draw:line draw:style-name="gr1" draw:text-style-name="P1" draw:layer="layout" svg:x1="11.225cm" svg:y1="27.372cm" svg:x2="11.225cm" svg:y2="27.487cm">
          <text:p/>
        </draw:line>
        <draw:line draw:style-name="gr1" draw:text-style-name="P1" draw:layer="layout" svg:x1="11.283cm" svg:y1="27.43cm" svg:x2="11.168cm" svg:y2="27.43cm">
          <text:p/>
        </draw:line>
        <draw:polygon draw:style-name="gr2" draw:text-style-name="P1" draw:layer="layout" svg:width="0.352cm" svg:height="0.205cm" svg:x="11.014cm" svg:y="27.327cm" svg:viewBox="0 0 353 206" draw:points="0,0 353,0 353,206 0,206">
          <text:p/>
        </draw:polygon>
        <draw:line draw:style-name="gr3" draw:text-style-name="P1" draw:layer="layout" svg:x1="12.043cm" svg:y1="23.789cm" svg:x2="12.024cm" svg:y2="23.789cm">
          <text:p/>
        </draw:line>
        <draw:line draw:style-name="gr3" draw:text-style-name="P1" draw:layer="layout" svg:x1="12.025cm" svg:y1="23.789cm" svg:x2="12.015cm" svg:y2="23.795cm">
          <text:p/>
        </draw:line>
        <draw:line draw:style-name="gr3" draw:text-style-name="P1" draw:layer="layout" svg:x1="12.016cm" svg:y1="23.794cm" svg:x2="12.005cm" svg:y2="23.804cm">
          <text:p/>
        </draw:line>
        <draw:line draw:style-name="gr3" draw:text-style-name="P1" draw:layer="layout" svg:x1="12.006cm" svg:y1="23.803cm" svg:x2="12.001cm" svg:y2="23.823cm">
          <text:p/>
        </draw:line>
        <draw:line draw:style-name="gr3" draw:text-style-name="P1" draw:layer="layout" svg:x1="12.001cm" svg:y1="23.822cm" svg:x2="12.001cm" svg:y2="23.856cm">
          <text:p/>
        </draw:line>
        <draw:line draw:style-name="gr3" draw:text-style-name="P1" draw:layer="layout" svg:x1="12.001cm" svg:y1="23.856cm" svg:x2="12.006cm" svg:y2="23.876cm">
          <text:p/>
        </draw:line>
        <draw:line draw:style-name="gr3" draw:text-style-name="P1" draw:layer="layout" svg:x1="12.005cm" svg:y1="23.875cm" svg:x2="12.016cm" svg:y2="23.885cm">
          <text:p/>
        </draw:line>
        <draw:line draw:style-name="gr3" draw:text-style-name="P1" draw:layer="layout" svg:x1="12.015cm" svg:y1="23.884cm" svg:x2="12.025cm" svg:y2="23.89cm">
          <text:p/>
        </draw:line>
        <draw:line draw:style-name="gr3" draw:text-style-name="P1" draw:layer="layout" svg:x1="12.024cm" svg:y1="23.889cm" svg:x2="12.043cm" svg:y2="23.889cm">
          <text:p/>
        </draw:line>
        <draw:line draw:style-name="gr3" draw:text-style-name="P1" draw:layer="layout" svg:x1="12.043cm" svg:y1="23.89cm" svg:x2="12.054cm" svg:y2="23.884cm">
          <text:p/>
        </draw:line>
        <draw:line draw:style-name="gr3" draw:text-style-name="P1" draw:layer="layout" svg:x1="12.053cm" svg:y1="23.885cm" svg:x2="12.064cm" svg:y2="23.875cm">
          <text:p/>
        </draw:line>
        <draw:line draw:style-name="gr3" draw:text-style-name="P1" draw:layer="layout" svg:x1="12.063cm" svg:y1="23.876cm" svg:x2="12.068cm" svg:y2="23.856cm">
          <text:p/>
        </draw:line>
        <draw:line draw:style-name="gr3" draw:text-style-name="P1" draw:layer="layout" svg:x1="12.067cm" svg:y1="23.856cm" svg:x2="12.067cm" svg:y2="23.822cm">
          <text:p/>
        </draw:line>
        <draw:line draw:style-name="gr3" draw:text-style-name="P1" draw:layer="layout" svg:x1="12.068cm" svg:y1="23.823cm" svg:x2="12.063cm" svg:y2="23.803cm">
          <text:p/>
        </draw:line>
        <draw:line draw:style-name="gr3" draw:text-style-name="P1" draw:layer="layout" svg:x1="12.064cm" svg:y1="23.804cm" svg:x2="12.053cm" svg:y2="23.794cm">
          <text:p/>
        </draw:line>
        <draw:line draw:style-name="gr3" draw:text-style-name="P1" draw:layer="layout" svg:x1="12.054cm" svg:y1="23.795cm" svg:x2="12.043cm" svg:y2="23.789cm">
          <text:p/>
        </draw:line>
        <draw:line draw:style-name="gr3" draw:text-style-name="P1" draw:layer="layout" svg:x1="11.958cm" svg:y1="23.789cm" svg:x2="11.958cm" svg:y2="23.87cm">
          <text:p/>
        </draw:line>
        <draw:line draw:style-name="gr3" draw:text-style-name="P1" draw:layer="layout" svg:x1="11.959cm" svg:y1="23.87cm" svg:x2="11.953cm" svg:y2="23.88cm">
          <text:p/>
        </draw:line>
        <draw:line draw:style-name="gr3" draw:text-style-name="P1" draw:layer="layout" svg:x1="11.955cm" svg:y1="23.879cm" svg:x2="11.948cm" svg:y2="23.886cm">
          <text:p/>
        </draw:line>
        <draw:line draw:style-name="gr3" draw:text-style-name="P1" draw:layer="layout" svg:x1="11.949cm" svg:y1="23.884cm" svg:x2="11.939cm" svg:y2="23.89cm">
          <text:p/>
        </draw:line>
        <draw:line draw:style-name="gr3" draw:text-style-name="P1" draw:layer="layout" svg:x1="11.939cm" svg:y1="23.889cm" svg:x2="11.92cm" svg:y2="23.889cm">
          <text:p/>
        </draw:line>
        <draw:line draw:style-name="gr3" draw:text-style-name="P1" draw:layer="layout" svg:x1="11.921cm" svg:y1="23.89cm" svg:x2="11.91cm" svg:y2="23.884cm">
          <text:p/>
        </draw:line>
        <draw:line draw:style-name="gr3" draw:text-style-name="P1" draw:layer="layout" svg:x1="11.911cm" svg:y1="23.886cm" svg:x2="11.905cm" svg:y2="23.879cm">
          <text:p/>
        </draw:line>
        <draw:line draw:style-name="gr3" draw:text-style-name="P1" draw:layer="layout" svg:x1="11.906cm" svg:y1="23.88cm" svg:x2="11.901cm" svg:y2="23.87cm">
          <text:p/>
        </draw:line>
        <draw:line draw:style-name="gr3" draw:text-style-name="P1" draw:layer="layout" svg:x1="11.901cm" svg:y1="23.87cm" svg:x2="11.901cm" svg:y2="23.789cm">
          <text:p/>
        </draw:line>
        <draw:line draw:style-name="gr3" draw:text-style-name="P1" draw:layer="layout" svg:x1="11.867cm" svg:y1="23.789cm" svg:x2="11.81cm" svg:y2="23.789cm">
          <text:p/>
        </draw:line>
        <draw:line draw:style-name="gr3" draw:text-style-name="P1" draw:layer="layout" svg:x1="11.839cm" svg:y1="23.889cm" svg:x2="11.839cm" svg:y2="23.789cm">
          <text:p/>
        </draw:line>
        <draw:line draw:style-name="gr3" draw:text-style-name="P1" draw:layer="layout" svg:x1="12.167cm" svg:y1="23.95cm" svg:x2="12.215cm" svg:y2="23.95cm">
          <text:p/>
        </draw:line>
        <draw:line draw:style-name="gr3" draw:text-style-name="P1" draw:layer="layout" svg:x1="12.215cm" svg:y1="23.95cm" svg:x2="12.221cm" svg:y2="23.999cm">
          <text:p/>
        </draw:line>
        <draw:line draw:style-name="gr3" draw:text-style-name="P1" draw:layer="layout" svg:x1="12.221cm" svg:y1="23.999cm" svg:x2="12.215cm" svg:y2="23.993cm">
          <text:p/>
        </draw:line>
        <draw:line draw:style-name="gr3" draw:text-style-name="P1" draw:layer="layout" svg:x1="12.216cm" svg:y1="23.994cm" svg:x2="12.205cm" svg:y2="23.988cm">
          <text:p/>
        </draw:line>
        <draw:line draw:style-name="gr3" draw:text-style-name="P1" draw:layer="layout" svg:x1="12.205cm" svg:y1="23.988cm" svg:x2="12.182cm" svg:y2="23.988cm">
          <text:p/>
        </draw:line>
        <draw:line draw:style-name="gr3" draw:text-style-name="P1" draw:layer="layout" svg:x1="12.183cm" svg:y1="23.988cm" svg:x2="12.172cm" svg:y2="23.994cm">
          <text:p/>
        </draw:line>
        <draw:line draw:style-name="gr3" draw:text-style-name="P1" draw:layer="layout" svg:x1="12.173cm" svg:y1="23.993cm" svg:x2="12.167cm" svg:y2="23.999cm">
          <text:p/>
        </draw:line>
        <draw:line draw:style-name="gr3" draw:text-style-name="P1" draw:layer="layout" svg:x1="12.168cm" svg:y1="23.998cm" svg:x2="12.163cm" svg:y2="24.008cm">
          <text:p/>
        </draw:line>
        <draw:line draw:style-name="gr3" draw:text-style-name="P1" draw:layer="layout" svg:x1="12.163cm" svg:y1="24.007cm" svg:x2="12.163cm" svg:y2="24.031cm">
          <text:p/>
        </draw:line>
        <draw:line draw:style-name="gr3" draw:text-style-name="P1" draw:layer="layout" svg:x1="12.163cm" svg:y1="24.031cm" svg:x2="12.168cm" svg:y2="24.041cm">
          <text:p/>
        </draw:line>
        <draw:line draw:style-name="gr3" draw:text-style-name="P1" draw:layer="layout" svg:x1="12.167cm" svg:y1="24.04cm" svg:x2="12.173cm" svg:y2="24.046cm">
          <text:p/>
        </draw:line>
        <draw:line draw:style-name="gr3" draw:text-style-name="P1" draw:layer="layout" svg:x1="12.172cm" svg:y1="24.045cm" svg:x2="12.183cm" svg:y2="24.051cm">
          <text:p/>
        </draw:line>
        <draw:line draw:style-name="gr3" draw:text-style-name="P1" draw:layer="layout" svg:x1="12.182cm" svg:y1="24.05cm" svg:x2="12.205cm" svg:y2="24.05cm">
          <text:p/>
        </draw:line>
        <draw:line draw:style-name="gr3" draw:text-style-name="P1" draw:layer="layout" svg:x1="12.205cm" svg:y1="24.051cm" svg:x2="12.216cm" svg:y2="24.045cm">
          <text:p/>
        </draw:line>
        <draw:line draw:style-name="gr3" draw:text-style-name="P1" draw:layer="layout" svg:x1="12.215cm" svg:y1="24.046cm" svg:x2="12.221cm" svg:y2="24.04cm">
          <text:p/>
        </draw:line>
        <draw:line draw:style-name="gr3" draw:text-style-name="P1" draw:layer="layout" svg:x1="12.135cm" svg:y1="23.95cm" svg:x2="12.101cm" svg:y2="24.051cm">
          <text:p/>
        </draw:line>
        <draw:line draw:style-name="gr3" draw:text-style-name="P1" draw:layer="layout" svg:x1="12.102cm" svg:y1="24.051cm" svg:x2="12.067cm" svg:y2="23.95cm">
          <text:p/>
        </draw:line>
        <draw:line draw:style-name="gr3" draw:text-style-name="P1" draw:layer="layout" svg:x1="11.963cm" svg:y1="23.945cm" svg:x2="12.049cm" svg:y2="24.075cm">
          <text:p/>
        </draw:line>
        <draw:line draw:style-name="gr3" draw:text-style-name="P1" draw:layer="layout" svg:x1="11.877cm" svg:y1="23.956cm" svg:x2="11.887cm" svg:y2="23.95cm">
          <text:p/>
        </draw:line>
        <draw:line draw:style-name="gr3" draw:text-style-name="P1" draw:layer="layout" svg:x1="11.886cm" svg:y1="23.95cm" svg:x2="11.901cm" svg:y2="23.95cm">
          <text:p/>
        </draw:line>
        <draw:line draw:style-name="gr3" draw:text-style-name="P1" draw:layer="layout" svg:x1="11.901cm" svg:y1="23.95cm" svg:x2="11.916cm" svg:y2="23.956cm">
          <text:p/>
        </draw:line>
        <draw:line draw:style-name="gr3" draw:text-style-name="P1" draw:layer="layout" svg:x1="11.915cm" svg:y1="23.955cm" svg:x2="11.925cm" svg:y2="23.965cm">
          <text:p/>
        </draw:line>
        <draw:line draw:style-name="gr3" draw:text-style-name="P1" draw:layer="layout" svg:x1="11.924cm" svg:y1="23.964cm" svg:x2="11.931cm" svg:y2="23.975cm">
          <text:p/>
        </draw:line>
        <draw:line draw:style-name="gr3" draw:text-style-name="P1" draw:layer="layout" svg:x1="11.929cm" svg:y1="23.974cm" svg:x2="11.935cm" svg:y2="23.994cm">
          <text:p/>
        </draw:line>
        <draw:line draw:style-name="gr3" draw:text-style-name="P1" draw:layer="layout" svg:x1="11.934cm" svg:y1="23.993cm" svg:x2="11.934cm" svg:y2="24.007cm">
          <text:p/>
        </draw:line>
        <draw:line draw:style-name="gr3" draw:text-style-name="P1" draw:layer="layout" svg:x1="11.935cm" svg:y1="24.007cm" svg:x2="11.929cm" svg:y2="24.027cm">
          <text:p/>
        </draw:line>
        <draw:line draw:style-name="gr3" draw:text-style-name="P1" draw:layer="layout" svg:x1="11.931cm" svg:y1="24.026cm" svg:x2="11.924cm" svg:y2="24.037cm">
          <text:p/>
        </draw:line>
        <draw:line draw:style-name="gr3" draw:text-style-name="P1" draw:layer="layout" svg:x1="11.925cm" svg:y1="24.036cm" svg:x2="11.915cm" svg:y2="24.046cm">
          <text:p/>
        </draw:line>
        <draw:line draw:style-name="gr3" draw:text-style-name="P1" draw:layer="layout" svg:x1="11.916cm" svg:y1="24.045cm" svg:x2="11.901cm" svg:y2="24.051cm">
          <text:p/>
        </draw:line>
        <draw:line draw:style-name="gr3" draw:text-style-name="P1" draw:layer="layout" svg:x1="11.901cm" svg:y1="24.05cm" svg:x2="11.891cm" svg:y2="24.05cm">
          <text:p/>
        </draw:line>
        <draw:line draw:style-name="gr3" draw:text-style-name="P1" draw:layer="layout" svg:x1="11.892cm" svg:y1="24.051cm" svg:x2="11.877cm" svg:y2="24.045cm">
          <text:p/>
        </draw:line>
        <draw:line draw:style-name="gr3" draw:text-style-name="P1" draw:layer="layout" svg:x1="11.879cm" svg:y1="24.046cm" svg:x2="11.872cm" svg:y2="24.04cm">
          <text:p/>
        </draw:line>
        <draw:line draw:style-name="gr3" draw:text-style-name="P1" draw:layer="layout" svg:x1="11.872cm" svg:y1="24.04cm" svg:x2="11.872cm" svg:y2="24.007cm">
          <text:p/>
        </draw:line>
        <draw:line draw:style-name="gr3" draw:text-style-name="P1" draw:layer="layout" svg:x1="11.872cm" svg:y1="24.007cm" svg:x2="11.891cm" svg:y2="24.007cm">
          <text:p/>
        </draw:line>
        <draw:line draw:style-name="gr3" draw:text-style-name="P1" draw:layer="layout" svg:x1="11.829cm" svg:y1="24.05cm" svg:x2="11.829cm" svg:y2="23.95cm">
          <text:p/>
        </draw:line>
        <draw:line draw:style-name="gr3" draw:text-style-name="P1" draw:layer="layout" svg:x1="11.83cm" svg:y1="23.95cm" svg:x2="11.772cm" svg:y2="24.051cm">
          <text:p/>
        </draw:line>
        <draw:line draw:style-name="gr3" draw:text-style-name="P1" draw:layer="layout" svg:x1="11.772cm" svg:y1="24.05cm" svg:x2="11.772cm" svg:y2="23.95cm">
          <text:p/>
        </draw:line>
        <draw:line draw:style-name="gr3" draw:text-style-name="P1" draw:layer="layout" svg:x1="11.724cm" svg:y1="24.05cm" svg:x2="11.724cm" svg:y2="23.95cm">
          <text:p/>
        </draw:line>
        <draw:line draw:style-name="gr3" draw:text-style-name="P1" draw:layer="layout" svg:x1="11.724cm" svg:y1="23.95cm" svg:x2="11.701cm" svg:y2="23.95cm">
          <text:p/>
        </draw:line>
        <draw:line draw:style-name="gr3" draw:text-style-name="P1" draw:layer="layout" svg:x1="11.702cm" svg:y1="23.95cm" svg:x2="11.686cm" svg:y2="23.956cm">
          <text:p/>
        </draw:line>
        <draw:line draw:style-name="gr3" draw:text-style-name="P1" draw:layer="layout" svg:x1="11.687cm" svg:y1="23.955cm" svg:x2="11.677cm" svg:y2="23.965cm">
          <text:p/>
        </draw:line>
        <draw:line draw:style-name="gr3" draw:text-style-name="P1" draw:layer="layout" svg:x1="11.679cm" svg:y1="23.964cm" svg:x2="11.672cm" svg:y2="23.975cm">
          <text:p/>
        </draw:line>
        <draw:line draw:style-name="gr3" draw:text-style-name="P1" draw:layer="layout" svg:x1="11.673cm" svg:y1="23.974cm" svg:x2="11.667cm" svg:y2="23.994cm">
          <text:p/>
        </draw:line>
        <draw:line draw:style-name="gr3" draw:text-style-name="P1" draw:layer="layout" svg:x1="11.667cm" svg:y1="23.993cm" svg:x2="11.667cm" svg:y2="24.007cm">
          <text:p/>
        </draw:line>
        <draw:line draw:style-name="gr3" draw:text-style-name="P1" draw:layer="layout" svg:x1="11.667cm" svg:y1="24.007cm" svg:x2="11.673cm" svg:y2="24.027cm">
          <text:p/>
        </draw:line>
        <draw:line draw:style-name="gr3" draw:text-style-name="P1" draw:layer="layout" svg:x1="11.672cm" svg:y1="24.026cm" svg:x2="11.679cm" svg:y2="24.037cm">
          <text:p/>
        </draw:line>
        <draw:line draw:style-name="gr3" draw:text-style-name="P1" draw:layer="layout" svg:x1="11.677cm" svg:y1="24.036cm" svg:x2="11.687cm" svg:y2="24.046cm">
          <text:p/>
        </draw:line>
        <draw:line draw:style-name="gr3" draw:text-style-name="P1" draw:layer="layout" svg:x1="11.686cm" svg:y1="24.045cm" svg:x2="11.702cm" svg:y2="24.051cm">
          <text:p/>
        </draw:line>
        <draw:line draw:style-name="gr3" draw:text-style-name="P1" draw:layer="layout" svg:x1="11.701cm" svg:y1="24.05cm" svg:x2="11.724cm" svg:y2="24.05cm">
          <text:p/>
        </draw:line>
        <draw:polygon draw:style-name="gr2" draw:text-style-name="P1" draw:layer="layout" svg:width="0.735cm" svg:height="0.413cm" svg:x="11.576cm" svg:y="23.711cm" svg:viewBox="0 0 736 414" draw:points="0,0 736,0 736,414 0,414">
          <text:p/>
        </draw:polygon>
        <draw:line draw:style-name="gr4" draw:text-style-name="P1" draw:layer="layout" svg:x1="12.048cm" svg:y1="24.353cm" svg:x2="11.997cm" svg:y2="24.353cm">
          <text:p/>
        </draw:line>
        <draw:line draw:style-name="gr4" draw:text-style-name="P1" draw:layer="layout" svg:x1="12.048cm" svg:y1="24.607cm" svg:x2="11.997cm" svg:y2="24.607cm">
          <text:p/>
        </draw:line>
        <draw:line draw:style-name="gr5" draw:text-style-name="P1" draw:layer="layout" svg:x1="10.135cm" svg:y1="26.444cm" svg:x2="10.135cm" svg:y2="26.334cm">
          <text:p/>
        </draw:line>
        <draw:path draw:style-name="gr6" draw:text-style-name="P2" draw:layer="layout" svg:width="0.2cm" svg:height="0.2cm" svg:x="9.834cm" svg:y="26.289cm" svg:viewBox="0 0 201 201" svg:d="M0 101c0-56 45-101 101-101s100 45 100 101-44 100-100 100-101-44-101-100z">
          <text:p/>
        </draw:path>
        <draw:line draw:style-name="gr7" draw:text-style-name="P1" draw:layer="layout" svg:x1="9.989cm" svg:y1="24.791cm" svg:x2="9.899cm" svg:y2="24.791cm">
          <text:p/>
        </draw:line>
        <draw:line draw:style-name="gr7" draw:text-style-name="P1" draw:layer="layout" svg:x1="9.989cm" svg:y1="24.991cm" svg:x2="9.899cm" svg:y2="24.991cm">
          <text:p/>
        </draw:line>
        <draw:line draw:style-name="gr8" draw:text-style-name="P1" draw:layer="layout" svg:x1="9.157cm" svg:y1="24.762cm" svg:x2="9.157cm" svg:y2="24.817cm">
          <text:p/>
        </draw:line>
        <draw:path draw:style-name="gr6" draw:text-style-name="P2" draw:layer="layout" svg:width="0.24cm" svg:height="0.24cm" svg:x="9.291cm" svg:y="24.67cm" svg:viewBox="0 0 241 241" svg:d="M0 119c0-66 54-119 121-119 66 0 120 53 120 119 0 68-54 122-120 122-67 0-121-54-121-122z">
          <text:p/>
        </draw:path>
        <draw:path draw:style-name="gr6" draw:text-style-name="P2" draw:layer="layout" svg:width="0.3cm" svg:height="0.3cm" svg:x="9.01cm" svg:y="25.124cm" svg:viewBox="0 0 301 301" svg:d="M0 152c0-83 68-152 151-152s150 69 150 152c0 82-67 149-150 149s-151-67-151-149z">
          <text:p/>
        </draw:path>
        <draw:path draw:style-name="gr6" draw:text-style-name="P2" draw:layer="layout" svg:width="0.3cm" svg:height="0.3cm" svg:x="9.01cm" svg:y="25.886cm" svg:viewBox="0 0 301 301" svg:d="M0 152c0-84 68-152 151-152s150 68 150 152c0 82-67 149-150 149s-151-67-151-149z">
          <text:p/>
        </draw:path>
        <draw:line draw:style-name="gr4" draw:text-style-name="P1" draw:layer="layout" svg:x1="10.741cm" svg:y1="24.202cm" svg:x2="10.741cm" svg:y2="24.221cm">
          <text:p/>
        </draw:line>
        <draw:line draw:style-name="gr4" draw:text-style-name="P1" draw:layer="layout" svg:x1="10.995cm" svg:y1="24.202cm" svg:x2="10.995cm" svg:y2="24.221cm">
          <text:p/>
        </draw:line>
        <draw:line draw:style-name="gr4" draw:text-style-name="P1" draw:layer="layout" svg:x1="11.249cm" svg:y1="24.202cm" svg:x2="11.249cm" svg:y2="24.221cm">
          <text:p/>
        </draw:line>
        <draw:line draw:style-name="gr9" draw:text-style-name="P1" draw:layer="layout" svg:x1="11.013cm" svg:y1="26.438cm" svg:x2="11.013cm" svg:y2="26.599cm">
          <text:p/>
        </draw:line>
        <draw:line draw:style-name="gr9" draw:text-style-name="P1" draw:layer="layout" svg:x1="11.834cm" svg:y1="26.438cm" svg:x2="11.834cm" svg:y2="26.599cm">
          <text:p/>
        </draw:line>
        <draw:line draw:style-name="gr10" draw:text-style-name="P1" draw:layer="layout" svg:x1="11.224cm" svg:y1="26.468cm" svg:x2="11.224cm" svg:y2="26.569cm">
          <text:p/>
        </draw:line>
        <draw:line draw:style-name="gr11" draw:text-style-name="P1" draw:layer="layout" svg:x1="11.423cm" svg:y1="26.478cm" svg:x2="11.423cm" svg:y2="26.559cm">
          <text:p/>
        </draw:line>
        <draw:line draw:style-name="gr10" draw:text-style-name="P1" draw:layer="layout" svg:x1="11.623cm" svg:y1="26.468cm" svg:x2="11.623cm" svg:y2="26.569cm">
          <text:p/>
        </draw:line>
        <draw:path draw:style-name="gr6" draw:text-style-name="P2" draw:layer="layout" svg:width="0.3cm" svg:height="0.3cm" svg:x="11.072cm" svg:y="26.926cm" svg:viewBox="0 0 301 301" svg:d="M0 152c0-83 68-152 151-152s150 69 150 152c0 82-67 149-150 149s-151-67-151-149z">
          <text:p/>
        </draw:path>
        <draw:path draw:style-name="gr6" draw:text-style-name="P2" draw:layer="layout" svg:width="0.3cm" svg:height="0.3cm" svg:x="9.785cm" svg:y="26.926cm" svg:viewBox="0 0 301 301" svg:d="M0 152c0-83 67-152 149-152 83 0 152 69 152 152 0 82-69 149-152 149-82 0-149-67-149-149z">
          <text:p/>
        </draw:path>
        <draw:line draw:style-name="gr12" draw:text-style-name="P1" draw:layer="layout" svg:x1="10.995cm" svg:y1="24.212cm" svg:x2="10.995cm" svg:y2="24.39cm">
          <text:p/>
        </draw:line>
        <draw:line draw:style-name="gr12" draw:text-style-name="P1" draw:layer="layout" svg:x1="10.993cm" svg:y1="24.395cm" svg:x2="10.996cm" svg:y2="24.39cm">
          <text:p/>
        </draw:line>
        <draw:line draw:style-name="gr12" draw:text-style-name="P1" draw:layer="layout" svg:x1="12.023cm" svg:y1="25.175cm" svg:x2="12.023cm" svg:y2="24.607cm">
          <text:p/>
        </draw:line>
        <draw:line draw:style-name="gr12" draw:text-style-name="P1" draw:layer="layout" svg:x1="10.995cm" svg:y1="24.39cm" svg:x2="10.995cm" svg:y2="24.433cm">
          <text:p/>
        </draw:line>
        <draw:line draw:style-name="gr13" draw:text-style-name="P1" draw:layer="layout" svg:x1="9.946cm" svg:y1="26.38cm" svg:x2="9.934cm" svg:y2="26.39cm">
          <text:p/>
        </draw:line>
        <draw:line draw:style-name="gr12" draw:text-style-name="P1" draw:layer="layout" svg:x1="9.935cm" svg:y1="27.097cm" svg:x2="9.935cm" svg:y2="26.39cm">
          <text:p/>
        </draw:line>
        <draw:line draw:style-name="gr12" draw:text-style-name="P1" draw:layer="layout" svg:x1="11.1cm" svg:y1="25.316cm" svg:x2="11.882cm" svg:y2="25.316cm">
          <text:p/>
        </draw:line>
        <draw:line draw:style-name="gr13" draw:text-style-name="P1" draw:layer="layout" svg:x1="9.161cm" svg:y1="26.037cm" svg:x2="9.161cm" svg:y2="26.318cm">
          <text:p/>
        </draw:line>
        <draw:line draw:style-name="gr12" draw:text-style-name="P1" draw:layer="layout" svg:x1="10.662cm" svg:y1="23.903cm" svg:x2="10.479cm" svg:y2="24.087cm">
          <text:p/>
        </draw:line>
        <draw:line draw:style-name="gr12" draw:text-style-name="P1" draw:layer="layout" svg:x1="10.479cm" svg:y1="24.882cm" svg:x2="10.479cm" svg:y2="24.086cm">
          <text:p/>
        </draw:line>
        <draw:line draw:style-name="gr13" draw:text-style-name="P1" draw:layer="layout" svg:x1="9.232cm" svg:y1="26.389cm" svg:x2="9.934cm" svg:y2="26.389cm">
          <text:p/>
        </draw:line>
        <draw:line draw:style-name="gr12" draw:text-style-name="P1" draw:layer="layout" svg:x1="10.37cm" svg:y1="24.992cm" svg:x2="10.48cm" svg:y2="24.882cm">
          <text:p/>
        </draw:line>
        <draw:line draw:style-name="gr12" draw:text-style-name="P1" draw:layer="layout" svg:x1="9.945cm" svg:y1="24.991cm" svg:x2="9.945cm" svg:y2="26.38cm">
          <text:p/>
        </draw:line>
        <draw:line draw:style-name="gr12" draw:text-style-name="P1" draw:layer="layout" svg:x1="10.859cm" svg:y1="23.903cm" svg:x2="10.661cm" svg:y2="23.903cm">
          <text:p/>
        </draw:line>
        <draw:line draw:style-name="gr12" draw:text-style-name="P1" draw:layer="layout" svg:x1="10.348cm" svg:y1="24.991cm" svg:x2="9.945cm" svg:y2="24.991cm">
          <text:p/>
        </draw:line>
        <draw:line draw:style-name="gr12" draw:text-style-name="P1" draw:layer="layout" svg:x1="10.995cm" svg:y1="24.212cm" svg:x2="10.995cm" svg:y2="24.039cm">
          <text:p/>
        </draw:line>
        <draw:line draw:style-name="gr12" draw:text-style-name="P1" draw:layer="layout" svg:x1="10.349cm" svg:y1="24.991cm" svg:x2="10.348cm" svg:y2="24.991cm">
          <text:p/>
        </draw:line>
        <draw:line draw:style-name="gr13" draw:text-style-name="P1" draw:layer="layout" svg:x1="9.934cm" svg:y1="25.002cm" svg:x2="9.946cm" svg:y2="24.991cm">
          <text:p/>
        </draw:line>
        <draw:line draw:style-name="gr13" draw:text-style-name="P1" draw:layer="layout" svg:x1="9.161cm" svg:y1="26.318cm" svg:x2="9.233cm" svg:y2="26.39cm">
          <text:p/>
        </draw:line>
        <draw:line draw:style-name="gr12" draw:text-style-name="P1" draw:layer="layout" svg:x1="10.993cm" svg:y1="25.208cm" svg:x2="10.993cm" svg:y2="24.393cm">
          <text:p/>
        </draw:line>
        <draw:line draw:style-name="gr12" draw:text-style-name="P1" draw:layer="layout" svg:x1="11.882cm" svg:y1="25.317cm" svg:x2="12.024cm" svg:y2="25.175cm">
          <text:p/>
        </draw:line>
        <draw:line draw:style-name="gr12" draw:text-style-name="P1" draw:layer="layout" svg:x1="10.37cm" svg:y1="24.991cm" svg:x2="10.349cm" svg:y2="24.991cm">
          <text:p/>
        </draw:line>
        <draw:line draw:style-name="gr12" draw:text-style-name="P1" draw:layer="layout" svg:x1="9.935cm" svg:y1="26.39cm" svg:x2="9.934cm" svg:y2="26.389cm">
          <text:p/>
        </draw:line>
        <draw:line draw:style-name="gr12" draw:text-style-name="P1" draw:layer="layout" svg:x1="10.993cm" svg:y1="25.208cm" svg:x2="11.101cm" svg:y2="25.317cm">
          <text:p/>
        </draw:line>
        <draw:line draw:style-name="gr12" draw:text-style-name="P1" draw:layer="layout" svg:x1="10.996cm" svg:y1="24.04cm" svg:x2="10.859cm" svg:y2="23.903cm">
          <text:p/>
        </draw:line>
        <draw:line draw:style-name="gr13" draw:text-style-name="P1" draw:layer="layout" svg:x1="11.223cm" svg:y1="26.515cm" svg:x2="11.229cm" svg:y2="26.509cm">
          <text:p/>
        </draw:line>
        <draw:line draw:style-name="gr12" draw:text-style-name="P1" draw:layer="layout" svg:x1="11.223cm" svg:y1="27.097cm" svg:x2="11.223cm" svg:y2="26.514cm">
          <text:p/>
        </draw:line>
        <draw:line draw:style-name="gr12" draw:text-style-name="P1" draw:layer="layout" svg:x1="11.32cm" svg:y1="25.474cm" svg:x2="11.358cm" svg:y2="25.511cm">
          <text:p/>
        </draw:line>
        <draw:line draw:style-name="gr12" draw:text-style-name="P1" draw:layer="layout" svg:x1="11.429cm" svg:y1="25.581cm" svg:x2="11.429cm" svg:y2="26.514cm">
          <text:p/>
        </draw:line>
        <draw:line draw:style-name="gr12" draw:text-style-name="P1" draw:layer="layout" svg:x1="10.629cm" svg:y1="25.475cm" svg:x2="10.739cm" svg:y2="25.365cm">
          <text:p/>
        </draw:line>
        <draw:line draw:style-name="gr12" draw:text-style-name="P1" draw:layer="layout" svg:x1="10.739cm" svg:y1="25.462cm" svg:x2="10.739cm" svg:y2="24.213cm">
          <text:p/>
        </draw:line>
        <draw:line draw:style-name="gr12" draw:text-style-name="P1" draw:layer="layout" svg:x1="10.242cm" svg:y1="25.474cm" svg:x2="10.68cm" svg:y2="25.474cm">
          <text:p/>
        </draw:line>
        <draw:line draw:style-name="gr12" draw:text-style-name="P1" draw:layer="layout" svg:x1="10.739cm" svg:y1="24.214cm" svg:x2="10.742cm" svg:y2="24.212cm">
          <text:p/>
        </draw:line>
        <draw:line draw:style-name="gr12" draw:text-style-name="P1" draw:layer="layout" svg:x1="10.135cm" svg:y1="25.582cm" svg:x2="10.243cm" svg:y2="25.474cm">
          <text:p/>
        </draw:line>
        <draw:line draw:style-name="gr12" draw:text-style-name="P1" draw:layer="layout" svg:x1="11.43cm" svg:y1="26.514cm" svg:x2="11.423cm" svg:y2="26.519cm">
          <text:p/>
        </draw:line>
        <draw:line draw:style-name="gr12" draw:text-style-name="P1" draw:layer="layout" svg:x1="10.848cm" svg:y1="25.475cm" svg:x2="10.74cm" svg:y2="25.365cm">
          <text:p/>
        </draw:line>
        <draw:line draw:style-name="gr12" draw:text-style-name="P1" draw:layer="layout" svg:x1="10.727cm" svg:y1="25.474cm" svg:x2="11.32cm" svg:y2="25.474cm">
          <text:p/>
        </draw:line>
        <draw:line draw:style-name="gr12" draw:text-style-name="P1" draw:layer="layout" svg:x1="10.68cm" svg:y1="25.474cm" svg:x2="10.727cm" svg:y2="25.474cm">
          <text:p/>
        </draw:line>
        <draw:line draw:style-name="gr12" draw:text-style-name="P1" draw:layer="layout" svg:x1="10.727cm" svg:y1="25.475cm" svg:x2="10.74cm" svg:y2="25.462cm">
          <text:p/>
        </draw:line>
        <draw:line draw:style-name="gr12" draw:text-style-name="P1" draw:layer="layout" svg:x1="11.357cm" svg:y1="25.51cm" svg:x2="11.43cm" svg:y2="25.582cm">
          <text:p/>
        </draw:line>
        <draw:line draw:style-name="gr12" draw:text-style-name="P1" draw:layer="layout" svg:x1="10.135cm" svg:y1="26.389cm" svg:x2="10.135cm" svg:y2="25.581cm">
          <text:p/>
        </draw:line>
        <draw:line draw:style-name="gr12" draw:text-style-name="P1" draw:layer="layout" svg:x1="11.249cm" svg:y1="24.212cm" svg:x2="11.249cm" svg:y2="24.031cm">
          <text:p/>
        </draw:line>
        <draw:line draw:style-name="gr12" draw:text-style-name="P1" draw:layer="layout" svg:x1="10.321cm" svg:y1="24.682cm" svg:x2="10.212cm" svg:y2="24.792cm">
          <text:p/>
        </draw:line>
        <draw:line draw:style-name="gr12" draw:text-style-name="P1" draw:layer="layout" svg:x1="10.958cm" svg:y1="23.742cm" svg:x2="10.605cm" svg:y2="23.742cm">
          <text:p/>
        </draw:line>
        <draw:line draw:style-name="gr13" draw:text-style-name="P1" draw:layer="layout" svg:x1="9.411cm" svg:y1="24.79cm" svg:x2="9.943cm" svg:y2="24.79cm">
          <text:p/>
        </draw:line>
        <draw:line draw:style-name="gr13" draw:text-style-name="P1" draw:layer="layout" svg:x1="9.943cm" svg:y1="24.79cm" svg:x2="9.947cm" svg:y2="24.792cm">
          <text:p/>
        </draw:line>
        <draw:line draw:style-name="gr12" draw:text-style-name="P1" draw:layer="layout" svg:x1="11.249cm" svg:y1="24.212cm" svg:x2="11.54cm" svg:y2="24.212cm">
          <text:p/>
        </draw:line>
        <draw:line draw:style-name="gr12" draw:text-style-name="P1" draw:layer="layout" svg:x1="11.25cm" svg:y1="24.032cm" svg:x2="10.958cm" svg:y2="23.742cm">
          <text:p/>
        </draw:line>
        <draw:line draw:style-name="gr12" draw:text-style-name="P1" draw:layer="layout" svg:x1="10.212cm" svg:y1="24.791cm" svg:x2="9.945cm" svg:y2="24.791cm">
          <text:p/>
        </draw:line>
        <draw:line draw:style-name="gr12" draw:text-style-name="P1" draw:layer="layout" svg:x1="10.32cm" svg:y1="24.682cm" svg:x2="10.32cm" svg:y2="24.026cm">
          <text:p/>
        </draw:line>
        <draw:polyline draw:style-name="gr12" draw:text-style-name="P1" draw:layer="layout" svg:width="0cm" svg:height="0cm" svg:x="10.32cm" svg:y="24.026cm" svg:viewBox="0 0 0 0" draw:points="0,0">
          <text:p/>
        </draw:polyline>
        <draw:line draw:style-name="gr12" draw:text-style-name="P1" draw:layer="layout" svg:x1="11.54cm" svg:y1="24.212cm" svg:x2="11.681cm" svg:y2="24.354cm">
          <text:p/>
        </draw:line>
        <draw:line draw:style-name="gr12" draw:text-style-name="P1" draw:layer="layout" svg:x1="10.32cm" svg:y1="24.027cm" svg:x2="10.606cm" svg:y2="23.742cm">
          <text:p/>
        </draw:line>
        <draw:line draw:style-name="gr12" draw:text-style-name="P1" draw:layer="layout" svg:x1="11.68cm" svg:y1="24.353cm" svg:x2="12.023cm" svg:y2="24.353cm">
          <text:p/>
        </draw:line>
        <draw:line draw:style-name="gr13" draw:text-style-name="P1" draw:layer="layout" svg:x1="9.95cm" svg:y1="24.796cm" svg:x2="9.945cm" svg:y2="24.791cm">
          <text:p/>
        </draw:line>
        <draw:line draw:style-name="gr13" draw:text-style-name="P1" draw:layer="layout" svg:x1="9.161cm" svg:y1="25.275cm" svg:x2="9.161cm" svg:y2="24.793cm">
          <text:p/>
        </draw:line>
        <draw:line draw:style-name="gr13" draw:text-style-name="P1" draw:layer="layout" svg:x1="9.162cm" svg:y1="24.794cm" svg:x2="9.157cm" svg:y2="24.79cm">
          <text:p/>
        </draw:line>
        <draw:polygon draw:style-name="gr14" draw:text-style-name="P2" draw:layer="layout" svg:width="0.229cm" svg:height="0.107cm" svg:x="10.665cm" svg:y="23.994cm" svg:viewBox="0 0 230 108" draw:points="157,2 162,5 224,66 225,68 227,70 228,72 229,74 229,76 230,78 230,81 230,83 229,85 229,87 228,89 227,91 224,95 218,102 210,107 201,108 192,105 188,102 177,89 170,85 157,75 151,72 135,64 112,56 91,53 88,52 63,52 60,53 39,56 26,61 17,61 9,58 3,52 0,43 1,35 6,28 28,5 35,1 42,0 148,0">
          <text:p/>
        </draw:polygon>
        <draw:polygon draw:style-name="gr14" draw:text-style-name="P2" draw:layer="layout" svg:width="0.467cm" svg:height="0.443cm" svg:x="11.05cm" svg:y="23.678cm" svg:viewBox="0 0 468 444" draw:points="457,2 464,7 468,15 468,24 467,25 467,425 465,433 460,440 452,444 448,444 342,444 333,442 327,437 326,436 317,423 300,406 297,404 291,398 289,389 289,388 289,346 287,340 286,335 285,328 283,323 283,322 278,312 268,297 263,291 256,285 6,34 1,26 0,17 3,9 9,3 18,0 20,0 448,0">
          <text:p/>
        </draw:polygon>
        <draw:polygon draw:style-name="gr14" draw:text-style-name="P2" draw:layer="layout" svg:width="0.258cm" svg:height="0.078cm" svg:x="11.667cm" svg:y="24.184cm" svg:viewBox="0 0 259 79" draw:points="242,0 244,0 246,1 248,2 250,3 252,4 253,6 255,7 256,9 257,12 258,13 258,15 258,18 259,20 258,22 258,24 257,26 257,29 255,30 255,32 251,36 250,36 244,40 230,50 213,67 211,70 205,77 196,79 195,79 59,79 50,77 45,74 6,34 1,26 0,17 3,9 9,3 18,0 20,0 239,0">
          <text:p/>
        </draw:polygon>
        <draw:polygon draw:style-name="gr14" draw:text-style-name="P2" draw:layer="layout" svg:width="0.133cm" svg:height="0.131cm" svg:x="10.255cm" svg:y="24.77cm" svg:viewBox="0 0 134 132" draw:points="125,3 131,9 134,19 134,21 134,68 132,77 129,82 83,126 76,131 69,132 20,132 11,130 4,125 0,117 0,108 4,100 9,96 11,94 14,92 99,6 107,1 117,0">
          <text:p/>
        </draw:polygon>
        <draw:polygon draw:style-name="gr14" draw:text-style-name="P2" draw:layer="layout" svg:width="0.849cm" svg:height="0.924cm" svg:x="11.083cm" svg:y="24.302cm" svg:viewBox="0 0 850 925" draw:points="420,2 425,5 541,120 543,122 556,130 564,134 572,137 590,142 779,142 783,142 786,143 787,143 788,144 794,148 795,149 797,153 809,165 810,165 812,168 814,172 814,173 814,177 815,181 813,185 812,189 812,190 811,190 809,193 797,204 783,224 772,246 764,269 760,293 760,318 764,342 772,365 775,371 783,387 795,403 797,407 814,424 834,438 840,441 846,447 850,455 850,459 850,829 848,838 845,843 768,920 761,924 754,925 63,925 54,923 49,920 5,876 1,869 0,862 0,152 0,149 1,144 2,140 2,80 2,56 2,52 3,49 3,48 4,47 8,41 9,40 13,38 25,26 25,25 28,23 32,21 33,21 37,21 41,20 45,22 49,23 50,23 50,24 53,26 64,38 84,52 106,63 129,71 153,75 178,75 202,71 225,63 247,52 267,38 284,21 293,8 300,2 308,0 309,0 411,0">
          <text:p/>
        </draw:polygon>
        <draw:polygon draw:style-name="gr14" draw:text-style-name="P2" draw:layer="layout" svg:width="0.183cm" svg:height="1.061cm" svg:x="10.829cm" svg:y="24.322cm" svg:viewBox="0 0 184 1062" draw:points="41,0 42,0 45,2 49,3 50,3 50,4 53,6 64,18 67,20 68,20 70,23 73,26 73,27 74,31 75,35 75,36 75,50 75,53 73,61 73,62 73,896 77,914 80,922 84,930 87,934 95,945 148,998 178,1028 183,1036 184,1045 181,1053 175,1059 166,1062 164,1062 64,1062 55,1060 50,1057 5,1012 1,1005 0,998 0,37 0,34 1,30 1,29 2,29 6,23 7,22 13,18 25,6 25,5 29,3 32,1 33,1 37,1">
          <text:p/>
        </draw:polygon>
        <draw:polygon draw:style-name="gr14" draw:text-style-name="P2" draw:layer="layout" svg:width="0.613cm" svg:height="1.237cm" svg:x="10.035cm" svg:y="24.289cm" svg:viewBox="0 0 614 1238" draw:points="567,4 572,10 574,14 588,35 605,52 606,52 612,59 614,68 614,1031 612,1040 609,1045 564,1090 557,1094 550,1095 200,1095 182,1099 171,1104 167,1105 166,1106 162,1108 151,1116 34,1232 26,1237 17,1238 9,1235 3,1229 0,1220 0,1218 0,838 2,830 7,823 10,821 23,814 39,802 43,799 50,794 57,793 323,793 324,793 325,793 328,793 345,793 363,789 371,786 379,782 388,776 394,772 514,652 518,646 524,637 527,630 531,621 534,607 535,603 535,20 537,11 542,4 550,0 559,0">
          <text:p/>
        </draw:polygon>
        <draw:polygon draw:style-name="gr14" draw:text-style-name="P2" draw:layer="layout" svg:width="0.618cm" svg:height="1.449cm" svg:x="9.236cm" svg:y="24.865cm" svg:viewBox="0 0 619 1450" draw:points="551,1 555,1 555,2 559,4 562,7 563,7 565,11 567,13 568,14 569,17 571,20 571,21 572,22 572,25 572,28 572,29 572,30 570,34 569,37 569,38 568,38 567,40 565,42 553,58 544,76 538,96 534,116 534,136 538,157 544,176 553,194 557,199 565,211 580,225 596,237 609,244 615,249 619,257 619,261 619,1388 617,1397 612,1404 611,1404 602,1411 585,1428 581,1433 575,1442 568,1448 559,1450 558,1450 35,1450 32,1450 28,1449 27,1449 26,1448 21,1445 5,1429 1,1422 0,1415 0,1371 2,1363 7,1356 12,1353 13,1352 36,1339 57,1323 75,1305 91,1284 104,1261 114,1237 121,1212 125,1186 125,1159 121,1133 114,1108 104,1084 91,1061 75,1040 71,1032 72,1023 75,1015 83,1010 91,1008 522,1008 538,1004 551,996 563,985 570,971 575,956 575,651 570,636 563,622 551,610 538,602 522,598 66,598 58,596 51,590 47,582 47,574 51,566 54,562 57,560 75,542 91,521 104,498 114,474 121,449 125,423 125,396 121,370 114,345 104,321 91,298 75,277 57,259 41,247 36,243 13,230 12,229 5,224 0,216 0,211 0,81 0,78 1,74 1,73 2,73 6,67 7,66 14,61 29,46 32,44 36,42 37,41 41,41 45,41 49,42 53,44 54,44 56,46 63,53 80,66 100,77 120,86 142,92 161,94 164,95 186,95 208,92 230,86 250,77 270,66 287,53 303,37 317,19 322,9 328,3 337,0 340,0 547,0">
          <text:p/>
        </draw:polygon>
        <draw:polygon draw:style-name="gr14" draw:text-style-name="P2" draw:layer="layout" svg:width="1.033cm" svg:height="3.412cm" svg:x="11.313cm" svg:y="24.183cm" svg:viewBox="0 0 1034 3413" draw:points="1026,3 1032,10 1034,18 1034,19 1034,3394 1032,3402 1026,3409 1018,3413 1014,3413 120,3413 111,3411 104,3406 101,3398 101,3389 103,3384 104,3381 108,3374 113,3358 113,3137 108,3122 101,3108 89,3097 76,3089 60,3085 49,3085 40,3083 33,3077 29,3069 29,3060 33,3052 37,3049 42,3045 60,3027 76,3006 89,2983 99,2959 106,2934 110,2908 110,2881 106,2855 99,2830 89,2806 76,2783 60,2762 42,2744 30,2735 21,2728 10,2722 4,2716 0,2707 0,2704 0,2502 2,2494 8,2487 16,2483 24,2483 32,2486 40,2492 59,2502 79,2508 100,2512 121,2512 142,2508 162,2502 181,2492 198,2480 198,2479 199,2479 206,2475 215,2474 223,2477 227,2479 229,2482 242,2491 244,2493 245,2493 262,2502 281,2508 301,2512 320,2512 340,2508 360,2502 377,2493 386,2491 395,2493 402,2498 402,2499 411,2511 427,2527 445,2541 466,2551 488,2558 510,2562 533,2562 555,2558 577,2551 598,2541 616,2527 632,2511 646,2493 656,2472 663,2450 667,2428 667,2245 663,2223 656,2201 646,2180 632,2162 616,2146 598,2132 577,2122 555,2115 533,2111 510,2111 488,2115 466,2122 445,2132 427,2146 411,2162 402,2174 396,2179 387,2182 378,2180 377,2180 360,2171 340,2165 320,2161 301,2161 281,2165 262,2171 260,2172 245,2180 237,2185 229,2189 220,2188 212,2184 207,2177 206,2169 206,1390 205,1384 204,1381 202,1372 195,1356 185,1341 181,1337 173,1329 102,1258 97,1250 96,1241 99,1233 105,1227 114,1224 116,1224 578,1224 596,1220 604,1217 612,1213 621,1207 627,1203 780,1050 785,1043 790,1035 794,1027 797,1019 800,1003 801,1001 801,577 803,568 808,561 811,559 817,556 837,542 854,525 868,505 879,483 887,460 891,436 891,411 887,387 879,364 868,342 854,322 842,311 837,303 836,294 839,286 842,282 854,271 868,251 879,229 887,206 891,182 891,157 887,133 879,110 877,106 868,88 854,68 837,51 831,47 817,37 816,37 810,30 808,21 810,13 815,5 823,1 828,1 1006,1 1009,0 1018,0">
          <text:p/>
        </draw:polygon>
        <draw:polygon draw:style-name="gr14" draw:text-style-name="P2" draw:layer="layout" svg:width="1.313cm" svg:height="2.031cm" svg:x="10.025cm" svg:y="25.564cm" svg:viewBox="0 0 1314 2032" draw:points="1260,2 1265,5 1309,49 1313,56 1314,63 1314,211 1312,219 1307,226 1299,230 1290,230 1289,230 1285,229 860,229 845,229 829,233 816,241 804,252 797,266 792,281 792,586 797,601 804,615 816,626 829,634 845,638 1285,638 1289,637 1298,637 1306,640 1312,647 1314,655 1314,656 1314,795 1312,803 1307,810 1299,814 1290,814 1282,810 1281,809 1270,801 1265,798 1260,795 1248,789 1229,783 1209,779 1190,779 1170,783 1151,789 1134,798 1125,800 1116,798 1109,793 1109,792 1100,780 1084,764 1066,750 1045,740 1023,733 1001,729 978,729 956,733 934,740 913,750 895,764 879,780 865,798 855,819 848,841 844,863 844,1046 848,1068 855,1091 865,1112 879,1130 895,1146 913,1160 934,1170 956,1177 978,1181 1001,1181 1023,1177 1045,1170 1066,1160 1077,1151 1085,1147 1094,1148 1102,1152 1107,1159 1109,1167 1109,1323 1107,1331 1101,1338 1099,1340 1087,1347 1066,1363 1048,1381 1032,1402 1019,1425 1009,1449 1002,1474 998,1500 998,1527 1002,1553 1009,1578 1019,1602 1032,1625 1046,1643 1048,1646 1066,1664 1071,1668 1077,1675 1079,1683 1077,1692 1072,1699 1064,1703 1059,1704 983,1704 967,1708 954,1716 942,1727 934,1741 930,1756 930,1977 934,1993 940,2003 943,2011 942,2020 937,2027 929,2032 923,2032 111,2032 102,2030 95,2025 91,2017 91,2008 95,2000 97,1999 96,1998 102,1993 109,1986 116,1973 121,1957 121,1736 116,1721 109,1707 97,1696 84,1688 68,1684 59,1681 53,1674 50,1666 52,1657 56,1650 60,1646 76,1625 89,1602 99,1578 106,1553 110,1527 110,1500 106,1474 99,1449 89,1425 76,1402 60,1381 42,1363 30,1354 21,1347 10,1341 4,1335 0,1326 0,1323 0,975 2,966 8,959 16,955 24,955 32,959 34,961 38,964 52,975 67,982 84,988 101,991 118,991 135,988 152,982 167,975 179,966 181,964 186,959 194,954 203,953 211,956 217,963 220,971 220,973 220,1040 225,1055 232,1069 244,1080 257,1089 273,1093 578,1093 594,1089 607,1080 619,1069 626,1055 631,1040 631,556 626,541 619,527 607,516 594,508 578,504 288,504 273,504 257,508 244,516 234,526 226,531 217,532 209,529 203,523 200,514 200,512 200,63 202,54 205,49 249,5 256,1 263,0 597,0 614,0 648,0 695,0 815,0 832,0 1251,0">
          <text:p/>
        </draw:polygon>
        <draw:polygon draw:style-name="gr14" draw:text-style-name="P2" draw:layer="layout" svg:width="1.706cm" svg:height="3.917cm" svg:x="8.806cm" svg:y="23.678cm" svg:viewBox="0 0 1707 3918" draw:points="1697,2 1704,7 1707,15 1707,24 1704,32 1702,34 1445,290 1435,305 1429,321 1425,339 1425,357 1425,358 1425,360 1425,959 1423,968 1420,973 1375,1017 1368,1022 1361,1023 1287,1023 1278,1021 1273,1017 1269,1014 1253,1002 1234,993 1215,986 1196,983 1195,983 1084,983 1083,983 1064,986 1045,993 1026,1002 1010,1014 995,1029 989,1034 980,1036 979,1036 771,1036 762,1034 755,1029 753,1027 748,1017 746,1014 736,1002 734,999 717,983 700,970 680,959 670,954 660,950 638,944 616,941 594,941 572,944 550,950 530,959 510,970 493,983 486,990 479,994 470,995 462,992 458,990 444,975 433,967 426,962 406,952 384,945 362,941 340,941 318,945 296,952 276,962 258,975 242,991 229,1009 219,1029 212,1051 208,1073 208,1150 212,1172 219,1194 229,1214 235,1221 242,1232 258,1248 271,1257 277,1264 279,1272 279,1273 279,1398 277,1406 272,1413 267,1416 266,1417 256,1422 243,1430 222,1446 204,1464 188,1485 175,1508 165,1532 158,1557 154,1583 154,1610 158,1636 163,1655 165,1661 175,1685 188,1708 194,1716 204,1729 222,1747 225,1749 231,1756 233,1765 231,1773 226,1780 218,1784 213,1785 161,1785 145,1789 132,1797 120,1808 113,1822 108,1837 108,2142 113,2157 120,2171 132,2182 145,2190 161,2194 176,2194 188,2194 197,2196 204,2202 208,2210 208,2218 204,2226 191,2243 188,2247 175,2270 165,2294 158,2319 154,2345 154,2372 157,2394 158,2398 162,2415 165,2423 175,2447 188,2470 189,2472 204,2491 222,2509 226,2512 243,2525 266,2538 267,2539 274,2544 279,2552 279,2557 279,2648 282,2662 288,2676 291,2681 296,2688 378,2770 382,2773 390,2778 392,2779 400,2782 404,2784 415,2786 416,2786 418,2787 433,2787 988,2787 997,2789 1004,2794 1005,2795 1015,2809 1032,2826 1032,2827 1038,2833 1040,2841 1040,2842 1040,3208 1038,3216 1032,3223 1030,3225 1018,3232 997,3248 979,3266 963,3287 950,3310 940,3334 933,3359 929,3385 929,3412 933,3438 940,3463 950,3487 963,3510 977,3528 979,3531 983,3535 988,3542 989,3551 986,3559 979,3566 971,3569 969,3569 922,3569 906,3573 893,3581 881,3592 873,3606 869,3621 869,3843 873,3859 881,3872 893,3884 893,3885 897,3890 899,3898 898,3907 892,3914 884,3918 879,3918 20,3918 11,3916 4,3911 1,3903 0,3899 0,2960 93,2960 93,3764 97,3780 105,3793 116,3805 130,3812 145,3817 734,3817 750,3812 763,3805 775,3793 782,3780 787,3764 787,2960 782,2944 775,2931 763,2919 750,2912 734,2907 161,2907 145,2907 130,2912 116,2919 105,2931 97,2944 93,2960 0,2960 0,401 519,401 519,705 524,721 531,734 543,746 556,753 572,758 1192,758 1208,753 1221,746 1233,734 1240,721 1245,705 1245,401 1244,399 1241,387 1240,385 1233,372 1221,360 1208,353 1192,348 587,348 572,348 556,353 543,360 531,372 524,385 519,401 0,401 0,19 2,11 8,4 16,0 20,0 1688,0">
          <text:p/>
        </draw:polygon>
        <draw:path draw:style-name="gr15" draw:text-style-name="P3" draw:layer="layout" svg:width="0.1cm" svg:height="0.1cm" svg:x="11.972cm" svg:y="24.303cm" svg:viewBox="0 0 101 101" svg:d="M0 49c0-27 23-49 52-49 27 0 49 22 49 49 0 28-22 52-49 52-29 0-52-24-52-52z">
          <text:p/>
        </draw:path>
        <draw:path draw:style-name="gr15" draw:text-style-name="P3" draw:layer="layout" svg:width="0.1cm" svg:height="0.1cm" svg:x="11.972cm" svg:y="24.557cm" svg:viewBox="0 0 101 101" svg:d="M0 50c0-28 23-50 52-50 27 0 49 22 49 50s-22 51-49 51c-29 0-52-23-52-51z">
          <text:p/>
        </draw:path>
        <draw:path draw:style-name="gr15" draw:text-style-name="P3" draw:layer="layout" svg:width="0.1cm" svg:height="0.1cm" svg:x="10.085cm" svg:y="26.34cm" svg:viewBox="0 0 101 101" svg:d="M0 50c0-28 22-50 50-50s51 22 51 50-23 51-51 51-50-23-50-51z">
          <text:p/>
        </draw:path>
        <draw:path draw:style-name="gr15" draw:text-style-name="P3" draw:layer="layout" svg:width="0.1cm" svg:height="0.1cm" svg:x="9.885cm" svg:y="26.34cm" svg:viewBox="0 0 101 101" svg:d="M0 50c0-28 22-50 50-50s51 22 51 50-23 51-51 51-50-23-50-51z">
          <text:p/>
        </draw:path>
        <draw:path draw:style-name="gr15" draw:text-style-name="P3" draw:layer="layout" svg:width="0.1cm" svg:height="0.1cm" svg:x="9.894cm" svg:y="24.741cm" svg:viewBox="0 0 101 101" svg:d="M0 51c0-28 23-51 52-51 27 0 49 23 49 51s-22 50-49 50c-29 0-52-22-52-50z">
          <text:p/>
        </draw:path>
        <draw:path draw:style-name="gr15" draw:text-style-name="P3" draw:layer="layout" svg:width="0.1cm" svg:height="0.1cm" svg:x="9.894cm" svg:y="24.941cm" svg:viewBox="0 0 101 101" svg:d="M0 51c0-28 23-51 52-51 27 0 49 23 49 51s-22 50-49 50c-29 0-52-22-52-50z">
          <text:p/>
        </draw:path>
        <draw:path draw:style-name="gr15" draw:text-style-name="P3" draw:layer="layout" svg:width="0.1cm" svg:height="0.1cm" svg:x="9.107cm" svg:y="24.74cm" svg:viewBox="0 0 101 101" svg:d="M0 50c0-28 22-50 50-50s51 22 51 50-23 51-51 51-50-23-50-51z">
          <text:p/>
        </draw:path>
        <draw:path draw:style-name="gr15" draw:text-style-name="P3" draw:layer="layout" svg:width="0.1cm" svg:height="0.1cm" svg:x="9.361cm" svg:y="24.74cm" svg:viewBox="0 0 101 101" svg:d="M0 50c0-28 22-50 51-50 28 0 50 22 50 50s-22 51-50 51c-29 0-51-23-51-51z">
          <text:p/>
        </draw:path>
        <draw:path draw:style-name="gr15" draw:text-style-name="P3" draw:layer="layout" svg:width="0.1cm" svg:height="0.1cm" svg:x="9.11cm" svg:y="25.224cm" svg:viewBox="0 0 101 101" svg:d="M0 51c0-28 24-51 52-51 27 0 49 23 49 51s-22 50-49 50c-28 0-52-22-52-50z">
          <text:p/>
        </draw:path>
        <draw:path draw:style-name="gr15" draw:text-style-name="P3" draw:layer="layout" svg:width="0.1cm" svg:height="0.1cm" svg:x="9.11cm" svg:y="25.986cm" svg:viewBox="0 0 101 101" svg:d="M0 51c0-28 24-51 52-51 27 0 49 23 49 51 0 27-22 50-49 50-28 0-52-23-52-50z">
          <text:p/>
        </draw:path>
        <draw:path draw:style-name="gr15" draw:text-style-name="P3" draw:layer="layout" svg:width="0.1cm" svg:height="0.1cm" svg:x="10.69cm" svg:y="24.162cm" svg:viewBox="0 0 101 101" svg:d="M0 50c0-28 23-50 52-50 27 0 49 22 49 50s-22 51-49 51c-29 0-52-23-52-51z">
          <text:p/>
        </draw:path>
        <draw:path draw:style-name="gr15" draw:text-style-name="P3" draw:layer="layout" svg:width="0.1cm" svg:height="0.1cm" svg:x="10.944cm" svg:y="24.162cm" svg:viewBox="0 0 101 101" svg:d="M0 50c0-28 23-50 51-50s50 22 50 50-22 51-50 51-51-23-51-51z">
          <text:p/>
        </draw:path>
        <draw:path draw:style-name="gr15" draw:text-style-name="P3" draw:layer="layout" svg:width="0.1cm" svg:height="0.1cm" svg:x="11.198cm" svg:y="24.162cm" svg:viewBox="0 0 101 101" svg:d="M0 50c0-28 24-50 52-50 27 0 49 22 49 50s-22 51-49 51c-28 0-52-23-52-51z">
          <text:p/>
        </draw:path>
        <draw:path draw:style-name="gr15" draw:text-style-name="P3" draw:layer="layout" svg:width="0.1cm" svg:height="0.101cm" svg:x="10.963cm" svg:y="26.469cm" svg:viewBox="0 0 101 102" svg:d="M0 50c0-27 23-50 52-50 27 0 49 23 49 50 0 28-22 52-49 52-29 0-52-24-52-52z">
          <text:p/>
        </draw:path>
        <draw:path draw:style-name="gr15" draw:text-style-name="P3" draw:layer="layout" svg:width="0.1cm" svg:height="0.101cm" svg:x="11.784cm" svg:y="26.469cm" svg:viewBox="0 0 101 102" svg:d="M0 50c0-27 23-50 50-50 28 0 51 23 51 50 0 28-23 52-51 52-27 0-50-24-50-52z">
          <text:p/>
        </draw:path>
        <draw:path draw:style-name="gr15" draw:text-style-name="P3" draw:layer="layout" svg:width="0.1cm" svg:height="0.101cm" svg:x="11.174cm" svg:y="26.469cm" svg:viewBox="0 0 101 102" svg:d="M0 50c0-27 22-50 50-50s51 23 51 50c0 28-23 52-51 52s-50-24-50-52z">
          <text:p/>
        </draw:path>
        <draw:path draw:style-name="gr15" draw:text-style-name="P3" draw:layer="layout" svg:width="0.1cm" svg:height="0.101cm" svg:x="11.374cm" svg:y="26.469cm" svg:viewBox="0 0 101 102" svg:d="M0 50c0-27 22-50 50-50s51 23 51 50c0 28-23 52-51 52s-50-24-50-52z">
          <text:p/>
        </draw:path>
        <draw:path draw:style-name="gr15" draw:text-style-name="P3" draw:layer="layout" svg:width="0.1cm" svg:height="0.101cm" svg:x="11.574cm" svg:y="26.469cm" svg:viewBox="0 0 101 102" svg:d="M0 50c0-27 22-50 50-50s51 23 51 50c0 28-23 52-51 52s-50-24-50-52z">
          <text:p/>
        </draw:path>
        <draw:path draw:style-name="gr15" draw:text-style-name="P3" draw:layer="layout" svg:width="0.1cm" svg:height="0.1cm" svg:x="11.172cm" svg:y="27.026cm" svg:viewBox="0 0 101 101" svg:d="M0 52c0-29 23-52 52-52 27 0 49 23 49 52 0 27-22 49-49 49-29 0-52-22-52-49z">
          <text:p/>
        </draw:path>
        <draw:path draw:style-name="gr15" draw:text-style-name="P3" draw:layer="layout" svg:width="0.1cm" svg:height="0.1cm" svg:x="9.885cm" svg:y="27.026cm" svg:viewBox="0 0 101 101" svg:d="M0 52c0-29 22-52 50-52s51 23 51 52c0 27-23 49-51 49s-50-22-50-49z">
          <text:p/>
        </draw:path>
        <draw:line draw:style-name="gr4" draw:text-style-name="P1" draw:layer="layout" svg:x1="12.048cm" svg:y1="24.353cm" svg:x2="11.997cm" svg:y2="24.353cm">
          <text:p/>
        </draw:line>
        <draw:line draw:style-name="gr4" draw:text-style-name="P1" draw:layer="layout" svg:x1="12.048cm" svg:y1="24.607cm" svg:x2="11.997cm" svg:y2="24.607cm">
          <text:p/>
        </draw:line>
        <draw:line draw:style-name="gr5" draw:text-style-name="P1" draw:layer="layout" svg:x1="10.135cm" svg:y1="26.444cm" svg:x2="10.135cm" svg:y2="26.334cm">
          <text:p/>
        </draw:line>
        <draw:path draw:style-name="gr6" draw:text-style-name="P2" draw:layer="layout" svg:width="0.2cm" svg:height="0.2cm" svg:x="9.834cm" svg:y="26.289cm" svg:viewBox="0 0 201 201" svg:d="M0 101c0-56 45-101 101-101s100 45 100 101-44 100-100 100-101-44-101-100z">
          <text:p/>
        </draw:path>
        <draw:line draw:style-name="gr7" draw:text-style-name="P1" draw:layer="layout" svg:x1="9.989cm" svg:y1="24.791cm" svg:x2="9.899cm" svg:y2="24.791cm">
          <text:p/>
        </draw:line>
        <draw:line draw:style-name="gr7" draw:text-style-name="P1" draw:layer="layout" svg:x1="9.989cm" svg:y1="24.991cm" svg:x2="9.899cm" svg:y2="24.991cm">
          <text:p/>
        </draw:line>
        <draw:line draw:style-name="gr8" draw:text-style-name="P1" draw:layer="layout" svg:x1="9.157cm" svg:y1="24.762cm" svg:x2="9.157cm" svg:y2="24.817cm">
          <text:p/>
        </draw:line>
        <draw:path draw:style-name="gr6" draw:text-style-name="P2" draw:layer="layout" svg:width="0.24cm" svg:height="0.24cm" svg:x="9.291cm" svg:y="24.67cm" svg:viewBox="0 0 241 241" svg:d="M0 119c0-66 54-119 121-119 66 0 120 53 120 119 0 68-54 122-120 122-67 0-121-54-121-122z">
          <text:p/>
        </draw:path>
        <draw:path draw:style-name="gr6" draw:text-style-name="P2" draw:layer="layout" svg:width="0.3cm" svg:height="0.3cm" svg:x="9.01cm" svg:y="25.124cm" svg:viewBox="0 0 301 301" svg:d="M0 152c0-83 68-152 151-152s150 69 150 152c0 82-67 149-150 149s-151-67-151-149z">
          <text:p/>
        </draw:path>
        <draw:path draw:style-name="gr6" draw:text-style-name="P2" draw:layer="layout" svg:width="0.3cm" svg:height="0.3cm" svg:x="9.01cm" svg:y="25.886cm" svg:viewBox="0 0 301 301" svg:d="M0 152c0-84 68-152 151-152s150 68 150 152c0 82-67 149-150 149s-151-67-151-149z">
          <text:p/>
        </draw:path>
        <draw:line draw:style-name="gr4" draw:text-style-name="P1" draw:layer="layout" svg:x1="10.741cm" svg:y1="24.202cm" svg:x2="10.741cm" svg:y2="24.221cm">
          <text:p/>
        </draw:line>
        <draw:line draw:style-name="gr4" draw:text-style-name="P1" draw:layer="layout" svg:x1="10.995cm" svg:y1="24.202cm" svg:x2="10.995cm" svg:y2="24.221cm">
          <text:p/>
        </draw:line>
        <draw:line draw:style-name="gr4" draw:text-style-name="P1" draw:layer="layout" svg:x1="11.249cm" svg:y1="24.202cm" svg:x2="11.249cm" svg:y2="24.221cm">
          <text:p/>
        </draw:line>
        <draw:line draw:style-name="gr9" draw:text-style-name="P1" draw:layer="layout" svg:x1="11.013cm" svg:y1="26.438cm" svg:x2="11.013cm" svg:y2="26.599cm">
          <text:p/>
        </draw:line>
        <draw:line draw:style-name="gr9" draw:text-style-name="P1" draw:layer="layout" svg:x1="11.834cm" svg:y1="26.438cm" svg:x2="11.834cm" svg:y2="26.599cm">
          <text:p/>
        </draw:line>
        <draw:line draw:style-name="gr10" draw:text-style-name="P1" draw:layer="layout" svg:x1="11.224cm" svg:y1="26.468cm" svg:x2="11.224cm" svg:y2="26.569cm">
          <text:p/>
        </draw:line>
        <draw:line draw:style-name="gr11" draw:text-style-name="P1" draw:layer="layout" svg:x1="11.423cm" svg:y1="26.478cm" svg:x2="11.423cm" svg:y2="26.559cm">
          <text:p/>
        </draw:line>
        <draw:line draw:style-name="gr10" draw:text-style-name="P1" draw:layer="layout" svg:x1="11.623cm" svg:y1="26.468cm" svg:x2="11.623cm" svg:y2="26.569cm">
          <text:p/>
        </draw:line>
        <draw:path draw:style-name="gr6" draw:text-style-name="P2" draw:layer="layout" svg:width="0.3cm" svg:height="0.3cm" svg:x="11.072cm" svg:y="26.926cm" svg:viewBox="0 0 301 301" svg:d="M0 152c0-83 68-152 151-152s150 69 150 152c0 82-67 149-150 149s-151-67-151-149z">
          <text:p/>
        </draw:path>
        <draw:path draw:style-name="gr6" draw:text-style-name="P2" draw:layer="layout" svg:width="0.3cm" svg:height="0.3cm" svg:x="9.785cm" svg:y="26.926cm" svg:viewBox="0 0 301 301" svg:d="M0 152c0-83 67-152 149-152 83 0 152 69 152 152 0 82-69 149-152 149-82 0-149-67-149-149z">
          <text:p/>
        </draw:path>
        <draw:path draw:style-name="gr6" draw:text-style-name="P2" draw:layer="layout" svg:width="0.1cm" svg:height="0.1cm" svg:x="11.972cm" svg:y="24.303cm" svg:viewBox="0 0 101 101" svg:d="M0 49c0-27 23-49 52-49 27 0 49 22 49 49 0 28-22 52-49 52-29 0-52-24-52-52z">
          <text:p/>
        </draw:path>
        <draw:path draw:style-name="gr6" draw:text-style-name="P2" draw:layer="layout" svg:width="0.1cm" svg:height="0.1cm" svg:x="11.972cm" svg:y="24.557cm" svg:viewBox="0 0 101 101" svg:d="M0 50c0-28 23-50 52-50 27 0 49 22 49 50s-22 51-49 51c-29 0-52-23-52-51z">
          <text:p/>
        </draw:path>
        <draw:path draw:style-name="gr6" draw:text-style-name="P2" draw:layer="layout" svg:width="0.1cm" svg:height="0.1cm" svg:x="10.085cm" svg:y="26.34cm" svg:viewBox="0 0 101 101" svg:d="M0 50c0-28 22-50 50-50s51 22 51 50-23 51-51 51-50-23-50-51z">
          <text:p/>
        </draw:path>
        <draw:path draw:style-name="gr6" draw:text-style-name="P2" draw:layer="layout" svg:width="0.1cm" svg:height="0.1cm" svg:x="9.885cm" svg:y="26.34cm" svg:viewBox="0 0 101 101" svg:d="M0 50c0-28 22-50 50-50s51 22 51 50-23 51-51 51-50-23-50-51z">
          <text:p/>
        </draw:path>
        <draw:path draw:style-name="gr6" draw:text-style-name="P2" draw:layer="layout" svg:width="0.1cm" svg:height="0.1cm" svg:x="9.894cm" svg:y="24.741cm" svg:viewBox="0 0 101 101" svg:d="M0 51c0-28 23-51 52-51 27 0 49 23 49 51s-22 50-49 50c-29 0-52-22-52-50z">
          <text:p/>
        </draw:path>
        <draw:path draw:style-name="gr6" draw:text-style-name="P2" draw:layer="layout" svg:width="0.1cm" svg:height="0.1cm" svg:x="9.894cm" svg:y="24.941cm" svg:viewBox="0 0 101 101" svg:d="M0 51c0-28 23-51 52-51 27 0 49 23 49 51s-22 50-49 50c-29 0-52-22-52-50z">
          <text:p/>
        </draw:path>
        <draw:path draw:style-name="gr6" draw:text-style-name="P2" draw:layer="layout" svg:width="0.1cm" svg:height="0.1cm" svg:x="9.107cm" svg:y="24.74cm" svg:viewBox="0 0 101 101" svg:d="M0 50c0-28 22-50 50-50s51 22 51 50-23 51-51 51-50-23-50-51z">
          <text:p/>
        </draw:path>
        <draw:path draw:style-name="gr6" draw:text-style-name="P2" draw:layer="layout" svg:width="0.1cm" svg:height="0.1cm" svg:x="9.361cm" svg:y="24.74cm" svg:viewBox="0 0 101 101" svg:d="M0 50c0-28 22-50 51-50 28 0 50 22 50 50s-22 51-50 51c-29 0-51-23-51-51z">
          <text:p/>
        </draw:path>
        <draw:path draw:style-name="gr6" draw:text-style-name="P2" draw:layer="layout" svg:width="0.1cm" svg:height="0.1cm" svg:x="9.11cm" svg:y="25.224cm" svg:viewBox="0 0 101 101" svg:d="M0 51c0-28 24-51 52-51 27 0 49 23 49 51s-22 50-49 50c-28 0-52-22-52-50z">
          <text:p/>
        </draw:path>
        <draw:path draw:style-name="gr6" draw:text-style-name="P2" draw:layer="layout" svg:width="0.1cm" svg:height="0.1cm" svg:x="9.11cm" svg:y="25.986cm" svg:viewBox="0 0 101 101" svg:d="M0 51c0-28 24-51 52-51 27 0 49 23 49 51 0 27-22 50-49 50-28 0-52-23-52-50z">
          <text:p/>
        </draw:path>
        <draw:path draw:style-name="gr6" draw:text-style-name="P2" draw:layer="layout" svg:width="0.1cm" svg:height="0.1cm" svg:x="10.69cm" svg:y="24.162cm" svg:viewBox="0 0 101 101" svg:d="M0 50c0-28 23-50 52-50 27 0 49 22 49 50s-22 51-49 51c-29 0-52-23-52-51z">
          <text:p/>
        </draw:path>
        <draw:path draw:style-name="gr6" draw:text-style-name="P2" draw:layer="layout" svg:width="0.1cm" svg:height="0.1cm" svg:x="10.944cm" svg:y="24.162cm" svg:viewBox="0 0 101 101" svg:d="M0 50c0-28 23-50 51-50s50 22 50 50-22 51-50 51-51-23-51-51z">
          <text:p/>
        </draw:path>
        <draw:path draw:style-name="gr6" draw:text-style-name="P2" draw:layer="layout" svg:width="0.1cm" svg:height="0.1cm" svg:x="11.198cm" svg:y="24.162cm" svg:viewBox="0 0 101 101" svg:d="M0 50c0-28 24-50 52-50 27 0 49 22 49 50s-22 51-49 51c-28 0-52-23-52-51z">
          <text:p/>
        </draw:path>
        <draw:path draw:style-name="gr6" draw:text-style-name="P2" draw:layer="layout" svg:width="0.1cm" svg:height="0.101cm" svg:x="10.963cm" svg:y="26.469cm" svg:viewBox="0 0 101 102" svg:d="M0 50c0-27 23-50 52-50 27 0 49 23 49 50 0 28-22 52-49 52-29 0-52-24-52-52z">
          <text:p/>
        </draw:path>
        <draw:path draw:style-name="gr6" draw:text-style-name="P2" draw:layer="layout" svg:width="0.1cm" svg:height="0.101cm" svg:x="11.784cm" svg:y="26.469cm" svg:viewBox="0 0 101 102" svg:d="M0 50c0-27 23-50 50-50 28 0 51 23 51 50 0 28-23 52-51 52-27 0-50-24-50-52z">
          <text:p/>
        </draw:path>
        <draw:path draw:style-name="gr6" draw:text-style-name="P2" draw:layer="layout" svg:width="0.1cm" svg:height="0.101cm" svg:x="11.174cm" svg:y="26.469cm" svg:viewBox="0 0 101 102" svg:d="M0 50c0-27 22-50 50-50s51 23 51 50c0 28-23 52-51 52s-50-24-50-52z">
          <text:p/>
        </draw:path>
        <draw:path draw:style-name="gr6" draw:text-style-name="P2" draw:layer="layout" svg:width="0.1cm" svg:height="0.101cm" svg:x="11.374cm" svg:y="26.469cm" svg:viewBox="0 0 101 102" svg:d="M0 50c0-27 22-50 50-50s51 23 51 50c0 28-23 52-51 52s-50-24-50-52z">
          <text:p/>
        </draw:path>
        <draw:path draw:style-name="gr6" draw:text-style-name="P2" draw:layer="layout" svg:width="0.1cm" svg:height="0.101cm" svg:x="11.574cm" svg:y="26.469cm" svg:viewBox="0 0 101 102" svg:d="M0 50c0-27 22-50 50-50s51 23 51 50c0 28-23 52-51 52s-50-24-50-52z">
          <text:p/>
        </draw:path>
        <draw:path draw:style-name="gr6" draw:text-style-name="P2" draw:layer="layout" svg:width="0.1cm" svg:height="0.1cm" svg:x="11.172cm" svg:y="27.026cm" svg:viewBox="0 0 101 101" svg:d="M0 52c0-29 23-52 52-52 27 0 49 23 49 52 0 27-22 49-49 49-29 0-52-22-52-49z">
          <text:p/>
        </draw:path>
        <draw:path draw:style-name="gr6" draw:text-style-name="P2" draw:layer="layout" svg:width="0.1cm" svg:height="0.1cm" svg:x="9.885cm" svg:y="27.026cm" svg:viewBox="0 0 101 101" svg:d="M0 52c0-29 22-52 50-52s51 23 51 52c0 27-23 49-51 49s-50-22-50-49z">
          <text:p/>
        </draw:path>
        <draw:path draw:style-name="gr6" draw:text-style-name="P2" draw:layer="layout" svg:width="0.1cm" svg:height="0.1cm" svg:x="11.972cm" svg:y="24.303cm" svg:viewBox="0 0 101 101" svg:d="M0 49c0-27 23-49 52-49 27 0 49 22 49 49 0 28-22 52-49 52-29 0-52-24-52-52z">
          <text:p/>
        </draw:path>
        <draw:path draw:style-name="gr6" draw:text-style-name="P2" draw:layer="layout" svg:width="0.1cm" svg:height="0.1cm" svg:x="11.972cm" svg:y="24.557cm" svg:viewBox="0 0 101 101" svg:d="M0 50c0-28 23-50 52-50 27 0 49 22 49 50s-22 51-49 51c-29 0-52-23-52-51z">
          <text:p/>
        </draw:path>
        <draw:path draw:style-name="gr6" draw:text-style-name="P2" draw:layer="layout" svg:width="0.1cm" svg:height="0.1cm" svg:x="10.085cm" svg:y="26.34cm" svg:viewBox="0 0 101 101" svg:d="M0 50c0-28 22-50 50-50s51 22 51 50-23 51-51 51-50-23-50-51z">
          <text:p/>
        </draw:path>
        <draw:path draw:style-name="gr6" draw:text-style-name="P2" draw:layer="layout" svg:width="0.1cm" svg:height="0.1cm" svg:x="9.885cm" svg:y="26.34cm" svg:viewBox="0 0 101 101" svg:d="M0 50c0-28 22-50 50-50s51 22 51 50-23 51-51 51-50-23-50-51z">
          <text:p/>
        </draw:path>
        <draw:path draw:style-name="gr6" draw:text-style-name="P2" draw:layer="layout" svg:width="0.1cm" svg:height="0.1cm" svg:x="9.894cm" svg:y="24.741cm" svg:viewBox="0 0 101 101" svg:d="M0 51c0-28 23-51 52-51 27 0 49 23 49 51s-22 50-49 50c-29 0-52-22-52-50z">
          <text:p/>
        </draw:path>
        <draw:path draw:style-name="gr6" draw:text-style-name="P2" draw:layer="layout" svg:width="0.1cm" svg:height="0.1cm" svg:x="9.894cm" svg:y="24.941cm" svg:viewBox="0 0 101 101" svg:d="M0 51c0-28 23-51 52-51 27 0 49 23 49 51s-22 50-49 50c-29 0-52-22-52-50z">
          <text:p/>
        </draw:path>
        <draw:path draw:style-name="gr6" draw:text-style-name="P2" draw:layer="layout" svg:width="0.1cm" svg:height="0.1cm" svg:x="9.107cm" svg:y="24.74cm" svg:viewBox="0 0 101 101" svg:d="M0 50c0-28 22-50 50-50s51 22 51 50-23 51-51 51-50-23-50-51z">
          <text:p/>
        </draw:path>
        <draw:path draw:style-name="gr6" draw:text-style-name="P2" draw:layer="layout" svg:width="0.1cm" svg:height="0.1cm" svg:x="9.361cm" svg:y="24.74cm" svg:viewBox="0 0 101 101" svg:d="M0 50c0-28 22-50 51-50 28 0 50 22 50 50s-22 51-50 51c-29 0-51-23-51-51z">
          <text:p/>
        </draw:path>
        <draw:path draw:style-name="gr6" draw:text-style-name="P2" draw:layer="layout" svg:width="0.1cm" svg:height="0.1cm" svg:x="9.11cm" svg:y="25.224cm" svg:viewBox="0 0 101 101" svg:d="M0 51c0-28 24-51 52-51 27 0 49 23 49 51s-22 50-49 50c-28 0-52-22-52-50z">
          <text:p/>
        </draw:path>
        <draw:path draw:style-name="gr6" draw:text-style-name="P2" draw:layer="layout" svg:width="0.1cm" svg:height="0.1cm" svg:x="9.11cm" svg:y="25.986cm" svg:viewBox="0 0 101 101" svg:d="M0 51c0-28 24-51 52-51 27 0 49 23 49 51 0 27-22 50-49 50-28 0-52-23-52-50z">
          <text:p/>
        </draw:path>
        <draw:path draw:style-name="gr6" draw:text-style-name="P2" draw:layer="layout" svg:width="0.1cm" svg:height="0.1cm" svg:x="10.69cm" svg:y="24.162cm" svg:viewBox="0 0 101 101" svg:d="M0 50c0-28 23-50 52-50 27 0 49 22 49 50s-22 51-49 51c-29 0-52-23-52-51z">
          <text:p/>
        </draw:path>
        <draw:path draw:style-name="gr6" draw:text-style-name="P2" draw:layer="layout" svg:width="0.1cm" svg:height="0.1cm" svg:x="10.944cm" svg:y="24.162cm" svg:viewBox="0 0 101 101" svg:d="M0 50c0-28 23-50 51-50s50 22 50 50-22 51-50 51-51-23-51-51z">
          <text:p/>
        </draw:path>
        <draw:path draw:style-name="gr6" draw:text-style-name="P2" draw:layer="layout" svg:width="0.1cm" svg:height="0.1cm" svg:x="11.198cm" svg:y="24.162cm" svg:viewBox="0 0 101 101" svg:d="M0 50c0-28 24-50 52-50 27 0 49 22 49 50s-22 51-49 51c-28 0-52-23-52-51z">
          <text:p/>
        </draw:path>
        <draw:path draw:style-name="gr6" draw:text-style-name="P2" draw:layer="layout" svg:width="0.1cm" svg:height="0.101cm" svg:x="10.963cm" svg:y="26.469cm" svg:viewBox="0 0 101 102" svg:d="M0 50c0-27 23-50 52-50 27 0 49 23 49 50 0 28-22 52-49 52-29 0-52-24-52-52z">
          <text:p/>
        </draw:path>
        <draw:path draw:style-name="gr6" draw:text-style-name="P2" draw:layer="layout" svg:width="0.1cm" svg:height="0.101cm" svg:x="11.784cm" svg:y="26.469cm" svg:viewBox="0 0 101 102" svg:d="M0 50c0-27 23-50 50-50 28 0 51 23 51 50 0 28-23 52-51 52-27 0-50-24-50-52z">
          <text:p/>
        </draw:path>
        <draw:path draw:style-name="gr6" draw:text-style-name="P2" draw:layer="layout" svg:width="0.1cm" svg:height="0.101cm" svg:x="11.174cm" svg:y="26.469cm" svg:viewBox="0 0 101 102" svg:d="M0 50c0-27 22-50 50-50s51 23 51 50c0 28-23 52-51 52s-50-24-50-52z">
          <text:p/>
        </draw:path>
        <draw:path draw:style-name="gr6" draw:text-style-name="P2" draw:layer="layout" svg:width="0.1cm" svg:height="0.101cm" svg:x="11.374cm" svg:y="26.469cm" svg:viewBox="0 0 101 102" svg:d="M0 50c0-27 22-50 50-50s51 23 51 50c0 28-23 52-51 52s-50-24-50-52z">
          <text:p/>
        </draw:path>
        <draw:path draw:style-name="gr6" draw:text-style-name="P2" draw:layer="layout" svg:width="0.1cm" svg:height="0.101cm" svg:x="11.574cm" svg:y="26.469cm" svg:viewBox="0 0 101 102" svg:d="M0 50c0-27 22-50 50-50s51 23 51 50c0 28-23 52-51 52s-50-24-50-52z">
          <text:p/>
        </draw:path>
        <draw:path draw:style-name="gr6" draw:text-style-name="P2" draw:layer="layout" svg:width="0.1cm" svg:height="0.1cm" svg:x="11.172cm" svg:y="27.026cm" svg:viewBox="0 0 101 101" svg:d="M0 52c0-29 23-52 52-52 27 0 49 23 49 52 0 27-22 49-49 49-29 0-52-22-52-49z">
          <text:p/>
        </draw:path>
        <draw:path draw:style-name="gr6" draw:text-style-name="P2" draw:layer="layout" svg:width="0.1cm" svg:height="0.1cm" svg:x="9.885cm" svg:y="27.026cm" svg:viewBox="0 0 101 101" svg:d="M0 52c0-29 22-52 50-52s51 23 51 52c0 27-23 49-51 49s-50-22-50-49z">
          <text:p/>
        </draw:path>
        <draw:path draw:style-name="gr6" draw:text-style-name="P2" draw:layer="layout" svg:width="0.1cm" svg:height="0.1cm" svg:x="11.972cm" svg:y="24.303cm" svg:viewBox="0 0 101 101" svg:d="M0 49c0-27 23-49 52-49 27 0 49 22 49 49 0 28-22 52-49 52-29 0-52-24-52-52z">
          <text:p/>
        </draw:path>
        <draw:path draw:style-name="gr6" draw:text-style-name="P2" draw:layer="layout" svg:width="0.1cm" svg:height="0.1cm" svg:x="11.972cm" svg:y="24.557cm" svg:viewBox="0 0 101 101" svg:d="M0 50c0-28 23-50 52-50 27 0 49 22 49 50s-22 51-49 51c-29 0-52-23-52-51z">
          <text:p/>
        </draw:path>
        <draw:path draw:style-name="gr6" draw:text-style-name="P2" draw:layer="layout" svg:width="0.1cm" svg:height="0.1cm" svg:x="10.085cm" svg:y="26.34cm" svg:viewBox="0 0 101 101" svg:d="M0 50c0-28 22-50 50-50s51 22 51 50-23 51-51 51-50-23-50-51z">
          <text:p/>
        </draw:path>
        <draw:path draw:style-name="gr6" draw:text-style-name="P2" draw:layer="layout" svg:width="0.1cm" svg:height="0.1cm" svg:x="9.885cm" svg:y="26.34cm" svg:viewBox="0 0 101 101" svg:d="M0 50c0-28 22-50 50-50s51 22 51 50-23 51-51 51-50-23-50-51z">
          <text:p/>
        </draw:path>
        <draw:path draw:style-name="gr6" draw:text-style-name="P2" draw:layer="layout" svg:width="0.1cm" svg:height="0.1cm" svg:x="9.894cm" svg:y="24.741cm" svg:viewBox="0 0 101 101" svg:d="M0 51c0-28 23-51 52-51 27 0 49 23 49 51s-22 50-49 50c-29 0-52-22-52-50z">
          <text:p/>
        </draw:path>
        <draw:path draw:style-name="gr6" draw:text-style-name="P2" draw:layer="layout" svg:width="0.1cm" svg:height="0.1cm" svg:x="9.894cm" svg:y="24.941cm" svg:viewBox="0 0 101 101" svg:d="M0 51c0-28 23-51 52-51 27 0 49 23 49 51s-22 50-49 50c-29 0-52-22-52-50z">
          <text:p/>
        </draw:path>
        <draw:path draw:style-name="gr6" draw:text-style-name="P2" draw:layer="layout" svg:width="0.1cm" svg:height="0.1cm" svg:x="9.107cm" svg:y="24.74cm" svg:viewBox="0 0 101 101" svg:d="M0 50c0-28 22-50 50-50s51 22 51 50-23 51-51 51-50-23-50-51z">
          <text:p/>
        </draw:path>
        <draw:path draw:style-name="gr6" draw:text-style-name="P2" draw:layer="layout" svg:width="0.1cm" svg:height="0.1cm" svg:x="9.361cm" svg:y="24.74cm" svg:viewBox="0 0 101 101" svg:d="M0 50c0-28 22-50 51-50 28 0 50 22 50 50s-22 51-50 51c-29 0-51-23-51-51z">
          <text:p/>
        </draw:path>
        <draw:path draw:style-name="gr6" draw:text-style-name="P2" draw:layer="layout" svg:width="0.1cm" svg:height="0.1cm" svg:x="9.11cm" svg:y="25.224cm" svg:viewBox="0 0 101 101" svg:d="M0 51c0-28 24-51 52-51 27 0 49 23 49 51s-22 50-49 50c-28 0-52-22-52-50z">
          <text:p/>
        </draw:path>
        <draw:path draw:style-name="gr6" draw:text-style-name="P2" draw:layer="layout" svg:width="0.1cm" svg:height="0.1cm" svg:x="9.11cm" svg:y="25.986cm" svg:viewBox="0 0 101 101" svg:d="M0 51c0-28 24-51 52-51 27 0 49 23 49 51 0 27-22 50-49 50-28 0-52-23-52-50z">
          <text:p/>
        </draw:path>
        <draw:path draw:style-name="gr6" draw:text-style-name="P2" draw:layer="layout" svg:width="0.1cm" svg:height="0.1cm" svg:x="10.69cm" svg:y="24.162cm" svg:viewBox="0 0 101 101" svg:d="M0 50c0-28 23-50 52-50 27 0 49 22 49 50s-22 51-49 51c-29 0-52-23-52-51z">
          <text:p/>
        </draw:path>
        <draw:path draw:style-name="gr6" draw:text-style-name="P2" draw:layer="layout" svg:width="0.1cm" svg:height="0.1cm" svg:x="10.944cm" svg:y="24.162cm" svg:viewBox="0 0 101 101" svg:d="M0 50c0-28 23-50 51-50s50 22 50 50-22 51-50 51-51-23-51-51z">
          <text:p/>
        </draw:path>
        <draw:path draw:style-name="gr6" draw:text-style-name="P2" draw:layer="layout" svg:width="0.1cm" svg:height="0.1cm" svg:x="11.198cm" svg:y="24.162cm" svg:viewBox="0 0 101 101" svg:d="M0 50c0-28 24-50 52-50 27 0 49 22 49 50s-22 51-49 51c-28 0-52-23-52-51z">
          <text:p/>
        </draw:path>
        <draw:path draw:style-name="gr6" draw:text-style-name="P2" draw:layer="layout" svg:width="0.1cm" svg:height="0.101cm" svg:x="10.963cm" svg:y="26.469cm" svg:viewBox="0 0 101 102" svg:d="M0 50c0-27 23-50 52-50 27 0 49 23 49 50 0 28-22 52-49 52-29 0-52-24-52-52z">
          <text:p/>
        </draw:path>
        <draw:path draw:style-name="gr6" draw:text-style-name="P2" draw:layer="layout" svg:width="0.1cm" svg:height="0.101cm" svg:x="11.784cm" svg:y="26.469cm" svg:viewBox="0 0 101 102" svg:d="M0 50c0-27 23-50 50-50 28 0 51 23 51 50 0 28-23 52-51 52-27 0-50-24-50-52z">
          <text:p/>
        </draw:path>
        <draw:path draw:style-name="gr6" draw:text-style-name="P2" draw:layer="layout" svg:width="0.1cm" svg:height="0.101cm" svg:x="11.174cm" svg:y="26.469cm" svg:viewBox="0 0 101 102" svg:d="M0 50c0-27 22-50 50-50s51 23 51 50c0 28-23 52-51 52s-50-24-50-52z">
          <text:p/>
        </draw:path>
        <draw:path draw:style-name="gr6" draw:text-style-name="P2" draw:layer="layout" svg:width="0.1cm" svg:height="0.101cm" svg:x="11.374cm" svg:y="26.469cm" svg:viewBox="0 0 101 102" svg:d="M0 50c0-27 22-50 50-50s51 23 51 50c0 28-23 52-51 52s-50-24-50-52z">
          <text:p/>
        </draw:path>
        <draw:path draw:style-name="gr6" draw:text-style-name="P2" draw:layer="layout" svg:width="0.1cm" svg:height="0.101cm" svg:x="11.574cm" svg:y="26.469cm" svg:viewBox="0 0 101 102" svg:d="M0 50c0-27 22-50 50-50s51 23 51 50c0 28-23 52-51 52s-50-24-50-52z">
          <text:p/>
        </draw:path>
        <draw:path draw:style-name="gr6" draw:text-style-name="P2" draw:layer="layout" svg:width="0.1cm" svg:height="0.1cm" svg:x="11.172cm" svg:y="27.026cm" svg:viewBox="0 0 101 101" svg:d="M0 52c0-29 23-52 52-52 27 0 49 23 49 52 0 27-22 49-49 49-29 0-52-22-52-49z">
          <text:p/>
        </draw:path>
        <draw:path draw:style-name="gr6" draw:text-style-name="P2" draw:layer="layout" svg:width="0.1cm" svg:height="0.1cm" svg:x="9.885cm" svg:y="27.026cm" svg:viewBox="0 0 101 101" svg:d="M0 52c0-29 22-52 50-52s51 23 51 52c0 27-23 49-51 49s-50-22-50-49z">
          <text:p/>
        </draw:path>
        <draw:path draw:style-name="gr6" draw:text-style-name="P2" draw:layer="layout" svg:width="0.1cm" svg:height="0.1cm" svg:x="11.972cm" svg:y="24.303cm" svg:viewBox="0 0 101 101" svg:d="M0 49c0-27 23-49 52-49 27 0 49 22 49 49 0 28-22 52-49 52-29 0-52-24-52-52z">
          <text:p/>
        </draw:path>
        <draw:path draw:style-name="gr6" draw:text-style-name="P2" draw:layer="layout" svg:width="0.1cm" svg:height="0.1cm" svg:x="11.972cm" svg:y="24.557cm" svg:viewBox="0 0 101 101" svg:d="M0 50c0-28 23-50 52-50 27 0 49 22 49 50s-22 51-49 51c-29 0-52-23-52-51z">
          <text:p/>
        </draw:path>
        <draw:path draw:style-name="gr6" draw:text-style-name="P2" draw:layer="layout" svg:width="0.1cm" svg:height="0.1cm" svg:x="10.085cm" svg:y="26.34cm" svg:viewBox="0 0 101 101" svg:d="M0 50c0-28 22-50 50-50s51 22 51 50-23 51-51 51-50-23-50-51z">
          <text:p/>
        </draw:path>
        <draw:path draw:style-name="gr6" draw:text-style-name="P2" draw:layer="layout" svg:width="0.1cm" svg:height="0.1cm" svg:x="9.885cm" svg:y="26.34cm" svg:viewBox="0 0 101 101" svg:d="M0 50c0-28 22-50 50-50s51 22 51 50-23 51-51 51-50-23-50-51z">
          <text:p/>
        </draw:path>
        <draw:path draw:style-name="gr6" draw:text-style-name="P2" draw:layer="layout" svg:width="0.1cm" svg:height="0.1cm" svg:x="9.894cm" svg:y="24.741cm" svg:viewBox="0 0 101 101" svg:d="M0 51c0-28 23-51 52-51 27 0 49 23 49 51s-22 50-49 50c-29 0-52-22-52-50z">
          <text:p/>
        </draw:path>
        <draw:path draw:style-name="gr6" draw:text-style-name="P2" draw:layer="layout" svg:width="0.1cm" svg:height="0.1cm" svg:x="9.894cm" svg:y="24.941cm" svg:viewBox="0 0 101 101" svg:d="M0 51c0-28 23-51 52-51 27 0 49 23 49 51s-22 50-49 50c-29 0-52-22-52-50z">
          <text:p/>
        </draw:path>
        <draw:path draw:style-name="gr6" draw:text-style-name="P2" draw:layer="layout" svg:width="0.1cm" svg:height="0.1cm" svg:x="9.107cm" svg:y="24.74cm" svg:viewBox="0 0 101 101" svg:d="M0 50c0-28 22-50 50-50s51 22 51 50-23 51-51 51-50-23-50-51z">
          <text:p/>
        </draw:path>
        <draw:path draw:style-name="gr6" draw:text-style-name="P2" draw:layer="layout" svg:width="0.1cm" svg:height="0.1cm" svg:x="9.361cm" svg:y="24.74cm" svg:viewBox="0 0 101 101" svg:d="M0 50c0-28 22-50 51-50 28 0 50 22 50 50s-22 51-50 51c-29 0-51-23-51-51z">
          <text:p/>
        </draw:path>
        <draw:path draw:style-name="gr6" draw:text-style-name="P2" draw:layer="layout" svg:width="0.1cm" svg:height="0.1cm" svg:x="9.11cm" svg:y="25.224cm" svg:viewBox="0 0 101 101" svg:d="M0 51c0-28 24-51 52-51 27 0 49 23 49 51s-22 50-49 50c-28 0-52-22-52-50z">
          <text:p/>
        </draw:path>
        <draw:path draw:style-name="gr6" draw:text-style-name="P2" draw:layer="layout" svg:width="0.1cm" svg:height="0.1cm" svg:x="9.11cm" svg:y="25.986cm" svg:viewBox="0 0 101 101" svg:d="M0 51c0-28 24-51 52-51 27 0 49 23 49 51 0 27-22 50-49 50-28 0-52-23-52-50z">
          <text:p/>
        </draw:path>
        <draw:path draw:style-name="gr6" draw:text-style-name="P2" draw:layer="layout" svg:width="0.1cm" svg:height="0.1cm" svg:x="10.69cm" svg:y="24.162cm" svg:viewBox="0 0 101 101" svg:d="M0 50c0-28 23-50 52-50 27 0 49 22 49 50s-22 51-49 51c-29 0-52-23-52-51z">
          <text:p/>
        </draw:path>
        <draw:path draw:style-name="gr6" draw:text-style-name="P2" draw:layer="layout" svg:width="0.1cm" svg:height="0.1cm" svg:x="10.944cm" svg:y="24.162cm" svg:viewBox="0 0 101 101" svg:d="M0 50c0-28 23-50 51-50s50 22 50 50-22 51-50 51-51-23-51-51z">
          <text:p/>
        </draw:path>
        <draw:path draw:style-name="gr6" draw:text-style-name="P2" draw:layer="layout" svg:width="0.1cm" svg:height="0.1cm" svg:x="11.198cm" svg:y="24.162cm" svg:viewBox="0 0 101 101" svg:d="M0 50c0-28 24-50 52-50 27 0 49 22 49 50s-22 51-49 51c-28 0-52-23-52-51z">
          <text:p/>
        </draw:path>
        <draw:path draw:style-name="gr6" draw:text-style-name="P2" draw:layer="layout" svg:width="0.1cm" svg:height="0.101cm" svg:x="10.963cm" svg:y="26.469cm" svg:viewBox="0 0 101 102" svg:d="M0 50c0-27 23-50 52-50 27 0 49 23 49 50 0 28-22 52-49 52-29 0-52-24-52-52z">
          <text:p/>
        </draw:path>
        <draw:path draw:style-name="gr6" draw:text-style-name="P2" draw:layer="layout" svg:width="0.1cm" svg:height="0.101cm" svg:x="11.784cm" svg:y="26.469cm" svg:viewBox="0 0 101 102" svg:d="M0 50c0-27 23-50 50-50 28 0 51 23 51 50 0 28-23 52-51 52-27 0-50-24-50-52z">
          <text:p/>
        </draw:path>
        <draw:path draw:style-name="gr6" draw:text-style-name="P2" draw:layer="layout" svg:width="0.1cm" svg:height="0.101cm" svg:x="11.174cm" svg:y="26.469cm" svg:viewBox="0 0 101 102" svg:d="M0 50c0-27 22-50 50-50s51 23 51 50c0 28-23 52-51 52s-50-24-50-52z">
          <text:p/>
        </draw:path>
        <draw:path draw:style-name="gr6" draw:text-style-name="P2" draw:layer="layout" svg:width="0.1cm" svg:height="0.101cm" svg:x="11.374cm" svg:y="26.469cm" svg:viewBox="0 0 101 102" svg:d="M0 50c0-27 22-50 50-50s51 23 51 50c0 28-23 52-51 52s-50-24-50-52z">
          <text:p/>
        </draw:path>
        <draw:path draw:style-name="gr6" draw:text-style-name="P2" draw:layer="layout" svg:width="0.1cm" svg:height="0.101cm" svg:x="11.574cm" svg:y="26.469cm" svg:viewBox="0 0 101 102" svg:d="M0 50c0-27 22-50 50-50s51 23 51 50c0 28-23 52-51 52s-50-24-50-52z">
          <text:p/>
        </draw:path>
        <draw:path draw:style-name="gr6" draw:text-style-name="P2" draw:layer="layout" svg:width="0.1cm" svg:height="0.1cm" svg:x="11.172cm" svg:y="27.026cm" svg:viewBox="0 0 101 101" svg:d="M0 52c0-29 23-52 52-52 27 0 49 23 49 52 0 27-22 49-49 49-29 0-52-22-52-49z">
          <text:p/>
        </draw:path>
        <draw:path draw:style-name="gr6" draw:text-style-name="P2" draw:layer="layout" svg:width="0.1cm" svg:height="0.1cm" svg:x="9.885cm" svg:y="27.026cm" svg:viewBox="0 0 101 101" svg:d="M0 52c0-29 22-52 50-52s51 23 51 52c0 27-23 49-51 49s-50-22-50-49z">
          <text:p/>
        </draw:path>
        <draw:path draw:style-name="gr6" draw:text-style-name="P2" draw:layer="layout" svg:width="0.1cm" svg:height="0.1cm" svg:x="11.972cm" svg:y="24.303cm" svg:viewBox="0 0 101 101" svg:d="M0 49c0-27 23-49 52-49 27 0 49 22 49 49 0 28-22 52-49 52-29 0-52-24-52-52z">
          <text:p/>
        </draw:path>
        <draw:path draw:style-name="gr6" draw:text-style-name="P2" draw:layer="layout" svg:width="0.1cm" svg:height="0.1cm" svg:x="11.972cm" svg:y="24.557cm" svg:viewBox="0 0 101 101" svg:d="M0 50c0-28 23-50 52-50 27 0 49 22 49 50s-22 51-49 51c-29 0-52-23-52-51z">
          <text:p/>
        </draw:path>
        <draw:path draw:style-name="gr6" draw:text-style-name="P2" draw:layer="layout" svg:width="0.1cm" svg:height="0.1cm" svg:x="10.085cm" svg:y="26.34cm" svg:viewBox="0 0 101 101" svg:d="M0 50c0-28 22-50 50-50s51 22 51 50-23 51-51 51-50-23-50-51z">
          <text:p/>
        </draw:path>
        <draw:path draw:style-name="gr6" draw:text-style-name="P2" draw:layer="layout" svg:width="0.1cm" svg:height="0.1cm" svg:x="9.885cm" svg:y="26.34cm" svg:viewBox="0 0 101 101" svg:d="M0 50c0-28 22-50 50-50s51 22 51 50-23 51-51 51-50-23-50-51z">
          <text:p/>
        </draw:path>
        <draw:path draw:style-name="gr6" draw:text-style-name="P2" draw:layer="layout" svg:width="0.1cm" svg:height="0.1cm" svg:x="9.894cm" svg:y="24.741cm" svg:viewBox="0 0 101 101" svg:d="M0 51c0-28 23-51 52-51 27 0 49 23 49 51s-22 50-49 50c-29 0-52-22-52-50z">
          <text:p/>
        </draw:path>
        <draw:path draw:style-name="gr6" draw:text-style-name="P2" draw:layer="layout" svg:width="0.1cm" svg:height="0.1cm" svg:x="9.894cm" svg:y="24.941cm" svg:viewBox="0 0 101 101" svg:d="M0 51c0-28 23-51 52-51 27 0 49 23 49 51s-22 50-49 50c-29 0-52-22-52-50z">
          <text:p/>
        </draw:path>
        <draw:path draw:style-name="gr6" draw:text-style-name="P2" draw:layer="layout" svg:width="0.1cm" svg:height="0.1cm" svg:x="9.107cm" svg:y="24.74cm" svg:viewBox="0 0 101 101" svg:d="M0 50c0-28 22-50 50-50s51 22 51 50-23 51-51 51-50-23-50-51z">
          <text:p/>
        </draw:path>
        <draw:path draw:style-name="gr6" draw:text-style-name="P2" draw:layer="layout" svg:width="0.1cm" svg:height="0.1cm" svg:x="9.361cm" svg:y="24.74cm" svg:viewBox="0 0 101 101" svg:d="M0 50c0-28 22-50 51-50 28 0 50 22 50 50s-22 51-50 51c-29 0-51-23-51-51z">
          <text:p/>
        </draw:path>
        <draw:path draw:style-name="gr6" draw:text-style-name="P2" draw:layer="layout" svg:width="0.1cm" svg:height="0.1cm" svg:x="9.11cm" svg:y="25.224cm" svg:viewBox="0 0 101 101" svg:d="M0 51c0-28 24-51 52-51 27 0 49 23 49 51s-22 50-49 50c-28 0-52-22-52-50z">
          <text:p/>
        </draw:path>
        <draw:path draw:style-name="gr6" draw:text-style-name="P2" draw:layer="layout" svg:width="0.1cm" svg:height="0.1cm" svg:x="9.11cm" svg:y="25.986cm" svg:viewBox="0 0 101 101" svg:d="M0 51c0-28 24-51 52-51 27 0 49 23 49 51 0 27-22 50-49 50-28 0-52-23-52-50z">
          <text:p/>
        </draw:path>
        <draw:path draw:style-name="gr6" draw:text-style-name="P2" draw:layer="layout" svg:width="0.1cm" svg:height="0.1cm" svg:x="10.69cm" svg:y="24.162cm" svg:viewBox="0 0 101 101" svg:d="M0 50c0-28 23-50 52-50 27 0 49 22 49 50s-22 51-49 51c-29 0-52-23-52-51z">
          <text:p/>
        </draw:path>
        <draw:path draw:style-name="gr6" draw:text-style-name="P2" draw:layer="layout" svg:width="0.1cm" svg:height="0.1cm" svg:x="10.944cm" svg:y="24.162cm" svg:viewBox="0 0 101 101" svg:d="M0 50c0-28 23-50 51-50s50 22 50 50-22 51-50 51-51-23-51-51z">
          <text:p/>
        </draw:path>
        <draw:path draw:style-name="gr6" draw:text-style-name="P2" draw:layer="layout" svg:width="0.1cm" svg:height="0.1cm" svg:x="11.198cm" svg:y="24.162cm" svg:viewBox="0 0 101 101" svg:d="M0 50c0-28 24-50 52-50 27 0 49 22 49 50s-22 51-49 51c-28 0-52-23-52-51z">
          <text:p/>
        </draw:path>
        <draw:path draw:style-name="gr6" draw:text-style-name="P2" draw:layer="layout" svg:width="0.1cm" svg:height="0.101cm" svg:x="10.963cm" svg:y="26.469cm" svg:viewBox="0 0 101 102" svg:d="M0 50c0-27 23-50 52-50 27 0 49 23 49 50 0 28-22 52-49 52-29 0-52-24-52-52z">
          <text:p/>
        </draw:path>
        <draw:path draw:style-name="gr6" draw:text-style-name="P2" draw:layer="layout" svg:width="0.1cm" svg:height="0.101cm" svg:x="11.784cm" svg:y="26.469cm" svg:viewBox="0 0 101 102" svg:d="M0 50c0-27 23-50 50-50 28 0 51 23 51 50 0 28-23 52-51 52-27 0-50-24-50-52z">
          <text:p/>
        </draw:path>
        <draw:path draw:style-name="gr6" draw:text-style-name="P2" draw:layer="layout" svg:width="0.1cm" svg:height="0.101cm" svg:x="11.174cm" svg:y="26.469cm" svg:viewBox="0 0 101 102" svg:d="M0 50c0-27 22-50 50-50s51 23 51 50c0 28-23 52-51 52s-50-24-50-52z">
          <text:p/>
        </draw:path>
        <draw:path draw:style-name="gr6" draw:text-style-name="P2" draw:layer="layout" svg:width="0.1cm" svg:height="0.101cm" svg:x="11.374cm" svg:y="26.469cm" svg:viewBox="0 0 101 102" svg:d="M0 50c0-27 22-50 50-50s51 23 51 50c0 28-23 52-51 52s-50-24-50-52z">
          <text:p/>
        </draw:path>
        <draw:path draw:style-name="gr6" draw:text-style-name="P2" draw:layer="layout" svg:width="0.1cm" svg:height="0.101cm" svg:x="11.574cm" svg:y="26.469cm" svg:viewBox="0 0 101 102" svg:d="M0 50c0-27 22-50 50-50s51 23 51 50c0 28-23 52-51 52s-50-24-50-52z">
          <text:p/>
        </draw:path>
        <draw:path draw:style-name="gr6" draw:text-style-name="P2" draw:layer="layout" svg:width="0.1cm" svg:height="0.1cm" svg:x="11.172cm" svg:y="27.026cm" svg:viewBox="0 0 101 101" svg:d="M0 52c0-29 23-52 52-52 27 0 49 23 49 52 0 27-22 49-49 49-29 0-52-22-52-49z">
          <text:p/>
        </draw:path>
        <draw:path draw:style-name="gr6" draw:text-style-name="P2" draw:layer="layout" svg:width="0.1cm" svg:height="0.1cm" svg:x="9.885cm" svg:y="27.026cm" svg:viewBox="0 0 101 101" svg:d="M0 52c0-29 22-52 50-52s51 23 51 52c0 27-23 49-51 49s-50-22-50-49z">
          <text:p/>
        </draw:path>
        <draw:line draw:style-name="gr16" draw:text-style-name="P1" draw:layer="layout" svg:x1="8.756cm" svg:y1="24.146cm" svg:x2="8.756cm" svg:y2="23.627cm">
          <text:p/>
        </draw:line>
        <draw:line draw:style-name="gr16" draw:text-style-name="P1" draw:layer="layout" svg:x1="12.396cm" svg:y1="27.645cm" svg:x2="12.396cm" svg:y2="24.146cm">
          <text:p/>
        </draw:line>
        <draw:line draw:style-name="gr16" draw:text-style-name="P1" draw:layer="layout" svg:x1="8.756cm" svg:y1="24.146cm" svg:x2="8.756cm" svg:y2="27.645cm">
          <text:p/>
        </draw:line>
        <draw:line draw:style-name="gr16" draw:text-style-name="P1" draw:layer="layout" svg:x1="12.396cm" svg:y1="24.146cm" svg:x2="12.396cm" svg:y2="23.627cm">
          <text:p/>
        </draw:line>
        <draw:line draw:style-name="gr16" draw:text-style-name="P1" draw:layer="layout" svg:x1="12.396cm" svg:y1="27.645cm" svg:x2="8.756cm" svg:y2="27.645cm">
          <text:p/>
        </draw:line>
        <draw:line draw:style-name="gr16" draw:text-style-name="P1" draw:layer="layout" svg:x1="8.756cm" svg:y1="23.627cm" svg:x2="12.396cm" svg:y2="23.627cm">
          <text:p/>
        </draw:line>
        <draw:path draw:style-name="gr6" draw:text-style-name="P2" draw:layer="layout" svg:width="0.1cm" svg:height="0.1cm" svg:x="11.972cm" svg:y="24.303cm" svg:viewBox="0 0 101 101" svg:d="M0 49c0-27 23-49 52-49 27 0 49 22 49 49 0 28-22 52-49 52-29 0-52-24-52-52z">
          <text:p/>
        </draw:path>
        <draw:path draw:style-name="gr6" draw:text-style-name="P2" draw:layer="layout" svg:width="0.1cm" svg:height="0.1cm" svg:x="11.972cm" svg:y="24.557cm" svg:viewBox="0 0 101 101" svg:d="M0 50c0-28 23-50 52-50 27 0 49 22 49 50s-22 51-49 51c-29 0-52-23-52-51z">
          <text:p/>
        </draw:path>
        <draw:path draw:style-name="gr6" draw:text-style-name="P2" draw:layer="layout" svg:width="0.1cm" svg:height="0.1cm" svg:x="10.085cm" svg:y="26.34cm" svg:viewBox="0 0 101 101" svg:d="M0 50c0-28 22-50 50-50s51 22 51 50-23 51-51 51-50-23-50-51z">
          <text:p/>
        </draw:path>
        <draw:path draw:style-name="gr6" draw:text-style-name="P2" draw:layer="layout" svg:width="0.1cm" svg:height="0.1cm" svg:x="9.885cm" svg:y="26.34cm" svg:viewBox="0 0 101 101" svg:d="M0 50c0-28 22-50 50-50s51 22 51 50-23 51-51 51-50-23-50-51z">
          <text:p/>
        </draw:path>
        <draw:path draw:style-name="gr6" draw:text-style-name="P2" draw:layer="layout" svg:width="0.1cm" svg:height="0.1cm" svg:x="9.894cm" svg:y="24.741cm" svg:viewBox="0 0 101 101" svg:d="M0 51c0-28 23-51 52-51 27 0 49 23 49 51s-22 50-49 50c-29 0-52-22-52-50z">
          <text:p/>
        </draw:path>
        <draw:path draw:style-name="gr6" draw:text-style-name="P2" draw:layer="layout" svg:width="0.1cm" svg:height="0.1cm" svg:x="9.894cm" svg:y="24.941cm" svg:viewBox="0 0 101 101" svg:d="M0 51c0-28 23-51 52-51 27 0 49 23 49 51s-22 50-49 50c-29 0-52-22-52-50z">
          <text:p/>
        </draw:path>
        <draw:path draw:style-name="gr6" draw:text-style-name="P2" draw:layer="layout" svg:width="0.1cm" svg:height="0.1cm" svg:x="9.107cm" svg:y="24.74cm" svg:viewBox="0 0 101 101" svg:d="M0 50c0-28 22-50 50-50s51 22 51 50-23 51-51 51-50-23-50-51z">
          <text:p/>
        </draw:path>
        <draw:path draw:style-name="gr6" draw:text-style-name="P2" draw:layer="layout" svg:width="0.1cm" svg:height="0.1cm" svg:x="9.361cm" svg:y="24.74cm" svg:viewBox="0 0 101 101" svg:d="M0 50c0-28 22-50 51-50 28 0 50 22 50 50s-22 51-50 51c-29 0-51-23-51-51z">
          <text:p/>
        </draw:path>
        <draw:path draw:style-name="gr6" draw:text-style-name="P2" draw:layer="layout" svg:width="0.1cm" svg:height="0.1cm" svg:x="9.11cm" svg:y="25.224cm" svg:viewBox="0 0 101 101" svg:d="M0 51c0-28 24-51 52-51 27 0 49 23 49 51s-22 50-49 50c-28 0-52-22-52-50z">
          <text:p/>
        </draw:path>
        <draw:path draw:style-name="gr6" draw:text-style-name="P2" draw:layer="layout" svg:width="0.1cm" svg:height="0.1cm" svg:x="9.11cm" svg:y="25.986cm" svg:viewBox="0 0 101 101" svg:d="M0 51c0-28 24-51 52-51 27 0 49 23 49 51 0 27-22 50-49 50-28 0-52-23-52-50z">
          <text:p/>
        </draw:path>
        <draw:path draw:style-name="gr6" draw:text-style-name="P2" draw:layer="layout" svg:width="0.1cm" svg:height="0.1cm" svg:x="10.69cm" svg:y="24.162cm" svg:viewBox="0 0 101 101" svg:d="M0 50c0-28 23-50 52-50 27 0 49 22 49 50s-22 51-49 51c-29 0-52-23-52-51z">
          <text:p/>
        </draw:path>
        <draw:path draw:style-name="gr6" draw:text-style-name="P2" draw:layer="layout" svg:width="0.1cm" svg:height="0.1cm" svg:x="10.944cm" svg:y="24.162cm" svg:viewBox="0 0 101 101" svg:d="M0 50c0-28 23-50 51-50s50 22 50 50-22 51-50 51-51-23-51-51z">
          <text:p/>
        </draw:path>
        <draw:path draw:style-name="gr6" draw:text-style-name="P2" draw:layer="layout" svg:width="0.1cm" svg:height="0.1cm" svg:x="11.198cm" svg:y="24.162cm" svg:viewBox="0 0 101 101" svg:d="M0 50c0-28 24-50 52-50 27 0 49 22 49 50s-22 51-49 51c-28 0-52-23-52-51z">
          <text:p/>
        </draw:path>
        <draw:path draw:style-name="gr6" draw:text-style-name="P2" draw:layer="layout" svg:width="0.1cm" svg:height="0.101cm" svg:x="10.963cm" svg:y="26.469cm" svg:viewBox="0 0 101 102" svg:d="M0 50c0-27 23-50 52-50 27 0 49 23 49 50 0 28-22 52-49 52-29 0-52-24-52-52z">
          <text:p/>
        </draw:path>
        <draw:path draw:style-name="gr6" draw:text-style-name="P2" draw:layer="layout" svg:width="0.1cm" svg:height="0.101cm" svg:x="11.784cm" svg:y="26.469cm" svg:viewBox="0 0 101 102" svg:d="M0 50c0-27 23-50 50-50 28 0 51 23 51 50 0 28-23 52-51 52-27 0-50-24-50-52z">
          <text:p/>
        </draw:path>
        <draw:path draw:style-name="gr6" draw:text-style-name="P2" draw:layer="layout" svg:width="0.1cm" svg:height="0.101cm" svg:x="11.174cm" svg:y="26.469cm" svg:viewBox="0 0 101 102" svg:d="M0 50c0-27 22-50 50-50s51 23 51 50c0 28-23 52-51 52s-50-24-50-52z">
          <text:p/>
        </draw:path>
        <draw:path draw:style-name="gr6" draw:text-style-name="P2" draw:layer="layout" svg:width="0.1cm" svg:height="0.101cm" svg:x="11.374cm" svg:y="26.469cm" svg:viewBox="0 0 101 102" svg:d="M0 50c0-27 22-50 50-50s51 23 51 50c0 28-23 52-51 52s-50-24-50-52z">
          <text:p/>
        </draw:path>
        <draw:path draw:style-name="gr6" draw:text-style-name="P2" draw:layer="layout" svg:width="0.1cm" svg:height="0.101cm" svg:x="11.574cm" svg:y="26.469cm" svg:viewBox="0 0 101 102" svg:d="M0 50c0-27 22-50 50-50s51 23 51 50c0 28-23 52-51 52s-50-24-50-52z">
          <text:p/>
        </draw:path>
        <draw:path draw:style-name="gr6" draw:text-style-name="P2" draw:layer="layout" svg:width="0.1cm" svg:height="0.1cm" svg:x="11.172cm" svg:y="27.026cm" svg:viewBox="0 0 101 101" svg:d="M0 52c0-29 23-52 52-52 27 0 49 23 49 52 0 27-22 49-49 49-29 0-52-22-52-49z">
          <text:p/>
        </draw:path>
        <draw:path draw:style-name="gr6" draw:text-style-name="P2" draw:layer="layout" svg:width="0.1cm" svg:height="0.1cm" svg:x="9.885cm" svg:y="27.026cm" svg:viewBox="0 0 101 101" svg:d="M0 52c0-29 22-52 50-52s51 23 51 52c0 27-23 49-51 49s-50-22-50-49z">
          <text:p/>
        </draw:path>
        <draw:path draw:style-name="gr15" draw:text-style-name="P3" draw:layer="layout" svg:width="0.1cm" svg:height="0.1cm" svg:x="11.972cm" svg:y="24.303cm" svg:viewBox="0 0 101 101" svg:d="M0 49c0-27 23-49 52-49 27 0 49 22 49 49 0 28-22 52-49 52-29 0-52-24-52-52z">
          <text:p/>
        </draw:path>
        <draw:path draw:style-name="gr15" draw:text-style-name="P3" draw:layer="layout" svg:width="0.1cm" svg:height="0.1cm" svg:x="11.972cm" svg:y="24.557cm" svg:viewBox="0 0 101 101" svg:d="M0 50c0-28 23-50 52-50 27 0 49 22 49 50s-22 51-49 51c-29 0-52-23-52-51z">
          <text:p/>
        </draw:path>
        <draw:path draw:style-name="gr15" draw:text-style-name="P3" draw:layer="layout" svg:width="0.1cm" svg:height="0.1cm" svg:x="10.085cm" svg:y="26.34cm" svg:viewBox="0 0 101 101" svg:d="M0 50c0-28 22-50 50-50s51 22 51 50-23 51-51 51-50-23-50-51z">
          <text:p/>
        </draw:path>
        <draw:path draw:style-name="gr15" draw:text-style-name="P3" draw:layer="layout" svg:width="0.1cm" svg:height="0.1cm" svg:x="9.885cm" svg:y="26.34cm" svg:viewBox="0 0 101 101" svg:d="M0 50c0-28 22-50 50-50s51 22 51 50-23 51-51 51-50-23-50-51z">
          <text:p/>
        </draw:path>
        <draw:path draw:style-name="gr15" draw:text-style-name="P3" draw:layer="layout" svg:width="0.1cm" svg:height="0.1cm" svg:x="9.894cm" svg:y="24.741cm" svg:viewBox="0 0 101 101" svg:d="M0 51c0-28 23-51 52-51 27 0 49 23 49 51s-22 50-49 50c-29 0-52-22-52-50z">
          <text:p/>
        </draw:path>
        <draw:path draw:style-name="gr15" draw:text-style-name="P3" draw:layer="layout" svg:width="0.1cm" svg:height="0.1cm" svg:x="9.894cm" svg:y="24.941cm" svg:viewBox="0 0 101 101" svg:d="M0 51c0-28 23-51 52-51 27 0 49 23 49 51s-22 50-49 50c-29 0-52-22-52-50z">
          <text:p/>
        </draw:path>
        <draw:path draw:style-name="gr15" draw:text-style-name="P3" draw:layer="layout" svg:width="0.1cm" svg:height="0.1cm" svg:x="9.107cm" svg:y="24.74cm" svg:viewBox="0 0 101 101" svg:d="M0 50c0-28 22-50 50-50s51 22 51 50-23 51-51 51-50-23-50-51z">
          <text:p/>
        </draw:path>
        <draw:path draw:style-name="gr15" draw:text-style-name="P3" draw:layer="layout" svg:width="0.1cm" svg:height="0.1cm" svg:x="9.361cm" svg:y="24.74cm" svg:viewBox="0 0 101 101" svg:d="M0 50c0-28 22-50 51-50 28 0 50 22 50 50s-22 51-50 51c-29 0-51-23-51-51z">
          <text:p/>
        </draw:path>
        <draw:path draw:style-name="gr15" draw:text-style-name="P3" draw:layer="layout" svg:width="0.1cm" svg:height="0.1cm" svg:x="9.11cm" svg:y="25.224cm" svg:viewBox="0 0 101 101" svg:d="M0 51c0-28 24-51 52-51 27 0 49 23 49 51s-22 50-49 50c-28 0-52-22-52-50z">
          <text:p/>
        </draw:path>
        <draw:path draw:style-name="gr15" draw:text-style-name="P3" draw:layer="layout" svg:width="0.1cm" svg:height="0.1cm" svg:x="9.11cm" svg:y="25.986cm" svg:viewBox="0 0 101 101" svg:d="M0 51c0-28 24-51 52-51 27 0 49 23 49 51 0 27-22 50-49 50-28 0-52-23-52-50z">
          <text:p/>
        </draw:path>
        <draw:path draw:style-name="gr15" draw:text-style-name="P3" draw:layer="layout" svg:width="0.1cm" svg:height="0.1cm" svg:x="10.69cm" svg:y="24.162cm" svg:viewBox="0 0 101 101" svg:d="M0 50c0-28 23-50 52-50 27 0 49 22 49 50s-22 51-49 51c-29 0-52-23-52-51z">
          <text:p/>
        </draw:path>
        <draw:path draw:style-name="gr15" draw:text-style-name="P3" draw:layer="layout" svg:width="0.1cm" svg:height="0.1cm" svg:x="10.944cm" svg:y="24.162cm" svg:viewBox="0 0 101 101" svg:d="M0 50c0-28 23-50 51-50s50 22 50 50-22 51-50 51-51-23-51-51z">
          <text:p/>
        </draw:path>
        <draw:path draw:style-name="gr15" draw:text-style-name="P3" draw:layer="layout" svg:width="0.1cm" svg:height="0.1cm" svg:x="11.198cm" svg:y="24.162cm" svg:viewBox="0 0 101 101" svg:d="M0 50c0-28 24-50 52-50 27 0 49 22 49 50s-22 51-49 51c-28 0-52-23-52-51z">
          <text:p/>
        </draw:path>
        <draw:path draw:style-name="gr15" draw:text-style-name="P3" draw:layer="layout" svg:width="0.1cm" svg:height="0.101cm" svg:x="10.963cm" svg:y="26.469cm" svg:viewBox="0 0 101 102" svg:d="M0 50c0-27 23-50 52-50 27 0 49 23 49 50 0 28-22 52-49 52-29 0-52-24-52-52z">
          <text:p/>
        </draw:path>
        <draw:path draw:style-name="gr15" draw:text-style-name="P3" draw:layer="layout" svg:width="0.1cm" svg:height="0.101cm" svg:x="11.784cm" svg:y="26.469cm" svg:viewBox="0 0 101 102" svg:d="M0 50c0-27 23-50 50-50 28 0 51 23 51 50 0 28-23 52-51 52-27 0-50-24-50-52z">
          <text:p/>
        </draw:path>
        <draw:path draw:style-name="gr15" draw:text-style-name="P3" draw:layer="layout" svg:width="0.1cm" svg:height="0.101cm" svg:x="11.174cm" svg:y="26.469cm" svg:viewBox="0 0 101 102" svg:d="M0 50c0-27 22-50 50-50s51 23 51 50c0 28-23 52-51 52s-50-24-50-52z">
          <text:p/>
        </draw:path>
        <draw:path draw:style-name="gr15" draw:text-style-name="P3" draw:layer="layout" svg:width="0.1cm" svg:height="0.101cm" svg:x="11.374cm" svg:y="26.469cm" svg:viewBox="0 0 101 102" svg:d="M0 50c0-27 22-50 50-50s51 23 51 50c0 28-23 52-51 52s-50-24-50-52z">
          <text:p/>
        </draw:path>
        <draw:path draw:style-name="gr15" draw:text-style-name="P3" draw:layer="layout" svg:width="0.1cm" svg:height="0.101cm" svg:x="11.574cm" svg:y="26.469cm" svg:viewBox="0 0 101 102" svg:d="M0 50c0-27 22-50 50-50s51 23 51 50c0 28-23 52-51 52s-50-24-50-52z">
          <text:p/>
        </draw:path>
        <draw:path draw:style-name="gr15" draw:text-style-name="P3" draw:layer="layout" svg:width="0.1cm" svg:height="0.1cm" svg:x="11.172cm" svg:y="27.026cm" svg:viewBox="0 0 101 101" svg:d="M0 52c0-29 23-52 52-52 27 0 49 23 49 52 0 27-22 49-49 49-29 0-52-22-52-49z">
          <text:p/>
        </draw:path>
        <draw:path draw:style-name="gr15" draw:text-style-name="P3" draw:layer="layout" svg:width="0.1cm" svg:height="0.1cm" svg:x="9.885cm" svg:y="27.026cm" svg:viewBox="0 0 101 101" svg:d="M0 52c0-29 22-52 50-52s51 23 51 52c0 27-23 49-51 49s-50-22-50-49z">
          <text:p/>
        </draw:path>
        <draw:line draw:style-name="gr1" draw:text-style-name="P1" draw:layer="layout" svg:x1="17.691cm" svg:y1="25.998cm" svg:x2="17.673cm" svg:y2="26.005cm">
          <text:p/>
        </draw:line>
        <draw:line draw:style-name="gr1" draw:text-style-name="P1" draw:layer="layout" svg:x1="17.673cm" svg:y1="26.004cm" svg:x2="17.644cm" svg:y2="26.004cm">
          <text:p/>
        </draw:line>
        <draw:line draw:style-name="gr1" draw:text-style-name="P1" draw:layer="layout" svg:x1="17.645cm" svg:y1="26.005cm" svg:x2="17.633cm" svg:y2="25.998cm">
          <text:p/>
        </draw:line>
        <draw:line draw:style-name="gr1" draw:text-style-name="P1" draw:layer="layout" svg:x1="17.634cm" svg:y1="25.999cm" svg:x2="17.627cm" svg:y2="25.993cm">
          <text:p/>
        </draw:line>
        <draw:line draw:style-name="gr1" draw:text-style-name="P1" draw:layer="layout" svg:x1="17.628cm" svg:y1="25.994cm" svg:x2="17.621cm" svg:y2="25.981cm">
          <text:p/>
        </draw:line>
        <draw:line draw:style-name="gr1" draw:text-style-name="P1" draw:layer="layout" svg:x1="17.621cm" svg:y1="25.981cm" svg:x2="17.621cm" svg:y2="25.97cm">
          <text:p/>
        </draw:line>
        <draw:line draw:style-name="gr1" draw:text-style-name="P1" draw:layer="layout" svg:x1="17.621cm" svg:y1="25.971cm" svg:x2="17.628cm" svg:y2="25.958cm">
          <text:p/>
        </draw:line>
        <draw:line draw:style-name="gr1" draw:text-style-name="P1" draw:layer="layout" svg:x1="17.627cm" svg:y1="25.959cm" svg:x2="17.634cm" svg:y2="25.953cm">
          <text:p/>
        </draw:line>
        <draw:line draw:style-name="gr1" draw:text-style-name="P1" draw:layer="layout" svg:x1="17.633cm" svg:y1="25.954cm" svg:x2="17.645cm" svg:y2="25.947cm">
          <text:p/>
        </draw:line>
        <draw:line draw:style-name="gr1" draw:text-style-name="P1" draw:layer="layout" svg:x1="17.644cm" svg:y1="25.948cm" svg:x2="17.668cm" svg:y2="25.941cm">
          <text:p/>
        </draw:line>
        <draw:line draw:style-name="gr1" draw:text-style-name="P1" draw:layer="layout" svg:x1="17.667cm" svg:y1="25.942cm" svg:x2="17.68cm" svg:y2="25.936cm">
          <text:p/>
        </draw:line>
        <draw:line draw:style-name="gr1" draw:text-style-name="P1" draw:layer="layout" svg:x1="17.679cm" svg:y1="25.937cm" svg:x2="17.685cm" svg:y2="25.93cm">
          <text:p/>
        </draw:line>
        <draw:line draw:style-name="gr1" draw:text-style-name="P1" draw:layer="layout" svg:x1="17.684cm" svg:y1="25.931cm" svg:x2="17.691cm" svg:y2="25.918cm">
          <text:p/>
        </draw:line>
        <draw:line draw:style-name="gr1" draw:text-style-name="P1" draw:layer="layout" svg:x1="17.69cm" svg:y1="25.918cm" svg:x2="17.69cm" svg:y2="25.907cm">
          <text:p/>
        </draw:line>
        <draw:line draw:style-name="gr1" draw:text-style-name="P1" draw:layer="layout" svg:x1="17.691cm" svg:y1="25.908cm" svg:x2="17.684cm" svg:y2="25.896cm">
          <text:p/>
        </draw:line>
        <draw:line draw:style-name="gr1" draw:text-style-name="P1" draw:layer="layout" svg:x1="17.685cm" svg:y1="25.897cm" svg:x2="17.679cm" svg:y2="25.89cm">
          <text:p/>
        </draw:line>
        <draw:line draw:style-name="gr1" draw:text-style-name="P1" draw:layer="layout" svg:x1="17.68cm" svg:y1="25.892cm" svg:x2="17.667cm" svg:y2="25.884cm">
          <text:p/>
        </draw:line>
        <draw:line draw:style-name="gr1" draw:text-style-name="P1" draw:layer="layout" svg:x1="17.667cm" svg:y1="25.884cm" svg:x2="17.639cm" svg:y2="25.884cm">
          <text:p/>
        </draw:line>
        <draw:line draw:style-name="gr1" draw:text-style-name="P1" draw:layer="layout" svg:x1="17.64cm" svg:y1="25.884cm" svg:x2="17.621cm" svg:y2="25.892cm">
          <text:p/>
        </draw:line>
        <draw:line draw:style-name="gr1" draw:text-style-name="P1" draw:layer="layout" svg:x1="17.582cm" svg:y1="25.884cm" svg:x2="17.553cm" svg:y2="26.005cm">
          <text:p/>
        </draw:line>
        <draw:line draw:style-name="gr1" draw:text-style-name="P1" draw:layer="layout" svg:x1="17.554cm" svg:y1="26.005cm" svg:x2="17.53cm" svg:y2="25.918cm">
          <text:p/>
        </draw:line>
        <draw:line draw:style-name="gr1" draw:text-style-name="P1" draw:layer="layout" svg:x1="17.531cm" svg:y1="25.918cm" svg:x2="17.507cm" svg:y2="26.005cm">
          <text:p/>
        </draw:line>
        <draw:line draw:style-name="gr1" draw:text-style-name="P1" draw:layer="layout" svg:x1="17.508cm" svg:y1="26.005cm" svg:x2="17.479cm" svg:y2="25.884cm">
          <text:p/>
        </draw:line>
        <draw:line draw:style-name="gr1" draw:text-style-name="P1" draw:layer="layout" svg:x1="17.37cm" svg:y1="26.004cm" svg:x2="17.439cm" svg:y2="26.004cm">
          <text:p/>
        </draw:line>
        <draw:line draw:style-name="gr1" draw:text-style-name="P1" draw:layer="layout" svg:x1="17.404cm" svg:y1="26.004cm" svg:x2="17.404cm" svg:y2="25.884cm">
          <text:p/>
        </draw:line>
        <draw:line draw:style-name="gr1" draw:text-style-name="P1" draw:layer="layout" svg:x1="17.404cm" svg:y1="25.884cm" svg:x2="17.417cm" svg:y2="25.902cm">
          <text:p/>
        </draw:line>
        <draw:line draw:style-name="gr1" draw:text-style-name="P1" draw:layer="layout" svg:x1="17.416cm" svg:y1="25.901cm" svg:x2="17.428cm" svg:y2="25.914cm">
          <text:p/>
        </draw:line>
        <draw:line draw:style-name="gr1" draw:text-style-name="P1" draw:layer="layout" svg:x1="17.427cm" svg:y1="25.913cm" svg:x2="17.44cm" svg:y2="25.919cm">
          <text:p/>
        </draw:line>
        <draw:polygon draw:style-name="gr2" draw:text-style-name="P1" draw:layer="layout" svg:width="0.426cm" svg:height="0.289cm" svg:x="17.317cm" svg:y="25.79cm" svg:viewBox="0 0 427 290" draw:points="0,0 427,0 427,290 0,290">
          <text:p/>
        </draw:polygon>
        <draw:line draw:style-name="gr1" draw:text-style-name="P1" draw:layer="layout" svg:x1="16.083cm" svg:y1="25.594cm" svg:x2="16.083cm" svg:y2="25.674cm">
          <text:p/>
        </draw:line>
        <draw:line draw:style-name="gr1" draw:text-style-name="P1" draw:layer="layout" svg:x1="16.112cm" svg:y1="25.548cm" svg:x2="16.141cm" svg:y2="25.635cm">
          <text:p/>
        </draw:line>
        <draw:line draw:style-name="gr1" draw:text-style-name="P1" draw:layer="layout" svg:x1="16.14cm" svg:y1="25.634cm" svg:x2="16.066cm" svg:y2="25.634cm">
          <text:p/>
        </draw:line>
        <draw:line draw:style-name="gr1" draw:text-style-name="P1" draw:layer="layout" svg:x1="16.032cm" svg:y1="25.554cm" svg:x2="15.952cm" svg:y2="25.554cm">
          <text:p/>
        </draw:line>
        <draw:line draw:style-name="gr1" draw:text-style-name="P1" draw:layer="layout" svg:x1="15.952cm" svg:y1="25.554cm" svg:x2="16.004cm" svg:y2="25.675cm">
          <text:p/>
        </draw:line>
        <draw:line draw:style-name="gr1" draw:text-style-name="P1" draw:layer="layout" svg:x1="15.883cm" svg:y1="25.554cm" svg:x2="15.872cm" svg:y2="25.554cm">
          <text:p/>
        </draw:line>
        <draw:line draw:style-name="gr1" draw:text-style-name="P1" draw:layer="layout" svg:x1="15.873cm" svg:y1="25.554cm" svg:x2="15.86cm" svg:y2="25.562cm">
          <text:p/>
        </draw:line>
        <draw:line draw:style-name="gr1" draw:text-style-name="P1" draw:layer="layout" svg:x1="15.861cm" svg:y1="25.56cm" svg:x2="15.854cm" svg:y2="25.567cm">
          <text:p/>
        </draw:line>
        <draw:line draw:style-name="gr1" draw:text-style-name="P1" draw:layer="layout" svg:x1="15.855cm" svg:y1="25.566cm" svg:x2="15.849cm" svg:y2="25.578cm">
          <text:p/>
        </draw:line>
        <draw:line draw:style-name="gr1" draw:text-style-name="P1" draw:layer="layout" svg:x1="15.851cm" svg:y1="25.577cm" svg:x2="15.843cm" svg:y2="25.601cm">
          <text:p/>
        </draw:line>
        <draw:line draw:style-name="gr1" draw:text-style-name="P1" draw:layer="layout" svg:x1="15.843cm" svg:y1="25.6cm" svg:x2="15.843cm" svg:y2="25.628cm">
          <text:p/>
        </draw:line>
        <draw:line draw:style-name="gr1" draw:text-style-name="P1" draw:layer="layout" svg:x1="15.843cm" svg:y1="25.628cm" svg:x2="15.851cm" svg:y2="25.652cm">
          <text:p/>
        </draw:line>
        <draw:line draw:style-name="gr1" draw:text-style-name="P1" draw:layer="layout" svg:x1="15.849cm" svg:y1="25.651cm" svg:x2="15.855cm" svg:y2="25.664cm">
          <text:p/>
        </draw:line>
        <draw:line draw:style-name="gr1" draw:text-style-name="P1" draw:layer="layout" svg:x1="15.854cm" svg:y1="25.663cm" svg:x2="15.861cm" svg:y2="25.669cm">
          <text:p/>
        </draw:line>
        <draw:line draw:style-name="gr1" draw:text-style-name="P1" draw:layer="layout" svg:x1="15.86cm" svg:y1="25.668cm" svg:x2="15.873cm" svg:y2="25.675cm">
          <text:p/>
        </draw:line>
        <draw:line draw:style-name="gr1" draw:text-style-name="P1" draw:layer="layout" svg:x1="15.872cm" svg:y1="25.674cm" svg:x2="15.883cm" svg:y2="25.674cm">
          <text:p/>
        </draw:line>
        <draw:line draw:style-name="gr1" draw:text-style-name="P1" draw:layer="layout" svg:x1="15.883cm" svg:y1="25.675cm" svg:x2="15.895cm" svg:y2="25.668cm">
          <text:p/>
        </draw:line>
        <draw:line draw:style-name="gr1" draw:text-style-name="P1" draw:layer="layout" svg:x1="15.894cm" svg:y1="25.669cm" svg:x2="15.901cm" svg:y2="25.663cm">
          <text:p/>
        </draw:line>
        <draw:line draw:style-name="gr1" draw:text-style-name="P1" draw:layer="layout" svg:x1="15.9cm" svg:y1="25.664cm" svg:x2="15.907cm" svg:y2="25.651cm">
          <text:p/>
        </draw:line>
        <draw:line draw:style-name="gr1" draw:text-style-name="P1" draw:layer="layout" svg:x1="15.906cm" svg:y1="25.652cm" svg:x2="15.913cm" svg:y2="25.628cm">
          <text:p/>
        </draw:line>
        <draw:line draw:style-name="gr1" draw:text-style-name="P1" draw:layer="layout" svg:x1="15.912cm" svg:y1="25.628cm" svg:x2="15.912cm" svg:y2="25.6cm">
          <text:p/>
        </draw:line>
        <draw:line draw:style-name="gr1" draw:text-style-name="P1" draw:layer="layout" svg:x1="15.913cm" svg:y1="25.601cm" svg:x2="15.906cm" svg:y2="25.577cm">
          <text:p/>
        </draw:line>
        <draw:line draw:style-name="gr1" draw:text-style-name="P1" draw:layer="layout" svg:x1="15.907cm" svg:y1="25.578cm" svg:x2="15.9cm" svg:y2="25.566cm">
          <text:p/>
        </draw:line>
        <draw:line draw:style-name="gr1" draw:text-style-name="P1" draw:layer="layout" svg:x1="15.901cm" svg:y1="25.567cm" svg:x2="15.894cm" svg:y2="25.56cm">
          <text:p/>
        </draw:line>
        <draw:line draw:style-name="gr1" draw:text-style-name="P1" draw:layer="layout" svg:x1="15.895cm" svg:y1="25.562cm" svg:x2="15.883cm" svg:y2="25.554cm">
          <text:p/>
        </draw:line>
        <draw:line draw:style-name="gr1" draw:text-style-name="P1" draw:layer="layout" svg:x1="15.774cm" svg:y1="25.675cm" svg:x2="15.787cm" svg:y2="25.668cm">
          <text:p/>
        </draw:line>
        <draw:line draw:style-name="gr1" draw:text-style-name="P1" draw:layer="layout" svg:x1="15.786cm" svg:y1="25.669cm" svg:x2="15.793cm" svg:y2="25.663cm">
          <text:p/>
        </draw:line>
        <draw:line draw:style-name="gr1" draw:text-style-name="P1" draw:layer="layout" svg:x1="15.792cm" svg:y1="25.664cm" svg:x2="15.798cm" svg:y2="25.651cm">
          <text:p/>
        </draw:line>
        <draw:line draw:style-name="gr1" draw:text-style-name="P1" draw:layer="layout" svg:x1="15.797cm" svg:y1="25.651cm" svg:x2="15.797cm" svg:y2="25.617cm">
          <text:p/>
        </draw:line>
        <draw:line draw:style-name="gr1" draw:text-style-name="P1" draw:layer="layout" svg:x1="15.798cm" svg:y1="25.618cm" svg:x2="15.792cm" svg:y2="25.606cm">
          <text:p/>
        </draw:line>
        <draw:line draw:style-name="gr1" draw:text-style-name="P1" draw:layer="layout" svg:x1="15.793cm" svg:y1="25.607cm" svg:x2="15.786cm" svg:y2="25.6cm">
          <text:p/>
        </draw:line>
        <draw:line draw:style-name="gr1" draw:text-style-name="P1" draw:layer="layout" svg:x1="15.787cm" svg:y1="25.602cm" svg:x2="15.774cm" svg:y2="25.594cm">
          <text:p/>
        </draw:line>
        <draw:line draw:style-name="gr1" draw:text-style-name="P1" draw:layer="layout" svg:x1="15.774cm" svg:y1="25.594cm" svg:x2="15.757cm" svg:y2="25.594cm">
          <text:p/>
        </draw:line>
        <draw:line draw:style-name="gr1" draw:text-style-name="P1" draw:layer="layout" svg:x1="15.758cm" svg:y1="25.594cm" svg:x2="15.746cm" svg:y2="25.602cm">
          <text:p/>
        </draw:line>
        <draw:line draw:style-name="gr1" draw:text-style-name="P1" draw:layer="layout" svg:x1="15.747cm" svg:y1="25.6cm" svg:x2="15.74cm" svg:y2="25.607cm">
          <text:p/>
        </draw:line>
        <draw:line draw:style-name="gr1" draw:text-style-name="P1" draw:layer="layout" svg:x1="15.741cm" svg:y1="25.606cm" svg:x2="15.734cm" svg:y2="25.618cm">
          <text:p/>
        </draw:line>
        <draw:line draw:style-name="gr1" draw:text-style-name="P1" draw:layer="layout" svg:x1="15.734cm" svg:y1="25.617cm" svg:x2="15.734cm" svg:y2="25.651cm">
          <text:p/>
        </draw:line>
        <draw:line draw:style-name="gr1" draw:text-style-name="P1" draw:layer="layout" svg:x1="15.734cm" svg:y1="25.651cm" svg:x2="15.741cm" svg:y2="25.664cm">
          <text:p/>
        </draw:line>
        <draw:line draw:style-name="gr1" draw:text-style-name="P1" draw:layer="layout" svg:x1="15.74cm" svg:y1="25.663cm" svg:x2="15.747cm" svg:y2="25.669cm">
          <text:p/>
        </draw:line>
        <draw:line draw:style-name="gr1" draw:text-style-name="P1" draw:layer="layout" svg:x1="15.746cm" svg:y1="25.668cm" svg:x2="15.758cm" svg:y2="25.675cm">
          <text:p/>
        </draw:line>
        <draw:line draw:style-name="gr1" draw:text-style-name="P1" draw:layer="layout" svg:x1="15.757cm" svg:y1="25.674cm" svg:x2="15.774cm" svg:y2="25.674cm">
          <text:p/>
        </draw:line>
        <draw:line draw:style-name="gr1" draw:text-style-name="P1" draw:layer="layout" svg:x1="15.683cm" svg:y1="25.674cm" svg:x2="15.683cm" svg:y2="25.554cm">
          <text:p/>
        </draw:line>
        <draw:line draw:style-name="gr1" draw:text-style-name="P1" draw:layer="layout" svg:x1="15.632cm" svg:y1="25.674cm" svg:x2="15.632cm" svg:y2="25.611cm">
          <text:p/>
        </draw:line>
        <draw:line draw:style-name="gr1" draw:text-style-name="P1" draw:layer="layout" svg:x1="15.632cm" svg:y1="25.612cm" svg:x2="15.638cm" svg:y2="25.6cm">
          <text:p/>
        </draw:line>
        <draw:line draw:style-name="gr1" draw:text-style-name="P1" draw:layer="layout" svg:x1="15.637cm" svg:y1="25.602cm" svg:x2="15.65cm" svg:y2="25.594cm">
          <text:p/>
        </draw:line>
        <draw:line draw:style-name="gr1" draw:text-style-name="P1" draw:layer="layout" svg:x1="15.649cm" svg:y1="25.594cm" svg:x2="15.666cm" svg:y2="25.594cm">
          <text:p/>
        </draw:line>
        <draw:line draw:style-name="gr1" draw:text-style-name="P1" draw:layer="layout" svg:x1="15.666cm" svg:y1="25.594cm" svg:x2="15.678cm" svg:y2="25.602cm">
          <text:p/>
        </draw:line>
        <draw:line draw:style-name="gr1" draw:text-style-name="P1" draw:layer="layout" svg:x1="15.677cm" svg:y1="25.6cm" svg:x2="15.684cm" svg:y2="25.607cm">
          <text:p/>
        </draw:line>
        <draw:line draw:style-name="gr1" draw:text-style-name="P1" draw:layer="layout" svg:x1="15.574cm" svg:y1="25.674cm" svg:x2="15.574cm" svg:y2="25.594cm">
          <text:p/>
        </draw:line>
        <draw:line draw:style-name="gr1" draw:text-style-name="P1" draw:layer="layout" svg:x1="15.575cm" svg:y1="25.607cm" svg:x2="15.569cm" svg:y2="25.6cm">
          <text:p/>
        </draw:line>
        <draw:line draw:style-name="gr1" draw:text-style-name="P1" draw:layer="layout" svg:x1="15.57cm" svg:y1="25.602cm" svg:x2="15.557cm" svg:y2="25.594cm">
          <text:p/>
        </draw:line>
        <draw:line draw:style-name="gr1" draw:text-style-name="P1" draw:layer="layout" svg:x1="15.557cm" svg:y1="25.594cm" svg:x2="15.54cm" svg:y2="25.594cm">
          <text:p/>
        </draw:line>
        <draw:line draw:style-name="gr1" draw:text-style-name="P1" draw:layer="layout" svg:x1="15.541cm" svg:y1="25.594cm" svg:x2="15.529cm" svg:y2="25.602cm">
          <text:p/>
        </draw:line>
        <draw:line draw:style-name="gr1" draw:text-style-name="P1" draw:layer="layout" svg:x1="15.531cm" svg:y1="25.6cm" svg:x2="15.523cm" svg:y2="25.612cm">
          <text:p/>
        </draw:line>
        <draw:line draw:style-name="gr1" draw:text-style-name="P1" draw:layer="layout" svg:x1="15.523cm" svg:y1="25.611cm" svg:x2="15.523cm" svg:y2="25.674cm">
          <text:p/>
        </draw:line>
        <draw:line draw:style-name="gr1" draw:text-style-name="P1" draw:layer="layout" svg:x1="15.524cm" svg:y1="25.612cm" svg:x2="15.517cm" svg:y2="25.6cm">
          <text:p/>
        </draw:line>
        <draw:line draw:style-name="gr1" draw:text-style-name="P1" draw:layer="layout" svg:x1="15.518cm" svg:y1="25.602cm" svg:x2="15.506cm" svg:y2="25.594cm">
          <text:p/>
        </draw:line>
        <draw:line draw:style-name="gr1" draw:text-style-name="P1" draw:layer="layout" svg:x1="15.506cm" svg:y1="25.594cm" svg:x2="15.489cm" svg:y2="25.594cm">
          <text:p/>
        </draw:line>
        <draw:line draw:style-name="gr1" draw:text-style-name="P1" draw:layer="layout" svg:x1="15.49cm" svg:y1="25.594cm" svg:x2="15.477cm" svg:y2="25.602cm">
          <text:p/>
        </draw:line>
        <draw:line draw:style-name="gr1" draw:text-style-name="P1" draw:layer="layout" svg:x1="15.478cm" svg:y1="25.6cm" svg:x2="15.472cm" svg:y2="25.612cm">
          <text:p/>
        </draw:line>
        <draw:line draw:style-name="gr1" draw:text-style-name="P1" draw:layer="layout" svg:x1="15.472cm" svg:y1="25.611cm" svg:x2="15.472cm" svg:y2="25.674cm">
          <text:p/>
        </draw:line>
        <draw:polygon draw:style-name="gr2" draw:text-style-name="P1" draw:layer="layout" svg:width="0.774cm" svg:height="0.289cm" svg:x="15.416cm" svg:y="25.46cm" svg:viewBox="0 0 775 290" draw:points="0,0 775,0 775,290 0,290">
          <text:p/>
        </draw:polygon>
        <draw:line draw:style-name="gr1" draw:text-style-name="P1" draw:layer="layout" svg:x1="15.821cm" svg:y1="27.068cm" svg:x2="15.821cm" svg:y2="27.108cm">
          <text:p/>
        </draw:line>
        <draw:line draw:style-name="gr1" draw:text-style-name="P1" draw:layer="layout" svg:x1="15.758cm" svg:y1="27.108cm" svg:x2="15.878cm" svg:y2="27.108cm">
          <text:p/>
        </draw:line>
        <draw:line draw:style-name="gr1" draw:text-style-name="P1" draw:layer="layout" svg:x1="15.878cm" svg:y1="27.108cm" svg:x2="15.878cm" svg:y2="27.051cm">
          <text:p/>
        </draw:line>
        <draw:line draw:style-name="gr1" draw:text-style-name="P1" draw:layer="layout" svg:x1="15.771cm" svg:y1="27.007cm" svg:x2="15.764cm" svg:y2="26.999cm">
          <text:p/>
        </draw:line>
        <draw:line draw:style-name="gr1" draw:text-style-name="P1" draw:layer="layout" svg:x1="15.766cm" svg:y1="26.999cm" svg:x2="15.758cm" svg:y2="27.007cm">
          <text:p/>
        </draw:line>
        <draw:line draw:style-name="gr1" draw:text-style-name="P1" draw:layer="layout" svg:x1="15.758cm" svg:y1="27.005cm" svg:x2="15.766cm" svg:y2="27.012cm">
          <text:p/>
        </draw:line>
        <draw:line draw:style-name="gr1" draw:text-style-name="P1" draw:layer="layout" svg:x1="15.764cm" svg:y1="27.012cm" svg:x2="15.771cm" svg:y2="27.005cm">
          <text:p/>
        </draw:line>
        <draw:line draw:style-name="gr1" draw:text-style-name="P1" draw:layer="layout" svg:x1="15.77cm" svg:y1="27.005cm" svg:x2="15.758cm" svg:y2="27.005cm">
          <text:p/>
        </draw:line>
        <draw:line draw:style-name="gr1" draw:text-style-name="P1" draw:layer="layout" svg:x1="15.793cm" svg:y1="26.954cm" svg:x2="15.793cm" svg:y2="26.896cm">
          <text:p/>
        </draw:line>
        <draw:line draw:style-name="gr1" draw:text-style-name="P1" draw:layer="layout" svg:x1="15.758cm" svg:y1="26.966cm" svg:x2="15.879cm" svg:y2="26.925cm">
          <text:p/>
        </draw:line>
        <draw:line draw:style-name="gr1" draw:text-style-name="P1" draw:layer="layout" svg:x1="15.879cm" svg:y1="26.926cm" svg:x2="15.758cm" svg:y2="26.885cm">
          <text:p/>
        </draw:line>
        <draw:line draw:style-name="gr1" draw:text-style-name="P1" draw:layer="layout" svg:x1="15.771cm" svg:y1="26.847cm" svg:x2="15.764cm" svg:y2="26.839cm">
          <text:p/>
        </draw:line>
        <draw:line draw:style-name="gr1" draw:text-style-name="P1" draw:layer="layout" svg:x1="15.766cm" svg:y1="26.839cm" svg:x2="15.758cm" svg:y2="26.847cm">
          <text:p/>
        </draw:line>
        <draw:line draw:style-name="gr1" draw:text-style-name="P1" draw:layer="layout" svg:x1="15.758cm" svg:y1="26.845cm" svg:x2="15.766cm" svg:y2="26.852cm">
          <text:p/>
        </draw:line>
        <draw:line draw:style-name="gr1" draw:text-style-name="P1" draw:layer="layout" svg:x1="15.764cm" svg:y1="26.852cm" svg:x2="15.771cm" svg:y2="26.845cm">
          <text:p/>
        </draw:line>
        <draw:line draw:style-name="gr1" draw:text-style-name="P1" draw:layer="layout" svg:x1="15.77cm" svg:y1="26.845cm" svg:x2="15.758cm" svg:y2="26.845cm">
          <text:p/>
        </draw:line>
        <draw:line draw:style-name="gr1" draw:text-style-name="P1" draw:layer="layout" svg:x1="15.679cm" svg:y1="27.151cm" svg:x2="15.686cm" svg:y2="27.163cm">
          <text:p/>
        </draw:line>
        <draw:line draw:style-name="gr1" draw:text-style-name="P1" draw:layer="layout" svg:x1="15.685cm" svg:y1="27.162cm" svg:x2="15.685cm" svg:y2="27.179cm">
          <text:p/>
        </draw:line>
        <draw:line draw:style-name="gr1" draw:text-style-name="P1" draw:layer="layout" svg:x1="15.686cm" svg:y1="27.179cm" svg:x2="15.679cm" svg:y2="27.199cm">
          <text:p/>
        </draw:line>
        <draw:line draw:style-name="gr1" draw:text-style-name="P1" draw:layer="layout" svg:x1="15.68cm" svg:y1="27.197cm" svg:x2="15.668cm" svg:y2="27.209cm">
          <text:p/>
        </draw:line>
        <draw:line draw:style-name="gr1" draw:text-style-name="P1" draw:layer="layout" svg:x1="15.669cm" svg:y1="27.208cm" svg:x2="15.657cm" svg:y2="27.215cm">
          <text:p/>
        </draw:line>
        <draw:line draw:style-name="gr1" draw:text-style-name="P1" draw:layer="layout" svg:x1="15.658cm" svg:y1="27.214cm" svg:x2="15.634cm" svg:y2="27.22cm">
          <text:p/>
        </draw:line>
        <draw:line draw:style-name="gr1" draw:text-style-name="P1" draw:layer="layout" svg:x1="15.634cm" svg:y1="27.219cm" svg:x2="15.617cm" svg:y2="27.219cm">
          <text:p/>
        </draw:line>
        <draw:line draw:style-name="gr1" draw:text-style-name="P1" draw:layer="layout" svg:x1="15.618cm" svg:y1="27.22cm" svg:x2="15.594cm" svg:y2="27.214cm">
          <text:p/>
        </draw:line>
        <draw:line draw:style-name="gr1" draw:text-style-name="P1" draw:layer="layout" svg:x1="15.595cm" svg:y1="27.215cm" svg:x2="15.582cm" svg:y2="27.208cm">
          <text:p/>
        </draw:line>
        <draw:line draw:style-name="gr1" draw:text-style-name="P1" draw:layer="layout" svg:x1="15.583cm" svg:y1="27.209cm" svg:x2="15.571cm" svg:y2="27.197cm">
          <text:p/>
        </draw:line>
        <draw:line draw:style-name="gr1" draw:text-style-name="P1" draw:layer="layout" svg:x1="15.572cm" svg:y1="27.199cm" svg:x2="15.565cm" svg:y2="27.179cm">
          <text:p/>
        </draw:line>
        <draw:line draw:style-name="gr1" draw:text-style-name="P1" draw:layer="layout" svg:x1="15.565cm" svg:y1="27.179cm" svg:x2="15.565cm" svg:y2="27.168cm">
          <text:p/>
        </draw:line>
        <draw:line draw:style-name="gr1" draw:text-style-name="P1" draw:layer="layout" svg:x1="15.565cm" svg:y1="27.169cm" svg:x2="15.572cm" svg:y2="27.151cm">
          <text:p/>
        </draw:line>
        <draw:line draw:style-name="gr1" draw:text-style-name="P1" draw:layer="layout" svg:x1="15.571cm" svg:y1="27.152cm" svg:x2="15.578cm" svg:y2="27.145cm">
          <text:p/>
        </draw:line>
        <draw:line draw:style-name="gr1" draw:text-style-name="P1" draw:layer="layout" svg:x1="15.577cm" svg:y1="27.145cm" svg:x2="15.617cm" svg:y2="27.145cm">
          <text:p/>
        </draw:line>
        <draw:line draw:style-name="gr1" draw:text-style-name="P1" draw:layer="layout" svg:x1="15.617cm" svg:y1="27.145cm" svg:x2="15.617cm" svg:y2="27.168cm">
          <text:p/>
        </draw:line>
        <draw:line draw:style-name="gr1" draw:text-style-name="P1" draw:layer="layout" svg:x1="15.578cm" svg:y1="27.095cm" svg:x2="15.571cm" svg:y2="27.088cm">
          <text:p/>
        </draw:line>
        <draw:line draw:style-name="gr1" draw:text-style-name="P1" draw:layer="layout" svg:x1="15.572cm" svg:y1="27.088cm" svg:x2="15.565cm" svg:y2="27.095cm">
          <text:p/>
        </draw:line>
        <draw:line draw:style-name="gr1" draw:text-style-name="P1" draw:layer="layout" svg:x1="15.565cm" svg:y1="27.094cm" svg:x2="15.572cm" svg:y2="27.1cm">
          <text:p/>
        </draw:line>
        <draw:line draw:style-name="gr1" draw:text-style-name="P1" draw:layer="layout" svg:x1="15.571cm" svg:y1="27.1cm" svg:x2="15.578cm" svg:y2="27.094cm">
          <text:p/>
        </draw:line>
        <draw:line draw:style-name="gr1" draw:text-style-name="P1" draw:layer="layout" svg:x1="15.577cm" svg:y1="27.094cm" svg:x2="15.565cm" svg:y2="27.094cm">
          <text:p/>
        </draw:line>
        <draw:line draw:style-name="gr1" draw:text-style-name="P1" draw:layer="layout" svg:x1="15.565cm" svg:y1="26.968cm" svg:x2="15.623cm" svg:y2="27.009cm">
          <text:p/>
        </draw:line>
        <draw:line draw:style-name="gr1" draw:text-style-name="P1" draw:layer="layout" svg:x1="15.565cm" svg:y1="27.036cm" svg:x2="15.685cm" svg:y2="27.036cm">
          <text:p/>
        </draw:line>
        <draw:line draw:style-name="gr1" draw:text-style-name="P1" draw:layer="layout" svg:x1="15.685cm" svg:y1="27.036cm" svg:x2="15.685cm" svg:y2="26.991cm">
          <text:p/>
        </draw:line>
        <draw:line draw:style-name="gr1" draw:text-style-name="P1" draw:layer="layout" svg:x1="15.686cm" svg:y1="26.992cm" svg:x2="15.679cm" svg:y2="26.979cm">
          <text:p/>
        </draw:line>
        <draw:line draw:style-name="gr1" draw:text-style-name="P1" draw:layer="layout" svg:x1="15.68cm" svg:y1="26.98cm" svg:x2="15.674cm" svg:y2="26.974cm">
          <text:p/>
        </draw:line>
        <draw:line draw:style-name="gr1" draw:text-style-name="P1" draw:layer="layout" svg:x1="15.675cm" svg:y1="26.975cm" svg:x2="15.662cm" svg:y2="26.968cm">
          <text:p/>
        </draw:line>
        <draw:line draw:style-name="gr1" draw:text-style-name="P1" draw:layer="layout" svg:x1="15.662cm" svg:y1="26.968cm" svg:x2="15.645cm" svg:y2="26.968cm">
          <text:p/>
        </draw:line>
        <draw:line draw:style-name="gr1" draw:text-style-name="P1" draw:layer="layout" svg:x1="15.646cm" svg:y1="26.968cm" svg:x2="15.634cm" svg:y2="26.975cm">
          <text:p/>
        </draw:line>
        <draw:line draw:style-name="gr1" draw:text-style-name="P1" draw:layer="layout" svg:x1="15.636cm" svg:y1="26.974cm" svg:x2="15.628cm" svg:y2="26.98cm">
          <text:p/>
        </draw:line>
        <draw:line draw:style-name="gr1" draw:text-style-name="P1" draw:layer="layout" svg:x1="15.629cm" svg:y1="26.979cm" svg:x2="15.622cm" svg:y2="26.992cm">
          <text:p/>
        </draw:line>
        <draw:line draw:style-name="gr1" draw:text-style-name="P1" draw:layer="layout" svg:x1="15.622cm" svg:y1="26.991cm" svg:x2="15.622cm" svg:y2="27.036cm">
          <text:p/>
        </draw:line>
        <draw:line draw:style-name="gr1" draw:text-style-name="P1" draw:layer="layout" svg:x1="15.578cm" svg:y1="26.917cm" svg:x2="15.571cm" svg:y2="26.911cm">
          <text:p/>
        </draw:line>
        <draw:line draw:style-name="gr1" draw:text-style-name="P1" draw:layer="layout" svg:x1="15.572cm" svg:y1="26.911cm" svg:x2="15.565cm" svg:y2="26.917cm">
          <text:p/>
        </draw:line>
        <draw:line draw:style-name="gr1" draw:text-style-name="P1" draw:layer="layout" svg:x1="15.565cm" svg:y1="26.916cm" svg:x2="15.572cm" svg:y2="26.923cm">
          <text:p/>
        </draw:line>
        <draw:line draw:style-name="gr1" draw:text-style-name="P1" draw:layer="layout" svg:x1="15.571cm" svg:y1="26.923cm" svg:x2="15.578cm" svg:y2="26.916cm">
          <text:p/>
        </draw:line>
        <draw:line draw:style-name="gr1" draw:text-style-name="P1" draw:layer="layout" svg:x1="15.577cm" svg:y1="26.916cm" svg:x2="15.565cm" svg:y2="26.916cm">
          <text:p/>
        </draw:line>
        <draw:line draw:style-name="gr1" draw:text-style-name="P1" draw:layer="layout" svg:x1="15.565cm" svg:y1="26.859cm" svg:x2="15.685cm" svg:y2="26.859cm">
          <text:p/>
        </draw:line>
        <draw:line draw:style-name="gr1" draw:text-style-name="P1" draw:layer="layout" svg:x1="15.685cm" svg:y1="26.859cm" svg:x2="15.685cm" svg:y2="26.814cm">
          <text:p/>
        </draw:line>
        <draw:line draw:style-name="gr1" draw:text-style-name="P1" draw:layer="layout" svg:x1="15.686cm" svg:y1="26.816cm" svg:x2="15.679cm" svg:y2="26.802cm">
          <text:p/>
        </draw:line>
        <draw:line draw:style-name="gr1" draw:text-style-name="P1" draw:layer="layout" svg:x1="15.68cm" svg:y1="26.803cm" svg:x2="15.674cm" svg:y2="26.796cm">
          <text:p/>
        </draw:line>
        <draw:line draw:style-name="gr1" draw:text-style-name="P1" draw:layer="layout" svg:x1="15.675cm" svg:y1="26.797cm" svg:x2="15.662cm" svg:y2="26.791cm">
          <text:p/>
        </draw:line>
        <draw:line draw:style-name="gr1" draw:text-style-name="P1" draw:layer="layout" svg:x1="15.662cm" svg:y1="26.791cm" svg:x2="15.645cm" svg:y2="26.791cm">
          <text:p/>
        </draw:line>
        <draw:line draw:style-name="gr1" draw:text-style-name="P1" draw:layer="layout" svg:x1="15.646cm" svg:y1="26.791cm" svg:x2="15.634cm" svg:y2="26.797cm">
          <text:p/>
        </draw:line>
        <draw:line draw:style-name="gr1" draw:text-style-name="P1" draw:layer="layout" svg:x1="15.636cm" svg:y1="26.796cm" svg:x2="15.628cm" svg:y2="26.803cm">
          <text:p/>
        </draw:line>
        <draw:line draw:style-name="gr1" draw:text-style-name="P1" draw:layer="layout" svg:x1="15.629cm" svg:y1="26.802cm" svg:x2="15.622cm" svg:y2="26.816cm">
          <text:p/>
        </draw:line>
        <draw:line draw:style-name="gr1" draw:text-style-name="P1" draw:layer="layout" svg:x1="15.622cm" svg:y1="26.814cm" svg:x2="15.622cm" svg:y2="26.859cm">
          <text:p/>
        </draw:line>
        <draw:line draw:style-name="gr1" draw:text-style-name="P1" draw:layer="layout" svg:x1="15.578cm" svg:y1="26.74cm" svg:x2="15.571cm" svg:y2="26.734cm">
          <text:p/>
        </draw:line>
        <draw:line draw:style-name="gr1" draw:text-style-name="P1" draw:layer="layout" svg:x1="15.572cm" svg:y1="26.734cm" svg:x2="15.565cm" svg:y2="26.74cm">
          <text:p/>
        </draw:line>
        <draw:line draw:style-name="gr1" draw:text-style-name="P1" draw:layer="layout" svg:x1="15.565cm" svg:y1="26.739cm" svg:x2="15.572cm" svg:y2="26.747cm">
          <text:p/>
        </draw:line>
        <draw:line draw:style-name="gr1" draw:text-style-name="P1" draw:layer="layout" svg:x1="15.571cm" svg:y1="26.747cm" svg:x2="15.578cm" svg:y2="26.739cm">
          <text:p/>
        </draw:line>
        <draw:line draw:style-name="gr1" draw:text-style-name="P1" draw:layer="layout" svg:x1="15.577cm" svg:y1="26.739cm" svg:x2="15.565cm" svg:y2="26.739cm">
          <text:p/>
        </draw:line>
        <draw:polygon draw:style-name="gr2" draw:text-style-name="P1" draw:layer="layout" svg:width="0.573cm" svg:height="0.789cm" svg:x="15.4cm" svg:y="26.582cm" svg:viewBox="0 0 574 790" draw:points="0,0 574,0 574,790 0,790">
          <text:p/>
        </draw:polygon>
        <draw:line draw:style-name="gr1" draw:text-style-name="P1" draw:layer="layout" svg:x1="16.314cm" svg:y1="24.238cm" svg:x2="16.383cm" svg:y2="24.238cm">
          <text:p/>
        </draw:line>
        <draw:line draw:style-name="gr1" draw:text-style-name="P1" draw:layer="layout" svg:x1="16.348cm" svg:y1="24.238cm" svg:x2="16.348cm" svg:y2="24.118cm">
          <text:p/>
        </draw:line>
        <draw:line draw:style-name="gr1" draw:text-style-name="P1" draw:layer="layout" svg:x1="16.348cm" svg:y1="24.118cm" svg:x2="16.361cm" svg:y2="24.136cm">
          <text:p/>
        </draw:line>
        <draw:line draw:style-name="gr1" draw:text-style-name="P1" draw:layer="layout" svg:x1="16.36cm" svg:y1="24.135cm" svg:x2="16.372cm" svg:y2="24.147cm">
          <text:p/>
        </draw:line>
        <draw:line draw:style-name="gr1" draw:text-style-name="P1" draw:layer="layout" svg:x1="16.371cm" svg:y1="24.146cm" svg:x2="16.384cm" svg:y2="24.153cm">
          <text:p/>
        </draw:line>
        <draw:line draw:style-name="gr1" draw:text-style-name="P1" draw:layer="layout" svg:x1="16.24cm" svg:y1="24.118cm" svg:x2="16.228cm" svg:y2="24.118cm">
          <text:p/>
        </draw:line>
        <draw:line draw:style-name="gr1" draw:text-style-name="P1" draw:layer="layout" svg:x1="16.229cm" svg:y1="24.118cm" svg:x2="16.217cm" svg:y2="24.124cm">
          <text:p/>
        </draw:line>
        <draw:line draw:style-name="gr1" draw:text-style-name="P1" draw:layer="layout" svg:x1="16.218cm" svg:y1="24.123cm" svg:x2="16.211cm" svg:y2="24.13cm">
          <text:p/>
        </draw:line>
        <draw:line draw:style-name="gr1" draw:text-style-name="P1" draw:layer="layout" svg:x1="16.212cm" svg:y1="24.129cm" svg:x2="16.206cm" svg:y2="24.143cm">
          <text:p/>
        </draw:line>
        <draw:line draw:style-name="gr1" draw:text-style-name="P1" draw:layer="layout" svg:x1="16.207cm" svg:y1="24.141cm" svg:x2="16.2cm" svg:y2="24.164cm">
          <text:p/>
        </draw:line>
        <draw:line draw:style-name="gr1" draw:text-style-name="P1" draw:layer="layout" svg:x1="16.2cm" svg:y1="24.163cm" svg:x2="16.2cm" svg:y2="24.192cm">
          <text:p/>
        </draw:line>
        <draw:line draw:style-name="gr1" draw:text-style-name="P1" draw:layer="layout" svg:x1="16.2cm" svg:y1="24.192cm" svg:x2="16.207cm" svg:y2="24.216cm">
          <text:p/>
        </draw:line>
        <draw:line draw:style-name="gr1" draw:text-style-name="P1" draw:layer="layout" svg:x1="16.206cm" svg:y1="24.215cm" svg:x2="16.212cm" svg:y2="24.227cm">
          <text:p/>
        </draw:line>
        <draw:line draw:style-name="gr1" draw:text-style-name="P1" draw:layer="layout" svg:x1="16.211cm" svg:y1="24.226cm" svg:x2="16.218cm" svg:y2="24.233cm">
          <text:p/>
        </draw:line>
        <draw:line draw:style-name="gr1" draw:text-style-name="P1" draw:layer="layout" svg:x1="16.217cm" svg:y1="24.232cm" svg:x2="16.229cm" svg:y2="24.239cm">
          <text:p/>
        </draw:line>
        <draw:line draw:style-name="gr1" draw:text-style-name="P1" draw:layer="layout" svg:x1="16.228cm" svg:y1="24.238cm" svg:x2="16.24cm" svg:y2="24.238cm">
          <text:p/>
        </draw:line>
        <draw:line draw:style-name="gr1" draw:text-style-name="P1" draw:layer="layout" svg:x1="16.24cm" svg:y1="24.239cm" svg:x2="16.252cm" svg:y2="24.232cm">
          <text:p/>
        </draw:line>
        <draw:line draw:style-name="gr1" draw:text-style-name="P1" draw:layer="layout" svg:x1="16.251cm" svg:y1="24.233cm" svg:x2="16.258cm" svg:y2="24.226cm">
          <text:p/>
        </draw:line>
        <draw:line draw:style-name="gr1" draw:text-style-name="P1" draw:layer="layout" svg:x1="16.257cm" svg:y1="24.227cm" svg:x2="16.264cm" svg:y2="24.215cm">
          <text:p/>
        </draw:line>
        <draw:line draw:style-name="gr1" draw:text-style-name="P1" draw:layer="layout" svg:x1="16.263cm" svg:y1="24.216cm" svg:x2="16.269cm" svg:y2="24.192cm">
          <text:p/>
        </draw:line>
        <draw:line draw:style-name="gr1" draw:text-style-name="P1" draw:layer="layout" svg:x1="16.268cm" svg:y1="24.192cm" svg:x2="16.268cm" svg:y2="24.163cm">
          <text:p/>
        </draw:line>
        <draw:line draw:style-name="gr1" draw:text-style-name="P1" draw:layer="layout" svg:x1="16.269cm" svg:y1="24.164cm" svg:x2="16.263cm" svg:y2="24.141cm">
          <text:p/>
        </draw:line>
        <draw:line draw:style-name="gr1" draw:text-style-name="P1" draw:layer="layout" svg:x1="16.264cm" svg:y1="24.143cm" svg:x2="16.257cm" svg:y2="24.129cm">
          <text:p/>
        </draw:line>
        <draw:line draw:style-name="gr1" draw:text-style-name="P1" draw:layer="layout" svg:x1="16.258cm" svg:y1="24.13cm" svg:x2="16.251cm" svg:y2="24.123cm">
          <text:p/>
        </draw:line>
        <draw:line draw:style-name="gr1" draw:text-style-name="P1" draw:layer="layout" svg:x1="16.252cm" svg:y1="24.124cm" svg:x2="16.24cm" svg:y2="24.118cm">
          <text:p/>
        </draw:line>
        <draw:line draw:style-name="gr1" draw:text-style-name="P1" draw:layer="layout" svg:x1="16.126cm" svg:y1="24.118cm" svg:x2="16.114cm" svg:y2="24.118cm">
          <text:p/>
        </draw:line>
        <draw:line draw:style-name="gr1" draw:text-style-name="P1" draw:layer="layout" svg:x1="16.115cm" svg:y1="24.118cm" svg:x2="16.103cm" svg:y2="24.124cm">
          <text:p/>
        </draw:line>
        <draw:line draw:style-name="gr1" draw:text-style-name="P1" draw:layer="layout" svg:x1="16.104cm" svg:y1="24.123cm" svg:x2="16.097cm" svg:y2="24.13cm">
          <text:p/>
        </draw:line>
        <draw:line draw:style-name="gr1" draw:text-style-name="P1" draw:layer="layout" svg:x1="16.098cm" svg:y1="24.129cm" svg:x2="16.091cm" svg:y2="24.143cm">
          <text:p/>
        </draw:line>
        <draw:line draw:style-name="gr1" draw:text-style-name="P1" draw:layer="layout" svg:x1="16.092cm" svg:y1="24.141cm" svg:x2="16.086cm" svg:y2="24.164cm">
          <text:p/>
        </draw:line>
        <draw:line draw:style-name="gr1" draw:text-style-name="P1" draw:layer="layout" svg:x1="16.086cm" svg:y1="24.163cm" svg:x2="16.086cm" svg:y2="24.192cm">
          <text:p/>
        </draw:line>
        <draw:line draw:style-name="gr1" draw:text-style-name="P1" draw:layer="layout" svg:x1="16.086cm" svg:y1="24.192cm" svg:x2="16.092cm" svg:y2="24.216cm">
          <text:p/>
        </draw:line>
        <draw:line draw:style-name="gr1" draw:text-style-name="P1" draw:layer="layout" svg:x1="16.091cm" svg:y1="24.215cm" svg:x2="16.098cm" svg:y2="24.227cm">
          <text:p/>
        </draw:line>
        <draw:line draw:style-name="gr1" draw:text-style-name="P1" draw:layer="layout" svg:x1="16.097cm" svg:y1="24.226cm" svg:x2="16.104cm" svg:y2="24.233cm">
          <text:p/>
        </draw:line>
        <draw:line draw:style-name="gr1" draw:text-style-name="P1" draw:layer="layout" svg:x1="16.103cm" svg:y1="24.232cm" svg:x2="16.115cm" svg:y2="24.239cm">
          <text:p/>
        </draw:line>
        <draw:line draw:style-name="gr1" draw:text-style-name="P1" draw:layer="layout" svg:x1="16.114cm" svg:y1="24.238cm" svg:x2="16.126cm" svg:y2="24.238cm">
          <text:p/>
        </draw:line>
        <draw:line draw:style-name="gr1" draw:text-style-name="P1" draw:layer="layout" svg:x1="16.126cm" svg:y1="24.239cm" svg:x2="16.138cm" svg:y2="24.232cm">
          <text:p/>
        </draw:line>
        <draw:line draw:style-name="gr1" draw:text-style-name="P1" draw:layer="layout" svg:x1="16.137cm" svg:y1="24.233cm" svg:x2="16.144cm" svg:y2="24.226cm">
          <text:p/>
        </draw:line>
        <draw:line draw:style-name="gr1" draw:text-style-name="P1" draw:layer="layout" svg:x1="16.143cm" svg:y1="24.227cm" svg:x2="16.149cm" svg:y2="24.215cm">
          <text:p/>
        </draw:line>
        <draw:line draw:style-name="gr1" draw:text-style-name="P1" draw:layer="layout" svg:x1="16.148cm" svg:y1="24.216cm" svg:x2="16.156cm" svg:y2="24.192cm">
          <text:p/>
        </draw:line>
        <draw:line draw:style-name="gr1" draw:text-style-name="P1" draw:layer="layout" svg:x1="16.154cm" svg:y1="24.192cm" svg:x2="16.154cm" svg:y2="24.163cm">
          <text:p/>
        </draw:line>
        <draw:line draw:style-name="gr1" draw:text-style-name="P1" draw:layer="layout" svg:x1="16.156cm" svg:y1="24.164cm" svg:x2="16.148cm" svg:y2="24.141cm">
          <text:p/>
        </draw:line>
        <draw:line draw:style-name="gr1" draw:text-style-name="P1" draw:layer="layout" svg:x1="16.149cm" svg:y1="24.143cm" svg:x2="16.143cm" svg:y2="24.129cm">
          <text:p/>
        </draw:line>
        <draw:line draw:style-name="gr1" draw:text-style-name="P1" draw:layer="layout" svg:x1="16.144cm" svg:y1="24.13cm" svg:x2="16.137cm" svg:y2="24.123cm">
          <text:p/>
        </draw:line>
        <draw:line draw:style-name="gr1" draw:text-style-name="P1" draw:layer="layout" svg:x1="16.138cm" svg:y1="24.124cm" svg:x2="16.126cm" svg:y2="24.118cm">
          <text:p/>
        </draw:line>
        <draw:line draw:style-name="gr1" draw:text-style-name="P1" draw:layer="layout" svg:x1="15.983cm" svg:y1="24.158cm" svg:x2="15.983cm" svg:y2="24.238cm">
          <text:p/>
        </draw:line>
        <draw:line draw:style-name="gr1" draw:text-style-name="P1" draw:layer="layout" svg:x1="16.034cm" svg:y1="24.158cm" svg:x2="16.034cm" svg:y2="24.221cm">
          <text:p/>
        </draw:line>
        <draw:line draw:style-name="gr1" draw:text-style-name="P1" draw:layer="layout" svg:x1="16.036cm" svg:y1="24.221cm" svg:x2="16.028cm" svg:y2="24.233cm">
          <text:p/>
        </draw:line>
        <draw:line draw:style-name="gr1" draw:text-style-name="P1" draw:layer="layout" svg:x1="16.029cm" svg:y1="24.232cm" svg:x2="16.017cm" svg:y2="24.239cm">
          <text:p/>
        </draw:line>
        <draw:line draw:style-name="gr1" draw:text-style-name="P1" draw:layer="layout" svg:x1="16.017cm" svg:y1="24.238cm" svg:x2="16cm" svg:y2="24.238cm">
          <text:p/>
        </draw:line>
        <draw:line draw:style-name="gr1" draw:text-style-name="P1" draw:layer="layout" svg:x1="16.001cm" svg:y1="24.239cm" svg:x2="15.988cm" svg:y2="24.232cm">
          <text:p/>
        </draw:line>
        <draw:line draw:style-name="gr1" draw:text-style-name="P1" draw:layer="layout" svg:x1="15.989cm" svg:y1="24.233cm" svg:x2="15.983cm" svg:y2="24.226cm">
          <text:p/>
        </draw:line>
        <draw:line draw:style-name="gr1" draw:text-style-name="P1" draw:layer="layout" svg:x1="15.886cm" svg:y1="24.175cm" svg:x2="15.926cm" svg:y2="24.175cm">
          <text:p/>
        </draw:line>
        <draw:line draw:style-name="gr1" draw:text-style-name="P1" draw:layer="layout" svg:x1="15.926cm" svg:y1="24.238cm" svg:x2="15.926cm" svg:y2="24.118cm">
          <text:p/>
        </draw:line>
        <draw:line draw:style-name="gr1" draw:text-style-name="P1" draw:layer="layout" svg:x1="15.926cm" svg:y1="24.118cm" svg:x2="15.869cm" svg:y2="24.118cm">
          <text:p/>
        </draw:line>
        <draw:polygon draw:style-name="gr2" draw:text-style-name="P1" draw:layer="layout" svg:width="0.604cm" svg:height="0.29cm" svg:x="15.826cm" svg:y="24.023cm" svg:viewBox="0 0 605 291" draw:points="0,0 605,0 605,291 0,291">
          <text:p/>
        </draw:polygon>
        <draw:line draw:style-name="gr1" draw:text-style-name="P1" draw:layer="layout" svg:x1="16.386cm" svg:y1="27.289cm" svg:x2="16.386cm" svg:y2="27.404cm">
          <text:p/>
        </draw:line>
        <draw:polygon draw:style-name="gr2" draw:text-style-name="P1" draw:layer="layout" svg:width="0.351cm" svg:height="0.206cm" svg:x="16.175cm" svg:y="27.244cm" svg:viewBox="0 0 352 207" draw:points="0,0 352,0 352,207 0,207">
          <text:p/>
        </draw:polygon>
        <draw:line draw:style-name="gr1" draw:text-style-name="P1" draw:layer="layout" svg:x1="16.821cm" svg:y1="26.428cm" svg:x2="16.821cm" svg:y2="26.496cm">
          <text:p/>
        </draw:line>
        <draw:line draw:style-name="gr1" draw:text-style-name="P1" draw:layer="layout" svg:x1="16.821cm" svg:y1="26.462cm" svg:x2="16.941cm" svg:y2="26.462cm">
          <text:p/>
        </draw:line>
        <draw:line draw:style-name="gr1" draw:text-style-name="P1" draw:layer="layout" svg:x1="16.942cm" svg:y1="26.462cm" svg:x2="16.924cm" svg:y2="26.474cm">
          <text:p/>
        </draw:line>
        <draw:line draw:style-name="gr1" draw:text-style-name="P1" draw:layer="layout" svg:x1="16.925cm" svg:y1="26.473cm" svg:x2="16.913cm" svg:y2="26.486cm">
          <text:p/>
        </draw:line>
        <draw:line draw:style-name="gr1" draw:text-style-name="P1" draw:layer="layout" svg:x1="16.914cm" svg:y1="26.485cm" svg:x2="16.907cm" svg:y2="26.497cm">
          <text:p/>
        </draw:line>
        <draw:line draw:style-name="gr1" draw:text-style-name="P1" draw:layer="layout" svg:x1="16.941cm" svg:y1="26.353cm" svg:x2="16.941cm" svg:y2="26.342cm">
          <text:p/>
        </draw:line>
        <draw:line draw:style-name="gr1" draw:text-style-name="P1" draw:layer="layout" svg:x1="16.942cm" svg:y1="26.343cm" svg:x2="16.936cm" svg:y2="26.33cm">
          <text:p/>
        </draw:line>
        <draw:line draw:style-name="gr1" draw:text-style-name="P1" draw:layer="layout" svg:x1="16.937cm" svg:y1="26.331cm" svg:x2="16.93cm" svg:y2="26.325cm">
          <text:p/>
        </draw:line>
        <draw:line draw:style-name="gr1" draw:text-style-name="P1" draw:layer="layout" svg:x1="16.931cm" svg:y1="26.327cm" svg:x2="16.918cm" svg:y2="26.319cm">
          <text:p/>
        </draw:line>
        <draw:line draw:style-name="gr1" draw:text-style-name="P1" draw:layer="layout" svg:x1="16.919cm" svg:y1="26.32cm" svg:x2="16.896cm" svg:y2="26.313cm">
          <text:p/>
        </draw:line>
        <draw:line draw:style-name="gr1" draw:text-style-name="P1" draw:layer="layout" svg:x1="16.896cm" svg:y1="26.313cm" svg:x2="16.867cm" svg:y2="26.313cm">
          <text:p/>
        </draw:line>
        <draw:line draw:style-name="gr1" draw:text-style-name="P1" draw:layer="layout" svg:x1="16.868cm" svg:y1="26.313cm" svg:x2="16.844cm" svg:y2="26.32cm">
          <text:p/>
        </draw:line>
        <draw:line draw:style-name="gr1" draw:text-style-name="P1" draw:layer="layout" svg:x1="16.845cm" svg:y1="26.319cm" svg:x2="16.833cm" svg:y2="26.327cm">
          <text:p/>
        </draw:line>
        <draw:line draw:style-name="gr1" draw:text-style-name="P1" draw:layer="layout" svg:x1="16.834cm" svg:y1="26.325cm" svg:x2="16.827cm" svg:y2="26.331cm">
          <text:p/>
        </draw:line>
        <draw:line draw:style-name="gr1" draw:text-style-name="P1" draw:layer="layout" svg:x1="16.828cm" svg:y1="26.33cm" svg:x2="16.821cm" svg:y2="26.343cm">
          <text:p/>
        </draw:line>
        <draw:line draw:style-name="gr1" draw:text-style-name="P1" draw:layer="layout" svg:x1="16.821cm" svg:y1="26.342cm" svg:x2="16.821cm" svg:y2="26.353cm">
          <text:p/>
        </draw:line>
        <draw:line draw:style-name="gr1" draw:text-style-name="P1" draw:layer="layout" svg:x1="16.821cm" svg:y1="26.353cm" svg:x2="16.828cm" svg:y2="26.366cm">
          <text:p/>
        </draw:line>
        <draw:line draw:style-name="gr1" draw:text-style-name="P1" draw:layer="layout" svg:x1="16.827cm" svg:y1="26.365cm" svg:x2="16.834cm" svg:y2="26.371cm">
          <text:p/>
        </draw:line>
        <draw:line draw:style-name="gr1" draw:text-style-name="P1" draw:layer="layout" svg:x1="16.833cm" svg:y1="26.37cm" svg:x2="16.845cm" svg:y2="26.377cm">
          <text:p/>
        </draw:line>
        <draw:line draw:style-name="gr1" draw:text-style-name="P1" draw:layer="layout" svg:x1="16.844cm" svg:y1="26.376cm" svg:x2="16.868cm" svg:y2="26.383cm">
          <text:p/>
        </draw:line>
        <draw:line draw:style-name="gr1" draw:text-style-name="P1" draw:layer="layout" svg:x1="16.867cm" svg:y1="26.382cm" svg:x2="16.896cm" svg:y2="26.382cm">
          <text:p/>
        </draw:line>
        <draw:line draw:style-name="gr1" draw:text-style-name="P1" draw:layer="layout" svg:x1="16.896cm" svg:y1="26.383cm" svg:x2="16.919cm" svg:y2="26.376cm">
          <text:p/>
        </draw:line>
        <draw:line draw:style-name="gr1" draw:text-style-name="P1" draw:layer="layout" svg:x1="16.918cm" svg:y1="26.377cm" svg:x2="16.931cm" svg:y2="26.37cm">
          <text:p/>
        </draw:line>
        <draw:line draw:style-name="gr1" draw:text-style-name="P1" draw:layer="layout" svg:x1="16.93cm" svg:y1="26.371cm" svg:x2="16.937cm" svg:y2="26.365cm">
          <text:p/>
        </draw:line>
        <draw:line draw:style-name="gr1" draw:text-style-name="P1" draw:layer="layout" svg:x1="16.936cm" svg:y1="26.366cm" svg:x2="16.942cm" svg:y2="26.353cm">
          <text:p/>
        </draw:line>
        <draw:line draw:style-name="gr1" draw:text-style-name="P1" draw:layer="layout" svg:x1="16.901cm" svg:y1="26.21cm" svg:x2="16.821cm" svg:y2="26.21cm">
          <text:p/>
        </draw:line>
        <draw:line draw:style-name="gr1" draw:text-style-name="P1" draw:layer="layout" svg:x1="16.901cm" svg:y1="26.262cm" svg:x2="16.838cm" svg:y2="26.262cm">
          <text:p/>
        </draw:line>
        <draw:line draw:style-name="gr1" draw:text-style-name="P1" draw:layer="layout" svg:x1="16.839cm" svg:y1="26.263cm" svg:x2="16.827cm" svg:y2="26.256cm">
          <text:p/>
        </draw:line>
        <draw:line draw:style-name="gr1" draw:text-style-name="P1" draw:layer="layout" svg:x1="16.828cm" svg:y1="26.257cm" svg:x2="16.821cm" svg:y2="26.245cm">
          <text:p/>
        </draw:line>
        <draw:line draw:style-name="gr1" draw:text-style-name="P1" draw:layer="layout" svg:x1="16.821cm" svg:y1="26.245cm" svg:x2="16.821cm" svg:y2="26.228cm">
          <text:p/>
        </draw:line>
        <draw:line draw:style-name="gr1" draw:text-style-name="P1" draw:layer="layout" svg:x1="16.821cm" svg:y1="26.229cm" svg:x2="16.828cm" svg:y2="26.216cm">
          <text:p/>
        </draw:line>
        <draw:line draw:style-name="gr1" draw:text-style-name="P1" draw:layer="layout" svg:x1="16.827cm" svg:y1="26.217cm" svg:x2="16.834cm" svg:y2="26.21cm">
          <text:p/>
        </draw:line>
        <draw:line draw:style-name="gr1" draw:text-style-name="P1" draw:layer="layout" svg:x1="16.884cm" svg:y1="26.113cm" svg:x2="16.884cm" svg:y2="26.153cm">
          <text:p/>
        </draw:line>
        <draw:line draw:style-name="gr1" draw:text-style-name="P1" draw:layer="layout" svg:x1="16.821cm" svg:y1="26.153cm" svg:x2="16.941cm" svg:y2="26.153cm">
          <text:p/>
        </draw:line>
        <draw:line draw:style-name="gr1" draw:text-style-name="P1" draw:layer="layout" svg:x1="16.941cm" svg:y1="26.153cm" svg:x2="16.941cm" svg:y2="26.096cm">
          <text:p/>
        </draw:line>
        <draw:polygon draw:style-name="gr2" draw:text-style-name="P1" draw:layer="layout" svg:width="0.29cm" svg:height="0.468cm" svg:x="16.746cm" svg:y="26.065cm" svg:viewBox="0 0 291 469" draw:points="0,0 291,0 291,469 0,469">
          <text:p/>
        </draw:polygon>
        <draw:line draw:style-name="gr1" draw:text-style-name="P1" draw:layer="layout" svg:x1="17.666cm" svg:y1="27.309cm" svg:x2="17.666cm" svg:y2="27.424cm">
          <text:p/>
        </draw:line>
        <draw:line draw:style-name="gr1" draw:text-style-name="P1" draw:layer="layout" svg:x1="17.724cm" svg:y1="27.367cm" svg:x2="17.609cm" svg:y2="27.367cm">
          <text:p/>
        </draw:line>
        <draw:polygon draw:style-name="gr2" draw:text-style-name="P1" draw:layer="layout" svg:width="0.352cm" svg:height="0.205cm" svg:x="17.455cm" svg:y="27.264cm" svg:viewBox="0 0 353 206" draw:points="0,0 353,0 353,206 0,206">
          <text:p/>
        </draw:polygon>
        <draw:line draw:style-name="gr3" draw:text-style-name="P1" draw:layer="layout" svg:x1="18.484cm" svg:y1="23.726cm" svg:x2="18.465cm" svg:y2="23.726cm">
          <text:p/>
        </draw:line>
        <draw:line draw:style-name="gr3" draw:text-style-name="P1" draw:layer="layout" svg:x1="18.466cm" svg:y1="23.726cm" svg:x2="18.456cm" svg:y2="23.732cm">
          <text:p/>
        </draw:line>
        <draw:line draw:style-name="gr3" draw:text-style-name="P1" draw:layer="layout" svg:x1="18.457cm" svg:y1="23.731cm" svg:x2="18.446cm" svg:y2="23.741cm">
          <text:p/>
        </draw:line>
        <draw:line draw:style-name="gr3" draw:text-style-name="P1" draw:layer="layout" svg:x1="18.447cm" svg:y1="23.74cm" svg:x2="18.442cm" svg:y2="23.76cm">
          <text:p/>
        </draw:line>
        <draw:line draw:style-name="gr3" draw:text-style-name="P1" draw:layer="layout" svg:x1="18.442cm" svg:y1="23.759cm" svg:x2="18.442cm" svg:y2="23.793cm">
          <text:p/>
        </draw:line>
        <draw:line draw:style-name="gr3" draw:text-style-name="P1" draw:layer="layout" svg:x1="18.442cm" svg:y1="23.793cm" svg:x2="18.447cm" svg:y2="23.813cm">
          <text:p/>
        </draw:line>
        <draw:line draw:style-name="gr3" draw:text-style-name="P1" draw:layer="layout" svg:x1="18.446cm" svg:y1="23.812cm" svg:x2="18.457cm" svg:y2="23.822cm">
          <text:p/>
        </draw:line>
        <draw:line draw:style-name="gr3" draw:text-style-name="P1" draw:layer="layout" svg:x1="18.456cm" svg:y1="23.821cm" svg:x2="18.466cm" svg:y2="23.827cm">
          <text:p/>
        </draw:line>
        <draw:line draw:style-name="gr3" draw:text-style-name="P1" draw:layer="layout" svg:x1="18.465cm" svg:y1="23.826cm" svg:x2="18.484cm" svg:y2="23.826cm">
          <text:p/>
        </draw:line>
        <draw:line draw:style-name="gr3" draw:text-style-name="P1" draw:layer="layout" svg:x1="18.484cm" svg:y1="23.827cm" svg:x2="18.495cm" svg:y2="23.821cm">
          <text:p/>
        </draw:line>
        <draw:line draw:style-name="gr3" draw:text-style-name="P1" draw:layer="layout" svg:x1="18.494cm" svg:y1="23.822cm" svg:x2="18.505cm" svg:y2="23.812cm">
          <text:p/>
        </draw:line>
        <draw:line draw:style-name="gr3" draw:text-style-name="P1" draw:layer="layout" svg:x1="18.504cm" svg:y1="23.813cm" svg:x2="18.509cm" svg:y2="23.793cm">
          <text:p/>
        </draw:line>
        <draw:line draw:style-name="gr3" draw:text-style-name="P1" draw:layer="layout" svg:x1="18.508cm" svg:y1="23.793cm" svg:x2="18.508cm" svg:y2="23.759cm">
          <text:p/>
        </draw:line>
        <draw:line draw:style-name="gr3" draw:text-style-name="P1" draw:layer="layout" svg:x1="18.509cm" svg:y1="23.76cm" svg:x2="18.504cm" svg:y2="23.74cm">
          <text:p/>
        </draw:line>
        <draw:line draw:style-name="gr3" draw:text-style-name="P1" draw:layer="layout" svg:x1="18.505cm" svg:y1="23.741cm" svg:x2="18.494cm" svg:y2="23.731cm">
          <text:p/>
        </draw:line>
        <draw:line draw:style-name="gr3" draw:text-style-name="P1" draw:layer="layout" svg:x1="18.495cm" svg:y1="23.732cm" svg:x2="18.484cm" svg:y2="23.726cm">
          <text:p/>
        </draw:line>
        <draw:line draw:style-name="gr3" draw:text-style-name="P1" draw:layer="layout" svg:x1="18.399cm" svg:y1="23.726cm" svg:x2="18.399cm" svg:y2="23.807cm">
          <text:p/>
        </draw:line>
        <draw:line draw:style-name="gr3" draw:text-style-name="P1" draw:layer="layout" svg:x1="18.4cm" svg:y1="23.807cm" svg:x2="18.394cm" svg:y2="23.817cm">
          <text:p/>
        </draw:line>
        <draw:line draw:style-name="gr3" draw:text-style-name="P1" draw:layer="layout" svg:x1="18.396cm" svg:y1="23.816cm" svg:x2="18.389cm" svg:y2="23.823cm">
          <text:p/>
        </draw:line>
        <draw:line draw:style-name="gr3" draw:text-style-name="P1" draw:layer="layout" svg:x1="18.39cm" svg:y1="23.821cm" svg:x2="18.38cm" svg:y2="23.827cm">
          <text:p/>
        </draw:line>
        <draw:line draw:style-name="gr3" draw:text-style-name="P1" draw:layer="layout" svg:x1="18.38cm" svg:y1="23.826cm" svg:x2="18.361cm" svg:y2="23.826cm">
          <text:p/>
        </draw:line>
        <draw:line draw:style-name="gr3" draw:text-style-name="P1" draw:layer="layout" svg:x1="18.362cm" svg:y1="23.827cm" svg:x2="18.351cm" svg:y2="23.821cm">
          <text:p/>
        </draw:line>
        <draw:line draw:style-name="gr3" draw:text-style-name="P1" draw:layer="layout" svg:x1="18.352cm" svg:y1="23.823cm" svg:x2="18.346cm" svg:y2="23.816cm">
          <text:p/>
        </draw:line>
        <draw:line draw:style-name="gr3" draw:text-style-name="P1" draw:layer="layout" svg:x1="18.347cm" svg:y1="23.817cm" svg:x2="18.342cm" svg:y2="23.807cm">
          <text:p/>
        </draw:line>
        <draw:line draw:style-name="gr3" draw:text-style-name="P1" draw:layer="layout" svg:x1="18.342cm" svg:y1="23.807cm" svg:x2="18.342cm" svg:y2="23.726cm">
          <text:p/>
        </draw:line>
        <draw:line draw:style-name="gr3" draw:text-style-name="P1" draw:layer="layout" svg:x1="18.308cm" svg:y1="23.726cm" svg:x2="18.251cm" svg:y2="23.726cm">
          <text:p/>
        </draw:line>
        <draw:line draw:style-name="gr3" draw:text-style-name="P1" draw:layer="layout" svg:x1="18.28cm" svg:y1="23.826cm" svg:x2="18.28cm" svg:y2="23.726cm">
          <text:p/>
        </draw:line>
        <draw:line draw:style-name="gr3" draw:text-style-name="P1" draw:layer="layout" svg:x1="18.608cm" svg:y1="23.887cm" svg:x2="18.656cm" svg:y2="23.887cm">
          <text:p/>
        </draw:line>
        <draw:line draw:style-name="gr3" draw:text-style-name="P1" draw:layer="layout" svg:x1="18.656cm" svg:y1="23.887cm" svg:x2="18.662cm" svg:y2="23.936cm">
          <text:p/>
        </draw:line>
        <draw:line draw:style-name="gr3" draw:text-style-name="P1" draw:layer="layout" svg:x1="18.662cm" svg:y1="23.936cm" svg:x2="18.656cm" svg:y2="23.93cm">
          <text:p/>
        </draw:line>
        <draw:line draw:style-name="gr3" draw:text-style-name="P1" draw:layer="layout" svg:x1="18.657cm" svg:y1="23.931cm" svg:x2="18.646cm" svg:y2="23.925cm">
          <text:p/>
        </draw:line>
        <draw:line draw:style-name="gr3" draw:text-style-name="P1" draw:layer="layout" svg:x1="18.646cm" svg:y1="23.925cm" svg:x2="18.623cm" svg:y2="23.925cm">
          <text:p/>
        </draw:line>
        <draw:line draw:style-name="gr3" draw:text-style-name="P1" draw:layer="layout" svg:x1="18.624cm" svg:y1="23.925cm" svg:x2="18.613cm" svg:y2="23.931cm">
          <text:p/>
        </draw:line>
        <draw:line draw:style-name="gr3" draw:text-style-name="P1" draw:layer="layout" svg:x1="18.614cm" svg:y1="23.93cm" svg:x2="18.608cm" svg:y2="23.936cm">
          <text:p/>
        </draw:line>
        <draw:line draw:style-name="gr3" draw:text-style-name="P1" draw:layer="layout" svg:x1="18.609cm" svg:y1="23.935cm" svg:x2="18.604cm" svg:y2="23.945cm">
          <text:p/>
        </draw:line>
        <draw:line draw:style-name="gr3" draw:text-style-name="P1" draw:layer="layout" svg:x1="18.604cm" svg:y1="23.944cm" svg:x2="18.604cm" svg:y2="23.968cm">
          <text:p/>
        </draw:line>
        <draw:line draw:style-name="gr3" draw:text-style-name="P1" draw:layer="layout" svg:x1="18.604cm" svg:y1="23.968cm" svg:x2="18.609cm" svg:y2="23.978cm">
          <text:p/>
        </draw:line>
        <draw:line draw:style-name="gr3" draw:text-style-name="P1" draw:layer="layout" svg:x1="18.608cm" svg:y1="23.977cm" svg:x2="18.614cm" svg:y2="23.983cm">
          <text:p/>
        </draw:line>
        <draw:line draw:style-name="gr3" draw:text-style-name="P1" draw:layer="layout" svg:x1="18.613cm" svg:y1="23.982cm" svg:x2="18.624cm" svg:y2="23.988cm">
          <text:p/>
        </draw:line>
        <draw:line draw:style-name="gr3" draw:text-style-name="P1" draw:layer="layout" svg:x1="18.623cm" svg:y1="23.987cm" svg:x2="18.646cm" svg:y2="23.987cm">
          <text:p/>
        </draw:line>
        <draw:line draw:style-name="gr3" draw:text-style-name="P1" draw:layer="layout" svg:x1="18.646cm" svg:y1="23.988cm" svg:x2="18.657cm" svg:y2="23.982cm">
          <text:p/>
        </draw:line>
        <draw:line draw:style-name="gr3" draw:text-style-name="P1" draw:layer="layout" svg:x1="18.656cm" svg:y1="23.983cm" svg:x2="18.662cm" svg:y2="23.977cm">
          <text:p/>
        </draw:line>
        <draw:line draw:style-name="gr3" draw:text-style-name="P1" draw:layer="layout" svg:x1="18.576cm" svg:y1="23.887cm" svg:x2="18.542cm" svg:y2="23.988cm">
          <text:p/>
        </draw:line>
        <draw:line draw:style-name="gr3" draw:text-style-name="P1" draw:layer="layout" svg:x1="18.543cm" svg:y1="23.988cm" svg:x2="18.508cm" svg:y2="23.887cm">
          <text:p/>
        </draw:line>
        <draw:line draw:style-name="gr3" draw:text-style-name="P1" draw:layer="layout" svg:x1="18.404cm" svg:y1="23.882cm" svg:x2="18.49cm" svg:y2="24.012cm">
          <text:p/>
        </draw:line>
        <draw:line draw:style-name="gr3" draw:text-style-name="P1" draw:layer="layout" svg:x1="18.318cm" svg:y1="23.893cm" svg:x2="18.328cm" svg:y2="23.887cm">
          <text:p/>
        </draw:line>
        <draw:line draw:style-name="gr3" draw:text-style-name="P1" draw:layer="layout" svg:x1="18.327cm" svg:y1="23.887cm" svg:x2="18.342cm" svg:y2="23.887cm">
          <text:p/>
        </draw:line>
        <draw:line draw:style-name="gr3" draw:text-style-name="P1" draw:layer="layout" svg:x1="18.342cm" svg:y1="23.887cm" svg:x2="18.357cm" svg:y2="23.893cm">
          <text:p/>
        </draw:line>
        <draw:line draw:style-name="gr3" draw:text-style-name="P1" draw:layer="layout" svg:x1="18.356cm" svg:y1="23.892cm" svg:x2="18.366cm" svg:y2="23.902cm">
          <text:p/>
        </draw:line>
        <draw:line draw:style-name="gr3" draw:text-style-name="P1" draw:layer="layout" svg:x1="18.365cm" svg:y1="23.901cm" svg:x2="18.372cm" svg:y2="23.912cm">
          <text:p/>
        </draw:line>
        <draw:line draw:style-name="gr3" draw:text-style-name="P1" draw:layer="layout" svg:x1="18.37cm" svg:y1="23.911cm" svg:x2="18.376cm" svg:y2="23.931cm">
          <text:p/>
        </draw:line>
        <draw:line draw:style-name="gr3" draw:text-style-name="P1" draw:layer="layout" svg:x1="18.375cm" svg:y1="23.93cm" svg:x2="18.375cm" svg:y2="23.944cm">
          <text:p/>
        </draw:line>
        <draw:line draw:style-name="gr3" draw:text-style-name="P1" draw:layer="layout" svg:x1="18.376cm" svg:y1="23.944cm" svg:x2="18.37cm" svg:y2="23.964cm">
          <text:p/>
        </draw:line>
        <draw:line draw:style-name="gr3" draw:text-style-name="P1" draw:layer="layout" svg:x1="18.372cm" svg:y1="23.963cm" svg:x2="18.365cm" svg:y2="23.974cm">
          <text:p/>
        </draw:line>
        <draw:line draw:style-name="gr3" draw:text-style-name="P1" draw:layer="layout" svg:x1="18.366cm" svg:y1="23.973cm" svg:x2="18.356cm" svg:y2="23.983cm">
          <text:p/>
        </draw:line>
        <draw:line draw:style-name="gr3" draw:text-style-name="P1" draw:layer="layout" svg:x1="18.357cm" svg:y1="23.982cm" svg:x2="18.342cm" svg:y2="23.988cm">
          <text:p/>
        </draw:line>
        <draw:line draw:style-name="gr3" draw:text-style-name="P1" draw:layer="layout" svg:x1="18.342cm" svg:y1="23.987cm" svg:x2="18.332cm" svg:y2="23.987cm">
          <text:p/>
        </draw:line>
        <draw:line draw:style-name="gr3" draw:text-style-name="P1" draw:layer="layout" svg:x1="18.333cm" svg:y1="23.988cm" svg:x2="18.318cm" svg:y2="23.982cm">
          <text:p/>
        </draw:line>
        <draw:line draw:style-name="gr3" draw:text-style-name="P1" draw:layer="layout" svg:x1="18.32cm" svg:y1="23.983cm" svg:x2="18.313cm" svg:y2="23.977cm">
          <text:p/>
        </draw:line>
        <draw:line draw:style-name="gr3" draw:text-style-name="P1" draw:layer="layout" svg:x1="18.313cm" svg:y1="23.977cm" svg:x2="18.313cm" svg:y2="23.944cm">
          <text:p/>
        </draw:line>
        <draw:line draw:style-name="gr3" draw:text-style-name="P1" draw:layer="layout" svg:x1="18.313cm" svg:y1="23.944cm" svg:x2="18.332cm" svg:y2="23.944cm">
          <text:p/>
        </draw:line>
        <draw:line draw:style-name="gr3" draw:text-style-name="P1" draw:layer="layout" svg:x1="18.27cm" svg:y1="23.987cm" svg:x2="18.27cm" svg:y2="23.887cm">
          <text:p/>
        </draw:line>
        <draw:line draw:style-name="gr3" draw:text-style-name="P1" draw:layer="layout" svg:x1="18.271cm" svg:y1="23.887cm" svg:x2="18.213cm" svg:y2="23.988cm">
          <text:p/>
        </draw:line>
        <draw:line draw:style-name="gr3" draw:text-style-name="P1" draw:layer="layout" svg:x1="18.213cm" svg:y1="23.987cm" svg:x2="18.213cm" svg:y2="23.887cm">
          <text:p/>
        </draw:line>
        <draw:line draw:style-name="gr3" draw:text-style-name="P1" draw:layer="layout" svg:x1="18.165cm" svg:y1="23.987cm" svg:x2="18.165cm" svg:y2="23.887cm">
          <text:p/>
        </draw:line>
        <draw:line draw:style-name="gr3" draw:text-style-name="P1" draw:layer="layout" svg:x1="18.165cm" svg:y1="23.887cm" svg:x2="18.142cm" svg:y2="23.887cm">
          <text:p/>
        </draw:line>
        <draw:line draw:style-name="gr3" draw:text-style-name="P1" draw:layer="layout" svg:x1="18.143cm" svg:y1="23.887cm" svg:x2="18.127cm" svg:y2="23.893cm">
          <text:p/>
        </draw:line>
        <draw:line draw:style-name="gr3" draw:text-style-name="P1" draw:layer="layout" svg:x1="18.128cm" svg:y1="23.892cm" svg:x2="18.118cm" svg:y2="23.902cm">
          <text:p/>
        </draw:line>
        <draw:line draw:style-name="gr3" draw:text-style-name="P1" draw:layer="layout" svg:x1="18.12cm" svg:y1="23.901cm" svg:x2="18.113cm" svg:y2="23.912cm">
          <text:p/>
        </draw:line>
        <draw:line draw:style-name="gr3" draw:text-style-name="P1" draw:layer="layout" svg:x1="18.114cm" svg:y1="23.911cm" svg:x2="18.108cm" svg:y2="23.931cm">
          <text:p/>
        </draw:line>
        <draw:line draw:style-name="gr3" draw:text-style-name="P1" draw:layer="layout" svg:x1="18.108cm" svg:y1="23.93cm" svg:x2="18.108cm" svg:y2="23.944cm">
          <text:p/>
        </draw:line>
        <draw:line draw:style-name="gr3" draw:text-style-name="P1" draw:layer="layout" svg:x1="18.108cm" svg:y1="23.944cm" svg:x2="18.114cm" svg:y2="23.964cm">
          <text:p/>
        </draw:line>
        <draw:line draw:style-name="gr3" draw:text-style-name="P1" draw:layer="layout" svg:x1="18.113cm" svg:y1="23.963cm" svg:x2="18.12cm" svg:y2="23.974cm">
          <text:p/>
        </draw:line>
        <draw:line draw:style-name="gr3" draw:text-style-name="P1" draw:layer="layout" svg:x1="18.118cm" svg:y1="23.973cm" svg:x2="18.128cm" svg:y2="23.983cm">
          <text:p/>
        </draw:line>
        <draw:line draw:style-name="gr3" draw:text-style-name="P1" draw:layer="layout" svg:x1="18.127cm" svg:y1="23.982cm" svg:x2="18.143cm" svg:y2="23.988cm">
          <text:p/>
        </draw:line>
        <draw:line draw:style-name="gr3" draw:text-style-name="P1" draw:layer="layout" svg:x1="18.142cm" svg:y1="23.987cm" svg:x2="18.165cm" svg:y2="23.987cm">
          <text:p/>
        </draw:line>
        <draw:polygon draw:style-name="gr2" draw:text-style-name="P1" draw:layer="layout" svg:width="0.735cm" svg:height="0.413cm" svg:x="18.017cm" svg:y="23.648cm" svg:viewBox="0 0 736 414" draw:points="0,0 736,0 736,414 0,414">
          <text:p/>
        </draw:polygon>
        <draw:line draw:style-name="gr4" draw:text-style-name="P1" draw:layer="layout" svg:x1="18.489cm" svg:y1="24.29cm" svg:x2="18.438cm" svg:y2="24.29cm">
          <text:p/>
        </draw:line>
        <draw:line draw:style-name="gr4" draw:text-style-name="P1" draw:layer="layout" svg:x1="18.489cm" svg:y1="24.544cm" svg:x2="18.438cm" svg:y2="24.544cm">
          <text:p/>
        </draw:line>
        <draw:line draw:style-name="gr5" draw:text-style-name="P1" draw:layer="layout" svg:x1="16.576cm" svg:y1="26.381cm" svg:x2="16.576cm" svg:y2="26.271cm">
          <text:p/>
        </draw:line>
        <draw:path draw:style-name="gr6" draw:text-style-name="P2" draw:layer="layout" svg:width="0.2cm" svg:height="0.2cm" svg:x="16.275cm" svg:y="26.226cm" svg:viewBox="0 0 201 201" svg:d="M0 101c0-56 45-101 101-101s100 45 100 101-44 100-100 100-101-44-101-100z">
          <text:p/>
        </draw:path>
        <draw:line draw:style-name="gr7" draw:text-style-name="P1" draw:layer="layout" svg:x1="16.43cm" svg:y1="24.728cm" svg:x2="16.34cm" svg:y2="24.728cm">
          <text:p/>
        </draw:line>
        <draw:line draw:style-name="gr7" draw:text-style-name="P1" draw:layer="layout" svg:x1="16.43cm" svg:y1="24.928cm" svg:x2="16.34cm" svg:y2="24.928cm">
          <text:p/>
        </draw:line>
        <draw:line draw:style-name="gr8" draw:text-style-name="P1" draw:layer="layout" svg:x1="15.598cm" svg:y1="24.699cm" svg:x2="15.598cm" svg:y2="24.754cm">
          <text:p/>
        </draw:line>
        <draw:path draw:style-name="gr6" draw:text-style-name="P2" draw:layer="layout" svg:width="0.24cm" svg:height="0.24cm" svg:x="15.732cm" svg:y="24.607cm" svg:viewBox="0 0 241 241" svg:d="M0 119c0-66 54-119 121-119 66 0 120 53 120 119 0 68-54 122-120 122-67 0-121-54-121-122z">
          <text:p/>
        </draw:path>
        <draw:path draw:style-name="gr6" draw:text-style-name="P2" draw:layer="layout" svg:width="0.3cm" svg:height="0.3cm" svg:x="15.451cm" svg:y="25.061cm" svg:viewBox="0 0 301 301" svg:d="M0 152c0-83 68-152 151-152s150 69 150 152c0 82-67 149-150 149s-151-67-151-149z">
          <text:p/>
        </draw:path>
        <draw:path draw:style-name="gr6" draw:text-style-name="P2" draw:layer="layout" svg:width="0.3cm" svg:height="0.3cm" svg:x="15.451cm" svg:y="25.823cm" svg:viewBox="0 0 301 301" svg:d="M0 152c0-84 68-152 151-152s150 68 150 152c0 82-67 149-150 149s-151-67-151-149z">
          <text:p/>
        </draw:path>
        <draw:line draw:style-name="gr4" draw:text-style-name="P1" draw:layer="layout" svg:x1="17.182cm" svg:y1="24.139cm" svg:x2="17.182cm" svg:y2="24.158cm">
          <text:p/>
        </draw:line>
        <draw:line draw:style-name="gr4" draw:text-style-name="P1" draw:layer="layout" svg:x1="17.436cm" svg:y1="24.139cm" svg:x2="17.436cm" svg:y2="24.158cm">
          <text:p/>
        </draw:line>
        <draw:line draw:style-name="gr4" draw:text-style-name="P1" draw:layer="layout" svg:x1="17.69cm" svg:y1="24.139cm" svg:x2="17.69cm" svg:y2="24.158cm">
          <text:p/>
        </draw:line>
        <draw:line draw:style-name="gr9" draw:text-style-name="P1" draw:layer="layout" svg:x1="17.454cm" svg:y1="26.375cm" svg:x2="17.454cm" svg:y2="26.536cm">
          <text:p/>
        </draw:line>
        <draw:line draw:style-name="gr9" draw:text-style-name="P1" draw:layer="layout" svg:x1="18.275cm" svg:y1="26.375cm" svg:x2="18.275cm" svg:y2="26.536cm">
          <text:p/>
        </draw:line>
        <draw:line draw:style-name="gr10" draw:text-style-name="P1" draw:layer="layout" svg:x1="17.665cm" svg:y1="26.405cm" svg:x2="17.665cm" svg:y2="26.506cm">
          <text:p/>
        </draw:line>
        <draw:line draw:style-name="gr11" draw:text-style-name="P1" draw:layer="layout" svg:x1="17.864cm" svg:y1="26.415cm" svg:x2="17.864cm" svg:y2="26.496cm">
          <text:p/>
        </draw:line>
        <draw:line draw:style-name="gr10" draw:text-style-name="P1" draw:layer="layout" svg:x1="18.064cm" svg:y1="26.405cm" svg:x2="18.064cm" svg:y2="26.506cm">
          <text:p/>
        </draw:line>
        <draw:path draw:style-name="gr6" draw:text-style-name="P2" draw:layer="layout" svg:width="0.3cm" svg:height="0.3cm" svg:x="17.513cm" svg:y="26.863cm" svg:viewBox="0 0 301 301" svg:d="M0 152c0-83 68-152 151-152s150 69 150 152c0 82-67 149-150 149s-151-67-151-149z">
          <text:p/>
        </draw:path>
        <draw:path draw:style-name="gr6" draw:text-style-name="P2" draw:layer="layout" svg:width="0.3cm" svg:height="0.3cm" svg:x="16.226cm" svg:y="26.863cm" svg:viewBox="0 0 301 301" svg:d="M0 152c0-83 67-152 149-152 83 0 152 69 152 152 0 82-69 149-152 149-82 0-149-67-149-149z">
          <text:p/>
        </draw:path>
        <draw:line draw:style-name="gr12" draw:text-style-name="P1" draw:layer="layout" svg:x1="17.436cm" svg:y1="24.149cm" svg:x2="17.436cm" svg:y2="24.327cm">
          <text:p/>
        </draw:line>
        <draw:line draw:style-name="gr12" draw:text-style-name="P1" draw:layer="layout" svg:x1="17.434cm" svg:y1="24.332cm" svg:x2="17.437cm" svg:y2="24.327cm">
          <text:p/>
        </draw:line>
        <draw:line draw:style-name="gr12" draw:text-style-name="P1" draw:layer="layout" svg:x1="18.464cm" svg:y1="25.112cm" svg:x2="18.464cm" svg:y2="24.544cm">
          <text:p/>
        </draw:line>
        <draw:line draw:style-name="gr12" draw:text-style-name="P1" draw:layer="layout" svg:x1="17.436cm" svg:y1="24.327cm" svg:x2="17.436cm" svg:y2="24.37cm">
          <text:p/>
        </draw:line>
        <draw:line draw:style-name="gr13" draw:text-style-name="P1" draw:layer="layout" svg:x1="16.387cm" svg:y1="26.317cm" svg:x2="16.375cm" svg:y2="26.327cm">
          <text:p/>
        </draw:line>
        <draw:line draw:style-name="gr12" draw:text-style-name="P1" draw:layer="layout" svg:x1="16.376cm" svg:y1="27.034cm" svg:x2="16.376cm" svg:y2="26.327cm">
          <text:p/>
        </draw:line>
        <draw:line draw:style-name="gr12" draw:text-style-name="P1" draw:layer="layout" svg:x1="17.541cm" svg:y1="25.253cm" svg:x2="18.323cm" svg:y2="25.253cm">
          <text:p/>
        </draw:line>
        <draw:line draw:style-name="gr13" draw:text-style-name="P1" draw:layer="layout" svg:x1="15.602cm" svg:y1="25.974cm" svg:x2="15.602cm" svg:y2="26.255cm">
          <text:p/>
        </draw:line>
        <draw:line draw:style-name="gr12" draw:text-style-name="P1" draw:layer="layout" svg:x1="17.103cm" svg:y1="23.84cm" svg:x2="16.92cm" svg:y2="24.024cm">
          <text:p/>
        </draw:line>
        <draw:line draw:style-name="gr12" draw:text-style-name="P1" draw:layer="layout" svg:x1="16.92cm" svg:y1="24.819cm" svg:x2="16.92cm" svg:y2="24.023cm">
          <text:p/>
        </draw:line>
        <draw:line draw:style-name="gr13" draw:text-style-name="P1" draw:layer="layout" svg:x1="15.673cm" svg:y1="26.326cm" svg:x2="16.375cm" svg:y2="26.326cm">
          <text:p/>
        </draw:line>
        <draw:line draw:style-name="gr12" draw:text-style-name="P1" draw:layer="layout" svg:x1="16.811cm" svg:y1="24.929cm" svg:x2="16.921cm" svg:y2="24.819cm">
          <text:p/>
        </draw:line>
        <draw:line draw:style-name="gr12" draw:text-style-name="P1" draw:layer="layout" svg:x1="16.386cm" svg:y1="24.928cm" svg:x2="16.386cm" svg:y2="26.317cm">
          <text:p/>
        </draw:line>
        <draw:line draw:style-name="gr12" draw:text-style-name="P1" draw:layer="layout" svg:x1="17.3cm" svg:y1="23.84cm" svg:x2="17.102cm" svg:y2="23.84cm">
          <text:p/>
        </draw:line>
        <draw:line draw:style-name="gr12" draw:text-style-name="P1" draw:layer="layout" svg:x1="16.789cm" svg:y1="24.928cm" svg:x2="16.386cm" svg:y2="24.928cm">
          <text:p/>
        </draw:line>
        <draw:line draw:style-name="gr12" draw:text-style-name="P1" draw:layer="layout" svg:x1="17.436cm" svg:y1="24.149cm" svg:x2="17.436cm" svg:y2="23.976cm">
          <text:p/>
        </draw:line>
        <draw:line draw:style-name="gr12" draw:text-style-name="P1" draw:layer="layout" svg:x1="16.79cm" svg:y1="24.928cm" svg:x2="16.789cm" svg:y2="24.928cm">
          <text:p/>
        </draw:line>
        <draw:line draw:style-name="gr13" draw:text-style-name="P1" draw:layer="layout" svg:x1="16.375cm" svg:y1="24.939cm" svg:x2="16.387cm" svg:y2="24.928cm">
          <text:p/>
        </draw:line>
        <draw:line draw:style-name="gr13" draw:text-style-name="P1" draw:layer="layout" svg:x1="15.602cm" svg:y1="26.255cm" svg:x2="15.674cm" svg:y2="26.327cm">
          <text:p/>
        </draw:line>
        <draw:line draw:style-name="gr12" draw:text-style-name="P1" draw:layer="layout" svg:x1="17.434cm" svg:y1="25.145cm" svg:x2="17.434cm" svg:y2="24.33cm">
          <text:p/>
        </draw:line>
        <draw:line draw:style-name="gr12" draw:text-style-name="P1" draw:layer="layout" svg:x1="18.323cm" svg:y1="25.254cm" svg:x2="18.465cm" svg:y2="25.112cm">
          <text:p/>
        </draw:line>
        <draw:line draw:style-name="gr12" draw:text-style-name="P1" draw:layer="layout" svg:x1="16.811cm" svg:y1="24.928cm" svg:x2="16.79cm" svg:y2="24.928cm">
          <text:p/>
        </draw:line>
        <draw:line draw:style-name="gr12" draw:text-style-name="P1" draw:layer="layout" svg:x1="16.376cm" svg:y1="26.327cm" svg:x2="16.375cm" svg:y2="26.326cm">
          <text:p/>
        </draw:line>
        <draw:line draw:style-name="gr12" draw:text-style-name="P1" draw:layer="layout" svg:x1="17.434cm" svg:y1="25.145cm" svg:x2="17.542cm" svg:y2="25.254cm">
          <text:p/>
        </draw:line>
        <draw:line draw:style-name="gr12" draw:text-style-name="P1" draw:layer="layout" svg:x1="17.437cm" svg:y1="23.977cm" svg:x2="17.3cm" svg:y2="23.84cm">
          <text:p/>
        </draw:line>
        <draw:line draw:style-name="gr13" draw:text-style-name="P1" draw:layer="layout" svg:x1="17.664cm" svg:y1="26.452cm" svg:x2="17.67cm" svg:y2="26.446cm">
          <text:p/>
        </draw:line>
        <draw:line draw:style-name="gr12" draw:text-style-name="P1" draw:layer="layout" svg:x1="17.664cm" svg:y1="27.034cm" svg:x2="17.664cm" svg:y2="26.451cm">
          <text:p/>
        </draw:line>
        <draw:line draw:style-name="gr12" draw:text-style-name="P1" draw:layer="layout" svg:x1="17.761cm" svg:y1="25.411cm" svg:x2="17.799cm" svg:y2="25.448cm">
          <text:p/>
        </draw:line>
        <draw:line draw:style-name="gr12" draw:text-style-name="P1" draw:layer="layout" svg:x1="17.87cm" svg:y1="25.518cm" svg:x2="17.87cm" svg:y2="26.451cm">
          <text:p/>
        </draw:line>
        <draw:line draw:style-name="gr12" draw:text-style-name="P1" draw:layer="layout" svg:x1="17.07cm" svg:y1="25.412cm" svg:x2="17.18cm" svg:y2="25.302cm">
          <text:p/>
        </draw:line>
        <draw:line draw:style-name="gr12" draw:text-style-name="P1" draw:layer="layout" svg:x1="17.18cm" svg:y1="25.399cm" svg:x2="17.18cm" svg:y2="24.15cm">
          <text:p/>
        </draw:line>
        <draw:line draw:style-name="gr12" draw:text-style-name="P1" draw:layer="layout" svg:x1="16.683cm" svg:y1="25.411cm" svg:x2="17.121cm" svg:y2="25.411cm">
          <text:p/>
        </draw:line>
        <draw:line draw:style-name="gr12" draw:text-style-name="P1" draw:layer="layout" svg:x1="17.18cm" svg:y1="24.151cm" svg:x2="17.183cm" svg:y2="24.149cm">
          <text:p/>
        </draw:line>
        <draw:line draw:style-name="gr12" draw:text-style-name="P1" draw:layer="layout" svg:x1="16.576cm" svg:y1="25.519cm" svg:x2="16.684cm" svg:y2="25.411cm">
          <text:p/>
        </draw:line>
        <draw:line draw:style-name="gr12" draw:text-style-name="P1" draw:layer="layout" svg:x1="17.871cm" svg:y1="26.451cm" svg:x2="17.864cm" svg:y2="26.456cm">
          <text:p/>
        </draw:line>
        <draw:line draw:style-name="gr12" draw:text-style-name="P1" draw:layer="layout" svg:x1="17.289cm" svg:y1="25.412cm" svg:x2="17.181cm" svg:y2="25.302cm">
          <text:p/>
        </draw:line>
        <draw:line draw:style-name="gr12" draw:text-style-name="P1" draw:layer="layout" svg:x1="17.168cm" svg:y1="25.411cm" svg:x2="17.761cm" svg:y2="25.411cm">
          <text:p/>
        </draw:line>
        <draw:line draw:style-name="gr12" draw:text-style-name="P1" draw:layer="layout" svg:x1="17.121cm" svg:y1="25.411cm" svg:x2="17.168cm" svg:y2="25.411cm">
          <text:p/>
        </draw:line>
        <draw:line draw:style-name="gr12" draw:text-style-name="P1" draw:layer="layout" svg:x1="17.168cm" svg:y1="25.412cm" svg:x2="17.181cm" svg:y2="25.399cm">
          <text:p/>
        </draw:line>
        <draw:line draw:style-name="gr12" draw:text-style-name="P1" draw:layer="layout" svg:x1="17.798cm" svg:y1="25.447cm" svg:x2="17.871cm" svg:y2="25.519cm">
          <text:p/>
        </draw:line>
        <draw:line draw:style-name="gr12" draw:text-style-name="P1" draw:layer="layout" svg:x1="16.576cm" svg:y1="26.326cm" svg:x2="16.576cm" svg:y2="25.518cm">
          <text:p/>
        </draw:line>
        <draw:line draw:style-name="gr12" draw:text-style-name="P1" draw:layer="layout" svg:x1="17.69cm" svg:y1="24.149cm" svg:x2="17.69cm" svg:y2="23.968cm">
          <text:p/>
        </draw:line>
        <draw:line draw:style-name="gr12" draw:text-style-name="P1" draw:layer="layout" svg:x1="16.762cm" svg:y1="24.619cm" svg:x2="16.653cm" svg:y2="24.729cm">
          <text:p/>
        </draw:line>
        <draw:line draw:style-name="gr12" draw:text-style-name="P1" draw:layer="layout" svg:x1="17.399cm" svg:y1="23.679cm" svg:x2="17.046cm" svg:y2="23.679cm">
          <text:p/>
        </draw:line>
        <draw:line draw:style-name="gr13" draw:text-style-name="P1" draw:layer="layout" svg:x1="15.852cm" svg:y1="24.727cm" svg:x2="16.384cm" svg:y2="24.727cm">
          <text:p/>
        </draw:line>
        <draw:line draw:style-name="gr13" draw:text-style-name="P1" draw:layer="layout" svg:x1="16.384cm" svg:y1="24.727cm" svg:x2="16.388cm" svg:y2="24.729cm">
          <text:p/>
        </draw:line>
        <draw:line draw:style-name="gr12" draw:text-style-name="P1" draw:layer="layout" svg:x1="17.69cm" svg:y1="24.149cm" svg:x2="17.981cm" svg:y2="24.149cm">
          <text:p/>
        </draw:line>
        <draw:line draw:style-name="gr12" draw:text-style-name="P1" draw:layer="layout" svg:x1="17.691cm" svg:y1="23.969cm" svg:x2="17.399cm" svg:y2="23.679cm">
          <text:p/>
        </draw:line>
        <draw:line draw:style-name="gr12" draw:text-style-name="P1" draw:layer="layout" svg:x1="16.653cm" svg:y1="24.728cm" svg:x2="16.386cm" svg:y2="24.728cm">
          <text:p/>
        </draw:line>
        <draw:line draw:style-name="gr12" draw:text-style-name="P1" draw:layer="layout" svg:x1="16.761cm" svg:y1="24.619cm" svg:x2="16.761cm" svg:y2="23.963cm">
          <text:p/>
        </draw:line>
        <draw:polyline draw:style-name="gr12" draw:text-style-name="P1" draw:layer="layout" svg:width="0cm" svg:height="0cm" svg:x="16.761cm" svg:y="23.963cm" svg:viewBox="0 0 0 0" draw:points="0,0">
          <text:p/>
        </draw:polyline>
        <draw:line draw:style-name="gr12" draw:text-style-name="P1" draw:layer="layout" svg:x1="17.981cm" svg:y1="24.149cm" svg:x2="18.122cm" svg:y2="24.291cm">
          <text:p/>
        </draw:line>
        <draw:line draw:style-name="gr12" draw:text-style-name="P1" draw:layer="layout" svg:x1="16.761cm" svg:y1="23.964cm" svg:x2="17.047cm" svg:y2="23.679cm">
          <text:p/>
        </draw:line>
        <draw:line draw:style-name="gr12" draw:text-style-name="P1" draw:layer="layout" svg:x1="18.121cm" svg:y1="24.29cm" svg:x2="18.464cm" svg:y2="24.29cm">
          <text:p/>
        </draw:line>
        <draw:line draw:style-name="gr13" draw:text-style-name="P1" draw:layer="layout" svg:x1="16.391cm" svg:y1="24.733cm" svg:x2="16.386cm" svg:y2="24.728cm">
          <text:p/>
        </draw:line>
        <draw:line draw:style-name="gr13" draw:text-style-name="P1" draw:layer="layout" svg:x1="15.602cm" svg:y1="25.212cm" svg:x2="15.602cm" svg:y2="24.73cm">
          <text:p/>
        </draw:line>
        <draw:line draw:style-name="gr13" draw:text-style-name="P1" draw:layer="layout" svg:x1="15.603cm" svg:y1="24.731cm" svg:x2="15.598cm" svg:y2="24.727cm">
          <text:p/>
        </draw:line>
        <draw:polygon draw:style-name="gr14" draw:text-style-name="P2" draw:layer="layout" svg:width="0.229cm" svg:height="0.107cm" svg:x="17.106cm" svg:y="23.931cm" svg:viewBox="0 0 230 108" draw:points="157,2 162,5 224,66 225,68 227,70 228,72 229,74 229,76 230,78 230,81 230,83 229,85 229,87 228,89 227,91 224,95 218,102 210,107 201,108 192,105 188,102 177,89 170,85 157,75 151,72 135,64 112,56 91,53 88,52 63,52 60,53 39,56 26,61 17,61 9,58 3,52 0,43 1,35 6,28 28,5 35,1 42,0 148,0">
          <text:p/>
        </draw:polygon>
        <draw:polygon draw:style-name="gr14" draw:text-style-name="P2" draw:layer="layout" svg:width="0.467cm" svg:height="0.443cm" svg:x="17.491cm" svg:y="23.615cm" svg:viewBox="0 0 468 444" draw:points="457,2 464,7 468,15 468,24 467,25 467,425 465,433 460,440 452,444 448,444 342,444 333,442 327,437 326,436 317,423 300,406 297,404 291,398 289,389 289,388 289,346 287,340 286,335 285,328 283,323 283,322 278,312 268,297 263,291 256,285 6,34 1,26 0,17 3,9 9,3 18,0 20,0 448,0">
          <text:p/>
        </draw:polygon>
        <draw:polygon draw:style-name="gr14" draw:text-style-name="P2" draw:layer="layout" svg:width="0.258cm" svg:height="0.078cm" svg:x="18.108cm" svg:y="24.121cm" svg:viewBox="0 0 259 79" draw:points="242,0 244,0 246,1 248,2 250,3 252,4 253,6 255,7 256,9 257,12 258,13 258,15 258,18 259,20 258,22 258,24 257,26 257,29 255,30 255,32 251,36 250,36 244,40 230,50 213,67 211,70 205,77 196,79 195,79 59,79 50,77 45,74 6,34 1,26 0,17 3,9 9,3 18,0 20,0 239,0">
          <text:p/>
        </draw:polygon>
        <draw:polygon draw:style-name="gr14" draw:text-style-name="P2" draw:layer="layout" svg:width="0.133cm" svg:height="0.131cm" svg:x="16.696cm" svg:y="24.707cm" svg:viewBox="0 0 134 132" draw:points="125,3 131,9 134,19 134,21 134,68 132,77 129,82 83,126 76,131 69,132 20,132 11,130 4,125 0,117 0,108 4,100 9,96 11,94 14,92 99,6 107,1 117,0">
          <text:p/>
        </draw:polygon>
        <draw:polygon draw:style-name="gr14" draw:text-style-name="P2" draw:layer="layout" svg:width="0.849cm" svg:height="0.924cm" svg:x="17.524cm" svg:y="24.239cm" svg:viewBox="0 0 850 925" draw:points="420,2 425,5 541,120 543,122 556,130 564,134 572,137 590,142 779,142 783,142 786,143 787,143 788,144 794,148 795,149 797,153 809,165 810,165 812,168 814,172 814,173 814,177 815,181 813,185 812,189 812,190 811,190 809,193 797,204 783,224 772,246 764,269 760,293 760,318 764,342 772,365 775,371 783,387 795,403 797,407 814,424 834,438 840,441 846,447 850,455 850,459 850,829 848,838 845,843 768,920 761,924 754,925 63,925 54,923 49,920 5,876 1,869 0,862 0,152 0,149 1,144 2,140 2,80 2,56 2,52 3,49 3,48 4,47 8,41 9,40 13,38 25,26 25,25 28,23 32,21 33,21 37,21 41,20 45,22 49,23 50,23 50,24 53,26 64,38 84,52 106,63 129,71 153,75 178,75 202,71 225,63 247,52 267,38 284,21 293,8 300,2 308,0 309,0 411,0">
          <text:p/>
        </draw:polygon>
        <draw:polygon draw:style-name="gr14" draw:text-style-name="P2" draw:layer="layout" svg:width="0.183cm" svg:height="1.061cm" svg:x="17.27cm" svg:y="24.259cm" svg:viewBox="0 0 184 1062" draw:points="41,0 42,0 45,2 49,3 50,3 50,4 53,6 64,18 67,20 68,20 70,23 73,26 73,27 74,31 75,35 75,36 75,50 75,53 73,61 73,62 73,896 77,914 80,922 84,930 87,934 95,945 148,998 178,1028 183,1036 184,1045 181,1053 175,1059 166,1062 164,1062 64,1062 55,1060 50,1057 5,1012 1,1005 0,998 0,37 0,34 1,30 1,29 2,29 6,23 7,22 13,18 25,6 25,5 29,3 32,1 33,1 37,1">
          <text:p/>
        </draw:polygon>
        <draw:polygon draw:style-name="gr14" draw:text-style-name="P2" draw:layer="layout" svg:width="0.613cm" svg:height="1.237cm" svg:x="16.476cm" svg:y="24.226cm" svg:viewBox="0 0 614 1238" draw:points="567,4 572,10 574,14 588,35 605,52 606,52 612,59 614,68 614,1031 612,1040 609,1045 564,1090 557,1094 550,1095 200,1095 182,1099 171,1104 167,1105 166,1106 162,1108 151,1116 34,1232 26,1237 17,1238 9,1235 3,1229 0,1220 0,1218 0,838 2,830 7,823 10,821 23,814 39,802 43,799 50,794 57,793 323,793 324,793 325,793 328,793 345,793 363,789 371,786 379,782 388,776 394,772 514,652 518,646 524,637 527,630 531,621 534,607 535,603 535,20 537,11 542,4 550,0 559,0">
          <text:p/>
        </draw:polygon>
        <draw:polygon draw:style-name="gr14" draw:text-style-name="P2" draw:layer="layout" svg:width="0.618cm" svg:height="1.449cm" svg:x="15.677cm" svg:y="24.802cm" svg:viewBox="0 0 619 1450" draw:points="551,1 555,1 555,2 559,4 562,7 563,7 565,11 567,13 568,14 569,17 571,20 571,21 572,22 572,25 572,28 572,29 572,30 570,34 569,37 569,38 568,38 567,40 565,42 553,58 544,76 538,96 534,116 534,136 538,157 544,176 553,194 557,199 565,211 580,225 596,237 609,244 615,249 619,257 619,261 619,1388 617,1397 612,1404 611,1404 602,1411 585,1428 581,1433 575,1442 568,1448 559,1450 558,1450 35,1450 32,1450 28,1449 27,1449 26,1448 21,1445 5,1429 1,1422 0,1415 0,1371 2,1363 7,1356 12,1353 13,1352 36,1339 57,1323 75,1305 91,1284 104,1261 114,1237 121,1212 125,1186 125,1159 121,1133 114,1108 104,1084 91,1061 75,1040 71,1032 72,1023 75,1015 83,1010 91,1008 522,1008 538,1004 551,996 563,985 570,971 575,956 575,651 570,636 563,622 551,610 538,602 522,598 66,598 58,596 51,590 47,582 47,574 51,566 54,562 57,560 75,542 91,521 104,498 114,474 121,449 125,423 125,396 121,370 114,345 104,321 91,298 75,277 57,259 41,247 36,243 13,230 12,229 5,224 0,216 0,211 0,81 0,78 1,74 1,73 2,73 6,67 7,66 14,61 29,46 32,44 36,42 37,41 41,41 45,41 49,42 53,44 54,44 56,46 63,53 80,66 100,77 120,86 142,92 161,94 164,95 186,95 208,92 230,86 250,77 270,66 287,53 303,37 317,19 322,9 328,3 337,0 340,0 547,0">
          <text:p/>
        </draw:polygon>
        <draw:polygon draw:style-name="gr14" draw:text-style-name="P2" draw:layer="layout" svg:width="1.033cm" svg:height="3.412cm" svg:x="17.754cm" svg:y="24.12cm" svg:viewBox="0 0 1034 3413" draw:points="1026,3 1032,10 1034,18 1034,19 1034,3394 1032,3402 1026,3409 1018,3413 1014,3413 120,3413 111,3411 104,3406 101,3398 101,3389 103,3384 104,3381 108,3374 113,3358 113,3137 108,3122 101,3108 89,3097 76,3089 60,3085 49,3085 40,3083 33,3077 29,3069 29,3060 33,3052 37,3049 42,3045 60,3027 76,3006 89,2983 99,2959 106,2934 110,2908 110,2881 106,2855 99,2830 89,2806 76,2783 60,2762 42,2744 30,2735 21,2728 10,2722 4,2716 0,2707 0,2704 0,2502 2,2494 8,2487 16,2483 24,2483 32,2486 40,2492 59,2502 79,2508 100,2512 121,2512 142,2508 162,2502 181,2492 198,2480 198,2479 199,2479 206,2475 215,2474 223,2477 227,2479 229,2482 242,2491 244,2493 245,2493 262,2502 281,2508 301,2512 320,2512 340,2508 360,2502 377,2493 386,2491 395,2493 402,2498 402,2499 411,2511 427,2527 445,2541 466,2551 488,2558 510,2562 533,2562 555,2558 577,2551 598,2541 616,2527 632,2511 646,2493 656,2472 663,2450 667,2428 667,2245 663,2223 656,2201 646,2180 632,2162 616,2146 598,2132 577,2122 555,2115 533,2111 510,2111 488,2115 466,2122 445,2132 427,2146 411,2162 402,2174 396,2179 387,2182 378,2180 377,2180 360,2171 340,2165 320,2161 301,2161 281,2165 262,2171 260,2172 245,2180 237,2185 229,2189 220,2188 212,2184 207,2177 206,2169 206,1390 205,1384 204,1381 202,1372 195,1356 185,1341 181,1337 173,1329 102,1258 97,1250 96,1241 99,1233 105,1227 114,1224 116,1224 578,1224 596,1220 604,1217 612,1213 621,1207 627,1203 780,1050 785,1043 790,1035 794,1027 797,1019 800,1003 801,1001 801,577 803,568 808,561 811,559 817,556 837,542 854,525 868,505 879,483 887,460 891,436 891,411 887,387 879,364 868,342 854,322 842,311 837,303 836,294 839,286 842,282 854,271 868,251 879,229 887,206 891,182 891,157 887,133 879,110 877,106 868,88 854,68 837,51 831,47 817,37 816,37 810,30 808,21 810,13 815,5 823,1 828,1 1006,1 1009,0 1018,0">
          <text:p/>
        </draw:polygon>
        <draw:polygon draw:style-name="gr14" draw:text-style-name="P2" draw:layer="layout" svg:width="1.313cm" svg:height="2.031cm" svg:x="16.466cm" svg:y="25.501cm" svg:viewBox="0 0 1314 2032" draw:points="1260,2 1265,5 1309,49 1313,56 1314,63 1314,211 1312,219 1307,226 1299,230 1290,230 1289,230 1285,229 860,229 845,229 829,233 816,241 804,252 797,266 792,281 792,586 797,601 804,615 816,626 829,634 845,638 1285,638 1289,637 1298,637 1306,640 1312,647 1314,655 1314,656 1314,795 1312,803 1307,810 1299,814 1290,814 1282,810 1281,809 1270,801 1265,798 1260,795 1248,789 1229,783 1209,779 1190,779 1170,783 1151,789 1134,798 1125,800 1116,798 1109,793 1109,792 1100,780 1084,764 1066,750 1045,740 1023,733 1001,729 978,729 956,733 934,740 913,750 895,764 879,780 865,798 855,819 848,841 844,863 844,1046 848,1068 855,1091 865,1112 879,1130 895,1146 913,1160 934,1170 956,1177 978,1181 1001,1181 1023,1177 1045,1170 1066,1160 1077,1151 1085,1147 1094,1148 1102,1152 1107,1159 1109,1167 1109,1323 1107,1331 1101,1338 1099,1340 1087,1347 1066,1363 1048,1381 1032,1402 1019,1425 1009,1449 1002,1474 998,1500 998,1527 1002,1553 1009,1578 1019,1602 1032,1625 1046,1643 1048,1646 1066,1664 1071,1668 1077,1675 1079,1683 1077,1692 1072,1699 1064,1703 1059,1704 983,1704 967,1708 954,1716 942,1727 934,1741 930,1756 930,1977 934,1993 940,2003 943,2011 942,2020 937,2027 929,2032 923,2032 111,2032 102,2030 95,2025 91,2017 91,2008 95,2000 97,1999 96,1998 102,1993 109,1986 116,1973 121,1957 121,1736 116,1721 109,1707 97,1696 84,1688 68,1684 59,1681 53,1674 50,1666 52,1657 56,1650 60,1646 76,1625 89,1602 99,1578 106,1553 110,1527 110,1500 106,1474 99,1449 89,1425 76,1402 60,1381 42,1363 30,1354 21,1347 10,1341 4,1335 0,1326 0,1323 0,975 2,966 8,959 16,955 24,955 32,959 34,961 38,964 52,975 67,982 84,988 101,991 118,991 135,988 152,982 167,975 179,966 181,964 186,959 194,954 203,953 211,956 217,963 220,971 220,973 220,1040 225,1055 232,1069 244,1080 257,1089 273,1093 578,1093 594,1089 607,1080 619,1069 626,1055 631,1040 631,556 626,541 619,527 607,516 594,508 578,504 288,504 273,504 257,508 244,516 234,526 226,531 217,532 209,529 203,523 200,514 200,512 200,63 202,54 205,49 249,5 256,1 263,0 597,0 614,0 648,0 695,0 815,0 832,0 1251,0">
          <text:p/>
        </draw:polygon>
        <draw:polygon draw:style-name="gr14" draw:text-style-name="P2" draw:layer="layout" svg:width="1.706cm" svg:height="3.917cm" svg:x="15.247cm" svg:y="23.615cm" svg:viewBox="0 0 1707 3918" draw:points="1697,2 1704,7 1707,15 1707,24 1704,32 1702,34 1445,290 1435,305 1429,321 1425,339 1425,357 1425,358 1425,360 1425,959 1423,968 1420,973 1375,1017 1368,1022 1361,1023 1287,1023 1278,1021 1273,1017 1269,1014 1253,1002 1234,993 1215,986 1196,983 1195,983 1084,983 1083,983 1064,986 1045,993 1026,1002 1010,1014 995,1029 989,1034 980,1036 979,1036 771,1036 762,1034 755,1029 753,1027 748,1017 746,1014 736,1002 734,999 717,983 700,970 680,959 670,954 660,950 638,944 616,941 594,941 572,944 550,950 530,959 510,970 493,983 486,990 479,994 470,995 462,992 458,990 444,975 433,967 426,962 406,952 384,945 362,941 340,941 318,945 296,952 276,962 258,975 242,991 229,1009 219,1029 212,1051 208,1073 208,1150 212,1172 219,1194 229,1214 235,1221 242,1232 258,1248 271,1257 277,1264 279,1272 279,1273 279,1398 277,1406 272,1413 267,1416 266,1417 256,1422 243,1430 222,1446 204,1464 188,1485 175,1508 165,1532 158,1557 154,1583 154,1610 158,1636 163,1655 165,1661 175,1685 188,1708 194,1716 204,1729 222,1747 225,1749 231,1756 233,1765 231,1773 226,1780 218,1784 213,1785 161,1785 145,1789 132,1797 120,1808 113,1822 108,1837 108,2142 113,2157 120,2171 132,2182 145,2190 161,2194 176,2194 188,2194 197,2196 204,2202 208,2210 208,2218 204,2226 191,2243 188,2247 175,2270 165,2294 158,2319 154,2345 154,2372 157,2394 158,2398 162,2415 165,2423 175,2447 188,2470 189,2472 204,2491 222,2509 226,2512 243,2525 266,2538 267,2539 274,2544 279,2552 279,2557 279,2648 282,2662 288,2676 291,2681 296,2688 378,2770 382,2773 390,2778 392,2779 400,2782 404,2784 415,2786 416,2786 418,2787 433,2787 988,2787 997,2789 1004,2794 1005,2795 1015,2809 1032,2826 1032,2827 1038,2833 1040,2841 1040,2842 1040,3208 1038,3216 1032,3223 1030,3225 1018,3232 997,3248 979,3266 963,3287 950,3310 940,3334 933,3359 929,3385 929,3412 933,3438 940,3463 950,3487 963,3510 977,3528 979,3531 983,3535 988,3542 989,3551 986,3559 979,3566 971,3569 969,3569 922,3569 906,3573 893,3581 881,3592 873,3606 869,3621 869,3843 873,3859 881,3872 893,3884 893,3885 897,3890 899,3898 898,3907 892,3914 884,3918 879,3918 20,3918 11,3916 4,3911 1,3903 0,3899 0,2960 93,2960 93,3764 97,3780 105,3793 116,3805 130,3812 145,3817 734,3817 750,3812 763,3805 775,3793 782,3780 787,3764 787,2960 782,2944 775,2931 763,2919 750,2912 734,2907 161,2907 145,2907 130,2912 116,2919 105,2931 97,2944 93,2960 0,2960 0,401 519,401 519,705 524,721 531,734 543,746 556,753 572,758 1192,758 1208,753 1221,746 1233,734 1240,721 1245,705 1245,401 1244,399 1241,387 1240,385 1233,372 1221,360 1208,353 1192,348 587,348 572,348 556,353 543,360 531,372 524,385 519,401 0,401 0,19 2,11 8,4 16,0 20,0 1688,0">
          <text:p/>
        </draw:polygon>
        <draw:path draw:style-name="gr15" draw:text-style-name="P3" draw:layer="layout" svg:width="0.1cm" svg:height="0.1cm" svg:x="18.413cm" svg:y="24.24cm" svg:viewBox="0 0 101 101" svg:d="M0 49c0-27 23-49 52-49 27 0 49 22 49 49 0 28-22 52-49 52-29 0-52-24-52-52z">
          <text:p/>
        </draw:path>
        <draw:path draw:style-name="gr15" draw:text-style-name="P3" draw:layer="layout" svg:width="0.1cm" svg:height="0.1cm" svg:x="18.413cm" svg:y="24.494cm" svg:viewBox="0 0 101 101" svg:d="M0 50c0-28 23-50 52-50 27 0 49 22 49 50s-22 51-49 51c-29 0-52-23-52-51z">
          <text:p/>
        </draw:path>
        <draw:path draw:style-name="gr15" draw:text-style-name="P3" draw:layer="layout" svg:width="0.1cm" svg:height="0.1cm" svg:x="16.526cm" svg:y="26.277cm" svg:viewBox="0 0 101 101" svg:d="M0 50c0-28 22-50 50-50s51 22 51 50-23 51-51 51-50-23-50-51z">
          <text:p/>
        </draw:path>
        <draw:path draw:style-name="gr15" draw:text-style-name="P3" draw:layer="layout" svg:width="0.1cm" svg:height="0.1cm" svg:x="16.326cm" svg:y="26.277cm" svg:viewBox="0 0 101 101" svg:d="M0 50c0-28 22-50 50-50s51 22 51 50-23 51-51 51-50-23-50-51z">
          <text:p/>
        </draw:path>
        <draw:path draw:style-name="gr15" draw:text-style-name="P3" draw:layer="layout" svg:width="0.1cm" svg:height="0.1cm" svg:x="16.335cm" svg:y="24.678cm" svg:viewBox="0 0 101 101" svg:d="M0 51c0-28 23-51 52-51 27 0 49 23 49 51s-22 50-49 50c-29 0-52-22-52-50z">
          <text:p/>
        </draw:path>
        <draw:path draw:style-name="gr15" draw:text-style-name="P3" draw:layer="layout" svg:width="0.1cm" svg:height="0.1cm" svg:x="16.335cm" svg:y="24.878cm" svg:viewBox="0 0 101 101" svg:d="M0 51c0-28 23-51 52-51 27 0 49 23 49 51s-22 50-49 50c-29 0-52-22-52-50z">
          <text:p/>
        </draw:path>
        <draw:path draw:style-name="gr15" draw:text-style-name="P3" draw:layer="layout" svg:width="0.1cm" svg:height="0.1cm" svg:x="15.548cm" svg:y="24.677cm" svg:viewBox="0 0 101 101" svg:d="M0 50c0-28 22-50 50-50s51 22 51 50-23 51-51 51-50-23-50-51z">
          <text:p/>
        </draw:path>
        <draw:path draw:style-name="gr15" draw:text-style-name="P3" draw:layer="layout" svg:width="0.1cm" svg:height="0.1cm" svg:x="15.802cm" svg:y="24.677cm" svg:viewBox="0 0 101 101" svg:d="M0 50c0-28 22-50 51-50 28 0 50 22 50 50s-22 51-50 51c-29 0-51-23-51-51z">
          <text:p/>
        </draw:path>
        <draw:path draw:style-name="gr15" draw:text-style-name="P3" draw:layer="layout" svg:width="0.1cm" svg:height="0.1cm" svg:x="15.551cm" svg:y="25.161cm" svg:viewBox="0 0 101 101" svg:d="M0 51c0-28 24-51 52-51 27 0 49 23 49 51s-22 50-49 50c-28 0-52-22-52-50z">
          <text:p/>
        </draw:path>
        <draw:path draw:style-name="gr15" draw:text-style-name="P3" draw:layer="layout" svg:width="0.1cm" svg:height="0.1cm" svg:x="15.551cm" svg:y="25.923cm" svg:viewBox="0 0 101 101" svg:d="M0 51c0-28 24-51 52-51 27 0 49 23 49 51 0 27-22 50-49 50-28 0-52-23-52-50z">
          <text:p/>
        </draw:path>
        <draw:path draw:style-name="gr15" draw:text-style-name="P3" draw:layer="layout" svg:width="0.1cm" svg:height="0.1cm" svg:x="17.131cm" svg:y="24.099cm" svg:viewBox="0 0 101 101" svg:d="M0 50c0-28 23-50 52-50 27 0 49 22 49 50s-22 51-49 51c-29 0-52-23-52-51z">
          <text:p/>
        </draw:path>
        <draw:path draw:style-name="gr15" draw:text-style-name="P3" draw:layer="layout" svg:width="0.1cm" svg:height="0.1cm" svg:x="17.385cm" svg:y="24.099cm" svg:viewBox="0 0 101 101" svg:d="M0 50c0-28 23-50 51-50s50 22 50 50-22 51-50 51-51-23-51-51z">
          <text:p/>
        </draw:path>
        <draw:path draw:style-name="gr15" draw:text-style-name="P3" draw:layer="layout" svg:width="0.1cm" svg:height="0.1cm" svg:x="17.639cm" svg:y="24.099cm" svg:viewBox="0 0 101 101" svg:d="M0 50c0-28 24-50 52-50 27 0 49 22 49 50s-22 51-49 51c-28 0-52-23-52-51z">
          <text:p/>
        </draw:path>
        <draw:path draw:style-name="gr15" draw:text-style-name="P3" draw:layer="layout" svg:width="0.1cm" svg:height="0.101cm" svg:x="17.404cm" svg:y="26.406cm" svg:viewBox="0 0 101 102" svg:d="M0 50c0-27 23-50 52-50 27 0 49 23 49 50 0 28-22 52-49 52-29 0-52-24-52-52z">
          <text:p/>
        </draw:path>
        <draw:path draw:style-name="gr15" draw:text-style-name="P3" draw:layer="layout" svg:width="0.1cm" svg:height="0.101cm" svg:x="18.225cm" svg:y="26.406cm" svg:viewBox="0 0 101 102" svg:d="M0 50c0-27 23-50 50-50 28 0 51 23 51 50 0 28-23 52-51 52-27 0-50-24-50-52z">
          <text:p/>
        </draw:path>
        <draw:path draw:style-name="gr15" draw:text-style-name="P3" draw:layer="layout" svg:width="0.1cm" svg:height="0.101cm" svg:x="17.615cm" svg:y="26.406cm" svg:viewBox="0 0 101 102" svg:d="M0 50c0-27 22-50 50-50s51 23 51 50c0 28-23 52-51 52s-50-24-50-52z">
          <text:p/>
        </draw:path>
        <draw:path draw:style-name="gr15" draw:text-style-name="P3" draw:layer="layout" svg:width="0.1cm" svg:height="0.101cm" svg:x="17.815cm" svg:y="26.406cm" svg:viewBox="0 0 101 102" svg:d="M0 50c0-27 22-50 50-50s51 23 51 50c0 28-23 52-51 52s-50-24-50-52z">
          <text:p/>
        </draw:path>
        <draw:path draw:style-name="gr15" draw:text-style-name="P3" draw:layer="layout" svg:width="0.1cm" svg:height="0.101cm" svg:x="18.015cm" svg:y="26.406cm" svg:viewBox="0 0 101 102" svg:d="M0 50c0-27 22-50 50-50s51 23 51 50c0 28-23 52-51 52s-50-24-50-52z">
          <text:p/>
        </draw:path>
        <draw:path draw:style-name="gr15" draw:text-style-name="P3" draw:layer="layout" svg:width="0.1cm" svg:height="0.1cm" svg:x="17.613cm" svg:y="26.963cm" svg:viewBox="0 0 101 101" svg:d="M0 52c0-29 23-52 52-52 27 0 49 23 49 52 0 27-22 49-49 49-29 0-52-22-52-49z">
          <text:p/>
        </draw:path>
        <draw:path draw:style-name="gr15" draw:text-style-name="P3" draw:layer="layout" svg:width="0.1cm" svg:height="0.1cm" svg:x="16.326cm" svg:y="26.963cm" svg:viewBox="0 0 101 101" svg:d="M0 52c0-29 22-52 50-52s51 23 51 52c0 27-23 49-51 49s-50-22-50-49z">
          <text:p/>
        </draw:path>
        <draw:line draw:style-name="gr4" draw:text-style-name="P1" draw:layer="layout" svg:x1="18.489cm" svg:y1="24.29cm" svg:x2="18.438cm" svg:y2="24.29cm">
          <text:p/>
        </draw:line>
        <draw:line draw:style-name="gr4" draw:text-style-name="P1" draw:layer="layout" svg:x1="18.489cm" svg:y1="24.544cm" svg:x2="18.438cm" svg:y2="24.544cm">
          <text:p/>
        </draw:line>
        <draw:line draw:style-name="gr5" draw:text-style-name="P1" draw:layer="layout" svg:x1="16.576cm" svg:y1="26.381cm" svg:x2="16.576cm" svg:y2="26.271cm">
          <text:p/>
        </draw:line>
        <draw:path draw:style-name="gr6" draw:text-style-name="P2" draw:layer="layout" svg:width="0.2cm" svg:height="0.2cm" svg:x="16.275cm" svg:y="26.226cm" svg:viewBox="0 0 201 201" svg:d="M0 101c0-56 45-101 101-101s100 45 100 101-44 100-100 100-101-44-101-100z">
          <text:p/>
        </draw:path>
        <draw:line draw:style-name="gr7" draw:text-style-name="P1" draw:layer="layout" svg:x1="16.43cm" svg:y1="24.728cm" svg:x2="16.34cm" svg:y2="24.728cm">
          <text:p/>
        </draw:line>
        <draw:line draw:style-name="gr7" draw:text-style-name="P1" draw:layer="layout" svg:x1="16.43cm" svg:y1="24.928cm" svg:x2="16.34cm" svg:y2="24.928cm">
          <text:p/>
        </draw:line>
        <draw:line draw:style-name="gr8" draw:text-style-name="P1" draw:layer="layout" svg:x1="15.598cm" svg:y1="24.699cm" svg:x2="15.598cm" svg:y2="24.754cm">
          <text:p/>
        </draw:line>
        <draw:path draw:style-name="gr6" draw:text-style-name="P2" draw:layer="layout" svg:width="0.24cm" svg:height="0.24cm" svg:x="15.732cm" svg:y="24.607cm" svg:viewBox="0 0 241 241" svg:d="M0 119c0-66 54-119 121-119 66 0 120 53 120 119 0 68-54 122-120 122-67 0-121-54-121-122z">
          <text:p/>
        </draw:path>
        <draw:path draw:style-name="gr6" draw:text-style-name="P2" draw:layer="layout" svg:width="0.3cm" svg:height="0.3cm" svg:x="15.451cm" svg:y="25.061cm" svg:viewBox="0 0 301 301" svg:d="M0 152c0-83 68-152 151-152s150 69 150 152c0 82-67 149-150 149s-151-67-151-149z">
          <text:p/>
        </draw:path>
        <draw:path draw:style-name="gr6" draw:text-style-name="P2" draw:layer="layout" svg:width="0.3cm" svg:height="0.3cm" svg:x="15.451cm" svg:y="25.823cm" svg:viewBox="0 0 301 301" svg:d="M0 152c0-84 68-152 151-152s150 68 150 152c0 82-67 149-150 149s-151-67-151-149z">
          <text:p/>
        </draw:path>
        <draw:line draw:style-name="gr4" draw:text-style-name="P1" draw:layer="layout" svg:x1="17.182cm" svg:y1="24.139cm" svg:x2="17.182cm" svg:y2="24.158cm">
          <text:p/>
        </draw:line>
        <draw:line draw:style-name="gr4" draw:text-style-name="P1" draw:layer="layout" svg:x1="17.436cm" svg:y1="24.139cm" svg:x2="17.436cm" svg:y2="24.158cm">
          <text:p/>
        </draw:line>
        <draw:line draw:style-name="gr4" draw:text-style-name="P1" draw:layer="layout" svg:x1="17.69cm" svg:y1="24.139cm" svg:x2="17.69cm" svg:y2="24.158cm">
          <text:p/>
        </draw:line>
        <draw:line draw:style-name="gr9" draw:text-style-name="P1" draw:layer="layout" svg:x1="17.454cm" svg:y1="26.375cm" svg:x2="17.454cm" svg:y2="26.536cm">
          <text:p/>
        </draw:line>
        <draw:line draw:style-name="gr9" draw:text-style-name="P1" draw:layer="layout" svg:x1="18.275cm" svg:y1="26.375cm" svg:x2="18.275cm" svg:y2="26.536cm">
          <text:p/>
        </draw:line>
        <draw:line draw:style-name="gr10" draw:text-style-name="P1" draw:layer="layout" svg:x1="17.665cm" svg:y1="26.405cm" svg:x2="17.665cm" svg:y2="26.506cm">
          <text:p/>
        </draw:line>
        <draw:line draw:style-name="gr11" draw:text-style-name="P1" draw:layer="layout" svg:x1="17.864cm" svg:y1="26.415cm" svg:x2="17.864cm" svg:y2="26.496cm">
          <text:p/>
        </draw:line>
        <draw:line draw:style-name="gr10" draw:text-style-name="P1" draw:layer="layout" svg:x1="18.064cm" svg:y1="26.405cm" svg:x2="18.064cm" svg:y2="26.506cm">
          <text:p/>
        </draw:line>
        <draw:path draw:style-name="gr6" draw:text-style-name="P2" draw:layer="layout" svg:width="0.3cm" svg:height="0.3cm" svg:x="17.513cm" svg:y="26.863cm" svg:viewBox="0 0 301 301" svg:d="M0 152c0-83 68-152 151-152s150 69 150 152c0 82-67 149-150 149s-151-67-151-149z">
          <text:p/>
        </draw:path>
        <draw:path draw:style-name="gr6" draw:text-style-name="P2" draw:layer="layout" svg:width="0.3cm" svg:height="0.3cm" svg:x="16.226cm" svg:y="26.863cm" svg:viewBox="0 0 301 301" svg:d="M0 152c0-83 67-152 149-152 83 0 152 69 152 152 0 82-69 149-152 149-82 0-149-67-149-149z">
          <text:p/>
        </draw:path>
        <draw:path draw:style-name="gr6" draw:text-style-name="P2" draw:layer="layout" svg:width="0.1cm" svg:height="0.1cm" svg:x="18.413cm" svg:y="24.24cm" svg:viewBox="0 0 101 101" svg:d="M0 49c0-27 23-49 52-49 27 0 49 22 49 49 0 28-22 52-49 52-29 0-52-24-52-52z">
          <text:p/>
        </draw:path>
        <draw:path draw:style-name="gr6" draw:text-style-name="P2" draw:layer="layout" svg:width="0.1cm" svg:height="0.1cm" svg:x="18.413cm" svg:y="24.494cm" svg:viewBox="0 0 101 101" svg:d="M0 50c0-28 23-50 52-50 27 0 49 22 49 50s-22 51-49 51c-29 0-52-23-52-51z">
          <text:p/>
        </draw:path>
        <draw:path draw:style-name="gr6" draw:text-style-name="P2" draw:layer="layout" svg:width="0.1cm" svg:height="0.1cm" svg:x="16.526cm" svg:y="26.277cm" svg:viewBox="0 0 101 101" svg:d="M0 50c0-28 22-50 50-50s51 22 51 50-23 51-51 51-50-23-50-51z">
          <text:p/>
        </draw:path>
        <draw:path draw:style-name="gr6" draw:text-style-name="P2" draw:layer="layout" svg:width="0.1cm" svg:height="0.1cm" svg:x="16.326cm" svg:y="26.277cm" svg:viewBox="0 0 101 101" svg:d="M0 50c0-28 22-50 50-50s51 22 51 50-23 51-51 51-50-23-50-51z">
          <text:p/>
        </draw:path>
        <draw:path draw:style-name="gr6" draw:text-style-name="P2" draw:layer="layout" svg:width="0.1cm" svg:height="0.1cm" svg:x="16.335cm" svg:y="24.678cm" svg:viewBox="0 0 101 101" svg:d="M0 51c0-28 23-51 52-51 27 0 49 23 49 51s-22 50-49 50c-29 0-52-22-52-50z">
          <text:p/>
        </draw:path>
        <draw:path draw:style-name="gr6" draw:text-style-name="P2" draw:layer="layout" svg:width="0.1cm" svg:height="0.1cm" svg:x="16.335cm" svg:y="24.878cm" svg:viewBox="0 0 101 101" svg:d="M0 51c0-28 23-51 52-51 27 0 49 23 49 51s-22 50-49 50c-29 0-52-22-52-50z">
          <text:p/>
        </draw:path>
        <draw:path draw:style-name="gr6" draw:text-style-name="P2" draw:layer="layout" svg:width="0.1cm" svg:height="0.1cm" svg:x="15.548cm" svg:y="24.677cm" svg:viewBox="0 0 101 101" svg:d="M0 50c0-28 22-50 50-50s51 22 51 50-23 51-51 51-50-23-50-51z">
          <text:p/>
        </draw:path>
        <draw:path draw:style-name="gr6" draw:text-style-name="P2" draw:layer="layout" svg:width="0.1cm" svg:height="0.1cm" svg:x="15.802cm" svg:y="24.677cm" svg:viewBox="0 0 101 101" svg:d="M0 50c0-28 22-50 51-50 28 0 50 22 50 50s-22 51-50 51c-29 0-51-23-51-51z">
          <text:p/>
        </draw:path>
        <draw:path draw:style-name="gr6" draw:text-style-name="P2" draw:layer="layout" svg:width="0.1cm" svg:height="0.1cm" svg:x="15.551cm" svg:y="25.161cm" svg:viewBox="0 0 101 101" svg:d="M0 51c0-28 24-51 52-51 27 0 49 23 49 51s-22 50-49 50c-28 0-52-22-52-50z">
          <text:p/>
        </draw:path>
        <draw:path draw:style-name="gr6" draw:text-style-name="P2" draw:layer="layout" svg:width="0.1cm" svg:height="0.1cm" svg:x="15.551cm" svg:y="25.923cm" svg:viewBox="0 0 101 101" svg:d="M0 51c0-28 24-51 52-51 27 0 49 23 49 51 0 27-22 50-49 50-28 0-52-23-52-50z">
          <text:p/>
        </draw:path>
        <draw:path draw:style-name="gr6" draw:text-style-name="P2" draw:layer="layout" svg:width="0.1cm" svg:height="0.1cm" svg:x="17.131cm" svg:y="24.099cm" svg:viewBox="0 0 101 101" svg:d="M0 50c0-28 23-50 52-50 27 0 49 22 49 50s-22 51-49 51c-29 0-52-23-52-51z">
          <text:p/>
        </draw:path>
        <draw:path draw:style-name="gr6" draw:text-style-name="P2" draw:layer="layout" svg:width="0.1cm" svg:height="0.1cm" svg:x="17.385cm" svg:y="24.099cm" svg:viewBox="0 0 101 101" svg:d="M0 50c0-28 23-50 51-50s50 22 50 50-22 51-50 51-51-23-51-51z">
          <text:p/>
        </draw:path>
        <draw:path draw:style-name="gr6" draw:text-style-name="P2" draw:layer="layout" svg:width="0.1cm" svg:height="0.1cm" svg:x="17.639cm" svg:y="24.099cm" svg:viewBox="0 0 101 101" svg:d="M0 50c0-28 24-50 52-50 27 0 49 22 49 50s-22 51-49 51c-28 0-52-23-52-51z">
          <text:p/>
        </draw:path>
        <draw:path draw:style-name="gr6" draw:text-style-name="P2" draw:layer="layout" svg:width="0.1cm" svg:height="0.101cm" svg:x="17.404cm" svg:y="26.406cm" svg:viewBox="0 0 101 102" svg:d="M0 50c0-27 23-50 52-50 27 0 49 23 49 50 0 28-22 52-49 52-29 0-52-24-52-52z">
          <text:p/>
        </draw:path>
        <draw:path draw:style-name="gr6" draw:text-style-name="P2" draw:layer="layout" svg:width="0.1cm" svg:height="0.101cm" svg:x="18.225cm" svg:y="26.406cm" svg:viewBox="0 0 101 102" svg:d="M0 50c0-27 23-50 50-50 28 0 51 23 51 50 0 28-23 52-51 52-27 0-50-24-50-52z">
          <text:p/>
        </draw:path>
        <draw:path draw:style-name="gr6" draw:text-style-name="P2" draw:layer="layout" svg:width="0.1cm" svg:height="0.101cm" svg:x="17.615cm" svg:y="26.406cm" svg:viewBox="0 0 101 102" svg:d="M0 50c0-27 22-50 50-50s51 23 51 50c0 28-23 52-51 52s-50-24-50-52z">
          <text:p/>
        </draw:path>
        <draw:path draw:style-name="gr6" draw:text-style-name="P2" draw:layer="layout" svg:width="0.1cm" svg:height="0.101cm" svg:x="17.815cm" svg:y="26.406cm" svg:viewBox="0 0 101 102" svg:d="M0 50c0-27 22-50 50-50s51 23 51 50c0 28-23 52-51 52s-50-24-50-52z">
          <text:p/>
        </draw:path>
        <draw:path draw:style-name="gr6" draw:text-style-name="P2" draw:layer="layout" svg:width="0.1cm" svg:height="0.101cm" svg:x="18.015cm" svg:y="26.406cm" svg:viewBox="0 0 101 102" svg:d="M0 50c0-27 22-50 50-50s51 23 51 50c0 28-23 52-51 52s-50-24-50-52z">
          <text:p/>
        </draw:path>
        <draw:path draw:style-name="gr6" draw:text-style-name="P2" draw:layer="layout" svg:width="0.1cm" svg:height="0.1cm" svg:x="17.613cm" svg:y="26.963cm" svg:viewBox="0 0 101 101" svg:d="M0 52c0-29 23-52 52-52 27 0 49 23 49 52 0 27-22 49-49 49-29 0-52-22-52-49z">
          <text:p/>
        </draw:path>
        <draw:path draw:style-name="gr6" draw:text-style-name="P2" draw:layer="layout" svg:width="0.1cm" svg:height="0.1cm" svg:x="16.326cm" svg:y="26.963cm" svg:viewBox="0 0 101 101" svg:d="M0 52c0-29 22-52 50-52s51 23 51 52c0 27-23 49-51 49s-50-22-50-49z">
          <text:p/>
        </draw:path>
        <draw:path draw:style-name="gr6" draw:text-style-name="P2" draw:layer="layout" svg:width="0.1cm" svg:height="0.1cm" svg:x="18.413cm" svg:y="24.24cm" svg:viewBox="0 0 101 101" svg:d="M0 49c0-27 23-49 52-49 27 0 49 22 49 49 0 28-22 52-49 52-29 0-52-24-52-52z">
          <text:p/>
        </draw:path>
        <draw:path draw:style-name="gr6" draw:text-style-name="P2" draw:layer="layout" svg:width="0.1cm" svg:height="0.1cm" svg:x="18.413cm" svg:y="24.494cm" svg:viewBox="0 0 101 101" svg:d="M0 50c0-28 23-50 52-50 27 0 49 22 49 50s-22 51-49 51c-29 0-52-23-52-51z">
          <text:p/>
        </draw:path>
        <draw:path draw:style-name="gr6" draw:text-style-name="P2" draw:layer="layout" svg:width="0.1cm" svg:height="0.1cm" svg:x="16.526cm" svg:y="26.277cm" svg:viewBox="0 0 101 101" svg:d="M0 50c0-28 22-50 50-50s51 22 51 50-23 51-51 51-50-23-50-51z">
          <text:p/>
        </draw:path>
        <draw:path draw:style-name="gr6" draw:text-style-name="P2" draw:layer="layout" svg:width="0.1cm" svg:height="0.1cm" svg:x="16.326cm" svg:y="26.277cm" svg:viewBox="0 0 101 101" svg:d="M0 50c0-28 22-50 50-50s51 22 51 50-23 51-51 51-50-23-50-51z">
          <text:p/>
        </draw:path>
        <draw:path draw:style-name="gr6" draw:text-style-name="P2" draw:layer="layout" svg:width="0.1cm" svg:height="0.1cm" svg:x="16.335cm" svg:y="24.678cm" svg:viewBox="0 0 101 101" svg:d="M0 51c0-28 23-51 52-51 27 0 49 23 49 51s-22 50-49 50c-29 0-52-22-52-50z">
          <text:p/>
        </draw:path>
        <draw:path draw:style-name="gr6" draw:text-style-name="P2" draw:layer="layout" svg:width="0.1cm" svg:height="0.1cm" svg:x="16.335cm" svg:y="24.878cm" svg:viewBox="0 0 101 101" svg:d="M0 51c0-28 23-51 52-51 27 0 49 23 49 51s-22 50-49 50c-29 0-52-22-52-50z">
          <text:p/>
        </draw:path>
        <draw:path draw:style-name="gr6" draw:text-style-name="P2" draw:layer="layout" svg:width="0.1cm" svg:height="0.1cm" svg:x="15.548cm" svg:y="24.677cm" svg:viewBox="0 0 101 101" svg:d="M0 50c0-28 22-50 50-50s51 22 51 50-23 51-51 51-50-23-50-51z">
          <text:p/>
        </draw:path>
        <draw:path draw:style-name="gr6" draw:text-style-name="P2" draw:layer="layout" svg:width="0.1cm" svg:height="0.1cm" svg:x="15.802cm" svg:y="24.677cm" svg:viewBox="0 0 101 101" svg:d="M0 50c0-28 22-50 51-50 28 0 50 22 50 50s-22 51-50 51c-29 0-51-23-51-51z">
          <text:p/>
        </draw:path>
        <draw:path draw:style-name="gr6" draw:text-style-name="P2" draw:layer="layout" svg:width="0.1cm" svg:height="0.1cm" svg:x="15.551cm" svg:y="25.161cm" svg:viewBox="0 0 101 101" svg:d="M0 51c0-28 24-51 52-51 27 0 49 23 49 51s-22 50-49 50c-28 0-52-22-52-50z">
          <text:p/>
        </draw:path>
        <draw:path draw:style-name="gr6" draw:text-style-name="P2" draw:layer="layout" svg:width="0.1cm" svg:height="0.1cm" svg:x="15.551cm" svg:y="25.923cm" svg:viewBox="0 0 101 101" svg:d="M0 51c0-28 24-51 52-51 27 0 49 23 49 51 0 27-22 50-49 50-28 0-52-23-52-50z">
          <text:p/>
        </draw:path>
        <draw:path draw:style-name="gr6" draw:text-style-name="P2" draw:layer="layout" svg:width="0.1cm" svg:height="0.1cm" svg:x="17.131cm" svg:y="24.099cm" svg:viewBox="0 0 101 101" svg:d="M0 50c0-28 23-50 52-50 27 0 49 22 49 50s-22 51-49 51c-29 0-52-23-52-51z">
          <text:p/>
        </draw:path>
        <draw:path draw:style-name="gr6" draw:text-style-name="P2" draw:layer="layout" svg:width="0.1cm" svg:height="0.1cm" svg:x="17.385cm" svg:y="24.099cm" svg:viewBox="0 0 101 101" svg:d="M0 50c0-28 23-50 51-50s50 22 50 50-22 51-50 51-51-23-51-51z">
          <text:p/>
        </draw:path>
        <draw:path draw:style-name="gr6" draw:text-style-name="P2" draw:layer="layout" svg:width="0.1cm" svg:height="0.1cm" svg:x="17.639cm" svg:y="24.099cm" svg:viewBox="0 0 101 101" svg:d="M0 50c0-28 24-50 52-50 27 0 49 22 49 50s-22 51-49 51c-28 0-52-23-52-51z">
          <text:p/>
        </draw:path>
        <draw:path draw:style-name="gr6" draw:text-style-name="P2" draw:layer="layout" svg:width="0.1cm" svg:height="0.101cm" svg:x="17.404cm" svg:y="26.406cm" svg:viewBox="0 0 101 102" svg:d="M0 50c0-27 23-50 52-50 27 0 49 23 49 50 0 28-22 52-49 52-29 0-52-24-52-52z">
          <text:p/>
        </draw:path>
        <draw:path draw:style-name="gr6" draw:text-style-name="P2" draw:layer="layout" svg:width="0.1cm" svg:height="0.101cm" svg:x="18.225cm" svg:y="26.406cm" svg:viewBox="0 0 101 102" svg:d="M0 50c0-27 23-50 50-50 28 0 51 23 51 50 0 28-23 52-51 52-27 0-50-24-50-52z">
          <text:p/>
        </draw:path>
        <draw:path draw:style-name="gr6" draw:text-style-name="P2" draw:layer="layout" svg:width="0.1cm" svg:height="0.101cm" svg:x="17.615cm" svg:y="26.406cm" svg:viewBox="0 0 101 102" svg:d="M0 50c0-27 22-50 50-50s51 23 51 50c0 28-23 52-51 52s-50-24-50-52z">
          <text:p/>
        </draw:path>
        <draw:path draw:style-name="gr6" draw:text-style-name="P2" draw:layer="layout" svg:width="0.1cm" svg:height="0.101cm" svg:x="17.815cm" svg:y="26.406cm" svg:viewBox="0 0 101 102" svg:d="M0 50c0-27 22-50 50-50s51 23 51 50c0 28-23 52-51 52s-50-24-50-52z">
          <text:p/>
        </draw:path>
        <draw:path draw:style-name="gr6" draw:text-style-name="P2" draw:layer="layout" svg:width="0.1cm" svg:height="0.101cm" svg:x="18.015cm" svg:y="26.406cm" svg:viewBox="0 0 101 102" svg:d="M0 50c0-27 22-50 50-50s51 23 51 50c0 28-23 52-51 52s-50-24-50-52z">
          <text:p/>
        </draw:path>
        <draw:path draw:style-name="gr6" draw:text-style-name="P2" draw:layer="layout" svg:width="0.1cm" svg:height="0.1cm" svg:x="17.613cm" svg:y="26.963cm" svg:viewBox="0 0 101 101" svg:d="M0 52c0-29 23-52 52-52 27 0 49 23 49 52 0 27-22 49-49 49-29 0-52-22-52-49z">
          <text:p/>
        </draw:path>
        <draw:path draw:style-name="gr6" draw:text-style-name="P2" draw:layer="layout" svg:width="0.1cm" svg:height="0.1cm" svg:x="16.326cm" svg:y="26.963cm" svg:viewBox="0 0 101 101" svg:d="M0 52c0-29 22-52 50-52s51 23 51 52c0 27-23 49-51 49s-50-22-50-49z">
          <text:p/>
        </draw:path>
        <draw:path draw:style-name="gr6" draw:text-style-name="P2" draw:layer="layout" svg:width="0.1cm" svg:height="0.1cm" svg:x="18.413cm" svg:y="24.24cm" svg:viewBox="0 0 101 101" svg:d="M0 49c0-27 23-49 52-49 27 0 49 22 49 49 0 28-22 52-49 52-29 0-52-24-52-52z">
          <text:p/>
        </draw:path>
        <draw:path draw:style-name="gr6" draw:text-style-name="P2" draw:layer="layout" svg:width="0.1cm" svg:height="0.1cm" svg:x="18.413cm" svg:y="24.494cm" svg:viewBox="0 0 101 101" svg:d="M0 50c0-28 23-50 52-50 27 0 49 22 49 50s-22 51-49 51c-29 0-52-23-52-51z">
          <text:p/>
        </draw:path>
        <draw:path draw:style-name="gr6" draw:text-style-name="P2" draw:layer="layout" svg:width="0.1cm" svg:height="0.1cm" svg:x="16.526cm" svg:y="26.277cm" svg:viewBox="0 0 101 101" svg:d="M0 50c0-28 22-50 50-50s51 22 51 50-23 51-51 51-50-23-50-51z">
          <text:p/>
        </draw:path>
        <draw:path draw:style-name="gr6" draw:text-style-name="P2" draw:layer="layout" svg:width="0.1cm" svg:height="0.1cm" svg:x="16.326cm" svg:y="26.277cm" svg:viewBox="0 0 101 101" svg:d="M0 50c0-28 22-50 50-50s51 22 51 50-23 51-51 51-50-23-50-51z">
          <text:p/>
        </draw:path>
        <draw:path draw:style-name="gr6" draw:text-style-name="P2" draw:layer="layout" svg:width="0.1cm" svg:height="0.1cm" svg:x="16.335cm" svg:y="24.678cm" svg:viewBox="0 0 101 101" svg:d="M0 51c0-28 23-51 52-51 27 0 49 23 49 51s-22 50-49 50c-29 0-52-22-52-50z">
          <text:p/>
        </draw:path>
        <draw:path draw:style-name="gr6" draw:text-style-name="P2" draw:layer="layout" svg:width="0.1cm" svg:height="0.1cm" svg:x="16.335cm" svg:y="24.878cm" svg:viewBox="0 0 101 101" svg:d="M0 51c0-28 23-51 52-51 27 0 49 23 49 51s-22 50-49 50c-29 0-52-22-52-50z">
          <text:p/>
        </draw:path>
        <draw:path draw:style-name="gr6" draw:text-style-name="P2" draw:layer="layout" svg:width="0.1cm" svg:height="0.1cm" svg:x="15.548cm" svg:y="24.677cm" svg:viewBox="0 0 101 101" svg:d="M0 50c0-28 22-50 50-50s51 22 51 50-23 51-51 51-50-23-50-51z">
          <text:p/>
        </draw:path>
        <draw:path draw:style-name="gr6" draw:text-style-name="P2" draw:layer="layout" svg:width="0.1cm" svg:height="0.1cm" svg:x="15.802cm" svg:y="24.677cm" svg:viewBox="0 0 101 101" svg:d="M0 50c0-28 22-50 51-50 28 0 50 22 50 50s-22 51-50 51c-29 0-51-23-51-51z">
          <text:p/>
        </draw:path>
        <draw:path draw:style-name="gr6" draw:text-style-name="P2" draw:layer="layout" svg:width="0.1cm" svg:height="0.1cm" svg:x="15.551cm" svg:y="25.161cm" svg:viewBox="0 0 101 101" svg:d="M0 51c0-28 24-51 52-51 27 0 49 23 49 51s-22 50-49 50c-28 0-52-22-52-50z">
          <text:p/>
        </draw:path>
        <draw:path draw:style-name="gr6" draw:text-style-name="P2" draw:layer="layout" svg:width="0.1cm" svg:height="0.1cm" svg:x="15.551cm" svg:y="25.923cm" svg:viewBox="0 0 101 101" svg:d="M0 51c0-28 24-51 52-51 27 0 49 23 49 51 0 27-22 50-49 50-28 0-52-23-52-50z">
          <text:p/>
        </draw:path>
        <draw:path draw:style-name="gr6" draw:text-style-name="P2" draw:layer="layout" svg:width="0.1cm" svg:height="0.1cm" svg:x="17.131cm" svg:y="24.099cm" svg:viewBox="0 0 101 101" svg:d="M0 50c0-28 23-50 52-50 27 0 49 22 49 50s-22 51-49 51c-29 0-52-23-52-51z">
          <text:p/>
        </draw:path>
        <draw:path draw:style-name="gr6" draw:text-style-name="P2" draw:layer="layout" svg:width="0.1cm" svg:height="0.1cm" svg:x="17.385cm" svg:y="24.099cm" svg:viewBox="0 0 101 101" svg:d="M0 50c0-28 23-50 51-50s50 22 50 50-22 51-50 51-51-23-51-51z">
          <text:p/>
        </draw:path>
        <draw:path draw:style-name="gr6" draw:text-style-name="P2" draw:layer="layout" svg:width="0.1cm" svg:height="0.1cm" svg:x="17.639cm" svg:y="24.099cm" svg:viewBox="0 0 101 101" svg:d="M0 50c0-28 24-50 52-50 27 0 49 22 49 50s-22 51-49 51c-28 0-52-23-52-51z">
          <text:p/>
        </draw:path>
        <draw:path draw:style-name="gr6" draw:text-style-name="P2" draw:layer="layout" svg:width="0.1cm" svg:height="0.101cm" svg:x="17.404cm" svg:y="26.406cm" svg:viewBox="0 0 101 102" svg:d="M0 50c0-27 23-50 52-50 27 0 49 23 49 50 0 28-22 52-49 52-29 0-52-24-52-52z">
          <text:p/>
        </draw:path>
        <draw:path draw:style-name="gr6" draw:text-style-name="P2" draw:layer="layout" svg:width="0.1cm" svg:height="0.101cm" svg:x="18.225cm" svg:y="26.406cm" svg:viewBox="0 0 101 102" svg:d="M0 50c0-27 23-50 50-50 28 0 51 23 51 50 0 28-23 52-51 52-27 0-50-24-50-52z">
          <text:p/>
        </draw:path>
        <draw:path draw:style-name="gr6" draw:text-style-name="P2" draw:layer="layout" svg:width="0.1cm" svg:height="0.101cm" svg:x="17.615cm" svg:y="26.406cm" svg:viewBox="0 0 101 102" svg:d="M0 50c0-27 22-50 50-50s51 23 51 50c0 28-23 52-51 52s-50-24-50-52z">
          <text:p/>
        </draw:path>
        <draw:path draw:style-name="gr6" draw:text-style-name="P2" draw:layer="layout" svg:width="0.1cm" svg:height="0.101cm" svg:x="17.815cm" svg:y="26.406cm" svg:viewBox="0 0 101 102" svg:d="M0 50c0-27 22-50 50-50s51 23 51 50c0 28-23 52-51 52s-50-24-50-52z">
          <text:p/>
        </draw:path>
        <draw:path draw:style-name="gr6" draw:text-style-name="P2" draw:layer="layout" svg:width="0.1cm" svg:height="0.101cm" svg:x="18.015cm" svg:y="26.406cm" svg:viewBox="0 0 101 102" svg:d="M0 50c0-27 22-50 50-50s51 23 51 50c0 28-23 52-51 52s-50-24-50-52z">
          <text:p/>
        </draw:path>
        <draw:path draw:style-name="gr6" draw:text-style-name="P2" draw:layer="layout" svg:width="0.1cm" svg:height="0.1cm" svg:x="17.613cm" svg:y="26.963cm" svg:viewBox="0 0 101 101" svg:d="M0 52c0-29 23-52 52-52 27 0 49 23 49 52 0 27-22 49-49 49-29 0-52-22-52-49z">
          <text:p/>
        </draw:path>
        <draw:path draw:style-name="gr6" draw:text-style-name="P2" draw:layer="layout" svg:width="0.1cm" svg:height="0.1cm" svg:x="16.326cm" svg:y="26.963cm" svg:viewBox="0 0 101 101" svg:d="M0 52c0-29 22-52 50-52s51 23 51 52c0 27-23 49-51 49s-50-22-50-49z">
          <text:p/>
        </draw:path>
        <draw:path draw:style-name="gr6" draw:text-style-name="P2" draw:layer="layout" svg:width="0.1cm" svg:height="0.1cm" svg:x="18.413cm" svg:y="24.24cm" svg:viewBox="0 0 101 101" svg:d="M0 49c0-27 23-49 52-49 27 0 49 22 49 49 0 28-22 52-49 52-29 0-52-24-52-52z">
          <text:p/>
        </draw:path>
        <draw:path draw:style-name="gr6" draw:text-style-name="P2" draw:layer="layout" svg:width="0.1cm" svg:height="0.1cm" svg:x="18.413cm" svg:y="24.494cm" svg:viewBox="0 0 101 101" svg:d="M0 50c0-28 23-50 52-50 27 0 49 22 49 50s-22 51-49 51c-29 0-52-23-52-51z">
          <text:p/>
        </draw:path>
        <draw:path draw:style-name="gr6" draw:text-style-name="P2" draw:layer="layout" svg:width="0.1cm" svg:height="0.1cm" svg:x="16.526cm" svg:y="26.277cm" svg:viewBox="0 0 101 101" svg:d="M0 50c0-28 22-50 50-50s51 22 51 50-23 51-51 51-50-23-50-51z">
          <text:p/>
        </draw:path>
        <draw:path draw:style-name="gr6" draw:text-style-name="P2" draw:layer="layout" svg:width="0.1cm" svg:height="0.1cm" svg:x="16.326cm" svg:y="26.277cm" svg:viewBox="0 0 101 101" svg:d="M0 50c0-28 22-50 50-50s51 22 51 50-23 51-51 51-50-23-50-51z">
          <text:p/>
        </draw:path>
        <draw:path draw:style-name="gr6" draw:text-style-name="P2" draw:layer="layout" svg:width="0.1cm" svg:height="0.1cm" svg:x="16.335cm" svg:y="24.678cm" svg:viewBox="0 0 101 101" svg:d="M0 51c0-28 23-51 52-51 27 0 49 23 49 51s-22 50-49 50c-29 0-52-22-52-50z">
          <text:p/>
        </draw:path>
        <draw:path draw:style-name="gr6" draw:text-style-name="P2" draw:layer="layout" svg:width="0.1cm" svg:height="0.1cm" svg:x="16.335cm" svg:y="24.878cm" svg:viewBox="0 0 101 101" svg:d="M0 51c0-28 23-51 52-51 27 0 49 23 49 51s-22 50-49 50c-29 0-52-22-52-50z">
          <text:p/>
        </draw:path>
        <draw:path draw:style-name="gr6" draw:text-style-name="P2" draw:layer="layout" svg:width="0.1cm" svg:height="0.1cm" svg:x="15.548cm" svg:y="24.677cm" svg:viewBox="0 0 101 101" svg:d="M0 50c0-28 22-50 50-50s51 22 51 50-23 51-51 51-50-23-50-51z">
          <text:p/>
        </draw:path>
        <draw:path draw:style-name="gr6" draw:text-style-name="P2" draw:layer="layout" svg:width="0.1cm" svg:height="0.1cm" svg:x="15.802cm" svg:y="24.677cm" svg:viewBox="0 0 101 101" svg:d="M0 50c0-28 22-50 51-50 28 0 50 22 50 50s-22 51-50 51c-29 0-51-23-51-51z">
          <text:p/>
        </draw:path>
        <draw:path draw:style-name="gr6" draw:text-style-name="P2" draw:layer="layout" svg:width="0.1cm" svg:height="0.1cm" svg:x="15.551cm" svg:y="25.161cm" svg:viewBox="0 0 101 101" svg:d="M0 51c0-28 24-51 52-51 27 0 49 23 49 51s-22 50-49 50c-28 0-52-22-52-50z">
          <text:p/>
        </draw:path>
        <draw:path draw:style-name="gr6" draw:text-style-name="P2" draw:layer="layout" svg:width="0.1cm" svg:height="0.1cm" svg:x="15.551cm" svg:y="25.923cm" svg:viewBox="0 0 101 101" svg:d="M0 51c0-28 24-51 52-51 27 0 49 23 49 51 0 27-22 50-49 50-28 0-52-23-52-50z">
          <text:p/>
        </draw:path>
        <draw:path draw:style-name="gr6" draw:text-style-name="P2" draw:layer="layout" svg:width="0.1cm" svg:height="0.1cm" svg:x="17.131cm" svg:y="24.099cm" svg:viewBox="0 0 101 101" svg:d="M0 50c0-28 23-50 52-50 27 0 49 22 49 50s-22 51-49 51c-29 0-52-23-52-51z">
          <text:p/>
        </draw:path>
        <draw:path draw:style-name="gr6" draw:text-style-name="P2" draw:layer="layout" svg:width="0.1cm" svg:height="0.1cm" svg:x="17.385cm" svg:y="24.099cm" svg:viewBox="0 0 101 101" svg:d="M0 50c0-28 23-50 51-50s50 22 50 50-22 51-50 51-51-23-51-51z">
          <text:p/>
        </draw:path>
        <draw:path draw:style-name="gr6" draw:text-style-name="P2" draw:layer="layout" svg:width="0.1cm" svg:height="0.1cm" svg:x="17.639cm" svg:y="24.099cm" svg:viewBox="0 0 101 101" svg:d="M0 50c0-28 24-50 52-50 27 0 49 22 49 50s-22 51-49 51c-28 0-52-23-52-51z">
          <text:p/>
        </draw:path>
        <draw:path draw:style-name="gr6" draw:text-style-name="P2" draw:layer="layout" svg:width="0.1cm" svg:height="0.101cm" svg:x="17.404cm" svg:y="26.406cm" svg:viewBox="0 0 101 102" svg:d="M0 50c0-27 23-50 52-50 27 0 49 23 49 50 0 28-22 52-49 52-29 0-52-24-52-52z">
          <text:p/>
        </draw:path>
        <draw:path draw:style-name="gr6" draw:text-style-name="P2" draw:layer="layout" svg:width="0.1cm" svg:height="0.101cm" svg:x="18.225cm" svg:y="26.406cm" svg:viewBox="0 0 101 102" svg:d="M0 50c0-27 23-50 50-50 28 0 51 23 51 50 0 28-23 52-51 52-27 0-50-24-50-52z">
          <text:p/>
        </draw:path>
        <draw:path draw:style-name="gr6" draw:text-style-name="P2" draw:layer="layout" svg:width="0.1cm" svg:height="0.101cm" svg:x="17.615cm" svg:y="26.406cm" svg:viewBox="0 0 101 102" svg:d="M0 50c0-27 22-50 50-50s51 23 51 50c0 28-23 52-51 52s-50-24-50-52z">
          <text:p/>
        </draw:path>
        <draw:path draw:style-name="gr6" draw:text-style-name="P2" draw:layer="layout" svg:width="0.1cm" svg:height="0.101cm" svg:x="17.815cm" svg:y="26.406cm" svg:viewBox="0 0 101 102" svg:d="M0 50c0-27 22-50 50-50s51 23 51 50c0 28-23 52-51 52s-50-24-50-52z">
          <text:p/>
        </draw:path>
        <draw:path draw:style-name="gr6" draw:text-style-name="P2" draw:layer="layout" svg:width="0.1cm" svg:height="0.101cm" svg:x="18.015cm" svg:y="26.406cm" svg:viewBox="0 0 101 102" svg:d="M0 50c0-27 22-50 50-50s51 23 51 50c0 28-23 52-51 52s-50-24-50-52z">
          <text:p/>
        </draw:path>
        <draw:path draw:style-name="gr6" draw:text-style-name="P2" draw:layer="layout" svg:width="0.1cm" svg:height="0.1cm" svg:x="17.613cm" svg:y="26.963cm" svg:viewBox="0 0 101 101" svg:d="M0 52c0-29 23-52 52-52 27 0 49 23 49 52 0 27-22 49-49 49-29 0-52-22-52-49z">
          <text:p/>
        </draw:path>
        <draw:path draw:style-name="gr6" draw:text-style-name="P2" draw:layer="layout" svg:width="0.1cm" svg:height="0.1cm" svg:x="16.326cm" svg:y="26.963cm" svg:viewBox="0 0 101 101" svg:d="M0 52c0-29 22-52 50-52s51 23 51 52c0 27-23 49-51 49s-50-22-50-49z">
          <text:p/>
        </draw:path>
        <draw:path draw:style-name="gr6" draw:text-style-name="P2" draw:layer="layout" svg:width="0.1cm" svg:height="0.1cm" svg:x="18.413cm" svg:y="24.24cm" svg:viewBox="0 0 101 101" svg:d="M0 49c0-27 23-49 52-49 27 0 49 22 49 49 0 28-22 52-49 52-29 0-52-24-52-52z">
          <text:p/>
        </draw:path>
        <draw:path draw:style-name="gr6" draw:text-style-name="P2" draw:layer="layout" svg:width="0.1cm" svg:height="0.1cm" svg:x="18.413cm" svg:y="24.494cm" svg:viewBox="0 0 101 101" svg:d="M0 50c0-28 23-50 52-50 27 0 49 22 49 50s-22 51-49 51c-29 0-52-23-52-51z">
          <text:p/>
        </draw:path>
        <draw:path draw:style-name="gr6" draw:text-style-name="P2" draw:layer="layout" svg:width="0.1cm" svg:height="0.1cm" svg:x="16.526cm" svg:y="26.277cm" svg:viewBox="0 0 101 101" svg:d="M0 50c0-28 22-50 50-50s51 22 51 50-23 51-51 51-50-23-50-51z">
          <text:p/>
        </draw:path>
        <draw:path draw:style-name="gr6" draw:text-style-name="P2" draw:layer="layout" svg:width="0.1cm" svg:height="0.1cm" svg:x="16.326cm" svg:y="26.277cm" svg:viewBox="0 0 101 101" svg:d="M0 50c0-28 22-50 50-50s51 22 51 50-23 51-51 51-50-23-50-51z">
          <text:p/>
        </draw:path>
        <draw:path draw:style-name="gr6" draw:text-style-name="P2" draw:layer="layout" svg:width="0.1cm" svg:height="0.1cm" svg:x="16.335cm" svg:y="24.678cm" svg:viewBox="0 0 101 101" svg:d="M0 51c0-28 23-51 52-51 27 0 49 23 49 51s-22 50-49 50c-29 0-52-22-52-50z">
          <text:p/>
        </draw:path>
        <draw:path draw:style-name="gr6" draw:text-style-name="P2" draw:layer="layout" svg:width="0.1cm" svg:height="0.1cm" svg:x="16.335cm" svg:y="24.878cm" svg:viewBox="0 0 101 101" svg:d="M0 51c0-28 23-51 52-51 27 0 49 23 49 51s-22 50-49 50c-29 0-52-22-52-50z">
          <text:p/>
        </draw:path>
        <draw:path draw:style-name="gr6" draw:text-style-name="P2" draw:layer="layout" svg:width="0.1cm" svg:height="0.1cm" svg:x="15.548cm" svg:y="24.677cm" svg:viewBox="0 0 101 101" svg:d="M0 50c0-28 22-50 50-50s51 22 51 50-23 51-51 51-50-23-50-51z">
          <text:p/>
        </draw:path>
        <draw:path draw:style-name="gr6" draw:text-style-name="P2" draw:layer="layout" svg:width="0.1cm" svg:height="0.1cm" svg:x="15.802cm" svg:y="24.677cm" svg:viewBox="0 0 101 101" svg:d="M0 50c0-28 22-50 51-50 28 0 50 22 50 50s-22 51-50 51c-29 0-51-23-51-51z">
          <text:p/>
        </draw:path>
        <draw:path draw:style-name="gr6" draw:text-style-name="P2" draw:layer="layout" svg:width="0.1cm" svg:height="0.1cm" svg:x="15.551cm" svg:y="25.161cm" svg:viewBox="0 0 101 101" svg:d="M0 51c0-28 24-51 52-51 27 0 49 23 49 51s-22 50-49 50c-28 0-52-22-52-50z">
          <text:p/>
        </draw:path>
        <draw:path draw:style-name="gr6" draw:text-style-name="P2" draw:layer="layout" svg:width="0.1cm" svg:height="0.1cm" svg:x="15.551cm" svg:y="25.923cm" svg:viewBox="0 0 101 101" svg:d="M0 51c0-28 24-51 52-51 27 0 49 23 49 51 0 27-22 50-49 50-28 0-52-23-52-50z">
          <text:p/>
        </draw:path>
        <draw:path draw:style-name="gr6" draw:text-style-name="P2" draw:layer="layout" svg:width="0.1cm" svg:height="0.1cm" svg:x="17.131cm" svg:y="24.099cm" svg:viewBox="0 0 101 101" svg:d="M0 50c0-28 23-50 52-50 27 0 49 22 49 50s-22 51-49 51c-29 0-52-23-52-51z">
          <text:p/>
        </draw:path>
        <draw:path draw:style-name="gr6" draw:text-style-name="P2" draw:layer="layout" svg:width="0.1cm" svg:height="0.1cm" svg:x="17.385cm" svg:y="24.099cm" svg:viewBox="0 0 101 101" svg:d="M0 50c0-28 23-50 51-50s50 22 50 50-22 51-50 51-51-23-51-51z">
          <text:p/>
        </draw:path>
        <draw:path draw:style-name="gr6" draw:text-style-name="P2" draw:layer="layout" svg:width="0.1cm" svg:height="0.1cm" svg:x="17.639cm" svg:y="24.099cm" svg:viewBox="0 0 101 101" svg:d="M0 50c0-28 24-50 52-50 27 0 49 22 49 50s-22 51-49 51c-28 0-52-23-52-51z">
          <text:p/>
        </draw:path>
        <draw:path draw:style-name="gr6" draw:text-style-name="P2" draw:layer="layout" svg:width="0.1cm" svg:height="0.101cm" svg:x="17.404cm" svg:y="26.406cm" svg:viewBox="0 0 101 102" svg:d="M0 50c0-27 23-50 52-50 27 0 49 23 49 50 0 28-22 52-49 52-29 0-52-24-52-52z">
          <text:p/>
        </draw:path>
        <draw:path draw:style-name="gr6" draw:text-style-name="P2" draw:layer="layout" svg:width="0.1cm" svg:height="0.101cm" svg:x="18.225cm" svg:y="26.406cm" svg:viewBox="0 0 101 102" svg:d="M0 50c0-27 23-50 50-50 28 0 51 23 51 50 0 28-23 52-51 52-27 0-50-24-50-52z">
          <text:p/>
        </draw:path>
        <draw:path draw:style-name="gr6" draw:text-style-name="P2" draw:layer="layout" svg:width="0.1cm" svg:height="0.101cm" svg:x="17.615cm" svg:y="26.406cm" svg:viewBox="0 0 101 102" svg:d="M0 50c0-27 22-50 50-50s51 23 51 50c0 28-23 52-51 52s-50-24-50-52z">
          <text:p/>
        </draw:path>
        <draw:path draw:style-name="gr6" draw:text-style-name="P2" draw:layer="layout" svg:width="0.1cm" svg:height="0.101cm" svg:x="17.815cm" svg:y="26.406cm" svg:viewBox="0 0 101 102" svg:d="M0 50c0-27 22-50 50-50s51 23 51 50c0 28-23 52-51 52s-50-24-50-52z">
          <text:p/>
        </draw:path>
        <draw:path draw:style-name="gr6" draw:text-style-name="P2" draw:layer="layout" svg:width="0.1cm" svg:height="0.101cm" svg:x="18.015cm" svg:y="26.406cm" svg:viewBox="0 0 101 102" svg:d="M0 50c0-27 22-50 50-50s51 23 51 50c0 28-23 52-51 52s-50-24-50-52z">
          <text:p/>
        </draw:path>
        <draw:path draw:style-name="gr6" draw:text-style-name="P2" draw:layer="layout" svg:width="0.1cm" svg:height="0.1cm" svg:x="17.613cm" svg:y="26.963cm" svg:viewBox="0 0 101 101" svg:d="M0 52c0-29 23-52 52-52 27 0 49 23 49 52 0 27-22 49-49 49-29 0-52-22-52-49z">
          <text:p/>
        </draw:path>
        <draw:path draw:style-name="gr6" draw:text-style-name="P2" draw:layer="layout" svg:width="0.1cm" svg:height="0.1cm" svg:x="16.326cm" svg:y="26.963cm" svg:viewBox="0 0 101 101" svg:d="M0 52c0-29 22-52 50-52s51 23 51 52c0 27-23 49-51 49s-50-22-50-49z">
          <text:p/>
        </draw:path>
        <draw:line draw:style-name="gr16" draw:text-style-name="P1" draw:layer="layout" svg:x1="15.197cm" svg:y1="24.083cm" svg:x2="15.197cm" svg:y2="23.564cm">
          <text:p/>
        </draw:line>
        <draw:line draw:style-name="gr16" draw:text-style-name="P1" draw:layer="layout" svg:x1="18.837cm" svg:y1="27.582cm" svg:x2="18.837cm" svg:y2="24.083cm">
          <text:p/>
        </draw:line>
        <draw:line draw:style-name="gr16" draw:text-style-name="P1" draw:layer="layout" svg:x1="15.197cm" svg:y1="24.083cm" svg:x2="15.197cm" svg:y2="27.582cm">
          <text:p/>
        </draw:line>
        <draw:line draw:style-name="gr16" draw:text-style-name="P1" draw:layer="layout" svg:x1="18.837cm" svg:y1="24.083cm" svg:x2="18.837cm" svg:y2="23.564cm">
          <text:p/>
        </draw:line>
        <draw:line draw:style-name="gr16" draw:text-style-name="P1" draw:layer="layout" svg:x1="18.837cm" svg:y1="27.582cm" svg:x2="15.197cm" svg:y2="27.582cm">
          <text:p/>
        </draw:line>
        <draw:line draw:style-name="gr16" draw:text-style-name="P1" draw:layer="layout" svg:x1="15.197cm" svg:y1="23.564cm" svg:x2="18.837cm" svg:y2="23.564cm">
          <text:p/>
        </draw:line>
        <draw:path draw:style-name="gr6" draw:text-style-name="P2" draw:layer="layout" svg:width="0.1cm" svg:height="0.1cm" svg:x="18.413cm" svg:y="24.24cm" svg:viewBox="0 0 101 101" svg:d="M0 49c0-27 23-49 52-49 27 0 49 22 49 49 0 28-22 52-49 52-29 0-52-24-52-52z">
          <text:p/>
        </draw:path>
        <draw:path draw:style-name="gr6" draw:text-style-name="P2" draw:layer="layout" svg:width="0.1cm" svg:height="0.1cm" svg:x="18.413cm" svg:y="24.494cm" svg:viewBox="0 0 101 101" svg:d="M0 50c0-28 23-50 52-50 27 0 49 22 49 50s-22 51-49 51c-29 0-52-23-52-51z">
          <text:p/>
        </draw:path>
        <draw:path draw:style-name="gr6" draw:text-style-name="P2" draw:layer="layout" svg:width="0.1cm" svg:height="0.1cm" svg:x="16.526cm" svg:y="26.277cm" svg:viewBox="0 0 101 101" svg:d="M0 50c0-28 22-50 50-50s51 22 51 50-23 51-51 51-50-23-50-51z">
          <text:p/>
        </draw:path>
        <draw:path draw:style-name="gr6" draw:text-style-name="P2" draw:layer="layout" svg:width="0.1cm" svg:height="0.1cm" svg:x="16.326cm" svg:y="26.277cm" svg:viewBox="0 0 101 101" svg:d="M0 50c0-28 22-50 50-50s51 22 51 50-23 51-51 51-50-23-50-51z">
          <text:p/>
        </draw:path>
        <draw:path draw:style-name="gr6" draw:text-style-name="P2" draw:layer="layout" svg:width="0.1cm" svg:height="0.1cm" svg:x="16.335cm" svg:y="24.678cm" svg:viewBox="0 0 101 101" svg:d="M0 51c0-28 23-51 52-51 27 0 49 23 49 51s-22 50-49 50c-29 0-52-22-52-50z">
          <text:p/>
        </draw:path>
        <draw:path draw:style-name="gr6" draw:text-style-name="P2" draw:layer="layout" svg:width="0.1cm" svg:height="0.1cm" svg:x="16.335cm" svg:y="24.878cm" svg:viewBox="0 0 101 101" svg:d="M0 51c0-28 23-51 52-51 27 0 49 23 49 51s-22 50-49 50c-29 0-52-22-52-50z">
          <text:p/>
        </draw:path>
        <draw:path draw:style-name="gr6" draw:text-style-name="P2" draw:layer="layout" svg:width="0.1cm" svg:height="0.1cm" svg:x="15.548cm" svg:y="24.677cm" svg:viewBox="0 0 101 101" svg:d="M0 50c0-28 22-50 50-50s51 22 51 50-23 51-51 51-50-23-50-51z">
          <text:p/>
        </draw:path>
        <draw:path draw:style-name="gr6" draw:text-style-name="P2" draw:layer="layout" svg:width="0.1cm" svg:height="0.1cm" svg:x="15.802cm" svg:y="24.677cm" svg:viewBox="0 0 101 101" svg:d="M0 50c0-28 22-50 51-50 28 0 50 22 50 50s-22 51-50 51c-29 0-51-23-51-51z">
          <text:p/>
        </draw:path>
        <draw:path draw:style-name="gr6" draw:text-style-name="P2" draw:layer="layout" svg:width="0.1cm" svg:height="0.1cm" svg:x="15.551cm" svg:y="25.161cm" svg:viewBox="0 0 101 101" svg:d="M0 51c0-28 24-51 52-51 27 0 49 23 49 51s-22 50-49 50c-28 0-52-22-52-50z">
          <text:p/>
        </draw:path>
        <draw:path draw:style-name="gr6" draw:text-style-name="P2" draw:layer="layout" svg:width="0.1cm" svg:height="0.1cm" svg:x="15.551cm" svg:y="25.923cm" svg:viewBox="0 0 101 101" svg:d="M0 51c0-28 24-51 52-51 27 0 49 23 49 51 0 27-22 50-49 50-28 0-52-23-52-50z">
          <text:p/>
        </draw:path>
        <draw:path draw:style-name="gr6" draw:text-style-name="P2" draw:layer="layout" svg:width="0.1cm" svg:height="0.1cm" svg:x="17.131cm" svg:y="24.099cm" svg:viewBox="0 0 101 101" svg:d="M0 50c0-28 23-50 52-50 27 0 49 22 49 50s-22 51-49 51c-29 0-52-23-52-51z">
          <text:p/>
        </draw:path>
        <draw:path draw:style-name="gr6" draw:text-style-name="P2" draw:layer="layout" svg:width="0.1cm" svg:height="0.1cm" svg:x="17.385cm" svg:y="24.099cm" svg:viewBox="0 0 101 101" svg:d="M0 50c0-28 23-50 51-50s50 22 50 50-22 51-50 51-51-23-51-51z">
          <text:p/>
        </draw:path>
        <draw:path draw:style-name="gr6" draw:text-style-name="P2" draw:layer="layout" svg:width="0.1cm" svg:height="0.1cm" svg:x="17.639cm" svg:y="24.099cm" svg:viewBox="0 0 101 101" svg:d="M0 50c0-28 24-50 52-50 27 0 49 22 49 50s-22 51-49 51c-28 0-52-23-52-51z">
          <text:p/>
        </draw:path>
        <draw:path draw:style-name="gr6" draw:text-style-name="P2" draw:layer="layout" svg:width="0.1cm" svg:height="0.101cm" svg:x="17.404cm" svg:y="26.406cm" svg:viewBox="0 0 101 102" svg:d="M0 50c0-27 23-50 52-50 27 0 49 23 49 50 0 28-22 52-49 52-29 0-52-24-52-52z">
          <text:p/>
        </draw:path>
        <draw:path draw:style-name="gr6" draw:text-style-name="P2" draw:layer="layout" svg:width="0.1cm" svg:height="0.101cm" svg:x="18.225cm" svg:y="26.406cm" svg:viewBox="0 0 101 102" svg:d="M0 50c0-27 23-50 50-50 28 0 51 23 51 50 0 28-23 52-51 52-27 0-50-24-50-52z">
          <text:p/>
        </draw:path>
        <draw:path draw:style-name="gr6" draw:text-style-name="P2" draw:layer="layout" svg:width="0.1cm" svg:height="0.101cm" svg:x="17.615cm" svg:y="26.406cm" svg:viewBox="0 0 101 102" svg:d="M0 50c0-27 22-50 50-50s51 23 51 50c0 28-23 52-51 52s-50-24-50-52z">
          <text:p/>
        </draw:path>
        <draw:path draw:style-name="gr6" draw:text-style-name="P2" draw:layer="layout" svg:width="0.1cm" svg:height="0.101cm" svg:x="17.815cm" svg:y="26.406cm" svg:viewBox="0 0 101 102" svg:d="M0 50c0-27 22-50 50-50s51 23 51 50c0 28-23 52-51 52s-50-24-50-52z">
          <text:p/>
        </draw:path>
        <draw:path draw:style-name="gr6" draw:text-style-name="P2" draw:layer="layout" svg:width="0.1cm" svg:height="0.101cm" svg:x="18.015cm" svg:y="26.406cm" svg:viewBox="0 0 101 102" svg:d="M0 50c0-27 22-50 50-50s51 23 51 50c0 28-23 52-51 52s-50-24-50-52z">
          <text:p/>
        </draw:path>
        <draw:path draw:style-name="gr6" draw:text-style-name="P2" draw:layer="layout" svg:width="0.1cm" svg:height="0.1cm" svg:x="17.613cm" svg:y="26.963cm" svg:viewBox="0 0 101 101" svg:d="M0 52c0-29 23-52 52-52 27 0 49 23 49 52 0 27-22 49-49 49-29 0-52-22-52-49z">
          <text:p/>
        </draw:path>
        <draw:path draw:style-name="gr6" draw:text-style-name="P2" draw:layer="layout" svg:width="0.1cm" svg:height="0.1cm" svg:x="16.326cm" svg:y="26.963cm" svg:viewBox="0 0 101 101" svg:d="M0 52c0-29 22-52 50-52s51 23 51 52c0 27-23 49-51 49s-50-22-50-49z">
          <text:p/>
        </draw:path>
        <draw:path draw:style-name="gr15" draw:text-style-name="P3" draw:layer="layout" svg:width="0.1cm" svg:height="0.1cm" svg:x="18.413cm" svg:y="24.24cm" svg:viewBox="0 0 101 101" svg:d="M0 49c0-27 23-49 52-49 27 0 49 22 49 49 0 28-22 52-49 52-29 0-52-24-52-52z">
          <text:p/>
        </draw:path>
        <draw:path draw:style-name="gr15" draw:text-style-name="P3" draw:layer="layout" svg:width="0.1cm" svg:height="0.1cm" svg:x="18.413cm" svg:y="24.494cm" svg:viewBox="0 0 101 101" svg:d="M0 50c0-28 23-50 52-50 27 0 49 22 49 50s-22 51-49 51c-29 0-52-23-52-51z">
          <text:p/>
        </draw:path>
        <draw:path draw:style-name="gr15" draw:text-style-name="P3" draw:layer="layout" svg:width="0.1cm" svg:height="0.1cm" svg:x="16.526cm" svg:y="26.277cm" svg:viewBox="0 0 101 101" svg:d="M0 50c0-28 22-50 50-50s51 22 51 50-23 51-51 51-50-23-50-51z">
          <text:p/>
        </draw:path>
        <draw:path draw:style-name="gr15" draw:text-style-name="P3" draw:layer="layout" svg:width="0.1cm" svg:height="0.1cm" svg:x="16.326cm" svg:y="26.277cm" svg:viewBox="0 0 101 101" svg:d="M0 50c0-28 22-50 50-50s51 22 51 50-23 51-51 51-50-23-50-51z">
          <text:p/>
        </draw:path>
        <draw:path draw:style-name="gr15" draw:text-style-name="P3" draw:layer="layout" svg:width="0.1cm" svg:height="0.1cm" svg:x="16.335cm" svg:y="24.678cm" svg:viewBox="0 0 101 101" svg:d="M0 51c0-28 23-51 52-51 27 0 49 23 49 51s-22 50-49 50c-29 0-52-22-52-50z">
          <text:p/>
        </draw:path>
        <draw:path draw:style-name="gr15" draw:text-style-name="P3" draw:layer="layout" svg:width="0.1cm" svg:height="0.1cm" svg:x="16.335cm" svg:y="24.878cm" svg:viewBox="0 0 101 101" svg:d="M0 51c0-28 23-51 52-51 27 0 49 23 49 51s-22 50-49 50c-29 0-52-22-52-50z">
          <text:p/>
        </draw:path>
        <draw:path draw:style-name="gr15" draw:text-style-name="P3" draw:layer="layout" svg:width="0.1cm" svg:height="0.1cm" svg:x="15.548cm" svg:y="24.677cm" svg:viewBox="0 0 101 101" svg:d="M0 50c0-28 22-50 50-50s51 22 51 50-23 51-51 51-50-23-50-51z">
          <text:p/>
        </draw:path>
        <draw:path draw:style-name="gr15" draw:text-style-name="P3" draw:layer="layout" svg:width="0.1cm" svg:height="0.1cm" svg:x="15.802cm" svg:y="24.677cm" svg:viewBox="0 0 101 101" svg:d="M0 50c0-28 22-50 51-50 28 0 50 22 50 50s-22 51-50 51c-29 0-51-23-51-51z">
          <text:p/>
        </draw:path>
        <draw:path draw:style-name="gr15" draw:text-style-name="P3" draw:layer="layout" svg:width="0.1cm" svg:height="0.1cm" svg:x="15.551cm" svg:y="25.161cm" svg:viewBox="0 0 101 101" svg:d="M0 51c0-28 24-51 52-51 27 0 49 23 49 51s-22 50-49 50c-28 0-52-22-52-50z">
          <text:p/>
        </draw:path>
        <draw:path draw:style-name="gr15" draw:text-style-name="P3" draw:layer="layout" svg:width="0.1cm" svg:height="0.1cm" svg:x="15.551cm" svg:y="25.923cm" svg:viewBox="0 0 101 101" svg:d="M0 51c0-28 24-51 52-51 27 0 49 23 49 51 0 27-22 50-49 50-28 0-52-23-52-50z">
          <text:p/>
        </draw:path>
        <draw:path draw:style-name="gr15" draw:text-style-name="P3" draw:layer="layout" svg:width="0.1cm" svg:height="0.1cm" svg:x="17.131cm" svg:y="24.099cm" svg:viewBox="0 0 101 101" svg:d="M0 50c0-28 23-50 52-50 27 0 49 22 49 50s-22 51-49 51c-29 0-52-23-52-51z">
          <text:p/>
        </draw:path>
        <draw:path draw:style-name="gr15" draw:text-style-name="P3" draw:layer="layout" svg:width="0.1cm" svg:height="0.1cm" svg:x="17.385cm" svg:y="24.099cm" svg:viewBox="0 0 101 101" svg:d="M0 50c0-28 23-50 51-50s50 22 50 50-22 51-50 51-51-23-51-51z">
          <text:p/>
        </draw:path>
        <draw:path draw:style-name="gr15" draw:text-style-name="P3" draw:layer="layout" svg:width="0.1cm" svg:height="0.1cm" svg:x="17.639cm" svg:y="24.099cm" svg:viewBox="0 0 101 101" svg:d="M0 50c0-28 24-50 52-50 27 0 49 22 49 50s-22 51-49 51c-28 0-52-23-52-51z">
          <text:p/>
        </draw:path>
        <draw:path draw:style-name="gr15" draw:text-style-name="P3" draw:layer="layout" svg:width="0.1cm" svg:height="0.101cm" svg:x="17.404cm" svg:y="26.406cm" svg:viewBox="0 0 101 102" svg:d="M0 50c0-27 23-50 52-50 27 0 49 23 49 50 0 28-22 52-49 52-29 0-52-24-52-52z">
          <text:p/>
        </draw:path>
        <draw:path draw:style-name="gr15" draw:text-style-name="P3" draw:layer="layout" svg:width="0.1cm" svg:height="0.101cm" svg:x="18.225cm" svg:y="26.406cm" svg:viewBox="0 0 101 102" svg:d="M0 50c0-27 23-50 50-50 28 0 51 23 51 50 0 28-23 52-51 52-27 0-50-24-50-52z">
          <text:p/>
        </draw:path>
        <draw:path draw:style-name="gr15" draw:text-style-name="P3" draw:layer="layout" svg:width="0.1cm" svg:height="0.101cm" svg:x="17.615cm" svg:y="26.406cm" svg:viewBox="0 0 101 102" svg:d="M0 50c0-27 22-50 50-50s51 23 51 50c0 28-23 52-51 52s-50-24-50-52z">
          <text:p/>
        </draw:path>
        <draw:path draw:style-name="gr15" draw:text-style-name="P3" draw:layer="layout" svg:width="0.1cm" svg:height="0.101cm" svg:x="17.815cm" svg:y="26.406cm" svg:viewBox="0 0 101 102" svg:d="M0 50c0-27 22-50 50-50s51 23 51 50c0 28-23 52-51 52s-50-24-50-52z">
          <text:p/>
        </draw:path>
        <draw:path draw:style-name="gr15" draw:text-style-name="P3" draw:layer="layout" svg:width="0.1cm" svg:height="0.101cm" svg:x="18.015cm" svg:y="26.406cm" svg:viewBox="0 0 101 102" svg:d="M0 50c0-27 22-50 50-50s51 23 51 50c0 28-23 52-51 52s-50-24-50-52z">
          <text:p/>
        </draw:path>
        <draw:path draw:style-name="gr15" draw:text-style-name="P3" draw:layer="layout" svg:width="0.1cm" svg:height="0.1cm" svg:x="17.613cm" svg:y="26.963cm" svg:viewBox="0 0 101 101" svg:d="M0 52c0-29 23-52 52-52 27 0 49 23 49 52 0 27-22 49-49 49-29 0-52-22-52-49z">
          <text:p/>
        </draw:path>
        <draw:path draw:style-name="gr15" draw:text-style-name="P3" draw:layer="layout" svg:width="0.1cm" svg:height="0.1cm" svg:x="16.326cm" svg:y="26.963cm" svg:viewBox="0 0 101 101" svg:d="M0 52c0-29 22-52 50-52s51 23 51 52c0 27-23 49-51 49s-50-22-50-49z">
          <text:p/>
        </draw:path>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dwaita Sans" svg:font-family="'Adwaita Sans'" style:font-family-generic="system" style:font-pitch="variable"/>
    <style:font-face style:name="FreeSans" svg:font-family="FreeSans" style:font-family-generic="system" style:font-pitch="variable"/>
    <style:font-face style:name="FreeSerif" svg:font-family="FreeSerif" style:font-family-generic="roman" style:font-pitch="variable"/>
    <style:font-face style:name="Helvetica" svg:font-family="Helvetica"/>
    <style:font-face style:name="Liberation Sans" svg:font-family="'Liberation Sans'" style:font-family-generic="roman" style:font-pitch="variable"/>
    <style:font-face style:name="Noto Sans" svg:font-family="'Noto Sans'" style:font-family-generic="roman"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FreeSerif" fo:font-size="24pt" fo:language="es" fo:country="AR" style:font-name-asian="Adwaita Sans" style:font-size-asian="24pt" style:language-asian="zh" style:country-asian="CN" style:font-name-complex="Free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FreeSerif" fo:font-family="FreeSerif" style:font-family-generic="roman" style:font-pitch="variable" fo:font-size="18pt" fo:font-style="normal" fo:text-shadow="none" style:text-underline-style="none" fo:font-weight="normal" style:letter-kerning="true" style:font-name-asian="FreeSans" style:font-family-asian="Free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5T15:38:57.355896931</meta:creation-date>
    <meta:editing-duration>PT19M29S</meta:editing-duration>
    <meta:editing-cycles>3</meta:editing-cycles>
    <meta:generator>LibreOffice/24.8.6.2$Linux_X86_64 LibreOffice_project/480$Build-2</meta:generator>
    <dc:date>2025-04-25T16:08:30.332763654</dc:date>
    <meta:print-date>2025-04-25T16:11:21.432950315</meta:print-date>
    <meta:printed-by>Archivos PDF</meta:printed-by>
    <meta:document-statistic meta:object-count="7296"/>
  </office:meta>
</office:document-meta>
</file>